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46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Time [s]</text:p>
          </table:table-cell>
          <table:table-cell office:value-type="string" calcext:value-type="string">
            <text:p>Delta [ms]</text:p>
          </table:table-cell>
          <table:table-cell table:style-name="Default"/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25.78076752" calcext:value-type="float">
            <text:p>25.78076752</text:p>
          </table:table-cell>
          <table:table-cell/>
          <table:table-cell table:style-name="Default"/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8086112" calcext:value-type="float">
            <text:p>25.78086112</text:p>
          </table:table-cell>
          <table:table-cell table:formula="of:=ROUND(([.A3]-[.A2])*1000000)/1000" office:value-type="float" office:value="0.094" calcext:value-type="float">
            <text:p>0.094</text:p>
          </table:table-cell>
          <table:table-cell table:formula="of:=IF([.B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81092" calcext:value-type="float">
            <text:p>25.781092</text:p>
          </table:table-cell>
          <table:table-cell table:formula="of:=ROUND(([.A4]-[.A3])*1000000)/1000" office:value-type="float" office:value="0.231" calcext:value-type="float">
            <text:p>0.231</text:p>
          </table:table-cell>
          <table:table-cell table:formula="of:=IF([.B4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5.7811856" calcext:value-type="float">
            <text:p>25.7811856</text:p>
          </table:table-cell>
          <table:table-cell table:formula="of:=ROUND(([.A5]-[.A4])*1000000)/1000" office:value-type="float" office:value="0.094" calcext:value-type="float">
            <text:p>0.094</text:p>
          </table:table-cell>
          <table:table-cell table:formula="of:=IF([.B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814184" calcext:value-type="float">
            <text:p>25.7814184</text:p>
          </table:table-cell>
          <table:table-cell table:formula="of:=ROUND(([.A6]-[.A5])*1000000)/1000" office:value-type="float" office:value="0.233" calcext:value-type="float">
            <text:p>0.233</text:p>
          </table:table-cell>
          <table:table-cell table:formula="of:=IF([.B6]&gt;1;&quot;SLEEP&quot;;&quot;&quot;)">
            <text:p/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float" office:value="25.78151216" calcext:value-type="float">
            <text:p>25.78151216</text:p>
          </table:table-cell>
          <table:table-cell table:formula="of:=ROUND(([.A7]-[.A6])*1000000)/1000" office:value-type="float" office:value="0.094" calcext:value-type="float">
            <text:p>0.094</text:p>
          </table:table-cell>
          <table:table-cell table:formula="of:=IF([.B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8174496" calcext:value-type="float">
            <text:p>25.78174496</text:p>
          </table:table-cell>
          <table:table-cell table:formula="of:=ROUND(([.A8]-[.A7])*1000000)/1000" office:value-type="float" office:value="0.233" calcext:value-type="float">
            <text:p>0.233</text:p>
          </table:table-cell>
          <table:table-cell table:formula="of:=IF([.B8]&gt;1;&quot;SLEEP&quot;;&quot;&quot;)">
            <text:p/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float" office:value="25.78183856" calcext:value-type="float">
            <text:p>25.78183856</text:p>
          </table:table-cell>
          <table:table-cell table:formula="of:=ROUND(([.A9]-[.A8])*1000000)/1000" office:value-type="float" office:value="0.094" calcext:value-type="float">
            <text:p>0.094</text:p>
          </table:table-cell>
          <table:table-cell table:formula="of:=IF([.B9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7820696" calcext:value-type="float">
            <text:p>25.7820696</text:p>
          </table:table-cell>
          <table:table-cell table:formula="of:=ROUND(([.A10]-[.A9])*1000000)/1000" office:value-type="float" office:value="0.231" calcext:value-type="float">
            <text:p>0.231</text:p>
          </table:table-cell>
          <table:table-cell table:formula="of:=IF([.B10]&gt;1;&quot;SLEEP&quot;;&quot;&quot;)">
            <text:p/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float" office:value="25.78216336" calcext:value-type="float">
            <text:p>25.78216336</text:p>
          </table:table-cell>
          <table:table-cell table:formula="of:=ROUND(([.A11]-[.A10])*1000000)/1000" office:value-type="float" office:value="0.094" calcext:value-type="float">
            <text:p>0.094</text:p>
          </table:table-cell>
          <table:table-cell table:formula="of:=IF([.B11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78239616" calcext:value-type="float">
            <text:p>25.78239616</text:p>
          </table:table-cell>
          <table:table-cell table:formula="of:=ROUND(([.A12]-[.A11])*1000000)/1000" office:value-type="float" office:value="0.233" calcext:value-type="float">
            <text:p>0.233</text:p>
          </table:table-cell>
          <table:table-cell table:formula="of:=IF([.B1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8248976" calcext:value-type="float">
            <text:p>25.78248976</text:p>
          </table:table-cell>
          <table:table-cell table:formula="of:=ROUND(([.A13]-[.A12])*1000000)/1000" office:value-type="float" office:value="0.094" calcext:value-type="float">
            <text:p>0.094</text:p>
          </table:table-cell>
          <table:table-cell table:formula="of:=IF([.B1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8272176" calcext:value-type="float">
            <text:p>25.78272176</text:p>
          </table:table-cell>
          <table:table-cell table:formula="of:=ROUND(([.A14]-[.A13])*1000000)/1000" office:value-type="float" office:value="0.232" calcext:value-type="float">
            <text:p>0.232</text:p>
          </table:table-cell>
          <table:table-cell table:formula="of:=IF([.B14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5.78281536" calcext:value-type="float">
            <text:p>25.78281536</text:p>
          </table:table-cell>
          <table:table-cell table:formula="of:=ROUND(([.A15]-[.A14])*1000000)/1000" office:value-type="float" office:value="0.094" calcext:value-type="float">
            <text:p>0.094</text:p>
          </table:table-cell>
          <table:table-cell table:formula="of:=IF([.B1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8304736" calcext:value-type="float">
            <text:p>25.78304736</text:p>
          </table:table-cell>
          <table:table-cell table:formula="of:=ROUND(([.A16]-[.A15])*1000000)/1000" office:value-type="float" office:value="0.232" calcext:value-type="float">
            <text:p>0.232</text:p>
          </table:table-cell>
          <table:table-cell table:formula="of:=IF([.B16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78314096" calcext:value-type="float">
            <text:p>25.78314096</text:p>
          </table:table-cell>
          <table:table-cell table:formula="of:=ROUND(([.A17]-[.A16])*1000000)/1000" office:value-type="float" office:value="0.094" calcext:value-type="float">
            <text:p>0.094</text:p>
          </table:table-cell>
          <table:table-cell table:formula="of:=IF([.B17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78337296" calcext:value-type="float">
            <text:p>25.78337296</text:p>
          </table:table-cell>
          <table:table-cell table:formula="of:=ROUND(([.A18]-[.A17])*1000000)/1000" office:value-type="float" office:value="0.232" calcext:value-type="float">
            <text:p>0.232</text:p>
          </table:table-cell>
          <table:table-cell table:formula="of:=IF([.B18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5.78346656" calcext:value-type="float">
            <text:p>25.78346656</text:p>
          </table:table-cell>
          <table:table-cell table:formula="of:=ROUND(([.A19]-[.A18])*1000000)/1000" office:value-type="float" office:value="0.094" calcext:value-type="float">
            <text:p>0.094</text:p>
          </table:table-cell>
          <table:table-cell table:formula="of:=IF([.B19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78369776" calcext:value-type="float">
            <text:p>25.78369776</text:p>
          </table:table-cell>
          <table:table-cell table:formula="of:=ROUND(([.A20]-[.A19])*1000000)/1000" office:value-type="float" office:value="0.231" calcext:value-type="float">
            <text:p>0.231</text:p>
          </table:table-cell>
          <table:table-cell table:formula="of:=IF([.B2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8379136" calcext:value-type="float">
            <text:p>25.78379136</text:p>
          </table:table-cell>
          <table:table-cell table:formula="of:=ROUND(([.A21]-[.A20])*1000000)/1000" office:value-type="float" office:value="0.094" calcext:value-type="float">
            <text:p>0.094</text:p>
          </table:table-cell>
          <table:table-cell table:formula="of:=IF([.B2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840232" calcext:value-type="float">
            <text:p>25.7840232</text:p>
          </table:table-cell>
          <table:table-cell table:formula="of:=ROUND(([.A22]-[.A21])*1000000)/1000" office:value-type="float" office:value="0.232" calcext:value-type="float">
            <text:p>0.232</text:p>
          </table:table-cell>
          <table:table-cell table:formula="of:=IF([.B2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8411696" calcext:value-type="float">
            <text:p>25.78411696</text:p>
          </table:table-cell>
          <table:table-cell table:formula="of:=ROUND(([.A23]-[.A22])*1000000)/1000" office:value-type="float" office:value="0.094" calcext:value-type="float">
            <text:p>0.094</text:p>
          </table:table-cell>
          <table:table-cell table:formula="of:=IF([.B2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8434896" calcext:value-type="float">
            <text:p>25.78434896</text:p>
          </table:table-cell>
          <table:table-cell table:formula="of:=ROUND(([.A24]-[.A23])*1000000)/1000" office:value-type="float" office:value="0.232" calcext:value-type="float">
            <text:p>0.232</text:p>
          </table:table-cell>
          <table:table-cell table:formula="of:=IF([.B2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8444256" calcext:value-type="float">
            <text:p>25.78444256</text:p>
          </table:table-cell>
          <table:table-cell table:formula="of:=ROUND(([.A25]-[.A24])*1000000)/1000" office:value-type="float" office:value="0.094" calcext:value-type="float">
            <text:p>0.094</text:p>
          </table:table-cell>
          <table:table-cell table:formula="of:=IF([.B2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846744" calcext:value-type="float">
            <text:p>25.7846744</text:p>
          </table:table-cell>
          <table:table-cell table:formula="of:=ROUND(([.A26]-[.A25])*1000000)/1000" office:value-type="float" office:value="0.232" calcext:value-type="float">
            <text:p>0.232</text:p>
          </table:table-cell>
          <table:table-cell table:formula="of:=IF([.B2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8476816" calcext:value-type="float">
            <text:p>25.78476816</text:p>
          </table:table-cell>
          <table:table-cell table:formula="of:=ROUND(([.A27]-[.A26])*1000000)/1000" office:value-type="float" office:value="0.094" calcext:value-type="float">
            <text:p>0.094</text:p>
          </table:table-cell>
          <table:table-cell table:formula="of:=IF([.B2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849992" calcext:value-type="float">
            <text:p>25.7849992</text:p>
          </table:table-cell>
          <table:table-cell table:formula="of:=ROUND(([.A28]-[.A27])*1000000)/1000" office:value-type="float" office:value="0.231" calcext:value-type="float">
            <text:p>0.231</text:p>
          </table:table-cell>
          <table:table-cell table:formula="of:=IF([.B2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8509296" calcext:value-type="float">
            <text:p>25.78509296</text:p>
          </table:table-cell>
          <table:table-cell table:formula="of:=ROUND(([.A29]-[.A28])*1000000)/1000" office:value-type="float" office:value="0.094" calcext:value-type="float">
            <text:p>0.094</text:p>
          </table:table-cell>
          <table:table-cell table:formula="of:=IF([.B2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853256" calcext:value-type="float">
            <text:p>25.7853256</text:p>
          </table:table-cell>
          <table:table-cell table:formula="of:=ROUND(([.A30]-[.A29])*1000000)/1000" office:value-type="float" office:value="0.233" calcext:value-type="float">
            <text:p>0.233</text:p>
          </table:table-cell>
          <table:table-cell table:formula="of:=IF([.B3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854192" calcext:value-type="float">
            <text:p>25.7854192</text:p>
          </table:table-cell>
          <table:table-cell table:formula="of:=ROUND(([.A31]-[.A30])*1000000)/1000" office:value-type="float" office:value="0.094" calcext:value-type="float">
            <text:p>0.094</text:p>
          </table:table-cell>
          <table:table-cell table:formula="of:=IF([.B3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856504" calcext:value-type="float">
            <text:p>25.7856504</text:p>
          </table:table-cell>
          <table:table-cell table:formula="of:=ROUND(([.A32]-[.A31])*1000000)/1000" office:value-type="float" office:value="0.231" calcext:value-type="float">
            <text:p>0.231</text:p>
          </table:table-cell>
          <table:table-cell table:formula="of:=IF([.B32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5.785744" calcext:value-type="float">
            <text:p>25.785744</text:p>
          </table:table-cell>
          <table:table-cell table:formula="of:=ROUND(([.A33]-[.A32])*1000000)/1000" office:value-type="float" office:value="0.094" calcext:value-type="float">
            <text:p>0.094</text:p>
          </table:table-cell>
          <table:table-cell table:formula="of:=IF([.B3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859768" calcext:value-type="float">
            <text:p>25.7859768</text:p>
          </table:table-cell>
          <table:table-cell table:formula="of:=ROUND(([.A34]-[.A33])*1000000)/1000" office:value-type="float" office:value="0.233" calcext:value-type="float">
            <text:p>0.233</text:p>
          </table:table-cell>
          <table:table-cell table:formula="of:=IF([.B34]&gt;1;&quot;SLEEP&quot;;&quot;&quot;)">
            <text:p/>
          </table:table-cell>
          <table:table-cell office:value-type="string" calcext:value-type="string">
            <text:p>0x46</text:p>
          </table:table-cell>
        </table:table-row>
        <table:table-row table:style-name="ro1">
          <table:table-cell office:value-type="float" office:value="25.78607056" calcext:value-type="float">
            <text:p>25.78607056</text:p>
          </table:table-cell>
          <table:table-cell table:formula="of:=ROUND(([.A35]-[.A34])*1000000)/1000" office:value-type="float" office:value="0.094" calcext:value-type="float">
            <text:p>0.094</text:p>
          </table:table-cell>
          <table:table-cell table:formula="of:=IF([.B35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7863024" calcext:value-type="float">
            <text:p>25.7863024</text:p>
          </table:table-cell>
          <table:table-cell table:formula="of:=ROUND(([.A36]-[.A35])*1000000)/1000" office:value-type="float" office:value="0.232" calcext:value-type="float">
            <text:p>0.232</text:p>
          </table:table-cell>
          <table:table-cell table:formula="of:=IF([.B3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86396" calcext:value-type="float">
            <text:p>25.786396</text:p>
          </table:table-cell>
          <table:table-cell table:formula="of:=ROUND(([.A37]-[.A36])*1000000)/1000" office:value-type="float" office:value="0.094" calcext:value-type="float">
            <text:p>0.094</text:p>
          </table:table-cell>
          <table:table-cell table:formula="of:=IF([.B3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866288" calcext:value-type="float">
            <text:p>25.7866288</text:p>
          </table:table-cell>
          <table:table-cell table:formula="of:=ROUND(([.A38]-[.A37])*1000000)/1000" office:value-type="float" office:value="0.233" calcext:value-type="float">
            <text:p>0.233</text:p>
          </table:table-cell>
          <table:table-cell table:formula="of:=IF([.B38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78672256" calcext:value-type="float">
            <text:p>25.78672256</text:p>
          </table:table-cell>
          <table:table-cell table:formula="of:=ROUND(([.A39]-[.A38])*1000000)/1000" office:value-type="float" office:value="0.094" calcext:value-type="float">
            <text:p>0.094</text:p>
          </table:table-cell>
          <table:table-cell table:formula="of:=IF([.B3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869544" calcext:value-type="float">
            <text:p>25.7869544</text:p>
          </table:table-cell>
          <table:table-cell table:formula="of:=ROUND(([.A40]-[.A39])*1000000)/1000" office:value-type="float" office:value="0.232" calcext:value-type="float">
            <text:p>0.232</text:p>
          </table:table-cell>
          <table:table-cell table:formula="of:=IF([.B40]&gt;1;&quot;SLEEP&quot;;&quot;&quot;)">
            <text:p/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float" office:value="25.78704816" calcext:value-type="float">
            <text:p>25.78704816</text:p>
          </table:table-cell>
          <table:table-cell table:formula="of:=ROUND(([.A41]-[.A40])*1000000)/1000" office:value-type="float" office:value="0.094" calcext:value-type="float">
            <text:p>0.094</text:p>
          </table:table-cell>
          <table:table-cell table:formula="of:=IF([.B4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8728016" calcext:value-type="float">
            <text:p>25.78728016</text:p>
          </table:table-cell>
          <table:table-cell table:formula="of:=ROUND(([.A42]-[.A41])*1000000)/1000" office:value-type="float" office:value="0.232" calcext:value-type="float">
            <text:p>0.232</text:p>
          </table:table-cell>
          <table:table-cell table:formula="of:=IF([.B42]&gt;1;&quot;SLEEP&quot;;&quot;&quot;)">
            <text:p/>
          </table:table-cell>
          <table:table-cell office:value-type="string" calcext:value-type="string">
            <text:p>0x54</text:p>
          </table:table-cell>
        </table:table-row>
        <table:table-row table:style-name="ro1">
          <table:table-cell office:value-type="float" office:value="25.78737376" calcext:value-type="float">
            <text:p>25.78737376</text:p>
          </table:table-cell>
          <table:table-cell table:formula="of:=ROUND(([.A43]-[.A42])*1000000)/1000" office:value-type="float" office:value="0.094" calcext:value-type="float">
            <text:p>0.094</text:p>
          </table:table-cell>
          <table:table-cell table:formula="of:=IF([.B4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8760576" calcext:value-type="float">
            <text:p>25.78760576</text:p>
          </table:table-cell>
          <table:table-cell table:formula="of:=ROUND(([.A44]-[.A43])*1000000)/1000" office:value-type="float" office:value="0.232" calcext:value-type="float">
            <text:p>0.232</text:p>
          </table:table-cell>
          <table:table-cell table:formula="of:=IF([.B44]&gt;1;&quot;SLEEP&quot;;&quot;&quot;)">
            <text:p/>
          </table:table-cell>
          <table:table-cell office:value-type="string" calcext:value-type="string">
            <text:p>0x29</text:p>
          </table:table-cell>
        </table:table-row>
        <table:table-row table:style-name="ro1">
          <table:table-cell office:value-type="float" office:value="25.78769936" calcext:value-type="float">
            <text:p>25.78769936</text:p>
          </table:table-cell>
          <table:table-cell table:formula="of:=ROUND(([.A45]-[.A44])*1000000)/1000" office:value-type="float" office:value="0.094" calcext:value-type="float">
            <text:p>0.094</text:p>
          </table:table-cell>
          <table:table-cell table:formula="of:=IF([.B45]&gt;1;&quot;SLEEP&quot;;&quot;&quot;)">
            <text:p/>
          </table:table-cell>
          <table:table-cell office:value-type="string" calcext:value-type="string">
            <text:p>0x7C</text:p>
          </table:table-cell>
        </table:table-row>
        <table:table-row table:style-name="ro1">
          <table:table-cell office:value-type="float" office:value="25.78793136" calcext:value-type="float">
            <text:p>25.78793136</text:p>
          </table:table-cell>
          <table:table-cell table:formula="of:=ROUND(([.A46]-[.A45])*1000000)/1000" office:value-type="float" office:value="0.232" calcext:value-type="float">
            <text:p>0.232</text:p>
          </table:table-cell>
          <table:table-cell table:formula="of:=IF([.B46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78802496" calcext:value-type="float">
            <text:p>25.78802496</text:p>
          </table:table-cell>
          <table:table-cell table:formula="of:=ROUND(([.A47]-[.A46])*1000000)/1000" office:value-type="float" office:value="0.094" calcext:value-type="float">
            <text:p>0.094</text:p>
          </table:table-cell>
          <table:table-cell table:formula="of:=IF([.B47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79328256" calcext:value-type="float">
            <text:p>25.79328256</text:p>
          </table:table-cell>
          <table:table-cell table:formula="of:=ROUND(([.A48]-[.A47])*1000000)/1000" office:value-type="float" office:value="5.258" calcext:value-type="float">
            <text:p>5.258</text:p>
          </table:table-cell>
          <table:table-cell table:formula="of:=IF([.B48]&gt;1;&quot;SLEEP&quot;;&quot;&quot;)" office:value-type="string" office:string-value="SLEEP" calcext:value-type="string">
            <text:p>SLEEP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9337632" calcext:value-type="float">
            <text:p>25.79337632</text:p>
          </table:table-cell>
          <table:table-cell table:formula="of:=ROUND(([.A49]-[.A48])*1000000)/1000" office:value-type="float" office:value="0.094" calcext:value-type="float">
            <text:p>0.094</text:p>
          </table:table-cell>
          <table:table-cell table:formula="of:=IF([.B4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9360704" calcext:value-type="float">
            <text:p>25.79360704</text:p>
          </table:table-cell>
          <table:table-cell table:formula="of:=ROUND(([.A50]-[.A49])*1000000)/1000" office:value-type="float" office:value="0.231" calcext:value-type="float">
            <text:p>0.231</text:p>
          </table:table-cell>
          <table:table-cell table:formula="of:=IF([.B5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9370064" calcext:value-type="float">
            <text:p>25.79370064</text:p>
          </table:table-cell>
          <table:table-cell table:formula="of:=ROUND(([.A51]-[.A50])*1000000)/1000" office:value-type="float" office:value="0.094" calcext:value-type="float">
            <text:p>0.094</text:p>
          </table:table-cell>
          <table:table-cell table:formula="of:=IF([.B5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9393264" calcext:value-type="float">
            <text:p>25.79393264</text:p>
          </table:table-cell>
          <table:table-cell table:formula="of:=ROUND(([.A52]-[.A51])*1000000)/1000" office:value-type="float" office:value="0.232" calcext:value-type="float">
            <text:p>0.232</text:p>
          </table:table-cell>
          <table:table-cell table:formula="of:=IF([.B5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9402624" calcext:value-type="float">
            <text:p>25.79402624</text:p>
          </table:table-cell>
          <table:table-cell table:formula="of:=ROUND(([.A53]-[.A52])*1000000)/1000" office:value-type="float" office:value="0.094" calcext:value-type="float">
            <text:p>0.094</text:p>
          </table:table-cell>
          <table:table-cell table:formula="of:=IF([.B5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9425824" calcext:value-type="float">
            <text:p>25.79425824</text:p>
          </table:table-cell>
          <table:table-cell table:formula="of:=ROUND(([.A54]-[.A53])*1000000)/1000" office:value-type="float" office:value="0.232" calcext:value-type="float">
            <text:p>0.232</text:p>
          </table:table-cell>
          <table:table-cell table:formula="of:=IF([.B5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94352" calcext:value-type="float">
            <text:p>25.794352</text:p>
          </table:table-cell>
          <table:table-cell table:formula="of:=ROUND(([.A55]-[.A54])*1000000)/1000" office:value-type="float" office:value="0.094" calcext:value-type="float">
            <text:p>0.094</text:p>
          </table:table-cell>
          <table:table-cell table:formula="of:=IF([.B5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9458304" calcext:value-type="float">
            <text:p>25.79458304</text:p>
          </table:table-cell>
          <table:table-cell table:formula="of:=ROUND(([.A56]-[.A55])*1000000)/1000" office:value-type="float" office:value="0.231" calcext:value-type="float">
            <text:p>0.231</text:p>
          </table:table-cell>
          <table:table-cell table:formula="of:=IF([.B5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9467664" calcext:value-type="float">
            <text:p>25.79467664</text:p>
          </table:table-cell>
          <table:table-cell table:formula="of:=ROUND(([.A57]-[.A56])*1000000)/1000" office:value-type="float" office:value="0.094" calcext:value-type="float">
            <text:p>0.094</text:p>
          </table:table-cell>
          <table:table-cell table:formula="of:=IF([.B5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9490864" calcext:value-type="float">
            <text:p>25.79490864</text:p>
          </table:table-cell>
          <table:table-cell table:formula="of:=ROUND(([.A58]-[.A57])*1000000)/1000" office:value-type="float" office:value="0.232" calcext:value-type="float">
            <text:p>0.232</text:p>
          </table:table-cell>
          <table:table-cell table:formula="of:=IF([.B58]&gt;1;&quot;SLEEP&quot;;&quot;&quot;)">
            <text:p/>
          </table:table-cell>
          <table:table-cell office:value-type="string" calcext:value-type="string">
            <text:p>0x29</text:p>
          </table:table-cell>
        </table:table-row>
        <table:table-row table:style-name="ro1">
          <table:table-cell office:value-type="float" office:value="25.79500224" calcext:value-type="float">
            <text:p>25.79500224</text:p>
          </table:table-cell>
          <table:table-cell table:formula="of:=ROUND(([.A59]-[.A58])*1000000)/1000" office:value-type="float" office:value="0.094" calcext:value-type="float">
            <text:p>0.094</text:p>
          </table:table-cell>
          <table:table-cell table:formula="of:=IF([.B5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9523424" calcext:value-type="float">
            <text:p>25.79523424</text:p>
          </table:table-cell>
          <table:table-cell table:formula="of:=ROUND(([.A60]-[.A59])*1000000)/1000" office:value-type="float" office:value="0.232" calcext:value-type="float">
            <text:p>0.232</text:p>
          </table:table-cell>
          <table:table-cell table:formula="of:=IF([.B6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95328" calcext:value-type="float">
            <text:p>25.795328</text:p>
          </table:table-cell>
          <table:table-cell table:formula="of:=ROUND(([.A61]-[.A60])*1000000)/1000" office:value-type="float" office:value="0.094" calcext:value-type="float">
            <text:p>0.094</text:p>
          </table:table-cell>
          <table:table-cell table:formula="of:=IF([.B6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9555984" calcext:value-type="float">
            <text:p>25.79555984</text:p>
          </table:table-cell>
          <table:table-cell table:formula="of:=ROUND(([.A62]-[.A61])*1000000)/1000" office:value-type="float" office:value="0.232" calcext:value-type="float">
            <text:p>0.232</text:p>
          </table:table-cell>
          <table:table-cell table:formula="of:=IF([.B62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5.7956536" calcext:value-type="float">
            <text:p>25.7956536</text:p>
          </table:table-cell>
          <table:table-cell table:formula="of:=ROUND(([.A63]-[.A62])*1000000)/1000" office:value-type="float" office:value="0.094" calcext:value-type="float">
            <text:p>0.094</text:p>
          </table:table-cell>
          <table:table-cell table:formula="of:=IF([.B6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9588544" calcext:value-type="float">
            <text:p>25.79588544</text:p>
          </table:table-cell>
          <table:table-cell table:formula="of:=ROUND(([.A64]-[.A63])*1000000)/1000" office:value-type="float" office:value="0.232" calcext:value-type="float">
            <text:p>0.232</text:p>
          </table:table-cell>
          <table:table-cell table:formula="of:=IF([.B64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79597904" calcext:value-type="float">
            <text:p>25.79597904</text:p>
          </table:table-cell>
          <table:table-cell table:formula="of:=ROUND(([.A65]-[.A64])*1000000)/1000" office:value-type="float" office:value="0.094" calcext:value-type="float">
            <text:p>0.094</text:p>
          </table:table-cell>
          <table:table-cell table:formula="of:=IF([.B65]&gt;1;&quot;SLEEP&quot;;&quot;&quot;)">
            <text:p/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office:value-type="float" office:value="25.79621104" calcext:value-type="float">
            <text:p>25.79621104</text:p>
          </table:table-cell>
          <table:table-cell table:formula="of:=ROUND(([.A66]-[.A65])*1000000)/1000" office:value-type="float" office:value="0.232" calcext:value-type="float">
            <text:p>0.232</text:p>
          </table:table-cell>
          <table:table-cell table:formula="of:=IF([.B6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9630464" calcext:value-type="float">
            <text:p>25.79630464</text:p>
          </table:table-cell>
          <table:table-cell table:formula="of:=ROUND(([.A67]-[.A66])*1000000)/1000" office:value-type="float" office:value="0.094" calcext:value-type="float">
            <text:p>0.094</text:p>
          </table:table-cell>
          <table:table-cell table:formula="of:=IF([.B6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9653744" calcext:value-type="float">
            <text:p>25.79653744</text:p>
          </table:table-cell>
          <table:table-cell table:formula="of:=ROUND(([.A68]-[.A67])*1000000)/1000" office:value-type="float" office:value="0.233" calcext:value-type="float">
            <text:p>0.233</text:p>
          </table:table-cell>
          <table:table-cell table:formula="of:=IF([.B6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966312" calcext:value-type="float">
            <text:p>25.7966312</text:p>
          </table:table-cell>
          <table:table-cell table:formula="of:=ROUND(([.A69]-[.A68])*1000000)/1000" office:value-type="float" office:value="0.094" calcext:value-type="float">
            <text:p>0.094</text:p>
          </table:table-cell>
          <table:table-cell table:formula="of:=IF([.B6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9686304" calcext:value-type="float">
            <text:p>25.79686304</text:p>
          </table:table-cell>
          <table:table-cell table:formula="of:=ROUND(([.A70]-[.A69])*1000000)/1000" office:value-type="float" office:value="0.232" calcext:value-type="float">
            <text:p>0.232</text:p>
          </table:table-cell>
          <table:table-cell table:formula="of:=IF([.B7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969568" calcext:value-type="float">
            <text:p>25.7969568</text:p>
          </table:table-cell>
          <table:table-cell table:formula="of:=ROUND(([.A71]-[.A70])*1000000)/1000" office:value-type="float" office:value="0.094" calcext:value-type="float">
            <text:p>0.094</text:p>
          </table:table-cell>
          <table:table-cell table:formula="of:=IF([.B7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9718944" calcext:value-type="float">
            <text:p>25.79718944</text:p>
          </table:table-cell>
          <table:table-cell table:formula="of:=ROUND(([.A72]-[.A71])*1000000)/1000" office:value-type="float" office:value="0.233" calcext:value-type="float">
            <text:p>0.233</text:p>
          </table:table-cell>
          <table:table-cell table:formula="of:=IF([.B7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972832" calcext:value-type="float">
            <text:p>25.7972832</text:p>
          </table:table-cell>
          <table:table-cell table:formula="of:=ROUND(([.A73]-[.A72])*1000000)/1000" office:value-type="float" office:value="0.094" calcext:value-type="float">
            <text:p>0.094</text:p>
          </table:table-cell>
          <table:table-cell table:formula="of:=IF([.B7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9751504" calcext:value-type="float">
            <text:p>25.79751504</text:p>
          </table:table-cell>
          <table:table-cell table:formula="of:=ROUND(([.A74]-[.A73])*1000000)/1000" office:value-type="float" office:value="0.232" calcext:value-type="float">
            <text:p>0.232</text:p>
          </table:table-cell>
          <table:table-cell table:formula="of:=IF([.B7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976088" calcext:value-type="float">
            <text:p>25.7976088</text:p>
          </table:table-cell>
          <table:table-cell table:formula="of:=ROUND(([.A75]-[.A74])*1000000)/1000" office:value-type="float" office:value="0.094" calcext:value-type="float">
            <text:p>0.094</text:p>
          </table:table-cell>
          <table:table-cell table:formula="of:=IF([.B7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978408" calcext:value-type="float">
            <text:p>25.7978408</text:p>
          </table:table-cell>
          <table:table-cell table:formula="of:=ROUND(([.A76]-[.A75])*1000000)/1000" office:value-type="float" office:value="0.232" calcext:value-type="float">
            <text:p>0.232</text:p>
          </table:table-cell>
          <table:table-cell table:formula="of:=IF([.B76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5.7979344" calcext:value-type="float">
            <text:p>25.7979344</text:p>
          </table:table-cell>
          <table:table-cell table:formula="of:=ROUND(([.A77]-[.A76])*1000000)/1000" office:value-type="float" office:value="0.094" calcext:value-type="float">
            <text:p>0.094</text:p>
          </table:table-cell>
          <table:table-cell table:formula="of:=IF([.B7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9816624" calcext:value-type="float">
            <text:p>25.79816624</text:p>
          </table:table-cell>
          <table:table-cell table:formula="of:=ROUND(([.A78]-[.A77])*1000000)/1000" office:value-type="float" office:value="0.232" calcext:value-type="float">
            <text:p>0.232</text:p>
          </table:table-cell>
          <table:table-cell table:formula="of:=IF([.B78]&gt;1;&quot;SLEEP&quot;;&quot;&quot;)">
            <text:p/>
          </table:table-cell>
          <table:table-cell office:value-type="string" calcext:value-type="string">
            <text:p>0x48</text:p>
          </table:table-cell>
        </table:table-row>
        <table:table-row table:style-name="ro1">
          <table:table-cell office:value-type="float" office:value="25.79826" calcext:value-type="float">
            <text:p>25.79826</text:p>
          </table:table-cell>
          <table:table-cell table:formula="of:=ROUND(([.A79]-[.A78])*1000000)/1000" office:value-type="float" office:value="0.094" calcext:value-type="float">
            <text:p>0.094</text:p>
          </table:table-cell>
          <table:table-cell table:formula="of:=IF([.B79]&gt;1;&quot;SLEEP&quot;;&quot;&quot;)">
            <text:p/>
          </table:table-cell>
          <table:table-cell office:value-type="string" calcext:value-type="string">
            <text:p>0x0C</text:p>
          </table:table-cell>
        </table:table-row>
        <table:table-row table:style-name="ro1">
          <table:table-cell office:value-type="float" office:value="25.79849184" calcext:value-type="float">
            <text:p>25.79849184</text:p>
          </table:table-cell>
          <table:table-cell table:formula="of:=ROUND(([.A80]-[.A79])*1000000)/1000" office:value-type="float" office:value="0.232" calcext:value-type="float">
            <text:p>0.232</text:p>
          </table:table-cell>
          <table:table-cell table:formula="of:=IF([.B8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985856" calcext:value-type="float">
            <text:p>25.7985856</text:p>
          </table:table-cell>
          <table:table-cell table:formula="of:=ROUND(([.A81]-[.A80])*1000000)/1000" office:value-type="float" office:value="0.094" calcext:value-type="float">
            <text:p>0.094</text:p>
          </table:table-cell>
          <table:table-cell table:formula="of:=IF([.B8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9881664" calcext:value-type="float">
            <text:p>25.79881664</text:p>
          </table:table-cell>
          <table:table-cell table:formula="of:=ROUND(([.A82]-[.A81])*1000000)/1000" office:value-type="float" office:value="0.231" calcext:value-type="float">
            <text:p>0.231</text:p>
          </table:table-cell>
          <table:table-cell table:formula="of:=IF([.B82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5.79891024" calcext:value-type="float">
            <text:p>25.79891024</text:p>
          </table:table-cell>
          <table:table-cell table:formula="of:=ROUND(([.A83]-[.A82])*1000000)/1000" office:value-type="float" office:value="0.094" calcext:value-type="float">
            <text:p>0.094</text:p>
          </table:table-cell>
          <table:table-cell table:formula="of:=IF([.B83]&gt;1;&quot;SLEEP&quot;;&quot;&quot;)">
            <text:p/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float" office:value="25.79914224" calcext:value-type="float">
            <text:p>25.79914224</text:p>
          </table:table-cell>
          <table:table-cell table:formula="of:=ROUND(([.A84]-[.A83])*1000000)/1000" office:value-type="float" office:value="0.232" calcext:value-type="float">
            <text:p>0.232</text:p>
          </table:table-cell>
          <table:table-cell table:formula="of:=IF([.B8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99236" calcext:value-type="float">
            <text:p>25.799236</text:p>
          </table:table-cell>
          <table:table-cell table:formula="of:=ROUND(([.A85]-[.A84])*1000000)/1000" office:value-type="float" office:value="0.094" calcext:value-type="float">
            <text:p>0.094</text:p>
          </table:table-cell>
          <table:table-cell table:formula="of:=IF([.B85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5.799472" calcext:value-type="float">
            <text:p>25.799472</text:p>
          </table:table-cell>
          <table:table-cell table:formula="of:=ROUND(([.A86]-[.A85])*1000000)/1000" office:value-type="float" office:value="0.236" calcext:value-type="float">
            <text:p>0.236</text:p>
          </table:table-cell>
          <table:table-cell table:formula="of:=IF([.B86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79956576" calcext:value-type="float">
            <text:p>25.79956576</text:p>
          </table:table-cell>
          <table:table-cell table:formula="of:=ROUND(([.A87]-[.A86])*1000000)/1000" office:value-type="float" office:value="0.094" calcext:value-type="float">
            <text:p>0.094</text:p>
          </table:table-cell>
          <table:table-cell table:formula="of:=IF([.B8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9965936" calcext:value-type="float">
            <text:p>25.79965936</text:p>
          </table:table-cell>
          <table:table-cell table:formula="of:=ROUND(([.A88]-[.A87])*1000000)/1000" office:value-type="float" office:value="0.094" calcext:value-type="float">
            <text:p>0.094</text:p>
          </table:table-cell>
          <table:table-cell table:formula="of:=IF([.B88]&gt;1;&quot;SLEEP&quot;;&quot;&quot;)">
            <text:p/>
          </table:table-cell>
          <table:table-cell office:value-type="string" calcext:value-type="string">
            <text:p>0xFE</text:p>
          </table:table-cell>
        </table:table-row>
        <table:table-row table:style-name="ro1">
          <table:table-cell office:value-type="float" office:value="25.79975312" calcext:value-type="float">
            <text:p>25.79975312</text:p>
          </table:table-cell>
          <table:table-cell table:formula="of:=ROUND(([.A89]-[.A88])*1000000)/1000" office:value-type="float" office:value="0.094" calcext:value-type="float">
            <text:p>0.094</text:p>
          </table:table-cell>
          <table:table-cell table:formula="of:=IF([.B8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79984688" calcext:value-type="float">
            <text:p>25.79984688</text:p>
          </table:table-cell>
          <table:table-cell table:formula="of:=ROUND(([.A90]-[.A89])*1000000)/1000" office:value-type="float" office:value="0.094" calcext:value-type="float">
            <text:p>0.094</text:p>
          </table:table-cell>
          <table:table-cell table:formula="of:=IF([.B90]&gt;1;&quot;SLEEP&quot;;&quot;&quot;)">
            <text:p/>
          </table:table-cell>
          <table:table-cell office:value-type="string" calcext:value-type="string">
            <text:p>0x40</text:p>
          </table:table-cell>
        </table:table-row>
        <table:table-row table:style-name="ro1">
          <table:table-cell office:value-type="float" office:value="25.79994048" calcext:value-type="float">
            <text:p>25.79994048</text:p>
          </table:table-cell>
          <table:table-cell table:formula="of:=ROUND(([.A91]-[.A90])*1000000)/1000" office:value-type="float" office:value="0.094" calcext:value-type="float">
            <text:p>0.094</text:p>
          </table:table-cell>
          <table:table-cell table:formula="of:=IF([.B9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003408" calcext:value-type="float">
            <text:p>25.80003408</text:p>
          </table:table-cell>
          <table:table-cell table:formula="of:=ROUND(([.A92]-[.A91])*1000000)/1000" office:value-type="float" office:value="0.094" calcext:value-type="float">
            <text:p>0.094</text:p>
          </table:table-cell>
          <table:table-cell table:formula="of:=IF([.B92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80012784" calcext:value-type="float">
            <text:p>25.80012784</text:p>
          </table:table-cell>
          <table:table-cell table:formula="of:=ROUND(([.A93]-[.A92])*1000000)/1000" office:value-type="float" office:value="0.094" calcext:value-type="float">
            <text:p>0.094</text:p>
          </table:table-cell>
          <table:table-cell table:formula="of:=IF([.B9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022144" calcext:value-type="float">
            <text:p>25.80022144</text:p>
          </table:table-cell>
          <table:table-cell table:formula="of:=ROUND(([.A94]-[.A93])*1000000)/1000" office:value-type="float" office:value="0.094" calcext:value-type="float">
            <text:p>0.094</text:p>
          </table:table-cell>
          <table:table-cell table:formula="of:=IF([.B9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03152" calcext:value-type="float">
            <text:p>25.8003152</text:p>
          </table:table-cell>
          <table:table-cell table:formula="of:=ROUND(([.A95]-[.A94])*1000000)/1000" office:value-type="float" office:value="0.094" calcext:value-type="float">
            <text:p>0.094</text:p>
          </table:table-cell>
          <table:table-cell table:formula="of:=IF([.B9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04088" calcext:value-type="float">
            <text:p>25.8004088</text:p>
          </table:table-cell>
          <table:table-cell table:formula="of:=ROUND(([.A96]-[.A95])*1000000)/1000" office:value-type="float" office:value="0.094" calcext:value-type="float">
            <text:p>0.094</text:p>
          </table:table-cell>
          <table:table-cell table:formula="of:=IF([.B96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80050256" calcext:value-type="float">
            <text:p>25.80050256</text:p>
          </table:table-cell>
          <table:table-cell table:formula="of:=ROUND(([.A97]-[.A96])*1000000)/1000" office:value-type="float" office:value="0.094" calcext:value-type="float">
            <text:p>0.094</text:p>
          </table:table-cell>
          <table:table-cell table:formula="of:=IF([.B9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059632" calcext:value-type="float">
            <text:p>25.80059632</text:p>
          </table:table-cell>
          <table:table-cell table:formula="of:=ROUND(([.A98]-[.A97])*1000000)/1000" office:value-type="float" office:value="0.094" calcext:value-type="float">
            <text:p>0.094</text:p>
          </table:table-cell>
          <table:table-cell table:formula="of:=IF([.B9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068992" calcext:value-type="float">
            <text:p>25.80068992</text:p>
          </table:table-cell>
          <table:table-cell table:formula="of:=ROUND(([.A99]-[.A98])*1000000)/1000" office:value-type="float" office:value="0.094" calcext:value-type="float">
            <text:p>0.094</text:p>
          </table:table-cell>
          <table:table-cell table:formula="of:=IF([.B9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078368" calcext:value-type="float">
            <text:p>25.80078368</text:p>
          </table:table-cell>
          <table:table-cell table:formula="of:=ROUND(([.A100]-[.A99])*1000000)/1000" office:value-type="float" office:value="0.094" calcext:value-type="float">
            <text:p>0.094</text:p>
          </table:table-cell>
          <table:table-cell table:formula="of:=IF([.B100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80087728" calcext:value-type="float">
            <text:p>25.80087728</text:p>
          </table:table-cell>
          <table:table-cell table:formula="of:=ROUND(([.A101]-[.A100])*1000000)/1000" office:value-type="float" office:value="0.094" calcext:value-type="float">
            <text:p>0.094</text:p>
          </table:table-cell>
          <table:table-cell table:formula="of:=IF([.B10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097104" calcext:value-type="float">
            <text:p>25.80097104</text:p>
          </table:table-cell>
          <table:table-cell table:formula="of:=ROUND(([.A102]-[.A101])*1000000)/1000" office:value-type="float" office:value="0.094" calcext:value-type="float">
            <text:p>0.094</text:p>
          </table:table-cell>
          <table:table-cell table:formula="of:=IF([.B10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106464" calcext:value-type="float">
            <text:p>25.80106464</text:p>
          </table:table-cell>
          <table:table-cell table:formula="of:=ROUND(([.A103]-[.A102])*1000000)/1000" office:value-type="float" office:value="0.094" calcext:value-type="float">
            <text:p>0.094</text:p>
          </table:table-cell>
          <table:table-cell table:formula="of:=IF([.B10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11584" calcext:value-type="float">
            <text:p>25.8011584</text:p>
          </table:table-cell>
          <table:table-cell table:formula="of:=ROUND(([.A104]-[.A103])*1000000)/1000" office:value-type="float" office:value="0.094" calcext:value-type="float">
            <text:p>0.094</text:p>
          </table:table-cell>
          <table:table-cell table:formula="of:=IF([.B104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801252" calcext:value-type="float">
            <text:p>25.801252</text:p>
          </table:table-cell>
          <table:table-cell table:formula="of:=ROUND(([.A105]-[.A104])*1000000)/1000" office:value-type="float" office:value="0.094" calcext:value-type="float">
            <text:p>0.094</text:p>
          </table:table-cell>
          <table:table-cell table:formula="of:=IF([.B10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134576" calcext:value-type="float">
            <text:p>25.80134576</text:p>
          </table:table-cell>
          <table:table-cell table:formula="of:=ROUND(([.A106]-[.A105])*1000000)/1000" office:value-type="float" office:value="0.094" calcext:value-type="float">
            <text:p>0.094</text:p>
          </table:table-cell>
          <table:table-cell table:formula="of:=IF([.B10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143936" calcext:value-type="float">
            <text:p>25.80143936</text:p>
          </table:table-cell>
          <table:table-cell table:formula="of:=ROUND(([.A107]-[.A106])*1000000)/1000" office:value-type="float" office:value="0.094" calcext:value-type="float">
            <text:p>0.094</text:p>
          </table:table-cell>
          <table:table-cell table:formula="of:=IF([.B10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153312" calcext:value-type="float">
            <text:p>25.80153312</text:p>
          </table:table-cell>
          <table:table-cell table:formula="of:=ROUND(([.A108]-[.A107])*1000000)/1000" office:value-type="float" office:value="0.094" calcext:value-type="float">
            <text:p>0.094</text:p>
          </table:table-cell>
          <table:table-cell table:formula="of:=IF([.B108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80162672" calcext:value-type="float">
            <text:p>25.80162672</text:p>
          </table:table-cell>
          <table:table-cell table:formula="of:=ROUND(([.A109]-[.A108])*1000000)/1000" office:value-type="float" office:value="0.094" calcext:value-type="float">
            <text:p>0.094</text:p>
          </table:table-cell>
          <table:table-cell table:formula="of:=IF([.B10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172048" calcext:value-type="float">
            <text:p>25.80172048</text:p>
          </table:table-cell>
          <table:table-cell table:formula="of:=ROUND(([.A110]-[.A109])*1000000)/1000" office:value-type="float" office:value="0.094" calcext:value-type="float">
            <text:p>0.094</text:p>
          </table:table-cell>
          <table:table-cell table:formula="of:=IF([.B11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181408" calcext:value-type="float">
            <text:p>25.80181408</text:p>
          </table:table-cell>
          <table:table-cell table:formula="of:=ROUND(([.A111]-[.A110])*1000000)/1000" office:value-type="float" office:value="0.094" calcext:value-type="float">
            <text:p>0.094</text:p>
          </table:table-cell>
          <table:table-cell table:formula="of:=IF([.B11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190784" calcext:value-type="float">
            <text:p>25.80190784</text:p>
          </table:table-cell>
          <table:table-cell table:formula="of:=ROUND(([.A112]-[.A111])*1000000)/1000" office:value-type="float" office:value="0.094" calcext:value-type="float">
            <text:p>0.094</text:p>
          </table:table-cell>
          <table:table-cell table:formula="of:=IF([.B112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80200144" calcext:value-type="float">
            <text:p>25.80200144</text:p>
          </table:table-cell>
          <table:table-cell table:formula="of:=ROUND(([.A113]-[.A112])*1000000)/1000" office:value-type="float" office:value="0.094" calcext:value-type="float">
            <text:p>0.094</text:p>
          </table:table-cell>
          <table:table-cell table:formula="of:=IF([.B11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20952" calcext:value-type="float">
            <text:p>25.8020952</text:p>
          </table:table-cell>
          <table:table-cell table:formula="of:=ROUND(([.A114]-[.A113])*1000000)/1000" office:value-type="float" office:value="0.094" calcext:value-type="float">
            <text:p>0.094</text:p>
          </table:table-cell>
          <table:table-cell table:formula="of:=IF([.B11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21888" calcext:value-type="float">
            <text:p>25.8021888</text:p>
          </table:table-cell>
          <table:table-cell table:formula="of:=ROUND(([.A115]-[.A114])*1000000)/1000" office:value-type="float" office:value="0.094" calcext:value-type="float">
            <text:p>0.094</text:p>
          </table:table-cell>
          <table:table-cell table:formula="of:=IF([.B11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22824" calcext:value-type="float">
            <text:p>25.8022824</text:p>
          </table:table-cell>
          <table:table-cell table:formula="of:=ROUND(([.A116]-[.A115])*1000000)/1000" office:value-type="float" office:value="0.094" calcext:value-type="float">
            <text:p>0.094</text:p>
          </table:table-cell>
          <table:table-cell table:formula="of:=IF([.B116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80237616" calcext:value-type="float">
            <text:p>25.80237616</text:p>
          </table:table-cell>
          <table:table-cell table:formula="of:=ROUND(([.A117]-[.A116])*1000000)/1000" office:value-type="float" office:value="0.094" calcext:value-type="float">
            <text:p>0.094</text:p>
          </table:table-cell>
          <table:table-cell table:formula="of:=IF([.B11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334176" calcext:value-type="float">
            <text:p>25.80334176</text:p>
          </table:table-cell>
          <table:table-cell table:formula="of:=ROUND(([.A118]-[.A117])*1000000)/1000" office:value-type="float" office:value="0.966" calcext:value-type="float">
            <text:p>0.966</text:p>
          </table:table-cell>
          <table:table-cell table:formula="of:=IF([.B118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5.80343536" calcext:value-type="float">
            <text:p>25.80343536</text:p>
          </table:table-cell>
          <table:table-cell table:formula="of:=ROUND(([.A119]-[.A118])*1000000)/1000" office:value-type="float" office:value="0.094" calcext:value-type="float">
            <text:p>0.094</text:p>
          </table:table-cell>
          <table:table-cell table:formula="of:=IF([.B11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352912" calcext:value-type="float">
            <text:p>25.80352912</text:p>
          </table:table-cell>
          <table:table-cell table:formula="of:=ROUND(([.A120]-[.A119])*1000000)/1000" office:value-type="float" office:value="0.094" calcext:value-type="float">
            <text:p>0.094</text:p>
          </table:table-cell>
          <table:table-cell table:formula="of:=IF([.B12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362272" calcext:value-type="float">
            <text:p>25.80362272</text:p>
          </table:table-cell>
          <table:table-cell table:formula="of:=ROUND(([.A121]-[.A120])*1000000)/1000" office:value-type="float" office:value="0.094" calcext:value-type="float">
            <text:p>0.094</text:p>
          </table:table-cell>
          <table:table-cell table:formula="of:=IF([.B121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80371632" calcext:value-type="float">
            <text:p>25.80371632</text:p>
          </table:table-cell>
          <table:table-cell table:formula="of:=ROUND(([.A122]-[.A121])*1000000)/1000" office:value-type="float" office:value="0.094" calcext:value-type="float">
            <text:p>0.094</text:p>
          </table:table-cell>
          <table:table-cell table:formula="of:=IF([.B122]&gt;1;&quot;SLEEP&quot;;&quot;&quot;)">
            <text:p/>
          </table:table-cell>
          <table:table-cell office:value-type="string" calcext:value-type="string">
            <text:p>0x50</text:p>
          </table:table-cell>
        </table:table-row>
        <table:table-row table:style-name="ro1">
          <table:table-cell office:value-type="float" office:value="25.80381008" calcext:value-type="float">
            <text:p>25.80381008</text:p>
          </table:table-cell>
          <table:table-cell table:formula="of:=ROUND(([.A123]-[.A122])*1000000)/1000" office:value-type="float" office:value="0.094" calcext:value-type="float">
            <text:p>0.094</text:p>
          </table:table-cell>
          <table:table-cell table:formula="of:=IF([.B12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390368" calcext:value-type="float">
            <text:p>25.80390368</text:p>
          </table:table-cell>
          <table:table-cell table:formula="of:=ROUND(([.A124]-[.A123])*1000000)/1000" office:value-type="float" office:value="0.094" calcext:value-type="float">
            <text:p>0.094</text:p>
          </table:table-cell>
          <table:table-cell table:formula="of:=IF([.B12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399744" calcext:value-type="float">
            <text:p>25.80399744</text:p>
          </table:table-cell>
          <table:table-cell table:formula="of:=ROUND(([.A125]-[.A124])*1000000)/1000" office:value-type="float" office:value="0.094" calcext:value-type="float">
            <text:p>0.094</text:p>
          </table:table-cell>
          <table:table-cell table:formula="of:=IF([.B125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80409104" calcext:value-type="float">
            <text:p>25.80409104</text:p>
          </table:table-cell>
          <table:table-cell table:formula="of:=ROUND(([.A126]-[.A125])*1000000)/1000" office:value-type="float" office:value="0.094" calcext:value-type="float">
            <text:p>0.094</text:p>
          </table:table-cell>
          <table:table-cell table:formula="of:=IF([.B12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41848" calcext:value-type="float">
            <text:p>25.8041848</text:p>
          </table:table-cell>
          <table:table-cell table:formula="of:=ROUND(([.A127]-[.A126])*1000000)/1000" office:value-type="float" office:value="0.094" calcext:value-type="float">
            <text:p>0.094</text:p>
          </table:table-cell>
          <table:table-cell table:formula="of:=IF([.B12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42784" calcext:value-type="float">
            <text:p>25.8042784</text:p>
          </table:table-cell>
          <table:table-cell table:formula="of:=ROUND(([.A128]-[.A127])*1000000)/1000" office:value-type="float" office:value="0.094" calcext:value-type="float">
            <text:p>0.094</text:p>
          </table:table-cell>
          <table:table-cell table:formula="of:=IF([.B12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437216" calcext:value-type="float">
            <text:p>25.80437216</text:p>
          </table:table-cell>
          <table:table-cell table:formula="of:=ROUND(([.A129]-[.A128])*1000000)/1000" office:value-type="float" office:value="0.094" calcext:value-type="float">
            <text:p>0.094</text:p>
          </table:table-cell>
          <table:table-cell table:formula="of:=IF([.B129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80446576" calcext:value-type="float">
            <text:p>25.80446576</text:p>
          </table:table-cell>
          <table:table-cell table:formula="of:=ROUND(([.A130]-[.A129])*1000000)/1000" office:value-type="float" office:value="0.094" calcext:value-type="float">
            <text:p>0.094</text:p>
          </table:table-cell>
          <table:table-cell table:formula="of:=IF([.B13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455952" calcext:value-type="float">
            <text:p>25.80455952</text:p>
          </table:table-cell>
          <table:table-cell table:formula="of:=ROUND(([.A131]-[.A130])*1000000)/1000" office:value-type="float" office:value="0.094" calcext:value-type="float">
            <text:p>0.094</text:p>
          </table:table-cell>
          <table:table-cell table:formula="of:=IF([.B13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465328" calcext:value-type="float">
            <text:p>25.80465328</text:p>
          </table:table-cell>
          <table:table-cell table:formula="of:=ROUND(([.A132]-[.A131])*1000000)/1000" office:value-type="float" office:value="0.094" calcext:value-type="float">
            <text:p>0.094</text:p>
          </table:table-cell>
          <table:table-cell table:formula="of:=IF([.B13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474688" calcext:value-type="float">
            <text:p>25.80474688</text:p>
          </table:table-cell>
          <table:table-cell table:formula="of:=ROUND(([.A133]-[.A132])*1000000)/1000" office:value-type="float" office:value="0.094" calcext:value-type="float">
            <text:p>0.094</text:p>
          </table:table-cell>
          <table:table-cell table:formula="of:=IF([.B133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80484064" calcext:value-type="float">
            <text:p>25.80484064</text:p>
          </table:table-cell>
          <table:table-cell table:formula="of:=ROUND(([.A134]-[.A133])*1000000)/1000" office:value-type="float" office:value="0.094" calcext:value-type="float">
            <text:p>0.094</text:p>
          </table:table-cell>
          <table:table-cell table:formula="of:=IF([.B13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493424" calcext:value-type="float">
            <text:p>25.80493424</text:p>
          </table:table-cell>
          <table:table-cell table:formula="of:=ROUND(([.A135]-[.A134])*1000000)/1000" office:value-type="float" office:value="0.094" calcext:value-type="float">
            <text:p>0.094</text:p>
          </table:table-cell>
          <table:table-cell table:formula="of:=IF([.B13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5028" calcext:value-type="float">
            <text:p>25.805028</text:p>
          </table:table-cell>
          <table:table-cell table:formula="of:=ROUND(([.A136]-[.A135])*1000000)/1000" office:value-type="float" office:value="0.094" calcext:value-type="float">
            <text:p>0.094</text:p>
          </table:table-cell>
          <table:table-cell table:formula="of:=IF([.B13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51216" calcext:value-type="float">
            <text:p>25.8051216</text:p>
          </table:table-cell>
          <table:table-cell table:formula="of:=ROUND(([.A137]-[.A136])*1000000)/1000" office:value-type="float" office:value="0.094" calcext:value-type="float">
            <text:p>0.094</text:p>
          </table:table-cell>
          <table:table-cell table:formula="of:=IF([.B137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80521536" calcext:value-type="float">
            <text:p>25.80521536</text:p>
          </table:table-cell>
          <table:table-cell table:formula="of:=ROUND(([.A138]-[.A137])*1000000)/1000" office:value-type="float" office:value="0.094" calcext:value-type="float">
            <text:p>0.094</text:p>
          </table:table-cell>
          <table:table-cell table:formula="of:=IF([.B13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530896" calcext:value-type="float">
            <text:p>25.80530896</text:p>
          </table:table-cell>
          <table:table-cell table:formula="of:=ROUND(([.A139]-[.A138])*1000000)/1000" office:value-type="float" office:value="0.094" calcext:value-type="float">
            <text:p>0.094</text:p>
          </table:table-cell>
          <table:table-cell table:formula="of:=IF([.B13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540272" calcext:value-type="float">
            <text:p>25.80540272</text:p>
          </table:table-cell>
          <table:table-cell table:formula="of:=ROUND(([.A140]-[.A139])*1000000)/1000" office:value-type="float" office:value="0.094" calcext:value-type="float">
            <text:p>0.094</text:p>
          </table:table-cell>
          <table:table-cell table:formula="of:=IF([.B14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549632" calcext:value-type="float">
            <text:p>25.80549632</text:p>
          </table:table-cell>
          <table:table-cell table:formula="of:=ROUND(([.A141]-[.A140])*1000000)/1000" office:value-type="float" office:value="0.094" calcext:value-type="float">
            <text:p>0.094</text:p>
          </table:table-cell>
          <table:table-cell table:formula="of:=IF([.B141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80559008" calcext:value-type="float">
            <text:p>25.80559008</text:p>
          </table:table-cell>
          <table:table-cell table:formula="of:=ROUND(([.A142]-[.A141])*1000000)/1000" office:value-type="float" office:value="0.094" calcext:value-type="float">
            <text:p>0.094</text:p>
          </table:table-cell>
          <table:table-cell table:formula="of:=IF([.B14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568368" calcext:value-type="float">
            <text:p>25.80568368</text:p>
          </table:table-cell>
          <table:table-cell table:formula="of:=ROUND(([.A143]-[.A142])*1000000)/1000" office:value-type="float" office:value="0.094" calcext:value-type="float">
            <text:p>0.094</text:p>
          </table:table-cell>
          <table:table-cell table:formula="of:=IF([.B14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577744" calcext:value-type="float">
            <text:p>25.80577744</text:p>
          </table:table-cell>
          <table:table-cell table:formula="of:=ROUND(([.A144]-[.A143])*1000000)/1000" office:value-type="float" office:value="0.094" calcext:value-type="float">
            <text:p>0.094</text:p>
          </table:table-cell>
          <table:table-cell table:formula="of:=IF([.B14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587104" calcext:value-type="float">
            <text:p>25.80587104</text:p>
          </table:table-cell>
          <table:table-cell table:formula="of:=ROUND(([.A145]-[.A144])*1000000)/1000" office:value-type="float" office:value="0.094" calcext:value-type="float">
            <text:p>0.094</text:p>
          </table:table-cell>
          <table:table-cell table:formula="of:=IF([.B145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8059648" calcext:value-type="float">
            <text:p>25.8059648</text:p>
          </table:table-cell>
          <table:table-cell table:formula="of:=ROUND(([.A146]-[.A145])*1000000)/1000" office:value-type="float" office:value="0.094" calcext:value-type="float">
            <text:p>0.094</text:p>
          </table:table-cell>
          <table:table-cell table:formula="of:=IF([.B14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60584" calcext:value-type="float">
            <text:p>25.8060584</text:p>
          </table:table-cell>
          <table:table-cell table:formula="of:=ROUND(([.A147]-[.A146])*1000000)/1000" office:value-type="float" office:value="0.094" calcext:value-type="float">
            <text:p>0.094</text:p>
          </table:table-cell>
          <table:table-cell table:formula="of:=IF([.B14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615216" calcext:value-type="float">
            <text:p>25.80615216</text:p>
          </table:table-cell>
          <table:table-cell table:formula="of:=ROUND(([.A148]-[.A147])*1000000)/1000" office:value-type="float" office:value="0.094" calcext:value-type="float">
            <text:p>0.094</text:p>
          </table:table-cell>
          <table:table-cell table:formula="of:=IF([.B14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624576" calcext:value-type="float">
            <text:p>25.80624576</text:p>
          </table:table-cell>
          <table:table-cell table:formula="of:=ROUND(([.A149]-[.A148])*1000000)/1000" office:value-type="float" office:value="0.094" calcext:value-type="float">
            <text:p>0.094</text:p>
          </table:table-cell>
          <table:table-cell table:formula="of:=IF([.B149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8072128" calcext:value-type="float">
            <text:p>25.8072128</text:p>
          </table:table-cell>
          <table:table-cell table:formula="of:=ROUND(([.A150]-[.A149])*1000000)/1000" office:value-type="float" office:value="0.967" calcext:value-type="float">
            <text:p>0.967</text:p>
          </table:table-cell>
          <table:table-cell table:formula="of:=IF([.B150]&gt;1;&quot;SLEEP&quot;;&quot;&quot;)">
            <text:p/>
          </table:table-cell>
          <table:table-cell office:value-type="string" calcext:value-type="string">
            <text:p>0x46</text:p>
          </table:table-cell>
        </table:table-row>
        <table:table-row table:style-name="ro1">
          <table:table-cell office:value-type="float" office:value="25.8073064" calcext:value-type="float">
            <text:p>25.8073064</text:p>
          </table:table-cell>
          <table:table-cell table:formula="of:=ROUND(([.A151]-[.A150])*1000000)/1000" office:value-type="float" office:value="0.094" calcext:value-type="float">
            <text:p>0.094</text:p>
          </table:table-cell>
          <table:table-cell table:formula="of:=IF([.B15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740016" calcext:value-type="float">
            <text:p>25.80740016</text:p>
          </table:table-cell>
          <table:table-cell table:formula="of:=ROUND(([.A152]-[.A151])*1000000)/1000" office:value-type="float" office:value="0.094" calcext:value-type="float">
            <text:p>0.094</text:p>
          </table:table-cell>
          <table:table-cell table:formula="of:=IF([.B15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749376" calcext:value-type="float">
            <text:p>25.80749376</text:p>
          </table:table-cell>
          <table:table-cell table:formula="of:=ROUND(([.A153]-[.A152])*1000000)/1000" office:value-type="float" office:value="0.094" calcext:value-type="float">
            <text:p>0.094</text:p>
          </table:table-cell>
          <table:table-cell table:formula="of:=IF([.B15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758752" calcext:value-type="float">
            <text:p>25.80758752</text:p>
          </table:table-cell>
          <table:table-cell table:formula="of:=ROUND(([.A154]-[.A153])*1000000)/1000" office:value-type="float" office:value="0.094" calcext:value-type="float">
            <text:p>0.094</text:p>
          </table:table-cell>
          <table:table-cell table:formula="of:=IF([.B154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80768128" calcext:value-type="float">
            <text:p>25.80768128</text:p>
          </table:table-cell>
          <table:table-cell table:formula="of:=ROUND(([.A155]-[.A154])*1000000)/1000" office:value-type="float" office:value="0.094" calcext:value-type="float">
            <text:p>0.094</text:p>
          </table:table-cell>
          <table:table-cell table:formula="of:=IF([.B15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777488" calcext:value-type="float">
            <text:p>25.80777488</text:p>
          </table:table-cell>
          <table:table-cell table:formula="of:=ROUND(([.A156]-[.A155])*1000000)/1000" office:value-type="float" office:value="0.094" calcext:value-type="float">
            <text:p>0.094</text:p>
          </table:table-cell>
          <table:table-cell table:formula="of:=IF([.B15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786864" calcext:value-type="float">
            <text:p>25.80786864</text:p>
          </table:table-cell>
          <table:table-cell table:formula="of:=ROUND(([.A157]-[.A156])*1000000)/1000" office:value-type="float" office:value="0.094" calcext:value-type="float">
            <text:p>0.094</text:p>
          </table:table-cell>
          <table:table-cell table:formula="of:=IF([.B15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796224" calcext:value-type="float">
            <text:p>25.80796224</text:p>
          </table:table-cell>
          <table:table-cell table:formula="of:=ROUND(([.A158]-[.A157])*1000000)/1000" office:value-type="float" office:value="0.094" calcext:value-type="float">
            <text:p>0.094</text:p>
          </table:table-cell>
          <table:table-cell table:formula="of:=IF([.B158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808056" calcext:value-type="float">
            <text:p>25.808056</text:p>
          </table:table-cell>
          <table:table-cell table:formula="of:=ROUND(([.A159]-[.A158])*1000000)/1000" office:value-type="float" office:value="0.094" calcext:value-type="float">
            <text:p>0.094</text:p>
          </table:table-cell>
          <table:table-cell table:formula="of:=IF([.B15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81496" calcext:value-type="float">
            <text:p>25.8081496</text:p>
          </table:table-cell>
          <table:table-cell table:formula="of:=ROUND(([.A160]-[.A159])*1000000)/1000" office:value-type="float" office:value="0.094" calcext:value-type="float">
            <text:p>0.094</text:p>
          </table:table-cell>
          <table:table-cell table:formula="of:=IF([.B16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824336" calcext:value-type="float">
            <text:p>25.80824336</text:p>
          </table:table-cell>
          <table:table-cell table:formula="of:=ROUND(([.A161]-[.A160])*1000000)/1000" office:value-type="float" office:value="0.094" calcext:value-type="float">
            <text:p>0.094</text:p>
          </table:table-cell>
          <table:table-cell table:formula="of:=IF([.B16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833696" calcext:value-type="float">
            <text:p>25.80833696</text:p>
          </table:table-cell>
          <table:table-cell table:formula="of:=ROUND(([.A162]-[.A161])*1000000)/1000" office:value-type="float" office:value="0.094" calcext:value-type="float">
            <text:p>0.094</text:p>
          </table:table-cell>
          <table:table-cell table:formula="of:=IF([.B162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80843072" calcext:value-type="float">
            <text:p>25.80843072</text:p>
          </table:table-cell>
          <table:table-cell table:formula="of:=ROUND(([.A163]-[.A162])*1000000)/1000" office:value-type="float" office:value="0.094" calcext:value-type="float">
            <text:p>0.094</text:p>
          </table:table-cell>
          <table:table-cell table:formula="of:=IF([.B16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852432" calcext:value-type="float">
            <text:p>25.80852432</text:p>
          </table:table-cell>
          <table:table-cell table:formula="of:=ROUND(([.A164]-[.A163])*1000000)/1000" office:value-type="float" office:value="0.094" calcext:value-type="float">
            <text:p>0.094</text:p>
          </table:table-cell>
          <table:table-cell table:formula="of:=IF([.B16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861808" calcext:value-type="float">
            <text:p>25.80861808</text:p>
          </table:table-cell>
          <table:table-cell table:formula="of:=ROUND(([.A165]-[.A164])*1000000)/1000" office:value-type="float" office:value="0.094" calcext:value-type="float">
            <text:p>0.094</text:p>
          </table:table-cell>
          <table:table-cell table:formula="of:=IF([.B16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871184" calcext:value-type="float">
            <text:p>25.80871184</text:p>
          </table:table-cell>
          <table:table-cell table:formula="of:=ROUND(([.A166]-[.A165])*1000000)/1000" office:value-type="float" office:value="0.094" calcext:value-type="float">
            <text:p>0.094</text:p>
          </table:table-cell>
          <table:table-cell table:formula="of:=IF([.B166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80880544" calcext:value-type="float">
            <text:p>25.80880544</text:p>
          </table:table-cell>
          <table:table-cell table:formula="of:=ROUND(([.A167]-[.A166])*1000000)/1000" office:value-type="float" office:value="0.094" calcext:value-type="float">
            <text:p>0.094</text:p>
          </table:table-cell>
          <table:table-cell table:formula="of:=IF([.B16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889904" calcext:value-type="float">
            <text:p>25.80889904</text:p>
          </table:table-cell>
          <table:table-cell table:formula="of:=ROUND(([.A168]-[.A167])*1000000)/1000" office:value-type="float" office:value="0.094" calcext:value-type="float">
            <text:p>0.094</text:p>
          </table:table-cell>
          <table:table-cell table:formula="of:=IF([.B16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89928" calcext:value-type="float">
            <text:p>25.8089928</text:p>
          </table:table-cell>
          <table:table-cell table:formula="of:=ROUND(([.A169]-[.A168])*1000000)/1000" office:value-type="float" office:value="0.094" calcext:value-type="float">
            <text:p>0.094</text:p>
          </table:table-cell>
          <table:table-cell table:formula="of:=IF([.B16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908656" calcext:value-type="float">
            <text:p>25.80908656</text:p>
          </table:table-cell>
          <table:table-cell table:formula="of:=ROUND(([.A170]-[.A169])*1000000)/1000" office:value-type="float" office:value="0.094" calcext:value-type="float">
            <text:p>0.094</text:p>
          </table:table-cell>
          <table:table-cell table:formula="of:=IF([.B170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80918016" calcext:value-type="float">
            <text:p>25.80918016</text:p>
          </table:table-cell>
          <table:table-cell table:formula="of:=ROUND(([.A171]-[.A170])*1000000)/1000" office:value-type="float" office:value="0.094" calcext:value-type="float">
            <text:p>0.094</text:p>
          </table:table-cell>
          <table:table-cell table:formula="of:=IF([.B17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927392" calcext:value-type="float">
            <text:p>25.80927392</text:p>
          </table:table-cell>
          <table:table-cell table:formula="of:=ROUND(([.A172]-[.A171])*1000000)/1000" office:value-type="float" office:value="0.094" calcext:value-type="float">
            <text:p>0.094</text:p>
          </table:table-cell>
          <table:table-cell table:formula="of:=IF([.B17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936752" calcext:value-type="float">
            <text:p>25.80936752</text:p>
          </table:table-cell>
          <table:table-cell table:formula="of:=ROUND(([.A173]-[.A172])*1000000)/1000" office:value-type="float" office:value="0.094" calcext:value-type="float">
            <text:p>0.094</text:p>
          </table:table-cell>
          <table:table-cell table:formula="of:=IF([.B17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946128" calcext:value-type="float">
            <text:p>25.80946128</text:p>
          </table:table-cell>
          <table:table-cell table:formula="of:=ROUND(([.A174]-[.A173])*1000000)/1000" office:value-type="float" office:value="0.094" calcext:value-type="float">
            <text:p>0.094</text:p>
          </table:table-cell>
          <table:table-cell table:formula="of:=IF([.B174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80955488" calcext:value-type="float">
            <text:p>25.80955488</text:p>
          </table:table-cell>
          <table:table-cell table:formula="of:=ROUND(([.A175]-[.A174])*1000000)/1000" office:value-type="float" office:value="0.094" calcext:value-type="float">
            <text:p>0.094</text:p>
          </table:table-cell>
          <table:table-cell table:formula="of:=IF([.B17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964864" calcext:value-type="float">
            <text:p>25.80964864</text:p>
          </table:table-cell>
          <table:table-cell table:formula="of:=ROUND(([.A176]-[.A175])*1000000)/1000" office:value-type="float" office:value="0.094" calcext:value-type="float">
            <text:p>0.094</text:p>
          </table:table-cell>
          <table:table-cell table:formula="of:=IF([.B17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97424" calcext:value-type="float">
            <text:p>25.8097424</text:p>
          </table:table-cell>
          <table:table-cell table:formula="of:=ROUND(([.A177]-[.A176])*1000000)/1000" office:value-type="float" office:value="0.094" calcext:value-type="float">
            <text:p>0.094</text:p>
          </table:table-cell>
          <table:table-cell table:formula="of:=IF([.B17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09836" calcext:value-type="float">
            <text:p>25.809836</text:p>
          </table:table-cell>
          <table:table-cell table:formula="of:=ROUND(([.A178]-[.A177])*1000000)/1000" office:value-type="float" office:value="0.094" calcext:value-type="float">
            <text:p>0.094</text:p>
          </table:table-cell>
          <table:table-cell table:formula="of:=IF([.B178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80992976" calcext:value-type="float">
            <text:p>25.80992976</text:p>
          </table:table-cell>
          <table:table-cell table:formula="of:=ROUND(([.A179]-[.A178])*1000000)/1000" office:value-type="float" office:value="0.094" calcext:value-type="float">
            <text:p>0.094</text:p>
          </table:table-cell>
          <table:table-cell table:formula="of:=IF([.B17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1002336" calcext:value-type="float">
            <text:p>25.81002336</text:p>
          </table:table-cell>
          <table:table-cell table:formula="of:=ROUND(([.A180]-[.A179])*1000000)/1000" office:value-type="float" office:value="0.094" calcext:value-type="float">
            <text:p>0.094</text:p>
          </table:table-cell>
          <table:table-cell table:formula="of:=IF([.B18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1011696" calcext:value-type="float">
            <text:p>25.81011696</text:p>
          </table:table-cell>
          <table:table-cell table:formula="of:=ROUND(([.A181]-[.A180])*1000000)/1000" office:value-type="float" office:value="0.094" calcext:value-type="float">
            <text:p>0.094</text:p>
          </table:table-cell>
          <table:table-cell table:formula="of:=IF([.B18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1108144" calcext:value-type="float">
            <text:p>25.81108144</text:p>
          </table:table-cell>
          <table:table-cell table:formula="of:=ROUND(([.A182]-[.A181])*1000000)/1000" office:value-type="float" office:value="0.964" calcext:value-type="float">
            <text:p>0.964</text:p>
          </table:table-cell>
          <table:table-cell table:formula="of:=IF([.B182]&gt;1;&quot;SLEEP&quot;;&quot;&quot;)">
            <text:p/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float" office:value="25.8111752" calcext:value-type="float">
            <text:p>25.8111752</text:p>
          </table:table-cell>
          <table:table-cell table:formula="of:=ROUND(([.A183]-[.A182])*1000000)/1000" office:value-type="float" office:value="0.094" calcext:value-type="float">
            <text:p>0.094</text:p>
          </table:table-cell>
          <table:table-cell table:formula="of:=IF([.B183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8112688" calcext:value-type="float">
            <text:p>25.8112688</text:p>
          </table:table-cell>
          <table:table-cell table:formula="of:=ROUND(([.A184]-[.A183])*1000000)/1000" office:value-type="float" office:value="0.094" calcext:value-type="float">
            <text:p>0.094</text:p>
          </table:table-cell>
          <table:table-cell table:formula="of:=IF([.B18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1136256" calcext:value-type="float">
            <text:p>25.81136256</text:p>
          </table:table-cell>
          <table:table-cell table:formula="of:=ROUND(([.A185]-[.A184])*1000000)/1000" office:value-type="float" office:value="0.094" calcext:value-type="float">
            <text:p>0.094</text:p>
          </table:table-cell>
          <table:table-cell table:formula="of:=IF([.B18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1145632" calcext:value-type="float">
            <text:p>25.81145632</text:p>
          </table:table-cell>
          <table:table-cell table:formula="of:=ROUND(([.A186]-[.A185])*1000000)/1000" office:value-type="float" office:value="0.094" calcext:value-type="float">
            <text:p>0.094</text:p>
          </table:table-cell>
          <table:table-cell table:formula="of:=IF([.B18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1154992" calcext:value-type="float">
            <text:p>25.81154992</text:p>
          </table:table-cell>
          <table:table-cell table:formula="of:=ROUND(([.A187]-[.A186])*1000000)/1000" office:value-type="float" office:value="0.094" calcext:value-type="float">
            <text:p>0.094</text:p>
          </table:table-cell>
          <table:table-cell table:formula="of:=IF([.B187]&gt;1;&quot;SLEEP&quot;;&quot;&quot;)">
            <text:p/>
          </table:table-cell>
          <table:table-cell office:value-type="string" calcext:value-type="string">
            <text:p>0x82</text:p>
          </table:table-cell>
        </table:table-row>
        <table:table-row table:style-name="ro1">
          <table:table-cell office:value-type="float" office:value="25.81164368" calcext:value-type="float">
            <text:p>25.81164368</text:p>
          </table:table-cell>
          <table:table-cell table:formula="of:=ROUND(([.A188]-[.A187])*1000000)/1000" office:value-type="float" office:value="0.094" calcext:value-type="float">
            <text:p>0.094</text:p>
          </table:table-cell>
          <table:table-cell table:formula="of:=IF([.B18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1173728" calcext:value-type="float">
            <text:p>25.81173728</text:p>
          </table:table-cell>
          <table:table-cell table:formula="of:=ROUND(([.A189]-[.A188])*1000000)/1000" office:value-type="float" office:value="0.094" calcext:value-type="float">
            <text:p>0.094</text:p>
          </table:table-cell>
          <table:table-cell table:formula="of:=IF([.B189]&gt;1;&quot;SLEEP&quot;;&quot;&quot;)">
            <text:p/>
          </table:table-cell>
          <table:table-cell office:value-type="string" calcext:value-type="string">
            <text:p>0x93</text:p>
          </table:table-cell>
        </table:table-row>
        <table:table-row table:style-name="ro1">
          <table:table-cell office:value-type="float" office:value="25.81183088" calcext:value-type="float">
            <text:p>25.81183088</text:p>
          </table:table-cell>
          <table:table-cell table:formula="of:=ROUND(([.A190]-[.A189])*1000000)/1000" office:value-type="float" office:value="0.094" calcext:value-type="float">
            <text:p>0.094</text:p>
          </table:table-cell>
          <table:table-cell table:formula="of:=IF([.B19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1192464" calcext:value-type="float">
            <text:p>25.81192464</text:p>
          </table:table-cell>
          <table:table-cell table:formula="of:=ROUND(([.A191]-[.A190])*1000000)/1000" office:value-type="float" office:value="0.094" calcext:value-type="float">
            <text:p>0.094</text:p>
          </table:table-cell>
          <table:table-cell table:formula="of:=IF([.B191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81201824" calcext:value-type="float">
            <text:p>25.81201824</text:p>
          </table:table-cell>
          <table:table-cell table:formula="of:=ROUND(([.A192]-[.A191])*1000000)/1000" office:value-type="float" office:value="0.094" calcext:value-type="float">
            <text:p>0.094</text:p>
          </table:table-cell>
          <table:table-cell table:formula="of:=IF([.B19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12112" calcext:value-type="float">
            <text:p>25.812112</text:p>
          </table:table-cell>
          <table:table-cell table:formula="of:=ROUND(([.A193]-[.A192])*1000000)/1000" office:value-type="float" office:value="0.094" calcext:value-type="float">
            <text:p>0.094</text:p>
          </table:table-cell>
          <table:table-cell table:formula="of:=IF([.B19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122056" calcext:value-type="float">
            <text:p>25.8122056</text:p>
          </table:table-cell>
          <table:table-cell table:formula="of:=ROUND(([.A194]-[.A193])*1000000)/1000" office:value-type="float" office:value="0.094" calcext:value-type="float">
            <text:p>0.094</text:p>
          </table:table-cell>
          <table:table-cell table:formula="of:=IF([.B194]&gt;1;&quot;SLEEP&quot;;&quot;&quot;)">
            <text:p/>
          </table:table-cell>
          <table:table-cell office:value-type="string" calcext:value-type="string">
            <text:p>0x8F</text:p>
          </table:table-cell>
        </table:table-row>
        <table:table-row table:style-name="ro1">
          <table:table-cell office:value-type="float" office:value="25.81229936" calcext:value-type="float">
            <text:p>25.81229936</text:p>
          </table:table-cell>
          <table:table-cell table:formula="of:=ROUND(([.A195]-[.A194])*1000000)/1000" office:value-type="float" office:value="0.094" calcext:value-type="float">
            <text:p>0.094</text:p>
          </table:table-cell>
          <table:table-cell table:formula="of:=IF([.B19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1239296" calcext:value-type="float">
            <text:p>25.81239296</text:p>
          </table:table-cell>
          <table:table-cell table:formula="of:=ROUND(([.A196]-[.A195])*1000000)/1000" office:value-type="float" office:value="0.094" calcext:value-type="float">
            <text:p>0.094</text:p>
          </table:table-cell>
          <table:table-cell table:formula="of:=IF([.B196]&gt;1;&quot;SLEEP&quot;;&quot;&quot;)">
            <text:p/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float" office:value="25.81248672" calcext:value-type="float">
            <text:p>25.81248672</text:p>
          </table:table-cell>
          <table:table-cell table:formula="of:=ROUND(([.A197]-[.A196])*1000000)/1000" office:value-type="float" office:value="0.094" calcext:value-type="float">
            <text:p>0.094</text:p>
          </table:table-cell>
          <table:table-cell table:formula="of:=IF([.B197]&gt;1;&quot;SLEEP&quot;;&quot;&quot;)">
            <text:p/>
          </table:table-cell>
          <table:table-cell office:value-type="string" calcext:value-type="string">
            <text:p>0xEF</text:p>
          </table:table-cell>
        </table:table-row>
        <table:table-row table:style-name="ro1">
          <table:table-cell office:value-type="float" office:value="25.81258032" calcext:value-type="float">
            <text:p>25.81258032</text:p>
          </table:table-cell>
          <table:table-cell table:formula="of:=ROUND(([.A198]-[.A197])*1000000)/1000" office:value-type="float" office:value="0.094" calcext:value-type="float">
            <text:p>0.094</text:p>
          </table:table-cell>
          <table:table-cell table:formula="of:=IF([.B198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1267408" calcext:value-type="float">
            <text:p>25.81267408</text:p>
          </table:table-cell>
          <table:table-cell table:formula="of:=ROUND(([.A199]-[.A198])*1000000)/1000" office:value-type="float" office:value="0.094" calcext:value-type="float">
            <text:p>0.094</text:p>
          </table:table-cell>
          <table:table-cell table:formula="of:=IF([.B199]&gt;1;&quot;SLEEP&quot;;&quot;&quot;)">
            <text:p/>
          </table:table-cell>
          <table:table-cell office:value-type="string" calcext:value-type="string">
            <text:p>0x49</text:p>
          </table:table-cell>
        </table:table-row>
        <table:table-row table:style-name="ro1">
          <table:table-cell office:value-type="float" office:value="25.81276784" calcext:value-type="float">
            <text:p>25.81276784</text:p>
          </table:table-cell>
          <table:table-cell table:formula="of:=ROUND(([.A200]-[.A199])*1000000)/1000" office:value-type="float" office:value="0.094" calcext:value-type="float">
            <text:p>0.094</text:p>
          </table:table-cell>
          <table:table-cell table:formula="of:=IF([.B200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81286144" calcext:value-type="float">
            <text:p>25.81286144</text:p>
          </table:table-cell>
          <table:table-cell table:formula="of:=ROUND(([.A201]-[.A200])*1000000)/1000" office:value-type="float" office:value="0.094" calcext:value-type="float">
            <text:p>0.094</text:p>
          </table:table-cell>
          <table:table-cell table:formula="of:=IF([.B201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5.8129552" calcext:value-type="float">
            <text:p>25.8129552</text:p>
          </table:table-cell>
          <table:table-cell table:formula="of:=ROUND(([.A202]-[.A201])*1000000)/1000" office:value-type="float" office:value="0.094" calcext:value-type="float">
            <text:p>0.094</text:p>
          </table:table-cell>
          <table:table-cell table:formula="of:=IF([.B202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130488" calcext:value-type="float">
            <text:p>25.8130488</text:p>
          </table:table-cell>
          <table:table-cell table:formula="of:=ROUND(([.A203]-[.A202])*1000000)/1000" office:value-type="float" office:value="0.094" calcext:value-type="float">
            <text:p>0.094</text:p>
          </table:table-cell>
          <table:table-cell table:formula="of:=IF([.B203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81314256" calcext:value-type="float">
            <text:p>25.81314256</text:p>
          </table:table-cell>
          <table:table-cell table:formula="of:=ROUND(([.A204]-[.A203])*1000000)/1000" office:value-type="float" office:value="0.094" calcext:value-type="float">
            <text:p>0.094</text:p>
          </table:table-cell>
          <table:table-cell table:formula="of:=IF([.B204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81323616" calcext:value-type="float">
            <text:p>25.81323616</text:p>
          </table:table-cell>
          <table:table-cell table:formula="of:=ROUND(([.A205]-[.A204])*1000000)/1000" office:value-type="float" office:value="0.094" calcext:value-type="float">
            <text:p>0.094</text:p>
          </table:table-cell>
          <table:table-cell table:formula="of:=IF([.B205]&gt;1;&quot;SLEEP&quot;;&quot;&quot;)">
            <text:p/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float" office:value="25.81332992" calcext:value-type="float">
            <text:p>25.81332992</text:p>
          </table:table-cell>
          <table:table-cell table:formula="of:=ROUND(([.A206]-[.A205])*1000000)/1000" office:value-type="float" office:value="0.094" calcext:value-type="float">
            <text:p>0.094</text:p>
          </table:table-cell>
          <table:table-cell table:formula="of:=IF([.B206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81342352" calcext:value-type="float">
            <text:p>25.81342352</text:p>
          </table:table-cell>
          <table:table-cell table:formula="of:=ROUND(([.A207]-[.A206])*1000000)/1000" office:value-type="float" office:value="0.094" calcext:value-type="float">
            <text:p>0.094</text:p>
          </table:table-cell>
          <table:table-cell table:formula="of:=IF([.B207]&gt;1;&quot;SLEEP&quot;;&quot;&quot;)">
            <text:p/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float" office:value="25.81351728" calcext:value-type="float">
            <text:p>25.81351728</text:p>
          </table:table-cell>
          <table:table-cell table:formula="of:=ROUND(([.A208]-[.A207])*1000000)/1000" office:value-type="float" office:value="0.094" calcext:value-type="float">
            <text:p>0.094</text:p>
          </table:table-cell>
          <table:table-cell table:formula="of:=IF([.B20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1361088" calcext:value-type="float">
            <text:p>25.81361088</text:p>
          </table:table-cell>
          <table:table-cell table:formula="of:=ROUND(([.A209]-[.A208])*1000000)/1000" office:value-type="float" office:value="0.094" calcext:value-type="float">
            <text:p>0.094</text:p>
          </table:table-cell>
          <table:table-cell table:formula="of:=IF([.B209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5.81457968" calcext:value-type="float">
            <text:p>25.81457968</text:p>
          </table:table-cell>
          <table:table-cell table:formula="of:=ROUND(([.A210]-[.A209])*1000000)/1000" office:value-type="float" office:value="0.969" calcext:value-type="float">
            <text:p>0.969</text:p>
          </table:table-cell>
          <table:table-cell table:formula="of:=IF([.B21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1467328" calcext:value-type="float">
            <text:p>25.81467328</text:p>
          </table:table-cell>
          <table:table-cell table:formula="of:=ROUND(([.A211]-[.A210])*1000000)/1000" office:value-type="float" office:value="0.094" calcext:value-type="float">
            <text:p>0.094</text:p>
          </table:table-cell>
          <table:table-cell table:formula="of:=IF([.B211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81490736" calcext:value-type="float">
            <text:p>25.81490736</text:p>
          </table:table-cell>
          <table:table-cell table:formula="of:=ROUND(([.A212]-[.A211])*1000000)/1000" office:value-type="float" office:value="0.234" calcext:value-type="float">
            <text:p>0.234</text:p>
          </table:table-cell>
          <table:table-cell table:formula="of:=IF([.B212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81500112" calcext:value-type="float">
            <text:p>25.81500112</text:p>
          </table:table-cell>
          <table:table-cell table:formula="of:=ROUND(([.A213]-[.A212])*1000000)/1000" office:value-type="float" office:value="0.094" calcext:value-type="float">
            <text:p>0.094</text:p>
          </table:table-cell>
          <table:table-cell table:formula="of:=IF([.B213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81509472" calcext:value-type="float">
            <text:p>25.81509472</text:p>
          </table:table-cell>
          <table:table-cell table:formula="of:=ROUND(([.A214]-[.A213])*1000000)/1000" office:value-type="float" office:value="0.094" calcext:value-type="float">
            <text:p>0.094</text:p>
          </table:table-cell>
          <table:table-cell table:formula="of:=IF([.B214]&gt;1;&quot;SLEEP&quot;;&quot;&quot;)">
            <text:p/>
          </table:table-cell>
          <table:table-cell office:value-type="string" calcext:value-type="string">
            <text:p>0x70</text:p>
          </table:table-cell>
        </table:table-row>
        <table:table-row table:style-name="ro1">
          <table:table-cell office:value-type="float" office:value="25.81518848" calcext:value-type="float">
            <text:p>25.81518848</text:p>
          </table:table-cell>
          <table:table-cell table:formula="of:=ROUND(([.A215]-[.A214])*1000000)/1000" office:value-type="float" office:value="0.094" calcext:value-type="float">
            <text:p>0.094</text:p>
          </table:table-cell>
          <table:table-cell table:formula="of:=IF([.B21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1528208" calcext:value-type="float">
            <text:p>25.81528208</text:p>
          </table:table-cell>
          <table:table-cell table:formula="of:=ROUND(([.A216]-[.A215])*1000000)/1000" office:value-type="float" office:value="0.094" calcext:value-type="float">
            <text:p>0.094</text:p>
          </table:table-cell>
          <table:table-cell table:formula="of:=IF([.B216]&gt;1;&quot;SLEEP&quot;;&quot;&quot;)">
            <text:p/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float" office:value="25.81537584" calcext:value-type="float">
            <text:p>25.81537584</text:p>
          </table:table-cell>
          <table:table-cell table:formula="of:=ROUND(([.A217]-[.A216])*1000000)/1000" office:value-type="float" office:value="0.094" calcext:value-type="float">
            <text:p>0.094</text:p>
          </table:table-cell>
          <table:table-cell table:formula="of:=IF([.B217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81546944" calcext:value-type="float">
            <text:p>25.81546944</text:p>
          </table:table-cell>
          <table:table-cell table:formula="of:=ROUND(([.A218]-[.A217])*1000000)/1000" office:value-type="float" office:value="0.094" calcext:value-type="float">
            <text:p>0.094</text:p>
          </table:table-cell>
          <table:table-cell table:formula="of:=IF([.B218]&gt;1;&quot;SLEEP&quot;;&quot;&quot;)">
            <text:p/>
          </table:table-cell>
          <table:table-cell office:value-type="string" calcext:value-type="string">
            <text:p>0x78</text:p>
          </table:table-cell>
        </table:table-row>
        <table:table-row table:style-name="ro1">
          <table:table-cell office:value-type="float" office:value="25.8155632" calcext:value-type="float">
            <text:p>25.8155632</text:p>
          </table:table-cell>
          <table:table-cell table:formula="of:=ROUND(([.A219]-[.A218])*1000000)/1000" office:value-type="float" office:value="0.094" calcext:value-type="float">
            <text:p>0.094</text:p>
          </table:table-cell>
          <table:table-cell table:formula="of:=IF([.B21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156568" calcext:value-type="float">
            <text:p>25.8156568</text:p>
          </table:table-cell>
          <table:table-cell table:formula="of:=ROUND(([.A220]-[.A219])*1000000)/1000" office:value-type="float" office:value="0.094" calcext:value-type="float">
            <text:p>0.094</text:p>
          </table:table-cell>
          <table:table-cell table:formula="of:=IF([.B220]&gt;1;&quot;SLEEP&quot;;&quot;&quot;)">
            <text:p/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float" office:value="25.81575056" calcext:value-type="float">
            <text:p>25.81575056</text:p>
          </table:table-cell>
          <table:table-cell table:formula="of:=ROUND(([.A221]-[.A220])*1000000)/1000" office:value-type="float" office:value="0.094" calcext:value-type="float">
            <text:p>0.094</text:p>
          </table:table-cell>
          <table:table-cell table:formula="of:=IF([.B221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81584432" calcext:value-type="float">
            <text:p>25.81584432</text:p>
          </table:table-cell>
          <table:table-cell table:formula="of:=ROUND(([.A222]-[.A221])*1000000)/1000" office:value-type="float" office:value="0.094" calcext:value-type="float">
            <text:p>0.094</text:p>
          </table:table-cell>
          <table:table-cell table:formula="of:=IF([.B222]&gt;1;&quot;SLEEP&quot;;&quot;&quot;)">
            <text:p/>
          </table:table-cell>
          <table:table-cell office:value-type="string" calcext:value-type="string">
            <text:p>0x68</text:p>
          </table:table-cell>
        </table:table-row>
        <table:table-row table:style-name="ro1">
          <table:table-cell office:value-type="float" office:value="25.81593792" calcext:value-type="float">
            <text:p>25.81593792</text:p>
          </table:table-cell>
          <table:table-cell table:formula="of:=ROUND(([.A223]-[.A222])*1000000)/1000" office:value-type="float" office:value="0.094" calcext:value-type="float">
            <text:p>0.094</text:p>
          </table:table-cell>
          <table:table-cell table:formula="of:=IF([.B22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1603168" calcext:value-type="float">
            <text:p>25.81603168</text:p>
          </table:table-cell>
          <table:table-cell table:formula="of:=ROUND(([.A224]-[.A223])*1000000)/1000" office:value-type="float" office:value="0.094" calcext:value-type="float">
            <text:p>0.094</text:p>
          </table:table-cell>
          <table:table-cell table:formula="of:=IF([.B224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81612528" calcext:value-type="float">
            <text:p>25.81612528</text:p>
          </table:table-cell>
          <table:table-cell table:formula="of:=ROUND(([.A225]-[.A224])*1000000)/1000" office:value-type="float" office:value="0.094" calcext:value-type="float">
            <text:p>0.094</text:p>
          </table:table-cell>
          <table:table-cell table:formula="of:=IF([.B225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81621888" calcext:value-type="float">
            <text:p>25.81621888</text:p>
          </table:table-cell>
          <table:table-cell table:formula="of:=ROUND(([.A226]-[.A225])*1000000)/1000" office:value-type="float" office:value="0.094" calcext:value-type="float">
            <text:p>0.094</text:p>
          </table:table-cell>
          <table:table-cell table:formula="of:=IF([.B226]&gt;1;&quot;SLEEP&quot;;&quot;&quot;)">
            <text:p/>
          </table:table-cell>
          <table:table-cell office:value-type="string" calcext:value-type="string">
            <text:p>0x28</text:p>
          </table:table-cell>
        </table:table-row>
        <table:table-row table:style-name="ro1">
          <table:table-cell office:value-type="float" office:value="25.81631264" calcext:value-type="float">
            <text:p>25.81631264</text:p>
          </table:table-cell>
          <table:table-cell table:formula="of:=ROUND(([.A227]-[.A226])*1000000)/1000" office:value-type="float" office:value="0.094" calcext:value-type="float">
            <text:p>0.094</text:p>
          </table:table-cell>
          <table:table-cell table:formula="of:=IF([.B227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81640624" calcext:value-type="float">
            <text:p>25.81640624</text:p>
          </table:table-cell>
          <table:table-cell table:formula="of:=ROUND(([.A228]-[.A227])*1000000)/1000" office:value-type="float" office:value="0.094" calcext:value-type="float">
            <text:p>0.094</text:p>
          </table:table-cell>
          <table:table-cell table:formula="of:=IF([.B228]&gt;1;&quot;SLEEP&quot;;&quot;&quot;)">
            <text:p/>
          </table:table-cell>
          <table:table-cell office:value-type="string" calcext:value-type="string">
            <text:p>0x4D</text:p>
          </table:table-cell>
        </table:table-row>
        <table:table-row table:style-name="ro1">
          <table:table-cell office:value-type="float" office:value="25.8165" calcext:value-type="float">
            <text:p>25.8165</text:p>
          </table:table-cell>
          <table:table-cell table:formula="of:=ROUND(([.A229]-[.A228])*1000000)/1000" office:value-type="float" office:value="0.094" calcext:value-type="float">
            <text:p>0.094</text:p>
          </table:table-cell>
          <table:table-cell table:formula="of:=IF([.B229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165936" calcext:value-type="float">
            <text:p>25.8165936</text:p>
          </table:table-cell>
          <table:table-cell table:formula="of:=ROUND(([.A230]-[.A229])*1000000)/1000" office:value-type="float" office:value="0.094" calcext:value-type="float">
            <text:p>0.094</text:p>
          </table:table-cell>
          <table:table-cell table:formula="of:=IF([.B230]&gt;1;&quot;SLEEP&quot;;&quot;&quot;)">
            <text:p/>
          </table:table-cell>
          <table:table-cell office:value-type="string" calcext:value-type="string">
            <text:p>0x2A</text:p>
          </table:table-cell>
        </table:table-row>
        <table:table-row table:style-name="ro1">
          <table:table-cell office:value-type="float" office:value="25.81668736" calcext:value-type="float">
            <text:p>25.81668736</text:p>
          </table:table-cell>
          <table:table-cell table:formula="of:=ROUND(([.A231]-[.A230])*1000000)/1000" office:value-type="float" office:value="0.094" calcext:value-type="float">
            <text:p>0.094</text:p>
          </table:table-cell>
          <table:table-cell table:formula="of:=IF([.B231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81678096" calcext:value-type="float">
            <text:p>25.81678096</text:p>
          </table:table-cell>
          <table:table-cell table:formula="of:=ROUND(([.A232]-[.A231])*1000000)/1000" office:value-type="float" office:value="0.094" calcext:value-type="float">
            <text:p>0.094</text:p>
          </table:table-cell>
          <table:table-cell table:formula="of:=IF([.B23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1687472" calcext:value-type="float">
            <text:p>25.81687472</text:p>
          </table:table-cell>
          <table:table-cell table:formula="of:=ROUND(([.A233]-[.A232])*1000000)/1000" office:value-type="float" office:value="0.094" calcext:value-type="float">
            <text:p>0.094</text:p>
          </table:table-cell>
          <table:table-cell table:formula="of:=IF([.B233]&gt;1;&quot;SLEEP&quot;;&quot;&quot;)">
            <text:p/>
          </table:table-cell>
          <table:table-cell office:value-type="string" calcext:value-type="string">
            <text:p>0xE2</text:p>
          </table:table-cell>
        </table:table-row>
        <table:table-row table:style-name="ro1">
          <table:table-cell office:value-type="float" office:value="25.81696832" calcext:value-type="float">
            <text:p>25.81696832</text:p>
          </table:table-cell>
          <table:table-cell table:formula="of:=ROUND(([.A234]-[.A233])*1000000)/1000" office:value-type="float" office:value="0.094" calcext:value-type="float">
            <text:p>0.094</text:p>
          </table:table-cell>
          <table:table-cell table:formula="of:=IF([.B234]&gt;1;&quot;SLEEP&quot;;&quot;&quot;)">
            <text:p/>
          </table:table-cell>
          <table:table-cell office:value-type="string" calcext:value-type="string">
            <text:p>0x57</text:p>
          </table:table-cell>
        </table:table-row>
        <table:table-row table:style-name="ro1">
          <table:table-cell office:value-type="float" office:value="25.81706208" calcext:value-type="float">
            <text:p>25.81706208</text:p>
          </table:table-cell>
          <table:table-cell table:formula="of:=ROUND(([.A235]-[.A234])*1000000)/1000" office:value-type="float" office:value="0.094" calcext:value-type="float">
            <text:p>0.094</text:p>
          </table:table-cell>
          <table:table-cell table:formula="of:=IF([.B235]&gt;1;&quot;SLEEP&quot;;&quot;&quot;)">
            <text:p/>
          </table:table-cell>
          <table:table-cell office:value-type="string" calcext:value-type="string">
            <text:p>0x91</text:p>
          </table:table-cell>
        </table:table-row>
        <table:table-row table:style-name="ro1">
          <table:table-cell office:value-type="float" office:value="25.81715568" calcext:value-type="float">
            <text:p>25.81715568</text:p>
          </table:table-cell>
          <table:table-cell table:formula="of:=ROUND(([.A236]-[.A235])*1000000)/1000" office:value-type="float" office:value="0.094" calcext:value-type="float">
            <text:p>0.094</text:p>
          </table:table-cell>
          <table:table-cell table:formula="of:=IF([.B236]&gt;1;&quot;SLEEP&quot;;&quot;&quot;)">
            <text:p/>
          </table:table-cell>
          <table:table-cell office:value-type="string" calcext:value-type="string">
            <text:p>0x9F</text:p>
          </table:table-cell>
        </table:table-row>
        <table:table-row table:style-name="ro1">
          <table:table-cell office:value-type="float" office:value="25.81724944" calcext:value-type="float">
            <text:p>25.81724944</text:p>
          </table:table-cell>
          <table:table-cell table:formula="of:=ROUND(([.A237]-[.A236])*1000000)/1000" office:value-type="float" office:value="0.094" calcext:value-type="float">
            <text:p>0.094</text:p>
          </table:table-cell>
          <table:table-cell table:formula="of:=IF([.B237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1734304" calcext:value-type="float">
            <text:p>25.81734304</text:p>
          </table:table-cell>
          <table:table-cell table:formula="of:=ROUND(([.A238]-[.A237])*1000000)/1000" office:value-type="float" office:value="0.094" calcext:value-type="float">
            <text:p>0.094</text:p>
          </table:table-cell>
          <table:table-cell table:formula="of:=IF([.B238]&gt;1;&quot;SLEEP&quot;;&quot;&quot;)">
            <text:p/>
          </table:table-cell>
          <table:table-cell office:value-type="string" calcext:value-type="string">
            <text:p>0x82</text:p>
          </table:table-cell>
        </table:table-row>
        <table:table-row table:style-name="ro1">
          <table:table-cell office:value-type="float" office:value="25.8174368" calcext:value-type="float">
            <text:p>25.8174368</text:p>
          </table:table-cell>
          <table:table-cell table:formula="of:=ROUND(([.A239]-[.A238])*1000000)/1000" office:value-type="float" office:value="0.094" calcext:value-type="float">
            <text:p>0.094</text:p>
          </table:table-cell>
          <table:table-cell table:formula="of:=IF([.B239]&gt;1;&quot;SLEEP&quot;;&quot;&quot;)">
            <text:p/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float" office:value="25.8175304" calcext:value-type="float">
            <text:p>25.8175304</text:p>
          </table:table-cell>
          <table:table-cell table:formula="of:=ROUND(([.A240]-[.A239])*1000000)/1000" office:value-type="float" office:value="0.094" calcext:value-type="float">
            <text:p>0.094</text:p>
          </table:table-cell>
          <table:table-cell table:formula="of:=IF([.B240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81762416" calcext:value-type="float">
            <text:p>25.81762416</text:p>
          </table:table-cell>
          <table:table-cell table:formula="of:=ROUND(([.A241]-[.A240])*1000000)/1000" office:value-type="float" office:value="0.094" calcext:value-type="float">
            <text:p>0.094</text:p>
          </table:table-cell>
          <table:table-cell table:formula="of:=IF([.B241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1771776" calcext:value-type="float">
            <text:p>25.81771776</text:p>
          </table:table-cell>
          <table:table-cell table:formula="of:=ROUND(([.A242]-[.A241])*1000000)/1000" office:value-type="float" office:value="0.094" calcext:value-type="float">
            <text:p>0.094</text:p>
          </table:table-cell>
          <table:table-cell table:formula="of:=IF([.B242]&gt;1;&quot;SLEEP&quot;;&quot;&quot;)">
            <text:p/>
          </table:table-cell>
          <table:table-cell office:value-type="string" calcext:value-type="string">
            <text:p>0x82</text:p>
          </table:table-cell>
        </table:table-row>
        <table:table-row table:style-name="ro1">
          <table:table-cell office:value-type="float" office:value="25.81781136" calcext:value-type="float">
            <text:p>25.81781136</text:p>
          </table:table-cell>
          <table:table-cell table:formula="of:=ROUND(([.A243]-[.A242])*1000000)/1000" office:value-type="float" office:value="0.094" calcext:value-type="float">
            <text:p>0.094</text:p>
          </table:table-cell>
          <table:table-cell table:formula="of:=IF([.B243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81877696" calcext:value-type="float">
            <text:p>25.81877696</text:p>
          </table:table-cell>
          <table:table-cell table:formula="of:=ROUND(([.A244]-[.A243])*1000000)/1000" office:value-type="float" office:value="0.966" calcext:value-type="float">
            <text:p>0.966</text:p>
          </table:table-cell>
          <table:table-cell table:formula="of:=IF([.B244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5.81887056" calcext:value-type="float">
            <text:p>25.81887056</text:p>
          </table:table-cell>
          <table:table-cell table:formula="of:=ROUND(([.A245]-[.A244])*1000000)/1000" office:value-type="float" office:value="0.094" calcext:value-type="float">
            <text:p>0.094</text:p>
          </table:table-cell>
          <table:table-cell table:formula="of:=IF([.B245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5.81896432" calcext:value-type="float">
            <text:p>25.81896432</text:p>
          </table:table-cell>
          <table:table-cell table:formula="of:=ROUND(([.A246]-[.A245])*1000000)/1000" office:value-type="float" office:value="0.094" calcext:value-type="float">
            <text:p>0.094</text:p>
          </table:table-cell>
          <table:table-cell table:formula="of:=IF([.B246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81905792" calcext:value-type="float">
            <text:p>25.81905792</text:p>
          </table:table-cell>
          <table:table-cell table:formula="of:=ROUND(([.A247]-[.A246])*1000000)/1000" office:value-type="float" office:value="0.094" calcext:value-type="float">
            <text:p>0.094</text:p>
          </table:table-cell>
          <table:table-cell table:formula="of:=IF([.B247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81915168" calcext:value-type="float">
            <text:p>25.81915168</text:p>
          </table:table-cell>
          <table:table-cell table:formula="of:=ROUND(([.A248]-[.A247])*1000000)/1000" office:value-type="float" office:value="0.094" calcext:value-type="float">
            <text:p>0.094</text:p>
          </table:table-cell>
          <table:table-cell table:formula="of:=IF([.B248]&gt;1;&quot;SLEEP&quot;;&quot;&quot;)">
            <text:p/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float" office:value="25.81924528" calcext:value-type="float">
            <text:p>25.81924528</text:p>
          </table:table-cell>
          <table:table-cell table:formula="of:=ROUND(([.A249]-[.A248])*1000000)/1000" office:value-type="float" office:value="0.094" calcext:value-type="float">
            <text:p>0.094</text:p>
          </table:table-cell>
          <table:table-cell table:formula="of:=IF([.B249]&gt;1;&quot;SLEEP&quot;;&quot;&quot;)">
            <text:p/>
          </table:table-cell>
          <table:table-cell office:value-type="string" calcext:value-type="string">
            <text:p>0xA0</text:p>
          </table:table-cell>
        </table:table-row>
        <table:table-row table:style-name="ro1">
          <table:table-cell office:value-type="float" office:value="25.81933904" calcext:value-type="float">
            <text:p>25.81933904</text:p>
          </table:table-cell>
          <table:table-cell table:formula="of:=ROUND(([.A250]-[.A249])*1000000)/1000" office:value-type="float" office:value="0.094" calcext:value-type="float">
            <text:p>0.094</text:p>
          </table:table-cell>
          <table:table-cell table:formula="of:=IF([.B250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81943264" calcext:value-type="float">
            <text:p>25.81943264</text:p>
          </table:table-cell>
          <table:table-cell table:formula="of:=ROUND(([.A251]-[.A250])*1000000)/1000" office:value-type="float" office:value="0.094" calcext:value-type="float">
            <text:p>0.094</text:p>
          </table:table-cell>
          <table:table-cell table:formula="of:=IF([.B251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8195264" calcext:value-type="float">
            <text:p>25.8195264</text:p>
          </table:table-cell>
          <table:table-cell table:formula="of:=ROUND(([.A252]-[.A251])*1000000)/1000" office:value-type="float" office:value="0.094" calcext:value-type="float">
            <text:p>0.094</text:p>
          </table:table-cell>
          <table:table-cell table:formula="of:=IF([.B252]&gt;1;&quot;SLEEP&quot;;&quot;&quot;)">
            <text:p/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float" office:value="25.81962" calcext:value-type="float">
            <text:p>25.81962</text:p>
          </table:table-cell>
          <table:table-cell table:formula="of:=ROUND(([.A253]-[.A252])*1000000)/1000" office:value-type="float" office:value="0.094" calcext:value-type="float">
            <text:p>0.094</text:p>
          </table:table-cell>
          <table:table-cell table:formula="of:=IF([.B253]&gt;1;&quot;SLEEP&quot;;&quot;&quot;)">
            <text:p/>
          </table:table-cell>
          <table:table-cell office:value-type="string" calcext:value-type="string">
            <text:p>0xA1</text:p>
          </table:table-cell>
        </table:table-row>
        <table:table-row table:style-name="ro1">
          <table:table-cell office:value-type="float" office:value="25.81971376" calcext:value-type="float">
            <text:p>25.81971376</text:p>
          </table:table-cell>
          <table:table-cell table:formula="of:=ROUND(([.A254]-[.A253])*1000000)/1000" office:value-type="float" office:value="0.094" calcext:value-type="float">
            <text:p>0.094</text:p>
          </table:table-cell>
          <table:table-cell table:formula="of:=IF([.B254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81980736" calcext:value-type="float">
            <text:p>25.81980736</text:p>
          </table:table-cell>
          <table:table-cell table:formula="of:=ROUND(([.A255]-[.A254])*1000000)/1000" office:value-type="float" office:value="0.094" calcext:value-type="float">
            <text:p>0.094</text:p>
          </table:table-cell>
          <table:table-cell table:formula="of:=IF([.B255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81990112" calcext:value-type="float">
            <text:p>25.81990112</text:p>
          </table:table-cell>
          <table:table-cell table:formula="of:=ROUND(([.A256]-[.A255])*1000000)/1000" office:value-type="float" office:value="0.094" calcext:value-type="float">
            <text:p>0.094</text:p>
          </table:table-cell>
          <table:table-cell table:formula="of:=IF([.B256]&gt;1;&quot;SLEEP&quot;;&quot;&quot;)">
            <text:p/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float" office:value="25.81999472" calcext:value-type="float">
            <text:p>25.81999472</text:p>
          </table:table-cell>
          <table:table-cell table:formula="of:=ROUND(([.A257]-[.A256])*1000000)/1000" office:value-type="float" office:value="0.094" calcext:value-type="float">
            <text:p>0.094</text:p>
          </table:table-cell>
          <table:table-cell table:formula="of:=IF([.B257]&gt;1;&quot;SLEEP&quot;;&quot;&quot;)">
            <text:p/>
          </table:table-cell>
          <table:table-cell office:value-type="string" calcext:value-type="string">
            <text:p>0xA2</text:p>
          </table:table-cell>
        </table:table-row>
        <table:table-row table:style-name="ro1">
          <table:table-cell office:value-type="float" office:value="25.82008832" calcext:value-type="float">
            <text:p>25.82008832</text:p>
          </table:table-cell>
          <table:table-cell table:formula="of:=ROUND(([.A258]-[.A257])*1000000)/1000" office:value-type="float" office:value="0.094" calcext:value-type="float">
            <text:p>0.094</text:p>
          </table:table-cell>
          <table:table-cell table:formula="of:=IF([.B258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82018208" calcext:value-type="float">
            <text:p>25.82018208</text:p>
          </table:table-cell>
          <table:table-cell table:formula="of:=ROUND(([.A259]-[.A258])*1000000)/1000" office:value-type="float" office:value="0.094" calcext:value-type="float">
            <text:p>0.094</text:p>
          </table:table-cell>
          <table:table-cell table:formula="of:=IF([.B259]&gt;1;&quot;SLEEP&quot;;&quot;&quot;)">
            <text:p/>
          </table:table-cell>
          <table:table-cell office:value-type="string" calcext:value-type="string">
            <text:p>0x1F</text:p>
          </table:table-cell>
        </table:table-row>
        <table:table-row table:style-name="ro1">
          <table:table-cell office:value-type="float" office:value="25.82027584" calcext:value-type="float">
            <text:p>25.82027584</text:p>
          </table:table-cell>
          <table:table-cell table:formula="of:=ROUND(([.A260]-[.A259])*1000000)/1000" office:value-type="float" office:value="0.094" calcext:value-type="float">
            <text:p>0.094</text:p>
          </table:table-cell>
          <table:table-cell table:formula="of:=IF([.B260]&gt;1;&quot;SLEEP&quot;;&quot;&quot;)">
            <text:p/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float" office:value="25.82036944" calcext:value-type="float">
            <text:p>25.82036944</text:p>
          </table:table-cell>
          <table:table-cell table:formula="of:=ROUND(([.A261]-[.A260])*1000000)/1000" office:value-type="float" office:value="0.094" calcext:value-type="float">
            <text:p>0.094</text:p>
          </table:table-cell>
          <table:table-cell table:formula="of:=IF([.B261]&gt;1;&quot;SLEEP&quot;;&quot;&quot;)">
            <text:p/>
          </table:table-cell>
          <table:table-cell office:value-type="string" calcext:value-type="string">
            <text:p>0xA3</text:p>
          </table:table-cell>
        </table:table-row>
        <table:table-row table:style-name="ro1">
          <table:table-cell office:value-type="float" office:value="25.8204632" calcext:value-type="float">
            <text:p>25.8204632</text:p>
          </table:table-cell>
          <table:table-cell table:formula="of:=ROUND(([.A262]-[.A261])*1000000)/1000" office:value-type="float" office:value="0.094" calcext:value-type="float">
            <text:p>0.094</text:p>
          </table:table-cell>
          <table:table-cell table:formula="of:=IF([.B262]&gt;1;&quot;SLEEP&quot;;&quot;&quot;)">
            <text:p/>
          </table:table-cell>
          <table:table-cell office:value-type="string" calcext:value-type="string">
            <text:p>0xE4</text:p>
          </table:table-cell>
        </table:table-row>
        <table:table-row table:style-name="ro1">
          <table:table-cell office:value-type="float" office:value="25.8205568" calcext:value-type="float">
            <text:p>25.8205568</text:p>
          </table:table-cell>
          <table:table-cell table:formula="of:=ROUND(([.A263]-[.A262])*1000000)/1000" office:value-type="float" office:value="0.094" calcext:value-type="float">
            <text:p>0.094</text:p>
          </table:table-cell>
          <table:table-cell table:formula="of:=IF([.B26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206504" calcext:value-type="float">
            <text:p>25.8206504</text:p>
          </table:table-cell>
          <table:table-cell table:formula="of:=ROUND(([.A264]-[.A263])*1000000)/1000" office:value-type="float" office:value="0.094" calcext:value-type="float">
            <text:p>0.094</text:p>
          </table:table-cell>
          <table:table-cell table:formula="of:=IF([.B264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82074416" calcext:value-type="float">
            <text:p>25.82074416</text:p>
          </table:table-cell>
          <table:table-cell table:formula="of:=ROUND(([.A265]-[.A264])*1000000)/1000" office:value-type="float" office:value="0.094" calcext:value-type="float">
            <text:p>0.094</text:p>
          </table:table-cell>
          <table:table-cell table:formula="of:=IF([.B265]&gt;1;&quot;SLEEP&quot;;&quot;&quot;)">
            <text:p/>
          </table:table-cell>
          <table:table-cell office:value-type="string" calcext:value-type="string">
            <text:p>0xA6</text:p>
          </table:table-cell>
        </table:table-row>
        <table:table-row table:style-name="ro1">
          <table:table-cell office:value-type="float" office:value="25.82083776" calcext:value-type="float">
            <text:p>25.82083776</text:p>
          </table:table-cell>
          <table:table-cell table:formula="of:=ROUND(([.A266]-[.A265])*1000000)/1000" office:value-type="float" office:value="0.094" calcext:value-type="float">
            <text:p>0.094</text:p>
          </table:table-cell>
          <table:table-cell table:formula="of:=IF([.B266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2093152" calcext:value-type="float">
            <text:p>25.82093152</text:p>
          </table:table-cell>
          <table:table-cell table:formula="of:=ROUND(([.A267]-[.A266])*1000000)/1000" office:value-type="float" office:value="0.094" calcext:value-type="float">
            <text:p>0.094</text:p>
          </table:table-cell>
          <table:table-cell table:formula="of:=IF([.B267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5.82102512" calcext:value-type="float">
            <text:p>25.82102512</text:p>
          </table:table-cell>
          <table:table-cell table:formula="of:=ROUND(([.A268]-[.A267])*1000000)/1000" office:value-type="float" office:value="0.094" calcext:value-type="float">
            <text:p>0.094</text:p>
          </table:table-cell>
          <table:table-cell table:formula="of:=IF([.B268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2111888" calcext:value-type="float">
            <text:p>25.82111888</text:p>
          </table:table-cell>
          <table:table-cell table:formula="of:=ROUND(([.A269]-[.A268])*1000000)/1000" office:value-type="float" office:value="0.094" calcext:value-type="float">
            <text:p>0.094</text:p>
          </table:table-cell>
          <table:table-cell table:formula="of:=IF([.B269]&gt;1;&quot;SLEEP&quot;;&quot;&quot;)">
            <text:p/>
          </table:table-cell>
          <table:table-cell office:value-type="string" calcext:value-type="string">
            <text:p>0xE1</text:p>
          </table:table-cell>
        </table:table-row>
        <table:table-row table:style-name="ro1">
          <table:table-cell office:value-type="float" office:value="25.82121248" calcext:value-type="float">
            <text:p>25.82121248</text:p>
          </table:table-cell>
          <table:table-cell table:formula="of:=ROUND(([.A270]-[.A269])*1000000)/1000" office:value-type="float" office:value="0.094" calcext:value-type="float">
            <text:p>0.094</text:p>
          </table:table-cell>
          <table:table-cell table:formula="of:=IF([.B270]&gt;1;&quot;SLEEP&quot;;&quot;&quot;)">
            <text:p/>
          </table:table-cell>
          <table:table-cell office:value-type="string" calcext:value-type="string">
            <text:p>0xF4</text:p>
          </table:table-cell>
        </table:table-row>
        <table:table-row table:style-name="ro1">
          <table:table-cell office:value-type="float" office:value="25.82130624" calcext:value-type="float">
            <text:p>25.82130624</text:p>
          </table:table-cell>
          <table:table-cell table:formula="of:=ROUND(([.A271]-[.A270])*1000000)/1000" office:value-type="float" office:value="0.094" calcext:value-type="float">
            <text:p>0.094</text:p>
          </table:table-cell>
          <table:table-cell table:formula="of:=IF([.B27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2139984" calcext:value-type="float">
            <text:p>25.82139984</text:p>
          </table:table-cell>
          <table:table-cell table:formula="of:=ROUND(([.A272]-[.A271])*1000000)/1000" office:value-type="float" office:value="0.094" calcext:value-type="float">
            <text:p>0.094</text:p>
          </table:table-cell>
          <table:table-cell table:formula="of:=IF([.B272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82149344" calcext:value-type="float">
            <text:p>25.82149344</text:p>
          </table:table-cell>
          <table:table-cell table:formula="of:=ROUND(([.A273]-[.A272])*1000000)/1000" office:value-type="float" office:value="0.094" calcext:value-type="float">
            <text:p>0.094</text:p>
          </table:table-cell>
          <table:table-cell table:formula="of:=IF([.B273]&gt;1;&quot;SLEEP&quot;;&quot;&quot;)">
            <text:p/>
          </table:table-cell>
          <table:table-cell office:value-type="string" calcext:value-type="string">
            <text:p>0xA4</text:p>
          </table:table-cell>
        </table:table-row>
        <table:table-row table:style-name="ro1">
          <table:table-cell office:value-type="float" office:value="25.8215872" calcext:value-type="float">
            <text:p>25.8215872</text:p>
          </table:table-cell>
          <table:table-cell table:formula="of:=ROUND(([.A274]-[.A273])*1000000)/1000" office:value-type="float" office:value="0.094" calcext:value-type="float">
            <text:p>0.094</text:p>
          </table:table-cell>
          <table:table-cell table:formula="of:=IF([.B274]&gt;1;&quot;SLEEP&quot;;&quot;&quot;)">
            <text:p/>
          </table:table-cell>
          <table:table-cell office:value-type="string" calcext:value-type="string">
            <text:p>0xF4</text:p>
          </table:table-cell>
        </table:table-row>
        <table:table-row table:style-name="ro1">
          <table:table-cell office:value-type="float" office:value="25.8216808" calcext:value-type="float">
            <text:p>25.8216808</text:p>
          </table:table-cell>
          <table:table-cell table:formula="of:=ROUND(([.A275]-[.A274])*1000000)/1000" office:value-type="float" office:value="0.094" calcext:value-type="float">
            <text:p>0.094</text:p>
          </table:table-cell>
          <table:table-cell table:formula="of:=IF([.B275]&gt;1;&quot;SLEEP&quot;;&quot;&quot;)">
            <text:p/>
          </table:table-cell>
          <table:table-cell office:value-type="string" calcext:value-type="string">
            <text:p>0x1D</text:p>
          </table:table-cell>
        </table:table-row>
        <table:table-row table:style-name="ro1">
          <table:table-cell office:value-type="float" office:value="25.82264688" calcext:value-type="float">
            <text:p>25.82264688</text:p>
          </table:table-cell>
          <table:table-cell table:formula="of:=ROUND(([.A276]-[.A275])*1000000)/1000" office:value-type="float" office:value="0.966" calcext:value-type="float">
            <text:p>0.966</text:p>
          </table:table-cell>
          <table:table-cell table:formula="of:=IF([.B276]&gt;1;&quot;SLEEP&quot;;&quot;&quot;)">
            <text:p/>
          </table:table-cell>
          <table:table-cell office:value-type="string" calcext:value-type="string">
            <text:p>0x46</text:p>
          </table:table-cell>
        </table:table-row>
        <table:table-row table:style-name="ro1">
          <table:table-cell office:value-type="float" office:value="25.82274064" calcext:value-type="float">
            <text:p>25.82274064</text:p>
          </table:table-cell>
          <table:table-cell table:formula="of:=ROUND(([.A277]-[.A276])*1000000)/1000" office:value-type="float" office:value="0.094" calcext:value-type="float">
            <text:p>0.094</text:p>
          </table:table-cell>
          <table:table-cell table:formula="of:=IF([.B277]&gt;1;&quot;SLEEP&quot;;&quot;&quot;)">
            <text:p/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float" office:value="25.82283424" calcext:value-type="float">
            <text:p>25.82283424</text:p>
          </table:table-cell>
          <table:table-cell table:formula="of:=ROUND(([.A278]-[.A277])*1000000)/1000" office:value-type="float" office:value="0.094" calcext:value-type="float">
            <text:p>0.094</text:p>
          </table:table-cell>
          <table:table-cell table:formula="of:=IF([.B278]&gt;1;&quot;SLEEP&quot;;&quot;&quot;)">
            <text:p/>
          </table:table-cell>
          <table:table-cell office:value-type="string" calcext:value-type="string">
            <text:p>0xA5</text:p>
          </table:table-cell>
        </table:table-row>
        <table:table-row table:style-name="ro1">
          <table:table-cell office:value-type="float" office:value="25.822928" calcext:value-type="float">
            <text:p>25.822928</text:p>
          </table:table-cell>
          <table:table-cell table:formula="of:=ROUND(([.A279]-[.A278])*1000000)/1000" office:value-type="float" office:value="0.094" calcext:value-type="float">
            <text:p>0.094</text:p>
          </table:table-cell>
          <table:table-cell table:formula="of:=IF([.B279]&gt;1;&quot;SLEEP&quot;;&quot;&quot;)">
            <text:p/>
          </table:table-cell>
          <table:table-cell office:value-type="string" calcext:value-type="string">
            <text:p>0xF4</text:p>
          </table:table-cell>
        </table:table-row>
        <table:table-row table:style-name="ro1">
          <table:table-cell office:value-type="float" office:value="25.8230216" calcext:value-type="float">
            <text:p>25.8230216</text:p>
          </table:table-cell>
          <table:table-cell table:formula="of:=ROUND(([.A280]-[.A279])*1000000)/1000" office:value-type="float" office:value="0.094" calcext:value-type="float">
            <text:p>0.094</text:p>
          </table:table-cell>
          <table:table-cell table:formula="of:=IF([.B280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82311536" calcext:value-type="float">
            <text:p>25.82311536</text:p>
          </table:table-cell>
          <table:table-cell table:formula="of:=ROUND(([.A281]-[.A280])*1000000)/1000" office:value-type="float" office:value="0.094" calcext:value-type="float">
            <text:p>0.094</text:p>
          </table:table-cell>
          <table:table-cell table:formula="of:=IF([.B281]&gt;1;&quot;SLEEP&quot;;&quot;&quot;)">
            <text:p/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float" office:value="25.82320896" calcext:value-type="float">
            <text:p>25.82320896</text:p>
          </table:table-cell>
          <table:table-cell table:formula="of:=ROUND(([.A282]-[.A281])*1000000)/1000" office:value-type="float" office:value="0.094" calcext:value-type="float">
            <text:p>0.094</text:p>
          </table:table-cell>
          <table:table-cell table:formula="of:=IF([.B282]&gt;1;&quot;SLEEP&quot;;&quot;&quot;)">
            <text:p/>
          </table:table-cell>
          <table:table-cell office:value-type="string" calcext:value-type="string">
            <text:p>0xA7</text:p>
          </table:table-cell>
        </table:table-row>
        <table:table-row table:style-name="ro1">
          <table:table-cell office:value-type="float" office:value="25.82330256" calcext:value-type="float">
            <text:p>25.82330256</text:p>
          </table:table-cell>
          <table:table-cell table:formula="of:=ROUND(([.A283]-[.A282])*1000000)/1000" office:value-type="float" office:value="0.094" calcext:value-type="float">
            <text:p>0.094</text:p>
          </table:table-cell>
          <table:table-cell table:formula="of:=IF([.B283]&gt;1;&quot;SLEEP&quot;;&quot;&quot;)">
            <text:p/>
          </table:table-cell>
          <table:table-cell office:value-type="string" calcext:value-type="string">
            <text:p>0xF4</text:p>
          </table:table-cell>
        </table:table-row>
        <table:table-row table:style-name="ro1">
          <table:table-cell office:value-type="float" office:value="25.82339632" calcext:value-type="float">
            <text:p>25.82339632</text:p>
          </table:table-cell>
          <table:table-cell table:formula="of:=ROUND(([.A284]-[.A283])*1000000)/1000" office:value-type="float" office:value="0.094" calcext:value-type="float">
            <text:p>0.094</text:p>
          </table:table-cell>
          <table:table-cell table:formula="of:=IF([.B284]&gt;1;&quot;SLEEP&quot;;&quot;&quot;)">
            <text:p/>
          </table:table-cell>
          <table:table-cell office:value-type="string" calcext:value-type="string">
            <text:p>0x1F</text:p>
          </table:table-cell>
        </table:table-row>
        <table:table-row table:style-name="ro1">
          <table:table-cell office:value-type="float" office:value="25.82348992" calcext:value-type="float">
            <text:p>25.82348992</text:p>
          </table:table-cell>
          <table:table-cell table:formula="of:=ROUND(([.A285]-[.A284])*1000000)/1000" office:value-type="float" office:value="0.094" calcext:value-type="float">
            <text:p>0.094</text:p>
          </table:table-cell>
          <table:table-cell table:formula="of:=IF([.B285]&gt;1;&quot;SLEEP&quot;;&quot;&quot;)">
            <text:p/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float" office:value="25.82358368" calcext:value-type="float">
            <text:p>25.82358368</text:p>
          </table:table-cell>
          <table:table-cell table:formula="of:=ROUND(([.A286]-[.A285])*1000000)/1000" office:value-type="float" office:value="0.094" calcext:value-type="float">
            <text:p>0.094</text:p>
          </table:table-cell>
          <table:table-cell table:formula="of:=IF([.B286]&gt;1;&quot;SLEEP&quot;;&quot;&quot;)">
            <text:p/>
          </table:table-cell>
          <table:table-cell office:value-type="string" calcext:value-type="string">
            <text:p>0xA8</text:p>
          </table:table-cell>
        </table:table-row>
        <table:table-row table:style-name="ro1">
          <table:table-cell office:value-type="float" office:value="25.82367728" calcext:value-type="float">
            <text:p>25.82367728</text:p>
          </table:table-cell>
          <table:table-cell table:formula="of:=ROUND(([.A287]-[.A286])*1000000)/1000" office:value-type="float" office:value="0.094" calcext:value-type="float">
            <text:p>0.094</text:p>
          </table:table-cell>
          <table:table-cell table:formula="of:=IF([.B287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82377104" calcext:value-type="float">
            <text:p>25.82377104</text:p>
          </table:table-cell>
          <table:table-cell table:formula="of:=ROUND(([.A288]-[.A287])*1000000)/1000" office:value-type="float" office:value="0.094" calcext:value-type="float">
            <text:p>0.094</text:p>
          </table:table-cell>
          <table:table-cell table:formula="of:=IF([.B288]&gt;1;&quot;SLEEP&quot;;&quot;&quot;)">
            <text:p/>
          </table:table-cell>
          <table:table-cell office:value-type="string" calcext:value-type="string">
            <text:p>0x78</text:p>
          </table:table-cell>
        </table:table-row>
        <table:table-row table:style-name="ro1">
          <table:table-cell office:value-type="float" office:value="25.82386464" calcext:value-type="float">
            <text:p>25.82386464</text:p>
          </table:table-cell>
          <table:table-cell table:formula="of:=ROUND(([.A289]-[.A288])*1000000)/1000" office:value-type="float" office:value="0.094" calcext:value-type="float">
            <text:p>0.094</text:p>
          </table:table-cell>
          <table:table-cell table:formula="of:=IF([.B28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239584" calcext:value-type="float">
            <text:p>25.8239584</text:p>
          </table:table-cell>
          <table:table-cell table:formula="of:=ROUND(([.A290]-[.A289])*1000000)/1000" office:value-type="float" office:value="0.094" calcext:value-type="float">
            <text:p>0.094</text:p>
          </table:table-cell>
          <table:table-cell table:formula="of:=IF([.B290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824052" calcext:value-type="float">
            <text:p>25.824052</text:p>
          </table:table-cell>
          <table:table-cell table:formula="of:=ROUND(([.A291]-[.A290])*1000000)/1000" office:value-type="float" office:value="0.094" calcext:value-type="float">
            <text:p>0.094</text:p>
          </table:table-cell>
          <table:table-cell table:formula="of:=IF([.B291]&gt;1;&quot;SLEEP&quot;;&quot;&quot;)">
            <text:p/>
          </table:table-cell>
          <table:table-cell office:value-type="string" calcext:value-type="string">
            <text:p>0xE2</text:p>
          </table:table-cell>
        </table:table-row>
        <table:table-row table:style-name="ro1">
          <table:table-cell office:value-type="float" office:value="25.82414576" calcext:value-type="float">
            <text:p>25.82414576</text:p>
          </table:table-cell>
          <table:table-cell table:formula="of:=ROUND(([.A292]-[.A291])*1000000)/1000" office:value-type="float" office:value="0.094" calcext:value-type="float">
            <text:p>0.094</text:p>
          </table:table-cell>
          <table:table-cell table:formula="of:=IF([.B292]&gt;1;&quot;SLEEP&quot;;&quot;&quot;)">
            <text:p/>
          </table:table-cell>
          <table:table-cell office:value-type="string" calcext:value-type="string">
            <text:p>0x68</text:p>
          </table:table-cell>
        </table:table-row>
        <table:table-row table:style-name="ro1">
          <table:table-cell office:value-type="float" office:value="25.82423936" calcext:value-type="float">
            <text:p>25.82423936</text:p>
          </table:table-cell>
          <table:table-cell table:formula="of:=ROUND(([.A293]-[.A292])*1000000)/1000" office:value-type="float" office:value="0.094" calcext:value-type="float">
            <text:p>0.094</text:p>
          </table:table-cell>
          <table:table-cell table:formula="of:=IF([.B293]&gt;1;&quot;SLEEP&quot;;&quot;&quot;)">
            <text:p/>
          </table:table-cell>
          <table:table-cell office:value-type="string" calcext:value-type="string">
            <text:p>0xF1</text:p>
          </table:table-cell>
        </table:table-row>
        <table:table-row table:style-name="ro1">
          <table:table-cell office:value-type="float" office:value="25.82433312" calcext:value-type="float">
            <text:p>25.82433312</text:p>
          </table:table-cell>
          <table:table-cell table:formula="of:=ROUND(([.A294]-[.A293])*1000000)/1000" office:value-type="float" office:value="0.094" calcext:value-type="float">
            <text:p>0.094</text:p>
          </table:table-cell>
          <table:table-cell table:formula="of:=IF([.B294]&gt;1;&quot;SLEEP&quot;;&quot;&quot;)">
            <text:p/>
          </table:table-cell>
          <table:table-cell office:value-type="string" calcext:value-type="string">
            <text:p>0xC3</text:p>
          </table:table-cell>
        </table:table-row>
        <table:table-row table:style-name="ro1">
          <table:table-cell office:value-type="float" office:value="25.82442672" calcext:value-type="float">
            <text:p>25.82442672</text:p>
          </table:table-cell>
          <table:table-cell table:formula="of:=ROUND(([.A295]-[.A294])*1000000)/1000" office:value-type="float" office:value="0.094" calcext:value-type="float">
            <text:p>0.094</text:p>
          </table:table-cell>
          <table:table-cell table:formula="of:=IF([.B295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2452032" calcext:value-type="float">
            <text:p>25.82452032</text:p>
          </table:table-cell>
          <table:table-cell table:formula="of:=ROUND(([.A296]-[.A295])*1000000)/1000" office:value-type="float" office:value="0.094" calcext:value-type="float">
            <text:p>0.094</text:p>
          </table:table-cell>
          <table:table-cell table:formula="of:=IF([.B296]&gt;1;&quot;SLEEP&quot;;&quot;&quot;)">
            <text:p/>
          </table:table-cell>
          <table:table-cell office:value-type="string" calcext:value-type="string">
            <text:p>0x67</text:p>
          </table:table-cell>
        </table:table-row>
        <table:table-row table:style-name="ro1">
          <table:table-cell office:value-type="float" office:value="25.82461408" calcext:value-type="float">
            <text:p>25.82461408</text:p>
          </table:table-cell>
          <table:table-cell table:formula="of:=ROUND(([.A297]-[.A296])*1000000)/1000" office:value-type="float" office:value="0.094" calcext:value-type="float">
            <text:p>0.094</text:p>
          </table:table-cell>
          <table:table-cell table:formula="of:=IF([.B297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2470768" calcext:value-type="float">
            <text:p>25.82470768</text:p>
          </table:table-cell>
          <table:table-cell table:formula="of:=ROUND(([.A298]-[.A297])*1000000)/1000" office:value-type="float" office:value="0.094" calcext:value-type="float">
            <text:p>0.094</text:p>
          </table:table-cell>
          <table:table-cell table:formula="of:=IF([.B298]&gt;1;&quot;SLEEP&quot;;&quot;&quot;)">
            <text:p/>
          </table:table-cell>
          <table:table-cell office:value-type="string" calcext:value-type="string">
            <text:p>0xE9</text:p>
          </table:table-cell>
        </table:table-row>
        <table:table-row table:style-name="ro1">
          <table:table-cell office:value-type="float" office:value="25.82480144" calcext:value-type="float">
            <text:p>25.82480144</text:p>
          </table:table-cell>
          <table:table-cell table:formula="of:=ROUND(([.A299]-[.A298])*1000000)/1000" office:value-type="float" office:value="0.094" calcext:value-type="float">
            <text:p>0.094</text:p>
          </table:table-cell>
          <table:table-cell table:formula="of:=IF([.B299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2489504" calcext:value-type="float">
            <text:p>25.82489504</text:p>
          </table:table-cell>
          <table:table-cell table:formula="of:=ROUND(([.A300]-[.A299])*1000000)/1000" office:value-type="float" office:value="0.094" calcext:value-type="float">
            <text:p>0.094</text:p>
          </table:table-cell>
          <table:table-cell table:formula="of:=IF([.B300]&gt;1;&quot;SLEEP&quot;;&quot;&quot;)">
            <text:p/>
          </table:table-cell>
          <table:table-cell office:value-type="string" calcext:value-type="string">
            <text:p>0x4B</text:p>
          </table:table-cell>
        </table:table-row>
        <table:table-row table:style-name="ro1">
          <table:table-cell office:value-type="float" office:value="25.8249888" calcext:value-type="float">
            <text:p>25.8249888</text:p>
          </table:table-cell>
          <table:table-cell table:formula="of:=ROUND(([.A301]-[.A300])*1000000)/1000" office:value-type="float" office:value="0.094" calcext:value-type="float">
            <text:p>0.094</text:p>
          </table:table-cell>
          <table:table-cell table:formula="of:=IF([.B301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8250824" calcext:value-type="float">
            <text:p>25.8250824</text:p>
          </table:table-cell>
          <table:table-cell table:formula="of:=ROUND(([.A302]-[.A301])*1000000)/1000" office:value-type="float" office:value="0.094" calcext:value-type="float">
            <text:p>0.094</text:p>
          </table:table-cell>
          <table:table-cell table:formula="of:=IF([.B302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5.825176" calcext:value-type="float">
            <text:p>25.825176</text:p>
          </table:table-cell>
          <table:table-cell table:formula="of:=ROUND(([.A303]-[.A302])*1000000)/1000" office:value-type="float" office:value="0.094" calcext:value-type="float">
            <text:p>0.094</text:p>
          </table:table-cell>
          <table:table-cell table:formula="of:=IF([.B303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82526976" calcext:value-type="float">
            <text:p>25.82526976</text:p>
          </table:table-cell>
          <table:table-cell table:formula="of:=ROUND(([.A304]-[.A303])*1000000)/1000" office:value-type="float" office:value="0.094" calcext:value-type="float">
            <text:p>0.094</text:p>
          </table:table-cell>
          <table:table-cell table:formula="of:=IF([.B304]&gt;1;&quot;SLEEP&quot;;&quot;&quot;)">
            <text:p/>
          </table:table-cell>
          <table:table-cell office:value-type="string" calcext:value-type="string">
            <text:p>0x70</text:p>
          </table:table-cell>
        </table:table-row>
        <table:table-row table:style-name="ro1">
          <table:table-cell office:value-type="float" office:value="25.82536336" calcext:value-type="float">
            <text:p>25.82536336</text:p>
          </table:table-cell>
          <table:table-cell table:formula="of:=ROUND(([.A305]-[.A304])*1000000)/1000" office:value-type="float" office:value="0.094" calcext:value-type="float">
            <text:p>0.094</text:p>
          </table:table-cell>
          <table:table-cell table:formula="of:=IF([.B30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2545696" calcext:value-type="float">
            <text:p>25.82545696</text:p>
          </table:table-cell>
          <table:table-cell table:formula="of:=ROUND(([.A306]-[.A305])*1000000)/1000" office:value-type="float" office:value="0.094" calcext:value-type="float">
            <text:p>0.094</text:p>
          </table:table-cell>
          <table:table-cell table:formula="of:=IF([.B306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82555072" calcext:value-type="float">
            <text:p>25.82555072</text:p>
          </table:table-cell>
          <table:table-cell table:formula="of:=ROUND(([.A307]-[.A306])*1000000)/1000" office:value-type="float" office:value="0.094" calcext:value-type="float">
            <text:p>0.094</text:p>
          </table:table-cell>
          <table:table-cell table:formula="of:=IF([.B307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2651664" calcext:value-type="float">
            <text:p>25.82651664</text:p>
          </table:table-cell>
          <table:table-cell table:formula="of:=ROUND(([.A308]-[.A307])*1000000)/1000" office:value-type="float" office:value="0.966" calcext:value-type="float">
            <text:p>0.966</text:p>
          </table:table-cell>
          <table:table-cell table:formula="of:=IF([.B308]&gt;1;&quot;SLEEP&quot;;&quot;&quot;)">
            <text:p/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float" office:value="25.82661024" calcext:value-type="float">
            <text:p>25.82661024</text:p>
          </table:table-cell>
          <table:table-cell table:formula="of:=ROUND(([.A309]-[.A308])*1000000)/1000" office:value-type="float" office:value="0.094" calcext:value-type="float">
            <text:p>0.094</text:p>
          </table:table-cell>
          <table:table-cell table:formula="of:=IF([.B309]&gt;1;&quot;SLEEP&quot;;&quot;&quot;)">
            <text:p/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float" office:value="25.826704" calcext:value-type="float">
            <text:p>25.826704</text:p>
          </table:table-cell>
          <table:table-cell table:formula="of:=ROUND(([.A310]-[.A309])*1000000)/1000" office:value-type="float" office:value="0.094" calcext:value-type="float">
            <text:p>0.094</text:p>
          </table:table-cell>
          <table:table-cell table:formula="of:=IF([.B310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8267976" calcext:value-type="float">
            <text:p>25.8267976</text:p>
          </table:table-cell>
          <table:table-cell table:formula="of:=ROUND(([.A311]-[.A310])*1000000)/1000" office:value-type="float" office:value="0.094" calcext:value-type="float">
            <text:p>0.094</text:p>
          </table:table-cell>
          <table:table-cell table:formula="of:=IF([.B311]&gt;1;&quot;SLEEP&quot;;&quot;&quot;)">
            <text:p/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float" office:value="25.82689136" calcext:value-type="float">
            <text:p>25.82689136</text:p>
          </table:table-cell>
          <table:table-cell table:formula="of:=ROUND(([.A312]-[.A311])*1000000)/1000" office:value-type="float" office:value="0.094" calcext:value-type="float">
            <text:p>0.094</text:p>
          </table:table-cell>
          <table:table-cell table:formula="of:=IF([.B312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2698496" calcext:value-type="float">
            <text:p>25.82698496</text:p>
          </table:table-cell>
          <table:table-cell table:formula="of:=ROUND(([.A313]-[.A312])*1000000)/1000" office:value-type="float" office:value="0.094" calcext:value-type="float">
            <text:p>0.094</text:p>
          </table:table-cell>
          <table:table-cell table:formula="of:=IF([.B313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5.82707872" calcext:value-type="float">
            <text:p>25.82707872</text:p>
          </table:table-cell>
          <table:table-cell table:formula="of:=ROUND(([.A314]-[.A313])*1000000)/1000" office:value-type="float" office:value="0.094" calcext:value-type="float">
            <text:p>0.094</text:p>
          </table:table-cell>
          <table:table-cell table:formula="of:=IF([.B31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2717232" calcext:value-type="float">
            <text:p>25.82717232</text:p>
          </table:table-cell>
          <table:table-cell table:formula="of:=ROUND(([.A315]-[.A314])*1000000)/1000" office:value-type="float" office:value="0.094" calcext:value-type="float">
            <text:p>0.094</text:p>
          </table:table-cell>
          <table:table-cell table:formula="of:=IF([.B315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2726608" calcext:value-type="float">
            <text:p>25.82726608</text:p>
          </table:table-cell>
          <table:table-cell table:formula="of:=ROUND(([.A316]-[.A315])*1000000)/1000" office:value-type="float" office:value="0.094" calcext:value-type="float">
            <text:p>0.094</text:p>
          </table:table-cell>
          <table:table-cell table:formula="of:=IF([.B316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82735968" calcext:value-type="float">
            <text:p>25.82735968</text:p>
          </table:table-cell>
          <table:table-cell table:formula="of:=ROUND(([.A317]-[.A316])*1000000)/1000" office:value-type="float" office:value="0.094" calcext:value-type="float">
            <text:p>0.094</text:p>
          </table:table-cell>
          <table:table-cell table:formula="of:=IF([.B31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2745328" calcext:value-type="float">
            <text:p>25.82745328</text:p>
          </table:table-cell>
          <table:table-cell table:formula="of:=ROUND(([.A318]-[.A317])*1000000)/1000" office:value-type="float" office:value="0.094" calcext:value-type="float">
            <text:p>0.094</text:p>
          </table:table-cell>
          <table:table-cell table:formula="of:=IF([.B318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82754704" calcext:value-type="float">
            <text:p>25.82754704</text:p>
          </table:table-cell>
          <table:table-cell table:formula="of:=ROUND(([.A319]-[.A318])*1000000)/1000" office:value-type="float" office:value="0.094" calcext:value-type="float">
            <text:p>0.094</text:p>
          </table:table-cell>
          <table:table-cell table:formula="of:=IF([.B319]&gt;1;&quot;SLEEP&quot;;&quot;&quot;)">
            <text:p/>
          </table:table-cell>
          <table:table-cell office:value-type="string" calcext:value-type="string">
            <text:p>0xA9</text:p>
          </table:table-cell>
        </table:table-row>
        <table:table-row table:style-name="ro1">
          <table:table-cell office:value-type="float" office:value="25.82764064" calcext:value-type="float">
            <text:p>25.82764064</text:p>
          </table:table-cell>
          <table:table-cell table:formula="of:=ROUND(([.A320]-[.A319])*1000000)/1000" office:value-type="float" office:value="0.094" calcext:value-type="float">
            <text:p>0.094</text:p>
          </table:table-cell>
          <table:table-cell table:formula="of:=IF([.B320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277344" calcext:value-type="float">
            <text:p>25.8277344</text:p>
          </table:table-cell>
          <table:table-cell table:formula="of:=ROUND(([.A321]-[.A320])*1000000)/1000" office:value-type="float" office:value="0.094" calcext:value-type="float">
            <text:p>0.094</text:p>
          </table:table-cell>
          <table:table-cell table:formula="of:=IF([.B321]&gt;1;&quot;SLEEP&quot;;&quot;&quot;)">
            <text:p/>
          </table:table-cell>
          <table:table-cell office:value-type="string" calcext:value-type="string">
            <text:p>0x82</text:p>
          </table:table-cell>
        </table:table-row>
        <table:table-row table:style-name="ro1">
          <table:table-cell office:value-type="float" office:value="25.827828" calcext:value-type="float">
            <text:p>25.827828</text:p>
          </table:table-cell>
          <table:table-cell table:formula="of:=ROUND(([.A322]-[.A321])*1000000)/1000" office:value-type="float" office:value="0.094" calcext:value-type="float">
            <text:p>0.094</text:p>
          </table:table-cell>
          <table:table-cell table:formula="of:=IF([.B32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2792176" calcext:value-type="float">
            <text:p>25.82792176</text:p>
          </table:table-cell>
          <table:table-cell table:formula="of:=ROUND(([.A323]-[.A322])*1000000)/1000" office:value-type="float" office:value="0.094" calcext:value-type="float">
            <text:p>0.094</text:p>
          </table:table-cell>
          <table:table-cell table:formula="of:=IF([.B323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82801536" calcext:value-type="float">
            <text:p>25.82801536</text:p>
          </table:table-cell>
          <table:table-cell table:formula="of:=ROUND(([.A324]-[.A323])*1000000)/1000" office:value-type="float" office:value="0.094" calcext:value-type="float">
            <text:p>0.094</text:p>
          </table:table-cell>
          <table:table-cell table:formula="of:=IF([.B324]&gt;1;&quot;SLEEP&quot;;&quot;&quot;)">
            <text:p/>
          </table:table-cell>
          <table:table-cell office:value-type="string" calcext:value-type="string">
            <text:p>0x8E</text:p>
          </table:table-cell>
        </table:table-row>
        <table:table-row table:style-name="ro1">
          <table:table-cell office:value-type="float" office:value="25.82810912" calcext:value-type="float">
            <text:p>25.82810912</text:p>
          </table:table-cell>
          <table:table-cell table:formula="of:=ROUND(([.A325]-[.A324])*1000000)/1000" office:value-type="float" office:value="0.094" calcext:value-type="float">
            <text:p>0.094</text:p>
          </table:table-cell>
          <table:table-cell table:formula="of:=IF([.B325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82820272" calcext:value-type="float">
            <text:p>25.82820272</text:p>
          </table:table-cell>
          <table:table-cell table:formula="of:=ROUND(([.A326]-[.A325])*1000000)/1000" office:value-type="float" office:value="0.094" calcext:value-type="float">
            <text:p>0.094</text:p>
          </table:table-cell>
          <table:table-cell table:formula="of:=IF([.B326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82829648" calcext:value-type="float">
            <text:p>25.82829648</text:p>
          </table:table-cell>
          <table:table-cell table:formula="of:=ROUND(([.A327]-[.A326])*1000000)/1000" office:value-type="float" office:value="0.094" calcext:value-type="float">
            <text:p>0.094</text:p>
          </table:table-cell>
          <table:table-cell table:formula="of:=IF([.B327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5.82839008" calcext:value-type="float">
            <text:p>25.82839008</text:p>
          </table:table-cell>
          <table:table-cell table:formula="of:=ROUND(([.A328]-[.A327])*1000000)/1000" office:value-type="float" office:value="0.094" calcext:value-type="float">
            <text:p>0.094</text:p>
          </table:table-cell>
          <table:table-cell table:formula="of:=IF([.B328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82848368" calcext:value-type="float">
            <text:p>25.82848368</text:p>
          </table:table-cell>
          <table:table-cell table:formula="of:=ROUND(([.A329]-[.A328])*1000000)/1000" office:value-type="float" office:value="0.094" calcext:value-type="float">
            <text:p>0.094</text:p>
          </table:table-cell>
          <table:table-cell table:formula="of:=IF([.B329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82857744" calcext:value-type="float">
            <text:p>25.82857744</text:p>
          </table:table-cell>
          <table:table-cell table:formula="of:=ROUND(([.A330]-[.A329])*1000000)/1000" office:value-type="float" office:value="0.094" calcext:value-type="float">
            <text:p>0.094</text:p>
          </table:table-cell>
          <table:table-cell table:formula="of:=IF([.B330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82867104" calcext:value-type="float">
            <text:p>25.82867104</text:p>
          </table:table-cell>
          <table:table-cell table:formula="of:=ROUND(([.A331]-[.A330])*1000000)/1000" office:value-type="float" office:value="0.094" calcext:value-type="float">
            <text:p>0.094</text:p>
          </table:table-cell>
          <table:table-cell table:formula="of:=IF([.B331]&gt;1;&quot;SLEEP&quot;;&quot;&quot;)">
            <text:p/>
          </table:table-cell>
          <table:table-cell office:value-type="string" calcext:value-type="string">
            <text:p>0xAA</text:p>
          </table:table-cell>
        </table:table-row>
        <table:table-row table:style-name="ro1">
          <table:table-cell office:value-type="float" office:value="25.82876464" calcext:value-type="float">
            <text:p>25.82876464</text:p>
          </table:table-cell>
          <table:table-cell table:formula="of:=ROUND(([.A332]-[.A331])*1000000)/1000" office:value-type="float" office:value="0.094" calcext:value-type="float">
            <text:p>0.094</text:p>
          </table:table-cell>
          <table:table-cell table:formula="of:=IF([.B332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8288584" calcext:value-type="float">
            <text:p>25.8288584</text:p>
          </table:table-cell>
          <table:table-cell table:formula="of:=ROUND(([.A333]-[.A332])*1000000)/1000" office:value-type="float" office:value="0.094" calcext:value-type="float">
            <text:p>0.094</text:p>
          </table:table-cell>
          <table:table-cell table:formula="of:=IF([.B333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828952" calcext:value-type="float">
            <text:p>25.828952</text:p>
          </table:table-cell>
          <table:table-cell table:formula="of:=ROUND(([.A334]-[.A333])*1000000)/1000" office:value-type="float" office:value="0.094" calcext:value-type="float">
            <text:p>0.094</text:p>
          </table:table-cell>
          <table:table-cell table:formula="of:=IF([.B334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82904576" calcext:value-type="float">
            <text:p>25.82904576</text:p>
          </table:table-cell>
          <table:table-cell table:formula="of:=ROUND(([.A335]-[.A334])*1000000)/1000" office:value-type="float" office:value="0.094" calcext:value-type="float">
            <text:p>0.094</text:p>
          </table:table-cell>
          <table:table-cell table:formula="of:=IF([.B335]&gt;1;&quot;SLEEP&quot;;&quot;&quot;)">
            <text:p/>
          </table:table-cell>
          <table:table-cell office:value-type="string" calcext:value-type="string">
            <text:p>0xAB</text:p>
          </table:table-cell>
        </table:table-row>
        <table:table-row table:style-name="ro1">
          <table:table-cell office:value-type="float" office:value="25.830016" calcext:value-type="float">
            <text:p>25.830016</text:p>
          </table:table-cell>
          <table:table-cell table:formula="of:=ROUND(([.A336]-[.A335])*1000000)/1000" office:value-type="float" office:value="0.97" calcext:value-type="float">
            <text:p>0.97</text:p>
          </table:table-cell>
          <table:table-cell table:formula="of:=IF([.B33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301096" calcext:value-type="float">
            <text:p>25.8301096</text:p>
          </table:table-cell>
          <table:table-cell table:formula="of:=ROUND(([.A337]-[.A336])*1000000)/1000" office:value-type="float" office:value="0.094" calcext:value-type="float">
            <text:p>0.094</text:p>
          </table:table-cell>
          <table:table-cell table:formula="of:=IF([.B337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83034368" calcext:value-type="float">
            <text:p>25.83034368</text:p>
          </table:table-cell>
          <table:table-cell table:formula="of:=ROUND(([.A338]-[.A337])*1000000)/1000" office:value-type="float" office:value="0.234" calcext:value-type="float">
            <text:p>0.234</text:p>
          </table:table-cell>
          <table:table-cell table:formula="of:=IF([.B338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83043744" calcext:value-type="float">
            <text:p>25.83043744</text:p>
          </table:table-cell>
          <table:table-cell table:formula="of:=ROUND(([.A339]-[.A338])*1000000)/1000" office:value-type="float" office:value="0.094" calcext:value-type="float">
            <text:p>0.094</text:p>
          </table:table-cell>
          <table:table-cell table:formula="of:=IF([.B339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83053104" calcext:value-type="float">
            <text:p>25.83053104</text:p>
          </table:table-cell>
          <table:table-cell table:formula="of:=ROUND(([.A340]-[.A339])*1000000)/1000" office:value-type="float" office:value="0.094" calcext:value-type="float">
            <text:p>0.094</text:p>
          </table:table-cell>
          <table:table-cell table:formula="of:=IF([.B340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8306248" calcext:value-type="float">
            <text:p>25.8306248</text:p>
          </table:table-cell>
          <table:table-cell table:formula="of:=ROUND(([.A341]-[.A340])*1000000)/1000" office:value-type="float" office:value="0.094" calcext:value-type="float">
            <text:p>0.094</text:p>
          </table:table-cell>
          <table:table-cell table:formula="of:=IF([.B341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8307184" calcext:value-type="float">
            <text:p>25.8307184</text:p>
          </table:table-cell>
          <table:table-cell table:formula="of:=ROUND(([.A342]-[.A341])*1000000)/1000" office:value-type="float" office:value="0.094" calcext:value-type="float">
            <text:p>0.094</text:p>
          </table:table-cell>
          <table:table-cell table:formula="of:=IF([.B342]&gt;1;&quot;SLEEP&quot;;&quot;&quot;)">
            <text:p/>
          </table:table-cell>
          <table:table-cell office:value-type="string" calcext:value-type="string">
            <text:p>0xAC</text:p>
          </table:table-cell>
        </table:table-row>
        <table:table-row table:style-name="ro1">
          <table:table-cell office:value-type="float" office:value="25.830812" calcext:value-type="float">
            <text:p>25.830812</text:p>
          </table:table-cell>
          <table:table-cell table:formula="of:=ROUND(([.A343]-[.A342])*1000000)/1000" office:value-type="float" office:value="0.094" calcext:value-type="float">
            <text:p>0.094</text:p>
          </table:table-cell>
          <table:table-cell table:formula="of:=IF([.B343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83090576" calcext:value-type="float">
            <text:p>25.83090576</text:p>
          </table:table-cell>
          <table:table-cell table:formula="of:=ROUND(([.A344]-[.A343])*1000000)/1000" office:value-type="float" office:value="0.094" calcext:value-type="float">
            <text:p>0.094</text:p>
          </table:table-cell>
          <table:table-cell table:formula="of:=IF([.B344]&gt;1;&quot;SLEEP&quot;;&quot;&quot;)">
            <text:p/>
          </table:table-cell>
          <table:table-cell office:value-type="string" calcext:value-type="string">
            <text:p>0x1F</text:p>
          </table:table-cell>
        </table:table-row>
        <table:table-row table:style-name="ro1">
          <table:table-cell office:value-type="float" office:value="25.83099936" calcext:value-type="float">
            <text:p>25.83099936</text:p>
          </table:table-cell>
          <table:table-cell table:formula="of:=ROUND(([.A345]-[.A344])*1000000)/1000" office:value-type="float" office:value="0.094" calcext:value-type="float">
            <text:p>0.094</text:p>
          </table:table-cell>
          <table:table-cell table:formula="of:=IF([.B345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83109312" calcext:value-type="float">
            <text:p>25.83109312</text:p>
          </table:table-cell>
          <table:table-cell table:formula="of:=ROUND(([.A346]-[.A345])*1000000)/1000" office:value-type="float" office:value="0.094" calcext:value-type="float">
            <text:p>0.094</text:p>
          </table:table-cell>
          <table:table-cell table:formula="of:=IF([.B346]&gt;1;&quot;SLEEP&quot;;&quot;&quot;)">
            <text:p/>
          </table:table-cell>
          <table:table-cell office:value-type="string" calcext:value-type="string">
            <text:p>0xAD</text:p>
          </table:table-cell>
        </table:table-row>
        <table:table-row table:style-name="ro1">
          <table:table-cell office:value-type="float" office:value="25.83118672" calcext:value-type="float">
            <text:p>25.83118672</text:p>
          </table:table-cell>
          <table:table-cell table:formula="of:=ROUND(([.A347]-[.A346])*1000000)/1000" office:value-type="float" office:value="0.094" calcext:value-type="float">
            <text:p>0.094</text:p>
          </table:table-cell>
          <table:table-cell table:formula="of:=IF([.B347]&gt;1;&quot;SLEEP&quot;;&quot;&quot;)">
            <text:p/>
          </table:table-cell>
          <table:table-cell office:value-type="string" calcext:value-type="string">
            <text:p>0x86</text:p>
          </table:table-cell>
        </table:table-row>
        <table:table-row table:style-name="ro1">
          <table:table-cell office:value-type="float" office:value="25.83128048" calcext:value-type="float">
            <text:p>25.83128048</text:p>
          </table:table-cell>
          <table:table-cell table:formula="of:=ROUND(([.A348]-[.A347])*1000000)/1000" office:value-type="float" office:value="0.094" calcext:value-type="float">
            <text:p>0.094</text:p>
          </table:table-cell>
          <table:table-cell table:formula="of:=IF([.B348]&gt;1;&quot;SLEEP&quot;;&quot;&quot;)">
            <text:p/>
          </table:table-cell>
          <table:table-cell office:value-type="string" calcext:value-type="string">
            <text:p>0xA1</text:p>
          </table:table-cell>
        </table:table-row>
        <table:table-row table:style-name="ro1">
          <table:table-cell office:value-type="float" office:value="25.83137408" calcext:value-type="float">
            <text:p>25.83137408</text:p>
          </table:table-cell>
          <table:table-cell table:formula="of:=ROUND(([.A349]-[.A348])*1000000)/1000" office:value-type="float" office:value="0.094" calcext:value-type="float">
            <text:p>0.094</text:p>
          </table:table-cell>
          <table:table-cell table:formula="of:=IF([.B349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5.83146784" calcext:value-type="float">
            <text:p>25.83146784</text:p>
          </table:table-cell>
          <table:table-cell table:formula="of:=ROUND(([.A350]-[.A349])*1000000)/1000" office:value-type="float" office:value="0.094" calcext:value-type="float">
            <text:p>0.094</text:p>
          </table:table-cell>
          <table:table-cell table:formula="of:=IF([.B350]&gt;1;&quot;SLEEP&quot;;&quot;&quot;)">
            <text:p/>
          </table:table-cell>
          <table:table-cell office:value-type="string" calcext:value-type="string">
            <text:p>0xC2</text:p>
          </table:table-cell>
        </table:table-row>
        <table:table-row table:style-name="ro1">
          <table:table-cell office:value-type="float" office:value="25.83156144" calcext:value-type="float">
            <text:p>25.83156144</text:p>
          </table:table-cell>
          <table:table-cell table:formula="of:=ROUND(([.A351]-[.A350])*1000000)/1000" office:value-type="float" office:value="0.094" calcext:value-type="float">
            <text:p>0.094</text:p>
          </table:table-cell>
          <table:table-cell table:formula="of:=IF([.B351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316552" calcext:value-type="float">
            <text:p>25.8316552</text:p>
          </table:table-cell>
          <table:table-cell table:formula="of:=ROUND(([.A352]-[.A351])*1000000)/1000" office:value-type="float" office:value="0.094" calcext:value-type="float">
            <text:p>0.094</text:p>
          </table:table-cell>
          <table:table-cell table:formula="of:=IF([.B352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5.8317488" calcext:value-type="float">
            <text:p>25.8317488</text:p>
          </table:table-cell>
          <table:table-cell table:formula="of:=ROUND(([.A353]-[.A352])*1000000)/1000" office:value-type="float" office:value="0.094" calcext:value-type="float">
            <text:p>0.094</text:p>
          </table:table-cell>
          <table:table-cell table:formula="of:=IF([.B353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3184256" calcext:value-type="float">
            <text:p>25.83184256</text:p>
          </table:table-cell>
          <table:table-cell table:formula="of:=ROUND(([.A354]-[.A353])*1000000)/1000" office:value-type="float" office:value="0.094" calcext:value-type="float">
            <text:p>0.094</text:p>
          </table:table-cell>
          <table:table-cell table:formula="of:=IF([.B354]&gt;1;&quot;SLEEP&quot;;&quot;&quot;)">
            <text:p/>
          </table:table-cell>
          <table:table-cell office:value-type="string" calcext:value-type="string">
            <text:p>0xE8</text:p>
          </table:table-cell>
        </table:table-row>
        <table:table-row table:style-name="ro1">
          <table:table-cell office:value-type="float" office:value="25.83193616" calcext:value-type="float">
            <text:p>25.83193616</text:p>
          </table:table-cell>
          <table:table-cell table:formula="of:=ROUND(([.A355]-[.A354])*1000000)/1000" office:value-type="float" office:value="0.094" calcext:value-type="float">
            <text:p>0.094</text:p>
          </table:table-cell>
          <table:table-cell table:formula="of:=IF([.B355]&gt;1;&quot;SLEEP&quot;;&quot;&quot;)">
            <text:p/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float" office:value="25.83202992" calcext:value-type="float">
            <text:p>25.83202992</text:p>
          </table:table-cell>
          <table:table-cell table:formula="of:=ROUND(([.A356]-[.A355])*1000000)/1000" office:value-type="float" office:value="0.094" calcext:value-type="float">
            <text:p>0.094</text:p>
          </table:table-cell>
          <table:table-cell table:formula="of:=IF([.B35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3212352" calcext:value-type="float">
            <text:p>25.83212352</text:p>
          </table:table-cell>
          <table:table-cell table:formula="of:=ROUND(([.A357]-[.A356])*1000000)/1000" office:value-type="float" office:value="0.094" calcext:value-type="float">
            <text:p>0.094</text:p>
          </table:table-cell>
          <table:table-cell table:formula="of:=IF([.B35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3221712" calcext:value-type="float">
            <text:p>25.83221712</text:p>
          </table:table-cell>
          <table:table-cell table:formula="of:=ROUND(([.A358]-[.A357])*1000000)/1000" office:value-type="float" office:value="0.094" calcext:value-type="float">
            <text:p>0.094</text:p>
          </table:table-cell>
          <table:table-cell table:formula="of:=IF([.B35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3231088" calcext:value-type="float">
            <text:p>25.83231088</text:p>
          </table:table-cell>
          <table:table-cell table:formula="of:=ROUND(([.A359]-[.A358])*1000000)/1000" office:value-type="float" office:value="0.094" calcext:value-type="float">
            <text:p>0.094</text:p>
          </table:table-cell>
          <table:table-cell table:formula="of:=IF([.B359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3240448" calcext:value-type="float">
            <text:p>25.83240448</text:p>
          </table:table-cell>
          <table:table-cell table:formula="of:=ROUND(([.A360]-[.A359])*1000000)/1000" office:value-type="float" office:value="0.094" calcext:value-type="float">
            <text:p>0.094</text:p>
          </table:table-cell>
          <table:table-cell table:formula="of:=IF([.B360]&gt;1;&quot;SLEEP&quot;;&quot;&quot;)">
            <text:p/>
          </table:table-cell>
          <table:table-cell office:value-type="string" calcext:value-type="string">
            <text:p>0x43</text:p>
          </table:table-cell>
        </table:table-row>
        <table:table-row table:style-name="ro1">
          <table:table-cell office:value-type="float" office:value="25.83249824" calcext:value-type="float">
            <text:p>25.83249824</text:p>
          </table:table-cell>
          <table:table-cell table:formula="of:=ROUND(([.A361]-[.A360])*1000000)/1000" office:value-type="float" office:value="0.094" calcext:value-type="float">
            <text:p>0.094</text:p>
          </table:table-cell>
          <table:table-cell table:formula="of:=IF([.B361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83259184" calcext:value-type="float">
            <text:p>25.83259184</text:p>
          </table:table-cell>
          <table:table-cell table:formula="of:=ROUND(([.A362]-[.A361])*1000000)/1000" office:value-type="float" office:value="0.094" calcext:value-type="float">
            <text:p>0.094</text:p>
          </table:table-cell>
          <table:table-cell table:formula="of:=IF([.B362]&gt;1;&quot;SLEEP&quot;;&quot;&quot;)">
            <text:p/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float" office:value="25.8326856" calcext:value-type="float">
            <text:p>25.8326856</text:p>
          </table:table-cell>
          <table:table-cell table:formula="of:=ROUND(([.A363]-[.A362])*1000000)/1000" office:value-type="float" office:value="0.094" calcext:value-type="float">
            <text:p>0.094</text:p>
          </table:table-cell>
          <table:table-cell table:formula="of:=IF([.B363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327792" calcext:value-type="float">
            <text:p>25.8327792</text:p>
          </table:table-cell>
          <table:table-cell table:formula="of:=ROUND(([.A364]-[.A363])*1000000)/1000" office:value-type="float" office:value="0.094" calcext:value-type="float">
            <text:p>0.094</text:p>
          </table:table-cell>
          <table:table-cell table:formula="of:=IF([.B36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3287296" calcext:value-type="float">
            <text:p>25.83287296</text:p>
          </table:table-cell>
          <table:table-cell table:formula="of:=ROUND(([.A365]-[.A364])*1000000)/1000" office:value-type="float" office:value="0.094" calcext:value-type="float">
            <text:p>0.094</text:p>
          </table:table-cell>
          <table:table-cell table:formula="of:=IF([.B36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3296656" calcext:value-type="float">
            <text:p>25.83296656</text:p>
          </table:table-cell>
          <table:table-cell table:formula="of:=ROUND(([.A366]-[.A365])*1000000)/1000" office:value-type="float" office:value="0.094" calcext:value-type="float">
            <text:p>0.094</text:p>
          </table:table-cell>
          <table:table-cell table:formula="of:=IF([.B366]&gt;1;&quot;SLEEP&quot;;&quot;&quot;)">
            <text:p/>
          </table:table-cell>
          <table:table-cell office:value-type="string" calcext:value-type="string">
            <text:p>0x81</text:p>
          </table:table-cell>
        </table:table-row>
        <table:table-row table:style-name="ro1">
          <table:table-cell office:value-type="float" office:value="25.83306032" calcext:value-type="float">
            <text:p>25.83306032</text:p>
          </table:table-cell>
          <table:table-cell table:formula="of:=ROUND(([.A367]-[.A366])*1000000)/1000" office:value-type="float" office:value="0.094" calcext:value-type="float">
            <text:p>0.094</text:p>
          </table:table-cell>
          <table:table-cell table:formula="of:=IF([.B367]&gt;1;&quot;SLEEP&quot;;&quot;&quot;)">
            <text:p/>
          </table:table-cell>
          <table:table-cell office:value-type="string" calcext:value-type="string">
            <text:p>0x0D</text:p>
          </table:table-cell>
        </table:table-row>
        <table:table-row table:style-name="ro1">
          <table:table-cell office:value-type="float" office:value="25.83315392" calcext:value-type="float">
            <text:p>25.83315392</text:p>
          </table:table-cell>
          <table:table-cell table:formula="of:=ROUND(([.A368]-[.A367])*1000000)/1000" office:value-type="float" office:value="0.094" calcext:value-type="float">
            <text:p>0.094</text:p>
          </table:table-cell>
          <table:table-cell table:formula="of:=IF([.B36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3324752" calcext:value-type="float">
            <text:p>25.83324752</text:p>
          </table:table-cell>
          <table:table-cell table:formula="of:=ROUND(([.A369]-[.A368])*1000000)/1000" office:value-type="float" office:value="0.094" calcext:value-type="float">
            <text:p>0.094</text:p>
          </table:table-cell>
          <table:table-cell table:formula="of:=IF([.B369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5.83421136" calcext:value-type="float">
            <text:p>25.83421136</text:p>
          </table:table-cell>
          <table:table-cell table:formula="of:=ROUND(([.A370]-[.A369])*1000000)/1000" office:value-type="float" office:value="0.964" calcext:value-type="float">
            <text:p>0.964</text:p>
          </table:table-cell>
          <table:table-cell table:formula="of:=IF([.B370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5.83430512" calcext:value-type="float">
            <text:p>25.83430512</text:p>
          </table:table-cell>
          <table:table-cell table:formula="of:=ROUND(([.A371]-[.A370])*1000000)/1000" office:value-type="float" office:value="0.094" calcext:value-type="float">
            <text:p>0.094</text:p>
          </table:table-cell>
          <table:table-cell table:formula="of:=IF([.B371]&gt;1;&quot;SLEEP&quot;;&quot;&quot;)">
            <text:p/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float" office:value="25.83439872" calcext:value-type="float">
            <text:p>25.83439872</text:p>
          </table:table-cell>
          <table:table-cell table:formula="of:=ROUND(([.A372]-[.A371])*1000000)/1000" office:value-type="float" office:value="0.094" calcext:value-type="float">
            <text:p>0.094</text:p>
          </table:table-cell>
          <table:table-cell table:formula="of:=IF([.B372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3449232" calcext:value-type="float">
            <text:p>25.83449232</text:p>
          </table:table-cell>
          <table:table-cell table:formula="of:=ROUND(([.A373]-[.A372])*1000000)/1000" office:value-type="float" office:value="0.094" calcext:value-type="float">
            <text:p>0.094</text:p>
          </table:table-cell>
          <table:table-cell table:formula="of:=IF([.B373]&gt;1;&quot;SLEEP&quot;;&quot;&quot;)">
            <text:p/>
          </table:table-cell>
          <table:table-cell office:value-type="string" calcext:value-type="string">
            <text:p>0x51</text:p>
          </table:table-cell>
        </table:table-row>
        <table:table-row table:style-name="ro1">
          <table:table-cell office:value-type="float" office:value="25.83458608" calcext:value-type="float">
            <text:p>25.83458608</text:p>
          </table:table-cell>
          <table:table-cell table:formula="of:=ROUND(([.A374]-[.A373])*1000000)/1000" office:value-type="float" office:value="0.094" calcext:value-type="float">
            <text:p>0.094</text:p>
          </table:table-cell>
          <table:table-cell table:formula="of:=IF([.B374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83467968" calcext:value-type="float">
            <text:p>25.83467968</text:p>
          </table:table-cell>
          <table:table-cell table:formula="of:=ROUND(([.A375]-[.A374])*1000000)/1000" office:value-type="float" office:value="0.094" calcext:value-type="float">
            <text:p>0.094</text:p>
          </table:table-cell>
          <table:table-cell table:formula="of:=IF([.B375]&gt;1;&quot;SLEEP&quot;;&quot;&quot;)">
            <text:p/>
          </table:table-cell>
          <table:table-cell office:value-type="string" calcext:value-type="string">
            <text:p>0x3E</text:p>
          </table:table-cell>
        </table:table-row>
        <table:table-row table:style-name="ro1">
          <table:table-cell office:value-type="float" office:value="25.83477344" calcext:value-type="float">
            <text:p>25.83477344</text:p>
          </table:table-cell>
          <table:table-cell table:formula="of:=ROUND(([.A376]-[.A375])*1000000)/1000" office:value-type="float" office:value="0.094" calcext:value-type="float">
            <text:p>0.094</text:p>
          </table:table-cell>
          <table:table-cell table:formula="of:=IF([.B376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83486704" calcext:value-type="float">
            <text:p>25.83486704</text:p>
          </table:table-cell>
          <table:table-cell table:formula="of:=ROUND(([.A377]-[.A376])*1000000)/1000" office:value-type="float" office:value="0.094" calcext:value-type="float">
            <text:p>0.094</text:p>
          </table:table-cell>
          <table:table-cell table:formula="of:=IF([.B377]&gt;1;&quot;SLEEP&quot;;&quot;&quot;)">
            <text:p/>
          </table:table-cell>
          <table:table-cell office:value-type="string" calcext:value-type="string">
            <text:p>0x44</text:p>
          </table:table-cell>
        </table:table-row>
        <table:table-row table:style-name="ro1">
          <table:table-cell office:value-type="float" office:value="25.8349608" calcext:value-type="float">
            <text:p>25.8349608</text:p>
          </table:table-cell>
          <table:table-cell table:formula="of:=ROUND(([.A378]-[.A377])*1000000)/1000" office:value-type="float" office:value="0.094" calcext:value-type="float">
            <text:p>0.094</text:p>
          </table:table-cell>
          <table:table-cell table:formula="of:=IF([.B378]&gt;1;&quot;SLEEP&quot;;&quot;&quot;)">
            <text:p/>
          </table:table-cell>
          <table:table-cell office:value-type="string" calcext:value-type="string">
            <text:p>0x26</text:p>
          </table:table-cell>
        </table:table-row>
        <table:table-row table:style-name="ro1">
          <table:table-cell office:value-type="float" office:value="25.8350544" calcext:value-type="float">
            <text:p>25.8350544</text:p>
          </table:table-cell>
          <table:table-cell table:formula="of:=ROUND(([.A379]-[.A378])*1000000)/1000" office:value-type="float" office:value="0.094" calcext:value-type="float">
            <text:p>0.094</text:p>
          </table:table-cell>
          <table:table-cell table:formula="of:=IF([.B379]&gt;1;&quot;SLEEP&quot;;&quot;&quot;)">
            <text:p/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float" office:value="25.83514816" calcext:value-type="float">
            <text:p>25.83514816</text:p>
          </table:table-cell>
          <table:table-cell table:formula="of:=ROUND(([.A380]-[.A379])*1000000)/1000" office:value-type="float" office:value="0.094" calcext:value-type="float">
            <text:p>0.094</text:p>
          </table:table-cell>
          <table:table-cell table:formula="of:=IF([.B380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3524176" calcext:value-type="float">
            <text:p>25.83524176</text:p>
          </table:table-cell>
          <table:table-cell table:formula="of:=ROUND(([.A381]-[.A380])*1000000)/1000" office:value-type="float" office:value="0.094" calcext:value-type="float">
            <text:p>0.094</text:p>
          </table:table-cell>
          <table:table-cell table:formula="of:=IF([.B381]&gt;1;&quot;SLEEP&quot;;&quot;&quot;)">
            <text:p/>
          </table:table-cell>
          <table:table-cell office:value-type="string" calcext:value-type="string">
            <text:p>0xC3</text:p>
          </table:table-cell>
        </table:table-row>
        <table:table-row table:style-name="ro1">
          <table:table-cell office:value-type="float" office:value="25.83533552" calcext:value-type="float">
            <text:p>25.83533552</text:p>
          </table:table-cell>
          <table:table-cell table:formula="of:=ROUND(([.A382]-[.A381])*1000000)/1000" office:value-type="float" office:value="0.094" calcext:value-type="float">
            <text:p>0.094</text:p>
          </table:table-cell>
          <table:table-cell table:formula="of:=IF([.B382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83542912" calcext:value-type="float">
            <text:p>25.83542912</text:p>
          </table:table-cell>
          <table:table-cell table:formula="of:=ROUND(([.A383]-[.A382])*1000000)/1000" office:value-type="float" office:value="0.094" calcext:value-type="float">
            <text:p>0.094</text:p>
          </table:table-cell>
          <table:table-cell table:formula="of:=IF([.B383]&gt;1;&quot;SLEEP&quot;;&quot;&quot;)">
            <text:p/>
          </table:table-cell>
          <table:table-cell office:value-type="string" calcext:value-type="string">
            <text:p>0x47</text:p>
          </table:table-cell>
        </table:table-row>
        <table:table-row table:style-name="ro1">
          <table:table-cell office:value-type="float" office:value="25.83552272" calcext:value-type="float">
            <text:p>25.83552272</text:p>
          </table:table-cell>
          <table:table-cell table:formula="of:=ROUND(([.A384]-[.A383])*1000000)/1000" office:value-type="float" office:value="0.094" calcext:value-type="float">
            <text:p>0.094</text:p>
          </table:table-cell>
          <table:table-cell table:formula="of:=IF([.B384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3561648" calcext:value-type="float">
            <text:p>25.83561648</text:p>
          </table:table-cell>
          <table:table-cell table:formula="of:=ROUND(([.A385]-[.A384])*1000000)/1000" office:value-type="float" office:value="0.094" calcext:value-type="float">
            <text:p>0.094</text:p>
          </table:table-cell>
          <table:table-cell table:formula="of:=IF([.B385]&gt;1;&quot;SLEEP&quot;;&quot;&quot;)">
            <text:p/>
          </table:table-cell>
          <table:table-cell office:value-type="string" calcext:value-type="string">
            <text:p>0xC2</text:p>
          </table:table-cell>
        </table:table-row>
        <table:table-row table:style-name="ro1">
          <table:table-cell office:value-type="float" office:value="25.83571008" calcext:value-type="float">
            <text:p>25.83571008</text:p>
          </table:table-cell>
          <table:table-cell table:formula="of:=ROUND(([.A386]-[.A385])*1000000)/1000" office:value-type="float" office:value="0.094" calcext:value-type="float">
            <text:p>0.094</text:p>
          </table:table-cell>
          <table:table-cell table:formula="of:=IF([.B386]&gt;1;&quot;SLEEP&quot;;&quot;&quot;)">
            <text:p/>
          </table:table-cell>
          <table:table-cell office:value-type="string" calcext:value-type="string">
            <text:p>0x40</text:p>
          </table:table-cell>
        </table:table-row>
        <table:table-row table:style-name="ro1">
          <table:table-cell office:value-type="float" office:value="25.83580384" calcext:value-type="float">
            <text:p>25.83580384</text:p>
          </table:table-cell>
          <table:table-cell table:formula="of:=ROUND(([.A387]-[.A386])*1000000)/1000" office:value-type="float" office:value="0.094" calcext:value-type="float">
            <text:p>0.094</text:p>
          </table:table-cell>
          <table:table-cell table:formula="of:=IF([.B387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83589744" calcext:value-type="float">
            <text:p>25.83589744</text:p>
          </table:table-cell>
          <table:table-cell table:formula="of:=ROUND(([.A388]-[.A387])*1000000)/1000" office:value-type="float" office:value="0.094" calcext:value-type="float">
            <text:p>0.094</text:p>
          </table:table-cell>
          <table:table-cell table:formula="of:=IF([.B388]&gt;1;&quot;SLEEP&quot;;&quot;&quot;)">
            <text:p/>
          </table:table-cell>
          <table:table-cell office:value-type="string" calcext:value-type="string">
            <text:p>0x8C</text:p>
          </table:table-cell>
        </table:table-row>
        <table:table-row table:style-name="ro1">
          <table:table-cell office:value-type="float" office:value="25.8359912" calcext:value-type="float">
            <text:p>25.8359912</text:p>
          </table:table-cell>
          <table:table-cell table:formula="of:=ROUND(([.A389]-[.A388])*1000000)/1000" office:value-type="float" office:value="0.094" calcext:value-type="float">
            <text:p>0.094</text:p>
          </table:table-cell>
          <table:table-cell table:formula="of:=IF([.B389]&gt;1;&quot;SLEEP&quot;;&quot;&quot;)">
            <text:p/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float" office:value="25.8360848" calcext:value-type="float">
            <text:p>25.8360848</text:p>
          </table:table-cell>
          <table:table-cell table:formula="of:=ROUND(([.A390]-[.A389])*1000000)/1000" office:value-type="float" office:value="0.094" calcext:value-type="float">
            <text:p>0.094</text:p>
          </table:table-cell>
          <table:table-cell table:formula="of:=IF([.B390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83617856" calcext:value-type="float">
            <text:p>25.83617856</text:p>
          </table:table-cell>
          <table:table-cell table:formula="of:=ROUND(([.A391]-[.A390])*1000000)/1000" office:value-type="float" office:value="0.094" calcext:value-type="float">
            <text:p>0.094</text:p>
          </table:table-cell>
          <table:table-cell table:formula="of:=IF([.B391]&gt;1;&quot;SLEEP&quot;;&quot;&quot;)">
            <text:p/>
          </table:table-cell>
          <table:table-cell office:value-type="string" calcext:value-type="string">
            <text:p>0x23</text:p>
          </table:table-cell>
        </table:table-row>
        <table:table-row table:style-name="ro1">
          <table:table-cell office:value-type="float" office:value="25.83627216" calcext:value-type="float">
            <text:p>25.83627216</text:p>
          </table:table-cell>
          <table:table-cell table:formula="of:=ROUND(([.A392]-[.A391])*1000000)/1000" office:value-type="float" office:value="0.094" calcext:value-type="float">
            <text:p>0.094</text:p>
          </table:table-cell>
          <table:table-cell table:formula="of:=IF([.B392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83636592" calcext:value-type="float">
            <text:p>25.83636592</text:p>
          </table:table-cell>
          <table:table-cell table:formula="of:=ROUND(([.A393]-[.A392])*1000000)/1000" office:value-type="float" office:value="0.094" calcext:value-type="float">
            <text:p>0.094</text:p>
          </table:table-cell>
          <table:table-cell table:formula="of:=IF([.B393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5.83645952" calcext:value-type="float">
            <text:p>25.83645952</text:p>
          </table:table-cell>
          <table:table-cell table:formula="of:=ROUND(([.A394]-[.A393])*1000000)/1000" office:value-type="float" office:value="0.094" calcext:value-type="float">
            <text:p>0.094</text:p>
          </table:table-cell>
          <table:table-cell table:formula="of:=IF([.B394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83655328" calcext:value-type="float">
            <text:p>25.83655328</text:p>
          </table:table-cell>
          <table:table-cell table:formula="of:=ROUND(([.A395]-[.A394])*1000000)/1000" office:value-type="float" office:value="0.094" calcext:value-type="float">
            <text:p>0.094</text:p>
          </table:table-cell>
          <table:table-cell table:formula="of:=IF([.B395]&gt;1;&quot;SLEEP&quot;;&quot;&quot;)">
            <text:p/>
          </table:table-cell>
          <table:table-cell office:value-type="string" calcext:value-type="string">
            <text:p>0xB3</text:p>
          </table:table-cell>
        </table:table-row>
        <table:table-row table:style-name="ro1">
          <table:table-cell office:value-type="float" office:value="25.83664688" calcext:value-type="float">
            <text:p>25.83664688</text:p>
          </table:table-cell>
          <table:table-cell table:formula="of:=ROUND(([.A396]-[.A395])*1000000)/1000" office:value-type="float" office:value="0.094" calcext:value-type="float">
            <text:p>0.094</text:p>
          </table:table-cell>
          <table:table-cell table:formula="of:=IF([.B396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83674048" calcext:value-type="float">
            <text:p>25.83674048</text:p>
          </table:table-cell>
          <table:table-cell table:formula="of:=ROUND(([.A397]-[.A396])*1000000)/1000" office:value-type="float" office:value="0.094" calcext:value-type="float">
            <text:p>0.094</text:p>
          </table:table-cell>
          <table:table-cell table:formula="of:=IF([.B397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83683424" calcext:value-type="float">
            <text:p>25.83683424</text:p>
          </table:table-cell>
          <table:table-cell table:formula="of:=ROUND(([.A398]-[.A397])*1000000)/1000" office:value-type="float" office:value="0.094" calcext:value-type="float">
            <text:p>0.094</text:p>
          </table:table-cell>
          <table:table-cell table:formula="of:=IF([.B398]&gt;1;&quot;SLEEP&quot;;&quot;&quot;)">
            <text:p/>
          </table:table-cell>
          <table:table-cell office:value-type="string" calcext:value-type="string">
            <text:p>0x51</text:p>
          </table:table-cell>
        </table:table-row>
        <table:table-row table:style-name="ro1">
          <table:table-cell office:value-type="float" office:value="25.83692784" calcext:value-type="float">
            <text:p>25.83692784</text:p>
          </table:table-cell>
          <table:table-cell table:formula="of:=ROUND(([.A399]-[.A398])*1000000)/1000" office:value-type="float" office:value="0.094" calcext:value-type="float">
            <text:p>0.094</text:p>
          </table:table-cell>
          <table:table-cell table:formula="of:=IF([.B399]&gt;1;&quot;SLEEP&quot;;&quot;&quot;)">
            <text:p/>
          </table:table-cell>
          <table:table-cell office:value-type="string" calcext:value-type="string">
            <text:p>0xB4</text:p>
          </table:table-cell>
        </table:table-row>
        <table:table-row table:style-name="ro1">
          <table:table-cell office:value-type="float" office:value="25.8370216" calcext:value-type="float">
            <text:p>25.8370216</text:p>
          </table:table-cell>
          <table:table-cell table:formula="of:=ROUND(([.A400]-[.A399])*1000000)/1000" office:value-type="float" office:value="0.094" calcext:value-type="float">
            <text:p>0.094</text:p>
          </table:table-cell>
          <table:table-cell table:formula="of:=IF([.B400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8371152" calcext:value-type="float">
            <text:p>25.8371152</text:p>
          </table:table-cell>
          <table:table-cell table:formula="of:=ROUND(([.A401]-[.A400])*1000000)/1000" office:value-type="float" office:value="0.094" calcext:value-type="float">
            <text:p>0.094</text:p>
          </table:table-cell>
          <table:table-cell table:formula="of:=IF([.B401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83808128" calcext:value-type="float">
            <text:p>25.83808128</text:p>
          </table:table-cell>
          <table:table-cell table:formula="of:=ROUND(([.A402]-[.A401])*1000000)/1000" office:value-type="float" office:value="0.966" calcext:value-type="float">
            <text:p>0.966</text:p>
          </table:table-cell>
          <table:table-cell table:formula="of:=IF([.B402]&gt;1;&quot;SLEEP&quot;;&quot;&quot;)">
            <text:p/>
          </table:table-cell>
          <table:table-cell office:value-type="string" calcext:value-type="string">
            <text:p>0x46</text:p>
          </table:table-cell>
        </table:table-row>
        <table:table-row table:style-name="ro1">
          <table:table-cell office:value-type="float" office:value="25.83817488" calcext:value-type="float">
            <text:p>25.83817488</text:p>
          </table:table-cell>
          <table:table-cell table:formula="of:=ROUND(([.A403]-[.A402])*1000000)/1000" office:value-type="float" office:value="0.094" calcext:value-type="float">
            <text:p>0.094</text:p>
          </table:table-cell>
          <table:table-cell table:formula="of:=IF([.B403]&gt;1;&quot;SLEEP&quot;;&quot;&quot;)">
            <text:p/>
          </table:table-cell>
          <table:table-cell office:value-type="string" calcext:value-type="string">
            <text:p>0x51</text:p>
          </table:table-cell>
        </table:table-row>
        <table:table-row table:style-name="ro1">
          <table:table-cell office:value-type="float" office:value="25.83826864" calcext:value-type="float">
            <text:p>25.83826864</text:p>
          </table:table-cell>
          <table:table-cell table:formula="of:=ROUND(([.A404]-[.A403])*1000000)/1000" office:value-type="float" office:value="0.094" calcext:value-type="float">
            <text:p>0.094</text:p>
          </table:table-cell>
          <table:table-cell table:formula="of:=IF([.B404]&gt;1;&quot;SLEEP&quot;;&quot;&quot;)">
            <text:p/>
          </table:table-cell>
          <table:table-cell office:value-type="string" calcext:value-type="string">
            <text:p>0xB5</text:p>
          </table:table-cell>
        </table:table-row>
        <table:table-row table:style-name="ro1">
          <table:table-cell office:value-type="float" office:value="25.83836224" calcext:value-type="float">
            <text:p>25.83836224</text:p>
          </table:table-cell>
          <table:table-cell table:formula="of:=ROUND(([.A405]-[.A404])*1000000)/1000" office:value-type="float" office:value="0.094" calcext:value-type="float">
            <text:p>0.094</text:p>
          </table:table-cell>
          <table:table-cell table:formula="of:=IF([.B405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838456" calcext:value-type="float">
            <text:p>25.838456</text:p>
          </table:table-cell>
          <table:table-cell table:formula="of:=ROUND(([.A406]-[.A405])*1000000)/1000" office:value-type="float" office:value="0.094" calcext:value-type="float">
            <text:p>0.094</text:p>
          </table:table-cell>
          <table:table-cell table:formula="of:=IF([.B406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8385496" calcext:value-type="float">
            <text:p>25.8385496</text:p>
          </table:table-cell>
          <table:table-cell table:formula="of:=ROUND(([.A407]-[.A406])*1000000)/1000" office:value-type="float" office:value="0.094" calcext:value-type="float">
            <text:p>0.094</text:p>
          </table:table-cell>
          <table:table-cell table:formula="of:=IF([.B407]&gt;1;&quot;SLEEP&quot;;&quot;&quot;)">
            <text:p/>
          </table:table-cell>
          <table:table-cell office:value-type="string" calcext:value-type="string">
            <text:p>0x51</text:p>
          </table:table-cell>
        </table:table-row>
        <table:table-row table:style-name="ro1">
          <table:table-cell office:value-type="float" office:value="25.8386432" calcext:value-type="float">
            <text:p>25.8386432</text:p>
          </table:table-cell>
          <table:table-cell table:formula="of:=ROUND(([.A408]-[.A407])*1000000)/1000" office:value-type="float" office:value="0.094" calcext:value-type="float">
            <text:p>0.094</text:p>
          </table:table-cell>
          <table:table-cell table:formula="of:=IF([.B408]&gt;1;&quot;SLEEP&quot;;&quot;&quot;)">
            <text:p/>
          </table:table-cell>
          <table:table-cell office:value-type="string" calcext:value-type="string">
            <text:p>0xB6</text:p>
          </table:table-cell>
        </table:table-row>
        <table:table-row table:style-name="ro1">
          <table:table-cell office:value-type="float" office:value="25.83873696" calcext:value-type="float">
            <text:p>25.83873696</text:p>
          </table:table-cell>
          <table:table-cell table:formula="of:=ROUND(([.A409]-[.A408])*1000000)/1000" office:value-type="float" office:value="0.094" calcext:value-type="float">
            <text:p>0.094</text:p>
          </table:table-cell>
          <table:table-cell table:formula="of:=IF([.B409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83883056" calcext:value-type="float">
            <text:p>25.83883056</text:p>
          </table:table-cell>
          <table:table-cell table:formula="of:=ROUND(([.A410]-[.A409])*1000000)/1000" office:value-type="float" office:value="0.094" calcext:value-type="float">
            <text:p>0.094</text:p>
          </table:table-cell>
          <table:table-cell table:formula="of:=IF([.B410]&gt;1;&quot;SLEEP&quot;;&quot;&quot;)">
            <text:p/>
          </table:table-cell>
          <table:table-cell office:value-type="string" calcext:value-type="string">
            <text:p>0x1F</text:p>
          </table:table-cell>
        </table:table-row>
        <table:table-row table:style-name="ro1">
          <table:table-cell office:value-type="float" office:value="25.83892432" calcext:value-type="float">
            <text:p>25.83892432</text:p>
          </table:table-cell>
          <table:table-cell table:formula="of:=ROUND(([.A411]-[.A410])*1000000)/1000" office:value-type="float" office:value="0.094" calcext:value-type="float">
            <text:p>0.094</text:p>
          </table:table-cell>
          <table:table-cell table:formula="of:=IF([.B411]&gt;1;&quot;SLEEP&quot;;&quot;&quot;)">
            <text:p/>
          </table:table-cell>
          <table:table-cell office:value-type="string" calcext:value-type="string">
            <text:p>0x51</text:p>
          </table:table-cell>
        </table:table-row>
        <table:table-row table:style-name="ro1">
          <table:table-cell office:value-type="float" office:value="25.83901792" calcext:value-type="float">
            <text:p>25.83901792</text:p>
          </table:table-cell>
          <table:table-cell table:formula="of:=ROUND(([.A412]-[.A411])*1000000)/1000" office:value-type="float" office:value="0.094" calcext:value-type="float">
            <text:p>0.094</text:p>
          </table:table-cell>
          <table:table-cell table:formula="of:=IF([.B412]&gt;1;&quot;SLEEP&quot;;&quot;&quot;)">
            <text:p/>
          </table:table-cell>
          <table:table-cell office:value-type="string" calcext:value-type="string">
            <text:p>0xB7</text:p>
          </table:table-cell>
        </table:table-row>
        <table:table-row table:style-name="ro1">
          <table:table-cell office:value-type="float" office:value="25.83911168" calcext:value-type="float">
            <text:p>25.83911168</text:p>
          </table:table-cell>
          <table:table-cell table:formula="of:=ROUND(([.A413]-[.A412])*1000000)/1000" office:value-type="float" office:value="0.094" calcext:value-type="float">
            <text:p>0.094</text:p>
          </table:table-cell>
          <table:table-cell table:formula="of:=IF([.B413]&gt;1;&quot;SLEEP&quot;;&quot;&quot;)">
            <text:p/>
          </table:table-cell>
          <table:table-cell office:value-type="string" calcext:value-type="string">
            <text:p>0x86</text:p>
          </table:table-cell>
        </table:table-row>
        <table:table-row table:style-name="ro1">
          <table:table-cell office:value-type="float" office:value="25.83920528" calcext:value-type="float">
            <text:p>25.83920528</text:p>
          </table:table-cell>
          <table:table-cell table:formula="of:=ROUND(([.A414]-[.A413])*1000000)/1000" office:value-type="float" office:value="0.094" calcext:value-type="float">
            <text:p>0.094</text:p>
          </table:table-cell>
          <table:table-cell table:formula="of:=IF([.B414]&gt;1;&quot;SLEEP&quot;;&quot;&quot;)">
            <text:p/>
          </table:table-cell>
          <table:table-cell office:value-type="string" calcext:value-type="string">
            <text:p>0xA1</text:p>
          </table:table-cell>
        </table:table-row>
        <table:table-row table:style-name="ro1">
          <table:table-cell office:value-type="float" office:value="25.83929888" calcext:value-type="float">
            <text:p>25.83929888</text:p>
          </table:table-cell>
          <table:table-cell table:formula="of:=ROUND(([.A415]-[.A414])*1000000)/1000" office:value-type="float" office:value="0.094" calcext:value-type="float">
            <text:p>0.094</text:p>
          </table:table-cell>
          <table:table-cell table:formula="of:=IF([.B415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5.83939264" calcext:value-type="float">
            <text:p>25.83939264</text:p>
          </table:table-cell>
          <table:table-cell table:formula="of:=ROUND(([.A416]-[.A415])*1000000)/1000" office:value-type="float" office:value="0.094" calcext:value-type="float">
            <text:p>0.094</text:p>
          </table:table-cell>
          <table:table-cell table:formula="of:=IF([.B416]&gt;1;&quot;SLEEP&quot;;&quot;&quot;)">
            <text:p/>
          </table:table-cell>
          <table:table-cell office:value-type="string" calcext:value-type="string">
            <text:p>0xC6</text:p>
          </table:table-cell>
        </table:table-row>
        <table:table-row table:style-name="ro1">
          <table:table-cell office:value-type="float" office:value="25.83948624" calcext:value-type="float">
            <text:p>25.83948624</text:p>
          </table:table-cell>
          <table:table-cell table:formula="of:=ROUND(([.A417]-[.A416])*1000000)/1000" office:value-type="float" office:value="0.094" calcext:value-type="float">
            <text:p>0.094</text:p>
          </table:table-cell>
          <table:table-cell table:formula="of:=IF([.B417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3958" calcext:value-type="float">
            <text:p>25.83958</text:p>
          </table:table-cell>
          <table:table-cell table:formula="of:=ROUND(([.A418]-[.A417])*1000000)/1000" office:value-type="float" office:value="0.094" calcext:value-type="float">
            <text:p>0.094</text:p>
          </table:table-cell>
          <table:table-cell table:formula="of:=IF([.B418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5.8396736" calcext:value-type="float">
            <text:p>25.8396736</text:p>
          </table:table-cell>
          <table:table-cell table:formula="of:=ROUND(([.A419]-[.A418])*1000000)/1000" office:value-type="float" office:value="0.094" calcext:value-type="float">
            <text:p>0.094</text:p>
          </table:table-cell>
          <table:table-cell table:formula="of:=IF([.B419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3976736" calcext:value-type="float">
            <text:p>25.83976736</text:p>
          </table:table-cell>
          <table:table-cell table:formula="of:=ROUND(([.A420]-[.A419])*1000000)/1000" office:value-type="float" office:value="0.094" calcext:value-type="float">
            <text:p>0.094</text:p>
          </table:table-cell>
          <table:table-cell table:formula="of:=IF([.B420]&gt;1;&quot;SLEEP&quot;;&quot;&quot;)">
            <text:p/>
          </table:table-cell>
          <table:table-cell office:value-type="string" calcext:value-type="string">
            <text:p>0xEA</text:p>
          </table:table-cell>
        </table:table-row>
        <table:table-row table:style-name="ro1">
          <table:table-cell office:value-type="float" office:value="25.83986096" calcext:value-type="float">
            <text:p>25.83986096</text:p>
          </table:table-cell>
          <table:table-cell table:formula="of:=ROUND(([.A421]-[.A420])*1000000)/1000" office:value-type="float" office:value="0.094" calcext:value-type="float">
            <text:p>0.094</text:p>
          </table:table-cell>
          <table:table-cell table:formula="of:=IF([.B421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3995472" calcext:value-type="float">
            <text:p>25.83995472</text:p>
          </table:table-cell>
          <table:table-cell table:formula="of:=ROUND(([.A422]-[.A421])*1000000)/1000" office:value-type="float" office:value="0.094" calcext:value-type="float">
            <text:p>0.094</text:p>
          </table:table-cell>
          <table:table-cell table:formula="of:=IF([.B422]&gt;1;&quot;SLEEP&quot;;&quot;&quot;)">
            <text:p/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float" office:value="25.84004832" calcext:value-type="float">
            <text:p>25.84004832</text:p>
          </table:table-cell>
          <table:table-cell table:formula="of:=ROUND(([.A423]-[.A422])*1000000)/1000" office:value-type="float" office:value="0.094" calcext:value-type="float">
            <text:p>0.094</text:p>
          </table:table-cell>
          <table:table-cell table:formula="of:=IF([.B423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84014208" calcext:value-type="float">
            <text:p>25.84014208</text:p>
          </table:table-cell>
          <table:table-cell table:formula="of:=ROUND(([.A424]-[.A423])*1000000)/1000" office:value-type="float" office:value="0.094" calcext:value-type="float">
            <text:p>0.094</text:p>
          </table:table-cell>
          <table:table-cell table:formula="of:=IF([.B424]&gt;1;&quot;SLEEP&quot;;&quot;&quot;)">
            <text:p/>
          </table:table-cell>
          <table:table-cell office:value-type="string" calcext:value-type="string">
            <text:p>0x3E</text:p>
          </table:table-cell>
        </table:table-row>
        <table:table-row table:style-name="ro1">
          <table:table-cell office:value-type="float" office:value="25.84023568" calcext:value-type="float">
            <text:p>25.84023568</text:p>
          </table:table-cell>
          <table:table-cell table:formula="of:=ROUND(([.A425]-[.A424])*1000000)/1000" office:value-type="float" office:value="0.094" calcext:value-type="float">
            <text:p>0.094</text:p>
          </table:table-cell>
          <table:table-cell table:formula="of:=IF([.B425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4032944" calcext:value-type="float">
            <text:p>25.84032944</text:p>
          </table:table-cell>
          <table:table-cell table:formula="of:=ROUND(([.A426]-[.A425])*1000000)/1000" office:value-type="float" office:value="0.094" calcext:value-type="float">
            <text:p>0.094</text:p>
          </table:table-cell>
          <table:table-cell table:formula="of:=IF([.B426]&gt;1;&quot;SLEEP&quot;;&quot;&quot;)">
            <text:p/>
          </table:table-cell>
          <table:table-cell office:value-type="string" calcext:value-type="string">
            <text:p>0x82</text:p>
          </table:table-cell>
        </table:table-row>
        <table:table-row table:style-name="ro1">
          <table:table-cell office:value-type="float" office:value="25.84042304" calcext:value-type="float">
            <text:p>25.84042304</text:p>
          </table:table-cell>
          <table:table-cell table:formula="of:=ROUND(([.A427]-[.A426])*1000000)/1000" office:value-type="float" office:value="0.094" calcext:value-type="float">
            <text:p>0.094</text:p>
          </table:table-cell>
          <table:table-cell table:formula="of:=IF([.B427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8405168" calcext:value-type="float">
            <text:p>25.8405168</text:p>
          </table:table-cell>
          <table:table-cell table:formula="of:=ROUND(([.A428]-[.A427])*1000000)/1000" office:value-type="float" office:value="0.094" calcext:value-type="float">
            <text:p>0.094</text:p>
          </table:table-cell>
          <table:table-cell table:formula="of:=IF([.B428]&gt;1;&quot;SLEEP&quot;;&quot;&quot;)">
            <text:p/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float" office:value="25.8406104" calcext:value-type="float">
            <text:p>25.8406104</text:p>
          </table:table-cell>
          <table:table-cell table:formula="of:=ROUND(([.A429]-[.A428])*1000000)/1000" office:value-type="float" office:value="0.094" calcext:value-type="float">
            <text:p>0.094</text:p>
          </table:table-cell>
          <table:table-cell table:formula="of:=IF([.B429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40704" calcext:value-type="float">
            <text:p>25.840704</text:p>
          </table:table-cell>
          <table:table-cell table:formula="of:=ROUND(([.A430]-[.A429])*1000000)/1000" office:value-type="float" office:value="0.094" calcext:value-type="float">
            <text:p>0.094</text:p>
          </table:table-cell>
          <table:table-cell table:formula="of:=IF([.B430]&gt;1;&quot;SLEEP&quot;;&quot;&quot;)">
            <text:p/>
          </table:table-cell>
          <table:table-cell office:value-type="string" calcext:value-type="string">
            <text:p>0x51</text:p>
          </table:table-cell>
        </table:table-row>
        <table:table-row table:style-name="ro1">
          <table:table-cell office:value-type="float" office:value="25.84079776" calcext:value-type="float">
            <text:p>25.84079776</text:p>
          </table:table-cell>
          <table:table-cell table:formula="of:=ROUND(([.A431]-[.A430])*1000000)/1000" office:value-type="float" office:value="0.094" calcext:value-type="float">
            <text:p>0.094</text:p>
          </table:table-cell>
          <table:table-cell table:formula="of:=IF([.B431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84089136" calcext:value-type="float">
            <text:p>25.84089136</text:p>
          </table:table-cell>
          <table:table-cell table:formula="of:=ROUND(([.A432]-[.A431])*1000000)/1000" office:value-type="float" office:value="0.094" calcext:value-type="float">
            <text:p>0.094</text:p>
          </table:table-cell>
          <table:table-cell table:formula="of:=IF([.B432]&gt;1;&quot;SLEEP&quot;;&quot;&quot;)">
            <text:p/>
          </table:table-cell>
          <table:table-cell office:value-type="string" calcext:value-type="string">
            <text:p>0x75</text:p>
          </table:table-cell>
        </table:table-row>
        <table:table-row table:style-name="ro1">
          <table:table-cell office:value-type="float" office:value="25.84098512" calcext:value-type="float">
            <text:p>25.84098512</text:p>
          </table:table-cell>
          <table:table-cell table:formula="of:=ROUND(([.A433]-[.A432])*1000000)/1000" office:value-type="float" office:value="0.094" calcext:value-type="float">
            <text:p>0.094</text:p>
          </table:table-cell>
          <table:table-cell table:formula="of:=IF([.B433]&gt;1;&quot;SLEEP&quot;;&quot;&quot;)">
            <text:p/>
          </table:table-cell>
          <table:table-cell office:value-type="string" calcext:value-type="string">
            <text:p>0xE2</text:p>
          </table:table-cell>
        </table:table-row>
        <table:table-row table:style-name="ro1">
          <table:table-cell office:value-type="float" office:value="25.84195104" calcext:value-type="float">
            <text:p>25.84195104</text:p>
          </table:table-cell>
          <table:table-cell table:formula="of:=ROUND(([.A434]-[.A433])*1000000)/1000" office:value-type="float" office:value="0.966" calcext:value-type="float">
            <text:p>0.966</text:p>
          </table:table-cell>
          <table:table-cell table:formula="of:=IF([.B434]&gt;1;&quot;SLEEP&quot;;&quot;&quot;)">
            <text:p/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float" office:value="25.8420448" calcext:value-type="float">
            <text:p>25.8420448</text:p>
          </table:table-cell>
          <table:table-cell table:formula="of:=ROUND(([.A435]-[.A434])*1000000)/1000" office:value-type="float" office:value="0.094" calcext:value-type="float">
            <text:p>0.094</text:p>
          </table:table-cell>
          <table:table-cell table:formula="of:=IF([.B435]&gt;1;&quot;SLEEP&quot;;&quot;&quot;)">
            <text:p/>
          </table:table-cell>
          <table:table-cell office:value-type="string" calcext:value-type="string">
            <text:p>0x6B</text:p>
          </table:table-cell>
        </table:table-row>
        <table:table-row table:style-name="ro1">
          <table:table-cell office:value-type="float" office:value="25.8421384" calcext:value-type="float">
            <text:p>25.8421384</text:p>
          </table:table-cell>
          <table:table-cell table:formula="of:=ROUND(([.A436]-[.A435])*1000000)/1000" office:value-type="float" office:value="0.094" calcext:value-type="float">
            <text:p>0.094</text:p>
          </table:table-cell>
          <table:table-cell table:formula="of:=IF([.B436]&gt;1;&quot;SLEEP&quot;;&quot;&quot;)">
            <text:p/>
          </table:table-cell>
          <table:table-cell office:value-type="string" calcext:value-type="string">
            <text:p>0xC0</text:p>
          </table:table-cell>
        </table:table-row>
        <table:table-row table:style-name="ro1">
          <table:table-cell office:value-type="float" office:value="25.84223216" calcext:value-type="float">
            <text:p>25.84223216</text:p>
          </table:table-cell>
          <table:table-cell table:formula="of:=ROUND(([.A437]-[.A436])*1000000)/1000" office:value-type="float" office:value="0.094" calcext:value-type="float">
            <text:p>0.094</text:p>
          </table:table-cell>
          <table:table-cell table:formula="of:=IF([.B43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4232592" calcext:value-type="float">
            <text:p>25.84232592</text:p>
          </table:table-cell>
          <table:table-cell table:formula="of:=ROUND(([.A438]-[.A437])*1000000)/1000" office:value-type="float" office:value="0.094" calcext:value-type="float">
            <text:p>0.094</text:p>
          </table:table-cell>
          <table:table-cell table:formula="of:=IF([.B438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4241952" calcext:value-type="float">
            <text:p>25.84241952</text:p>
          </table:table-cell>
          <table:table-cell table:formula="of:=ROUND(([.A439]-[.A438])*1000000)/1000" office:value-type="float" office:value="0.094" calcext:value-type="float">
            <text:p>0.094</text:p>
          </table:table-cell>
          <table:table-cell table:formula="of:=IF([.B439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5.84251328" calcext:value-type="float">
            <text:p>25.84251328</text:p>
          </table:table-cell>
          <table:table-cell table:formula="of:=ROUND(([.A440]-[.A439])*1000000)/1000" office:value-type="float" office:value="0.094" calcext:value-type="float">
            <text:p>0.094</text:p>
          </table:table-cell>
          <table:table-cell table:formula="of:=IF([.B44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4260688" calcext:value-type="float">
            <text:p>25.84260688</text:p>
          </table:table-cell>
          <table:table-cell table:formula="of:=ROUND(([.A441]-[.A440])*1000000)/1000" office:value-type="float" office:value="0.094" calcext:value-type="float">
            <text:p>0.094</text:p>
          </table:table-cell>
          <table:table-cell table:formula="of:=IF([.B441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4270048" calcext:value-type="float">
            <text:p>25.84270048</text:p>
          </table:table-cell>
          <table:table-cell table:formula="of:=ROUND(([.A442]-[.A441])*1000000)/1000" office:value-type="float" office:value="0.094" calcext:value-type="float">
            <text:p>0.094</text:p>
          </table:table-cell>
          <table:table-cell table:formula="of:=IF([.B442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84279424" calcext:value-type="float">
            <text:p>25.84279424</text:p>
          </table:table-cell>
          <table:table-cell table:formula="of:=ROUND(([.A443]-[.A442])*1000000)/1000" office:value-type="float" office:value="0.094" calcext:value-type="float">
            <text:p>0.094</text:p>
          </table:table-cell>
          <table:table-cell table:formula="of:=IF([.B443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4288784" calcext:value-type="float">
            <text:p>25.84288784</text:p>
          </table:table-cell>
          <table:table-cell table:formula="of:=ROUND(([.A444]-[.A443])*1000000)/1000" office:value-type="float" office:value="0.094" calcext:value-type="float">
            <text:p>0.094</text:p>
          </table:table-cell>
          <table:table-cell table:formula="of:=IF([.B444]&gt;1;&quot;SLEEP&quot;;&quot;&quot;)">
            <text:p/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float" office:value="25.84298144" calcext:value-type="float">
            <text:p>25.84298144</text:p>
          </table:table-cell>
          <table:table-cell table:formula="of:=ROUND(([.A445]-[.A444])*1000000)/1000" office:value-type="float" office:value="0.094" calcext:value-type="float">
            <text:p>0.094</text:p>
          </table:table-cell>
          <table:table-cell table:formula="of:=IF([.B445]&gt;1;&quot;SLEEP&quot;;&quot;&quot;)">
            <text:p/>
          </table:table-cell>
          <table:table-cell office:value-type="string" calcext:value-type="string">
            <text:p>0xB8</text:p>
          </table:table-cell>
        </table:table-row>
        <table:table-row table:style-name="ro1">
          <table:table-cell office:value-type="float" office:value="25.8430752" calcext:value-type="float">
            <text:p>25.8430752</text:p>
          </table:table-cell>
          <table:table-cell table:formula="of:=ROUND(([.A446]-[.A445])*1000000)/1000" office:value-type="float" office:value="0.094" calcext:value-type="float">
            <text:p>0.094</text:p>
          </table:table-cell>
          <table:table-cell table:formula="of:=IF([.B446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4316896" calcext:value-type="float">
            <text:p>25.84316896</text:p>
          </table:table-cell>
          <table:table-cell table:formula="of:=ROUND(([.A447]-[.A446])*1000000)/1000" office:value-type="float" office:value="0.094" calcext:value-type="float">
            <text:p>0.094</text:p>
          </table:table-cell>
          <table:table-cell table:formula="of:=IF([.B447]&gt;1;&quot;SLEEP&quot;;&quot;&quot;)">
            <text:p/>
          </table:table-cell>
          <table:table-cell office:value-type="string" calcext:value-type="string">
            <text:p>0x82</text:p>
          </table:table-cell>
        </table:table-row>
        <table:table-row table:style-name="ro1">
          <table:table-cell office:value-type="float" office:value="25.84326256" calcext:value-type="float">
            <text:p>25.84326256</text:p>
          </table:table-cell>
          <table:table-cell table:formula="of:=ROUND(([.A448]-[.A447])*1000000)/1000" office:value-type="float" office:value="0.094" calcext:value-type="float">
            <text:p>0.094</text:p>
          </table:table-cell>
          <table:table-cell table:formula="of:=IF([.B448]&gt;1;&quot;SLEEP&quot;;&quot;&quot;)">
            <text:p/>
          </table:table-cell>
          <table:table-cell office:value-type="string" calcext:value-type="string">
            <text:p>0x40</text:p>
          </table:table-cell>
        </table:table-row>
        <table:table-row table:style-name="ro1">
          <table:table-cell office:value-type="float" office:value="25.84335632" calcext:value-type="float">
            <text:p>25.84335632</text:p>
          </table:table-cell>
          <table:table-cell table:formula="of:=ROUND(([.A449]-[.A448])*1000000)/1000" office:value-type="float" office:value="0.094" calcext:value-type="float">
            <text:p>0.094</text:p>
          </table:table-cell>
          <table:table-cell table:formula="of:=IF([.B449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84344992" calcext:value-type="float">
            <text:p>25.84344992</text:p>
          </table:table-cell>
          <table:table-cell table:formula="of:=ROUND(([.A450]-[.A449])*1000000)/1000" office:value-type="float" office:value="0.094" calcext:value-type="float">
            <text:p>0.094</text:p>
          </table:table-cell>
          <table:table-cell table:formula="of:=IF([.B450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84354368" calcext:value-type="float">
            <text:p>25.84354368</text:p>
          </table:table-cell>
          <table:table-cell table:formula="of:=ROUND(([.A451]-[.A450])*1000000)/1000" office:value-type="float" office:value="0.094" calcext:value-type="float">
            <text:p>0.094</text:p>
          </table:table-cell>
          <table:table-cell table:formula="of:=IF([.B451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84363728" calcext:value-type="float">
            <text:p>25.84363728</text:p>
          </table:table-cell>
          <table:table-cell table:formula="of:=ROUND(([.A452]-[.A451])*1000000)/1000" office:value-type="float" office:value="0.094" calcext:value-type="float">
            <text:p>0.094</text:p>
          </table:table-cell>
          <table:table-cell table:formula="of:=IF([.B452]&gt;1;&quot;SLEEP&quot;;&quot;&quot;)">
            <text:p/>
          </table:table-cell>
          <table:table-cell office:value-type="string" calcext:value-type="string">
            <text:p>0x51</text:p>
          </table:table-cell>
        </table:table-row>
        <table:table-row table:style-name="ro1">
          <table:table-cell office:value-type="float" office:value="25.84373104" calcext:value-type="float">
            <text:p>25.84373104</text:p>
          </table:table-cell>
          <table:table-cell table:formula="of:=ROUND(([.A453]-[.A452])*1000000)/1000" office:value-type="float" office:value="0.094" calcext:value-type="float">
            <text:p>0.094</text:p>
          </table:table-cell>
          <table:table-cell table:formula="of:=IF([.B453]&gt;1;&quot;SLEEP&quot;;&quot;&quot;)">
            <text:p/>
          </table:table-cell>
          <table:table-cell office:value-type="string" calcext:value-type="string">
            <text:p>0xB9</text:p>
          </table:table-cell>
        </table:table-row>
        <table:table-row table:style-name="ro1">
          <table:table-cell office:value-type="float" office:value="25.84382464" calcext:value-type="float">
            <text:p>25.84382464</text:p>
          </table:table-cell>
          <table:table-cell table:formula="of:=ROUND(([.A454]-[.A453])*1000000)/1000" office:value-type="float" office:value="0.094" calcext:value-type="float">
            <text:p>0.094</text:p>
          </table:table-cell>
          <table:table-cell table:formula="of:=IF([.B454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8439184" calcext:value-type="float">
            <text:p>25.8439184</text:p>
          </table:table-cell>
          <table:table-cell table:formula="of:=ROUND(([.A455]-[.A454])*1000000)/1000" office:value-type="float" office:value="0.094" calcext:value-type="float">
            <text:p>0.094</text:p>
          </table:table-cell>
          <table:table-cell table:formula="of:=IF([.B455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844012" calcext:value-type="float">
            <text:p>25.844012</text:p>
          </table:table-cell>
          <table:table-cell table:formula="of:=ROUND(([.A456]-[.A455])*1000000)/1000" office:value-type="float" office:value="0.094" calcext:value-type="float">
            <text:p>0.094</text:p>
          </table:table-cell>
          <table:table-cell table:formula="of:=IF([.B456]&gt;1;&quot;SLEEP&quot;;&quot;&quot;)">
            <text:p/>
          </table:table-cell>
          <table:table-cell office:value-type="string" calcext:value-type="string">
            <text:p>0x51</text:p>
          </table:table-cell>
        </table:table-row>
        <table:table-row table:style-name="ro1">
          <table:table-cell office:value-type="float" office:value="25.84410576" calcext:value-type="float">
            <text:p>25.84410576</text:p>
          </table:table-cell>
          <table:table-cell table:formula="of:=ROUND(([.A457]-[.A456])*1000000)/1000" office:value-type="float" office:value="0.094" calcext:value-type="float">
            <text:p>0.094</text:p>
          </table:table-cell>
          <table:table-cell table:formula="of:=IF([.B457]&gt;1;&quot;SLEEP&quot;;&quot;&quot;)">
            <text:p/>
          </table:table-cell>
          <table:table-cell office:value-type="string" calcext:value-type="string">
            <text:p>0xBA</text:p>
          </table:table-cell>
        </table:table-row>
        <table:table-row table:style-name="ro1">
          <table:table-cell office:value-type="float" office:value="25.84419936" calcext:value-type="float">
            <text:p>25.84419936</text:p>
          </table:table-cell>
          <table:table-cell table:formula="of:=ROUND(([.A458]-[.A457])*1000000)/1000" office:value-type="float" office:value="0.094" calcext:value-type="float">
            <text:p>0.094</text:p>
          </table:table-cell>
          <table:table-cell table:formula="of:=IF([.B458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84429312" calcext:value-type="float">
            <text:p>25.84429312</text:p>
          </table:table-cell>
          <table:table-cell table:formula="of:=ROUND(([.A459]-[.A458])*1000000)/1000" office:value-type="float" office:value="0.094" calcext:value-type="float">
            <text:p>0.094</text:p>
          </table:table-cell>
          <table:table-cell table:formula="of:=IF([.B459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84438672" calcext:value-type="float">
            <text:p>25.84438672</text:p>
          </table:table-cell>
          <table:table-cell table:formula="of:=ROUND(([.A460]-[.A459])*1000000)/1000" office:value-type="float" office:value="0.094" calcext:value-type="float">
            <text:p>0.094</text:p>
          </table:table-cell>
          <table:table-cell table:formula="of:=IF([.B460]&gt;1;&quot;SLEEP&quot;;&quot;&quot;)">
            <text:p/>
          </table:table-cell>
          <table:table-cell office:value-type="string" calcext:value-type="string">
            <text:p>0x51</text:p>
          </table:table-cell>
        </table:table-row>
        <table:table-row table:style-name="ro1">
          <table:table-cell office:value-type="float" office:value="25.84448032" calcext:value-type="float">
            <text:p>25.84448032</text:p>
          </table:table-cell>
          <table:table-cell table:formula="of:=ROUND(([.A461]-[.A460])*1000000)/1000" office:value-type="float" office:value="0.094" calcext:value-type="float">
            <text:p>0.094</text:p>
          </table:table-cell>
          <table:table-cell table:formula="of:=IF([.B461]&gt;1;&quot;SLEEP&quot;;&quot;&quot;)">
            <text:p/>
          </table:table-cell>
          <table:table-cell office:value-type="string" calcext:value-type="string">
            <text:p>0xBB</text:p>
          </table:table-cell>
        </table:table-row>
        <table:table-row table:style-name="ro1">
          <table:table-cell office:value-type="float" office:value="25.84545056" calcext:value-type="float">
            <text:p>25.84545056</text:p>
          </table:table-cell>
          <table:table-cell table:formula="of:=ROUND(([.A462]-[.A461])*1000000)/1000" office:value-type="float" office:value="0.97" calcext:value-type="float">
            <text:p>0.97</text:p>
          </table:table-cell>
          <table:table-cell table:formula="of:=IF([.B46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4554416" calcext:value-type="float">
            <text:p>25.84554416</text:p>
          </table:table-cell>
          <table:table-cell table:formula="of:=ROUND(([.A463]-[.A462])*1000000)/1000" office:value-type="float" office:value="0.094" calcext:value-type="float">
            <text:p>0.094</text:p>
          </table:table-cell>
          <table:table-cell table:formula="of:=IF([.B463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84577904" calcext:value-type="float">
            <text:p>25.84577904</text:p>
          </table:table-cell>
          <table:table-cell table:formula="of:=ROUND(([.A464]-[.A463])*1000000)/1000" office:value-type="float" office:value="0.235" calcext:value-type="float">
            <text:p>0.235</text:p>
          </table:table-cell>
          <table:table-cell table:formula="of:=IF([.B464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8458728" calcext:value-type="float">
            <text:p>25.8458728</text:p>
          </table:table-cell>
          <table:table-cell table:formula="of:=ROUND(([.A465]-[.A464])*1000000)/1000" office:value-type="float" office:value="0.094" calcext:value-type="float">
            <text:p>0.094</text:p>
          </table:table-cell>
          <table:table-cell table:formula="of:=IF([.B465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8459664" calcext:value-type="float">
            <text:p>25.8459664</text:p>
          </table:table-cell>
          <table:table-cell table:formula="of:=ROUND(([.A466]-[.A465])*1000000)/1000" office:value-type="float" office:value="0.094" calcext:value-type="float">
            <text:p>0.094</text:p>
          </table:table-cell>
          <table:table-cell table:formula="of:=IF([.B466]&gt;1;&quot;SLEEP&quot;;&quot;&quot;)">
            <text:p/>
          </table:table-cell>
          <table:table-cell office:value-type="string" calcext:value-type="string">
            <text:p>0x1F</text:p>
          </table:table-cell>
        </table:table-row>
        <table:table-row table:style-name="ro1">
          <table:table-cell office:value-type="float" office:value="25.84606016" calcext:value-type="float">
            <text:p>25.84606016</text:p>
          </table:table-cell>
          <table:table-cell table:formula="of:=ROUND(([.A467]-[.A466])*1000000)/1000" office:value-type="float" office:value="0.094" calcext:value-type="float">
            <text:p>0.094</text:p>
          </table:table-cell>
          <table:table-cell table:formula="of:=IF([.B467]&gt;1;&quot;SLEEP&quot;;&quot;&quot;)">
            <text:p/>
          </table:table-cell>
          <table:table-cell office:value-type="string" calcext:value-type="string">
            <text:p>0x51</text:p>
          </table:table-cell>
        </table:table-row>
        <table:table-row table:style-name="ro1">
          <table:table-cell office:value-type="float" office:value="25.84615376" calcext:value-type="float">
            <text:p>25.84615376</text:p>
          </table:table-cell>
          <table:table-cell table:formula="of:=ROUND(([.A468]-[.A467])*1000000)/1000" office:value-type="float" office:value="0.094" calcext:value-type="float">
            <text:p>0.094</text:p>
          </table:table-cell>
          <table:table-cell table:formula="of:=IF([.B468]&gt;1;&quot;SLEEP&quot;;&quot;&quot;)">
            <text:p/>
          </table:table-cell>
          <table:table-cell office:value-type="string" calcext:value-type="string">
            <text:p>0xBC</text:p>
          </table:table-cell>
        </table:table-row>
        <table:table-row table:style-name="ro1">
          <table:table-cell office:value-type="float" office:value="25.84624752" calcext:value-type="float">
            <text:p>25.84624752</text:p>
          </table:table-cell>
          <table:table-cell table:formula="of:=ROUND(([.A469]-[.A468])*1000000)/1000" office:value-type="float" office:value="0.094" calcext:value-type="float">
            <text:p>0.094</text:p>
          </table:table-cell>
          <table:table-cell table:formula="of:=IF([.B469]&gt;1;&quot;SLEEP&quot;;&quot;&quot;)">
            <text:p/>
          </table:table-cell>
          <table:table-cell office:value-type="string" calcext:value-type="string">
            <text:p>0x86</text:p>
          </table:table-cell>
        </table:table-row>
        <table:table-row table:style-name="ro1">
          <table:table-cell office:value-type="float" office:value="25.84634112" calcext:value-type="float">
            <text:p>25.84634112</text:p>
          </table:table-cell>
          <table:table-cell table:formula="of:=ROUND(([.A470]-[.A469])*1000000)/1000" office:value-type="float" office:value="0.094" calcext:value-type="float">
            <text:p>0.094</text:p>
          </table:table-cell>
          <table:table-cell table:formula="of:=IF([.B470]&gt;1;&quot;SLEEP&quot;;&quot;&quot;)">
            <text:p/>
          </table:table-cell>
          <table:table-cell office:value-type="string" calcext:value-type="string">
            <text:p>0xA1</text:p>
          </table:table-cell>
        </table:table-row>
        <table:table-row table:style-name="ro1">
          <table:table-cell office:value-type="float" office:value="25.84643488" calcext:value-type="float">
            <text:p>25.84643488</text:p>
          </table:table-cell>
          <table:table-cell table:formula="of:=ROUND(([.A471]-[.A470])*1000000)/1000" office:value-type="float" office:value="0.094" calcext:value-type="float">
            <text:p>0.094</text:p>
          </table:table-cell>
          <table:table-cell table:formula="of:=IF([.B471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5.84652848" calcext:value-type="float">
            <text:p>25.84652848</text:p>
          </table:table-cell>
          <table:table-cell table:formula="of:=ROUND(([.A472]-[.A471])*1000000)/1000" office:value-type="float" office:value="0.094" calcext:value-type="float">
            <text:p>0.094</text:p>
          </table:table-cell>
          <table:table-cell table:formula="of:=IF([.B472]&gt;1;&quot;SLEEP&quot;;&quot;&quot;)">
            <text:p/>
          </table:table-cell>
          <table:table-cell office:value-type="string" calcext:value-type="string">
            <text:p>0xC5</text:p>
          </table:table-cell>
        </table:table-row>
        <table:table-row table:style-name="ro1">
          <table:table-cell office:value-type="float" office:value="25.84662224" calcext:value-type="float">
            <text:p>25.84662224</text:p>
          </table:table-cell>
          <table:table-cell table:formula="of:=ROUND(([.A473]-[.A472])*1000000)/1000" office:value-type="float" office:value="0.094" calcext:value-type="float">
            <text:p>0.094</text:p>
          </table:table-cell>
          <table:table-cell table:formula="of:=IF([.B473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4671584" calcext:value-type="float">
            <text:p>25.84671584</text:p>
          </table:table-cell>
          <table:table-cell table:formula="of:=ROUND(([.A474]-[.A473])*1000000)/1000" office:value-type="float" office:value="0.094" calcext:value-type="float">
            <text:p>0.094</text:p>
          </table:table-cell>
          <table:table-cell table:formula="of:=IF([.B474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5.84680944" calcext:value-type="float">
            <text:p>25.84680944</text:p>
          </table:table-cell>
          <table:table-cell table:formula="of:=ROUND(([.A475]-[.A474])*1000000)/1000" office:value-type="float" office:value="0.094" calcext:value-type="float">
            <text:p>0.094</text:p>
          </table:table-cell>
          <table:table-cell table:formula="of:=IF([.B475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469032" calcext:value-type="float">
            <text:p>25.8469032</text:p>
          </table:table-cell>
          <table:table-cell table:formula="of:=ROUND(([.A476]-[.A475])*1000000)/1000" office:value-type="float" office:value="0.094" calcext:value-type="float">
            <text:p>0.094</text:p>
          </table:table-cell>
          <table:table-cell table:formula="of:=IF([.B476]&gt;1;&quot;SLEEP&quot;;&quot;&quot;)">
            <text:p/>
          </table:table-cell>
          <table:table-cell office:value-type="string" calcext:value-type="string">
            <text:p>0xEA</text:p>
          </table:table-cell>
        </table:table-row>
        <table:table-row table:style-name="ro1">
          <table:table-cell office:value-type="float" office:value="25.8469968" calcext:value-type="float">
            <text:p>25.8469968</text:p>
          </table:table-cell>
          <table:table-cell table:formula="of:=ROUND(([.A477]-[.A476])*1000000)/1000" office:value-type="float" office:value="0.094" calcext:value-type="float">
            <text:p>0.094</text:p>
          </table:table-cell>
          <table:table-cell table:formula="of:=IF([.B477]&gt;1;&quot;SLEEP&quot;;&quot;&quot;)">
            <text:p/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float" office:value="25.84709056" calcext:value-type="float">
            <text:p>25.84709056</text:p>
          </table:table-cell>
          <table:table-cell table:formula="of:=ROUND(([.A478]-[.A477])*1000000)/1000" office:value-type="float" office:value="0.094" calcext:value-type="float">
            <text:p>0.094</text:p>
          </table:table-cell>
          <table:table-cell table:formula="of:=IF([.B47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4718416" calcext:value-type="float">
            <text:p>25.84718416</text:p>
          </table:table-cell>
          <table:table-cell table:formula="of:=ROUND(([.A479]-[.A478])*1000000)/1000" office:value-type="float" office:value="0.094" calcext:value-type="float">
            <text:p>0.094</text:p>
          </table:table-cell>
          <table:table-cell table:formula="of:=IF([.B47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4727792" calcext:value-type="float">
            <text:p>25.84727792</text:p>
          </table:table-cell>
          <table:table-cell table:formula="of:=ROUND(([.A480]-[.A479])*1000000)/1000" office:value-type="float" office:value="0.094" calcext:value-type="float">
            <text:p>0.094</text:p>
          </table:table-cell>
          <table:table-cell table:formula="of:=IF([.B48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4737152" calcext:value-type="float">
            <text:p>25.84737152</text:p>
          </table:table-cell>
          <table:table-cell table:formula="of:=ROUND(([.A481]-[.A480])*1000000)/1000" office:value-type="float" office:value="0.094" calcext:value-type="float">
            <text:p>0.094</text:p>
          </table:table-cell>
          <table:table-cell table:formula="of:=IF([.B481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4746528" calcext:value-type="float">
            <text:p>25.84746528</text:p>
          </table:table-cell>
          <table:table-cell table:formula="of:=ROUND(([.A482]-[.A481])*1000000)/1000" office:value-type="float" office:value="0.094" calcext:value-type="float">
            <text:p>0.094</text:p>
          </table:table-cell>
          <table:table-cell table:formula="of:=IF([.B48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4755888" calcext:value-type="float">
            <text:p>25.84755888</text:p>
          </table:table-cell>
          <table:table-cell table:formula="of:=ROUND(([.A483]-[.A482])*1000000)/1000" office:value-type="float" office:value="0.094" calcext:value-type="float">
            <text:p>0.094</text:p>
          </table:table-cell>
          <table:table-cell table:formula="of:=IF([.B48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4765264" calcext:value-type="float">
            <text:p>25.84765264</text:p>
          </table:table-cell>
          <table:table-cell table:formula="of:=ROUND(([.A484]-[.A483])*1000000)/1000" office:value-type="float" office:value="0.094" calcext:value-type="float">
            <text:p>0.094</text:p>
          </table:table-cell>
          <table:table-cell table:formula="of:=IF([.B484]&gt;1;&quot;SLEEP&quot;;&quot;&quot;)">
            <text:p/>
          </table:table-cell>
          <table:table-cell office:value-type="string" calcext:value-type="string">
            <text:p>0x81</text:p>
          </table:table-cell>
        </table:table-row>
        <table:table-row table:style-name="ro1">
          <table:table-cell office:value-type="float" office:value="25.84774624" calcext:value-type="float">
            <text:p>25.84774624</text:p>
          </table:table-cell>
          <table:table-cell table:formula="of:=ROUND(([.A485]-[.A484])*1000000)/1000" office:value-type="float" office:value="0.094" calcext:value-type="float">
            <text:p>0.094</text:p>
          </table:table-cell>
          <table:table-cell table:formula="of:=IF([.B485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4784" calcext:value-type="float">
            <text:p>25.84784</text:p>
          </table:table-cell>
          <table:table-cell table:formula="of:=ROUND(([.A486]-[.A485])*1000000)/1000" office:value-type="float" office:value="0.094" calcext:value-type="float">
            <text:p>0.094</text:p>
          </table:table-cell>
          <table:table-cell table:formula="of:=IF([.B486]&gt;1;&quot;SLEEP&quot;;&quot;&quot;)">
            <text:p/>
          </table:table-cell>
          <table:table-cell office:value-type="string" calcext:value-type="string">
            <text:p>0xA1</text:p>
          </table:table-cell>
        </table:table-row>
        <table:table-row table:style-name="ro1">
          <table:table-cell office:value-type="float" office:value="25.8479336" calcext:value-type="float">
            <text:p>25.8479336</text:p>
          </table:table-cell>
          <table:table-cell table:formula="of:=ROUND(([.A487]-[.A486])*1000000)/1000" office:value-type="float" office:value="0.094" calcext:value-type="float">
            <text:p>0.094</text:p>
          </table:table-cell>
          <table:table-cell table:formula="of:=IF([.B487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84802736" calcext:value-type="float">
            <text:p>25.84802736</text:p>
          </table:table-cell>
          <table:table-cell table:formula="of:=ROUND(([.A488]-[.A487])*1000000)/1000" office:value-type="float" office:value="0.094" calcext:value-type="float">
            <text:p>0.094</text:p>
          </table:table-cell>
          <table:table-cell table:formula="of:=IF([.B488]&gt;1;&quot;SLEEP&quot;;&quot;&quot;)">
            <text:p/>
          </table:table-cell>
          <table:table-cell office:value-type="string" calcext:value-type="string">
            <text:p>0x4F</text:p>
          </table:table-cell>
        </table:table-row>
        <table:table-row table:style-name="ro1">
          <table:table-cell office:value-type="float" office:value="25.84812096" calcext:value-type="float">
            <text:p>25.84812096</text:p>
          </table:table-cell>
          <table:table-cell table:formula="of:=ROUND(([.A489]-[.A488])*1000000)/1000" office:value-type="float" office:value="0.094" calcext:value-type="float">
            <text:p>0.094</text:p>
          </table:table-cell>
          <table:table-cell table:formula="of:=IF([.B489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84821472" calcext:value-type="float">
            <text:p>25.84821472</text:p>
          </table:table-cell>
          <table:table-cell table:formula="of:=ROUND(([.A490]-[.A489])*1000000)/1000" office:value-type="float" office:value="0.094" calcext:value-type="float">
            <text:p>0.094</text:p>
          </table:table-cell>
          <table:table-cell table:formula="of:=IF([.B490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4830832" calcext:value-type="float">
            <text:p>25.84830832</text:p>
          </table:table-cell>
          <table:table-cell table:formula="of:=ROUND(([.A491]-[.A490])*1000000)/1000" office:value-type="float" office:value="0.094" calcext:value-type="float">
            <text:p>0.094</text:p>
          </table:table-cell>
          <table:table-cell table:formula="of:=IF([.B491]&gt;1;&quot;SLEEP&quot;;&quot;&quot;)">
            <text:p/>
          </table:table-cell>
          <table:table-cell office:value-type="string" calcext:value-type="string">
            <text:p>0xA0</text:p>
          </table:table-cell>
        </table:table-row>
        <table:table-row table:style-name="ro1">
          <table:table-cell office:value-type="float" office:value="25.84840192" calcext:value-type="float">
            <text:p>25.84840192</text:p>
          </table:table-cell>
          <table:table-cell table:formula="of:=ROUND(([.A492]-[.A491])*1000000)/1000" office:value-type="float" office:value="0.094" calcext:value-type="float">
            <text:p>0.094</text:p>
          </table:table-cell>
          <table:table-cell table:formula="of:=IF([.B49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4849568" calcext:value-type="float">
            <text:p>25.84849568</text:p>
          </table:table-cell>
          <table:table-cell table:formula="of:=ROUND(([.A493]-[.A492])*1000000)/1000" office:value-type="float" office:value="0.094" calcext:value-type="float">
            <text:p>0.094</text:p>
          </table:table-cell>
          <table:table-cell table:formula="of:=IF([.B493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5.84858928" calcext:value-type="float">
            <text:p>25.84858928</text:p>
          </table:table-cell>
          <table:table-cell table:formula="of:=ROUND(([.A494]-[.A493])*1000000)/1000" office:value-type="float" office:value="0.094" calcext:value-type="float">
            <text:p>0.094</text:p>
          </table:table-cell>
          <table:table-cell table:formula="of:=IF([.B494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5.84868304" calcext:value-type="float">
            <text:p>25.84868304</text:p>
          </table:table-cell>
          <table:table-cell table:formula="of:=ROUND(([.A495]-[.A494])*1000000)/1000" office:value-type="float" office:value="0.094" calcext:value-type="float">
            <text:p>0.094</text:p>
          </table:table-cell>
          <table:table-cell table:formula="of:=IF([.B495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84964768" calcext:value-type="float">
            <text:p>25.84964768</text:p>
          </table:table-cell>
          <table:table-cell table:formula="of:=ROUND(([.A496]-[.A495])*1000000)/1000" office:value-type="float" office:value="0.965" calcext:value-type="float">
            <text:p>0.965</text:p>
          </table:table-cell>
          <table:table-cell table:formula="of:=IF([.B496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5.84974128" calcext:value-type="float">
            <text:p>25.84974128</text:p>
          </table:table-cell>
          <table:table-cell table:formula="of:=ROUND(([.A497]-[.A496])*1000000)/1000" office:value-type="float" office:value="0.094" calcext:value-type="float">
            <text:p>0.094</text:p>
          </table:table-cell>
          <table:table-cell table:formula="of:=IF([.B497]&gt;1;&quot;SLEEP&quot;;&quot;&quot;)">
            <text:p/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float" office:value="25.84983504" calcext:value-type="float">
            <text:p>25.84983504</text:p>
          </table:table-cell>
          <table:table-cell table:formula="of:=ROUND(([.A498]-[.A497])*1000000)/1000" office:value-type="float" office:value="0.094" calcext:value-type="float">
            <text:p>0.094</text:p>
          </table:table-cell>
          <table:table-cell table:formula="of:=IF([.B498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84992864" calcext:value-type="float">
            <text:p>25.84992864</text:p>
          </table:table-cell>
          <table:table-cell table:formula="of:=ROUND(([.A499]-[.A498])*1000000)/1000" office:value-type="float" office:value="0.094" calcext:value-type="float">
            <text:p>0.094</text:p>
          </table:table-cell>
          <table:table-cell table:formula="of:=IF([.B499]&gt;1;&quot;SLEEP&quot;;&quot;&quot;)">
            <text:p/>
          </table:table-cell>
          <table:table-cell office:value-type="string" calcext:value-type="string">
            <text:p>0x44</text:p>
          </table:table-cell>
        </table:table-row>
        <table:table-row table:style-name="ro1">
          <table:table-cell office:value-type="float" office:value="25.8500224" calcext:value-type="float">
            <text:p>25.8500224</text:p>
          </table:table-cell>
          <table:table-cell table:formula="of:=ROUND(([.A500]-[.A499])*1000000)/1000" office:value-type="float" office:value="0.094" calcext:value-type="float">
            <text:p>0.094</text:p>
          </table:table-cell>
          <table:table-cell table:formula="of:=IF([.B500]&gt;1;&quot;SLEEP&quot;;&quot;&quot;)">
            <text:p/>
          </table:table-cell>
          <table:table-cell office:value-type="string" calcext:value-type="string">
            <text:p>0x26</text:p>
          </table:table-cell>
        </table:table-row>
        <table:table-row table:style-name="ro1">
          <table:table-cell office:value-type="float" office:value="25.850116" calcext:value-type="float">
            <text:p>25.850116</text:p>
          </table:table-cell>
          <table:table-cell table:formula="of:=ROUND(([.A501]-[.A500])*1000000)/1000" office:value-type="float" office:value="0.094" calcext:value-type="float">
            <text:p>0.094</text:p>
          </table:table-cell>
          <table:table-cell table:formula="of:=IF([.B501]&gt;1;&quot;SLEEP&quot;;&quot;&quot;)">
            <text:p/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float" office:value="25.85020976" calcext:value-type="float">
            <text:p>25.85020976</text:p>
          </table:table-cell>
          <table:table-cell table:formula="of:=ROUND(([.A502]-[.A501])*1000000)/1000" office:value-type="float" office:value="0.094" calcext:value-type="float">
            <text:p>0.094</text:p>
          </table:table-cell>
          <table:table-cell table:formula="of:=IF([.B502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85030336" calcext:value-type="float">
            <text:p>25.85030336</text:p>
          </table:table-cell>
          <table:table-cell table:formula="of:=ROUND(([.A503]-[.A502])*1000000)/1000" office:value-type="float" office:value="0.094" calcext:value-type="float">
            <text:p>0.094</text:p>
          </table:table-cell>
          <table:table-cell table:formula="of:=IF([.B50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5039712" calcext:value-type="float">
            <text:p>25.85039712</text:p>
          </table:table-cell>
          <table:table-cell table:formula="of:=ROUND(([.A504]-[.A503])*1000000)/1000" office:value-type="float" office:value="0.094" calcext:value-type="float">
            <text:p>0.094</text:p>
          </table:table-cell>
          <table:table-cell table:formula="of:=IF([.B504]&gt;1;&quot;SLEEP&quot;;&quot;&quot;)">
            <text:p/>
          </table:table-cell>
          <table:table-cell office:value-type="string" calcext:value-type="string">
            <text:p>0x98</text:p>
          </table:table-cell>
        </table:table-row>
        <table:table-row table:style-name="ro1">
          <table:table-cell office:value-type="float" office:value="25.85049072" calcext:value-type="float">
            <text:p>25.85049072</text:p>
          </table:table-cell>
          <table:table-cell table:formula="of:=ROUND(([.A505]-[.A504])*1000000)/1000" office:value-type="float" office:value="0.094" calcext:value-type="float">
            <text:p>0.094</text:p>
          </table:table-cell>
          <table:table-cell table:formula="of:=IF([.B505]&gt;1;&quot;SLEEP&quot;;&quot;&quot;)">
            <text:p/>
          </table:table-cell>
          <table:table-cell office:value-type="string" calcext:value-type="string">
            <text:p>0x4A</text:p>
          </table:table-cell>
        </table:table-row>
        <table:table-row table:style-name="ro1">
          <table:table-cell office:value-type="float" office:value="25.85058448" calcext:value-type="float">
            <text:p>25.85058448</text:p>
          </table:table-cell>
          <table:table-cell table:formula="of:=ROUND(([.A506]-[.A505])*1000000)/1000" office:value-type="float" office:value="0.094" calcext:value-type="float">
            <text:p>0.094</text:p>
          </table:table-cell>
          <table:table-cell table:formula="of:=IF([.B506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5067808" calcext:value-type="float">
            <text:p>25.85067808</text:p>
          </table:table-cell>
          <table:table-cell table:formula="of:=ROUND(([.A507]-[.A506])*1000000)/1000" office:value-type="float" office:value="0.094" calcext:value-type="float">
            <text:p>0.094</text:p>
          </table:table-cell>
          <table:table-cell table:formula="of:=IF([.B507]&gt;1;&quot;SLEEP&quot;;&quot;&quot;)">
            <text:p/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float" office:value="25.85077184" calcext:value-type="float">
            <text:p>25.85077184</text:p>
          </table:table-cell>
          <table:table-cell table:formula="of:=ROUND(([.A508]-[.A507])*1000000)/1000" office:value-type="float" office:value="0.094" calcext:value-type="float">
            <text:p>0.094</text:p>
          </table:table-cell>
          <table:table-cell table:formula="of:=IF([.B508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85086544" calcext:value-type="float">
            <text:p>25.85086544</text:p>
          </table:table-cell>
          <table:table-cell table:formula="of:=ROUND(([.A509]-[.A508])*1000000)/1000" office:value-type="float" office:value="0.094" calcext:value-type="float">
            <text:p>0.094</text:p>
          </table:table-cell>
          <table:table-cell table:formula="of:=IF([.B509]&gt;1;&quot;SLEEP&quot;;&quot;&quot;)">
            <text:p/>
          </table:table-cell>
          <table:table-cell office:value-type="string" calcext:value-type="string">
            <text:p>0x75</text:p>
          </table:table-cell>
        </table:table-row>
        <table:table-row table:style-name="ro1">
          <table:table-cell office:value-type="float" office:value="25.8509592" calcext:value-type="float">
            <text:p>25.8509592</text:p>
          </table:table-cell>
          <table:table-cell table:formula="of:=ROUND(([.A510]-[.A509])*1000000)/1000" office:value-type="float" office:value="0.094" calcext:value-type="float">
            <text:p>0.094</text:p>
          </table:table-cell>
          <table:table-cell table:formula="of:=IF([.B510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85105296" calcext:value-type="float">
            <text:p>25.85105296</text:p>
          </table:table-cell>
          <table:table-cell table:formula="of:=ROUND(([.A511]-[.A510])*1000000)/1000" office:value-type="float" office:value="0.094" calcext:value-type="float">
            <text:p>0.094</text:p>
          </table:table-cell>
          <table:table-cell table:formula="of:=IF([.B51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5114656" calcext:value-type="float">
            <text:p>25.85114656</text:p>
          </table:table-cell>
          <table:table-cell table:formula="of:=ROUND(([.A512]-[.A511])*1000000)/1000" office:value-type="float" office:value="0.094" calcext:value-type="float">
            <text:p>0.094</text:p>
          </table:table-cell>
          <table:table-cell table:formula="of:=IF([.B512]&gt;1;&quot;SLEEP&quot;;&quot;&quot;)">
            <text:p/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float" office:value="25.85124032" calcext:value-type="float">
            <text:p>25.85124032</text:p>
          </table:table-cell>
          <table:table-cell table:formula="of:=ROUND(([.A513]-[.A512])*1000000)/1000" office:value-type="float" office:value="0.094" calcext:value-type="float">
            <text:p>0.094</text:p>
          </table:table-cell>
          <table:table-cell table:formula="of:=IF([.B513]&gt;1;&quot;SLEEP&quot;;&quot;&quot;)">
            <text:p/>
          </table:table-cell>
          <table:table-cell office:value-type="string" calcext:value-type="string">
            <text:p>0x48</text:p>
          </table:table-cell>
        </table:table-row>
        <table:table-row table:style-name="ro1">
          <table:table-cell office:value-type="float" office:value="25.85133392" calcext:value-type="float">
            <text:p>25.85133392</text:p>
          </table:table-cell>
          <table:table-cell table:formula="of:=ROUND(([.A514]-[.A513])*1000000)/1000" office:value-type="float" office:value="0.094" calcext:value-type="float">
            <text:p>0.094</text:p>
          </table:table-cell>
          <table:table-cell table:formula="of:=IF([.B514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85142768" calcext:value-type="float">
            <text:p>25.85142768</text:p>
          </table:table-cell>
          <table:table-cell table:formula="of:=ROUND(([.A515]-[.A514])*1000000)/1000" office:value-type="float" office:value="0.094" calcext:value-type="float">
            <text:p>0.094</text:p>
          </table:table-cell>
          <table:table-cell table:formula="of:=IF([.B515]&gt;1;&quot;SLEEP&quot;;&quot;&quot;)">
            <text:p/>
          </table:table-cell>
          <table:table-cell office:value-type="string" calcext:value-type="string">
            <text:p>0xCA</text:p>
          </table:table-cell>
        </table:table-row>
        <table:table-row table:style-name="ro1">
          <table:table-cell office:value-type="float" office:value="25.85152128" calcext:value-type="float">
            <text:p>25.85152128</text:p>
          </table:table-cell>
          <table:table-cell table:formula="of:=ROUND(([.A516]-[.A515])*1000000)/1000" office:value-type="float" office:value="0.094" calcext:value-type="float">
            <text:p>0.094</text:p>
          </table:table-cell>
          <table:table-cell table:formula="of:=IF([.B51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5161504" calcext:value-type="float">
            <text:p>25.85161504</text:p>
          </table:table-cell>
          <table:table-cell table:formula="of:=ROUND(([.A517]-[.A516])*1000000)/1000" office:value-type="float" office:value="0.094" calcext:value-type="float">
            <text:p>0.094</text:p>
          </table:table-cell>
          <table:table-cell table:formula="of:=IF([.B517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5.85170864" calcext:value-type="float">
            <text:p>25.85170864</text:p>
          </table:table-cell>
          <table:table-cell table:formula="of:=ROUND(([.A518]-[.A517])*1000000)/1000" office:value-type="float" office:value="0.094" calcext:value-type="float">
            <text:p>0.094</text:p>
          </table:table-cell>
          <table:table-cell table:formula="of:=IF([.B518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8518024" calcext:value-type="float">
            <text:p>25.8518024</text:p>
          </table:table-cell>
          <table:table-cell table:formula="of:=ROUND(([.A519]-[.A518])*1000000)/1000" office:value-type="float" office:value="0.094" calcext:value-type="float">
            <text:p>0.094</text:p>
          </table:table-cell>
          <table:table-cell table:formula="of:=IF([.B519]&gt;1;&quot;SLEEP&quot;;&quot;&quot;)">
            <text:p/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float" office:value="25.851896" calcext:value-type="float">
            <text:p>25.851896</text:p>
          </table:table-cell>
          <table:table-cell table:formula="of:=ROUND(([.A520]-[.A519])*1000000)/1000" office:value-type="float" office:value="0.094" calcext:value-type="float">
            <text:p>0.094</text:p>
          </table:table-cell>
          <table:table-cell table:formula="of:=IF([.B520]&gt;1;&quot;SLEEP&quot;;&quot;&quot;)">
            <text:p/>
          </table:table-cell>
          <table:table-cell office:value-type="string" calcext:value-type="string">
            <text:p>0x26</text:p>
          </table:table-cell>
        </table:table-row>
        <table:table-row table:style-name="ro1">
          <table:table-cell office:value-type="float" office:value="25.85198976" calcext:value-type="float">
            <text:p>25.85198976</text:p>
          </table:table-cell>
          <table:table-cell table:formula="of:=ROUND(([.A521]-[.A520])*1000000)/1000" office:value-type="float" office:value="0.094" calcext:value-type="float">
            <text:p>0.094</text:p>
          </table:table-cell>
          <table:table-cell table:formula="of:=IF([.B521]&gt;1;&quot;SLEEP&quot;;&quot;&quot;)">
            <text:p/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float" office:value="25.85208336" calcext:value-type="float">
            <text:p>25.85208336</text:p>
          </table:table-cell>
          <table:table-cell table:formula="of:=ROUND(([.A522]-[.A521])*1000000)/1000" office:value-type="float" office:value="0.094" calcext:value-type="float">
            <text:p>0.094</text:p>
          </table:table-cell>
          <table:table-cell table:formula="of:=IF([.B522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5217696" calcext:value-type="float">
            <text:p>25.85217696</text:p>
          </table:table-cell>
          <table:table-cell table:formula="of:=ROUND(([.A523]-[.A522])*1000000)/1000" office:value-type="float" office:value="0.094" calcext:value-type="float">
            <text:p>0.094</text:p>
          </table:table-cell>
          <table:table-cell table:formula="of:=IF([.B523]&gt;1;&quot;SLEEP&quot;;&quot;&quot;)">
            <text:p/>
          </table:table-cell>
          <table:table-cell office:value-type="string" calcext:value-type="string">
            <text:p>0x51</text:p>
          </table:table-cell>
        </table:table-row>
        <table:table-row table:style-name="ro1">
          <table:table-cell office:value-type="float" office:value="25.85227072" calcext:value-type="float">
            <text:p>25.85227072</text:p>
          </table:table-cell>
          <table:table-cell table:formula="of:=ROUND(([.A524]-[.A523])*1000000)/1000" office:value-type="float" office:value="0.094" calcext:value-type="float">
            <text:p>0.094</text:p>
          </table:table-cell>
          <table:table-cell table:formula="of:=IF([.B524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85236432" calcext:value-type="float">
            <text:p>25.85236432</text:p>
          </table:table-cell>
          <table:table-cell table:formula="of:=ROUND(([.A525]-[.A524])*1000000)/1000" office:value-type="float" office:value="0.094" calcext:value-type="float">
            <text:p>0.094</text:p>
          </table:table-cell>
          <table:table-cell table:formula="of:=IF([.B525]&gt;1;&quot;SLEEP&quot;;&quot;&quot;)">
            <text:p/>
          </table:table-cell>
          <table:table-cell office:value-type="string" calcext:value-type="string">
            <text:p>0x45</text:p>
          </table:table-cell>
        </table:table-row>
        <table:table-row table:style-name="ro1">
          <table:table-cell office:value-type="float" office:value="25.85245808" calcext:value-type="float">
            <text:p>25.85245808</text:p>
          </table:table-cell>
          <table:table-cell table:formula="of:=ROUND(([.A526]-[.A525])*1000000)/1000" office:value-type="float" office:value="0.094" calcext:value-type="float">
            <text:p>0.094</text:p>
          </table:table-cell>
          <table:table-cell table:formula="of:=IF([.B526]&gt;1;&quot;SLEEP&quot;;&quot;&quot;)">
            <text:p/>
          </table:table-cell>
          <table:table-cell office:value-type="string" calcext:value-type="string">
            <text:p>0xE4</text:p>
          </table:table-cell>
        </table:table-row>
        <table:table-row table:style-name="ro1">
          <table:table-cell office:value-type="float" office:value="25.85255168" calcext:value-type="float">
            <text:p>25.85255168</text:p>
          </table:table-cell>
          <table:table-cell table:formula="of:=ROUND(([.A527]-[.A526])*1000000)/1000" office:value-type="float" office:value="0.094" calcext:value-type="float">
            <text:p>0.094</text:p>
          </table:table-cell>
          <table:table-cell table:formula="of:=IF([.B527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5.85351776" calcext:value-type="float">
            <text:p>25.85351776</text:p>
          </table:table-cell>
          <table:table-cell table:formula="of:=ROUND(([.A528]-[.A527])*1000000)/1000" office:value-type="float" office:value="0.966" calcext:value-type="float">
            <text:p>0.966</text:p>
          </table:table-cell>
          <table:table-cell table:formula="of:=IF([.B528]&gt;1;&quot;SLEEP&quot;;&quot;&quot;)">
            <text:p/>
          </table:table-cell>
          <table:table-cell office:value-type="string" calcext:value-type="string">
            <text:p>0x46</text:p>
          </table:table-cell>
        </table:table-row>
        <table:table-row table:style-name="ro1">
          <table:table-cell office:value-type="float" office:value="25.85361136" calcext:value-type="float">
            <text:p>25.85361136</text:p>
          </table:table-cell>
          <table:table-cell table:formula="of:=ROUND(([.A529]-[.A528])*1000000)/1000" office:value-type="float" office:value="0.094" calcext:value-type="float">
            <text:p>0.094</text:p>
          </table:table-cell>
          <table:table-cell table:formula="of:=IF([.B529]&gt;1;&quot;SLEEP&quot;;&quot;&quot;)">
            <text:p/>
          </table:table-cell>
          <table:table-cell office:value-type="string" calcext:value-type="string">
            <text:p>0x40</text:p>
          </table:table-cell>
        </table:table-row>
        <table:table-row table:style-name="ro1">
          <table:table-cell office:value-type="float" office:value="25.85370512" calcext:value-type="float">
            <text:p>25.85370512</text:p>
          </table:table-cell>
          <table:table-cell table:formula="of:=ROUND(([.A530]-[.A529])*1000000)/1000" office:value-type="float" office:value="0.094" calcext:value-type="float">
            <text:p>0.094</text:p>
          </table:table-cell>
          <table:table-cell table:formula="of:=IF([.B53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5379872" calcext:value-type="float">
            <text:p>25.85379872</text:p>
          </table:table-cell>
          <table:table-cell table:formula="of:=ROUND(([.A531]-[.A530])*1000000)/1000" office:value-type="float" office:value="0.094" calcext:value-type="float">
            <text:p>0.094</text:p>
          </table:table-cell>
          <table:table-cell table:formula="of:=IF([.B531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5389248" calcext:value-type="float">
            <text:p>25.85389248</text:p>
          </table:table-cell>
          <table:table-cell table:formula="of:=ROUND(([.A532]-[.A531])*1000000)/1000" office:value-type="float" office:value="0.094" calcext:value-type="float">
            <text:p>0.094</text:p>
          </table:table-cell>
          <table:table-cell table:formula="of:=IF([.B532]&gt;1;&quot;SLEEP&quot;;&quot;&quot;)">
            <text:p/>
          </table:table-cell>
          <table:table-cell office:value-type="string" calcext:value-type="string">
            <text:p>0x40</text:p>
          </table:table-cell>
        </table:table-row>
        <table:table-row table:style-name="ro1">
          <table:table-cell office:value-type="float" office:value="25.85398624" calcext:value-type="float">
            <text:p>25.85398624</text:p>
          </table:table-cell>
          <table:table-cell table:formula="of:=ROUND(([.A533]-[.A532])*1000000)/1000" office:value-type="float" office:value="0.094" calcext:value-type="float">
            <text:p>0.094</text:p>
          </table:table-cell>
          <table:table-cell table:formula="of:=IF([.B533]&gt;1;&quot;SLEEP&quot;;&quot;&quot;)">
            <text:p/>
          </table:table-cell>
          <table:table-cell office:value-type="string" calcext:value-type="string">
            <text:p>0xC0</text:p>
          </table:table-cell>
        </table:table-row>
        <table:table-row table:style-name="ro1">
          <table:table-cell office:value-type="float" office:value="25.85407984" calcext:value-type="float">
            <text:p>25.85407984</text:p>
          </table:table-cell>
          <table:table-cell table:formula="of:=ROUND(([.A534]-[.A533])*1000000)/1000" office:value-type="float" office:value="0.094" calcext:value-type="float">
            <text:p>0.094</text:p>
          </table:table-cell>
          <table:table-cell table:formula="of:=IF([.B534]&gt;1;&quot;SLEEP&quot;;&quot;&quot;)">
            <text:p/>
          </table:table-cell>
          <table:table-cell office:value-type="string" calcext:value-type="string">
            <text:p>0x82</text:p>
          </table:table-cell>
        </table:table-row>
        <table:table-row table:style-name="ro1">
          <table:table-cell office:value-type="float" office:value="25.8541736" calcext:value-type="float">
            <text:p>25.8541736</text:p>
          </table:table-cell>
          <table:table-cell table:formula="of:=ROUND(([.A535]-[.A534])*1000000)/1000" office:value-type="float" office:value="0.094" calcext:value-type="float">
            <text:p>0.094</text:p>
          </table:table-cell>
          <table:table-cell table:formula="of:=IF([.B535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542672" calcext:value-type="float">
            <text:p>25.8542672</text:p>
          </table:table-cell>
          <table:table-cell table:formula="of:=ROUND(([.A536]-[.A535])*1000000)/1000" office:value-type="float" office:value="0.094" calcext:value-type="float">
            <text:p>0.094</text:p>
          </table:table-cell>
          <table:table-cell table:formula="of:=IF([.B536]&gt;1;&quot;SLEEP&quot;;&quot;&quot;)">
            <text:p/>
          </table:table-cell>
          <table:table-cell office:value-type="string" calcext:value-type="string">
            <text:p>0xC2</text:p>
          </table:table-cell>
        </table:table-row>
        <table:table-row table:style-name="ro1">
          <table:table-cell office:value-type="float" office:value="25.85436096" calcext:value-type="float">
            <text:p>25.85436096</text:p>
          </table:table-cell>
          <table:table-cell table:formula="of:=ROUND(([.A537]-[.A536])*1000000)/1000" office:value-type="float" office:value="0.094" calcext:value-type="float">
            <text:p>0.094</text:p>
          </table:table-cell>
          <table:table-cell table:formula="of:=IF([.B537]&gt;1;&quot;SLEEP&quot;;&quot;&quot;)">
            <text:p/>
          </table:table-cell>
          <table:table-cell office:value-type="string" calcext:value-type="string">
            <text:p>0x40</text:p>
          </table:table-cell>
        </table:table-row>
        <table:table-row table:style-name="ro1">
          <table:table-cell office:value-type="float" office:value="25.85445456" calcext:value-type="float">
            <text:p>25.85445456</text:p>
          </table:table-cell>
          <table:table-cell table:formula="of:=ROUND(([.A538]-[.A537])*1000000)/1000" office:value-type="float" office:value="0.094" calcext:value-type="float">
            <text:p>0.094</text:p>
          </table:table-cell>
          <table:table-cell table:formula="of:=IF([.B538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85454832" calcext:value-type="float">
            <text:p>25.85454832</text:p>
          </table:table-cell>
          <table:table-cell table:formula="of:=ROUND(([.A539]-[.A538])*1000000)/1000" office:value-type="float" office:value="0.094" calcext:value-type="float">
            <text:p>0.094</text:p>
          </table:table-cell>
          <table:table-cell table:formula="of:=IF([.B539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5464192" calcext:value-type="float">
            <text:p>25.85464192</text:p>
          </table:table-cell>
          <table:table-cell table:formula="of:=ROUND(([.A540]-[.A539])*1000000)/1000" office:value-type="float" office:value="0.094" calcext:value-type="float">
            <text:p>0.094</text:p>
          </table:table-cell>
          <table:table-cell table:formula="of:=IF([.B540]&gt;1;&quot;SLEEP&quot;;&quot;&quot;)">
            <text:p/>
          </table:table-cell>
          <table:table-cell office:value-type="string" calcext:value-type="string">
            <text:p>0xC3</text:p>
          </table:table-cell>
        </table:table-row>
        <table:table-row table:style-name="ro1">
          <table:table-cell office:value-type="float" office:value="25.85473568" calcext:value-type="float">
            <text:p>25.85473568</text:p>
          </table:table-cell>
          <table:table-cell table:formula="of:=ROUND(([.A541]-[.A540])*1000000)/1000" office:value-type="float" office:value="0.094" calcext:value-type="float">
            <text:p>0.094</text:p>
          </table:table-cell>
          <table:table-cell table:formula="of:=IF([.B541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85482928" calcext:value-type="float">
            <text:p>25.85482928</text:p>
          </table:table-cell>
          <table:table-cell table:formula="of:=ROUND(([.A542]-[.A541])*1000000)/1000" office:value-type="float" office:value="0.094" calcext:value-type="float">
            <text:p>0.094</text:p>
          </table:table-cell>
          <table:table-cell table:formula="of:=IF([.B542]&gt;1;&quot;SLEEP&quot;;&quot;&quot;)">
            <text:p/>
          </table:table-cell>
          <table:table-cell office:value-type="string" calcext:value-type="string">
            <text:p>0x5E</text:p>
          </table:table-cell>
        </table:table-row>
        <table:table-row table:style-name="ro1">
          <table:table-cell office:value-type="float" office:value="25.85492304" calcext:value-type="float">
            <text:p>25.85492304</text:p>
          </table:table-cell>
          <table:table-cell table:formula="of:=ROUND(([.A543]-[.A542])*1000000)/1000" office:value-type="float" office:value="0.094" calcext:value-type="float">
            <text:p>0.094</text:p>
          </table:table-cell>
          <table:table-cell table:formula="of:=IF([.B543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85501664" calcext:value-type="float">
            <text:p>25.85501664</text:p>
          </table:table-cell>
          <table:table-cell table:formula="of:=ROUND(([.A544]-[.A543])*1000000)/1000" office:value-type="float" office:value="0.094" calcext:value-type="float">
            <text:p>0.094</text:p>
          </table:table-cell>
          <table:table-cell table:formula="of:=IF([.B54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551104" calcext:value-type="float">
            <text:p>25.8551104</text:p>
          </table:table-cell>
          <table:table-cell table:formula="of:=ROUND(([.A545]-[.A544])*1000000)/1000" office:value-type="float" office:value="0.094" calcext:value-type="float">
            <text:p>0.094</text:p>
          </table:table-cell>
          <table:table-cell table:formula="of:=IF([.B545]&gt;1;&quot;SLEEP&quot;;&quot;&quot;)">
            <text:p/>
          </table:table-cell>
          <table:table-cell office:value-type="string" calcext:value-type="string">
            <text:p>0x50</text:p>
          </table:table-cell>
        </table:table-row>
        <table:table-row table:style-name="ro1">
          <table:table-cell office:value-type="float" office:value="25.85520416" calcext:value-type="float">
            <text:p>25.85520416</text:p>
          </table:table-cell>
          <table:table-cell table:formula="of:=ROUND(([.A546]-[.A545])*1000000)/1000" office:value-type="float" office:value="0.094" calcext:value-type="float">
            <text:p>0.094</text:p>
          </table:table-cell>
          <table:table-cell table:formula="of:=IF([.B546]&gt;1;&quot;SLEEP&quot;;&quot;&quot;)">
            <text:p/>
          </table:table-cell>
          <table:table-cell office:value-type="string" calcext:value-type="string">
            <text:p>0x48</text:p>
          </table:table-cell>
        </table:table-row>
        <table:table-row table:style-name="ro1">
          <table:table-cell office:value-type="float" office:value="25.85529776" calcext:value-type="float">
            <text:p>25.85529776</text:p>
          </table:table-cell>
          <table:table-cell table:formula="of:=ROUND(([.A547]-[.A546])*1000000)/1000" office:value-type="float" office:value="0.094" calcext:value-type="float">
            <text:p>0.094</text:p>
          </table:table-cell>
          <table:table-cell table:formula="of:=IF([.B547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85539152" calcext:value-type="float">
            <text:p>25.85539152</text:p>
          </table:table-cell>
          <table:table-cell table:formula="of:=ROUND(([.A548]-[.A547])*1000000)/1000" office:value-type="float" office:value="0.094" calcext:value-type="float">
            <text:p>0.094</text:p>
          </table:table-cell>
          <table:table-cell table:formula="of:=IF([.B548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5.85548512" calcext:value-type="float">
            <text:p>25.85548512</text:p>
          </table:table-cell>
          <table:table-cell table:formula="of:=ROUND(([.A549]-[.A548])*1000000)/1000" office:value-type="float" office:value="0.094" calcext:value-type="float">
            <text:p>0.094</text:p>
          </table:table-cell>
          <table:table-cell table:formula="of:=IF([.B549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85557888" calcext:value-type="float">
            <text:p>25.85557888</text:p>
          </table:table-cell>
          <table:table-cell table:formula="of:=ROUND(([.A550]-[.A549])*1000000)/1000" office:value-type="float" office:value="0.094" calcext:value-type="float">
            <text:p>0.094</text:p>
          </table:table-cell>
          <table:table-cell table:formula="of:=IF([.B550]&gt;1;&quot;SLEEP&quot;;&quot;&quot;)">
            <text:p/>
          </table:table-cell>
          <table:table-cell office:value-type="string" calcext:value-type="string">
            <text:p>0xBD</text:p>
          </table:table-cell>
        </table:table-row>
        <table:table-row table:style-name="ro1">
          <table:table-cell office:value-type="float" office:value="25.85567248" calcext:value-type="float">
            <text:p>25.85567248</text:p>
          </table:table-cell>
          <table:table-cell table:formula="of:=ROUND(([.A551]-[.A550])*1000000)/1000" office:value-type="float" office:value="0.094" calcext:value-type="float">
            <text:p>0.094</text:p>
          </table:table-cell>
          <table:table-cell table:formula="of:=IF([.B551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85576624" calcext:value-type="float">
            <text:p>25.85576624</text:p>
          </table:table-cell>
          <table:table-cell table:formula="of:=ROUND(([.A552]-[.A551])*1000000)/1000" office:value-type="float" office:value="0.094" calcext:value-type="float">
            <text:p>0.094</text:p>
          </table:table-cell>
          <table:table-cell table:formula="of:=IF([.B552]&gt;1;&quot;SLEEP&quot;;&quot;&quot;)">
            <text:p/>
          </table:table-cell>
          <table:table-cell office:value-type="string" calcext:value-type="string">
            <text:p>0xC2</text:p>
          </table:table-cell>
        </table:table-row>
        <table:table-row table:style-name="ro1">
          <table:table-cell office:value-type="float" office:value="25.85585984" calcext:value-type="float">
            <text:p>25.85585984</text:p>
          </table:table-cell>
          <table:table-cell table:formula="of:=ROUND(([.A553]-[.A552])*1000000)/1000" office:value-type="float" office:value="0.094" calcext:value-type="float">
            <text:p>0.094</text:p>
          </table:table-cell>
          <table:table-cell table:formula="of:=IF([.B55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559536" calcext:value-type="float">
            <text:p>25.8559536</text:p>
          </table:table-cell>
          <table:table-cell table:formula="of:=ROUND(([.A554]-[.A553])*1000000)/1000" office:value-type="float" office:value="0.094" calcext:value-type="float">
            <text:p>0.094</text:p>
          </table:table-cell>
          <table:table-cell table:formula="of:=IF([.B554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8560472" calcext:value-type="float">
            <text:p>25.8560472</text:p>
          </table:table-cell>
          <table:table-cell table:formula="of:=ROUND(([.A555]-[.A554])*1000000)/1000" office:value-type="float" office:value="0.094" calcext:value-type="float">
            <text:p>0.094</text:p>
          </table:table-cell>
          <table:table-cell table:formula="of:=IF([.B555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85614096" calcext:value-type="float">
            <text:p>25.85614096</text:p>
          </table:table-cell>
          <table:table-cell table:formula="of:=ROUND(([.A556]-[.A555])*1000000)/1000" office:value-type="float" office:value="0.094" calcext:value-type="float">
            <text:p>0.094</text:p>
          </table:table-cell>
          <table:table-cell table:formula="of:=IF([.B556]&gt;1;&quot;SLEEP&quot;;&quot;&quot;)">
            <text:p/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float" office:value="25.85623456" calcext:value-type="float">
            <text:p>25.85623456</text:p>
          </table:table-cell>
          <table:table-cell table:formula="of:=ROUND(([.A557]-[.A556])*1000000)/1000" office:value-type="float" office:value="0.094" calcext:value-type="float">
            <text:p>0.094</text:p>
          </table:table-cell>
          <table:table-cell table:formula="of:=IF([.B557]&gt;1;&quot;SLEEP&quot;;&quot;&quot;)">
            <text:p/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float" office:value="25.85632832" calcext:value-type="float">
            <text:p>25.85632832</text:p>
          </table:table-cell>
          <table:table-cell table:formula="of:=ROUND(([.A558]-[.A557])*1000000)/1000" office:value-type="float" office:value="0.094" calcext:value-type="float">
            <text:p>0.094</text:p>
          </table:table-cell>
          <table:table-cell table:formula="of:=IF([.B558]&gt;1;&quot;SLEEP&quot;;&quot;&quot;)">
            <text:p/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office:value-type="float" office:value="25.85642192" calcext:value-type="float">
            <text:p>25.85642192</text:p>
          </table:table-cell>
          <table:table-cell table:formula="of:=ROUND(([.A559]-[.A558])*1000000)/1000" office:value-type="float" office:value="0.094" calcext:value-type="float">
            <text:p>0.094</text:p>
          </table:table-cell>
          <table:table-cell table:formula="of:=IF([.B559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573872" calcext:value-type="float">
            <text:p>25.8573872</text:p>
          </table:table-cell>
          <table:table-cell table:formula="of:=ROUND(([.A560]-[.A559])*1000000)/1000" office:value-type="float" office:value="0.965" calcext:value-type="float">
            <text:p>0.965</text:p>
          </table:table-cell>
          <table:table-cell table:formula="of:=IF([.B560]&gt;1;&quot;SLEEP&quot;;&quot;&quot;)">
            <text:p/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float" office:value="25.85748096" calcext:value-type="float">
            <text:p>25.85748096</text:p>
          </table:table-cell>
          <table:table-cell table:formula="of:=ROUND(([.A561]-[.A560])*1000000)/1000" office:value-type="float" office:value="0.094" calcext:value-type="float">
            <text:p>0.094</text:p>
          </table:table-cell>
          <table:table-cell table:formula="of:=IF([.B561]&gt;1;&quot;SLEEP&quot;;&quot;&quot;)">
            <text:p/>
          </table:table-cell>
          <table:table-cell office:value-type="string" calcext:value-type="string">
            <text:p>0xD3</text:p>
          </table:table-cell>
        </table:table-row>
        <table:table-row table:style-name="ro1">
          <table:table-cell office:value-type="float" office:value="25.85757472" calcext:value-type="float">
            <text:p>25.85757472</text:p>
          </table:table-cell>
          <table:table-cell table:formula="of:=ROUND(([.A562]-[.A561])*1000000)/1000" office:value-type="float" office:value="0.094" calcext:value-type="float">
            <text:p>0.094</text:p>
          </table:table-cell>
          <table:table-cell table:formula="of:=IF([.B562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85766832" calcext:value-type="float">
            <text:p>25.85766832</text:p>
          </table:table-cell>
          <table:table-cell table:formula="of:=ROUND(([.A563]-[.A562])*1000000)/1000" office:value-type="float" office:value="0.094" calcext:value-type="float">
            <text:p>0.094</text:p>
          </table:table-cell>
          <table:table-cell table:formula="of:=IF([.B563]&gt;1;&quot;SLEEP&quot;;&quot;&quot;)">
            <text:p/>
          </table:table-cell>
          <table:table-cell office:value-type="string" calcext:value-type="string">
            <text:p>0x4F</text:p>
          </table:table-cell>
        </table:table-row>
        <table:table-row table:style-name="ro1">
          <table:table-cell office:value-type="float" office:value="25.85776208" calcext:value-type="float">
            <text:p>25.85776208</text:p>
          </table:table-cell>
          <table:table-cell table:formula="of:=ROUND(([.A564]-[.A563])*1000000)/1000" office:value-type="float" office:value="0.094" calcext:value-type="float">
            <text:p>0.094</text:p>
          </table:table-cell>
          <table:table-cell table:formula="of:=IF([.B564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85785568" calcext:value-type="float">
            <text:p>25.85785568</text:p>
          </table:table-cell>
          <table:table-cell table:formula="of:=ROUND(([.A565]-[.A564])*1000000)/1000" office:value-type="float" office:value="0.094" calcext:value-type="float">
            <text:p>0.094</text:p>
          </table:table-cell>
          <table:table-cell table:formula="of:=IF([.B565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85794944" calcext:value-type="float">
            <text:p>25.85794944</text:p>
          </table:table-cell>
          <table:table-cell table:formula="of:=ROUND(([.A566]-[.A565])*1000000)/1000" office:value-type="float" office:value="0.094" calcext:value-type="float">
            <text:p>0.094</text:p>
          </table:table-cell>
          <table:table-cell table:formula="of:=IF([.B566]&gt;1;&quot;SLEEP&quot;;&quot;&quot;)">
            <text:p/>
          </table:table-cell>
          <table:table-cell office:value-type="string" calcext:value-type="string">
            <text:p>0x51</text:p>
          </table:table-cell>
        </table:table-row>
        <table:table-row table:style-name="ro1">
          <table:table-cell office:value-type="float" office:value="25.85804304" calcext:value-type="float">
            <text:p>25.85804304</text:p>
          </table:table-cell>
          <table:table-cell table:formula="of:=ROUND(([.A567]-[.A566])*1000000)/1000" office:value-type="float" office:value="0.094" calcext:value-type="float">
            <text:p>0.094</text:p>
          </table:table-cell>
          <table:table-cell table:formula="of:=IF([.B567]&gt;1;&quot;SLEEP&quot;;&quot;&quot;)">
            <text:p/>
          </table:table-cell>
          <table:table-cell office:value-type="string" calcext:value-type="string">
            <text:p>0xBE</text:p>
          </table:table-cell>
        </table:table-row>
        <table:table-row table:style-name="ro1">
          <table:table-cell office:value-type="float" office:value="25.8581368" calcext:value-type="float">
            <text:p>25.8581368</text:p>
          </table:table-cell>
          <table:table-cell table:formula="of:=ROUND(([.A568]-[.A567])*1000000)/1000" office:value-type="float" office:value="0.094" calcext:value-type="float">
            <text:p>0.094</text:p>
          </table:table-cell>
          <table:table-cell table:formula="of:=IF([.B568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8582304" calcext:value-type="float">
            <text:p>25.8582304</text:p>
          </table:table-cell>
          <table:table-cell table:formula="of:=ROUND(([.A569]-[.A568])*1000000)/1000" office:value-type="float" office:value="0.094" calcext:value-type="float">
            <text:p>0.094</text:p>
          </table:table-cell>
          <table:table-cell table:formula="of:=IF([.B569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85832416" calcext:value-type="float">
            <text:p>25.85832416</text:p>
          </table:table-cell>
          <table:table-cell table:formula="of:=ROUND(([.A570]-[.A569])*1000000)/1000" office:value-type="float" office:value="0.094" calcext:value-type="float">
            <text:p>0.094</text:p>
          </table:table-cell>
          <table:table-cell table:formula="of:=IF([.B570]&gt;1;&quot;SLEEP&quot;;&quot;&quot;)">
            <text:p/>
          </table:table-cell>
          <table:table-cell office:value-type="string" calcext:value-type="string">
            <text:p>0x51</text:p>
          </table:table-cell>
        </table:table-row>
        <table:table-row table:style-name="ro1">
          <table:table-cell office:value-type="float" office:value="25.85841776" calcext:value-type="float">
            <text:p>25.85841776</text:p>
          </table:table-cell>
          <table:table-cell table:formula="of:=ROUND(([.A571]-[.A570])*1000000)/1000" office:value-type="float" office:value="0.094" calcext:value-type="float">
            <text:p>0.094</text:p>
          </table:table-cell>
          <table:table-cell table:formula="of:=IF([.B571]&gt;1;&quot;SLEEP&quot;;&quot;&quot;)">
            <text:p/>
          </table:table-cell>
          <table:table-cell office:value-type="string" calcext:value-type="string">
            <text:p>0xBF</text:p>
          </table:table-cell>
        </table:table-row>
        <table:table-row table:style-name="ro1">
          <table:table-cell office:value-type="float" office:value="25.85851152" calcext:value-type="float">
            <text:p>25.85851152</text:p>
          </table:table-cell>
          <table:table-cell table:formula="of:=ROUND(([.A572]-[.A571])*1000000)/1000" office:value-type="float" office:value="0.094" calcext:value-type="float">
            <text:p>0.094</text:p>
          </table:table-cell>
          <table:table-cell table:formula="of:=IF([.B572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85860512" calcext:value-type="float">
            <text:p>25.85860512</text:p>
          </table:table-cell>
          <table:table-cell table:formula="of:=ROUND(([.A573]-[.A572])*1000000)/1000" office:value-type="float" office:value="0.094" calcext:value-type="float">
            <text:p>0.094</text:p>
          </table:table-cell>
          <table:table-cell table:formula="of:=IF([.B573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85869888" calcext:value-type="float">
            <text:p>25.85869888</text:p>
          </table:table-cell>
          <table:table-cell table:formula="of:=ROUND(([.A574]-[.A573])*1000000)/1000" office:value-type="float" office:value="0.094" calcext:value-type="float">
            <text:p>0.094</text:p>
          </table:table-cell>
          <table:table-cell table:formula="of:=IF([.B574]&gt;1;&quot;SLEEP&quot;;&quot;&quot;)">
            <text:p/>
          </table:table-cell>
          <table:table-cell office:value-type="string" calcext:value-type="string">
            <text:p>0x51</text:p>
          </table:table-cell>
        </table:table-row>
        <table:table-row table:style-name="ro1">
          <table:table-cell office:value-type="float" office:value="25.85879248" calcext:value-type="float">
            <text:p>25.85879248</text:p>
          </table:table-cell>
          <table:table-cell table:formula="of:=ROUND(([.A575]-[.A574])*1000000)/1000" office:value-type="float" office:value="0.094" calcext:value-type="float">
            <text:p>0.094</text:p>
          </table:table-cell>
          <table:table-cell table:formula="of:=IF([.B575]&gt;1;&quot;SLEEP&quot;;&quot;&quot;)">
            <text:p/>
          </table:table-cell>
          <table:table-cell office:value-type="string" calcext:value-type="string">
            <text:p>0xC0</text:p>
          </table:table-cell>
        </table:table-row>
        <table:table-row table:style-name="ro1">
          <table:table-cell office:value-type="float" office:value="25.85888624" calcext:value-type="float">
            <text:p>25.85888624</text:p>
          </table:table-cell>
          <table:table-cell table:formula="of:=ROUND(([.A576]-[.A575])*1000000)/1000" office:value-type="float" office:value="0.094" calcext:value-type="float">
            <text:p>0.094</text:p>
          </table:table-cell>
          <table:table-cell table:formula="of:=IF([.B576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85897984" calcext:value-type="float">
            <text:p>25.85897984</text:p>
          </table:table-cell>
          <table:table-cell table:formula="of:=ROUND(([.A577]-[.A576])*1000000)/1000" office:value-type="float" office:value="0.094" calcext:value-type="float">
            <text:p>0.094</text:p>
          </table:table-cell>
          <table:table-cell table:formula="of:=IF([.B577]&gt;1;&quot;SLEEP&quot;;&quot;&quot;)">
            <text:p/>
          </table:table-cell>
          <table:table-cell office:value-type="string" calcext:value-type="string">
            <text:p>0x1F</text:p>
          </table:table-cell>
        </table:table-row>
        <table:table-row table:style-name="ro1">
          <table:table-cell office:value-type="float" office:value="25.8590736" calcext:value-type="float">
            <text:p>25.8590736</text:p>
          </table:table-cell>
          <table:table-cell table:formula="of:=ROUND(([.A578]-[.A577])*1000000)/1000" office:value-type="float" office:value="0.094" calcext:value-type="float">
            <text:p>0.094</text:p>
          </table:table-cell>
          <table:table-cell table:formula="of:=IF([.B578]&gt;1;&quot;SLEEP&quot;;&quot;&quot;)">
            <text:p/>
          </table:table-cell>
          <table:table-cell office:value-type="string" calcext:value-type="string">
            <text:p>0x51</text:p>
          </table:table-cell>
        </table:table-row>
        <table:table-row table:style-name="ro1">
          <table:table-cell office:value-type="float" office:value="25.85916736" calcext:value-type="float">
            <text:p>25.85916736</text:p>
          </table:table-cell>
          <table:table-cell table:formula="of:=ROUND(([.A579]-[.A578])*1000000)/1000" office:value-type="float" office:value="0.094" calcext:value-type="float">
            <text:p>0.094</text:p>
          </table:table-cell>
          <table:table-cell table:formula="of:=IF([.B579]&gt;1;&quot;SLEEP&quot;;&quot;&quot;)">
            <text:p/>
          </table:table-cell>
          <table:table-cell office:value-type="string" calcext:value-type="string">
            <text:p>0xC1</text:p>
          </table:table-cell>
        </table:table-row>
        <table:table-row table:style-name="ro1">
          <table:table-cell office:value-type="float" office:value="25.85926096" calcext:value-type="float">
            <text:p>25.85926096</text:p>
          </table:table-cell>
          <table:table-cell table:formula="of:=ROUND(([.A580]-[.A579])*1000000)/1000" office:value-type="float" office:value="0.094" calcext:value-type="float">
            <text:p>0.094</text:p>
          </table:table-cell>
          <table:table-cell table:formula="of:=IF([.B580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5935472" calcext:value-type="float">
            <text:p>25.85935472</text:p>
          </table:table-cell>
          <table:table-cell table:formula="of:=ROUND(([.A581]-[.A580])*1000000)/1000" office:value-type="float" office:value="0.094" calcext:value-type="float">
            <text:p>0.094</text:p>
          </table:table-cell>
          <table:table-cell table:formula="of:=IF([.B581]&gt;1;&quot;SLEEP&quot;;&quot;&quot;)">
            <text:p/>
          </table:table-cell>
          <table:table-cell office:value-type="string" calcext:value-type="string">
            <text:p>0xA1</text:p>
          </table:table-cell>
        </table:table-row>
        <table:table-row table:style-name="ro1">
          <table:table-cell office:value-type="float" office:value="25.85944832" calcext:value-type="float">
            <text:p>25.85944832</text:p>
          </table:table-cell>
          <table:table-cell table:formula="of:=ROUND(([.A582]-[.A581])*1000000)/1000" office:value-type="float" office:value="0.094" calcext:value-type="float">
            <text:p>0.094</text:p>
          </table:table-cell>
          <table:table-cell table:formula="of:=IF([.B582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85954208" calcext:value-type="float">
            <text:p>25.85954208</text:p>
          </table:table-cell>
          <table:table-cell table:formula="of:=ROUND(([.A583]-[.A582])*1000000)/1000" office:value-type="float" office:value="0.094" calcext:value-type="float">
            <text:p>0.094</text:p>
          </table:table-cell>
          <table:table-cell table:formula="of:=IF([.B583]&gt;1;&quot;SLEEP&quot;;&quot;&quot;)">
            <text:p/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float" office:value="25.85963584" calcext:value-type="float">
            <text:p>25.85963584</text:p>
          </table:table-cell>
          <table:table-cell table:formula="of:=ROUND(([.A584]-[.A583])*1000000)/1000" office:value-type="float" office:value="0.094" calcext:value-type="float">
            <text:p>0.094</text:p>
          </table:table-cell>
          <table:table-cell table:formula="of:=IF([.B584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597296" calcext:value-type="float">
            <text:p>25.8597296</text:p>
          </table:table-cell>
          <table:table-cell table:formula="of:=ROUND(([.A585]-[.A584])*1000000)/1000" office:value-type="float" office:value="0.094" calcext:value-type="float">
            <text:p>0.094</text:p>
          </table:table-cell>
          <table:table-cell table:formula="of:=IF([.B585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5.8598232" calcext:value-type="float">
            <text:p>25.8598232</text:p>
          </table:table-cell>
          <table:table-cell table:formula="of:=ROUND(([.A586]-[.A585])*1000000)/1000" office:value-type="float" office:value="0.094" calcext:value-type="float">
            <text:p>0.094</text:p>
          </table:table-cell>
          <table:table-cell table:formula="of:=IF([.B586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5991696" calcext:value-type="float">
            <text:p>25.85991696</text:p>
          </table:table-cell>
          <table:table-cell table:formula="of:=ROUND(([.A587]-[.A586])*1000000)/1000" office:value-type="float" office:value="0.094" calcext:value-type="float">
            <text:p>0.094</text:p>
          </table:table-cell>
          <table:table-cell table:formula="of:=IF([.B587]&gt;1;&quot;SLEEP&quot;;&quot;&quot;)">
            <text:p/>
          </table:table-cell>
          <table:table-cell office:value-type="string" calcext:value-type="string">
            <text:p>0xEA</text:p>
          </table:table-cell>
        </table:table-row>
        <table:table-row table:style-name="ro1">
          <table:table-cell office:value-type="float" office:value="25.8608864" calcext:value-type="float">
            <text:p>25.8608864</text:p>
          </table:table-cell>
          <table:table-cell table:formula="of:=ROUND(([.A588]-[.A587])*1000000)/1000" office:value-type="float" office:value="0.969" calcext:value-type="float">
            <text:p>0.969</text:p>
          </table:table-cell>
          <table:table-cell table:formula="of:=IF([.B58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6098" calcext:value-type="float">
            <text:p>25.86098</text:p>
          </table:table-cell>
          <table:table-cell table:formula="of:=ROUND(([.A589]-[.A588])*1000000)/1000" office:value-type="float" office:value="0.094" calcext:value-type="float">
            <text:p>0.094</text:p>
          </table:table-cell>
          <table:table-cell table:formula="of:=IF([.B589]&gt;1;&quot;SLEEP&quot;;&quot;&quot;)">
            <text:p/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float" office:value="25.86121424" calcext:value-type="float">
            <text:p>25.86121424</text:p>
          </table:table-cell>
          <table:table-cell table:formula="of:=ROUND(([.A590]-[.A589])*1000000)/1000" office:value-type="float" office:value="0.234" calcext:value-type="float">
            <text:p>0.234</text:p>
          </table:table-cell>
          <table:table-cell table:formula="of:=IF([.B590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86130784" calcext:value-type="float">
            <text:p>25.86130784</text:p>
          </table:table-cell>
          <table:table-cell table:formula="of:=ROUND(([.A591]-[.A590])*1000000)/1000" office:value-type="float" office:value="0.094" calcext:value-type="float">
            <text:p>0.094</text:p>
          </table:table-cell>
          <table:table-cell table:formula="of:=IF([.B591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8614016" calcext:value-type="float">
            <text:p>25.8614016</text:p>
          </table:table-cell>
          <table:table-cell table:formula="of:=ROUND(([.A592]-[.A591])*1000000)/1000" office:value-type="float" office:value="0.094" calcext:value-type="float">
            <text:p>0.094</text:p>
          </table:table-cell>
          <table:table-cell table:formula="of:=IF([.B59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614952" calcext:value-type="float">
            <text:p>25.8614952</text:p>
          </table:table-cell>
          <table:table-cell table:formula="of:=ROUND(([.A593]-[.A592])*1000000)/1000" office:value-type="float" office:value="0.094" calcext:value-type="float">
            <text:p>0.094</text:p>
          </table:table-cell>
          <table:table-cell table:formula="of:=IF([.B59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6158896" calcext:value-type="float">
            <text:p>25.86158896</text:p>
          </table:table-cell>
          <table:table-cell table:formula="of:=ROUND(([.A594]-[.A593])*1000000)/1000" office:value-type="float" office:value="0.094" calcext:value-type="float">
            <text:p>0.094</text:p>
          </table:table-cell>
          <table:table-cell table:formula="of:=IF([.B59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6168256" calcext:value-type="float">
            <text:p>25.86168256</text:p>
          </table:table-cell>
          <table:table-cell table:formula="of:=ROUND(([.A595]-[.A594])*1000000)/1000" office:value-type="float" office:value="0.094" calcext:value-type="float">
            <text:p>0.094</text:p>
          </table:table-cell>
          <table:table-cell table:formula="of:=IF([.B595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6177632" calcext:value-type="float">
            <text:p>25.86177632</text:p>
          </table:table-cell>
          <table:table-cell table:formula="of:=ROUND(([.A596]-[.A595])*1000000)/1000" office:value-type="float" office:value="0.094" calcext:value-type="float">
            <text:p>0.094</text:p>
          </table:table-cell>
          <table:table-cell table:formula="of:=IF([.B596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5.86186992" calcext:value-type="float">
            <text:p>25.86186992</text:p>
          </table:table-cell>
          <table:table-cell table:formula="of:=ROUND(([.A597]-[.A596])*1000000)/1000" office:value-type="float" office:value="0.094" calcext:value-type="float">
            <text:p>0.094</text:p>
          </table:table-cell>
          <table:table-cell table:formula="of:=IF([.B59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6196368" calcext:value-type="float">
            <text:p>25.86196368</text:p>
          </table:table-cell>
          <table:table-cell table:formula="of:=ROUND(([.A598]-[.A597])*1000000)/1000" office:value-type="float" office:value="0.094" calcext:value-type="float">
            <text:p>0.094</text:p>
          </table:table-cell>
          <table:table-cell table:formula="of:=IF([.B598]&gt;1;&quot;SLEEP&quot;;&quot;&quot;)">
            <text:p/>
          </table:table-cell>
          <table:table-cell office:value-type="string" calcext:value-type="string">
            <text:p>0x83</text:p>
          </table:table-cell>
        </table:table-row>
        <table:table-row table:style-name="ro1">
          <table:table-cell office:value-type="float" office:value="25.86205728" calcext:value-type="float">
            <text:p>25.86205728</text:p>
          </table:table-cell>
          <table:table-cell table:formula="of:=ROUND(([.A599]-[.A598])*1000000)/1000" office:value-type="float" office:value="0.094" calcext:value-type="float">
            <text:p>0.094</text:p>
          </table:table-cell>
          <table:table-cell table:formula="of:=IF([.B599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86215104" calcext:value-type="float">
            <text:p>25.86215104</text:p>
          </table:table-cell>
          <table:table-cell table:formula="of:=ROUND(([.A600]-[.A599])*1000000)/1000" office:value-type="float" office:value="0.094" calcext:value-type="float">
            <text:p>0.094</text:p>
          </table:table-cell>
          <table:table-cell table:formula="of:=IF([.B60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622448" calcext:value-type="float">
            <text:p>25.8622448</text:p>
          </table:table-cell>
          <table:table-cell table:formula="of:=ROUND(([.A601]-[.A600])*1000000)/1000" office:value-type="float" office:value="0.094" calcext:value-type="float">
            <text:p>0.094</text:p>
          </table:table-cell>
          <table:table-cell table:formula="of:=IF([.B601]&gt;1;&quot;SLEEP&quot;;&quot;&quot;)">
            <text:p/>
          </table:table-cell>
          <table:table-cell office:value-type="string" calcext:value-type="string">
            <text:p>0x98</text:p>
          </table:table-cell>
        </table:table-row>
        <table:table-row table:style-name="ro1">
          <table:table-cell office:value-type="float" office:value="25.8623384" calcext:value-type="float">
            <text:p>25.8623384</text:p>
          </table:table-cell>
          <table:table-cell table:formula="of:=ROUND(([.A602]-[.A601])*1000000)/1000" office:value-type="float" office:value="0.094" calcext:value-type="float">
            <text:p>0.094</text:p>
          </table:table-cell>
          <table:table-cell table:formula="of:=IF([.B602]&gt;1;&quot;SLEEP&quot;;&quot;&quot;)">
            <text:p/>
          </table:table-cell>
          <table:table-cell office:value-type="string" calcext:value-type="string">
            <text:p>0x6B</text:p>
          </table:table-cell>
        </table:table-row>
        <table:table-row table:style-name="ro1">
          <table:table-cell office:value-type="float" office:value="25.86243216" calcext:value-type="float">
            <text:p>25.86243216</text:p>
          </table:table-cell>
          <table:table-cell table:formula="of:=ROUND(([.A603]-[.A602])*1000000)/1000" office:value-type="float" office:value="0.094" calcext:value-type="float">
            <text:p>0.094</text:p>
          </table:table-cell>
          <table:table-cell table:formula="of:=IF([.B603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86252576" calcext:value-type="float">
            <text:p>25.86252576</text:p>
          </table:table-cell>
          <table:table-cell table:formula="of:=ROUND(([.A604]-[.A603])*1000000)/1000" office:value-type="float" office:value="0.094" calcext:value-type="float">
            <text:p>0.094</text:p>
          </table:table-cell>
          <table:table-cell table:formula="of:=IF([.B60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6261952" calcext:value-type="float">
            <text:p>25.86261952</text:p>
          </table:table-cell>
          <table:table-cell table:formula="of:=ROUND(([.A605]-[.A604])*1000000)/1000" office:value-type="float" office:value="0.094" calcext:value-type="float">
            <text:p>0.094</text:p>
          </table:table-cell>
          <table:table-cell table:formula="of:=IF([.B605]&gt;1;&quot;SLEEP&quot;;&quot;&quot;)">
            <text:p/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float" office:value="25.86271312" calcext:value-type="float">
            <text:p>25.86271312</text:p>
          </table:table-cell>
          <table:table-cell table:formula="of:=ROUND(([.A606]-[.A605])*1000000)/1000" office:value-type="float" office:value="0.094" calcext:value-type="float">
            <text:p>0.094</text:p>
          </table:table-cell>
          <table:table-cell table:formula="of:=IF([.B606]&gt;1;&quot;SLEEP&quot;;&quot;&quot;)">
            <text:p/>
          </table:table-cell>
          <table:table-cell office:value-type="string" calcext:value-type="string">
            <text:p>0x68</text:p>
          </table:table-cell>
        </table:table-row>
        <table:table-row table:style-name="ro1">
          <table:table-cell office:value-type="float" office:value="25.86280688" calcext:value-type="float">
            <text:p>25.86280688</text:p>
          </table:table-cell>
          <table:table-cell table:formula="of:=ROUND(([.A607]-[.A606])*1000000)/1000" office:value-type="float" office:value="0.094" calcext:value-type="float">
            <text:p>0.094</text:p>
          </table:table-cell>
          <table:table-cell table:formula="of:=IF([.B607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6290048" calcext:value-type="float">
            <text:p>25.86290048</text:p>
          </table:table-cell>
          <table:table-cell table:formula="of:=ROUND(([.A608]-[.A607])*1000000)/1000" office:value-type="float" office:value="0.094" calcext:value-type="float">
            <text:p>0.094</text:p>
          </table:table-cell>
          <table:table-cell table:formula="of:=IF([.B608]&gt;1;&quot;SLEEP&quot;;&quot;&quot;)">
            <text:p/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float" office:value="25.86299424" calcext:value-type="float">
            <text:p>25.86299424</text:p>
          </table:table-cell>
          <table:table-cell table:formula="of:=ROUND(([.A609]-[.A608])*1000000)/1000" office:value-type="float" office:value="0.094" calcext:value-type="float">
            <text:p>0.094</text:p>
          </table:table-cell>
          <table:table-cell table:formula="of:=IF([.B609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863088" calcext:value-type="float">
            <text:p>25.863088</text:p>
          </table:table-cell>
          <table:table-cell table:formula="of:=ROUND(([.A610]-[.A609])*1000000)/1000" office:value-type="float" office:value="0.094" calcext:value-type="float">
            <text:p>0.094</text:p>
          </table:table-cell>
          <table:table-cell table:formula="of:=IF([.B610]&gt;1;&quot;SLEEP&quot;;&quot;&quot;)">
            <text:p/>
          </table:table-cell>
          <table:table-cell office:value-type="string" calcext:value-type="string">
            <text:p>0x45</text:p>
          </table:table-cell>
        </table:table-row>
        <table:table-row table:style-name="ro1">
          <table:table-cell office:value-type="float" office:value="25.8631816" calcext:value-type="float">
            <text:p>25.8631816</text:p>
          </table:table-cell>
          <table:table-cell table:formula="of:=ROUND(([.A611]-[.A610])*1000000)/1000" office:value-type="float" office:value="0.094" calcext:value-type="float">
            <text:p>0.094</text:p>
          </table:table-cell>
          <table:table-cell table:formula="of:=IF([.B611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86327536" calcext:value-type="float">
            <text:p>25.86327536</text:p>
          </table:table-cell>
          <table:table-cell table:formula="of:=ROUND(([.A612]-[.A611])*1000000)/1000" office:value-type="float" office:value="0.094" calcext:value-type="float">
            <text:p>0.094</text:p>
          </table:table-cell>
          <table:table-cell table:formula="of:=IF([.B612]&gt;1;&quot;SLEEP&quot;;&quot;&quot;)">
            <text:p/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float" office:value="25.86336896" calcext:value-type="float">
            <text:p>25.86336896</text:p>
          </table:table-cell>
          <table:table-cell table:formula="of:=ROUND(([.A613]-[.A612])*1000000)/1000" office:value-type="float" office:value="0.094" calcext:value-type="float">
            <text:p>0.094</text:p>
          </table:table-cell>
          <table:table-cell table:formula="of:=IF([.B613]&gt;1;&quot;SLEEP&quot;;&quot;&quot;)">
            <text:p/>
          </table:table-cell>
          <table:table-cell office:value-type="string" calcext:value-type="string">
            <text:p>0x26</text:p>
          </table:table-cell>
        </table:table-row>
        <table:table-row table:style-name="ro1">
          <table:table-cell office:value-type="float" office:value="25.86346256" calcext:value-type="float">
            <text:p>25.86346256</text:p>
          </table:table-cell>
          <table:table-cell table:formula="of:=ROUND(([.A614]-[.A613])*1000000)/1000" office:value-type="float" office:value="0.094" calcext:value-type="float">
            <text:p>0.094</text:p>
          </table:table-cell>
          <table:table-cell table:formula="of:=IF([.B614]&gt;1;&quot;SLEEP&quot;;&quot;&quot;)">
            <text:p/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float" office:value="25.86355632" calcext:value-type="float">
            <text:p>25.86355632</text:p>
          </table:table-cell>
          <table:table-cell table:formula="of:=ROUND(([.A615]-[.A614])*1000000)/1000" office:value-type="float" office:value="0.094" calcext:value-type="float">
            <text:p>0.094</text:p>
          </table:table-cell>
          <table:table-cell table:formula="of:=IF([.B615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6364992" calcext:value-type="float">
            <text:p>25.86364992</text:p>
          </table:table-cell>
          <table:table-cell table:formula="of:=ROUND(([.A616]-[.A615])*1000000)/1000" office:value-type="float" office:value="0.094" calcext:value-type="float">
            <text:p>0.094</text:p>
          </table:table-cell>
          <table:table-cell table:formula="of:=IF([.B616]&gt;1;&quot;SLEEP&quot;;&quot;&quot;)">
            <text:p/>
          </table:table-cell>
          <table:table-cell office:value-type="string" calcext:value-type="string">
            <text:p>0x51</text:p>
          </table:table-cell>
        </table:table-row>
        <table:table-row table:style-name="ro1">
          <table:table-cell office:value-type="float" office:value="25.86374368" calcext:value-type="float">
            <text:p>25.86374368</text:p>
          </table:table-cell>
          <table:table-cell table:formula="of:=ROUND(([.A617]-[.A616])*1000000)/1000" office:value-type="float" office:value="0.094" calcext:value-type="float">
            <text:p>0.094</text:p>
          </table:table-cell>
          <table:table-cell table:formula="of:=IF([.B617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86383744" calcext:value-type="float">
            <text:p>25.86383744</text:p>
          </table:table-cell>
          <table:table-cell table:formula="of:=ROUND(([.A618]-[.A617])*1000000)/1000" office:value-type="float" office:value="0.094" calcext:value-type="float">
            <text:p>0.094</text:p>
          </table:table-cell>
          <table:table-cell table:formula="of:=IF([.B618]&gt;1;&quot;SLEEP&quot;;&quot;&quot;)">
            <text:p/>
          </table:table-cell>
          <table:table-cell office:value-type="string" calcext:value-type="string">
            <text:p>0x25</text:p>
          </table:table-cell>
        </table:table-row>
        <table:table-row table:style-name="ro1">
          <table:table-cell office:value-type="float" office:value="25.86393104" calcext:value-type="float">
            <text:p>25.86393104</text:p>
          </table:table-cell>
          <table:table-cell table:formula="of:=ROUND(([.A619]-[.A618])*1000000)/1000" office:value-type="float" office:value="0.094" calcext:value-type="float">
            <text:p>0.094</text:p>
          </table:table-cell>
          <table:table-cell table:formula="of:=IF([.B619]&gt;1;&quot;SLEEP&quot;;&quot;&quot;)">
            <text:p/>
          </table:table-cell>
          <table:table-cell office:value-type="string" calcext:value-type="string">
            <text:p>0xE4</text:p>
          </table:table-cell>
        </table:table-row>
        <table:table-row table:style-name="ro1">
          <table:table-cell office:value-type="float" office:value="25.8640248" calcext:value-type="float">
            <text:p>25.8640248</text:p>
          </table:table-cell>
          <table:table-cell table:formula="of:=ROUND(([.A620]-[.A619])*1000000)/1000" office:value-type="float" office:value="0.094" calcext:value-type="float">
            <text:p>0.094</text:p>
          </table:table-cell>
          <table:table-cell table:formula="of:=IF([.B620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5.8641184" calcext:value-type="float">
            <text:p>25.8641184</text:p>
          </table:table-cell>
          <table:table-cell table:formula="of:=ROUND(([.A621]-[.A620])*1000000)/1000" office:value-type="float" office:value="0.094" calcext:value-type="float">
            <text:p>0.094</text:p>
          </table:table-cell>
          <table:table-cell table:formula="of:=IF([.B621]&gt;1;&quot;SLEEP&quot;;&quot;&quot;)">
            <text:p/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float" office:value="25.8650832" calcext:value-type="float">
            <text:p>25.8650832</text:p>
          </table:table-cell>
          <table:table-cell table:formula="of:=ROUND(([.A622]-[.A621])*1000000)/1000" office:value-type="float" office:value="0.965" calcext:value-type="float">
            <text:p>0.965</text:p>
          </table:table-cell>
          <table:table-cell table:formula="of:=IF([.B622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5.86517696" calcext:value-type="float">
            <text:p>25.86517696</text:p>
          </table:table-cell>
          <table:table-cell table:formula="of:=ROUND(([.A623]-[.A622])*1000000)/1000" office:value-type="float" office:value="0.094" calcext:value-type="float">
            <text:p>0.094</text:p>
          </table:table-cell>
          <table:table-cell table:formula="of:=IF([.B62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6527056" calcext:value-type="float">
            <text:p>25.86527056</text:p>
          </table:table-cell>
          <table:table-cell table:formula="of:=ROUND(([.A624]-[.A623])*1000000)/1000" office:value-type="float" office:value="0.094" calcext:value-type="float">
            <text:p>0.094</text:p>
          </table:table-cell>
          <table:table-cell table:formula="of:=IF([.B624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6536432" calcext:value-type="float">
            <text:p>25.86536432</text:p>
          </table:table-cell>
          <table:table-cell table:formula="of:=ROUND(([.A625]-[.A624])*1000000)/1000" office:value-type="float" office:value="0.094" calcext:value-type="float">
            <text:p>0.094</text:p>
          </table:table-cell>
          <table:table-cell table:formula="of:=IF([.B625]&gt;1;&quot;SLEEP&quot;;&quot;&quot;)">
            <text:p/>
          </table:table-cell>
          <table:table-cell office:value-type="string" calcext:value-type="string">
            <text:p>0x40</text:p>
          </table:table-cell>
        </table:table-row>
        <table:table-row table:style-name="ro1">
          <table:table-cell office:value-type="float" office:value="25.86545792" calcext:value-type="float">
            <text:p>25.86545792</text:p>
          </table:table-cell>
          <table:table-cell table:formula="of:=ROUND(([.A626]-[.A625])*1000000)/1000" office:value-type="float" office:value="0.094" calcext:value-type="float">
            <text:p>0.094</text:p>
          </table:table-cell>
          <table:table-cell table:formula="of:=IF([.B626]&gt;1;&quot;SLEEP&quot;;&quot;&quot;)">
            <text:p/>
          </table:table-cell>
          <table:table-cell office:value-type="string" calcext:value-type="string">
            <text:p>0xC0</text:p>
          </table:table-cell>
        </table:table-row>
        <table:table-row table:style-name="ro1">
          <table:table-cell office:value-type="float" office:value="25.86555168" calcext:value-type="float">
            <text:p>25.86555168</text:p>
          </table:table-cell>
          <table:table-cell table:formula="of:=ROUND(([.A627]-[.A626])*1000000)/1000" office:value-type="float" office:value="0.094" calcext:value-type="float">
            <text:p>0.094</text:p>
          </table:table-cell>
          <table:table-cell table:formula="of:=IF([.B627]&gt;1;&quot;SLEEP&quot;;&quot;&quot;)">
            <text:p/>
          </table:table-cell>
          <table:table-cell office:value-type="string" calcext:value-type="string">
            <text:p>0x81</text:p>
          </table:table-cell>
        </table:table-row>
        <table:table-row table:style-name="ro1">
          <table:table-cell office:value-type="float" office:value="25.86564528" calcext:value-type="float">
            <text:p>25.86564528</text:p>
          </table:table-cell>
          <table:table-cell table:formula="of:=ROUND(([.A628]-[.A627])*1000000)/1000" office:value-type="float" office:value="0.094" calcext:value-type="float">
            <text:p>0.094</text:p>
          </table:table-cell>
          <table:table-cell table:formula="of:=IF([.B628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86573888" calcext:value-type="float">
            <text:p>25.86573888</text:p>
          </table:table-cell>
          <table:table-cell table:formula="of:=ROUND(([.A629]-[.A628])*1000000)/1000" office:value-type="float" office:value="0.094" calcext:value-type="float">
            <text:p>0.094</text:p>
          </table:table-cell>
          <table:table-cell table:formula="of:=IF([.B629]&gt;1;&quot;SLEEP&quot;;&quot;&quot;)">
            <text:p/>
          </table:table-cell>
          <table:table-cell office:value-type="string" calcext:value-type="string">
            <text:p>0x70</text:p>
          </table:table-cell>
        </table:table-row>
        <table:table-row table:style-name="ro1">
          <table:table-cell office:value-type="float" office:value="25.86583264" calcext:value-type="float">
            <text:p>25.86583264</text:p>
          </table:table-cell>
          <table:table-cell table:formula="of:=ROUND(([.A630]-[.A629])*1000000)/1000" office:value-type="float" office:value="0.094" calcext:value-type="float">
            <text:p>0.094</text:p>
          </table:table-cell>
          <table:table-cell table:formula="of:=IF([.B63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6592624" calcext:value-type="float">
            <text:p>25.86592624</text:p>
          </table:table-cell>
          <table:table-cell table:formula="of:=ROUND(([.A631]-[.A630])*1000000)/1000" office:value-type="float" office:value="0.094" calcext:value-type="float">
            <text:p>0.094</text:p>
          </table:table-cell>
          <table:table-cell table:formula="of:=IF([.B631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5.86602" calcext:value-type="float">
            <text:p>25.86602</text:p>
          </table:table-cell>
          <table:table-cell table:formula="of:=ROUND(([.A632]-[.A631])*1000000)/1000" office:value-type="float" office:value="0.094" calcext:value-type="float">
            <text:p>0.094</text:p>
          </table:table-cell>
          <table:table-cell table:formula="of:=IF([.B632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8661136" calcext:value-type="float">
            <text:p>25.8661136</text:p>
          </table:table-cell>
          <table:table-cell table:formula="of:=ROUND(([.A633]-[.A632])*1000000)/1000" office:value-type="float" office:value="0.094" calcext:value-type="float">
            <text:p>0.094</text:p>
          </table:table-cell>
          <table:table-cell table:formula="of:=IF([.B63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6620736" calcext:value-type="float">
            <text:p>25.86620736</text:p>
          </table:table-cell>
          <table:table-cell table:formula="of:=ROUND(([.A634]-[.A633])*1000000)/1000" office:value-type="float" office:value="0.094" calcext:value-type="float">
            <text:p>0.094</text:p>
          </table:table-cell>
          <table:table-cell table:formula="of:=IF([.B634]&gt;1;&quot;SLEEP&quot;;&quot;&quot;)">
            <text:p/>
          </table:table-cell>
          <table:table-cell office:value-type="string" calcext:value-type="string">
            <text:p>0x50</text:p>
          </table:table-cell>
        </table:table-row>
        <table:table-row table:style-name="ro1">
          <table:table-cell office:value-type="float" office:value="25.86630096" calcext:value-type="float">
            <text:p>25.86630096</text:p>
          </table:table-cell>
          <table:table-cell table:formula="of:=ROUND(([.A635]-[.A634])*1000000)/1000" office:value-type="float" office:value="0.094" calcext:value-type="float">
            <text:p>0.094</text:p>
          </table:table-cell>
          <table:table-cell table:formula="of:=IF([.B635]&gt;1;&quot;SLEEP&quot;;&quot;&quot;)">
            <text:p/>
          </table:table-cell>
          <table:table-cell office:value-type="string" calcext:value-type="string">
            <text:p>0x28</text:p>
          </table:table-cell>
        </table:table-row>
        <table:table-row table:style-name="ro1">
          <table:table-cell office:value-type="float" office:value="25.86639472" calcext:value-type="float">
            <text:p>25.86639472</text:p>
          </table:table-cell>
          <table:table-cell table:formula="of:=ROUND(([.A636]-[.A635])*1000000)/1000" office:value-type="float" office:value="0.094" calcext:value-type="float">
            <text:p>0.094</text:p>
          </table:table-cell>
          <table:table-cell table:formula="of:=IF([.B636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86648832" calcext:value-type="float">
            <text:p>25.86648832</text:p>
          </table:table-cell>
          <table:table-cell table:formula="of:=ROUND(([.A637]-[.A636])*1000000)/1000" office:value-type="float" office:value="0.094" calcext:value-type="float">
            <text:p>0.094</text:p>
          </table:table-cell>
          <table:table-cell table:formula="of:=IF([.B637]&gt;1;&quot;SLEEP&quot;;&quot;&quot;)">
            <text:p/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float" office:value="25.86658208" calcext:value-type="float">
            <text:p>25.86658208</text:p>
          </table:table-cell>
          <table:table-cell table:formula="of:=ROUND(([.A638]-[.A637])*1000000)/1000" office:value-type="float" office:value="0.094" calcext:value-type="float">
            <text:p>0.094</text:p>
          </table:table-cell>
          <table:table-cell table:formula="of:=IF([.B638]&gt;1;&quot;SLEEP&quot;;&quot;&quot;)">
            <text:p/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float" office:value="25.86667568" calcext:value-type="float">
            <text:p>25.86667568</text:p>
          </table:table-cell>
          <table:table-cell table:formula="of:=ROUND(([.A639]-[.A638])*1000000)/1000" office:value-type="float" office:value="0.094" calcext:value-type="float">
            <text:p>0.094</text:p>
          </table:table-cell>
          <table:table-cell table:formula="of:=IF([.B639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86676944" calcext:value-type="float">
            <text:p>25.86676944</text:p>
          </table:table-cell>
          <table:table-cell table:formula="of:=ROUND(([.A640]-[.A639])*1000000)/1000" office:value-type="float" office:value="0.094" calcext:value-type="float">
            <text:p>0.094</text:p>
          </table:table-cell>
          <table:table-cell table:formula="of:=IF([.B640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6686304" calcext:value-type="float">
            <text:p>25.86686304</text:p>
          </table:table-cell>
          <table:table-cell table:formula="of:=ROUND(([.A641]-[.A640])*1000000)/1000" office:value-type="float" office:value="0.094" calcext:value-type="float">
            <text:p>0.094</text:p>
          </table:table-cell>
          <table:table-cell table:formula="of:=IF([.B641]&gt;1;&quot;SLEEP&quot;;&quot;&quot;)">
            <text:p/>
          </table:table-cell>
          <table:table-cell office:value-type="string" calcext:value-type="string">
            <text:p>0xCB</text:p>
          </table:table-cell>
        </table:table-row>
        <table:table-row table:style-name="ro1">
          <table:table-cell office:value-type="float" office:value="25.86695664" calcext:value-type="float">
            <text:p>25.86695664</text:p>
          </table:table-cell>
          <table:table-cell table:formula="of:=ROUND(([.A642]-[.A641])*1000000)/1000" office:value-type="float" office:value="0.094" calcext:value-type="float">
            <text:p>0.094</text:p>
          </table:table-cell>
          <table:table-cell table:formula="of:=IF([.B642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8670504" calcext:value-type="float">
            <text:p>25.8670504</text:p>
          </table:table-cell>
          <table:table-cell table:formula="of:=ROUND(([.A643]-[.A642])*1000000)/1000" office:value-type="float" office:value="0.094" calcext:value-type="float">
            <text:p>0.094</text:p>
          </table:table-cell>
          <table:table-cell table:formula="of:=IF([.B643]&gt;1;&quot;SLEEP&quot;;&quot;&quot;)">
            <text:p/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float" office:value="25.867144" calcext:value-type="float">
            <text:p>25.867144</text:p>
          </table:table-cell>
          <table:table-cell table:formula="of:=ROUND(([.A644]-[.A643])*1000000)/1000" office:value-type="float" office:value="0.094" calcext:value-type="float">
            <text:p>0.094</text:p>
          </table:table-cell>
          <table:table-cell table:formula="of:=IF([.B644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86723776" calcext:value-type="float">
            <text:p>25.86723776</text:p>
          </table:table-cell>
          <table:table-cell table:formula="of:=ROUND(([.A645]-[.A644])*1000000)/1000" office:value-type="float" office:value="0.094" calcext:value-type="float">
            <text:p>0.094</text:p>
          </table:table-cell>
          <table:table-cell table:formula="of:=IF([.B645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5.86733136" calcext:value-type="float">
            <text:p>25.86733136</text:p>
          </table:table-cell>
          <table:table-cell table:formula="of:=ROUND(([.A646]-[.A645])*1000000)/1000" office:value-type="float" office:value="0.094" calcext:value-type="float">
            <text:p>0.094</text:p>
          </table:table-cell>
          <table:table-cell table:formula="of:=IF([.B646]&gt;1;&quot;SLEEP&quot;;&quot;&quot;)">
            <text:p/>
          </table:table-cell>
          <table:table-cell office:value-type="string" calcext:value-type="string">
            <text:p>0x51</text:p>
          </table:table-cell>
        </table:table-row>
        <table:table-row table:style-name="ro1">
          <table:table-cell office:value-type="float" office:value="25.86742512" calcext:value-type="float">
            <text:p>25.86742512</text:p>
          </table:table-cell>
          <table:table-cell table:formula="of:=ROUND(([.A647]-[.A646])*1000000)/1000" office:value-type="float" office:value="0.094" calcext:value-type="float">
            <text:p>0.094</text:p>
          </table:table-cell>
          <table:table-cell table:formula="of:=IF([.B647]&gt;1;&quot;SLEEP&quot;;&quot;&quot;)">
            <text:p/>
          </table:table-cell>
          <table:table-cell office:value-type="string" calcext:value-type="string">
            <text:p>0xC4</text:p>
          </table:table-cell>
        </table:table-row>
        <table:table-row table:style-name="ro1">
          <table:table-cell office:value-type="float" office:value="25.86751888" calcext:value-type="float">
            <text:p>25.86751888</text:p>
          </table:table-cell>
          <table:table-cell table:formula="of:=ROUND(([.A648]-[.A647])*1000000)/1000" office:value-type="float" office:value="0.094" calcext:value-type="float">
            <text:p>0.094</text:p>
          </table:table-cell>
          <table:table-cell table:formula="of:=IF([.B648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6761248" calcext:value-type="float">
            <text:p>25.86761248</text:p>
          </table:table-cell>
          <table:table-cell table:formula="of:=ROUND(([.A649]-[.A648])*1000000)/1000" office:value-type="float" office:value="0.094" calcext:value-type="float">
            <text:p>0.094</text:p>
          </table:table-cell>
          <table:table-cell table:formula="of:=IF([.B649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6770624" calcext:value-type="float">
            <text:p>25.86770624</text:p>
          </table:table-cell>
          <table:table-cell table:formula="of:=ROUND(([.A650]-[.A649])*1000000)/1000" office:value-type="float" office:value="0.094" calcext:value-type="float">
            <text:p>0.094</text:p>
          </table:table-cell>
          <table:table-cell table:formula="of:=IF([.B650]&gt;1;&quot;SLEEP&quot;;&quot;&quot;)">
            <text:p/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float" office:value="25.86779984" calcext:value-type="float">
            <text:p>25.86779984</text:p>
          </table:table-cell>
          <table:table-cell table:formula="of:=ROUND(([.A651]-[.A650])*1000000)/1000" office:value-type="float" office:value="0.094" calcext:value-type="float">
            <text:p>0.094</text:p>
          </table:table-cell>
          <table:table-cell table:formula="of:=IF([.B65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678936" calcext:value-type="float">
            <text:p>25.8678936</text:p>
          </table:table-cell>
          <table:table-cell table:formula="of:=ROUND(([.A652]-[.A651])*1000000)/1000" office:value-type="float" office:value="0.094" calcext:value-type="float">
            <text:p>0.094</text:p>
          </table:table-cell>
          <table:table-cell table:formula="of:=IF([.B652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8679872" calcext:value-type="float">
            <text:p>25.8679872</text:p>
          </table:table-cell>
          <table:table-cell table:formula="of:=ROUND(([.A653]-[.A652])*1000000)/1000" office:value-type="float" office:value="0.094" calcext:value-type="float">
            <text:p>0.094</text:p>
          </table:table-cell>
          <table:table-cell table:formula="of:=IF([.B653]&gt;1;&quot;SLEEP&quot;;&quot;&quot;)">
            <text:p/>
          </table:table-cell>
          <table:table-cell office:value-type="string" calcext:value-type="string">
            <text:p>0xA3</text:p>
          </table:table-cell>
        </table:table-row>
        <table:table-row table:style-name="ro1">
          <table:table-cell office:value-type="float" office:value="25.86895008" calcext:value-type="float">
            <text:p>25.86895008</text:p>
          </table:table-cell>
          <table:table-cell table:formula="of:=ROUND(([.A654]-[.A653])*1000000)/1000" office:value-type="float" office:value="0.963" calcext:value-type="float">
            <text:p>0.963</text:p>
          </table:table-cell>
          <table:table-cell table:formula="of:=IF([.B654]&gt;1;&quot;SLEEP&quot;;&quot;&quot;)">
            <text:p/>
          </table:table-cell>
          <table:table-cell office:value-type="string" calcext:value-type="string">
            <text:p>0x46</text:p>
          </table:table-cell>
        </table:table-row>
        <table:table-row table:style-name="ro1">
          <table:table-cell office:value-type="float" office:value="25.86904384" calcext:value-type="float">
            <text:p>25.86904384</text:p>
          </table:table-cell>
          <table:table-cell table:formula="of:=ROUND(([.A655]-[.A654])*1000000)/1000" office:value-type="float" office:value="0.094" calcext:value-type="float">
            <text:p>0.094</text:p>
          </table:table-cell>
          <table:table-cell table:formula="of:=IF([.B65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6913744" calcext:value-type="float">
            <text:p>25.86913744</text:p>
          </table:table-cell>
          <table:table-cell table:formula="of:=ROUND(([.A656]-[.A655])*1000000)/1000" office:value-type="float" office:value="0.094" calcext:value-type="float">
            <text:p>0.094</text:p>
          </table:table-cell>
          <table:table-cell table:formula="of:=IF([.B656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5.8692312" calcext:value-type="float">
            <text:p>25.8692312</text:p>
          </table:table-cell>
          <table:table-cell table:formula="of:=ROUND(([.A657]-[.A656])*1000000)/1000" office:value-type="float" office:value="0.094" calcext:value-type="float">
            <text:p>0.094</text:p>
          </table:table-cell>
          <table:table-cell table:formula="of:=IF([.B657]&gt;1;&quot;SLEEP&quot;;&quot;&quot;)">
            <text:p/>
          </table:table-cell>
          <table:table-cell office:value-type="string" calcext:value-type="string">
            <text:p>0xE4</text:p>
          </table:table-cell>
        </table:table-row>
        <table:table-row table:style-name="ro1">
          <table:table-cell office:value-type="float" office:value="25.8693248" calcext:value-type="float">
            <text:p>25.8693248</text:p>
          </table:table-cell>
          <table:table-cell table:formula="of:=ROUND(([.A658]-[.A657])*1000000)/1000" office:value-type="float" office:value="0.094" calcext:value-type="float">
            <text:p>0.094</text:p>
          </table:table-cell>
          <table:table-cell table:formula="of:=IF([.B65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6941856" calcext:value-type="float">
            <text:p>25.86941856</text:p>
          </table:table-cell>
          <table:table-cell table:formula="of:=ROUND(([.A659]-[.A658])*1000000)/1000" office:value-type="float" office:value="0.094" calcext:value-type="float">
            <text:p>0.094</text:p>
          </table:table-cell>
          <table:table-cell table:formula="of:=IF([.B65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6951232" calcext:value-type="float">
            <text:p>25.86951232</text:p>
          </table:table-cell>
          <table:table-cell table:formula="of:=ROUND(([.A660]-[.A659])*1000000)/1000" office:value-type="float" office:value="0.094" calcext:value-type="float">
            <text:p>0.094</text:p>
          </table:table-cell>
          <table:table-cell table:formula="of:=IF([.B66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6960592" calcext:value-type="float">
            <text:p>25.86960592</text:p>
          </table:table-cell>
          <table:table-cell table:formula="of:=ROUND(([.A661]-[.A660])*1000000)/1000" office:value-type="float" office:value="0.094" calcext:value-type="float">
            <text:p>0.094</text:p>
          </table:table-cell>
          <table:table-cell table:formula="of:=IF([.B661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6969968" calcext:value-type="float">
            <text:p>25.86969968</text:p>
          </table:table-cell>
          <table:table-cell table:formula="of:=ROUND(([.A662]-[.A661])*1000000)/1000" office:value-type="float" office:value="0.094" calcext:value-type="float">
            <text:p>0.094</text:p>
          </table:table-cell>
          <table:table-cell table:formula="of:=IF([.B662]&gt;1;&quot;SLEEP&quot;;&quot;&quot;)">
            <text:p/>
          </table:table-cell>
          <table:table-cell office:value-type="string" calcext:value-type="string">
            <text:p>0xD0</text:p>
          </table:table-cell>
        </table:table-row>
        <table:table-row table:style-name="ro1">
          <table:table-cell office:value-type="float" office:value="25.86979328" calcext:value-type="float">
            <text:p>25.86979328</text:p>
          </table:table-cell>
          <table:table-cell table:formula="of:=ROUND(([.A663]-[.A662])*1000000)/1000" office:value-type="float" office:value="0.094" calcext:value-type="float">
            <text:p>0.094</text:p>
          </table:table-cell>
          <table:table-cell table:formula="of:=IF([.B663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86988688" calcext:value-type="float">
            <text:p>25.86988688</text:p>
          </table:table-cell>
          <table:table-cell table:formula="of:=ROUND(([.A664]-[.A663])*1000000)/1000" office:value-type="float" office:value="0.094" calcext:value-type="float">
            <text:p>0.094</text:p>
          </table:table-cell>
          <table:table-cell table:formula="of:=IF([.B664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5.86998064" calcext:value-type="float">
            <text:p>25.86998064</text:p>
          </table:table-cell>
          <table:table-cell table:formula="of:=ROUND(([.A665]-[.A664])*1000000)/1000" office:value-type="float" office:value="0.094" calcext:value-type="float">
            <text:p>0.094</text:p>
          </table:table-cell>
          <table:table-cell table:formula="of:=IF([.B665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7007424" calcext:value-type="float">
            <text:p>25.87007424</text:p>
          </table:table-cell>
          <table:table-cell table:formula="of:=ROUND(([.A666]-[.A665])*1000000)/1000" office:value-type="float" office:value="0.094" calcext:value-type="float">
            <text:p>0.094</text:p>
          </table:table-cell>
          <table:table-cell table:formula="of:=IF([.B666]&gt;1;&quot;SLEEP&quot;;&quot;&quot;)">
            <text:p/>
          </table:table-cell>
          <table:table-cell office:value-type="string" calcext:value-type="string">
            <text:p>0xA2</text:p>
          </table:table-cell>
        </table:table-row>
        <table:table-row table:style-name="ro1">
          <table:table-cell office:value-type="float" office:value="25.870168" calcext:value-type="float">
            <text:p>25.870168</text:p>
          </table:table-cell>
          <table:table-cell table:formula="of:=ROUND(([.A667]-[.A666])*1000000)/1000" office:value-type="float" office:value="0.094" calcext:value-type="float">
            <text:p>0.094</text:p>
          </table:table-cell>
          <table:table-cell table:formula="of:=IF([.B667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8702616" calcext:value-type="float">
            <text:p>25.8702616</text:p>
          </table:table-cell>
          <table:table-cell table:formula="of:=ROUND(([.A668]-[.A667])*1000000)/1000" office:value-type="float" office:value="0.094" calcext:value-type="float">
            <text:p>0.094</text:p>
          </table:table-cell>
          <table:table-cell table:formula="of:=IF([.B668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87035536" calcext:value-type="float">
            <text:p>25.87035536</text:p>
          </table:table-cell>
          <table:table-cell table:formula="of:=ROUND(([.A669]-[.A668])*1000000)/1000" office:value-type="float" office:value="0.094" calcext:value-type="float">
            <text:p>0.094</text:p>
          </table:table-cell>
          <table:table-cell table:formula="of:=IF([.B669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7044896" calcext:value-type="float">
            <text:p>25.87044896</text:p>
          </table:table-cell>
          <table:table-cell table:formula="of:=ROUND(([.A670]-[.A669])*1000000)/1000" office:value-type="float" office:value="0.094" calcext:value-type="float">
            <text:p>0.094</text:p>
          </table:table-cell>
          <table:table-cell table:formula="of:=IF([.B670]&gt;1;&quot;SLEEP&quot;;&quot;&quot;)">
            <text:p/>
          </table:table-cell>
          <table:table-cell office:value-type="string" calcext:value-type="string">
            <text:p>0xD2</text:p>
          </table:table-cell>
        </table:table-row>
        <table:table-row table:style-name="ro1">
          <table:table-cell office:value-type="float" office:value="25.87054272" calcext:value-type="float">
            <text:p>25.87054272</text:p>
          </table:table-cell>
          <table:table-cell table:formula="of:=ROUND(([.A671]-[.A670])*1000000)/1000" office:value-type="float" office:value="0.094" calcext:value-type="float">
            <text:p>0.094</text:p>
          </table:table-cell>
          <table:table-cell table:formula="of:=IF([.B671]&gt;1;&quot;SLEEP&quot;;&quot;&quot;)">
            <text:p/>
          </table:table-cell>
          <table:table-cell office:value-type="string" calcext:value-type="string">
            <text:p>0x50</text:p>
          </table:table-cell>
        </table:table-row>
        <table:table-row table:style-name="ro1">
          <table:table-cell office:value-type="float" office:value="25.87063632" calcext:value-type="float">
            <text:p>25.87063632</text:p>
          </table:table-cell>
          <table:table-cell table:formula="of:=ROUND(([.A672]-[.A671])*1000000)/1000" office:value-type="float" office:value="0.094" calcext:value-type="float">
            <text:p>0.094</text:p>
          </table:table-cell>
          <table:table-cell table:formula="of:=IF([.B672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5.87073008" calcext:value-type="float">
            <text:p>25.87073008</text:p>
          </table:table-cell>
          <table:table-cell table:formula="of:=ROUND(([.A673]-[.A672])*1000000)/1000" office:value-type="float" office:value="0.094" calcext:value-type="float">
            <text:p>0.094</text:p>
          </table:table-cell>
          <table:table-cell table:formula="of:=IF([.B673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7082368" calcext:value-type="float">
            <text:p>25.87082368</text:p>
          </table:table-cell>
          <table:table-cell table:formula="of:=ROUND(([.A674]-[.A673])*1000000)/1000" office:value-type="float" office:value="0.094" calcext:value-type="float">
            <text:p>0.094</text:p>
          </table:table-cell>
          <table:table-cell table:formula="of:=IF([.B674]&gt;1;&quot;SLEEP&quot;;&quot;&quot;)">
            <text:p/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float" office:value="25.87091744" calcext:value-type="float">
            <text:p>25.87091744</text:p>
          </table:table-cell>
          <table:table-cell table:formula="of:=ROUND(([.A675]-[.A674])*1000000)/1000" office:value-type="float" office:value="0.094" calcext:value-type="float">
            <text:p>0.094</text:p>
          </table:table-cell>
          <table:table-cell table:formula="of:=IF([.B675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87101104" calcext:value-type="float">
            <text:p>25.87101104</text:p>
          </table:table-cell>
          <table:table-cell table:formula="of:=ROUND(([.A676]-[.A675])*1000000)/1000" office:value-type="float" office:value="0.094" calcext:value-type="float">
            <text:p>0.094</text:p>
          </table:table-cell>
          <table:table-cell table:formula="of:=IF([.B676]&gt;1;&quot;SLEEP&quot;;&quot;&quot;)">
            <text:p/>
          </table:table-cell>
          <table:table-cell office:value-type="string" calcext:value-type="string">
            <text:p>0x25</text:p>
          </table:table-cell>
        </table:table-row>
        <table:table-row table:style-name="ro1">
          <table:table-cell office:value-type="float" office:value="25.8711048" calcext:value-type="float">
            <text:p>25.8711048</text:p>
          </table:table-cell>
          <table:table-cell table:formula="of:=ROUND(([.A677]-[.A676])*1000000)/1000" office:value-type="float" office:value="0.094" calcext:value-type="float">
            <text:p>0.094</text:p>
          </table:table-cell>
          <table:table-cell table:formula="of:=IF([.B677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711984" calcext:value-type="float">
            <text:p>25.8711984</text:p>
          </table:table-cell>
          <table:table-cell table:formula="of:=ROUND(([.A678]-[.A677])*1000000)/1000" office:value-type="float" office:value="0.094" calcext:value-type="float">
            <text:p>0.094</text:p>
          </table:table-cell>
          <table:table-cell table:formula="of:=IF([.B67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7129216" calcext:value-type="float">
            <text:p>25.87129216</text:p>
          </table:table-cell>
          <table:table-cell table:formula="of:=ROUND(([.A679]-[.A678])*1000000)/1000" office:value-type="float" office:value="0.094" calcext:value-type="float">
            <text:p>0.094</text:p>
          </table:table-cell>
          <table:table-cell table:formula="of:=IF([.B679]&gt;1;&quot;SLEEP&quot;;&quot;&quot;)">
            <text:p/>
          </table:table-cell>
          <table:table-cell office:value-type="string" calcext:value-type="string">
            <text:p>0xC4</text:p>
          </table:table-cell>
        </table:table-row>
        <table:table-row table:style-name="ro1">
          <table:table-cell office:value-type="float" office:value="25.87138592" calcext:value-type="float">
            <text:p>25.87138592</text:p>
          </table:table-cell>
          <table:table-cell table:formula="of:=ROUND(([.A680]-[.A679])*1000000)/1000" office:value-type="float" office:value="0.094" calcext:value-type="float">
            <text:p>0.094</text:p>
          </table:table-cell>
          <table:table-cell table:formula="of:=IF([.B680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87147952" calcext:value-type="float">
            <text:p>25.87147952</text:p>
          </table:table-cell>
          <table:table-cell table:formula="of:=ROUND(([.A681]-[.A680])*1000000)/1000" office:value-type="float" office:value="0.094" calcext:value-type="float">
            <text:p>0.094</text:p>
          </table:table-cell>
          <table:table-cell table:formula="of:=IF([.B681]&gt;1;&quot;SLEEP&quot;;&quot;&quot;)">
            <text:p/>
          </table:table-cell>
          <table:table-cell office:value-type="string" calcext:value-type="string">
            <text:p>0x8F</text:p>
          </table:table-cell>
        </table:table-row>
        <table:table-row table:style-name="ro1">
          <table:table-cell office:value-type="float" office:value="25.87157312" calcext:value-type="float">
            <text:p>25.87157312</text:p>
          </table:table-cell>
          <table:table-cell table:formula="of:=ROUND(([.A682]-[.A681])*1000000)/1000" office:value-type="float" office:value="0.094" calcext:value-type="float">
            <text:p>0.094</text:p>
          </table:table-cell>
          <table:table-cell table:formula="of:=IF([.B682]&gt;1;&quot;SLEEP&quot;;&quot;&quot;)">
            <text:p/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float" office:value="25.87166688" calcext:value-type="float">
            <text:p>25.87166688</text:p>
          </table:table-cell>
          <table:table-cell table:formula="of:=ROUND(([.A683]-[.A682])*1000000)/1000" office:value-type="float" office:value="0.094" calcext:value-type="float">
            <text:p>0.094</text:p>
          </table:table-cell>
          <table:table-cell table:formula="of:=IF([.B68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7176048" calcext:value-type="float">
            <text:p>25.87176048</text:p>
          </table:table-cell>
          <table:table-cell table:formula="of:=ROUND(([.A684]-[.A683])*1000000)/1000" office:value-type="float" office:value="0.094" calcext:value-type="float">
            <text:p>0.094</text:p>
          </table:table-cell>
          <table:table-cell table:formula="of:=IF([.B68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7185408" calcext:value-type="float">
            <text:p>25.87185408</text:p>
          </table:table-cell>
          <table:table-cell table:formula="of:=ROUND(([.A685]-[.A684])*1000000)/1000" office:value-type="float" office:value="0.094" calcext:value-type="float">
            <text:p>0.094</text:p>
          </table:table-cell>
          <table:table-cell table:formula="of:=IF([.B685]&gt;1;&quot;SLEEP&quot;;&quot;&quot;)">
            <text:p/>
          </table:table-cell>
          <table:table-cell office:value-type="string" calcext:value-type="string">
            <text:p>0x88</text:p>
          </table:table-cell>
        </table:table-row>
        <table:table-row table:style-name="ro1">
          <table:table-cell office:value-type="float" office:value="25.87282112" calcext:value-type="float">
            <text:p>25.87282112</text:p>
          </table:table-cell>
          <table:table-cell table:formula="of:=ROUND(([.A686]-[.A685])*1000000)/1000" office:value-type="float" office:value="0.967" calcext:value-type="float">
            <text:p>0.967</text:p>
          </table:table-cell>
          <table:table-cell table:formula="of:=IF([.B686]&gt;1;&quot;SLEEP&quot;;&quot;&quot;)">
            <text:p/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float" office:value="25.87291488" calcext:value-type="float">
            <text:p>25.87291488</text:p>
          </table:table-cell>
          <table:table-cell table:formula="of:=ROUND(([.A687]-[.A686])*1000000)/1000" office:value-type="float" office:value="0.094" calcext:value-type="float">
            <text:p>0.094</text:p>
          </table:table-cell>
          <table:table-cell table:formula="of:=IF([.B687]&gt;1;&quot;SLEEP&quot;;&quot;&quot;)">
            <text:p/>
          </table:table-cell>
          <table:table-cell office:value-type="string" calcext:value-type="string">
            <text:p>0x67</text:p>
          </table:table-cell>
        </table:table-row>
        <table:table-row table:style-name="ro1">
          <table:table-cell office:value-type="float" office:value="25.87300848" calcext:value-type="float">
            <text:p>25.87300848</text:p>
          </table:table-cell>
          <table:table-cell table:formula="of:=ROUND(([.A688]-[.A687])*1000000)/1000" office:value-type="float" office:value="0.094" calcext:value-type="float">
            <text:p>0.094</text:p>
          </table:table-cell>
          <table:table-cell table:formula="of:=IF([.B688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87310224" calcext:value-type="float">
            <text:p>25.87310224</text:p>
          </table:table-cell>
          <table:table-cell table:formula="of:=ROUND(([.A689]-[.A688])*1000000)/1000" office:value-type="float" office:value="0.094" calcext:value-type="float">
            <text:p>0.094</text:p>
          </table:table-cell>
          <table:table-cell table:formula="of:=IF([.B68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7319584" calcext:value-type="float">
            <text:p>25.87319584</text:p>
          </table:table-cell>
          <table:table-cell table:formula="of:=ROUND(([.A690]-[.A689])*1000000)/1000" office:value-type="float" office:value="0.094" calcext:value-type="float">
            <text:p>0.094</text:p>
          </table:table-cell>
          <table:table-cell table:formula="of:=IF([.B690]&gt;1;&quot;SLEEP&quot;;&quot;&quot;)">
            <text:p/>
          </table:table-cell>
          <table:table-cell office:value-type="string" calcext:value-type="string">
            <text:p>0xE4</text:p>
          </table:table-cell>
        </table:table-row>
        <table:table-row table:style-name="ro1">
          <table:table-cell office:value-type="float" office:value="25.8732896" calcext:value-type="float">
            <text:p>25.8732896</text:p>
          </table:table-cell>
          <table:table-cell table:formula="of:=ROUND(([.A691]-[.A690])*1000000)/1000" office:value-type="float" office:value="0.094" calcext:value-type="float">
            <text:p>0.094</text:p>
          </table:table-cell>
          <table:table-cell table:formula="of:=IF([.B69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733832" calcext:value-type="float">
            <text:p>25.8733832</text:p>
          </table:table-cell>
          <table:table-cell table:formula="of:=ROUND(([.A692]-[.A691])*1000000)/1000" office:value-type="float" office:value="0.094" calcext:value-type="float">
            <text:p>0.094</text:p>
          </table:table-cell>
          <table:table-cell table:formula="of:=IF([.B692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87347696" calcext:value-type="float">
            <text:p>25.87347696</text:p>
          </table:table-cell>
          <table:table-cell table:formula="of:=ROUND(([.A693]-[.A692])*1000000)/1000" office:value-type="float" office:value="0.094" calcext:value-type="float">
            <text:p>0.094</text:p>
          </table:table-cell>
          <table:table-cell table:formula="of:=IF([.B693]&gt;1;&quot;SLEEP&quot;;&quot;&quot;)">
            <text:p/>
          </table:table-cell>
          <table:table-cell office:value-type="string" calcext:value-type="string">
            <text:p>0x9B</text:p>
          </table:table-cell>
        </table:table-row>
        <table:table-row table:style-name="ro1">
          <table:table-cell office:value-type="float" office:value="25.87357056" calcext:value-type="float">
            <text:p>25.87357056</text:p>
          </table:table-cell>
          <table:table-cell table:formula="of:=ROUND(([.A694]-[.A693])*1000000)/1000" office:value-type="float" office:value="0.094" calcext:value-type="float">
            <text:p>0.094</text:p>
          </table:table-cell>
          <table:table-cell table:formula="of:=IF([.B694]&gt;1;&quot;SLEEP&quot;;&quot;&quot;)">
            <text:p/>
          </table:table-cell>
          <table:table-cell office:value-type="string" calcext:value-type="string">
            <text:p>0xEE</text:p>
          </table:table-cell>
        </table:table-row>
        <table:table-row table:style-name="ro1">
          <table:table-cell office:value-type="float" office:value="25.87366432" calcext:value-type="float">
            <text:p>25.87366432</text:p>
          </table:table-cell>
          <table:table-cell table:formula="of:=ROUND(([.A695]-[.A694])*1000000)/1000" office:value-type="float" office:value="0.094" calcext:value-type="float">
            <text:p>0.094</text:p>
          </table:table-cell>
          <table:table-cell table:formula="of:=IF([.B695]&gt;1;&quot;SLEEP&quot;;&quot;&quot;)">
            <text:p/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float" office:value="25.87375808" calcext:value-type="float">
            <text:p>25.87375808</text:p>
          </table:table-cell>
          <table:table-cell table:formula="of:=ROUND(([.A696]-[.A695])*1000000)/1000" office:value-type="float" office:value="0.094" calcext:value-type="float">
            <text:p>0.094</text:p>
          </table:table-cell>
          <table:table-cell table:formula="of:=IF([.B696]&gt;1;&quot;SLEEP&quot;;&quot;&quot;)">
            <text:p/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float" office:value="25.87385168" calcext:value-type="float">
            <text:p>25.87385168</text:p>
          </table:table-cell>
          <table:table-cell table:formula="of:=ROUND(([.A697]-[.A696])*1000000)/1000" office:value-type="float" office:value="0.094" calcext:value-type="float">
            <text:p>0.094</text:p>
          </table:table-cell>
          <table:table-cell table:formula="of:=IF([.B69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7394544" calcext:value-type="float">
            <text:p>25.87394544</text:p>
          </table:table-cell>
          <table:table-cell table:formula="of:=ROUND(([.A698]-[.A697])*1000000)/1000" office:value-type="float" office:value="0.094" calcext:value-type="float">
            <text:p>0.094</text:p>
          </table:table-cell>
          <table:table-cell table:formula="of:=IF([.B698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87403904" calcext:value-type="float">
            <text:p>25.87403904</text:p>
          </table:table-cell>
          <table:table-cell table:formula="of:=ROUND(([.A699]-[.A698])*1000000)/1000" office:value-type="float" office:value="0.094" calcext:value-type="float">
            <text:p>0.094</text:p>
          </table:table-cell>
          <table:table-cell table:formula="of:=IF([.B699]&gt;1;&quot;SLEEP&quot;;&quot;&quot;)">
            <text:p/>
          </table:table-cell>
          <table:table-cell office:value-type="string" calcext:value-type="string">
            <text:p>0xD3</text:p>
          </table:table-cell>
        </table:table-row>
        <table:table-row table:style-name="ro1">
          <table:table-cell office:value-type="float" office:value="25.8741328" calcext:value-type="float">
            <text:p>25.8741328</text:p>
          </table:table-cell>
          <table:table-cell table:formula="of:=ROUND(([.A700]-[.A699])*1000000)/1000" office:value-type="float" office:value="0.094" calcext:value-type="float">
            <text:p>0.094</text:p>
          </table:table-cell>
          <table:table-cell table:formula="of:=IF([.B70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742264" calcext:value-type="float">
            <text:p>25.8742264</text:p>
          </table:table-cell>
          <table:table-cell table:formula="of:=ROUND(([.A701]-[.A700])*1000000)/1000" office:value-type="float" office:value="0.094" calcext:value-type="float">
            <text:p>0.094</text:p>
          </table:table-cell>
          <table:table-cell table:formula="of:=IF([.B701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5.87432016" calcext:value-type="float">
            <text:p>25.87432016</text:p>
          </table:table-cell>
          <table:table-cell table:formula="of:=ROUND(([.A702]-[.A701])*1000000)/1000" office:value-type="float" office:value="0.094" calcext:value-type="float">
            <text:p>0.094</text:p>
          </table:table-cell>
          <table:table-cell table:formula="of:=IF([.B702]&gt;1;&quot;SLEEP&quot;;&quot;&quot;)">
            <text:p/>
          </table:table-cell>
          <table:table-cell office:value-type="string" calcext:value-type="string">
            <text:p>0x88</text:p>
          </table:table-cell>
        </table:table-row>
        <table:table-row table:style-name="ro1">
          <table:table-cell office:value-type="float" office:value="25.87441376" calcext:value-type="float">
            <text:p>25.87441376</text:p>
          </table:table-cell>
          <table:table-cell table:formula="of:=ROUND(([.A703]-[.A702])*1000000)/1000" office:value-type="float" office:value="0.094" calcext:value-type="float">
            <text:p>0.094</text:p>
          </table:table-cell>
          <table:table-cell table:formula="of:=IF([.B703]&gt;1;&quot;SLEEP&quot;;&quot;&quot;)">
            <text:p/>
          </table:table-cell>
          <table:table-cell office:value-type="string" calcext:value-type="string">
            <text:p>0x47</text:p>
          </table:table-cell>
        </table:table-row>
        <table:table-row table:style-name="ro1">
          <table:table-cell office:value-type="float" office:value="25.87450752" calcext:value-type="float">
            <text:p>25.87450752</text:p>
          </table:table-cell>
          <table:table-cell table:formula="of:=ROUND(([.A704]-[.A703])*1000000)/1000" office:value-type="float" office:value="0.094" calcext:value-type="float">
            <text:p>0.094</text:p>
          </table:table-cell>
          <table:table-cell table:formula="of:=IF([.B70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7460112" calcext:value-type="float">
            <text:p>25.87460112</text:p>
          </table:table-cell>
          <table:table-cell table:formula="of:=ROUND(([.A705]-[.A704])*1000000)/1000" office:value-type="float" office:value="0.094" calcext:value-type="float">
            <text:p>0.094</text:p>
          </table:table-cell>
          <table:table-cell table:formula="of:=IF([.B705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7469488" calcext:value-type="float">
            <text:p>25.87469488</text:p>
          </table:table-cell>
          <table:table-cell table:formula="of:=ROUND(([.A706]-[.A705])*1000000)/1000" office:value-type="float" office:value="0.094" calcext:value-type="float">
            <text:p>0.094</text:p>
          </table:table-cell>
          <table:table-cell table:formula="of:=IF([.B706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5.87478848" calcext:value-type="float">
            <text:p>25.87478848</text:p>
          </table:table-cell>
          <table:table-cell table:formula="of:=ROUND(([.A707]-[.A706])*1000000)/1000" office:value-type="float" office:value="0.094" calcext:value-type="float">
            <text:p>0.094</text:p>
          </table:table-cell>
          <table:table-cell table:formula="of:=IF([.B70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7488224" calcext:value-type="float">
            <text:p>25.87488224</text:p>
          </table:table-cell>
          <table:table-cell table:formula="of:=ROUND(([.A708]-[.A707])*1000000)/1000" office:value-type="float" office:value="0.094" calcext:value-type="float">
            <text:p>0.094</text:p>
          </table:table-cell>
          <table:table-cell table:formula="of:=IF([.B708]&gt;1;&quot;SLEEP&quot;;&quot;&quot;)">
            <text:p/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office:value-type="float" office:value="25.874976" calcext:value-type="float">
            <text:p>25.874976</text:p>
          </table:table-cell>
          <table:table-cell table:formula="of:=ROUND(([.A709]-[.A708])*1000000)/1000" office:value-type="float" office:value="0.094" calcext:value-type="float">
            <text:p>0.094</text:p>
          </table:table-cell>
          <table:table-cell table:formula="of:=IF([.B709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8750696" calcext:value-type="float">
            <text:p>25.8750696</text:p>
          </table:table-cell>
          <table:table-cell table:formula="of:=ROUND(([.A710]-[.A709])*1000000)/1000" office:value-type="float" office:value="0.094" calcext:value-type="float">
            <text:p>0.094</text:p>
          </table:table-cell>
          <table:table-cell table:formula="of:=IF([.B710]&gt;1;&quot;SLEEP&quot;;&quot;&quot;)">
            <text:p/>
          </table:table-cell>
          <table:table-cell office:value-type="string" calcext:value-type="string">
            <text:p>0x86</text:p>
          </table:table-cell>
        </table:table-row>
        <table:table-row table:style-name="ro1">
          <table:table-cell office:value-type="float" office:value="25.87516336" calcext:value-type="float">
            <text:p>25.87516336</text:p>
          </table:table-cell>
          <table:table-cell table:formula="of:=ROUND(([.A711]-[.A710])*1000000)/1000" office:value-type="float" office:value="0.094" calcext:value-type="float">
            <text:p>0.094</text:p>
          </table:table-cell>
          <table:table-cell table:formula="of:=IF([.B711]&gt;1;&quot;SLEEP&quot;;&quot;&quot;)">
            <text:p/>
          </table:table-cell>
          <table:table-cell office:value-type="string" calcext:value-type="string">
            <text:p>0xC1</text:p>
          </table:table-cell>
        </table:table-row>
        <table:table-row table:style-name="ro1">
          <table:table-cell office:value-type="float" office:value="25.87525696" calcext:value-type="float">
            <text:p>25.87525696</text:p>
          </table:table-cell>
          <table:table-cell table:formula="of:=ROUND(([.A712]-[.A711])*1000000)/1000" office:value-type="float" office:value="0.094" calcext:value-type="float">
            <text:p>0.094</text:p>
          </table:table-cell>
          <table:table-cell table:formula="of:=IF([.B712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5.87535056" calcext:value-type="float">
            <text:p>25.87535056</text:p>
          </table:table-cell>
          <table:table-cell table:formula="of:=ROUND(([.A713]-[.A712])*1000000)/1000" office:value-type="float" office:value="0.094" calcext:value-type="float">
            <text:p>0.094</text:p>
          </table:table-cell>
          <table:table-cell table:formula="of:=IF([.B713]&gt;1;&quot;SLEEP&quot;;&quot;&quot;)">
            <text:p/>
          </table:table-cell>
          <table:table-cell office:value-type="string" calcext:value-type="string">
            <text:p>0x9D</text:p>
          </table:table-cell>
        </table:table-row>
        <table:table-row table:style-name="ro1">
          <table:table-cell office:value-type="float" office:value="25.87632016" calcext:value-type="float">
            <text:p>25.87632016</text:p>
          </table:table-cell>
          <table:table-cell table:formula="of:=ROUND(([.A714]-[.A713])*1000000)/1000" office:value-type="float" office:value="0.97" calcext:value-type="float">
            <text:p>0.97</text:p>
          </table:table-cell>
          <table:table-cell table:formula="of:=IF([.B71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7641376" calcext:value-type="float">
            <text:p>25.87641376</text:p>
          </table:table-cell>
          <table:table-cell table:formula="of:=ROUND(([.A715]-[.A714])*1000000)/1000" office:value-type="float" office:value="0.094" calcext:value-type="float">
            <text:p>0.094</text:p>
          </table:table-cell>
          <table:table-cell table:formula="of:=IF([.B715]&gt;1;&quot;SLEEP&quot;;&quot;&quot;)">
            <text:p/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float" office:value="25.8766488" calcext:value-type="float">
            <text:p>25.8766488</text:p>
          </table:table-cell>
          <table:table-cell table:formula="of:=ROUND(([.A716]-[.A715])*1000000)/1000" office:value-type="float" office:value="0.235" calcext:value-type="float">
            <text:p>0.235</text:p>
          </table:table-cell>
          <table:table-cell table:formula="of:=IF([.B716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8767424" calcext:value-type="float">
            <text:p>25.8767424</text:p>
          </table:table-cell>
          <table:table-cell table:formula="of:=ROUND(([.A717]-[.A716])*1000000)/1000" office:value-type="float" office:value="0.094" calcext:value-type="float">
            <text:p>0.094</text:p>
          </table:table-cell>
          <table:table-cell table:formula="of:=IF([.B717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87683616" calcext:value-type="float">
            <text:p>25.87683616</text:p>
          </table:table-cell>
          <table:table-cell table:formula="of:=ROUND(([.A718]-[.A717])*1000000)/1000" office:value-type="float" office:value="0.094" calcext:value-type="float">
            <text:p>0.094</text:p>
          </table:table-cell>
          <table:table-cell table:formula="of:=IF([.B718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5.87692976" calcext:value-type="float">
            <text:p>25.87692976</text:p>
          </table:table-cell>
          <table:table-cell table:formula="of:=ROUND(([.A719]-[.A718])*1000000)/1000" office:value-type="float" office:value="0.094" calcext:value-type="float">
            <text:p>0.094</text:p>
          </table:table-cell>
          <table:table-cell table:formula="of:=IF([.B719]&gt;1;&quot;SLEEP&quot;;&quot;&quot;)">
            <text:p/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float" office:value="25.87702336" calcext:value-type="float">
            <text:p>25.87702336</text:p>
          </table:table-cell>
          <table:table-cell table:formula="of:=ROUND(([.A720]-[.A719])*1000000)/1000" office:value-type="float" office:value="0.094" calcext:value-type="float">
            <text:p>0.094</text:p>
          </table:table-cell>
          <table:table-cell table:formula="of:=IF([.B720]&gt;1;&quot;SLEEP&quot;;&quot;&quot;)">
            <text:p/>
          </table:table-cell>
          <table:table-cell office:value-type="string" calcext:value-type="string">
            <text:p>0xC7</text:p>
          </table:table-cell>
        </table:table-row>
        <table:table-row table:style-name="ro1">
          <table:table-cell office:value-type="float" office:value="25.87711712" calcext:value-type="float">
            <text:p>25.87711712</text:p>
          </table:table-cell>
          <table:table-cell table:formula="of:=ROUND(([.A721]-[.A720])*1000000)/1000" office:value-type="float" office:value="0.094" calcext:value-type="float">
            <text:p>0.094</text:p>
          </table:table-cell>
          <table:table-cell table:formula="of:=IF([.B721]&gt;1;&quot;SLEEP&quot;;&quot;&quot;)">
            <text:p/>
          </table:table-cell>
          <table:table-cell office:value-type="string" calcext:value-type="string">
            <text:p>0x86</text:p>
          </table:table-cell>
        </table:table-row>
        <table:table-row table:style-name="ro1">
          <table:table-cell office:value-type="float" office:value="25.87721072" calcext:value-type="float">
            <text:p>25.87721072</text:p>
          </table:table-cell>
          <table:table-cell table:formula="of:=ROUND(([.A722]-[.A721])*1000000)/1000" office:value-type="float" office:value="0.094" calcext:value-type="float">
            <text:p>0.094</text:p>
          </table:table-cell>
          <table:table-cell table:formula="of:=IF([.B722]&gt;1;&quot;SLEEP&quot;;&quot;&quot;)">
            <text:p/>
          </table:table-cell>
          <table:table-cell office:value-type="string" calcext:value-type="string">
            <text:p>0xC9</text:p>
          </table:table-cell>
        </table:table-row>
        <table:table-row table:style-name="ro1">
          <table:table-cell office:value-type="float" office:value="25.87730448" calcext:value-type="float">
            <text:p>25.87730448</text:p>
          </table:table-cell>
          <table:table-cell table:formula="of:=ROUND(([.A723]-[.A722])*1000000)/1000" office:value-type="float" office:value="0.094" calcext:value-type="float">
            <text:p>0.094</text:p>
          </table:table-cell>
          <table:table-cell table:formula="of:=IF([.B723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5.87739808" calcext:value-type="float">
            <text:p>25.87739808</text:p>
          </table:table-cell>
          <table:table-cell table:formula="of:=ROUND(([.A724]-[.A723])*1000000)/1000" office:value-type="float" office:value="0.094" calcext:value-type="float">
            <text:p>0.094</text:p>
          </table:table-cell>
          <table:table-cell table:formula="of:=IF([.B724]&gt;1;&quot;SLEEP&quot;;&quot;&quot;)">
            <text:p/>
          </table:table-cell>
          <table:table-cell office:value-type="string" calcext:value-type="string">
            <text:p>0x9E</text:p>
          </table:table-cell>
        </table:table-row>
        <table:table-row table:style-name="ro1">
          <table:table-cell office:value-type="float" office:value="25.87749184" calcext:value-type="float">
            <text:p>25.87749184</text:p>
          </table:table-cell>
          <table:table-cell table:formula="of:=ROUND(([.A725]-[.A724])*1000000)/1000" office:value-type="float" office:value="0.094" calcext:value-type="float">
            <text:p>0.094</text:p>
          </table:table-cell>
          <table:table-cell table:formula="of:=IF([.B725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7758544" calcext:value-type="float">
            <text:p>25.87758544</text:p>
          </table:table-cell>
          <table:table-cell table:formula="of:=ROUND(([.A726]-[.A725])*1000000)/1000" office:value-type="float" office:value="0.094" calcext:value-type="float">
            <text:p>0.094</text:p>
          </table:table-cell>
          <table:table-cell table:formula="of:=IF([.B72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776792" calcext:value-type="float">
            <text:p>25.8776792</text:p>
          </table:table-cell>
          <table:table-cell table:formula="of:=ROUND(([.A727]-[.A726])*1000000)/1000" office:value-type="float" office:value="0.094" calcext:value-type="float">
            <text:p>0.094</text:p>
          </table:table-cell>
          <table:table-cell table:formula="of:=IF([.B727]&gt;1;&quot;SLEEP&quot;;&quot;&quot;)">
            <text:p/>
          </table:table-cell>
          <table:table-cell office:value-type="string" calcext:value-type="string">
            <text:p>0xC4</text:p>
          </table:table-cell>
        </table:table-row>
        <table:table-row table:style-name="ro1">
          <table:table-cell office:value-type="float" office:value="25.8777728" calcext:value-type="float">
            <text:p>25.8777728</text:p>
          </table:table-cell>
          <table:table-cell table:formula="of:=ROUND(([.A728]-[.A727])*1000000)/1000" office:value-type="float" office:value="0.094" calcext:value-type="float">
            <text:p>0.094</text:p>
          </table:table-cell>
          <table:table-cell table:formula="of:=IF([.B728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87786656" calcext:value-type="float">
            <text:p>25.87786656</text:p>
          </table:table-cell>
          <table:table-cell table:formula="of:=ROUND(([.A729]-[.A728])*1000000)/1000" office:value-type="float" office:value="0.094" calcext:value-type="float">
            <text:p>0.094</text:p>
          </table:table-cell>
          <table:table-cell table:formula="of:=IF([.B729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87796016" calcext:value-type="float">
            <text:p>25.87796016</text:p>
          </table:table-cell>
          <table:table-cell table:formula="of:=ROUND(([.A730]-[.A729])*1000000)/1000" office:value-type="float" office:value="0.094" calcext:value-type="float">
            <text:p>0.094</text:p>
          </table:table-cell>
          <table:table-cell table:formula="of:=IF([.B730]&gt;1;&quot;SLEEP&quot;;&quot;&quot;)">
            <text:p/>
          </table:table-cell>
          <table:table-cell office:value-type="string" calcext:value-type="string">
            <text:p>0x50</text:p>
          </table:table-cell>
        </table:table-row>
        <table:table-row table:style-name="ro1">
          <table:table-cell office:value-type="float" office:value="25.87805392" calcext:value-type="float">
            <text:p>25.87805392</text:p>
          </table:table-cell>
          <table:table-cell table:formula="of:=ROUND(([.A731]-[.A730])*1000000)/1000" office:value-type="float" office:value="0.094" calcext:value-type="float">
            <text:p>0.094</text:p>
          </table:table-cell>
          <table:table-cell table:formula="of:=IF([.B731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5.87814768" calcext:value-type="float">
            <text:p>25.87814768</text:p>
          </table:table-cell>
          <table:table-cell table:formula="of:=ROUND(([.A732]-[.A731])*1000000)/1000" office:value-type="float" office:value="0.094" calcext:value-type="float">
            <text:p>0.094</text:p>
          </table:table-cell>
          <table:table-cell table:formula="of:=IF([.B732]&gt;1;&quot;SLEEP&quot;;&quot;&quot;)">
            <text:p/>
          </table:table-cell>
          <table:table-cell office:value-type="string" calcext:value-type="string">
            <text:p>0x9C</text:p>
          </table:table-cell>
        </table:table-row>
        <table:table-row table:style-name="ro1">
          <table:table-cell office:value-type="float" office:value="25.87824128" calcext:value-type="float">
            <text:p>25.87824128</text:p>
          </table:table-cell>
          <table:table-cell table:formula="of:=ROUND(([.A733]-[.A732])*1000000)/1000" office:value-type="float" office:value="0.094" calcext:value-type="float">
            <text:p>0.094</text:p>
          </table:table-cell>
          <table:table-cell table:formula="of:=IF([.B73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7833504" calcext:value-type="float">
            <text:p>25.87833504</text:p>
          </table:table-cell>
          <table:table-cell table:formula="of:=ROUND(([.A734]-[.A733])*1000000)/1000" office:value-type="float" office:value="0.094" calcext:value-type="float">
            <text:p>0.094</text:p>
          </table:table-cell>
          <table:table-cell table:formula="of:=IF([.B734]&gt;1;&quot;SLEEP&quot;;&quot;&quot;)">
            <text:p/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float" office:value="25.87842864" calcext:value-type="float">
            <text:p>25.87842864</text:p>
          </table:table-cell>
          <table:table-cell table:formula="of:=ROUND(([.A735]-[.A734])*1000000)/1000" office:value-type="float" office:value="0.094" calcext:value-type="float">
            <text:p>0.094</text:p>
          </table:table-cell>
          <table:table-cell table:formula="of:=IF([.B735]&gt;1;&quot;SLEEP&quot;;&quot;&quot;)">
            <text:p/>
          </table:table-cell>
          <table:table-cell office:value-type="string" calcext:value-type="string">
            <text:p>0x21</text:p>
          </table:table-cell>
        </table:table-row>
        <table:table-row table:style-name="ro1">
          <table:table-cell office:value-type="float" office:value="25.8785224" calcext:value-type="float">
            <text:p>25.8785224</text:p>
          </table:table-cell>
          <table:table-cell table:formula="of:=ROUND(([.A736]-[.A735])*1000000)/1000" office:value-type="float" office:value="0.094" calcext:value-type="float">
            <text:p>0.094</text:p>
          </table:table-cell>
          <table:table-cell table:formula="of:=IF([.B736]&gt;1;&quot;SLEEP&quot;;&quot;&quot;)">
            <text:p/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float" office:value="25.878616" calcext:value-type="float">
            <text:p>25.878616</text:p>
          </table:table-cell>
          <table:table-cell table:formula="of:=ROUND(([.A737]-[.A736])*1000000)/1000" office:value-type="float" office:value="0.094" calcext:value-type="float">
            <text:p>0.094</text:p>
          </table:table-cell>
          <table:table-cell table:formula="of:=IF([.B73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7870976" calcext:value-type="float">
            <text:p>25.87870976</text:p>
          </table:table-cell>
          <table:table-cell table:formula="of:=ROUND(([.A738]-[.A737])*1000000)/1000" office:value-type="float" office:value="0.094" calcext:value-type="float">
            <text:p>0.094</text:p>
          </table:table-cell>
          <table:table-cell table:formula="of:=IF([.B738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87880336" calcext:value-type="float">
            <text:p>25.87880336</text:p>
          </table:table-cell>
          <table:table-cell table:formula="of:=ROUND(([.A739]-[.A738])*1000000)/1000" office:value-type="float" office:value="0.094" calcext:value-type="float">
            <text:p>0.094</text:p>
          </table:table-cell>
          <table:table-cell table:formula="of:=IF([.B73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7889712" calcext:value-type="float">
            <text:p>25.87889712</text:p>
          </table:table-cell>
          <table:table-cell table:formula="of:=ROUND(([.A740]-[.A739])*1000000)/1000" office:value-type="float" office:value="0.094" calcext:value-type="float">
            <text:p>0.094</text:p>
          </table:table-cell>
          <table:table-cell table:formula="of:=IF([.B74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7899072" calcext:value-type="float">
            <text:p>25.87899072</text:p>
          </table:table-cell>
          <table:table-cell table:formula="of:=ROUND(([.A741]-[.A740])*1000000)/1000" office:value-type="float" office:value="0.094" calcext:value-type="float">
            <text:p>0.094</text:p>
          </table:table-cell>
          <table:table-cell table:formula="of:=IF([.B741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87908448" calcext:value-type="float">
            <text:p>25.87908448</text:p>
          </table:table-cell>
          <table:table-cell table:formula="of:=ROUND(([.A742]-[.A741])*1000000)/1000" office:value-type="float" office:value="0.094" calcext:value-type="float">
            <text:p>0.094</text:p>
          </table:table-cell>
          <table:table-cell table:formula="of:=IF([.B742]&gt;1;&quot;SLEEP&quot;;&quot;&quot;)">
            <text:p/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float" office:value="25.87917824" calcext:value-type="float">
            <text:p>25.87917824</text:p>
          </table:table-cell>
          <table:table-cell table:formula="of:=ROUND(([.A743]-[.A742])*1000000)/1000" office:value-type="float" office:value="0.094" calcext:value-type="float">
            <text:p>0.094</text:p>
          </table:table-cell>
          <table:table-cell table:formula="of:=IF([.B74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7927184" calcext:value-type="float">
            <text:p>25.87927184</text:p>
          </table:table-cell>
          <table:table-cell table:formula="of:=ROUND(([.A744]-[.A743])*1000000)/1000" office:value-type="float" office:value="0.094" calcext:value-type="float">
            <text:p>0.094</text:p>
          </table:table-cell>
          <table:table-cell table:formula="of:=IF([.B744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5.8793656" calcext:value-type="float">
            <text:p>25.8793656</text:p>
          </table:table-cell>
          <table:table-cell table:formula="of:=ROUND(([.A745]-[.A744])*1000000)/1000" office:value-type="float" office:value="0.094" calcext:value-type="float">
            <text:p>0.094</text:p>
          </table:table-cell>
          <table:table-cell table:formula="of:=IF([.B745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8794592" calcext:value-type="float">
            <text:p>25.8794592</text:p>
          </table:table-cell>
          <table:table-cell table:formula="of:=ROUND(([.A746]-[.A745])*1000000)/1000" office:value-type="float" office:value="0.094" calcext:value-type="float">
            <text:p>0.094</text:p>
          </table:table-cell>
          <table:table-cell table:formula="of:=IF([.B746]&gt;1;&quot;SLEEP&quot;;&quot;&quot;)">
            <text:p/>
          </table:table-cell>
          <table:table-cell office:value-type="string" calcext:value-type="string">
            <text:p>0x70</text:p>
          </table:table-cell>
        </table:table-row>
        <table:table-row table:style-name="ro1">
          <table:table-cell office:value-type="float" office:value="25.8795528" calcext:value-type="float">
            <text:p>25.8795528</text:p>
          </table:table-cell>
          <table:table-cell table:formula="of:=ROUND(([.A747]-[.A746])*1000000)/1000" office:value-type="float" office:value="0.094" calcext:value-type="float">
            <text:p>0.094</text:p>
          </table:table-cell>
          <table:table-cell table:formula="of:=IF([.B74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8051616" calcext:value-type="float">
            <text:p>25.88051616</text:p>
          </table:table-cell>
          <table:table-cell table:formula="of:=ROUND(([.A748]-[.A747])*1000000)/1000" office:value-type="float" office:value="0.963" calcext:value-type="float">
            <text:p>0.963</text:p>
          </table:table-cell>
          <table:table-cell table:formula="of:=IF([.B748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5.88060976" calcext:value-type="float">
            <text:p>25.88060976</text:p>
          </table:table-cell>
          <table:table-cell table:formula="of:=ROUND(([.A749]-[.A748])*1000000)/1000" office:value-type="float" office:value="0.094" calcext:value-type="float">
            <text:p>0.094</text:p>
          </table:table-cell>
          <table:table-cell table:formula="of:=IF([.B749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88070352" calcext:value-type="float">
            <text:p>25.88070352</text:p>
          </table:table-cell>
          <table:table-cell table:formula="of:=ROUND(([.A750]-[.A749])*1000000)/1000" office:value-type="float" office:value="0.094" calcext:value-type="float">
            <text:p>0.094</text:p>
          </table:table-cell>
          <table:table-cell table:formula="of:=IF([.B750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8079712" calcext:value-type="float">
            <text:p>25.88079712</text:p>
          </table:table-cell>
          <table:table-cell table:formula="of:=ROUND(([.A751]-[.A750])*1000000)/1000" office:value-type="float" office:value="0.094" calcext:value-type="float">
            <text:p>0.094</text:p>
          </table:table-cell>
          <table:table-cell table:formula="of:=IF([.B751]&gt;1;&quot;SLEEP&quot;;&quot;&quot;)">
            <text:p/>
          </table:table-cell>
          <table:table-cell office:value-type="string" calcext:value-type="string">
            <text:p>0xC8</text:p>
          </table:table-cell>
        </table:table-row>
        <table:table-row table:style-name="ro1">
          <table:table-cell office:value-type="float" office:value="25.88089088" calcext:value-type="float">
            <text:p>25.88089088</text:p>
          </table:table-cell>
          <table:table-cell table:formula="of:=ROUND(([.A752]-[.A751])*1000000)/1000" office:value-type="float" office:value="0.094" calcext:value-type="float">
            <text:p>0.094</text:p>
          </table:table-cell>
          <table:table-cell table:formula="of:=IF([.B752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88098448" calcext:value-type="float">
            <text:p>25.88098448</text:p>
          </table:table-cell>
          <table:table-cell table:formula="of:=ROUND(([.A753]-[.A752])*1000000)/1000" office:value-type="float" office:value="0.094" calcext:value-type="float">
            <text:p>0.094</text:p>
          </table:table-cell>
          <table:table-cell table:formula="of:=IF([.B753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5.88107824" calcext:value-type="float">
            <text:p>25.88107824</text:p>
          </table:table-cell>
          <table:table-cell table:formula="of:=ROUND(([.A754]-[.A753])*1000000)/1000" office:value-type="float" office:value="0.094" calcext:value-type="float">
            <text:p>0.094</text:p>
          </table:table-cell>
          <table:table-cell table:formula="of:=IF([.B754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8117184" calcext:value-type="float">
            <text:p>25.88117184</text:p>
          </table:table-cell>
          <table:table-cell table:formula="of:=ROUND(([.A755]-[.A754])*1000000)/1000" office:value-type="float" office:value="0.094" calcext:value-type="float">
            <text:p>0.094</text:p>
          </table:table-cell>
          <table:table-cell table:formula="of:=IF([.B755]&gt;1;&quot;SLEEP&quot;;&quot;&quot;)">
            <text:p/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float" office:value="25.8812656" calcext:value-type="float">
            <text:p>25.8812656</text:p>
          </table:table-cell>
          <table:table-cell table:formula="of:=ROUND(([.A756]-[.A755])*1000000)/1000" office:value-type="float" office:value="0.094" calcext:value-type="float">
            <text:p>0.094</text:p>
          </table:table-cell>
          <table:table-cell table:formula="of:=IF([.B756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8813592" calcext:value-type="float">
            <text:p>25.8813592</text:p>
          </table:table-cell>
          <table:table-cell table:formula="of:=ROUND(([.A757]-[.A756])*1000000)/1000" office:value-type="float" office:value="0.094" calcext:value-type="float">
            <text:p>0.094</text:p>
          </table:table-cell>
          <table:table-cell table:formula="of:=IF([.B757]&gt;1;&quot;SLEEP&quot;;&quot;&quot;)">
            <text:p/>
          </table:table-cell>
          <table:table-cell office:value-type="string" calcext:value-type="string">
            <text:p>0x67</text:p>
          </table:table-cell>
        </table:table-row>
        <table:table-row table:style-name="ro1">
          <table:table-cell office:value-type="float" office:value="25.88145296" calcext:value-type="float">
            <text:p>25.88145296</text:p>
          </table:table-cell>
          <table:table-cell table:formula="of:=ROUND(([.A758]-[.A757])*1000000)/1000" office:value-type="float" office:value="0.094" calcext:value-type="float">
            <text:p>0.094</text:p>
          </table:table-cell>
          <table:table-cell table:formula="of:=IF([.B758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8154656" calcext:value-type="float">
            <text:p>25.88154656</text:p>
          </table:table-cell>
          <table:table-cell table:formula="of:=ROUND(([.A759]-[.A758])*1000000)/1000" office:value-type="float" office:value="0.094" calcext:value-type="float">
            <text:p>0.094</text:p>
          </table:table-cell>
          <table:table-cell table:formula="of:=IF([.B759]&gt;1;&quot;SLEEP&quot;;&quot;&quot;)">
            <text:p/>
          </table:table-cell>
          <table:table-cell office:value-type="string" calcext:value-type="string">
            <text:p>0x51</text:p>
          </table:table-cell>
        </table:table-row>
        <table:table-row table:style-name="ro1">
          <table:table-cell office:value-type="float" office:value="25.88164032" calcext:value-type="float">
            <text:p>25.88164032</text:p>
          </table:table-cell>
          <table:table-cell table:formula="of:=ROUND(([.A760]-[.A759])*1000000)/1000" office:value-type="float" office:value="0.094" calcext:value-type="float">
            <text:p>0.094</text:p>
          </table:table-cell>
          <table:table-cell table:formula="of:=IF([.B760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88173392" calcext:value-type="float">
            <text:p>25.88173392</text:p>
          </table:table-cell>
          <table:table-cell table:formula="of:=ROUND(([.A761]-[.A760])*1000000)/1000" office:value-type="float" office:value="0.094" calcext:value-type="float">
            <text:p>0.094</text:p>
          </table:table-cell>
          <table:table-cell table:formula="of:=IF([.B761]&gt;1;&quot;SLEEP&quot;;&quot;&quot;)">
            <text:p/>
          </table:table-cell>
          <table:table-cell office:value-type="string" calcext:value-type="string">
            <text:p>0x6D</text:p>
          </table:table-cell>
        </table:table-row>
        <table:table-row table:style-name="ro1">
          <table:table-cell office:value-type="float" office:value="25.88182768" calcext:value-type="float">
            <text:p>25.88182768</text:p>
          </table:table-cell>
          <table:table-cell table:formula="of:=ROUND(([.A762]-[.A761])*1000000)/1000" office:value-type="float" office:value="0.094" calcext:value-type="float">
            <text:p>0.094</text:p>
          </table:table-cell>
          <table:table-cell table:formula="of:=IF([.B762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8192128" calcext:value-type="float">
            <text:p>25.88192128</text:p>
          </table:table-cell>
          <table:table-cell table:formula="of:=ROUND(([.A763]-[.A762])*1000000)/1000" office:value-type="float" office:value="0.094" calcext:value-type="float">
            <text:p>0.094</text:p>
          </table:table-cell>
          <table:table-cell table:formula="of:=IF([.B763]&gt;1;&quot;SLEEP&quot;;&quot;&quot;)">
            <text:p/>
          </table:table-cell>
          <table:table-cell office:value-type="string" calcext:value-type="string">
            <text:p>0xC0</text:p>
          </table:table-cell>
        </table:table-row>
        <table:table-row table:style-name="ro1">
          <table:table-cell office:value-type="float" office:value="25.88201504" calcext:value-type="float">
            <text:p>25.88201504</text:p>
          </table:table-cell>
          <table:table-cell table:formula="of:=ROUND(([.A764]-[.A763])*1000000)/1000" office:value-type="float" office:value="0.094" calcext:value-type="float">
            <text:p>0.094</text:p>
          </table:table-cell>
          <table:table-cell table:formula="of:=IF([.B764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88210864" calcext:value-type="float">
            <text:p>25.88210864</text:p>
          </table:table-cell>
          <table:table-cell table:formula="of:=ROUND(([.A765]-[.A764])*1000000)/1000" office:value-type="float" office:value="0.094" calcext:value-type="float">
            <text:p>0.094</text:p>
          </table:table-cell>
          <table:table-cell table:formula="of:=IF([.B765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8822024" calcext:value-type="float">
            <text:p>25.8822024</text:p>
          </table:table-cell>
          <table:table-cell table:formula="of:=ROUND(([.A766]-[.A765])*1000000)/1000" office:value-type="float" office:value="0.094" calcext:value-type="float">
            <text:p>0.094</text:p>
          </table:table-cell>
          <table:table-cell table:formula="of:=IF([.B766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882296" calcext:value-type="float">
            <text:p>25.882296</text:p>
          </table:table-cell>
          <table:table-cell table:formula="of:=ROUND(([.A767]-[.A766])*1000000)/1000" office:value-type="float" office:value="0.094" calcext:value-type="float">
            <text:p>0.094</text:p>
          </table:table-cell>
          <table:table-cell table:formula="of:=IF([.B767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8238976" calcext:value-type="float">
            <text:p>25.88238976</text:p>
          </table:table-cell>
          <table:table-cell table:formula="of:=ROUND(([.A768]-[.A767])*1000000)/1000" office:value-type="float" office:value="0.094" calcext:value-type="float">
            <text:p>0.094</text:p>
          </table:table-cell>
          <table:table-cell table:formula="of:=IF([.B768]&gt;1;&quot;SLEEP&quot;;&quot;&quot;)">
            <text:p/>
          </table:table-cell>
          <table:table-cell office:value-type="string" calcext:value-type="string">
            <text:p>0x91</text:p>
          </table:table-cell>
        </table:table-row>
        <table:table-row table:style-name="ro1">
          <table:table-cell office:value-type="float" office:value="25.88248336" calcext:value-type="float">
            <text:p>25.88248336</text:p>
          </table:table-cell>
          <table:table-cell table:formula="of:=ROUND(([.A769]-[.A768])*1000000)/1000" office:value-type="float" office:value="0.094" calcext:value-type="float">
            <text:p>0.094</text:p>
          </table:table-cell>
          <table:table-cell table:formula="of:=IF([.B769]&gt;1;&quot;SLEEP&quot;;&quot;&quot;)">
            <text:p/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float" office:value="25.88257712" calcext:value-type="float">
            <text:p>25.88257712</text:p>
          </table:table-cell>
          <table:table-cell table:formula="of:=ROUND(([.A770]-[.A769])*1000000)/1000" office:value-type="float" office:value="0.094" calcext:value-type="float">
            <text:p>0.094</text:p>
          </table:table-cell>
          <table:table-cell table:formula="of:=IF([.B770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88267072" calcext:value-type="float">
            <text:p>25.88267072</text:p>
          </table:table-cell>
          <table:table-cell table:formula="of:=ROUND(([.A771]-[.A770])*1000000)/1000" office:value-type="float" office:value="0.094" calcext:value-type="float">
            <text:p>0.094</text:p>
          </table:table-cell>
          <table:table-cell table:formula="of:=IF([.B771]&gt;1;&quot;SLEEP&quot;;&quot;&quot;)">
            <text:p/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float" office:value="25.88276448" calcext:value-type="float">
            <text:p>25.88276448</text:p>
          </table:table-cell>
          <table:table-cell table:formula="of:=ROUND(([.A772]-[.A771])*1000000)/1000" office:value-type="float" office:value="0.094" calcext:value-type="float">
            <text:p>0.094</text:p>
          </table:table-cell>
          <table:table-cell table:formula="of:=IF([.B772]&gt;1;&quot;SLEEP&quot;;&quot;&quot;)">
            <text:p/>
          </table:table-cell>
          <table:table-cell office:value-type="string" calcext:value-type="string">
            <text:p>0x26</text:p>
          </table:table-cell>
        </table:table-row>
        <table:table-row table:style-name="ro1">
          <table:table-cell office:value-type="float" office:value="25.88285808" calcext:value-type="float">
            <text:p>25.88285808</text:p>
          </table:table-cell>
          <table:table-cell table:formula="of:=ROUND(([.A773]-[.A772])*1000000)/1000" office:value-type="float" office:value="0.094" calcext:value-type="float">
            <text:p>0.094</text:p>
          </table:table-cell>
          <table:table-cell table:formula="of:=IF([.B773]&gt;1;&quot;SLEEP&quot;;&quot;&quot;)">
            <text:p/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float" office:value="25.88295184" calcext:value-type="float">
            <text:p>25.88295184</text:p>
          </table:table-cell>
          <table:table-cell table:formula="of:=ROUND(([.A774]-[.A773])*1000000)/1000" office:value-type="float" office:value="0.094" calcext:value-type="float">
            <text:p>0.094</text:p>
          </table:table-cell>
          <table:table-cell table:formula="of:=IF([.B774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88304544" calcext:value-type="float">
            <text:p>25.88304544</text:p>
          </table:table-cell>
          <table:table-cell table:formula="of:=ROUND(([.A775]-[.A774])*1000000)/1000" office:value-type="float" office:value="0.094" calcext:value-type="float">
            <text:p>0.094</text:p>
          </table:table-cell>
          <table:table-cell table:formula="of:=IF([.B775]&gt;1;&quot;SLEEP&quot;;&quot;&quot;)">
            <text:p/>
          </table:table-cell>
          <table:table-cell office:value-type="string" calcext:value-type="string">
            <text:p>0x78</text:p>
          </table:table-cell>
        </table:table-row>
        <table:table-row table:style-name="ro1">
          <table:table-cell office:value-type="float" office:value="25.8831392" calcext:value-type="float">
            <text:p>25.8831392</text:p>
          </table:table-cell>
          <table:table-cell table:formula="of:=ROUND(([.A776]-[.A775])*1000000)/1000" office:value-type="float" office:value="0.094" calcext:value-type="float">
            <text:p>0.094</text:p>
          </table:table-cell>
          <table:table-cell table:formula="of:=IF([.B77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832328" calcext:value-type="float">
            <text:p>25.8832328</text:p>
          </table:table-cell>
          <table:table-cell table:formula="of:=ROUND(([.A777]-[.A776])*1000000)/1000" office:value-type="float" office:value="0.094" calcext:value-type="float">
            <text:p>0.094</text:p>
          </table:table-cell>
          <table:table-cell table:formula="of:=IF([.B777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88332656" calcext:value-type="float">
            <text:p>25.88332656</text:p>
          </table:table-cell>
          <table:table-cell table:formula="of:=ROUND(([.A778]-[.A777])*1000000)/1000" office:value-type="float" office:value="0.094" calcext:value-type="float">
            <text:p>0.094</text:p>
          </table:table-cell>
          <table:table-cell table:formula="of:=IF([.B778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88342016" calcext:value-type="float">
            <text:p>25.88342016</text:p>
          </table:table-cell>
          <table:table-cell table:formula="of:=ROUND(([.A779]-[.A778])*1000000)/1000" office:value-type="float" office:value="0.094" calcext:value-type="float">
            <text:p>0.094</text:p>
          </table:table-cell>
          <table:table-cell table:formula="of:=IF([.B779]&gt;1;&quot;SLEEP&quot;;&quot;&quot;)">
            <text:p/>
          </table:table-cell>
          <table:table-cell office:value-type="string" calcext:value-type="string">
            <text:p>0x68</text:p>
          </table:table-cell>
        </table:table-row>
        <table:table-row table:style-name="ro1">
          <table:table-cell office:value-type="float" office:value="25.88438464" calcext:value-type="float">
            <text:p>25.88438464</text:p>
          </table:table-cell>
          <table:table-cell table:formula="of:=ROUND(([.A780]-[.A779])*1000000)/1000" office:value-type="float" office:value="0.964" calcext:value-type="float">
            <text:p>0.964</text:p>
          </table:table-cell>
          <table:table-cell table:formula="of:=IF([.B780]&gt;1;&quot;SLEEP&quot;;&quot;&quot;)">
            <text:p/>
          </table:table-cell>
          <table:table-cell office:value-type="string" calcext:value-type="string">
            <text:p>0x46</text:p>
          </table:table-cell>
        </table:table-row>
        <table:table-row table:style-name="ro1">
          <table:table-cell office:value-type="float" office:value="25.88447824" calcext:value-type="float">
            <text:p>25.88447824</text:p>
          </table:table-cell>
          <table:table-cell table:formula="of:=ROUND(([.A781]-[.A780])*1000000)/1000" office:value-type="float" office:value="0.094" calcext:value-type="float">
            <text:p>0.094</text:p>
          </table:table-cell>
          <table:table-cell table:formula="of:=IF([.B78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84572" calcext:value-type="float">
            <text:p>25.884572</text:p>
          </table:table-cell>
          <table:table-cell table:formula="of:=ROUND(([.A782]-[.A781])*1000000)/1000" office:value-type="float" office:value="0.094" calcext:value-type="float">
            <text:p>0.094</text:p>
          </table:table-cell>
          <table:table-cell table:formula="of:=IF([.B782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8846656" calcext:value-type="float">
            <text:p>25.8846656</text:p>
          </table:table-cell>
          <table:table-cell table:formula="of:=ROUND(([.A783]-[.A782])*1000000)/1000" office:value-type="float" office:value="0.094" calcext:value-type="float">
            <text:p>0.094</text:p>
          </table:table-cell>
          <table:table-cell table:formula="of:=IF([.B783]&gt;1;&quot;SLEEP&quot;;&quot;&quot;)">
            <text:p/>
          </table:table-cell>
          <table:table-cell office:value-type="string" calcext:value-type="string">
            <text:p>0x0D</text:p>
          </table:table-cell>
        </table:table-row>
        <table:table-row table:style-name="ro1">
          <table:table-cell office:value-type="float" office:value="25.8847592" calcext:value-type="float">
            <text:p>25.8847592</text:p>
          </table:table-cell>
          <table:table-cell table:formula="of:=ROUND(([.A784]-[.A783])*1000000)/1000" office:value-type="float" office:value="0.094" calcext:value-type="float">
            <text:p>0.094</text:p>
          </table:table-cell>
          <table:table-cell table:formula="of:=IF([.B78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8485296" calcext:value-type="float">
            <text:p>25.88485296</text:p>
          </table:table-cell>
          <table:table-cell table:formula="of:=ROUND(([.A785]-[.A784])*1000000)/1000" office:value-type="float" office:value="0.094" calcext:value-type="float">
            <text:p>0.094</text:p>
          </table:table-cell>
          <table:table-cell table:formula="of:=IF([.B785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5.88494656" calcext:value-type="float">
            <text:p>25.88494656</text:p>
          </table:table-cell>
          <table:table-cell table:formula="of:=ROUND(([.A786]-[.A785])*1000000)/1000" office:value-type="float" office:value="0.094" calcext:value-type="float">
            <text:p>0.094</text:p>
          </table:table-cell>
          <table:table-cell table:formula="of:=IF([.B786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5.88504032" calcext:value-type="float">
            <text:p>25.88504032</text:p>
          </table:table-cell>
          <table:table-cell table:formula="of:=ROUND(([.A787]-[.A786])*1000000)/1000" office:value-type="float" office:value="0.094" calcext:value-type="float">
            <text:p>0.094</text:p>
          </table:table-cell>
          <table:table-cell table:formula="of:=IF([.B787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88513392" calcext:value-type="float">
            <text:p>25.88513392</text:p>
          </table:table-cell>
          <table:table-cell table:formula="of:=ROUND(([.A788]-[.A787])*1000000)/1000" office:value-type="float" office:value="0.094" calcext:value-type="float">
            <text:p>0.094</text:p>
          </table:table-cell>
          <table:table-cell table:formula="of:=IF([.B788]&gt;1;&quot;SLEEP&quot;;&quot;&quot;)">
            <text:p/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float" office:value="25.88522768" calcext:value-type="float">
            <text:p>25.88522768</text:p>
          </table:table-cell>
          <table:table-cell table:formula="of:=ROUND(([.A789]-[.A788])*1000000)/1000" office:value-type="float" office:value="0.094" calcext:value-type="float">
            <text:p>0.094</text:p>
          </table:table-cell>
          <table:table-cell table:formula="of:=IF([.B789]&gt;1;&quot;SLEEP&quot;;&quot;&quot;)">
            <text:p/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float" office:value="25.88532128" calcext:value-type="float">
            <text:p>25.88532128</text:p>
          </table:table-cell>
          <table:table-cell table:formula="of:=ROUND(([.A790]-[.A789])*1000000)/1000" office:value-type="float" office:value="0.094" calcext:value-type="float">
            <text:p>0.094</text:p>
          </table:table-cell>
          <table:table-cell table:formula="of:=IF([.B790]&gt;1;&quot;SLEEP&quot;;&quot;&quot;)">
            <text:p/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office:value-type="float" office:value="25.88541504" calcext:value-type="float">
            <text:p>25.88541504</text:p>
          </table:table-cell>
          <table:table-cell table:formula="of:=ROUND(([.A791]-[.A790])*1000000)/1000" office:value-type="float" office:value="0.094" calcext:value-type="float">
            <text:p>0.094</text:p>
          </table:table-cell>
          <table:table-cell table:formula="of:=IF([.B791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8550864" calcext:value-type="float">
            <text:p>25.88550864</text:p>
          </table:table-cell>
          <table:table-cell table:formula="of:=ROUND(([.A792]-[.A791])*1000000)/1000" office:value-type="float" office:value="0.094" calcext:value-type="float">
            <text:p>0.094</text:p>
          </table:table-cell>
          <table:table-cell table:formula="of:=IF([.B792]&gt;1;&quot;SLEEP&quot;;&quot;&quot;)">
            <text:p/>
          </table:table-cell>
          <table:table-cell office:value-type="string" calcext:value-type="string">
            <text:p>0x49</text:p>
          </table:table-cell>
        </table:table-row>
        <table:table-row table:style-name="ro1">
          <table:table-cell office:value-type="float" office:value="25.8856024" calcext:value-type="float">
            <text:p>25.8856024</text:p>
          </table:table-cell>
          <table:table-cell table:formula="of:=ROUND(([.A793]-[.A792])*1000000)/1000" office:value-type="float" office:value="0.094" calcext:value-type="float">
            <text:p>0.094</text:p>
          </table:table-cell>
          <table:table-cell table:formula="of:=IF([.B793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885696" calcext:value-type="float">
            <text:p>25.885696</text:p>
          </table:table-cell>
          <table:table-cell table:formula="of:=ROUND(([.A794]-[.A793])*1000000)/1000" office:value-type="float" office:value="0.094" calcext:value-type="float">
            <text:p>0.094</text:p>
          </table:table-cell>
          <table:table-cell table:formula="of:=IF([.B794]&gt;1;&quot;SLEEP&quot;;&quot;&quot;)">
            <text:p/>
          </table:table-cell>
          <table:table-cell office:value-type="string" calcext:value-type="string">
            <text:p>0x2F</text:p>
          </table:table-cell>
        </table:table-row>
        <table:table-row table:style-name="ro1">
          <table:table-cell office:value-type="float" office:value="25.88578976" calcext:value-type="float">
            <text:p>25.88578976</text:p>
          </table:table-cell>
          <table:table-cell table:formula="of:=ROUND(([.A795]-[.A794])*1000000)/1000" office:value-type="float" office:value="0.094" calcext:value-type="float">
            <text:p>0.094</text:p>
          </table:table-cell>
          <table:table-cell table:formula="of:=IF([.B795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88588336" calcext:value-type="float">
            <text:p>25.88588336</text:p>
          </table:table-cell>
          <table:table-cell table:formula="of:=ROUND(([.A796]-[.A795])*1000000)/1000" office:value-type="float" office:value="0.094" calcext:value-type="float">
            <text:p>0.094</text:p>
          </table:table-cell>
          <table:table-cell table:formula="of:=IF([.B796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8597712" calcext:value-type="float">
            <text:p>25.88597712</text:p>
          </table:table-cell>
          <table:table-cell table:formula="of:=ROUND(([.A797]-[.A796])*1000000)/1000" office:value-type="float" office:value="0.094" calcext:value-type="float">
            <text:p>0.094</text:p>
          </table:table-cell>
          <table:table-cell table:formula="of:=IF([.B797]&gt;1;&quot;SLEEP&quot;;&quot;&quot;)">
            <text:p/>
          </table:table-cell>
          <table:table-cell office:value-type="string" calcext:value-type="string">
            <text:p>0x71</text:p>
          </table:table-cell>
        </table:table-row>
        <table:table-row table:style-name="ro1">
          <table:table-cell office:value-type="float" office:value="25.88607072" calcext:value-type="float">
            <text:p>25.88607072</text:p>
          </table:table-cell>
          <table:table-cell table:formula="of:=ROUND(([.A798]-[.A797])*1000000)/1000" office:value-type="float" office:value="0.094" calcext:value-type="float">
            <text:p>0.094</text:p>
          </table:table-cell>
          <table:table-cell table:formula="of:=IF([.B798]&gt;1;&quot;SLEEP&quot;;&quot;&quot;)">
            <text:p/>
          </table:table-cell>
          <table:table-cell office:value-type="string" calcext:value-type="string">
            <text:p>0xA9</text:p>
          </table:table-cell>
        </table:table-row>
        <table:table-row table:style-name="ro1">
          <table:table-cell office:value-type="float" office:value="25.88616448" calcext:value-type="float">
            <text:p>25.88616448</text:p>
          </table:table-cell>
          <table:table-cell table:formula="of:=ROUND(([.A799]-[.A798])*1000000)/1000" office:value-type="float" office:value="0.094" calcext:value-type="float">
            <text:p>0.094</text:p>
          </table:table-cell>
          <table:table-cell table:formula="of:=IF([.B799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88625808" calcext:value-type="float">
            <text:p>25.88625808</text:p>
          </table:table-cell>
          <table:table-cell table:formula="of:=ROUND(([.A800]-[.A799])*1000000)/1000" office:value-type="float" office:value="0.094" calcext:value-type="float">
            <text:p>0.094</text:p>
          </table:table-cell>
          <table:table-cell table:formula="of:=IF([.B800]&gt;1;&quot;SLEEP&quot;;&quot;&quot;)">
            <text:p/>
          </table:table-cell>
          <table:table-cell office:value-type="string" calcext:value-type="string">
            <text:p>0x28</text:p>
          </table:table-cell>
        </table:table-row>
        <table:table-row table:style-name="ro1">
          <table:table-cell office:value-type="float" office:value="25.88635184" calcext:value-type="float">
            <text:p>25.88635184</text:p>
          </table:table-cell>
          <table:table-cell table:formula="of:=ROUND(([.A801]-[.A800])*1000000)/1000" office:value-type="float" office:value="0.094" calcext:value-type="float">
            <text:p>0.094</text:p>
          </table:table-cell>
          <table:table-cell table:formula="of:=IF([.B801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88644544" calcext:value-type="float">
            <text:p>25.88644544</text:p>
          </table:table-cell>
          <table:table-cell table:formula="of:=ROUND(([.A802]-[.A801])*1000000)/1000" office:value-type="float" office:value="0.094" calcext:value-type="float">
            <text:p>0.094</text:p>
          </table:table-cell>
          <table:table-cell table:formula="of:=IF([.B802]&gt;1;&quot;SLEEP&quot;;&quot;&quot;)">
            <text:p/>
          </table:table-cell>
          <table:table-cell office:value-type="string" calcext:value-type="string">
            <text:p>0x55</text:p>
          </table:table-cell>
        </table:table-row>
        <table:table-row table:style-name="ro1">
          <table:table-cell office:value-type="float" office:value="25.8865392" calcext:value-type="float">
            <text:p>25.8865392</text:p>
          </table:table-cell>
          <table:table-cell table:formula="of:=ROUND(([.A803]-[.A802])*1000000)/1000" office:value-type="float" office:value="0.094" calcext:value-type="float">
            <text:p>0.094</text:p>
          </table:table-cell>
          <table:table-cell table:formula="of:=IF([.B803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866328" calcext:value-type="float">
            <text:p>25.8866328</text:p>
          </table:table-cell>
          <table:table-cell table:formula="of:=ROUND(([.A804]-[.A803])*1000000)/1000" office:value-type="float" office:value="0.094" calcext:value-type="float">
            <text:p>0.094</text:p>
          </table:table-cell>
          <table:table-cell table:formula="of:=IF([.B804]&gt;1;&quot;SLEEP&quot;;&quot;&quot;)">
            <text:p/>
          </table:table-cell>
          <table:table-cell office:value-type="string" calcext:value-type="string">
            <text:p>0x82</text:p>
          </table:table-cell>
        </table:table-row>
        <table:table-row table:style-name="ro1">
          <table:table-cell office:value-type="float" office:value="25.88672656" calcext:value-type="float">
            <text:p>25.88672656</text:p>
          </table:table-cell>
          <table:table-cell table:formula="of:=ROUND(([.A805]-[.A804])*1000000)/1000" office:value-type="float" office:value="0.094" calcext:value-type="float">
            <text:p>0.094</text:p>
          </table:table-cell>
          <table:table-cell table:formula="of:=IF([.B80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8682016" calcext:value-type="float">
            <text:p>25.88682016</text:p>
          </table:table-cell>
          <table:table-cell table:formula="of:=ROUND(([.A806]-[.A805])*1000000)/1000" office:value-type="float" office:value="0.094" calcext:value-type="float">
            <text:p>0.094</text:p>
          </table:table-cell>
          <table:table-cell table:formula="of:=IF([.B806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88691392" calcext:value-type="float">
            <text:p>25.88691392</text:p>
          </table:table-cell>
          <table:table-cell table:formula="of:=ROUND(([.A807]-[.A806])*1000000)/1000" office:value-type="float" office:value="0.094" calcext:value-type="float">
            <text:p>0.094</text:p>
          </table:table-cell>
          <table:table-cell table:formula="of:=IF([.B807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8700752" calcext:value-type="float">
            <text:p>25.88700752</text:p>
          </table:table-cell>
          <table:table-cell table:formula="of:=ROUND(([.A808]-[.A807])*1000000)/1000" office:value-type="float" office:value="0.094" calcext:value-type="float">
            <text:p>0.094</text:p>
          </table:table-cell>
          <table:table-cell table:formula="of:=IF([.B808]&gt;1;&quot;SLEEP&quot;;&quot;&quot;)">
            <text:p/>
          </table:table-cell>
          <table:table-cell office:value-type="string" calcext:value-type="string">
            <text:p>0x2A</text:p>
          </table:table-cell>
        </table:table-row>
        <table:table-row table:style-name="ro1">
          <table:table-cell office:value-type="float" office:value="25.88710128" calcext:value-type="float">
            <text:p>25.88710128</text:p>
          </table:table-cell>
          <table:table-cell table:formula="of:=ROUND(([.A809]-[.A808])*1000000)/1000" office:value-type="float" office:value="0.094" calcext:value-type="float">
            <text:p>0.094</text:p>
          </table:table-cell>
          <table:table-cell table:formula="of:=IF([.B809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88719488" calcext:value-type="float">
            <text:p>25.88719488</text:p>
          </table:table-cell>
          <table:table-cell table:formula="of:=ROUND(([.A810]-[.A809])*1000000)/1000" office:value-type="float" office:value="0.094" calcext:value-type="float">
            <text:p>0.094</text:p>
          </table:table-cell>
          <table:table-cell table:formula="of:=IF([.B81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8728848" calcext:value-type="float">
            <text:p>25.88728848</text:p>
          </table:table-cell>
          <table:table-cell table:formula="of:=ROUND(([.A811]-[.A810])*1000000)/1000" office:value-type="float" office:value="0.094" calcext:value-type="float">
            <text:p>0.094</text:p>
          </table:table-cell>
          <table:table-cell table:formula="of:=IF([.B811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88825376" calcext:value-type="float">
            <text:p>25.88825376</text:p>
          </table:table-cell>
          <table:table-cell table:formula="of:=ROUND(([.A812]-[.A811])*1000000)/1000" office:value-type="float" office:value="0.965" calcext:value-type="float">
            <text:p>0.965</text:p>
          </table:table-cell>
          <table:table-cell table:formula="of:=IF([.B812]&gt;1;&quot;SLEEP&quot;;&quot;&quot;)">
            <text:p/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float" office:value="25.88834752" calcext:value-type="float">
            <text:p>25.88834752</text:p>
          </table:table-cell>
          <table:table-cell table:formula="of:=ROUND(([.A813]-[.A812])*1000000)/1000" office:value-type="float" office:value="0.094" calcext:value-type="float">
            <text:p>0.094</text:p>
          </table:table-cell>
          <table:table-cell table:formula="of:=IF([.B813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88844112" calcext:value-type="float">
            <text:p>25.88844112</text:p>
          </table:table-cell>
          <table:table-cell table:formula="of:=ROUND(([.A814]-[.A813])*1000000)/1000" office:value-type="float" office:value="0.094" calcext:value-type="float">
            <text:p>0.094</text:p>
          </table:table-cell>
          <table:table-cell table:formula="of:=IF([.B814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88853488" calcext:value-type="float">
            <text:p>25.88853488</text:p>
          </table:table-cell>
          <table:table-cell table:formula="of:=ROUND(([.A815]-[.A814])*1000000)/1000" office:value-type="float" office:value="0.094" calcext:value-type="float">
            <text:p>0.094</text:p>
          </table:table-cell>
          <table:table-cell table:formula="of:=IF([.B815]&gt;1;&quot;SLEEP&quot;;&quot;&quot;)">
            <text:p/>
          </table:table-cell>
          <table:table-cell office:value-type="string" calcext:value-type="string">
            <text:p>0xAA</text:p>
          </table:table-cell>
        </table:table-row>
        <table:table-row table:style-name="ro1">
          <table:table-cell office:value-type="float" office:value="25.88862848" calcext:value-type="float">
            <text:p>25.88862848</text:p>
          </table:table-cell>
          <table:table-cell table:formula="of:=ROUND(([.A816]-[.A815])*1000000)/1000" office:value-type="float" office:value="0.094" calcext:value-type="float">
            <text:p>0.094</text:p>
          </table:table-cell>
          <table:table-cell table:formula="of:=IF([.B816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88872224" calcext:value-type="float">
            <text:p>25.88872224</text:p>
          </table:table-cell>
          <table:table-cell table:formula="of:=ROUND(([.A817]-[.A816])*1000000)/1000" office:value-type="float" office:value="0.094" calcext:value-type="float">
            <text:p>0.094</text:p>
          </table:table-cell>
          <table:table-cell table:formula="of:=IF([.B817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88881584" calcext:value-type="float">
            <text:p>25.88881584</text:p>
          </table:table-cell>
          <table:table-cell table:formula="of:=ROUND(([.A818]-[.A817])*1000000)/1000" office:value-type="float" office:value="0.094" calcext:value-type="float">
            <text:p>0.094</text:p>
          </table:table-cell>
          <table:table-cell table:formula="of:=IF([.B818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8889096" calcext:value-type="float">
            <text:p>25.8889096</text:p>
          </table:table-cell>
          <table:table-cell table:formula="of:=ROUND(([.A819]-[.A818])*1000000)/1000" office:value-type="float" office:value="0.094" calcext:value-type="float">
            <text:p>0.094</text:p>
          </table:table-cell>
          <table:table-cell table:formula="of:=IF([.B819]&gt;1;&quot;SLEEP&quot;;&quot;&quot;)">
            <text:p/>
          </table:table-cell>
          <table:table-cell office:value-type="string" calcext:value-type="string">
            <text:p>0xAB</text:p>
          </table:table-cell>
        </table:table-row>
        <table:table-row table:style-name="ro1">
          <table:table-cell office:value-type="float" office:value="25.8890032" calcext:value-type="float">
            <text:p>25.8890032</text:p>
          </table:table-cell>
          <table:table-cell table:formula="of:=ROUND(([.A820]-[.A819])*1000000)/1000" office:value-type="float" office:value="0.094" calcext:value-type="float">
            <text:p>0.094</text:p>
          </table:table-cell>
          <table:table-cell table:formula="of:=IF([.B820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88909696" calcext:value-type="float">
            <text:p>25.88909696</text:p>
          </table:table-cell>
          <table:table-cell table:formula="of:=ROUND(([.A821]-[.A820])*1000000)/1000" office:value-type="float" office:value="0.094" calcext:value-type="float">
            <text:p>0.094</text:p>
          </table:table-cell>
          <table:table-cell table:formula="of:=IF([.B821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88919056" calcext:value-type="float">
            <text:p>25.88919056</text:p>
          </table:table-cell>
          <table:table-cell table:formula="of:=ROUND(([.A822]-[.A821])*1000000)/1000" office:value-type="float" office:value="0.094" calcext:value-type="float">
            <text:p>0.094</text:p>
          </table:table-cell>
          <table:table-cell table:formula="of:=IF([.B822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88928432" calcext:value-type="float">
            <text:p>25.88928432</text:p>
          </table:table-cell>
          <table:table-cell table:formula="of:=ROUND(([.A823]-[.A822])*1000000)/1000" office:value-type="float" office:value="0.094" calcext:value-type="float">
            <text:p>0.094</text:p>
          </table:table-cell>
          <table:table-cell table:formula="of:=IF([.B823]&gt;1;&quot;SLEEP&quot;;&quot;&quot;)">
            <text:p/>
          </table:table-cell>
          <table:table-cell office:value-type="string" calcext:value-type="string">
            <text:p>0xAC</text:p>
          </table:table-cell>
        </table:table-row>
        <table:table-row table:style-name="ro1">
          <table:table-cell office:value-type="float" office:value="25.88937792" calcext:value-type="float">
            <text:p>25.88937792</text:p>
          </table:table-cell>
          <table:table-cell table:formula="of:=ROUND(([.A824]-[.A823])*1000000)/1000" office:value-type="float" office:value="0.094" calcext:value-type="float">
            <text:p>0.094</text:p>
          </table:table-cell>
          <table:table-cell table:formula="of:=IF([.B824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88947168" calcext:value-type="float">
            <text:p>25.88947168</text:p>
          </table:table-cell>
          <table:table-cell table:formula="of:=ROUND(([.A825]-[.A824])*1000000)/1000" office:value-type="float" office:value="0.094" calcext:value-type="float">
            <text:p>0.094</text:p>
          </table:table-cell>
          <table:table-cell table:formula="of:=IF([.B825]&gt;1;&quot;SLEEP&quot;;&quot;&quot;)">
            <text:p/>
          </table:table-cell>
          <table:table-cell office:value-type="string" calcext:value-type="string">
            <text:p>0x1F</text:p>
          </table:table-cell>
        </table:table-row>
        <table:table-row table:style-name="ro1">
          <table:table-cell office:value-type="float" office:value="25.88956528" calcext:value-type="float">
            <text:p>25.88956528</text:p>
          </table:table-cell>
          <table:table-cell table:formula="of:=ROUND(([.A826]-[.A825])*1000000)/1000" office:value-type="float" office:value="0.094" calcext:value-type="float">
            <text:p>0.094</text:p>
          </table:table-cell>
          <table:table-cell table:formula="of:=IF([.B826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88965888" calcext:value-type="float">
            <text:p>25.88965888</text:p>
          </table:table-cell>
          <table:table-cell table:formula="of:=ROUND(([.A827]-[.A826])*1000000)/1000" office:value-type="float" office:value="0.094" calcext:value-type="float">
            <text:p>0.094</text:p>
          </table:table-cell>
          <table:table-cell table:formula="of:=IF([.B827]&gt;1;&quot;SLEEP&quot;;&quot;&quot;)">
            <text:p/>
          </table:table-cell>
          <table:table-cell office:value-type="string" calcext:value-type="string">
            <text:p>0xAD</text:p>
          </table:table-cell>
        </table:table-row>
        <table:table-row table:style-name="ro1">
          <table:table-cell office:value-type="float" office:value="25.88975264" calcext:value-type="float">
            <text:p>25.88975264</text:p>
          </table:table-cell>
          <table:table-cell table:formula="of:=ROUND(([.A828]-[.A827])*1000000)/1000" office:value-type="float" office:value="0.094" calcext:value-type="float">
            <text:p>0.094</text:p>
          </table:table-cell>
          <table:table-cell table:formula="of:=IF([.B828]&gt;1;&quot;SLEEP&quot;;&quot;&quot;)">
            <text:p/>
          </table:table-cell>
          <table:table-cell office:value-type="string" calcext:value-type="string">
            <text:p>0x86</text:p>
          </table:table-cell>
        </table:table-row>
        <table:table-row table:style-name="ro1">
          <table:table-cell office:value-type="float" office:value="25.88984624" calcext:value-type="float">
            <text:p>25.88984624</text:p>
          </table:table-cell>
          <table:table-cell table:formula="of:=ROUND(([.A829]-[.A828])*1000000)/1000" office:value-type="float" office:value="0.094" calcext:value-type="float">
            <text:p>0.094</text:p>
          </table:table-cell>
          <table:table-cell table:formula="of:=IF([.B829]&gt;1;&quot;SLEEP&quot;;&quot;&quot;)">
            <text:p/>
          </table:table-cell>
          <table:table-cell office:value-type="string" calcext:value-type="string">
            <text:p>0xA1</text:p>
          </table:table-cell>
        </table:table-row>
        <table:table-row table:style-name="ro1">
          <table:table-cell office:value-type="float" office:value="25.88994" calcext:value-type="float">
            <text:p>25.88994</text:p>
          </table:table-cell>
          <table:table-cell table:formula="of:=ROUND(([.A830]-[.A829])*1000000)/1000" office:value-type="float" office:value="0.094" calcext:value-type="float">
            <text:p>0.094</text:p>
          </table:table-cell>
          <table:table-cell table:formula="of:=IF([.B830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5.8900336" calcext:value-type="float">
            <text:p>25.8900336</text:p>
          </table:table-cell>
          <table:table-cell table:formula="of:=ROUND(([.A831]-[.A830])*1000000)/1000" office:value-type="float" office:value="0.094" calcext:value-type="float">
            <text:p>0.094</text:p>
          </table:table-cell>
          <table:table-cell table:formula="of:=IF([.B831]&gt;1;&quot;SLEEP&quot;;&quot;&quot;)">
            <text:p/>
          </table:table-cell>
          <table:table-cell office:value-type="string" calcext:value-type="string">
            <text:p>0xAE</text:p>
          </table:table-cell>
        </table:table-row>
        <table:table-row table:style-name="ro1">
          <table:table-cell office:value-type="float" office:value="25.89012736" calcext:value-type="float">
            <text:p>25.89012736</text:p>
          </table:table-cell>
          <table:table-cell table:formula="of:=ROUND(([.A832]-[.A831])*1000000)/1000" office:value-type="float" office:value="0.094" calcext:value-type="float">
            <text:p>0.094</text:p>
          </table:table-cell>
          <table:table-cell table:formula="of:=IF([.B832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9022096" calcext:value-type="float">
            <text:p>25.89022096</text:p>
          </table:table-cell>
          <table:table-cell table:formula="of:=ROUND(([.A833]-[.A832])*1000000)/1000" office:value-type="float" office:value="0.094" calcext:value-type="float">
            <text:p>0.094</text:p>
          </table:table-cell>
          <table:table-cell table:formula="of:=IF([.B833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5.89031472" calcext:value-type="float">
            <text:p>25.89031472</text:p>
          </table:table-cell>
          <table:table-cell table:formula="of:=ROUND(([.A834]-[.A833])*1000000)/1000" office:value-type="float" office:value="0.094" calcext:value-type="float">
            <text:p>0.094</text:p>
          </table:table-cell>
          <table:table-cell table:formula="of:=IF([.B834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9040832" calcext:value-type="float">
            <text:p>25.89040832</text:p>
          </table:table-cell>
          <table:table-cell table:formula="of:=ROUND(([.A835]-[.A834])*1000000)/1000" office:value-type="float" office:value="0.094" calcext:value-type="float">
            <text:p>0.094</text:p>
          </table:table-cell>
          <table:table-cell table:formula="of:=IF([.B835]&gt;1;&quot;SLEEP&quot;;&quot;&quot;)">
            <text:p/>
          </table:table-cell>
          <table:table-cell office:value-type="string" calcext:value-type="string">
            <text:p>0xE8</text:p>
          </table:table-cell>
        </table:table-row>
        <table:table-row table:style-name="ro1">
          <table:table-cell office:value-type="float" office:value="25.89050208" calcext:value-type="float">
            <text:p>25.89050208</text:p>
          </table:table-cell>
          <table:table-cell table:formula="of:=ROUND(([.A836]-[.A835])*1000000)/1000" office:value-type="float" office:value="0.094" calcext:value-type="float">
            <text:p>0.094</text:p>
          </table:table-cell>
          <table:table-cell table:formula="of:=IF([.B836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9059568" calcext:value-type="float">
            <text:p>25.89059568</text:p>
          </table:table-cell>
          <table:table-cell table:formula="of:=ROUND(([.A837]-[.A836])*1000000)/1000" office:value-type="float" office:value="0.094" calcext:value-type="float">
            <text:p>0.094</text:p>
          </table:table-cell>
          <table:table-cell table:formula="of:=IF([.B837]&gt;1;&quot;SLEEP&quot;;&quot;&quot;)">
            <text:p/>
          </table:table-cell>
          <table:table-cell office:value-type="string" calcext:value-type="string">
            <text:p>0x82</text:p>
          </table:table-cell>
        </table:table-row>
        <table:table-row table:style-name="ro1">
          <table:table-cell office:value-type="float" office:value="25.89068944" calcext:value-type="float">
            <text:p>25.89068944</text:p>
          </table:table-cell>
          <table:table-cell table:formula="of:=ROUND(([.A838]-[.A837])*1000000)/1000" office:value-type="float" office:value="0.094" calcext:value-type="float">
            <text:p>0.094</text:p>
          </table:table-cell>
          <table:table-cell table:formula="of:=IF([.B838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89078304" calcext:value-type="float">
            <text:p>25.89078304</text:p>
          </table:table-cell>
          <table:table-cell table:formula="of:=ROUND(([.A839]-[.A838])*1000000)/1000" office:value-type="float" office:value="0.094" calcext:value-type="float">
            <text:p>0.094</text:p>
          </table:table-cell>
          <table:table-cell table:formula="of:=IF([.B839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5.89175232" calcext:value-type="float">
            <text:p>25.89175232</text:p>
          </table:table-cell>
          <table:table-cell table:formula="of:=ROUND(([.A840]-[.A839])*1000000)/1000" office:value-type="float" office:value="0.969" calcext:value-type="float">
            <text:p>0.969</text:p>
          </table:table-cell>
          <table:table-cell table:formula="of:=IF([.B84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9184608" calcext:value-type="float">
            <text:p>25.89184608</text:p>
          </table:table-cell>
          <table:table-cell table:formula="of:=ROUND(([.A841]-[.A840])*1000000)/1000" office:value-type="float" office:value="0.094" calcext:value-type="float">
            <text:p>0.094</text:p>
          </table:table-cell>
          <table:table-cell table:formula="of:=IF([.B841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5.89208016" calcext:value-type="float">
            <text:p>25.89208016</text:p>
          </table:table-cell>
          <table:table-cell table:formula="of:=ROUND(([.A842]-[.A841])*1000000)/1000" office:value-type="float" office:value="0.234" calcext:value-type="float">
            <text:p>0.234</text:p>
          </table:table-cell>
          <table:table-cell table:formula="of:=IF([.B842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89217376" calcext:value-type="float">
            <text:p>25.89217376</text:p>
          </table:table-cell>
          <table:table-cell table:formula="of:=ROUND(([.A843]-[.A842])*1000000)/1000" office:value-type="float" office:value="0.094" calcext:value-type="float">
            <text:p>0.094</text:p>
          </table:table-cell>
          <table:table-cell table:formula="of:=IF([.B843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89226752" calcext:value-type="float">
            <text:p>25.89226752</text:p>
          </table:table-cell>
          <table:table-cell table:formula="of:=ROUND(([.A844]-[.A843])*1000000)/1000" office:value-type="float" office:value="0.094" calcext:value-type="float">
            <text:p>0.094</text:p>
          </table:table-cell>
          <table:table-cell table:formula="of:=IF([.B844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9236112" calcext:value-type="float">
            <text:p>25.89236112</text:p>
          </table:table-cell>
          <table:table-cell table:formula="of:=ROUND(([.A845]-[.A844])*1000000)/1000" office:value-type="float" office:value="0.094" calcext:value-type="float">
            <text:p>0.094</text:p>
          </table:table-cell>
          <table:table-cell table:formula="of:=IF([.B845]&gt;1;&quot;SLEEP&quot;;&quot;&quot;)">
            <text:p/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float" office:value="25.89245488" calcext:value-type="float">
            <text:p>25.89245488</text:p>
          </table:table-cell>
          <table:table-cell table:formula="of:=ROUND(([.A846]-[.A845])*1000000)/1000" office:value-type="float" office:value="0.094" calcext:value-type="float">
            <text:p>0.094</text:p>
          </table:table-cell>
          <table:table-cell table:formula="of:=IF([.B84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9254848" calcext:value-type="float">
            <text:p>25.89254848</text:p>
          </table:table-cell>
          <table:table-cell table:formula="of:=ROUND(([.A847]-[.A846])*1000000)/1000" office:value-type="float" office:value="0.094" calcext:value-type="float">
            <text:p>0.094</text:p>
          </table:table-cell>
          <table:table-cell table:formula="of:=IF([.B847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9264224" calcext:value-type="float">
            <text:p>25.89264224</text:p>
          </table:table-cell>
          <table:table-cell table:formula="of:=ROUND(([.A848]-[.A847])*1000000)/1000" office:value-type="float" office:value="0.094" calcext:value-type="float">
            <text:p>0.094</text:p>
          </table:table-cell>
          <table:table-cell table:formula="of:=IF([.B848]&gt;1;&quot;SLEEP&quot;;&quot;&quot;)">
            <text:p/>
          </table:table-cell>
          <table:table-cell office:value-type="string" calcext:value-type="string">
            <text:p>0x82</text:p>
          </table:table-cell>
        </table:table-row>
        <table:table-row table:style-name="ro1">
          <table:table-cell office:value-type="float" office:value="25.89273584" calcext:value-type="float">
            <text:p>25.89273584</text:p>
          </table:table-cell>
          <table:table-cell table:formula="of:=ROUND(([.A849]-[.A848])*1000000)/1000" office:value-type="float" office:value="0.094" calcext:value-type="float">
            <text:p>0.094</text:p>
          </table:table-cell>
          <table:table-cell table:formula="of:=IF([.B849]&gt;1;&quot;SLEEP&quot;;&quot;&quot;)">
            <text:p/>
          </table:table-cell>
          <table:table-cell office:value-type="string" calcext:value-type="string">
            <text:p>0x40</text:p>
          </table:table-cell>
        </table:table-row>
        <table:table-row table:style-name="ro1">
          <table:table-cell office:value-type="float" office:value="25.8928296" calcext:value-type="float">
            <text:p>25.8928296</text:p>
          </table:table-cell>
          <table:table-cell table:formula="of:=ROUND(([.A850]-[.A849])*1000000)/1000" office:value-type="float" office:value="0.094" calcext:value-type="float">
            <text:p>0.094</text:p>
          </table:table-cell>
          <table:table-cell table:formula="of:=IF([.B850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8929232" calcext:value-type="float">
            <text:p>25.8929232</text:p>
          </table:table-cell>
          <table:table-cell table:formula="of:=ROUND(([.A851]-[.A850])*1000000)/1000" office:value-type="float" office:value="0.094" calcext:value-type="float">
            <text:p>0.094</text:p>
          </table:table-cell>
          <table:table-cell table:formula="of:=IF([.B851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9301696" calcext:value-type="float">
            <text:p>25.89301696</text:p>
          </table:table-cell>
          <table:table-cell table:formula="of:=ROUND(([.A852]-[.A851])*1000000)/1000" office:value-type="float" office:value="0.094" calcext:value-type="float">
            <text:p>0.094</text:p>
          </table:table-cell>
          <table:table-cell table:formula="of:=IF([.B852]&gt;1;&quot;SLEEP&quot;;&quot;&quot;)">
            <text:p/>
          </table:table-cell>
          <table:table-cell office:value-type="string" calcext:value-type="string">
            <text:p>0x43</text:p>
          </table:table-cell>
        </table:table-row>
        <table:table-row table:style-name="ro1">
          <table:table-cell office:value-type="float" office:value="25.89311056" calcext:value-type="float">
            <text:p>25.89311056</text:p>
          </table:table-cell>
          <table:table-cell table:formula="of:=ROUND(([.A853]-[.A852])*1000000)/1000" office:value-type="float" office:value="0.094" calcext:value-type="float">
            <text:p>0.094</text:p>
          </table:table-cell>
          <table:table-cell table:formula="of:=IF([.B853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89320432" calcext:value-type="float">
            <text:p>25.89320432</text:p>
          </table:table-cell>
          <table:table-cell table:formula="of:=ROUND(([.A854]-[.A853])*1000000)/1000" office:value-type="float" office:value="0.094" calcext:value-type="float">
            <text:p>0.094</text:p>
          </table:table-cell>
          <table:table-cell table:formula="of:=IF([.B854]&gt;1;&quot;SLEEP&quot;;&quot;&quot;)">
            <text:p/>
          </table:table-cell>
          <table:table-cell office:value-type="string" calcext:value-type="string">
            <text:p>0x67</text:p>
          </table:table-cell>
        </table:table-row>
        <table:table-row table:style-name="ro1">
          <table:table-cell office:value-type="float" office:value="25.89329792" calcext:value-type="float">
            <text:p>25.89329792</text:p>
          </table:table-cell>
          <table:table-cell table:formula="of:=ROUND(([.A855]-[.A854])*1000000)/1000" office:value-type="float" office:value="0.094" calcext:value-type="float">
            <text:p>0.094</text:p>
          </table:table-cell>
          <table:table-cell table:formula="of:=IF([.B855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89339152" calcext:value-type="float">
            <text:p>25.89339152</text:p>
          </table:table-cell>
          <table:table-cell table:formula="of:=ROUND(([.A856]-[.A855])*1000000)/1000" office:value-type="float" office:value="0.094" calcext:value-type="float">
            <text:p>0.094</text:p>
          </table:table-cell>
          <table:table-cell table:formula="of:=IF([.B856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89348528" calcext:value-type="float">
            <text:p>25.89348528</text:p>
          </table:table-cell>
          <table:table-cell table:formula="of:=ROUND(([.A857]-[.A856])*1000000)/1000" office:value-type="float" office:value="0.094" calcext:value-type="float">
            <text:p>0.094</text:p>
          </table:table-cell>
          <table:table-cell table:formula="of:=IF([.B857]&gt;1;&quot;SLEEP&quot;;&quot;&quot;)">
            <text:p/>
          </table:table-cell>
          <table:table-cell office:value-type="string" calcext:value-type="string">
            <text:p>0x51</text:p>
          </table:table-cell>
        </table:table-row>
        <table:table-row table:style-name="ro1">
          <table:table-cell office:value-type="float" office:value="25.89357888" calcext:value-type="float">
            <text:p>25.89357888</text:p>
          </table:table-cell>
          <table:table-cell table:formula="of:=ROUND(([.A858]-[.A857])*1000000)/1000" office:value-type="float" office:value="0.094" calcext:value-type="float">
            <text:p>0.094</text:p>
          </table:table-cell>
          <table:table-cell table:formula="of:=IF([.B858]&gt;1;&quot;SLEEP&quot;;&quot;&quot;)">
            <text:p/>
          </table:table-cell>
          <table:table-cell office:value-type="string" calcext:value-type="string">
            <text:p>0xAF</text:p>
          </table:table-cell>
        </table:table-row>
        <table:table-row table:style-name="ro1">
          <table:table-cell office:value-type="float" office:value="25.89367264" calcext:value-type="float">
            <text:p>25.89367264</text:p>
          </table:table-cell>
          <table:table-cell table:formula="of:=ROUND(([.A859]-[.A858])*1000000)/1000" office:value-type="float" office:value="0.094" calcext:value-type="float">
            <text:p>0.094</text:p>
          </table:table-cell>
          <table:table-cell table:formula="of:=IF([.B859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89376624" calcext:value-type="float">
            <text:p>25.89376624</text:p>
          </table:table-cell>
          <table:table-cell table:formula="of:=ROUND(([.A860]-[.A859])*1000000)/1000" office:value-type="float" office:value="0.094" calcext:value-type="float">
            <text:p>0.094</text:p>
          </table:table-cell>
          <table:table-cell table:formula="of:=IF([.B860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89386" calcext:value-type="float">
            <text:p>25.89386</text:p>
          </table:table-cell>
          <table:table-cell table:formula="of:=ROUND(([.A861]-[.A860])*1000000)/1000" office:value-type="float" office:value="0.094" calcext:value-type="float">
            <text:p>0.094</text:p>
          </table:table-cell>
          <table:table-cell table:formula="of:=IF([.B861]&gt;1;&quot;SLEEP&quot;;&quot;&quot;)">
            <text:p/>
          </table:table-cell>
          <table:table-cell office:value-type="string" calcext:value-type="string">
            <text:p>0x51</text:p>
          </table:table-cell>
        </table:table-row>
        <table:table-row table:style-name="ro1">
          <table:table-cell office:value-type="float" office:value="25.8939536" calcext:value-type="float">
            <text:p>25.8939536</text:p>
          </table:table-cell>
          <table:table-cell table:formula="of:=ROUND(([.A862]-[.A861])*1000000)/1000" office:value-type="float" office:value="0.094" calcext:value-type="float">
            <text:p>0.094</text:p>
          </table:table-cell>
          <table:table-cell table:formula="of:=IF([.B862]&gt;1;&quot;SLEEP&quot;;&quot;&quot;)">
            <text:p/>
          </table:table-cell>
          <table:table-cell office:value-type="string" calcext:value-type="string">
            <text:p>0xB0</text:p>
          </table:table-cell>
        </table:table-row>
        <table:table-row table:style-name="ro1">
          <table:table-cell office:value-type="float" office:value="25.89404736" calcext:value-type="float">
            <text:p>25.89404736</text:p>
          </table:table-cell>
          <table:table-cell table:formula="of:=ROUND(([.A863]-[.A862])*1000000)/1000" office:value-type="float" office:value="0.094" calcext:value-type="float">
            <text:p>0.094</text:p>
          </table:table-cell>
          <table:table-cell table:formula="of:=IF([.B863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89414096" calcext:value-type="float">
            <text:p>25.89414096</text:p>
          </table:table-cell>
          <table:table-cell table:formula="of:=ROUND(([.A864]-[.A863])*1000000)/1000" office:value-type="float" office:value="0.094" calcext:value-type="float">
            <text:p>0.094</text:p>
          </table:table-cell>
          <table:table-cell table:formula="of:=IF([.B864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89423472" calcext:value-type="float">
            <text:p>25.89423472</text:p>
          </table:table-cell>
          <table:table-cell table:formula="of:=ROUND(([.A865]-[.A864])*1000000)/1000" office:value-type="float" office:value="0.094" calcext:value-type="float">
            <text:p>0.094</text:p>
          </table:table-cell>
          <table:table-cell table:formula="of:=IF([.B865]&gt;1;&quot;SLEEP&quot;;&quot;&quot;)">
            <text:p/>
          </table:table-cell>
          <table:table-cell office:value-type="string" calcext:value-type="string">
            <text:p>0x51</text:p>
          </table:table-cell>
        </table:table-row>
        <table:table-row table:style-name="ro1">
          <table:table-cell office:value-type="float" office:value="25.89432832" calcext:value-type="float">
            <text:p>25.89432832</text:p>
          </table:table-cell>
          <table:table-cell table:formula="of:=ROUND(([.A866]-[.A865])*1000000)/1000" office:value-type="float" office:value="0.094" calcext:value-type="float">
            <text:p>0.094</text:p>
          </table:table-cell>
          <table:table-cell table:formula="of:=IF([.B866]&gt;1;&quot;SLEEP&quot;;&quot;&quot;)">
            <text:p/>
          </table:table-cell>
          <table:table-cell office:value-type="string" calcext:value-type="string">
            <text:p>0xB1</text:p>
          </table:table-cell>
        </table:table-row>
        <table:table-row table:style-name="ro1">
          <table:table-cell office:value-type="float" office:value="25.89442192" calcext:value-type="float">
            <text:p>25.89442192</text:p>
          </table:table-cell>
          <table:table-cell table:formula="of:=ROUND(([.A867]-[.A866])*1000000)/1000" office:value-type="float" office:value="0.094" calcext:value-type="float">
            <text:p>0.094</text:p>
          </table:table-cell>
          <table:table-cell table:formula="of:=IF([.B867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89451568" calcext:value-type="float">
            <text:p>25.89451568</text:p>
          </table:table-cell>
          <table:table-cell table:formula="of:=ROUND(([.A868]-[.A867])*1000000)/1000" office:value-type="float" office:value="0.094" calcext:value-type="float">
            <text:p>0.094</text:p>
          </table:table-cell>
          <table:table-cell table:formula="of:=IF([.B868]&gt;1;&quot;SLEEP&quot;;&quot;&quot;)">
            <text:p/>
          </table:table-cell>
          <table:table-cell office:value-type="string" calcext:value-type="string">
            <text:p>0x1F</text:p>
          </table:table-cell>
        </table:table-row>
        <table:table-row table:style-name="ro1">
          <table:table-cell office:value-type="float" office:value="25.89460928" calcext:value-type="float">
            <text:p>25.89460928</text:p>
          </table:table-cell>
          <table:table-cell table:formula="of:=ROUND(([.A869]-[.A868])*1000000)/1000" office:value-type="float" office:value="0.094" calcext:value-type="float">
            <text:p>0.094</text:p>
          </table:table-cell>
          <table:table-cell table:formula="of:=IF([.B869]&gt;1;&quot;SLEEP&quot;;&quot;&quot;)">
            <text:p/>
          </table:table-cell>
          <table:table-cell office:value-type="string" calcext:value-type="string">
            <text:p>0x51</text:p>
          </table:table-cell>
        </table:table-row>
        <table:table-row table:style-name="ro1">
          <table:table-cell office:value-type="float" office:value="25.89470304" calcext:value-type="float">
            <text:p>25.89470304</text:p>
          </table:table-cell>
          <table:table-cell table:formula="of:=ROUND(([.A870]-[.A869])*1000000)/1000" office:value-type="float" office:value="0.094" calcext:value-type="float">
            <text:p>0.094</text:p>
          </table:table-cell>
          <table:table-cell table:formula="of:=IF([.B870]&gt;1;&quot;SLEEP&quot;;&quot;&quot;)">
            <text:p/>
          </table:table-cell>
          <table:table-cell office:value-type="string" calcext:value-type="string">
            <text:p>0xB2</text:p>
          </table:table-cell>
        </table:table-row>
        <table:table-row table:style-name="ro1">
          <table:table-cell office:value-type="float" office:value="25.89479664" calcext:value-type="float">
            <text:p>25.89479664</text:p>
          </table:table-cell>
          <table:table-cell table:formula="of:=ROUND(([.A871]-[.A870])*1000000)/1000" office:value-type="float" office:value="0.094" calcext:value-type="float">
            <text:p>0.094</text:p>
          </table:table-cell>
          <table:table-cell table:formula="of:=IF([.B871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8948904" calcext:value-type="float">
            <text:p>25.8948904</text:p>
          </table:table-cell>
          <table:table-cell table:formula="of:=ROUND(([.A872]-[.A871])*1000000)/1000" office:value-type="float" office:value="0.094" calcext:value-type="float">
            <text:p>0.094</text:p>
          </table:table-cell>
          <table:table-cell table:formula="of:=IF([.B872]&gt;1;&quot;SLEEP&quot;;&quot;&quot;)">
            <text:p/>
          </table:table-cell>
          <table:table-cell office:value-type="string" calcext:value-type="string">
            <text:p>0x78</text:p>
          </table:table-cell>
        </table:table-row>
        <table:table-row table:style-name="ro1">
          <table:table-cell office:value-type="float" office:value="25.894984" calcext:value-type="float">
            <text:p>25.894984</text:p>
          </table:table-cell>
          <table:table-cell table:formula="of:=ROUND(([.A873]-[.A872])*1000000)/1000" office:value-type="float" office:value="0.094" calcext:value-type="float">
            <text:p>0.094</text:p>
          </table:table-cell>
          <table:table-cell table:formula="of:=IF([.B87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9595024" calcext:value-type="float">
            <text:p>25.89595024</text:p>
          </table:table-cell>
          <table:table-cell table:formula="of:=ROUND(([.A874]-[.A873])*1000000)/1000" office:value-type="float" office:value="0.966" calcext:value-type="float">
            <text:p>0.966</text:p>
          </table:table-cell>
          <table:table-cell table:formula="of:=IF([.B874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5.89604384" calcext:value-type="float">
            <text:p>25.89604384</text:p>
          </table:table-cell>
          <table:table-cell table:formula="of:=ROUND(([.A875]-[.A874])*1000000)/1000" office:value-type="float" office:value="0.094" calcext:value-type="float">
            <text:p>0.094</text:p>
          </table:table-cell>
          <table:table-cell table:formula="of:=IF([.B875]&gt;1;&quot;SLEEP&quot;;&quot;&quot;)">
            <text:p/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float" office:value="25.8961376" calcext:value-type="float">
            <text:p>25.8961376</text:p>
          </table:table-cell>
          <table:table-cell table:formula="of:=ROUND(([.A876]-[.A875])*1000000)/1000" office:value-type="float" office:value="0.094" calcext:value-type="float">
            <text:p>0.094</text:p>
          </table:table-cell>
          <table:table-cell table:formula="of:=IF([.B876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962312" calcext:value-type="float">
            <text:p>25.8962312</text:p>
          </table:table-cell>
          <table:table-cell table:formula="of:=ROUND(([.A877]-[.A876])*1000000)/1000" office:value-type="float" office:value="0.094" calcext:value-type="float">
            <text:p>0.094</text:p>
          </table:table-cell>
          <table:table-cell table:formula="of:=IF([.B877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5.8963248" calcext:value-type="float">
            <text:p>25.8963248</text:p>
          </table:table-cell>
          <table:table-cell table:formula="of:=ROUND(([.A878]-[.A877])*1000000)/1000" office:value-type="float" office:value="0.094" calcext:value-type="float">
            <text:p>0.094</text:p>
          </table:table-cell>
          <table:table-cell table:formula="of:=IF([.B878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9641856" calcext:value-type="float">
            <text:p>25.89641856</text:p>
          </table:table-cell>
          <table:table-cell table:formula="of:=ROUND(([.A879]-[.A878])*1000000)/1000" office:value-type="float" office:value="0.094" calcext:value-type="float">
            <text:p>0.094</text:p>
          </table:table-cell>
          <table:table-cell table:formula="of:=IF([.B879]&gt;1;&quot;SLEEP&quot;;&quot;&quot;)">
            <text:p/>
          </table:table-cell>
          <table:table-cell office:value-type="string" calcext:value-type="string">
            <text:p>0xEA</text:p>
          </table:table-cell>
        </table:table-row>
        <table:table-row table:style-name="ro1">
          <table:table-cell office:value-type="float" office:value="25.89651216" calcext:value-type="float">
            <text:p>25.89651216</text:p>
          </table:table-cell>
          <table:table-cell table:formula="of:=ROUND(([.A880]-[.A879])*1000000)/1000" office:value-type="float" office:value="0.094" calcext:value-type="float">
            <text:p>0.094</text:p>
          </table:table-cell>
          <table:table-cell table:formula="of:=IF([.B880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9660592" calcext:value-type="float">
            <text:p>25.89660592</text:p>
          </table:table-cell>
          <table:table-cell table:formula="of:=ROUND(([.A881]-[.A880])*1000000)/1000" office:value-type="float" office:value="0.094" calcext:value-type="float">
            <text:p>0.094</text:p>
          </table:table-cell>
          <table:table-cell table:formula="of:=IF([.B881]&gt;1;&quot;SLEEP&quot;;&quot;&quot;)">
            <text:p/>
          </table:table-cell>
          <table:table-cell office:value-type="string" calcext:value-type="string">
            <text:p>0x82</text:p>
          </table:table-cell>
        </table:table-row>
        <table:table-row table:style-name="ro1">
          <table:table-cell office:value-type="float" office:value="25.89669952" calcext:value-type="float">
            <text:p>25.89669952</text:p>
          </table:table-cell>
          <table:table-cell table:formula="of:=ROUND(([.A882]-[.A881])*1000000)/1000" office:value-type="float" office:value="0.094" calcext:value-type="float">
            <text:p>0.094</text:p>
          </table:table-cell>
          <table:table-cell table:formula="of:=IF([.B882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89679328" calcext:value-type="float">
            <text:p>25.89679328</text:p>
          </table:table-cell>
          <table:table-cell table:formula="of:=ROUND(([.A883]-[.A882])*1000000)/1000" office:value-type="float" office:value="0.094" calcext:value-type="float">
            <text:p>0.094</text:p>
          </table:table-cell>
          <table:table-cell table:formula="of:=IF([.B883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89688688" calcext:value-type="float">
            <text:p>25.89688688</text:p>
          </table:table-cell>
          <table:table-cell table:formula="of:=ROUND(([.A884]-[.A883])*1000000)/1000" office:value-type="float" office:value="0.094" calcext:value-type="float">
            <text:p>0.094</text:p>
          </table:table-cell>
          <table:table-cell table:formula="of:=IF([.B884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89698048" calcext:value-type="float">
            <text:p>25.89698048</text:p>
          </table:table-cell>
          <table:table-cell table:formula="of:=ROUND(([.A885]-[.A884])*1000000)/1000" office:value-type="float" office:value="0.094" calcext:value-type="float">
            <text:p>0.094</text:p>
          </table:table-cell>
          <table:table-cell table:formula="of:=IF([.B885]&gt;1;&quot;SLEEP&quot;;&quot;&quot;)">
            <text:p/>
          </table:table-cell>
          <table:table-cell office:value-type="string" calcext:value-type="string">
            <text:p>0x70</text:p>
          </table:table-cell>
        </table:table-row>
        <table:table-row table:style-name="ro1">
          <table:table-cell office:value-type="float" office:value="25.89707424" calcext:value-type="float">
            <text:p>25.89707424</text:p>
          </table:table-cell>
          <table:table-cell table:formula="of:=ROUND(([.A886]-[.A885])*1000000)/1000" office:value-type="float" office:value="0.094" calcext:value-type="float">
            <text:p>0.094</text:p>
          </table:table-cell>
          <table:table-cell table:formula="of:=IF([.B88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9716784" calcext:value-type="float">
            <text:p>25.89716784</text:p>
          </table:table-cell>
          <table:table-cell table:formula="of:=ROUND(([.A887]-[.A886])*1000000)/1000" office:value-type="float" office:value="0.094" calcext:value-type="float">
            <text:p>0.094</text:p>
          </table:table-cell>
          <table:table-cell table:formula="of:=IF([.B887]&gt;1;&quot;SLEEP&quot;;&quot;&quot;)">
            <text:p/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float" office:value="25.8972616" calcext:value-type="float">
            <text:p>25.8972616</text:p>
          </table:table-cell>
          <table:table-cell table:formula="of:=ROUND(([.A888]-[.A887])*1000000)/1000" office:value-type="float" office:value="0.094" calcext:value-type="float">
            <text:p>0.094</text:p>
          </table:table-cell>
          <table:table-cell table:formula="of:=IF([.B888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973552" calcext:value-type="float">
            <text:p>25.8973552</text:p>
          </table:table-cell>
          <table:table-cell table:formula="of:=ROUND(([.A889]-[.A888])*1000000)/1000" office:value-type="float" office:value="0.094" calcext:value-type="float">
            <text:p>0.094</text:p>
          </table:table-cell>
          <table:table-cell table:formula="of:=IF([.B889]&gt;1;&quot;SLEEP&quot;;&quot;&quot;)">
            <text:p/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float" office:value="25.8974488" calcext:value-type="float">
            <text:p>25.8974488</text:p>
          </table:table-cell>
          <table:table-cell table:formula="of:=ROUND(([.A890]-[.A889])*1000000)/1000" office:value-type="float" office:value="0.094" calcext:value-type="float">
            <text:p>0.094</text:p>
          </table:table-cell>
          <table:table-cell table:formula="of:=IF([.B890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89754256" calcext:value-type="float">
            <text:p>25.89754256</text:p>
          </table:table-cell>
          <table:table-cell table:formula="of:=ROUND(([.A891]-[.A890])*1000000)/1000" office:value-type="float" office:value="0.094" calcext:value-type="float">
            <text:p>0.094</text:p>
          </table:table-cell>
          <table:table-cell table:formula="of:=IF([.B891]&gt;1;&quot;SLEEP&quot;;&quot;&quot;)">
            <text:p/>
          </table:table-cell>
          <table:table-cell office:value-type="string" calcext:value-type="string">
            <text:p>0x6D</text:p>
          </table:table-cell>
        </table:table-row>
        <table:table-row table:style-name="ro1">
          <table:table-cell office:value-type="float" office:value="25.89763616" calcext:value-type="float">
            <text:p>25.89763616</text:p>
          </table:table-cell>
          <table:table-cell table:formula="of:=ROUND(([.A892]-[.A891])*1000000)/1000" office:value-type="float" office:value="0.094" calcext:value-type="float">
            <text:p>0.094</text:p>
          </table:table-cell>
          <table:table-cell table:formula="of:=IF([.B892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89772976" calcext:value-type="float">
            <text:p>25.89772976</text:p>
          </table:table-cell>
          <table:table-cell table:formula="of:=ROUND(([.A893]-[.A892])*1000000)/1000" office:value-type="float" office:value="0.094" calcext:value-type="float">
            <text:p>0.094</text:p>
          </table:table-cell>
          <table:table-cell table:formula="of:=IF([.B893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9782352" calcext:value-type="float">
            <text:p>25.89782352</text:p>
          </table:table-cell>
          <table:table-cell table:formula="of:=ROUND(([.A894]-[.A893])*1000000)/1000" office:value-type="float" office:value="0.094" calcext:value-type="float">
            <text:p>0.094</text:p>
          </table:table-cell>
          <table:table-cell table:formula="of:=IF([.B894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89791712" calcext:value-type="float">
            <text:p>25.89791712</text:p>
          </table:table-cell>
          <table:table-cell table:formula="of:=ROUND(([.A895]-[.A894])*1000000)/1000" office:value-type="float" office:value="0.094" calcext:value-type="float">
            <text:p>0.094</text:p>
          </table:table-cell>
          <table:table-cell table:formula="of:=IF([.B895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5.89801088" calcext:value-type="float">
            <text:p>25.89801088</text:p>
          </table:table-cell>
          <table:table-cell table:formula="of:=ROUND(([.A896]-[.A895])*1000000)/1000" office:value-type="float" office:value="0.094" calcext:value-type="float">
            <text:p>0.094</text:p>
          </table:table-cell>
          <table:table-cell table:formula="of:=IF([.B896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89810448" calcext:value-type="float">
            <text:p>25.89810448</text:p>
          </table:table-cell>
          <table:table-cell table:formula="of:=ROUND(([.A897]-[.A896])*1000000)/1000" office:value-type="float" office:value="0.094" calcext:value-type="float">
            <text:p>0.094</text:p>
          </table:table-cell>
          <table:table-cell table:formula="of:=IF([.B89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9819824" calcext:value-type="float">
            <text:p>25.89819824</text:p>
          </table:table-cell>
          <table:table-cell table:formula="of:=ROUND(([.A898]-[.A897])*1000000)/1000" office:value-type="float" office:value="0.094" calcext:value-type="float">
            <text:p>0.094</text:p>
          </table:table-cell>
          <table:table-cell table:formula="of:=IF([.B89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9829184" calcext:value-type="float">
            <text:p>25.89829184</text:p>
          </table:table-cell>
          <table:table-cell table:formula="of:=ROUND(([.A899]-[.A898])*1000000)/1000" office:value-type="float" office:value="0.094" calcext:value-type="float">
            <text:p>0.094</text:p>
          </table:table-cell>
          <table:table-cell table:formula="of:=IF([.B899]&gt;1;&quot;SLEEP&quot;;&quot;&quot;)">
            <text:p/>
          </table:table-cell>
          <table:table-cell office:value-type="string" calcext:value-type="string">
            <text:p>0x82</text:p>
          </table:table-cell>
        </table:table-row>
        <table:table-row table:style-name="ro1">
          <table:table-cell office:value-type="float" office:value="25.89838544" calcext:value-type="float">
            <text:p>25.89838544</text:p>
          </table:table-cell>
          <table:table-cell table:formula="of:=ROUND(([.A900]-[.A899])*1000000)/1000" office:value-type="float" office:value="0.094" calcext:value-type="float">
            <text:p>0.094</text:p>
          </table:table-cell>
          <table:table-cell table:formula="of:=IF([.B900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8984792" calcext:value-type="float">
            <text:p>25.8984792</text:p>
          </table:table-cell>
          <table:table-cell table:formula="of:=ROUND(([.A901]-[.A900])*1000000)/1000" office:value-type="float" office:value="0.094" calcext:value-type="float">
            <text:p>0.094</text:p>
          </table:table-cell>
          <table:table-cell table:formula="of:=IF([.B901]&gt;1;&quot;SLEEP&quot;;&quot;&quot;)">
            <text:p/>
          </table:table-cell>
          <table:table-cell office:value-type="string" calcext:value-type="string">
            <text:p>0x81</text:p>
          </table:table-cell>
        </table:table-row>
        <table:table-row table:style-name="ro1">
          <table:table-cell office:value-type="float" office:value="25.8985728" calcext:value-type="float">
            <text:p>25.8985728</text:p>
          </table:table-cell>
          <table:table-cell table:formula="of:=ROUND(([.A902]-[.A901])*1000000)/1000" office:value-type="float" office:value="0.094" calcext:value-type="float">
            <text:p>0.094</text:p>
          </table:table-cell>
          <table:table-cell table:formula="of:=IF([.B90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89866656" calcext:value-type="float">
            <text:p>25.89866656</text:p>
          </table:table-cell>
          <table:table-cell table:formula="of:=ROUND(([.A903]-[.A902])*1000000)/1000" office:value-type="float" office:value="0.094" calcext:value-type="float">
            <text:p>0.094</text:p>
          </table:table-cell>
          <table:table-cell table:formula="of:=IF([.B903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9876016" calcext:value-type="float">
            <text:p>25.89876016</text:p>
          </table:table-cell>
          <table:table-cell table:formula="of:=ROUND(([.A904]-[.A903])*1000000)/1000" office:value-type="float" office:value="0.094" calcext:value-type="float">
            <text:p>0.094</text:p>
          </table:table-cell>
          <table:table-cell table:formula="of:=IF([.B904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89885376" calcext:value-type="float">
            <text:p>25.89885376</text:p>
          </table:table-cell>
          <table:table-cell table:formula="of:=ROUND(([.A905]-[.A904])*1000000)/1000" office:value-type="float" office:value="0.094" calcext:value-type="float">
            <text:p>0.094</text:p>
          </table:table-cell>
          <table:table-cell table:formula="of:=IF([.B905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5.89982048" calcext:value-type="float">
            <text:p>25.89982048</text:p>
          </table:table-cell>
          <table:table-cell table:formula="of:=ROUND(([.A906]-[.A905])*1000000)/1000" office:value-type="float" office:value="0.967" calcext:value-type="float">
            <text:p>0.967</text:p>
          </table:table-cell>
          <table:table-cell table:formula="of:=IF([.B906]&gt;1;&quot;SLEEP&quot;;&quot;&quot;)">
            <text:p/>
          </table:table-cell>
          <table:table-cell office:value-type="string" calcext:value-type="string">
            <text:p>0x46</text:p>
          </table:table-cell>
        </table:table-row>
        <table:table-row table:style-name="ro1">
          <table:table-cell office:value-type="float" office:value="25.89991424" calcext:value-type="float">
            <text:p>25.89991424</text:p>
          </table:table-cell>
          <table:table-cell table:formula="of:=ROUND(([.A907]-[.A906])*1000000)/1000" office:value-type="float" office:value="0.094" calcext:value-type="float">
            <text:p>0.094</text:p>
          </table:table-cell>
          <table:table-cell table:formula="of:=IF([.B907]&gt;1;&quot;SLEEP&quot;;&quot;&quot;)">
            <text:p/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office:value-type="float" office:value="25.90000784" calcext:value-type="float">
            <text:p>25.90000784</text:p>
          </table:table-cell>
          <table:table-cell table:formula="of:=ROUND(([.A908]-[.A907])*1000000)/1000" office:value-type="float" office:value="0.094" calcext:value-type="float">
            <text:p>0.094</text:p>
          </table:table-cell>
          <table:table-cell table:formula="of:=IF([.B908]&gt;1;&quot;SLEEP&quot;;&quot;&quot;)">
            <text:p/>
          </table:table-cell>
          <table:table-cell office:value-type="string" calcext:value-type="string">
            <text:p>0xBC</text:p>
          </table:table-cell>
        </table:table-row>
        <table:table-row table:style-name="ro1">
          <table:table-cell office:value-type="float" office:value="25.9001016" calcext:value-type="float">
            <text:p>25.9001016</text:p>
          </table:table-cell>
          <table:table-cell table:formula="of:=ROUND(([.A909]-[.A908])*1000000)/1000" office:value-type="float" office:value="0.094" calcext:value-type="float">
            <text:p>0.094</text:p>
          </table:table-cell>
          <table:table-cell table:formula="of:=IF([.B909]&gt;1;&quot;SLEEP&quot;;&quot;&quot;)">
            <text:p/>
          </table:table-cell>
          <table:table-cell office:value-type="string" calcext:value-type="string">
            <text:p>0x86</text:p>
          </table:table-cell>
        </table:table-row>
        <table:table-row table:style-name="ro1">
          <table:table-cell office:value-type="float" office:value="25.9001952" calcext:value-type="float">
            <text:p>25.9001952</text:p>
          </table:table-cell>
          <table:table-cell table:formula="of:=ROUND(([.A910]-[.A909])*1000000)/1000" office:value-type="float" office:value="0.094" calcext:value-type="float">
            <text:p>0.094</text:p>
          </table:table-cell>
          <table:table-cell table:formula="of:=IF([.B910]&gt;1;&quot;SLEEP&quot;;&quot;&quot;)">
            <text:p/>
          </table:table-cell>
          <table:table-cell office:value-type="string" calcext:value-type="string">
            <text:p>0xA1</text:p>
          </table:table-cell>
        </table:table-row>
        <table:table-row table:style-name="ro1">
          <table:table-cell office:value-type="float" office:value="25.90028896" calcext:value-type="float">
            <text:p>25.90028896</text:p>
          </table:table-cell>
          <table:table-cell table:formula="of:=ROUND(([.A911]-[.A910])*1000000)/1000" office:value-type="float" office:value="0.094" calcext:value-type="float">
            <text:p>0.094</text:p>
          </table:table-cell>
          <table:table-cell table:formula="of:=IF([.B911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5.90038256" calcext:value-type="float">
            <text:p>25.90038256</text:p>
          </table:table-cell>
          <table:table-cell table:formula="of:=ROUND(([.A912]-[.A911])*1000000)/1000" office:value-type="float" office:value="0.094" calcext:value-type="float">
            <text:p>0.094</text:p>
          </table:table-cell>
          <table:table-cell table:formula="of:=IF([.B912]&gt;1;&quot;SLEEP&quot;;&quot;&quot;)">
            <text:p/>
          </table:table-cell>
          <table:table-cell office:value-type="string" calcext:value-type="string">
            <text:p>0x9F</text:p>
          </table:table-cell>
        </table:table-row>
        <table:table-row table:style-name="ro1">
          <table:table-cell office:value-type="float" office:value="25.90047616" calcext:value-type="float">
            <text:p>25.90047616</text:p>
          </table:table-cell>
          <table:table-cell table:formula="of:=ROUND(([.A913]-[.A912])*1000000)/1000" office:value-type="float" office:value="0.094" calcext:value-type="float">
            <text:p>0.094</text:p>
          </table:table-cell>
          <table:table-cell table:formula="of:=IF([.B913]&gt;1;&quot;SLEEP&quot;;&quot;&quot;)">
            <text:p/>
          </table:table-cell>
          <table:table-cell office:value-type="string" calcext:value-type="string">
            <text:p>0xE2</text:p>
          </table:table-cell>
        </table:table-row>
        <table:table-row table:style-name="ro1">
          <table:table-cell office:value-type="float" office:value="25.90056992" calcext:value-type="float">
            <text:p>25.90056992</text:p>
          </table:table-cell>
          <table:table-cell table:formula="of:=ROUND(([.A914]-[.A913])*1000000)/1000" office:value-type="float" office:value="0.094" calcext:value-type="float">
            <text:p>0.094</text:p>
          </table:table-cell>
          <table:table-cell table:formula="of:=IF([.B914]&gt;1;&quot;SLEEP&quot;;&quot;&quot;)">
            <text:p/>
          </table:table-cell>
          <table:table-cell office:value-type="string" calcext:value-type="string">
            <text:p>0x57</text:p>
          </table:table-cell>
        </table:table-row>
        <table:table-row table:style-name="ro1">
          <table:table-cell office:value-type="float" office:value="25.90066352" calcext:value-type="float">
            <text:p>25.90066352</text:p>
          </table:table-cell>
          <table:table-cell table:formula="of:=ROUND(([.A915]-[.A914])*1000000)/1000" office:value-type="float" office:value="0.094" calcext:value-type="float">
            <text:p>0.094</text:p>
          </table:table-cell>
          <table:table-cell table:formula="of:=IF([.B915]&gt;1;&quot;SLEEP&quot;;&quot;&quot;)">
            <text:p/>
          </table:table-cell>
          <table:table-cell office:value-type="string" calcext:value-type="string">
            <text:p>0xA0</text:p>
          </table:table-cell>
        </table:table-row>
        <table:table-row table:style-name="ro1">
          <table:table-cell office:value-type="float" office:value="25.90075728" calcext:value-type="float">
            <text:p>25.90075728</text:p>
          </table:table-cell>
          <table:table-cell table:formula="of:=ROUND(([.A916]-[.A915])*1000000)/1000" office:value-type="float" office:value="0.094" calcext:value-type="float">
            <text:p>0.094</text:p>
          </table:table-cell>
          <table:table-cell table:formula="of:=IF([.B91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0085088" calcext:value-type="float">
            <text:p>25.90085088</text:p>
          </table:table-cell>
          <table:table-cell table:formula="of:=ROUND(([.A917]-[.A916])*1000000)/1000" office:value-type="float" office:value="0.094" calcext:value-type="float">
            <text:p>0.094</text:p>
          </table:table-cell>
          <table:table-cell table:formula="of:=IF([.B917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0094464" calcext:value-type="float">
            <text:p>25.90094464</text:p>
          </table:table-cell>
          <table:table-cell table:formula="of:=ROUND(([.A918]-[.A917])*1000000)/1000" office:value-type="float" office:value="0.094" calcext:value-type="float">
            <text:p>0.094</text:p>
          </table:table-cell>
          <table:table-cell table:formula="of:=IF([.B918]&gt;1;&quot;SLEEP&quot;;&quot;&quot;)">
            <text:p/>
          </table:table-cell>
          <table:table-cell office:value-type="string" calcext:value-type="string">
            <text:p>0x82</text:p>
          </table:table-cell>
        </table:table-row>
        <table:table-row table:style-name="ro1">
          <table:table-cell office:value-type="float" office:value="25.90103824" calcext:value-type="float">
            <text:p>25.90103824</text:p>
          </table:table-cell>
          <table:table-cell table:formula="of:=ROUND(([.A919]-[.A918])*1000000)/1000" office:value-type="float" office:value="0.094" calcext:value-type="float">
            <text:p>0.094</text:p>
          </table:table-cell>
          <table:table-cell table:formula="of:=IF([.B919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901132" calcext:value-type="float">
            <text:p>25.901132</text:p>
          </table:table-cell>
          <table:table-cell table:formula="of:=ROUND(([.A920]-[.A919])*1000000)/1000" office:value-type="float" office:value="0.094" calcext:value-type="float">
            <text:p>0.094</text:p>
          </table:table-cell>
          <table:table-cell table:formula="of:=IF([.B920]&gt;1;&quot;SLEEP&quot;;&quot;&quot;)">
            <text:p/>
          </table:table-cell>
          <table:table-cell office:value-type="string" calcext:value-type="string">
            <text:p>0x09</text:p>
          </table:table-cell>
        </table:table-row>
        <table:table-row table:style-name="ro1">
          <table:table-cell office:value-type="float" office:value="25.9012256" calcext:value-type="float">
            <text:p>25.9012256</text:p>
          </table:table-cell>
          <table:table-cell table:formula="of:=ROUND(([.A921]-[.A920])*1000000)/1000" office:value-type="float" office:value="0.094" calcext:value-type="float">
            <text:p>0.094</text:p>
          </table:table-cell>
          <table:table-cell table:formula="of:=IF([.B921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013192" calcext:value-type="float">
            <text:p>25.9013192</text:p>
          </table:table-cell>
          <table:table-cell table:formula="of:=ROUND(([.A922]-[.A921])*1000000)/1000" office:value-type="float" office:value="0.094" calcext:value-type="float">
            <text:p>0.094</text:p>
          </table:table-cell>
          <table:table-cell table:formula="of:=IF([.B922]&gt;1;&quot;SLEEP&quot;;&quot;&quot;)">
            <text:p/>
          </table:table-cell>
          <table:table-cell office:value-type="string" calcext:value-type="string">
            <text:p>0x82</text:p>
          </table:table-cell>
        </table:table-row>
        <table:table-row table:style-name="ro1">
          <table:table-cell office:value-type="float" office:value="25.90141296" calcext:value-type="float">
            <text:p>25.90141296</text:p>
          </table:table-cell>
          <table:table-cell table:formula="of:=ROUND(([.A923]-[.A922])*1000000)/1000" office:value-type="float" office:value="0.094" calcext:value-type="float">
            <text:p>0.094</text:p>
          </table:table-cell>
          <table:table-cell table:formula="of:=IF([.B923]&gt;1;&quot;SLEEP&quot;;&quot;&quot;)">
            <text:p/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float" office:value="25.90150656" calcext:value-type="float">
            <text:p>25.90150656</text:p>
          </table:table-cell>
          <table:table-cell table:formula="of:=ROUND(([.A924]-[.A923])*1000000)/1000" office:value-type="float" office:value="0.094" calcext:value-type="float">
            <text:p>0.094</text:p>
          </table:table-cell>
          <table:table-cell table:formula="of:=IF([.B924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90160032" calcext:value-type="float">
            <text:p>25.90160032</text:p>
          </table:table-cell>
          <table:table-cell table:formula="of:=ROUND(([.A925]-[.A924])*1000000)/1000" office:value-type="float" office:value="0.094" calcext:value-type="float">
            <text:p>0.094</text:p>
          </table:table-cell>
          <table:table-cell table:formula="of:=IF([.B925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90169392" calcext:value-type="float">
            <text:p>25.90169392</text:p>
          </table:table-cell>
          <table:table-cell table:formula="of:=ROUND(([.A926]-[.A925])*1000000)/1000" office:value-type="float" office:value="0.094" calcext:value-type="float">
            <text:p>0.094</text:p>
          </table:table-cell>
          <table:table-cell table:formula="of:=IF([.B926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90178752" calcext:value-type="float">
            <text:p>25.90178752</text:p>
          </table:table-cell>
          <table:table-cell table:formula="of:=ROUND(([.A927]-[.A926])*1000000)/1000" office:value-type="float" office:value="0.094" calcext:value-type="float">
            <text:p>0.094</text:p>
          </table:table-cell>
          <table:table-cell table:formula="of:=IF([.B927]&gt;1;&quot;SLEEP&quot;;&quot;&quot;)">
            <text:p/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float" office:value="25.90188112" calcext:value-type="float">
            <text:p>25.90188112</text:p>
          </table:table-cell>
          <table:table-cell table:formula="of:=ROUND(([.A928]-[.A927])*1000000)/1000" office:value-type="float" office:value="0.094" calcext:value-type="float">
            <text:p>0.094</text:p>
          </table:table-cell>
          <table:table-cell table:formula="of:=IF([.B928]&gt;1;&quot;SLEEP&quot;;&quot;&quot;)">
            <text:p/>
          </table:table-cell>
          <table:table-cell office:value-type="string" calcext:value-type="string">
            <text:p>0xA0</text:p>
          </table:table-cell>
        </table:table-row>
        <table:table-row table:style-name="ro1">
          <table:table-cell office:value-type="float" office:value="25.90197488" calcext:value-type="float">
            <text:p>25.90197488</text:p>
          </table:table-cell>
          <table:table-cell table:formula="of:=ROUND(([.A929]-[.A928])*1000000)/1000" office:value-type="float" office:value="0.094" calcext:value-type="float">
            <text:p>0.094</text:p>
          </table:table-cell>
          <table:table-cell table:formula="of:=IF([.B929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90206848" calcext:value-type="float">
            <text:p>25.90206848</text:p>
          </table:table-cell>
          <table:table-cell table:formula="of:=ROUND(([.A930]-[.A929])*1000000)/1000" office:value-type="float" office:value="0.094" calcext:value-type="float">
            <text:p>0.094</text:p>
          </table:table-cell>
          <table:table-cell table:formula="of:=IF([.B930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90216224" calcext:value-type="float">
            <text:p>25.90216224</text:p>
          </table:table-cell>
          <table:table-cell table:formula="of:=ROUND(([.A931]-[.A930])*1000000)/1000" office:value-type="float" office:value="0.094" calcext:value-type="float">
            <text:p>0.094</text:p>
          </table:table-cell>
          <table:table-cell table:formula="of:=IF([.B931]&gt;1;&quot;SLEEP&quot;;&quot;&quot;)">
            <text:p/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float" office:value="25.90225584" calcext:value-type="float">
            <text:p>25.90225584</text:p>
          </table:table-cell>
          <table:table-cell table:formula="of:=ROUND(([.A932]-[.A931])*1000000)/1000" office:value-type="float" office:value="0.094" calcext:value-type="float">
            <text:p>0.094</text:p>
          </table:table-cell>
          <table:table-cell table:formula="of:=IF([.B932]&gt;1;&quot;SLEEP&quot;;&quot;&quot;)">
            <text:p/>
          </table:table-cell>
          <table:table-cell office:value-type="string" calcext:value-type="string">
            <text:p>0xA1</text:p>
          </table:table-cell>
        </table:table-row>
        <table:table-row table:style-name="ro1">
          <table:table-cell office:value-type="float" office:value="25.9023496" calcext:value-type="float">
            <text:p>25.9023496</text:p>
          </table:table-cell>
          <table:table-cell table:formula="of:=ROUND(([.A933]-[.A932])*1000000)/1000" office:value-type="float" office:value="0.094" calcext:value-type="float">
            <text:p>0.094</text:p>
          </table:table-cell>
          <table:table-cell table:formula="of:=IF([.B933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9024432" calcext:value-type="float">
            <text:p>25.9024432</text:p>
          </table:table-cell>
          <table:table-cell table:formula="of:=ROUND(([.A934]-[.A933])*1000000)/1000" office:value-type="float" office:value="0.094" calcext:value-type="float">
            <text:p>0.094</text:p>
          </table:table-cell>
          <table:table-cell table:formula="of:=IF([.B934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9025368" calcext:value-type="float">
            <text:p>25.9025368</text:p>
          </table:table-cell>
          <table:table-cell table:formula="of:=ROUND(([.A935]-[.A934])*1000000)/1000" office:value-type="float" office:value="0.094" calcext:value-type="float">
            <text:p>0.094</text:p>
          </table:table-cell>
          <table:table-cell table:formula="of:=IF([.B935]&gt;1;&quot;SLEEP&quot;;&quot;&quot;)">
            <text:p/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float" office:value="25.90263056" calcext:value-type="float">
            <text:p>25.90263056</text:p>
          </table:table-cell>
          <table:table-cell table:formula="of:=ROUND(([.A936]-[.A935])*1000000)/1000" office:value-type="float" office:value="0.094" calcext:value-type="float">
            <text:p>0.094</text:p>
          </table:table-cell>
          <table:table-cell table:formula="of:=IF([.B936]&gt;1;&quot;SLEEP&quot;;&quot;&quot;)">
            <text:p/>
          </table:table-cell>
          <table:table-cell office:value-type="string" calcext:value-type="string">
            <text:p>0xA2</text:p>
          </table:table-cell>
        </table:table-row>
        <table:table-row table:style-name="ro1">
          <table:table-cell office:value-type="float" office:value="25.90272416" calcext:value-type="float">
            <text:p>25.90272416</text:p>
          </table:table-cell>
          <table:table-cell table:formula="of:=ROUND(([.A937]-[.A936])*1000000)/1000" office:value-type="float" office:value="0.094" calcext:value-type="float">
            <text:p>0.094</text:p>
          </table:table-cell>
          <table:table-cell table:formula="of:=IF([.B937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90368928" calcext:value-type="float">
            <text:p>25.90368928</text:p>
          </table:table-cell>
          <table:table-cell table:formula="of:=ROUND(([.A938]-[.A937])*1000000)/1000" office:value-type="float" office:value="0.965" calcext:value-type="float">
            <text:p>0.965</text:p>
          </table:table-cell>
          <table:table-cell table:formula="of:=IF([.B938]&gt;1;&quot;SLEEP&quot;;&quot;&quot;)">
            <text:p/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float" office:value="25.90378288" calcext:value-type="float">
            <text:p>25.90378288</text:p>
          </table:table-cell>
          <table:table-cell table:formula="of:=ROUND(([.A939]-[.A938])*1000000)/1000" office:value-type="float" office:value="0.094" calcext:value-type="float">
            <text:p>0.094</text:p>
          </table:table-cell>
          <table:table-cell table:formula="of:=IF([.B939]&gt;1;&quot;SLEEP&quot;;&quot;&quot;)">
            <text:p/>
          </table:table-cell>
          <table:table-cell office:value-type="string" calcext:value-type="string">
            <text:p>0x1F</text:p>
          </table:table-cell>
        </table:table-row>
        <table:table-row table:style-name="ro1">
          <table:table-cell office:value-type="float" office:value="25.90387664" calcext:value-type="float">
            <text:p>25.90387664</text:p>
          </table:table-cell>
          <table:table-cell table:formula="of:=ROUND(([.A940]-[.A939])*1000000)/1000" office:value-type="float" office:value="0.094" calcext:value-type="float">
            <text:p>0.094</text:p>
          </table:table-cell>
          <table:table-cell table:formula="of:=IF([.B940]&gt;1;&quot;SLEEP&quot;;&quot;&quot;)">
            <text:p/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float" office:value="25.90397024" calcext:value-type="float">
            <text:p>25.90397024</text:p>
          </table:table-cell>
          <table:table-cell table:formula="of:=ROUND(([.A941]-[.A940])*1000000)/1000" office:value-type="float" office:value="0.094" calcext:value-type="float">
            <text:p>0.094</text:p>
          </table:table-cell>
          <table:table-cell table:formula="of:=IF([.B941]&gt;1;&quot;SLEEP&quot;;&quot;&quot;)">
            <text:p/>
          </table:table-cell>
          <table:table-cell office:value-type="string" calcext:value-type="string">
            <text:p>0xA3</text:p>
          </table:table-cell>
        </table:table-row>
        <table:table-row table:style-name="ro1">
          <table:table-cell office:value-type="float" office:value="25.904064" calcext:value-type="float">
            <text:p>25.904064</text:p>
          </table:table-cell>
          <table:table-cell table:formula="of:=ROUND(([.A942]-[.A941])*1000000)/1000" office:value-type="float" office:value="0.094" calcext:value-type="float">
            <text:p>0.094</text:p>
          </table:table-cell>
          <table:table-cell table:formula="of:=IF([.B942]&gt;1;&quot;SLEEP&quot;;&quot;&quot;)">
            <text:p/>
          </table:table-cell>
          <table:table-cell office:value-type="string" calcext:value-type="string">
            <text:p>0xE4</text:p>
          </table:table-cell>
        </table:table-row>
        <table:table-row table:style-name="ro1">
          <table:table-cell office:value-type="float" office:value="25.9041576" calcext:value-type="float">
            <text:p>25.9041576</text:p>
          </table:table-cell>
          <table:table-cell table:formula="of:=ROUND(([.A943]-[.A942])*1000000)/1000" office:value-type="float" office:value="0.094" calcext:value-type="float">
            <text:p>0.094</text:p>
          </table:table-cell>
          <table:table-cell table:formula="of:=IF([.B94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042512" calcext:value-type="float">
            <text:p>25.9042512</text:p>
          </table:table-cell>
          <table:table-cell table:formula="of:=ROUND(([.A944]-[.A943])*1000000)/1000" office:value-type="float" office:value="0.094" calcext:value-type="float">
            <text:p>0.094</text:p>
          </table:table-cell>
          <table:table-cell table:formula="of:=IF([.B944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90434496" calcext:value-type="float">
            <text:p>25.90434496</text:p>
          </table:table-cell>
          <table:table-cell table:formula="of:=ROUND(([.A945]-[.A944])*1000000)/1000" office:value-type="float" office:value="0.094" calcext:value-type="float">
            <text:p>0.094</text:p>
          </table:table-cell>
          <table:table-cell table:formula="of:=IF([.B945]&gt;1;&quot;SLEEP&quot;;&quot;&quot;)">
            <text:p/>
          </table:table-cell>
          <table:table-cell office:value-type="string" calcext:value-type="string">
            <text:p>0xA6</text:p>
          </table:table-cell>
        </table:table-row>
        <table:table-row table:style-name="ro1">
          <table:table-cell office:value-type="float" office:value="25.90443856" calcext:value-type="float">
            <text:p>25.90443856</text:p>
          </table:table-cell>
          <table:table-cell table:formula="of:=ROUND(([.A946]-[.A945])*1000000)/1000" office:value-type="float" office:value="0.094" calcext:value-type="float">
            <text:p>0.094</text:p>
          </table:table-cell>
          <table:table-cell table:formula="of:=IF([.B946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0453232" calcext:value-type="float">
            <text:p>25.90453232</text:p>
          </table:table-cell>
          <table:table-cell table:formula="of:=ROUND(([.A947]-[.A946])*1000000)/1000" office:value-type="float" office:value="0.094" calcext:value-type="float">
            <text:p>0.094</text:p>
          </table:table-cell>
          <table:table-cell table:formula="of:=IF([.B947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5.90462592" calcext:value-type="float">
            <text:p>25.90462592</text:p>
          </table:table-cell>
          <table:table-cell table:formula="of:=ROUND(([.A948]-[.A947])*1000000)/1000" office:value-type="float" office:value="0.094" calcext:value-type="float">
            <text:p>0.094</text:p>
          </table:table-cell>
          <table:table-cell table:formula="of:=IF([.B948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0471952" calcext:value-type="float">
            <text:p>25.90471952</text:p>
          </table:table-cell>
          <table:table-cell table:formula="of:=ROUND(([.A949]-[.A948])*1000000)/1000" office:value-type="float" office:value="0.094" calcext:value-type="float">
            <text:p>0.094</text:p>
          </table:table-cell>
          <table:table-cell table:formula="of:=IF([.B949]&gt;1;&quot;SLEEP&quot;;&quot;&quot;)">
            <text:p/>
          </table:table-cell>
          <table:table-cell office:value-type="string" calcext:value-type="string">
            <text:p>0xE1</text:p>
          </table:table-cell>
        </table:table-row>
        <table:table-row table:style-name="ro1">
          <table:table-cell office:value-type="float" office:value="25.90481312" calcext:value-type="float">
            <text:p>25.90481312</text:p>
          </table:table-cell>
          <table:table-cell table:formula="of:=ROUND(([.A950]-[.A949])*1000000)/1000" office:value-type="float" office:value="0.094" calcext:value-type="float">
            <text:p>0.094</text:p>
          </table:table-cell>
          <table:table-cell table:formula="of:=IF([.B950]&gt;1;&quot;SLEEP&quot;;&quot;&quot;)">
            <text:p/>
          </table:table-cell>
          <table:table-cell office:value-type="string" calcext:value-type="string">
            <text:p>0xF4</text:p>
          </table:table-cell>
        </table:table-row>
        <table:table-row table:style-name="ro1">
          <table:table-cell office:value-type="float" office:value="25.90490688" calcext:value-type="float">
            <text:p>25.90490688</text:p>
          </table:table-cell>
          <table:table-cell table:formula="of:=ROUND(([.A951]-[.A950])*1000000)/1000" office:value-type="float" office:value="0.094" calcext:value-type="float">
            <text:p>0.094</text:p>
          </table:table-cell>
          <table:table-cell table:formula="of:=IF([.B95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0500048" calcext:value-type="float">
            <text:p>25.90500048</text:p>
          </table:table-cell>
          <table:table-cell table:formula="of:=ROUND(([.A952]-[.A951])*1000000)/1000" office:value-type="float" office:value="0.094" calcext:value-type="float">
            <text:p>0.094</text:p>
          </table:table-cell>
          <table:table-cell table:formula="of:=IF([.B952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90509424" calcext:value-type="float">
            <text:p>25.90509424</text:p>
          </table:table-cell>
          <table:table-cell table:formula="of:=ROUND(([.A953]-[.A952])*1000000)/1000" office:value-type="float" office:value="0.094" calcext:value-type="float">
            <text:p>0.094</text:p>
          </table:table-cell>
          <table:table-cell table:formula="of:=IF([.B953]&gt;1;&quot;SLEEP&quot;;&quot;&quot;)">
            <text:p/>
          </table:table-cell>
          <table:table-cell office:value-type="string" calcext:value-type="string">
            <text:p>0xA4</text:p>
          </table:table-cell>
        </table:table-row>
        <table:table-row table:style-name="ro1">
          <table:table-cell office:value-type="float" office:value="25.90518784" calcext:value-type="float">
            <text:p>25.90518784</text:p>
          </table:table-cell>
          <table:table-cell table:formula="of:=ROUND(([.A954]-[.A953])*1000000)/1000" office:value-type="float" office:value="0.094" calcext:value-type="float">
            <text:p>0.094</text:p>
          </table:table-cell>
          <table:table-cell table:formula="of:=IF([.B954]&gt;1;&quot;SLEEP&quot;;&quot;&quot;)">
            <text:p/>
          </table:table-cell>
          <table:table-cell office:value-type="string" calcext:value-type="string">
            <text:p>0xF4</text:p>
          </table:table-cell>
        </table:table-row>
        <table:table-row table:style-name="ro1">
          <table:table-cell office:value-type="float" office:value="25.9052816" calcext:value-type="float">
            <text:p>25.9052816</text:p>
          </table:table-cell>
          <table:table-cell table:formula="of:=ROUND(([.A955]-[.A954])*1000000)/1000" office:value-type="float" office:value="0.094" calcext:value-type="float">
            <text:p>0.094</text:p>
          </table:table-cell>
          <table:table-cell table:formula="of:=IF([.B955]&gt;1;&quot;SLEEP&quot;;&quot;&quot;)">
            <text:p/>
          </table:table-cell>
          <table:table-cell office:value-type="string" calcext:value-type="string">
            <text:p>0x1D</text:p>
          </table:table-cell>
        </table:table-row>
        <table:table-row table:style-name="ro1">
          <table:table-cell office:value-type="float" office:value="25.9053752" calcext:value-type="float">
            <text:p>25.9053752</text:p>
          </table:table-cell>
          <table:table-cell table:formula="of:=ROUND(([.A956]-[.A955])*1000000)/1000" office:value-type="float" office:value="0.094" calcext:value-type="float">
            <text:p>0.094</text:p>
          </table:table-cell>
          <table:table-cell table:formula="of:=IF([.B956]&gt;1;&quot;SLEEP&quot;;&quot;&quot;)">
            <text:p/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float" office:value="25.9054688" calcext:value-type="float">
            <text:p>25.9054688</text:p>
          </table:table-cell>
          <table:table-cell table:formula="of:=ROUND(([.A957]-[.A956])*1000000)/1000" office:value-type="float" office:value="0.094" calcext:value-type="float">
            <text:p>0.094</text:p>
          </table:table-cell>
          <table:table-cell table:formula="of:=IF([.B957]&gt;1;&quot;SLEEP&quot;;&quot;&quot;)">
            <text:p/>
          </table:table-cell>
          <table:table-cell office:value-type="string" calcext:value-type="string">
            <text:p>0xA5</text:p>
          </table:table-cell>
        </table:table-row>
        <table:table-row table:style-name="ro1">
          <table:table-cell office:value-type="float" office:value="25.90556256" calcext:value-type="float">
            <text:p>25.90556256</text:p>
          </table:table-cell>
          <table:table-cell table:formula="of:=ROUND(([.A958]-[.A957])*1000000)/1000" office:value-type="float" office:value="0.094" calcext:value-type="float">
            <text:p>0.094</text:p>
          </table:table-cell>
          <table:table-cell table:formula="of:=IF([.B958]&gt;1;&quot;SLEEP&quot;;&quot;&quot;)">
            <text:p/>
          </table:table-cell>
          <table:table-cell office:value-type="string" calcext:value-type="string">
            <text:p>0xF4</text:p>
          </table:table-cell>
        </table:table-row>
        <table:table-row table:style-name="ro1">
          <table:table-cell office:value-type="float" office:value="25.90565616" calcext:value-type="float">
            <text:p>25.90565616</text:p>
          </table:table-cell>
          <table:table-cell table:formula="of:=ROUND(([.A959]-[.A958])*1000000)/1000" office:value-type="float" office:value="0.094" calcext:value-type="float">
            <text:p>0.094</text:p>
          </table:table-cell>
          <table:table-cell table:formula="of:=IF([.B959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90574976" calcext:value-type="float">
            <text:p>25.90574976</text:p>
          </table:table-cell>
          <table:table-cell table:formula="of:=ROUND(([.A960]-[.A959])*1000000)/1000" office:value-type="float" office:value="0.094" calcext:value-type="float">
            <text:p>0.094</text:p>
          </table:table-cell>
          <table:table-cell table:formula="of:=IF([.B960]&gt;1;&quot;SLEEP&quot;;&quot;&quot;)">
            <text:p/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float" office:value="25.90584336" calcext:value-type="float">
            <text:p>25.90584336</text:p>
          </table:table-cell>
          <table:table-cell table:formula="of:=ROUND(([.A961]-[.A960])*1000000)/1000" office:value-type="float" office:value="0.094" calcext:value-type="float">
            <text:p>0.094</text:p>
          </table:table-cell>
          <table:table-cell table:formula="of:=IF([.B961]&gt;1;&quot;SLEEP&quot;;&quot;&quot;)">
            <text:p/>
          </table:table-cell>
          <table:table-cell office:value-type="string" calcext:value-type="string">
            <text:p>0xA7</text:p>
          </table:table-cell>
        </table:table-row>
        <table:table-row table:style-name="ro1">
          <table:table-cell office:value-type="float" office:value="25.90593712" calcext:value-type="float">
            <text:p>25.90593712</text:p>
          </table:table-cell>
          <table:table-cell table:formula="of:=ROUND(([.A962]-[.A961])*1000000)/1000" office:value-type="float" office:value="0.094" calcext:value-type="float">
            <text:p>0.094</text:p>
          </table:table-cell>
          <table:table-cell table:formula="of:=IF([.B962]&gt;1;&quot;SLEEP&quot;;&quot;&quot;)">
            <text:p/>
          </table:table-cell>
          <table:table-cell office:value-type="string" calcext:value-type="string">
            <text:p>0xF4</text:p>
          </table:table-cell>
        </table:table-row>
        <table:table-row table:style-name="ro1">
          <table:table-cell office:value-type="float" office:value="25.90603072" calcext:value-type="float">
            <text:p>25.90603072</text:p>
          </table:table-cell>
          <table:table-cell table:formula="of:=ROUND(([.A963]-[.A962])*1000000)/1000" office:value-type="float" office:value="0.094" calcext:value-type="float">
            <text:p>0.094</text:p>
          </table:table-cell>
          <table:table-cell table:formula="of:=IF([.B963]&gt;1;&quot;SLEEP&quot;;&quot;&quot;)">
            <text:p/>
          </table:table-cell>
          <table:table-cell office:value-type="string" calcext:value-type="string">
            <text:p>0x1F</text:p>
          </table:table-cell>
        </table:table-row>
        <table:table-row table:style-name="ro1">
          <table:table-cell office:value-type="float" office:value="25.90612448" calcext:value-type="float">
            <text:p>25.90612448</text:p>
          </table:table-cell>
          <table:table-cell table:formula="of:=ROUND(([.A964]-[.A963])*1000000)/1000" office:value-type="float" office:value="0.094" calcext:value-type="float">
            <text:p>0.094</text:p>
          </table:table-cell>
          <table:table-cell table:formula="of:=IF([.B964]&gt;1;&quot;SLEEP&quot;;&quot;&quot;)">
            <text:p/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float" office:value="25.90621808" calcext:value-type="float">
            <text:p>25.90621808</text:p>
          </table:table-cell>
          <table:table-cell table:formula="of:=ROUND(([.A965]-[.A964])*1000000)/1000" office:value-type="float" office:value="0.094" calcext:value-type="float">
            <text:p>0.094</text:p>
          </table:table-cell>
          <table:table-cell table:formula="of:=IF([.B965]&gt;1;&quot;SLEEP&quot;;&quot;&quot;)">
            <text:p/>
          </table:table-cell>
          <table:table-cell office:value-type="string" calcext:value-type="string">
            <text:p>0xA8</text:p>
          </table:table-cell>
        </table:table-row>
        <table:table-row table:style-name="ro1">
          <table:table-cell office:value-type="float" office:value="25.9071872" calcext:value-type="float">
            <text:p>25.9071872</text:p>
          </table:table-cell>
          <table:table-cell table:formula="of:=ROUND(([.A966]-[.A965])*1000000)/1000" office:value-type="float" office:value="0.969" calcext:value-type="float">
            <text:p>0.969</text:p>
          </table:table-cell>
          <table:table-cell table:formula="of:=IF([.B96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0728096" calcext:value-type="float">
            <text:p>25.90728096</text:p>
          </table:table-cell>
          <table:table-cell table:formula="of:=ROUND(([.A967]-[.A966])*1000000)/1000" office:value-type="float" office:value="0.094" calcext:value-type="float">
            <text:p>0.094</text:p>
          </table:table-cell>
          <table:table-cell table:formula="of:=IF([.B967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90751488" calcext:value-type="float">
            <text:p>25.90751488</text:p>
          </table:table-cell>
          <table:table-cell table:formula="of:=ROUND(([.A968]-[.A967])*1000000)/1000" office:value-type="float" office:value="0.234" calcext:value-type="float">
            <text:p>0.234</text:p>
          </table:table-cell>
          <table:table-cell table:formula="of:=IF([.B968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90760848" calcext:value-type="float">
            <text:p>25.90760848</text:p>
          </table:table-cell>
          <table:table-cell table:formula="of:=ROUND(([.A969]-[.A968])*1000000)/1000" office:value-type="float" office:value="0.094" calcext:value-type="float">
            <text:p>0.094</text:p>
          </table:table-cell>
          <table:table-cell table:formula="of:=IF([.B969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90770224" calcext:value-type="float">
            <text:p>25.90770224</text:p>
          </table:table-cell>
          <table:table-cell table:formula="of:=ROUND(([.A970]-[.A969])*1000000)/1000" office:value-type="float" office:value="0.094" calcext:value-type="float">
            <text:p>0.094</text:p>
          </table:table-cell>
          <table:table-cell table:formula="of:=IF([.B970]&gt;1;&quot;SLEEP&quot;;&quot;&quot;)">
            <text:p/>
          </table:table-cell>
          <table:table-cell office:value-type="string" calcext:value-type="string">
            <text:p>0x78</text:p>
          </table:table-cell>
        </table:table-row>
        <table:table-row table:style-name="ro1">
          <table:table-cell office:value-type="float" office:value="25.90779584" calcext:value-type="float">
            <text:p>25.90779584</text:p>
          </table:table-cell>
          <table:table-cell table:formula="of:=ROUND(([.A971]-[.A970])*1000000)/1000" office:value-type="float" office:value="0.094" calcext:value-type="float">
            <text:p>0.094</text:p>
          </table:table-cell>
          <table:table-cell table:formula="of:=IF([.B97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078896" calcext:value-type="float">
            <text:p>25.9078896</text:p>
          </table:table-cell>
          <table:table-cell table:formula="of:=ROUND(([.A972]-[.A971])*1000000)/1000" office:value-type="float" office:value="0.094" calcext:value-type="float">
            <text:p>0.094</text:p>
          </table:table-cell>
          <table:table-cell table:formula="of:=IF([.B972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9079832" calcext:value-type="float">
            <text:p>25.9079832</text:p>
          </table:table-cell>
          <table:table-cell table:formula="of:=ROUND(([.A973]-[.A972])*1000000)/1000" office:value-type="float" office:value="0.094" calcext:value-type="float">
            <text:p>0.094</text:p>
          </table:table-cell>
          <table:table-cell table:formula="of:=IF([.B973]&gt;1;&quot;SLEEP&quot;;&quot;&quot;)">
            <text:p/>
          </table:table-cell>
          <table:table-cell office:value-type="string" calcext:value-type="string">
            <text:p>0xE2</text:p>
          </table:table-cell>
        </table:table-row>
        <table:table-row table:style-name="ro1">
          <table:table-cell office:value-type="float" office:value="25.90807696" calcext:value-type="float">
            <text:p>25.90807696</text:p>
          </table:table-cell>
          <table:table-cell table:formula="of:=ROUND(([.A974]-[.A973])*1000000)/1000" office:value-type="float" office:value="0.094" calcext:value-type="float">
            <text:p>0.094</text:p>
          </table:table-cell>
          <table:table-cell table:formula="of:=IF([.B974]&gt;1;&quot;SLEEP&quot;;&quot;&quot;)">
            <text:p/>
          </table:table-cell>
          <table:table-cell office:value-type="string" calcext:value-type="string">
            <text:p>0x6A</text:p>
          </table:table-cell>
        </table:table-row>
        <table:table-row table:style-name="ro1">
          <table:table-cell office:value-type="float" office:value="25.90817056" calcext:value-type="float">
            <text:p>25.90817056</text:p>
          </table:table-cell>
          <table:table-cell table:formula="of:=ROUND(([.A975]-[.A974])*1000000)/1000" office:value-type="float" office:value="0.094" calcext:value-type="float">
            <text:p>0.094</text:p>
          </table:table-cell>
          <table:table-cell table:formula="of:=IF([.B975]&gt;1;&quot;SLEEP&quot;;&quot;&quot;)">
            <text:p/>
          </table:table-cell>
          <table:table-cell office:value-type="string" calcext:value-type="string">
            <text:p>0xF1</text:p>
          </table:table-cell>
        </table:table-row>
        <table:table-row table:style-name="ro1">
          <table:table-cell office:value-type="float" office:value="25.90826416" calcext:value-type="float">
            <text:p>25.90826416</text:p>
          </table:table-cell>
          <table:table-cell table:formula="of:=ROUND(([.A976]-[.A975])*1000000)/1000" office:value-type="float" office:value="0.094" calcext:value-type="float">
            <text:p>0.094</text:p>
          </table:table-cell>
          <table:table-cell table:formula="of:=IF([.B976]&gt;1;&quot;SLEEP&quot;;&quot;&quot;)">
            <text:p/>
          </table:table-cell>
          <table:table-cell office:value-type="string" calcext:value-type="string">
            <text:p>0xC3</text:p>
          </table:table-cell>
        </table:table-row>
        <table:table-row table:style-name="ro1">
          <table:table-cell office:value-type="float" office:value="25.90835776" calcext:value-type="float">
            <text:p>25.90835776</text:p>
          </table:table-cell>
          <table:table-cell table:formula="of:=ROUND(([.A977]-[.A976])*1000000)/1000" office:value-type="float" office:value="0.094" calcext:value-type="float">
            <text:p>0.094</text:p>
          </table:table-cell>
          <table:table-cell table:formula="of:=IF([.B977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0845152" calcext:value-type="float">
            <text:p>25.90845152</text:p>
          </table:table-cell>
          <table:table-cell table:formula="of:=ROUND(([.A978]-[.A977])*1000000)/1000" office:value-type="float" office:value="0.094" calcext:value-type="float">
            <text:p>0.094</text:p>
          </table:table-cell>
          <table:table-cell table:formula="of:=IF([.B978]&gt;1;&quot;SLEEP&quot;;&quot;&quot;)">
            <text:p/>
          </table:table-cell>
          <table:table-cell office:value-type="string" calcext:value-type="string">
            <text:p>0x67</text:p>
          </table:table-cell>
        </table:table-row>
        <table:table-row table:style-name="ro1">
          <table:table-cell office:value-type="float" office:value="25.90854512" calcext:value-type="float">
            <text:p>25.90854512</text:p>
          </table:table-cell>
          <table:table-cell table:formula="of:=ROUND(([.A979]-[.A978])*1000000)/1000" office:value-type="float" office:value="0.094" calcext:value-type="float">
            <text:p>0.094</text:p>
          </table:table-cell>
          <table:table-cell table:formula="of:=IF([.B979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0863888" calcext:value-type="float">
            <text:p>25.90863888</text:p>
          </table:table-cell>
          <table:table-cell table:formula="of:=ROUND(([.A980]-[.A979])*1000000)/1000" office:value-type="float" office:value="0.094" calcext:value-type="float">
            <text:p>0.094</text:p>
          </table:table-cell>
          <table:table-cell table:formula="of:=IF([.B980]&gt;1;&quot;SLEEP&quot;;&quot;&quot;)">
            <text:p/>
          </table:table-cell>
          <table:table-cell office:value-type="string" calcext:value-type="string">
            <text:p>0xE9</text:p>
          </table:table-cell>
        </table:table-row>
        <table:table-row table:style-name="ro1">
          <table:table-cell office:value-type="float" office:value="25.90873248" calcext:value-type="float">
            <text:p>25.90873248</text:p>
          </table:table-cell>
          <table:table-cell table:formula="of:=ROUND(([.A981]-[.A980])*1000000)/1000" office:value-type="float" office:value="0.094" calcext:value-type="float">
            <text:p>0.094</text:p>
          </table:table-cell>
          <table:table-cell table:formula="of:=IF([.B981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0882608" calcext:value-type="float">
            <text:p>25.90882608</text:p>
          </table:table-cell>
          <table:table-cell table:formula="of:=ROUND(([.A982]-[.A981])*1000000)/1000" office:value-type="float" office:value="0.094" calcext:value-type="float">
            <text:p>0.094</text:p>
          </table:table-cell>
          <table:table-cell table:formula="of:=IF([.B982]&gt;1;&quot;SLEEP&quot;;&quot;&quot;)">
            <text:p/>
          </table:table-cell>
          <table:table-cell office:value-type="string" calcext:value-type="string">
            <text:p>0x4B</text:p>
          </table:table-cell>
        </table:table-row>
        <table:table-row table:style-name="ro1">
          <table:table-cell office:value-type="float" office:value="25.90891984" calcext:value-type="float">
            <text:p>25.90891984</text:p>
          </table:table-cell>
          <table:table-cell table:formula="of:=ROUND(([.A983]-[.A982])*1000000)/1000" office:value-type="float" office:value="0.094" calcext:value-type="float">
            <text:p>0.094</text:p>
          </table:table-cell>
          <table:table-cell table:formula="of:=IF([.B983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90901344" calcext:value-type="float">
            <text:p>25.90901344</text:p>
          </table:table-cell>
          <table:table-cell table:formula="of:=ROUND(([.A984]-[.A983])*1000000)/1000" office:value-type="float" office:value="0.094" calcext:value-type="float">
            <text:p>0.094</text:p>
          </table:table-cell>
          <table:table-cell table:formula="of:=IF([.B984]&gt;1;&quot;SLEEP&quot;;&quot;&quot;)">
            <text:p/>
          </table:table-cell>
          <table:table-cell office:value-type="string" calcext:value-type="string">
            <text:p>0x2F</text:p>
          </table:table-cell>
        </table:table-row>
        <table:table-row table:style-name="ro1">
          <table:table-cell office:value-type="float" office:value="25.9091072" calcext:value-type="float">
            <text:p>25.9091072</text:p>
          </table:table-cell>
          <table:table-cell table:formula="of:=ROUND(([.A985]-[.A984])*1000000)/1000" office:value-type="float" office:value="0.094" calcext:value-type="float">
            <text:p>0.094</text:p>
          </table:table-cell>
          <table:table-cell table:formula="of:=IF([.B985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9092008" calcext:value-type="float">
            <text:p>25.9092008</text:p>
          </table:table-cell>
          <table:table-cell table:formula="of:=ROUND(([.A986]-[.A985])*1000000)/1000" office:value-type="float" office:value="0.094" calcext:value-type="float">
            <text:p>0.094</text:p>
          </table:table-cell>
          <table:table-cell table:formula="of:=IF([.B986]&gt;1;&quot;SLEEP&quot;;&quot;&quot;)">
            <text:p/>
          </table:table-cell>
          <table:table-cell office:value-type="string" calcext:value-type="string">
            <text:p>0x70</text:p>
          </table:table-cell>
        </table:table-row>
        <table:table-row table:style-name="ro1">
          <table:table-cell office:value-type="float" office:value="25.9092944" calcext:value-type="float">
            <text:p>25.9092944</text:p>
          </table:table-cell>
          <table:table-cell table:formula="of:=ROUND(([.A987]-[.A986])*1000000)/1000" office:value-type="float" office:value="0.094" calcext:value-type="float">
            <text:p>0.094</text:p>
          </table:table-cell>
          <table:table-cell table:formula="of:=IF([.B98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09388" calcext:value-type="float">
            <text:p>25.909388</text:p>
          </table:table-cell>
          <table:table-cell table:formula="of:=ROUND(([.A988]-[.A987])*1000000)/1000" office:value-type="float" office:value="0.094" calcext:value-type="float">
            <text:p>0.094</text:p>
          </table:table-cell>
          <table:table-cell table:formula="of:=IF([.B988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90948176" calcext:value-type="float">
            <text:p>25.90948176</text:p>
          </table:table-cell>
          <table:table-cell table:formula="of:=ROUND(([.A989]-[.A988])*1000000)/1000" office:value-type="float" office:value="0.094" calcext:value-type="float">
            <text:p>0.094</text:p>
          </table:table-cell>
          <table:table-cell table:formula="of:=IF([.B989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0957536" calcext:value-type="float">
            <text:p>25.90957536</text:p>
          </table:table-cell>
          <table:table-cell table:formula="of:=ROUND(([.A990]-[.A989])*1000000)/1000" office:value-type="float" office:value="0.094" calcext:value-type="float">
            <text:p>0.094</text:p>
          </table:table-cell>
          <table:table-cell table:formula="of:=IF([.B990]&gt;1;&quot;SLEEP&quot;;&quot;&quot;)">
            <text:p/>
          </table:table-cell>
          <table:table-cell office:value-type="string" calcext:value-type="string">
            <text:p>0x59</text:p>
          </table:table-cell>
        </table:table-row>
        <table:table-row table:style-name="ro1">
          <table:table-cell office:value-type="float" office:value="25.90966912" calcext:value-type="float">
            <text:p>25.90966912</text:p>
          </table:table-cell>
          <table:table-cell table:formula="of:=ROUND(([.A991]-[.A990])*1000000)/1000" office:value-type="float" office:value="0.094" calcext:value-type="float">
            <text:p>0.094</text:p>
          </table:table-cell>
          <table:table-cell table:formula="of:=IF([.B991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90976272" calcext:value-type="float">
            <text:p>25.90976272</text:p>
          </table:table-cell>
          <table:table-cell table:formula="of:=ROUND(([.A992]-[.A991])*1000000)/1000" office:value-type="float" office:value="0.094" calcext:value-type="float">
            <text:p>0.094</text:p>
          </table:table-cell>
          <table:table-cell table:formula="of:=IF([.B992]&gt;1;&quot;SLEEP&quot;;&quot;&quot;)">
            <text:p/>
          </table:table-cell>
          <table:table-cell office:value-type="string" calcext:value-type="string">
            <text:p>0x3D</text:p>
          </table:table-cell>
        </table:table-row>
        <table:table-row table:style-name="ro1">
          <table:table-cell office:value-type="float" office:value="25.90985648" calcext:value-type="float">
            <text:p>25.90985648</text:p>
          </table:table-cell>
          <table:table-cell table:formula="of:=ROUND(([.A993]-[.A992])*1000000)/1000" office:value-type="float" office:value="0.094" calcext:value-type="float">
            <text:p>0.094</text:p>
          </table:table-cell>
          <table:table-cell table:formula="of:=IF([.B993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0995008" calcext:value-type="float">
            <text:p>25.90995008</text:p>
          </table:table-cell>
          <table:table-cell table:formula="of:=ROUND(([.A994]-[.A993])*1000000)/1000" office:value-type="float" office:value="0.094" calcext:value-type="float">
            <text:p>0.094</text:p>
          </table:table-cell>
          <table:table-cell table:formula="of:=IF([.B994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5.91004384" calcext:value-type="float">
            <text:p>25.91004384</text:p>
          </table:table-cell>
          <table:table-cell table:formula="of:=ROUND(([.A995]-[.A994])*1000000)/1000" office:value-type="float" office:value="0.094" calcext:value-type="float">
            <text:p>0.094</text:p>
          </table:table-cell>
          <table:table-cell table:formula="of:=IF([.B99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1013744" calcext:value-type="float">
            <text:p>25.91013744</text:p>
          </table:table-cell>
          <table:table-cell table:formula="of:=ROUND(([.A996]-[.A995])*1000000)/1000" office:value-type="float" office:value="0.094" calcext:value-type="float">
            <text:p>0.094</text:p>
          </table:table-cell>
          <table:table-cell table:formula="of:=IF([.B996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102312" calcext:value-type="float">
            <text:p>25.9102312</text:p>
          </table:table-cell>
          <table:table-cell table:formula="of:=ROUND(([.A997]-[.A996])*1000000)/1000" office:value-type="float" office:value="0.094" calcext:value-type="float">
            <text:p>0.094</text:p>
          </table:table-cell>
          <table:table-cell table:formula="of:=IF([.B997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9103248" calcext:value-type="float">
            <text:p>25.9103248</text:p>
          </table:table-cell>
          <table:table-cell table:formula="of:=ROUND(([.A998]-[.A997])*1000000)/1000" office:value-type="float" office:value="0.094" calcext:value-type="float">
            <text:p>0.094</text:p>
          </table:table-cell>
          <table:table-cell table:formula="of:=IF([.B99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104184" calcext:value-type="float">
            <text:p>25.9104184</text:p>
          </table:table-cell>
          <table:table-cell table:formula="of:=ROUND(([.A999]-[.A998])*1000000)/1000" office:value-type="float" office:value="0.094" calcext:value-type="float">
            <text:p>0.094</text:p>
          </table:table-cell>
          <table:table-cell table:formula="of:=IF([.B999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91138304" calcext:value-type="float">
            <text:p>25.91138304</text:p>
          </table:table-cell>
          <table:table-cell table:formula="of:=ROUND(([.A1000]-[.A999])*1000000)/1000" office:value-type="float" office:value="0.965" calcext:value-type="float">
            <text:p>0.965</text:p>
          </table:table-cell>
          <table:table-cell table:formula="of:=IF([.B1000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5.9114768" calcext:value-type="float">
            <text:p>25.9114768</text:p>
          </table:table-cell>
          <table:table-cell table:formula="of:=ROUND(([.A1001]-[.A1000])*1000000)/1000" office:value-type="float" office:value="0.094" calcext:value-type="float">
            <text:p>0.094</text:p>
          </table:table-cell>
          <table:table-cell table:formula="of:=IF([.B1001]&gt;1;&quot;SLEEP&quot;;&quot;&quot;)">
            <text:p/>
          </table:table-cell>
          <table:table-cell office:value-type="string" calcext:value-type="string">
            <text:p>0xA9</text:p>
          </table:table-cell>
        </table:table-row>
        <table:table-row table:style-name="ro1">
          <table:table-cell office:value-type="float" office:value="25.9115704" calcext:value-type="float">
            <text:p>25.9115704</text:p>
          </table:table-cell>
          <table:table-cell table:formula="of:=ROUND(([.A1002]-[.A1001])*1000000)/1000" office:value-type="float" office:value="0.094" calcext:value-type="float">
            <text:p>0.094</text:p>
          </table:table-cell>
          <table:table-cell table:formula="of:=IF([.B1002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1166416" calcext:value-type="float">
            <text:p>25.91166416</text:p>
          </table:table-cell>
          <table:table-cell table:formula="of:=ROUND(([.A1003]-[.A1002])*1000000)/1000" office:value-type="float" office:value="0.094" calcext:value-type="float">
            <text:p>0.094</text:p>
          </table:table-cell>
          <table:table-cell table:formula="of:=IF([.B1003]&gt;1;&quot;SLEEP&quot;;&quot;&quot;)">
            <text:p/>
          </table:table-cell>
          <table:table-cell office:value-type="string" calcext:value-type="string">
            <text:p>0x82</text:p>
          </table:table-cell>
        </table:table-row>
        <table:table-row table:style-name="ro1">
          <table:table-cell office:value-type="float" office:value="25.91175776" calcext:value-type="float">
            <text:p>25.91175776</text:p>
          </table:table-cell>
          <table:table-cell table:formula="of:=ROUND(([.A1004]-[.A1003])*1000000)/1000" office:value-type="float" office:value="0.094" calcext:value-type="float">
            <text:p>0.094</text:p>
          </table:table-cell>
          <table:table-cell table:formula="of:=IF([.B1004]&gt;1;&quot;SLEEP&quot;;&quot;&quot;)">
            <text:p/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float" office:value="25.91185136" calcext:value-type="float">
            <text:p>25.91185136</text:p>
          </table:table-cell>
          <table:table-cell table:formula="of:=ROUND(([.A1005]-[.A1004])*1000000)/1000" office:value-type="float" office:value="0.094" calcext:value-type="float">
            <text:p>0.094</text:p>
          </table:table-cell>
          <table:table-cell table:formula="of:=IF([.B1005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91194512" calcext:value-type="float">
            <text:p>25.91194512</text:p>
          </table:table-cell>
          <table:table-cell table:formula="of:=ROUND(([.A1006]-[.A1005])*1000000)/1000" office:value-type="float" office:value="0.094" calcext:value-type="float">
            <text:p>0.094</text:p>
          </table:table-cell>
          <table:table-cell table:formula="of:=IF([.B1006]&gt;1;&quot;SLEEP&quot;;&quot;&quot;)">
            <text:p/>
          </table:table-cell>
          <table:table-cell office:value-type="string" calcext:value-type="string">
            <text:p>0x8E</text:p>
          </table:table-cell>
        </table:table-row>
        <table:table-row table:style-name="ro1">
          <table:table-cell office:value-type="float" office:value="25.91203872" calcext:value-type="float">
            <text:p>25.91203872</text:p>
          </table:table-cell>
          <table:table-cell table:formula="of:=ROUND(([.A1007]-[.A1006])*1000000)/1000" office:value-type="float" office:value="0.094" calcext:value-type="float">
            <text:p>0.094</text:p>
          </table:table-cell>
          <table:table-cell table:formula="of:=IF([.B1007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91213232" calcext:value-type="float">
            <text:p>25.91213232</text:p>
          </table:table-cell>
          <table:table-cell table:formula="of:=ROUND(([.A1008]-[.A1007])*1000000)/1000" office:value-type="float" office:value="0.094" calcext:value-type="float">
            <text:p>0.094</text:p>
          </table:table-cell>
          <table:table-cell table:formula="of:=IF([.B1008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91222608" calcext:value-type="float">
            <text:p>25.91222608</text:p>
          </table:table-cell>
          <table:table-cell table:formula="of:=ROUND(([.A1009]-[.A1008])*1000000)/1000" office:value-type="float" office:value="0.094" calcext:value-type="float">
            <text:p>0.094</text:p>
          </table:table-cell>
          <table:table-cell table:formula="of:=IF([.B1009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5.91231968" calcext:value-type="float">
            <text:p>25.91231968</text:p>
          </table:table-cell>
          <table:table-cell table:formula="of:=ROUND(([.A1010]-[.A1009])*1000000)/1000" office:value-type="float" office:value="0.094" calcext:value-type="float">
            <text:p>0.094</text:p>
          </table:table-cell>
          <table:table-cell table:formula="of:=IF([.B1010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91241344" calcext:value-type="float">
            <text:p>25.91241344</text:p>
          </table:table-cell>
          <table:table-cell table:formula="of:=ROUND(([.A1011]-[.A1010])*1000000)/1000" office:value-type="float" office:value="0.094" calcext:value-type="float">
            <text:p>0.094</text:p>
          </table:table-cell>
          <table:table-cell table:formula="of:=IF([.B1011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91250704" calcext:value-type="float">
            <text:p>25.91250704</text:p>
          </table:table-cell>
          <table:table-cell table:formula="of:=ROUND(([.A1012]-[.A1011])*1000000)/1000" office:value-type="float" office:value="0.094" calcext:value-type="float">
            <text:p>0.094</text:p>
          </table:table-cell>
          <table:table-cell table:formula="of:=IF([.B1012]&gt;1;&quot;SLEEP&quot;;&quot;&quot;)">
            <text:p/>
          </table:table-cell>
          <table:table-cell office:value-type="string" calcext:value-type="string">
            <text:p>0x71</text:p>
          </table:table-cell>
        </table:table-row>
        <table:table-row table:style-name="ro1">
          <table:table-cell office:value-type="float" office:value="25.91260064" calcext:value-type="float">
            <text:p>25.91260064</text:p>
          </table:table-cell>
          <table:table-cell table:formula="of:=ROUND(([.A1013]-[.A1012])*1000000)/1000" office:value-type="float" office:value="0.094" calcext:value-type="float">
            <text:p>0.094</text:p>
          </table:table-cell>
          <table:table-cell table:formula="of:=IF([.B1013]&gt;1;&quot;SLEEP&quot;;&quot;&quot;)">
            <text:p/>
          </table:table-cell>
          <table:table-cell office:value-type="string" calcext:value-type="string">
            <text:p>0xAA</text:p>
          </table:table-cell>
        </table:table-row>
        <table:table-row table:style-name="ro1">
          <table:table-cell office:value-type="float" office:value="25.9126944" calcext:value-type="float">
            <text:p>25.9126944</text:p>
          </table:table-cell>
          <table:table-cell table:formula="of:=ROUND(([.A1014]-[.A1013])*1000000)/1000" office:value-type="float" office:value="0.094" calcext:value-type="float">
            <text:p>0.094</text:p>
          </table:table-cell>
          <table:table-cell table:formula="of:=IF([.B1014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912788" calcext:value-type="float">
            <text:p>25.912788</text:p>
          </table:table-cell>
          <table:table-cell table:formula="of:=ROUND(([.A1015]-[.A1014])*1000000)/1000" office:value-type="float" office:value="0.094" calcext:value-type="float">
            <text:p>0.094</text:p>
          </table:table-cell>
          <table:table-cell table:formula="of:=IF([.B1015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9128816" calcext:value-type="float">
            <text:p>25.9128816</text:p>
          </table:table-cell>
          <table:table-cell table:formula="of:=ROUND(([.A1016]-[.A1015])*1000000)/1000" office:value-type="float" office:value="0.094" calcext:value-type="float">
            <text:p>0.094</text:p>
          </table:table-cell>
          <table:table-cell table:formula="of:=IF([.B1016]&gt;1;&quot;SLEEP&quot;;&quot;&quot;)">
            <text:p/>
          </table:table-cell>
          <table:table-cell office:value-type="string" calcext:value-type="string">
            <text:p>0x71</text:p>
          </table:table-cell>
        </table:table-row>
        <table:table-row table:style-name="ro1">
          <table:table-cell office:value-type="float" office:value="25.91297536" calcext:value-type="float">
            <text:p>25.91297536</text:p>
          </table:table-cell>
          <table:table-cell table:formula="of:=ROUND(([.A1017]-[.A1016])*1000000)/1000" office:value-type="float" office:value="0.094" calcext:value-type="float">
            <text:p>0.094</text:p>
          </table:table-cell>
          <table:table-cell table:formula="of:=IF([.B1017]&gt;1;&quot;SLEEP&quot;;&quot;&quot;)">
            <text:p/>
          </table:table-cell>
          <table:table-cell office:value-type="string" calcext:value-type="string">
            <text:p>0xAB</text:p>
          </table:table-cell>
        </table:table-row>
        <table:table-row table:style-name="ro1">
          <table:table-cell office:value-type="float" office:value="25.91306896" calcext:value-type="float">
            <text:p>25.91306896</text:p>
          </table:table-cell>
          <table:table-cell table:formula="of:=ROUND(([.A1018]-[.A1017])*1000000)/1000" office:value-type="float" office:value="0.094" calcext:value-type="float">
            <text:p>0.094</text:p>
          </table:table-cell>
          <table:table-cell table:formula="of:=IF([.B1018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91316256" calcext:value-type="float">
            <text:p>25.91316256</text:p>
          </table:table-cell>
          <table:table-cell table:formula="of:=ROUND(([.A1019]-[.A1018])*1000000)/1000" office:value-type="float" office:value="0.094" calcext:value-type="float">
            <text:p>0.094</text:p>
          </table:table-cell>
          <table:table-cell table:formula="of:=IF([.B1019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91325632" calcext:value-type="float">
            <text:p>25.91325632</text:p>
          </table:table-cell>
          <table:table-cell table:formula="of:=ROUND(([.A1020]-[.A1019])*1000000)/1000" office:value-type="float" office:value="0.094" calcext:value-type="float">
            <text:p>0.094</text:p>
          </table:table-cell>
          <table:table-cell table:formula="of:=IF([.B1020]&gt;1;&quot;SLEEP&quot;;&quot;&quot;)">
            <text:p/>
          </table:table-cell>
          <table:table-cell office:value-type="string" calcext:value-type="string">
            <text:p>0x71</text:p>
          </table:table-cell>
        </table:table-row>
        <table:table-row table:style-name="ro1">
          <table:table-cell office:value-type="float" office:value="25.91334992" calcext:value-type="float">
            <text:p>25.91334992</text:p>
          </table:table-cell>
          <table:table-cell table:formula="of:=ROUND(([.A1021]-[.A1020])*1000000)/1000" office:value-type="float" office:value="0.094" calcext:value-type="float">
            <text:p>0.094</text:p>
          </table:table-cell>
          <table:table-cell table:formula="of:=IF([.B1021]&gt;1;&quot;SLEEP&quot;;&quot;&quot;)">
            <text:p/>
          </table:table-cell>
          <table:table-cell office:value-type="string" calcext:value-type="string">
            <text:p>0xAC</text:p>
          </table:table-cell>
        </table:table-row>
        <table:table-row table:style-name="ro1">
          <table:table-cell office:value-type="float" office:value="25.91344368" calcext:value-type="float">
            <text:p>25.91344368</text:p>
          </table:table-cell>
          <table:table-cell table:formula="of:=ROUND(([.A1022]-[.A1021])*1000000)/1000" office:value-type="float" office:value="0.094" calcext:value-type="float">
            <text:p>0.094</text:p>
          </table:table-cell>
          <table:table-cell table:formula="of:=IF([.B1022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91353728" calcext:value-type="float">
            <text:p>25.91353728</text:p>
          </table:table-cell>
          <table:table-cell table:formula="of:=ROUND(([.A1023]-[.A1022])*1000000)/1000" office:value-type="float" office:value="0.094" calcext:value-type="float">
            <text:p>0.094</text:p>
          </table:table-cell>
          <table:table-cell table:formula="of:=IF([.B1023]&gt;1;&quot;SLEEP&quot;;&quot;&quot;)">
            <text:p/>
          </table:table-cell>
          <table:table-cell office:value-type="string" calcext:value-type="string">
            <text:p>0x1F</text:p>
          </table:table-cell>
        </table:table-row>
        <table:table-row table:style-name="ro1">
          <table:table-cell office:value-type="float" office:value="25.91363088" calcext:value-type="float">
            <text:p>25.91363088</text:p>
          </table:table-cell>
          <table:table-cell table:formula="of:=ROUND(([.A1024]-[.A1023])*1000000)/1000" office:value-type="float" office:value="0.094" calcext:value-type="float">
            <text:p>0.094</text:p>
          </table:table-cell>
          <table:table-cell table:formula="of:=IF([.B1024]&gt;1;&quot;SLEEP&quot;;&quot;&quot;)">
            <text:p/>
          </table:table-cell>
          <table:table-cell office:value-type="string" calcext:value-type="string">
            <text:p>0x71</text:p>
          </table:table-cell>
        </table:table-row>
        <table:table-row table:style-name="ro1">
          <table:table-cell office:value-type="float" office:value="25.91372448" calcext:value-type="float">
            <text:p>25.91372448</text:p>
          </table:table-cell>
          <table:table-cell table:formula="of:=ROUND(([.A1025]-[.A1024])*1000000)/1000" office:value-type="float" office:value="0.094" calcext:value-type="float">
            <text:p>0.094</text:p>
          </table:table-cell>
          <table:table-cell table:formula="of:=IF([.B1025]&gt;1;&quot;SLEEP&quot;;&quot;&quot;)">
            <text:p/>
          </table:table-cell>
          <table:table-cell office:value-type="string" calcext:value-type="string">
            <text:p>0xAD</text:p>
          </table:table-cell>
        </table:table-row>
        <table:table-row table:style-name="ro1">
          <table:table-cell office:value-type="float" office:value="25.91381824" calcext:value-type="float">
            <text:p>25.91381824</text:p>
          </table:table-cell>
          <table:table-cell table:formula="of:=ROUND(([.A1026]-[.A1025])*1000000)/1000" office:value-type="float" office:value="0.094" calcext:value-type="float">
            <text:p>0.094</text:p>
          </table:table-cell>
          <table:table-cell table:formula="of:=IF([.B1026]&gt;1;&quot;SLEEP&quot;;&quot;&quot;)">
            <text:p/>
          </table:table-cell>
          <table:table-cell office:value-type="string" calcext:value-type="string">
            <text:p>0x86</text:p>
          </table:table-cell>
        </table:table-row>
        <table:table-row table:style-name="ro1">
          <table:table-cell office:value-type="float" office:value="25.91391184" calcext:value-type="float">
            <text:p>25.91391184</text:p>
          </table:table-cell>
          <table:table-cell table:formula="of:=ROUND(([.A1027]-[.A1026])*1000000)/1000" office:value-type="float" office:value="0.094" calcext:value-type="float">
            <text:p>0.094</text:p>
          </table:table-cell>
          <table:table-cell table:formula="of:=IF([.B1027]&gt;1;&quot;SLEEP&quot;;&quot;&quot;)">
            <text:p/>
          </table:table-cell>
          <table:table-cell office:value-type="string" calcext:value-type="string">
            <text:p>0xA1</text:p>
          </table:table-cell>
        </table:table-row>
        <table:table-row table:style-name="ro1">
          <table:table-cell office:value-type="float" office:value="25.91400544" calcext:value-type="float">
            <text:p>25.91400544</text:p>
          </table:table-cell>
          <table:table-cell table:formula="of:=ROUND(([.A1028]-[.A1027])*1000000)/1000" office:value-type="float" office:value="0.094" calcext:value-type="float">
            <text:p>0.094</text:p>
          </table:table-cell>
          <table:table-cell table:formula="of:=IF([.B1028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5.9140992" calcext:value-type="float">
            <text:p>25.9140992</text:p>
          </table:table-cell>
          <table:table-cell table:formula="of:=ROUND(([.A1029]-[.A1028])*1000000)/1000" office:value-type="float" office:value="0.094" calcext:value-type="float">
            <text:p>0.094</text:p>
          </table:table-cell>
          <table:table-cell table:formula="of:=IF([.B1029]&gt;1;&quot;SLEEP&quot;;&quot;&quot;)">
            <text:p/>
          </table:table-cell>
          <table:table-cell office:value-type="string" calcext:value-type="string">
            <text:p>0xC2</text:p>
          </table:table-cell>
        </table:table-row>
        <table:table-row table:style-name="ro1">
          <table:table-cell office:value-type="float" office:value="25.9141928" calcext:value-type="float">
            <text:p>25.9141928</text:p>
          </table:table-cell>
          <table:table-cell table:formula="of:=ROUND(([.A1030]-[.A1029])*1000000)/1000" office:value-type="float" office:value="0.094" calcext:value-type="float">
            <text:p>0.094</text:p>
          </table:table-cell>
          <table:table-cell table:formula="of:=IF([.B1030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142864" calcext:value-type="float">
            <text:p>25.9142864</text:p>
          </table:table-cell>
          <table:table-cell table:formula="of:=ROUND(([.A1031]-[.A1030])*1000000)/1000" office:value-type="float" office:value="0.094" calcext:value-type="float">
            <text:p>0.094</text:p>
          </table:table-cell>
          <table:table-cell table:formula="of:=IF([.B1031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5.91525232" calcext:value-type="float">
            <text:p>25.91525232</text:p>
          </table:table-cell>
          <table:table-cell table:formula="of:=ROUND(([.A1032]-[.A1031])*1000000)/1000" office:value-type="float" office:value="0.966" calcext:value-type="float">
            <text:p>0.966</text:p>
          </table:table-cell>
          <table:table-cell table:formula="of:=IF([.B1032]&gt;1;&quot;SLEEP&quot;;&quot;&quot;)">
            <text:p/>
          </table:table-cell>
          <table:table-cell office:value-type="string" calcext:value-type="string">
            <text:p>0x46</text:p>
          </table:table-cell>
        </table:table-row>
        <table:table-row table:style-name="ro1">
          <table:table-cell office:value-type="float" office:value="25.91534592" calcext:value-type="float">
            <text:p>25.91534592</text:p>
          </table:table-cell>
          <table:table-cell table:formula="of:=ROUND(([.A1033]-[.A1032])*1000000)/1000" office:value-type="float" office:value="0.094" calcext:value-type="float">
            <text:p>0.094</text:p>
          </table:table-cell>
          <table:table-cell table:formula="of:=IF([.B1033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1543952" calcext:value-type="float">
            <text:p>25.91543952</text:p>
          </table:table-cell>
          <table:table-cell table:formula="of:=ROUND(([.A1034]-[.A1033])*1000000)/1000" office:value-type="float" office:value="0.094" calcext:value-type="float">
            <text:p>0.094</text:p>
          </table:table-cell>
          <table:table-cell table:formula="of:=IF([.B1034]&gt;1;&quot;SLEEP&quot;;&quot;&quot;)">
            <text:p/>
          </table:table-cell>
          <table:table-cell office:value-type="string" calcext:value-type="string">
            <text:p>0xEB</text:p>
          </table:table-cell>
        </table:table-row>
        <table:table-row table:style-name="ro1">
          <table:table-cell office:value-type="float" office:value="25.91553328" calcext:value-type="float">
            <text:p>25.91553328</text:p>
          </table:table-cell>
          <table:table-cell table:formula="of:=ROUND(([.A1035]-[.A1034])*1000000)/1000" office:value-type="float" office:value="0.094" calcext:value-type="float">
            <text:p>0.094</text:p>
          </table:table-cell>
          <table:table-cell table:formula="of:=IF([.B1035]&gt;1;&quot;SLEEP&quot;;&quot;&quot;)">
            <text:p/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float" office:value="25.91562688" calcext:value-type="float">
            <text:p>25.91562688</text:p>
          </table:table-cell>
          <table:table-cell table:formula="of:=ROUND(([.A1036]-[.A1035])*1000000)/1000" office:value-type="float" office:value="0.094" calcext:value-type="float">
            <text:p>0.094</text:p>
          </table:table-cell>
          <table:table-cell table:formula="of:=IF([.B103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1572048" calcext:value-type="float">
            <text:p>25.91572048</text:p>
          </table:table-cell>
          <table:table-cell table:formula="of:=ROUND(([.A1037]-[.A1036])*1000000)/1000" office:value-type="float" office:value="0.094" calcext:value-type="float">
            <text:p>0.094</text:p>
          </table:table-cell>
          <table:table-cell table:formula="of:=IF([.B103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1581424" calcext:value-type="float">
            <text:p>25.91581424</text:p>
          </table:table-cell>
          <table:table-cell table:formula="of:=ROUND(([.A1038]-[.A1037])*1000000)/1000" office:value-type="float" office:value="0.094" calcext:value-type="float">
            <text:p>0.094</text:p>
          </table:table-cell>
          <table:table-cell table:formula="of:=IF([.B103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1590784" calcext:value-type="float">
            <text:p>25.91590784</text:p>
          </table:table-cell>
          <table:table-cell table:formula="of:=ROUND(([.A1039]-[.A1038])*1000000)/1000" office:value-type="float" office:value="0.094" calcext:value-type="float">
            <text:p>0.094</text:p>
          </table:table-cell>
          <table:table-cell table:formula="of:=IF([.B1039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160016" calcext:value-type="float">
            <text:p>25.9160016</text:p>
          </table:table-cell>
          <table:table-cell table:formula="of:=ROUND(([.A1040]-[.A1039])*1000000)/1000" office:value-type="float" office:value="0.094" calcext:value-type="float">
            <text:p>0.094</text:p>
          </table:table-cell>
          <table:table-cell table:formula="of:=IF([.B1040]&gt;1;&quot;SLEEP&quot;;&quot;&quot;)">
            <text:p/>
          </table:table-cell>
          <table:table-cell office:value-type="string" calcext:value-type="string">
            <text:p>0x5B</text:p>
          </table:table-cell>
        </table:table-row>
        <table:table-row table:style-name="ro1">
          <table:table-cell office:value-type="float" office:value="25.9160952" calcext:value-type="float">
            <text:p>25.9160952</text:p>
          </table:table-cell>
          <table:table-cell table:formula="of:=ROUND(([.A1041]-[.A1040])*1000000)/1000" office:value-type="float" office:value="0.094" calcext:value-type="float">
            <text:p>0.094</text:p>
          </table:table-cell>
          <table:table-cell table:formula="of:=IF([.B1041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91618896" calcext:value-type="float">
            <text:p>25.91618896</text:p>
          </table:table-cell>
          <table:table-cell table:formula="of:=ROUND(([.A1042]-[.A1041])*1000000)/1000" office:value-type="float" office:value="0.094" calcext:value-type="float">
            <text:p>0.094</text:p>
          </table:table-cell>
          <table:table-cell table:formula="of:=IF([.B1042]&gt;1;&quot;SLEEP&quot;;&quot;&quot;)">
            <text:p/>
          </table:table-cell>
          <table:table-cell office:value-type="string" calcext:value-type="string">
            <text:p>0x3D</text:p>
          </table:table-cell>
        </table:table-row>
        <table:table-row table:style-name="ro1">
          <table:table-cell office:value-type="float" office:value="25.91628256" calcext:value-type="float">
            <text:p>25.91628256</text:p>
          </table:table-cell>
          <table:table-cell table:formula="of:=ROUND(([.A1043]-[.A1042])*1000000)/1000" office:value-type="float" office:value="0.094" calcext:value-type="float">
            <text:p>0.094</text:p>
          </table:table-cell>
          <table:table-cell table:formula="of:=IF([.B1043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1637632" calcext:value-type="float">
            <text:p>25.91637632</text:p>
          </table:table-cell>
          <table:table-cell table:formula="of:=ROUND(([.A1044]-[.A1043])*1000000)/1000" office:value-type="float" office:value="0.094" calcext:value-type="float">
            <text:p>0.094</text:p>
          </table:table-cell>
          <table:table-cell table:formula="of:=IF([.B104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1646992" calcext:value-type="float">
            <text:p>25.91646992</text:p>
          </table:table-cell>
          <table:table-cell table:formula="of:=ROUND(([.A1045]-[.A1044])*1000000)/1000" office:value-type="float" office:value="0.094" calcext:value-type="float">
            <text:p>0.094</text:p>
          </table:table-cell>
          <table:table-cell table:formula="of:=IF([.B104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1656352" calcext:value-type="float">
            <text:p>25.91656352</text:p>
          </table:table-cell>
          <table:table-cell table:formula="of:=ROUND(([.A1046]-[.A1045])*1000000)/1000" office:value-type="float" office:value="0.094" calcext:value-type="float">
            <text:p>0.094</text:p>
          </table:table-cell>
          <table:table-cell table:formula="of:=IF([.B1046]&gt;1;&quot;SLEEP&quot;;&quot;&quot;)">
            <text:p/>
          </table:table-cell>
          <table:table-cell office:value-type="string" calcext:value-type="string">
            <text:p>0x81</text:p>
          </table:table-cell>
        </table:table-row>
        <table:table-row table:style-name="ro1">
          <table:table-cell office:value-type="float" office:value="25.91665728" calcext:value-type="float">
            <text:p>25.91665728</text:p>
          </table:table-cell>
          <table:table-cell table:formula="of:=ROUND(([.A1047]-[.A1046])*1000000)/1000" office:value-type="float" office:value="0.094" calcext:value-type="float">
            <text:p>0.094</text:p>
          </table:table-cell>
          <table:table-cell table:formula="of:=IF([.B1047]&gt;1;&quot;SLEEP&quot;;&quot;&quot;)">
            <text:p/>
          </table:table-cell>
          <table:table-cell office:value-type="string" calcext:value-type="string">
            <text:p>0x0D</text:p>
          </table:table-cell>
        </table:table-row>
        <table:table-row table:style-name="ro1">
          <table:table-cell office:value-type="float" office:value="25.91675088" calcext:value-type="float">
            <text:p>25.91675088</text:p>
          </table:table-cell>
          <table:table-cell table:formula="of:=ROUND(([.A1048]-[.A1047])*1000000)/1000" office:value-type="float" office:value="0.094" calcext:value-type="float">
            <text:p>0.094</text:p>
          </table:table-cell>
          <table:table-cell table:formula="of:=IF([.B104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1684464" calcext:value-type="float">
            <text:p>25.91684464</text:p>
          </table:table-cell>
          <table:table-cell table:formula="of:=ROUND(([.A1049]-[.A1048])*1000000)/1000" office:value-type="float" office:value="0.094" calcext:value-type="float">
            <text:p>0.094</text:p>
          </table:table-cell>
          <table:table-cell table:formula="of:=IF([.B1049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5.91693824" calcext:value-type="float">
            <text:p>25.91693824</text:p>
          </table:table-cell>
          <table:table-cell table:formula="of:=ROUND(([.A1050]-[.A1049])*1000000)/1000" office:value-type="float" office:value="0.094" calcext:value-type="float">
            <text:p>0.094</text:p>
          </table:table-cell>
          <table:table-cell table:formula="of:=IF([.B1050]&gt;1;&quot;SLEEP&quot;;&quot;&quot;)">
            <text:p/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float" office:value="25.91703184" calcext:value-type="float">
            <text:p>25.91703184</text:p>
          </table:table-cell>
          <table:table-cell table:formula="of:=ROUND(([.A1051]-[.A1050])*1000000)/1000" office:value-type="float" office:value="0.094" calcext:value-type="float">
            <text:p>0.094</text:p>
          </table:table-cell>
          <table:table-cell table:formula="of:=IF([.B1051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171256" calcext:value-type="float">
            <text:p>25.9171256</text:p>
          </table:table-cell>
          <table:table-cell table:formula="of:=ROUND(([.A1052]-[.A1051])*1000000)/1000" office:value-type="float" office:value="0.094" calcext:value-type="float">
            <text:p>0.094</text:p>
          </table:table-cell>
          <table:table-cell table:formula="of:=IF([.B1052]&gt;1;&quot;SLEEP&quot;;&quot;&quot;)">
            <text:p/>
          </table:table-cell>
          <table:table-cell office:value-type="string" calcext:value-type="string">
            <text:p>0x59</text:p>
          </table:table-cell>
        </table:table-row>
        <table:table-row table:style-name="ro1">
          <table:table-cell office:value-type="float" office:value="25.9172192" calcext:value-type="float">
            <text:p>25.9172192</text:p>
          </table:table-cell>
          <table:table-cell table:formula="of:=ROUND(([.A1053]-[.A1052])*1000000)/1000" office:value-type="float" office:value="0.094" calcext:value-type="float">
            <text:p>0.094</text:p>
          </table:table-cell>
          <table:table-cell table:formula="of:=IF([.B1053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9173128" calcext:value-type="float">
            <text:p>25.9173128</text:p>
          </table:table-cell>
          <table:table-cell table:formula="of:=ROUND(([.A1054]-[.A1053])*1000000)/1000" office:value-type="float" office:value="0.094" calcext:value-type="float">
            <text:p>0.094</text:p>
          </table:table-cell>
          <table:table-cell table:formula="of:=IF([.B1054]&gt;1;&quot;SLEEP&quot;;&quot;&quot;)">
            <text:p/>
          </table:table-cell>
          <table:table-cell office:value-type="string" calcext:value-type="string">
            <text:p>0x3F</text:p>
          </table:table-cell>
        </table:table-row>
        <table:table-row table:style-name="ro1">
          <table:table-cell office:value-type="float" office:value="25.91740656" calcext:value-type="float">
            <text:p>25.91740656</text:p>
          </table:table-cell>
          <table:table-cell table:formula="of:=ROUND(([.A1055]-[.A1054])*1000000)/1000" office:value-type="float" office:value="0.094" calcext:value-type="float">
            <text:p>0.094</text:p>
          </table:table-cell>
          <table:table-cell table:formula="of:=IF([.B1055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91750016" calcext:value-type="float">
            <text:p>25.91750016</text:p>
          </table:table-cell>
          <table:table-cell table:formula="of:=ROUND(([.A1056]-[.A1055])*1000000)/1000" office:value-type="float" office:value="0.094" calcext:value-type="float">
            <text:p>0.094</text:p>
          </table:table-cell>
          <table:table-cell table:formula="of:=IF([.B1056]&gt;1;&quot;SLEEP&quot;;&quot;&quot;)">
            <text:p/>
          </table:table-cell>
          <table:table-cell office:value-type="string" calcext:value-type="string">
            <text:p>0x44</text:p>
          </table:table-cell>
        </table:table-row>
        <table:table-row table:style-name="ro1">
          <table:table-cell office:value-type="float" office:value="25.91759392" calcext:value-type="float">
            <text:p>25.91759392</text:p>
          </table:table-cell>
          <table:table-cell table:formula="of:=ROUND(([.A1057]-[.A1056])*1000000)/1000" office:value-type="float" office:value="0.094" calcext:value-type="float">
            <text:p>0.094</text:p>
          </table:table-cell>
          <table:table-cell table:formula="of:=IF([.B1057]&gt;1;&quot;SLEEP&quot;;&quot;&quot;)">
            <text:p/>
          </table:table-cell>
          <table:table-cell office:value-type="string" calcext:value-type="string">
            <text:p>0x26</text:p>
          </table:table-cell>
        </table:table-row>
        <table:table-row table:style-name="ro1">
          <table:table-cell office:value-type="float" office:value="25.91768752" calcext:value-type="float">
            <text:p>25.91768752</text:p>
          </table:table-cell>
          <table:table-cell table:formula="of:=ROUND(([.A1058]-[.A1057])*1000000)/1000" office:value-type="float" office:value="0.094" calcext:value-type="float">
            <text:p>0.094</text:p>
          </table:table-cell>
          <table:table-cell table:formula="of:=IF([.B1058]&gt;1;&quot;SLEEP&quot;;&quot;&quot;)">
            <text:p/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float" office:value="25.91778112" calcext:value-type="float">
            <text:p>25.91778112</text:p>
          </table:table-cell>
          <table:table-cell table:formula="of:=ROUND(([.A1059]-[.A1058])*1000000)/1000" office:value-type="float" office:value="0.094" calcext:value-type="float">
            <text:p>0.094</text:p>
          </table:table-cell>
          <table:table-cell table:formula="of:=IF([.B1059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1787472" calcext:value-type="float">
            <text:p>25.91787472</text:p>
          </table:table-cell>
          <table:table-cell table:formula="of:=ROUND(([.A1060]-[.A1059])*1000000)/1000" office:value-type="float" office:value="0.094" calcext:value-type="float">
            <text:p>0.094</text:p>
          </table:table-cell>
          <table:table-cell table:formula="of:=IF([.B1060]&gt;1;&quot;SLEEP&quot;;&quot;&quot;)">
            <text:p/>
          </table:table-cell>
          <table:table-cell office:value-type="string" calcext:value-type="string">
            <text:p>0xC3</text:p>
          </table:table-cell>
        </table:table-row>
        <table:table-row table:style-name="ro1">
          <table:table-cell office:value-type="float" office:value="25.91796848" calcext:value-type="float">
            <text:p>25.91796848</text:p>
          </table:table-cell>
          <table:table-cell table:formula="of:=ROUND(([.A1061]-[.A1060])*1000000)/1000" office:value-type="float" office:value="0.094" calcext:value-type="float">
            <text:p>0.094</text:p>
          </table:table-cell>
          <table:table-cell table:formula="of:=IF([.B1061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91806208" calcext:value-type="float">
            <text:p>25.91806208</text:p>
          </table:table-cell>
          <table:table-cell table:formula="of:=ROUND(([.A1062]-[.A1061])*1000000)/1000" office:value-type="float" office:value="0.094" calcext:value-type="float">
            <text:p>0.094</text:p>
          </table:table-cell>
          <table:table-cell table:formula="of:=IF([.B1062]&gt;1;&quot;SLEEP&quot;;&quot;&quot;)">
            <text:p/>
          </table:table-cell>
          <table:table-cell office:value-type="string" calcext:value-type="string">
            <text:p>0x57</text:p>
          </table:table-cell>
        </table:table-row>
        <table:table-row table:style-name="ro1">
          <table:table-cell office:value-type="float" office:value="25.91815568" calcext:value-type="float">
            <text:p>25.91815568</text:p>
          </table:table-cell>
          <table:table-cell table:formula="of:=ROUND(([.A1063]-[.A1062])*1000000)/1000" office:value-type="float" office:value="0.094" calcext:value-type="float">
            <text:p>0.094</text:p>
          </table:table-cell>
          <table:table-cell table:formula="of:=IF([.B1063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191208" calcext:value-type="float">
            <text:p>25.9191208</text:p>
          </table:table-cell>
          <table:table-cell table:formula="of:=ROUND(([.A1064]-[.A1063])*1000000)/1000" office:value-type="float" office:value="0.965" calcext:value-type="float">
            <text:p>0.965</text:p>
          </table:table-cell>
          <table:table-cell table:formula="of:=IF([.B1064]&gt;1;&quot;SLEEP&quot;;&quot;&quot;)">
            <text:p/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float" office:value="25.9192144" calcext:value-type="float">
            <text:p>25.9192144</text:p>
          </table:table-cell>
          <table:table-cell table:formula="of:=ROUND(([.A1065]-[.A1064])*1000000)/1000" office:value-type="float" office:value="0.094" calcext:value-type="float">
            <text:p>0.094</text:p>
          </table:table-cell>
          <table:table-cell table:formula="of:=IF([.B1065]&gt;1;&quot;SLEEP&quot;;&quot;&quot;)">
            <text:p/>
          </table:table-cell>
          <table:table-cell office:value-type="string" calcext:value-type="string">
            <text:p>0xC2</text:p>
          </table:table-cell>
        </table:table-row>
        <table:table-row table:style-name="ro1">
          <table:table-cell office:value-type="float" office:value="25.91930816" calcext:value-type="float">
            <text:p>25.91930816</text:p>
          </table:table-cell>
          <table:table-cell table:formula="of:=ROUND(([.A1066]-[.A1065])*1000000)/1000" office:value-type="float" office:value="0.094" calcext:value-type="float">
            <text:p>0.094</text:p>
          </table:table-cell>
          <table:table-cell table:formula="of:=IF([.B1066]&gt;1;&quot;SLEEP&quot;;&quot;&quot;)">
            <text:p/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float" office:value="25.91940176" calcext:value-type="float">
            <text:p>25.91940176</text:p>
          </table:table-cell>
          <table:table-cell table:formula="of:=ROUND(([.A1067]-[.A1066])*1000000)/1000" office:value-type="float" office:value="0.094" calcext:value-type="float">
            <text:p>0.094</text:p>
          </table:table-cell>
          <table:table-cell table:formula="of:=IF([.B1067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91949536" calcext:value-type="float">
            <text:p>25.91949536</text:p>
          </table:table-cell>
          <table:table-cell table:formula="of:=ROUND(([.A1068]-[.A1067])*1000000)/1000" office:value-type="float" office:value="0.094" calcext:value-type="float">
            <text:p>0.094</text:p>
          </table:table-cell>
          <table:table-cell table:formula="of:=IF([.B1068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91958912" calcext:value-type="float">
            <text:p>25.91958912</text:p>
          </table:table-cell>
          <table:table-cell table:formula="of:=ROUND(([.A1069]-[.A1068])*1000000)/1000" office:value-type="float" office:value="0.094" calcext:value-type="float">
            <text:p>0.094</text:p>
          </table:table-cell>
          <table:table-cell table:formula="of:=IF([.B1069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5.91968272" calcext:value-type="float">
            <text:p>25.91968272</text:p>
          </table:table-cell>
          <table:table-cell table:formula="of:=ROUND(([.A1070]-[.A1069])*1000000)/1000" office:value-type="float" office:value="0.094" calcext:value-type="float">
            <text:p>0.094</text:p>
          </table:table-cell>
          <table:table-cell table:formula="of:=IF([.B1070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91977632" calcext:value-type="float">
            <text:p>25.91977632</text:p>
          </table:table-cell>
          <table:table-cell table:formula="of:=ROUND(([.A1071]-[.A1070])*1000000)/1000" office:value-type="float" office:value="0.094" calcext:value-type="float">
            <text:p>0.094</text:p>
          </table:table-cell>
          <table:table-cell table:formula="of:=IF([.B1071]&gt;1;&quot;SLEEP&quot;;&quot;&quot;)">
            <text:p/>
          </table:table-cell>
          <table:table-cell office:value-type="string" calcext:value-type="string">
            <text:p>0xB3</text:p>
          </table:table-cell>
        </table:table-row>
        <table:table-row table:style-name="ro1">
          <table:table-cell office:value-type="float" office:value="25.91987008" calcext:value-type="float">
            <text:p>25.91987008</text:p>
          </table:table-cell>
          <table:table-cell table:formula="of:=ROUND(([.A1072]-[.A1071])*1000000)/1000" office:value-type="float" office:value="0.094" calcext:value-type="float">
            <text:p>0.094</text:p>
          </table:table-cell>
          <table:table-cell table:formula="of:=IF([.B1072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91996368" calcext:value-type="float">
            <text:p>25.91996368</text:p>
          </table:table-cell>
          <table:table-cell table:formula="of:=ROUND(([.A1073]-[.A1072])*1000000)/1000" office:value-type="float" office:value="0.094" calcext:value-type="float">
            <text:p>0.094</text:p>
          </table:table-cell>
          <table:table-cell table:formula="of:=IF([.B1073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92005728" calcext:value-type="float">
            <text:p>25.92005728</text:p>
          </table:table-cell>
          <table:table-cell table:formula="of:=ROUND(([.A1074]-[.A1073])*1000000)/1000" office:value-type="float" office:value="0.094" calcext:value-type="float">
            <text:p>0.094</text:p>
          </table:table-cell>
          <table:table-cell table:formula="of:=IF([.B1074]&gt;1;&quot;SLEEP&quot;;&quot;&quot;)">
            <text:p/>
          </table:table-cell>
          <table:table-cell office:value-type="string" calcext:value-type="string">
            <text:p>0x71</text:p>
          </table:table-cell>
        </table:table-row>
        <table:table-row table:style-name="ro1">
          <table:table-cell office:value-type="float" office:value="25.92015104" calcext:value-type="float">
            <text:p>25.92015104</text:p>
          </table:table-cell>
          <table:table-cell table:formula="of:=ROUND(([.A1075]-[.A1074])*1000000)/1000" office:value-type="float" office:value="0.094" calcext:value-type="float">
            <text:p>0.094</text:p>
          </table:table-cell>
          <table:table-cell table:formula="of:=IF([.B1075]&gt;1;&quot;SLEEP&quot;;&quot;&quot;)">
            <text:p/>
          </table:table-cell>
          <table:table-cell office:value-type="string" calcext:value-type="string">
            <text:p>0xB4</text:p>
          </table:table-cell>
        </table:table-row>
        <table:table-row table:style-name="ro1">
          <table:table-cell office:value-type="float" office:value="25.92024464" calcext:value-type="float">
            <text:p>25.92024464</text:p>
          </table:table-cell>
          <table:table-cell table:formula="of:=ROUND(([.A1076]-[.A1075])*1000000)/1000" office:value-type="float" office:value="0.094" calcext:value-type="float">
            <text:p>0.094</text:p>
          </table:table-cell>
          <table:table-cell table:formula="of:=IF([.B1076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9203384" calcext:value-type="float">
            <text:p>25.9203384</text:p>
          </table:table-cell>
          <table:table-cell table:formula="of:=ROUND(([.A1077]-[.A1076])*1000000)/1000" office:value-type="float" office:value="0.094" calcext:value-type="float">
            <text:p>0.094</text:p>
          </table:table-cell>
          <table:table-cell table:formula="of:=IF([.B1077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920432" calcext:value-type="float">
            <text:p>25.920432</text:p>
          </table:table-cell>
          <table:table-cell table:formula="of:=ROUND(([.A1078]-[.A1077])*1000000)/1000" office:value-type="float" office:value="0.094" calcext:value-type="float">
            <text:p>0.094</text:p>
          </table:table-cell>
          <table:table-cell table:formula="of:=IF([.B1078]&gt;1;&quot;SLEEP&quot;;&quot;&quot;)">
            <text:p/>
          </table:table-cell>
          <table:table-cell office:value-type="string" calcext:value-type="string">
            <text:p>0x71</text:p>
          </table:table-cell>
        </table:table-row>
        <table:table-row table:style-name="ro1">
          <table:table-cell office:value-type="float" office:value="25.9205256" calcext:value-type="float">
            <text:p>25.9205256</text:p>
          </table:table-cell>
          <table:table-cell table:formula="of:=ROUND(([.A1079]-[.A1078])*1000000)/1000" office:value-type="float" office:value="0.094" calcext:value-type="float">
            <text:p>0.094</text:p>
          </table:table-cell>
          <table:table-cell table:formula="of:=IF([.B1079]&gt;1;&quot;SLEEP&quot;;&quot;&quot;)">
            <text:p/>
          </table:table-cell>
          <table:table-cell office:value-type="string" calcext:value-type="string">
            <text:p>0xB5</text:p>
          </table:table-cell>
        </table:table-row>
        <table:table-row table:style-name="ro1">
          <table:table-cell office:value-type="float" office:value="25.9206192" calcext:value-type="float">
            <text:p>25.9206192</text:p>
          </table:table-cell>
          <table:table-cell table:formula="of:=ROUND(([.A1080]-[.A1079])*1000000)/1000" office:value-type="float" office:value="0.094" calcext:value-type="float">
            <text:p>0.094</text:p>
          </table:table-cell>
          <table:table-cell table:formula="of:=IF([.B1080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92071296" calcext:value-type="float">
            <text:p>25.92071296</text:p>
          </table:table-cell>
          <table:table-cell table:formula="of:=ROUND(([.A1081]-[.A1080])*1000000)/1000" office:value-type="float" office:value="0.094" calcext:value-type="float">
            <text:p>0.094</text:p>
          </table:table-cell>
          <table:table-cell table:formula="of:=IF([.B1081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92080656" calcext:value-type="float">
            <text:p>25.92080656</text:p>
          </table:table-cell>
          <table:table-cell table:formula="of:=ROUND(([.A1082]-[.A1081])*1000000)/1000" office:value-type="float" office:value="0.094" calcext:value-type="float">
            <text:p>0.094</text:p>
          </table:table-cell>
          <table:table-cell table:formula="of:=IF([.B1082]&gt;1;&quot;SLEEP&quot;;&quot;&quot;)">
            <text:p/>
          </table:table-cell>
          <table:table-cell office:value-type="string" calcext:value-type="string">
            <text:p>0x71</text:p>
          </table:table-cell>
        </table:table-row>
        <table:table-row table:style-name="ro1">
          <table:table-cell office:value-type="float" office:value="25.92090032" calcext:value-type="float">
            <text:p>25.92090032</text:p>
          </table:table-cell>
          <table:table-cell table:formula="of:=ROUND(([.A1083]-[.A1082])*1000000)/1000" office:value-type="float" office:value="0.094" calcext:value-type="float">
            <text:p>0.094</text:p>
          </table:table-cell>
          <table:table-cell table:formula="of:=IF([.B1083]&gt;1;&quot;SLEEP&quot;;&quot;&quot;)">
            <text:p/>
          </table:table-cell>
          <table:table-cell office:value-type="string" calcext:value-type="string">
            <text:p>0xB6</text:p>
          </table:table-cell>
        </table:table-row>
        <table:table-row table:style-name="ro1">
          <table:table-cell office:value-type="float" office:value="25.92099392" calcext:value-type="float">
            <text:p>25.92099392</text:p>
          </table:table-cell>
          <table:table-cell table:formula="of:=ROUND(([.A1084]-[.A1083])*1000000)/1000" office:value-type="float" office:value="0.094" calcext:value-type="float">
            <text:p>0.094</text:p>
          </table:table-cell>
          <table:table-cell table:formula="of:=IF([.B1084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92108752" calcext:value-type="float">
            <text:p>25.92108752</text:p>
          </table:table-cell>
          <table:table-cell table:formula="of:=ROUND(([.A1085]-[.A1084])*1000000)/1000" office:value-type="float" office:value="0.094" calcext:value-type="float">
            <text:p>0.094</text:p>
          </table:table-cell>
          <table:table-cell table:formula="of:=IF([.B1085]&gt;1;&quot;SLEEP&quot;;&quot;&quot;)">
            <text:p/>
          </table:table-cell>
          <table:table-cell office:value-type="string" calcext:value-type="string">
            <text:p>0x1F</text:p>
          </table:table-cell>
        </table:table-row>
        <table:table-row table:style-name="ro1">
          <table:table-cell office:value-type="float" office:value="25.92118128" calcext:value-type="float">
            <text:p>25.92118128</text:p>
          </table:table-cell>
          <table:table-cell table:formula="of:=ROUND(([.A1086]-[.A1085])*1000000)/1000" office:value-type="float" office:value="0.094" calcext:value-type="float">
            <text:p>0.094</text:p>
          </table:table-cell>
          <table:table-cell table:formula="of:=IF([.B1086]&gt;1;&quot;SLEEP&quot;;&quot;&quot;)">
            <text:p/>
          </table:table-cell>
          <table:table-cell office:value-type="string" calcext:value-type="string">
            <text:p>0x71</text:p>
          </table:table-cell>
        </table:table-row>
        <table:table-row table:style-name="ro1">
          <table:table-cell office:value-type="float" office:value="25.92127488" calcext:value-type="float">
            <text:p>25.92127488</text:p>
          </table:table-cell>
          <table:table-cell table:formula="of:=ROUND(([.A1087]-[.A1086])*1000000)/1000" office:value-type="float" office:value="0.094" calcext:value-type="float">
            <text:p>0.094</text:p>
          </table:table-cell>
          <table:table-cell table:formula="of:=IF([.B1087]&gt;1;&quot;SLEEP&quot;;&quot;&quot;)">
            <text:p/>
          </table:table-cell>
          <table:table-cell office:value-type="string" calcext:value-type="string">
            <text:p>0xB7</text:p>
          </table:table-cell>
        </table:table-row>
        <table:table-row table:style-name="ro1">
          <table:table-cell office:value-type="float" office:value="25.92136848" calcext:value-type="float">
            <text:p>25.92136848</text:p>
          </table:table-cell>
          <table:table-cell table:formula="of:=ROUND(([.A1088]-[.A1087])*1000000)/1000" office:value-type="float" office:value="0.094" calcext:value-type="float">
            <text:p>0.094</text:p>
          </table:table-cell>
          <table:table-cell table:formula="of:=IF([.B1088]&gt;1;&quot;SLEEP&quot;;&quot;&quot;)">
            <text:p/>
          </table:table-cell>
          <table:table-cell office:value-type="string" calcext:value-type="string">
            <text:p>0x86</text:p>
          </table:table-cell>
        </table:table-row>
        <table:table-row table:style-name="ro1">
          <table:table-cell office:value-type="float" office:value="25.92146224" calcext:value-type="float">
            <text:p>25.92146224</text:p>
          </table:table-cell>
          <table:table-cell table:formula="of:=ROUND(([.A1089]-[.A1088])*1000000)/1000" office:value-type="float" office:value="0.094" calcext:value-type="float">
            <text:p>0.094</text:p>
          </table:table-cell>
          <table:table-cell table:formula="of:=IF([.B1089]&gt;1;&quot;SLEEP&quot;;&quot;&quot;)">
            <text:p/>
          </table:table-cell>
          <table:table-cell office:value-type="string" calcext:value-type="string">
            <text:p>0xA1</text:p>
          </table:table-cell>
        </table:table-row>
        <table:table-row table:style-name="ro1">
          <table:table-cell office:value-type="float" office:value="25.92155584" calcext:value-type="float">
            <text:p>25.92155584</text:p>
          </table:table-cell>
          <table:table-cell table:formula="of:=ROUND(([.A1090]-[.A1089])*1000000)/1000" office:value-type="float" office:value="0.094" calcext:value-type="float">
            <text:p>0.094</text:p>
          </table:table-cell>
          <table:table-cell table:formula="of:=IF([.B1090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5.92164944" calcext:value-type="float">
            <text:p>25.92164944</text:p>
          </table:table-cell>
          <table:table-cell table:formula="of:=ROUND(([.A1091]-[.A1090])*1000000)/1000" office:value-type="float" office:value="0.094" calcext:value-type="float">
            <text:p>0.094</text:p>
          </table:table-cell>
          <table:table-cell table:formula="of:=IF([.B1091]&gt;1;&quot;SLEEP&quot;;&quot;&quot;)">
            <text:p/>
          </table:table-cell>
          <table:table-cell office:value-type="string" calcext:value-type="string">
            <text:p>0xC6</text:p>
          </table:table-cell>
        </table:table-row>
        <table:table-row table:style-name="ro1">
          <table:table-cell office:value-type="float" office:value="25.92261872" calcext:value-type="float">
            <text:p>25.92261872</text:p>
          </table:table-cell>
          <table:table-cell table:formula="of:=ROUND(([.A1092]-[.A1091])*1000000)/1000" office:value-type="float" office:value="0.969" calcext:value-type="float">
            <text:p>0.969</text:p>
          </table:table-cell>
          <table:table-cell table:formula="of:=IF([.B109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2271248" calcext:value-type="float">
            <text:p>25.92271248</text:p>
          </table:table-cell>
          <table:table-cell table:formula="of:=ROUND(([.A1093]-[.A1092])*1000000)/1000" office:value-type="float" office:value="0.094" calcext:value-type="float">
            <text:p>0.094</text:p>
          </table:table-cell>
          <table:table-cell table:formula="of:=IF([.B1093]&gt;1;&quot;SLEEP&quot;;&quot;&quot;)">
            <text:p/>
          </table:table-cell>
          <table:table-cell office:value-type="string" calcext:value-type="string">
            <text:p>0x09</text:p>
          </table:table-cell>
        </table:table-row>
        <table:table-row table:style-name="ro1">
          <table:table-cell office:value-type="float" office:value="25.9229472" calcext:value-type="float">
            <text:p>25.9229472</text:p>
          </table:table-cell>
          <table:table-cell table:formula="of:=ROUND(([.A1094]-[.A1093])*1000000)/1000" office:value-type="float" office:value="0.235" calcext:value-type="float">
            <text:p>0.235</text:p>
          </table:table-cell>
          <table:table-cell table:formula="of:=IF([.B1094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92304096" calcext:value-type="float">
            <text:p>25.92304096</text:p>
          </table:table-cell>
          <table:table-cell table:formula="of:=ROUND(([.A1095]-[.A1094])*1000000)/1000" office:value-type="float" office:value="0.094" calcext:value-type="float">
            <text:p>0.094</text:p>
          </table:table-cell>
          <table:table-cell table:formula="of:=IF([.B1095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2313456" calcext:value-type="float">
            <text:p>25.92313456</text:p>
          </table:table-cell>
          <table:table-cell table:formula="of:=ROUND(([.A1096]-[.A1095])*1000000)/1000" office:value-type="float" office:value="0.094" calcext:value-type="float">
            <text:p>0.094</text:p>
          </table:table-cell>
          <table:table-cell table:formula="of:=IF([.B1096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5.92322816" calcext:value-type="float">
            <text:p>25.92322816</text:p>
          </table:table-cell>
          <table:table-cell table:formula="of:=ROUND(([.A1097]-[.A1096])*1000000)/1000" office:value-type="float" office:value="0.094" calcext:value-type="float">
            <text:p>0.094</text:p>
          </table:table-cell>
          <table:table-cell table:formula="of:=IF([.B1097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2332192" calcext:value-type="float">
            <text:p>25.92332192</text:p>
          </table:table-cell>
          <table:table-cell table:formula="of:=ROUND(([.A1098]-[.A1097])*1000000)/1000" office:value-type="float" office:value="0.094" calcext:value-type="float">
            <text:p>0.094</text:p>
          </table:table-cell>
          <table:table-cell table:formula="of:=IF([.B1098]&gt;1;&quot;SLEEP&quot;;&quot;&quot;)">
            <text:p/>
          </table:table-cell>
          <table:table-cell office:value-type="string" calcext:value-type="string">
            <text:p>0xEB</text:p>
          </table:table-cell>
        </table:table-row>
        <table:table-row table:style-name="ro1">
          <table:table-cell office:value-type="float" office:value="25.92341552" calcext:value-type="float">
            <text:p>25.92341552</text:p>
          </table:table-cell>
          <table:table-cell table:formula="of:=ROUND(([.A1099]-[.A1098])*1000000)/1000" office:value-type="float" office:value="0.094" calcext:value-type="float">
            <text:p>0.094</text:p>
          </table:table-cell>
          <table:table-cell table:formula="of:=IF([.B1099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2350928" calcext:value-type="float">
            <text:p>25.92350928</text:p>
          </table:table-cell>
          <table:table-cell table:formula="of:=ROUND(([.A1100]-[.A1099])*1000000)/1000" office:value-type="float" office:value="0.094" calcext:value-type="float">
            <text:p>0.094</text:p>
          </table:table-cell>
          <table:table-cell table:formula="of:=IF([.B1100]&gt;1;&quot;SLEEP&quot;;&quot;&quot;)">
            <text:p/>
          </table:table-cell>
          <table:table-cell office:value-type="string" calcext:value-type="string">
            <text:p>0x5B</text:p>
          </table:table-cell>
        </table:table-row>
        <table:table-row table:style-name="ro1">
          <table:table-cell office:value-type="float" office:value="25.92360288" calcext:value-type="float">
            <text:p>25.92360288</text:p>
          </table:table-cell>
          <table:table-cell table:formula="of:=ROUND(([.A1101]-[.A1100])*1000000)/1000" office:value-type="float" office:value="0.094" calcext:value-type="float">
            <text:p>0.094</text:p>
          </table:table-cell>
          <table:table-cell table:formula="of:=IF([.B1101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92369664" calcext:value-type="float">
            <text:p>25.92369664</text:p>
          </table:table-cell>
          <table:table-cell table:formula="of:=ROUND(([.A1102]-[.A1101])*1000000)/1000" office:value-type="float" office:value="0.094" calcext:value-type="float">
            <text:p>0.094</text:p>
          </table:table-cell>
          <table:table-cell table:formula="of:=IF([.B1102]&gt;1;&quot;SLEEP&quot;;&quot;&quot;)">
            <text:p/>
          </table:table-cell>
          <table:table-cell office:value-type="string" calcext:value-type="string">
            <text:p>0x3F</text:p>
          </table:table-cell>
        </table:table-row>
        <table:table-row table:style-name="ro1">
          <table:table-cell office:value-type="float" office:value="25.92379024" calcext:value-type="float">
            <text:p>25.92379024</text:p>
          </table:table-cell>
          <table:table-cell table:formula="of:=ROUND(([.A1103]-[.A1102])*1000000)/1000" office:value-type="float" office:value="0.094" calcext:value-type="float">
            <text:p>0.094</text:p>
          </table:table-cell>
          <table:table-cell table:formula="of:=IF([.B1103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2388384" calcext:value-type="float">
            <text:p>25.92388384</text:p>
          </table:table-cell>
          <table:table-cell table:formula="of:=ROUND(([.A1104]-[.A1103])*1000000)/1000" office:value-type="float" office:value="0.094" calcext:value-type="float">
            <text:p>0.094</text:p>
          </table:table-cell>
          <table:table-cell table:formula="of:=IF([.B1104]&gt;1;&quot;SLEEP&quot;;&quot;&quot;)">
            <text:p/>
          </table:table-cell>
          <table:table-cell office:value-type="string" calcext:value-type="string">
            <text:p>0x82</text:p>
          </table:table-cell>
        </table:table-row>
        <table:table-row table:style-name="ro1">
          <table:table-cell office:value-type="float" office:value="25.9239776" calcext:value-type="float">
            <text:p>25.9239776</text:p>
          </table:table-cell>
          <table:table-cell table:formula="of:=ROUND(([.A1105]-[.A1104])*1000000)/1000" office:value-type="float" office:value="0.094" calcext:value-type="float">
            <text:p>0.094</text:p>
          </table:table-cell>
          <table:table-cell table:formula="of:=IF([.B1105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9240712" calcext:value-type="float">
            <text:p>25.9240712</text:p>
          </table:table-cell>
          <table:table-cell table:formula="of:=ROUND(([.A1106]-[.A1105])*1000000)/1000" office:value-type="float" office:value="0.094" calcext:value-type="float">
            <text:p>0.094</text:p>
          </table:table-cell>
          <table:table-cell table:formula="of:=IF([.B1106]&gt;1;&quot;SLEEP&quot;;&quot;&quot;)">
            <text:p/>
          </table:table-cell>
          <table:table-cell office:value-type="string" calcext:value-type="string">
            <text:p>0x0D</text:p>
          </table:table-cell>
        </table:table-row>
        <table:table-row table:style-name="ro1">
          <table:table-cell office:value-type="float" office:value="25.9241648" calcext:value-type="float">
            <text:p>25.9241648</text:p>
          </table:table-cell>
          <table:table-cell table:formula="of:=ROUND(([.A1107]-[.A1106])*1000000)/1000" office:value-type="float" office:value="0.094" calcext:value-type="float">
            <text:p>0.094</text:p>
          </table:table-cell>
          <table:table-cell table:formula="of:=IF([.B1107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2425856" calcext:value-type="float">
            <text:p>25.92425856</text:p>
          </table:table-cell>
          <table:table-cell table:formula="of:=ROUND(([.A1108]-[.A1107])*1000000)/1000" office:value-type="float" office:value="0.094" calcext:value-type="float">
            <text:p>0.094</text:p>
          </table:table-cell>
          <table:table-cell table:formula="of:=IF([.B1108]&gt;1;&quot;SLEEP&quot;;&quot;&quot;)">
            <text:p/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float" office:value="25.92435216" calcext:value-type="float">
            <text:p>25.92435216</text:p>
          </table:table-cell>
          <table:table-cell table:formula="of:=ROUND(([.A1109]-[.A1108])*1000000)/1000" office:value-type="float" office:value="0.094" calcext:value-type="float">
            <text:p>0.094</text:p>
          </table:table-cell>
          <table:table-cell table:formula="of:=IF([.B1109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92444576" calcext:value-type="float">
            <text:p>25.92444576</text:p>
          </table:table-cell>
          <table:table-cell table:formula="of:=ROUND(([.A1110]-[.A1109])*1000000)/1000" office:value-type="float" office:value="0.094" calcext:value-type="float">
            <text:p>0.094</text:p>
          </table:table-cell>
          <table:table-cell table:formula="of:=IF([.B1110]&gt;1;&quot;SLEEP&quot;;&quot;&quot;)">
            <text:p/>
          </table:table-cell>
          <table:table-cell office:value-type="string" calcext:value-type="string">
            <text:p>0x76</text:p>
          </table:table-cell>
        </table:table-row>
        <table:table-row table:style-name="ro1">
          <table:table-cell office:value-type="float" office:value="25.92453952" calcext:value-type="float">
            <text:p>25.92453952</text:p>
          </table:table-cell>
          <table:table-cell table:formula="of:=ROUND(([.A1111]-[.A1110])*1000000)/1000" office:value-type="float" office:value="0.094" calcext:value-type="float">
            <text:p>0.094</text:p>
          </table:table-cell>
          <table:table-cell table:formula="of:=IF([.B1111]&gt;1;&quot;SLEEP&quot;;&quot;&quot;)">
            <text:p/>
          </table:table-cell>
          <table:table-cell office:value-type="string" calcext:value-type="string">
            <text:p>0xE2</text:p>
          </table:table-cell>
        </table:table-row>
        <table:table-row table:style-name="ro1">
          <table:table-cell office:value-type="float" office:value="25.92463312" calcext:value-type="float">
            <text:p>25.92463312</text:p>
          </table:table-cell>
          <table:table-cell table:formula="of:=ROUND(([.A1112]-[.A1111])*1000000)/1000" office:value-type="float" office:value="0.094" calcext:value-type="float">
            <text:p>0.094</text:p>
          </table:table-cell>
          <table:table-cell table:formula="of:=IF([.B1112]&gt;1;&quot;SLEEP&quot;;&quot;&quot;)">
            <text:p/>
          </table:table-cell>
          <table:table-cell office:value-type="string" calcext:value-type="string">
            <text:p>0x6B</text:p>
          </table:table-cell>
        </table:table-row>
        <table:table-row table:style-name="ro1">
          <table:table-cell office:value-type="float" office:value="25.92472672" calcext:value-type="float">
            <text:p>25.92472672</text:p>
          </table:table-cell>
          <table:table-cell table:formula="of:=ROUND(([.A1113]-[.A1112])*1000000)/1000" office:value-type="float" office:value="0.094" calcext:value-type="float">
            <text:p>0.094</text:p>
          </table:table-cell>
          <table:table-cell table:formula="of:=IF([.B1113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92482032" calcext:value-type="float">
            <text:p>25.92482032</text:p>
          </table:table-cell>
          <table:table-cell table:formula="of:=ROUND(([.A1114]-[.A1113])*1000000)/1000" office:value-type="float" office:value="0.094" calcext:value-type="float">
            <text:p>0.094</text:p>
          </table:table-cell>
          <table:table-cell table:formula="of:=IF([.B111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2491408" calcext:value-type="float">
            <text:p>25.92491408</text:p>
          </table:table-cell>
          <table:table-cell table:formula="of:=ROUND(([.A1115]-[.A1114])*1000000)/1000" office:value-type="float" office:value="0.094" calcext:value-type="float">
            <text:p>0.094</text:p>
          </table:table-cell>
          <table:table-cell table:formula="of:=IF([.B1115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2500768" calcext:value-type="float">
            <text:p>25.92500768</text:p>
          </table:table-cell>
          <table:table-cell table:formula="of:=ROUND(([.A1116]-[.A1115])*1000000)/1000" office:value-type="float" office:value="0.094" calcext:value-type="float">
            <text:p>0.094</text:p>
          </table:table-cell>
          <table:table-cell table:formula="of:=IF([.B1116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5.92510144" calcext:value-type="float">
            <text:p>25.92510144</text:p>
          </table:table-cell>
          <table:table-cell table:formula="of:=ROUND(([.A1117]-[.A1116])*1000000)/1000" office:value-type="float" office:value="0.094" calcext:value-type="float">
            <text:p>0.094</text:p>
          </table:table-cell>
          <table:table-cell table:formula="of:=IF([.B111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2519504" calcext:value-type="float">
            <text:p>25.92519504</text:p>
          </table:table-cell>
          <table:table-cell table:formula="of:=ROUND(([.A1118]-[.A1117])*1000000)/1000" office:value-type="float" office:value="0.094" calcext:value-type="float">
            <text:p>0.094</text:p>
          </table:table-cell>
          <table:table-cell table:formula="of:=IF([.B1118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252888" calcext:value-type="float">
            <text:p>25.9252888</text:p>
          </table:table-cell>
          <table:table-cell table:formula="of:=ROUND(([.A1119]-[.A1118])*1000000)/1000" office:value-type="float" office:value="0.094" calcext:value-type="float">
            <text:p>0.094</text:p>
          </table:table-cell>
          <table:table-cell table:formula="of:=IF([.B1119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9253824" calcext:value-type="float">
            <text:p>25.9253824</text:p>
          </table:table-cell>
          <table:table-cell table:formula="of:=ROUND(([.A1120]-[.A1119])*1000000)/1000" office:value-type="float" office:value="0.094" calcext:value-type="float">
            <text:p>0.094</text:p>
          </table:table-cell>
          <table:table-cell table:formula="of:=IF([.B1120]&gt;1;&quot;SLEEP&quot;;&quot;&quot;)">
            <text:p/>
          </table:table-cell>
          <table:table-cell office:value-type="string" calcext:value-type="string">
            <text:p>0x81</text:p>
          </table:table-cell>
        </table:table-row>
        <table:table-row table:style-name="ro1">
          <table:table-cell office:value-type="float" office:value="25.925476" calcext:value-type="float">
            <text:p>25.925476</text:p>
          </table:table-cell>
          <table:table-cell table:formula="of:=ROUND(([.A1121]-[.A1120])*1000000)/1000" office:value-type="float" office:value="0.094" calcext:value-type="float">
            <text:p>0.094</text:p>
          </table:table-cell>
          <table:table-cell table:formula="of:=IF([.B1121]&gt;1;&quot;SLEEP&quot;;&quot;&quot;)">
            <text:p/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float" office:value="25.9255696" calcext:value-type="float">
            <text:p>25.9255696</text:p>
          </table:table-cell>
          <table:table-cell table:formula="of:=ROUND(([.A1122]-[.A1121])*1000000)/1000" office:value-type="float" office:value="0.094" calcext:value-type="float">
            <text:p>0.094</text:p>
          </table:table-cell>
          <table:table-cell table:formula="of:=IF([.B1122]&gt;1;&quot;SLEEP&quot;;&quot;&quot;)">
            <text:p/>
          </table:table-cell>
          <table:table-cell office:value-type="string" calcext:value-type="string">
            <text:p>0xB8</text:p>
          </table:table-cell>
        </table:table-row>
        <table:table-row table:style-name="ro1">
          <table:table-cell office:value-type="float" office:value="25.92566336" calcext:value-type="float">
            <text:p>25.92566336</text:p>
          </table:table-cell>
          <table:table-cell table:formula="of:=ROUND(([.A1123]-[.A1122])*1000000)/1000" office:value-type="float" office:value="0.094" calcext:value-type="float">
            <text:p>0.094</text:p>
          </table:table-cell>
          <table:table-cell table:formula="of:=IF([.B1123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2575696" calcext:value-type="float">
            <text:p>25.92575696</text:p>
          </table:table-cell>
          <table:table-cell table:formula="of:=ROUND(([.A1124]-[.A1123])*1000000)/1000" office:value-type="float" office:value="0.094" calcext:value-type="float">
            <text:p>0.094</text:p>
          </table:table-cell>
          <table:table-cell table:formula="of:=IF([.B1124]&gt;1;&quot;SLEEP&quot;;&quot;&quot;)">
            <text:p/>
          </table:table-cell>
          <table:table-cell office:value-type="string" calcext:value-type="string">
            <text:p>0x82</text:p>
          </table:table-cell>
        </table:table-row>
        <table:table-row table:style-name="ro1">
          <table:table-cell office:value-type="float" office:value="25.92585056" calcext:value-type="float">
            <text:p>25.92585056</text:p>
          </table:table-cell>
          <table:table-cell table:formula="of:=ROUND(([.A1125]-[.A1124])*1000000)/1000" office:value-type="float" office:value="0.094" calcext:value-type="float">
            <text:p>0.094</text:p>
          </table:table-cell>
          <table:table-cell table:formula="of:=IF([.B112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268168" calcext:value-type="float">
            <text:p>25.9268168</text:p>
          </table:table-cell>
          <table:table-cell table:formula="of:=ROUND(([.A1126]-[.A1125])*1000000)/1000" office:value-type="float" office:value="0.966" calcext:value-type="float">
            <text:p>0.966</text:p>
          </table:table-cell>
          <table:table-cell table:formula="of:=IF([.B1126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5.92691056" calcext:value-type="float">
            <text:p>25.92691056</text:p>
          </table:table-cell>
          <table:table-cell table:formula="of:=ROUND(([.A1127]-[.A1126])*1000000)/1000" office:value-type="float" office:value="0.094" calcext:value-type="float">
            <text:p>0.094</text:p>
          </table:table-cell>
          <table:table-cell table:formula="of:=IF([.B1127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92700416" calcext:value-type="float">
            <text:p>25.92700416</text:p>
          </table:table-cell>
          <table:table-cell table:formula="of:=ROUND(([.A1128]-[.A1127])*1000000)/1000" office:value-type="float" office:value="0.094" calcext:value-type="float">
            <text:p>0.094</text:p>
          </table:table-cell>
          <table:table-cell table:formula="of:=IF([.B1128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92709776" calcext:value-type="float">
            <text:p>25.92709776</text:p>
          </table:table-cell>
          <table:table-cell table:formula="of:=ROUND(([.A1129]-[.A1128])*1000000)/1000" office:value-type="float" office:value="0.094" calcext:value-type="float">
            <text:p>0.094</text:p>
          </table:table-cell>
          <table:table-cell table:formula="of:=IF([.B1129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92719152" calcext:value-type="float">
            <text:p>25.92719152</text:p>
          </table:table-cell>
          <table:table-cell table:formula="of:=ROUND(([.A1130]-[.A1129])*1000000)/1000" office:value-type="float" office:value="0.094" calcext:value-type="float">
            <text:p>0.094</text:p>
          </table:table-cell>
          <table:table-cell table:formula="of:=IF([.B1130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92728512" calcext:value-type="float">
            <text:p>25.92728512</text:p>
          </table:table-cell>
          <table:table-cell table:formula="of:=ROUND(([.A1131]-[.A1130])*1000000)/1000" office:value-type="float" office:value="0.094" calcext:value-type="float">
            <text:p>0.094</text:p>
          </table:table-cell>
          <table:table-cell table:formula="of:=IF([.B1131]&gt;1;&quot;SLEEP&quot;;&quot;&quot;)">
            <text:p/>
          </table:table-cell>
          <table:table-cell office:value-type="string" calcext:value-type="string">
            <text:p>0xB9</text:p>
          </table:table-cell>
        </table:table-row>
        <table:table-row table:style-name="ro1">
          <table:table-cell office:value-type="float" office:value="25.92737872" calcext:value-type="float">
            <text:p>25.92737872</text:p>
          </table:table-cell>
          <table:table-cell table:formula="of:=ROUND(([.A1132]-[.A1131])*1000000)/1000" office:value-type="float" office:value="0.094" calcext:value-type="float">
            <text:p>0.094</text:p>
          </table:table-cell>
          <table:table-cell table:formula="of:=IF([.B1132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92747248" calcext:value-type="float">
            <text:p>25.92747248</text:p>
          </table:table-cell>
          <table:table-cell table:formula="of:=ROUND(([.A1133]-[.A1132])*1000000)/1000" office:value-type="float" office:value="0.094" calcext:value-type="float">
            <text:p>0.094</text:p>
          </table:table-cell>
          <table:table-cell table:formula="of:=IF([.B1133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92756608" calcext:value-type="float">
            <text:p>25.92756608</text:p>
          </table:table-cell>
          <table:table-cell table:formula="of:=ROUND(([.A1134]-[.A1133])*1000000)/1000" office:value-type="float" office:value="0.094" calcext:value-type="float">
            <text:p>0.094</text:p>
          </table:table-cell>
          <table:table-cell table:formula="of:=IF([.B1134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92765968" calcext:value-type="float">
            <text:p>25.92765968</text:p>
          </table:table-cell>
          <table:table-cell table:formula="of:=ROUND(([.A1135]-[.A1134])*1000000)/1000" office:value-type="float" office:value="0.094" calcext:value-type="float">
            <text:p>0.094</text:p>
          </table:table-cell>
          <table:table-cell table:formula="of:=IF([.B1135]&gt;1;&quot;SLEEP&quot;;&quot;&quot;)">
            <text:p/>
          </table:table-cell>
          <table:table-cell office:value-type="string" calcext:value-type="string">
            <text:p>0xBA</text:p>
          </table:table-cell>
        </table:table-row>
        <table:table-row table:style-name="ro1">
          <table:table-cell office:value-type="float" office:value="25.92775344" calcext:value-type="float">
            <text:p>25.92775344</text:p>
          </table:table-cell>
          <table:table-cell table:formula="of:=ROUND(([.A1136]-[.A1135])*1000000)/1000" office:value-type="float" office:value="0.094" calcext:value-type="float">
            <text:p>0.094</text:p>
          </table:table-cell>
          <table:table-cell table:formula="of:=IF([.B1136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92784704" calcext:value-type="float">
            <text:p>25.92784704</text:p>
          </table:table-cell>
          <table:table-cell table:formula="of:=ROUND(([.A1137]-[.A1136])*1000000)/1000" office:value-type="float" office:value="0.094" calcext:value-type="float">
            <text:p>0.094</text:p>
          </table:table-cell>
          <table:table-cell table:formula="of:=IF([.B1137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92794064" calcext:value-type="float">
            <text:p>25.92794064</text:p>
          </table:table-cell>
          <table:table-cell table:formula="of:=ROUND(([.A1138]-[.A1137])*1000000)/1000" office:value-type="float" office:value="0.094" calcext:value-type="float">
            <text:p>0.094</text:p>
          </table:table-cell>
          <table:table-cell table:formula="of:=IF([.B1138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9280344" calcext:value-type="float">
            <text:p>25.9280344</text:p>
          </table:table-cell>
          <table:table-cell table:formula="of:=ROUND(([.A1139]-[.A1138])*1000000)/1000" office:value-type="float" office:value="0.094" calcext:value-type="float">
            <text:p>0.094</text:p>
          </table:table-cell>
          <table:table-cell table:formula="of:=IF([.B1139]&gt;1;&quot;SLEEP&quot;;&quot;&quot;)">
            <text:p/>
          </table:table-cell>
          <table:table-cell office:value-type="string" calcext:value-type="string">
            <text:p>0xBB</text:p>
          </table:table-cell>
        </table:table-row>
        <table:table-row table:style-name="ro1">
          <table:table-cell office:value-type="float" office:value="25.928128" calcext:value-type="float">
            <text:p>25.928128</text:p>
          </table:table-cell>
          <table:table-cell table:formula="of:=ROUND(([.A1140]-[.A1139])*1000000)/1000" office:value-type="float" office:value="0.094" calcext:value-type="float">
            <text:p>0.094</text:p>
          </table:table-cell>
          <table:table-cell table:formula="of:=IF([.B1140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9282216" calcext:value-type="float">
            <text:p>25.9282216</text:p>
          </table:table-cell>
          <table:table-cell table:formula="of:=ROUND(([.A1141]-[.A1140])*1000000)/1000" office:value-type="float" office:value="0.094" calcext:value-type="float">
            <text:p>0.094</text:p>
          </table:table-cell>
          <table:table-cell table:formula="of:=IF([.B1141]&gt;1;&quot;SLEEP&quot;;&quot;&quot;)">
            <text:p/>
          </table:table-cell>
          <table:table-cell office:value-type="string" calcext:value-type="string">
            <text:p>0x1F</text:p>
          </table:table-cell>
        </table:table-row>
        <table:table-row table:style-name="ro1">
          <table:table-cell office:value-type="float" office:value="25.9283152" calcext:value-type="float">
            <text:p>25.9283152</text:p>
          </table:table-cell>
          <table:table-cell table:formula="of:=ROUND(([.A1142]-[.A1141])*1000000)/1000" office:value-type="float" office:value="0.094" calcext:value-type="float">
            <text:p>0.094</text:p>
          </table:table-cell>
          <table:table-cell table:formula="of:=IF([.B1142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92840896" calcext:value-type="float">
            <text:p>25.92840896</text:p>
          </table:table-cell>
          <table:table-cell table:formula="of:=ROUND(([.A1143]-[.A1142])*1000000)/1000" office:value-type="float" office:value="0.094" calcext:value-type="float">
            <text:p>0.094</text:p>
          </table:table-cell>
          <table:table-cell table:formula="of:=IF([.B1143]&gt;1;&quot;SLEEP&quot;;&quot;&quot;)">
            <text:p/>
          </table:table-cell>
          <table:table-cell office:value-type="string" calcext:value-type="string">
            <text:p>0xBC</text:p>
          </table:table-cell>
        </table:table-row>
        <table:table-row table:style-name="ro1">
          <table:table-cell office:value-type="float" office:value="25.92850256" calcext:value-type="float">
            <text:p>25.92850256</text:p>
          </table:table-cell>
          <table:table-cell table:formula="of:=ROUND(([.A1144]-[.A1143])*1000000)/1000" office:value-type="float" office:value="0.094" calcext:value-type="float">
            <text:p>0.094</text:p>
          </table:table-cell>
          <table:table-cell table:formula="of:=IF([.B1144]&gt;1;&quot;SLEEP&quot;;&quot;&quot;)">
            <text:p/>
          </table:table-cell>
          <table:table-cell office:value-type="string" calcext:value-type="string">
            <text:p>0x86</text:p>
          </table:table-cell>
        </table:table-row>
        <table:table-row table:style-name="ro1">
          <table:table-cell office:value-type="float" office:value="25.92859616" calcext:value-type="float">
            <text:p>25.92859616</text:p>
          </table:table-cell>
          <table:table-cell table:formula="of:=ROUND(([.A1145]-[.A1144])*1000000)/1000" office:value-type="float" office:value="0.094" calcext:value-type="float">
            <text:p>0.094</text:p>
          </table:table-cell>
          <table:table-cell table:formula="of:=IF([.B1145]&gt;1;&quot;SLEEP&quot;;&quot;&quot;)">
            <text:p/>
          </table:table-cell>
          <table:table-cell office:value-type="string" calcext:value-type="string">
            <text:p>0xA1</text:p>
          </table:table-cell>
        </table:table-row>
        <table:table-row table:style-name="ro1">
          <table:table-cell office:value-type="float" office:value="25.92868992" calcext:value-type="float">
            <text:p>25.92868992</text:p>
          </table:table-cell>
          <table:table-cell table:formula="of:=ROUND(([.A1146]-[.A1145])*1000000)/1000" office:value-type="float" office:value="0.094" calcext:value-type="float">
            <text:p>0.094</text:p>
          </table:table-cell>
          <table:table-cell table:formula="of:=IF([.B1146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5.92878352" calcext:value-type="float">
            <text:p>25.92878352</text:p>
          </table:table-cell>
          <table:table-cell table:formula="of:=ROUND(([.A1147]-[.A1146])*1000000)/1000" office:value-type="float" office:value="0.094" calcext:value-type="float">
            <text:p>0.094</text:p>
          </table:table-cell>
          <table:table-cell table:formula="of:=IF([.B1147]&gt;1;&quot;SLEEP&quot;;&quot;&quot;)">
            <text:p/>
          </table:table-cell>
          <table:table-cell office:value-type="string" calcext:value-type="string">
            <text:p>0xC5</text:p>
          </table:table-cell>
        </table:table-row>
        <table:table-row table:style-name="ro1">
          <table:table-cell office:value-type="float" office:value="25.92887712" calcext:value-type="float">
            <text:p>25.92887712</text:p>
          </table:table-cell>
          <table:table-cell table:formula="of:=ROUND(([.A1148]-[.A1147])*1000000)/1000" office:value-type="float" office:value="0.094" calcext:value-type="float">
            <text:p>0.094</text:p>
          </table:table-cell>
          <table:table-cell table:formula="of:=IF([.B1148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2897072" calcext:value-type="float">
            <text:p>25.92897072</text:p>
          </table:table-cell>
          <table:table-cell table:formula="of:=ROUND(([.A1149]-[.A1148])*1000000)/1000" office:value-type="float" office:value="0.094" calcext:value-type="float">
            <text:p>0.094</text:p>
          </table:table-cell>
          <table:table-cell table:formula="of:=IF([.B1149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5.92906448" calcext:value-type="float">
            <text:p>25.92906448</text:p>
          </table:table-cell>
          <table:table-cell table:formula="of:=ROUND(([.A1150]-[.A1149])*1000000)/1000" office:value-type="float" office:value="0.094" calcext:value-type="float">
            <text:p>0.094</text:p>
          </table:table-cell>
          <table:table-cell table:formula="of:=IF([.B1150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2915808" calcext:value-type="float">
            <text:p>25.92915808</text:p>
          </table:table-cell>
          <table:table-cell table:formula="of:=ROUND(([.A1151]-[.A1150])*1000000)/1000" office:value-type="float" office:value="0.094" calcext:value-type="float">
            <text:p>0.094</text:p>
          </table:table-cell>
          <table:table-cell table:formula="of:=IF([.B1151]&gt;1;&quot;SLEEP&quot;;&quot;&quot;)">
            <text:p/>
          </table:table-cell>
          <table:table-cell office:value-type="string" calcext:value-type="string">
            <text:p>0xE8</text:p>
          </table:table-cell>
        </table:table-row>
        <table:table-row table:style-name="ro1">
          <table:table-cell office:value-type="float" office:value="25.92925184" calcext:value-type="float">
            <text:p>25.92925184</text:p>
          </table:table-cell>
          <table:table-cell table:formula="of:=ROUND(([.A1152]-[.A1151])*1000000)/1000" office:value-type="float" office:value="0.094" calcext:value-type="float">
            <text:p>0.094</text:p>
          </table:table-cell>
          <table:table-cell table:formula="of:=IF([.B1152]&gt;1;&quot;SLEEP&quot;;&quot;&quot;)">
            <text:p/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float" office:value="25.92934544" calcext:value-type="float">
            <text:p>25.92934544</text:p>
          </table:table-cell>
          <table:table-cell table:formula="of:=ROUND(([.A1153]-[.A1152])*1000000)/1000" office:value-type="float" office:value="0.094" calcext:value-type="float">
            <text:p>0.094</text:p>
          </table:table-cell>
          <table:table-cell table:formula="of:=IF([.B115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2943904" calcext:value-type="float">
            <text:p>25.92943904</text:p>
          </table:table-cell>
          <table:table-cell table:formula="of:=ROUND(([.A1154]-[.A1153])*1000000)/1000" office:value-type="float" office:value="0.094" calcext:value-type="float">
            <text:p>0.094</text:p>
          </table:table-cell>
          <table:table-cell table:formula="of:=IF([.B115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2953264" calcext:value-type="float">
            <text:p>25.92953264</text:p>
          </table:table-cell>
          <table:table-cell table:formula="of:=ROUND(([.A1155]-[.A1154])*1000000)/1000" office:value-type="float" office:value="0.094" calcext:value-type="float">
            <text:p>0.094</text:p>
          </table:table-cell>
          <table:table-cell table:formula="of:=IF([.B115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2962624" calcext:value-type="float">
            <text:p>25.92962624</text:p>
          </table:table-cell>
          <table:table-cell table:formula="of:=ROUND(([.A1156]-[.A1155])*1000000)/1000" office:value-type="float" office:value="0.094" calcext:value-type="float">
            <text:p>0.094</text:p>
          </table:table-cell>
          <table:table-cell table:formula="of:=IF([.B1156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2971984" calcext:value-type="float">
            <text:p>25.92971984</text:p>
          </table:table-cell>
          <table:table-cell table:formula="of:=ROUND(([.A1157]-[.A1156])*1000000)/1000" office:value-type="float" office:value="0.094" calcext:value-type="float">
            <text:p>0.094</text:p>
          </table:table-cell>
          <table:table-cell table:formula="of:=IF([.B115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3068656" calcext:value-type="float">
            <text:p>25.93068656</text:p>
          </table:table-cell>
          <table:table-cell table:formula="of:=ROUND(([.A1158]-[.A1157])*1000000)/1000" office:value-type="float" office:value="0.967" calcext:value-type="float">
            <text:p>0.967</text:p>
          </table:table-cell>
          <table:table-cell table:formula="of:=IF([.B1158]&gt;1;&quot;SLEEP&quot;;&quot;&quot;)">
            <text:p/>
          </table:table-cell>
          <table:table-cell office:value-type="string" calcext:value-type="string">
            <text:p>0x46</text:p>
          </table:table-cell>
        </table:table-row>
        <table:table-row table:style-name="ro1">
          <table:table-cell office:value-type="float" office:value="25.93078016" calcext:value-type="float">
            <text:p>25.93078016</text:p>
          </table:table-cell>
          <table:table-cell table:formula="of:=ROUND(([.A1159]-[.A1158])*1000000)/1000" office:value-type="float" office:value="0.094" calcext:value-type="float">
            <text:p>0.094</text:p>
          </table:table-cell>
          <table:table-cell table:formula="of:=IF([.B115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3087376" calcext:value-type="float">
            <text:p>25.93087376</text:p>
          </table:table-cell>
          <table:table-cell table:formula="of:=ROUND(([.A1160]-[.A1159])*1000000)/1000" office:value-type="float" office:value="0.094" calcext:value-type="float">
            <text:p>0.094</text:p>
          </table:table-cell>
          <table:table-cell table:formula="of:=IF([.B1160]&gt;1;&quot;SLEEP&quot;;&quot;&quot;)">
            <text:p/>
          </table:table-cell>
          <table:table-cell office:value-type="string" calcext:value-type="string">
            <text:p>0x81</text:p>
          </table:table-cell>
        </table:table-row>
        <table:table-row table:style-name="ro1">
          <table:table-cell office:value-type="float" office:value="25.93096752" calcext:value-type="float">
            <text:p>25.93096752</text:p>
          </table:table-cell>
          <table:table-cell table:formula="of:=ROUND(([.A1161]-[.A1160])*1000000)/1000" office:value-type="float" office:value="0.094" calcext:value-type="float">
            <text:p>0.094</text:p>
          </table:table-cell>
          <table:table-cell table:formula="of:=IF([.B1161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3106112" calcext:value-type="float">
            <text:p>25.93106112</text:p>
          </table:table-cell>
          <table:table-cell table:formula="of:=ROUND(([.A1162]-[.A1161])*1000000)/1000" office:value-type="float" office:value="0.094" calcext:value-type="float">
            <text:p>0.094</text:p>
          </table:table-cell>
          <table:table-cell table:formula="of:=IF([.B1162]&gt;1;&quot;SLEEP&quot;;&quot;&quot;)">
            <text:p/>
          </table:table-cell>
          <table:table-cell office:value-type="string" calcext:value-type="string">
            <text:p>0xA1</text:p>
          </table:table-cell>
        </table:table-row>
        <table:table-row table:style-name="ro1">
          <table:table-cell office:value-type="float" office:value="25.93115472" calcext:value-type="float">
            <text:p>25.93115472</text:p>
          </table:table-cell>
          <table:table-cell table:formula="of:=ROUND(([.A1163]-[.A1162])*1000000)/1000" office:value-type="float" office:value="0.094" calcext:value-type="float">
            <text:p>0.094</text:p>
          </table:table-cell>
          <table:table-cell table:formula="of:=IF([.B1163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93124848" calcext:value-type="float">
            <text:p>25.93124848</text:p>
          </table:table-cell>
          <table:table-cell table:formula="of:=ROUND(([.A1164]-[.A1163])*1000000)/1000" office:value-type="float" office:value="0.094" calcext:value-type="float">
            <text:p>0.094</text:p>
          </table:table-cell>
          <table:table-cell table:formula="of:=IF([.B1164]&gt;1;&quot;SLEEP&quot;;&quot;&quot;)">
            <text:p/>
          </table:table-cell>
          <table:table-cell office:value-type="string" calcext:value-type="string">
            <text:p>0x5D</text:p>
          </table:table-cell>
        </table:table-row>
        <table:table-row table:style-name="ro1">
          <table:table-cell office:value-type="float" office:value="25.93134208" calcext:value-type="float">
            <text:p>25.93134208</text:p>
          </table:table-cell>
          <table:table-cell table:formula="of:=ROUND(([.A1165]-[.A1164])*1000000)/1000" office:value-type="float" office:value="0.094" calcext:value-type="float">
            <text:p>0.094</text:p>
          </table:table-cell>
          <table:table-cell table:formula="of:=IF([.B1165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93143568" calcext:value-type="float">
            <text:p>25.93143568</text:p>
          </table:table-cell>
          <table:table-cell table:formula="of:=ROUND(([.A1166]-[.A1165])*1000000)/1000" office:value-type="float" office:value="0.094" calcext:value-type="float">
            <text:p>0.094</text:p>
          </table:table-cell>
          <table:table-cell table:formula="of:=IF([.B1166]&gt;1;&quot;SLEEP&quot;;&quot;&quot;)">
            <text:p/>
          </table:table-cell>
          <table:table-cell office:value-type="string" calcext:value-type="string">
            <text:p>0x81</text:p>
          </table:table-cell>
        </table:table-row>
        <table:table-row table:style-name="ro1">
          <table:table-cell office:value-type="float" office:value="25.93152944" calcext:value-type="float">
            <text:p>25.93152944</text:p>
          </table:table-cell>
          <table:table-cell table:formula="of:=ROUND(([.A1167]-[.A1166])*1000000)/1000" office:value-type="float" office:value="0.094" calcext:value-type="float">
            <text:p>0.094</text:p>
          </table:table-cell>
          <table:table-cell table:formula="of:=IF([.B1167]&gt;1;&quot;SLEEP&quot;;&quot;&quot;)">
            <text:p/>
          </table:table-cell>
          <table:table-cell office:value-type="string" calcext:value-type="string">
            <text:p>0xA0</text:p>
          </table:table-cell>
        </table:table-row>
        <table:table-row table:style-name="ro1">
          <table:table-cell office:value-type="float" office:value="25.93162304" calcext:value-type="float">
            <text:p>25.93162304</text:p>
          </table:table-cell>
          <table:table-cell table:formula="of:=ROUND(([.A1168]-[.A1167])*1000000)/1000" office:value-type="float" office:value="0.094" calcext:value-type="float">
            <text:p>0.094</text:p>
          </table:table-cell>
          <table:table-cell table:formula="of:=IF([.B116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3171664" calcext:value-type="float">
            <text:p>25.93171664</text:p>
          </table:table-cell>
          <table:table-cell table:formula="of:=ROUND(([.A1169]-[.A1168])*1000000)/1000" office:value-type="float" office:value="0.094" calcext:value-type="float">
            <text:p>0.094</text:p>
          </table:table-cell>
          <table:table-cell table:formula="of:=IF([.B1169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5.9318104" calcext:value-type="float">
            <text:p>25.9318104</text:p>
          </table:table-cell>
          <table:table-cell table:formula="of:=ROUND(([.A1170]-[.A1169])*1000000)/1000" office:value-type="float" office:value="0.094" calcext:value-type="float">
            <text:p>0.094</text:p>
          </table:table-cell>
          <table:table-cell table:formula="of:=IF([.B1170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5.931904" calcext:value-type="float">
            <text:p>25.931904</text:p>
          </table:table-cell>
          <table:table-cell table:formula="of:=ROUND(([.A1171]-[.A1170])*1000000)/1000" office:value-type="float" office:value="0.094" calcext:value-type="float">
            <text:p>0.094</text:p>
          </table:table-cell>
          <table:table-cell table:formula="of:=IF([.B1171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9319976" calcext:value-type="float">
            <text:p>25.9319976</text:p>
          </table:table-cell>
          <table:table-cell table:formula="of:=ROUND(([.A1172]-[.A1171])*1000000)/1000" office:value-type="float" office:value="0.094" calcext:value-type="float">
            <text:p>0.094</text:p>
          </table:table-cell>
          <table:table-cell table:formula="of:=IF([.B1172]&gt;1;&quot;SLEEP&quot;;&quot;&quot;)">
            <text:p/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float" office:value="25.9320912" calcext:value-type="float">
            <text:p>25.9320912</text:p>
          </table:table-cell>
          <table:table-cell table:formula="of:=ROUND(([.A1173]-[.A1172])*1000000)/1000" office:value-type="float" office:value="0.094" calcext:value-type="float">
            <text:p>0.094</text:p>
          </table:table-cell>
          <table:table-cell table:formula="of:=IF([.B1173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93218496" calcext:value-type="float">
            <text:p>25.93218496</text:p>
          </table:table-cell>
          <table:table-cell table:formula="of:=ROUND(([.A1174]-[.A1173])*1000000)/1000" office:value-type="float" office:value="0.094" calcext:value-type="float">
            <text:p>0.094</text:p>
          </table:table-cell>
          <table:table-cell table:formula="of:=IF([.B1174]&gt;1;&quot;SLEEP&quot;;&quot;&quot;)">
            <text:p/>
          </table:table-cell>
          <table:table-cell office:value-type="string" calcext:value-type="string">
            <text:p>0x44</text:p>
          </table:table-cell>
        </table:table-row>
        <table:table-row table:style-name="ro1">
          <table:table-cell office:value-type="float" office:value="25.93227856" calcext:value-type="float">
            <text:p>25.93227856</text:p>
          </table:table-cell>
          <table:table-cell table:formula="of:=ROUND(([.A1175]-[.A1174])*1000000)/1000" office:value-type="float" office:value="0.094" calcext:value-type="float">
            <text:p>0.094</text:p>
          </table:table-cell>
          <table:table-cell table:formula="of:=IF([.B1175]&gt;1;&quot;SLEEP&quot;;&quot;&quot;)">
            <text:p/>
          </table:table-cell>
          <table:table-cell office:value-type="string" calcext:value-type="string">
            <text:p>0x26</text:p>
          </table:table-cell>
        </table:table-row>
        <table:table-row table:style-name="ro1">
          <table:table-cell office:value-type="float" office:value="25.93237216" calcext:value-type="float">
            <text:p>25.93237216</text:p>
          </table:table-cell>
          <table:table-cell table:formula="of:=ROUND(([.A1176]-[.A1175])*1000000)/1000" office:value-type="float" office:value="0.094" calcext:value-type="float">
            <text:p>0.094</text:p>
          </table:table-cell>
          <table:table-cell table:formula="of:=IF([.B1176]&gt;1;&quot;SLEEP&quot;;&quot;&quot;)">
            <text:p/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float" office:value="25.93246592" calcext:value-type="float">
            <text:p>25.93246592</text:p>
          </table:table-cell>
          <table:table-cell table:formula="of:=ROUND(([.A1177]-[.A1176])*1000000)/1000" office:value-type="float" office:value="0.094" calcext:value-type="float">
            <text:p>0.094</text:p>
          </table:table-cell>
          <table:table-cell table:formula="of:=IF([.B1177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93255952" calcext:value-type="float">
            <text:p>25.93255952</text:p>
          </table:table-cell>
          <table:table-cell table:formula="of:=ROUND(([.A1178]-[.A1177])*1000000)/1000" office:value-type="float" office:value="0.094" calcext:value-type="float">
            <text:p>0.094</text:p>
          </table:table-cell>
          <table:table-cell table:formula="of:=IF([.B117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3265312" calcext:value-type="float">
            <text:p>25.93265312</text:p>
          </table:table-cell>
          <table:table-cell table:formula="of:=ROUND(([.A1179]-[.A1178])*1000000)/1000" office:value-type="float" office:value="0.094" calcext:value-type="float">
            <text:p>0.094</text:p>
          </table:table-cell>
          <table:table-cell table:formula="of:=IF([.B1179]&gt;1;&quot;SLEEP&quot;;&quot;&quot;)">
            <text:p/>
          </table:table-cell>
          <table:table-cell office:value-type="string" calcext:value-type="string">
            <text:p>0x98</text:p>
          </table:table-cell>
        </table:table-row>
        <table:table-row table:style-name="ro1">
          <table:table-cell office:value-type="float" office:value="25.93274688" calcext:value-type="float">
            <text:p>25.93274688</text:p>
          </table:table-cell>
          <table:table-cell table:formula="of:=ROUND(([.A1180]-[.A1179])*1000000)/1000" office:value-type="float" office:value="0.094" calcext:value-type="float">
            <text:p>0.094</text:p>
          </table:table-cell>
          <table:table-cell table:formula="of:=IF([.B1180]&gt;1;&quot;SLEEP&quot;;&quot;&quot;)">
            <text:p/>
          </table:table-cell>
          <table:table-cell office:value-type="string" calcext:value-type="string">
            <text:p>0x4A</text:p>
          </table:table-cell>
        </table:table-row>
        <table:table-row table:style-name="ro1">
          <table:table-cell office:value-type="float" office:value="25.93284048" calcext:value-type="float">
            <text:p>25.93284048</text:p>
          </table:table-cell>
          <table:table-cell table:formula="of:=ROUND(([.A1181]-[.A1180])*1000000)/1000" office:value-type="float" office:value="0.094" calcext:value-type="float">
            <text:p>0.094</text:p>
          </table:table-cell>
          <table:table-cell table:formula="of:=IF([.B1181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3293408" calcext:value-type="float">
            <text:p>25.93293408</text:p>
          </table:table-cell>
          <table:table-cell table:formula="of:=ROUND(([.A1182]-[.A1181])*1000000)/1000" office:value-type="float" office:value="0.094" calcext:value-type="float">
            <text:p>0.094</text:p>
          </table:table-cell>
          <table:table-cell table:formula="of:=IF([.B1182]&gt;1;&quot;SLEEP&quot;;&quot;&quot;)">
            <text:p/>
          </table:table-cell>
          <table:table-cell office:value-type="string" calcext:value-type="string">
            <text:p>0x43</text:p>
          </table:table-cell>
        </table:table-row>
        <table:table-row table:style-name="ro1">
          <table:table-cell office:value-type="float" office:value="25.93302784" calcext:value-type="float">
            <text:p>25.93302784</text:p>
          </table:table-cell>
          <table:table-cell table:formula="of:=ROUND(([.A1183]-[.A1182])*1000000)/1000" office:value-type="float" office:value="0.094" calcext:value-type="float">
            <text:p>0.094</text:p>
          </table:table-cell>
          <table:table-cell table:formula="of:=IF([.B1183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93312144" calcext:value-type="float">
            <text:p>25.93312144</text:p>
          </table:table-cell>
          <table:table-cell table:formula="of:=ROUND(([.A1184]-[.A1183])*1000000)/1000" office:value-type="float" office:value="0.094" calcext:value-type="float">
            <text:p>0.094</text:p>
          </table:table-cell>
          <table:table-cell table:formula="of:=IF([.B1184]&gt;1;&quot;SLEEP&quot;;&quot;&quot;)">
            <text:p/>
          </table:table-cell>
          <table:table-cell office:value-type="string" calcext:value-type="string">
            <text:p>0x76</text:p>
          </table:table-cell>
        </table:table-row>
        <table:table-row table:style-name="ro1">
          <table:table-cell office:value-type="float" office:value="25.93321504" calcext:value-type="float">
            <text:p>25.93321504</text:p>
          </table:table-cell>
          <table:table-cell table:formula="of:=ROUND(([.A1185]-[.A1184])*1000000)/1000" office:value-type="float" office:value="0.094" calcext:value-type="float">
            <text:p>0.094</text:p>
          </table:table-cell>
          <table:table-cell table:formula="of:=IF([.B1185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93330864" calcext:value-type="float">
            <text:p>25.93330864</text:p>
          </table:table-cell>
          <table:table-cell table:formula="of:=ROUND(([.A1186]-[.A1185])*1000000)/1000" office:value-type="float" office:value="0.094" calcext:value-type="float">
            <text:p>0.094</text:p>
          </table:table-cell>
          <table:table-cell table:formula="of:=IF([.B118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334024" calcext:value-type="float">
            <text:p>25.9334024</text:p>
          </table:table-cell>
          <table:table-cell table:formula="of:=ROUND(([.A1187]-[.A1186])*1000000)/1000" office:value-type="float" office:value="0.094" calcext:value-type="float">
            <text:p>0.094</text:p>
          </table:table-cell>
          <table:table-cell table:formula="of:=IF([.B1187]&gt;1;&quot;SLEEP&quot;;&quot;&quot;)">
            <text:p/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float" office:value="25.933496" calcext:value-type="float">
            <text:p>25.933496</text:p>
          </table:table-cell>
          <table:table-cell table:formula="of:=ROUND(([.A1188]-[.A1187])*1000000)/1000" office:value-type="float" office:value="0.094" calcext:value-type="float">
            <text:p>0.094</text:p>
          </table:table-cell>
          <table:table-cell table:formula="of:=IF([.B1188]&gt;1;&quot;SLEEP&quot;;&quot;&quot;)">
            <text:p/>
          </table:table-cell>
          <table:table-cell office:value-type="string" calcext:value-type="string">
            <text:p>0x48</text:p>
          </table:table-cell>
        </table:table-row>
        <table:table-row table:style-name="ro1">
          <table:table-cell office:value-type="float" office:value="25.9335896" calcext:value-type="float">
            <text:p>25.9335896</text:p>
          </table:table-cell>
          <table:table-cell table:formula="of:=ROUND(([.A1189]-[.A1188])*1000000)/1000" office:value-type="float" office:value="0.094" calcext:value-type="float">
            <text:p>0.094</text:p>
          </table:table-cell>
          <table:table-cell table:formula="of:=IF([.B1189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93455552" calcext:value-type="float">
            <text:p>25.93455552</text:p>
          </table:table-cell>
          <table:table-cell table:formula="of:=ROUND(([.A1190]-[.A1189])*1000000)/1000" office:value-type="float" office:value="0.966" calcext:value-type="float">
            <text:p>0.966</text:p>
          </table:table-cell>
          <table:table-cell table:formula="of:=IF([.B1190]&gt;1;&quot;SLEEP&quot;;&quot;&quot;)">
            <text:p/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float" office:value="25.93464912" calcext:value-type="float">
            <text:p>25.93464912</text:p>
          </table:table-cell>
          <table:table-cell table:formula="of:=ROUND(([.A1191]-[.A1190])*1000000)/1000" office:value-type="float" office:value="0.094" calcext:value-type="float">
            <text:p>0.094</text:p>
          </table:table-cell>
          <table:table-cell table:formula="of:=IF([.B1191]&gt;1;&quot;SLEEP&quot;;&quot;&quot;)">
            <text:p/>
          </table:table-cell>
          <table:table-cell office:value-type="string" calcext:value-type="string">
            <text:p>0xCA</text:p>
          </table:table-cell>
        </table:table-row>
        <table:table-row table:style-name="ro1">
          <table:table-cell office:value-type="float" office:value="25.93474288" calcext:value-type="float">
            <text:p>25.93474288</text:p>
          </table:table-cell>
          <table:table-cell table:formula="of:=ROUND(([.A1192]-[.A1191])*1000000)/1000" office:value-type="float" office:value="0.094" calcext:value-type="float">
            <text:p>0.094</text:p>
          </table:table-cell>
          <table:table-cell table:formula="of:=IF([.B119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3483648" calcext:value-type="float">
            <text:p>25.93483648</text:p>
          </table:table-cell>
          <table:table-cell table:formula="of:=ROUND(([.A1193]-[.A1192])*1000000)/1000" office:value-type="float" office:value="0.094" calcext:value-type="float">
            <text:p>0.094</text:p>
          </table:table-cell>
          <table:table-cell table:formula="of:=IF([.B1193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5.93493024" calcext:value-type="float">
            <text:p>25.93493024</text:p>
          </table:table-cell>
          <table:table-cell table:formula="of:=ROUND(([.A1194]-[.A1193])*1000000)/1000" office:value-type="float" office:value="0.094" calcext:value-type="float">
            <text:p>0.094</text:p>
          </table:table-cell>
          <table:table-cell table:formula="of:=IF([.B1194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93502384" calcext:value-type="float">
            <text:p>25.93502384</text:p>
          </table:table-cell>
          <table:table-cell table:formula="of:=ROUND(([.A1195]-[.A1194])*1000000)/1000" office:value-type="float" office:value="0.094" calcext:value-type="float">
            <text:p>0.094</text:p>
          </table:table-cell>
          <table:table-cell table:formula="of:=IF([.B1195]&gt;1;&quot;SLEEP&quot;;&quot;&quot;)">
            <text:p/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float" office:value="25.93511744" calcext:value-type="float">
            <text:p>25.93511744</text:p>
          </table:table-cell>
          <table:table-cell table:formula="of:=ROUND(([.A1196]-[.A1195])*1000000)/1000" office:value-type="float" office:value="0.094" calcext:value-type="float">
            <text:p>0.094</text:p>
          </table:table-cell>
          <table:table-cell table:formula="of:=IF([.B1196]&gt;1;&quot;SLEEP&quot;;&quot;&quot;)">
            <text:p/>
          </table:table-cell>
          <table:table-cell office:value-type="string" calcext:value-type="string">
            <text:p>0x26</text:p>
          </table:table-cell>
        </table:table-row>
        <table:table-row table:style-name="ro1">
          <table:table-cell office:value-type="float" office:value="25.93521104" calcext:value-type="float">
            <text:p>25.93521104</text:p>
          </table:table-cell>
          <table:table-cell table:formula="of:=ROUND(([.A1197]-[.A1196])*1000000)/1000" office:value-type="float" office:value="0.094" calcext:value-type="float">
            <text:p>0.094</text:p>
          </table:table-cell>
          <table:table-cell table:formula="of:=IF([.B1197]&gt;1;&quot;SLEEP&quot;;&quot;&quot;)">
            <text:p/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float" office:value="25.9353048" calcext:value-type="float">
            <text:p>25.9353048</text:p>
          </table:table-cell>
          <table:table-cell table:formula="of:=ROUND(([.A1198]-[.A1197])*1000000)/1000" office:value-type="float" office:value="0.094" calcext:value-type="float">
            <text:p>0.094</text:p>
          </table:table-cell>
          <table:table-cell table:formula="of:=IF([.B1198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353984" calcext:value-type="float">
            <text:p>25.9353984</text:p>
          </table:table-cell>
          <table:table-cell table:formula="of:=ROUND(([.A1199]-[.A1198])*1000000)/1000" office:value-type="float" office:value="0.094" calcext:value-type="float">
            <text:p>0.094</text:p>
          </table:table-cell>
          <table:table-cell table:formula="of:=IF([.B1199]&gt;1;&quot;SLEEP&quot;;&quot;&quot;)">
            <text:p/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float" office:value="25.935492" calcext:value-type="float">
            <text:p>25.935492</text:p>
          </table:table-cell>
          <table:table-cell table:formula="of:=ROUND(([.A1200]-[.A1199])*1000000)/1000" office:value-type="float" office:value="0.094" calcext:value-type="float">
            <text:p>0.094</text:p>
          </table:table-cell>
          <table:table-cell table:formula="of:=IF([.B1200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93558576" calcext:value-type="float">
            <text:p>25.93558576</text:p>
          </table:table-cell>
          <table:table-cell table:formula="of:=ROUND(([.A1201]-[.A1200])*1000000)/1000" office:value-type="float" office:value="0.094" calcext:value-type="float">
            <text:p>0.094</text:p>
          </table:table-cell>
          <table:table-cell table:formula="of:=IF([.B1201]&gt;1;&quot;SLEEP&quot;;&quot;&quot;)">
            <text:p/>
          </table:table-cell>
          <table:table-cell office:value-type="string" calcext:value-type="string">
            <text:p>0x46</text:p>
          </table:table-cell>
        </table:table-row>
        <table:table-row table:style-name="ro1">
          <table:table-cell office:value-type="float" office:value="25.93567936" calcext:value-type="float">
            <text:p>25.93567936</text:p>
          </table:table-cell>
          <table:table-cell table:formula="of:=ROUND(([.A1202]-[.A1201])*1000000)/1000" office:value-type="float" office:value="0.094" calcext:value-type="float">
            <text:p>0.094</text:p>
          </table:table-cell>
          <table:table-cell table:formula="of:=IF([.B1202]&gt;1;&quot;SLEEP&quot;;&quot;&quot;)">
            <text:p/>
          </table:table-cell>
          <table:table-cell office:value-type="string" calcext:value-type="string">
            <text:p>0xE4</text:p>
          </table:table-cell>
        </table:table-row>
        <table:table-row table:style-name="ro1">
          <table:table-cell office:value-type="float" office:value="25.93577296" calcext:value-type="float">
            <text:p>25.93577296</text:p>
          </table:table-cell>
          <table:table-cell table:formula="of:=ROUND(([.A1203]-[.A1202])*1000000)/1000" office:value-type="float" office:value="0.094" calcext:value-type="float">
            <text:p>0.094</text:p>
          </table:table-cell>
          <table:table-cell table:formula="of:=IF([.B1203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5.93586656" calcext:value-type="float">
            <text:p>25.93586656</text:p>
          </table:table-cell>
          <table:table-cell table:formula="of:=ROUND(([.A1204]-[.A1203])*1000000)/1000" office:value-type="float" office:value="0.094" calcext:value-type="float">
            <text:p>0.094</text:p>
          </table:table-cell>
          <table:table-cell table:formula="of:=IF([.B1204]&gt;1;&quot;SLEEP&quot;;&quot;&quot;)">
            <text:p/>
          </table:table-cell>
          <table:table-cell office:value-type="string" calcext:value-type="string">
            <text:p>0x40</text:p>
          </table:table-cell>
        </table:table-row>
        <table:table-row table:style-name="ro1">
          <table:table-cell office:value-type="float" office:value="25.93596032" calcext:value-type="float">
            <text:p>25.93596032</text:p>
          </table:table-cell>
          <table:table-cell table:formula="of:=ROUND(([.A1205]-[.A1204])*1000000)/1000" office:value-type="float" office:value="0.094" calcext:value-type="float">
            <text:p>0.094</text:p>
          </table:table-cell>
          <table:table-cell table:formula="of:=IF([.B120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3605392" calcext:value-type="float">
            <text:p>25.93605392</text:p>
          </table:table-cell>
          <table:table-cell table:formula="of:=ROUND(([.A1206]-[.A1205])*1000000)/1000" office:value-type="float" office:value="0.094" calcext:value-type="float">
            <text:p>0.094</text:p>
          </table:table-cell>
          <table:table-cell table:formula="of:=IF([.B1206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3614768" calcext:value-type="float">
            <text:p>25.93614768</text:p>
          </table:table-cell>
          <table:table-cell table:formula="of:=ROUND(([.A1207]-[.A1206])*1000000)/1000" office:value-type="float" office:value="0.094" calcext:value-type="float">
            <text:p>0.094</text:p>
          </table:table-cell>
          <table:table-cell table:formula="of:=IF([.B1207]&gt;1;&quot;SLEEP&quot;;&quot;&quot;)">
            <text:p/>
          </table:table-cell>
          <table:table-cell office:value-type="string" calcext:value-type="string">
            <text:p>0x40</text:p>
          </table:table-cell>
        </table:table-row>
        <table:table-row table:style-name="ro1">
          <table:table-cell office:value-type="float" office:value="25.93624128" calcext:value-type="float">
            <text:p>25.93624128</text:p>
          </table:table-cell>
          <table:table-cell table:formula="of:=ROUND(([.A1208]-[.A1207])*1000000)/1000" office:value-type="float" office:value="0.094" calcext:value-type="float">
            <text:p>0.094</text:p>
          </table:table-cell>
          <table:table-cell table:formula="of:=IF([.B1208]&gt;1;&quot;SLEEP&quot;;&quot;&quot;)">
            <text:p/>
          </table:table-cell>
          <table:table-cell office:value-type="string" calcext:value-type="string">
            <text:p>0xC0</text:p>
          </table:table-cell>
        </table:table-row>
        <table:table-row table:style-name="ro1">
          <table:table-cell office:value-type="float" office:value="25.93633488" calcext:value-type="float">
            <text:p>25.93633488</text:p>
          </table:table-cell>
          <table:table-cell table:formula="of:=ROUND(([.A1209]-[.A1208])*1000000)/1000" office:value-type="float" office:value="0.094" calcext:value-type="float">
            <text:p>0.094</text:p>
          </table:table-cell>
          <table:table-cell table:formula="of:=IF([.B1209]&gt;1;&quot;SLEEP&quot;;&quot;&quot;)">
            <text:p/>
          </table:table-cell>
          <table:table-cell office:value-type="string" calcext:value-type="string">
            <text:p>0x82</text:p>
          </table:table-cell>
        </table:table-row>
        <table:table-row table:style-name="ro1">
          <table:table-cell office:value-type="float" office:value="25.93642848" calcext:value-type="float">
            <text:p>25.93642848</text:p>
          </table:table-cell>
          <table:table-cell table:formula="of:=ROUND(([.A1210]-[.A1209])*1000000)/1000" office:value-type="float" office:value="0.094" calcext:value-type="float">
            <text:p>0.094</text:p>
          </table:table-cell>
          <table:table-cell table:formula="of:=IF([.B1210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3652224" calcext:value-type="float">
            <text:p>25.93652224</text:p>
          </table:table-cell>
          <table:table-cell table:formula="of:=ROUND(([.A1211]-[.A1210])*1000000)/1000" office:value-type="float" office:value="0.094" calcext:value-type="float">
            <text:p>0.094</text:p>
          </table:table-cell>
          <table:table-cell table:formula="of:=IF([.B1211]&gt;1;&quot;SLEEP&quot;;&quot;&quot;)">
            <text:p/>
          </table:table-cell>
          <table:table-cell office:value-type="string" calcext:value-type="string">
            <text:p>0xC2</text:p>
          </table:table-cell>
        </table:table-row>
        <table:table-row table:style-name="ro1">
          <table:table-cell office:value-type="float" office:value="25.93661584" calcext:value-type="float">
            <text:p>25.93661584</text:p>
          </table:table-cell>
          <table:table-cell table:formula="of:=ROUND(([.A1212]-[.A1211])*1000000)/1000" office:value-type="float" office:value="0.094" calcext:value-type="float">
            <text:p>0.094</text:p>
          </table:table-cell>
          <table:table-cell table:formula="of:=IF([.B121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367096" calcext:value-type="float">
            <text:p>25.9367096</text:p>
          </table:table-cell>
          <table:table-cell table:formula="of:=ROUND(([.A1213]-[.A1212])*1000000)/1000" office:value-type="float" office:value="0.094" calcext:value-type="float">
            <text:p>0.094</text:p>
          </table:table-cell>
          <table:table-cell table:formula="of:=IF([.B1213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9368032" calcext:value-type="float">
            <text:p>25.9368032</text:p>
          </table:table-cell>
          <table:table-cell table:formula="of:=ROUND(([.A1214]-[.A1213])*1000000)/1000" office:value-type="float" office:value="0.094" calcext:value-type="float">
            <text:p>0.094</text:p>
          </table:table-cell>
          <table:table-cell table:formula="of:=IF([.B1214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368968" calcext:value-type="float">
            <text:p>25.9368968</text:p>
          </table:table-cell>
          <table:table-cell table:formula="of:=ROUND(([.A1215]-[.A1214])*1000000)/1000" office:value-type="float" office:value="0.094" calcext:value-type="float">
            <text:p>0.094</text:p>
          </table:table-cell>
          <table:table-cell table:formula="of:=IF([.B1215]&gt;1;&quot;SLEEP&quot;;&quot;&quot;)">
            <text:p/>
          </table:table-cell>
          <table:table-cell office:value-type="string" calcext:value-type="string">
            <text:p>0xC3</text:p>
          </table:table-cell>
        </table:table-row>
        <table:table-row table:style-name="ro1">
          <table:table-cell office:value-type="float" office:value="25.93699056" calcext:value-type="float">
            <text:p>25.93699056</text:p>
          </table:table-cell>
          <table:table-cell table:formula="of:=ROUND(([.A1216]-[.A1215])*1000000)/1000" office:value-type="float" office:value="0.094" calcext:value-type="float">
            <text:p>0.094</text:p>
          </table:table-cell>
          <table:table-cell table:formula="of:=IF([.B1216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93708416" calcext:value-type="float">
            <text:p>25.93708416</text:p>
          </table:table-cell>
          <table:table-cell table:formula="of:=ROUND(([.A1217]-[.A1216])*1000000)/1000" office:value-type="float" office:value="0.094" calcext:value-type="float">
            <text:p>0.094</text:p>
          </table:table-cell>
          <table:table-cell table:formula="of:=IF([.B1217]&gt;1;&quot;SLEEP&quot;;&quot;&quot;)">
            <text:p/>
          </table:table-cell>
          <table:table-cell office:value-type="string" calcext:value-type="string">
            <text:p>0x5F</text:p>
          </table:table-cell>
        </table:table-row>
        <table:table-row table:style-name="ro1">
          <table:table-cell office:value-type="float" office:value="25.93805504" calcext:value-type="float">
            <text:p>25.93805504</text:p>
          </table:table-cell>
          <table:table-cell table:formula="of:=ROUND(([.A1218]-[.A1217])*1000000)/1000" office:value-type="float" office:value="0.971" calcext:value-type="float">
            <text:p>0.971</text:p>
          </table:table-cell>
          <table:table-cell table:formula="of:=IF([.B121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381488" calcext:value-type="float">
            <text:p>25.9381488</text:p>
          </table:table-cell>
          <table:table-cell table:formula="of:=ROUND(([.A1219]-[.A1218])*1000000)/1000" office:value-type="float" office:value="0.094" calcext:value-type="float">
            <text:p>0.094</text:p>
          </table:table-cell>
          <table:table-cell table:formula="of:=IF([.B1219]&gt;1;&quot;SLEEP&quot;;&quot;&quot;)">
            <text:p/>
          </table:table-cell>
          <table:table-cell office:value-type="string" calcext:value-type="string">
            <text:p>0x0A</text:p>
          </table:table-cell>
        </table:table-row>
        <table:table-row table:style-name="ro1">
          <table:table-cell office:value-type="float" office:value="25.93838352" calcext:value-type="float">
            <text:p>25.93838352</text:p>
          </table:table-cell>
          <table:table-cell table:formula="of:=ROUND(([.A1220]-[.A1219])*1000000)/1000" office:value-type="float" office:value="0.235" calcext:value-type="float">
            <text:p>0.235</text:p>
          </table:table-cell>
          <table:table-cell table:formula="of:=IF([.B1220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93847728" calcext:value-type="float">
            <text:p>25.93847728</text:p>
          </table:table-cell>
          <table:table-cell table:formula="of:=ROUND(([.A1221]-[.A1220])*1000000)/1000" office:value-type="float" office:value="0.094" calcext:value-type="float">
            <text:p>0.094</text:p>
          </table:table-cell>
          <table:table-cell table:formula="of:=IF([.B1221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93857088" calcext:value-type="float">
            <text:p>25.93857088</text:p>
          </table:table-cell>
          <table:table-cell table:formula="of:=ROUND(([.A1222]-[.A1221])*1000000)/1000" office:value-type="float" office:value="0.094" calcext:value-type="float">
            <text:p>0.094</text:p>
          </table:table-cell>
          <table:table-cell table:formula="of:=IF([.B122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3866448" calcext:value-type="float">
            <text:p>25.93866448</text:p>
          </table:table-cell>
          <table:table-cell table:formula="of:=ROUND(([.A1223]-[.A1222])*1000000)/1000" office:value-type="float" office:value="0.094" calcext:value-type="float">
            <text:p>0.094</text:p>
          </table:table-cell>
          <table:table-cell table:formula="of:=IF([.B1223]&gt;1;&quot;SLEEP&quot;;&quot;&quot;)">
            <text:p/>
          </table:table-cell>
          <table:table-cell office:value-type="string" calcext:value-type="string">
            <text:p>0x50</text:p>
          </table:table-cell>
        </table:table-row>
        <table:table-row table:style-name="ro1">
          <table:table-cell office:value-type="float" office:value="25.93875824" calcext:value-type="float">
            <text:p>25.93875824</text:p>
          </table:table-cell>
          <table:table-cell table:formula="of:=ROUND(([.A1224]-[.A1223])*1000000)/1000" office:value-type="float" office:value="0.094" calcext:value-type="float">
            <text:p>0.094</text:p>
          </table:table-cell>
          <table:table-cell table:formula="of:=IF([.B1224]&gt;1;&quot;SLEEP&quot;;&quot;&quot;)">
            <text:p/>
          </table:table-cell>
          <table:table-cell office:value-type="string" calcext:value-type="string">
            <text:p>0x48</text:p>
          </table:table-cell>
        </table:table-row>
        <table:table-row table:style-name="ro1">
          <table:table-cell office:value-type="float" office:value="25.93885184" calcext:value-type="float">
            <text:p>25.93885184</text:p>
          </table:table-cell>
          <table:table-cell table:formula="of:=ROUND(([.A1225]-[.A1224])*1000000)/1000" office:value-type="float" office:value="0.094" calcext:value-type="float">
            <text:p>0.094</text:p>
          </table:table-cell>
          <table:table-cell table:formula="of:=IF([.B1225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93894544" calcext:value-type="float">
            <text:p>25.93894544</text:p>
          </table:table-cell>
          <table:table-cell table:formula="of:=ROUND(([.A1226]-[.A1225])*1000000)/1000" office:value-type="float" office:value="0.094" calcext:value-type="float">
            <text:p>0.094</text:p>
          </table:table-cell>
          <table:table-cell table:formula="of:=IF([.B1226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5.9390392" calcext:value-type="float">
            <text:p>25.9390392</text:p>
          </table:table-cell>
          <table:table-cell table:formula="of:=ROUND(([.A1227]-[.A1226])*1000000)/1000" office:value-type="float" office:value="0.094" calcext:value-type="float">
            <text:p>0.094</text:p>
          </table:table-cell>
          <table:table-cell table:formula="of:=IF([.B1227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9391328" calcext:value-type="float">
            <text:p>25.9391328</text:p>
          </table:table-cell>
          <table:table-cell table:formula="of:=ROUND(([.A1228]-[.A1227])*1000000)/1000" office:value-type="float" office:value="0.094" calcext:value-type="float">
            <text:p>0.094</text:p>
          </table:table-cell>
          <table:table-cell table:formula="of:=IF([.B1228]&gt;1;&quot;SLEEP&quot;;&quot;&quot;)">
            <text:p/>
          </table:table-cell>
          <table:table-cell office:value-type="string" calcext:value-type="string">
            <text:p>0xBD</text:p>
          </table:table-cell>
        </table:table-row>
        <table:table-row table:style-name="ro1">
          <table:table-cell office:value-type="float" office:value="25.9392264" calcext:value-type="float">
            <text:p>25.9392264</text:p>
          </table:table-cell>
          <table:table-cell table:formula="of:=ROUND(([.A1229]-[.A1228])*1000000)/1000" office:value-type="float" office:value="0.094" calcext:value-type="float">
            <text:p>0.094</text:p>
          </table:table-cell>
          <table:table-cell table:formula="of:=IF([.B1229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93932016" calcext:value-type="float">
            <text:p>25.93932016</text:p>
          </table:table-cell>
          <table:table-cell table:formula="of:=ROUND(([.A1230]-[.A1229])*1000000)/1000" office:value-type="float" office:value="0.094" calcext:value-type="float">
            <text:p>0.094</text:p>
          </table:table-cell>
          <table:table-cell table:formula="of:=IF([.B1230]&gt;1;&quot;SLEEP&quot;;&quot;&quot;)">
            <text:p/>
          </table:table-cell>
          <table:table-cell office:value-type="string" calcext:value-type="string">
            <text:p>0xC2</text:p>
          </table:table-cell>
        </table:table-row>
        <table:table-row table:style-name="ro1">
          <table:table-cell office:value-type="float" office:value="25.93941376" calcext:value-type="float">
            <text:p>25.93941376</text:p>
          </table:table-cell>
          <table:table-cell table:formula="of:=ROUND(([.A1231]-[.A1230])*1000000)/1000" office:value-type="float" office:value="0.094" calcext:value-type="float">
            <text:p>0.094</text:p>
          </table:table-cell>
          <table:table-cell table:formula="of:=IF([.B123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3950752" calcext:value-type="float">
            <text:p>25.93950752</text:p>
          </table:table-cell>
          <table:table-cell table:formula="of:=ROUND(([.A1232]-[.A1231])*1000000)/1000" office:value-type="float" office:value="0.094" calcext:value-type="float">
            <text:p>0.094</text:p>
          </table:table-cell>
          <table:table-cell table:formula="of:=IF([.B1232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93960112" calcext:value-type="float">
            <text:p>25.93960112</text:p>
          </table:table-cell>
          <table:table-cell table:formula="of:=ROUND(([.A1233]-[.A1232])*1000000)/1000" office:value-type="float" office:value="0.094" calcext:value-type="float">
            <text:p>0.094</text:p>
          </table:table-cell>
          <table:table-cell table:formula="of:=IF([.B1233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93969488" calcext:value-type="float">
            <text:p>25.93969488</text:p>
          </table:table-cell>
          <table:table-cell table:formula="of:=ROUND(([.A1234]-[.A1233])*1000000)/1000" office:value-type="float" office:value="0.094" calcext:value-type="float">
            <text:p>0.094</text:p>
          </table:table-cell>
          <table:table-cell table:formula="of:=IF([.B1234]&gt;1;&quot;SLEEP&quot;;&quot;&quot;)">
            <text:p/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float" office:value="25.93978848" calcext:value-type="float">
            <text:p>25.93978848</text:p>
          </table:table-cell>
          <table:table-cell table:formula="of:=ROUND(([.A1235]-[.A1234])*1000000)/1000" office:value-type="float" office:value="0.094" calcext:value-type="float">
            <text:p>0.094</text:p>
          </table:table-cell>
          <table:table-cell table:formula="of:=IF([.B1235]&gt;1;&quot;SLEEP&quot;;&quot;&quot;)">
            <text:p/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float" office:value="25.93988208" calcext:value-type="float">
            <text:p>25.93988208</text:p>
          </table:table-cell>
          <table:table-cell table:formula="of:=ROUND(([.A1236]-[.A1235])*1000000)/1000" office:value-type="float" office:value="0.094" calcext:value-type="float">
            <text:p>0.094</text:p>
          </table:table-cell>
          <table:table-cell table:formula="of:=IF([.B1236]&gt;1;&quot;SLEEP&quot;;&quot;&quot;)">
            <text:p/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office:value-type="float" office:value="25.93997568" calcext:value-type="float">
            <text:p>25.93997568</text:p>
          </table:table-cell>
          <table:table-cell table:formula="of:=ROUND(([.A1237]-[.A1236])*1000000)/1000" office:value-type="float" office:value="0.094" calcext:value-type="float">
            <text:p>0.094</text:p>
          </table:table-cell>
          <table:table-cell table:formula="of:=IF([.B1237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4006944" calcext:value-type="float">
            <text:p>25.94006944</text:p>
          </table:table-cell>
          <table:table-cell table:formula="of:=ROUND(([.A1238]-[.A1237])*1000000)/1000" office:value-type="float" office:value="0.094" calcext:value-type="float">
            <text:p>0.094</text:p>
          </table:table-cell>
          <table:table-cell table:formula="of:=IF([.B1238]&gt;1;&quot;SLEEP&quot;;&quot;&quot;)">
            <text:p/>
          </table:table-cell>
          <table:table-cell office:value-type="string" calcext:value-type="string">
            <text:p>0xD3</text:p>
          </table:table-cell>
        </table:table-row>
        <table:table-row table:style-name="ro1">
          <table:table-cell office:value-type="float" office:value="25.94016304" calcext:value-type="float">
            <text:p>25.94016304</text:p>
          </table:table-cell>
          <table:table-cell table:formula="of:=ROUND(([.A1239]-[.A1238])*1000000)/1000" office:value-type="float" office:value="0.094" calcext:value-type="float">
            <text:p>0.094</text:p>
          </table:table-cell>
          <table:table-cell table:formula="of:=IF([.B1239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94025664" calcext:value-type="float">
            <text:p>25.94025664</text:p>
          </table:table-cell>
          <table:table-cell table:formula="of:=ROUND(([.A1240]-[.A1239])*1000000)/1000" office:value-type="float" office:value="0.094" calcext:value-type="float">
            <text:p>0.094</text:p>
          </table:table-cell>
          <table:table-cell table:formula="of:=IF([.B1240]&gt;1;&quot;SLEEP&quot;;&quot;&quot;)">
            <text:p/>
          </table:table-cell>
          <table:table-cell office:value-type="string" calcext:value-type="string">
            <text:p>0x5D</text:p>
          </table:table-cell>
        </table:table-row>
        <table:table-row table:style-name="ro1">
          <table:table-cell office:value-type="float" office:value="25.9403504" calcext:value-type="float">
            <text:p>25.9403504</text:p>
          </table:table-cell>
          <table:table-cell table:formula="of:=ROUND(([.A1241]-[.A1240])*1000000)/1000" office:value-type="float" office:value="0.094" calcext:value-type="float">
            <text:p>0.094</text:p>
          </table:table-cell>
          <table:table-cell table:formula="of:=IF([.B1241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940444" calcext:value-type="float">
            <text:p>25.940444</text:p>
          </table:table-cell>
          <table:table-cell table:formula="of:=ROUND(([.A1242]-[.A1241])*1000000)/1000" office:value-type="float" office:value="0.094" calcext:value-type="float">
            <text:p>0.094</text:p>
          </table:table-cell>
          <table:table-cell table:formula="of:=IF([.B1242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94053776" calcext:value-type="float">
            <text:p>25.94053776</text:p>
          </table:table-cell>
          <table:table-cell table:formula="of:=ROUND(([.A1243]-[.A1242])*1000000)/1000" office:value-type="float" office:value="0.094" calcext:value-type="float">
            <text:p>0.094</text:p>
          </table:table-cell>
          <table:table-cell table:formula="of:=IF([.B1243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94063136" calcext:value-type="float">
            <text:p>25.94063136</text:p>
          </table:table-cell>
          <table:table-cell table:formula="of:=ROUND(([.A1244]-[.A1243])*1000000)/1000" office:value-type="float" office:value="0.094" calcext:value-type="float">
            <text:p>0.094</text:p>
          </table:table-cell>
          <table:table-cell table:formula="of:=IF([.B1244]&gt;1;&quot;SLEEP&quot;;&quot;&quot;)">
            <text:p/>
          </table:table-cell>
          <table:table-cell office:value-type="string" calcext:value-type="string">
            <text:p>0xBE</text:p>
          </table:table-cell>
        </table:table-row>
        <table:table-row table:style-name="ro1">
          <table:table-cell office:value-type="float" office:value="25.94072512" calcext:value-type="float">
            <text:p>25.94072512</text:p>
          </table:table-cell>
          <table:table-cell table:formula="of:=ROUND(([.A1245]-[.A1244])*1000000)/1000" office:value-type="float" office:value="0.094" calcext:value-type="float">
            <text:p>0.094</text:p>
          </table:table-cell>
          <table:table-cell table:formula="of:=IF([.B1245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94081872" calcext:value-type="float">
            <text:p>25.94081872</text:p>
          </table:table-cell>
          <table:table-cell table:formula="of:=ROUND(([.A1246]-[.A1245])*1000000)/1000" office:value-type="float" office:value="0.094" calcext:value-type="float">
            <text:p>0.094</text:p>
          </table:table-cell>
          <table:table-cell table:formula="of:=IF([.B1246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94091248" calcext:value-type="float">
            <text:p>25.94091248</text:p>
          </table:table-cell>
          <table:table-cell table:formula="of:=ROUND(([.A1247]-[.A1246])*1000000)/1000" office:value-type="float" office:value="0.094" calcext:value-type="float">
            <text:p>0.094</text:p>
          </table:table-cell>
          <table:table-cell table:formula="of:=IF([.B1247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94100608" calcext:value-type="float">
            <text:p>25.94100608</text:p>
          </table:table-cell>
          <table:table-cell table:formula="of:=ROUND(([.A1248]-[.A1247])*1000000)/1000" office:value-type="float" office:value="0.094" calcext:value-type="float">
            <text:p>0.094</text:p>
          </table:table-cell>
          <table:table-cell table:formula="of:=IF([.B1248]&gt;1;&quot;SLEEP&quot;;&quot;&quot;)">
            <text:p/>
          </table:table-cell>
          <table:table-cell office:value-type="string" calcext:value-type="string">
            <text:p>0xBF</text:p>
          </table:table-cell>
        </table:table-row>
        <table:table-row table:style-name="ro1">
          <table:table-cell office:value-type="float" office:value="25.94109968" calcext:value-type="float">
            <text:p>25.94109968</text:p>
          </table:table-cell>
          <table:table-cell table:formula="of:=ROUND(([.A1249]-[.A1248])*1000000)/1000" office:value-type="float" office:value="0.094" calcext:value-type="float">
            <text:p>0.094</text:p>
          </table:table-cell>
          <table:table-cell table:formula="of:=IF([.B1249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94119328" calcext:value-type="float">
            <text:p>25.94119328</text:p>
          </table:table-cell>
          <table:table-cell table:formula="of:=ROUND(([.A1250]-[.A1249])*1000000)/1000" office:value-type="float" office:value="0.094" calcext:value-type="float">
            <text:p>0.094</text:p>
          </table:table-cell>
          <table:table-cell table:formula="of:=IF([.B1250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94128704" calcext:value-type="float">
            <text:p>25.94128704</text:p>
          </table:table-cell>
          <table:table-cell table:formula="of:=ROUND(([.A1251]-[.A1250])*1000000)/1000" office:value-type="float" office:value="0.094" calcext:value-type="float">
            <text:p>0.094</text:p>
          </table:table-cell>
          <table:table-cell table:formula="of:=IF([.B1251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94225152" calcext:value-type="float">
            <text:p>25.94225152</text:p>
          </table:table-cell>
          <table:table-cell table:formula="of:=ROUND(([.A1252]-[.A1251])*1000000)/1000" office:value-type="float" office:value="0.964" calcext:value-type="float">
            <text:p>0.964</text:p>
          </table:table-cell>
          <table:table-cell table:formula="of:=IF([.B1252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5.94234512" calcext:value-type="float">
            <text:p>25.94234512</text:p>
          </table:table-cell>
          <table:table-cell table:formula="of:=ROUND(([.A1253]-[.A1252])*1000000)/1000" office:value-type="float" office:value="0.094" calcext:value-type="float">
            <text:p>0.094</text:p>
          </table:table-cell>
          <table:table-cell table:formula="of:=IF([.B1253]&gt;1;&quot;SLEEP&quot;;&quot;&quot;)">
            <text:p/>
          </table:table-cell>
          <table:table-cell office:value-type="string" calcext:value-type="string">
            <text:p>0xC0</text:p>
          </table:table-cell>
        </table:table-row>
        <table:table-row table:style-name="ro1">
          <table:table-cell office:value-type="float" office:value="25.94243888" calcext:value-type="float">
            <text:p>25.94243888</text:p>
          </table:table-cell>
          <table:table-cell table:formula="of:=ROUND(([.A1254]-[.A1253])*1000000)/1000" office:value-type="float" office:value="0.094" calcext:value-type="float">
            <text:p>0.094</text:p>
          </table:table-cell>
          <table:table-cell table:formula="of:=IF([.B1254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94253248" calcext:value-type="float">
            <text:p>25.94253248</text:p>
          </table:table-cell>
          <table:table-cell table:formula="of:=ROUND(([.A1255]-[.A1254])*1000000)/1000" office:value-type="float" office:value="0.094" calcext:value-type="float">
            <text:p>0.094</text:p>
          </table:table-cell>
          <table:table-cell table:formula="of:=IF([.B1255]&gt;1;&quot;SLEEP&quot;;&quot;&quot;)">
            <text:p/>
          </table:table-cell>
          <table:table-cell office:value-type="string" calcext:value-type="string">
            <text:p>0x1F</text:p>
          </table:table-cell>
        </table:table-row>
        <table:table-row table:style-name="ro1">
          <table:table-cell office:value-type="float" office:value="25.94262608" calcext:value-type="float">
            <text:p>25.94262608</text:p>
          </table:table-cell>
          <table:table-cell table:formula="of:=ROUND(([.A1256]-[.A1255])*1000000)/1000" office:value-type="float" office:value="0.094" calcext:value-type="float">
            <text:p>0.094</text:p>
          </table:table-cell>
          <table:table-cell table:formula="of:=IF([.B1256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94271984" calcext:value-type="float">
            <text:p>25.94271984</text:p>
          </table:table-cell>
          <table:table-cell table:formula="of:=ROUND(([.A1257]-[.A1256])*1000000)/1000" office:value-type="float" office:value="0.094" calcext:value-type="float">
            <text:p>0.094</text:p>
          </table:table-cell>
          <table:table-cell table:formula="of:=IF([.B1257]&gt;1;&quot;SLEEP&quot;;&quot;&quot;)">
            <text:p/>
          </table:table-cell>
          <table:table-cell office:value-type="string" calcext:value-type="string">
            <text:p>0xC1</text:p>
          </table:table-cell>
        </table:table-row>
        <table:table-row table:style-name="ro1">
          <table:table-cell office:value-type="float" office:value="25.94281344" calcext:value-type="float">
            <text:p>25.94281344</text:p>
          </table:table-cell>
          <table:table-cell table:formula="of:=ROUND(([.A1258]-[.A1257])*1000000)/1000" office:value-type="float" office:value="0.094" calcext:value-type="float">
            <text:p>0.094</text:p>
          </table:table-cell>
          <table:table-cell table:formula="of:=IF([.B1258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4290704" calcext:value-type="float">
            <text:p>25.94290704</text:p>
          </table:table-cell>
          <table:table-cell table:formula="of:=ROUND(([.A1259]-[.A1258])*1000000)/1000" office:value-type="float" office:value="0.094" calcext:value-type="float">
            <text:p>0.094</text:p>
          </table:table-cell>
          <table:table-cell table:formula="of:=IF([.B1259]&gt;1;&quot;SLEEP&quot;;&quot;&quot;)">
            <text:p/>
          </table:table-cell>
          <table:table-cell office:value-type="string" calcext:value-type="string">
            <text:p>0xA1</text:p>
          </table:table-cell>
        </table:table-row>
        <table:table-row table:style-name="ro1">
          <table:table-cell office:value-type="float" office:value="25.9430008" calcext:value-type="float">
            <text:p>25.9430008</text:p>
          </table:table-cell>
          <table:table-cell table:formula="of:=ROUND(([.A1260]-[.A1259])*1000000)/1000" office:value-type="float" office:value="0.094" calcext:value-type="float">
            <text:p>0.094</text:p>
          </table:table-cell>
          <table:table-cell table:formula="of:=IF([.B1260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9430944" calcext:value-type="float">
            <text:p>25.9430944</text:p>
          </table:table-cell>
          <table:table-cell table:formula="of:=ROUND(([.A1261]-[.A1260])*1000000)/1000" office:value-type="float" office:value="0.094" calcext:value-type="float">
            <text:p>0.094</text:p>
          </table:table-cell>
          <table:table-cell table:formula="of:=IF([.B1261]&gt;1;&quot;SLEEP&quot;;&quot;&quot;)">
            <text:p/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float" office:value="25.943188" calcext:value-type="float">
            <text:p>25.943188</text:p>
          </table:table-cell>
          <table:table-cell table:formula="of:=ROUND(([.A1262]-[.A1261])*1000000)/1000" office:value-type="float" office:value="0.094" calcext:value-type="float">
            <text:p>0.094</text:p>
          </table:table-cell>
          <table:table-cell table:formula="of:=IF([.B1262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4328176" calcext:value-type="float">
            <text:p>25.94328176</text:p>
          </table:table-cell>
          <table:table-cell table:formula="of:=ROUND(([.A1263]-[.A1262])*1000000)/1000" office:value-type="float" office:value="0.094" calcext:value-type="float">
            <text:p>0.094</text:p>
          </table:table-cell>
          <table:table-cell table:formula="of:=IF([.B1263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5.94337536" calcext:value-type="float">
            <text:p>25.94337536</text:p>
          </table:table-cell>
          <table:table-cell table:formula="of:=ROUND(([.A1264]-[.A1263])*1000000)/1000" office:value-type="float" office:value="0.094" calcext:value-type="float">
            <text:p>0.094</text:p>
          </table:table-cell>
          <table:table-cell table:formula="of:=IF([.B1264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4346912" calcext:value-type="float">
            <text:p>25.94346912</text:p>
          </table:table-cell>
          <table:table-cell table:formula="of:=ROUND(([.A1265]-[.A1264])*1000000)/1000" office:value-type="float" office:value="0.094" calcext:value-type="float">
            <text:p>0.094</text:p>
          </table:table-cell>
          <table:table-cell table:formula="of:=IF([.B1265]&gt;1;&quot;SLEEP&quot;;&quot;&quot;)">
            <text:p/>
          </table:table-cell>
          <table:table-cell office:value-type="string" calcext:value-type="string">
            <text:p>0xE8</text:p>
          </table:table-cell>
        </table:table-row>
        <table:table-row table:style-name="ro1">
          <table:table-cell office:value-type="float" office:value="25.94356272" calcext:value-type="float">
            <text:p>25.94356272</text:p>
          </table:table-cell>
          <table:table-cell table:formula="of:=ROUND(([.A1266]-[.A1265])*1000000)/1000" office:value-type="float" office:value="0.094" calcext:value-type="float">
            <text:p>0.094</text:p>
          </table:table-cell>
          <table:table-cell table:formula="of:=IF([.B1266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94365632" calcext:value-type="float">
            <text:p>25.94365632</text:p>
          </table:table-cell>
          <table:table-cell table:formula="of:=ROUND(([.A1267]-[.A1266])*1000000)/1000" office:value-type="float" office:value="0.094" calcext:value-type="float">
            <text:p>0.094</text:p>
          </table:table-cell>
          <table:table-cell table:formula="of:=IF([.B126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4375008" calcext:value-type="float">
            <text:p>25.94375008</text:p>
          </table:table-cell>
          <table:table-cell table:formula="of:=ROUND(([.A1268]-[.A1267])*1000000)/1000" office:value-type="float" office:value="0.094" calcext:value-type="float">
            <text:p>0.094</text:p>
          </table:table-cell>
          <table:table-cell table:formula="of:=IF([.B126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4384368" calcext:value-type="float">
            <text:p>25.94384368</text:p>
          </table:table-cell>
          <table:table-cell table:formula="of:=ROUND(([.A1269]-[.A1268])*1000000)/1000" office:value-type="float" office:value="0.094" calcext:value-type="float">
            <text:p>0.094</text:p>
          </table:table-cell>
          <table:table-cell table:formula="of:=IF([.B126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4393744" calcext:value-type="float">
            <text:p>25.94393744</text:p>
          </table:table-cell>
          <table:table-cell table:formula="of:=ROUND(([.A1270]-[.A1269])*1000000)/1000" office:value-type="float" office:value="0.094" calcext:value-type="float">
            <text:p>0.094</text:p>
          </table:table-cell>
          <table:table-cell table:formula="of:=IF([.B1270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4403104" calcext:value-type="float">
            <text:p>25.94403104</text:p>
          </table:table-cell>
          <table:table-cell table:formula="of:=ROUND(([.A1271]-[.A1270])*1000000)/1000" office:value-type="float" office:value="0.094" calcext:value-type="float">
            <text:p>0.094</text:p>
          </table:table-cell>
          <table:table-cell table:formula="of:=IF([.B1271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5.94412464" calcext:value-type="float">
            <text:p>25.94412464</text:p>
          </table:table-cell>
          <table:table-cell table:formula="of:=ROUND(([.A1272]-[.A1271])*1000000)/1000" office:value-type="float" office:value="0.094" calcext:value-type="float">
            <text:p>0.094</text:p>
          </table:table-cell>
          <table:table-cell table:formula="of:=IF([.B127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442184" calcext:value-type="float">
            <text:p>25.9442184</text:p>
          </table:table-cell>
          <table:table-cell table:formula="of:=ROUND(([.A1273]-[.A1272])*1000000)/1000" office:value-type="float" office:value="0.094" calcext:value-type="float">
            <text:p>0.094</text:p>
          </table:table-cell>
          <table:table-cell table:formula="of:=IF([.B1273]&gt;1;&quot;SLEEP&quot;;&quot;&quot;)">
            <text:p/>
          </table:table-cell>
          <table:table-cell office:value-type="string" calcext:value-type="string">
            <text:p>0x83</text:p>
          </table:table-cell>
        </table:table-row>
        <table:table-row table:style-name="ro1">
          <table:table-cell office:value-type="float" office:value="25.944312" calcext:value-type="float">
            <text:p>25.944312</text:p>
          </table:table-cell>
          <table:table-cell table:formula="of:=ROUND(([.A1274]-[.A1273])*1000000)/1000" office:value-type="float" office:value="0.094" calcext:value-type="float">
            <text:p>0.094</text:p>
          </table:table-cell>
          <table:table-cell table:formula="of:=IF([.B1274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9444056" calcext:value-type="float">
            <text:p>25.9444056</text:p>
          </table:table-cell>
          <table:table-cell table:formula="of:=ROUND(([.A1275]-[.A1274])*1000000)/1000" office:value-type="float" office:value="0.094" calcext:value-type="float">
            <text:p>0.094</text:p>
          </table:table-cell>
          <table:table-cell table:formula="of:=IF([.B127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4449936" calcext:value-type="float">
            <text:p>25.94449936</text:p>
          </table:table-cell>
          <table:table-cell table:formula="of:=ROUND(([.A1276]-[.A1275])*1000000)/1000" office:value-type="float" office:value="0.094" calcext:value-type="float">
            <text:p>0.094</text:p>
          </table:table-cell>
          <table:table-cell table:formula="of:=IF([.B1276]&gt;1;&quot;SLEEP&quot;;&quot;&quot;)">
            <text:p/>
          </table:table-cell>
          <table:table-cell office:value-type="string" calcext:value-type="string">
            <text:p>0x98</text:p>
          </table:table-cell>
        </table:table-row>
        <table:table-row table:style-name="ro1">
          <table:table-cell office:value-type="float" office:value="25.94459296" calcext:value-type="float">
            <text:p>25.94459296</text:p>
          </table:table-cell>
          <table:table-cell table:formula="of:=ROUND(([.A1277]-[.A1276])*1000000)/1000" office:value-type="float" office:value="0.094" calcext:value-type="float">
            <text:p>0.094</text:p>
          </table:table-cell>
          <table:table-cell table:formula="of:=IF([.B1277]&gt;1;&quot;SLEEP&quot;;&quot;&quot;)">
            <text:p/>
          </table:table-cell>
          <table:table-cell office:value-type="string" calcext:value-type="string">
            <text:p>0x6B</text:p>
          </table:table-cell>
        </table:table-row>
        <table:table-row table:style-name="ro1">
          <table:table-cell office:value-type="float" office:value="25.94468672" calcext:value-type="float">
            <text:p>25.94468672</text:p>
          </table:table-cell>
          <table:table-cell table:formula="of:=ROUND(([.A1278]-[.A1277])*1000000)/1000" office:value-type="float" office:value="0.094" calcext:value-type="float">
            <text:p>0.094</text:p>
          </table:table-cell>
          <table:table-cell table:formula="of:=IF([.B1278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94478032" calcext:value-type="float">
            <text:p>25.94478032</text:p>
          </table:table-cell>
          <table:table-cell table:formula="of:=ROUND(([.A1279]-[.A1278])*1000000)/1000" office:value-type="float" office:value="0.094" calcext:value-type="float">
            <text:p>0.094</text:p>
          </table:table-cell>
          <table:table-cell table:formula="of:=IF([.B127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4487392" calcext:value-type="float">
            <text:p>25.94487392</text:p>
          </table:table-cell>
          <table:table-cell table:formula="of:=ROUND(([.A1280]-[.A1279])*1000000)/1000" office:value-type="float" office:value="0.094" calcext:value-type="float">
            <text:p>0.094</text:p>
          </table:table-cell>
          <table:table-cell table:formula="of:=IF([.B1280]&gt;1;&quot;SLEEP&quot;;&quot;&quot;)">
            <text:p/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float" office:value="25.94496752" calcext:value-type="float">
            <text:p>25.94496752</text:p>
          </table:table-cell>
          <table:table-cell table:formula="of:=ROUND(([.A1281]-[.A1280])*1000000)/1000" office:value-type="float" office:value="0.094" calcext:value-type="float">
            <text:p>0.094</text:p>
          </table:table-cell>
          <table:table-cell table:formula="of:=IF([.B1281]&gt;1;&quot;SLEEP&quot;;&quot;&quot;)">
            <text:p/>
          </table:table-cell>
          <table:table-cell office:value-type="string" calcext:value-type="string">
            <text:p>0x68</text:p>
          </table:table-cell>
        </table:table-row>
        <table:table-row table:style-name="ro1">
          <table:table-cell office:value-type="float" office:value="25.94506128" calcext:value-type="float">
            <text:p>25.94506128</text:p>
          </table:table-cell>
          <table:table-cell table:formula="of:=ROUND(([.A1282]-[.A1281])*1000000)/1000" office:value-type="float" office:value="0.094" calcext:value-type="float">
            <text:p>0.094</text:p>
          </table:table-cell>
          <table:table-cell table:formula="of:=IF([.B1282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4515488" calcext:value-type="float">
            <text:p>25.94515488</text:p>
          </table:table-cell>
          <table:table-cell table:formula="of:=ROUND(([.A1283]-[.A1282])*1000000)/1000" office:value-type="float" office:value="0.094" calcext:value-type="float">
            <text:p>0.094</text:p>
          </table:table-cell>
          <table:table-cell table:formula="of:=IF([.B1283]&gt;1;&quot;SLEEP&quot;;&quot;&quot;)">
            <text:p/>
          </table:table-cell>
          <table:table-cell office:value-type="string" calcext:value-type="string">
            <text:p>0x43</text:p>
          </table:table-cell>
        </table:table-row>
        <table:table-row table:style-name="ro1">
          <table:table-cell office:value-type="float" office:value="25.94611824" calcext:value-type="float">
            <text:p>25.94611824</text:p>
          </table:table-cell>
          <table:table-cell table:formula="of:=ROUND(([.A1284]-[.A1283])*1000000)/1000" office:value-type="float" office:value="0.963" calcext:value-type="float">
            <text:p>0.963</text:p>
          </table:table-cell>
          <table:table-cell table:formula="of:=IF([.B1284]&gt;1;&quot;SLEEP&quot;;&quot;&quot;)">
            <text:p/>
          </table:table-cell>
          <table:table-cell office:value-type="string" calcext:value-type="string">
            <text:p>0x46</text:p>
          </table:table-cell>
        </table:table-row>
        <table:table-row table:style-name="ro1">
          <table:table-cell office:value-type="float" office:value="25.946212" calcext:value-type="float">
            <text:p>25.946212</text:p>
          </table:table-cell>
          <table:table-cell table:formula="of:=ROUND(([.A1285]-[.A1284])*1000000)/1000" office:value-type="float" office:value="0.094" calcext:value-type="float">
            <text:p>0.094</text:p>
          </table:table-cell>
          <table:table-cell table:formula="of:=IF([.B1285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9463056" calcext:value-type="float">
            <text:p>25.9463056</text:p>
          </table:table-cell>
          <table:table-cell table:formula="of:=ROUND(([.A1286]-[.A1285])*1000000)/1000" office:value-type="float" office:value="0.094" calcext:value-type="float">
            <text:p>0.094</text:p>
          </table:table-cell>
          <table:table-cell table:formula="of:=IF([.B1286]&gt;1;&quot;SLEEP&quot;;&quot;&quot;)">
            <text:p/>
          </table:table-cell>
          <table:table-cell office:value-type="string" calcext:value-type="string">
            <text:p>0x46</text:p>
          </table:table-cell>
        </table:table-row>
        <table:table-row table:style-name="ro1">
          <table:table-cell office:value-type="float" office:value="25.94639936" calcext:value-type="float">
            <text:p>25.94639936</text:p>
          </table:table-cell>
          <table:table-cell table:formula="of:=ROUND(([.A1287]-[.A1286])*1000000)/1000" office:value-type="float" office:value="0.094" calcext:value-type="float">
            <text:p>0.094</text:p>
          </table:table-cell>
          <table:table-cell table:formula="of:=IF([.B1287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94649296" calcext:value-type="float">
            <text:p>25.94649296</text:p>
          </table:table-cell>
          <table:table-cell table:formula="of:=ROUND(([.A1288]-[.A1287])*1000000)/1000" office:value-type="float" office:value="0.094" calcext:value-type="float">
            <text:p>0.094</text:p>
          </table:table-cell>
          <table:table-cell table:formula="of:=IF([.B1288]&gt;1;&quot;SLEEP&quot;;&quot;&quot;)">
            <text:p/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float" office:value="25.94658672" calcext:value-type="float">
            <text:p>25.94658672</text:p>
          </table:table-cell>
          <table:table-cell table:formula="of:=ROUND(([.A1289]-[.A1288])*1000000)/1000" office:value-type="float" office:value="0.094" calcext:value-type="float">
            <text:p>0.094</text:p>
          </table:table-cell>
          <table:table-cell table:formula="of:=IF([.B1289]&gt;1;&quot;SLEEP&quot;;&quot;&quot;)">
            <text:p/>
          </table:table-cell>
          <table:table-cell office:value-type="string" calcext:value-type="string">
            <text:p>0x26</text:p>
          </table:table-cell>
        </table:table-row>
        <table:table-row table:style-name="ro1">
          <table:table-cell office:value-type="float" office:value="25.94668032" calcext:value-type="float">
            <text:p>25.94668032</text:p>
          </table:table-cell>
          <table:table-cell table:formula="of:=ROUND(([.A1290]-[.A1289])*1000000)/1000" office:value-type="float" office:value="0.094" calcext:value-type="float">
            <text:p>0.094</text:p>
          </table:table-cell>
          <table:table-cell table:formula="of:=IF([.B1290]&gt;1;&quot;SLEEP&quot;;&quot;&quot;)">
            <text:p/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float" office:value="25.94677392" calcext:value-type="float">
            <text:p>25.94677392</text:p>
          </table:table-cell>
          <table:table-cell table:formula="of:=ROUND(([.A1291]-[.A1290])*1000000)/1000" office:value-type="float" office:value="0.094" calcext:value-type="float">
            <text:p>0.094</text:p>
          </table:table-cell>
          <table:table-cell table:formula="of:=IF([.B1291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4686768" calcext:value-type="float">
            <text:p>25.94686768</text:p>
          </table:table-cell>
          <table:table-cell table:formula="of:=ROUND(([.A1292]-[.A1291])*1000000)/1000" office:value-type="float" office:value="0.094" calcext:value-type="float">
            <text:p>0.094</text:p>
          </table:table-cell>
          <table:table-cell table:formula="of:=IF([.B1292]&gt;1;&quot;SLEEP&quot;;&quot;&quot;)">
            <text:p/>
          </table:table-cell>
          <table:table-cell office:value-type="string" calcext:value-type="string">
            <text:p>0x51</text:p>
          </table:table-cell>
        </table:table-row>
        <table:table-row table:style-name="ro1">
          <table:table-cell office:value-type="float" office:value="25.94696128" calcext:value-type="float">
            <text:p>25.94696128</text:p>
          </table:table-cell>
          <table:table-cell table:formula="of:=ROUND(([.A1293]-[.A1292])*1000000)/1000" office:value-type="float" office:value="0.094" calcext:value-type="float">
            <text:p>0.094</text:p>
          </table:table-cell>
          <table:table-cell table:formula="of:=IF([.B1293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94705504" calcext:value-type="float">
            <text:p>25.94705504</text:p>
          </table:table-cell>
          <table:table-cell table:formula="of:=ROUND(([.A1294]-[.A1293])*1000000)/1000" office:value-type="float" office:value="0.094" calcext:value-type="float">
            <text:p>0.094</text:p>
          </table:table-cell>
          <table:table-cell table:formula="of:=IF([.B1294]&gt;1;&quot;SLEEP&quot;;&quot;&quot;)">
            <text:p/>
          </table:table-cell>
          <table:table-cell office:value-type="string" calcext:value-type="string">
            <text:p>0x26</text:p>
          </table:table-cell>
        </table:table-row>
        <table:table-row table:style-name="ro1">
          <table:table-cell office:value-type="float" office:value="25.94714864" calcext:value-type="float">
            <text:p>25.94714864</text:p>
          </table:table-cell>
          <table:table-cell table:formula="of:=ROUND(([.A1295]-[.A1294])*1000000)/1000" office:value-type="float" office:value="0.094" calcext:value-type="float">
            <text:p>0.094</text:p>
          </table:table-cell>
          <table:table-cell table:formula="of:=IF([.B1295]&gt;1;&quot;SLEEP&quot;;&quot;&quot;)">
            <text:p/>
          </table:table-cell>
          <table:table-cell office:value-type="string" calcext:value-type="string">
            <text:p>0xE4</text:p>
          </table:table-cell>
        </table:table-row>
        <table:table-row table:style-name="ro1">
          <table:table-cell office:value-type="float" office:value="25.94724224" calcext:value-type="float">
            <text:p>25.94724224</text:p>
          </table:table-cell>
          <table:table-cell table:formula="of:=ROUND(([.A1296]-[.A1295])*1000000)/1000" office:value-type="float" office:value="0.094" calcext:value-type="float">
            <text:p>0.094</text:p>
          </table:table-cell>
          <table:table-cell table:formula="of:=IF([.B1296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5.947336" calcext:value-type="float">
            <text:p>25.947336</text:p>
          </table:table-cell>
          <table:table-cell table:formula="of:=ROUND(([.A1297]-[.A1296])*1000000)/1000" office:value-type="float" office:value="0.094" calcext:value-type="float">
            <text:p>0.094</text:p>
          </table:table-cell>
          <table:table-cell table:formula="of:=IF([.B1297]&gt;1;&quot;SLEEP&quot;;&quot;&quot;)">
            <text:p/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float" office:value="25.9474296" calcext:value-type="float">
            <text:p>25.9474296</text:p>
          </table:table-cell>
          <table:table-cell table:formula="of:=ROUND(([.A1298]-[.A1297])*1000000)/1000" office:value-type="float" office:value="0.094" calcext:value-type="float">
            <text:p>0.094</text:p>
          </table:table-cell>
          <table:table-cell table:formula="of:=IF([.B129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475232" calcext:value-type="float">
            <text:p>25.9475232</text:p>
          </table:table-cell>
          <table:table-cell table:formula="of:=ROUND(([.A1299]-[.A1298])*1000000)/1000" office:value-type="float" office:value="0.094" calcext:value-type="float">
            <text:p>0.094</text:p>
          </table:table-cell>
          <table:table-cell table:formula="of:=IF([.B1299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4761696" calcext:value-type="float">
            <text:p>25.94761696</text:p>
          </table:table-cell>
          <table:table-cell table:formula="of:=ROUND(([.A1300]-[.A1299])*1000000)/1000" office:value-type="float" office:value="0.094" calcext:value-type="float">
            <text:p>0.094</text:p>
          </table:table-cell>
          <table:table-cell table:formula="of:=IF([.B1300]&gt;1;&quot;SLEEP&quot;;&quot;&quot;)">
            <text:p/>
          </table:table-cell>
          <table:table-cell office:value-type="string" calcext:value-type="string">
            <text:p>0x40</text:p>
          </table:table-cell>
        </table:table-row>
        <table:table-row table:style-name="ro1">
          <table:table-cell office:value-type="float" office:value="25.94771056" calcext:value-type="float">
            <text:p>25.94771056</text:p>
          </table:table-cell>
          <table:table-cell table:formula="of:=ROUND(([.A1301]-[.A1300])*1000000)/1000" office:value-type="float" office:value="0.094" calcext:value-type="float">
            <text:p>0.094</text:p>
          </table:table-cell>
          <table:table-cell table:formula="of:=IF([.B1301]&gt;1;&quot;SLEEP&quot;;&quot;&quot;)">
            <text:p/>
          </table:table-cell>
          <table:table-cell office:value-type="string" calcext:value-type="string">
            <text:p>0xC0</text:p>
          </table:table-cell>
        </table:table-row>
        <table:table-row table:style-name="ro1">
          <table:table-cell office:value-type="float" office:value="25.94780432" calcext:value-type="float">
            <text:p>25.94780432</text:p>
          </table:table-cell>
          <table:table-cell table:formula="of:=ROUND(([.A1302]-[.A1301])*1000000)/1000" office:value-type="float" office:value="0.094" calcext:value-type="float">
            <text:p>0.094</text:p>
          </table:table-cell>
          <table:table-cell table:formula="of:=IF([.B1302]&gt;1;&quot;SLEEP&quot;;&quot;&quot;)">
            <text:p/>
          </table:table-cell>
          <table:table-cell office:value-type="string" calcext:value-type="string">
            <text:p>0x81</text:p>
          </table:table-cell>
        </table:table-row>
        <table:table-row table:style-name="ro1">
          <table:table-cell office:value-type="float" office:value="25.94789792" calcext:value-type="float">
            <text:p>25.94789792</text:p>
          </table:table-cell>
          <table:table-cell table:formula="of:=ROUND(([.A1303]-[.A1302])*1000000)/1000" office:value-type="float" office:value="0.094" calcext:value-type="float">
            <text:p>0.094</text:p>
          </table:table-cell>
          <table:table-cell table:formula="of:=IF([.B1303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94799168" calcext:value-type="float">
            <text:p>25.94799168</text:p>
          </table:table-cell>
          <table:table-cell table:formula="of:=ROUND(([.A1304]-[.A1303])*1000000)/1000" office:value-type="float" office:value="0.094" calcext:value-type="float">
            <text:p>0.094</text:p>
          </table:table-cell>
          <table:table-cell table:formula="of:=IF([.B1304]&gt;1;&quot;SLEEP&quot;;&quot;&quot;)">
            <text:p/>
          </table:table-cell>
          <table:table-cell office:value-type="string" calcext:value-type="string">
            <text:p>0x70</text:p>
          </table:table-cell>
        </table:table-row>
        <table:table-row table:style-name="ro1">
          <table:table-cell office:value-type="float" office:value="25.94808528" calcext:value-type="float">
            <text:p>25.94808528</text:p>
          </table:table-cell>
          <table:table-cell table:formula="of:=ROUND(([.A1305]-[.A1304])*1000000)/1000" office:value-type="float" office:value="0.094" calcext:value-type="float">
            <text:p>0.094</text:p>
          </table:table-cell>
          <table:table-cell table:formula="of:=IF([.B130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4817888" calcext:value-type="float">
            <text:p>25.94817888</text:p>
          </table:table-cell>
          <table:table-cell table:formula="of:=ROUND(([.A1306]-[.A1305])*1000000)/1000" office:value-type="float" office:value="0.094" calcext:value-type="float">
            <text:p>0.094</text:p>
          </table:table-cell>
          <table:table-cell table:formula="of:=IF([.B1306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5.94827264" calcext:value-type="float">
            <text:p>25.94827264</text:p>
          </table:table-cell>
          <table:table-cell table:formula="of:=ROUND(([.A1307]-[.A1306])*1000000)/1000" office:value-type="float" office:value="0.094" calcext:value-type="float">
            <text:p>0.094</text:p>
          </table:table-cell>
          <table:table-cell table:formula="of:=IF([.B1307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94836624" calcext:value-type="float">
            <text:p>25.94836624</text:p>
          </table:table-cell>
          <table:table-cell table:formula="of:=ROUND(([.A1308]-[.A1307])*1000000)/1000" office:value-type="float" office:value="0.094" calcext:value-type="float">
            <text:p>0.094</text:p>
          </table:table-cell>
          <table:table-cell table:formula="of:=IF([.B130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4845984" calcext:value-type="float">
            <text:p>25.94845984</text:p>
          </table:table-cell>
          <table:table-cell table:formula="of:=ROUND(([.A1309]-[.A1308])*1000000)/1000" office:value-type="float" office:value="0.094" calcext:value-type="float">
            <text:p>0.094</text:p>
          </table:table-cell>
          <table:table-cell table:formula="of:=IF([.B1309]&gt;1;&quot;SLEEP&quot;;&quot;&quot;)">
            <text:p/>
          </table:table-cell>
          <table:table-cell office:value-type="string" calcext:value-type="string">
            <text:p>0x50</text:p>
          </table:table-cell>
        </table:table-row>
        <table:table-row table:style-name="ro1">
          <table:table-cell office:value-type="float" office:value="25.9485536" calcext:value-type="float">
            <text:p>25.9485536</text:p>
          </table:table-cell>
          <table:table-cell table:formula="of:=ROUND(([.A1310]-[.A1309])*1000000)/1000" office:value-type="float" office:value="0.094" calcext:value-type="float">
            <text:p>0.094</text:p>
          </table:table-cell>
          <table:table-cell table:formula="of:=IF([.B1310]&gt;1;&quot;SLEEP&quot;;&quot;&quot;)">
            <text:p/>
          </table:table-cell>
          <table:table-cell office:value-type="string" calcext:value-type="string">
            <text:p>0x28</text:p>
          </table:table-cell>
        </table:table-row>
        <table:table-row table:style-name="ro1">
          <table:table-cell office:value-type="float" office:value="25.9486472" calcext:value-type="float">
            <text:p>25.9486472</text:p>
          </table:table-cell>
          <table:table-cell table:formula="of:=ROUND(([.A1311]-[.A1310])*1000000)/1000" office:value-type="float" office:value="0.094" calcext:value-type="float">
            <text:p>0.094</text:p>
          </table:table-cell>
          <table:table-cell table:formula="of:=IF([.B1311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9487408" calcext:value-type="float">
            <text:p>25.9487408</text:p>
          </table:table-cell>
          <table:table-cell table:formula="of:=ROUND(([.A1312]-[.A1311])*1000000)/1000" office:value-type="float" office:value="0.094" calcext:value-type="float">
            <text:p>0.094</text:p>
          </table:table-cell>
          <table:table-cell table:formula="of:=IF([.B1312]&gt;1;&quot;SLEEP&quot;;&quot;&quot;)">
            <text:p/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float" office:value="25.94883456" calcext:value-type="float">
            <text:p>25.94883456</text:p>
          </table:table-cell>
          <table:table-cell table:formula="of:=ROUND(([.A1313]-[.A1312])*1000000)/1000" office:value-type="float" office:value="0.094" calcext:value-type="float">
            <text:p>0.094</text:p>
          </table:table-cell>
          <table:table-cell table:formula="of:=IF([.B1313]&gt;1;&quot;SLEEP&quot;;&quot;&quot;)">
            <text:p/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float" office:value="25.94892816" calcext:value-type="float">
            <text:p>25.94892816</text:p>
          </table:table-cell>
          <table:table-cell table:formula="of:=ROUND(([.A1314]-[.A1313])*1000000)/1000" office:value-type="float" office:value="0.094" calcext:value-type="float">
            <text:p>0.094</text:p>
          </table:table-cell>
          <table:table-cell table:formula="of:=IF([.B1314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94902176" calcext:value-type="float">
            <text:p>25.94902176</text:p>
          </table:table-cell>
          <table:table-cell table:formula="of:=ROUND(([.A1315]-[.A1314])*1000000)/1000" office:value-type="float" office:value="0.094" calcext:value-type="float">
            <text:p>0.094</text:p>
          </table:table-cell>
          <table:table-cell table:formula="of:=IF([.B1315]&gt;1;&quot;SLEEP&quot;;&quot;&quot;)">
            <text:p/>
          </table:table-cell>
          <table:table-cell office:value-type="string" calcext:value-type="string">
            <text:p>0x8C</text:p>
          </table:table-cell>
        </table:table-row>
        <table:table-row table:style-name="ro1">
          <table:table-cell office:value-type="float" office:value="25.94998848" calcext:value-type="float">
            <text:p>25.94998848</text:p>
          </table:table-cell>
          <table:table-cell table:formula="of:=ROUND(([.A1316]-[.A1315])*1000000)/1000" office:value-type="float" office:value="0.967" calcext:value-type="float">
            <text:p>0.967</text:p>
          </table:table-cell>
          <table:table-cell table:formula="of:=IF([.B1316]&gt;1;&quot;SLEEP&quot;;&quot;&quot;)">
            <text:p/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float" office:value="25.95008208" calcext:value-type="float">
            <text:p>25.95008208</text:p>
          </table:table-cell>
          <table:table-cell table:formula="of:=ROUND(([.A1317]-[.A1316])*1000000)/1000" office:value-type="float" office:value="0.094" calcext:value-type="float">
            <text:p>0.094</text:p>
          </table:table-cell>
          <table:table-cell table:formula="of:=IF([.B1317]&gt;1;&quot;SLEEP&quot;;&quot;&quot;)">
            <text:p/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float" office:value="25.95017584" calcext:value-type="float">
            <text:p>25.95017584</text:p>
          </table:table-cell>
          <table:table-cell table:formula="of:=ROUND(([.A1318]-[.A1317])*1000000)/1000" office:value-type="float" office:value="0.094" calcext:value-type="float">
            <text:p>0.094</text:p>
          </table:table-cell>
          <table:table-cell table:formula="of:=IF([.B1318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95026944" calcext:value-type="float">
            <text:p>25.95026944</text:p>
          </table:table-cell>
          <table:table-cell table:formula="of:=ROUND(([.A1319]-[.A1318])*1000000)/1000" office:value-type="float" office:value="0.094" calcext:value-type="float">
            <text:p>0.094</text:p>
          </table:table-cell>
          <table:table-cell table:formula="of:=IF([.B1319]&gt;1;&quot;SLEEP&quot;;&quot;&quot;)">
            <text:p/>
          </table:table-cell>
          <table:table-cell office:value-type="string" calcext:value-type="string">
            <text:p>0x24</text:p>
          </table:table-cell>
        </table:table-row>
        <table:table-row table:style-name="ro1">
          <table:table-cell office:value-type="float" office:value="25.95036304" calcext:value-type="float">
            <text:p>25.95036304</text:p>
          </table:table-cell>
          <table:table-cell table:formula="of:=ROUND(([.A1320]-[.A1319])*1000000)/1000" office:value-type="float" office:value="0.094" calcext:value-type="float">
            <text:p>0.094</text:p>
          </table:table-cell>
          <table:table-cell table:formula="of:=IF([.B1320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5045664" calcext:value-type="float">
            <text:p>25.95045664</text:p>
          </table:table-cell>
          <table:table-cell table:formula="of:=ROUND(([.A1321]-[.A1320])*1000000)/1000" office:value-type="float" office:value="0.094" calcext:value-type="float">
            <text:p>0.094</text:p>
          </table:table-cell>
          <table:table-cell table:formula="of:=IF([.B1321]&gt;1;&quot;SLEEP&quot;;&quot;&quot;)">
            <text:p/>
          </table:table-cell>
          <table:table-cell office:value-type="string" calcext:value-type="string">
            <text:p>0xCB</text:p>
          </table:table-cell>
        </table:table-row>
        <table:table-row table:style-name="ro1">
          <table:table-cell office:value-type="float" office:value="25.9505504" calcext:value-type="float">
            <text:p>25.9505504</text:p>
          </table:table-cell>
          <table:table-cell table:formula="of:=ROUND(([.A1322]-[.A1321])*1000000)/1000" office:value-type="float" office:value="0.094" calcext:value-type="float">
            <text:p>0.094</text:p>
          </table:table-cell>
          <table:table-cell table:formula="of:=IF([.B1322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950644" calcext:value-type="float">
            <text:p>25.950644</text:p>
          </table:table-cell>
          <table:table-cell table:formula="of:=ROUND(([.A1323]-[.A1322])*1000000)/1000" office:value-type="float" office:value="0.094" calcext:value-type="float">
            <text:p>0.094</text:p>
          </table:table-cell>
          <table:table-cell table:formula="of:=IF([.B1323]&gt;1;&quot;SLEEP&quot;;&quot;&quot;)">
            <text:p/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float" office:value="25.95073776" calcext:value-type="float">
            <text:p>25.95073776</text:p>
          </table:table-cell>
          <table:table-cell table:formula="of:=ROUND(([.A1324]-[.A1323])*1000000)/1000" office:value-type="float" office:value="0.094" calcext:value-type="float">
            <text:p>0.094</text:p>
          </table:table-cell>
          <table:table-cell table:formula="of:=IF([.B1324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95083136" calcext:value-type="float">
            <text:p>25.95083136</text:p>
          </table:table-cell>
          <table:table-cell table:formula="of:=ROUND(([.A1325]-[.A1324])*1000000)/1000" office:value-type="float" office:value="0.094" calcext:value-type="float">
            <text:p>0.094</text:p>
          </table:table-cell>
          <table:table-cell table:formula="of:=IF([.B1325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5.95092496" calcext:value-type="float">
            <text:p>25.95092496</text:p>
          </table:table-cell>
          <table:table-cell table:formula="of:=ROUND(([.A1326]-[.A1325])*1000000)/1000" office:value-type="float" office:value="0.094" calcext:value-type="float">
            <text:p>0.094</text:p>
          </table:table-cell>
          <table:table-cell table:formula="of:=IF([.B1326]&gt;1;&quot;SLEEP&quot;;&quot;&quot;)">
            <text:p/>
          </table:table-cell>
          <table:table-cell office:value-type="string" calcext:value-type="string">
            <text:p>0x51</text:p>
          </table:table-cell>
        </table:table-row>
        <table:table-row table:style-name="ro1">
          <table:table-cell office:value-type="float" office:value="25.95101872" calcext:value-type="float">
            <text:p>25.95101872</text:p>
          </table:table-cell>
          <table:table-cell table:formula="of:=ROUND(([.A1327]-[.A1326])*1000000)/1000" office:value-type="float" office:value="0.094" calcext:value-type="float">
            <text:p>0.094</text:p>
          </table:table-cell>
          <table:table-cell table:formula="of:=IF([.B1327]&gt;1;&quot;SLEEP&quot;;&quot;&quot;)">
            <text:p/>
          </table:table-cell>
          <table:table-cell office:value-type="string" calcext:value-type="string">
            <text:p>0xC4</text:p>
          </table:table-cell>
        </table:table-row>
        <table:table-row table:style-name="ro1">
          <table:table-cell office:value-type="float" office:value="25.95111232" calcext:value-type="float">
            <text:p>25.95111232</text:p>
          </table:table-cell>
          <table:table-cell table:formula="of:=ROUND(([.A1328]-[.A1327])*1000000)/1000" office:value-type="float" office:value="0.094" calcext:value-type="float">
            <text:p>0.094</text:p>
          </table:table-cell>
          <table:table-cell table:formula="of:=IF([.B1328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5120592" calcext:value-type="float">
            <text:p>25.95120592</text:p>
          </table:table-cell>
          <table:table-cell table:formula="of:=ROUND(([.A1329]-[.A1328])*1000000)/1000" office:value-type="float" office:value="0.094" calcext:value-type="float">
            <text:p>0.094</text:p>
          </table:table-cell>
          <table:table-cell table:formula="of:=IF([.B1329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5129968" calcext:value-type="float">
            <text:p>25.95129968</text:p>
          </table:table-cell>
          <table:table-cell table:formula="of:=ROUND(([.A1330]-[.A1329])*1000000)/1000" office:value-type="float" office:value="0.094" calcext:value-type="float">
            <text:p>0.094</text:p>
          </table:table-cell>
          <table:table-cell table:formula="of:=IF([.B1330]&gt;1;&quot;SLEEP&quot;;&quot;&quot;)">
            <text:p/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float" office:value="25.95139328" calcext:value-type="float">
            <text:p>25.95139328</text:p>
          </table:table-cell>
          <table:table-cell table:formula="of:=ROUND(([.A1331]-[.A1330])*1000000)/1000" office:value-type="float" office:value="0.094" calcext:value-type="float">
            <text:p>0.094</text:p>
          </table:table-cell>
          <table:table-cell table:formula="of:=IF([.B133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5148704" calcext:value-type="float">
            <text:p>25.95148704</text:p>
          </table:table-cell>
          <table:table-cell table:formula="of:=ROUND(([.A1332]-[.A1331])*1000000)/1000" office:value-type="float" office:value="0.094" calcext:value-type="float">
            <text:p>0.094</text:p>
          </table:table-cell>
          <table:table-cell table:formula="of:=IF([.B1332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95158064" calcext:value-type="float">
            <text:p>25.95158064</text:p>
          </table:table-cell>
          <table:table-cell table:formula="of:=ROUND(([.A1333]-[.A1332])*1000000)/1000" office:value-type="float" office:value="0.094" calcext:value-type="float">
            <text:p>0.094</text:p>
          </table:table-cell>
          <table:table-cell table:formula="of:=IF([.B1333]&gt;1;&quot;SLEEP&quot;;&quot;&quot;)">
            <text:p/>
          </table:table-cell>
          <table:table-cell office:value-type="string" calcext:value-type="string">
            <text:p>0xA3</text:p>
          </table:table-cell>
        </table:table-row>
        <table:table-row table:style-name="ro1">
          <table:table-cell office:value-type="float" office:value="25.95167424" calcext:value-type="float">
            <text:p>25.95167424</text:p>
          </table:table-cell>
          <table:table-cell table:formula="of:=ROUND(([.A1334]-[.A1333])*1000000)/1000" office:value-type="float" office:value="0.094" calcext:value-type="float">
            <text:p>0.094</text:p>
          </table:table-cell>
          <table:table-cell table:formula="of:=IF([.B133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51768" calcext:value-type="float">
            <text:p>25.951768</text:p>
          </table:table-cell>
          <table:table-cell table:formula="of:=ROUND(([.A1335]-[.A1334])*1000000)/1000" office:value-type="float" office:value="0.094" calcext:value-type="float">
            <text:p>0.094</text:p>
          </table:table-cell>
          <table:table-cell table:formula="of:=IF([.B1335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5.9518616" calcext:value-type="float">
            <text:p>25.9518616</text:p>
          </table:table-cell>
          <table:table-cell table:formula="of:=ROUND(([.A1336]-[.A1335])*1000000)/1000" office:value-type="float" office:value="0.094" calcext:value-type="float">
            <text:p>0.094</text:p>
          </table:table-cell>
          <table:table-cell table:formula="of:=IF([.B1336]&gt;1;&quot;SLEEP&quot;;&quot;&quot;)">
            <text:p/>
          </table:table-cell>
          <table:table-cell office:value-type="string" calcext:value-type="string">
            <text:p>0xE4</text:p>
          </table:table-cell>
        </table:table-row>
        <table:table-row table:style-name="ro1">
          <table:table-cell office:value-type="float" office:value="25.95195536" calcext:value-type="float">
            <text:p>25.95195536</text:p>
          </table:table-cell>
          <table:table-cell table:formula="of:=ROUND(([.A1337]-[.A1336])*1000000)/1000" office:value-type="float" office:value="0.094" calcext:value-type="float">
            <text:p>0.094</text:p>
          </table:table-cell>
          <table:table-cell table:formula="of:=IF([.B133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5204896" calcext:value-type="float">
            <text:p>25.95204896</text:p>
          </table:table-cell>
          <table:table-cell table:formula="of:=ROUND(([.A1338]-[.A1337])*1000000)/1000" office:value-type="float" office:value="0.094" calcext:value-type="float">
            <text:p>0.094</text:p>
          </table:table-cell>
          <table:table-cell table:formula="of:=IF([.B133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5214256" calcext:value-type="float">
            <text:p>25.95214256</text:p>
          </table:table-cell>
          <table:table-cell table:formula="of:=ROUND(([.A1339]-[.A1338])*1000000)/1000" office:value-type="float" office:value="0.094" calcext:value-type="float">
            <text:p>0.094</text:p>
          </table:table-cell>
          <table:table-cell table:formula="of:=IF([.B133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5223616" calcext:value-type="float">
            <text:p>25.95223616</text:p>
          </table:table-cell>
          <table:table-cell table:formula="of:=ROUND(([.A1340]-[.A1339])*1000000)/1000" office:value-type="float" office:value="0.094" calcext:value-type="float">
            <text:p>0.094</text:p>
          </table:table-cell>
          <table:table-cell table:formula="of:=IF([.B1340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5232992" calcext:value-type="float">
            <text:p>25.95232992</text:p>
          </table:table-cell>
          <table:table-cell table:formula="of:=ROUND(([.A1341]-[.A1340])*1000000)/1000" office:value-type="float" office:value="0.094" calcext:value-type="float">
            <text:p>0.094</text:p>
          </table:table-cell>
          <table:table-cell table:formula="of:=IF([.B1341]&gt;1;&quot;SLEEP&quot;;&quot;&quot;)">
            <text:p/>
          </table:table-cell>
          <table:table-cell office:value-type="string" calcext:value-type="string">
            <text:p>0xD0</text:p>
          </table:table-cell>
        </table:table-row>
        <table:table-row table:style-name="ro1">
          <table:table-cell office:value-type="float" office:value="25.95242352" calcext:value-type="float">
            <text:p>25.95242352</text:p>
          </table:table-cell>
          <table:table-cell table:formula="of:=ROUND(([.A1342]-[.A1341])*1000000)/1000" office:value-type="float" office:value="0.094" calcext:value-type="float">
            <text:p>0.094</text:p>
          </table:table-cell>
          <table:table-cell table:formula="of:=IF([.B1342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95251712" calcext:value-type="float">
            <text:p>25.95251712</text:p>
          </table:table-cell>
          <table:table-cell table:formula="of:=ROUND(([.A1343]-[.A1342])*1000000)/1000" office:value-type="float" office:value="0.094" calcext:value-type="float">
            <text:p>0.094</text:p>
          </table:table-cell>
          <table:table-cell table:formula="of:=IF([.B1343]&gt;1;&quot;SLEEP&quot;;&quot;&quot;)">
            <text:p/>
          </table:table-cell>
          <table:table-cell office:value-type="string" calcext:value-type="string">
            <text:p>0x09</text:p>
          </table:table-cell>
        </table:table-row>
        <table:table-row table:style-name="ro1">
          <table:table-cell office:value-type="float" office:value="25.95348736" calcext:value-type="float">
            <text:p>25.95348736</text:p>
          </table:table-cell>
          <table:table-cell table:formula="of:=ROUND(([.A1344]-[.A1343])*1000000)/1000" office:value-type="float" office:value="0.97" calcext:value-type="float">
            <text:p>0.97</text:p>
          </table:table-cell>
          <table:table-cell table:formula="of:=IF([.B134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5358096" calcext:value-type="float">
            <text:p>25.95358096</text:p>
          </table:table-cell>
          <table:table-cell table:formula="of:=ROUND(([.A1345]-[.A1344])*1000000)/1000" office:value-type="float" office:value="0.094" calcext:value-type="float">
            <text:p>0.094</text:p>
          </table:table-cell>
          <table:table-cell table:formula="of:=IF([.B1345]&gt;1;&quot;SLEEP&quot;;&quot;&quot;)">
            <text:p/>
          </table:table-cell>
          <table:table-cell office:value-type="string" calcext:value-type="string">
            <text:p>0x0B</text:p>
          </table:table-cell>
        </table:table-row>
        <table:table-row table:style-name="ro1">
          <table:table-cell office:value-type="float" office:value="25.95381584" calcext:value-type="float">
            <text:p>25.95381584</text:p>
          </table:table-cell>
          <table:table-cell table:formula="of:=ROUND(([.A1346]-[.A1345])*1000000)/1000" office:value-type="float" office:value="0.235" calcext:value-type="float">
            <text:p>0.235</text:p>
          </table:table-cell>
          <table:table-cell table:formula="of:=IF([.B1346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95390944" calcext:value-type="float">
            <text:p>25.95390944</text:p>
          </table:table-cell>
          <table:table-cell table:formula="of:=ROUND(([.A1347]-[.A1346])*1000000)/1000" office:value-type="float" office:value="0.094" calcext:value-type="float">
            <text:p>0.094</text:p>
          </table:table-cell>
          <table:table-cell table:formula="of:=IF([.B1347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5400304" calcext:value-type="float">
            <text:p>25.95400304</text:p>
          </table:table-cell>
          <table:table-cell table:formula="of:=ROUND(([.A1348]-[.A1347])*1000000)/1000" office:value-type="float" office:value="0.094" calcext:value-type="float">
            <text:p>0.094</text:p>
          </table:table-cell>
          <table:table-cell table:formula="of:=IF([.B1348]&gt;1;&quot;SLEEP&quot;;&quot;&quot;)">
            <text:p/>
          </table:table-cell>
          <table:table-cell office:value-type="string" calcext:value-type="string">
            <text:p>0xA2</text:p>
          </table:table-cell>
        </table:table-row>
        <table:table-row table:style-name="ro1">
          <table:table-cell office:value-type="float" office:value="25.9540968" calcext:value-type="float">
            <text:p>25.9540968</text:p>
          </table:table-cell>
          <table:table-cell table:formula="of:=ROUND(([.A1349]-[.A1348])*1000000)/1000" office:value-type="float" office:value="0.094" calcext:value-type="float">
            <text:p>0.094</text:p>
          </table:table-cell>
          <table:table-cell table:formula="of:=IF([.B1349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9541904" calcext:value-type="float">
            <text:p>25.9541904</text:p>
          </table:table-cell>
          <table:table-cell table:formula="of:=ROUND(([.A1350]-[.A1349])*1000000)/1000" office:value-type="float" office:value="0.094" calcext:value-type="float">
            <text:p>0.094</text:p>
          </table:table-cell>
          <table:table-cell table:formula="of:=IF([.B1350]&gt;1;&quot;SLEEP&quot;;&quot;&quot;)">
            <text:p/>
          </table:table-cell>
          <table:table-cell office:value-type="string" calcext:value-type="string">
            <text:p>0x0B</text:p>
          </table:table-cell>
        </table:table-row>
        <table:table-row table:style-name="ro1">
          <table:table-cell office:value-type="float" office:value="25.95428416" calcext:value-type="float">
            <text:p>25.95428416</text:p>
          </table:table-cell>
          <table:table-cell table:formula="of:=ROUND(([.A1351]-[.A1350])*1000000)/1000" office:value-type="float" office:value="0.094" calcext:value-type="float">
            <text:p>0.094</text:p>
          </table:table-cell>
          <table:table-cell table:formula="of:=IF([.B1351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5437776" calcext:value-type="float">
            <text:p>25.95437776</text:p>
          </table:table-cell>
          <table:table-cell table:formula="of:=ROUND(([.A1352]-[.A1351])*1000000)/1000" office:value-type="float" office:value="0.094" calcext:value-type="float">
            <text:p>0.094</text:p>
          </table:table-cell>
          <table:table-cell table:formula="of:=IF([.B1352]&gt;1;&quot;SLEEP&quot;;&quot;&quot;)">
            <text:p/>
          </table:table-cell>
          <table:table-cell office:value-type="string" calcext:value-type="string">
            <text:p>0xD2</text:p>
          </table:table-cell>
        </table:table-row>
        <table:table-row table:style-name="ro1">
          <table:table-cell office:value-type="float" office:value="25.95447136" calcext:value-type="float">
            <text:p>25.95447136</text:p>
          </table:table-cell>
          <table:table-cell table:formula="of:=ROUND(([.A1353]-[.A1352])*1000000)/1000" office:value-type="float" office:value="0.094" calcext:value-type="float">
            <text:p>0.094</text:p>
          </table:table-cell>
          <table:table-cell table:formula="of:=IF([.B1353]&gt;1;&quot;SLEEP&quot;;&quot;&quot;)">
            <text:p/>
          </table:table-cell>
          <table:table-cell office:value-type="string" calcext:value-type="string">
            <text:p>0x50</text:p>
          </table:table-cell>
        </table:table-row>
        <table:table-row table:style-name="ro1">
          <table:table-cell office:value-type="float" office:value="25.95456512" calcext:value-type="float">
            <text:p>25.95456512</text:p>
          </table:table-cell>
          <table:table-cell table:formula="of:=ROUND(([.A1354]-[.A1353])*1000000)/1000" office:value-type="float" office:value="0.094" calcext:value-type="float">
            <text:p>0.094</text:p>
          </table:table-cell>
          <table:table-cell table:formula="of:=IF([.B1354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5.95465872" calcext:value-type="float">
            <text:p>25.95465872</text:p>
          </table:table-cell>
          <table:table-cell table:formula="of:=ROUND(([.A1355]-[.A1354])*1000000)/1000" office:value-type="float" office:value="0.094" calcext:value-type="float">
            <text:p>0.094</text:p>
          </table:table-cell>
          <table:table-cell table:formula="of:=IF([.B1355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5475248" calcext:value-type="float">
            <text:p>25.95475248</text:p>
          </table:table-cell>
          <table:table-cell table:formula="of:=ROUND(([.A1356]-[.A1355])*1000000)/1000" office:value-type="float" office:value="0.094" calcext:value-type="float">
            <text:p>0.094</text:p>
          </table:table-cell>
          <table:table-cell table:formula="of:=IF([.B1356]&gt;1;&quot;SLEEP&quot;;&quot;&quot;)">
            <text:p/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float" office:value="25.95484608" calcext:value-type="float">
            <text:p>25.95484608</text:p>
          </table:table-cell>
          <table:table-cell table:formula="of:=ROUND(([.A1357]-[.A1356])*1000000)/1000" office:value-type="float" office:value="0.094" calcext:value-type="float">
            <text:p>0.094</text:p>
          </table:table-cell>
          <table:table-cell table:formula="of:=IF([.B1357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95493984" calcext:value-type="float">
            <text:p>25.95493984</text:p>
          </table:table-cell>
          <table:table-cell table:formula="of:=ROUND(([.A1358]-[.A1357])*1000000)/1000" office:value-type="float" office:value="0.094" calcext:value-type="float">
            <text:p>0.094</text:p>
          </table:table-cell>
          <table:table-cell table:formula="of:=IF([.B1358]&gt;1;&quot;SLEEP&quot;;&quot;&quot;)">
            <text:p/>
          </table:table-cell>
          <table:table-cell office:value-type="string" calcext:value-type="string">
            <text:p>0x26</text:p>
          </table:table-cell>
        </table:table-row>
        <table:table-row table:style-name="ro1">
          <table:table-cell office:value-type="float" office:value="25.95503344" calcext:value-type="float">
            <text:p>25.95503344</text:p>
          </table:table-cell>
          <table:table-cell table:formula="of:=ROUND(([.A1359]-[.A1358])*1000000)/1000" office:value-type="float" office:value="0.094" calcext:value-type="float">
            <text:p>0.094</text:p>
          </table:table-cell>
          <table:table-cell table:formula="of:=IF([.B1359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551272" calcext:value-type="float">
            <text:p>25.9551272</text:p>
          </table:table-cell>
          <table:table-cell table:formula="of:=ROUND(([.A1360]-[.A1359])*1000000)/1000" office:value-type="float" office:value="0.094" calcext:value-type="float">
            <text:p>0.094</text:p>
          </table:table-cell>
          <table:table-cell table:formula="of:=IF([.B136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552208" calcext:value-type="float">
            <text:p>25.9552208</text:p>
          </table:table-cell>
          <table:table-cell table:formula="of:=ROUND(([.A1361]-[.A1360])*1000000)/1000" office:value-type="float" office:value="0.094" calcext:value-type="float">
            <text:p>0.094</text:p>
          </table:table-cell>
          <table:table-cell table:formula="of:=IF([.B1361]&gt;1;&quot;SLEEP&quot;;&quot;&quot;)">
            <text:p/>
          </table:table-cell>
          <table:table-cell office:value-type="string" calcext:value-type="string">
            <text:p>0xC4</text:p>
          </table:table-cell>
        </table:table-row>
        <table:table-row table:style-name="ro1">
          <table:table-cell office:value-type="float" office:value="25.95531456" calcext:value-type="float">
            <text:p>25.95531456</text:p>
          </table:table-cell>
          <table:table-cell table:formula="of:=ROUND(([.A1362]-[.A1361])*1000000)/1000" office:value-type="float" office:value="0.094" calcext:value-type="float">
            <text:p>0.094</text:p>
          </table:table-cell>
          <table:table-cell table:formula="of:=IF([.B1362]&gt;1;&quot;SLEEP&quot;;&quot;&quot;)">
            <text:p/>
          </table:table-cell>
          <table:table-cell office:value-type="string" calcext:value-type="string">
            <text:p>0x0C</text:p>
          </table:table-cell>
        </table:table-row>
        <table:table-row table:style-name="ro1">
          <table:table-cell office:value-type="float" office:value="25.95540816" calcext:value-type="float">
            <text:p>25.95540816</text:p>
          </table:table-cell>
          <table:table-cell table:formula="of:=ROUND(([.A1363]-[.A1362])*1000000)/1000" office:value-type="float" office:value="0.094" calcext:value-type="float">
            <text:p>0.094</text:p>
          </table:table-cell>
          <table:table-cell table:formula="of:=IF([.B1363]&gt;1;&quot;SLEEP&quot;;&quot;&quot;)">
            <text:p/>
          </table:table-cell>
          <table:table-cell office:value-type="string" calcext:value-type="string">
            <text:p>0x8F</text:p>
          </table:table-cell>
        </table:table-row>
        <table:table-row table:style-name="ro1">
          <table:table-cell office:value-type="float" office:value="25.95550176" calcext:value-type="float">
            <text:p>25.95550176</text:p>
          </table:table-cell>
          <table:table-cell table:formula="of:=ROUND(([.A1364]-[.A1363])*1000000)/1000" office:value-type="float" office:value="0.094" calcext:value-type="float">
            <text:p>0.094</text:p>
          </table:table-cell>
          <table:table-cell table:formula="of:=IF([.B1364]&gt;1;&quot;SLEEP&quot;;&quot;&quot;)">
            <text:p/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float" office:value="25.95559552" calcext:value-type="float">
            <text:p>25.95559552</text:p>
          </table:table-cell>
          <table:table-cell table:formula="of:=ROUND(([.A1365]-[.A1364])*1000000)/1000" office:value-type="float" office:value="0.094" calcext:value-type="float">
            <text:p>0.094</text:p>
          </table:table-cell>
          <table:table-cell table:formula="of:=IF([.B136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5568912" calcext:value-type="float">
            <text:p>25.95568912</text:p>
          </table:table-cell>
          <table:table-cell table:formula="of:=ROUND(([.A1366]-[.A1365])*1000000)/1000" office:value-type="float" office:value="0.094" calcext:value-type="float">
            <text:p>0.094</text:p>
          </table:table-cell>
          <table:table-cell table:formula="of:=IF([.B136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5578288" calcext:value-type="float">
            <text:p>25.95578288</text:p>
          </table:table-cell>
          <table:table-cell table:formula="of:=ROUND(([.A1367]-[.A1366])*1000000)/1000" office:value-type="float" office:value="0.094" calcext:value-type="float">
            <text:p>0.094</text:p>
          </table:table-cell>
          <table:table-cell table:formula="of:=IF([.B1367]&gt;1;&quot;SLEEP&quot;;&quot;&quot;)">
            <text:p/>
          </table:table-cell>
          <table:table-cell office:value-type="string" calcext:value-type="string">
            <text:p>0x88</text:p>
          </table:table-cell>
        </table:table-row>
        <table:table-row table:style-name="ro1">
          <table:table-cell office:value-type="float" office:value="25.95587648" calcext:value-type="float">
            <text:p>25.95587648</text:p>
          </table:table-cell>
          <table:table-cell table:formula="of:=ROUND(([.A1368]-[.A1367])*1000000)/1000" office:value-type="float" office:value="0.094" calcext:value-type="float">
            <text:p>0.094</text:p>
          </table:table-cell>
          <table:table-cell table:formula="of:=IF([.B1368]&gt;1;&quot;SLEEP&quot;;&quot;&quot;)">
            <text:p/>
          </table:table-cell>
          <table:table-cell office:value-type="string" calcext:value-type="string">
            <text:p>0x67</text:p>
          </table:table-cell>
        </table:table-row>
        <table:table-row table:style-name="ro1">
          <table:table-cell office:value-type="float" office:value="25.95597024" calcext:value-type="float">
            <text:p>25.95597024</text:p>
          </table:table-cell>
          <table:table-cell table:formula="of:=ROUND(([.A1369]-[.A1368])*1000000)/1000" office:value-type="float" office:value="0.094" calcext:value-type="float">
            <text:p>0.094</text:p>
          </table:table-cell>
          <table:table-cell table:formula="of:=IF([.B1369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95606384" calcext:value-type="float">
            <text:p>25.95606384</text:p>
          </table:table-cell>
          <table:table-cell table:formula="of:=ROUND(([.A1370]-[.A1369])*1000000)/1000" office:value-type="float" office:value="0.094" calcext:value-type="float">
            <text:p>0.094</text:p>
          </table:table-cell>
          <table:table-cell table:formula="of:=IF([.B137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5615744" calcext:value-type="float">
            <text:p>25.95615744</text:p>
          </table:table-cell>
          <table:table-cell table:formula="of:=ROUND(([.A1371]-[.A1370])*1000000)/1000" office:value-type="float" office:value="0.094" calcext:value-type="float">
            <text:p>0.094</text:p>
          </table:table-cell>
          <table:table-cell table:formula="of:=IF([.B1371]&gt;1;&quot;SLEEP&quot;;&quot;&quot;)">
            <text:p/>
          </table:table-cell>
          <table:table-cell office:value-type="string" calcext:value-type="string">
            <text:p>0xE4</text:p>
          </table:table-cell>
        </table:table-row>
        <table:table-row table:style-name="ro1">
          <table:table-cell office:value-type="float" office:value="25.95625104" calcext:value-type="float">
            <text:p>25.95625104</text:p>
          </table:table-cell>
          <table:table-cell table:formula="of:=ROUND(([.A1372]-[.A1371])*1000000)/1000" office:value-type="float" office:value="0.094" calcext:value-type="float">
            <text:p>0.094</text:p>
          </table:table-cell>
          <table:table-cell table:formula="of:=IF([.B137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563448" calcext:value-type="float">
            <text:p>25.9563448</text:p>
          </table:table-cell>
          <table:table-cell table:formula="of:=ROUND(([.A1373]-[.A1372])*1000000)/1000" office:value-type="float" office:value="0.094" calcext:value-type="float">
            <text:p>0.094</text:p>
          </table:table-cell>
          <table:table-cell table:formula="of:=IF([.B1373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9564384" calcext:value-type="float">
            <text:p>25.9564384</text:p>
          </table:table-cell>
          <table:table-cell table:formula="of:=ROUND(([.A1374]-[.A1373])*1000000)/1000" office:value-type="float" office:value="0.094" calcext:value-type="float">
            <text:p>0.094</text:p>
          </table:table-cell>
          <table:table-cell table:formula="of:=IF([.B1374]&gt;1;&quot;SLEEP&quot;;&quot;&quot;)">
            <text:p/>
          </table:table-cell>
          <table:table-cell office:value-type="string" calcext:value-type="string">
            <text:p>0x9B</text:p>
          </table:table-cell>
        </table:table-row>
        <table:table-row table:style-name="ro1">
          <table:table-cell office:value-type="float" office:value="25.95653216" calcext:value-type="float">
            <text:p>25.95653216</text:p>
          </table:table-cell>
          <table:table-cell table:formula="of:=ROUND(([.A1375]-[.A1374])*1000000)/1000" office:value-type="float" office:value="0.094" calcext:value-type="float">
            <text:p>0.094</text:p>
          </table:table-cell>
          <table:table-cell table:formula="of:=IF([.B1375]&gt;1;&quot;SLEEP&quot;;&quot;&quot;)">
            <text:p/>
          </table:table-cell>
          <table:table-cell office:value-type="string" calcext:value-type="string">
            <text:p>0xEE</text:p>
          </table:table-cell>
        </table:table-row>
        <table:table-row table:style-name="ro1">
          <table:table-cell office:value-type="float" office:value="25.95662576" calcext:value-type="float">
            <text:p>25.95662576</text:p>
          </table:table-cell>
          <table:table-cell table:formula="of:=ROUND(([.A1376]-[.A1375])*1000000)/1000" office:value-type="float" office:value="0.094" calcext:value-type="float">
            <text:p>0.094</text:p>
          </table:table-cell>
          <table:table-cell table:formula="of:=IF([.B1376]&gt;1;&quot;SLEEP&quot;;&quot;&quot;)">
            <text:p/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float" office:value="25.95671952" calcext:value-type="float">
            <text:p>25.95671952</text:p>
          </table:table-cell>
          <table:table-cell table:formula="of:=ROUND(([.A1377]-[.A1376])*1000000)/1000" office:value-type="float" office:value="0.094" calcext:value-type="float">
            <text:p>0.094</text:p>
          </table:table-cell>
          <table:table-cell table:formula="of:=IF([.B1377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57684" calcext:value-type="float">
            <text:p>25.957684</text:p>
          </table:table-cell>
          <table:table-cell table:formula="of:=ROUND(([.A1378]-[.A1377])*1000000)/1000" office:value-type="float" office:value="0.964" calcext:value-type="float">
            <text:p>0.964</text:p>
          </table:table-cell>
          <table:table-cell table:formula="of:=IF([.B1378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5.95777776" calcext:value-type="float">
            <text:p>25.95777776</text:p>
          </table:table-cell>
          <table:table-cell table:formula="of:=ROUND(([.A1379]-[.A1378])*1000000)/1000" office:value-type="float" office:value="0.094" calcext:value-type="float">
            <text:p>0.094</text:p>
          </table:table-cell>
          <table:table-cell table:formula="of:=IF([.B137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5787136" calcext:value-type="float">
            <text:p>25.95787136</text:p>
          </table:table-cell>
          <table:table-cell table:formula="of:=ROUND(([.A1380]-[.A1379])*1000000)/1000" office:value-type="float" office:value="0.094" calcext:value-type="float">
            <text:p>0.094</text:p>
          </table:table-cell>
          <table:table-cell table:formula="of:=IF([.B1380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95796512" calcext:value-type="float">
            <text:p>25.95796512</text:p>
          </table:table-cell>
          <table:table-cell table:formula="of:=ROUND(([.A1381]-[.A1380])*1000000)/1000" office:value-type="float" office:value="0.094" calcext:value-type="float">
            <text:p>0.094</text:p>
          </table:table-cell>
          <table:table-cell table:formula="of:=IF([.B1381]&gt;1;&quot;SLEEP&quot;;&quot;&quot;)">
            <text:p/>
          </table:table-cell>
          <table:table-cell office:value-type="string" calcext:value-type="string">
            <text:p>0xD3</text:p>
          </table:table-cell>
        </table:table-row>
        <table:table-row table:style-name="ro1">
          <table:table-cell office:value-type="float" office:value="25.95805872" calcext:value-type="float">
            <text:p>25.95805872</text:p>
          </table:table-cell>
          <table:table-cell table:formula="of:=ROUND(([.A1382]-[.A1381])*1000000)/1000" office:value-type="float" office:value="0.094" calcext:value-type="float">
            <text:p>0.094</text:p>
          </table:table-cell>
          <table:table-cell table:formula="of:=IF([.B138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5815248" calcext:value-type="float">
            <text:p>25.95815248</text:p>
          </table:table-cell>
          <table:table-cell table:formula="of:=ROUND(([.A1383]-[.A1382])*1000000)/1000" office:value-type="float" office:value="0.094" calcext:value-type="float">
            <text:p>0.094</text:p>
          </table:table-cell>
          <table:table-cell table:formula="of:=IF([.B1383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5.95824608" calcext:value-type="float">
            <text:p>25.95824608</text:p>
          </table:table-cell>
          <table:table-cell table:formula="of:=ROUND(([.A1384]-[.A1383])*1000000)/1000" office:value-type="float" office:value="0.094" calcext:value-type="float">
            <text:p>0.094</text:p>
          </table:table-cell>
          <table:table-cell table:formula="of:=IF([.B1384]&gt;1;&quot;SLEEP&quot;;&quot;&quot;)">
            <text:p/>
          </table:table-cell>
          <table:table-cell office:value-type="string" calcext:value-type="string">
            <text:p>0x88</text:p>
          </table:table-cell>
        </table:table-row>
        <table:table-row table:style-name="ro1">
          <table:table-cell office:value-type="float" office:value="25.95833968" calcext:value-type="float">
            <text:p>25.95833968</text:p>
          </table:table-cell>
          <table:table-cell table:formula="of:=ROUND(([.A1385]-[.A1384])*1000000)/1000" office:value-type="float" office:value="0.094" calcext:value-type="float">
            <text:p>0.094</text:p>
          </table:table-cell>
          <table:table-cell table:formula="of:=IF([.B1385]&gt;1;&quot;SLEEP&quot;;&quot;&quot;)">
            <text:p/>
          </table:table-cell>
          <table:table-cell office:value-type="string" calcext:value-type="string">
            <text:p>0x47</text:p>
          </table:table-cell>
        </table:table-row>
        <table:table-row table:style-name="ro1">
          <table:table-cell office:value-type="float" office:value="25.95843344" calcext:value-type="float">
            <text:p>25.95843344</text:p>
          </table:table-cell>
          <table:table-cell table:formula="of:=ROUND(([.A1386]-[.A1385])*1000000)/1000" office:value-type="float" office:value="0.094" calcext:value-type="float">
            <text:p>0.094</text:p>
          </table:table-cell>
          <table:table-cell table:formula="of:=IF([.B138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5852704" calcext:value-type="float">
            <text:p>25.95852704</text:p>
          </table:table-cell>
          <table:table-cell table:formula="of:=ROUND(([.A1387]-[.A1386])*1000000)/1000" office:value-type="float" office:value="0.094" calcext:value-type="float">
            <text:p>0.094</text:p>
          </table:table-cell>
          <table:table-cell table:formula="of:=IF([.B1387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586208" calcext:value-type="float">
            <text:p>25.9586208</text:p>
          </table:table-cell>
          <table:table-cell table:formula="of:=ROUND(([.A1388]-[.A1387])*1000000)/1000" office:value-type="float" office:value="0.094" calcext:value-type="float">
            <text:p>0.094</text:p>
          </table:table-cell>
          <table:table-cell table:formula="of:=IF([.B1388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5.9587144" calcext:value-type="float">
            <text:p>25.9587144</text:p>
          </table:table-cell>
          <table:table-cell table:formula="of:=ROUND(([.A1389]-[.A1388])*1000000)/1000" office:value-type="float" office:value="0.094" calcext:value-type="float">
            <text:p>0.094</text:p>
          </table:table-cell>
          <table:table-cell table:formula="of:=IF([.B138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5880816" calcext:value-type="float">
            <text:p>25.95880816</text:p>
          </table:table-cell>
          <table:table-cell table:formula="of:=ROUND(([.A1390]-[.A1389])*1000000)/1000" office:value-type="float" office:value="0.094" calcext:value-type="float">
            <text:p>0.094</text:p>
          </table:table-cell>
          <table:table-cell table:formula="of:=IF([.B1390]&gt;1;&quot;SLEEP&quot;;&quot;&quot;)">
            <text:p/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office:value-type="float" office:value="25.95890176" calcext:value-type="float">
            <text:p>25.95890176</text:p>
          </table:table-cell>
          <table:table-cell table:formula="of:=ROUND(([.A1391]-[.A1390])*1000000)/1000" office:value-type="float" office:value="0.094" calcext:value-type="float">
            <text:p>0.094</text:p>
          </table:table-cell>
          <table:table-cell table:formula="of:=IF([.B1391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95899536" calcext:value-type="float">
            <text:p>25.95899536</text:p>
          </table:table-cell>
          <table:table-cell table:formula="of:=ROUND(([.A1392]-[.A1391])*1000000)/1000" office:value-type="float" office:value="0.094" calcext:value-type="float">
            <text:p>0.094</text:p>
          </table:table-cell>
          <table:table-cell table:formula="of:=IF([.B1392]&gt;1;&quot;SLEEP&quot;;&quot;&quot;)">
            <text:p/>
          </table:table-cell>
          <table:table-cell office:value-type="string" calcext:value-type="string">
            <text:p>0x86</text:p>
          </table:table-cell>
        </table:table-row>
        <table:table-row table:style-name="ro1">
          <table:table-cell office:value-type="float" office:value="25.95908912" calcext:value-type="float">
            <text:p>25.95908912</text:p>
          </table:table-cell>
          <table:table-cell table:formula="of:=ROUND(([.A1393]-[.A1392])*1000000)/1000" office:value-type="float" office:value="0.094" calcext:value-type="float">
            <text:p>0.094</text:p>
          </table:table-cell>
          <table:table-cell table:formula="of:=IF([.B1393]&gt;1;&quot;SLEEP&quot;;&quot;&quot;)">
            <text:p/>
          </table:table-cell>
          <table:table-cell office:value-type="string" calcext:value-type="string">
            <text:p>0xC1</text:p>
          </table:table-cell>
        </table:table-row>
        <table:table-row table:style-name="ro1">
          <table:table-cell office:value-type="float" office:value="25.95918272" calcext:value-type="float">
            <text:p>25.95918272</text:p>
          </table:table-cell>
          <table:table-cell table:formula="of:=ROUND(([.A1394]-[.A1393])*1000000)/1000" office:value-type="float" office:value="0.094" calcext:value-type="float">
            <text:p>0.094</text:p>
          </table:table-cell>
          <table:table-cell table:formula="of:=IF([.B1394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5.95927648" calcext:value-type="float">
            <text:p>25.95927648</text:p>
          </table:table-cell>
          <table:table-cell table:formula="of:=ROUND(([.A1395]-[.A1394])*1000000)/1000" office:value-type="float" office:value="0.094" calcext:value-type="float">
            <text:p>0.094</text:p>
          </table:table-cell>
          <table:table-cell table:formula="of:=IF([.B1395]&gt;1;&quot;SLEEP&quot;;&quot;&quot;)">
            <text:p/>
          </table:table-cell>
          <table:table-cell office:value-type="string" calcext:value-type="string">
            <text:p>0x9D</text:p>
          </table:table-cell>
        </table:table-row>
        <table:table-row table:style-name="ro1">
          <table:table-cell office:value-type="float" office:value="25.95937008" calcext:value-type="float">
            <text:p>25.95937008</text:p>
          </table:table-cell>
          <table:table-cell table:formula="of:=ROUND(([.A1396]-[.A1395])*1000000)/1000" office:value-type="float" office:value="0.094" calcext:value-type="float">
            <text:p>0.094</text:p>
          </table:table-cell>
          <table:table-cell table:formula="of:=IF([.B1396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95946384" calcext:value-type="float">
            <text:p>25.95946384</text:p>
          </table:table-cell>
          <table:table-cell table:formula="of:=ROUND(([.A1397]-[.A1396])*1000000)/1000" office:value-type="float" office:value="0.094" calcext:value-type="float">
            <text:p>0.094</text:p>
          </table:table-cell>
          <table:table-cell table:formula="of:=IF([.B1397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5.95955744" calcext:value-type="float">
            <text:p>25.95955744</text:p>
          </table:table-cell>
          <table:table-cell table:formula="of:=ROUND(([.A1398]-[.A1397])*1000000)/1000" office:value-type="float" office:value="0.094" calcext:value-type="float">
            <text:p>0.094</text:p>
          </table:table-cell>
          <table:table-cell table:formula="of:=IF([.B1398]&gt;1;&quot;SLEEP&quot;;&quot;&quot;)">
            <text:p/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float" office:value="25.95965104" calcext:value-type="float">
            <text:p>25.95965104</text:p>
          </table:table-cell>
          <table:table-cell table:formula="of:=ROUND(([.A1399]-[.A1398])*1000000)/1000" office:value-type="float" office:value="0.094" calcext:value-type="float">
            <text:p>0.094</text:p>
          </table:table-cell>
          <table:table-cell table:formula="of:=IF([.B1399]&gt;1;&quot;SLEEP&quot;;&quot;&quot;)">
            <text:p/>
          </table:table-cell>
          <table:table-cell office:value-type="string" calcext:value-type="string">
            <text:p>0xC7</text:p>
          </table:table-cell>
        </table:table-row>
        <table:table-row table:style-name="ro1">
          <table:table-cell office:value-type="float" office:value="25.9597448" calcext:value-type="float">
            <text:p>25.9597448</text:p>
          </table:table-cell>
          <table:table-cell table:formula="of:=ROUND(([.A1400]-[.A1399])*1000000)/1000" office:value-type="float" office:value="0.094" calcext:value-type="float">
            <text:p>0.094</text:p>
          </table:table-cell>
          <table:table-cell table:formula="of:=IF([.B1400]&gt;1;&quot;SLEEP&quot;;&quot;&quot;)">
            <text:p/>
          </table:table-cell>
          <table:table-cell office:value-type="string" calcext:value-type="string">
            <text:p>0x86</text:p>
          </table:table-cell>
        </table:table-row>
        <table:table-row table:style-name="ro1">
          <table:table-cell office:value-type="float" office:value="25.9598384" calcext:value-type="float">
            <text:p>25.9598384</text:p>
          </table:table-cell>
          <table:table-cell table:formula="of:=ROUND(([.A1401]-[.A1400])*1000000)/1000" office:value-type="float" office:value="0.094" calcext:value-type="float">
            <text:p>0.094</text:p>
          </table:table-cell>
          <table:table-cell table:formula="of:=IF([.B1401]&gt;1;&quot;SLEEP&quot;;&quot;&quot;)">
            <text:p/>
          </table:table-cell>
          <table:table-cell office:value-type="string" calcext:value-type="string">
            <text:p>0xC9</text:p>
          </table:table-cell>
        </table:table-row>
        <table:table-row table:style-name="ro1">
          <table:table-cell office:value-type="float" office:value="25.959932" calcext:value-type="float">
            <text:p>25.959932</text:p>
          </table:table-cell>
          <table:table-cell table:formula="of:=ROUND(([.A1402]-[.A1401])*1000000)/1000" office:value-type="float" office:value="0.094" calcext:value-type="float">
            <text:p>0.094</text:p>
          </table:table-cell>
          <table:table-cell table:formula="of:=IF([.B1402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5.96002576" calcext:value-type="float">
            <text:p>25.96002576</text:p>
          </table:table-cell>
          <table:table-cell table:formula="of:=ROUND(([.A1403]-[.A1402])*1000000)/1000" office:value-type="float" office:value="0.094" calcext:value-type="float">
            <text:p>0.094</text:p>
          </table:table-cell>
          <table:table-cell table:formula="of:=IF([.B1403]&gt;1;&quot;SLEEP&quot;;&quot;&quot;)">
            <text:p/>
          </table:table-cell>
          <table:table-cell office:value-type="string" calcext:value-type="string">
            <text:p>0x9E</text:p>
          </table:table-cell>
        </table:table-row>
        <table:table-row table:style-name="ro1">
          <table:table-cell office:value-type="float" office:value="25.96011936" calcext:value-type="float">
            <text:p>25.96011936</text:p>
          </table:table-cell>
          <table:table-cell table:formula="of:=ROUND(([.A1404]-[.A1403])*1000000)/1000" office:value-type="float" office:value="0.094" calcext:value-type="float">
            <text:p>0.094</text:p>
          </table:table-cell>
          <table:table-cell table:formula="of:=IF([.B1404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6021312" calcext:value-type="float">
            <text:p>25.96021312</text:p>
          </table:table-cell>
          <table:table-cell table:formula="of:=ROUND(([.A1405]-[.A1404])*1000000)/1000" office:value-type="float" office:value="0.094" calcext:value-type="float">
            <text:p>0.094</text:p>
          </table:table-cell>
          <table:table-cell table:formula="of:=IF([.B140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6030672" calcext:value-type="float">
            <text:p>25.96030672</text:p>
          </table:table-cell>
          <table:table-cell table:formula="of:=ROUND(([.A1406]-[.A1405])*1000000)/1000" office:value-type="float" office:value="0.094" calcext:value-type="float">
            <text:p>0.094</text:p>
          </table:table-cell>
          <table:table-cell table:formula="of:=IF([.B1406]&gt;1;&quot;SLEEP&quot;;&quot;&quot;)">
            <text:p/>
          </table:table-cell>
          <table:table-cell office:value-type="string" calcext:value-type="string">
            <text:p>0xC4</text:p>
          </table:table-cell>
        </table:table-row>
        <table:table-row table:style-name="ro1">
          <table:table-cell office:value-type="float" office:value="25.96040032" calcext:value-type="float">
            <text:p>25.96040032</text:p>
          </table:table-cell>
          <table:table-cell table:formula="of:=ROUND(([.A1407]-[.A1406])*1000000)/1000" office:value-type="float" office:value="0.094" calcext:value-type="float">
            <text:p>0.094</text:p>
          </table:table-cell>
          <table:table-cell table:formula="of:=IF([.B1407]&gt;1;&quot;SLEEP&quot;;&quot;&quot;)">
            <text:p/>
          </table:table-cell>
          <table:table-cell office:value-type="string" calcext:value-type="string">
            <text:p>0x0A</text:p>
          </table:table-cell>
        </table:table-row>
        <table:table-row table:style-name="ro1">
          <table:table-cell office:value-type="float" office:value="25.96049408" calcext:value-type="float">
            <text:p>25.96049408</text:p>
          </table:table-cell>
          <table:table-cell table:formula="of:=ROUND(([.A1408]-[.A1407])*1000000)/1000" office:value-type="float" office:value="0.094" calcext:value-type="float">
            <text:p>0.094</text:p>
          </table:table-cell>
          <table:table-cell table:formula="of:=IF([.B1408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96058768" calcext:value-type="float">
            <text:p>25.96058768</text:p>
          </table:table-cell>
          <table:table-cell table:formula="of:=ROUND(([.A1409]-[.A1408])*1000000)/1000" office:value-type="float" office:value="0.094" calcext:value-type="float">
            <text:p>0.094</text:p>
          </table:table-cell>
          <table:table-cell table:formula="of:=IF([.B1409]&gt;1;&quot;SLEEP&quot;;&quot;&quot;)">
            <text:p/>
          </table:table-cell>
          <table:table-cell office:value-type="string" calcext:value-type="string">
            <text:p>0x50</text:p>
          </table:table-cell>
        </table:table-row>
        <table:table-row table:style-name="ro1">
          <table:table-cell office:value-type="float" office:value="25.9615544" calcext:value-type="float">
            <text:p>25.9615544</text:p>
          </table:table-cell>
          <table:table-cell table:formula="of:=ROUND(([.A1410]-[.A1409])*1000000)/1000" office:value-type="float" office:value="0.967" calcext:value-type="float">
            <text:p>0.967</text:p>
          </table:table-cell>
          <table:table-cell table:formula="of:=IF([.B1410]&gt;1;&quot;SLEEP&quot;;&quot;&quot;)">
            <text:p/>
          </table:table-cell>
          <table:table-cell office:value-type="string" calcext:value-type="string">
            <text:p>0x46</text:p>
          </table:table-cell>
        </table:table-row>
        <table:table-row table:style-name="ro1">
          <table:table-cell office:value-type="float" office:value="25.961648" calcext:value-type="float">
            <text:p>25.961648</text:p>
          </table:table-cell>
          <table:table-cell table:formula="of:=ROUND(([.A1411]-[.A1410])*1000000)/1000" office:value-type="float" office:value="0.094" calcext:value-type="float">
            <text:p>0.094</text:p>
          </table:table-cell>
          <table:table-cell table:formula="of:=IF([.B1411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5.96174176" calcext:value-type="float">
            <text:p>25.96174176</text:p>
          </table:table-cell>
          <table:table-cell table:formula="of:=ROUND(([.A1412]-[.A1411])*1000000)/1000" office:value-type="float" office:value="0.094" calcext:value-type="float">
            <text:p>0.094</text:p>
          </table:table-cell>
          <table:table-cell table:formula="of:=IF([.B1412]&gt;1;&quot;SLEEP&quot;;&quot;&quot;)">
            <text:p/>
          </table:table-cell>
          <table:table-cell office:value-type="string" calcext:value-type="string">
            <text:p>0x9C</text:p>
          </table:table-cell>
        </table:table-row>
        <table:table-row table:style-name="ro1">
          <table:table-cell office:value-type="float" office:value="25.96183536" calcext:value-type="float">
            <text:p>25.96183536</text:p>
          </table:table-cell>
          <table:table-cell table:formula="of:=ROUND(([.A1413]-[.A1412])*1000000)/1000" office:value-type="float" office:value="0.094" calcext:value-type="float">
            <text:p>0.094</text:p>
          </table:table-cell>
          <table:table-cell table:formula="of:=IF([.B141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6192896" calcext:value-type="float">
            <text:p>25.96192896</text:p>
          </table:table-cell>
          <table:table-cell table:formula="of:=ROUND(([.A1414]-[.A1413])*1000000)/1000" office:value-type="float" office:value="0.094" calcext:value-type="float">
            <text:p>0.094</text:p>
          </table:table-cell>
          <table:table-cell table:formula="of:=IF([.B1414]&gt;1;&quot;SLEEP&quot;;&quot;&quot;)">
            <text:p/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float" office:value="25.96202272" calcext:value-type="float">
            <text:p>25.96202272</text:p>
          </table:table-cell>
          <table:table-cell table:formula="of:=ROUND(([.A1415]-[.A1414])*1000000)/1000" office:value-type="float" office:value="0.094" calcext:value-type="float">
            <text:p>0.094</text:p>
          </table:table-cell>
          <table:table-cell table:formula="of:=IF([.B1415]&gt;1;&quot;SLEEP&quot;;&quot;&quot;)">
            <text:p/>
          </table:table-cell>
          <table:table-cell office:value-type="string" calcext:value-type="string">
            <text:p>0x21</text:p>
          </table:table-cell>
        </table:table-row>
        <table:table-row table:style-name="ro1">
          <table:table-cell office:value-type="float" office:value="25.96211632" calcext:value-type="float">
            <text:p>25.96211632</text:p>
          </table:table-cell>
          <table:table-cell table:formula="of:=ROUND(([.A1416]-[.A1415])*1000000)/1000" office:value-type="float" office:value="0.094" calcext:value-type="float">
            <text:p>0.094</text:p>
          </table:table-cell>
          <table:table-cell table:formula="of:=IF([.B1416]&gt;1;&quot;SLEEP&quot;;&quot;&quot;)">
            <text:p/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float" office:value="25.96221008" calcext:value-type="float">
            <text:p>25.96221008</text:p>
          </table:table-cell>
          <table:table-cell table:formula="of:=ROUND(([.A1417]-[.A1416])*1000000)/1000" office:value-type="float" office:value="0.094" calcext:value-type="float">
            <text:p>0.094</text:p>
          </table:table-cell>
          <table:table-cell table:formula="of:=IF([.B141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6230368" calcext:value-type="float">
            <text:p>25.96230368</text:p>
          </table:table-cell>
          <table:table-cell table:formula="of:=ROUND(([.A1418]-[.A1417])*1000000)/1000" office:value-type="float" office:value="0.094" calcext:value-type="float">
            <text:p>0.094</text:p>
          </table:table-cell>
          <table:table-cell table:formula="of:=IF([.B1418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96239744" calcext:value-type="float">
            <text:p>25.96239744</text:p>
          </table:table-cell>
          <table:table-cell table:formula="of:=ROUND(([.A1419]-[.A1418])*1000000)/1000" office:value-type="float" office:value="0.094" calcext:value-type="float">
            <text:p>0.094</text:p>
          </table:table-cell>
          <table:table-cell table:formula="of:=IF([.B141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6249104" calcext:value-type="float">
            <text:p>25.96249104</text:p>
          </table:table-cell>
          <table:table-cell table:formula="of:=ROUND(([.A1420]-[.A1419])*1000000)/1000" office:value-type="float" office:value="0.094" calcext:value-type="float">
            <text:p>0.094</text:p>
          </table:table-cell>
          <table:table-cell table:formula="of:=IF([.B142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6258464" calcext:value-type="float">
            <text:p>25.96258464</text:p>
          </table:table-cell>
          <table:table-cell table:formula="of:=ROUND(([.A1421]-[.A1420])*1000000)/1000" office:value-type="float" office:value="0.094" calcext:value-type="float">
            <text:p>0.094</text:p>
          </table:table-cell>
          <table:table-cell table:formula="of:=IF([.B1421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9626784" calcext:value-type="float">
            <text:p>25.9626784</text:p>
          </table:table-cell>
          <table:table-cell table:formula="of:=ROUND(([.A1422]-[.A1421])*1000000)/1000" office:value-type="float" office:value="0.094" calcext:value-type="float">
            <text:p>0.094</text:p>
          </table:table-cell>
          <table:table-cell table:formula="of:=IF([.B1422]&gt;1;&quot;SLEEP&quot;;&quot;&quot;)">
            <text:p/>
          </table:table-cell>
          <table:table-cell office:value-type="string" calcext:value-type="string">
            <text:p>0x70</text:p>
          </table:table-cell>
        </table:table-row>
        <table:table-row table:style-name="ro1">
          <table:table-cell office:value-type="float" office:value="25.962772" calcext:value-type="float">
            <text:p>25.962772</text:p>
          </table:table-cell>
          <table:table-cell table:formula="of:=ROUND(([.A1423]-[.A1422])*1000000)/1000" office:value-type="float" office:value="0.094" calcext:value-type="float">
            <text:p>0.094</text:p>
          </table:table-cell>
          <table:table-cell table:formula="of:=IF([.B142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6286576" calcext:value-type="float">
            <text:p>25.96286576</text:p>
          </table:table-cell>
          <table:table-cell table:formula="of:=ROUND(([.A1424]-[.A1423])*1000000)/1000" office:value-type="float" office:value="0.094" calcext:value-type="float">
            <text:p>0.094</text:p>
          </table:table-cell>
          <table:table-cell table:formula="of:=IF([.B1424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96295936" calcext:value-type="float">
            <text:p>25.96295936</text:p>
          </table:table-cell>
          <table:table-cell table:formula="of:=ROUND(([.A1425]-[.A1424])*1000000)/1000" office:value-type="float" office:value="0.094" calcext:value-type="float">
            <text:p>0.094</text:p>
          </table:table-cell>
          <table:table-cell table:formula="of:=IF([.B1425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96305296" calcext:value-type="float">
            <text:p>25.96305296</text:p>
          </table:table-cell>
          <table:table-cell table:formula="of:=ROUND(([.A1426]-[.A1425])*1000000)/1000" office:value-type="float" office:value="0.094" calcext:value-type="float">
            <text:p>0.094</text:p>
          </table:table-cell>
          <table:table-cell table:formula="of:=IF([.B1426]&gt;1;&quot;SLEEP&quot;;&quot;&quot;)">
            <text:p/>
          </table:table-cell>
          <table:table-cell office:value-type="string" calcext:value-type="string">
            <text:p>0x68</text:p>
          </table:table-cell>
        </table:table-row>
        <table:table-row table:style-name="ro1">
          <table:table-cell office:value-type="float" office:value="25.96314672" calcext:value-type="float">
            <text:p>25.96314672</text:p>
          </table:table-cell>
          <table:table-cell table:formula="of:=ROUND(([.A1427]-[.A1426])*1000000)/1000" office:value-type="float" office:value="0.094" calcext:value-type="float">
            <text:p>0.094</text:p>
          </table:table-cell>
          <table:table-cell table:formula="of:=IF([.B142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6324032" calcext:value-type="float">
            <text:p>25.96324032</text:p>
          </table:table-cell>
          <table:table-cell table:formula="of:=ROUND(([.A1428]-[.A1427])*1000000)/1000" office:value-type="float" office:value="0.094" calcext:value-type="float">
            <text:p>0.094</text:p>
          </table:table-cell>
          <table:table-cell table:formula="of:=IF([.B1428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5.96333392" calcext:value-type="float">
            <text:p>25.96333392</text:p>
          </table:table-cell>
          <table:table-cell table:formula="of:=ROUND(([.A1429]-[.A1428])*1000000)/1000" office:value-type="float" office:value="0.094" calcext:value-type="float">
            <text:p>0.094</text:p>
          </table:table-cell>
          <table:table-cell table:formula="of:=IF([.B1429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96342768" calcext:value-type="float">
            <text:p>25.96342768</text:p>
          </table:table-cell>
          <table:table-cell table:formula="of:=ROUND(([.A1430]-[.A1429])*1000000)/1000" office:value-type="float" office:value="0.094" calcext:value-type="float">
            <text:p>0.094</text:p>
          </table:table-cell>
          <table:table-cell table:formula="of:=IF([.B1430]&gt;1;&quot;SLEEP&quot;;&quot;&quot;)">
            <text:p/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float" office:value="25.96352128" calcext:value-type="float">
            <text:p>25.96352128</text:p>
          </table:table-cell>
          <table:table-cell table:formula="of:=ROUND(([.A1431]-[.A1430])*1000000)/1000" office:value-type="float" office:value="0.094" calcext:value-type="float">
            <text:p>0.094</text:p>
          </table:table-cell>
          <table:table-cell table:formula="of:=IF([.B143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6361504" calcext:value-type="float">
            <text:p>25.96361504</text:p>
          </table:table-cell>
          <table:table-cell table:formula="of:=ROUND(([.A1432]-[.A1431])*1000000)/1000" office:value-type="float" office:value="0.094" calcext:value-type="float">
            <text:p>0.094</text:p>
          </table:table-cell>
          <table:table-cell table:formula="of:=IF([.B1432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96370864" calcext:value-type="float">
            <text:p>25.96370864</text:p>
          </table:table-cell>
          <table:table-cell table:formula="of:=ROUND(([.A1433]-[.A1432])*1000000)/1000" office:value-type="float" office:value="0.094" calcext:value-type="float">
            <text:p>0.094</text:p>
          </table:table-cell>
          <table:table-cell table:formula="of:=IF([.B1433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96380224" calcext:value-type="float">
            <text:p>25.96380224</text:p>
          </table:table-cell>
          <table:table-cell table:formula="of:=ROUND(([.A1434]-[.A1433])*1000000)/1000" office:value-type="float" office:value="0.094" calcext:value-type="float">
            <text:p>0.094</text:p>
          </table:table-cell>
          <table:table-cell table:formula="of:=IF([.B1434]&gt;1;&quot;SLEEP&quot;;&quot;&quot;)">
            <text:p/>
          </table:table-cell>
          <table:table-cell office:value-type="string" calcext:value-type="string">
            <text:p>0x78</text:p>
          </table:table-cell>
        </table:table-row>
        <table:table-row table:style-name="ro1">
          <table:table-cell office:value-type="float" office:value="25.963896" calcext:value-type="float">
            <text:p>25.963896</text:p>
          </table:table-cell>
          <table:table-cell table:formula="of:=ROUND(([.A1435]-[.A1434])*1000000)/1000" office:value-type="float" office:value="0.094" calcext:value-type="float">
            <text:p>0.094</text:p>
          </table:table-cell>
          <table:table-cell table:formula="of:=IF([.B143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639896" calcext:value-type="float">
            <text:p>25.9639896</text:p>
          </table:table-cell>
          <table:table-cell table:formula="of:=ROUND(([.A1436]-[.A1435])*1000000)/1000" office:value-type="float" office:value="0.094" calcext:value-type="float">
            <text:p>0.094</text:p>
          </table:table-cell>
          <table:table-cell table:formula="of:=IF([.B1436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9640832" calcext:value-type="float">
            <text:p>25.9640832</text:p>
          </table:table-cell>
          <table:table-cell table:formula="of:=ROUND(([.A1437]-[.A1436])*1000000)/1000" office:value-type="float" office:value="0.094" calcext:value-type="float">
            <text:p>0.094</text:p>
          </table:table-cell>
          <table:table-cell table:formula="of:=IF([.B1437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6417696" calcext:value-type="float">
            <text:p>25.96417696</text:p>
          </table:table-cell>
          <table:table-cell table:formula="of:=ROUND(([.A1438]-[.A1437])*1000000)/1000" office:value-type="float" office:value="0.094" calcext:value-type="float">
            <text:p>0.094</text:p>
          </table:table-cell>
          <table:table-cell table:formula="of:=IF([.B1438]&gt;1;&quot;SLEEP&quot;;&quot;&quot;)">
            <text:p/>
          </table:table-cell>
          <table:table-cell office:value-type="string" calcext:value-type="string">
            <text:p>0x49</text:p>
          </table:table-cell>
        </table:table-row>
        <table:table-row table:style-name="ro1">
          <table:table-cell office:value-type="float" office:value="25.96427056" calcext:value-type="float">
            <text:p>25.96427056</text:p>
          </table:table-cell>
          <table:table-cell table:formula="of:=ROUND(([.A1439]-[.A1438])*1000000)/1000" office:value-type="float" office:value="0.094" calcext:value-type="float">
            <text:p>0.094</text:p>
          </table:table-cell>
          <table:table-cell table:formula="of:=IF([.B1439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96436432" calcext:value-type="float">
            <text:p>25.96436432</text:p>
          </table:table-cell>
          <table:table-cell table:formula="of:=ROUND(([.A1440]-[.A1439])*1000000)/1000" office:value-type="float" office:value="0.094" calcext:value-type="float">
            <text:p>0.094</text:p>
          </table:table-cell>
          <table:table-cell table:formula="of:=IF([.B1440]&gt;1;&quot;SLEEP&quot;;&quot;&quot;)">
            <text:p/>
          </table:table-cell>
          <table:table-cell office:value-type="string" calcext:value-type="string">
            <text:p>0x6E</text:p>
          </table:table-cell>
        </table:table-row>
        <table:table-row table:style-name="ro1">
          <table:table-cell office:value-type="float" office:value="25.96445792" calcext:value-type="float">
            <text:p>25.96445792</text:p>
          </table:table-cell>
          <table:table-cell table:formula="of:=ROUND(([.A1441]-[.A1440])*1000000)/1000" office:value-type="float" office:value="0.094" calcext:value-type="float">
            <text:p>0.094</text:p>
          </table:table-cell>
          <table:table-cell table:formula="of:=IF([.B1441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6542304" calcext:value-type="float">
            <text:p>25.96542304</text:p>
          </table:table-cell>
          <table:table-cell table:formula="of:=ROUND(([.A1442]-[.A1441])*1000000)/1000" office:value-type="float" office:value="0.965" calcext:value-type="float">
            <text:p>0.965</text:p>
          </table:table-cell>
          <table:table-cell table:formula="of:=IF([.B1442]&gt;1;&quot;SLEEP&quot;;&quot;&quot;)">
            <text:p/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float" office:value="25.96551664" calcext:value-type="float">
            <text:p>25.96551664</text:p>
          </table:table-cell>
          <table:table-cell table:formula="of:=ROUND(([.A1443]-[.A1442])*1000000)/1000" office:value-type="float" office:value="0.094" calcext:value-type="float">
            <text:p>0.094</text:p>
          </table:table-cell>
          <table:table-cell table:formula="of:=IF([.B1443]&gt;1;&quot;SLEEP&quot;;&quot;&quot;)">
            <text:p/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float" office:value="25.96561024" calcext:value-type="float">
            <text:p>25.96561024</text:p>
          </table:table-cell>
          <table:table-cell table:formula="of:=ROUND(([.A1444]-[.A1443])*1000000)/1000" office:value-type="float" office:value="0.094" calcext:value-type="float">
            <text:p>0.094</text:p>
          </table:table-cell>
          <table:table-cell table:formula="of:=IF([.B1444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965704" calcext:value-type="float">
            <text:p>25.965704</text:p>
          </table:table-cell>
          <table:table-cell table:formula="of:=ROUND(([.A1445]-[.A1444])*1000000)/1000" office:value-type="float" office:value="0.094" calcext:value-type="float">
            <text:p>0.094</text:p>
          </table:table-cell>
          <table:table-cell table:formula="of:=IF([.B1445]&gt;1;&quot;SLEEP&quot;;&quot;&quot;)">
            <text:p/>
          </table:table-cell>
          <table:table-cell office:value-type="string" calcext:value-type="string">
            <text:p>0x6F</text:p>
          </table:table-cell>
        </table:table-row>
        <table:table-row table:style-name="ro1">
          <table:table-cell office:value-type="float" office:value="25.9657976" calcext:value-type="float">
            <text:p>25.9657976</text:p>
          </table:table-cell>
          <table:table-cell table:formula="of:=ROUND(([.A1446]-[.A1445])*1000000)/1000" office:value-type="float" office:value="0.094" calcext:value-type="float">
            <text:p>0.094</text:p>
          </table:table-cell>
          <table:table-cell table:formula="of:=IF([.B1446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6589136" calcext:value-type="float">
            <text:p>25.96589136</text:p>
          </table:table-cell>
          <table:table-cell table:formula="of:=ROUND(([.A1447]-[.A1446])*1000000)/1000" office:value-type="float" office:value="0.094" calcext:value-type="float">
            <text:p>0.094</text:p>
          </table:table-cell>
          <table:table-cell table:formula="of:=IF([.B1447]&gt;1;&quot;SLEEP&quot;;&quot;&quot;)">
            <text:p/>
          </table:table-cell>
          <table:table-cell office:value-type="string" calcext:value-type="string">
            <text:p>0xC8</text:p>
          </table:table-cell>
        </table:table-row>
        <table:table-row table:style-name="ro1">
          <table:table-cell office:value-type="float" office:value="25.96598496" calcext:value-type="float">
            <text:p>25.96598496</text:p>
          </table:table-cell>
          <table:table-cell table:formula="of:=ROUND(([.A1448]-[.A1447])*1000000)/1000" office:value-type="float" office:value="0.094" calcext:value-type="float">
            <text:p>0.094</text:p>
          </table:table-cell>
          <table:table-cell table:formula="of:=IF([.B1448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96607856" calcext:value-type="float">
            <text:p>25.96607856</text:p>
          </table:table-cell>
          <table:table-cell table:formula="of:=ROUND(([.A1449]-[.A1448])*1000000)/1000" office:value-type="float" office:value="0.094" calcext:value-type="float">
            <text:p>0.094</text:p>
          </table:table-cell>
          <table:table-cell table:formula="of:=IF([.B1449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5.96617232" calcext:value-type="float">
            <text:p>25.96617232</text:p>
          </table:table-cell>
          <table:table-cell table:formula="of:=ROUND(([.A1450]-[.A1449])*1000000)/1000" office:value-type="float" office:value="0.094" calcext:value-type="float">
            <text:p>0.094</text:p>
          </table:table-cell>
          <table:table-cell table:formula="of:=IF([.B1450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6626592" calcext:value-type="float">
            <text:p>25.96626592</text:p>
          </table:table-cell>
          <table:table-cell table:formula="of:=ROUND(([.A1451]-[.A1450])*1000000)/1000" office:value-type="float" office:value="0.094" calcext:value-type="float">
            <text:p>0.094</text:p>
          </table:table-cell>
          <table:table-cell table:formula="of:=IF([.B1451]&gt;1;&quot;SLEEP&quot;;&quot;&quot;)">
            <text:p/>
          </table:table-cell>
          <table:table-cell office:value-type="string" calcext:value-type="string">
            <text:p>0xC0</text:p>
          </table:table-cell>
        </table:table-row>
        <table:table-row table:style-name="ro1">
          <table:table-cell office:value-type="float" office:value="25.96635952" calcext:value-type="float">
            <text:p>25.96635952</text:p>
          </table:table-cell>
          <table:table-cell table:formula="of:=ROUND(([.A1452]-[.A1451])*1000000)/1000" office:value-type="float" office:value="0.094" calcext:value-type="float">
            <text:p>0.094</text:p>
          </table:table-cell>
          <table:table-cell table:formula="of:=IF([.B1452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96645328" calcext:value-type="float">
            <text:p>25.96645328</text:p>
          </table:table-cell>
          <table:table-cell table:formula="of:=ROUND(([.A1453]-[.A1452])*1000000)/1000" office:value-type="float" office:value="0.094" calcext:value-type="float">
            <text:p>0.094</text:p>
          </table:table-cell>
          <table:table-cell table:formula="of:=IF([.B1453]&gt;1;&quot;SLEEP&quot;;&quot;&quot;)">
            <text:p/>
          </table:table-cell>
          <table:table-cell office:value-type="string" calcext:value-type="string">
            <text:p>0x0A</text:p>
          </table:table-cell>
        </table:table-row>
        <table:table-row table:style-name="ro1">
          <table:table-cell office:value-type="float" office:value="25.96654688" calcext:value-type="float">
            <text:p>25.96654688</text:p>
          </table:table-cell>
          <table:table-cell table:formula="of:=ROUND(([.A1454]-[.A1453])*1000000)/1000" office:value-type="float" office:value="0.094" calcext:value-type="float">
            <text:p>0.094</text:p>
          </table:table-cell>
          <table:table-cell table:formula="of:=IF([.B1454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96664048" calcext:value-type="float">
            <text:p>25.96664048</text:p>
          </table:table-cell>
          <table:table-cell table:formula="of:=ROUND(([.A1455]-[.A1454])*1000000)/1000" office:value-type="float" office:value="0.094" calcext:value-type="float">
            <text:p>0.094</text:p>
          </table:table-cell>
          <table:table-cell table:formula="of:=IF([.B1455]&gt;1;&quot;SLEEP&quot;;&quot;&quot;)">
            <text:p/>
          </table:table-cell>
          <table:table-cell office:value-type="string" calcext:value-type="string">
            <text:p>0x81</text:p>
          </table:table-cell>
        </table:table-row>
        <table:table-row table:style-name="ro1">
          <table:table-cell office:value-type="float" office:value="25.96673424" calcext:value-type="float">
            <text:p>25.96673424</text:p>
          </table:table-cell>
          <table:table-cell table:formula="of:=ROUND(([.A1456]-[.A1455])*1000000)/1000" office:value-type="float" office:value="0.094" calcext:value-type="float">
            <text:p>0.094</text:p>
          </table:table-cell>
          <table:table-cell table:formula="of:=IF([.B1456]&gt;1;&quot;SLEEP&quot;;&quot;&quot;)">
            <text:p/>
          </table:table-cell>
          <table:table-cell office:value-type="string" calcext:value-type="string">
            <text:p>0x91</text:p>
          </table:table-cell>
        </table:table-row>
        <table:table-row table:style-name="ro1">
          <table:table-cell office:value-type="float" office:value="25.96682784" calcext:value-type="float">
            <text:p>25.96682784</text:p>
          </table:table-cell>
          <table:table-cell table:formula="of:=ROUND(([.A1457]-[.A1456])*1000000)/1000" office:value-type="float" office:value="0.094" calcext:value-type="float">
            <text:p>0.094</text:p>
          </table:table-cell>
          <table:table-cell table:formula="of:=IF([.B1457]&gt;1;&quot;SLEEP&quot;;&quot;&quot;)">
            <text:p/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float" office:value="25.9669216" calcext:value-type="float">
            <text:p>25.9669216</text:p>
          </table:table-cell>
          <table:table-cell table:formula="of:=ROUND(([.A1458]-[.A1457])*1000000)/1000" office:value-type="float" office:value="0.094" calcext:value-type="float">
            <text:p>0.094</text:p>
          </table:table-cell>
          <table:table-cell table:formula="of:=IF([.B1458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9670152" calcext:value-type="float">
            <text:p>25.9670152</text:p>
          </table:table-cell>
          <table:table-cell table:formula="of:=ROUND(([.A1459]-[.A1458])*1000000)/1000" office:value-type="float" office:value="0.094" calcext:value-type="float">
            <text:p>0.094</text:p>
          </table:table-cell>
          <table:table-cell table:formula="of:=IF([.B1459]&gt;1;&quot;SLEEP&quot;;&quot;&quot;)">
            <text:p/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float" office:value="25.9671088" calcext:value-type="float">
            <text:p>25.9671088</text:p>
          </table:table-cell>
          <table:table-cell table:formula="of:=ROUND(([.A1460]-[.A1459])*1000000)/1000" office:value-type="float" office:value="0.094" calcext:value-type="float">
            <text:p>0.094</text:p>
          </table:table-cell>
          <table:table-cell table:formula="of:=IF([.B1460]&gt;1;&quot;SLEEP&quot;;&quot;&quot;)">
            <text:p/>
          </table:table-cell>
          <table:table-cell office:value-type="string" calcext:value-type="string">
            <text:p>0x26</text:p>
          </table:table-cell>
        </table:table-row>
        <table:table-row table:style-name="ro1">
          <table:table-cell office:value-type="float" office:value="25.96720256" calcext:value-type="float">
            <text:p>25.96720256</text:p>
          </table:table-cell>
          <table:table-cell table:formula="of:=ROUND(([.A1461]-[.A1460])*1000000)/1000" office:value-type="float" office:value="0.094" calcext:value-type="float">
            <text:p>0.094</text:p>
          </table:table-cell>
          <table:table-cell table:formula="of:=IF([.B1461]&gt;1;&quot;SLEEP&quot;;&quot;&quot;)">
            <text:p/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float" office:value="25.96729616" calcext:value-type="float">
            <text:p>25.96729616</text:p>
          </table:table-cell>
          <table:table-cell table:formula="of:=ROUND(([.A1462]-[.A1461])*1000000)/1000" office:value-type="float" office:value="0.094" calcext:value-type="float">
            <text:p>0.094</text:p>
          </table:table-cell>
          <table:table-cell table:formula="of:=IF([.B1462]&gt;1;&quot;SLEEP&quot;;&quot;&quot;)">
            <text:p/>
          </table:table-cell>
          <table:table-cell office:value-type="string" calcext:value-type="string">
            <text:p>0x0D</text:p>
          </table:table-cell>
        </table:table-row>
        <table:table-row table:style-name="ro1">
          <table:table-cell office:value-type="float" office:value="25.96738976" calcext:value-type="float">
            <text:p>25.96738976</text:p>
          </table:table-cell>
          <table:table-cell table:formula="of:=ROUND(([.A1463]-[.A1462])*1000000)/1000" office:value-type="float" office:value="0.094" calcext:value-type="float">
            <text:p>0.094</text:p>
          </table:table-cell>
          <table:table-cell table:formula="of:=IF([.B146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6748336" calcext:value-type="float">
            <text:p>25.96748336</text:p>
          </table:table-cell>
          <table:table-cell table:formula="of:=ROUND(([.A1464]-[.A1463])*1000000)/1000" office:value-type="float" office:value="0.094" calcext:value-type="float">
            <text:p>0.094</text:p>
          </table:table-cell>
          <table:table-cell table:formula="of:=IF([.B1464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5.96757712" calcext:value-type="float">
            <text:p>25.96757712</text:p>
          </table:table-cell>
          <table:table-cell table:formula="of:=ROUND(([.A1465]-[.A1464])*1000000)/1000" office:value-type="float" office:value="0.094" calcext:value-type="float">
            <text:p>0.094</text:p>
          </table:table-cell>
          <table:table-cell table:formula="of:=IF([.B1465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5.96767072" calcext:value-type="float">
            <text:p>25.96767072</text:p>
          </table:table-cell>
          <table:table-cell table:formula="of:=ROUND(([.A1466]-[.A1465])*1000000)/1000" office:value-type="float" office:value="0.094" calcext:value-type="float">
            <text:p>0.094</text:p>
          </table:table-cell>
          <table:table-cell table:formula="of:=IF([.B1466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96776448" calcext:value-type="float">
            <text:p>25.96776448</text:p>
          </table:table-cell>
          <table:table-cell table:formula="of:=ROUND(([.A1467]-[.A1466])*1000000)/1000" office:value-type="float" office:value="0.094" calcext:value-type="float">
            <text:p>0.094</text:p>
          </table:table-cell>
          <table:table-cell table:formula="of:=IF([.B1467]&gt;1;&quot;SLEEP&quot;;&quot;&quot;)">
            <text:p/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float" office:value="25.96785808" calcext:value-type="float">
            <text:p>25.96785808</text:p>
          </table:table-cell>
          <table:table-cell table:formula="of:=ROUND(([.A1468]-[.A1467])*1000000)/1000" office:value-type="float" office:value="0.094" calcext:value-type="float">
            <text:p>0.094</text:p>
          </table:table-cell>
          <table:table-cell table:formula="of:=IF([.B1468]&gt;1;&quot;SLEEP&quot;;&quot;&quot;)">
            <text:p/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float" office:value="25.96795168" calcext:value-type="float">
            <text:p>25.96795168</text:p>
          </table:table-cell>
          <table:table-cell table:formula="of:=ROUND(([.A1469]-[.A1468])*1000000)/1000" office:value-type="float" office:value="0.094" calcext:value-type="float">
            <text:p>0.094</text:p>
          </table:table-cell>
          <table:table-cell table:formula="of:=IF([.B1469]&gt;1;&quot;SLEEP&quot;;&quot;&quot;)">
            <text:p/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office:value-type="float" office:value="25.96892016" calcext:value-type="float">
            <text:p>25.96892016</text:p>
          </table:table-cell>
          <table:table-cell table:formula="of:=ROUND(([.A1470]-[.A1469])*1000000)/1000" office:value-type="float" office:value="0.968" calcext:value-type="float">
            <text:p>0.968</text:p>
          </table:table-cell>
          <table:table-cell table:formula="of:=IF([.B147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6901376" calcext:value-type="float">
            <text:p>25.96901376</text:p>
          </table:table-cell>
          <table:table-cell table:formula="of:=ROUND(([.A1471]-[.A1470])*1000000)/1000" office:value-type="float" office:value="0.094" calcext:value-type="float">
            <text:p>0.094</text:p>
          </table:table-cell>
          <table:table-cell table:formula="of:=IF([.B1471]&gt;1;&quot;SLEEP&quot;;&quot;&quot;)">
            <text:p/>
          </table:table-cell>
          <table:table-cell office:value-type="string" calcext:value-type="string">
            <text:p>0x0C</text:p>
          </table:table-cell>
        </table:table-row>
        <table:table-row table:style-name="ro1">
          <table:table-cell office:value-type="float" office:value="25.96924864" calcext:value-type="float">
            <text:p>25.96924864</text:p>
          </table:table-cell>
          <table:table-cell table:formula="of:=ROUND(([.A1472]-[.A1471])*1000000)/1000" office:value-type="float" office:value="0.235" calcext:value-type="float">
            <text:p>0.235</text:p>
          </table:table-cell>
          <table:table-cell table:formula="of:=IF([.B1472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96934224" calcext:value-type="float">
            <text:p>25.96934224</text:p>
          </table:table-cell>
          <table:table-cell table:formula="of:=ROUND(([.A1473]-[.A1472])*1000000)/1000" office:value-type="float" office:value="0.094" calcext:value-type="float">
            <text:p>0.094</text:p>
          </table:table-cell>
          <table:table-cell table:formula="of:=IF([.B1473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69436" calcext:value-type="float">
            <text:p>25.969436</text:p>
          </table:table-cell>
          <table:table-cell table:formula="of:=ROUND(([.A1474]-[.A1473])*1000000)/1000" office:value-type="float" office:value="0.094" calcext:value-type="float">
            <text:p>0.094</text:p>
          </table:table-cell>
          <table:table-cell table:formula="of:=IF([.B147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695296" calcext:value-type="float">
            <text:p>25.9695296</text:p>
          </table:table-cell>
          <table:table-cell table:formula="of:=ROUND(([.A1475]-[.A1474])*1000000)/1000" office:value-type="float" office:value="0.094" calcext:value-type="float">
            <text:p>0.094</text:p>
          </table:table-cell>
          <table:table-cell table:formula="of:=IF([.B1475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9696232" calcext:value-type="float">
            <text:p>25.9696232</text:p>
          </table:table-cell>
          <table:table-cell table:formula="of:=ROUND(([.A1476]-[.A1475])*1000000)/1000" office:value-type="float" office:value="0.094" calcext:value-type="float">
            <text:p>0.094</text:p>
          </table:table-cell>
          <table:table-cell table:formula="of:=IF([.B1476]&gt;1;&quot;SLEEP&quot;;&quot;&quot;)">
            <text:p/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float" office:value="25.96971696" calcext:value-type="float">
            <text:p>25.96971696</text:p>
          </table:table-cell>
          <table:table-cell table:formula="of:=ROUND(([.A1477]-[.A1476])*1000000)/1000" office:value-type="float" office:value="0.094" calcext:value-type="float">
            <text:p>0.094</text:p>
          </table:table-cell>
          <table:table-cell table:formula="of:=IF([.B1477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96981056" calcext:value-type="float">
            <text:p>25.96981056</text:p>
          </table:table-cell>
          <table:table-cell table:formula="of:=ROUND(([.A1478]-[.A1477])*1000000)/1000" office:value-type="float" office:value="0.094" calcext:value-type="float">
            <text:p>0.094</text:p>
          </table:table-cell>
          <table:table-cell table:formula="of:=IF([.B1478]&gt;1;&quot;SLEEP&quot;;&quot;&quot;)">
            <text:p/>
          </table:table-cell>
          <table:table-cell office:value-type="string" calcext:value-type="string">
            <text:p>0x81</text:p>
          </table:table-cell>
        </table:table-row>
        <table:table-row table:style-name="ro1">
          <table:table-cell office:value-type="float" office:value="25.96990432" calcext:value-type="float">
            <text:p>25.96990432</text:p>
          </table:table-cell>
          <table:table-cell table:formula="of:=ROUND(([.A1479]-[.A1478])*1000000)/1000" office:value-type="float" office:value="0.094" calcext:value-type="float">
            <text:p>0.094</text:p>
          </table:table-cell>
          <table:table-cell table:formula="of:=IF([.B1479]&gt;1;&quot;SLEEP&quot;;&quot;&quot;)">
            <text:p/>
          </table:table-cell>
          <table:table-cell office:value-type="string" calcext:value-type="string">
            <text:p>0x71</text:p>
          </table:table-cell>
        </table:table-row>
        <table:table-row table:style-name="ro1">
          <table:table-cell office:value-type="float" office:value="25.96999792" calcext:value-type="float">
            <text:p>25.96999792</text:p>
          </table:table-cell>
          <table:table-cell table:formula="of:=ROUND(([.A1480]-[.A1479])*1000000)/1000" office:value-type="float" office:value="0.094" calcext:value-type="float">
            <text:p>0.094</text:p>
          </table:table-cell>
          <table:table-cell table:formula="of:=IF([.B1480]&gt;1;&quot;SLEEP&quot;;&quot;&quot;)">
            <text:p/>
          </table:table-cell>
          <table:table-cell office:value-type="string" calcext:value-type="string">
            <text:p>0xA9</text:p>
          </table:table-cell>
        </table:table-row>
        <table:table-row table:style-name="ro1">
          <table:table-cell office:value-type="float" office:value="25.97009152" calcext:value-type="float">
            <text:p>25.97009152</text:p>
          </table:table-cell>
          <table:table-cell table:formula="of:=ROUND(([.A1481]-[.A1480])*1000000)/1000" office:value-type="float" office:value="0.094" calcext:value-type="float">
            <text:p>0.094</text:p>
          </table:table-cell>
          <table:table-cell table:formula="of:=IF([.B1481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7018528" calcext:value-type="float">
            <text:p>25.97018528</text:p>
          </table:table-cell>
          <table:table-cell table:formula="of:=ROUND(([.A1482]-[.A1481])*1000000)/1000" office:value-type="float" office:value="0.094" calcext:value-type="float">
            <text:p>0.094</text:p>
          </table:table-cell>
          <table:table-cell table:formula="of:=IF([.B1482]&gt;1;&quot;SLEEP&quot;;&quot;&quot;)">
            <text:p/>
          </table:table-cell>
          <table:table-cell office:value-type="string" calcext:value-type="string">
            <text:p>0x82</text:p>
          </table:table-cell>
        </table:table-row>
        <table:table-row table:style-name="ro1">
          <table:table-cell office:value-type="float" office:value="25.97027888" calcext:value-type="float">
            <text:p>25.97027888</text:p>
          </table:table-cell>
          <table:table-cell table:formula="of:=ROUND(([.A1483]-[.A1482])*1000000)/1000" office:value-type="float" office:value="0.094" calcext:value-type="float">
            <text:p>0.094</text:p>
          </table:table-cell>
          <table:table-cell table:formula="of:=IF([.B1483]&gt;1;&quot;SLEEP&quot;;&quot;&quot;)">
            <text:p/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float" office:value="25.97037248" calcext:value-type="float">
            <text:p>25.97037248</text:p>
          </table:table-cell>
          <table:table-cell table:formula="of:=ROUND(([.A1484]-[.A1483])*1000000)/1000" office:value-type="float" office:value="0.094" calcext:value-type="float">
            <text:p>0.094</text:p>
          </table:table-cell>
          <table:table-cell table:formula="of:=IF([.B1484]&gt;1;&quot;SLEEP&quot;;&quot;&quot;)">
            <text:p/>
          </table:table-cell>
          <table:table-cell office:value-type="string" calcext:value-type="string">
            <text:p>0xE8</text:p>
          </table:table-cell>
        </table:table-row>
        <table:table-row table:style-name="ro1">
          <table:table-cell office:value-type="float" office:value="25.97046624" calcext:value-type="float">
            <text:p>25.97046624</text:p>
          </table:table-cell>
          <table:table-cell table:formula="of:=ROUND(([.A1485]-[.A1484])*1000000)/1000" office:value-type="float" office:value="0.094" calcext:value-type="float">
            <text:p>0.094</text:p>
          </table:table-cell>
          <table:table-cell table:formula="of:=IF([.B1485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97055984" calcext:value-type="float">
            <text:p>25.97055984</text:p>
          </table:table-cell>
          <table:table-cell table:formula="of:=ROUND(([.A1486]-[.A1485])*1000000)/1000" office:value-type="float" office:value="0.094" calcext:value-type="float">
            <text:p>0.094</text:p>
          </table:table-cell>
          <table:table-cell table:formula="of:=IF([.B1486]&gt;1;&quot;SLEEP&quot;;&quot;&quot;)">
            <text:p/>
          </table:table-cell>
          <table:table-cell office:value-type="string" calcext:value-type="string">
            <text:p>0x1D</text:p>
          </table:table-cell>
        </table:table-row>
        <table:table-row table:style-name="ro1">
          <table:table-cell office:value-type="float" office:value="25.9706536" calcext:value-type="float">
            <text:p>25.9706536</text:p>
          </table:table-cell>
          <table:table-cell table:formula="of:=ROUND(([.A1487]-[.A1486])*1000000)/1000" office:value-type="float" office:value="0.094" calcext:value-type="float">
            <text:p>0.094</text:p>
          </table:table-cell>
          <table:table-cell table:formula="of:=IF([.B1487]&gt;1;&quot;SLEEP&quot;;&quot;&quot;)">
            <text:p/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float" office:value="25.9707472" calcext:value-type="float">
            <text:p>25.9707472</text:p>
          </table:table-cell>
          <table:table-cell table:formula="of:=ROUND(([.A1488]-[.A1487])*1000000)/1000" office:value-type="float" office:value="0.094" calcext:value-type="float">
            <text:p>0.094</text:p>
          </table:table-cell>
          <table:table-cell table:formula="of:=IF([.B1488]&gt;1;&quot;SLEEP&quot;;&quot;&quot;)">
            <text:p/>
          </table:table-cell>
          <table:table-cell office:value-type="string" calcext:value-type="string">
            <text:p>0xAA</text:p>
          </table:table-cell>
        </table:table-row>
        <table:table-row table:style-name="ro1">
          <table:table-cell office:value-type="float" office:value="25.9708408" calcext:value-type="float">
            <text:p>25.9708408</text:p>
          </table:table-cell>
          <table:table-cell table:formula="of:=ROUND(([.A1489]-[.A1488])*1000000)/1000" office:value-type="float" office:value="0.094" calcext:value-type="float">
            <text:p>0.094</text:p>
          </table:table-cell>
          <table:table-cell table:formula="of:=IF([.B1489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97093456" calcext:value-type="float">
            <text:p>25.97093456</text:p>
          </table:table-cell>
          <table:table-cell table:formula="of:=ROUND(([.A1490]-[.A1489])*1000000)/1000" office:value-type="float" office:value="0.094" calcext:value-type="float">
            <text:p>0.094</text:p>
          </table:table-cell>
          <table:table-cell table:formula="of:=IF([.B1490]&gt;1;&quot;SLEEP&quot;;&quot;&quot;)">
            <text:p/>
          </table:table-cell>
          <table:table-cell office:value-type="string" calcext:value-type="string">
            <text:p>0x1D</text:p>
          </table:table-cell>
        </table:table-row>
        <table:table-row table:style-name="ro1">
          <table:table-cell office:value-type="float" office:value="25.97102816" calcext:value-type="float">
            <text:p>25.97102816</text:p>
          </table:table-cell>
          <table:table-cell table:formula="of:=ROUND(([.A1491]-[.A1490])*1000000)/1000" office:value-type="float" office:value="0.094" calcext:value-type="float">
            <text:p>0.094</text:p>
          </table:table-cell>
          <table:table-cell table:formula="of:=IF([.B1491]&gt;1;&quot;SLEEP&quot;;&quot;&quot;)">
            <text:p/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float" office:value="25.97112192" calcext:value-type="float">
            <text:p>25.97112192</text:p>
          </table:table-cell>
          <table:table-cell table:formula="of:=ROUND(([.A1492]-[.A1491])*1000000)/1000" office:value-type="float" office:value="0.094" calcext:value-type="float">
            <text:p>0.094</text:p>
          </table:table-cell>
          <table:table-cell table:formula="of:=IF([.B1492]&gt;1;&quot;SLEEP&quot;;&quot;&quot;)">
            <text:p/>
          </table:table-cell>
          <table:table-cell office:value-type="string" calcext:value-type="string">
            <text:p>0xAB</text:p>
          </table:table-cell>
        </table:table-row>
        <table:table-row table:style-name="ro1">
          <table:table-cell office:value-type="float" office:value="25.97121552" calcext:value-type="float">
            <text:p>25.97121552</text:p>
          </table:table-cell>
          <table:table-cell table:formula="of:=ROUND(([.A1493]-[.A1492])*1000000)/1000" office:value-type="float" office:value="0.094" calcext:value-type="float">
            <text:p>0.094</text:p>
          </table:table-cell>
          <table:table-cell table:formula="of:=IF([.B1493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97130928" calcext:value-type="float">
            <text:p>25.97130928</text:p>
          </table:table-cell>
          <table:table-cell table:formula="of:=ROUND(([.A1494]-[.A1493])*1000000)/1000" office:value-type="float" office:value="0.094" calcext:value-type="float">
            <text:p>0.094</text:p>
          </table:table-cell>
          <table:table-cell table:formula="of:=IF([.B1494]&gt;1;&quot;SLEEP&quot;;&quot;&quot;)">
            <text:p/>
          </table:table-cell>
          <table:table-cell office:value-type="string" calcext:value-type="string">
            <text:p>0x1D</text:p>
          </table:table-cell>
        </table:table-row>
        <table:table-row table:style-name="ro1">
          <table:table-cell office:value-type="float" office:value="25.97140288" calcext:value-type="float">
            <text:p>25.97140288</text:p>
          </table:table-cell>
          <table:table-cell table:formula="of:=ROUND(([.A1495]-[.A1494])*1000000)/1000" office:value-type="float" office:value="0.094" calcext:value-type="float">
            <text:p>0.094</text:p>
          </table:table-cell>
          <table:table-cell table:formula="of:=IF([.B1495]&gt;1;&quot;SLEEP&quot;;&quot;&quot;)">
            <text:p/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float" office:value="25.97149648" calcext:value-type="float">
            <text:p>25.97149648</text:p>
          </table:table-cell>
          <table:table-cell table:formula="of:=ROUND(([.A1496]-[.A1495])*1000000)/1000" office:value-type="float" office:value="0.094" calcext:value-type="float">
            <text:p>0.094</text:p>
          </table:table-cell>
          <table:table-cell table:formula="of:=IF([.B1496]&gt;1;&quot;SLEEP&quot;;&quot;&quot;)">
            <text:p/>
          </table:table-cell>
          <table:table-cell office:value-type="string" calcext:value-type="string">
            <text:p>0xAC</text:p>
          </table:table-cell>
        </table:table-row>
        <table:table-row table:style-name="ro1">
          <table:table-cell office:value-type="float" office:value="25.97159024" calcext:value-type="float">
            <text:p>25.97159024</text:p>
          </table:table-cell>
          <table:table-cell table:formula="of:=ROUND(([.A1497]-[.A1496])*1000000)/1000" office:value-type="float" office:value="0.094" calcext:value-type="float">
            <text:p>0.094</text:p>
          </table:table-cell>
          <table:table-cell table:formula="of:=IF([.B1497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97168384" calcext:value-type="float">
            <text:p>25.97168384</text:p>
          </table:table-cell>
          <table:table-cell table:formula="of:=ROUND(([.A1498]-[.A1497])*1000000)/1000" office:value-type="float" office:value="0.094" calcext:value-type="float">
            <text:p>0.094</text:p>
          </table:table-cell>
          <table:table-cell table:formula="of:=IF([.B1498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97177744" calcext:value-type="float">
            <text:p>25.97177744</text:p>
          </table:table-cell>
          <table:table-cell table:formula="of:=ROUND(([.A1499]-[.A1498])*1000000)/1000" office:value-type="float" office:value="0.094" calcext:value-type="float">
            <text:p>0.094</text:p>
          </table:table-cell>
          <table:table-cell table:formula="of:=IF([.B1499]&gt;1;&quot;SLEEP&quot;;&quot;&quot;)">
            <text:p/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float" office:value="25.9718712" calcext:value-type="float">
            <text:p>25.9718712</text:p>
          </table:table-cell>
          <table:table-cell table:formula="of:=ROUND(([.A1500]-[.A1499])*1000000)/1000" office:value-type="float" office:value="0.094" calcext:value-type="float">
            <text:p>0.094</text:p>
          </table:table-cell>
          <table:table-cell table:formula="of:=IF([.B1500]&gt;1;&quot;SLEEP&quot;;&quot;&quot;)">
            <text:p/>
          </table:table-cell>
          <table:table-cell office:value-type="string" calcext:value-type="string">
            <text:p>0xAD</text:p>
          </table:table-cell>
        </table:table-row>
        <table:table-row table:style-name="ro1">
          <table:table-cell office:value-type="float" office:value="25.9719648" calcext:value-type="float">
            <text:p>25.9719648</text:p>
          </table:table-cell>
          <table:table-cell table:formula="of:=ROUND(([.A1501]-[.A1500])*1000000)/1000" office:value-type="float" office:value="0.094" calcext:value-type="float">
            <text:p>0.094</text:p>
          </table:table-cell>
          <table:table-cell table:formula="of:=IF([.B1501]&gt;1;&quot;SLEEP&quot;;&quot;&quot;)">
            <text:p/>
          </table:table-cell>
          <table:table-cell office:value-type="string" calcext:value-type="string">
            <text:p>0x86</text:p>
          </table:table-cell>
        </table:table-row>
        <table:table-row table:style-name="ro1">
          <table:table-cell office:value-type="float" office:value="25.9720584" calcext:value-type="float">
            <text:p>25.9720584</text:p>
          </table:table-cell>
          <table:table-cell table:formula="of:=ROUND(([.A1502]-[.A1501])*1000000)/1000" office:value-type="float" office:value="0.094" calcext:value-type="float">
            <text:p>0.094</text:p>
          </table:table-cell>
          <table:table-cell table:formula="of:=IF([.B1502]&gt;1;&quot;SLEEP&quot;;&quot;&quot;)">
            <text:p/>
          </table:table-cell>
          <table:table-cell office:value-type="string" calcext:value-type="string">
            <text:p>0xA1</text:p>
          </table:table-cell>
        </table:table-row>
        <table:table-row table:style-name="ro1">
          <table:table-cell office:value-type="float" office:value="25.97215216" calcext:value-type="float">
            <text:p>25.97215216</text:p>
          </table:table-cell>
          <table:table-cell table:formula="of:=ROUND(([.A1503]-[.A1502])*1000000)/1000" office:value-type="float" office:value="0.094" calcext:value-type="float">
            <text:p>0.094</text:p>
          </table:table-cell>
          <table:table-cell table:formula="of:=IF([.B1503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5.97311824" calcext:value-type="float">
            <text:p>25.97311824</text:p>
          </table:table-cell>
          <table:table-cell table:formula="of:=ROUND(([.A1504]-[.A1503])*1000000)/1000" office:value-type="float" office:value="0.966" calcext:value-type="float">
            <text:p>0.966</text:p>
          </table:table-cell>
          <table:table-cell table:formula="of:=IF([.B1504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5.973212" calcext:value-type="float">
            <text:p>25.973212</text:p>
          </table:table-cell>
          <table:table-cell table:formula="of:=ROUND(([.A1505]-[.A1504])*1000000)/1000" office:value-type="float" office:value="0.094" calcext:value-type="float">
            <text:p>0.094</text:p>
          </table:table-cell>
          <table:table-cell table:formula="of:=IF([.B1505]&gt;1;&quot;SLEEP&quot;;&quot;&quot;)">
            <text:p/>
          </table:table-cell>
          <table:table-cell office:value-type="string" calcext:value-type="string">
            <text:p>0xAE</text:p>
          </table:table-cell>
        </table:table-row>
        <table:table-row table:style-name="ro1">
          <table:table-cell office:value-type="float" office:value="25.9733056" calcext:value-type="float">
            <text:p>25.9733056</text:p>
          </table:table-cell>
          <table:table-cell table:formula="of:=ROUND(([.A1506]-[.A1505])*1000000)/1000" office:value-type="float" office:value="0.094" calcext:value-type="float">
            <text:p>0.094</text:p>
          </table:table-cell>
          <table:table-cell table:formula="of:=IF([.B1506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7339936" calcext:value-type="float">
            <text:p>25.97339936</text:p>
          </table:table-cell>
          <table:table-cell table:formula="of:=ROUND(([.A1507]-[.A1506])*1000000)/1000" office:value-type="float" office:value="0.094" calcext:value-type="float">
            <text:p>0.094</text:p>
          </table:table-cell>
          <table:table-cell table:formula="of:=IF([.B1507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5.97349296" calcext:value-type="float">
            <text:p>25.97349296</text:p>
          </table:table-cell>
          <table:table-cell table:formula="of:=ROUND(([.A1508]-[.A1507])*1000000)/1000" office:value-type="float" office:value="0.094" calcext:value-type="float">
            <text:p>0.094</text:p>
          </table:table-cell>
          <table:table-cell table:formula="of:=IF([.B1508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7358656" calcext:value-type="float">
            <text:p>25.97358656</text:p>
          </table:table-cell>
          <table:table-cell table:formula="of:=ROUND(([.A1509]-[.A1508])*1000000)/1000" office:value-type="float" office:value="0.094" calcext:value-type="float">
            <text:p>0.094</text:p>
          </table:table-cell>
          <table:table-cell table:formula="of:=IF([.B1509]&gt;1;&quot;SLEEP&quot;;&quot;&quot;)">
            <text:p/>
          </table:table-cell>
          <table:table-cell office:value-type="string" calcext:value-type="string">
            <text:p>0xF9</text:p>
          </table:table-cell>
        </table:table-row>
        <table:table-row table:style-name="ro1">
          <table:table-cell office:value-type="float" office:value="25.97368032" calcext:value-type="float">
            <text:p>25.97368032</text:p>
          </table:table-cell>
          <table:table-cell table:formula="of:=ROUND(([.A1510]-[.A1509])*1000000)/1000" office:value-type="float" office:value="0.094" calcext:value-type="float">
            <text:p>0.094</text:p>
          </table:table-cell>
          <table:table-cell table:formula="of:=IF([.B1510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7377392" calcext:value-type="float">
            <text:p>25.97377392</text:p>
          </table:table-cell>
          <table:table-cell table:formula="of:=ROUND(([.A1511]-[.A1510])*1000000)/1000" office:value-type="float" office:value="0.094" calcext:value-type="float">
            <text:p>0.094</text:p>
          </table:table-cell>
          <table:table-cell table:formula="of:=IF([.B1511]&gt;1;&quot;SLEEP&quot;;&quot;&quot;)">
            <text:p/>
          </table:table-cell>
          <table:table-cell office:value-type="string" calcext:value-type="string">
            <text:p>0x82</text:p>
          </table:table-cell>
        </table:table-row>
        <table:table-row table:style-name="ro1">
          <table:table-cell office:value-type="float" office:value="25.97386768" calcext:value-type="float">
            <text:p>25.97386768</text:p>
          </table:table-cell>
          <table:table-cell table:formula="of:=ROUND(([.A1512]-[.A1511])*1000000)/1000" office:value-type="float" office:value="0.094" calcext:value-type="float">
            <text:p>0.094</text:p>
          </table:table-cell>
          <table:table-cell table:formula="of:=IF([.B1512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97396128" calcext:value-type="float">
            <text:p>25.97396128</text:p>
          </table:table-cell>
          <table:table-cell table:formula="of:=ROUND(([.A1513]-[.A1512])*1000000)/1000" office:value-type="float" office:value="0.094" calcext:value-type="float">
            <text:p>0.094</text:p>
          </table:table-cell>
          <table:table-cell table:formula="of:=IF([.B1513]&gt;1;&quot;SLEEP&quot;;&quot;&quot;)">
            <text:p/>
          </table:table-cell>
          <table:table-cell office:value-type="string" calcext:value-type="string">
            <text:p>0x0E</text:p>
          </table:table-cell>
        </table:table-row>
        <table:table-row table:style-name="ro1">
          <table:table-cell office:value-type="float" office:value="25.97405504" calcext:value-type="float">
            <text:p>25.97405504</text:p>
          </table:table-cell>
          <table:table-cell table:formula="of:=ROUND(([.A1514]-[.A1513])*1000000)/1000" office:value-type="float" office:value="0.094" calcext:value-type="float">
            <text:p>0.094</text:p>
          </table:table-cell>
          <table:table-cell table:formula="of:=IF([.B1514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97414864" calcext:value-type="float">
            <text:p>25.97414864</text:p>
          </table:table-cell>
          <table:table-cell table:formula="of:=ROUND(([.A1515]-[.A1514])*1000000)/1000" office:value-type="float" office:value="0.094" calcext:value-type="float">
            <text:p>0.094</text:p>
          </table:table-cell>
          <table:table-cell table:formula="of:=IF([.B1515]&gt;1;&quot;SLEEP&quot;;&quot;&quot;)">
            <text:p/>
          </table:table-cell>
          <table:table-cell office:value-type="string" calcext:value-type="string">
            <text:p>0x81</text:p>
          </table:table-cell>
        </table:table-row>
        <table:table-row table:style-name="ro1">
          <table:table-cell office:value-type="float" office:value="25.97424224" calcext:value-type="float">
            <text:p>25.97424224</text:p>
          </table:table-cell>
          <table:table-cell table:formula="of:=ROUND(([.A1516]-[.A1515])*1000000)/1000" office:value-type="float" office:value="0.094" calcext:value-type="float">
            <text:p>0.094</text:p>
          </table:table-cell>
          <table:table-cell table:formula="of:=IF([.B1516]&gt;1;&quot;SLEEP&quot;;&quot;&quot;)">
            <text:p/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float" office:value="25.974336" calcext:value-type="float">
            <text:p>25.974336</text:p>
          </table:table-cell>
          <table:table-cell table:formula="of:=ROUND(([.A1517]-[.A1516])*1000000)/1000" office:value-type="float" office:value="0.094" calcext:value-type="float">
            <text:p>0.094</text:p>
          </table:table-cell>
          <table:table-cell table:formula="of:=IF([.B151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744296" calcext:value-type="float">
            <text:p>25.9744296</text:p>
          </table:table-cell>
          <table:table-cell table:formula="of:=ROUND(([.A1518]-[.A1517])*1000000)/1000" office:value-type="float" office:value="0.094" calcext:value-type="float">
            <text:p>0.094</text:p>
          </table:table-cell>
          <table:table-cell table:formula="of:=IF([.B1518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745232" calcext:value-type="float">
            <text:p>25.9745232</text:p>
          </table:table-cell>
          <table:table-cell table:formula="of:=ROUND(([.A1519]-[.A1518])*1000000)/1000" office:value-type="float" office:value="0.094" calcext:value-type="float">
            <text:p>0.094</text:p>
          </table:table-cell>
          <table:table-cell table:formula="of:=IF([.B1519]&gt;1;&quot;SLEEP&quot;;&quot;&quot;)">
            <text:p/>
          </table:table-cell>
          <table:table-cell office:value-type="string" calcext:value-type="string">
            <text:p>0x82</text:p>
          </table:table-cell>
        </table:table-row>
        <table:table-row table:style-name="ro1">
          <table:table-cell office:value-type="float" office:value="25.97461696" calcext:value-type="float">
            <text:p>25.97461696</text:p>
          </table:table-cell>
          <table:table-cell table:formula="of:=ROUND(([.A1520]-[.A1519])*1000000)/1000" office:value-type="float" office:value="0.094" calcext:value-type="float">
            <text:p>0.094</text:p>
          </table:table-cell>
          <table:table-cell table:formula="of:=IF([.B152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7471056" calcext:value-type="float">
            <text:p>25.97471056</text:p>
          </table:table-cell>
          <table:table-cell table:formula="of:=ROUND(([.A1521]-[.A1520])*1000000)/1000" office:value-type="float" office:value="0.094" calcext:value-type="float">
            <text:p>0.094</text:p>
          </table:table-cell>
          <table:table-cell table:formula="of:=IF([.B1521]&gt;1;&quot;SLEEP&quot;;&quot;&quot;)">
            <text:p/>
          </table:table-cell>
          <table:table-cell office:value-type="string" calcext:value-type="string">
            <text:p>0xE8</text:p>
          </table:table-cell>
        </table:table-row>
        <table:table-row table:style-name="ro1">
          <table:table-cell office:value-type="float" office:value="25.97480416" calcext:value-type="float">
            <text:p>25.97480416</text:p>
          </table:table-cell>
          <table:table-cell table:formula="of:=ROUND(([.A1522]-[.A1521])*1000000)/1000" office:value-type="float" office:value="0.094" calcext:value-type="float">
            <text:p>0.094</text:p>
          </table:table-cell>
          <table:table-cell table:formula="of:=IF([.B1522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7489792" calcext:value-type="float">
            <text:p>25.97489792</text:p>
          </table:table-cell>
          <table:table-cell table:formula="of:=ROUND(([.A1523]-[.A1522])*1000000)/1000" office:value-type="float" office:value="0.094" calcext:value-type="float">
            <text:p>0.094</text:p>
          </table:table-cell>
          <table:table-cell table:formula="of:=IF([.B1523]&gt;1;&quot;SLEEP&quot;;&quot;&quot;)">
            <text:p/>
          </table:table-cell>
          <table:table-cell office:value-type="string" calcext:value-type="string">
            <text:p>0x4B</text:p>
          </table:table-cell>
        </table:table-row>
        <table:table-row table:style-name="ro1">
          <table:table-cell office:value-type="float" office:value="25.97499152" calcext:value-type="float">
            <text:p>25.97499152</text:p>
          </table:table-cell>
          <table:table-cell table:formula="of:=ROUND(([.A1524]-[.A1523])*1000000)/1000" office:value-type="float" office:value="0.094" calcext:value-type="float">
            <text:p>0.094</text:p>
          </table:table-cell>
          <table:table-cell table:formula="of:=IF([.B1524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97508528" calcext:value-type="float">
            <text:p>25.97508528</text:p>
          </table:table-cell>
          <table:table-cell table:formula="of:=ROUND(([.A1525]-[.A1524])*1000000)/1000" office:value-type="float" office:value="0.094" calcext:value-type="float">
            <text:p>0.094</text:p>
          </table:table-cell>
          <table:table-cell table:formula="of:=IF([.B1525]&gt;1;&quot;SLEEP&quot;;&quot;&quot;)">
            <text:p/>
          </table:table-cell>
          <table:table-cell office:value-type="string" calcext:value-type="string">
            <text:p>0x6E</text:p>
          </table:table-cell>
        </table:table-row>
        <table:table-row table:style-name="ro1">
          <table:table-cell office:value-type="float" office:value="25.97517888" calcext:value-type="float">
            <text:p>25.97517888</text:p>
          </table:table-cell>
          <table:table-cell table:formula="of:=ROUND(([.A1526]-[.A1525])*1000000)/1000" office:value-type="float" office:value="0.094" calcext:value-type="float">
            <text:p>0.094</text:p>
          </table:table-cell>
          <table:table-cell table:formula="of:=IF([.B1526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97527264" calcext:value-type="float">
            <text:p>25.97527264</text:p>
          </table:table-cell>
          <table:table-cell table:formula="of:=ROUND(([.A1527]-[.A1526])*1000000)/1000" office:value-type="float" office:value="0.094" calcext:value-type="float">
            <text:p>0.094</text:p>
          </table:table-cell>
          <table:table-cell table:formula="of:=IF([.B1527]&gt;1;&quot;SLEEP&quot;;&quot;&quot;)">
            <text:p/>
          </table:table-cell>
          <table:table-cell office:value-type="string" calcext:value-type="string">
            <text:p>0x1D</text:p>
          </table:table-cell>
        </table:table-row>
        <table:table-row table:style-name="ro1">
          <table:table-cell office:value-type="float" office:value="25.97536624" calcext:value-type="float">
            <text:p>25.97536624</text:p>
          </table:table-cell>
          <table:table-cell table:formula="of:=ROUND(([.A1528]-[.A1527])*1000000)/1000" office:value-type="float" office:value="0.094" calcext:value-type="float">
            <text:p>0.094</text:p>
          </table:table-cell>
          <table:table-cell table:formula="of:=IF([.B1528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97546" calcext:value-type="float">
            <text:p>25.97546</text:p>
          </table:table-cell>
          <table:table-cell table:formula="of:=ROUND(([.A1529]-[.A1528])*1000000)/1000" office:value-type="float" office:value="0.094" calcext:value-type="float">
            <text:p>0.094</text:p>
          </table:table-cell>
          <table:table-cell table:formula="of:=IF([.B1529]&gt;1;&quot;SLEEP&quot;;&quot;&quot;)">
            <text:p/>
          </table:table-cell>
          <table:table-cell office:value-type="string" calcext:value-type="string">
            <text:p>0xAF</text:p>
          </table:table-cell>
        </table:table-row>
        <table:table-row table:style-name="ro1">
          <table:table-cell office:value-type="float" office:value="25.9755536" calcext:value-type="float">
            <text:p>25.9755536</text:p>
          </table:table-cell>
          <table:table-cell table:formula="of:=ROUND(([.A1530]-[.A1529])*1000000)/1000" office:value-type="float" office:value="0.094" calcext:value-type="float">
            <text:p>0.094</text:p>
          </table:table-cell>
          <table:table-cell table:formula="of:=IF([.B1530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97564736" calcext:value-type="float">
            <text:p>25.97564736</text:p>
          </table:table-cell>
          <table:table-cell table:formula="of:=ROUND(([.A1531]-[.A1530])*1000000)/1000" office:value-type="float" office:value="0.094" calcext:value-type="float">
            <text:p>0.094</text:p>
          </table:table-cell>
          <table:table-cell table:formula="of:=IF([.B1531]&gt;1;&quot;SLEEP&quot;;&quot;&quot;)">
            <text:p/>
          </table:table-cell>
          <table:table-cell office:value-type="string" calcext:value-type="string">
            <text:p>0x1D</text:p>
          </table:table-cell>
        </table:table-row>
        <table:table-row table:style-name="ro1">
          <table:table-cell office:value-type="float" office:value="25.97574096" calcext:value-type="float">
            <text:p>25.97574096</text:p>
          </table:table-cell>
          <table:table-cell table:formula="of:=ROUND(([.A1532]-[.A1531])*1000000)/1000" office:value-type="float" office:value="0.094" calcext:value-type="float">
            <text:p>0.094</text:p>
          </table:table-cell>
          <table:table-cell table:formula="of:=IF([.B1532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97583456" calcext:value-type="float">
            <text:p>25.97583456</text:p>
          </table:table-cell>
          <table:table-cell table:formula="of:=ROUND(([.A1533]-[.A1532])*1000000)/1000" office:value-type="float" office:value="0.094" calcext:value-type="float">
            <text:p>0.094</text:p>
          </table:table-cell>
          <table:table-cell table:formula="of:=IF([.B1533]&gt;1;&quot;SLEEP&quot;;&quot;&quot;)">
            <text:p/>
          </table:table-cell>
          <table:table-cell office:value-type="string" calcext:value-type="string">
            <text:p>0xB0</text:p>
          </table:table-cell>
        </table:table-row>
        <table:table-row table:style-name="ro1">
          <table:table-cell office:value-type="float" office:value="25.97592832" calcext:value-type="float">
            <text:p>25.97592832</text:p>
          </table:table-cell>
          <table:table-cell table:formula="of:=ROUND(([.A1534]-[.A1533])*1000000)/1000" office:value-type="float" office:value="0.094" calcext:value-type="float">
            <text:p>0.094</text:p>
          </table:table-cell>
          <table:table-cell table:formula="of:=IF([.B1534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97602192" calcext:value-type="float">
            <text:p>25.97602192</text:p>
          </table:table-cell>
          <table:table-cell table:formula="of:=ROUND(([.A1535]-[.A1534])*1000000)/1000" office:value-type="float" office:value="0.094" calcext:value-type="float">
            <text:p>0.094</text:p>
          </table:table-cell>
          <table:table-cell table:formula="of:=IF([.B1535]&gt;1;&quot;SLEEP&quot;;&quot;&quot;)">
            <text:p/>
          </table:table-cell>
          <table:table-cell office:value-type="string" calcext:value-type="string">
            <text:p>0x1D</text:p>
          </table:table-cell>
        </table:table-row>
        <table:table-row table:style-name="ro1">
          <table:table-cell office:value-type="float" office:value="25.97698704" calcext:value-type="float">
            <text:p>25.97698704</text:p>
          </table:table-cell>
          <table:table-cell table:formula="of:=ROUND(([.A1536]-[.A1535])*1000000)/1000" office:value-type="float" office:value="0.965" calcext:value-type="float">
            <text:p>0.965</text:p>
          </table:table-cell>
          <table:table-cell table:formula="of:=IF([.B1536]&gt;1;&quot;SLEEP&quot;;&quot;&quot;)">
            <text:p/>
          </table:table-cell>
          <table:table-cell office:value-type="string" calcext:value-type="string">
            <text:p>0x46</text:p>
          </table:table-cell>
        </table:table-row>
        <table:table-row table:style-name="ro1">
          <table:table-cell office:value-type="float" office:value="25.97708064" calcext:value-type="float">
            <text:p>25.97708064</text:p>
          </table:table-cell>
          <table:table-cell table:formula="of:=ROUND(([.A1537]-[.A1536])*1000000)/1000" office:value-type="float" office:value="0.094" calcext:value-type="float">
            <text:p>0.094</text:p>
          </table:table-cell>
          <table:table-cell table:formula="of:=IF([.B1537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9771744" calcext:value-type="float">
            <text:p>25.9771744</text:p>
          </table:table-cell>
          <table:table-cell table:formula="of:=ROUND(([.A1538]-[.A1537])*1000000)/1000" office:value-type="float" office:value="0.094" calcext:value-type="float">
            <text:p>0.094</text:p>
          </table:table-cell>
          <table:table-cell table:formula="of:=IF([.B1538]&gt;1;&quot;SLEEP&quot;;&quot;&quot;)">
            <text:p/>
          </table:table-cell>
          <table:table-cell office:value-type="string" calcext:value-type="string">
            <text:p>0xB1</text:p>
          </table:table-cell>
        </table:table-row>
        <table:table-row table:style-name="ro1">
          <table:table-cell office:value-type="float" office:value="25.977268" calcext:value-type="float">
            <text:p>25.977268</text:p>
          </table:table-cell>
          <table:table-cell table:formula="of:=ROUND(([.A1539]-[.A1538])*1000000)/1000" office:value-type="float" office:value="0.094" calcext:value-type="float">
            <text:p>0.094</text:p>
          </table:table-cell>
          <table:table-cell table:formula="of:=IF([.B1539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9773616" calcext:value-type="float">
            <text:p>25.9773616</text:p>
          </table:table-cell>
          <table:table-cell table:formula="of:=ROUND(([.A1540]-[.A1539])*1000000)/1000" office:value-type="float" office:value="0.094" calcext:value-type="float">
            <text:p>0.094</text:p>
          </table:table-cell>
          <table:table-cell table:formula="of:=IF([.B1540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5.97745536" calcext:value-type="float">
            <text:p>25.97745536</text:p>
          </table:table-cell>
          <table:table-cell table:formula="of:=ROUND(([.A1541]-[.A1540])*1000000)/1000" office:value-type="float" office:value="0.094" calcext:value-type="float">
            <text:p>0.094</text:p>
          </table:table-cell>
          <table:table-cell table:formula="of:=IF([.B1541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97754896" calcext:value-type="float">
            <text:p>25.97754896</text:p>
          </table:table-cell>
          <table:table-cell table:formula="of:=ROUND(([.A1542]-[.A1541])*1000000)/1000" office:value-type="float" office:value="0.094" calcext:value-type="float">
            <text:p>0.094</text:p>
          </table:table-cell>
          <table:table-cell table:formula="of:=IF([.B1542]&gt;1;&quot;SLEEP&quot;;&quot;&quot;)">
            <text:p/>
          </table:table-cell>
          <table:table-cell office:value-type="string" calcext:value-type="string">
            <text:p>0xB2</text:p>
          </table:table-cell>
        </table:table-row>
        <table:table-row table:style-name="ro1">
          <table:table-cell office:value-type="float" office:value="25.97764272" calcext:value-type="float">
            <text:p>25.97764272</text:p>
          </table:table-cell>
          <table:table-cell table:formula="of:=ROUND(([.A1543]-[.A1542])*1000000)/1000" office:value-type="float" office:value="0.094" calcext:value-type="float">
            <text:p>0.094</text:p>
          </table:table-cell>
          <table:table-cell table:formula="of:=IF([.B1543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97773632" calcext:value-type="float">
            <text:p>25.97773632</text:p>
          </table:table-cell>
          <table:table-cell table:formula="of:=ROUND(([.A1544]-[.A1543])*1000000)/1000" office:value-type="float" office:value="0.094" calcext:value-type="float">
            <text:p>0.094</text:p>
          </table:table-cell>
          <table:table-cell table:formula="of:=IF([.B1544]&gt;1;&quot;SLEEP&quot;;&quot;&quot;)">
            <text:p/>
          </table:table-cell>
          <table:table-cell office:value-type="string" calcext:value-type="string">
            <text:p>0xA3</text:p>
          </table:table-cell>
        </table:table-row>
        <table:table-row table:style-name="ro1">
          <table:table-cell office:value-type="float" office:value="25.97783008" calcext:value-type="float">
            <text:p>25.97783008</text:p>
          </table:table-cell>
          <table:table-cell table:formula="of:=ROUND(([.A1545]-[.A1544])*1000000)/1000" office:value-type="float" office:value="0.094" calcext:value-type="float">
            <text:p>0.094</text:p>
          </table:table-cell>
          <table:table-cell table:formula="of:=IF([.B154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7792368" calcext:value-type="float">
            <text:p>25.97792368</text:p>
          </table:table-cell>
          <table:table-cell table:formula="of:=ROUND(([.A1546]-[.A1545])*1000000)/1000" office:value-type="float" office:value="0.094" calcext:value-type="float">
            <text:p>0.094</text:p>
          </table:table-cell>
          <table:table-cell table:formula="of:=IF([.B1546]&gt;1;&quot;SLEEP&quot;;&quot;&quot;)">
            <text:p/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office:value-type="float" office:value="25.97801728" calcext:value-type="float">
            <text:p>25.97801728</text:p>
          </table:table-cell>
          <table:table-cell table:formula="of:=ROUND(([.A1547]-[.A1546])*1000000)/1000" office:value-type="float" office:value="0.094" calcext:value-type="float">
            <text:p>0.094</text:p>
          </table:table-cell>
          <table:table-cell table:formula="of:=IF([.B1547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7811104" calcext:value-type="float">
            <text:p>25.97811104</text:p>
          </table:table-cell>
          <table:table-cell table:formula="of:=ROUND(([.A1548]-[.A1547])*1000000)/1000" office:value-type="float" office:value="0.094" calcext:value-type="float">
            <text:p>0.094</text:p>
          </table:table-cell>
          <table:table-cell table:formula="of:=IF([.B1548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5.97820464" calcext:value-type="float">
            <text:p>25.97820464</text:p>
          </table:table-cell>
          <table:table-cell table:formula="of:=ROUND(([.A1549]-[.A1548])*1000000)/1000" office:value-type="float" office:value="0.094" calcext:value-type="float">
            <text:p>0.094</text:p>
          </table:table-cell>
          <table:table-cell table:formula="of:=IF([.B1549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782984" calcext:value-type="float">
            <text:p>25.9782984</text:p>
          </table:table-cell>
          <table:table-cell table:formula="of:=ROUND(([.A1550]-[.A1549])*1000000)/1000" office:value-type="float" office:value="0.094" calcext:value-type="float">
            <text:p>0.094</text:p>
          </table:table-cell>
          <table:table-cell table:formula="of:=IF([.B1550]&gt;1;&quot;SLEEP&quot;;&quot;&quot;)">
            <text:p/>
          </table:table-cell>
          <table:table-cell office:value-type="string" calcext:value-type="string">
            <text:p>0xF8</text:p>
          </table:table-cell>
        </table:table-row>
        <table:table-row table:style-name="ro1">
          <table:table-cell office:value-type="float" office:value="25.978392" calcext:value-type="float">
            <text:p>25.978392</text:p>
          </table:table-cell>
          <table:table-cell table:formula="of:=ROUND(([.A1551]-[.A1550])*1000000)/1000" office:value-type="float" office:value="0.094" calcext:value-type="float">
            <text:p>0.094</text:p>
          </table:table-cell>
          <table:table-cell table:formula="of:=IF([.B1551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7848576" calcext:value-type="float">
            <text:p>25.97848576</text:p>
          </table:table-cell>
          <table:table-cell table:formula="of:=ROUND(([.A1552]-[.A1551])*1000000)/1000" office:value-type="float" office:value="0.094" calcext:value-type="float">
            <text:p>0.094</text:p>
          </table:table-cell>
          <table:table-cell table:formula="of:=IF([.B1552]&gt;1;&quot;SLEEP&quot;;&quot;&quot;)">
            <text:p/>
          </table:table-cell>
          <table:table-cell office:value-type="string" calcext:value-type="string">
            <text:p>0x82</text:p>
          </table:table-cell>
        </table:table-row>
        <table:table-row table:style-name="ro1">
          <table:table-cell office:value-type="float" office:value="25.97857936" calcext:value-type="float">
            <text:p>25.97857936</text:p>
          </table:table-cell>
          <table:table-cell table:formula="of:=ROUND(([.A1553]-[.A1552])*1000000)/1000" office:value-type="float" office:value="0.094" calcext:value-type="float">
            <text:p>0.094</text:p>
          </table:table-cell>
          <table:table-cell table:formula="of:=IF([.B1553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97867296" calcext:value-type="float">
            <text:p>25.97867296</text:p>
          </table:table-cell>
          <table:table-cell table:formula="of:=ROUND(([.A1554]-[.A1553])*1000000)/1000" office:value-type="float" office:value="0.094" calcext:value-type="float">
            <text:p>0.094</text:p>
          </table:table-cell>
          <table:table-cell table:formula="of:=IF([.B1554]&gt;1;&quot;SLEEP&quot;;&quot;&quot;)">
            <text:p/>
          </table:table-cell>
          <table:table-cell office:value-type="string" calcext:value-type="string">
            <text:p>0x0F</text:p>
          </table:table-cell>
        </table:table-row>
        <table:table-row table:style-name="ro1">
          <table:table-cell office:value-type="float" office:value="25.97876672" calcext:value-type="float">
            <text:p>25.97876672</text:p>
          </table:table-cell>
          <table:table-cell table:formula="of:=ROUND(([.A1555]-[.A1554])*1000000)/1000" office:value-type="float" office:value="0.094" calcext:value-type="float">
            <text:p>0.094</text:p>
          </table:table-cell>
          <table:table-cell table:formula="of:=IF([.B1555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97886032" calcext:value-type="float">
            <text:p>25.97886032</text:p>
          </table:table-cell>
          <table:table-cell table:formula="of:=ROUND(([.A1556]-[.A1555])*1000000)/1000" office:value-type="float" office:value="0.094" calcext:value-type="float">
            <text:p>0.094</text:p>
          </table:table-cell>
          <table:table-cell table:formula="of:=IF([.B1556]&gt;1;&quot;SLEEP&quot;;&quot;&quot;)">
            <text:p/>
          </table:table-cell>
          <table:table-cell office:value-type="string" calcext:value-type="string">
            <text:p>0x81</text:p>
          </table:table-cell>
        </table:table-row>
        <table:table-row table:style-name="ro1">
          <table:table-cell office:value-type="float" office:value="25.97895408" calcext:value-type="float">
            <text:p>25.97895408</text:p>
          </table:table-cell>
          <table:table-cell table:formula="of:=ROUND(([.A1557]-[.A1556])*1000000)/1000" office:value-type="float" office:value="0.094" calcext:value-type="float">
            <text:p>0.094</text:p>
          </table:table-cell>
          <table:table-cell table:formula="of:=IF([.B1557]&gt;1;&quot;SLEEP&quot;;&quot;&quot;)">
            <text:p/>
          </table:table-cell>
          <table:table-cell office:value-type="string" calcext:value-type="string">
            <text:p>0xC0</text:p>
          </table:table-cell>
        </table:table-row>
        <table:table-row table:style-name="ro1">
          <table:table-cell office:value-type="float" office:value="25.97904768" calcext:value-type="float">
            <text:p>25.97904768</text:p>
          </table:table-cell>
          <table:table-cell table:formula="of:=ROUND(([.A1558]-[.A1557])*1000000)/1000" office:value-type="float" office:value="0.094" calcext:value-type="float">
            <text:p>0.094</text:p>
          </table:table-cell>
          <table:table-cell table:formula="of:=IF([.B155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7914144" calcext:value-type="float">
            <text:p>25.97914144</text:p>
          </table:table-cell>
          <table:table-cell table:formula="of:=ROUND(([.A1559]-[.A1558])*1000000)/1000" office:value-type="float" office:value="0.094" calcext:value-type="float">
            <text:p>0.094</text:p>
          </table:table-cell>
          <table:table-cell table:formula="of:=IF([.B1559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5.97923504" calcext:value-type="float">
            <text:p>25.97923504</text:p>
          </table:table-cell>
          <table:table-cell table:formula="of:=ROUND(([.A1560]-[.A1559])*1000000)/1000" office:value-type="float" office:value="0.094" calcext:value-type="float">
            <text:p>0.094</text:p>
          </table:table-cell>
          <table:table-cell table:formula="of:=IF([.B1560]&gt;1;&quot;SLEEP&quot;;&quot;&quot;)">
            <text:p/>
          </table:table-cell>
          <table:table-cell office:value-type="string" calcext:value-type="string">
            <text:p>0x81</text:p>
          </table:table-cell>
        </table:table-row>
        <table:table-row table:style-name="ro1">
          <table:table-cell office:value-type="float" office:value="25.97932864" calcext:value-type="float">
            <text:p>25.97932864</text:p>
          </table:table-cell>
          <table:table-cell table:formula="of:=ROUND(([.A1561]-[.A1560])*1000000)/1000" office:value-type="float" office:value="0.094" calcext:value-type="float">
            <text:p>0.094</text:p>
          </table:table-cell>
          <table:table-cell table:formula="of:=IF([.B1561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9794224" calcext:value-type="float">
            <text:p>25.9794224</text:p>
          </table:table-cell>
          <table:table-cell table:formula="of:=ROUND(([.A1562]-[.A1561])*1000000)/1000" office:value-type="float" office:value="0.094" calcext:value-type="float">
            <text:p>0.094</text:p>
          </table:table-cell>
          <table:table-cell table:formula="of:=IF([.B1562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79516" calcext:value-type="float">
            <text:p>25.979516</text:p>
          </table:table-cell>
          <table:table-cell table:formula="of:=ROUND(([.A1563]-[.A1562])*1000000)/1000" office:value-type="float" office:value="0.094" calcext:value-type="float">
            <text:p>0.094</text:p>
          </table:table-cell>
          <table:table-cell table:formula="of:=IF([.B1563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7960976" calcext:value-type="float">
            <text:p>25.97960976</text:p>
          </table:table-cell>
          <table:table-cell table:formula="of:=ROUND(([.A1564]-[.A1563])*1000000)/1000" office:value-type="float" office:value="0.094" calcext:value-type="float">
            <text:p>0.094</text:p>
          </table:table-cell>
          <table:table-cell table:formula="of:=IF([.B1564]&gt;1;&quot;SLEEP&quot;;&quot;&quot;)">
            <text:p/>
          </table:table-cell>
          <table:table-cell office:value-type="string" calcext:value-type="string">
            <text:p>0x43</text:p>
          </table:table-cell>
        </table:table-row>
        <table:table-row table:style-name="ro1">
          <table:table-cell office:value-type="float" office:value="25.97970336" calcext:value-type="float">
            <text:p>25.97970336</text:p>
          </table:table-cell>
          <table:table-cell table:formula="of:=ROUND(([.A1565]-[.A1564])*1000000)/1000" office:value-type="float" office:value="0.094" calcext:value-type="float">
            <text:p>0.094</text:p>
          </table:table-cell>
          <table:table-cell table:formula="of:=IF([.B1565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5.97979696" calcext:value-type="float">
            <text:p>25.97979696</text:p>
          </table:table-cell>
          <table:table-cell table:formula="of:=ROUND(([.A1566]-[.A1565])*1000000)/1000" office:value-type="float" office:value="0.094" calcext:value-type="float">
            <text:p>0.094</text:p>
          </table:table-cell>
          <table:table-cell table:formula="of:=IF([.B1566]&gt;1;&quot;SLEEP&quot;;&quot;&quot;)">
            <text:p/>
          </table:table-cell>
          <table:table-cell office:value-type="string" calcext:value-type="string">
            <text:p>0x6F</text:p>
          </table:table-cell>
        </table:table-row>
        <table:table-row table:style-name="ro1">
          <table:table-cell office:value-type="float" office:value="25.97989056" calcext:value-type="float">
            <text:p>25.97989056</text:p>
          </table:table-cell>
          <table:table-cell table:formula="of:=ROUND(([.A1567]-[.A1566])*1000000)/1000" office:value-type="float" office:value="0.094" calcext:value-type="float">
            <text:p>0.094</text:p>
          </table:table-cell>
          <table:table-cell table:formula="of:=IF([.B1567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8085504" calcext:value-type="float">
            <text:p>25.98085504</text:p>
          </table:table-cell>
          <table:table-cell table:formula="of:=ROUND(([.A1568]-[.A1567])*1000000)/1000" office:value-type="float" office:value="0.964" calcext:value-type="float">
            <text:p>0.964</text:p>
          </table:table-cell>
          <table:table-cell table:formula="of:=IF([.B1568]&gt;1;&quot;SLEEP&quot;;&quot;&quot;)">
            <text:p/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float" office:value="25.9809488" calcext:value-type="float">
            <text:p>25.9809488</text:p>
          </table:table-cell>
          <table:table-cell table:formula="of:=ROUND(([.A1569]-[.A1568])*1000000)/1000" office:value-type="float" office:value="0.094" calcext:value-type="float">
            <text:p>0.094</text:p>
          </table:table-cell>
          <table:table-cell table:formula="of:=IF([.B1569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5.9810424" calcext:value-type="float">
            <text:p>25.9810424</text:p>
          </table:table-cell>
          <table:table-cell table:formula="of:=ROUND(([.A1570]-[.A1569])*1000000)/1000" office:value-type="float" office:value="0.094" calcext:value-type="float">
            <text:p>0.094</text:p>
          </table:table-cell>
          <table:table-cell table:formula="of:=IF([.B1570]&gt;1;&quot;SLEEP&quot;;&quot;&quot;)">
            <text:p/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office:value-type="float" office:value="25.98113616" calcext:value-type="float">
            <text:p>25.98113616</text:p>
          </table:table-cell>
          <table:table-cell table:formula="of:=ROUND(([.A1571]-[.A1570])*1000000)/1000" office:value-type="float" office:value="0.094" calcext:value-type="float">
            <text:p>0.094</text:p>
          </table:table-cell>
          <table:table-cell table:formula="of:=IF([.B1571]&gt;1;&quot;SLEEP&quot;;&quot;&quot;)">
            <text:p/>
          </table:table-cell>
          <table:table-cell office:value-type="string" calcext:value-type="string">
            <text:p>0xBD</text:p>
          </table:table-cell>
        </table:table-row>
        <table:table-row table:style-name="ro1">
          <table:table-cell office:value-type="float" office:value="25.98122976" calcext:value-type="float">
            <text:p>25.98122976</text:p>
          </table:table-cell>
          <table:table-cell table:formula="of:=ROUND(([.A1572]-[.A1571])*1000000)/1000" office:value-type="float" office:value="0.094" calcext:value-type="float">
            <text:p>0.094</text:p>
          </table:table-cell>
          <table:table-cell table:formula="of:=IF([.B1572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98132336" calcext:value-type="float">
            <text:p>25.98132336</text:p>
          </table:table-cell>
          <table:table-cell table:formula="of:=ROUND(([.A1573]-[.A1572])*1000000)/1000" office:value-type="float" office:value="0.094" calcext:value-type="float">
            <text:p>0.094</text:p>
          </table:table-cell>
          <table:table-cell table:formula="of:=IF([.B1573]&gt;1;&quot;SLEEP&quot;;&quot;&quot;)">
            <text:p/>
          </table:table-cell>
          <table:table-cell office:value-type="string" calcext:value-type="string">
            <text:p>0xC0</text:p>
          </table:table-cell>
        </table:table-row>
        <table:table-row table:style-name="ro1">
          <table:table-cell office:value-type="float" office:value="25.98141712" calcext:value-type="float">
            <text:p>25.98141712</text:p>
          </table:table-cell>
          <table:table-cell table:formula="of:=ROUND(([.A1574]-[.A1573])*1000000)/1000" office:value-type="float" office:value="0.094" calcext:value-type="float">
            <text:p>0.094</text:p>
          </table:table-cell>
          <table:table-cell table:formula="of:=IF([.B157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8151072" calcext:value-type="float">
            <text:p>25.98151072</text:p>
          </table:table-cell>
          <table:table-cell table:formula="of:=ROUND(([.A1575]-[.A1574])*1000000)/1000" office:value-type="float" office:value="0.094" calcext:value-type="float">
            <text:p>0.094</text:p>
          </table:table-cell>
          <table:table-cell table:formula="of:=IF([.B157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8160448" calcext:value-type="float">
            <text:p>25.98160448</text:p>
          </table:table-cell>
          <table:table-cell table:formula="of:=ROUND(([.A1576]-[.A1575])*1000000)/1000" office:value-type="float" office:value="0.094" calcext:value-type="float">
            <text:p>0.094</text:p>
          </table:table-cell>
          <table:table-cell table:formula="of:=IF([.B157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8169808" calcext:value-type="float">
            <text:p>25.98169808</text:p>
          </table:table-cell>
          <table:table-cell table:formula="of:=ROUND(([.A1577]-[.A1576])*1000000)/1000" office:value-type="float" office:value="0.094" calcext:value-type="float">
            <text:p>0.094</text:p>
          </table:table-cell>
          <table:table-cell table:formula="of:=IF([.B1577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98179184" calcext:value-type="float">
            <text:p>25.98179184</text:p>
          </table:table-cell>
          <table:table-cell table:formula="of:=ROUND(([.A1578]-[.A1577])*1000000)/1000" office:value-type="float" office:value="0.094" calcext:value-type="float">
            <text:p>0.094</text:p>
          </table:table-cell>
          <table:table-cell table:formula="of:=IF([.B1578]&gt;1;&quot;SLEEP&quot;;&quot;&quot;)">
            <text:p/>
          </table:table-cell>
          <table:table-cell office:value-type="string" calcext:value-type="string">
            <text:p>0x50</text:p>
          </table:table-cell>
        </table:table-row>
        <table:table-row table:style-name="ro1">
          <table:table-cell office:value-type="float" office:value="25.98188544" calcext:value-type="float">
            <text:p>25.98188544</text:p>
          </table:table-cell>
          <table:table-cell table:formula="of:=ROUND(([.A1579]-[.A1578])*1000000)/1000" office:value-type="float" office:value="0.094" calcext:value-type="float">
            <text:p>0.094</text:p>
          </table:table-cell>
          <table:table-cell table:formula="of:=IF([.B157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819792" calcext:value-type="float">
            <text:p>25.9819792</text:p>
          </table:table-cell>
          <table:table-cell table:formula="of:=ROUND(([.A1580]-[.A1579])*1000000)/1000" office:value-type="float" office:value="0.094" calcext:value-type="float">
            <text:p>0.094</text:p>
          </table:table-cell>
          <table:table-cell table:formula="of:=IF([.B1580]&gt;1;&quot;SLEEP&quot;;&quot;&quot;)">
            <text:p/>
          </table:table-cell>
          <table:table-cell office:value-type="string" calcext:value-type="string">
            <text:p>0x8F</text:p>
          </table:table-cell>
        </table:table-row>
        <table:table-row table:style-name="ro1">
          <table:table-cell office:value-type="float" office:value="25.9820728" calcext:value-type="float">
            <text:p>25.9820728</text:p>
          </table:table-cell>
          <table:table-cell table:formula="of:=ROUND(([.A1581]-[.A1580])*1000000)/1000" office:value-type="float" office:value="0.094" calcext:value-type="float">
            <text:p>0.094</text:p>
          </table:table-cell>
          <table:table-cell table:formula="of:=IF([.B158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8216656" calcext:value-type="float">
            <text:p>25.98216656</text:p>
          </table:table-cell>
          <table:table-cell table:formula="of:=ROUND(([.A1582]-[.A1581])*1000000)/1000" office:value-type="float" office:value="0.094" calcext:value-type="float">
            <text:p>0.094</text:p>
          </table:table-cell>
          <table:table-cell table:formula="of:=IF([.B158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8226016" calcext:value-type="float">
            <text:p>25.98226016</text:p>
          </table:table-cell>
          <table:table-cell table:formula="of:=ROUND(([.A1583]-[.A1582])*1000000)/1000" office:value-type="float" office:value="0.094" calcext:value-type="float">
            <text:p>0.094</text:p>
          </table:table-cell>
          <table:table-cell table:formula="of:=IF([.B1583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98235392" calcext:value-type="float">
            <text:p>25.98235392</text:p>
          </table:table-cell>
          <table:table-cell table:formula="of:=ROUND(([.A1584]-[.A1583])*1000000)/1000" office:value-type="float" office:value="0.094" calcext:value-type="float">
            <text:p>0.094</text:p>
          </table:table-cell>
          <table:table-cell table:formula="of:=IF([.B1584]&gt;1;&quot;SLEEP&quot;;&quot;&quot;)">
            <text:p/>
          </table:table-cell>
          <table:table-cell office:value-type="string" calcext:value-type="string">
            <text:p>0x8F</text:p>
          </table:table-cell>
        </table:table-row>
        <table:table-row table:style-name="ro1">
          <table:table-cell office:value-type="float" office:value="25.98244752" calcext:value-type="float">
            <text:p>25.98244752</text:p>
          </table:table-cell>
          <table:table-cell table:formula="of:=ROUND(([.A1585]-[.A1584])*1000000)/1000" office:value-type="float" office:value="0.094" calcext:value-type="float">
            <text:p>0.094</text:p>
          </table:table-cell>
          <table:table-cell table:formula="of:=IF([.B158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8254128" calcext:value-type="float">
            <text:p>25.98254128</text:p>
          </table:table-cell>
          <table:table-cell table:formula="of:=ROUND(([.A1586]-[.A1585])*1000000)/1000" office:value-type="float" office:value="0.094" calcext:value-type="float">
            <text:p>0.094</text:p>
          </table:table-cell>
          <table:table-cell table:formula="of:=IF([.B1586]&gt;1;&quot;SLEEP&quot;;&quot;&quot;)">
            <text:p/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float" office:value="25.98263488" calcext:value-type="float">
            <text:p>25.98263488</text:p>
          </table:table-cell>
          <table:table-cell table:formula="of:=ROUND(([.A1587]-[.A1586])*1000000)/1000" office:value-type="float" office:value="0.094" calcext:value-type="float">
            <text:p>0.094</text:p>
          </table:table-cell>
          <table:table-cell table:formula="of:=IF([.B1587]&gt;1;&quot;SLEEP&quot;;&quot;&quot;)">
            <text:p/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float" office:value="25.98272864" calcext:value-type="float">
            <text:p>25.98272864</text:p>
          </table:table-cell>
          <table:table-cell table:formula="of:=ROUND(([.A1588]-[.A1587])*1000000)/1000" office:value-type="float" office:value="0.094" calcext:value-type="float">
            <text:p>0.094</text:p>
          </table:table-cell>
          <table:table-cell table:formula="of:=IF([.B1588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8282224" calcext:value-type="float">
            <text:p>25.98282224</text:p>
          </table:table-cell>
          <table:table-cell table:formula="of:=ROUND(([.A1589]-[.A1588])*1000000)/1000" office:value-type="float" office:value="0.094" calcext:value-type="float">
            <text:p>0.094</text:p>
          </table:table-cell>
          <table:table-cell table:formula="of:=IF([.B1589]&gt;1;&quot;SLEEP&quot;;&quot;&quot;)">
            <text:p/>
          </table:table-cell>
          <table:table-cell office:value-type="string" calcext:value-type="string">
            <text:p>0x58</text:p>
          </table:table-cell>
        </table:table-row>
        <table:table-row table:style-name="ro1">
          <table:table-cell office:value-type="float" office:value="25.982916" calcext:value-type="float">
            <text:p>25.982916</text:p>
          </table:table-cell>
          <table:table-cell table:formula="of:=ROUND(([.A1590]-[.A1589])*1000000)/1000" office:value-type="float" office:value="0.094" calcext:value-type="float">
            <text:p>0.094</text:p>
          </table:table-cell>
          <table:table-cell table:formula="of:=IF([.B1590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9830096" calcext:value-type="float">
            <text:p>25.9830096</text:p>
          </table:table-cell>
          <table:table-cell table:formula="of:=ROUND(([.A1591]-[.A1590])*1000000)/1000" office:value-type="float" office:value="0.094" calcext:value-type="float">
            <text:p>0.094</text:p>
          </table:table-cell>
          <table:table-cell table:formula="of:=IF([.B1591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5.98310336" calcext:value-type="float">
            <text:p>25.98310336</text:p>
          </table:table-cell>
          <table:table-cell table:formula="of:=ROUND(([.A1592]-[.A1591])*1000000)/1000" office:value-type="float" office:value="0.094" calcext:value-type="float">
            <text:p>0.094</text:p>
          </table:table-cell>
          <table:table-cell table:formula="of:=IF([.B1592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8319696" calcext:value-type="float">
            <text:p>25.98319696</text:p>
          </table:table-cell>
          <table:table-cell table:formula="of:=ROUND(([.A1593]-[.A1592])*1000000)/1000" office:value-type="float" office:value="0.094" calcext:value-type="float">
            <text:p>0.094</text:p>
          </table:table-cell>
          <table:table-cell table:formula="of:=IF([.B1593]&gt;1;&quot;SLEEP&quot;;&quot;&quot;)">
            <text:p/>
          </table:table-cell>
          <table:table-cell office:value-type="string" calcext:value-type="string">
            <text:p>0xC2</text:p>
          </table:table-cell>
        </table:table-row>
        <table:table-row table:style-name="ro1">
          <table:table-cell office:value-type="float" office:value="25.98329072" calcext:value-type="float">
            <text:p>25.98329072</text:p>
          </table:table-cell>
          <table:table-cell table:formula="of:=ROUND(([.A1594]-[.A1593])*1000000)/1000" office:value-type="float" office:value="0.094" calcext:value-type="float">
            <text:p>0.094</text:p>
          </table:table-cell>
          <table:table-cell table:formula="of:=IF([.B1594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98338432" calcext:value-type="float">
            <text:p>25.98338432</text:p>
          </table:table-cell>
          <table:table-cell table:formula="of:=ROUND(([.A1595]-[.A1594])*1000000)/1000" office:value-type="float" office:value="0.094" calcext:value-type="float">
            <text:p>0.094</text:p>
          </table:table-cell>
          <table:table-cell table:formula="of:=IF([.B159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8435536" calcext:value-type="float">
            <text:p>25.98435536</text:p>
          </table:table-cell>
          <table:table-cell table:formula="of:=ROUND(([.A1596]-[.A1595])*1000000)/1000" office:value-type="float" office:value="0.971" calcext:value-type="float">
            <text:p>0.971</text:p>
          </table:table-cell>
          <table:table-cell table:formula="of:=IF([.B159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8444896" calcext:value-type="float">
            <text:p>25.98444896</text:p>
          </table:table-cell>
          <table:table-cell table:formula="of:=ROUND(([.A1597]-[.A1596])*1000000)/1000" office:value-type="float" office:value="0.094" calcext:value-type="float">
            <text:p>0.094</text:p>
          </table:table-cell>
          <table:table-cell table:formula="of:=IF([.B1597]&gt;1;&quot;SLEEP&quot;;&quot;&quot;)">
            <text:p/>
          </table:table-cell>
          <table:table-cell office:value-type="string" calcext:value-type="string">
            <text:p>0x0D</text:p>
          </table:table-cell>
        </table:table-row>
        <table:table-row table:style-name="ro1">
          <table:table-cell office:value-type="float" office:value="25.98468304" calcext:value-type="float">
            <text:p>25.98468304</text:p>
          </table:table-cell>
          <table:table-cell table:formula="of:=ROUND(([.A1598]-[.A1597])*1000000)/1000" office:value-type="float" office:value="0.234" calcext:value-type="float">
            <text:p>0.234</text:p>
          </table:table-cell>
          <table:table-cell table:formula="of:=IF([.B1598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98477664" calcext:value-type="float">
            <text:p>25.98477664</text:p>
          </table:table-cell>
          <table:table-cell table:formula="of:=ROUND(([.A1599]-[.A1598])*1000000)/1000" office:value-type="float" office:value="0.094" calcext:value-type="float">
            <text:p>0.094</text:p>
          </table:table-cell>
          <table:table-cell table:formula="of:=IF([.B1599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9848704" calcext:value-type="float">
            <text:p>25.9848704</text:p>
          </table:table-cell>
          <table:table-cell table:formula="of:=ROUND(([.A1600]-[.A1599])*1000000)/1000" office:value-type="float" office:value="0.094" calcext:value-type="float">
            <text:p>0.094</text:p>
          </table:table-cell>
          <table:table-cell table:formula="of:=IF([.B1600]&gt;1;&quot;SLEEP&quot;;&quot;&quot;)">
            <text:p/>
          </table:table-cell>
          <table:table-cell office:value-type="string" calcext:value-type="string">
            <text:p>0xC2</text:p>
          </table:table-cell>
        </table:table-row>
        <table:table-row table:style-name="ro1">
          <table:table-cell office:value-type="float" office:value="25.984964" calcext:value-type="float">
            <text:p>25.984964</text:p>
          </table:table-cell>
          <table:table-cell table:formula="of:=ROUND(([.A1601]-[.A1600])*1000000)/1000" office:value-type="float" office:value="0.094" calcext:value-type="float">
            <text:p>0.094</text:p>
          </table:table-cell>
          <table:table-cell table:formula="of:=IF([.B1601]&gt;1;&quot;SLEEP&quot;;&quot;&quot;)">
            <text:p/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float" office:value="25.9850576" calcext:value-type="float">
            <text:p>25.9850576</text:p>
          </table:table-cell>
          <table:table-cell table:formula="of:=ROUND(([.A1602]-[.A1601])*1000000)/1000" office:value-type="float" office:value="0.094" calcext:value-type="float">
            <text:p>0.094</text:p>
          </table:table-cell>
          <table:table-cell table:formula="of:=IF([.B160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8515136" calcext:value-type="float">
            <text:p>25.98515136</text:p>
          </table:table-cell>
          <table:table-cell table:formula="of:=ROUND(([.A1603]-[.A1602])*1000000)/1000" office:value-type="float" office:value="0.094" calcext:value-type="float">
            <text:p>0.094</text:p>
          </table:table-cell>
          <table:table-cell table:formula="of:=IF([.B1603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8524496" calcext:value-type="float">
            <text:p>25.98524496</text:p>
          </table:table-cell>
          <table:table-cell table:formula="of:=ROUND(([.A1604]-[.A1603])*1000000)/1000" office:value-type="float" office:value="0.094" calcext:value-type="float">
            <text:p>0.094</text:p>
          </table:table-cell>
          <table:table-cell table:formula="of:=IF([.B1604]&gt;1;&quot;SLEEP&quot;;&quot;&quot;)">
            <text:p/>
          </table:table-cell>
          <table:table-cell office:value-type="string" calcext:value-type="string">
            <text:p>0xA0</text:p>
          </table:table-cell>
        </table:table-row>
        <table:table-row table:style-name="ro1">
          <table:table-cell office:value-type="float" office:value="25.98533856" calcext:value-type="float">
            <text:p>25.98533856</text:p>
          </table:table-cell>
          <table:table-cell table:formula="of:=ROUND(([.A1605]-[.A1604])*1000000)/1000" office:value-type="float" office:value="0.094" calcext:value-type="float">
            <text:p>0.094</text:p>
          </table:table-cell>
          <table:table-cell table:formula="of:=IF([.B1605]&gt;1;&quot;SLEEP&quot;;&quot;&quot;)">
            <text:p/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float" office:value="25.98543216" calcext:value-type="float">
            <text:p>25.98543216</text:p>
          </table:table-cell>
          <table:table-cell table:formula="of:=ROUND(([.A1606]-[.A1605])*1000000)/1000" office:value-type="float" office:value="0.094" calcext:value-type="float">
            <text:p>0.094</text:p>
          </table:table-cell>
          <table:table-cell table:formula="of:=IF([.B160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8552592" calcext:value-type="float">
            <text:p>25.98552592</text:p>
          </table:table-cell>
          <table:table-cell table:formula="of:=ROUND(([.A1607]-[.A1606])*1000000)/1000" office:value-type="float" office:value="0.094" calcext:value-type="float">
            <text:p>0.094</text:p>
          </table:table-cell>
          <table:table-cell table:formula="of:=IF([.B1607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98561952" calcext:value-type="float">
            <text:p>25.98561952</text:p>
          </table:table-cell>
          <table:table-cell table:formula="of:=ROUND(([.A1608]-[.A1607])*1000000)/1000" office:value-type="float" office:value="0.094" calcext:value-type="float">
            <text:p>0.094</text:p>
          </table:table-cell>
          <table:table-cell table:formula="of:=IF([.B1608]&gt;1;&quot;SLEEP&quot;;&quot;&quot;)">
            <text:p/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float" office:value="25.98571328" calcext:value-type="float">
            <text:p>25.98571328</text:p>
          </table:table-cell>
          <table:table-cell table:formula="of:=ROUND(([.A1609]-[.A1608])*1000000)/1000" office:value-type="float" office:value="0.094" calcext:value-type="float">
            <text:p>0.094</text:p>
          </table:table-cell>
          <table:table-cell table:formula="of:=IF([.B160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8580688" calcext:value-type="float">
            <text:p>25.98580688</text:p>
          </table:table-cell>
          <table:table-cell table:formula="of:=ROUND(([.A1610]-[.A1609])*1000000)/1000" office:value-type="float" office:value="0.094" calcext:value-type="float">
            <text:p>0.094</text:p>
          </table:table-cell>
          <table:table-cell table:formula="of:=IF([.B161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8590048" calcext:value-type="float">
            <text:p>25.98590048</text:p>
          </table:table-cell>
          <table:table-cell table:formula="of:=ROUND(([.A1611]-[.A1610])*1000000)/1000" office:value-type="float" office:value="0.094" calcext:value-type="float">
            <text:p>0.094</text:p>
          </table:table-cell>
          <table:table-cell table:formula="of:=IF([.B161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8599424" calcext:value-type="float">
            <text:p>25.98599424</text:p>
          </table:table-cell>
          <table:table-cell table:formula="of:=ROUND(([.A1612]-[.A1611])*1000000)/1000" office:value-type="float" office:value="0.094" calcext:value-type="float">
            <text:p>0.094</text:p>
          </table:table-cell>
          <table:table-cell table:formula="of:=IF([.B1612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98608784" calcext:value-type="float">
            <text:p>25.98608784</text:p>
          </table:table-cell>
          <table:table-cell table:formula="of:=ROUND(([.A1613]-[.A1612])*1000000)/1000" office:value-type="float" office:value="0.094" calcext:value-type="float">
            <text:p>0.094</text:p>
          </table:table-cell>
          <table:table-cell table:formula="of:=IF([.B161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861816" calcext:value-type="float">
            <text:p>25.9861816</text:p>
          </table:table-cell>
          <table:table-cell table:formula="of:=ROUND(([.A1614]-[.A1613])*1000000)/1000" office:value-type="float" office:value="0.094" calcext:value-type="float">
            <text:p>0.094</text:p>
          </table:table-cell>
          <table:table-cell table:formula="of:=IF([.B161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862752" calcext:value-type="float">
            <text:p>25.9862752</text:p>
          </table:table-cell>
          <table:table-cell table:formula="of:=ROUND(([.A1615]-[.A1614])*1000000)/1000" office:value-type="float" office:value="0.094" calcext:value-type="float">
            <text:p>0.094</text:p>
          </table:table-cell>
          <table:table-cell table:formula="of:=IF([.B1615]&gt;1;&quot;SLEEP&quot;;&quot;&quot;)">
            <text:p/>
          </table:table-cell>
          <table:table-cell office:value-type="string" calcext:value-type="string">
            <text:p>0x40</text:p>
          </table:table-cell>
        </table:table-row>
        <table:table-row table:style-name="ro1">
          <table:table-cell office:value-type="float" office:value="25.9863688" calcext:value-type="float">
            <text:p>25.9863688</text:p>
          </table:table-cell>
          <table:table-cell table:formula="of:=ROUND(([.A1616]-[.A1615])*1000000)/1000" office:value-type="float" office:value="0.094" calcext:value-type="float">
            <text:p>0.094</text:p>
          </table:table-cell>
          <table:table-cell table:formula="of:=IF([.B1616]&gt;1;&quot;SLEEP&quot;;&quot;&quot;)">
            <text:p/>
          </table:table-cell>
          <table:table-cell office:value-type="string" calcext:value-type="string">
            <text:p>0x40</text:p>
          </table:table-cell>
        </table:table-row>
        <table:table-row table:style-name="ro1">
          <table:table-cell office:value-type="float" office:value="25.98646256" calcext:value-type="float">
            <text:p>25.98646256</text:p>
          </table:table-cell>
          <table:table-cell table:formula="of:=ROUND(([.A1617]-[.A1616])*1000000)/1000" office:value-type="float" office:value="0.094" calcext:value-type="float">
            <text:p>0.094</text:p>
          </table:table-cell>
          <table:table-cell table:formula="of:=IF([.B1617]&gt;1;&quot;SLEEP&quot;;&quot;&quot;)">
            <text:p/>
          </table:table-cell>
          <table:table-cell office:value-type="string" calcext:value-type="string">
            <text:p>0xA0</text:p>
          </table:table-cell>
        </table:table-row>
        <table:table-row table:style-name="ro1">
          <table:table-cell office:value-type="float" office:value="25.98655616" calcext:value-type="float">
            <text:p>25.98655616</text:p>
          </table:table-cell>
          <table:table-cell table:formula="of:=ROUND(([.A1618]-[.A1617])*1000000)/1000" office:value-type="float" office:value="0.094" calcext:value-type="float">
            <text:p>0.094</text:p>
          </table:table-cell>
          <table:table-cell table:formula="of:=IF([.B161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8664992" calcext:value-type="float">
            <text:p>25.98664992</text:p>
          </table:table-cell>
          <table:table-cell table:formula="of:=ROUND(([.A1619]-[.A1618])*1000000)/1000" office:value-type="float" office:value="0.094" calcext:value-type="float">
            <text:p>0.094</text:p>
          </table:table-cell>
          <table:table-cell table:formula="of:=IF([.B1619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8674352" calcext:value-type="float">
            <text:p>25.98674352</text:p>
          </table:table-cell>
          <table:table-cell table:formula="of:=ROUND(([.A1620]-[.A1619])*1000000)/1000" office:value-type="float" office:value="0.094" calcext:value-type="float">
            <text:p>0.094</text:p>
          </table:table-cell>
          <table:table-cell table:formula="of:=IF([.B162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8683728" calcext:value-type="float">
            <text:p>25.98683728</text:p>
          </table:table-cell>
          <table:table-cell table:formula="of:=ROUND(([.A1621]-[.A1620])*1000000)/1000" office:value-type="float" office:value="0.094" calcext:value-type="float">
            <text:p>0.094</text:p>
          </table:table-cell>
          <table:table-cell table:formula="of:=IF([.B1621]&gt;1;&quot;SLEEP&quot;;&quot;&quot;)">
            <text:p/>
          </table:table-cell>
          <table:table-cell office:value-type="string" calcext:value-type="string">
            <text:p>0xC0</text:p>
          </table:table-cell>
        </table:table-row>
        <table:table-row table:style-name="ro1">
          <table:table-cell office:value-type="float" office:value="25.98693088" calcext:value-type="float">
            <text:p>25.98693088</text:p>
          </table:table-cell>
          <table:table-cell table:formula="of:=ROUND(([.A1622]-[.A1621])*1000000)/1000" office:value-type="float" office:value="0.094" calcext:value-type="float">
            <text:p>0.094</text:p>
          </table:table-cell>
          <table:table-cell table:formula="of:=IF([.B1622]&gt;1;&quot;SLEEP&quot;;&quot;&quot;)">
            <text:p/>
          </table:table-cell>
          <table:table-cell office:value-type="string" calcext:value-type="string">
            <text:p>0x82</text:p>
          </table:table-cell>
        </table:table-row>
        <table:table-row table:style-name="ro1">
          <table:table-cell office:value-type="float" office:value="25.98702448" calcext:value-type="float">
            <text:p>25.98702448</text:p>
          </table:table-cell>
          <table:table-cell table:formula="of:=ROUND(([.A1623]-[.A1622])*1000000)/1000" office:value-type="float" office:value="0.094" calcext:value-type="float">
            <text:p>0.094</text:p>
          </table:table-cell>
          <table:table-cell table:formula="of:=IF([.B1623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98711824" calcext:value-type="float">
            <text:p>25.98711824</text:p>
          </table:table-cell>
          <table:table-cell table:formula="of:=ROUND(([.A1624]-[.A1623])*1000000)/1000" office:value-type="float" office:value="0.094" calcext:value-type="float">
            <text:p>0.094</text:p>
          </table:table-cell>
          <table:table-cell table:formula="of:=IF([.B1624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98721184" calcext:value-type="float">
            <text:p>25.98721184</text:p>
          </table:table-cell>
          <table:table-cell table:formula="of:=ROUND(([.A1625]-[.A1624])*1000000)/1000" office:value-type="float" office:value="0.094" calcext:value-type="float">
            <text:p>0.094</text:p>
          </table:table-cell>
          <table:table-cell table:formula="of:=IF([.B1625]&gt;1;&quot;SLEEP&quot;;&quot;&quot;)">
            <text:p/>
          </table:table-cell>
          <table:table-cell office:value-type="string" calcext:value-type="string">
            <text:p>0x48</text:p>
          </table:table-cell>
        </table:table-row>
        <table:table-row table:style-name="ro1">
          <table:table-cell office:value-type="float" office:value="25.9873056" calcext:value-type="float">
            <text:p>25.9873056</text:p>
          </table:table-cell>
          <table:table-cell table:formula="of:=ROUND(([.A1626]-[.A1625])*1000000)/1000" office:value-type="float" office:value="0.094" calcext:value-type="float">
            <text:p>0.094</text:p>
          </table:table-cell>
          <table:table-cell table:formula="of:=IF([.B1626]&gt;1;&quot;SLEEP&quot;;&quot;&quot;)">
            <text:p/>
          </table:table-cell>
          <table:table-cell office:value-type="string" calcext:value-type="string">
            <text:p>0x3A</text:p>
          </table:table-cell>
        </table:table-row>
        <table:table-row table:style-name="ro1">
          <table:table-cell office:value-type="float" office:value="25.9873992" calcext:value-type="float">
            <text:p>25.9873992</text:p>
          </table:table-cell>
          <table:table-cell table:formula="of:=ROUND(([.A1627]-[.A1626])*1000000)/1000" office:value-type="float" office:value="0.094" calcext:value-type="float">
            <text:p>0.094</text:p>
          </table:table-cell>
          <table:table-cell table:formula="of:=IF([.B1627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9874928" calcext:value-type="float">
            <text:p>25.9874928</text:p>
          </table:table-cell>
          <table:table-cell table:formula="of:=ROUND(([.A1628]-[.A1627])*1000000)/1000" office:value-type="float" office:value="0.094" calcext:value-type="float">
            <text:p>0.094</text:p>
          </table:table-cell>
          <table:table-cell table:formula="of:=IF([.B1628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9875864" calcext:value-type="float">
            <text:p>25.9875864</text:p>
          </table:table-cell>
          <table:table-cell table:formula="of:=ROUND(([.A1629]-[.A1628])*1000000)/1000" office:value-type="float" office:value="0.094" calcext:value-type="float">
            <text:p>0.094</text:p>
          </table:table-cell>
          <table:table-cell table:formula="of:=IF([.B1629]&gt;1;&quot;SLEEP&quot;;&quot;&quot;)">
            <text:p/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office:value-type="float" office:value="25.9885528" calcext:value-type="float">
            <text:p>25.9885528</text:p>
          </table:table-cell>
          <table:table-cell table:formula="of:=ROUND(([.A1630]-[.A1629])*1000000)/1000" office:value-type="float" office:value="0.966" calcext:value-type="float">
            <text:p>0.966</text:p>
          </table:table-cell>
          <table:table-cell table:formula="of:=IF([.B1630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5.98864656" calcext:value-type="float">
            <text:p>25.98864656</text:p>
          </table:table-cell>
          <table:table-cell table:formula="of:=ROUND(([.A1631]-[.A1630])*1000000)/1000" office:value-type="float" office:value="0.094" calcext:value-type="float">
            <text:p>0.094</text:p>
          </table:table-cell>
          <table:table-cell table:formula="of:=IF([.B1631]&gt;1;&quot;SLEEP&quot;;&quot;&quot;)">
            <text:p/>
          </table:table-cell>
          <table:table-cell office:value-type="string" calcext:value-type="string">
            <text:p>0x50</text:p>
          </table:table-cell>
        </table:table-row>
        <table:table-row table:style-name="ro1">
          <table:table-cell office:value-type="float" office:value="25.98874016" calcext:value-type="float">
            <text:p>25.98874016</text:p>
          </table:table-cell>
          <table:table-cell table:formula="of:=ROUND(([.A1632]-[.A1631])*1000000)/1000" office:value-type="float" office:value="0.094" calcext:value-type="float">
            <text:p>0.094</text:p>
          </table:table-cell>
          <table:table-cell table:formula="of:=IF([.B163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8883392" calcext:value-type="float">
            <text:p>25.98883392</text:p>
          </table:table-cell>
          <table:table-cell table:formula="of:=ROUND(([.A1633]-[.A1632])*1000000)/1000" office:value-type="float" office:value="0.094" calcext:value-type="float">
            <text:p>0.094</text:p>
          </table:table-cell>
          <table:table-cell table:formula="of:=IF([.B1633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98892752" calcext:value-type="float">
            <text:p>25.98892752</text:p>
          </table:table-cell>
          <table:table-cell table:formula="of:=ROUND(([.A1634]-[.A1633])*1000000)/1000" office:value-type="float" office:value="0.094" calcext:value-type="float">
            <text:p>0.094</text:p>
          </table:table-cell>
          <table:table-cell table:formula="of:=IF([.B163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8902112" calcext:value-type="float">
            <text:p>25.98902112</text:p>
          </table:table-cell>
          <table:table-cell table:formula="of:=ROUND(([.A1635]-[.A1634])*1000000)/1000" office:value-type="float" office:value="0.094" calcext:value-type="float">
            <text:p>0.094</text:p>
          </table:table-cell>
          <table:table-cell table:formula="of:=IF([.B163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8911488" calcext:value-type="float">
            <text:p>25.98911488</text:p>
          </table:table-cell>
          <table:table-cell table:formula="of:=ROUND(([.A1636]-[.A1635])*1000000)/1000" office:value-type="float" office:value="0.094" calcext:value-type="float">
            <text:p>0.094</text:p>
          </table:table-cell>
          <table:table-cell table:formula="of:=IF([.B1636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98920848" calcext:value-type="float">
            <text:p>25.98920848</text:p>
          </table:table-cell>
          <table:table-cell table:formula="of:=ROUND(([.A1637]-[.A1636])*1000000)/1000" office:value-type="float" office:value="0.094" calcext:value-type="float">
            <text:p>0.094</text:p>
          </table:table-cell>
          <table:table-cell table:formula="of:=IF([.B1637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5.98930224" calcext:value-type="float">
            <text:p>25.98930224</text:p>
          </table:table-cell>
          <table:table-cell table:formula="of:=ROUND(([.A1638]-[.A1637])*1000000)/1000" office:value-type="float" office:value="0.094" calcext:value-type="float">
            <text:p>0.094</text:p>
          </table:table-cell>
          <table:table-cell table:formula="of:=IF([.B163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8939584" calcext:value-type="float">
            <text:p>25.98939584</text:p>
          </table:table-cell>
          <table:table-cell table:formula="of:=ROUND(([.A1639]-[.A1638])*1000000)/1000" office:value-type="float" office:value="0.094" calcext:value-type="float">
            <text:p>0.094</text:p>
          </table:table-cell>
          <table:table-cell table:formula="of:=IF([.B163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894896" calcext:value-type="float">
            <text:p>25.9894896</text:p>
          </table:table-cell>
          <table:table-cell table:formula="of:=ROUND(([.A1640]-[.A1639])*1000000)/1000" office:value-type="float" office:value="0.094" calcext:value-type="float">
            <text:p>0.094</text:p>
          </table:table-cell>
          <table:table-cell table:formula="of:=IF([.B1640]&gt;1;&quot;SLEEP&quot;;&quot;&quot;)">
            <text:p/>
          </table:table-cell>
          <table:table-cell office:value-type="string" calcext:value-type="string">
            <text:p>0x86</text:p>
          </table:table-cell>
        </table:table-row>
        <table:table-row table:style-name="ro1">
          <table:table-cell office:value-type="float" office:value="25.9895832" calcext:value-type="float">
            <text:p>25.9895832</text:p>
          </table:table-cell>
          <table:table-cell table:formula="of:=ROUND(([.A1641]-[.A1640])*1000000)/1000" office:value-type="float" office:value="0.094" calcext:value-type="float">
            <text:p>0.094</text:p>
          </table:table-cell>
          <table:table-cell table:formula="of:=IF([.B1641]&gt;1;&quot;SLEEP&quot;;&quot;&quot;)">
            <text:p/>
          </table:table-cell>
          <table:table-cell office:value-type="string" calcext:value-type="string">
            <text:p>0xA0</text:p>
          </table:table-cell>
        </table:table-row>
        <table:table-row table:style-name="ro1">
          <table:table-cell office:value-type="float" office:value="25.98967696" calcext:value-type="float">
            <text:p>25.98967696</text:p>
          </table:table-cell>
          <table:table-cell table:formula="of:=ROUND(([.A1642]-[.A1641])*1000000)/1000" office:value-type="float" office:value="0.094" calcext:value-type="float">
            <text:p>0.094</text:p>
          </table:table-cell>
          <table:table-cell table:formula="of:=IF([.B1642]&gt;1;&quot;SLEEP&quot;;&quot;&quot;)">
            <text:p/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float" office:value="25.98977056" calcext:value-type="float">
            <text:p>25.98977056</text:p>
          </table:table-cell>
          <table:table-cell table:formula="of:=ROUND(([.A1643]-[.A1642])*1000000)/1000" office:value-type="float" office:value="0.094" calcext:value-type="float">
            <text:p>0.094</text:p>
          </table:table-cell>
          <table:table-cell table:formula="of:=IF([.B164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8986432" calcext:value-type="float">
            <text:p>25.98986432</text:p>
          </table:table-cell>
          <table:table-cell table:formula="of:=ROUND(([.A1644]-[.A1643])*1000000)/1000" office:value-type="float" office:value="0.094" calcext:value-type="float">
            <text:p>0.094</text:p>
          </table:table-cell>
          <table:table-cell table:formula="of:=IF([.B1644]&gt;1;&quot;SLEEP&quot;;&quot;&quot;)">
            <text:p/>
          </table:table-cell>
          <table:table-cell office:value-type="string" calcext:value-type="string">
            <text:p>0x40</text:p>
          </table:table-cell>
        </table:table-row>
        <table:table-row table:style-name="ro1">
          <table:table-cell office:value-type="float" office:value="25.98995792" calcext:value-type="float">
            <text:p>25.98995792</text:p>
          </table:table-cell>
          <table:table-cell table:formula="of:=ROUND(([.A1645]-[.A1644])*1000000)/1000" office:value-type="float" office:value="0.094" calcext:value-type="float">
            <text:p>0.094</text:p>
          </table:table-cell>
          <table:table-cell table:formula="of:=IF([.B1645]&gt;1;&quot;SLEEP&quot;;&quot;&quot;)">
            <text:p/>
          </table:table-cell>
          <table:table-cell office:value-type="string" calcext:value-type="string">
            <text:p>0x47</text:p>
          </table:table-cell>
        </table:table-row>
        <table:table-row table:style-name="ro1">
          <table:table-cell office:value-type="float" office:value="25.99005152" calcext:value-type="float">
            <text:p>25.99005152</text:p>
          </table:table-cell>
          <table:table-cell table:formula="of:=ROUND(([.A1646]-[.A1645])*1000000)/1000" office:value-type="float" office:value="0.094" calcext:value-type="float">
            <text:p>0.094</text:p>
          </table:table-cell>
          <table:table-cell table:formula="of:=IF([.B1646]&gt;1;&quot;SLEEP&quot;;&quot;&quot;)">
            <text:p/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float" office:value="25.99014528" calcext:value-type="float">
            <text:p>25.99014528</text:p>
          </table:table-cell>
          <table:table-cell table:formula="of:=ROUND(([.A1647]-[.A1646])*1000000)/1000" office:value-type="float" office:value="0.094" calcext:value-type="float">
            <text:p>0.094</text:p>
          </table:table-cell>
          <table:table-cell table:formula="of:=IF([.B164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9023888" calcext:value-type="float">
            <text:p>25.99023888</text:p>
          </table:table-cell>
          <table:table-cell table:formula="of:=ROUND(([.A1648]-[.A1647])*1000000)/1000" office:value-type="float" office:value="0.094" calcext:value-type="float">
            <text:p>0.094</text:p>
          </table:table-cell>
          <table:table-cell table:formula="of:=IF([.B1648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9033264" calcext:value-type="float">
            <text:p>25.99033264</text:p>
          </table:table-cell>
          <table:table-cell table:formula="of:=ROUND(([.A1649]-[.A1648])*1000000)/1000" office:value-type="float" office:value="0.094" calcext:value-type="float">
            <text:p>0.094</text:p>
          </table:table-cell>
          <table:table-cell table:formula="of:=IF([.B164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9042624" calcext:value-type="float">
            <text:p>25.99042624</text:p>
          </table:table-cell>
          <table:table-cell table:formula="of:=ROUND(([.A1650]-[.A1649])*1000000)/1000" office:value-type="float" office:value="0.094" calcext:value-type="float">
            <text:p>0.094</text:p>
          </table:table-cell>
          <table:table-cell table:formula="of:=IF([.B1650]&gt;1;&quot;SLEEP&quot;;&quot;&quot;)">
            <text:p/>
          </table:table-cell>
          <table:table-cell office:value-type="string" calcext:value-type="string">
            <text:p>0xC0</text:p>
          </table:table-cell>
        </table:table-row>
        <table:table-row table:style-name="ro1">
          <table:table-cell office:value-type="float" office:value="25.99052" calcext:value-type="float">
            <text:p>25.99052</text:p>
          </table:table-cell>
          <table:table-cell table:formula="of:=ROUND(([.A1651]-[.A1650])*1000000)/1000" office:value-type="float" office:value="0.094" calcext:value-type="float">
            <text:p>0.094</text:p>
          </table:table-cell>
          <table:table-cell table:formula="of:=IF([.B1651]&gt;1;&quot;SLEEP&quot;;&quot;&quot;)">
            <text:p/>
          </table:table-cell>
          <table:table-cell office:value-type="string" calcext:value-type="string">
            <text:p>0x83</text:p>
          </table:table-cell>
        </table:table-row>
        <table:table-row table:style-name="ro1">
          <table:table-cell office:value-type="float" office:value="25.9906136" calcext:value-type="float">
            <text:p>25.9906136</text:p>
          </table:table-cell>
          <table:table-cell table:formula="of:=ROUND(([.A1652]-[.A1651])*1000000)/1000" office:value-type="float" office:value="0.094" calcext:value-type="float">
            <text:p>0.094</text:p>
          </table:table-cell>
          <table:table-cell table:formula="of:=IF([.B1652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9907072" calcext:value-type="float">
            <text:p>25.9907072</text:p>
          </table:table-cell>
          <table:table-cell table:formula="of:=ROUND(([.A1653]-[.A1652])*1000000)/1000" office:value-type="float" office:value="0.094" calcext:value-type="float">
            <text:p>0.094</text:p>
          </table:table-cell>
          <table:table-cell table:formula="of:=IF([.B1653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9908008" calcext:value-type="float">
            <text:p>25.9908008</text:p>
          </table:table-cell>
          <table:table-cell table:formula="of:=ROUND(([.A1654]-[.A1653])*1000000)/1000" office:value-type="float" office:value="0.094" calcext:value-type="float">
            <text:p>0.094</text:p>
          </table:table-cell>
          <table:table-cell table:formula="of:=IF([.B1654]&gt;1;&quot;SLEEP&quot;;&quot;&quot;)">
            <text:p/>
          </table:table-cell>
          <table:table-cell office:value-type="string" calcext:value-type="string">
            <text:p>0x3D</text:p>
          </table:table-cell>
        </table:table-row>
        <table:table-row table:style-name="ro1">
          <table:table-cell office:value-type="float" office:value="25.99089456" calcext:value-type="float">
            <text:p>25.99089456</text:p>
          </table:table-cell>
          <table:table-cell table:formula="of:=ROUND(([.A1655]-[.A1654])*1000000)/1000" office:value-type="float" office:value="0.094" calcext:value-type="float">
            <text:p>0.094</text:p>
          </table:table-cell>
          <table:table-cell table:formula="of:=IF([.B1655]&gt;1;&quot;SLEEP&quot;;&quot;&quot;)">
            <text:p/>
          </table:table-cell>
          <table:table-cell office:value-type="string" calcext:value-type="string">
            <text:p>0x1E</text:p>
          </table:table-cell>
        </table:table-row>
        <table:table-row table:style-name="ro1">
          <table:table-cell office:value-type="float" office:value="25.99098816" calcext:value-type="float">
            <text:p>25.99098816</text:p>
          </table:table-cell>
          <table:table-cell table:formula="of:=ROUND(([.A1656]-[.A1655])*1000000)/1000" office:value-type="float" office:value="0.094" calcext:value-type="float">
            <text:p>0.094</text:p>
          </table:table-cell>
          <table:table-cell table:formula="of:=IF([.B1656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5.99108192" calcext:value-type="float">
            <text:p>25.99108192</text:p>
          </table:table-cell>
          <table:table-cell table:formula="of:=ROUND(([.A1657]-[.A1656])*1000000)/1000" office:value-type="float" office:value="0.094" calcext:value-type="float">
            <text:p>0.094</text:p>
          </table:table-cell>
          <table:table-cell table:formula="of:=IF([.B1657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9117552" calcext:value-type="float">
            <text:p>25.99117552</text:p>
          </table:table-cell>
          <table:table-cell table:formula="of:=ROUND(([.A1658]-[.A1657])*1000000)/1000" office:value-type="float" office:value="0.094" calcext:value-type="float">
            <text:p>0.094</text:p>
          </table:table-cell>
          <table:table-cell table:formula="of:=IF([.B1658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5.99126928" calcext:value-type="float">
            <text:p>25.99126928</text:p>
          </table:table-cell>
          <table:table-cell table:formula="of:=ROUND(([.A1659]-[.A1658])*1000000)/1000" office:value-type="float" office:value="0.094" calcext:value-type="float">
            <text:p>0.094</text:p>
          </table:table-cell>
          <table:table-cell table:formula="of:=IF([.B1659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99136288" calcext:value-type="float">
            <text:p>25.99136288</text:p>
          </table:table-cell>
          <table:table-cell table:formula="of:=ROUND(([.A1660]-[.A1659])*1000000)/1000" office:value-type="float" office:value="0.094" calcext:value-type="float">
            <text:p>0.094</text:p>
          </table:table-cell>
          <table:table-cell table:formula="of:=IF([.B1660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99145648" calcext:value-type="float">
            <text:p>25.99145648</text:p>
          </table:table-cell>
          <table:table-cell table:formula="of:=ROUND(([.A1661]-[.A1660])*1000000)/1000" office:value-type="float" office:value="0.094" calcext:value-type="float">
            <text:p>0.094</text:p>
          </table:table-cell>
          <table:table-cell table:formula="of:=IF([.B1661]&gt;1;&quot;SLEEP&quot;;&quot;&quot;)">
            <text:p/>
          </table:table-cell>
          <table:table-cell office:value-type="string" calcext:value-type="string">
            <text:p>0x44</text:p>
          </table:table-cell>
        </table:table-row>
        <table:table-row table:style-name="ro1">
          <table:table-cell office:value-type="float" office:value="25.99242336" calcext:value-type="float">
            <text:p>25.99242336</text:p>
          </table:table-cell>
          <table:table-cell table:formula="of:=ROUND(([.A1662]-[.A1661])*1000000)/1000" office:value-type="float" office:value="0.967" calcext:value-type="float">
            <text:p>0.967</text:p>
          </table:table-cell>
          <table:table-cell table:formula="of:=IF([.B1662]&gt;1;&quot;SLEEP&quot;;&quot;&quot;)">
            <text:p/>
          </table:table-cell>
          <table:table-cell office:value-type="string" calcext:value-type="string">
            <text:p>0x46</text:p>
          </table:table-cell>
        </table:table-row>
        <table:table-row table:style-name="ro1">
          <table:table-cell office:value-type="float" office:value="25.99251696" calcext:value-type="float">
            <text:p>25.99251696</text:p>
          </table:table-cell>
          <table:table-cell table:formula="of:=ROUND(([.A1663]-[.A1662])*1000000)/1000" office:value-type="float" office:value="0.094" calcext:value-type="float">
            <text:p>0.094</text:p>
          </table:table-cell>
          <table:table-cell table:formula="of:=IF([.B1663]&gt;1;&quot;SLEEP&quot;;&quot;&quot;)">
            <text:p/>
          </table:table-cell>
          <table:table-cell office:value-type="string" calcext:value-type="string">
            <text:p>0x26</text:p>
          </table:table-cell>
        </table:table-row>
        <table:table-row table:style-name="ro1">
          <table:table-cell office:value-type="float" office:value="25.99261056" calcext:value-type="float">
            <text:p>25.99261056</text:p>
          </table:table-cell>
          <table:table-cell table:formula="of:=ROUND(([.A1664]-[.A1663])*1000000)/1000" office:value-type="float" office:value="0.094" calcext:value-type="float">
            <text:p>0.094</text:p>
          </table:table-cell>
          <table:table-cell table:formula="of:=IF([.B1664]&gt;1;&quot;SLEEP&quot;;&quot;&quot;)">
            <text:p/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float" office:value="25.99270432" calcext:value-type="float">
            <text:p>25.99270432</text:p>
          </table:table-cell>
          <table:table-cell table:formula="of:=ROUND(([.A1665]-[.A1664])*1000000)/1000" office:value-type="float" office:value="0.094" calcext:value-type="float">
            <text:p>0.094</text:p>
          </table:table-cell>
          <table:table-cell table:formula="of:=IF([.B1665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5.99279792" calcext:value-type="float">
            <text:p>25.99279792</text:p>
          </table:table-cell>
          <table:table-cell table:formula="of:=ROUND(([.A1666]-[.A1665])*1000000)/1000" office:value-type="float" office:value="0.094" calcext:value-type="float">
            <text:p>0.094</text:p>
          </table:table-cell>
          <table:table-cell table:formula="of:=IF([.B1666]&gt;1;&quot;SLEEP&quot;;&quot;&quot;)">
            <text:p/>
          </table:table-cell>
          <table:table-cell office:value-type="string" calcext:value-type="string">
            <text:p>0xCB</text:p>
          </table:table-cell>
        </table:table-row>
        <table:table-row table:style-name="ro1">
          <table:table-cell office:value-type="float" office:value="25.99289152" calcext:value-type="float">
            <text:p>25.99289152</text:p>
          </table:table-cell>
          <table:table-cell table:formula="of:=ROUND(([.A1667]-[.A1666])*1000000)/1000" office:value-type="float" office:value="0.094" calcext:value-type="float">
            <text:p>0.094</text:p>
          </table:table-cell>
          <table:table-cell table:formula="of:=IF([.B166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9298528" calcext:value-type="float">
            <text:p>25.99298528</text:p>
          </table:table-cell>
          <table:table-cell table:formula="of:=ROUND(([.A1668]-[.A1667])*1000000)/1000" office:value-type="float" office:value="0.094" calcext:value-type="float">
            <text:p>0.094</text:p>
          </table:table-cell>
          <table:table-cell table:formula="of:=IF([.B1668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5.99307888" calcext:value-type="float">
            <text:p>25.99307888</text:p>
          </table:table-cell>
          <table:table-cell table:formula="of:=ROUND(([.A1669]-[.A1668])*1000000)/1000" office:value-type="float" office:value="0.094" calcext:value-type="float">
            <text:p>0.094</text:p>
          </table:table-cell>
          <table:table-cell table:formula="of:=IF([.B1669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99317248" calcext:value-type="float">
            <text:p>25.99317248</text:p>
          </table:table-cell>
          <table:table-cell table:formula="of:=ROUND(([.A1670]-[.A1669])*1000000)/1000" office:value-type="float" office:value="0.094" calcext:value-type="float">
            <text:p>0.094</text:p>
          </table:table-cell>
          <table:table-cell table:formula="of:=IF([.B1670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5.99326624" calcext:value-type="float">
            <text:p>25.99326624</text:p>
          </table:table-cell>
          <table:table-cell table:formula="of:=ROUND(([.A1671]-[.A1670])*1000000)/1000" office:value-type="float" office:value="0.094" calcext:value-type="float">
            <text:p>0.094</text:p>
          </table:table-cell>
          <table:table-cell table:formula="of:=IF([.B1671]&gt;1;&quot;SLEEP&quot;;&quot;&quot;)">
            <text:p/>
          </table:table-cell>
          <table:table-cell office:value-type="string" calcext:value-type="string">
            <text:p>0x40</text:p>
          </table:table-cell>
        </table:table-row>
        <table:table-row table:style-name="ro1">
          <table:table-cell office:value-type="float" office:value="25.99335984" calcext:value-type="float">
            <text:p>25.99335984</text:p>
          </table:table-cell>
          <table:table-cell table:formula="of:=ROUND(([.A1672]-[.A1671])*1000000)/1000" office:value-type="float" office:value="0.094" calcext:value-type="float">
            <text:p>0.094</text:p>
          </table:table-cell>
          <table:table-cell table:formula="of:=IF([.B1672]&gt;1;&quot;SLEEP&quot;;&quot;&quot;)">
            <text:p/>
          </table:table-cell>
          <table:table-cell office:value-type="string" calcext:value-type="string">
            <text:p>0x83</text:p>
          </table:table-cell>
        </table:table-row>
        <table:table-row table:style-name="ro1">
          <table:table-cell office:value-type="float" office:value="25.9934536" calcext:value-type="float">
            <text:p>25.9934536</text:p>
          </table:table-cell>
          <table:table-cell table:formula="of:=ROUND(([.A1673]-[.A1672])*1000000)/1000" office:value-type="float" office:value="0.094" calcext:value-type="float">
            <text:p>0.094</text:p>
          </table:table-cell>
          <table:table-cell table:formula="of:=IF([.B1673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5.9935472" calcext:value-type="float">
            <text:p>25.9935472</text:p>
          </table:table-cell>
          <table:table-cell table:formula="of:=ROUND(([.A1674]-[.A1673])*1000000)/1000" office:value-type="float" office:value="0.094" calcext:value-type="float">
            <text:p>0.094</text:p>
          </table:table-cell>
          <table:table-cell table:formula="of:=IF([.B167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9364096" calcext:value-type="float">
            <text:p>25.99364096</text:p>
          </table:table-cell>
          <table:table-cell table:formula="of:=ROUND(([.A1675]-[.A1674])*1000000)/1000" office:value-type="float" office:value="0.094" calcext:value-type="float">
            <text:p>0.094</text:p>
          </table:table-cell>
          <table:table-cell table:formula="of:=IF([.B1675]&gt;1;&quot;SLEEP&quot;;&quot;&quot;)">
            <text:p/>
          </table:table-cell>
          <table:table-cell office:value-type="string" calcext:value-type="string">
            <text:p>0x28</text:p>
          </table:table-cell>
        </table:table-row>
        <table:table-row table:style-name="ro1">
          <table:table-cell office:value-type="float" office:value="25.99373456" calcext:value-type="float">
            <text:p>25.99373456</text:p>
          </table:table-cell>
          <table:table-cell table:formula="of:=ROUND(([.A1676]-[.A1675])*1000000)/1000" office:value-type="float" office:value="0.094" calcext:value-type="float">
            <text:p>0.094</text:p>
          </table:table-cell>
          <table:table-cell table:formula="of:=IF([.B1676]&gt;1;&quot;SLEEP&quot;;&quot;&quot;)">
            <text:p/>
          </table:table-cell>
          <table:table-cell office:value-type="string" calcext:value-type="string">
            <text:p>0x21</text:p>
          </table:table-cell>
        </table:table-row>
        <table:table-row table:style-name="ro1">
          <table:table-cell office:value-type="float" office:value="25.99382832" calcext:value-type="float">
            <text:p>25.99382832</text:p>
          </table:table-cell>
          <table:table-cell table:formula="of:=ROUND(([.A1677]-[.A1676])*1000000)/1000" office:value-type="float" office:value="0.094" calcext:value-type="float">
            <text:p>0.094</text:p>
          </table:table-cell>
          <table:table-cell table:formula="of:=IF([.B1677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9392192" calcext:value-type="float">
            <text:p>25.99392192</text:p>
          </table:table-cell>
          <table:table-cell table:formula="of:=ROUND(([.A1678]-[.A1677])*1000000)/1000" office:value-type="float" office:value="0.094" calcext:value-type="float">
            <text:p>0.094</text:p>
          </table:table-cell>
          <table:table-cell table:formula="of:=IF([.B1678]&gt;1;&quot;SLEEP&quot;;&quot;&quot;)">
            <text:p/>
          </table:table-cell>
          <table:table-cell office:value-type="string" calcext:value-type="string">
            <text:p>0xCA</text:p>
          </table:table-cell>
        </table:table-row>
        <table:table-row table:style-name="ro1">
          <table:table-cell office:value-type="float" office:value="25.99401552" calcext:value-type="float">
            <text:p>25.99401552</text:p>
          </table:table-cell>
          <table:table-cell table:formula="of:=ROUND(([.A1679]-[.A1678])*1000000)/1000" office:value-type="float" office:value="0.094" calcext:value-type="float">
            <text:p>0.094</text:p>
          </table:table-cell>
          <table:table-cell table:formula="of:=IF([.B1679]&gt;1;&quot;SLEEP&quot;;&quot;&quot;)">
            <text:p/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float" office:value="25.99410928" calcext:value-type="float">
            <text:p>25.99410928</text:p>
          </table:table-cell>
          <table:table-cell table:formula="of:=ROUND(([.A1680]-[.A1679])*1000000)/1000" office:value-type="float" office:value="0.094" calcext:value-type="float">
            <text:p>0.094</text:p>
          </table:table-cell>
          <table:table-cell table:formula="of:=IF([.B168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9420288" calcext:value-type="float">
            <text:p>25.99420288</text:p>
          </table:table-cell>
          <table:table-cell table:formula="of:=ROUND(([.A1681]-[.A1680])*1000000)/1000" office:value-type="float" office:value="0.094" calcext:value-type="float">
            <text:p>0.094</text:p>
          </table:table-cell>
          <table:table-cell table:formula="of:=IF([.B1681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5.99429648" calcext:value-type="float">
            <text:p>25.99429648</text:p>
          </table:table-cell>
          <table:table-cell table:formula="of:=ROUND(([.A1682]-[.A1681])*1000000)/1000" office:value-type="float" office:value="0.094" calcext:value-type="float">
            <text:p>0.094</text:p>
          </table:table-cell>
          <table:table-cell table:formula="of:=IF([.B1682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5.99439024" calcext:value-type="float">
            <text:p>25.99439024</text:p>
          </table:table-cell>
          <table:table-cell table:formula="of:=ROUND(([.A1683]-[.A1682])*1000000)/1000" office:value-type="float" office:value="0.094" calcext:value-type="float">
            <text:p>0.094</text:p>
          </table:table-cell>
          <table:table-cell table:formula="of:=IF([.B168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9448384" calcext:value-type="float">
            <text:p>25.99448384</text:p>
          </table:table-cell>
          <table:table-cell table:formula="of:=ROUND(([.A1684]-[.A1683])*1000000)/1000" office:value-type="float" office:value="0.094" calcext:value-type="float">
            <text:p>0.094</text:p>
          </table:table-cell>
          <table:table-cell table:formula="of:=IF([.B1684]&gt;1;&quot;SLEEP&quot;;&quot;&quot;)">
            <text:p/>
          </table:table-cell>
          <table:table-cell office:value-type="string" calcext:value-type="string">
            <text:p>0x81</text:p>
          </table:table-cell>
        </table:table-row>
        <table:table-row table:style-name="ro1">
          <table:table-cell office:value-type="float" office:value="25.9945776" calcext:value-type="float">
            <text:p>25.9945776</text:p>
          </table:table-cell>
          <table:table-cell table:formula="of:=ROUND(([.A1685]-[.A1684])*1000000)/1000" office:value-type="float" office:value="0.094" calcext:value-type="float">
            <text:p>0.094</text:p>
          </table:table-cell>
          <table:table-cell table:formula="of:=IF([.B1685]&gt;1;&quot;SLEEP&quot;;&quot;&quot;)">
            <text:p/>
          </table:table-cell>
          <table:table-cell office:value-type="string" calcext:value-type="string">
            <text:p>0x0C</text:p>
          </table:table-cell>
        </table:table-row>
        <table:table-row table:style-name="ro1">
          <table:table-cell office:value-type="float" office:value="25.9946712" calcext:value-type="float">
            <text:p>25.9946712</text:p>
          </table:table-cell>
          <table:table-cell table:formula="of:=ROUND(([.A1686]-[.A1685])*1000000)/1000" office:value-type="float" office:value="0.094" calcext:value-type="float">
            <text:p>0.094</text:p>
          </table:table-cell>
          <table:table-cell table:formula="of:=IF([.B1686]&gt;1;&quot;SLEEP&quot;;&quot;&quot;)">
            <text:p/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float" office:value="25.9947648" calcext:value-type="float">
            <text:p>25.9947648</text:p>
          </table:table-cell>
          <table:table-cell table:formula="of:=ROUND(([.A1687]-[.A1686])*1000000)/1000" office:value-type="float" office:value="0.094" calcext:value-type="float">
            <text:p>0.094</text:p>
          </table:table-cell>
          <table:table-cell table:formula="of:=IF([.B1687]&gt;1;&quot;SLEEP&quot;;&quot;&quot;)">
            <text:p/>
          </table:table-cell>
          <table:table-cell office:value-type="string" calcext:value-type="string">
            <text:p>0x2C</text:p>
          </table:table-cell>
        </table:table-row>
        <table:table-row table:style-name="ro1">
          <table:table-cell office:value-type="float" office:value="25.99485856" calcext:value-type="float">
            <text:p>25.99485856</text:p>
          </table:table-cell>
          <table:table-cell table:formula="of:=ROUND(([.A1688]-[.A1687])*1000000)/1000" office:value-type="float" office:value="0.094" calcext:value-type="float">
            <text:p>0.094</text:p>
          </table:table-cell>
          <table:table-cell table:formula="of:=IF([.B1688]&gt;1;&quot;SLEEP&quot;;&quot;&quot;)">
            <text:p/>
          </table:table-cell>
          <table:table-cell office:value-type="string" calcext:value-type="string">
            <text:p>0x09</text:p>
          </table:table-cell>
        </table:table-row>
        <table:table-row table:style-name="ro1">
          <table:table-cell office:value-type="float" office:value="25.99495216" calcext:value-type="float">
            <text:p>25.99495216</text:p>
          </table:table-cell>
          <table:table-cell table:formula="of:=ROUND(([.A1689]-[.A1688])*1000000)/1000" office:value-type="float" office:value="0.094" calcext:value-type="float">
            <text:p>0.094</text:p>
          </table:table-cell>
          <table:table-cell table:formula="of:=IF([.B1689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5.99504592" calcext:value-type="float">
            <text:p>25.99504592</text:p>
          </table:table-cell>
          <table:table-cell table:formula="of:=ROUND(([.A1690]-[.A1689])*1000000)/1000" office:value-type="float" office:value="0.094" calcext:value-type="float">
            <text:p>0.094</text:p>
          </table:table-cell>
          <table:table-cell table:formula="of:=IF([.B1690]&gt;1;&quot;SLEEP&quot;;&quot;&quot;)">
            <text:p/>
          </table:table-cell>
          <table:table-cell office:value-type="string" calcext:value-type="string">
            <text:p>0xCA</text:p>
          </table:table-cell>
        </table:table-row>
        <table:table-row table:style-name="ro1">
          <table:table-cell office:value-type="float" office:value="25.99513952" calcext:value-type="float">
            <text:p>25.99513952</text:p>
          </table:table-cell>
          <table:table-cell table:formula="of:=ROUND(([.A1691]-[.A1690])*1000000)/1000" office:value-type="float" office:value="0.094" calcext:value-type="float">
            <text:p>0.094</text:p>
          </table:table-cell>
          <table:table-cell table:formula="of:=IF([.B1691]&gt;1;&quot;SLEEP&quot;;&quot;&quot;)">
            <text:p/>
          </table:table-cell>
          <table:table-cell office:value-type="string" calcext:value-type="string">
            <text:p>0x21</text:p>
          </table:table-cell>
        </table:table-row>
        <table:table-row table:style-name="ro1">
          <table:table-cell office:value-type="float" office:value="25.99523312" calcext:value-type="float">
            <text:p>25.99523312</text:p>
          </table:table-cell>
          <table:table-cell table:formula="of:=ROUND(([.A1692]-[.A1691])*1000000)/1000" office:value-type="float" office:value="0.094" calcext:value-type="float">
            <text:p>0.094</text:p>
          </table:table-cell>
          <table:table-cell table:formula="of:=IF([.B169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9532688" calcext:value-type="float">
            <text:p>25.99532688</text:p>
          </table:table-cell>
          <table:table-cell table:formula="of:=ROUND(([.A1693]-[.A1692])*1000000)/1000" office:value-type="float" office:value="0.094" calcext:value-type="float">
            <text:p>0.094</text:p>
          </table:table-cell>
          <table:table-cell table:formula="of:=IF([.B169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9629104" calcext:value-type="float">
            <text:p>25.99629104</text:p>
          </table:table-cell>
          <table:table-cell table:formula="of:=ROUND(([.A1694]-[.A1693])*1000000)/1000" office:value-type="float" office:value="0.964" calcext:value-type="float">
            <text:p>0.964</text:p>
          </table:table-cell>
          <table:table-cell table:formula="of:=IF([.B1694]&gt;1;&quot;SLEEP&quot;;&quot;&quot;)">
            <text:p/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float" office:value="25.9963848" calcext:value-type="float">
            <text:p>25.9963848</text:p>
          </table:table-cell>
          <table:table-cell table:formula="of:=ROUND(([.A1695]-[.A1694])*1000000)/1000" office:value-type="float" office:value="0.094" calcext:value-type="float">
            <text:p>0.094</text:p>
          </table:table-cell>
          <table:table-cell table:formula="of:=IF([.B1695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5.9964784" calcext:value-type="float">
            <text:p>25.9964784</text:p>
          </table:table-cell>
          <table:table-cell table:formula="of:=ROUND(([.A1696]-[.A1695])*1000000)/1000" office:value-type="float" office:value="0.094" calcext:value-type="float">
            <text:p>0.094</text:p>
          </table:table-cell>
          <table:table-cell table:formula="of:=IF([.B1696]&gt;1;&quot;SLEEP&quot;;&quot;&quot;)">
            <text:p/>
          </table:table-cell>
          <table:table-cell office:value-type="string" calcext:value-type="string">
            <text:p>0x50</text:p>
          </table:table-cell>
        </table:table-row>
        <table:table-row table:style-name="ro1">
          <table:table-cell office:value-type="float" office:value="25.99657216" calcext:value-type="float">
            <text:p>25.99657216</text:p>
          </table:table-cell>
          <table:table-cell table:formula="of:=ROUND(([.A1697]-[.A1696])*1000000)/1000" office:value-type="float" office:value="0.094" calcext:value-type="float">
            <text:p>0.094</text:p>
          </table:table-cell>
          <table:table-cell table:formula="of:=IF([.B169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9666576" calcext:value-type="float">
            <text:p>25.99666576</text:p>
          </table:table-cell>
          <table:table-cell table:formula="of:=ROUND(([.A1698]-[.A1697])*1000000)/1000" office:value-type="float" office:value="0.094" calcext:value-type="float">
            <text:p>0.094</text:p>
          </table:table-cell>
          <table:table-cell table:formula="of:=IF([.B1698]&gt;1;&quot;SLEEP&quot;;&quot;&quot;)">
            <text:p/>
          </table:table-cell>
          <table:table-cell office:value-type="string" calcext:value-type="string">
            <text:p>0x8F</text:p>
          </table:table-cell>
        </table:table-row>
        <table:table-row table:style-name="ro1">
          <table:table-cell office:value-type="float" office:value="25.99675952" calcext:value-type="float">
            <text:p>25.99675952</text:p>
          </table:table-cell>
          <table:table-cell table:formula="of:=ROUND(([.A1699]-[.A1698])*1000000)/1000" office:value-type="float" office:value="0.094" calcext:value-type="float">
            <text:p>0.094</text:p>
          </table:table-cell>
          <table:table-cell table:formula="of:=IF([.B169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9685312" calcext:value-type="float">
            <text:p>25.99685312</text:p>
          </table:table-cell>
          <table:table-cell table:formula="of:=ROUND(([.A1700]-[.A1699])*1000000)/1000" office:value-type="float" office:value="0.094" calcext:value-type="float">
            <text:p>0.094</text:p>
          </table:table-cell>
          <table:table-cell table:formula="of:=IF([.B170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9694672" calcext:value-type="float">
            <text:p>25.99694672</text:p>
          </table:table-cell>
          <table:table-cell table:formula="of:=ROUND(([.A1701]-[.A1700])*1000000)/1000" office:value-type="float" office:value="0.094" calcext:value-type="float">
            <text:p>0.094</text:p>
          </table:table-cell>
          <table:table-cell table:formula="of:=IF([.B1701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5.9979136" calcext:value-type="float">
            <text:p>25.9979136</text:p>
          </table:table-cell>
          <table:table-cell table:formula="of:=ROUND(([.A1702]-[.A1701])*1000000)/1000" office:value-type="float" office:value="0.967" calcext:value-type="float">
            <text:p>0.967</text:p>
          </table:table-cell>
          <table:table-cell table:formula="of:=IF([.B170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980072" calcext:value-type="float">
            <text:p>25.9980072</text:p>
          </table:table-cell>
          <table:table-cell table:formula="of:=ROUND(([.A1703]-[.A1702])*1000000)/1000" office:value-type="float" office:value="0.094" calcext:value-type="float">
            <text:p>0.094</text:p>
          </table:table-cell>
          <table:table-cell table:formula="of:=IF([.B170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9823872" calcext:value-type="float">
            <text:p>25.99823872</text:p>
          </table:table-cell>
          <table:table-cell table:formula="of:=ROUND(([.A1704]-[.A1703])*1000000)/1000" office:value-type="float" office:value="0.232" calcext:value-type="float">
            <text:p>0.232</text:p>
          </table:table-cell>
          <table:table-cell table:formula="of:=IF([.B1704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5.99833248" calcext:value-type="float">
            <text:p>25.99833248</text:p>
          </table:table-cell>
          <table:table-cell table:formula="of:=ROUND(([.A1705]-[.A1704])*1000000)/1000" office:value-type="float" office:value="0.094" calcext:value-type="float">
            <text:p>0.094</text:p>
          </table:table-cell>
          <table:table-cell table:formula="of:=IF([.B1705]&gt;1;&quot;SLEEP&quot;;&quot;&quot;)">
            <text:p/>
          </table:table-cell>
          <table:table-cell office:value-type="string" calcext:value-type="string">
            <text:p>0x78</text:p>
          </table:table-cell>
        </table:table-row>
        <table:table-row table:style-name="ro1">
          <table:table-cell office:value-type="float" office:value="25.99856432" calcext:value-type="float">
            <text:p>25.99856432</text:p>
          </table:table-cell>
          <table:table-cell table:formula="of:=ROUND(([.A1706]-[.A1705])*1000000)/1000" office:value-type="float" office:value="0.232" calcext:value-type="float">
            <text:p>0.232</text:p>
          </table:table-cell>
          <table:table-cell table:formula="of:=IF([.B170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9865792" calcext:value-type="float">
            <text:p>25.99865792</text:p>
          </table:table-cell>
          <table:table-cell table:formula="of:=ROUND(([.A1707]-[.A1706])*1000000)/1000" office:value-type="float" office:value="0.094" calcext:value-type="float">
            <text:p>0.094</text:p>
          </table:table-cell>
          <table:table-cell table:formula="of:=IF([.B1707]&gt;1;&quot;SLEEP&quot;;&quot;&quot;)">
            <text:p/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office:value-type="float" office:value="25.99889232" calcext:value-type="float">
            <text:p>25.99889232</text:p>
          </table:table-cell>
          <table:table-cell table:formula="of:=ROUND(([.A1708]-[.A1707])*1000000)/1000" office:value-type="float" office:value="0.234" calcext:value-type="float">
            <text:p>0.234</text:p>
          </table:table-cell>
          <table:table-cell table:formula="of:=IF([.B1708]&gt;1;&quot;SLEEP&quot;;&quot;&quot;)">
            <text:p/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float" office:value="25.99898592" calcext:value-type="float">
            <text:p>25.99898592</text:p>
          </table:table-cell>
          <table:table-cell table:formula="of:=ROUND(([.A1709]-[.A1708])*1000000)/1000" office:value-type="float" office:value="0.094" calcext:value-type="float">
            <text:p>0.094</text:p>
          </table:table-cell>
          <table:table-cell table:formula="of:=IF([.B170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9907968" calcext:value-type="float">
            <text:p>25.99907968</text:p>
          </table:table-cell>
          <table:table-cell table:formula="of:=ROUND(([.A1710]-[.A1709])*1000000)/1000" office:value-type="float" office:value="0.094" calcext:value-type="float">
            <text:p>0.094</text:p>
          </table:table-cell>
          <table:table-cell table:formula="of:=IF([.B171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9917328" calcext:value-type="float">
            <text:p>25.99917328</text:p>
          </table:table-cell>
          <table:table-cell table:formula="of:=ROUND(([.A1711]-[.A1710])*1000000)/1000" office:value-type="float" office:value="0.094" calcext:value-type="float">
            <text:p>0.094</text:p>
          </table:table-cell>
          <table:table-cell table:formula="of:=IF([.B171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9926704" calcext:value-type="float">
            <text:p>25.99926704</text:p>
          </table:table-cell>
          <table:table-cell table:formula="of:=ROUND(([.A1712]-[.A1711])*1000000)/1000" office:value-type="float" office:value="0.094" calcext:value-type="float">
            <text:p>0.094</text:p>
          </table:table-cell>
          <table:table-cell table:formula="of:=IF([.B171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9936064" calcext:value-type="float">
            <text:p>25.99936064</text:p>
          </table:table-cell>
          <table:table-cell table:formula="of:=ROUND(([.A1713]-[.A1712])*1000000)/1000" office:value-type="float" office:value="0.094" calcext:value-type="float">
            <text:p>0.094</text:p>
          </table:table-cell>
          <table:table-cell table:formula="of:=IF([.B171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9945424" calcext:value-type="float">
            <text:p>25.99945424</text:p>
          </table:table-cell>
          <table:table-cell table:formula="of:=ROUND(([.A1714]-[.A1713])*1000000)/1000" office:value-type="float" office:value="0.094" calcext:value-type="float">
            <text:p>0.094</text:p>
          </table:table-cell>
          <table:table-cell table:formula="of:=IF([.B171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99548" calcext:value-type="float">
            <text:p>25.999548</text:p>
          </table:table-cell>
          <table:table-cell table:formula="of:=ROUND(([.A1715]-[.A1714])*1000000)/1000" office:value-type="float" office:value="0.094" calcext:value-type="float">
            <text:p>0.094</text:p>
          </table:table-cell>
          <table:table-cell table:formula="of:=IF([.B171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996416" calcext:value-type="float">
            <text:p>25.9996416</text:p>
          </table:table-cell>
          <table:table-cell table:formula="of:=ROUND(([.A1716]-[.A1715])*1000000)/1000" office:value-type="float" office:value="0.094" calcext:value-type="float">
            <text:p>0.094</text:p>
          </table:table-cell>
          <table:table-cell table:formula="of:=IF([.B171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9973536" calcext:value-type="float">
            <text:p>25.99973536</text:p>
          </table:table-cell>
          <table:table-cell table:formula="of:=ROUND(([.A1717]-[.A1716])*1000000)/1000" office:value-type="float" office:value="0.094" calcext:value-type="float">
            <text:p>0.094</text:p>
          </table:table-cell>
          <table:table-cell table:formula="of:=IF([.B171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9982896" calcext:value-type="float">
            <text:p>25.99982896</text:p>
          </table:table-cell>
          <table:table-cell table:formula="of:=ROUND(([.A1718]-[.A1717])*1000000)/1000" office:value-type="float" office:value="0.094" calcext:value-type="float">
            <text:p>0.094</text:p>
          </table:table-cell>
          <table:table-cell table:formula="of:=IF([.B171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5.99992272" calcext:value-type="float">
            <text:p>25.99992272</text:p>
          </table:table-cell>
          <table:table-cell table:formula="of:=ROUND(([.A1719]-[.A1718])*1000000)/1000" office:value-type="float" office:value="0.094" calcext:value-type="float">
            <text:p>0.094</text:p>
          </table:table-cell>
          <table:table-cell table:formula="of:=IF([.B171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001632" calcext:value-type="float">
            <text:p>26.00001632</text:p>
          </table:table-cell>
          <table:table-cell table:formula="of:=ROUND(([.A1720]-[.A1719])*1000000)/1000" office:value-type="float" office:value="0.094" calcext:value-type="float">
            <text:p>0.094</text:p>
          </table:table-cell>
          <table:table-cell table:formula="of:=IF([.B172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010992" calcext:value-type="float">
            <text:p>26.00010992</text:p>
          </table:table-cell>
          <table:table-cell table:formula="of:=ROUND(([.A1721]-[.A1720])*1000000)/1000" office:value-type="float" office:value="0.094" calcext:value-type="float">
            <text:p>0.094</text:p>
          </table:table-cell>
          <table:table-cell table:formula="of:=IF([.B172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020368" calcext:value-type="float">
            <text:p>26.00020368</text:p>
          </table:table-cell>
          <table:table-cell table:formula="of:=ROUND(([.A1722]-[.A1721])*1000000)/1000" office:value-type="float" office:value="0.094" calcext:value-type="float">
            <text:p>0.094</text:p>
          </table:table-cell>
          <table:table-cell table:formula="of:=IF([.B172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029728" calcext:value-type="float">
            <text:p>26.00029728</text:p>
          </table:table-cell>
          <table:table-cell table:formula="of:=ROUND(([.A1723]-[.A1722])*1000000)/1000" office:value-type="float" office:value="0.094" calcext:value-type="float">
            <text:p>0.094</text:p>
          </table:table-cell>
          <table:table-cell table:formula="of:=IF([.B172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039088" calcext:value-type="float">
            <text:p>26.00039088</text:p>
          </table:table-cell>
          <table:table-cell table:formula="of:=ROUND(([.A1724]-[.A1723])*1000000)/1000" office:value-type="float" office:value="0.094" calcext:value-type="float">
            <text:p>0.094</text:p>
          </table:table-cell>
          <table:table-cell table:formula="of:=IF([.B172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048464" calcext:value-type="float">
            <text:p>26.00048464</text:p>
          </table:table-cell>
          <table:table-cell table:formula="of:=ROUND(([.A1725]-[.A1724])*1000000)/1000" office:value-type="float" office:value="0.094" calcext:value-type="float">
            <text:p>0.094</text:p>
          </table:table-cell>
          <table:table-cell table:formula="of:=IF([.B172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057824" calcext:value-type="float">
            <text:p>26.00057824</text:p>
          </table:table-cell>
          <table:table-cell table:formula="of:=ROUND(([.A1726]-[.A1725])*1000000)/1000" office:value-type="float" office:value="0.094" calcext:value-type="float">
            <text:p>0.094</text:p>
          </table:table-cell>
          <table:table-cell table:formula="of:=IF([.B172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0672" calcext:value-type="float">
            <text:p>26.000672</text:p>
          </table:table-cell>
          <table:table-cell table:formula="of:=ROUND(([.A1727]-[.A1726])*1000000)/1000" office:value-type="float" office:value="0.094" calcext:value-type="float">
            <text:p>0.094</text:p>
          </table:table-cell>
          <table:table-cell table:formula="of:=IF([.B172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07656" calcext:value-type="float">
            <text:p>26.0007656</text:p>
          </table:table-cell>
          <table:table-cell table:formula="of:=ROUND(([.A1728]-[.A1727])*1000000)/1000" office:value-type="float" office:value="0.094" calcext:value-type="float">
            <text:p>0.094</text:p>
          </table:table-cell>
          <table:table-cell table:formula="of:=IF([.B172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173136" calcext:value-type="float">
            <text:p>26.00173136</text:p>
          </table:table-cell>
          <table:table-cell table:formula="of:=ROUND(([.A1729]-[.A1728])*1000000)/1000" office:value-type="float" office:value="0.966" calcext:value-type="float">
            <text:p>0.966</text:p>
          </table:table-cell>
          <table:table-cell table:formula="of:=IF([.B172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182512" calcext:value-type="float">
            <text:p>26.00182512</text:p>
          </table:table-cell>
          <table:table-cell table:formula="of:=ROUND(([.A1730]-[.A1729])*1000000)/1000" office:value-type="float" office:value="0.094" calcext:value-type="float">
            <text:p>0.094</text:p>
          </table:table-cell>
          <table:table-cell table:formula="of:=IF([.B173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205664" calcext:value-type="float">
            <text:p>26.00205664</text:p>
          </table:table-cell>
          <table:table-cell table:formula="of:=ROUND(([.A1731]-[.A1730])*1000000)/1000" office:value-type="float" office:value="0.232" calcext:value-type="float">
            <text:p>0.232</text:p>
          </table:table-cell>
          <table:table-cell table:formula="of:=IF([.B1731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6.00215024" calcext:value-type="float">
            <text:p>26.00215024</text:p>
          </table:table-cell>
          <table:table-cell table:formula="of:=ROUND(([.A1732]-[.A1731])*1000000)/1000" office:value-type="float" office:value="0.094" calcext:value-type="float">
            <text:p>0.094</text:p>
          </table:table-cell>
          <table:table-cell table:formula="of:=IF([.B1732]&gt;1;&quot;SLEEP&quot;;&quot;&quot;)">
            <text:p/>
          </table:table-cell>
          <table:table-cell office:value-type="string" calcext:value-type="string">
            <text:p>0x78</text:p>
          </table:table-cell>
        </table:table-row>
        <table:table-row table:style-name="ro1">
          <table:table-cell office:value-type="float" office:value="26.00238208" calcext:value-type="float">
            <text:p>26.00238208</text:p>
          </table:table-cell>
          <table:table-cell table:formula="of:=ROUND(([.A1733]-[.A1732])*1000000)/1000" office:value-type="float" office:value="0.232" calcext:value-type="float">
            <text:p>0.232</text:p>
          </table:table-cell>
          <table:table-cell table:formula="of:=IF([.B173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247584" calcext:value-type="float">
            <text:p>26.00247584</text:p>
          </table:table-cell>
          <table:table-cell table:formula="of:=ROUND(([.A1734]-[.A1733])*1000000)/1000" office:value-type="float" office:value="0.094" calcext:value-type="float">
            <text:p>0.094</text:p>
          </table:table-cell>
          <table:table-cell table:formula="of:=IF([.B1734]&gt;1;&quot;SLEEP&quot;;&quot;&quot;)">
            <text:p/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office:value-type="float" office:value="26.00271104" calcext:value-type="float">
            <text:p>26.00271104</text:p>
          </table:table-cell>
          <table:table-cell table:formula="of:=ROUND(([.A1735]-[.A1734])*1000000)/1000" office:value-type="float" office:value="0.235" calcext:value-type="float">
            <text:p>0.235</text:p>
          </table:table-cell>
          <table:table-cell table:formula="of:=IF([.B1735]&gt;1;&quot;SLEEP&quot;;&quot;&quot;)">
            <text:p/>
          </table:table-cell>
          <table:table-cell office:value-type="string" calcext:value-type="string">
            <text:p>0x6C</text:p>
          </table:table-cell>
        </table:table-row>
        <table:table-row table:style-name="ro1">
          <table:table-cell office:value-type="float" office:value="26.00280464" calcext:value-type="float">
            <text:p>26.00280464</text:p>
          </table:table-cell>
          <table:table-cell table:formula="of:=ROUND(([.A1736]-[.A1735])*1000000)/1000" office:value-type="float" office:value="0.094" calcext:value-type="float">
            <text:p>0.094</text:p>
          </table:table-cell>
          <table:table-cell table:formula="of:=IF([.B173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28984" calcext:value-type="float">
            <text:p>26.0028984</text:p>
          </table:table-cell>
          <table:table-cell table:formula="of:=ROUND(([.A1737]-[.A1736])*1000000)/1000" office:value-type="float" office:value="0.094" calcext:value-type="float">
            <text:p>0.094</text:p>
          </table:table-cell>
          <table:table-cell table:formula="of:=IF([.B173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2992" calcext:value-type="float">
            <text:p>26.002992</text:p>
          </table:table-cell>
          <table:table-cell table:formula="of:=ROUND(([.A1738]-[.A1737])*1000000)/1000" office:value-type="float" office:value="0.094" calcext:value-type="float">
            <text:p>0.094</text:p>
          </table:table-cell>
          <table:table-cell table:formula="of:=IF([.B1738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6.00308576" calcext:value-type="float">
            <text:p>26.00308576</text:p>
          </table:table-cell>
          <table:table-cell table:formula="of:=ROUND(([.A1739]-[.A1738])*1000000)/1000" office:value-type="float" office:value="0.094" calcext:value-type="float">
            <text:p>0.094</text:p>
          </table:table-cell>
          <table:table-cell table:formula="of:=IF([.B1739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6.00317936" calcext:value-type="float">
            <text:p>26.00317936</text:p>
          </table:table-cell>
          <table:table-cell table:formula="of:=ROUND(([.A1740]-[.A1739])*1000000)/1000" office:value-type="float" office:value="0.094" calcext:value-type="float">
            <text:p>0.094</text:p>
          </table:table-cell>
          <table:table-cell table:formula="of:=IF([.B174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327296" calcext:value-type="float">
            <text:p>26.00327296</text:p>
          </table:table-cell>
          <table:table-cell table:formula="of:=ROUND(([.A1741]-[.A1740])*1000000)/1000" office:value-type="float" office:value="0.094" calcext:value-type="float">
            <text:p>0.094</text:p>
          </table:table-cell>
          <table:table-cell table:formula="of:=IF([.B174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336672" calcext:value-type="float">
            <text:p>26.00336672</text:p>
          </table:table-cell>
          <table:table-cell table:formula="of:=ROUND(([.A1742]-[.A1741])*1000000)/1000" office:value-type="float" office:value="0.094" calcext:value-type="float">
            <text:p>0.094</text:p>
          </table:table-cell>
          <table:table-cell table:formula="of:=IF([.B1742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6.00346032" calcext:value-type="float">
            <text:p>26.00346032</text:p>
          </table:table-cell>
          <table:table-cell table:formula="of:=ROUND(([.A1743]-[.A1742])*1000000)/1000" office:value-type="float" office:value="0.094" calcext:value-type="float">
            <text:p>0.094</text:p>
          </table:table-cell>
          <table:table-cell table:formula="of:=IF([.B174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355408" calcext:value-type="float">
            <text:p>26.00355408</text:p>
          </table:table-cell>
          <table:table-cell table:formula="of:=ROUND(([.A1744]-[.A1743])*1000000)/1000" office:value-type="float" office:value="0.094" calcext:value-type="float">
            <text:p>0.094</text:p>
          </table:table-cell>
          <table:table-cell table:formula="of:=IF([.B174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364768" calcext:value-type="float">
            <text:p>26.00364768</text:p>
          </table:table-cell>
          <table:table-cell table:formula="of:=ROUND(([.A1745]-[.A1744])*1000000)/1000" office:value-type="float" office:value="0.094" calcext:value-type="float">
            <text:p>0.094</text:p>
          </table:table-cell>
          <table:table-cell table:formula="of:=IF([.B174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374128" calcext:value-type="float">
            <text:p>26.00374128</text:p>
          </table:table-cell>
          <table:table-cell table:formula="of:=ROUND(([.A1746]-[.A1745])*1000000)/1000" office:value-type="float" office:value="0.094" calcext:value-type="float">
            <text:p>0.094</text:p>
          </table:table-cell>
          <table:table-cell table:formula="of:=IF([.B1746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6.00383504" calcext:value-type="float">
            <text:p>26.00383504</text:p>
          </table:table-cell>
          <table:table-cell table:formula="of:=ROUND(([.A1747]-[.A1746])*1000000)/1000" office:value-type="float" office:value="0.094" calcext:value-type="float">
            <text:p>0.094</text:p>
          </table:table-cell>
          <table:table-cell table:formula="of:=IF([.B1747]&gt;1;&quot;SLEEP&quot;;&quot;&quot;)">
            <text:p/>
          </table:table-cell>
          <table:table-cell office:value-type="string" calcext:value-type="string">
            <text:p>0x28</text:p>
          </table:table-cell>
        </table:table-row>
        <table:table-row table:style-name="ro1">
          <table:table-cell office:value-type="float" office:value="26.00392864" calcext:value-type="float">
            <text:p>26.00392864</text:p>
          </table:table-cell>
          <table:table-cell table:formula="of:=ROUND(([.A1748]-[.A1747])*1000000)/1000" office:value-type="float" office:value="0.094" calcext:value-type="float">
            <text:p>0.094</text:p>
          </table:table-cell>
          <table:table-cell table:formula="of:=IF([.B174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40224" calcext:value-type="float">
            <text:p>26.0040224</text:p>
          </table:table-cell>
          <table:table-cell table:formula="of:=ROUND(([.A1749]-[.A1748])*1000000)/1000" office:value-type="float" office:value="0.094" calcext:value-type="float">
            <text:p>0.094</text:p>
          </table:table-cell>
          <table:table-cell table:formula="of:=IF([.B174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4116" calcext:value-type="float">
            <text:p>26.004116</text:p>
          </table:table-cell>
          <table:table-cell table:formula="of:=ROUND(([.A1750]-[.A1749])*1000000)/1000" office:value-type="float" office:value="0.094" calcext:value-type="float">
            <text:p>0.094</text:p>
          </table:table-cell>
          <table:table-cell table:formula="of:=IF([.B175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420976" calcext:value-type="float">
            <text:p>26.00420976</text:p>
          </table:table-cell>
          <table:table-cell table:formula="of:=ROUND(([.A1751]-[.A1750])*1000000)/1000" office:value-type="float" office:value="0.094" calcext:value-type="float">
            <text:p>0.094</text:p>
          </table:table-cell>
          <table:table-cell table:formula="of:=IF([.B175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430336" calcext:value-type="float">
            <text:p>26.00430336</text:p>
          </table:table-cell>
          <table:table-cell table:formula="of:=ROUND(([.A1752]-[.A1751])*1000000)/1000" office:value-type="float" office:value="0.094" calcext:value-type="float">
            <text:p>0.094</text:p>
          </table:table-cell>
          <table:table-cell table:formula="of:=IF([.B175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439712" calcext:value-type="float">
            <text:p>26.00439712</text:p>
          </table:table-cell>
          <table:table-cell table:formula="of:=ROUND(([.A1753]-[.A1752])*1000000)/1000" office:value-type="float" office:value="0.094" calcext:value-type="float">
            <text:p>0.094</text:p>
          </table:table-cell>
          <table:table-cell table:formula="of:=IF([.B175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449072" calcext:value-type="float">
            <text:p>26.00449072</text:p>
          </table:table-cell>
          <table:table-cell table:formula="of:=ROUND(([.A1754]-[.A1753])*1000000)/1000" office:value-type="float" office:value="0.094" calcext:value-type="float">
            <text:p>0.094</text:p>
          </table:table-cell>
          <table:table-cell table:formula="of:=IF([.B175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458432" calcext:value-type="float">
            <text:p>26.00458432</text:p>
          </table:table-cell>
          <table:table-cell table:formula="of:=ROUND(([.A1755]-[.A1754])*1000000)/1000" office:value-type="float" office:value="0.094" calcext:value-type="float">
            <text:p>0.094</text:p>
          </table:table-cell>
          <table:table-cell table:formula="of:=IF([.B175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554944" calcext:value-type="float">
            <text:p>26.00554944</text:p>
          </table:table-cell>
          <table:table-cell table:formula="of:=ROUND(([.A1756]-[.A1755])*1000000)/1000" office:value-type="float" office:value="0.965" calcext:value-type="float">
            <text:p>0.965</text:p>
          </table:table-cell>
          <table:table-cell table:formula="of:=IF([.B175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56432" calcext:value-type="float">
            <text:p>26.0056432</text:p>
          </table:table-cell>
          <table:table-cell table:formula="of:=ROUND(([.A1757]-[.A1756])*1000000)/1000" office:value-type="float" office:value="0.094" calcext:value-type="float">
            <text:p>0.094</text:p>
          </table:table-cell>
          <table:table-cell table:formula="of:=IF([.B1757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6.00587728" calcext:value-type="float">
            <text:p>26.00587728</text:p>
          </table:table-cell>
          <table:table-cell table:formula="of:=ROUND(([.A1758]-[.A1757])*1000000)/1000" office:value-type="float" office:value="0.234" calcext:value-type="float">
            <text:p>0.234</text:p>
          </table:table-cell>
          <table:table-cell table:formula="of:=IF([.B1758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00597088" calcext:value-type="float">
            <text:p>26.00597088</text:p>
          </table:table-cell>
          <table:table-cell table:formula="of:=ROUND(([.A1759]-[.A1758])*1000000)/1000" office:value-type="float" office:value="0.094" calcext:value-type="float">
            <text:p>0.094</text:p>
          </table:table-cell>
          <table:table-cell table:formula="of:=IF([.B175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606448" calcext:value-type="float">
            <text:p>26.00606448</text:p>
          </table:table-cell>
          <table:table-cell table:formula="of:=ROUND(([.A1760]-[.A1759])*1000000)/1000" office:value-type="float" office:value="0.094" calcext:value-type="float">
            <text:p>0.094</text:p>
          </table:table-cell>
          <table:table-cell table:formula="of:=IF([.B176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615824" calcext:value-type="float">
            <text:p>26.00615824</text:p>
          </table:table-cell>
          <table:table-cell table:formula="of:=ROUND(([.A1761]-[.A1760])*1000000)/1000" office:value-type="float" office:value="0.094" calcext:value-type="float">
            <text:p>0.094</text:p>
          </table:table-cell>
          <table:table-cell table:formula="of:=IF([.B176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625184" calcext:value-type="float">
            <text:p>26.00625184</text:p>
          </table:table-cell>
          <table:table-cell table:formula="of:=ROUND(([.A1762]-[.A1761])*1000000)/1000" office:value-type="float" office:value="0.094" calcext:value-type="float">
            <text:p>0.094</text:p>
          </table:table-cell>
          <table:table-cell table:formula="of:=IF([.B176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63456" calcext:value-type="float">
            <text:p>26.0063456</text:p>
          </table:table-cell>
          <table:table-cell table:formula="of:=ROUND(([.A1763]-[.A1762])*1000000)/1000" office:value-type="float" office:value="0.094" calcext:value-type="float">
            <text:p>0.094</text:p>
          </table:table-cell>
          <table:table-cell table:formula="of:=IF([.B176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64392" calcext:value-type="float">
            <text:p>26.0064392</text:p>
          </table:table-cell>
          <table:table-cell table:formula="of:=ROUND(([.A1764]-[.A1763])*1000000)/1000" office:value-type="float" office:value="0.094" calcext:value-type="float">
            <text:p>0.094</text:p>
          </table:table-cell>
          <table:table-cell table:formula="of:=IF([.B176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653296" calcext:value-type="float">
            <text:p>26.00653296</text:p>
          </table:table-cell>
          <table:table-cell table:formula="of:=ROUND(([.A1765]-[.A1764])*1000000)/1000" office:value-type="float" office:value="0.094" calcext:value-type="float">
            <text:p>0.094</text:p>
          </table:table-cell>
          <table:table-cell table:formula="of:=IF([.B176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662656" calcext:value-type="float">
            <text:p>26.00662656</text:p>
          </table:table-cell>
          <table:table-cell table:formula="of:=ROUND(([.A1766]-[.A1765])*1000000)/1000" office:value-type="float" office:value="0.094" calcext:value-type="float">
            <text:p>0.094</text:p>
          </table:table-cell>
          <table:table-cell table:formula="of:=IF([.B176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672032" calcext:value-type="float">
            <text:p>26.00672032</text:p>
          </table:table-cell>
          <table:table-cell table:formula="of:=ROUND(([.A1767]-[.A1766])*1000000)/1000" office:value-type="float" office:value="0.094" calcext:value-type="float">
            <text:p>0.094</text:p>
          </table:table-cell>
          <table:table-cell table:formula="of:=IF([.B176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681392" calcext:value-type="float">
            <text:p>26.00681392</text:p>
          </table:table-cell>
          <table:table-cell table:formula="of:=ROUND(([.A1768]-[.A1767])*1000000)/1000" office:value-type="float" office:value="0.094" calcext:value-type="float">
            <text:p>0.094</text:p>
          </table:table-cell>
          <table:table-cell table:formula="of:=IF([.B176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690768" calcext:value-type="float">
            <text:p>26.00690768</text:p>
          </table:table-cell>
          <table:table-cell table:formula="of:=ROUND(([.A1769]-[.A1768])*1000000)/1000" office:value-type="float" office:value="0.094" calcext:value-type="float">
            <text:p>0.094</text:p>
          </table:table-cell>
          <table:table-cell table:formula="of:=IF([.B176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700128" calcext:value-type="float">
            <text:p>26.00700128</text:p>
          </table:table-cell>
          <table:table-cell table:formula="of:=ROUND(([.A1770]-[.A1769])*1000000)/1000" office:value-type="float" office:value="0.094" calcext:value-type="float">
            <text:p>0.094</text:p>
          </table:table-cell>
          <table:table-cell table:formula="of:=IF([.B177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709488" calcext:value-type="float">
            <text:p>26.00709488</text:p>
          </table:table-cell>
          <table:table-cell table:formula="of:=ROUND(([.A1771]-[.A1770])*1000000)/1000" office:value-type="float" office:value="0.094" calcext:value-type="float">
            <text:p>0.094</text:p>
          </table:table-cell>
          <table:table-cell table:formula="of:=IF([.B177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718864" calcext:value-type="float">
            <text:p>26.00718864</text:p>
          </table:table-cell>
          <table:table-cell table:formula="of:=ROUND(([.A1772]-[.A1771])*1000000)/1000" office:value-type="float" office:value="0.094" calcext:value-type="float">
            <text:p>0.094</text:p>
          </table:table-cell>
          <table:table-cell table:formula="of:=IF([.B177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728224" calcext:value-type="float">
            <text:p>26.00728224</text:p>
          </table:table-cell>
          <table:table-cell table:formula="of:=ROUND(([.A1773]-[.A1772])*1000000)/1000" office:value-type="float" office:value="0.094" calcext:value-type="float">
            <text:p>0.094</text:p>
          </table:table-cell>
          <table:table-cell table:formula="of:=IF([.B177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7376" calcext:value-type="float">
            <text:p>26.007376</text:p>
          </table:table-cell>
          <table:table-cell table:formula="of:=ROUND(([.A1774]-[.A1773])*1000000)/1000" office:value-type="float" office:value="0.094" calcext:value-type="float">
            <text:p>0.094</text:p>
          </table:table-cell>
          <table:table-cell table:formula="of:=IF([.B177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74696" calcext:value-type="float">
            <text:p>26.0074696</text:p>
          </table:table-cell>
          <table:table-cell table:formula="of:=ROUND(([.A1775]-[.A1774])*1000000)/1000" office:value-type="float" office:value="0.094" calcext:value-type="float">
            <text:p>0.094</text:p>
          </table:table-cell>
          <table:table-cell table:formula="of:=IF([.B177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756336" calcext:value-type="float">
            <text:p>26.00756336</text:p>
          </table:table-cell>
          <table:table-cell table:formula="of:=ROUND(([.A1776]-[.A1775])*1000000)/1000" office:value-type="float" office:value="0.094" calcext:value-type="float">
            <text:p>0.094</text:p>
          </table:table-cell>
          <table:table-cell table:formula="of:=IF([.B177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765696" calcext:value-type="float">
            <text:p>26.00765696</text:p>
          </table:table-cell>
          <table:table-cell table:formula="of:=ROUND(([.A1777]-[.A1776])*1000000)/1000" office:value-type="float" office:value="0.094" calcext:value-type="float">
            <text:p>0.094</text:p>
          </table:table-cell>
          <table:table-cell table:formula="of:=IF([.B177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775072" calcext:value-type="float">
            <text:p>26.00775072</text:p>
          </table:table-cell>
          <table:table-cell table:formula="of:=ROUND(([.A1778]-[.A1777])*1000000)/1000" office:value-type="float" office:value="0.094" calcext:value-type="float">
            <text:p>0.094</text:p>
          </table:table-cell>
          <table:table-cell table:formula="of:=IF([.B177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871744" calcext:value-type="float">
            <text:p>26.00871744</text:p>
          </table:table-cell>
          <table:table-cell table:formula="of:=ROUND(([.A1779]-[.A1778])*1000000)/1000" office:value-type="float" office:value="0.967" calcext:value-type="float">
            <text:p>0.967</text:p>
          </table:table-cell>
          <table:table-cell table:formula="of:=IF([.B177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881104" calcext:value-type="float">
            <text:p>26.00881104</text:p>
          </table:table-cell>
          <table:table-cell table:formula="of:=ROUND(([.A1780]-[.A1779])*1000000)/1000" office:value-type="float" office:value="0.094" calcext:value-type="float">
            <text:p>0.094</text:p>
          </table:table-cell>
          <table:table-cell table:formula="of:=IF([.B178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904272" calcext:value-type="float">
            <text:p>26.00904272</text:p>
          </table:table-cell>
          <table:table-cell table:formula="of:=ROUND(([.A1781]-[.A1780])*1000000)/1000" office:value-type="float" office:value="0.232" calcext:value-type="float">
            <text:p>0.232</text:p>
          </table:table-cell>
          <table:table-cell table:formula="of:=IF([.B1781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6.00913632" calcext:value-type="float">
            <text:p>26.00913632</text:p>
          </table:table-cell>
          <table:table-cell table:formula="of:=ROUND(([.A1782]-[.A1781])*1000000)/1000" office:value-type="float" office:value="0.094" calcext:value-type="float">
            <text:p>0.094</text:p>
          </table:table-cell>
          <table:table-cell table:formula="of:=IF([.B1782]&gt;1;&quot;SLEEP&quot;;&quot;&quot;)">
            <text:p/>
          </table:table-cell>
          <table:table-cell office:value-type="string" calcext:value-type="string">
            <text:p>0x78</text:p>
          </table:table-cell>
        </table:table-row>
        <table:table-row table:style-name="ro1">
          <table:table-cell office:value-type="float" office:value="26.00936736" calcext:value-type="float">
            <text:p>26.00936736</text:p>
          </table:table-cell>
          <table:table-cell table:formula="of:=ROUND(([.A1783]-[.A1782])*1000000)/1000" office:value-type="float" office:value="0.231" calcext:value-type="float">
            <text:p>0.231</text:p>
          </table:table-cell>
          <table:table-cell table:formula="of:=IF([.B178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946112" calcext:value-type="float">
            <text:p>26.00946112</text:p>
          </table:table-cell>
          <table:table-cell table:formula="of:=ROUND(([.A1784]-[.A1783])*1000000)/1000" office:value-type="float" office:value="0.094" calcext:value-type="float">
            <text:p>0.094</text:p>
          </table:table-cell>
          <table:table-cell table:formula="of:=IF([.B1784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6.00969552" calcext:value-type="float">
            <text:p>26.00969552</text:p>
          </table:table-cell>
          <table:table-cell table:formula="of:=ROUND(([.A1785]-[.A1784])*1000000)/1000" office:value-type="float" office:value="0.234" calcext:value-type="float">
            <text:p>0.234</text:p>
          </table:table-cell>
          <table:table-cell table:formula="of:=IF([.B1785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6.00978912" calcext:value-type="float">
            <text:p>26.00978912</text:p>
          </table:table-cell>
          <table:table-cell table:formula="of:=ROUND(([.A1786]-[.A1785])*1000000)/1000" office:value-type="float" office:value="0.094" calcext:value-type="float">
            <text:p>0.094</text:p>
          </table:table-cell>
          <table:table-cell table:formula="of:=IF([.B178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988272" calcext:value-type="float">
            <text:p>26.00988272</text:p>
          </table:table-cell>
          <table:table-cell table:formula="of:=ROUND(([.A1787]-[.A1786])*1000000)/1000" office:value-type="float" office:value="0.094" calcext:value-type="float">
            <text:p>0.094</text:p>
          </table:table-cell>
          <table:table-cell table:formula="of:=IF([.B178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0997648" calcext:value-type="float">
            <text:p>26.00997648</text:p>
          </table:table-cell>
          <table:table-cell table:formula="of:=ROUND(([.A1788]-[.A1787])*1000000)/1000" office:value-type="float" office:value="0.094" calcext:value-type="float">
            <text:p>0.094</text:p>
          </table:table-cell>
          <table:table-cell table:formula="of:=IF([.B1788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6.01007008" calcext:value-type="float">
            <text:p>26.01007008</text:p>
          </table:table-cell>
          <table:table-cell table:formula="of:=ROUND(([.A1789]-[.A1788])*1000000)/1000" office:value-type="float" office:value="0.094" calcext:value-type="float">
            <text:p>0.094</text:p>
          </table:table-cell>
          <table:table-cell table:formula="of:=IF([.B1789]&gt;1;&quot;SLEEP&quot;;&quot;&quot;)">
            <text:p/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float" office:value="26.01016384" calcext:value-type="float">
            <text:p>26.01016384</text:p>
          </table:table-cell>
          <table:table-cell table:formula="of:=ROUND(([.A1790]-[.A1789])*1000000)/1000" office:value-type="float" office:value="0.094" calcext:value-type="float">
            <text:p>0.094</text:p>
          </table:table-cell>
          <table:table-cell table:formula="of:=IF([.B179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025744" calcext:value-type="float">
            <text:p>26.01025744</text:p>
          </table:table-cell>
          <table:table-cell table:formula="of:=ROUND(([.A1791]-[.A1790])*1000000)/1000" office:value-type="float" office:value="0.094" calcext:value-type="float">
            <text:p>0.094</text:p>
          </table:table-cell>
          <table:table-cell table:formula="of:=IF([.B179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035104" calcext:value-type="float">
            <text:p>26.01035104</text:p>
          </table:table-cell>
          <table:table-cell table:formula="of:=ROUND(([.A1792]-[.A1791])*1000000)/1000" office:value-type="float" office:value="0.094" calcext:value-type="float">
            <text:p>0.094</text:p>
          </table:table-cell>
          <table:table-cell table:formula="of:=IF([.B179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04448" calcext:value-type="float">
            <text:p>26.0104448</text:p>
          </table:table-cell>
          <table:table-cell table:formula="of:=ROUND(([.A1793]-[.A1792])*1000000)/1000" office:value-type="float" office:value="0.094" calcext:value-type="float">
            <text:p>0.094</text:p>
          </table:table-cell>
          <table:table-cell table:formula="of:=IF([.B179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05384" calcext:value-type="float">
            <text:p>26.0105384</text:p>
          </table:table-cell>
          <table:table-cell table:formula="of:=ROUND(([.A1794]-[.A1793])*1000000)/1000" office:value-type="float" office:value="0.094" calcext:value-type="float">
            <text:p>0.094</text:p>
          </table:table-cell>
          <table:table-cell table:formula="of:=IF([.B179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063216" calcext:value-type="float">
            <text:p>26.01063216</text:p>
          </table:table-cell>
          <table:table-cell table:formula="of:=ROUND(([.A1795]-[.A1794])*1000000)/1000" office:value-type="float" office:value="0.094" calcext:value-type="float">
            <text:p>0.094</text:p>
          </table:table-cell>
          <table:table-cell table:formula="of:=IF([.B179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072576" calcext:value-type="float">
            <text:p>26.01072576</text:p>
          </table:table-cell>
          <table:table-cell table:formula="of:=ROUND(([.A1796]-[.A1795])*1000000)/1000" office:value-type="float" office:value="0.094" calcext:value-type="float">
            <text:p>0.094</text:p>
          </table:table-cell>
          <table:table-cell table:formula="of:=IF([.B179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081936" calcext:value-type="float">
            <text:p>26.01081936</text:p>
          </table:table-cell>
          <table:table-cell table:formula="of:=ROUND(([.A1797]-[.A1796])*1000000)/1000" office:value-type="float" office:value="0.094" calcext:value-type="float">
            <text:p>0.094</text:p>
          </table:table-cell>
          <table:table-cell table:formula="of:=IF([.B179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091312" calcext:value-type="float">
            <text:p>26.01091312</text:p>
          </table:table-cell>
          <table:table-cell table:formula="of:=ROUND(([.A1798]-[.A1797])*1000000)/1000" office:value-type="float" office:value="0.094" calcext:value-type="float">
            <text:p>0.094</text:p>
          </table:table-cell>
          <table:table-cell table:formula="of:=IF([.B179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100672" calcext:value-type="float">
            <text:p>26.01100672</text:p>
          </table:table-cell>
          <table:table-cell table:formula="of:=ROUND(([.A1799]-[.A1798])*1000000)/1000" office:value-type="float" office:value="0.094" calcext:value-type="float">
            <text:p>0.094</text:p>
          </table:table-cell>
          <table:table-cell table:formula="of:=IF([.B179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110048" calcext:value-type="float">
            <text:p>26.01110048</text:p>
          </table:table-cell>
          <table:table-cell table:formula="of:=ROUND(([.A1800]-[.A1799])*1000000)/1000" office:value-type="float" office:value="0.094" calcext:value-type="float">
            <text:p>0.094</text:p>
          </table:table-cell>
          <table:table-cell table:formula="of:=IF([.B180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119408" calcext:value-type="float">
            <text:p>26.01119408</text:p>
          </table:table-cell>
          <table:table-cell table:formula="of:=ROUND(([.A1801]-[.A1800])*1000000)/1000" office:value-type="float" office:value="0.094" calcext:value-type="float">
            <text:p>0.094</text:p>
          </table:table-cell>
          <table:table-cell table:formula="of:=IF([.B180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128784" calcext:value-type="float">
            <text:p>26.01128784</text:p>
          </table:table-cell>
          <table:table-cell table:formula="of:=ROUND(([.A1802]-[.A1801])*1000000)/1000" office:value-type="float" office:value="0.094" calcext:value-type="float">
            <text:p>0.094</text:p>
          </table:table-cell>
          <table:table-cell table:formula="of:=IF([.B180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138144" calcext:value-type="float">
            <text:p>26.01138144</text:p>
          </table:table-cell>
          <table:table-cell table:formula="of:=ROUND(([.A1803]-[.A1802])*1000000)/1000" office:value-type="float" office:value="0.094" calcext:value-type="float">
            <text:p>0.094</text:p>
          </table:table-cell>
          <table:table-cell table:formula="of:=IF([.B180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14752" calcext:value-type="float">
            <text:p>26.0114752</text:p>
          </table:table-cell>
          <table:table-cell table:formula="of:=ROUND(([.A1804]-[.A1803])*1000000)/1000" office:value-type="float" office:value="0.094" calcext:value-type="float">
            <text:p>0.094</text:p>
          </table:table-cell>
          <table:table-cell table:formula="of:=IF([.B180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15688" calcext:value-type="float">
            <text:p>26.0115688</text:p>
          </table:table-cell>
          <table:table-cell table:formula="of:=ROUND(([.A1805]-[.A1804])*1000000)/1000" office:value-type="float" office:value="0.094" calcext:value-type="float">
            <text:p>0.094</text:p>
          </table:table-cell>
          <table:table-cell table:formula="of:=IF([.B180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166256" calcext:value-type="float">
            <text:p>26.01166256</text:p>
          </table:table-cell>
          <table:table-cell table:formula="of:=ROUND(([.A1806]-[.A1805])*1000000)/1000" office:value-type="float" office:value="0.094" calcext:value-type="float">
            <text:p>0.094</text:p>
          </table:table-cell>
          <table:table-cell table:formula="of:=IF([.B180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175616" calcext:value-type="float">
            <text:p>26.01175616</text:p>
          </table:table-cell>
          <table:table-cell table:formula="of:=ROUND(([.A1807]-[.A1806])*1000000)/1000" office:value-type="float" office:value="0.094" calcext:value-type="float">
            <text:p>0.094</text:p>
          </table:table-cell>
          <table:table-cell table:formula="of:=IF([.B180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184992" calcext:value-type="float">
            <text:p>26.01184992</text:p>
          </table:table-cell>
          <table:table-cell table:formula="of:=ROUND(([.A1808]-[.A1807])*1000000)/1000" office:value-type="float" office:value="0.094" calcext:value-type="float">
            <text:p>0.094</text:p>
          </table:table-cell>
          <table:table-cell table:formula="of:=IF([.B180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194352" calcext:value-type="float">
            <text:p>26.01194352</text:p>
          </table:table-cell>
          <table:table-cell table:formula="of:=ROUND(([.A1809]-[.A1808])*1000000)/1000" office:value-type="float" office:value="0.094" calcext:value-type="float">
            <text:p>0.094</text:p>
          </table:table-cell>
          <table:table-cell table:formula="of:=IF([.B180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203728" calcext:value-type="float">
            <text:p>26.01203728</text:p>
          </table:table-cell>
          <table:table-cell table:formula="of:=ROUND(([.A1810]-[.A1809])*1000000)/1000" office:value-type="float" office:value="0.094" calcext:value-type="float">
            <text:p>0.094</text:p>
          </table:table-cell>
          <table:table-cell table:formula="of:=IF([.B181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213088" calcext:value-type="float">
            <text:p>26.01213088</text:p>
          </table:table-cell>
          <table:table-cell table:formula="of:=ROUND(([.A1811]-[.A1810])*1000000)/1000" office:value-type="float" office:value="0.094" calcext:value-type="float">
            <text:p>0.094</text:p>
          </table:table-cell>
          <table:table-cell table:formula="of:=IF([.B181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222448" calcext:value-type="float">
            <text:p>26.01222448</text:p>
          </table:table-cell>
          <table:table-cell table:formula="of:=ROUND(([.A1812]-[.A1811])*1000000)/1000" office:value-type="float" office:value="0.094" calcext:value-type="float">
            <text:p>0.094</text:p>
          </table:table-cell>
          <table:table-cell table:formula="of:=IF([.B181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231824" calcext:value-type="float">
            <text:p>26.01231824</text:p>
          </table:table-cell>
          <table:table-cell table:formula="of:=ROUND(([.A1813]-[.A1812])*1000000)/1000" office:value-type="float" office:value="0.094" calcext:value-type="float">
            <text:p>0.094</text:p>
          </table:table-cell>
          <table:table-cell table:formula="of:=IF([.B181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241184" calcext:value-type="float">
            <text:p>26.01241184</text:p>
          </table:table-cell>
          <table:table-cell table:formula="of:=ROUND(([.A1814]-[.A1813])*1000000)/1000" office:value-type="float" office:value="0.094" calcext:value-type="float">
            <text:p>0.094</text:p>
          </table:table-cell>
          <table:table-cell table:formula="of:=IF([.B181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25056" calcext:value-type="float">
            <text:p>26.0125056</text:p>
          </table:table-cell>
          <table:table-cell table:formula="of:=ROUND(([.A1815]-[.A1814])*1000000)/1000" office:value-type="float" office:value="0.094" calcext:value-type="float">
            <text:p>0.094</text:p>
          </table:table-cell>
          <table:table-cell table:formula="of:=IF([.B181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25992" calcext:value-type="float">
            <text:p>26.0125992</text:p>
          </table:table-cell>
          <table:table-cell table:formula="of:=ROUND(([.A1816]-[.A1815])*1000000)/1000" office:value-type="float" office:value="0.094" calcext:value-type="float">
            <text:p>0.094</text:p>
          </table:table-cell>
          <table:table-cell table:formula="of:=IF([.B181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356144" calcext:value-type="float">
            <text:p>26.01356144</text:p>
          </table:table-cell>
          <table:table-cell table:formula="of:=ROUND(([.A1817]-[.A1816])*1000000)/1000" office:value-type="float" office:value="0.962" calcext:value-type="float">
            <text:p>0.962</text:p>
          </table:table-cell>
          <table:table-cell table:formula="of:=IF([.B1817]&gt;1;&quot;SLEEP&quot;;&quot;&quot;)">
            <text:p/>
          </table:table-cell>
          <table:table-cell office:value-type="string" calcext:value-type="string">
            <text:p>0xFD</text:p>
          </table:table-cell>
        </table:table-row>
        <table:table-row table:style-name="ro1">
          <table:table-cell office:value-type="float" office:value="26.01365504" calcext:value-type="float">
            <text:p>26.01365504</text:p>
          </table:table-cell>
          <table:table-cell table:formula="of:=ROUND(([.A1818]-[.A1817])*1000000)/1000" office:value-type="float" office:value="0.094" calcext:value-type="float">
            <text:p>0.094</text:p>
          </table:table-cell>
          <table:table-cell table:formula="of:=IF([.B181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374864" calcext:value-type="float">
            <text:p>26.01374864</text:p>
          </table:table-cell>
          <table:table-cell table:formula="of:=ROUND(([.A1819]-[.A1818])*1000000)/1000" office:value-type="float" office:value="0.094" calcext:value-type="float">
            <text:p>0.094</text:p>
          </table:table-cell>
          <table:table-cell table:formula="of:=IF([.B181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398064" calcext:value-type="float">
            <text:p>26.01398064</text:p>
          </table:table-cell>
          <table:table-cell table:formula="of:=ROUND(([.A1820]-[.A1819])*1000000)/1000" office:value-type="float" office:value="0.232" calcext:value-type="float">
            <text:p>0.232</text:p>
          </table:table-cell>
          <table:table-cell table:formula="of:=IF([.B182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40744" calcext:value-type="float">
            <text:p>26.0140744</text:p>
          </table:table-cell>
          <table:table-cell table:formula="of:=ROUND(([.A1821]-[.A1820])*1000000)/1000" office:value-type="float" office:value="0.094" calcext:value-type="float">
            <text:p>0.094</text:p>
          </table:table-cell>
          <table:table-cell table:formula="of:=IF([.B182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430704" calcext:value-type="float">
            <text:p>26.01430704</text:p>
          </table:table-cell>
          <table:table-cell table:formula="of:=ROUND(([.A1822]-[.A1821])*1000000)/1000" office:value-type="float" office:value="0.233" calcext:value-type="float">
            <text:p>0.233</text:p>
          </table:table-cell>
          <table:table-cell table:formula="of:=IF([.B1822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6.0144008" calcext:value-type="float">
            <text:p>26.0144008</text:p>
          </table:table-cell>
          <table:table-cell table:formula="of:=ROUND(([.A1823]-[.A1822])*1000000)/1000" office:value-type="float" office:value="0.094" calcext:value-type="float">
            <text:p>0.094</text:p>
          </table:table-cell>
          <table:table-cell table:formula="of:=IF([.B1823]&gt;1;&quot;SLEEP&quot;;&quot;&quot;)">
            <text:p/>
          </table:table-cell>
          <table:table-cell office:value-type="string" calcext:value-type="string">
            <text:p>0x78</text:p>
          </table:table-cell>
        </table:table-row>
        <table:table-row table:style-name="ro1">
          <table:table-cell office:value-type="float" office:value="26.01463264" calcext:value-type="float">
            <text:p>26.01463264</text:p>
          </table:table-cell>
          <table:table-cell table:formula="of:=ROUND(([.A1824]-[.A1823])*1000000)/1000" office:value-type="float" office:value="0.232" calcext:value-type="float">
            <text:p>0.232</text:p>
          </table:table-cell>
          <table:table-cell table:formula="of:=IF([.B182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472624" calcext:value-type="float">
            <text:p>26.01472624</text:p>
          </table:table-cell>
          <table:table-cell table:formula="of:=ROUND(([.A1825]-[.A1824])*1000000)/1000" office:value-type="float" office:value="0.094" calcext:value-type="float">
            <text:p>0.094</text:p>
          </table:table-cell>
          <table:table-cell table:formula="of:=IF([.B1825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6.01496064" calcext:value-type="float">
            <text:p>26.01496064</text:p>
          </table:table-cell>
          <table:table-cell table:formula="of:=ROUND(([.A1826]-[.A1825])*1000000)/1000" office:value-type="float" office:value="0.234" calcext:value-type="float">
            <text:p>0.234</text:p>
          </table:table-cell>
          <table:table-cell table:formula="of:=IF([.B1826]&gt;1;&quot;SLEEP&quot;;&quot;&quot;)">
            <text:p/>
          </table:table-cell>
          <table:table-cell office:value-type="string" calcext:value-type="string">
            <text:p>0x3C</text:p>
          </table:table-cell>
        </table:table-row>
        <table:table-row table:style-name="ro1">
          <table:table-cell office:value-type="float" office:value="26.0150544" calcext:value-type="float">
            <text:p>26.0150544</text:p>
          </table:table-cell>
          <table:table-cell table:formula="of:=ROUND(([.A1827]-[.A1826])*1000000)/1000" office:value-type="float" office:value="0.094" calcext:value-type="float">
            <text:p>0.094</text:p>
          </table:table-cell>
          <table:table-cell table:formula="of:=IF([.B182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5148" calcext:value-type="float">
            <text:p>26.015148</text:p>
          </table:table-cell>
          <table:table-cell table:formula="of:=ROUND(([.A1828]-[.A1827])*1000000)/1000" office:value-type="float" office:value="0.094" calcext:value-type="float">
            <text:p>0.094</text:p>
          </table:table-cell>
          <table:table-cell table:formula="of:=IF([.B182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524176" calcext:value-type="float">
            <text:p>26.01524176</text:p>
          </table:table-cell>
          <table:table-cell table:formula="of:=ROUND(([.A1829]-[.A1828])*1000000)/1000" office:value-type="float" office:value="0.094" calcext:value-type="float">
            <text:p>0.094</text:p>
          </table:table-cell>
          <table:table-cell table:formula="of:=IF([.B1829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6.01533536" calcext:value-type="float">
            <text:p>26.01533536</text:p>
          </table:table-cell>
          <table:table-cell table:formula="of:=ROUND(([.A1830]-[.A1829])*1000000)/1000" office:value-type="float" office:value="0.094" calcext:value-type="float">
            <text:p>0.094</text:p>
          </table:table-cell>
          <table:table-cell table:formula="of:=IF([.B1830]&gt;1;&quot;SLEEP&quot;;&quot;&quot;)">
            <text:p/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float" office:value="26.01542912" calcext:value-type="float">
            <text:p>26.01542912</text:p>
          </table:table-cell>
          <table:table-cell table:formula="of:=ROUND(([.A1831]-[.A1830])*1000000)/1000" office:value-type="float" office:value="0.094" calcext:value-type="float">
            <text:p>0.094</text:p>
          </table:table-cell>
          <table:table-cell table:formula="of:=IF([.B183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552272" calcext:value-type="float">
            <text:p>26.01552272</text:p>
          </table:table-cell>
          <table:table-cell table:formula="of:=ROUND(([.A1832]-[.A1831])*1000000)/1000" office:value-type="float" office:value="0.094" calcext:value-type="float">
            <text:p>0.094</text:p>
          </table:table-cell>
          <table:table-cell table:formula="of:=IF([.B183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561648" calcext:value-type="float">
            <text:p>26.01561648</text:p>
          </table:table-cell>
          <table:table-cell table:formula="of:=ROUND(([.A1833]-[.A1832])*1000000)/1000" office:value-type="float" office:value="0.094" calcext:value-type="float">
            <text:p>0.094</text:p>
          </table:table-cell>
          <table:table-cell table:formula="of:=IF([.B183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571008" calcext:value-type="float">
            <text:p>26.01571008</text:p>
          </table:table-cell>
          <table:table-cell table:formula="of:=ROUND(([.A1834]-[.A1833])*1000000)/1000" office:value-type="float" office:value="0.094" calcext:value-type="float">
            <text:p>0.094</text:p>
          </table:table-cell>
          <table:table-cell table:formula="of:=IF([.B183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580368" calcext:value-type="float">
            <text:p>26.01580368</text:p>
          </table:table-cell>
          <table:table-cell table:formula="of:=ROUND(([.A1835]-[.A1834])*1000000)/1000" office:value-type="float" office:value="0.094" calcext:value-type="float">
            <text:p>0.094</text:p>
          </table:table-cell>
          <table:table-cell table:formula="of:=IF([.B183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589744" calcext:value-type="float">
            <text:p>26.01589744</text:p>
          </table:table-cell>
          <table:table-cell table:formula="of:=ROUND(([.A1836]-[.A1835])*1000000)/1000" office:value-type="float" office:value="0.094" calcext:value-type="float">
            <text:p>0.094</text:p>
          </table:table-cell>
          <table:table-cell table:formula="of:=IF([.B183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599104" calcext:value-type="float">
            <text:p>26.01599104</text:p>
          </table:table-cell>
          <table:table-cell table:formula="of:=ROUND(([.A1837]-[.A1836])*1000000)/1000" office:value-type="float" office:value="0.094" calcext:value-type="float">
            <text:p>0.094</text:p>
          </table:table-cell>
          <table:table-cell table:formula="of:=IF([.B183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60848" calcext:value-type="float">
            <text:p>26.0160848</text:p>
          </table:table-cell>
          <table:table-cell table:formula="of:=ROUND(([.A1838]-[.A1837])*1000000)/1000" office:value-type="float" office:value="0.094" calcext:value-type="float">
            <text:p>0.094</text:p>
          </table:table-cell>
          <table:table-cell table:formula="of:=IF([.B183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61784" calcext:value-type="float">
            <text:p>26.0161784</text:p>
          </table:table-cell>
          <table:table-cell table:formula="of:=ROUND(([.A1839]-[.A1838])*1000000)/1000" office:value-type="float" office:value="0.094" calcext:value-type="float">
            <text:p>0.094</text:p>
          </table:table-cell>
          <table:table-cell table:formula="of:=IF([.B183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627216" calcext:value-type="float">
            <text:p>26.01627216</text:p>
          </table:table-cell>
          <table:table-cell table:formula="of:=ROUND(([.A1840]-[.A1839])*1000000)/1000" office:value-type="float" office:value="0.094" calcext:value-type="float">
            <text:p>0.094</text:p>
          </table:table-cell>
          <table:table-cell table:formula="of:=IF([.B184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636576" calcext:value-type="float">
            <text:p>26.01636576</text:p>
          </table:table-cell>
          <table:table-cell table:formula="of:=ROUND(([.A1841]-[.A1840])*1000000)/1000" office:value-type="float" office:value="0.094" calcext:value-type="float">
            <text:p>0.094</text:p>
          </table:table-cell>
          <table:table-cell table:formula="of:=IF([.B184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645952" calcext:value-type="float">
            <text:p>26.01645952</text:p>
          </table:table-cell>
          <table:table-cell table:formula="of:=ROUND(([.A1842]-[.A1841])*1000000)/1000" office:value-type="float" office:value="0.094" calcext:value-type="float">
            <text:p>0.094</text:p>
          </table:table-cell>
          <table:table-cell table:formula="of:=IF([.B184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655312" calcext:value-type="float">
            <text:p>26.01655312</text:p>
          </table:table-cell>
          <table:table-cell table:formula="of:=ROUND(([.A1843]-[.A1842])*1000000)/1000" office:value-type="float" office:value="0.094" calcext:value-type="float">
            <text:p>0.094</text:p>
          </table:table-cell>
          <table:table-cell table:formula="of:=IF([.B184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664688" calcext:value-type="float">
            <text:p>26.01664688</text:p>
          </table:table-cell>
          <table:table-cell table:formula="of:=ROUND(([.A1844]-[.A1843])*1000000)/1000" office:value-type="float" office:value="0.094" calcext:value-type="float">
            <text:p>0.094</text:p>
          </table:table-cell>
          <table:table-cell table:formula="of:=IF([.B184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674048" calcext:value-type="float">
            <text:p>26.01674048</text:p>
          </table:table-cell>
          <table:table-cell table:formula="of:=ROUND(([.A1845]-[.A1844])*1000000)/1000" office:value-type="float" office:value="0.094" calcext:value-type="float">
            <text:p>0.094</text:p>
          </table:table-cell>
          <table:table-cell table:formula="of:=IF([.B184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683408" calcext:value-type="float">
            <text:p>26.01683408</text:p>
          </table:table-cell>
          <table:table-cell table:formula="of:=ROUND(([.A1846]-[.A1845])*1000000)/1000" office:value-type="float" office:value="0.094" calcext:value-type="float">
            <text:p>0.094</text:p>
          </table:table-cell>
          <table:table-cell table:formula="of:=IF([.B184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692784" calcext:value-type="float">
            <text:p>26.01692784</text:p>
          </table:table-cell>
          <table:table-cell table:formula="of:=ROUND(([.A1847]-[.A1846])*1000000)/1000" office:value-type="float" office:value="0.094" calcext:value-type="float">
            <text:p>0.094</text:p>
          </table:table-cell>
          <table:table-cell table:formula="of:=IF([.B184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702144" calcext:value-type="float">
            <text:p>26.01702144</text:p>
          </table:table-cell>
          <table:table-cell table:formula="of:=ROUND(([.A1848]-[.A1847])*1000000)/1000" office:value-type="float" office:value="0.094" calcext:value-type="float">
            <text:p>0.094</text:p>
          </table:table-cell>
          <table:table-cell table:formula="of:=IF([.B184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711504" calcext:value-type="float">
            <text:p>26.01711504</text:p>
          </table:table-cell>
          <table:table-cell table:formula="of:=ROUND(([.A1849]-[.A1848])*1000000)/1000" office:value-type="float" office:value="0.094" calcext:value-type="float">
            <text:p>0.094</text:p>
          </table:table-cell>
          <table:table-cell table:formula="of:=IF([.B184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72088" calcext:value-type="float">
            <text:p>26.0172088</text:p>
          </table:table-cell>
          <table:table-cell table:formula="of:=ROUND(([.A1850]-[.A1849])*1000000)/1000" office:value-type="float" office:value="0.094" calcext:value-type="float">
            <text:p>0.094</text:p>
          </table:table-cell>
          <table:table-cell table:formula="of:=IF([.B185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818048" calcext:value-type="float">
            <text:p>26.01818048</text:p>
          </table:table-cell>
          <table:table-cell table:formula="of:=ROUND(([.A1851]-[.A1850])*1000000)/1000" office:value-type="float" office:value="0.972" calcext:value-type="float">
            <text:p>0.972</text:p>
          </table:table-cell>
          <table:table-cell table:formula="of:=IF([.B185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827408" calcext:value-type="float">
            <text:p>26.01827408</text:p>
          </table:table-cell>
          <table:table-cell table:formula="of:=ROUND(([.A1852]-[.A1851])*1000000)/1000" office:value-type="float" office:value="0.094" calcext:value-type="float">
            <text:p>0.094</text:p>
          </table:table-cell>
          <table:table-cell table:formula="of:=IF([.B185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85064" calcext:value-type="float">
            <text:p>26.0185064</text:p>
          </table:table-cell>
          <table:table-cell table:formula="of:=ROUND(([.A1853]-[.A1852])*1000000)/1000" office:value-type="float" office:value="0.232" calcext:value-type="float">
            <text:p>0.232</text:p>
          </table:table-cell>
          <table:table-cell table:formula="of:=IF([.B1853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6.01860016" calcext:value-type="float">
            <text:p>26.01860016</text:p>
          </table:table-cell>
          <table:table-cell table:formula="of:=ROUND(([.A1854]-[.A1853])*1000000)/1000" office:value-type="float" office:value="0.094" calcext:value-type="float">
            <text:p>0.094</text:p>
          </table:table-cell>
          <table:table-cell table:formula="of:=IF([.B1854]&gt;1;&quot;SLEEP&quot;;&quot;&quot;)">
            <text:p/>
          </table:table-cell>
          <table:table-cell office:value-type="string" calcext:value-type="string">
            <text:p>0x78</text:p>
          </table:table-cell>
        </table:table-row>
        <table:table-row table:style-name="ro1">
          <table:table-cell office:value-type="float" office:value="26.018832" calcext:value-type="float">
            <text:p>26.018832</text:p>
          </table:table-cell>
          <table:table-cell table:formula="of:=ROUND(([.A1855]-[.A1854])*1000000)/1000" office:value-type="float" office:value="0.232" calcext:value-type="float">
            <text:p>0.232</text:p>
          </table:table-cell>
          <table:table-cell table:formula="of:=IF([.B185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89256" calcext:value-type="float">
            <text:p>26.0189256</text:p>
          </table:table-cell>
          <table:table-cell table:formula="of:=ROUND(([.A1856]-[.A1855])*1000000)/1000" office:value-type="float" office:value="0.094" calcext:value-type="float">
            <text:p>0.094</text:p>
          </table:table-cell>
          <table:table-cell table:formula="of:=IF([.B1856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6.0191608" calcext:value-type="float">
            <text:p>26.0191608</text:p>
          </table:table-cell>
          <table:table-cell table:formula="of:=ROUND(([.A1857]-[.A1856])*1000000)/1000" office:value-type="float" office:value="0.235" calcext:value-type="float">
            <text:p>0.235</text:p>
          </table:table-cell>
          <table:table-cell table:formula="of:=IF([.B1857]&gt;1;&quot;SLEEP&quot;;&quot;&quot;)">
            <text:p/>
          </table:table-cell>
          <table:table-cell office:value-type="string" calcext:value-type="string">
            <text:p>0x54</text:p>
          </table:table-cell>
        </table:table-row>
        <table:table-row table:style-name="ro1">
          <table:table-cell office:value-type="float" office:value="26.0192544" calcext:value-type="float">
            <text:p>26.0192544</text:p>
          </table:table-cell>
          <table:table-cell table:formula="of:=ROUND(([.A1858]-[.A1857])*1000000)/1000" office:value-type="float" office:value="0.094" calcext:value-type="float">
            <text:p>0.094</text:p>
          </table:table-cell>
          <table:table-cell table:formula="of:=IF([.B185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934816" calcext:value-type="float">
            <text:p>26.01934816</text:p>
          </table:table-cell>
          <table:table-cell table:formula="of:=ROUND(([.A1859]-[.A1858])*1000000)/1000" office:value-type="float" office:value="0.094" calcext:value-type="float">
            <text:p>0.094</text:p>
          </table:table-cell>
          <table:table-cell table:formula="of:=IF([.B185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944176" calcext:value-type="float">
            <text:p>26.01944176</text:p>
          </table:table-cell>
          <table:table-cell table:formula="of:=ROUND(([.A1860]-[.A1859])*1000000)/1000" office:value-type="float" office:value="0.094" calcext:value-type="float">
            <text:p>0.094</text:p>
          </table:table-cell>
          <table:table-cell table:formula="of:=IF([.B1860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6.01953552" calcext:value-type="float">
            <text:p>26.01953552</text:p>
          </table:table-cell>
          <table:table-cell table:formula="of:=ROUND(([.A1861]-[.A1860])*1000000)/1000" office:value-type="float" office:value="0.094" calcext:value-type="float">
            <text:p>0.094</text:p>
          </table:table-cell>
          <table:table-cell table:formula="of:=IF([.B1861]&gt;1;&quot;SLEEP&quot;;&quot;&quot;)">
            <text:p/>
          </table:table-cell>
          <table:table-cell office:value-type="string" calcext:value-type="string">
            <text:p>0x40</text:p>
          </table:table-cell>
        </table:table-row>
        <table:table-row table:style-name="ro1">
          <table:table-cell office:value-type="float" office:value="26.01962912" calcext:value-type="float">
            <text:p>26.01962912</text:p>
          </table:table-cell>
          <table:table-cell table:formula="of:=ROUND(([.A1862]-[.A1861])*1000000)/1000" office:value-type="float" office:value="0.094" calcext:value-type="float">
            <text:p>0.094</text:p>
          </table:table-cell>
          <table:table-cell table:formula="of:=IF([.B186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972288" calcext:value-type="float">
            <text:p>26.01972288</text:p>
          </table:table-cell>
          <table:table-cell table:formula="of:=ROUND(([.A1863]-[.A1862])*1000000)/1000" office:value-type="float" office:value="0.094" calcext:value-type="float">
            <text:p>0.094</text:p>
          </table:table-cell>
          <table:table-cell table:formula="of:=IF([.B186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1981648" calcext:value-type="float">
            <text:p>26.01981648</text:p>
          </table:table-cell>
          <table:table-cell table:formula="of:=ROUND(([.A1864]-[.A1863])*1000000)/1000" office:value-type="float" office:value="0.094" calcext:value-type="float">
            <text:p>0.094</text:p>
          </table:table-cell>
          <table:table-cell table:formula="of:=IF([.B1864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6.01991008" calcext:value-type="float">
            <text:p>26.01991008</text:p>
          </table:table-cell>
          <table:table-cell table:formula="of:=ROUND(([.A1865]-[.A1864])*1000000)/1000" office:value-type="float" office:value="0.094" calcext:value-type="float">
            <text:p>0.094</text:p>
          </table:table-cell>
          <table:table-cell table:formula="of:=IF([.B1865]&gt;1;&quot;SLEEP&quot;;&quot;&quot;)">
            <text:p/>
          </table:table-cell>
          <table:table-cell office:value-type="string" calcext:value-type="string">
            <text:p>0x48</text:p>
          </table:table-cell>
        </table:table-row>
        <table:table-row table:style-name="ro1">
          <table:table-cell office:value-type="float" office:value="26.02000384" calcext:value-type="float">
            <text:p>26.02000384</text:p>
          </table:table-cell>
          <table:table-cell table:formula="of:=ROUND(([.A1866]-[.A1865])*1000000)/1000" office:value-type="float" office:value="0.094" calcext:value-type="float">
            <text:p>0.094</text:p>
          </table:table-cell>
          <table:table-cell table:formula="of:=IF([.B186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009744" calcext:value-type="float">
            <text:p>26.02009744</text:p>
          </table:table-cell>
          <table:table-cell table:formula="of:=ROUND(([.A1867]-[.A1866])*1000000)/1000" office:value-type="float" office:value="0.094" calcext:value-type="float">
            <text:p>0.094</text:p>
          </table:table-cell>
          <table:table-cell table:formula="of:=IF([.B186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01912" calcext:value-type="float">
            <text:p>26.0201912</text:p>
          </table:table-cell>
          <table:table-cell table:formula="of:=ROUND(([.A1868]-[.A1867])*1000000)/1000" office:value-type="float" office:value="0.094" calcext:value-type="float">
            <text:p>0.094</text:p>
          </table:table-cell>
          <table:table-cell table:formula="of:=IF([.B1868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6.0202848" calcext:value-type="float">
            <text:p>26.0202848</text:p>
          </table:table-cell>
          <table:table-cell table:formula="of:=ROUND(([.A1869]-[.A1868])*1000000)/1000" office:value-type="float" office:value="0.094" calcext:value-type="float">
            <text:p>0.094</text:p>
          </table:table-cell>
          <table:table-cell table:formula="of:=IF([.B1869]&gt;1;&quot;SLEEP&quot;;&quot;&quot;)">
            <text:p/>
          </table:table-cell>
          <table:table-cell office:value-type="string" calcext:value-type="string">
            <text:p>0x50</text:p>
          </table:table-cell>
        </table:table-row>
        <table:table-row table:style-name="ro1">
          <table:table-cell office:value-type="float" office:value="26.02037856" calcext:value-type="float">
            <text:p>26.02037856</text:p>
          </table:table-cell>
          <table:table-cell table:formula="of:=ROUND(([.A1870]-[.A1869])*1000000)/1000" office:value-type="float" office:value="0.094" calcext:value-type="float">
            <text:p>0.094</text:p>
          </table:table-cell>
          <table:table-cell table:formula="of:=IF([.B187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047216" calcext:value-type="float">
            <text:p>26.02047216</text:p>
          </table:table-cell>
          <table:table-cell table:formula="of:=ROUND(([.A1871]-[.A1870])*1000000)/1000" office:value-type="float" office:value="0.094" calcext:value-type="float">
            <text:p>0.094</text:p>
          </table:table-cell>
          <table:table-cell table:formula="of:=IF([.B187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056576" calcext:value-type="float">
            <text:p>26.02056576</text:p>
          </table:table-cell>
          <table:table-cell table:formula="of:=ROUND(([.A1872]-[.A1871])*1000000)/1000" office:value-type="float" office:value="0.094" calcext:value-type="float">
            <text:p>0.094</text:p>
          </table:table-cell>
          <table:table-cell table:formula="of:=IF([.B187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065952" calcext:value-type="float">
            <text:p>26.02065952</text:p>
          </table:table-cell>
          <table:table-cell table:formula="of:=ROUND(([.A1873]-[.A1872])*1000000)/1000" office:value-type="float" office:value="0.094" calcext:value-type="float">
            <text:p>0.094</text:p>
          </table:table-cell>
          <table:table-cell table:formula="of:=IF([.B187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075312" calcext:value-type="float">
            <text:p>26.02075312</text:p>
          </table:table-cell>
          <table:table-cell table:formula="of:=ROUND(([.A1874]-[.A1873])*1000000)/1000" office:value-type="float" office:value="0.094" calcext:value-type="float">
            <text:p>0.094</text:p>
          </table:table-cell>
          <table:table-cell table:formula="of:=IF([.B187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084688" calcext:value-type="float">
            <text:p>26.02084688</text:p>
          </table:table-cell>
          <table:table-cell table:formula="of:=ROUND(([.A1875]-[.A1874])*1000000)/1000" office:value-type="float" office:value="0.094" calcext:value-type="float">
            <text:p>0.094</text:p>
          </table:table-cell>
          <table:table-cell table:formula="of:=IF([.B187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094048" calcext:value-type="float">
            <text:p>26.02094048</text:p>
          </table:table-cell>
          <table:table-cell table:formula="of:=ROUND(([.A1876]-[.A1875])*1000000)/1000" office:value-type="float" office:value="0.094" calcext:value-type="float">
            <text:p>0.094</text:p>
          </table:table-cell>
          <table:table-cell table:formula="of:=IF([.B187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103424" calcext:value-type="float">
            <text:p>26.02103424</text:p>
          </table:table-cell>
          <table:table-cell table:formula="of:=ROUND(([.A1877]-[.A1876])*1000000)/1000" office:value-type="float" office:value="0.094" calcext:value-type="float">
            <text:p>0.094</text:p>
          </table:table-cell>
          <table:table-cell table:formula="of:=IF([.B187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112784" calcext:value-type="float">
            <text:p>26.02112784</text:p>
          </table:table-cell>
          <table:table-cell table:formula="of:=ROUND(([.A1878]-[.A1877])*1000000)/1000" office:value-type="float" office:value="0.094" calcext:value-type="float">
            <text:p>0.094</text:p>
          </table:table-cell>
          <table:table-cell table:formula="of:=IF([.B187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122144" calcext:value-type="float">
            <text:p>26.02122144</text:p>
          </table:table-cell>
          <table:table-cell table:formula="of:=ROUND(([.A1879]-[.A1878])*1000000)/1000" office:value-type="float" office:value="0.094" calcext:value-type="float">
            <text:p>0.094</text:p>
          </table:table-cell>
          <table:table-cell table:formula="of:=IF([.B187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13152" calcext:value-type="float">
            <text:p>26.0213152</text:p>
          </table:table-cell>
          <table:table-cell table:formula="of:=ROUND(([.A1880]-[.A1879])*1000000)/1000" office:value-type="float" office:value="0.094" calcext:value-type="float">
            <text:p>0.094</text:p>
          </table:table-cell>
          <table:table-cell table:formula="of:=IF([.B188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14088" calcext:value-type="float">
            <text:p>26.0214088</text:p>
          </table:table-cell>
          <table:table-cell table:formula="of:=ROUND(([.A1881]-[.A1880])*1000000)/1000" office:value-type="float" office:value="0.094" calcext:value-type="float">
            <text:p>0.094</text:p>
          </table:table-cell>
          <table:table-cell table:formula="of:=IF([.B188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15024" calcext:value-type="float">
            <text:p>26.0215024</text:p>
          </table:table-cell>
          <table:table-cell table:formula="of:=ROUND(([.A1882]-[.A1881])*1000000)/1000" office:value-type="float" office:value="0.094" calcext:value-type="float">
            <text:p>0.094</text:p>
          </table:table-cell>
          <table:table-cell table:formula="of:=IF([.B188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159616" calcext:value-type="float">
            <text:p>26.02159616</text:p>
          </table:table-cell>
          <table:table-cell table:formula="of:=ROUND(([.A1883]-[.A1882])*1000000)/1000" office:value-type="float" office:value="0.094" calcext:value-type="float">
            <text:p>0.094</text:p>
          </table:table-cell>
          <table:table-cell table:formula="of:=IF([.B188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168976" calcext:value-type="float">
            <text:p>26.02168976</text:p>
          </table:table-cell>
          <table:table-cell table:formula="of:=ROUND(([.A1884]-[.A1883])*1000000)/1000" office:value-type="float" office:value="0.094" calcext:value-type="float">
            <text:p>0.094</text:p>
          </table:table-cell>
          <table:table-cell table:formula="of:=IF([.B188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178352" calcext:value-type="float">
            <text:p>26.02178352</text:p>
          </table:table-cell>
          <table:table-cell table:formula="of:=ROUND(([.A1885]-[.A1884])*1000000)/1000" office:value-type="float" office:value="0.094" calcext:value-type="float">
            <text:p>0.094</text:p>
          </table:table-cell>
          <table:table-cell table:formula="of:=IF([.B188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187712" calcext:value-type="float">
            <text:p>26.02187712</text:p>
          </table:table-cell>
          <table:table-cell table:formula="of:=ROUND(([.A1886]-[.A1885])*1000000)/1000" office:value-type="float" office:value="0.094" calcext:value-type="float">
            <text:p>0.094</text:p>
          </table:table-cell>
          <table:table-cell table:formula="of:=IF([.B188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197072" calcext:value-type="float">
            <text:p>26.02197072</text:p>
          </table:table-cell>
          <table:table-cell table:formula="of:=ROUND(([.A1887]-[.A1886])*1000000)/1000" office:value-type="float" office:value="0.094" calcext:value-type="float">
            <text:p>0.094</text:p>
          </table:table-cell>
          <table:table-cell table:formula="of:=IF([.B188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206448" calcext:value-type="float">
            <text:p>26.02206448</text:p>
          </table:table-cell>
          <table:table-cell table:formula="of:=ROUND(([.A1888]-[.A1887])*1000000)/1000" office:value-type="float" office:value="0.094" calcext:value-type="float">
            <text:p>0.094</text:p>
          </table:table-cell>
          <table:table-cell table:formula="of:=IF([.B188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302736" calcext:value-type="float">
            <text:p>26.02302736</text:p>
          </table:table-cell>
          <table:table-cell table:formula="of:=ROUND(([.A1889]-[.A1888])*1000000)/1000" office:value-type="float" office:value="0.963" calcext:value-type="float">
            <text:p>0.963</text:p>
          </table:table-cell>
          <table:table-cell table:formula="of:=IF([.B1889]&gt;1;&quot;SLEEP&quot;;&quot;&quot;)">
            <text:p/>
          </table:table-cell>
          <table:table-cell office:value-type="string" calcext:value-type="string">
            <text:p>0xFD</text:p>
          </table:table-cell>
        </table:table-row>
        <table:table-row table:style-name="ro1">
          <table:table-cell office:value-type="float" office:value="26.02312112" calcext:value-type="float">
            <text:p>26.02312112</text:p>
          </table:table-cell>
          <table:table-cell table:formula="of:=ROUND(([.A1890]-[.A1889])*1000000)/1000" office:value-type="float" office:value="0.094" calcext:value-type="float">
            <text:p>0.094</text:p>
          </table:table-cell>
          <table:table-cell table:formula="of:=IF([.B189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321472" calcext:value-type="float">
            <text:p>26.02321472</text:p>
          </table:table-cell>
          <table:table-cell table:formula="of:=ROUND(([.A1891]-[.A1890])*1000000)/1000" office:value-type="float" office:value="0.094" calcext:value-type="float">
            <text:p>0.094</text:p>
          </table:table-cell>
          <table:table-cell table:formula="of:=IF([.B189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344752" calcext:value-type="float">
            <text:p>26.02344752</text:p>
          </table:table-cell>
          <table:table-cell table:formula="of:=ROUND(([.A1892]-[.A1891])*1000000)/1000" office:value-type="float" office:value="0.233" calcext:value-type="float">
            <text:p>0.233</text:p>
          </table:table-cell>
          <table:table-cell table:formula="of:=IF([.B189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354128" calcext:value-type="float">
            <text:p>26.02354128</text:p>
          </table:table-cell>
          <table:table-cell table:formula="of:=ROUND(([.A1893]-[.A1892])*1000000)/1000" office:value-type="float" office:value="0.094" calcext:value-type="float">
            <text:p>0.094</text:p>
          </table:table-cell>
          <table:table-cell table:formula="of:=IF([.B189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377232" calcext:value-type="float">
            <text:p>26.02377232</text:p>
          </table:table-cell>
          <table:table-cell table:formula="of:=ROUND(([.A1894]-[.A1893])*1000000)/1000" office:value-type="float" office:value="0.231" calcext:value-type="float">
            <text:p>0.231</text:p>
          </table:table-cell>
          <table:table-cell table:formula="of:=IF([.B1894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6.02386592" calcext:value-type="float">
            <text:p>26.02386592</text:p>
          </table:table-cell>
          <table:table-cell table:formula="of:=ROUND(([.A1895]-[.A1894])*1000000)/1000" office:value-type="float" office:value="0.094" calcext:value-type="float">
            <text:p>0.094</text:p>
          </table:table-cell>
          <table:table-cell table:formula="of:=IF([.B1895]&gt;1;&quot;SLEEP&quot;;&quot;&quot;)">
            <text:p/>
          </table:table-cell>
          <table:table-cell office:value-type="string" calcext:value-type="string">
            <text:p>0x78</text:p>
          </table:table-cell>
        </table:table-row>
        <table:table-row table:style-name="ro1">
          <table:table-cell office:value-type="float" office:value="26.02409872" calcext:value-type="float">
            <text:p>26.02409872</text:p>
          </table:table-cell>
          <table:table-cell table:formula="of:=ROUND(([.A1896]-[.A1895])*1000000)/1000" office:value-type="float" office:value="0.233" calcext:value-type="float">
            <text:p>0.233</text:p>
          </table:table-cell>
          <table:table-cell table:formula="of:=IF([.B189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419232" calcext:value-type="float">
            <text:p>26.02419232</text:p>
          </table:table-cell>
          <table:table-cell table:formula="of:=ROUND(([.A1897]-[.A1896])*1000000)/1000" office:value-type="float" office:value="0.094" calcext:value-type="float">
            <text:p>0.094</text:p>
          </table:table-cell>
          <table:table-cell table:formula="of:=IF([.B1897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6.02442672" calcext:value-type="float">
            <text:p>26.02442672</text:p>
          </table:table-cell>
          <table:table-cell table:formula="of:=ROUND(([.A1898]-[.A1897])*1000000)/1000" office:value-type="float" office:value="0.234" calcext:value-type="float">
            <text:p>0.234</text:p>
          </table:table-cell>
          <table:table-cell table:formula="of:=IF([.B1898]&gt;1;&quot;SLEEP&quot;;&quot;&quot;)">
            <text:p/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float" office:value="26.02452032" calcext:value-type="float">
            <text:p>26.02452032</text:p>
          </table:table-cell>
          <table:table-cell table:formula="of:=ROUND(([.A1899]-[.A1898])*1000000)/1000" office:value-type="float" office:value="0.094" calcext:value-type="float">
            <text:p>0.094</text:p>
          </table:table-cell>
          <table:table-cell table:formula="of:=IF([.B189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461408" calcext:value-type="float">
            <text:p>26.02461408</text:p>
          </table:table-cell>
          <table:table-cell table:formula="of:=ROUND(([.A1900]-[.A1899])*1000000)/1000" office:value-type="float" office:value="0.094" calcext:value-type="float">
            <text:p>0.094</text:p>
          </table:table-cell>
          <table:table-cell table:formula="of:=IF([.B190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470784" calcext:value-type="float">
            <text:p>26.02470784</text:p>
          </table:table-cell>
          <table:table-cell table:formula="of:=ROUND(([.A1901]-[.A1900])*1000000)/1000" office:value-type="float" office:value="0.094" calcext:value-type="float">
            <text:p>0.094</text:p>
          </table:table-cell>
          <table:table-cell table:formula="of:=IF([.B1901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6.02480144" calcext:value-type="float">
            <text:p>26.02480144</text:p>
          </table:table-cell>
          <table:table-cell table:formula="of:=ROUND(([.A1902]-[.A1901])*1000000)/1000" office:value-type="float" office:value="0.094" calcext:value-type="float">
            <text:p>0.094</text:p>
          </table:table-cell>
          <table:table-cell table:formula="of:=IF([.B1902]&gt;1;&quot;SLEEP&quot;;&quot;&quot;)">
            <text:p/>
          </table:table-cell>
          <table:table-cell office:value-type="string" calcext:value-type="string">
            <text:p>0x58</text:p>
          </table:table-cell>
        </table:table-row>
        <table:table-row table:style-name="ro1">
          <table:table-cell office:value-type="float" office:value="26.02489504" calcext:value-type="float">
            <text:p>26.02489504</text:p>
          </table:table-cell>
          <table:table-cell table:formula="of:=ROUND(([.A1903]-[.A1902])*1000000)/1000" office:value-type="float" office:value="0.094" calcext:value-type="float">
            <text:p>0.094</text:p>
          </table:table-cell>
          <table:table-cell table:formula="of:=IF([.B190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49888" calcext:value-type="float">
            <text:p>26.0249888</text:p>
          </table:table-cell>
          <table:table-cell table:formula="of:=ROUND(([.A1904]-[.A1903])*1000000)/1000" office:value-type="float" office:value="0.094" calcext:value-type="float">
            <text:p>0.094</text:p>
          </table:table-cell>
          <table:table-cell table:formula="of:=IF([.B190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50824" calcext:value-type="float">
            <text:p>26.0250824</text:p>
          </table:table-cell>
          <table:table-cell table:formula="of:=ROUND(([.A1905]-[.A1904])*1000000)/1000" office:value-type="float" office:value="0.094" calcext:value-type="float">
            <text:p>0.094</text:p>
          </table:table-cell>
          <table:table-cell table:formula="of:=IF([.B1905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6.025176" calcext:value-type="float">
            <text:p>26.025176</text:p>
          </table:table-cell>
          <table:table-cell table:formula="of:=ROUND(([.A1906]-[.A1905])*1000000)/1000" office:value-type="float" office:value="0.094" calcext:value-type="float">
            <text:p>0.094</text:p>
          </table:table-cell>
          <table:table-cell table:formula="of:=IF([.B1906]&gt;1;&quot;SLEEP&quot;;&quot;&quot;)">
            <text:p/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float" office:value="26.02526976" calcext:value-type="float">
            <text:p>26.02526976</text:p>
          </table:table-cell>
          <table:table-cell table:formula="of:=ROUND(([.A1907]-[.A1906])*1000000)/1000" office:value-type="float" office:value="0.094" calcext:value-type="float">
            <text:p>0.094</text:p>
          </table:table-cell>
          <table:table-cell table:formula="of:=IF([.B190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536336" calcext:value-type="float">
            <text:p>26.02536336</text:p>
          </table:table-cell>
          <table:table-cell table:formula="of:=ROUND(([.A1908]-[.A1907])*1000000)/1000" office:value-type="float" office:value="0.094" calcext:value-type="float">
            <text:p>0.094</text:p>
          </table:table-cell>
          <table:table-cell table:formula="of:=IF([.B190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545712" calcext:value-type="float">
            <text:p>26.02545712</text:p>
          </table:table-cell>
          <table:table-cell table:formula="of:=ROUND(([.A1909]-[.A1908])*1000000)/1000" office:value-type="float" office:value="0.094" calcext:value-type="float">
            <text:p>0.094</text:p>
          </table:table-cell>
          <table:table-cell table:formula="of:=IF([.B190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555072" calcext:value-type="float">
            <text:p>26.02555072</text:p>
          </table:table-cell>
          <table:table-cell table:formula="of:=ROUND(([.A1910]-[.A1909])*1000000)/1000" office:value-type="float" office:value="0.094" calcext:value-type="float">
            <text:p>0.094</text:p>
          </table:table-cell>
          <table:table-cell table:formula="of:=IF([.B191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65184" calcext:value-type="float">
            <text:p>26.0265184</text:p>
          </table:table-cell>
          <table:table-cell table:formula="of:=ROUND(([.A1911]-[.A1910])*1000000)/1000" office:value-type="float" office:value="0.968" calcext:value-type="float">
            <text:p>0.968</text:p>
          </table:table-cell>
          <table:table-cell table:formula="of:=IF([.B191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6612" calcext:value-type="float">
            <text:p>26.026612</text:p>
          </table:table-cell>
          <table:table-cell table:formula="of:=ROUND(([.A1912]-[.A1911])*1000000)/1000" office:value-type="float" office:value="0.094" calcext:value-type="float">
            <text:p>0.094</text:p>
          </table:table-cell>
          <table:table-cell table:formula="of:=IF([.B1912]&gt;1;&quot;SLEEP&quot;;&quot;&quot;)">
            <text:p/>
          </table:table-cell>
          <table:table-cell office:value-type="string" calcext:value-type="string">
            <text:p>0x1D</text:p>
          </table:table-cell>
        </table:table-row>
        <table:table-row table:style-name="ro1">
          <table:table-cell office:value-type="float" office:value="26.02684528" calcext:value-type="float">
            <text:p>26.02684528</text:p>
          </table:table-cell>
          <table:table-cell table:formula="of:=ROUND(([.A1913]-[.A1912])*1000000)/1000" office:value-type="float" office:value="0.233" calcext:value-type="float">
            <text:p>0.233</text:p>
          </table:table-cell>
          <table:table-cell table:formula="of:=IF([.B1913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02693888" calcext:value-type="float">
            <text:p>26.02693888</text:p>
          </table:table-cell>
          <table:table-cell table:formula="of:=ROUND(([.A1914]-[.A1913])*1000000)/1000" office:value-type="float" office:value="0.094" calcext:value-type="float">
            <text:p>0.094</text:p>
          </table:table-cell>
          <table:table-cell table:formula="of:=IF([.B191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703264" calcext:value-type="float">
            <text:p>26.02703264</text:p>
          </table:table-cell>
          <table:table-cell table:formula="of:=ROUND(([.A1915]-[.A1914])*1000000)/1000" office:value-type="float" office:value="0.094" calcext:value-type="float">
            <text:p>0.094</text:p>
          </table:table-cell>
          <table:table-cell table:formula="of:=IF([.B191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712624" calcext:value-type="float">
            <text:p>26.02712624</text:p>
          </table:table-cell>
          <table:table-cell table:formula="of:=ROUND(([.A1916]-[.A1915])*1000000)/1000" office:value-type="float" office:value="0.094" calcext:value-type="float">
            <text:p>0.094</text:p>
          </table:table-cell>
          <table:table-cell table:formula="of:=IF([.B191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722" calcext:value-type="float">
            <text:p>26.02722</text:p>
          </table:table-cell>
          <table:table-cell table:formula="of:=ROUND(([.A1917]-[.A1916])*1000000)/1000" office:value-type="float" office:value="0.094" calcext:value-type="float">
            <text:p>0.094</text:p>
          </table:table-cell>
          <table:table-cell table:formula="of:=IF([.B191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73136" calcext:value-type="float">
            <text:p>26.0273136</text:p>
          </table:table-cell>
          <table:table-cell table:formula="of:=ROUND(([.A1918]-[.A1917])*1000000)/1000" office:value-type="float" office:value="0.094" calcext:value-type="float">
            <text:p>0.094</text:p>
          </table:table-cell>
          <table:table-cell table:formula="of:=IF([.B191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740736" calcext:value-type="float">
            <text:p>26.02740736</text:p>
          </table:table-cell>
          <table:table-cell table:formula="of:=ROUND(([.A1919]-[.A1918])*1000000)/1000" office:value-type="float" office:value="0.094" calcext:value-type="float">
            <text:p>0.094</text:p>
          </table:table-cell>
          <table:table-cell table:formula="of:=IF([.B191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750096" calcext:value-type="float">
            <text:p>26.02750096</text:p>
          </table:table-cell>
          <table:table-cell table:formula="of:=ROUND(([.A1920]-[.A1919])*1000000)/1000" office:value-type="float" office:value="0.094" calcext:value-type="float">
            <text:p>0.094</text:p>
          </table:table-cell>
          <table:table-cell table:formula="of:=IF([.B192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759472" calcext:value-type="float">
            <text:p>26.02759472</text:p>
          </table:table-cell>
          <table:table-cell table:formula="of:=ROUND(([.A1921]-[.A1920])*1000000)/1000" office:value-type="float" office:value="0.094" calcext:value-type="float">
            <text:p>0.094</text:p>
          </table:table-cell>
          <table:table-cell table:formula="of:=IF([.B192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768832" calcext:value-type="float">
            <text:p>26.02768832</text:p>
          </table:table-cell>
          <table:table-cell table:formula="of:=ROUND(([.A1922]-[.A1921])*1000000)/1000" office:value-type="float" office:value="0.094" calcext:value-type="float">
            <text:p>0.094</text:p>
          </table:table-cell>
          <table:table-cell table:formula="of:=IF([.B192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778192" calcext:value-type="float">
            <text:p>26.02778192</text:p>
          </table:table-cell>
          <table:table-cell table:formula="of:=ROUND(([.A1923]-[.A1922])*1000000)/1000" office:value-type="float" office:value="0.094" calcext:value-type="float">
            <text:p>0.094</text:p>
          </table:table-cell>
          <table:table-cell table:formula="of:=IF([.B192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787568" calcext:value-type="float">
            <text:p>26.02787568</text:p>
          </table:table-cell>
          <table:table-cell table:formula="of:=ROUND(([.A1924]-[.A1923])*1000000)/1000" office:value-type="float" office:value="0.094" calcext:value-type="float">
            <text:p>0.094</text:p>
          </table:table-cell>
          <table:table-cell table:formula="of:=IF([.B192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796928" calcext:value-type="float">
            <text:p>26.02796928</text:p>
          </table:table-cell>
          <table:table-cell table:formula="of:=ROUND(([.A1925]-[.A1924])*1000000)/1000" office:value-type="float" office:value="0.094" calcext:value-type="float">
            <text:p>0.094</text:p>
          </table:table-cell>
          <table:table-cell table:formula="of:=IF([.B192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806304" calcext:value-type="float">
            <text:p>26.02806304</text:p>
          </table:table-cell>
          <table:table-cell table:formula="of:=ROUND(([.A1926]-[.A1925])*1000000)/1000" office:value-type="float" office:value="0.094" calcext:value-type="float">
            <text:p>0.094</text:p>
          </table:table-cell>
          <table:table-cell table:formula="of:=IF([.B192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815664" calcext:value-type="float">
            <text:p>26.02815664</text:p>
          </table:table-cell>
          <table:table-cell table:formula="of:=ROUND(([.A1927]-[.A1926])*1000000)/1000" office:value-type="float" office:value="0.094" calcext:value-type="float">
            <text:p>0.094</text:p>
          </table:table-cell>
          <table:table-cell table:formula="of:=IF([.B192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82504" calcext:value-type="float">
            <text:p>26.0282504</text:p>
          </table:table-cell>
          <table:table-cell table:formula="of:=ROUND(([.A1928]-[.A1927])*1000000)/1000" office:value-type="float" office:value="0.094" calcext:value-type="float">
            <text:p>0.094</text:p>
          </table:table-cell>
          <table:table-cell table:formula="of:=IF([.B192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8344" calcext:value-type="float">
            <text:p>26.028344</text:p>
          </table:table-cell>
          <table:table-cell table:formula="of:=ROUND(([.A1929]-[.A1928])*1000000)/1000" office:value-type="float" office:value="0.094" calcext:value-type="float">
            <text:p>0.094</text:p>
          </table:table-cell>
          <table:table-cell table:formula="of:=IF([.B192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843776" calcext:value-type="float">
            <text:p>26.02843776</text:p>
          </table:table-cell>
          <table:table-cell table:formula="of:=ROUND(([.A1930]-[.A1929])*1000000)/1000" office:value-type="float" office:value="0.094" calcext:value-type="float">
            <text:p>0.094</text:p>
          </table:table-cell>
          <table:table-cell table:formula="of:=IF([.B193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853136" calcext:value-type="float">
            <text:p>26.02853136</text:p>
          </table:table-cell>
          <table:table-cell table:formula="of:=ROUND(([.A1931]-[.A1930])*1000000)/1000" office:value-type="float" office:value="0.094" calcext:value-type="float">
            <text:p>0.094</text:p>
          </table:table-cell>
          <table:table-cell table:formula="of:=IF([.B193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862512" calcext:value-type="float">
            <text:p>26.02862512</text:p>
          </table:table-cell>
          <table:table-cell table:formula="of:=ROUND(([.A1932]-[.A1931])*1000000)/1000" office:value-type="float" office:value="0.094" calcext:value-type="float">
            <text:p>0.094</text:p>
          </table:table-cell>
          <table:table-cell table:formula="of:=IF([.B193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871872" calcext:value-type="float">
            <text:p>26.02871872</text:p>
          </table:table-cell>
          <table:table-cell table:formula="of:=ROUND(([.A1933]-[.A1932])*1000000)/1000" office:value-type="float" office:value="0.094" calcext:value-type="float">
            <text:p>0.094</text:p>
          </table:table-cell>
          <table:table-cell table:formula="of:=IF([.B193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968464" calcext:value-type="float">
            <text:p>26.02968464</text:p>
          </table:table-cell>
          <table:table-cell table:formula="of:=ROUND(([.A1934]-[.A1933])*1000000)/1000" office:value-type="float" office:value="0.966" calcext:value-type="float">
            <text:p>0.966</text:p>
          </table:table-cell>
          <table:table-cell table:formula="of:=IF([.B193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2977824" calcext:value-type="float">
            <text:p>26.02977824</text:p>
          </table:table-cell>
          <table:table-cell table:formula="of:=ROUND(([.A1935]-[.A1934])*1000000)/1000" office:value-type="float" office:value="0.094" calcext:value-type="float">
            <text:p>0.094</text:p>
          </table:table-cell>
          <table:table-cell table:formula="of:=IF([.B193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000976" calcext:value-type="float">
            <text:p>26.03000976</text:p>
          </table:table-cell>
          <table:table-cell table:formula="of:=ROUND(([.A1936]-[.A1935])*1000000)/1000" office:value-type="float" office:value="0.232" calcext:value-type="float">
            <text:p>0.232</text:p>
          </table:table-cell>
          <table:table-cell table:formula="of:=IF([.B1936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6.03010352" calcext:value-type="float">
            <text:p>26.03010352</text:p>
          </table:table-cell>
          <table:table-cell table:formula="of:=ROUND(([.A1937]-[.A1936])*1000000)/1000" office:value-type="float" office:value="0.094" calcext:value-type="float">
            <text:p>0.094</text:p>
          </table:table-cell>
          <table:table-cell table:formula="of:=IF([.B1937]&gt;1;&quot;SLEEP&quot;;&quot;&quot;)">
            <text:p/>
          </table:table-cell>
          <table:table-cell office:value-type="string" calcext:value-type="string">
            <text:p>0x78</text:p>
          </table:table-cell>
        </table:table-row>
        <table:table-row table:style-name="ro1">
          <table:table-cell office:value-type="float" office:value="26.03033536" calcext:value-type="float">
            <text:p>26.03033536</text:p>
          </table:table-cell>
          <table:table-cell table:formula="of:=ROUND(([.A1938]-[.A1937])*1000000)/1000" office:value-type="float" office:value="0.232" calcext:value-type="float">
            <text:p>0.232</text:p>
          </table:table-cell>
          <table:table-cell table:formula="of:=IF([.B193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042896" calcext:value-type="float">
            <text:p>26.03042896</text:p>
          </table:table-cell>
          <table:table-cell table:formula="of:=ROUND(([.A1939]-[.A1938])*1000000)/1000" office:value-type="float" office:value="0.094" calcext:value-type="float">
            <text:p>0.094</text:p>
          </table:table-cell>
          <table:table-cell table:formula="of:=IF([.B1939]&gt;1;&quot;SLEEP&quot;;&quot;&quot;)">
            <text:p/>
          </table:table-cell>
          <table:table-cell office:value-type="string" calcext:value-type="string">
            <text:p>0x1D</text:p>
          </table:table-cell>
        </table:table-row>
        <table:table-row table:style-name="ro1">
          <table:table-cell office:value-type="float" office:value="26.03066416" calcext:value-type="float">
            <text:p>26.03066416</text:p>
          </table:table-cell>
          <table:table-cell table:formula="of:=ROUND(([.A1940]-[.A1939])*1000000)/1000" office:value-type="float" office:value="0.235" calcext:value-type="float">
            <text:p>0.235</text:p>
          </table:table-cell>
          <table:table-cell table:formula="of:=IF([.B1940]&gt;1;&quot;SLEEP&quot;;&quot;&quot;)">
            <text:p/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26.03075792" calcext:value-type="float">
            <text:p>26.03075792</text:p>
          </table:table-cell>
          <table:table-cell table:formula="of:=ROUND(([.A1941]-[.A1940])*1000000)/1000" office:value-type="float" office:value="0.094" calcext:value-type="float">
            <text:p>0.094</text:p>
          </table:table-cell>
          <table:table-cell table:formula="of:=IF([.B194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085152" calcext:value-type="float">
            <text:p>26.03085152</text:p>
          </table:table-cell>
          <table:table-cell table:formula="of:=ROUND(([.A1942]-[.A1941])*1000000)/1000" office:value-type="float" office:value="0.094" calcext:value-type="float">
            <text:p>0.094</text:p>
          </table:table-cell>
          <table:table-cell table:formula="of:=IF([.B194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094528" calcext:value-type="float">
            <text:p>26.03094528</text:p>
          </table:table-cell>
          <table:table-cell table:formula="of:=ROUND(([.A1943]-[.A1942])*1000000)/1000" office:value-type="float" office:value="0.094" calcext:value-type="float">
            <text:p>0.094</text:p>
          </table:table-cell>
          <table:table-cell table:formula="of:=IF([.B194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103888" calcext:value-type="float">
            <text:p>26.03103888</text:p>
          </table:table-cell>
          <table:table-cell table:formula="of:=ROUND(([.A1944]-[.A1943])*1000000)/1000" office:value-type="float" office:value="0.094" calcext:value-type="float">
            <text:p>0.094</text:p>
          </table:table-cell>
          <table:table-cell table:formula="of:=IF([.B194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113264" calcext:value-type="float">
            <text:p>26.03113264</text:p>
          </table:table-cell>
          <table:table-cell table:formula="of:=ROUND(([.A1945]-[.A1944])*1000000)/1000" office:value-type="float" office:value="0.094" calcext:value-type="float">
            <text:p>0.094</text:p>
          </table:table-cell>
          <table:table-cell table:formula="of:=IF([.B194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122624" calcext:value-type="float">
            <text:p>26.03122624</text:p>
          </table:table-cell>
          <table:table-cell table:formula="of:=ROUND(([.A1946]-[.A1945])*1000000)/1000" office:value-type="float" office:value="0.094" calcext:value-type="float">
            <text:p>0.094</text:p>
          </table:table-cell>
          <table:table-cell table:formula="of:=IF([.B194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131984" calcext:value-type="float">
            <text:p>26.03131984</text:p>
          </table:table-cell>
          <table:table-cell table:formula="of:=ROUND(([.A1947]-[.A1946])*1000000)/1000" office:value-type="float" office:value="0.094" calcext:value-type="float">
            <text:p>0.094</text:p>
          </table:table-cell>
          <table:table-cell table:formula="of:=IF([.B194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14136" calcext:value-type="float">
            <text:p>26.0314136</text:p>
          </table:table-cell>
          <table:table-cell table:formula="of:=ROUND(([.A1948]-[.A1947])*1000000)/1000" office:value-type="float" office:value="0.094" calcext:value-type="float">
            <text:p>0.094</text:p>
          </table:table-cell>
          <table:table-cell table:formula="of:=IF([.B194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15072" calcext:value-type="float">
            <text:p>26.0315072</text:p>
          </table:table-cell>
          <table:table-cell table:formula="of:=ROUND(([.A1949]-[.A1948])*1000000)/1000" office:value-type="float" office:value="0.094" calcext:value-type="float">
            <text:p>0.094</text:p>
          </table:table-cell>
          <table:table-cell table:formula="of:=IF([.B194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160096" calcext:value-type="float">
            <text:p>26.03160096</text:p>
          </table:table-cell>
          <table:table-cell table:formula="of:=ROUND(([.A1950]-[.A1949])*1000000)/1000" office:value-type="float" office:value="0.094" calcext:value-type="float">
            <text:p>0.094</text:p>
          </table:table-cell>
          <table:table-cell table:formula="of:=IF([.B195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169456" calcext:value-type="float">
            <text:p>26.03169456</text:p>
          </table:table-cell>
          <table:table-cell table:formula="of:=ROUND(([.A1951]-[.A1950])*1000000)/1000" office:value-type="float" office:value="0.094" calcext:value-type="float">
            <text:p>0.094</text:p>
          </table:table-cell>
          <table:table-cell table:formula="of:=IF([.B195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178832" calcext:value-type="float">
            <text:p>26.03178832</text:p>
          </table:table-cell>
          <table:table-cell table:formula="of:=ROUND(([.A1952]-[.A1951])*1000000)/1000" office:value-type="float" office:value="0.094" calcext:value-type="float">
            <text:p>0.094</text:p>
          </table:table-cell>
          <table:table-cell table:formula="of:=IF([.B195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188192" calcext:value-type="float">
            <text:p>26.03188192</text:p>
          </table:table-cell>
          <table:table-cell table:formula="of:=ROUND(([.A1953]-[.A1952])*1000000)/1000" office:value-type="float" office:value="0.094" calcext:value-type="float">
            <text:p>0.094</text:p>
          </table:table-cell>
          <table:table-cell table:formula="of:=IF([.B195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197568" calcext:value-type="float">
            <text:p>26.03197568</text:p>
          </table:table-cell>
          <table:table-cell table:formula="of:=ROUND(([.A1954]-[.A1953])*1000000)/1000" office:value-type="float" office:value="0.094" calcext:value-type="float">
            <text:p>0.094</text:p>
          </table:table-cell>
          <table:table-cell table:formula="of:=IF([.B195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206928" calcext:value-type="float">
            <text:p>26.03206928</text:p>
          </table:table-cell>
          <table:table-cell table:formula="of:=ROUND(([.A1955]-[.A1954])*1000000)/1000" office:value-type="float" office:value="0.094" calcext:value-type="float">
            <text:p>0.094</text:p>
          </table:table-cell>
          <table:table-cell table:formula="of:=IF([.B195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216304" calcext:value-type="float">
            <text:p>26.03216304</text:p>
          </table:table-cell>
          <table:table-cell table:formula="of:=ROUND(([.A1956]-[.A1955])*1000000)/1000" office:value-type="float" office:value="0.094" calcext:value-type="float">
            <text:p>0.094</text:p>
          </table:table-cell>
          <table:table-cell table:formula="of:=IF([.B195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225664" calcext:value-type="float">
            <text:p>26.03225664</text:p>
          </table:table-cell>
          <table:table-cell table:formula="of:=ROUND(([.A1957]-[.A1956])*1000000)/1000" office:value-type="float" office:value="0.094" calcext:value-type="float">
            <text:p>0.094</text:p>
          </table:table-cell>
          <table:table-cell table:formula="of:=IF([.B195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235024" calcext:value-type="float">
            <text:p>26.03235024</text:p>
          </table:table-cell>
          <table:table-cell table:formula="of:=ROUND(([.A1958]-[.A1957])*1000000)/1000" office:value-type="float" office:value="0.094" calcext:value-type="float">
            <text:p>0.094</text:p>
          </table:table-cell>
          <table:table-cell table:formula="of:=IF([.B195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2444" calcext:value-type="float">
            <text:p>26.032444</text:p>
          </table:table-cell>
          <table:table-cell table:formula="of:=ROUND(([.A1959]-[.A1958])*1000000)/1000" office:value-type="float" office:value="0.094" calcext:value-type="float">
            <text:p>0.094</text:p>
          </table:table-cell>
          <table:table-cell table:formula="of:=IF([.B195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25376" calcext:value-type="float">
            <text:p>26.0325376</text:p>
          </table:table-cell>
          <table:table-cell table:formula="of:=ROUND(([.A1960]-[.A1959])*1000000)/1000" office:value-type="float" office:value="0.094" calcext:value-type="float">
            <text:p>0.094</text:p>
          </table:table-cell>
          <table:table-cell table:formula="of:=IF([.B196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263136" calcext:value-type="float">
            <text:p>26.03263136</text:p>
          </table:table-cell>
          <table:table-cell table:formula="of:=ROUND(([.A1961]-[.A1960])*1000000)/1000" office:value-type="float" office:value="0.094" calcext:value-type="float">
            <text:p>0.094</text:p>
          </table:table-cell>
          <table:table-cell table:formula="of:=IF([.B196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272496" calcext:value-type="float">
            <text:p>26.03272496</text:p>
          </table:table-cell>
          <table:table-cell table:formula="of:=ROUND(([.A1962]-[.A1961])*1000000)/1000" office:value-type="float" office:value="0.094" calcext:value-type="float">
            <text:p>0.094</text:p>
          </table:table-cell>
          <table:table-cell table:formula="of:=IF([.B196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281872" calcext:value-type="float">
            <text:p>26.03281872</text:p>
          </table:table-cell>
          <table:table-cell table:formula="of:=ROUND(([.A1963]-[.A1962])*1000000)/1000" office:value-type="float" office:value="0.094" calcext:value-type="float">
            <text:p>0.094</text:p>
          </table:table-cell>
          <table:table-cell table:formula="of:=IF([.B196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291232" calcext:value-type="float">
            <text:p>26.03291232</text:p>
          </table:table-cell>
          <table:table-cell table:formula="of:=ROUND(([.A1964]-[.A1963])*1000000)/1000" office:value-type="float" office:value="0.094" calcext:value-type="float">
            <text:p>0.094</text:p>
          </table:table-cell>
          <table:table-cell table:formula="of:=IF([.B196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300592" calcext:value-type="float">
            <text:p>26.03300592</text:p>
          </table:table-cell>
          <table:table-cell table:formula="of:=ROUND(([.A1965]-[.A1964])*1000000)/1000" office:value-type="float" office:value="0.094" calcext:value-type="float">
            <text:p>0.094</text:p>
          </table:table-cell>
          <table:table-cell table:formula="of:=IF([.B196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309968" calcext:value-type="float">
            <text:p>26.03309968</text:p>
          </table:table-cell>
          <table:table-cell table:formula="of:=ROUND(([.A1966]-[.A1965])*1000000)/1000" office:value-type="float" office:value="0.094" calcext:value-type="float">
            <text:p>0.094</text:p>
          </table:table-cell>
          <table:table-cell table:formula="of:=IF([.B196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319328" calcext:value-type="float">
            <text:p>26.03319328</text:p>
          </table:table-cell>
          <table:table-cell table:formula="of:=ROUND(([.A1967]-[.A1966])*1000000)/1000" office:value-type="float" office:value="0.094" calcext:value-type="float">
            <text:p>0.094</text:p>
          </table:table-cell>
          <table:table-cell table:formula="of:=IF([.B196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328704" calcext:value-type="float">
            <text:p>26.03328704</text:p>
          </table:table-cell>
          <table:table-cell table:formula="of:=ROUND(([.A1968]-[.A1967])*1000000)/1000" office:value-type="float" office:value="0.094" calcext:value-type="float">
            <text:p>0.094</text:p>
          </table:table-cell>
          <table:table-cell table:formula="of:=IF([.B196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338064" calcext:value-type="float">
            <text:p>26.03338064</text:p>
          </table:table-cell>
          <table:table-cell table:formula="of:=ROUND(([.A1969]-[.A1968])*1000000)/1000" office:value-type="float" office:value="0.094" calcext:value-type="float">
            <text:p>0.094</text:p>
          </table:table-cell>
          <table:table-cell table:formula="of:=IF([.B196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347424" calcext:value-type="float">
            <text:p>26.03347424</text:p>
          </table:table-cell>
          <table:table-cell table:formula="of:=ROUND(([.A1970]-[.A1969])*1000000)/1000" office:value-type="float" office:value="0.094" calcext:value-type="float">
            <text:p>0.094</text:p>
          </table:table-cell>
          <table:table-cell table:formula="of:=IF([.B197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3568" calcext:value-type="float">
            <text:p>26.033568</text:p>
          </table:table-cell>
          <table:table-cell table:formula="of:=ROUND(([.A1971]-[.A1970])*1000000)/1000" office:value-type="float" office:value="0.094" calcext:value-type="float">
            <text:p>0.094</text:p>
          </table:table-cell>
          <table:table-cell table:formula="of:=IF([.B197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453008" calcext:value-type="float">
            <text:p>26.03453008</text:p>
          </table:table-cell>
          <table:table-cell table:formula="of:=ROUND(([.A1972]-[.A1971])*1000000)/1000" office:value-type="float" office:value="0.962" calcext:value-type="float">
            <text:p>0.962</text:p>
          </table:table-cell>
          <table:table-cell table:formula="of:=IF([.B1972]&gt;1;&quot;SLEEP&quot;;&quot;&quot;)">
            <text:p/>
          </table:table-cell>
          <table:table-cell office:value-type="string" calcext:value-type="string">
            <text:p>0xFD</text:p>
          </table:table-cell>
        </table:table-row>
        <table:table-row table:style-name="ro1">
          <table:table-cell office:value-type="float" office:value="26.03462368" calcext:value-type="float">
            <text:p>26.03462368</text:p>
          </table:table-cell>
          <table:table-cell table:formula="of:=ROUND(([.A1973]-[.A1972])*1000000)/1000" office:value-type="float" office:value="0.094" calcext:value-type="float">
            <text:p>0.094</text:p>
          </table:table-cell>
          <table:table-cell table:formula="of:=IF([.B197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471744" calcext:value-type="float">
            <text:p>26.03471744</text:p>
          </table:table-cell>
          <table:table-cell table:formula="of:=ROUND(([.A1974]-[.A1973])*1000000)/1000" office:value-type="float" office:value="0.094" calcext:value-type="float">
            <text:p>0.094</text:p>
          </table:table-cell>
          <table:table-cell table:formula="of:=IF([.B197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494928" calcext:value-type="float">
            <text:p>26.03494928</text:p>
          </table:table-cell>
          <table:table-cell table:formula="of:=ROUND(([.A1975]-[.A1974])*1000000)/1000" office:value-type="float" office:value="0.232" calcext:value-type="float">
            <text:p>0.232</text:p>
          </table:table-cell>
          <table:table-cell table:formula="of:=IF([.B197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504304" calcext:value-type="float">
            <text:p>26.03504304</text:p>
          </table:table-cell>
          <table:table-cell table:formula="of:=ROUND(([.A1976]-[.A1975])*1000000)/1000" office:value-type="float" office:value="0.094" calcext:value-type="float">
            <text:p>0.094</text:p>
          </table:table-cell>
          <table:table-cell table:formula="of:=IF([.B197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527568" calcext:value-type="float">
            <text:p>26.03527568</text:p>
          </table:table-cell>
          <table:table-cell table:formula="of:=ROUND(([.A1977]-[.A1976])*1000000)/1000" office:value-type="float" office:value="0.233" calcext:value-type="float">
            <text:p>0.233</text:p>
          </table:table-cell>
          <table:table-cell table:formula="of:=IF([.B1977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6.03536928" calcext:value-type="float">
            <text:p>26.03536928</text:p>
          </table:table-cell>
          <table:table-cell table:formula="of:=ROUND(([.A1978]-[.A1977])*1000000)/1000" office:value-type="float" office:value="0.094" calcext:value-type="float">
            <text:p>0.094</text:p>
          </table:table-cell>
          <table:table-cell table:formula="of:=IF([.B1978]&gt;1;&quot;SLEEP&quot;;&quot;&quot;)">
            <text:p/>
          </table:table-cell>
          <table:table-cell office:value-type="string" calcext:value-type="string">
            <text:p>0x78</text:p>
          </table:table-cell>
        </table:table-row>
        <table:table-row table:style-name="ro1">
          <table:table-cell office:value-type="float" office:value="26.03560112" calcext:value-type="float">
            <text:p>26.03560112</text:p>
          </table:table-cell>
          <table:table-cell table:formula="of:=ROUND(([.A1979]-[.A1978])*1000000)/1000" office:value-type="float" office:value="0.232" calcext:value-type="float">
            <text:p>0.232</text:p>
          </table:table-cell>
          <table:table-cell table:formula="of:=IF([.B197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569488" calcext:value-type="float">
            <text:p>26.03569488</text:p>
          </table:table-cell>
          <table:table-cell table:formula="of:=ROUND(([.A1980]-[.A1979])*1000000)/1000" office:value-type="float" office:value="0.094" calcext:value-type="float">
            <text:p>0.094</text:p>
          </table:table-cell>
          <table:table-cell table:formula="of:=IF([.B1980]&gt;1;&quot;SLEEP&quot;;&quot;&quot;)">
            <text:p/>
          </table:table-cell>
          <table:table-cell office:value-type="string" calcext:value-type="string">
            <text:p>0x1D</text:p>
          </table:table-cell>
        </table:table-row>
        <table:table-row table:style-name="ro1">
          <table:table-cell office:value-type="float" office:value="26.03592928" calcext:value-type="float">
            <text:p>26.03592928</text:p>
          </table:table-cell>
          <table:table-cell table:formula="of:=ROUND(([.A1981]-[.A1980])*1000000)/1000" office:value-type="float" office:value="0.234" calcext:value-type="float">
            <text:p>0.234</text:p>
          </table:table-cell>
          <table:table-cell table:formula="of:=IF([.B1981]&gt;1;&quot;SLEEP&quot;;&quot;&quot;)">
            <text:p/>
          </table:table-cell>
          <table:table-cell office:value-type="string" calcext:value-type="string">
            <text:p>0x3C</text:p>
          </table:table-cell>
        </table:table-row>
        <table:table-row table:style-name="ro1">
          <table:table-cell office:value-type="float" office:value="26.03602288" calcext:value-type="float">
            <text:p>26.03602288</text:p>
          </table:table-cell>
          <table:table-cell table:formula="of:=ROUND(([.A1982]-[.A1981])*1000000)/1000" office:value-type="float" office:value="0.094" calcext:value-type="float">
            <text:p>0.094</text:p>
          </table:table-cell>
          <table:table-cell table:formula="of:=IF([.B198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611664" calcext:value-type="float">
            <text:p>26.03611664</text:p>
          </table:table-cell>
          <table:table-cell table:formula="of:=ROUND(([.A1983]-[.A1982])*1000000)/1000" office:value-type="float" office:value="0.094" calcext:value-type="float">
            <text:p>0.094</text:p>
          </table:table-cell>
          <table:table-cell table:formula="of:=IF([.B198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621024" calcext:value-type="float">
            <text:p>26.03621024</text:p>
          </table:table-cell>
          <table:table-cell table:formula="of:=ROUND(([.A1984]-[.A1983])*1000000)/1000" office:value-type="float" office:value="0.094" calcext:value-type="float">
            <text:p>0.094</text:p>
          </table:table-cell>
          <table:table-cell table:formula="of:=IF([.B198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6304" calcext:value-type="float">
            <text:p>26.036304</text:p>
          </table:table-cell>
          <table:table-cell table:formula="of:=ROUND(([.A1985]-[.A1984])*1000000)/1000" office:value-type="float" office:value="0.094" calcext:value-type="float">
            <text:p>0.094</text:p>
          </table:table-cell>
          <table:table-cell table:formula="of:=IF([.B198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63976" calcext:value-type="float">
            <text:p>26.0363976</text:p>
          </table:table-cell>
          <table:table-cell table:formula="of:=ROUND(([.A1986]-[.A1985])*1000000)/1000" office:value-type="float" office:value="0.094" calcext:value-type="float">
            <text:p>0.094</text:p>
          </table:table-cell>
          <table:table-cell table:formula="of:=IF([.B198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649136" calcext:value-type="float">
            <text:p>26.03649136</text:p>
          </table:table-cell>
          <table:table-cell table:formula="of:=ROUND(([.A1987]-[.A1986])*1000000)/1000" office:value-type="float" office:value="0.094" calcext:value-type="float">
            <text:p>0.094</text:p>
          </table:table-cell>
          <table:table-cell table:formula="of:=IF([.B198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658496" calcext:value-type="float">
            <text:p>26.03658496</text:p>
          </table:table-cell>
          <table:table-cell table:formula="of:=ROUND(([.A1988]-[.A1987])*1000000)/1000" office:value-type="float" office:value="0.094" calcext:value-type="float">
            <text:p>0.094</text:p>
          </table:table-cell>
          <table:table-cell table:formula="of:=IF([.B198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667856" calcext:value-type="float">
            <text:p>26.03667856</text:p>
          </table:table-cell>
          <table:table-cell table:formula="of:=ROUND(([.A1989]-[.A1988])*1000000)/1000" office:value-type="float" office:value="0.094" calcext:value-type="float">
            <text:p>0.094</text:p>
          </table:table-cell>
          <table:table-cell table:formula="of:=IF([.B198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677216" calcext:value-type="float">
            <text:p>26.03677216</text:p>
          </table:table-cell>
          <table:table-cell table:formula="of:=ROUND(([.A1990]-[.A1989])*1000000)/1000" office:value-type="float" office:value="0.094" calcext:value-type="float">
            <text:p>0.094</text:p>
          </table:table-cell>
          <table:table-cell table:formula="of:=IF([.B199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686592" calcext:value-type="float">
            <text:p>26.03686592</text:p>
          </table:table-cell>
          <table:table-cell table:formula="of:=ROUND(([.A1991]-[.A1990])*1000000)/1000" office:value-type="float" office:value="0.094" calcext:value-type="float">
            <text:p>0.094</text:p>
          </table:table-cell>
          <table:table-cell table:formula="of:=IF([.B199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695952" calcext:value-type="float">
            <text:p>26.03695952</text:p>
          </table:table-cell>
          <table:table-cell table:formula="of:=ROUND(([.A1992]-[.A1991])*1000000)/1000" office:value-type="float" office:value="0.094" calcext:value-type="float">
            <text:p>0.094</text:p>
          </table:table-cell>
          <table:table-cell table:formula="of:=IF([.B199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705328" calcext:value-type="float">
            <text:p>26.03705328</text:p>
          </table:table-cell>
          <table:table-cell table:formula="of:=ROUND(([.A1993]-[.A1992])*1000000)/1000" office:value-type="float" office:value="0.094" calcext:value-type="float">
            <text:p>0.094</text:p>
          </table:table-cell>
          <table:table-cell table:formula="of:=IF([.B199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714688" calcext:value-type="float">
            <text:p>26.03714688</text:p>
          </table:table-cell>
          <table:table-cell table:formula="of:=ROUND(([.A1994]-[.A1993])*1000000)/1000" office:value-type="float" office:value="0.094" calcext:value-type="float">
            <text:p>0.094</text:p>
          </table:table-cell>
          <table:table-cell table:formula="of:=IF([.B199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724064" calcext:value-type="float">
            <text:p>26.03724064</text:p>
          </table:table-cell>
          <table:table-cell table:formula="of:=ROUND(([.A1995]-[.A1994])*1000000)/1000" office:value-type="float" office:value="0.094" calcext:value-type="float">
            <text:p>0.094</text:p>
          </table:table-cell>
          <table:table-cell table:formula="of:=IF([.B199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733424" calcext:value-type="float">
            <text:p>26.03733424</text:p>
          </table:table-cell>
          <table:table-cell table:formula="of:=ROUND(([.A1996]-[.A1995])*1000000)/1000" office:value-type="float" office:value="0.094" calcext:value-type="float">
            <text:p>0.094</text:p>
          </table:table-cell>
          <table:table-cell table:formula="of:=IF([.B199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742784" calcext:value-type="float">
            <text:p>26.03742784</text:p>
          </table:table-cell>
          <table:table-cell table:formula="of:=ROUND(([.A1997]-[.A1996])*1000000)/1000" office:value-type="float" office:value="0.094" calcext:value-type="float">
            <text:p>0.094</text:p>
          </table:table-cell>
          <table:table-cell table:formula="of:=IF([.B199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75216" calcext:value-type="float">
            <text:p>26.0375216</text:p>
          </table:table-cell>
          <table:table-cell table:formula="of:=ROUND(([.A1998]-[.A1997])*1000000)/1000" office:value-type="float" office:value="0.094" calcext:value-type="float">
            <text:p>0.094</text:p>
          </table:table-cell>
          <table:table-cell table:formula="of:=IF([.B199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76152" calcext:value-type="float">
            <text:p>26.0376152</text:p>
          </table:table-cell>
          <table:table-cell table:formula="of:=ROUND(([.A1999]-[.A1998])*1000000)/1000" office:value-type="float" office:value="0.094" calcext:value-type="float">
            <text:p>0.094</text:p>
          </table:table-cell>
          <table:table-cell table:formula="of:=IF([.B199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770896" calcext:value-type="float">
            <text:p>26.03770896</text:p>
          </table:table-cell>
          <table:table-cell table:formula="of:=ROUND(([.A2000]-[.A1999])*1000000)/1000" office:value-type="float" office:value="0.094" calcext:value-type="float">
            <text:p>0.094</text:p>
          </table:table-cell>
          <table:table-cell table:formula="of:=IF([.B200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780256" calcext:value-type="float">
            <text:p>26.03780256</text:p>
          </table:table-cell>
          <table:table-cell table:formula="of:=ROUND(([.A2001]-[.A2000])*1000000)/1000" office:value-type="float" office:value="0.094" calcext:value-type="float">
            <text:p>0.094</text:p>
          </table:table-cell>
          <table:table-cell table:formula="of:=IF([.B200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789632" calcext:value-type="float">
            <text:p>26.03789632</text:p>
          </table:table-cell>
          <table:table-cell table:formula="of:=ROUND(([.A2002]-[.A2001])*1000000)/1000" office:value-type="float" office:value="0.094" calcext:value-type="float">
            <text:p>0.094</text:p>
          </table:table-cell>
          <table:table-cell table:formula="of:=IF([.B200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798992" calcext:value-type="float">
            <text:p>26.03798992</text:p>
          </table:table-cell>
          <table:table-cell table:formula="of:=ROUND(([.A2003]-[.A2002])*1000000)/1000" office:value-type="float" office:value="0.094" calcext:value-type="float">
            <text:p>0.094</text:p>
          </table:table-cell>
          <table:table-cell table:formula="of:=IF([.B200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808352" calcext:value-type="float">
            <text:p>26.03808352</text:p>
          </table:table-cell>
          <table:table-cell table:formula="of:=ROUND(([.A2004]-[.A2003])*1000000)/1000" office:value-type="float" office:value="0.094" calcext:value-type="float">
            <text:p>0.094</text:p>
          </table:table-cell>
          <table:table-cell table:formula="of:=IF([.B200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817728" calcext:value-type="float">
            <text:p>26.03817728</text:p>
          </table:table-cell>
          <table:table-cell table:formula="of:=ROUND(([.A2005]-[.A2004])*1000000)/1000" office:value-type="float" office:value="0.094" calcext:value-type="float">
            <text:p>0.094</text:p>
          </table:table-cell>
          <table:table-cell table:formula="of:=IF([.B200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827088" calcext:value-type="float">
            <text:p>26.03827088</text:p>
          </table:table-cell>
          <table:table-cell table:formula="of:=ROUND(([.A2006]-[.A2005])*1000000)/1000" office:value-type="float" office:value="0.094" calcext:value-type="float">
            <text:p>0.094</text:p>
          </table:table-cell>
          <table:table-cell table:formula="of:=IF([.B200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836448" calcext:value-type="float">
            <text:p>26.03836448</text:p>
          </table:table-cell>
          <table:table-cell table:formula="of:=ROUND(([.A2007]-[.A2006])*1000000)/1000" office:value-type="float" office:value="0.094" calcext:value-type="float">
            <text:p>0.094</text:p>
          </table:table-cell>
          <table:table-cell table:formula="of:=IF([.B200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845824" calcext:value-type="float">
            <text:p>26.03845824</text:p>
          </table:table-cell>
          <table:table-cell table:formula="of:=ROUND(([.A2008]-[.A2007])*1000000)/1000" office:value-type="float" office:value="0.094" calcext:value-type="float">
            <text:p>0.094</text:p>
          </table:table-cell>
          <table:table-cell table:formula="of:=IF([.B200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855184" calcext:value-type="float">
            <text:p>26.03855184</text:p>
          </table:table-cell>
          <table:table-cell table:formula="of:=ROUND(([.A2009]-[.A2008])*1000000)/1000" office:value-type="float" office:value="0.094" calcext:value-type="float">
            <text:p>0.094</text:p>
          </table:table-cell>
          <table:table-cell table:formula="of:=IF([.B200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864544" calcext:value-type="float">
            <text:p>26.03864544</text:p>
          </table:table-cell>
          <table:table-cell table:formula="of:=ROUND(([.A2010]-[.A2009])*1000000)/1000" office:value-type="float" office:value="0.094" calcext:value-type="float">
            <text:p>0.094</text:p>
          </table:table-cell>
          <table:table-cell table:formula="of:=IF([.B201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87392" calcext:value-type="float">
            <text:p>26.0387392</text:p>
          </table:table-cell>
          <table:table-cell table:formula="of:=ROUND(([.A2011]-[.A2010])*1000000)/1000" office:value-type="float" office:value="0.094" calcext:value-type="float">
            <text:p>0.094</text:p>
          </table:table-cell>
          <table:table-cell table:formula="of:=IF([.B201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88328" calcext:value-type="float">
            <text:p>26.0388328</text:p>
          </table:table-cell>
          <table:table-cell table:formula="of:=ROUND(([.A2012]-[.A2011])*1000000)/1000" office:value-type="float" office:value="0.094" calcext:value-type="float">
            <text:p>0.094</text:p>
          </table:table-cell>
          <table:table-cell table:formula="of:=IF([.B201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979904" calcext:value-type="float">
            <text:p>26.03979904</text:p>
          </table:table-cell>
          <table:table-cell table:formula="of:=ROUND(([.A2013]-[.A2012])*1000000)/1000" office:value-type="float" office:value="0.966" calcext:value-type="float">
            <text:p>0.966</text:p>
          </table:table-cell>
          <table:table-cell table:formula="of:=IF([.B2013]&gt;1;&quot;SLEEP&quot;;&quot;&quot;)">
            <text:p/>
          </table:table-cell>
          <table:table-cell office:value-type="string" calcext:value-type="string">
            <text:p>0x5B</text:p>
          </table:table-cell>
        </table:table-row>
        <table:table-row table:style-name="ro1">
          <table:table-cell office:value-type="float" office:value="26.03989264" calcext:value-type="float">
            <text:p>26.03989264</text:p>
          </table:table-cell>
          <table:table-cell table:formula="of:=ROUND(([.A2014]-[.A2013])*1000000)/1000" office:value-type="float" office:value="0.094" calcext:value-type="float">
            <text:p>0.094</text:p>
          </table:table-cell>
          <table:table-cell table:formula="of:=IF([.B201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399864" calcext:value-type="float">
            <text:p>26.0399864</text:p>
          </table:table-cell>
          <table:table-cell table:formula="of:=ROUND(([.A2015]-[.A2014])*1000000)/1000" office:value-type="float" office:value="0.094" calcext:value-type="float">
            <text:p>0.094</text:p>
          </table:table-cell>
          <table:table-cell table:formula="of:=IF([.B201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008" calcext:value-type="float">
            <text:p>26.04008</text:p>
          </table:table-cell>
          <table:table-cell table:formula="of:=ROUND(([.A2016]-[.A2015])*1000000)/1000" office:value-type="float" office:value="0.094" calcext:value-type="float">
            <text:p>0.094</text:p>
          </table:table-cell>
          <table:table-cell table:formula="of:=IF([.B201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01736" calcext:value-type="float">
            <text:p>26.0401736</text:p>
          </table:table-cell>
          <table:table-cell table:formula="of:=ROUND(([.A2017]-[.A2016])*1000000)/1000" office:value-type="float" office:value="0.094" calcext:value-type="float">
            <text:p>0.094</text:p>
          </table:table-cell>
          <table:table-cell table:formula="of:=IF([.B201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026736" calcext:value-type="float">
            <text:p>26.04026736</text:p>
          </table:table-cell>
          <table:table-cell table:formula="of:=ROUND(([.A2018]-[.A2017])*1000000)/1000" office:value-type="float" office:value="0.094" calcext:value-type="float">
            <text:p>0.094</text:p>
          </table:table-cell>
          <table:table-cell table:formula="of:=IF([.B201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036096" calcext:value-type="float">
            <text:p>26.04036096</text:p>
          </table:table-cell>
          <table:table-cell table:formula="of:=ROUND(([.A2019]-[.A2018])*1000000)/1000" office:value-type="float" office:value="0.094" calcext:value-type="float">
            <text:p>0.094</text:p>
          </table:table-cell>
          <table:table-cell table:formula="of:=IF([.B201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045472" calcext:value-type="float">
            <text:p>26.04045472</text:p>
          </table:table-cell>
          <table:table-cell table:formula="of:=ROUND(([.A2020]-[.A2019])*1000000)/1000" office:value-type="float" office:value="0.094" calcext:value-type="float">
            <text:p>0.094</text:p>
          </table:table-cell>
          <table:table-cell table:formula="of:=IF([.B202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054832" calcext:value-type="float">
            <text:p>26.04054832</text:p>
          </table:table-cell>
          <table:table-cell table:formula="of:=ROUND(([.A2021]-[.A2020])*1000000)/1000" office:value-type="float" office:value="0.094" calcext:value-type="float">
            <text:p>0.094</text:p>
          </table:table-cell>
          <table:table-cell table:formula="of:=IF([.B202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064208" calcext:value-type="float">
            <text:p>26.04064208</text:p>
          </table:table-cell>
          <table:table-cell table:formula="of:=ROUND(([.A2022]-[.A2021])*1000000)/1000" office:value-type="float" office:value="0.094" calcext:value-type="float">
            <text:p>0.094</text:p>
          </table:table-cell>
          <table:table-cell table:formula="of:=IF([.B202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073568" calcext:value-type="float">
            <text:p>26.04073568</text:p>
          </table:table-cell>
          <table:table-cell table:formula="of:=ROUND(([.A2023]-[.A2022])*1000000)/1000" office:value-type="float" office:value="0.094" calcext:value-type="float">
            <text:p>0.094</text:p>
          </table:table-cell>
          <table:table-cell table:formula="of:=IF([.B202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082928" calcext:value-type="float">
            <text:p>26.04082928</text:p>
          </table:table-cell>
          <table:table-cell table:formula="of:=ROUND(([.A2024]-[.A2023])*1000000)/1000" office:value-type="float" office:value="0.094" calcext:value-type="float">
            <text:p>0.094</text:p>
          </table:table-cell>
          <table:table-cell table:formula="of:=IF([.B202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092304" calcext:value-type="float">
            <text:p>26.04092304</text:p>
          </table:table-cell>
          <table:table-cell table:formula="of:=ROUND(([.A2025]-[.A2024])*1000000)/1000" office:value-type="float" office:value="0.094" calcext:value-type="float">
            <text:p>0.094</text:p>
          </table:table-cell>
          <table:table-cell table:formula="of:=IF([.B202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101664" calcext:value-type="float">
            <text:p>26.04101664</text:p>
          </table:table-cell>
          <table:table-cell table:formula="of:=ROUND(([.A2026]-[.A2025])*1000000)/1000" office:value-type="float" office:value="0.094" calcext:value-type="float">
            <text:p>0.094</text:p>
          </table:table-cell>
          <table:table-cell table:formula="of:=IF([.B202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111024" calcext:value-type="float">
            <text:p>26.04111024</text:p>
          </table:table-cell>
          <table:table-cell table:formula="of:=ROUND(([.A2027]-[.A2026])*1000000)/1000" office:value-type="float" office:value="0.094" calcext:value-type="float">
            <text:p>0.094</text:p>
          </table:table-cell>
          <table:table-cell table:formula="of:=IF([.B202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1204" calcext:value-type="float">
            <text:p>26.041204</text:p>
          </table:table-cell>
          <table:table-cell table:formula="of:=ROUND(([.A2028]-[.A2027])*1000000)/1000" office:value-type="float" office:value="0.094" calcext:value-type="float">
            <text:p>0.094</text:p>
          </table:table-cell>
          <table:table-cell table:formula="of:=IF([.B202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12976" calcext:value-type="float">
            <text:p>26.0412976</text:p>
          </table:table-cell>
          <table:table-cell table:formula="of:=ROUND(([.A2029]-[.A2028])*1000000)/1000" office:value-type="float" office:value="0.094" calcext:value-type="float">
            <text:p>0.094</text:p>
          </table:table-cell>
          <table:table-cell table:formula="of:=IF([.B202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139136" calcext:value-type="float">
            <text:p>26.04139136</text:p>
          </table:table-cell>
          <table:table-cell table:formula="of:=ROUND(([.A2030]-[.A2029])*1000000)/1000" office:value-type="float" office:value="0.094" calcext:value-type="float">
            <text:p>0.094</text:p>
          </table:table-cell>
          <table:table-cell table:formula="of:=IF([.B203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148496" calcext:value-type="float">
            <text:p>26.04148496</text:p>
          </table:table-cell>
          <table:table-cell table:formula="of:=ROUND(([.A2031]-[.A2030])*1000000)/1000" office:value-type="float" office:value="0.094" calcext:value-type="float">
            <text:p>0.094</text:p>
          </table:table-cell>
          <table:table-cell table:formula="of:=IF([.B203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157856" calcext:value-type="float">
            <text:p>26.04157856</text:p>
          </table:table-cell>
          <table:table-cell table:formula="of:=ROUND(([.A2032]-[.A2031])*1000000)/1000" office:value-type="float" office:value="0.094" calcext:value-type="float">
            <text:p>0.094</text:p>
          </table:table-cell>
          <table:table-cell table:formula="of:=IF([.B203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167232" calcext:value-type="float">
            <text:p>26.04167232</text:p>
          </table:table-cell>
          <table:table-cell table:formula="of:=ROUND(([.A2033]-[.A2032])*1000000)/1000" office:value-type="float" office:value="0.094" calcext:value-type="float">
            <text:p>0.094</text:p>
          </table:table-cell>
          <table:table-cell table:formula="of:=IF([.B203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176592" calcext:value-type="float">
            <text:p>26.04176592</text:p>
          </table:table-cell>
          <table:table-cell table:formula="of:=ROUND(([.A2034]-[.A2033])*1000000)/1000" office:value-type="float" office:value="0.094" calcext:value-type="float">
            <text:p>0.094</text:p>
          </table:table-cell>
          <table:table-cell table:formula="of:=IF([.B203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185968" calcext:value-type="float">
            <text:p>26.04185968</text:p>
          </table:table-cell>
          <table:table-cell table:formula="of:=ROUND(([.A2035]-[.A2034])*1000000)/1000" office:value-type="float" office:value="0.094" calcext:value-type="float">
            <text:p>0.094</text:p>
          </table:table-cell>
          <table:table-cell table:formula="of:=IF([.B203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195328" calcext:value-type="float">
            <text:p>26.04195328</text:p>
          </table:table-cell>
          <table:table-cell table:formula="of:=ROUND(([.A2036]-[.A2035])*1000000)/1000" office:value-type="float" office:value="0.094" calcext:value-type="float">
            <text:p>0.094</text:p>
          </table:table-cell>
          <table:table-cell table:formula="of:=IF([.B203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204704" calcext:value-type="float">
            <text:p>26.04204704</text:p>
          </table:table-cell>
          <table:table-cell table:formula="of:=ROUND(([.A2037]-[.A2036])*1000000)/1000" office:value-type="float" office:value="0.094" calcext:value-type="float">
            <text:p>0.094</text:p>
          </table:table-cell>
          <table:table-cell table:formula="of:=IF([.B203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214064" calcext:value-type="float">
            <text:p>26.04214064</text:p>
          </table:table-cell>
          <table:table-cell table:formula="of:=ROUND(([.A2038]-[.A2037])*1000000)/1000" office:value-type="float" office:value="0.094" calcext:value-type="float">
            <text:p>0.094</text:p>
          </table:table-cell>
          <table:table-cell table:formula="of:=IF([.B203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223424" calcext:value-type="float">
            <text:p>26.04223424</text:p>
          </table:table-cell>
          <table:table-cell table:formula="of:=ROUND(([.A2039]-[.A2038])*1000000)/1000" office:value-type="float" office:value="0.094" calcext:value-type="float">
            <text:p>0.094</text:p>
          </table:table-cell>
          <table:table-cell table:formula="of:=IF([.B203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2328" calcext:value-type="float">
            <text:p>26.042328</text:p>
          </table:table-cell>
          <table:table-cell table:formula="of:=ROUND(([.A2040]-[.A2039])*1000000)/1000" office:value-type="float" office:value="0.094" calcext:value-type="float">
            <text:p>0.094</text:p>
          </table:table-cell>
          <table:table-cell table:formula="of:=IF([.B204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24216" calcext:value-type="float">
            <text:p>26.0424216</text:p>
          </table:table-cell>
          <table:table-cell table:formula="of:=ROUND(([.A2041]-[.A2040])*1000000)/1000" office:value-type="float" office:value="0.094" calcext:value-type="float">
            <text:p>0.094</text:p>
          </table:table-cell>
          <table:table-cell table:formula="of:=IF([.B204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251536" calcext:value-type="float">
            <text:p>26.04251536</text:p>
          </table:table-cell>
          <table:table-cell table:formula="of:=ROUND(([.A2042]-[.A2041])*1000000)/1000" office:value-type="float" office:value="0.094" calcext:value-type="float">
            <text:p>0.094</text:p>
          </table:table-cell>
          <table:table-cell table:formula="of:=IF([.B204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260896" calcext:value-type="float">
            <text:p>26.04260896</text:p>
          </table:table-cell>
          <table:table-cell table:formula="of:=ROUND(([.A2043]-[.A2042])*1000000)/1000" office:value-type="float" office:value="0.094" calcext:value-type="float">
            <text:p>0.094</text:p>
          </table:table-cell>
          <table:table-cell table:formula="of:=IF([.B204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270256" calcext:value-type="float">
            <text:p>26.04270256</text:p>
          </table:table-cell>
          <table:table-cell table:formula="of:=ROUND(([.A2044]-[.A2043])*1000000)/1000" office:value-type="float" office:value="0.094" calcext:value-type="float">
            <text:p>0.094</text:p>
          </table:table-cell>
          <table:table-cell table:formula="of:=IF([.B204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366688" calcext:value-type="float">
            <text:p>26.04366688</text:p>
          </table:table-cell>
          <table:table-cell table:formula="of:=ROUND(([.A2045]-[.A2044])*1000000)/1000" office:value-type="float" office:value="0.964" calcext:value-type="float">
            <text:p>0.964</text:p>
          </table:table-cell>
          <table:table-cell table:formula="of:=IF([.B2045]&gt;1;&quot;SLEEP&quot;;&quot;&quot;)">
            <text:p/>
          </table:table-cell>
          <table:table-cell office:value-type="string" calcext:value-type="string">
            <text:p>0x7A</text:p>
          </table:table-cell>
        </table:table-row>
        <table:table-row table:style-name="ro1">
          <table:table-cell office:value-type="float" office:value="26.04376048" calcext:value-type="float">
            <text:p>26.04376048</text:p>
          </table:table-cell>
          <table:table-cell table:formula="of:=ROUND(([.A2046]-[.A2045])*1000000)/1000" office:value-type="float" office:value="0.094" calcext:value-type="float">
            <text:p>0.094</text:p>
          </table:table-cell>
          <table:table-cell table:formula="of:=IF([.B204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385424" calcext:value-type="float">
            <text:p>26.04385424</text:p>
          </table:table-cell>
          <table:table-cell table:formula="of:=ROUND(([.A2047]-[.A2046])*1000000)/1000" office:value-type="float" office:value="0.094" calcext:value-type="float">
            <text:p>0.094</text:p>
          </table:table-cell>
          <table:table-cell table:formula="of:=IF([.B204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394784" calcext:value-type="float">
            <text:p>26.04394784</text:p>
          </table:table-cell>
          <table:table-cell table:formula="of:=ROUND(([.A2048]-[.A2047])*1000000)/1000" office:value-type="float" office:value="0.094" calcext:value-type="float">
            <text:p>0.094</text:p>
          </table:table-cell>
          <table:table-cell table:formula="of:=IF([.B204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40416" calcext:value-type="float">
            <text:p>26.0440416</text:p>
          </table:table-cell>
          <table:table-cell table:formula="of:=ROUND(([.A2049]-[.A2048])*1000000)/1000" office:value-type="float" office:value="0.094" calcext:value-type="float">
            <text:p>0.094</text:p>
          </table:table-cell>
          <table:table-cell table:formula="of:=IF([.B204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41352" calcext:value-type="float">
            <text:p>26.0441352</text:p>
          </table:table-cell>
          <table:table-cell table:formula="of:=ROUND(([.A2050]-[.A2049])*1000000)/1000" office:value-type="float" office:value="0.094" calcext:value-type="float">
            <text:p>0.094</text:p>
          </table:table-cell>
          <table:table-cell table:formula="of:=IF([.B205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42288" calcext:value-type="float">
            <text:p>26.0442288</text:p>
          </table:table-cell>
          <table:table-cell table:formula="of:=ROUND(([.A2051]-[.A2050])*1000000)/1000" office:value-type="float" office:value="0.094" calcext:value-type="float">
            <text:p>0.094</text:p>
          </table:table-cell>
          <table:table-cell table:formula="of:=IF([.B205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518768" calcext:value-type="float">
            <text:p>26.04518768</text:p>
          </table:table-cell>
          <table:table-cell table:formula="of:=ROUND(([.A2052]-[.A2051])*1000000)/1000" office:value-type="float" office:value="0.959" calcext:value-type="float">
            <text:p>0.959</text:p>
          </table:table-cell>
          <table:table-cell table:formula="of:=IF([.B205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528144" calcext:value-type="float">
            <text:p>26.04528144</text:p>
          </table:table-cell>
          <table:table-cell table:formula="of:=ROUND(([.A2053]-[.A2052])*1000000)/1000" office:value-type="float" office:value="0.094" calcext:value-type="float">
            <text:p>0.094</text:p>
          </table:table-cell>
          <table:table-cell table:formula="of:=IF([.B2053]&gt;1;&quot;SLEEP&quot;;&quot;&quot;)">
            <text:p/>
          </table:table-cell>
          <table:table-cell office:value-type="string" calcext:value-type="string">
            <text:p>0x1E</text:p>
          </table:table-cell>
        </table:table-row>
        <table:table-row table:style-name="ro1">
          <table:table-cell office:value-type="float" office:value="26.04551632" calcext:value-type="float">
            <text:p>26.04551632</text:p>
          </table:table-cell>
          <table:table-cell table:formula="of:=ROUND(([.A2054]-[.A2053])*1000000)/1000" office:value-type="float" office:value="0.235" calcext:value-type="float">
            <text:p>0.235</text:p>
          </table:table-cell>
          <table:table-cell table:formula="of:=IF([.B2054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04560992" calcext:value-type="float">
            <text:p>26.04560992</text:p>
          </table:table-cell>
          <table:table-cell table:formula="of:=ROUND(([.A2055]-[.A2054])*1000000)/1000" office:value-type="float" office:value="0.094" calcext:value-type="float">
            <text:p>0.094</text:p>
          </table:table-cell>
          <table:table-cell table:formula="of:=IF([.B205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570368" calcext:value-type="float">
            <text:p>26.04570368</text:p>
          </table:table-cell>
          <table:table-cell table:formula="of:=ROUND(([.A2056]-[.A2055])*1000000)/1000" office:value-type="float" office:value="0.094" calcext:value-type="float">
            <text:p>0.094</text:p>
          </table:table-cell>
          <table:table-cell table:formula="of:=IF([.B205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579728" calcext:value-type="float">
            <text:p>26.04579728</text:p>
          </table:table-cell>
          <table:table-cell table:formula="of:=ROUND(([.A2057]-[.A2056])*1000000)/1000" office:value-type="float" office:value="0.094" calcext:value-type="float">
            <text:p>0.094</text:p>
          </table:table-cell>
          <table:table-cell table:formula="of:=IF([.B205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589088" calcext:value-type="float">
            <text:p>26.04589088</text:p>
          </table:table-cell>
          <table:table-cell table:formula="of:=ROUND(([.A2058]-[.A2057])*1000000)/1000" office:value-type="float" office:value="0.094" calcext:value-type="float">
            <text:p>0.094</text:p>
          </table:table-cell>
          <table:table-cell table:formula="of:=IF([.B205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686" calcext:value-type="float">
            <text:p>26.04686</text:p>
          </table:table-cell>
          <table:table-cell table:formula="of:=ROUND(([.A2059]-[.A2058])*1000000)/1000" office:value-type="float" office:value="0.969" calcext:value-type="float">
            <text:p>0.969</text:p>
          </table:table-cell>
          <table:table-cell table:formula="of:=IF([.B205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69536" calcext:value-type="float">
            <text:p>26.0469536</text:p>
          </table:table-cell>
          <table:table-cell table:formula="of:=ROUND(([.A2060]-[.A2059])*1000000)/1000" office:value-type="float" office:value="0.094" calcext:value-type="float">
            <text:p>0.094</text:p>
          </table:table-cell>
          <table:table-cell table:formula="of:=IF([.B206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718512" calcext:value-type="float">
            <text:p>26.04718512</text:p>
          </table:table-cell>
          <table:table-cell table:formula="of:=ROUND(([.A2061]-[.A2060])*1000000)/1000" office:value-type="float" office:value="0.232" calcext:value-type="float">
            <text:p>0.232</text:p>
          </table:table-cell>
          <table:table-cell table:formula="of:=IF([.B2061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6.04727888" calcext:value-type="float">
            <text:p>26.04727888</text:p>
          </table:table-cell>
          <table:table-cell table:formula="of:=ROUND(([.A2062]-[.A2061])*1000000)/1000" office:value-type="float" office:value="0.094" calcext:value-type="float">
            <text:p>0.094</text:p>
          </table:table-cell>
          <table:table-cell table:formula="of:=IF([.B2062]&gt;1;&quot;SLEEP&quot;;&quot;&quot;)">
            <text:p/>
          </table:table-cell>
          <table:table-cell office:value-type="string" calcext:value-type="string">
            <text:p>0x78</text:p>
          </table:table-cell>
        </table:table-row>
        <table:table-row table:style-name="ro1">
          <table:table-cell office:value-type="float" office:value="26.04751152" calcext:value-type="float">
            <text:p>26.04751152</text:p>
          </table:table-cell>
          <table:table-cell table:formula="of:=ROUND(([.A2063]-[.A2062])*1000000)/1000" office:value-type="float" office:value="0.233" calcext:value-type="float">
            <text:p>0.233</text:p>
          </table:table-cell>
          <table:table-cell table:formula="of:=IF([.B206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760512" calcext:value-type="float">
            <text:p>26.04760512</text:p>
          </table:table-cell>
          <table:table-cell table:formula="of:=ROUND(([.A2064]-[.A2063])*1000000)/1000" office:value-type="float" office:value="0.094" calcext:value-type="float">
            <text:p>0.094</text:p>
          </table:table-cell>
          <table:table-cell table:formula="of:=IF([.B2064]&gt;1;&quot;SLEEP&quot;;&quot;&quot;)">
            <text:p/>
          </table:table-cell>
          <table:table-cell office:value-type="string" calcext:value-type="string">
            <text:p>0x1E</text:p>
          </table:table-cell>
        </table:table-row>
        <table:table-row table:style-name="ro1">
          <table:table-cell office:value-type="float" office:value="26.04783952" calcext:value-type="float">
            <text:p>26.04783952</text:p>
          </table:table-cell>
          <table:table-cell table:formula="of:=ROUND(([.A2065]-[.A2064])*1000000)/1000" office:value-type="float" office:value="0.234" calcext:value-type="float">
            <text:p>0.234</text:p>
          </table:table-cell>
          <table:table-cell table:formula="of:=IF([.B2065]&gt;1;&quot;SLEEP&quot;;&quot;&quot;)">
            <text:p/>
          </table:table-cell>
          <table:table-cell office:value-type="string" calcext:value-type="string">
            <text:p>0x0C</text:p>
          </table:table-cell>
        </table:table-row>
        <table:table-row table:style-name="ro1">
          <table:table-cell office:value-type="float" office:value="26.04793312" calcext:value-type="float">
            <text:p>26.04793312</text:p>
          </table:table-cell>
          <table:table-cell table:formula="of:=ROUND(([.A2066]-[.A2065])*1000000)/1000" office:value-type="float" office:value="0.094" calcext:value-type="float">
            <text:p>0.094</text:p>
          </table:table-cell>
          <table:table-cell table:formula="of:=IF([.B206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802688" calcext:value-type="float">
            <text:p>26.04802688</text:p>
          </table:table-cell>
          <table:table-cell table:formula="of:=ROUND(([.A2067]-[.A2066])*1000000)/1000" office:value-type="float" office:value="0.094" calcext:value-type="float">
            <text:p>0.094</text:p>
          </table:table-cell>
          <table:table-cell table:formula="of:=IF([.B206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812048" calcext:value-type="float">
            <text:p>26.04812048</text:p>
          </table:table-cell>
          <table:table-cell table:formula="of:=ROUND(([.A2068]-[.A2067])*1000000)/1000" office:value-type="float" office:value="0.094" calcext:value-type="float">
            <text:p>0.094</text:p>
          </table:table-cell>
          <table:table-cell table:formula="of:=IF([.B2068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6.04821424" calcext:value-type="float">
            <text:p>26.04821424</text:p>
          </table:table-cell>
          <table:table-cell table:formula="of:=ROUND(([.A2069]-[.A2068])*1000000)/1000" office:value-type="float" office:value="0.094" calcext:value-type="float">
            <text:p>0.094</text:p>
          </table:table-cell>
          <table:table-cell table:formula="of:=IF([.B2069]&gt;1;&quot;SLEEP&quot;;&quot;&quot;)">
            <text:p/>
          </table:table-cell>
          <table:table-cell office:value-type="string" calcext:value-type="string">
            <text:p>0x68</text:p>
          </table:table-cell>
        </table:table-row>
        <table:table-row table:style-name="ro1">
          <table:table-cell office:value-type="float" office:value="26.04830784" calcext:value-type="float">
            <text:p>26.04830784</text:p>
          </table:table-cell>
          <table:table-cell table:formula="of:=ROUND(([.A2070]-[.A2069])*1000000)/1000" office:value-type="float" office:value="0.094" calcext:value-type="float">
            <text:p>0.094</text:p>
          </table:table-cell>
          <table:table-cell table:formula="of:=IF([.B207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840144" calcext:value-type="float">
            <text:p>26.04840144</text:p>
          </table:table-cell>
          <table:table-cell table:formula="of:=ROUND(([.A2071]-[.A2070])*1000000)/1000" office:value-type="float" office:value="0.094" calcext:value-type="float">
            <text:p>0.094</text:p>
          </table:table-cell>
          <table:table-cell table:formula="of:=IF([.B207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84952" calcext:value-type="float">
            <text:p>26.0484952</text:p>
          </table:table-cell>
          <table:table-cell table:formula="of:=ROUND(([.A2072]-[.A2071])*1000000)/1000" office:value-type="float" office:value="0.094" calcext:value-type="float">
            <text:p>0.094</text:p>
          </table:table-cell>
          <table:table-cell table:formula="of:=IF([.B207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85888" calcext:value-type="float">
            <text:p>26.0485888</text:p>
          </table:table-cell>
          <table:table-cell table:formula="of:=ROUND(([.A2073]-[.A2072])*1000000)/1000" office:value-type="float" office:value="0.094" calcext:value-type="float">
            <text:p>0.094</text:p>
          </table:table-cell>
          <table:table-cell table:formula="of:=IF([.B207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868256" calcext:value-type="float">
            <text:p>26.04868256</text:p>
          </table:table-cell>
          <table:table-cell table:formula="of:=ROUND(([.A2074]-[.A2073])*1000000)/1000" office:value-type="float" office:value="0.094" calcext:value-type="float">
            <text:p>0.094</text:p>
          </table:table-cell>
          <table:table-cell table:formula="of:=IF([.B207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877616" calcext:value-type="float">
            <text:p>26.04877616</text:p>
          </table:table-cell>
          <table:table-cell table:formula="of:=ROUND(([.A2075]-[.A2074])*1000000)/1000" office:value-type="float" office:value="0.094" calcext:value-type="float">
            <text:p>0.094</text:p>
          </table:table-cell>
          <table:table-cell table:formula="of:=IF([.B207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886976" calcext:value-type="float">
            <text:p>26.04886976</text:p>
          </table:table-cell>
          <table:table-cell table:formula="of:=ROUND(([.A2076]-[.A2075])*1000000)/1000" office:value-type="float" office:value="0.094" calcext:value-type="float">
            <text:p>0.094</text:p>
          </table:table-cell>
          <table:table-cell table:formula="of:=IF([.B207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896336" calcext:value-type="float">
            <text:p>26.04896336</text:p>
          </table:table-cell>
          <table:table-cell table:formula="of:=ROUND(([.A2077]-[.A2076])*1000000)/1000" office:value-type="float" office:value="0.094" calcext:value-type="float">
            <text:p>0.094</text:p>
          </table:table-cell>
          <table:table-cell table:formula="of:=IF([.B207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905712" calcext:value-type="float">
            <text:p>26.04905712</text:p>
          </table:table-cell>
          <table:table-cell table:formula="of:=ROUND(([.A2078]-[.A2077])*1000000)/1000" office:value-type="float" office:value="0.094" calcext:value-type="float">
            <text:p>0.094</text:p>
          </table:table-cell>
          <table:table-cell table:formula="of:=IF([.B207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915072" calcext:value-type="float">
            <text:p>26.04915072</text:p>
          </table:table-cell>
          <table:table-cell table:formula="of:=ROUND(([.A2079]-[.A2078])*1000000)/1000" office:value-type="float" office:value="0.094" calcext:value-type="float">
            <text:p>0.094</text:p>
          </table:table-cell>
          <table:table-cell table:formula="of:=IF([.B207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924448" calcext:value-type="float">
            <text:p>26.04924448</text:p>
          </table:table-cell>
          <table:table-cell table:formula="of:=ROUND(([.A2080]-[.A2079])*1000000)/1000" office:value-type="float" office:value="0.094" calcext:value-type="float">
            <text:p>0.094</text:p>
          </table:table-cell>
          <table:table-cell table:formula="of:=IF([.B208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933808" calcext:value-type="float">
            <text:p>26.04933808</text:p>
          </table:table-cell>
          <table:table-cell table:formula="of:=ROUND(([.A2081]-[.A2080])*1000000)/1000" office:value-type="float" office:value="0.094" calcext:value-type="float">
            <text:p>0.094</text:p>
          </table:table-cell>
          <table:table-cell table:formula="of:=IF([.B208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943168" calcext:value-type="float">
            <text:p>26.04943168</text:p>
          </table:table-cell>
          <table:table-cell table:formula="of:=ROUND(([.A2082]-[.A2081])*1000000)/1000" office:value-type="float" office:value="0.094" calcext:value-type="float">
            <text:p>0.094</text:p>
          </table:table-cell>
          <table:table-cell table:formula="of:=IF([.B208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952544" calcext:value-type="float">
            <text:p>26.04952544</text:p>
          </table:table-cell>
          <table:table-cell table:formula="of:=ROUND(([.A2083]-[.A2082])*1000000)/1000" office:value-type="float" office:value="0.094" calcext:value-type="float">
            <text:p>0.094</text:p>
          </table:table-cell>
          <table:table-cell table:formula="of:=IF([.B208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961904" calcext:value-type="float">
            <text:p>26.04961904</text:p>
          </table:table-cell>
          <table:table-cell table:formula="of:=ROUND(([.A2084]-[.A2083])*1000000)/1000" office:value-type="float" office:value="0.094" calcext:value-type="float">
            <text:p>0.094</text:p>
          </table:table-cell>
          <table:table-cell table:formula="of:=IF([.B208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971264" calcext:value-type="float">
            <text:p>26.04971264</text:p>
          </table:table-cell>
          <table:table-cell table:formula="of:=ROUND(([.A2085]-[.A2084])*1000000)/1000" office:value-type="float" office:value="0.094" calcext:value-type="float">
            <text:p>0.094</text:p>
          </table:table-cell>
          <table:table-cell table:formula="of:=IF([.B208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98064" calcext:value-type="float">
            <text:p>26.0498064</text:p>
          </table:table-cell>
          <table:table-cell table:formula="of:=ROUND(([.A2086]-[.A2085])*1000000)/1000" office:value-type="float" office:value="0.094" calcext:value-type="float">
            <text:p>0.094</text:p>
          </table:table-cell>
          <table:table-cell table:formula="of:=IF([.B208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99" calcext:value-type="float">
            <text:p>26.0499</text:p>
          </table:table-cell>
          <table:table-cell table:formula="of:=ROUND(([.A2087]-[.A2086])*1000000)/1000" office:value-type="float" office:value="0.094" calcext:value-type="float">
            <text:p>0.094</text:p>
          </table:table-cell>
          <table:table-cell table:formula="of:=IF([.B208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499936" calcext:value-type="float">
            <text:p>26.0499936</text:p>
          </table:table-cell>
          <table:table-cell table:formula="of:=ROUND(([.A2088]-[.A2087])*1000000)/1000" office:value-type="float" office:value="0.094" calcext:value-type="float">
            <text:p>0.094</text:p>
          </table:table-cell>
          <table:table-cell table:formula="of:=IF([.B208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008736" calcext:value-type="float">
            <text:p>26.05008736</text:p>
          </table:table-cell>
          <table:table-cell table:formula="of:=ROUND(([.A2089]-[.A2088])*1000000)/1000" office:value-type="float" office:value="0.094" calcext:value-type="float">
            <text:p>0.094</text:p>
          </table:table-cell>
          <table:table-cell table:formula="of:=IF([.B208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10472" calcext:value-type="float">
            <text:p>26.0510472</text:p>
          </table:table-cell>
          <table:table-cell table:formula="of:=ROUND(([.A2090]-[.A2089])*1000000)/1000" office:value-type="float" office:value="0.96" calcext:value-type="float">
            <text:p>0.96</text:p>
          </table:table-cell>
          <table:table-cell table:formula="of:=IF([.B209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114096" calcext:value-type="float">
            <text:p>26.05114096</text:p>
          </table:table-cell>
          <table:table-cell table:formula="of:=ROUND(([.A2091]-[.A2090])*1000000)/1000" office:value-type="float" office:value="0.094" calcext:value-type="float">
            <text:p>0.094</text:p>
          </table:table-cell>
          <table:table-cell table:formula="of:=IF([.B209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137152" calcext:value-type="float">
            <text:p>26.05137152</text:p>
          </table:table-cell>
          <table:table-cell table:formula="of:=ROUND(([.A2092]-[.A2091])*1000000)/1000" office:value-type="float" office:value="0.231" calcext:value-type="float">
            <text:p>0.231</text:p>
          </table:table-cell>
          <table:table-cell table:formula="of:=IF([.B2092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6.05146528" calcext:value-type="float">
            <text:p>26.05146528</text:p>
          </table:table-cell>
          <table:table-cell table:formula="of:=ROUND(([.A2093]-[.A2092])*1000000)/1000" office:value-type="float" office:value="0.094" calcext:value-type="float">
            <text:p>0.094</text:p>
          </table:table-cell>
          <table:table-cell table:formula="of:=IF([.B2093]&gt;1;&quot;SLEEP&quot;;&quot;&quot;)">
            <text:p/>
          </table:table-cell>
          <table:table-cell office:value-type="string" calcext:value-type="string">
            <text:p>0x78</text:p>
          </table:table-cell>
        </table:table-row>
        <table:table-row table:style-name="ro1">
          <table:table-cell office:value-type="float" office:value="26.05169632" calcext:value-type="float">
            <text:p>26.05169632</text:p>
          </table:table-cell>
          <table:table-cell table:formula="of:=ROUND(([.A2094]-[.A2093])*1000000)/1000" office:value-type="float" office:value="0.231" calcext:value-type="float">
            <text:p>0.231</text:p>
          </table:table-cell>
          <table:table-cell table:formula="of:=IF([.B209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178992" calcext:value-type="float">
            <text:p>26.05178992</text:p>
          </table:table-cell>
          <table:table-cell table:formula="of:=ROUND(([.A2095]-[.A2094])*1000000)/1000" office:value-type="float" office:value="0.094" calcext:value-type="float">
            <text:p>0.094</text:p>
          </table:table-cell>
          <table:table-cell table:formula="of:=IF([.B2095]&gt;1;&quot;SLEEP&quot;;&quot;&quot;)">
            <text:p/>
          </table:table-cell>
          <table:table-cell office:value-type="string" calcext:value-type="string">
            <text:p>0x1E</text:p>
          </table:table-cell>
        </table:table-row>
        <table:table-row table:style-name="ro1">
          <table:table-cell office:value-type="float" office:value="26.05202416" calcext:value-type="float">
            <text:p>26.05202416</text:p>
          </table:table-cell>
          <table:table-cell table:formula="of:=ROUND(([.A2096]-[.A2095])*1000000)/1000" office:value-type="float" office:value="0.234" calcext:value-type="float">
            <text:p>0.234</text:p>
          </table:table-cell>
          <table:table-cell table:formula="of:=IF([.B2096]&gt;1;&quot;SLEEP&quot;;&quot;&quot;)">
            <text:p/>
          </table:table-cell>
          <table:table-cell office:value-type="string" calcext:value-type="string">
            <text:p>0x24</text:p>
          </table:table-cell>
        </table:table-row>
        <table:table-row table:style-name="ro1">
          <table:table-cell office:value-type="float" office:value="26.05211792" calcext:value-type="float">
            <text:p>26.05211792</text:p>
          </table:table-cell>
          <table:table-cell table:formula="of:=ROUND(([.A2097]-[.A2096])*1000000)/1000" office:value-type="float" office:value="0.094" calcext:value-type="float">
            <text:p>0.094</text:p>
          </table:table-cell>
          <table:table-cell table:formula="of:=IF([.B209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221152" calcext:value-type="float">
            <text:p>26.05221152</text:p>
          </table:table-cell>
          <table:table-cell table:formula="of:=ROUND(([.A2098]-[.A2097])*1000000)/1000" office:value-type="float" office:value="0.094" calcext:value-type="float">
            <text:p>0.094</text:p>
          </table:table-cell>
          <table:table-cell table:formula="of:=IF([.B209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230512" calcext:value-type="float">
            <text:p>26.05230512</text:p>
          </table:table-cell>
          <table:table-cell table:formula="of:=ROUND(([.A2099]-[.A2098])*1000000)/1000" office:value-type="float" office:value="0.094" calcext:value-type="float">
            <text:p>0.094</text:p>
          </table:table-cell>
          <table:table-cell table:formula="of:=IF([.B2099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6.05239888" calcext:value-type="float">
            <text:p>26.05239888</text:p>
          </table:table-cell>
          <table:table-cell table:formula="of:=ROUND(([.A2100]-[.A2099])*1000000)/1000" office:value-type="float" office:value="0.094" calcext:value-type="float">
            <text:p>0.094</text:p>
          </table:table-cell>
          <table:table-cell table:formula="of:=IF([.B2100]&gt;1;&quot;SLEEP&quot;;&quot;&quot;)">
            <text:p/>
          </table:table-cell>
          <table:table-cell office:value-type="string" calcext:value-type="string">
            <text:p>0x70</text:p>
          </table:table-cell>
        </table:table-row>
        <table:table-row table:style-name="ro1">
          <table:table-cell office:value-type="float" office:value="26.05249248" calcext:value-type="float">
            <text:p>26.05249248</text:p>
          </table:table-cell>
          <table:table-cell table:formula="of:=ROUND(([.A2101]-[.A2100])*1000000)/1000" office:value-type="float" office:value="0.094" calcext:value-type="float">
            <text:p>0.094</text:p>
          </table:table-cell>
          <table:table-cell table:formula="of:=IF([.B210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258624" calcext:value-type="float">
            <text:p>26.05258624</text:p>
          </table:table-cell>
          <table:table-cell table:formula="of:=ROUND(([.A2102]-[.A2101])*1000000)/1000" office:value-type="float" office:value="0.094" calcext:value-type="float">
            <text:p>0.094</text:p>
          </table:table-cell>
          <table:table-cell table:formula="of:=IF([.B210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267984" calcext:value-type="float">
            <text:p>26.05267984</text:p>
          </table:table-cell>
          <table:table-cell table:formula="of:=ROUND(([.A2103]-[.A2102])*1000000)/1000" office:value-type="float" office:value="0.094" calcext:value-type="float">
            <text:p>0.094</text:p>
          </table:table-cell>
          <table:table-cell table:formula="of:=IF([.B2103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6.05277344" calcext:value-type="float">
            <text:p>26.05277344</text:p>
          </table:table-cell>
          <table:table-cell table:formula="of:=ROUND(([.A2104]-[.A2103])*1000000)/1000" office:value-type="float" office:value="0.094" calcext:value-type="float">
            <text:p>0.094</text:p>
          </table:table-cell>
          <table:table-cell table:formula="of:=IF([.B2104]&gt;1;&quot;SLEEP&quot;;&quot;&quot;)">
            <text:p/>
          </table:table-cell>
          <table:table-cell office:value-type="string" calcext:value-type="string">
            <text:p>0x78</text:p>
          </table:table-cell>
        </table:table-row>
        <table:table-row table:style-name="ro1">
          <table:table-cell office:value-type="float" office:value="26.05286704" calcext:value-type="float">
            <text:p>26.05286704</text:p>
          </table:table-cell>
          <table:table-cell table:formula="of:=ROUND(([.A2105]-[.A2104])*1000000)/1000" office:value-type="float" office:value="0.094" calcext:value-type="float">
            <text:p>0.094</text:p>
          </table:table-cell>
          <table:table-cell table:formula="of:=IF([.B210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29608" calcext:value-type="float">
            <text:p>26.0529608</text:p>
          </table:table-cell>
          <table:table-cell table:formula="of:=ROUND(([.A2106]-[.A2105])*1000000)/1000" office:value-type="float" office:value="0.094" calcext:value-type="float">
            <text:p>0.094</text:p>
          </table:table-cell>
          <table:table-cell table:formula="of:=IF([.B210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30544" calcext:value-type="float">
            <text:p>26.0530544</text:p>
          </table:table-cell>
          <table:table-cell table:formula="of:=ROUND(([.A2107]-[.A2106])*1000000)/1000" office:value-type="float" office:value="0.094" calcext:value-type="float">
            <text:p>0.094</text:p>
          </table:table-cell>
          <table:table-cell table:formula="of:=IF([.B2107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6.053148" calcext:value-type="float">
            <text:p>26.053148</text:p>
          </table:table-cell>
          <table:table-cell table:formula="of:=ROUND(([.A2108]-[.A2107])*1000000)/1000" office:value-type="float" office:value="0.094" calcext:value-type="float">
            <text:p>0.094</text:p>
          </table:table-cell>
          <table:table-cell table:formula="of:=IF([.B2108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6.0532416" calcext:value-type="float">
            <text:p>26.0532416</text:p>
          </table:table-cell>
          <table:table-cell table:formula="of:=ROUND(([.A2109]-[.A2108])*1000000)/1000" office:value-type="float" office:value="0.094" calcext:value-type="float">
            <text:p>0.094</text:p>
          </table:table-cell>
          <table:table-cell table:formula="of:=IF([.B210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333536" calcext:value-type="float">
            <text:p>26.05333536</text:p>
          </table:table-cell>
          <table:table-cell table:formula="of:=ROUND(([.A2110]-[.A2109])*1000000)/1000" office:value-type="float" office:value="0.094" calcext:value-type="float">
            <text:p>0.094</text:p>
          </table:table-cell>
          <table:table-cell table:formula="of:=IF([.B211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342896" calcext:value-type="float">
            <text:p>26.05342896</text:p>
          </table:table-cell>
          <table:table-cell table:formula="of:=ROUND(([.A2111]-[.A2110])*1000000)/1000" office:value-type="float" office:value="0.094" calcext:value-type="float">
            <text:p>0.094</text:p>
          </table:table-cell>
          <table:table-cell table:formula="of:=IF([.B211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352256" calcext:value-type="float">
            <text:p>26.05352256</text:p>
          </table:table-cell>
          <table:table-cell table:formula="of:=ROUND(([.A2112]-[.A2111])*1000000)/1000" office:value-type="float" office:value="0.094" calcext:value-type="float">
            <text:p>0.094</text:p>
          </table:table-cell>
          <table:table-cell table:formula="of:=IF([.B211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361632" calcext:value-type="float">
            <text:p>26.05361632</text:p>
          </table:table-cell>
          <table:table-cell table:formula="of:=ROUND(([.A2113]-[.A2112])*1000000)/1000" office:value-type="float" office:value="0.094" calcext:value-type="float">
            <text:p>0.094</text:p>
          </table:table-cell>
          <table:table-cell table:formula="of:=IF([.B211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370992" calcext:value-type="float">
            <text:p>26.05370992</text:p>
          </table:table-cell>
          <table:table-cell table:formula="of:=ROUND(([.A2114]-[.A2113])*1000000)/1000" office:value-type="float" office:value="0.094" calcext:value-type="float">
            <text:p>0.094</text:p>
          </table:table-cell>
          <table:table-cell table:formula="of:=IF([.B211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380352" calcext:value-type="float">
            <text:p>26.05380352</text:p>
          </table:table-cell>
          <table:table-cell table:formula="of:=ROUND(([.A2115]-[.A2114])*1000000)/1000" office:value-type="float" office:value="0.094" calcext:value-type="float">
            <text:p>0.094</text:p>
          </table:table-cell>
          <table:table-cell table:formula="of:=IF([.B211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389728" calcext:value-type="float">
            <text:p>26.05389728</text:p>
          </table:table-cell>
          <table:table-cell table:formula="of:=ROUND(([.A2116]-[.A2115])*1000000)/1000" office:value-type="float" office:value="0.094" calcext:value-type="float">
            <text:p>0.094</text:p>
          </table:table-cell>
          <table:table-cell table:formula="of:=IF([.B211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399088" calcext:value-type="float">
            <text:p>26.05399088</text:p>
          </table:table-cell>
          <table:table-cell table:formula="of:=ROUND(([.A2117]-[.A2116])*1000000)/1000" office:value-type="float" office:value="0.094" calcext:value-type="float">
            <text:p>0.094</text:p>
          </table:table-cell>
          <table:table-cell table:formula="of:=IF([.B211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408448" calcext:value-type="float">
            <text:p>26.05408448</text:p>
          </table:table-cell>
          <table:table-cell table:formula="of:=ROUND(([.A2118]-[.A2117])*1000000)/1000" office:value-type="float" office:value="0.094" calcext:value-type="float">
            <text:p>0.094</text:p>
          </table:table-cell>
          <table:table-cell table:formula="of:=IF([.B211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417824" calcext:value-type="float">
            <text:p>26.05417824</text:p>
          </table:table-cell>
          <table:table-cell table:formula="of:=ROUND(([.A2119]-[.A2118])*1000000)/1000" office:value-type="float" office:value="0.094" calcext:value-type="float">
            <text:p>0.094</text:p>
          </table:table-cell>
          <table:table-cell table:formula="of:=IF([.B211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427184" calcext:value-type="float">
            <text:p>26.05427184</text:p>
          </table:table-cell>
          <table:table-cell table:formula="of:=ROUND(([.A2120]-[.A2119])*1000000)/1000" office:value-type="float" office:value="0.094" calcext:value-type="float">
            <text:p>0.094</text:p>
          </table:table-cell>
          <table:table-cell table:formula="of:=IF([.B212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43656" calcext:value-type="float">
            <text:p>26.0543656</text:p>
          </table:table-cell>
          <table:table-cell table:formula="of:=ROUND(([.A2121]-[.A2120])*1000000)/1000" office:value-type="float" office:value="0.094" calcext:value-type="float">
            <text:p>0.094</text:p>
          </table:table-cell>
          <table:table-cell table:formula="of:=IF([.B212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44592" calcext:value-type="float">
            <text:p>26.0544592</text:p>
          </table:table-cell>
          <table:table-cell table:formula="of:=ROUND(([.A2122]-[.A2121])*1000000)/1000" office:value-type="float" office:value="0.094" calcext:value-type="float">
            <text:p>0.094</text:p>
          </table:table-cell>
          <table:table-cell table:formula="of:=IF([.B212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45528" calcext:value-type="float">
            <text:p>26.0545528</text:p>
          </table:table-cell>
          <table:table-cell table:formula="of:=ROUND(([.A2123]-[.A2122])*1000000)/1000" office:value-type="float" office:value="0.094" calcext:value-type="float">
            <text:p>0.094</text:p>
          </table:table-cell>
          <table:table-cell table:formula="of:=IF([.B212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46464" calcext:value-type="float">
            <text:p>26.0546464</text:p>
          </table:table-cell>
          <table:table-cell table:formula="of:=ROUND(([.A2124]-[.A2123])*1000000)/1000" office:value-type="float" office:value="0.094" calcext:value-type="float">
            <text:p>0.094</text:p>
          </table:table-cell>
          <table:table-cell table:formula="of:=IF([.B212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474016" calcext:value-type="float">
            <text:p>26.05474016</text:p>
          </table:table-cell>
          <table:table-cell table:formula="of:=ROUND(([.A2125]-[.A2124])*1000000)/1000" office:value-type="float" office:value="0.094" calcext:value-type="float">
            <text:p>0.094</text:p>
          </table:table-cell>
          <table:table-cell table:formula="of:=IF([.B212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483376" calcext:value-type="float">
            <text:p>26.05483376</text:p>
          </table:table-cell>
          <table:table-cell table:formula="of:=ROUND(([.A2126]-[.A2125])*1000000)/1000" office:value-type="float" office:value="0.094" calcext:value-type="float">
            <text:p>0.094</text:p>
          </table:table-cell>
          <table:table-cell table:formula="of:=IF([.B212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492736" calcext:value-type="float">
            <text:p>26.05492736</text:p>
          </table:table-cell>
          <table:table-cell table:formula="of:=ROUND(([.A2127]-[.A2126])*1000000)/1000" office:value-type="float" office:value="0.094" calcext:value-type="float">
            <text:p>0.094</text:p>
          </table:table-cell>
          <table:table-cell table:formula="of:=IF([.B212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588864" calcext:value-type="float">
            <text:p>26.05588864</text:p>
          </table:table-cell>
          <table:table-cell table:formula="of:=ROUND(([.A2128]-[.A2127])*1000000)/1000" office:value-type="float" office:value="0.961" calcext:value-type="float">
            <text:p>0.961</text:p>
          </table:table-cell>
          <table:table-cell table:formula="of:=IF([.B2128]&gt;1;&quot;SLEEP&quot;;&quot;&quot;)">
            <text:p/>
          </table:table-cell>
          <table:table-cell office:value-type="string" calcext:value-type="string">
            <text:p>0xFD</text:p>
          </table:table-cell>
        </table:table-row>
        <table:table-row table:style-name="ro1">
          <table:table-cell office:value-type="float" office:value="26.05598224" calcext:value-type="float">
            <text:p>26.05598224</text:p>
          </table:table-cell>
          <table:table-cell table:formula="of:=ROUND(([.A2129]-[.A2128])*1000000)/1000" office:value-type="float" office:value="0.094" calcext:value-type="float">
            <text:p>0.094</text:p>
          </table:table-cell>
          <table:table-cell table:formula="of:=IF([.B212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6076" calcext:value-type="float">
            <text:p>26.056076</text:p>
          </table:table-cell>
          <table:table-cell table:formula="of:=ROUND(([.A2130]-[.A2129])*1000000)/1000" office:value-type="float" office:value="0.094" calcext:value-type="float">
            <text:p>0.094</text:p>
          </table:table-cell>
          <table:table-cell table:formula="of:=IF([.B213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630784" calcext:value-type="float">
            <text:p>26.05630784</text:p>
          </table:table-cell>
          <table:table-cell table:formula="of:=ROUND(([.A2131]-[.A2130])*1000000)/1000" office:value-type="float" office:value="0.232" calcext:value-type="float">
            <text:p>0.232</text:p>
          </table:table-cell>
          <table:table-cell table:formula="of:=IF([.B213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640144" calcext:value-type="float">
            <text:p>26.05640144</text:p>
          </table:table-cell>
          <table:table-cell table:formula="of:=ROUND(([.A2132]-[.A2131])*1000000)/1000" office:value-type="float" office:value="0.094" calcext:value-type="float">
            <text:p>0.094</text:p>
          </table:table-cell>
          <table:table-cell table:formula="of:=IF([.B213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663264" calcext:value-type="float">
            <text:p>26.05663264</text:p>
          </table:table-cell>
          <table:table-cell table:formula="of:=ROUND(([.A2133]-[.A2132])*1000000)/1000" office:value-type="float" office:value="0.231" calcext:value-type="float">
            <text:p>0.231</text:p>
          </table:table-cell>
          <table:table-cell table:formula="of:=IF([.B2133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6.05672624" calcext:value-type="float">
            <text:p>26.05672624</text:p>
          </table:table-cell>
          <table:table-cell table:formula="of:=ROUND(([.A2134]-[.A2133])*1000000)/1000" office:value-type="float" office:value="0.094" calcext:value-type="float">
            <text:p>0.094</text:p>
          </table:table-cell>
          <table:table-cell table:formula="of:=IF([.B2134]&gt;1;&quot;SLEEP&quot;;&quot;&quot;)">
            <text:p/>
          </table:table-cell>
          <table:table-cell office:value-type="string" calcext:value-type="string">
            <text:p>0x78</text:p>
          </table:table-cell>
        </table:table-row>
        <table:table-row table:style-name="ro1">
          <table:table-cell office:value-type="float" office:value="26.05695808" calcext:value-type="float">
            <text:p>26.05695808</text:p>
          </table:table-cell>
          <table:table-cell table:formula="of:=ROUND(([.A2135]-[.A2134])*1000000)/1000" office:value-type="float" office:value="0.232" calcext:value-type="float">
            <text:p>0.232</text:p>
          </table:table-cell>
          <table:table-cell table:formula="of:=IF([.B213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705168" calcext:value-type="float">
            <text:p>26.05705168</text:p>
          </table:table-cell>
          <table:table-cell table:formula="of:=ROUND(([.A2136]-[.A2135])*1000000)/1000" office:value-type="float" office:value="0.094" calcext:value-type="float">
            <text:p>0.094</text:p>
          </table:table-cell>
          <table:table-cell table:formula="of:=IF([.B2136]&gt;1;&quot;SLEEP&quot;;&quot;&quot;)">
            <text:p/>
          </table:table-cell>
          <table:table-cell office:value-type="string" calcext:value-type="string">
            <text:p>0x1E</text:p>
          </table:table-cell>
        </table:table-row>
        <table:table-row table:style-name="ro1">
          <table:table-cell office:value-type="float" office:value="26.05728688" calcext:value-type="float">
            <text:p>26.05728688</text:p>
          </table:table-cell>
          <table:table-cell table:formula="of:=ROUND(([.A2137]-[.A2136])*1000000)/1000" office:value-type="float" office:value="0.235" calcext:value-type="float">
            <text:p>0.235</text:p>
          </table:table-cell>
          <table:table-cell table:formula="of:=IF([.B2137]&gt;1;&quot;SLEEP&quot;;&quot;&quot;)">
            <text:p/>
          </table:table-cell>
          <table:table-cell office:value-type="string" calcext:value-type="string">
            <text:p>0x44</text:p>
          </table:table-cell>
        </table:table-row>
        <table:table-row table:style-name="ro1">
          <table:table-cell office:value-type="float" office:value="26.05738048" calcext:value-type="float">
            <text:p>26.05738048</text:p>
          </table:table-cell>
          <table:table-cell table:formula="of:=ROUND(([.A2138]-[.A2137])*1000000)/1000" office:value-type="float" office:value="0.094" calcext:value-type="float">
            <text:p>0.094</text:p>
          </table:table-cell>
          <table:table-cell table:formula="of:=IF([.B213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747424" calcext:value-type="float">
            <text:p>26.05747424</text:p>
          </table:table-cell>
          <table:table-cell table:formula="of:=ROUND(([.A2139]-[.A2138])*1000000)/1000" office:value-type="float" office:value="0.094" calcext:value-type="float">
            <text:p>0.094</text:p>
          </table:table-cell>
          <table:table-cell table:formula="of:=IF([.B213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756784" calcext:value-type="float">
            <text:p>26.05756784</text:p>
          </table:table-cell>
          <table:table-cell table:formula="of:=ROUND(([.A2140]-[.A2139])*1000000)/1000" office:value-type="float" office:value="0.094" calcext:value-type="float">
            <text:p>0.094</text:p>
          </table:table-cell>
          <table:table-cell table:formula="of:=IF([.B2140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6.0576616" calcext:value-type="float">
            <text:p>26.0576616</text:p>
          </table:table-cell>
          <table:table-cell table:formula="of:=ROUND(([.A2141]-[.A2140])*1000000)/1000" office:value-type="float" office:value="0.094" calcext:value-type="float">
            <text:p>0.094</text:p>
          </table:table-cell>
          <table:table-cell table:formula="of:=IF([.B2141]&gt;1;&quot;SLEEP&quot;;&quot;&quot;)">
            <text:p/>
          </table:table-cell>
          <table:table-cell office:value-type="string" calcext:value-type="string">
            <text:p>0x88</text:p>
          </table:table-cell>
        </table:table-row>
        <table:table-row table:style-name="ro1">
          <table:table-cell office:value-type="float" office:value="26.0577552" calcext:value-type="float">
            <text:p>26.0577552</text:p>
          </table:table-cell>
          <table:table-cell table:formula="of:=ROUND(([.A2142]-[.A2141])*1000000)/1000" office:value-type="float" office:value="0.094" calcext:value-type="float">
            <text:p>0.094</text:p>
          </table:table-cell>
          <table:table-cell table:formula="of:=IF([.B214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78488" calcext:value-type="float">
            <text:p>26.0578488</text:p>
          </table:table-cell>
          <table:table-cell table:formula="of:=ROUND(([.A2143]-[.A2142])*1000000)/1000" office:value-type="float" office:value="0.094" calcext:value-type="float">
            <text:p>0.094</text:p>
          </table:table-cell>
          <table:table-cell table:formula="of:=IF([.B214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79424" calcext:value-type="float">
            <text:p>26.0579424</text:p>
          </table:table-cell>
          <table:table-cell table:formula="of:=ROUND(([.A2144]-[.A2143])*1000000)/1000" office:value-type="float" office:value="0.094" calcext:value-type="float">
            <text:p>0.094</text:p>
          </table:table-cell>
          <table:table-cell table:formula="of:=IF([.B2144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6.05803616" calcext:value-type="float">
            <text:p>26.05803616</text:p>
          </table:table-cell>
          <table:table-cell table:formula="of:=ROUND(([.A2145]-[.A2144])*1000000)/1000" office:value-type="float" office:value="0.094" calcext:value-type="float">
            <text:p>0.094</text:p>
          </table:table-cell>
          <table:table-cell table:formula="of:=IF([.B2145]&gt;1;&quot;SLEEP&quot;;&quot;&quot;)">
            <text:p/>
          </table:table-cell>
          <table:table-cell office:value-type="string" calcext:value-type="string">
            <text:p>0x90</text:p>
          </table:table-cell>
        </table:table-row>
        <table:table-row table:style-name="ro1">
          <table:table-cell office:value-type="float" office:value="26.05899856" calcext:value-type="float">
            <text:p>26.05899856</text:p>
          </table:table-cell>
          <table:table-cell table:formula="of:=ROUND(([.A2146]-[.A2145])*1000000)/1000" office:value-type="float" office:value="0.962" calcext:value-type="float">
            <text:p>0.962</text:p>
          </table:table-cell>
          <table:table-cell table:formula="of:=IF([.B214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909216" calcext:value-type="float">
            <text:p>26.05909216</text:p>
          </table:table-cell>
          <table:table-cell table:formula="of:=ROUND(([.A2147]-[.A2146])*1000000)/1000" office:value-type="float" office:value="0.094" calcext:value-type="float">
            <text:p>0.094</text:p>
          </table:table-cell>
          <table:table-cell table:formula="of:=IF([.B214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932384" calcext:value-type="float">
            <text:p>26.05932384</text:p>
          </table:table-cell>
          <table:table-cell table:formula="of:=ROUND(([.A2148]-[.A2147])*1000000)/1000" office:value-type="float" office:value="0.232" calcext:value-type="float">
            <text:p>0.232</text:p>
          </table:table-cell>
          <table:table-cell table:formula="of:=IF([.B2148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6.05941744" calcext:value-type="float">
            <text:p>26.05941744</text:p>
          </table:table-cell>
          <table:table-cell table:formula="of:=ROUND(([.A2149]-[.A2148])*1000000)/1000" office:value-type="float" office:value="0.094" calcext:value-type="float">
            <text:p>0.094</text:p>
          </table:table-cell>
          <table:table-cell table:formula="of:=IF([.B2149]&gt;1;&quot;SLEEP&quot;;&quot;&quot;)">
            <text:p/>
          </table:table-cell>
          <table:table-cell office:value-type="string" calcext:value-type="string">
            <text:p>0x8C</text:p>
          </table:table-cell>
        </table:table-row>
        <table:table-row table:style-name="ro1">
          <table:table-cell office:value-type="float" office:value="26.05964928" calcext:value-type="float">
            <text:p>26.05964928</text:p>
          </table:table-cell>
          <table:table-cell table:formula="of:=ROUND(([.A2150]-[.A2149])*1000000)/1000" office:value-type="float" office:value="0.232" calcext:value-type="float">
            <text:p>0.232</text:p>
          </table:table-cell>
          <table:table-cell table:formula="of:=IF([.B215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5974288" calcext:value-type="float">
            <text:p>26.05974288</text:p>
          </table:table-cell>
          <table:table-cell table:formula="of:=ROUND(([.A2151]-[.A2150])*1000000)/1000" office:value-type="float" office:value="0.094" calcext:value-type="float">
            <text:p>0.094</text:p>
          </table:table-cell>
          <table:table-cell table:formula="of:=IF([.B2151]&gt;1;&quot;SLEEP&quot;;&quot;&quot;)">
            <text:p/>
          </table:table-cell>
          <table:table-cell office:value-type="string" calcext:value-type="string">
            <text:p>0x0E</text:p>
          </table:table-cell>
        </table:table-row>
        <table:table-row table:style-name="ro1">
          <table:table-cell office:value-type="float" office:value="26.05997728" calcext:value-type="float">
            <text:p>26.05997728</text:p>
          </table:table-cell>
          <table:table-cell table:formula="of:=ROUND(([.A2152]-[.A2151])*1000000)/1000" office:value-type="float" office:value="0.234" calcext:value-type="float">
            <text:p>0.234</text:p>
          </table:table-cell>
          <table:table-cell table:formula="of:=IF([.B2152]&gt;1;&quot;SLEEP&quot;;&quot;&quot;)">
            <text:p/>
          </table:table-cell>
          <table:table-cell office:value-type="string" calcext:value-type="string">
            <text:p>0x5C</text:p>
          </table:table-cell>
        </table:table-row>
        <table:table-row table:style-name="ro1">
          <table:table-cell office:value-type="float" office:value="26.06007088" calcext:value-type="float">
            <text:p>26.06007088</text:p>
          </table:table-cell>
          <table:table-cell table:formula="of:=ROUND(([.A2153]-[.A2152])*1000000)/1000" office:value-type="float" office:value="0.094" calcext:value-type="float">
            <text:p>0.094</text:p>
          </table:table-cell>
          <table:table-cell table:formula="of:=IF([.B215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6016464" calcext:value-type="float">
            <text:p>26.06016464</text:p>
          </table:table-cell>
          <table:table-cell table:formula="of:=ROUND(([.A2154]-[.A2153])*1000000)/1000" office:value-type="float" office:value="0.094" calcext:value-type="float">
            <text:p>0.094</text:p>
          </table:table-cell>
          <table:table-cell table:formula="of:=IF([.B2154]&gt;1;&quot;SLEEP&quot;;&quot;&quot;)">
            <text:p/>
          </table:table-cell>
          <table:table-cell office:value-type="string" calcext:value-type="string">
            <text:p>0xA7</text:p>
          </table:table-cell>
        </table:table-row>
        <table:table-row table:style-name="ro1">
          <table:table-cell office:value-type="float" office:value="26.06025824" calcext:value-type="float">
            <text:p>26.06025824</text:p>
          </table:table-cell>
          <table:table-cell table:formula="of:=ROUND(([.A2155]-[.A2154])*1000000)/1000" office:value-type="float" office:value="0.094" calcext:value-type="float">
            <text:p>0.094</text:p>
          </table:table-cell>
          <table:table-cell table:formula="of:=IF([.B2155]&gt;1;&quot;SLEEP&quot;;&quot;&quot;)">
            <text:p/>
          </table:table-cell>
          <table:table-cell office:value-type="string" calcext:value-type="string">
            <text:p>0x26</text:p>
          </table:table-cell>
        </table:table-row>
        <table:table-row table:style-name="ro1">
          <table:table-cell office:value-type="float" office:value="26.060352" calcext:value-type="float">
            <text:p>26.060352</text:p>
          </table:table-cell>
          <table:table-cell table:formula="of:=ROUND(([.A2156]-[.A2155])*1000000)/1000" office:value-type="float" office:value="0.094" calcext:value-type="float">
            <text:p>0.094</text:p>
          </table:table-cell>
          <table:table-cell table:formula="of:=IF([.B2156]&gt;1;&quot;SLEEP&quot;;&quot;&quot;)">
            <text:p/>
          </table:table-cell>
          <table:table-cell office:value-type="string" calcext:value-type="string">
            <text:p>0x4A</text:p>
          </table:table-cell>
        </table:table-row>
        <table:table-row table:style-name="ro1">
          <table:table-cell office:value-type="float" office:value="26.0604456" calcext:value-type="float">
            <text:p>26.0604456</text:p>
          </table:table-cell>
          <table:table-cell table:formula="of:=ROUND(([.A2157]-[.A2156])*1000000)/1000" office:value-type="float" office:value="0.094" calcext:value-type="float">
            <text:p>0.094</text:p>
          </table:table-cell>
          <table:table-cell table:formula="of:=IF([.B2157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6.0605392" calcext:value-type="float">
            <text:p>26.0605392</text:p>
          </table:table-cell>
          <table:table-cell table:formula="of:=ROUND(([.A2158]-[.A2157])*1000000)/1000" office:value-type="float" office:value="0.094" calcext:value-type="float">
            <text:p>0.094</text:p>
          </table:table-cell>
          <table:table-cell table:formula="of:=IF([.B2158]&gt;1;&quot;SLEEP&quot;;&quot;&quot;)">
            <text:p/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float" office:value="26.0606328" calcext:value-type="float">
            <text:p>26.0606328</text:p>
          </table:table-cell>
          <table:table-cell table:formula="of:=ROUND(([.A2159]-[.A2158])*1000000)/1000" office:value-type="float" office:value="0.094" calcext:value-type="float">
            <text:p>0.094</text:p>
          </table:table-cell>
          <table:table-cell table:formula="of:=IF([.B2159]&gt;1;&quot;SLEEP&quot;;&quot;&quot;)">
            <text:p/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float" office:value="26.06072656" calcext:value-type="float">
            <text:p>26.06072656</text:p>
          </table:table-cell>
          <table:table-cell table:formula="of:=ROUND(([.A2160]-[.A2159])*1000000)/1000" office:value-type="float" office:value="0.094" calcext:value-type="float">
            <text:p>0.094</text:p>
          </table:table-cell>
          <table:table-cell table:formula="of:=IF([.B2160]&gt;1;&quot;SLEEP&quot;;&quot;&quot;)">
            <text:p/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float" office:value="26.06082016" calcext:value-type="float">
            <text:p>26.06082016</text:p>
          </table:table-cell>
          <table:table-cell table:formula="of:=ROUND(([.A2161]-[.A2160])*1000000)/1000" office:value-type="float" office:value="0.094" calcext:value-type="float">
            <text:p>0.094</text:p>
          </table:table-cell>
          <table:table-cell table:formula="of:=IF([.B216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6091392" calcext:value-type="float">
            <text:p>26.06091392</text:p>
          </table:table-cell>
          <table:table-cell table:formula="of:=ROUND(([.A2162]-[.A2161])*1000000)/1000" office:value-type="float" office:value="0.094" calcext:value-type="float">
            <text:p>0.094</text:p>
          </table:table-cell>
          <table:table-cell table:formula="of:=IF([.B2162]&gt;1;&quot;SLEEP&quot;;&quot;&quot;)">
            <text:p/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float" office:value="26.06100752" calcext:value-type="float">
            <text:p>26.06100752</text:p>
          </table:table-cell>
          <table:table-cell table:formula="of:=ROUND(([.A2163]-[.A2162])*1000000)/1000" office:value-type="float" office:value="0.094" calcext:value-type="float">
            <text:p>0.094</text:p>
          </table:table-cell>
          <table:table-cell table:formula="of:=IF([.B2163]&gt;1;&quot;SLEEP&quot;;&quot;&quot;)">
            <text:p/>
          </table:table-cell>
          <table:table-cell office:value-type="string" calcext:value-type="string">
            <text:p>0xC4</text:p>
          </table:table-cell>
        </table:table-row>
        <table:table-row table:style-name="ro1">
          <table:table-cell office:value-type="float" office:value="26.06110112" calcext:value-type="float">
            <text:p>26.06110112</text:p>
          </table:table-cell>
          <table:table-cell table:formula="of:=ROUND(([.A2164]-[.A2163])*1000000)/1000" office:value-type="float" office:value="0.094" calcext:value-type="float">
            <text:p>0.094</text:p>
          </table:table-cell>
          <table:table-cell table:formula="of:=IF([.B2164]&gt;1;&quot;SLEEP&quot;;&quot;&quot;)">
            <text:p/>
          </table:table-cell>
          <table:table-cell office:value-type="string" calcext:value-type="string">
            <text:p>0x9C</text:p>
          </table:table-cell>
        </table:table-row>
        <table:table-row table:style-name="ro1">
          <table:table-cell office:value-type="float" office:value="26.06119488" calcext:value-type="float">
            <text:p>26.06119488</text:p>
          </table:table-cell>
          <table:table-cell table:formula="of:=ROUND(([.A2165]-[.A2164])*1000000)/1000" office:value-type="float" office:value="0.094" calcext:value-type="float">
            <text:p>0.094</text:p>
          </table:table-cell>
          <table:table-cell table:formula="of:=IF([.B216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6128848" calcext:value-type="float">
            <text:p>26.06128848</text:p>
          </table:table-cell>
          <table:table-cell table:formula="of:=ROUND(([.A2166]-[.A2165])*1000000)/1000" office:value-type="float" office:value="0.094" calcext:value-type="float">
            <text:p>0.094</text:p>
          </table:table-cell>
          <table:table-cell table:formula="of:=IF([.B2166]&gt;1;&quot;SLEEP&quot;;&quot;&quot;)">
            <text:p/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float" office:value="26.06138208" calcext:value-type="float">
            <text:p>26.06138208</text:p>
          </table:table-cell>
          <table:table-cell table:formula="of:=ROUND(([.A2167]-[.A2166])*1000000)/1000" office:value-type="float" office:value="0.094" calcext:value-type="float">
            <text:p>0.094</text:p>
          </table:table-cell>
          <table:table-cell table:formula="of:=IF([.B2167]&gt;1;&quot;SLEEP&quot;;&quot;&quot;)">
            <text:p/>
          </table:table-cell>
          <table:table-cell office:value-type="string" calcext:value-type="string">
            <text:p>0xC4</text:p>
          </table:table-cell>
        </table:table-row>
        <table:table-row table:style-name="ro1">
          <table:table-cell office:value-type="float" office:value="26.06147584" calcext:value-type="float">
            <text:p>26.06147584</text:p>
          </table:table-cell>
          <table:table-cell table:formula="of:=ROUND(([.A2168]-[.A2167])*1000000)/1000" office:value-type="float" office:value="0.094" calcext:value-type="float">
            <text:p>0.094</text:p>
          </table:table-cell>
          <table:table-cell table:formula="of:=IF([.B2168]&gt;1;&quot;SLEEP&quot;;&quot;&quot;)">
            <text:p/>
          </table:table-cell>
          <table:table-cell office:value-type="string" calcext:value-type="string">
            <text:p>0x9C</text:p>
          </table:table-cell>
        </table:table-row>
        <table:table-row table:style-name="ro1">
          <table:table-cell office:value-type="float" office:value="26.06156944" calcext:value-type="float">
            <text:p>26.06156944</text:p>
          </table:table-cell>
          <table:table-cell table:formula="of:=ROUND(([.A2169]-[.A2168])*1000000)/1000" office:value-type="float" office:value="0.094" calcext:value-type="float">
            <text:p>0.094</text:p>
          </table:table-cell>
          <table:table-cell table:formula="of:=IF([.B216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6166304" calcext:value-type="float">
            <text:p>26.06166304</text:p>
          </table:table-cell>
          <table:table-cell table:formula="of:=ROUND(([.A2170]-[.A2169])*1000000)/1000" office:value-type="float" office:value="0.094" calcext:value-type="float">
            <text:p>0.094</text:p>
          </table:table-cell>
          <table:table-cell table:formula="of:=IF([.B217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617568" calcext:value-type="float">
            <text:p>26.0617568</text:p>
          </table:table-cell>
          <table:table-cell table:formula="of:=ROUND(([.A2171]-[.A2170])*1000000)/1000" office:value-type="float" office:value="0.094" calcext:value-type="float">
            <text:p>0.094</text:p>
          </table:table-cell>
          <table:table-cell table:formula="of:=IF([.B2171]&gt;1;&quot;SLEEP&quot;;&quot;&quot;)">
            <text:p/>
          </table:table-cell>
          <table:table-cell office:value-type="string" calcext:value-type="string">
            <text:p>0x68</text:p>
          </table:table-cell>
        </table:table-row>
        <table:table-row table:style-name="ro1">
          <table:table-cell office:value-type="float" office:value="26.0618504" calcext:value-type="float">
            <text:p>26.0618504</text:p>
          </table:table-cell>
          <table:table-cell table:formula="of:=ROUND(([.A2172]-[.A2171])*1000000)/1000" office:value-type="float" office:value="0.094" calcext:value-type="float">
            <text:p>0.094</text:p>
          </table:table-cell>
          <table:table-cell table:formula="of:=IF([.B2172]&gt;1;&quot;SLEEP&quot;;&quot;&quot;)">
            <text:p/>
          </table:table-cell>
          <table:table-cell office:value-type="string" calcext:value-type="string">
            <text:p>0xDB</text:p>
          </table:table-cell>
        </table:table-row>
        <table:table-row table:style-name="ro1">
          <table:table-cell office:value-type="float" office:value="26.06194416" calcext:value-type="float">
            <text:p>26.06194416</text:p>
          </table:table-cell>
          <table:table-cell table:formula="of:=ROUND(([.A2173]-[.A2172])*1000000)/1000" office:value-type="float" office:value="0.094" calcext:value-type="float">
            <text:p>0.094</text:p>
          </table:table-cell>
          <table:table-cell table:formula="of:=IF([.B217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6203776" calcext:value-type="float">
            <text:p>26.06203776</text:p>
          </table:table-cell>
          <table:table-cell table:formula="of:=ROUND(([.A2174]-[.A2173])*1000000)/1000" office:value-type="float" office:value="0.094" calcext:value-type="float">
            <text:p>0.094</text:p>
          </table:table-cell>
          <table:table-cell table:formula="of:=IF([.B217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6213136" calcext:value-type="float">
            <text:p>26.06213136</text:p>
          </table:table-cell>
          <table:table-cell table:formula="of:=ROUND(([.A2175]-[.A2174])*1000000)/1000" office:value-type="float" office:value="0.094" calcext:value-type="float">
            <text:p>0.094</text:p>
          </table:table-cell>
          <table:table-cell table:formula="of:=IF([.B2175]&gt;1;&quot;SLEEP&quot;;&quot;&quot;)">
            <text:p/>
          </table:table-cell>
          <table:table-cell office:value-type="string" calcext:value-type="string">
            <text:p>0xD1</text:p>
          </table:table-cell>
        </table:table-row>
        <table:table-row table:style-name="ro1">
          <table:table-cell office:value-type="float" office:value="26.06222496" calcext:value-type="float">
            <text:p>26.06222496</text:p>
          </table:table-cell>
          <table:table-cell table:formula="of:=ROUND(([.A2176]-[.A2175])*1000000)/1000" office:value-type="float" office:value="0.094" calcext:value-type="float">
            <text:p>0.094</text:p>
          </table:table-cell>
          <table:table-cell table:formula="of:=IF([.B2176]&gt;1;&quot;SLEEP&quot;;&quot;&quot;)">
            <text:p/>
          </table:table-cell>
          <table:table-cell office:value-type="string" calcext:value-type="string">
            <text:p>0xB7</text:p>
          </table:table-cell>
        </table:table-row>
        <table:table-row table:style-name="ro1">
          <table:table-cell office:value-type="float" office:value="26.06231872" calcext:value-type="float">
            <text:p>26.06231872</text:p>
          </table:table-cell>
          <table:table-cell table:formula="of:=ROUND(([.A2177]-[.A2176])*1000000)/1000" office:value-type="float" office:value="0.094" calcext:value-type="float">
            <text:p>0.094</text:p>
          </table:table-cell>
          <table:table-cell table:formula="of:=IF([.B217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6241232" calcext:value-type="float">
            <text:p>26.06241232</text:p>
          </table:table-cell>
          <table:table-cell table:formula="of:=ROUND(([.A2178]-[.A2177])*1000000)/1000" office:value-type="float" office:value="0.094" calcext:value-type="float">
            <text:p>0.094</text:p>
          </table:table-cell>
          <table:table-cell table:formula="of:=IF([.B217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6250592" calcext:value-type="float">
            <text:p>26.06250592</text:p>
          </table:table-cell>
          <table:table-cell table:formula="of:=ROUND(([.A2179]-[.A2178])*1000000)/1000" office:value-type="float" office:value="0.094" calcext:value-type="float">
            <text:p>0.094</text:p>
          </table:table-cell>
          <table:table-cell table:formula="of:=IF([.B2179]&gt;1;&quot;SLEEP&quot;;&quot;&quot;)">
            <text:p/>
          </table:table-cell>
          <table:table-cell office:value-type="string" calcext:value-type="string">
            <text:p>0x68</text:p>
          </table:table-cell>
        </table:table-row>
        <table:table-row table:style-name="ro1">
          <table:table-cell office:value-type="float" office:value="26.06259968" calcext:value-type="float">
            <text:p>26.06259968</text:p>
          </table:table-cell>
          <table:table-cell table:formula="of:=ROUND(([.A2180]-[.A2179])*1000000)/1000" office:value-type="float" office:value="0.094" calcext:value-type="float">
            <text:p>0.094</text:p>
          </table:table-cell>
          <table:table-cell table:formula="of:=IF([.B2180]&gt;1;&quot;SLEEP&quot;;&quot;&quot;)">
            <text:p/>
          </table:table-cell>
          <table:table-cell office:value-type="string" calcext:value-type="string">
            <text:p>0xDB</text:p>
          </table:table-cell>
        </table:table-row>
        <table:table-row table:style-name="ro1">
          <table:table-cell office:value-type="float" office:value="26.06269328" calcext:value-type="float">
            <text:p>26.06269328</text:p>
          </table:table-cell>
          <table:table-cell table:formula="of:=ROUND(([.A2181]-[.A2180])*1000000)/1000" office:value-type="float" office:value="0.094" calcext:value-type="float">
            <text:p>0.094</text:p>
          </table:table-cell>
          <table:table-cell table:formula="of:=IF([.B2181]&gt;1;&quot;SLEEP&quot;;&quot;&quot;)">
            <text:p/>
          </table:table-cell>
          <table:table-cell office:value-type="string" calcext:value-type="string">
            <text:p>0x0F</text:p>
          </table:table-cell>
        </table:table-row>
        <table:table-row table:style-name="ro1">
          <table:table-cell office:value-type="float" office:value="26.06278688" calcext:value-type="float">
            <text:p>26.06278688</text:p>
          </table:table-cell>
          <table:table-cell table:formula="of:=ROUND(([.A2182]-[.A2181])*1000000)/1000" office:value-type="float" office:value="0.094" calcext:value-type="float">
            <text:p>0.094</text:p>
          </table:table-cell>
          <table:table-cell table:formula="of:=IF([.B2182]&gt;1;&quot;SLEEP&quot;;&quot;&quot;)">
            <text:p/>
          </table:table-cell>
          <table:table-cell office:value-type="string" calcext:value-type="string">
            <text:p>0xA4</text:p>
          </table:table-cell>
        </table:table-row>
        <table:table-row table:style-name="ro1">
          <table:table-cell office:value-type="float" office:value="26.06288048" calcext:value-type="float">
            <text:p>26.06288048</text:p>
          </table:table-cell>
          <table:table-cell table:formula="of:=ROUND(([.A2183]-[.A2182])*1000000)/1000" office:value-type="float" office:value="0.094" calcext:value-type="float">
            <text:p>0.094</text:p>
          </table:table-cell>
          <table:table-cell table:formula="of:=IF([.B2183]&gt;1;&quot;SLEEP&quot;;&quot;&quot;)">
            <text:p/>
          </table:table-cell>
          <table:table-cell office:value-type="string" calcext:value-type="string">
            <text:p>0xA8</text:p>
          </table:table-cell>
        </table:table-row>
        <table:table-row table:style-name="ro1">
          <table:table-cell office:value-type="float" office:value="26.06384528" calcext:value-type="float">
            <text:p>26.06384528</text:p>
          </table:table-cell>
          <table:table-cell table:formula="of:=ROUND(([.A2184]-[.A2183])*1000000)/1000" office:value-type="float" office:value="0.965" calcext:value-type="float">
            <text:p>0.965</text:p>
          </table:table-cell>
          <table:table-cell table:formula="of:=IF([.B2184]&gt;1;&quot;SLEEP&quot;;&quot;&quot;)">
            <text:p/>
          </table:table-cell>
          <table:table-cell office:value-type="string" calcext:value-type="string">
            <text:p>0x7B</text:p>
          </table:table-cell>
        </table:table-row>
        <table:table-row table:style-name="ro1">
          <table:table-cell office:value-type="float" office:value="26.06393888" calcext:value-type="float">
            <text:p>26.06393888</text:p>
          </table:table-cell>
          <table:table-cell table:formula="of:=ROUND(([.A2185]-[.A2184])*1000000)/1000" office:value-type="float" office:value="0.094" calcext:value-type="float">
            <text:p>0.094</text:p>
          </table:table-cell>
          <table:table-cell table:formula="of:=IF([.B2185]&gt;1;&quot;SLEEP&quot;;&quot;&quot;)">
            <text:p/>
          </table:table-cell>
          <table:table-cell office:value-type="string" calcext:value-type="string">
            <text:p>0xC1</text:p>
          </table:table-cell>
        </table:table-row>
        <table:table-row table:style-name="ro1">
          <table:table-cell office:value-type="float" office:value="26.06403248" calcext:value-type="float">
            <text:p>26.06403248</text:p>
          </table:table-cell>
          <table:table-cell table:formula="of:=ROUND(([.A2186]-[.A2185])*1000000)/1000" office:value-type="float" office:value="0.094" calcext:value-type="float">
            <text:p>0.094</text:p>
          </table:table-cell>
          <table:table-cell table:formula="of:=IF([.B2186]&gt;1;&quot;SLEEP&quot;;&quot;&quot;)">
            <text:p/>
          </table:table-cell>
          <table:table-cell office:value-type="string" calcext:value-type="string">
            <text:p>0xF8</text:p>
          </table:table-cell>
        </table:table-row>
        <table:table-row table:style-name="ro1">
          <table:table-cell office:value-type="float" office:value="26.06412624" calcext:value-type="float">
            <text:p>26.06412624</text:p>
          </table:table-cell>
          <table:table-cell table:formula="of:=ROUND(([.A2187]-[.A2186])*1000000)/1000" office:value-type="float" office:value="0.094" calcext:value-type="float">
            <text:p>0.094</text:p>
          </table:table-cell>
          <table:table-cell table:formula="of:=IF([.B2187]&gt;1;&quot;SLEEP&quot;;&quot;&quot;)">
            <text:p/>
          </table:table-cell>
          <table:table-cell office:value-type="string" calcext:value-type="string">
            <text:p>0x59</text:p>
          </table:table-cell>
        </table:table-row>
        <table:table-row table:style-name="ro1">
          <table:table-cell office:value-type="float" office:value="26.06421984" calcext:value-type="float">
            <text:p>26.06421984</text:p>
          </table:table-cell>
          <table:table-cell table:formula="of:=ROUND(([.A2188]-[.A2187])*1000000)/1000" office:value-type="float" office:value="0.094" calcext:value-type="float">
            <text:p>0.094</text:p>
          </table:table-cell>
          <table:table-cell table:formula="of:=IF([.B2188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6.06431344" calcext:value-type="float">
            <text:p>26.06431344</text:p>
          </table:table-cell>
          <table:table-cell table:formula="of:=ROUND(([.A2189]-[.A2188])*1000000)/1000" office:value-type="float" office:value="0.094" calcext:value-type="float">
            <text:p>0.094</text:p>
          </table:table-cell>
          <table:table-cell table:formula="of:=IF([.B2189]&gt;1;&quot;SLEEP&quot;;&quot;&quot;)">
            <text:p/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float" office:value="26.0652784" calcext:value-type="float">
            <text:p>26.0652784</text:p>
          </table:table-cell>
          <table:table-cell table:formula="of:=ROUND(([.A2190]-[.A2189])*1000000)/1000" office:value-type="float" office:value="0.965" calcext:value-type="float">
            <text:p>0.965</text:p>
          </table:table-cell>
          <table:table-cell table:formula="of:=IF([.B219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6537216" calcext:value-type="float">
            <text:p>26.06537216</text:p>
          </table:table-cell>
          <table:table-cell table:formula="of:=ROUND(([.A2191]-[.A2190])*1000000)/1000" office:value-type="float" office:value="0.094" calcext:value-type="float">
            <text:p>0.094</text:p>
          </table:table-cell>
          <table:table-cell table:formula="of:=IF([.B2191]&gt;1;&quot;SLEEP&quot;;&quot;&quot;)">
            <text:p/>
          </table:table-cell>
          <table:table-cell office:value-type="string" calcext:value-type="string">
            <text:p>0x0F</text:p>
          </table:table-cell>
        </table:table-row>
        <table:table-row table:style-name="ro1">
          <table:table-cell office:value-type="float" office:value="26.06560704" calcext:value-type="float">
            <text:p>26.06560704</text:p>
          </table:table-cell>
          <table:table-cell table:formula="of:=ROUND(([.A2192]-[.A2191])*1000000)/1000" office:value-type="float" office:value="0.235" calcext:value-type="float">
            <text:p>0.235</text:p>
          </table:table-cell>
          <table:table-cell table:formula="of:=IF([.B2192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06570064" calcext:value-type="float">
            <text:p>26.06570064</text:p>
          </table:table-cell>
          <table:table-cell table:formula="of:=ROUND(([.A2193]-[.A2192])*1000000)/1000" office:value-type="float" office:value="0.094" calcext:value-type="float">
            <text:p>0.094</text:p>
          </table:table-cell>
          <table:table-cell table:formula="of:=IF([.B2193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6.06579424" calcext:value-type="float">
            <text:p>26.06579424</text:p>
          </table:table-cell>
          <table:table-cell table:formula="of:=ROUND(([.A2194]-[.A2193])*1000000)/1000" office:value-type="float" office:value="0.094" calcext:value-type="float">
            <text:p>0.094</text:p>
          </table:table-cell>
          <table:table-cell table:formula="of:=IF([.B2194]&gt;1;&quot;SLEEP&quot;;&quot;&quot;)">
            <text:p/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float" office:value="26.06588784" calcext:value-type="float">
            <text:p>26.06588784</text:p>
          </table:table-cell>
          <table:table-cell table:formula="of:=ROUND(([.A2195]-[.A2194])*1000000)/1000" office:value-type="float" office:value="0.094" calcext:value-type="float">
            <text:p>0.094</text:p>
          </table:table-cell>
          <table:table-cell table:formula="of:=IF([.B2195]&gt;1;&quot;SLEEP&quot;;&quot;&quot;)">
            <text:p/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float" office:value="26.0659816" calcext:value-type="float">
            <text:p>26.0659816</text:p>
          </table:table-cell>
          <table:table-cell table:formula="of:=ROUND(([.A2196]-[.A2195])*1000000)/1000" office:value-type="float" office:value="0.094" calcext:value-type="float">
            <text:p>0.094</text:p>
          </table:table-cell>
          <table:table-cell table:formula="of:=IF([.B2196]&gt;1;&quot;SLEEP&quot;;&quot;&quot;)">
            <text:p/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float" office:value="26.0660752" calcext:value-type="float">
            <text:p>26.0660752</text:p>
          </table:table-cell>
          <table:table-cell table:formula="of:=ROUND(([.A2197]-[.A2196])*1000000)/1000" office:value-type="float" office:value="0.094" calcext:value-type="float">
            <text:p>0.094</text:p>
          </table:table-cell>
          <table:table-cell table:formula="of:=IF([.B219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661688" calcext:value-type="float">
            <text:p>26.0661688</text:p>
          </table:table-cell>
          <table:table-cell table:formula="of:=ROUND(([.A2198]-[.A2197])*1000000)/1000" office:value-type="float" office:value="0.094" calcext:value-type="float">
            <text:p>0.094</text:p>
          </table:table-cell>
          <table:table-cell table:formula="of:=IF([.B219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6626256" calcext:value-type="float">
            <text:p>26.06626256</text:p>
          </table:table-cell>
          <table:table-cell table:formula="of:=ROUND(([.A2199]-[.A2198])*1000000)/1000" office:value-type="float" office:value="0.094" calcext:value-type="float">
            <text:p>0.094</text:p>
          </table:table-cell>
          <table:table-cell table:formula="of:=IF([.B219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6635616" calcext:value-type="float">
            <text:p>26.06635616</text:p>
          </table:table-cell>
          <table:table-cell table:formula="of:=ROUND(([.A2200]-[.A2199])*1000000)/1000" office:value-type="float" office:value="0.094" calcext:value-type="float">
            <text:p>0.094</text:p>
          </table:table-cell>
          <table:table-cell table:formula="of:=IF([.B220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6644976" calcext:value-type="float">
            <text:p>26.06644976</text:p>
          </table:table-cell>
          <table:table-cell table:formula="of:=ROUND(([.A2201]-[.A2200])*1000000)/1000" office:value-type="float" office:value="0.094" calcext:value-type="float">
            <text:p>0.094</text:p>
          </table:table-cell>
          <table:table-cell table:formula="of:=IF([.B220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6654336" calcext:value-type="float">
            <text:p>26.06654336</text:p>
          </table:table-cell>
          <table:table-cell table:formula="of:=ROUND(([.A2202]-[.A2201])*1000000)/1000" office:value-type="float" office:value="0.094" calcext:value-type="float">
            <text:p>0.094</text:p>
          </table:table-cell>
          <table:table-cell table:formula="of:=IF([.B220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6663712" calcext:value-type="float">
            <text:p>26.06663712</text:p>
          </table:table-cell>
          <table:table-cell table:formula="of:=ROUND(([.A2203]-[.A2202])*1000000)/1000" office:value-type="float" office:value="0.094" calcext:value-type="float">
            <text:p>0.094</text:p>
          </table:table-cell>
          <table:table-cell table:formula="of:=IF([.B220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6673072" calcext:value-type="float">
            <text:p>26.06673072</text:p>
          </table:table-cell>
          <table:table-cell table:formula="of:=ROUND(([.A2204]-[.A2203])*1000000)/1000" office:value-type="float" office:value="0.094" calcext:value-type="float">
            <text:p>0.094</text:p>
          </table:table-cell>
          <table:table-cell table:formula="of:=IF([.B220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6682448" calcext:value-type="float">
            <text:p>26.06682448</text:p>
          </table:table-cell>
          <table:table-cell table:formula="of:=ROUND(([.A2205]-[.A2204])*1000000)/1000" office:value-type="float" office:value="0.094" calcext:value-type="float">
            <text:p>0.094</text:p>
          </table:table-cell>
          <table:table-cell table:formula="of:=IF([.B220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6691808" calcext:value-type="float">
            <text:p>26.06691808</text:p>
          </table:table-cell>
          <table:table-cell table:formula="of:=ROUND(([.A2206]-[.A2205])*1000000)/1000" office:value-type="float" office:value="0.094" calcext:value-type="float">
            <text:p>0.094</text:p>
          </table:table-cell>
          <table:table-cell table:formula="of:=IF([.B220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6701168" calcext:value-type="float">
            <text:p>26.06701168</text:p>
          </table:table-cell>
          <table:table-cell table:formula="of:=ROUND(([.A2207]-[.A2206])*1000000)/1000" office:value-type="float" office:value="0.094" calcext:value-type="float">
            <text:p>0.094</text:p>
          </table:table-cell>
          <table:table-cell table:formula="of:=IF([.B220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6710544" calcext:value-type="float">
            <text:p>26.06710544</text:p>
          </table:table-cell>
          <table:table-cell table:formula="of:=ROUND(([.A2208]-[.A2207])*1000000)/1000" office:value-type="float" office:value="0.094" calcext:value-type="float">
            <text:p>0.094</text:p>
          </table:table-cell>
          <table:table-cell table:formula="of:=IF([.B220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6719904" calcext:value-type="float">
            <text:p>26.06719904</text:p>
          </table:table-cell>
          <table:table-cell table:formula="of:=ROUND(([.A2209]-[.A2208])*1000000)/1000" office:value-type="float" office:value="0.094" calcext:value-type="float">
            <text:p>0.094</text:p>
          </table:table-cell>
          <table:table-cell table:formula="of:=IF([.B220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6729264" calcext:value-type="float">
            <text:p>26.06729264</text:p>
          </table:table-cell>
          <table:table-cell table:formula="of:=ROUND(([.A2210]-[.A2209])*1000000)/1000" office:value-type="float" office:value="0.094" calcext:value-type="float">
            <text:p>0.094</text:p>
          </table:table-cell>
          <table:table-cell table:formula="of:=IF([.B221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673864" calcext:value-type="float">
            <text:p>26.0673864</text:p>
          </table:table-cell>
          <table:table-cell table:formula="of:=ROUND(([.A2211]-[.A2210])*1000000)/1000" office:value-type="float" office:value="0.094" calcext:value-type="float">
            <text:p>0.094</text:p>
          </table:table-cell>
          <table:table-cell table:formula="of:=IF([.B221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6748" calcext:value-type="float">
            <text:p>26.06748</text:p>
          </table:table-cell>
          <table:table-cell table:formula="of:=ROUND(([.A2212]-[.A2211])*1000000)/1000" office:value-type="float" office:value="0.094" calcext:value-type="float">
            <text:p>0.094</text:p>
          </table:table-cell>
          <table:table-cell table:formula="of:=IF([.B221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675736" calcext:value-type="float">
            <text:p>26.0675736</text:p>
          </table:table-cell>
          <table:table-cell table:formula="of:=ROUND(([.A2213]-[.A2212])*1000000)/1000" office:value-type="float" office:value="0.094" calcext:value-type="float">
            <text:p>0.094</text:p>
          </table:table-cell>
          <table:table-cell table:formula="of:=IF([.B221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6766736" calcext:value-type="float">
            <text:p>26.06766736</text:p>
          </table:table-cell>
          <table:table-cell table:formula="of:=ROUND(([.A2214]-[.A2213])*1000000)/1000" office:value-type="float" office:value="0.094" calcext:value-type="float">
            <text:p>0.094</text:p>
          </table:table-cell>
          <table:table-cell table:formula="of:=IF([.B2214]&gt;1;&quot;SLEEP&quot;;&quot;&quot;)">
            <text:p/>
          </table:table-cell>
          <table:table-cell office:value-type="string" calcext:value-type="string">
            <text:p>0x2F</text:p>
          </table:table-cell>
        </table:table-row>
        <table:table-row table:style-name="ro1">
          <table:table-cell office:value-type="float" office:value="26.06776096" calcext:value-type="float">
            <text:p>26.06776096</text:p>
          </table:table-cell>
          <table:table-cell table:formula="of:=ROUND(([.A2215]-[.A2214])*1000000)/1000" office:value-type="float" office:value="0.094" calcext:value-type="float">
            <text:p>0.094</text:p>
          </table:table-cell>
          <table:table-cell table:formula="of:=IF([.B2215]&gt;1;&quot;SLEEP&quot;;&quot;&quot;)">
            <text:p/>
          </table:table-cell>
          <table:table-cell office:value-type="string" calcext:value-type="string">
            <text:p>0xB7</text:p>
          </table:table-cell>
        </table:table-row>
        <table:table-row table:style-name="ro1">
          <table:table-cell office:value-type="float" office:value="26.06785456" calcext:value-type="float">
            <text:p>26.06785456</text:p>
          </table:table-cell>
          <table:table-cell table:formula="of:=ROUND(([.A2216]-[.A2215])*1000000)/1000" office:value-type="float" office:value="0.094" calcext:value-type="float">
            <text:p>0.094</text:p>
          </table:table-cell>
          <table:table-cell table:formula="of:=IF([.B2216]&gt;1;&quot;SLEEP&quot;;&quot;&quot;)">
            <text:p/>
          </table:table-cell>
          <table:table-cell office:value-type="string" calcext:value-type="string">
            <text:p>0xE9</text:p>
          </table:table-cell>
        </table:table-row>
        <table:table-row table:style-name="ro1">
          <table:table-cell office:value-type="float" office:value="26.06794832" calcext:value-type="float">
            <text:p>26.06794832</text:p>
          </table:table-cell>
          <table:table-cell table:formula="of:=ROUND(([.A2217]-[.A2216])*1000000)/1000" office:value-type="float" office:value="0.094" calcext:value-type="float">
            <text:p>0.094</text:p>
          </table:table-cell>
          <table:table-cell table:formula="of:=IF([.B221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6804192" calcext:value-type="float">
            <text:p>26.06804192</text:p>
          </table:table-cell>
          <table:table-cell table:formula="of:=ROUND(([.A2218]-[.A2217])*1000000)/1000" office:value-type="float" office:value="0.094" calcext:value-type="float">
            <text:p>0.094</text:p>
          </table:table-cell>
          <table:table-cell table:formula="of:=IF([.B2218]&gt;1;&quot;SLEEP&quot;;&quot;&quot;)">
            <text:p/>
          </table:table-cell>
          <table:table-cell office:value-type="string" calcext:value-type="string">
            <text:p>0x5F</text:p>
          </table:table-cell>
        </table:table-row>
        <table:table-row table:style-name="ro1">
          <table:table-cell office:value-type="float" office:value="26.06813552" calcext:value-type="float">
            <text:p>26.06813552</text:p>
          </table:table-cell>
          <table:table-cell table:formula="of:=ROUND(([.A2219]-[.A2218])*1000000)/1000" office:value-type="float" office:value="0.094" calcext:value-type="float">
            <text:p>0.094</text:p>
          </table:table-cell>
          <table:table-cell table:formula="of:=IF([.B2219]&gt;1;&quot;SLEEP&quot;;&quot;&quot;)">
            <text:p/>
          </table:table-cell>
          <table:table-cell office:value-type="string" calcext:value-type="string">
            <text:p>0x6F</text:p>
          </table:table-cell>
        </table:table-row>
        <table:table-row table:style-name="ro1">
          <table:table-cell office:value-type="float" office:value="26.06822928" calcext:value-type="float">
            <text:p>26.06822928</text:p>
          </table:table-cell>
          <table:table-cell table:formula="of:=ROUND(([.A2220]-[.A2219])*1000000)/1000" office:value-type="float" office:value="0.094" calcext:value-type="float">
            <text:p>0.094</text:p>
          </table:table-cell>
          <table:table-cell table:formula="of:=IF([.B2220]&gt;1;&quot;SLEEP&quot;;&quot;&quot;)">
            <text:p/>
          </table:table-cell>
          <table:table-cell office:value-type="string" calcext:value-type="string">
            <text:p>0xD2</text:p>
          </table:table-cell>
        </table:table-row>
        <table:table-row table:style-name="ro1">
          <table:table-cell office:value-type="float" office:value="26.06832288" calcext:value-type="float">
            <text:p>26.06832288</text:p>
          </table:table-cell>
          <table:table-cell table:formula="of:=ROUND(([.A2221]-[.A2220])*1000000)/1000" office:value-type="float" office:value="0.094" calcext:value-type="float">
            <text:p>0.094</text:p>
          </table:table-cell>
          <table:table-cell table:formula="of:=IF([.B222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6841664" calcext:value-type="float">
            <text:p>26.06841664</text:p>
          </table:table-cell>
          <table:table-cell table:formula="of:=ROUND(([.A2222]-[.A2221])*1000000)/1000" office:value-type="float" office:value="0.094" calcext:value-type="float">
            <text:p>0.094</text:p>
          </table:table-cell>
          <table:table-cell table:formula="of:=IF([.B2222]&gt;1;&quot;SLEEP&quot;;&quot;&quot;)">
            <text:p/>
          </table:table-cell>
          <table:table-cell office:value-type="string" calcext:value-type="string">
            <text:p>0x2F</text:p>
          </table:table-cell>
        </table:table-row>
        <table:table-row table:style-name="ro1">
          <table:table-cell office:value-type="float" office:value="26.06851024" calcext:value-type="float">
            <text:p>26.06851024</text:p>
          </table:table-cell>
          <table:table-cell table:formula="of:=ROUND(([.A2223]-[.A2222])*1000000)/1000" office:value-type="float" office:value="0.094" calcext:value-type="float">
            <text:p>0.094</text:p>
          </table:table-cell>
          <table:table-cell table:formula="of:=IF([.B2223]&gt;1;&quot;SLEEP&quot;;&quot;&quot;)">
            <text:p/>
          </table:table-cell>
          <table:table-cell office:value-type="string" calcext:value-type="string">
            <text:p>0xB7</text:p>
          </table:table-cell>
        </table:table-row>
        <table:table-row table:style-name="ro1">
          <table:table-cell office:value-type="float" office:value="26.06947552" calcext:value-type="float">
            <text:p>26.06947552</text:p>
          </table:table-cell>
          <table:table-cell table:formula="of:=ROUND(([.A2224]-[.A2223])*1000000)/1000" office:value-type="float" office:value="0.965" calcext:value-type="float">
            <text:p>0.965</text:p>
          </table:table-cell>
          <table:table-cell table:formula="of:=IF([.B2224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6.06956928" calcext:value-type="float">
            <text:p>26.06956928</text:p>
          </table:table-cell>
          <table:table-cell table:formula="of:=ROUND(([.A2225]-[.A2224])*1000000)/1000" office:value-type="float" office:value="0.094" calcext:value-type="float">
            <text:p>0.094</text:p>
          </table:table-cell>
          <table:table-cell table:formula="of:=IF([.B2225]&gt;1;&quot;SLEEP&quot;;&quot;&quot;)">
            <text:p/>
          </table:table-cell>
          <table:table-cell office:value-type="string" calcext:value-type="string">
            <text:p>0xE9</text:p>
          </table:table-cell>
        </table:table-row>
        <table:table-row table:style-name="ro1">
          <table:table-cell office:value-type="float" office:value="26.06966288" calcext:value-type="float">
            <text:p>26.06966288</text:p>
          </table:table-cell>
          <table:table-cell table:formula="of:=ROUND(([.A2226]-[.A2225])*1000000)/1000" office:value-type="float" office:value="0.094" calcext:value-type="float">
            <text:p>0.094</text:p>
          </table:table-cell>
          <table:table-cell table:formula="of:=IF([.B2226]&gt;1;&quot;SLEEP&quot;;&quot;&quot;)">
            <text:p/>
          </table:table-cell>
          <table:table-cell office:value-type="string" calcext:value-type="string">
            <text:p>0x0B</text:p>
          </table:table-cell>
        </table:table-row>
        <table:table-row table:style-name="ro1">
          <table:table-cell office:value-type="float" office:value="26.06975648" calcext:value-type="float">
            <text:p>26.06975648</text:p>
          </table:table-cell>
          <table:table-cell table:formula="of:=ROUND(([.A2227]-[.A2226])*1000000)/1000" office:value-type="float" office:value="0.094" calcext:value-type="float">
            <text:p>0.094</text:p>
          </table:table-cell>
          <table:table-cell table:formula="of:=IF([.B2227]&gt;1;&quot;SLEEP&quot;;&quot;&quot;)">
            <text:p/>
          </table:table-cell>
          <table:table-cell office:value-type="string" calcext:value-type="string">
            <text:p>0x1E</text:p>
          </table:table-cell>
        </table:table-row>
        <table:table-row table:style-name="ro1">
          <table:table-cell office:value-type="float" office:value="26.06985024" calcext:value-type="float">
            <text:p>26.06985024</text:p>
          </table:table-cell>
          <table:table-cell table:formula="of:=ROUND(([.A2228]-[.A2227])*1000000)/1000" office:value-type="float" office:value="0.094" calcext:value-type="float">
            <text:p>0.094</text:p>
          </table:table-cell>
          <table:table-cell table:formula="of:=IF([.B2228]&gt;1;&quot;SLEEP&quot;;&quot;&quot;)">
            <text:p/>
          </table:table-cell>
          <table:table-cell office:value-type="string" calcext:value-type="string">
            <text:p>0x4F</text:p>
          </table:table-cell>
        </table:table-row>
        <table:table-row table:style-name="ro1">
          <table:table-cell office:value-type="float" office:value="26.06994384" calcext:value-type="float">
            <text:p>26.06994384</text:p>
          </table:table-cell>
          <table:table-cell table:formula="of:=ROUND(([.A2229]-[.A2228])*1000000)/1000" office:value-type="float" office:value="0.094" calcext:value-type="float">
            <text:p>0.094</text:p>
          </table:table-cell>
          <table:table-cell table:formula="of:=IF([.B2229]&gt;1;&quot;SLEEP&quot;;&quot;&quot;)">
            <text:p/>
          </table:table-cell>
          <table:table-cell office:value-type="string" calcext:value-type="string">
            <text:p>0x76</text:p>
          </table:table-cell>
        </table:table-row>
        <table:table-row table:style-name="ro1">
          <table:table-cell office:value-type="float" office:value="26.07003744" calcext:value-type="float">
            <text:p>26.07003744</text:p>
          </table:table-cell>
          <table:table-cell table:formula="of:=ROUND(([.A2230]-[.A2229])*1000000)/1000" office:value-type="float" office:value="0.094" calcext:value-type="float">
            <text:p>0.094</text:p>
          </table:table-cell>
          <table:table-cell table:formula="of:=IF([.B2230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6.0701312" calcext:value-type="float">
            <text:p>26.0701312</text:p>
          </table:table-cell>
          <table:table-cell table:formula="of:=ROUND(([.A2231]-[.A2230])*1000000)/1000" office:value-type="float" office:value="0.094" calcext:value-type="float">
            <text:p>0.094</text:p>
          </table:table-cell>
          <table:table-cell table:formula="of:=IF([.B2231]&gt;1;&quot;SLEEP&quot;;&quot;&quot;)">
            <text:p/>
          </table:table-cell>
          <table:table-cell office:value-type="string" calcext:value-type="string">
            <text:p>0x23</text:p>
          </table:table-cell>
        </table:table-row>
        <table:table-row table:style-name="ro1">
          <table:table-cell office:value-type="float" office:value="26.0702248" calcext:value-type="float">
            <text:p>26.0702248</text:p>
          </table:table-cell>
          <table:table-cell table:formula="of:=ROUND(([.A2232]-[.A2231])*1000000)/1000" office:value-type="float" office:value="0.094" calcext:value-type="float">
            <text:p>0.094</text:p>
          </table:table-cell>
          <table:table-cell table:formula="of:=IF([.B2232]&gt;1;&quot;SLEEP&quot;;&quot;&quot;)">
            <text:p/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float" office:value="26.0703184" calcext:value-type="float">
            <text:p>26.0703184</text:p>
          </table:table-cell>
          <table:table-cell table:formula="of:=ROUND(([.A2233]-[.A2232])*1000000)/1000" office:value-type="float" office:value="0.094" calcext:value-type="float">
            <text:p>0.094</text:p>
          </table:table-cell>
          <table:table-cell table:formula="of:=IF([.B2233]&gt;1;&quot;SLEEP&quot;;&quot;&quot;)">
            <text:p/>
          </table:table-cell>
          <table:table-cell office:value-type="string" calcext:value-type="string">
            <text:p>0x54</text:p>
          </table:table-cell>
        </table:table-row>
        <table:table-row table:style-name="ro1">
          <table:table-cell office:value-type="float" office:value="26.07041216" calcext:value-type="float">
            <text:p>26.07041216</text:p>
          </table:table-cell>
          <table:table-cell table:formula="of:=ROUND(([.A2234]-[.A2233])*1000000)/1000" office:value-type="float" office:value="0.094" calcext:value-type="float">
            <text:p>0.094</text:p>
          </table:table-cell>
          <table:table-cell table:formula="of:=IF([.B2234]&gt;1;&quot;SLEEP&quot;;&quot;&quot;)">
            <text:p/>
          </table:table-cell>
          <table:table-cell office:value-type="string" calcext:value-type="string">
            <text:p>0xFA</text:p>
          </table:table-cell>
        </table:table-row>
        <table:table-row table:style-name="ro1">
          <table:table-cell office:value-type="float" office:value="26.07050576" calcext:value-type="float">
            <text:p>26.07050576</text:p>
          </table:table-cell>
          <table:table-cell table:formula="of:=ROUND(([.A2235]-[.A2234])*1000000)/1000" office:value-type="float" office:value="0.094" calcext:value-type="float">
            <text:p>0.094</text:p>
          </table:table-cell>
          <table:table-cell table:formula="of:=IF([.B2235]&gt;1;&quot;SLEEP&quot;;&quot;&quot;)">
            <text:p/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float" office:value="26.07059952" calcext:value-type="float">
            <text:p>26.07059952</text:p>
          </table:table-cell>
          <table:table-cell table:formula="of:=ROUND(([.A2236]-[.A2235])*1000000)/1000" office:value-type="float" office:value="0.094" calcext:value-type="float">
            <text:p>0.094</text:p>
          </table:table-cell>
          <table:table-cell table:formula="of:=IF([.B2236]&gt;1;&quot;SLEEP&quot;;&quot;&quot;)">
            <text:p/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float" office:value="26.07069312" calcext:value-type="float">
            <text:p>26.07069312</text:p>
          </table:table-cell>
          <table:table-cell table:formula="of:=ROUND(([.A2237]-[.A2236])*1000000)/1000" office:value-type="float" office:value="0.094" calcext:value-type="float">
            <text:p>0.094</text:p>
          </table:table-cell>
          <table:table-cell table:formula="of:=IF([.B2237]&gt;1;&quot;SLEEP&quot;;&quot;&quot;)">
            <text:p/>
          </table:table-cell>
          <table:table-cell office:value-type="string" calcext:value-type="string">
            <text:p>0x5C</text:p>
          </table:table-cell>
        </table:table-row>
        <table:table-row table:style-name="ro1">
          <table:table-cell office:value-type="float" office:value="26.07078672" calcext:value-type="float">
            <text:p>26.07078672</text:p>
          </table:table-cell>
          <table:table-cell table:formula="of:=ROUND(([.A2238]-[.A2237])*1000000)/1000" office:value-type="float" office:value="0.094" calcext:value-type="float">
            <text:p>0.094</text:p>
          </table:table-cell>
          <table:table-cell table:formula="of:=IF([.B2238]&gt;1;&quot;SLEEP&quot;;&quot;&quot;)">
            <text:p/>
          </table:table-cell>
          <table:table-cell office:value-type="string" calcext:value-type="string">
            <text:p>0x0B</text:p>
          </table:table-cell>
        </table:table-row>
        <table:table-row table:style-name="ro1">
          <table:table-cell office:value-type="float" office:value="26.07088032" calcext:value-type="float">
            <text:p>26.07088032</text:p>
          </table:table-cell>
          <table:table-cell table:formula="of:=ROUND(([.A2239]-[.A2238])*1000000)/1000" office:value-type="float" office:value="0.094" calcext:value-type="float">
            <text:p>0.094</text:p>
          </table:table-cell>
          <table:table-cell table:formula="of:=IF([.B2239]&gt;1;&quot;SLEEP&quot;;&quot;&quot;)">
            <text:p/>
          </table:table-cell>
          <table:table-cell office:value-type="string" calcext:value-type="string">
            <text:p>0x7D</text:p>
          </table:table-cell>
        </table:table-row>
        <table:table-row table:style-name="ro1">
          <table:table-cell office:value-type="float" office:value="26.07097408" calcext:value-type="float">
            <text:p>26.07097408</text:p>
          </table:table-cell>
          <table:table-cell table:formula="of:=ROUND(([.A2240]-[.A2239])*1000000)/1000" office:value-type="float" office:value="0.094" calcext:value-type="float">
            <text:p>0.094</text:p>
          </table:table-cell>
          <table:table-cell table:formula="of:=IF([.B2240]&gt;1;&quot;SLEEP&quot;;&quot;&quot;)">
            <text:p/>
          </table:table-cell>
          <table:table-cell office:value-type="string" calcext:value-type="string">
            <text:p>0xBF</text:p>
          </table:table-cell>
        </table:table-row>
        <table:table-row table:style-name="ro1">
          <table:table-cell office:value-type="float" office:value="26.07106768" calcext:value-type="float">
            <text:p>26.07106768</text:p>
          </table:table-cell>
          <table:table-cell table:formula="of:=ROUND(([.A2241]-[.A2240])*1000000)/1000" office:value-type="float" office:value="0.094" calcext:value-type="float">
            <text:p>0.094</text:p>
          </table:table-cell>
          <table:table-cell table:formula="of:=IF([.B2241]&gt;1;&quot;SLEEP&quot;;&quot;&quot;)">
            <text:p/>
          </table:table-cell>
          <table:table-cell office:value-type="string" calcext:value-type="string">
            <text:p>0x48</text:p>
          </table:table-cell>
        </table:table-row>
        <table:table-row table:style-name="ro1">
          <table:table-cell office:value-type="float" office:value="26.07116144" calcext:value-type="float">
            <text:p>26.07116144</text:p>
          </table:table-cell>
          <table:table-cell table:formula="of:=ROUND(([.A2242]-[.A2241])*1000000)/1000" office:value-type="float" office:value="0.094" calcext:value-type="float">
            <text:p>0.094</text:p>
          </table:table-cell>
          <table:table-cell table:formula="of:=IF([.B2242]&gt;1;&quot;SLEEP&quot;;&quot;&quot;)">
            <text:p/>
          </table:table-cell>
          <table:table-cell office:value-type="string" calcext:value-type="string">
            <text:p>0xFA</text:p>
          </table:table-cell>
        </table:table-row>
        <table:table-row table:style-name="ro1">
          <table:table-cell office:value-type="float" office:value="26.07125504" calcext:value-type="float">
            <text:p>26.07125504</text:p>
          </table:table-cell>
          <table:table-cell table:formula="of:=ROUND(([.A2243]-[.A2242])*1000000)/1000" office:value-type="float" office:value="0.094" calcext:value-type="float">
            <text:p>0.094</text:p>
          </table:table-cell>
          <table:table-cell table:formula="of:=IF([.B2243]&gt;1;&quot;SLEEP&quot;;&quot;&quot;)">
            <text:p/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float" office:value="26.07134864" calcext:value-type="float">
            <text:p>26.07134864</text:p>
          </table:table-cell>
          <table:table-cell table:formula="of:=ROUND(([.A2244]-[.A2243])*1000000)/1000" office:value-type="float" office:value="0.094" calcext:value-type="float">
            <text:p>0.094</text:p>
          </table:table-cell>
          <table:table-cell table:formula="of:=IF([.B2244]&gt;1;&quot;SLEEP&quot;;&quot;&quot;)">
            <text:p/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float" office:value="26.0714424" calcext:value-type="float">
            <text:p>26.0714424</text:p>
          </table:table-cell>
          <table:table-cell table:formula="of:=ROUND(([.A2245]-[.A2244])*1000000)/1000" office:value-type="float" office:value="0.094" calcext:value-type="float">
            <text:p>0.094</text:p>
          </table:table-cell>
          <table:table-cell table:formula="of:=IF([.B2245]&gt;1;&quot;SLEEP&quot;;&quot;&quot;)">
            <text:p/>
          </table:table-cell>
          <table:table-cell office:value-type="string" calcext:value-type="string">
            <text:p>0x5C</text:p>
          </table:table-cell>
        </table:table-row>
        <table:table-row table:style-name="ro1">
          <table:table-cell office:value-type="float" office:value="26.071536" calcext:value-type="float">
            <text:p>26.071536</text:p>
          </table:table-cell>
          <table:table-cell table:formula="of:=ROUND(([.A2246]-[.A2245])*1000000)/1000" office:value-type="float" office:value="0.094" calcext:value-type="float">
            <text:p>0.094</text:p>
          </table:table-cell>
          <table:table-cell table:formula="of:=IF([.B2246]&gt;1;&quot;SLEEP&quot;;&quot;&quot;)">
            <text:p/>
          </table:table-cell>
          <table:table-cell office:value-type="string" calcext:value-type="string">
            <text:p>0x0B</text:p>
          </table:table-cell>
        </table:table-row>
        <table:table-row table:style-name="ro1">
          <table:table-cell office:value-type="float" office:value="26.0716296" calcext:value-type="float">
            <text:p>26.0716296</text:p>
          </table:table-cell>
          <table:table-cell table:formula="of:=ROUND(([.A2247]-[.A2246])*1000000)/1000" office:value-type="float" office:value="0.094" calcext:value-type="float">
            <text:p>0.094</text:p>
          </table:table-cell>
          <table:table-cell table:formula="of:=IF([.B2247]&gt;1;&quot;SLEEP&quot;;&quot;&quot;)">
            <text:p/>
          </table:table-cell>
          <table:table-cell office:value-type="string" calcext:value-type="string">
            <text:p>0x1E</text:p>
          </table:table-cell>
        </table:table-row>
        <table:table-row table:style-name="ro1">
          <table:table-cell office:value-type="float" office:value="26.07172336" calcext:value-type="float">
            <text:p>26.07172336</text:p>
          </table:table-cell>
          <table:table-cell table:formula="of:=ROUND(([.A2248]-[.A2247])*1000000)/1000" office:value-type="float" office:value="0.094" calcext:value-type="float">
            <text:p>0.094</text:p>
          </table:table-cell>
          <table:table-cell table:formula="of:=IF([.B2248]&gt;1;&quot;SLEEP&quot;;&quot;&quot;)">
            <text:p/>
          </table:table-cell>
          <table:table-cell office:value-type="string" calcext:value-type="string">
            <text:p>0x4F</text:p>
          </table:table-cell>
        </table:table-row>
        <table:table-row table:style-name="ro1">
          <table:table-cell office:value-type="float" office:value="26.07181696" calcext:value-type="float">
            <text:p>26.07181696</text:p>
          </table:table-cell>
          <table:table-cell table:formula="of:=ROUND(([.A2249]-[.A2248])*1000000)/1000" office:value-type="float" office:value="0.094" calcext:value-type="float">
            <text:p>0.094</text:p>
          </table:table-cell>
          <table:table-cell table:formula="of:=IF([.B2249]&gt;1;&quot;SLEEP&quot;;&quot;&quot;)">
            <text:p/>
          </table:table-cell>
          <table:table-cell office:value-type="string" calcext:value-type="string">
            <text:p>0x76</text:p>
          </table:table-cell>
        </table:table-row>
        <table:table-row table:style-name="ro1">
          <table:table-cell office:value-type="float" office:value="26.07191072" calcext:value-type="float">
            <text:p>26.07191072</text:p>
          </table:table-cell>
          <table:table-cell table:formula="of:=ROUND(([.A2250]-[.A2249])*1000000)/1000" office:value-type="float" office:value="0.094" calcext:value-type="float">
            <text:p>0.094</text:p>
          </table:table-cell>
          <table:table-cell table:formula="of:=IF([.B2250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6.07200432" calcext:value-type="float">
            <text:p>26.07200432</text:p>
          </table:table-cell>
          <table:table-cell table:formula="of:=ROUND(([.A2251]-[.A2250])*1000000)/1000" office:value-type="float" office:value="0.094" calcext:value-type="float">
            <text:p>0.094</text:p>
          </table:table-cell>
          <table:table-cell table:formula="of:=IF([.B2251]&gt;1;&quot;SLEEP&quot;;&quot;&quot;)">
            <text:p/>
          </table:table-cell>
          <table:table-cell office:value-type="string" calcext:value-type="string">
            <text:p>0x23</text:p>
          </table:table-cell>
        </table:table-row>
        <table:table-row table:style-name="ro1">
          <table:table-cell office:value-type="float" office:value="26.07209792" calcext:value-type="float">
            <text:p>26.07209792</text:p>
          </table:table-cell>
          <table:table-cell table:formula="of:=ROUND(([.A2252]-[.A2251])*1000000)/1000" office:value-type="float" office:value="0.094" calcext:value-type="float">
            <text:p>0.094</text:p>
          </table:table-cell>
          <table:table-cell table:formula="of:=IF([.B2252]&gt;1;&quot;SLEEP&quot;;&quot;&quot;)">
            <text:p/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float" office:value="26.07219168" calcext:value-type="float">
            <text:p>26.07219168</text:p>
          </table:table-cell>
          <table:table-cell table:formula="of:=ROUND(([.A2253]-[.A2252])*1000000)/1000" office:value-type="float" office:value="0.094" calcext:value-type="float">
            <text:p>0.094</text:p>
          </table:table-cell>
          <table:table-cell table:formula="of:=IF([.B2253]&gt;1;&quot;SLEEP&quot;;&quot;&quot;)">
            <text:p/>
          </table:table-cell>
          <table:table-cell office:value-type="string" calcext:value-type="string">
            <text:p>0x54</text:p>
          </table:table-cell>
        </table:table-row>
        <table:table-row table:style-name="ro1">
          <table:table-cell office:value-type="float" office:value="26.07228528" calcext:value-type="float">
            <text:p>26.07228528</text:p>
          </table:table-cell>
          <table:table-cell table:formula="of:=ROUND(([.A2254]-[.A2253])*1000000)/1000" office:value-type="float" office:value="0.094" calcext:value-type="float">
            <text:p>0.094</text:p>
          </table:table-cell>
          <table:table-cell table:formula="of:=IF([.B225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237888" calcext:value-type="float">
            <text:p>26.07237888</text:p>
          </table:table-cell>
          <table:table-cell table:formula="of:=ROUND(([.A2255]-[.A2254])*1000000)/1000" office:value-type="float" office:value="0.094" calcext:value-type="float">
            <text:p>0.094</text:p>
          </table:table-cell>
          <table:table-cell table:formula="of:=IF([.B2255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6.073344" calcext:value-type="float">
            <text:p>26.073344</text:p>
          </table:table-cell>
          <table:table-cell table:formula="of:=ROUND(([.A2256]-[.A2255])*1000000)/1000" office:value-type="float" office:value="0.965" calcext:value-type="float">
            <text:p>0.965</text:p>
          </table:table-cell>
          <table:table-cell table:formula="of:=IF([.B2256]&gt;1;&quot;SLEEP&quot;;&quot;&quot;)">
            <text:p/>
          </table:table-cell>
          <table:table-cell office:value-type="string" calcext:value-type="string">
            <text:p>0x46</text:p>
          </table:table-cell>
        </table:table-row>
        <table:table-row table:style-name="ro1">
          <table:table-cell office:value-type="float" office:value="26.0734376" calcext:value-type="float">
            <text:p>26.0734376</text:p>
          </table:table-cell>
          <table:table-cell table:formula="of:=ROUND(([.A2257]-[.A2256])*1000000)/1000" office:value-type="float" office:value="0.094" calcext:value-type="float">
            <text:p>0.094</text:p>
          </table:table-cell>
          <table:table-cell table:formula="of:=IF([.B2257]&gt;1;&quot;SLEEP&quot;;&quot;&quot;)">
            <text:p/>
          </table:table-cell>
          <table:table-cell office:value-type="string" calcext:value-type="string">
            <text:p>0x81</text:p>
          </table:table-cell>
        </table:table-row>
        <table:table-row table:style-name="ro1">
          <table:table-cell office:value-type="float" office:value="26.0735312" calcext:value-type="float">
            <text:p>26.0735312</text:p>
          </table:table-cell>
          <table:table-cell table:formula="of:=ROUND(([.A2258]-[.A2257])*1000000)/1000" office:value-type="float" office:value="0.094" calcext:value-type="float">
            <text:p>0.094</text:p>
          </table:table-cell>
          <table:table-cell table:formula="of:=IF([.B2258]&gt;1;&quot;SLEEP&quot;;&quot;&quot;)">
            <text:p/>
          </table:table-cell>
          <table:table-cell office:value-type="string" calcext:value-type="string">
            <text:p>0x6F</text:p>
          </table:table-cell>
        </table:table-row>
        <table:table-row table:style-name="ro1">
          <table:table-cell office:value-type="float" office:value="26.0736248" calcext:value-type="float">
            <text:p>26.0736248</text:p>
          </table:table-cell>
          <table:table-cell table:formula="of:=ROUND(([.A2259]-[.A2258])*1000000)/1000" office:value-type="float" office:value="0.094" calcext:value-type="float">
            <text:p>0.094</text:p>
          </table:table-cell>
          <table:table-cell table:formula="of:=IF([.B225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371856" calcext:value-type="float">
            <text:p>26.07371856</text:p>
          </table:table-cell>
          <table:table-cell table:formula="of:=ROUND(([.A2260]-[.A2259])*1000000)/1000" office:value-type="float" office:value="0.094" calcext:value-type="float">
            <text:p>0.094</text:p>
          </table:table-cell>
          <table:table-cell table:formula="of:=IF([.B226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381216" calcext:value-type="float">
            <text:p>26.07381216</text:p>
          </table:table-cell>
          <table:table-cell table:formula="of:=ROUND(([.A2261]-[.A2260])*1000000)/1000" office:value-type="float" office:value="0.094" calcext:value-type="float">
            <text:p>0.094</text:p>
          </table:table-cell>
          <table:table-cell table:formula="of:=IF([.B226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390576" calcext:value-type="float">
            <text:p>26.07390576</text:p>
          </table:table-cell>
          <table:table-cell table:formula="of:=ROUND(([.A2262]-[.A2261])*1000000)/1000" office:value-type="float" office:value="0.094" calcext:value-type="float">
            <text:p>0.094</text:p>
          </table:table-cell>
          <table:table-cell table:formula="of:=IF([.B226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399936" calcext:value-type="float">
            <text:p>26.07399936</text:p>
          </table:table-cell>
          <table:table-cell table:formula="of:=ROUND(([.A2263]-[.A2262])*1000000)/1000" office:value-type="float" office:value="0.094" calcext:value-type="float">
            <text:p>0.094</text:p>
          </table:table-cell>
          <table:table-cell table:formula="of:=IF([.B226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409312" calcext:value-type="float">
            <text:p>26.07409312</text:p>
          </table:table-cell>
          <table:table-cell table:formula="of:=ROUND(([.A2264]-[.A2263])*1000000)/1000" office:value-type="float" office:value="0.094" calcext:value-type="float">
            <text:p>0.094</text:p>
          </table:table-cell>
          <table:table-cell table:formula="of:=IF([.B226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418672" calcext:value-type="float">
            <text:p>26.07418672</text:p>
          </table:table-cell>
          <table:table-cell table:formula="of:=ROUND(([.A2265]-[.A2264])*1000000)/1000" office:value-type="float" office:value="0.094" calcext:value-type="float">
            <text:p>0.094</text:p>
          </table:table-cell>
          <table:table-cell table:formula="of:=IF([.B226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428032" calcext:value-type="float">
            <text:p>26.07428032</text:p>
          </table:table-cell>
          <table:table-cell table:formula="of:=ROUND(([.A2266]-[.A2265])*1000000)/1000" office:value-type="float" office:value="0.094" calcext:value-type="float">
            <text:p>0.094</text:p>
          </table:table-cell>
          <table:table-cell table:formula="of:=IF([.B226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437408" calcext:value-type="float">
            <text:p>26.07437408</text:p>
          </table:table-cell>
          <table:table-cell table:formula="of:=ROUND(([.A2267]-[.A2266])*1000000)/1000" office:value-type="float" office:value="0.094" calcext:value-type="float">
            <text:p>0.094</text:p>
          </table:table-cell>
          <table:table-cell table:formula="of:=IF([.B2267]&gt;1;&quot;SLEEP&quot;;&quot;&quot;)">
            <text:p/>
          </table:table-cell>
          <table:table-cell office:value-type="string" calcext:value-type="string">
            <text:p>0x0F</text:p>
          </table:table-cell>
        </table:table-row>
        <table:table-row table:style-name="ro1">
          <table:table-cell office:value-type="float" office:value="26.07446768" calcext:value-type="float">
            <text:p>26.07446768</text:p>
          </table:table-cell>
          <table:table-cell table:formula="of:=ROUND(([.A2268]-[.A2267])*1000000)/1000" office:value-type="float" office:value="0.094" calcext:value-type="float">
            <text:p>0.094</text:p>
          </table:table-cell>
          <table:table-cell table:formula="of:=IF([.B2268]&gt;1;&quot;SLEEP&quot;;&quot;&quot;)">
            <text:p/>
          </table:table-cell>
          <table:table-cell office:value-type="string" calcext:value-type="string">
            <text:p>0x3F</text:p>
          </table:table-cell>
        </table:table-row>
        <table:table-row table:style-name="ro1">
          <table:table-cell office:value-type="float" office:value="26.07456128" calcext:value-type="float">
            <text:p>26.07456128</text:p>
          </table:table-cell>
          <table:table-cell table:formula="of:=ROUND(([.A2269]-[.A2268])*1000000)/1000" office:value-type="float" office:value="0.094" calcext:value-type="float">
            <text:p>0.094</text:p>
          </table:table-cell>
          <table:table-cell table:formula="of:=IF([.B2269]&gt;1;&quot;SLEEP&quot;;&quot;&quot;)">
            <text:p/>
          </table:table-cell>
          <table:table-cell office:value-type="string" calcext:value-type="string">
            <text:p>0xE5</text:p>
          </table:table-cell>
        </table:table-row>
        <table:table-row table:style-name="ro1">
          <table:table-cell office:value-type="float" office:value="26.07465488" calcext:value-type="float">
            <text:p>26.07465488</text:p>
          </table:table-cell>
          <table:table-cell table:formula="of:=ROUND(([.A2270]-[.A2269])*1000000)/1000" office:value-type="float" office:value="0.094" calcext:value-type="float">
            <text:p>0.094</text:p>
          </table:table-cell>
          <table:table-cell table:formula="of:=IF([.B2270]&gt;1;&quot;SLEEP&quot;;&quot;&quot;)">
            <text:p/>
          </table:table-cell>
          <table:table-cell office:value-type="string" calcext:value-type="string">
            <text:p>0xC9</text:p>
          </table:table-cell>
        </table:table-row>
        <table:table-row table:style-name="ro1">
          <table:table-cell office:value-type="float" office:value="26.07474864" calcext:value-type="float">
            <text:p>26.07474864</text:p>
          </table:table-cell>
          <table:table-cell table:formula="of:=ROUND(([.A2271]-[.A2270])*1000000)/1000" office:value-type="float" office:value="0.094" calcext:value-type="float">
            <text:p>0.094</text:p>
          </table:table-cell>
          <table:table-cell table:formula="of:=IF([.B2271]&gt;1;&quot;SLEEP&quot;;&quot;&quot;)">
            <text:p/>
          </table:table-cell>
          <table:table-cell office:value-type="string" calcext:value-type="string">
            <text:p>0xF8</text:p>
          </table:table-cell>
        </table:table-row>
        <table:table-row table:style-name="ro1">
          <table:table-cell office:value-type="float" office:value="26.07484224" calcext:value-type="float">
            <text:p>26.07484224</text:p>
          </table:table-cell>
          <table:table-cell table:formula="of:=ROUND(([.A2272]-[.A2271])*1000000)/1000" office:value-type="float" office:value="0.094" calcext:value-type="float">
            <text:p>0.094</text:p>
          </table:table-cell>
          <table:table-cell table:formula="of:=IF([.B2272]&gt;1;&quot;SLEEP&quot;;&quot;&quot;)">
            <text:p/>
          </table:table-cell>
          <table:table-cell office:value-type="string" calcext:value-type="string">
            <text:p>0xBB</text:p>
          </table:table-cell>
        </table:table-row>
        <table:table-row table:style-name="ro1">
          <table:table-cell office:value-type="float" office:value="26.074936" calcext:value-type="float">
            <text:p>26.074936</text:p>
          </table:table-cell>
          <table:table-cell table:formula="of:=ROUND(([.A2273]-[.A2272])*1000000)/1000" office:value-type="float" office:value="0.094" calcext:value-type="float">
            <text:p>0.094</text:p>
          </table:table-cell>
          <table:table-cell table:formula="of:=IF([.B2273]&gt;1;&quot;SLEEP&quot;;&quot;&quot;)">
            <text:p/>
          </table:table-cell>
          <table:table-cell office:value-type="string" calcext:value-type="string">
            <text:p>0x98</text:p>
          </table:table-cell>
        </table:table-row>
        <table:table-row table:style-name="ro1">
          <table:table-cell office:value-type="float" office:value="26.0750296" calcext:value-type="float">
            <text:p>26.0750296</text:p>
          </table:table-cell>
          <table:table-cell table:formula="of:=ROUND(([.A2274]-[.A2273])*1000000)/1000" office:value-type="float" office:value="0.094" calcext:value-type="float">
            <text:p>0.094</text:p>
          </table:table-cell>
          <table:table-cell table:formula="of:=IF([.B2274]&gt;1;&quot;SLEEP&quot;;&quot;&quot;)">
            <text:p/>
          </table:table-cell>
          <table:table-cell office:value-type="string" calcext:value-type="string">
            <text:p>0xC8</text:p>
          </table:table-cell>
        </table:table-row>
        <table:table-row table:style-name="ro1">
          <table:table-cell office:value-type="float" office:value="26.0751232" calcext:value-type="float">
            <text:p>26.0751232</text:p>
          </table:table-cell>
          <table:table-cell table:formula="of:=ROUND(([.A2275]-[.A2274])*1000000)/1000" office:value-type="float" office:value="0.094" calcext:value-type="float">
            <text:p>0.094</text:p>
          </table:table-cell>
          <table:table-cell table:formula="of:=IF([.B2275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6.0752168" calcext:value-type="float">
            <text:p>26.0752168</text:p>
          </table:table-cell>
          <table:table-cell table:formula="of:=ROUND(([.A2276]-[.A2275])*1000000)/1000" office:value-type="float" office:value="0.094" calcext:value-type="float">
            <text:p>0.094</text:p>
          </table:table-cell>
          <table:table-cell table:formula="of:=IF([.B2276]&gt;1;&quot;SLEEP&quot;;&quot;&quot;)">
            <text:p/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float" office:value="26.07531056" calcext:value-type="float">
            <text:p>26.07531056</text:p>
          </table:table-cell>
          <table:table-cell table:formula="of:=ROUND(([.A2277]-[.A2276])*1000000)/1000" office:value-type="float" office:value="0.094" calcext:value-type="float">
            <text:p>0.094</text:p>
          </table:table-cell>
          <table:table-cell table:formula="of:=IF([.B2277]&gt;1;&quot;SLEEP&quot;;&quot;&quot;)">
            <text:p/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float" office:value="26.07540416" calcext:value-type="float">
            <text:p>26.07540416</text:p>
          </table:table-cell>
          <table:table-cell table:formula="of:=ROUND(([.A2278]-[.A2277])*1000000)/1000" office:value-type="float" office:value="0.094" calcext:value-type="float">
            <text:p>0.094</text:p>
          </table:table-cell>
          <table:table-cell table:formula="of:=IF([.B2278]&gt;1;&quot;SLEEP&quot;;&quot;&quot;)">
            <text:p/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float" office:value="26.07549792" calcext:value-type="float">
            <text:p>26.07549792</text:p>
          </table:table-cell>
          <table:table-cell table:formula="of:=ROUND(([.A2279]-[.A2278])*1000000)/1000" office:value-type="float" office:value="0.094" calcext:value-type="float">
            <text:p>0.094</text:p>
          </table:table-cell>
          <table:table-cell table:formula="of:=IF([.B227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559152" calcext:value-type="float">
            <text:p>26.07559152</text:p>
          </table:table-cell>
          <table:table-cell table:formula="of:=ROUND(([.A2280]-[.A2279])*1000000)/1000" office:value-type="float" office:value="0.094" calcext:value-type="float">
            <text:p>0.094</text:p>
          </table:table-cell>
          <table:table-cell table:formula="of:=IF([.B228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568512" calcext:value-type="float">
            <text:p>26.07568512</text:p>
          </table:table-cell>
          <table:table-cell table:formula="of:=ROUND(([.A2281]-[.A2280])*1000000)/1000" office:value-type="float" office:value="0.094" calcext:value-type="float">
            <text:p>0.094</text:p>
          </table:table-cell>
          <table:table-cell table:formula="of:=IF([.B228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577872" calcext:value-type="float">
            <text:p>26.07577872</text:p>
          </table:table-cell>
          <table:table-cell table:formula="of:=ROUND(([.A2282]-[.A2281])*1000000)/1000" office:value-type="float" office:value="0.094" calcext:value-type="float">
            <text:p>0.094</text:p>
          </table:table-cell>
          <table:table-cell table:formula="of:=IF([.B228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587248" calcext:value-type="float">
            <text:p>26.07587248</text:p>
          </table:table-cell>
          <table:table-cell table:formula="of:=ROUND(([.A2283]-[.A2282])*1000000)/1000" office:value-type="float" office:value="0.094" calcext:value-type="float">
            <text:p>0.094</text:p>
          </table:table-cell>
          <table:table-cell table:formula="of:=IF([.B228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596608" calcext:value-type="float">
            <text:p>26.07596608</text:p>
          </table:table-cell>
          <table:table-cell table:formula="of:=ROUND(([.A2284]-[.A2283])*1000000)/1000" office:value-type="float" office:value="0.094" calcext:value-type="float">
            <text:p>0.094</text:p>
          </table:table-cell>
          <table:table-cell table:formula="of:=IF([.B228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605968" calcext:value-type="float">
            <text:p>26.07605968</text:p>
          </table:table-cell>
          <table:table-cell table:formula="of:=ROUND(([.A2285]-[.A2284])*1000000)/1000" office:value-type="float" office:value="0.094" calcext:value-type="float">
            <text:p>0.094</text:p>
          </table:table-cell>
          <table:table-cell table:formula="of:=IF([.B228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615344" calcext:value-type="float">
            <text:p>26.07615344</text:p>
          </table:table-cell>
          <table:table-cell table:formula="of:=ROUND(([.A2286]-[.A2285])*1000000)/1000" office:value-type="float" office:value="0.094" calcext:value-type="float">
            <text:p>0.094</text:p>
          </table:table-cell>
          <table:table-cell table:formula="of:=IF([.B228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624704" calcext:value-type="float">
            <text:p>26.07624704</text:p>
          </table:table-cell>
          <table:table-cell table:formula="of:=ROUND(([.A2287]-[.A2286])*1000000)/1000" office:value-type="float" office:value="0.094" calcext:value-type="float">
            <text:p>0.094</text:p>
          </table:table-cell>
          <table:table-cell table:formula="of:=IF([.B228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72136" calcext:value-type="float">
            <text:p>26.0772136</text:p>
          </table:table-cell>
          <table:table-cell table:formula="of:=ROUND(([.A2288]-[.A2287])*1000000)/1000" office:value-type="float" office:value="0.967" calcext:value-type="float">
            <text:p>0.967</text:p>
          </table:table-cell>
          <table:table-cell table:formula="of:=IF([.B2288]&gt;1;&quot;SLEEP&quot;;&quot;&quot;)">
            <text:p/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float" office:value="26.0773072" calcext:value-type="float">
            <text:p>26.0773072</text:p>
          </table:table-cell>
          <table:table-cell table:formula="of:=ROUND(([.A2289]-[.A2288])*1000000)/1000" office:value-type="float" office:value="0.094" calcext:value-type="float">
            <text:p>0.094</text:p>
          </table:table-cell>
          <table:table-cell table:formula="of:=IF([.B228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740096" calcext:value-type="float">
            <text:p>26.07740096</text:p>
          </table:table-cell>
          <table:table-cell table:formula="of:=ROUND(([.A2290]-[.A2289])*1000000)/1000" office:value-type="float" office:value="0.094" calcext:value-type="float">
            <text:p>0.094</text:p>
          </table:table-cell>
          <table:table-cell table:formula="of:=IF([.B229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749456" calcext:value-type="float">
            <text:p>26.07749456</text:p>
          </table:table-cell>
          <table:table-cell table:formula="of:=ROUND(([.A2291]-[.A2290])*1000000)/1000" office:value-type="float" office:value="0.094" calcext:value-type="float">
            <text:p>0.094</text:p>
          </table:table-cell>
          <table:table-cell table:formula="of:=IF([.B229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758816" calcext:value-type="float">
            <text:p>26.07758816</text:p>
          </table:table-cell>
          <table:table-cell table:formula="of:=ROUND(([.A2292]-[.A2291])*1000000)/1000" office:value-type="float" office:value="0.094" calcext:value-type="float">
            <text:p>0.094</text:p>
          </table:table-cell>
          <table:table-cell table:formula="of:=IF([.B229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768192" calcext:value-type="float">
            <text:p>26.07768192</text:p>
          </table:table-cell>
          <table:table-cell table:formula="of:=ROUND(([.A2293]-[.A2292])*1000000)/1000" office:value-type="float" office:value="0.094" calcext:value-type="float">
            <text:p>0.094</text:p>
          </table:table-cell>
          <table:table-cell table:formula="of:=IF([.B229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777552" calcext:value-type="float">
            <text:p>26.07777552</text:p>
          </table:table-cell>
          <table:table-cell table:formula="of:=ROUND(([.A2294]-[.A2293])*1000000)/1000" office:value-type="float" office:value="0.094" calcext:value-type="float">
            <text:p>0.094</text:p>
          </table:table-cell>
          <table:table-cell table:formula="of:=IF([.B229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786912" calcext:value-type="float">
            <text:p>26.07786912</text:p>
          </table:table-cell>
          <table:table-cell table:formula="of:=ROUND(([.A2295]-[.A2294])*1000000)/1000" office:value-type="float" office:value="0.094" calcext:value-type="float">
            <text:p>0.094</text:p>
          </table:table-cell>
          <table:table-cell table:formula="of:=IF([.B229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796272" calcext:value-type="float">
            <text:p>26.07796272</text:p>
          </table:table-cell>
          <table:table-cell table:formula="of:=ROUND(([.A2296]-[.A2295])*1000000)/1000" office:value-type="float" office:value="0.094" calcext:value-type="float">
            <text:p>0.094</text:p>
          </table:table-cell>
          <table:table-cell table:formula="of:=IF([.B229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805648" calcext:value-type="float">
            <text:p>26.07805648</text:p>
          </table:table-cell>
          <table:table-cell table:formula="of:=ROUND(([.A2297]-[.A2296])*1000000)/1000" office:value-type="float" office:value="0.094" calcext:value-type="float">
            <text:p>0.094</text:p>
          </table:table-cell>
          <table:table-cell table:formula="of:=IF([.B2297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6.07815008" calcext:value-type="float">
            <text:p>26.07815008</text:p>
          </table:table-cell>
          <table:table-cell table:formula="of:=ROUND(([.A2298]-[.A2297])*1000000)/1000" office:value-type="float" office:value="0.094" calcext:value-type="float">
            <text:p>0.094</text:p>
          </table:table-cell>
          <table:table-cell table:formula="of:=IF([.B2298]&gt;1;&quot;SLEEP&quot;;&quot;&quot;)">
            <text:p/>
          </table:table-cell>
          <table:table-cell office:value-type="string" calcext:value-type="string">
            <text:p>0x81</text:p>
          </table:table-cell>
        </table:table-row>
        <table:table-row table:style-name="ro1">
          <table:table-cell office:value-type="float" office:value="26.07824368" calcext:value-type="float">
            <text:p>26.07824368</text:p>
          </table:table-cell>
          <table:table-cell table:formula="of:=ROUND(([.A2299]-[.A2298])*1000000)/1000" office:value-type="float" office:value="0.094" calcext:value-type="float">
            <text:p>0.094</text:p>
          </table:table-cell>
          <table:table-cell table:formula="of:=IF([.B2299]&gt;1;&quot;SLEEP&quot;;&quot;&quot;)">
            <text:p/>
          </table:table-cell>
          <table:table-cell office:value-type="string" calcext:value-type="string">
            <text:p>0x6F</text:p>
          </table:table-cell>
        </table:table-row>
        <table:table-row table:style-name="ro1">
          <table:table-cell office:value-type="float" office:value="26.07833728" calcext:value-type="float">
            <text:p>26.07833728</text:p>
          </table:table-cell>
          <table:table-cell table:formula="of:=ROUND(([.A2300]-[.A2299])*1000000)/1000" office:value-type="float" office:value="0.094" calcext:value-type="float">
            <text:p>0.094</text:p>
          </table:table-cell>
          <table:table-cell table:formula="of:=IF([.B230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843104" calcext:value-type="float">
            <text:p>26.07843104</text:p>
          </table:table-cell>
          <table:table-cell table:formula="of:=ROUND(([.A2301]-[.A2300])*1000000)/1000" office:value-type="float" office:value="0.094" calcext:value-type="float">
            <text:p>0.094</text:p>
          </table:table-cell>
          <table:table-cell table:formula="of:=IF([.B230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852464" calcext:value-type="float">
            <text:p>26.07852464</text:p>
          </table:table-cell>
          <table:table-cell table:formula="of:=ROUND(([.A2302]-[.A2301])*1000000)/1000" office:value-type="float" office:value="0.094" calcext:value-type="float">
            <text:p>0.094</text:p>
          </table:table-cell>
          <table:table-cell table:formula="of:=IF([.B230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861824" calcext:value-type="float">
            <text:p>26.07861824</text:p>
          </table:table-cell>
          <table:table-cell table:formula="of:=ROUND(([.A2303]-[.A2302])*1000000)/1000" office:value-type="float" office:value="0.094" calcext:value-type="float">
            <text:p>0.094</text:p>
          </table:table-cell>
          <table:table-cell table:formula="of:=IF([.B230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871184" calcext:value-type="float">
            <text:p>26.07871184</text:p>
          </table:table-cell>
          <table:table-cell table:formula="of:=ROUND(([.A2304]-[.A2303])*1000000)/1000" office:value-type="float" office:value="0.094" calcext:value-type="float">
            <text:p>0.094</text:p>
          </table:table-cell>
          <table:table-cell table:formula="of:=IF([.B230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88056" calcext:value-type="float">
            <text:p>26.0788056</text:p>
          </table:table-cell>
          <table:table-cell table:formula="of:=ROUND(([.A2305]-[.A2304])*1000000)/1000" office:value-type="float" office:value="0.094" calcext:value-type="float">
            <text:p>0.094</text:p>
          </table:table-cell>
          <table:table-cell table:formula="of:=IF([.B230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88992" calcext:value-type="float">
            <text:p>26.0788992</text:p>
          </table:table-cell>
          <table:table-cell table:formula="of:=ROUND(([.A2306]-[.A2305])*1000000)/1000" office:value-type="float" office:value="0.094" calcext:value-type="float">
            <text:p>0.094</text:p>
          </table:table-cell>
          <table:table-cell table:formula="of:=IF([.B230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89928" calcext:value-type="float">
            <text:p>26.0789928</text:p>
          </table:table-cell>
          <table:table-cell table:formula="of:=ROUND(([.A2307]-[.A2306])*1000000)/1000" office:value-type="float" office:value="0.094" calcext:value-type="float">
            <text:p>0.094</text:p>
          </table:table-cell>
          <table:table-cell table:formula="of:=IF([.B230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7908656" calcext:value-type="float">
            <text:p>26.07908656</text:p>
          </table:table-cell>
          <table:table-cell table:formula="of:=ROUND(([.A2308]-[.A2307])*1000000)/1000" office:value-type="float" office:value="0.094" calcext:value-type="float">
            <text:p>0.094</text:p>
          </table:table-cell>
          <table:table-cell table:formula="of:=IF([.B2308]&gt;1;&quot;SLEEP&quot;;&quot;&quot;)">
            <text:p/>
          </table:table-cell>
          <table:table-cell office:value-type="string" calcext:value-type="string">
            <text:p>0x0F</text:p>
          </table:table-cell>
        </table:table-row>
        <table:table-row table:style-name="ro1">
          <table:table-cell office:value-type="float" office:value="26.07918016" calcext:value-type="float">
            <text:p>26.07918016</text:p>
          </table:table-cell>
          <table:table-cell table:formula="of:=ROUND(([.A2309]-[.A2308])*1000000)/1000" office:value-type="float" office:value="0.094" calcext:value-type="float">
            <text:p>0.094</text:p>
          </table:table-cell>
          <table:table-cell table:formula="of:=IF([.B2309]&gt;1;&quot;SLEEP&quot;;&quot;&quot;)">
            <text:p/>
          </table:table-cell>
          <table:table-cell office:value-type="string" calcext:value-type="string">
            <text:p>0x3F</text:p>
          </table:table-cell>
        </table:table-row>
        <table:table-row table:style-name="ro1">
          <table:table-cell office:value-type="float" office:value="26.07927376" calcext:value-type="float">
            <text:p>26.07927376</text:p>
          </table:table-cell>
          <table:table-cell table:formula="of:=ROUND(([.A2310]-[.A2309])*1000000)/1000" office:value-type="float" office:value="0.094" calcext:value-type="float">
            <text:p>0.094</text:p>
          </table:table-cell>
          <table:table-cell table:formula="of:=IF([.B2310]&gt;1;&quot;SLEEP&quot;;&quot;&quot;)">
            <text:p/>
          </table:table-cell>
          <table:table-cell office:value-type="string" calcext:value-type="string">
            <text:p>0xE5</text:p>
          </table:table-cell>
        </table:table-row>
        <table:table-row table:style-name="ro1">
          <table:table-cell office:value-type="float" office:value="26.07936736" calcext:value-type="float">
            <text:p>26.07936736</text:p>
          </table:table-cell>
          <table:table-cell table:formula="of:=ROUND(([.A2311]-[.A2310])*1000000)/1000" office:value-type="float" office:value="0.094" calcext:value-type="float">
            <text:p>0.094</text:p>
          </table:table-cell>
          <table:table-cell table:formula="of:=IF([.B2311]&gt;1;&quot;SLEEP&quot;;&quot;&quot;)">
            <text:p/>
          </table:table-cell>
          <table:table-cell office:value-type="string" calcext:value-type="string">
            <text:p>0xC9</text:p>
          </table:table-cell>
        </table:table-row>
        <table:table-row table:style-name="ro1">
          <table:table-cell office:value-type="float" office:value="26.07946112" calcext:value-type="float">
            <text:p>26.07946112</text:p>
          </table:table-cell>
          <table:table-cell table:formula="of:=ROUND(([.A2312]-[.A2311])*1000000)/1000" office:value-type="float" office:value="0.094" calcext:value-type="float">
            <text:p>0.094</text:p>
          </table:table-cell>
          <table:table-cell table:formula="of:=IF([.B2312]&gt;1;&quot;SLEEP&quot;;&quot;&quot;)">
            <text:p/>
          </table:table-cell>
          <table:table-cell office:value-type="string" calcext:value-type="string">
            <text:p>0xF8</text:p>
          </table:table-cell>
        </table:table-row>
        <table:table-row table:style-name="ro1">
          <table:table-cell office:value-type="float" office:value="26.07955472" calcext:value-type="float">
            <text:p>26.07955472</text:p>
          </table:table-cell>
          <table:table-cell table:formula="of:=ROUND(([.A2313]-[.A2312])*1000000)/1000" office:value-type="float" office:value="0.094" calcext:value-type="float">
            <text:p>0.094</text:p>
          </table:table-cell>
          <table:table-cell table:formula="of:=IF([.B2313]&gt;1;&quot;SLEEP&quot;;&quot;&quot;)">
            <text:p/>
          </table:table-cell>
          <table:table-cell office:value-type="string" calcext:value-type="string">
            <text:p>0xBB</text:p>
          </table:table-cell>
        </table:table-row>
        <table:table-row table:style-name="ro1">
          <table:table-cell office:value-type="float" office:value="26.07964832" calcext:value-type="float">
            <text:p>26.07964832</text:p>
          </table:table-cell>
          <table:table-cell table:formula="of:=ROUND(([.A2314]-[.A2313])*1000000)/1000" office:value-type="float" office:value="0.094" calcext:value-type="float">
            <text:p>0.094</text:p>
          </table:table-cell>
          <table:table-cell table:formula="of:=IF([.B2314]&gt;1;&quot;SLEEP&quot;;&quot;&quot;)">
            <text:p/>
          </table:table-cell>
          <table:table-cell office:value-type="string" calcext:value-type="string">
            <text:p>0x98</text:p>
          </table:table-cell>
        </table:table-row>
        <table:table-row table:style-name="ro1">
          <table:table-cell office:value-type="float" office:value="26.07974192" calcext:value-type="float">
            <text:p>26.07974192</text:p>
          </table:table-cell>
          <table:table-cell table:formula="of:=ROUND(([.A2315]-[.A2314])*1000000)/1000" office:value-type="float" office:value="0.094" calcext:value-type="float">
            <text:p>0.094</text:p>
          </table:table-cell>
          <table:table-cell table:formula="of:=IF([.B2315]&gt;1;&quot;SLEEP&quot;;&quot;&quot;)">
            <text:p/>
          </table:table-cell>
          <table:table-cell office:value-type="string" calcext:value-type="string">
            <text:p>0xC8</text:p>
          </table:table-cell>
        </table:table-row>
        <table:table-row table:style-name="ro1">
          <table:table-cell office:value-type="float" office:value="26.08071104" calcext:value-type="float">
            <text:p>26.08071104</text:p>
          </table:table-cell>
          <table:table-cell table:formula="of:=ROUND(([.A2316]-[.A2315])*1000000)/1000" office:value-type="float" office:value="0.969" calcext:value-type="float">
            <text:p>0.969</text:p>
          </table:table-cell>
          <table:table-cell table:formula="of:=IF([.B231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808048" calcext:value-type="float">
            <text:p>26.0808048</text:p>
          </table:table-cell>
          <table:table-cell table:formula="of:=ROUND(([.A2317]-[.A2316])*1000000)/1000" office:value-type="float" office:value="0.094" calcext:value-type="float">
            <text:p>0.094</text:p>
          </table:table-cell>
          <table:table-cell table:formula="of:=IF([.B2317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6.08103872" calcext:value-type="float">
            <text:p>26.08103872</text:p>
          </table:table-cell>
          <table:table-cell table:formula="of:=ROUND(([.A2318]-[.A2317])*1000000)/1000" office:value-type="float" office:value="0.234" calcext:value-type="float">
            <text:p>0.234</text:p>
          </table:table-cell>
          <table:table-cell table:formula="of:=IF([.B2318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08113232" calcext:value-type="float">
            <text:p>26.08113232</text:p>
          </table:table-cell>
          <table:table-cell table:formula="of:=ROUND(([.A2319]-[.A2318])*1000000)/1000" office:value-type="float" office:value="0.094" calcext:value-type="float">
            <text:p>0.094</text:p>
          </table:table-cell>
          <table:table-cell table:formula="of:=IF([.B231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8122608" calcext:value-type="float">
            <text:p>26.08122608</text:p>
          </table:table-cell>
          <table:table-cell table:formula="of:=ROUND(([.A2320]-[.A2319])*1000000)/1000" office:value-type="float" office:value="0.094" calcext:value-type="float">
            <text:p>0.094</text:p>
          </table:table-cell>
          <table:table-cell table:formula="of:=IF([.B2320]&gt;1;&quot;SLEEP&quot;;&quot;&quot;)">
            <text:p/>
          </table:table-cell>
          <table:table-cell office:value-type="string" calcext:value-type="string">
            <text:p>0x89</text:p>
          </table:table-cell>
        </table:table-row>
        <table:table-row table:style-name="ro1">
          <table:table-cell office:value-type="float" office:value="26.08131968" calcext:value-type="float">
            <text:p>26.08131968</text:p>
          </table:table-cell>
          <table:table-cell table:formula="of:=ROUND(([.A2321]-[.A2320])*1000000)/1000" office:value-type="float" office:value="0.094" calcext:value-type="float">
            <text:p>0.094</text:p>
          </table:table-cell>
          <table:table-cell table:formula="of:=IF([.B2321]&gt;1;&quot;SLEEP&quot;;&quot;&quot;)">
            <text:p/>
          </table:table-cell>
          <table:table-cell office:value-type="string" calcext:value-type="string">
            <text:p>0xA0</text:p>
          </table:table-cell>
        </table:table-row>
        <table:table-row table:style-name="ro1">
          <table:table-cell office:value-type="float" office:value="26.08141344" calcext:value-type="float">
            <text:p>26.08141344</text:p>
          </table:table-cell>
          <table:table-cell table:formula="of:=ROUND(([.A2322]-[.A2321])*1000000)/1000" office:value-type="float" office:value="0.094" calcext:value-type="float">
            <text:p>0.094</text:p>
          </table:table-cell>
          <table:table-cell table:formula="of:=IF([.B2322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6.08150704" calcext:value-type="float">
            <text:p>26.08150704</text:p>
          </table:table-cell>
          <table:table-cell table:formula="of:=ROUND(([.A2323]-[.A2322])*1000000)/1000" office:value-type="float" office:value="0.094" calcext:value-type="float">
            <text:p>0.094</text:p>
          </table:table-cell>
          <table:table-cell table:formula="of:=IF([.B2323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6.08160064" calcext:value-type="float">
            <text:p>26.08160064</text:p>
          </table:table-cell>
          <table:table-cell table:formula="of:=ROUND(([.A2324]-[.A2323])*1000000)/1000" office:value-type="float" office:value="0.094" calcext:value-type="float">
            <text:p>0.094</text:p>
          </table:table-cell>
          <table:table-cell table:formula="of:=IF([.B2324]&gt;1;&quot;SLEEP&quot;;&quot;&quot;)">
            <text:p/>
          </table:table-cell>
          <table:table-cell office:value-type="string" calcext:value-type="string">
            <text:p>0xEC</text:p>
          </table:table-cell>
        </table:table-row>
        <table:table-row table:style-name="ro1">
          <table:table-cell office:value-type="float" office:value="26.0816944" calcext:value-type="float">
            <text:p>26.0816944</text:p>
          </table:table-cell>
          <table:table-cell table:formula="of:=ROUND(([.A2325]-[.A2324])*1000000)/1000" office:value-type="float" office:value="0.094" calcext:value-type="float">
            <text:p>0.094</text:p>
          </table:table-cell>
          <table:table-cell table:formula="of:=IF([.B2325]&gt;1;&quot;SLEEP&quot;;&quot;&quot;)">
            <text:p/>
          </table:table-cell>
          <table:table-cell office:value-type="string" calcext:value-type="string">
            <text:p>0x56</text:p>
          </table:table-cell>
        </table:table-row>
        <table:table-row table:style-name="ro1">
          <table:table-cell office:value-type="float" office:value="26.081788" calcext:value-type="float">
            <text:p>26.081788</text:p>
          </table:table-cell>
          <table:table-cell table:formula="of:=ROUND(([.A2326]-[.A2325])*1000000)/1000" office:value-type="float" office:value="0.094" calcext:value-type="float">
            <text:p>0.094</text:p>
          </table:table-cell>
          <table:table-cell table:formula="of:=IF([.B2326]&gt;1;&quot;SLEEP&quot;;&quot;&quot;)">
            <text:p/>
          </table:table-cell>
          <table:table-cell office:value-type="string" calcext:value-type="string">
            <text:p>0xD5</text:p>
          </table:table-cell>
        </table:table-row>
        <table:table-row table:style-name="ro1">
          <table:table-cell office:value-type="float" office:value="26.0818816" calcext:value-type="float">
            <text:p>26.0818816</text:p>
          </table:table-cell>
          <table:table-cell table:formula="of:=ROUND(([.A2327]-[.A2326])*1000000)/1000" office:value-type="float" office:value="0.094" calcext:value-type="float">
            <text:p>0.094</text:p>
          </table:table-cell>
          <table:table-cell table:formula="of:=IF([.B2327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6.08197536" calcext:value-type="float">
            <text:p>26.08197536</text:p>
          </table:table-cell>
          <table:table-cell table:formula="of:=ROUND(([.A2328]-[.A2327])*1000000)/1000" office:value-type="float" office:value="0.094" calcext:value-type="float">
            <text:p>0.094</text:p>
          </table:table-cell>
          <table:table-cell table:formula="of:=IF([.B2328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6.08206896" calcext:value-type="float">
            <text:p>26.08206896</text:p>
          </table:table-cell>
          <table:table-cell table:formula="of:=ROUND(([.A2329]-[.A2328])*1000000)/1000" office:value-type="float" office:value="0.094" calcext:value-type="float">
            <text:p>0.094</text:p>
          </table:table-cell>
          <table:table-cell table:formula="of:=IF([.B2329]&gt;1;&quot;SLEEP&quot;;&quot;&quot;)">
            <text:p/>
          </table:table-cell>
          <table:table-cell office:value-type="string" calcext:value-type="string">
            <text:p>0xB9</text:p>
          </table:table-cell>
        </table:table-row>
        <table:table-row table:style-name="ro1">
          <table:table-cell office:value-type="float" office:value="26.08216256" calcext:value-type="float">
            <text:p>26.08216256</text:p>
          </table:table-cell>
          <table:table-cell table:formula="of:=ROUND(([.A2330]-[.A2329])*1000000)/1000" office:value-type="float" office:value="0.094" calcext:value-type="float">
            <text:p>0.094</text:p>
          </table:table-cell>
          <table:table-cell table:formula="of:=IF([.B2330]&gt;1;&quot;SLEEP&quot;;&quot;&quot;)">
            <text:p/>
          </table:table-cell>
          <table:table-cell office:value-type="string" calcext:value-type="string">
            <text:p>0x23</text:p>
          </table:table-cell>
        </table:table-row>
        <table:table-row table:style-name="ro1">
          <table:table-cell office:value-type="float" office:value="26.08225632" calcext:value-type="float">
            <text:p>26.08225632</text:p>
          </table:table-cell>
          <table:table-cell table:formula="of:=ROUND(([.A2331]-[.A2330])*1000000)/1000" office:value-type="float" office:value="0.094" calcext:value-type="float">
            <text:p>0.094</text:p>
          </table:table-cell>
          <table:table-cell table:formula="of:=IF([.B233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8234992" calcext:value-type="float">
            <text:p>26.08234992</text:p>
          </table:table-cell>
          <table:table-cell table:formula="of:=ROUND(([.A2332]-[.A2331])*1000000)/1000" office:value-type="float" office:value="0.094" calcext:value-type="float">
            <text:p>0.094</text:p>
          </table:table-cell>
          <table:table-cell table:formula="of:=IF([.B2332]&gt;1;&quot;SLEEP&quot;;&quot;&quot;)">
            <text:p/>
          </table:table-cell>
          <table:table-cell office:value-type="string" calcext:value-type="string">
            <text:p>0x89</text:p>
          </table:table-cell>
        </table:table-row>
        <table:table-row table:style-name="ro1">
          <table:table-cell office:value-type="float" office:value="26.08244368" calcext:value-type="float">
            <text:p>26.08244368</text:p>
          </table:table-cell>
          <table:table-cell table:formula="of:=ROUND(([.A2333]-[.A2332])*1000000)/1000" office:value-type="float" office:value="0.094" calcext:value-type="float">
            <text:p>0.094</text:p>
          </table:table-cell>
          <table:table-cell table:formula="of:=IF([.B2333]&gt;1;&quot;SLEEP&quot;;&quot;&quot;)">
            <text:p/>
          </table:table-cell>
          <table:table-cell office:value-type="string" calcext:value-type="string">
            <text:p>0xA0</text:p>
          </table:table-cell>
        </table:table-row>
        <table:table-row table:style-name="ro1">
          <table:table-cell office:value-type="float" office:value="26.08253728" calcext:value-type="float">
            <text:p>26.08253728</text:p>
          </table:table-cell>
          <table:table-cell table:formula="of:=ROUND(([.A2334]-[.A2333])*1000000)/1000" office:value-type="float" office:value="0.094" calcext:value-type="float">
            <text:p>0.094</text:p>
          </table:table-cell>
          <table:table-cell table:formula="of:=IF([.B2334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6.08263088" calcext:value-type="float">
            <text:p>26.08263088</text:p>
          </table:table-cell>
          <table:table-cell table:formula="of:=ROUND(([.A2335]-[.A2334])*1000000)/1000" office:value-type="float" office:value="0.094" calcext:value-type="float">
            <text:p>0.094</text:p>
          </table:table-cell>
          <table:table-cell table:formula="of:=IF([.B2335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6.08272448" calcext:value-type="float">
            <text:p>26.08272448</text:p>
          </table:table-cell>
          <table:table-cell table:formula="of:=ROUND(([.A2336]-[.A2335])*1000000)/1000" office:value-type="float" office:value="0.094" calcext:value-type="float">
            <text:p>0.094</text:p>
          </table:table-cell>
          <table:table-cell table:formula="of:=IF([.B2336]&gt;1;&quot;SLEEP&quot;;&quot;&quot;)">
            <text:p/>
          </table:table-cell>
          <table:table-cell office:value-type="string" calcext:value-type="string">
            <text:p>0xEC</text:p>
          </table:table-cell>
        </table:table-row>
        <table:table-row table:style-name="ro1">
          <table:table-cell office:value-type="float" office:value="26.08281824" calcext:value-type="float">
            <text:p>26.08281824</text:p>
          </table:table-cell>
          <table:table-cell table:formula="of:=ROUND(([.A2337]-[.A2336])*1000000)/1000" office:value-type="float" office:value="0.094" calcext:value-type="float">
            <text:p>0.094</text:p>
          </table:table-cell>
          <table:table-cell table:formula="of:=IF([.B2337]&gt;1;&quot;SLEEP&quot;;&quot;&quot;)">
            <text:p/>
          </table:table-cell>
          <table:table-cell office:value-type="string" calcext:value-type="string">
            <text:p>0x56</text:p>
          </table:table-cell>
        </table:table-row>
        <table:table-row table:style-name="ro1">
          <table:table-cell office:value-type="float" office:value="26.08291184" calcext:value-type="float">
            <text:p>26.08291184</text:p>
          </table:table-cell>
          <table:table-cell table:formula="of:=ROUND(([.A2338]-[.A2337])*1000000)/1000" office:value-type="float" office:value="0.094" calcext:value-type="float">
            <text:p>0.094</text:p>
          </table:table-cell>
          <table:table-cell table:formula="of:=IF([.B2338]&gt;1;&quot;SLEEP&quot;;&quot;&quot;)">
            <text:p/>
          </table:table-cell>
          <table:table-cell office:value-type="string" calcext:value-type="string">
            <text:p>0xD5</text:p>
          </table:table-cell>
        </table:table-row>
        <table:table-row table:style-name="ro1">
          <table:table-cell office:value-type="float" office:value="26.0830056" calcext:value-type="float">
            <text:p>26.0830056</text:p>
          </table:table-cell>
          <table:table-cell table:formula="of:=ROUND(([.A2339]-[.A2338])*1000000)/1000" office:value-type="float" office:value="0.094" calcext:value-type="float">
            <text:p>0.094</text:p>
          </table:table-cell>
          <table:table-cell table:formula="of:=IF([.B2339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6.0830992" calcext:value-type="float">
            <text:p>26.0830992</text:p>
          </table:table-cell>
          <table:table-cell table:formula="of:=ROUND(([.A2340]-[.A2339])*1000000)/1000" office:value-type="float" office:value="0.094" calcext:value-type="float">
            <text:p>0.094</text:p>
          </table:table-cell>
          <table:table-cell table:formula="of:=IF([.B2340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6.0831928" calcext:value-type="float">
            <text:p>26.0831928</text:p>
          </table:table-cell>
          <table:table-cell table:formula="of:=ROUND(([.A2341]-[.A2340])*1000000)/1000" office:value-type="float" office:value="0.094" calcext:value-type="float">
            <text:p>0.094</text:p>
          </table:table-cell>
          <table:table-cell table:formula="of:=IF([.B2341]&gt;1;&quot;SLEEP&quot;;&quot;&quot;)">
            <text:p/>
          </table:table-cell>
          <table:table-cell office:value-type="string" calcext:value-type="string">
            <text:p>0xB9</text:p>
          </table:table-cell>
        </table:table-row>
        <table:table-row table:style-name="ro1">
          <table:table-cell office:value-type="float" office:value="26.0832864" calcext:value-type="float">
            <text:p>26.0832864</text:p>
          </table:table-cell>
          <table:table-cell table:formula="of:=ROUND(([.A2342]-[.A2341])*1000000)/1000" office:value-type="float" office:value="0.094" calcext:value-type="float">
            <text:p>0.094</text:p>
          </table:table-cell>
          <table:table-cell table:formula="of:=IF([.B2342]&gt;1;&quot;SLEEP&quot;;&quot;&quot;)">
            <text:p/>
          </table:table-cell>
          <table:table-cell office:value-type="string" calcext:value-type="string">
            <text:p>0x23</text:p>
          </table:table-cell>
        </table:table-row>
        <table:table-row table:style-name="ro1">
          <table:table-cell office:value-type="float" office:value="26.0842456" calcext:value-type="float">
            <text:p>26.0842456</text:p>
          </table:table-cell>
          <table:table-cell table:formula="of:=ROUND(([.A2343]-[.A2342])*1000000)/1000" office:value-type="float" office:value="0.959" calcext:value-type="float">
            <text:p>0.959</text:p>
          </table:table-cell>
          <table:table-cell table:formula="of:=IF([.B234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8433936" calcext:value-type="float">
            <text:p>26.08433936</text:p>
          </table:table-cell>
          <table:table-cell table:formula="of:=ROUND(([.A2344]-[.A2343])*1000000)/1000" office:value-type="float" office:value="0.094" calcext:value-type="float">
            <text:p>0.094</text:p>
          </table:table-cell>
          <table:table-cell table:formula="of:=IF([.B234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8457088" calcext:value-type="float">
            <text:p>26.08457088</text:p>
          </table:table-cell>
          <table:table-cell table:formula="of:=ROUND(([.A2345]-[.A2344])*1000000)/1000" office:value-type="float" office:value="0.232" calcext:value-type="float">
            <text:p>0.232</text:p>
          </table:table-cell>
          <table:table-cell table:formula="of:=IF([.B2345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6.08466448" calcext:value-type="float">
            <text:p>26.08466448</text:p>
          </table:table-cell>
          <table:table-cell table:formula="of:=ROUND(([.A2346]-[.A2345])*1000000)/1000" office:value-type="float" office:value="0.094" calcext:value-type="float">
            <text:p>0.094</text:p>
          </table:table-cell>
          <table:table-cell table:formula="of:=IF([.B234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8489632" calcext:value-type="float">
            <text:p>26.08489632</text:p>
          </table:table-cell>
          <table:table-cell table:formula="of:=ROUND(([.A2347]-[.A2346])*1000000)/1000" office:value-type="float" office:value="0.232" calcext:value-type="float">
            <text:p>0.232</text:p>
          </table:table-cell>
          <table:table-cell table:formula="of:=IF([.B2347]&gt;1;&quot;SLEEP&quot;;&quot;&quot;)">
            <text:p/>
          </table:table-cell>
          <table:table-cell office:value-type="string" calcext:value-type="string">
            <text:p>0x40</text:p>
          </table:table-cell>
        </table:table-row>
        <table:table-row table:style-name="ro1">
          <table:table-cell office:value-type="float" office:value="26.08499008" calcext:value-type="float">
            <text:p>26.08499008</text:p>
          </table:table-cell>
          <table:table-cell table:formula="of:=ROUND(([.A2348]-[.A2347])*1000000)/1000" office:value-type="float" office:value="0.094" calcext:value-type="float">
            <text:p>0.094</text:p>
          </table:table-cell>
          <table:table-cell table:formula="of:=IF([.B234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8522192" calcext:value-type="float">
            <text:p>26.08522192</text:p>
          </table:table-cell>
          <table:table-cell table:formula="of:=ROUND(([.A2349]-[.A2348])*1000000)/1000" office:value-type="float" office:value="0.232" calcext:value-type="float">
            <text:p>0.232</text:p>
          </table:table-cell>
          <table:table-cell table:formula="of:=IF([.B234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8531552" calcext:value-type="float">
            <text:p>26.08531552</text:p>
          </table:table-cell>
          <table:table-cell table:formula="of:=ROUND(([.A2350]-[.A2349])*1000000)/1000" office:value-type="float" office:value="0.094" calcext:value-type="float">
            <text:p>0.094</text:p>
          </table:table-cell>
          <table:table-cell table:formula="of:=IF([.B235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8554656" calcext:value-type="float">
            <text:p>26.08554656</text:p>
          </table:table-cell>
          <table:table-cell table:formula="of:=ROUND(([.A2351]-[.A2350])*1000000)/1000" office:value-type="float" office:value="0.231" calcext:value-type="float">
            <text:p>0.231</text:p>
          </table:table-cell>
          <table:table-cell table:formula="of:=IF([.B2351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6.08564016" calcext:value-type="float">
            <text:p>26.08564016</text:p>
          </table:table-cell>
          <table:table-cell table:formula="of:=ROUND(([.A2352]-[.A2351])*1000000)/1000" office:value-type="float" office:value="0.094" calcext:value-type="float">
            <text:p>0.094</text:p>
          </table:table-cell>
          <table:table-cell table:formula="of:=IF([.B235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8587536" calcext:value-type="float">
            <text:p>26.08587536</text:p>
          </table:table-cell>
          <table:table-cell table:formula="of:=ROUND(([.A2353]-[.A2352])*1000000)/1000" office:value-type="float" office:value="0.235" calcext:value-type="float">
            <text:p>0.235</text:p>
          </table:table-cell>
          <table:table-cell table:formula="of:=IF([.B2353]&gt;1;&quot;SLEEP&quot;;&quot;&quot;)">
            <text:p/>
          </table:table-cell>
          <table:table-cell office:value-type="string" calcext:value-type="string">
            <text:p>0x7D</text:p>
          </table:table-cell>
        </table:table-row>
        <table:table-row table:style-name="ro1">
          <table:table-cell office:value-type="float" office:value="26.08596896" calcext:value-type="float">
            <text:p>26.08596896</text:p>
          </table:table-cell>
          <table:table-cell table:formula="of:=ROUND(([.A2354]-[.A2353])*1000000)/1000" office:value-type="float" office:value="0.094" calcext:value-type="float">
            <text:p>0.094</text:p>
          </table:table-cell>
          <table:table-cell table:formula="of:=IF([.B2354]&gt;1;&quot;SLEEP&quot;;&quot;&quot;)">
            <text:p/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26.08606272" calcext:value-type="float">
            <text:p>26.08606272</text:p>
          </table:table-cell>
          <table:table-cell table:formula="of:=ROUND(([.A2355]-[.A2354])*1000000)/1000" office:value-type="float" office:value="0.094" calcext:value-type="float">
            <text:p>0.094</text:p>
          </table:table-cell>
          <table:table-cell table:formula="of:=IF([.B2355]&gt;1;&quot;SLEEP&quot;;&quot;&quot;)">
            <text:p/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float" office:value="26.08702848" calcext:value-type="float">
            <text:p>26.08702848</text:p>
          </table:table-cell>
          <table:table-cell table:formula="of:=ROUND(([.A2356]-[.A2355])*1000000)/1000" office:value-type="float" office:value="0.966" calcext:value-type="float">
            <text:p>0.966</text:p>
          </table:table-cell>
          <table:table-cell table:formula="of:=IF([.B235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8712208" calcext:value-type="float">
            <text:p>26.08712208</text:p>
          </table:table-cell>
          <table:table-cell table:formula="of:=ROUND(([.A2357]-[.A2356])*1000000)/1000" office:value-type="float" office:value="0.094" calcext:value-type="float">
            <text:p>0.094</text:p>
          </table:table-cell>
          <table:table-cell table:formula="of:=IF([.B2357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6.0873536" calcext:value-type="float">
            <text:p>26.0873536</text:p>
          </table:table-cell>
          <table:table-cell table:formula="of:=ROUND(([.A2358]-[.A2357])*1000000)/1000" office:value-type="float" office:value="0.232" calcext:value-type="float">
            <text:p>0.232</text:p>
          </table:table-cell>
          <table:table-cell table:formula="of:=IF([.B2358]&gt;1;&quot;SLEEP&quot;;&quot;&quot;)">
            <text:p/>
          </table:table-cell>
          <table:table-cell office:value-type="string" calcext:value-type="string">
            <text:p>0x51</text:p>
          </table:table-cell>
        </table:table-row>
        <table:table-row table:style-name="ro1">
          <table:table-cell office:value-type="float" office:value="26.0874472" calcext:value-type="float">
            <text:p>26.0874472</text:p>
          </table:table-cell>
          <table:table-cell table:formula="of:=ROUND(([.A2359]-[.A2358])*1000000)/1000" office:value-type="float" office:value="0.094" calcext:value-type="float">
            <text:p>0.094</text:p>
          </table:table-cell>
          <table:table-cell table:formula="of:=IF([.B2359]&gt;1;&quot;SLEEP&quot;;&quot;&quot;)">
            <text:p/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float" office:value="26.08767824" calcext:value-type="float">
            <text:p>26.08767824</text:p>
          </table:table-cell>
          <table:table-cell table:formula="of:=ROUND(([.A2360]-[.A2359])*1000000)/1000" office:value-type="float" office:value="0.231" calcext:value-type="float">
            <text:p>0.231</text:p>
          </table:table-cell>
          <table:table-cell table:formula="of:=IF([.B236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8777184" calcext:value-type="float">
            <text:p>26.08777184</text:p>
          </table:table-cell>
          <table:table-cell table:formula="of:=ROUND(([.A2361]-[.A2360])*1000000)/1000" office:value-type="float" office:value="0.094" calcext:value-type="float">
            <text:p>0.094</text:p>
          </table:table-cell>
          <table:table-cell table:formula="of:=IF([.B2361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6.08800368" calcext:value-type="float">
            <text:p>26.08800368</text:p>
          </table:table-cell>
          <table:table-cell table:formula="of:=ROUND(([.A2362]-[.A2361])*1000000)/1000" office:value-type="float" office:value="0.232" calcext:value-type="float">
            <text:p>0.232</text:p>
          </table:table-cell>
          <table:table-cell table:formula="of:=IF([.B2362]&gt;1;&quot;SLEEP&quot;;&quot;&quot;)">
            <text:p/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office:value-type="float" office:value="26.08809728" calcext:value-type="float">
            <text:p>26.08809728</text:p>
          </table:table-cell>
          <table:table-cell table:formula="of:=ROUND(([.A2363]-[.A2362])*1000000)/1000" office:value-type="float" office:value="0.094" calcext:value-type="float">
            <text:p>0.094</text:p>
          </table:table-cell>
          <table:table-cell table:formula="of:=IF([.B2363]&gt;1;&quot;SLEEP&quot;;&quot;&quot;)">
            <text:p/>
          </table:table-cell>
          <table:table-cell office:value-type="string" calcext:value-type="string">
            <text:p>0xDF</text:p>
          </table:table-cell>
        </table:table-row>
        <table:table-row table:style-name="ro1">
          <table:table-cell office:value-type="float" office:value="26.08832928" calcext:value-type="float">
            <text:p>26.08832928</text:p>
          </table:table-cell>
          <table:table-cell table:formula="of:=ROUND(([.A2364]-[.A2363])*1000000)/1000" office:value-type="float" office:value="0.232" calcext:value-type="float">
            <text:p>0.232</text:p>
          </table:table-cell>
          <table:table-cell table:formula="of:=IF([.B236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8842288" calcext:value-type="float">
            <text:p>26.08842288</text:p>
          </table:table-cell>
          <table:table-cell table:formula="of:=ROUND(([.A2365]-[.A2364])*1000000)/1000" office:value-type="float" office:value="0.094" calcext:value-type="float">
            <text:p>0.094</text:p>
          </table:table-cell>
          <table:table-cell table:formula="of:=IF([.B236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8865472" calcext:value-type="float">
            <text:p>26.08865472</text:p>
          </table:table-cell>
          <table:table-cell table:formula="of:=ROUND(([.A2366]-[.A2365])*1000000)/1000" office:value-type="float" office:value="0.232" calcext:value-type="float">
            <text:p>0.232</text:p>
          </table:table-cell>
          <table:table-cell table:formula="of:=IF([.B2366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6.08874832" calcext:value-type="float">
            <text:p>26.08874832</text:p>
          </table:table-cell>
          <table:table-cell table:formula="of:=ROUND(([.A2367]-[.A2366])*1000000)/1000" office:value-type="float" office:value="0.094" calcext:value-type="float">
            <text:p>0.094</text:p>
          </table:table-cell>
          <table:table-cell table:formula="of:=IF([.B2367]&gt;1;&quot;SLEEP&quot;;&quot;&quot;)">
            <text:p/>
          </table:table-cell>
          <table:table-cell office:value-type="string" calcext:value-type="string">
            <text:p>0x8C</text:p>
          </table:table-cell>
        </table:table-row>
        <table:table-row table:style-name="ro1">
          <table:table-cell office:value-type="float" office:value="26.08898016" calcext:value-type="float">
            <text:p>26.08898016</text:p>
          </table:table-cell>
          <table:table-cell table:formula="of:=ROUND(([.A2368]-[.A2367])*1000000)/1000" office:value-type="float" office:value="0.232" calcext:value-type="float">
            <text:p>0.232</text:p>
          </table:table-cell>
          <table:table-cell table:formula="of:=IF([.B236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8907376" calcext:value-type="float">
            <text:p>26.08907376</text:p>
          </table:table-cell>
          <table:table-cell table:formula="of:=ROUND(([.A2369]-[.A2368])*1000000)/1000" office:value-type="float" office:value="0.094" calcext:value-type="float">
            <text:p>0.094</text:p>
          </table:table-cell>
          <table:table-cell table:formula="of:=IF([.B2369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6.089308" calcext:value-type="float">
            <text:p>26.089308</text:p>
          </table:table-cell>
          <table:table-cell table:formula="of:=ROUND(([.A2370]-[.A2369])*1000000)/1000" office:value-type="float" office:value="0.234" calcext:value-type="float">
            <text:p>0.234</text:p>
          </table:table-cell>
          <table:table-cell table:formula="of:=IF([.B2370]&gt;1;&quot;SLEEP&quot;;&quot;&quot;)">
            <text:p/>
          </table:table-cell>
          <table:table-cell office:value-type="string" calcext:value-type="string">
            <text:p>0x2C</text:p>
          </table:table-cell>
        </table:table-row>
        <table:table-row table:style-name="ro1">
          <table:table-cell office:value-type="float" office:value="26.08940176" calcext:value-type="float">
            <text:p>26.08940176</text:p>
          </table:table-cell>
          <table:table-cell table:formula="of:=ROUND(([.A2371]-[.A2370])*1000000)/1000" office:value-type="float" office:value="0.094" calcext:value-type="float">
            <text:p>0.094</text:p>
          </table:table-cell>
          <table:table-cell table:formula="of:=IF([.B237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8949536" calcext:value-type="float">
            <text:p>26.08949536</text:p>
          </table:table-cell>
          <table:table-cell table:formula="of:=ROUND(([.A2372]-[.A2371])*1000000)/1000" office:value-type="float" office:value="0.094" calcext:value-type="float">
            <text:p>0.094</text:p>
          </table:table-cell>
          <table:table-cell table:formula="of:=IF([.B2372]&gt;1;&quot;SLEEP&quot;;&quot;&quot;)">
            <text:p/>
          </table:table-cell>
          <table:table-cell office:value-type="string" calcext:value-type="string">
            <text:p>0x71</text:p>
          </table:table-cell>
        </table:table-row>
        <table:table-row table:style-name="ro1">
          <table:table-cell office:value-type="float" office:value="26.08958912" calcext:value-type="float">
            <text:p>26.08958912</text:p>
          </table:table-cell>
          <table:table-cell table:formula="of:=ROUND(([.A2373]-[.A2372])*1000000)/1000" office:value-type="float" office:value="0.094" calcext:value-type="float">
            <text:p>0.094</text:p>
          </table:table-cell>
          <table:table-cell table:formula="of:=IF([.B2373]&gt;1;&quot;SLEEP&quot;;&quot;&quot;)">
            <text:p/>
          </table:table-cell>
          <table:table-cell office:value-type="string" calcext:value-type="string">
            <text:p>0x94</text:p>
          </table:table-cell>
        </table:table-row>
        <table:table-row table:style-name="ro1">
          <table:table-cell office:value-type="float" office:value="26.08968272" calcext:value-type="float">
            <text:p>26.08968272</text:p>
          </table:table-cell>
          <table:table-cell table:formula="of:=ROUND(([.A2374]-[.A2373])*1000000)/1000" office:value-type="float" office:value="0.094" calcext:value-type="float">
            <text:p>0.094</text:p>
          </table:table-cell>
          <table:table-cell table:formula="of:=IF([.B2374]&gt;1;&quot;SLEEP&quot;;&quot;&quot;)">
            <text:p/>
          </table:table-cell>
          <table:table-cell office:value-type="string" calcext:value-type="string">
            <text:p>0x9A</text:p>
          </table:table-cell>
        </table:table-row>
        <table:table-row table:style-name="ro1">
          <table:table-cell office:value-type="float" office:value="26.09065136" calcext:value-type="float">
            <text:p>26.09065136</text:p>
          </table:table-cell>
          <table:table-cell table:formula="of:=ROUND(([.A2375]-[.A2374])*1000000)/1000" office:value-type="float" office:value="0.969" calcext:value-type="float">
            <text:p>0.969</text:p>
          </table:table-cell>
          <table:table-cell table:formula="of:=IF([.B237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074496" calcext:value-type="float">
            <text:p>26.09074496</text:p>
          </table:table-cell>
          <table:table-cell table:formula="of:=ROUND(([.A2376]-[.A2375])*1000000)/1000" office:value-type="float" office:value="0.094" calcext:value-type="float">
            <text:p>0.094</text:p>
          </table:table-cell>
          <table:table-cell table:formula="of:=IF([.B2376]&gt;1;&quot;SLEEP&quot;;&quot;&quot;)">
            <text:p/>
          </table:table-cell>
          <table:table-cell office:value-type="string" calcext:value-type="string">
            <text:p>0x0A</text:p>
          </table:table-cell>
        </table:table-row>
        <table:table-row table:style-name="ro1">
          <table:table-cell office:value-type="float" office:value="26.09097968" calcext:value-type="float">
            <text:p>26.09097968</text:p>
          </table:table-cell>
          <table:table-cell table:formula="of:=ROUND(([.A2377]-[.A2376])*1000000)/1000" office:value-type="float" office:value="0.235" calcext:value-type="float">
            <text:p>0.235</text:p>
          </table:table-cell>
          <table:table-cell table:formula="of:=IF([.B2377]&gt;1;&quot;SLEEP&quot;;&quot;&quot;)">
            <text:p/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float" office:value="26.09107344" calcext:value-type="float">
            <text:p>26.09107344</text:p>
          </table:table-cell>
          <table:table-cell table:formula="of:=ROUND(([.A2378]-[.A2377])*1000000)/1000" office:value-type="float" office:value="0.094" calcext:value-type="float">
            <text:p>0.094</text:p>
          </table:table-cell>
          <table:table-cell table:formula="of:=IF([.B237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116704" calcext:value-type="float">
            <text:p>26.09116704</text:p>
          </table:table-cell>
          <table:table-cell table:formula="of:=ROUND(([.A2379]-[.A2378])*1000000)/1000" office:value-type="float" office:value="0.094" calcext:value-type="float">
            <text:p>0.094</text:p>
          </table:table-cell>
          <table:table-cell table:formula="of:=IF([.B2379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6.09126064" calcext:value-type="float">
            <text:p>26.09126064</text:p>
          </table:table-cell>
          <table:table-cell table:formula="of:=ROUND(([.A2380]-[.A2379])*1000000)/1000" office:value-type="float" office:value="0.094" calcext:value-type="float">
            <text:p>0.094</text:p>
          </table:table-cell>
          <table:table-cell table:formula="of:=IF([.B238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135424" calcext:value-type="float">
            <text:p>26.09135424</text:p>
          </table:table-cell>
          <table:table-cell table:formula="of:=ROUND(([.A2381]-[.A2380])*1000000)/1000" office:value-type="float" office:value="0.094" calcext:value-type="float">
            <text:p>0.094</text:p>
          </table:table-cell>
          <table:table-cell table:formula="of:=IF([.B238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144784" calcext:value-type="float">
            <text:p>26.09144784</text:p>
          </table:table-cell>
          <table:table-cell table:formula="of:=ROUND(([.A2382]-[.A2381])*1000000)/1000" office:value-type="float" office:value="0.094" calcext:value-type="float">
            <text:p>0.094</text:p>
          </table:table-cell>
          <table:table-cell table:formula="of:=IF([.B238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15416" calcext:value-type="float">
            <text:p>26.0915416</text:p>
          </table:table-cell>
          <table:table-cell table:formula="of:=ROUND(([.A2383]-[.A2382])*1000000)/1000" office:value-type="float" office:value="0.094" calcext:value-type="float">
            <text:p>0.094</text:p>
          </table:table-cell>
          <table:table-cell table:formula="of:=IF([.B238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16352" calcext:value-type="float">
            <text:p>26.0916352</text:p>
          </table:table-cell>
          <table:table-cell table:formula="of:=ROUND(([.A2384]-[.A2383])*1000000)/1000" office:value-type="float" office:value="0.094" calcext:value-type="float">
            <text:p>0.094</text:p>
          </table:table-cell>
          <table:table-cell table:formula="of:=IF([.B238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17288" calcext:value-type="float">
            <text:p>26.0917288</text:p>
          </table:table-cell>
          <table:table-cell table:formula="of:=ROUND(([.A2385]-[.A2384])*1000000)/1000" office:value-type="float" office:value="0.094" calcext:value-type="float">
            <text:p>0.094</text:p>
          </table:table-cell>
          <table:table-cell table:formula="of:=IF([.B238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18224" calcext:value-type="float">
            <text:p>26.0918224</text:p>
          </table:table-cell>
          <table:table-cell table:formula="of:=ROUND(([.A2386]-[.A2385])*1000000)/1000" office:value-type="float" office:value="0.094" calcext:value-type="float">
            <text:p>0.094</text:p>
          </table:table-cell>
          <table:table-cell table:formula="of:=IF([.B238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191616" calcext:value-type="float">
            <text:p>26.09191616</text:p>
          </table:table-cell>
          <table:table-cell table:formula="of:=ROUND(([.A2387]-[.A2386])*1000000)/1000" office:value-type="float" office:value="0.094" calcext:value-type="float">
            <text:p>0.094</text:p>
          </table:table-cell>
          <table:table-cell table:formula="of:=IF([.B238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200976" calcext:value-type="float">
            <text:p>26.09200976</text:p>
          </table:table-cell>
          <table:table-cell table:formula="of:=ROUND(([.A2388]-[.A2387])*1000000)/1000" office:value-type="float" office:value="0.094" calcext:value-type="float">
            <text:p>0.094</text:p>
          </table:table-cell>
          <table:table-cell table:formula="of:=IF([.B238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210336" calcext:value-type="float">
            <text:p>26.09210336</text:p>
          </table:table-cell>
          <table:table-cell table:formula="of:=ROUND(([.A2389]-[.A2388])*1000000)/1000" office:value-type="float" office:value="0.094" calcext:value-type="float">
            <text:p>0.094</text:p>
          </table:table-cell>
          <table:table-cell table:formula="of:=IF([.B238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219712" calcext:value-type="float">
            <text:p>26.09219712</text:p>
          </table:table-cell>
          <table:table-cell table:formula="of:=ROUND(([.A2390]-[.A2389])*1000000)/1000" office:value-type="float" office:value="0.094" calcext:value-type="float">
            <text:p>0.094</text:p>
          </table:table-cell>
          <table:table-cell table:formula="of:=IF([.B239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229072" calcext:value-type="float">
            <text:p>26.09229072</text:p>
          </table:table-cell>
          <table:table-cell table:formula="of:=ROUND(([.A2391]-[.A2390])*1000000)/1000" office:value-type="float" office:value="0.094" calcext:value-type="float">
            <text:p>0.094</text:p>
          </table:table-cell>
          <table:table-cell table:formula="of:=IF([.B2391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6.09238432" calcext:value-type="float">
            <text:p>26.09238432</text:p>
          </table:table-cell>
          <table:table-cell table:formula="of:=ROUND(([.A2392]-[.A2391])*1000000)/1000" office:value-type="float" office:value="0.094" calcext:value-type="float">
            <text:p>0.094</text:p>
          </table:table-cell>
          <table:table-cell table:formula="of:=IF([.B239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247792" calcext:value-type="float">
            <text:p>26.09247792</text:p>
          </table:table-cell>
          <table:table-cell table:formula="of:=ROUND(([.A2393]-[.A2392])*1000000)/1000" office:value-type="float" office:value="0.094" calcext:value-type="float">
            <text:p>0.094</text:p>
          </table:table-cell>
          <table:table-cell table:formula="of:=IF([.B239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257168" calcext:value-type="float">
            <text:p>26.09257168</text:p>
          </table:table-cell>
          <table:table-cell table:formula="of:=ROUND(([.A2394]-[.A2393])*1000000)/1000" office:value-type="float" office:value="0.094" calcext:value-type="float">
            <text:p>0.094</text:p>
          </table:table-cell>
          <table:table-cell table:formula="of:=IF([.B239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266528" calcext:value-type="float">
            <text:p>26.09266528</text:p>
          </table:table-cell>
          <table:table-cell table:formula="of:=ROUND(([.A2395]-[.A2394])*1000000)/1000" office:value-type="float" office:value="0.094" calcext:value-type="float">
            <text:p>0.094</text:p>
          </table:table-cell>
          <table:table-cell table:formula="of:=IF([.B2395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6.09275904" calcext:value-type="float">
            <text:p>26.09275904</text:p>
          </table:table-cell>
          <table:table-cell table:formula="of:=ROUND(([.A2396]-[.A2395])*1000000)/1000" office:value-type="float" office:value="0.094" calcext:value-type="float">
            <text:p>0.094</text:p>
          </table:table-cell>
          <table:table-cell table:formula="of:=IF([.B239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285264" calcext:value-type="float">
            <text:p>26.09285264</text:p>
          </table:table-cell>
          <table:table-cell table:formula="of:=ROUND(([.A2397]-[.A2396])*1000000)/1000" office:value-type="float" office:value="0.094" calcext:value-type="float">
            <text:p>0.094</text:p>
          </table:table-cell>
          <table:table-cell table:formula="of:=IF([.B239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294624" calcext:value-type="float">
            <text:p>26.09294624</text:p>
          </table:table-cell>
          <table:table-cell table:formula="of:=ROUND(([.A2398]-[.A2397])*1000000)/1000" office:value-type="float" office:value="0.094" calcext:value-type="float">
            <text:p>0.094</text:p>
          </table:table-cell>
          <table:table-cell table:formula="of:=IF([.B239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303984" calcext:value-type="float">
            <text:p>26.09303984</text:p>
          </table:table-cell>
          <table:table-cell table:formula="of:=ROUND(([.A2399]-[.A2398])*1000000)/1000" office:value-type="float" office:value="0.094" calcext:value-type="float">
            <text:p>0.094</text:p>
          </table:table-cell>
          <table:table-cell table:formula="of:=IF([.B239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31336" calcext:value-type="float">
            <text:p>26.0931336</text:p>
          </table:table-cell>
          <table:table-cell table:formula="of:=ROUND(([.A2400]-[.A2399])*1000000)/1000" office:value-type="float" office:value="0.094" calcext:value-type="float">
            <text:p>0.094</text:p>
          </table:table-cell>
          <table:table-cell table:formula="of:=IF([.B240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32272" calcext:value-type="float">
            <text:p>26.0932272</text:p>
          </table:table-cell>
          <table:table-cell table:formula="of:=ROUND(([.A2401]-[.A2400])*1000000)/1000" office:value-type="float" office:value="0.094" calcext:value-type="float">
            <text:p>0.094</text:p>
          </table:table-cell>
          <table:table-cell table:formula="of:=IF([.B240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332096" calcext:value-type="float">
            <text:p>26.09332096</text:p>
          </table:table-cell>
          <table:table-cell table:formula="of:=ROUND(([.A2402]-[.A2401])*1000000)/1000" office:value-type="float" office:value="0.094" calcext:value-type="float">
            <text:p>0.094</text:p>
          </table:table-cell>
          <table:table-cell table:formula="of:=IF([.B240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341456" calcext:value-type="float">
            <text:p>26.09341456</text:p>
          </table:table-cell>
          <table:table-cell table:formula="of:=ROUND(([.A2403]-[.A2402])*1000000)/1000" office:value-type="float" office:value="0.094" calcext:value-type="float">
            <text:p>0.094</text:p>
          </table:table-cell>
          <table:table-cell table:formula="of:=IF([.B240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350816" calcext:value-type="float">
            <text:p>26.09350816</text:p>
          </table:table-cell>
          <table:table-cell table:formula="of:=ROUND(([.A2404]-[.A2403])*1000000)/1000" office:value-type="float" office:value="0.094" calcext:value-type="float">
            <text:p>0.094</text:p>
          </table:table-cell>
          <table:table-cell table:formula="of:=IF([.B240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360192" calcext:value-type="float">
            <text:p>26.09360192</text:p>
          </table:table-cell>
          <table:table-cell table:formula="of:=ROUND(([.A2405]-[.A2404])*1000000)/1000" office:value-type="float" office:value="0.094" calcext:value-type="float">
            <text:p>0.094</text:p>
          </table:table-cell>
          <table:table-cell table:formula="of:=IF([.B240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456592" calcext:value-type="float">
            <text:p>26.09456592</text:p>
          </table:table-cell>
          <table:table-cell table:formula="of:=ROUND(([.A2406]-[.A2405])*1000000)/1000" office:value-type="float" office:value="0.964" calcext:value-type="float">
            <text:p>0.964</text:p>
          </table:table-cell>
          <table:table-cell table:formula="of:=IF([.B240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465968" calcext:value-type="float">
            <text:p>26.09465968</text:p>
          </table:table-cell>
          <table:table-cell table:formula="of:=ROUND(([.A2407]-[.A2406])*1000000)/1000" office:value-type="float" office:value="0.094" calcext:value-type="float">
            <text:p>0.094</text:p>
          </table:table-cell>
          <table:table-cell table:formula="of:=IF([.B2407]&gt;1;&quot;SLEEP&quot;;&quot;&quot;)">
            <text:p/>
          </table:table-cell>
          <table:table-cell office:value-type="string" calcext:value-type="string">
            <text:p>0x0B</text:p>
          </table:table-cell>
        </table:table-row>
        <table:table-row table:style-name="ro1">
          <table:table-cell office:value-type="float" office:value="26.0948936" calcext:value-type="float">
            <text:p>26.0948936</text:p>
          </table:table-cell>
          <table:table-cell table:formula="of:=ROUND(([.A2408]-[.A2407])*1000000)/1000" office:value-type="float" office:value="0.234" calcext:value-type="float">
            <text:p>0.234</text:p>
          </table:table-cell>
          <table:table-cell table:formula="of:=IF([.B2408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0949872" calcext:value-type="float">
            <text:p>26.0949872</text:p>
          </table:table-cell>
          <table:table-cell table:formula="of:=ROUND(([.A2409]-[.A2408])*1000000)/1000" office:value-type="float" office:value="0.094" calcext:value-type="float">
            <text:p>0.094</text:p>
          </table:table-cell>
          <table:table-cell table:formula="of:=IF([.B240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508096" calcext:value-type="float">
            <text:p>26.09508096</text:p>
          </table:table-cell>
          <table:table-cell table:formula="of:=ROUND(([.A2410]-[.A2409])*1000000)/1000" office:value-type="float" office:value="0.094" calcext:value-type="float">
            <text:p>0.094</text:p>
          </table:table-cell>
          <table:table-cell table:formula="of:=IF([.B2410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6.09517456" calcext:value-type="float">
            <text:p>26.09517456</text:p>
          </table:table-cell>
          <table:table-cell table:formula="of:=ROUND(([.A2411]-[.A2410])*1000000)/1000" office:value-type="float" office:value="0.094" calcext:value-type="float">
            <text:p>0.094</text:p>
          </table:table-cell>
          <table:table-cell table:formula="of:=IF([.B241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526832" calcext:value-type="float">
            <text:p>26.09526832</text:p>
          </table:table-cell>
          <table:table-cell table:formula="of:=ROUND(([.A2412]-[.A2411])*1000000)/1000" office:value-type="float" office:value="0.094" calcext:value-type="float">
            <text:p>0.094</text:p>
          </table:table-cell>
          <table:table-cell table:formula="of:=IF([.B241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536192" calcext:value-type="float">
            <text:p>26.09536192</text:p>
          </table:table-cell>
          <table:table-cell table:formula="of:=ROUND(([.A2413]-[.A2412])*1000000)/1000" office:value-type="float" office:value="0.094" calcext:value-type="float">
            <text:p>0.094</text:p>
          </table:table-cell>
          <table:table-cell table:formula="of:=IF([.B241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545552" calcext:value-type="float">
            <text:p>26.09545552</text:p>
          </table:table-cell>
          <table:table-cell table:formula="of:=ROUND(([.A2414]-[.A2413])*1000000)/1000" office:value-type="float" office:value="0.094" calcext:value-type="float">
            <text:p>0.094</text:p>
          </table:table-cell>
          <table:table-cell table:formula="of:=IF([.B2414]&gt;1;&quot;SLEEP&quot;;&quot;&quot;)">
            <text:p/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float" office:value="26.09554912" calcext:value-type="float">
            <text:p>26.09554912</text:p>
          </table:table-cell>
          <table:table-cell table:formula="of:=ROUND(([.A2415]-[.A2414])*1000000)/1000" office:value-type="float" office:value="0.094" calcext:value-type="float">
            <text:p>0.094</text:p>
          </table:table-cell>
          <table:table-cell table:formula="of:=IF([.B2415]&gt;1;&quot;SLEEP&quot;;&quot;&quot;)">
            <text:p/>
          </table:table-cell>
          <table:table-cell office:value-type="string" calcext:value-type="string">
            <text:p>0xDF</text:p>
          </table:table-cell>
        </table:table-row>
        <table:table-row table:style-name="ro1">
          <table:table-cell office:value-type="float" office:value="26.09564288" calcext:value-type="float">
            <text:p>26.09564288</text:p>
          </table:table-cell>
          <table:table-cell table:formula="of:=ROUND(([.A2416]-[.A2415])*1000000)/1000" office:value-type="float" office:value="0.094" calcext:value-type="float">
            <text:p>0.094</text:p>
          </table:table-cell>
          <table:table-cell table:formula="of:=IF([.B2416]&gt;1;&quot;SLEEP&quot;;&quot;&quot;)">
            <text:p/>
          </table:table-cell>
          <table:table-cell office:value-type="string" calcext:value-type="string">
            <text:p>0xC0</text:p>
          </table:table-cell>
        </table:table-row>
        <table:table-row table:style-name="ro1">
          <table:table-cell office:value-type="float" office:value="26.09573648" calcext:value-type="float">
            <text:p>26.09573648</text:p>
          </table:table-cell>
          <table:table-cell table:formula="of:=ROUND(([.A2417]-[.A2416])*1000000)/1000" office:value-type="float" office:value="0.094" calcext:value-type="float">
            <text:p>0.094</text:p>
          </table:table-cell>
          <table:table-cell table:formula="of:=IF([.B241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583024" calcext:value-type="float">
            <text:p>26.09583024</text:p>
          </table:table-cell>
          <table:table-cell table:formula="of:=ROUND(([.A2418]-[.A2417])*1000000)/1000" office:value-type="float" office:value="0.094" calcext:value-type="float">
            <text:p>0.094</text:p>
          </table:table-cell>
          <table:table-cell table:formula="of:=IF([.B2418]&gt;1;&quot;SLEEP&quot;;&quot;&quot;)">
            <text:p/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float" office:value="26.09592384" calcext:value-type="float">
            <text:p>26.09592384</text:p>
          </table:table-cell>
          <table:table-cell table:formula="of:=ROUND(([.A2419]-[.A2418])*1000000)/1000" office:value-type="float" office:value="0.094" calcext:value-type="float">
            <text:p>0.094</text:p>
          </table:table-cell>
          <table:table-cell table:formula="of:=IF([.B2419]&gt;1;&quot;SLEEP&quot;;&quot;&quot;)">
            <text:p/>
          </table:table-cell>
          <table:table-cell office:value-type="string" calcext:value-type="string">
            <text:p>0xDF</text:p>
          </table:table-cell>
        </table:table-row>
        <table:table-row table:style-name="ro1">
          <table:table-cell office:value-type="float" office:value="26.09601744" calcext:value-type="float">
            <text:p>26.09601744</text:p>
          </table:table-cell>
          <table:table-cell table:formula="of:=ROUND(([.A2420]-[.A2419])*1000000)/1000" office:value-type="float" office:value="0.094" calcext:value-type="float">
            <text:p>0.094</text:p>
          </table:table-cell>
          <table:table-cell table:formula="of:=IF([.B2420]&gt;1;&quot;SLEEP&quot;;&quot;&quot;)">
            <text:p/>
          </table:table-cell>
          <table:table-cell office:value-type="string" calcext:value-type="string">
            <text:p>0xC0</text:p>
          </table:table-cell>
        </table:table-row>
        <table:table-row table:style-name="ro1">
          <table:table-cell office:value-type="float" office:value="26.0961112" calcext:value-type="float">
            <text:p>26.0961112</text:p>
          </table:table-cell>
          <table:table-cell table:formula="of:=ROUND(([.A2421]-[.A2420])*1000000)/1000" office:value-type="float" office:value="0.094" calcext:value-type="float">
            <text:p>0.094</text:p>
          </table:table-cell>
          <table:table-cell table:formula="of:=IF([.B242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62048" calcext:value-type="float">
            <text:p>26.0962048</text:p>
          </table:table-cell>
          <table:table-cell table:formula="of:=ROUND(([.A2422]-[.A2421])*1000000)/1000" office:value-type="float" office:value="0.094" calcext:value-type="float">
            <text:p>0.094</text:p>
          </table:table-cell>
          <table:table-cell table:formula="of:=IF([.B2422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6.0962984" calcext:value-type="float">
            <text:p>26.0962984</text:p>
          </table:table-cell>
          <table:table-cell table:formula="of:=ROUND(([.A2423]-[.A2422])*1000000)/1000" office:value-type="float" office:value="0.094" calcext:value-type="float">
            <text:p>0.094</text:p>
          </table:table-cell>
          <table:table-cell table:formula="of:=IF([.B242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639216" calcext:value-type="float">
            <text:p>26.09639216</text:p>
          </table:table-cell>
          <table:table-cell table:formula="of:=ROUND(([.A2424]-[.A2423])*1000000)/1000" office:value-type="float" office:value="0.094" calcext:value-type="float">
            <text:p>0.094</text:p>
          </table:table-cell>
          <table:table-cell table:formula="of:=IF([.B242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648576" calcext:value-type="float">
            <text:p>26.09648576</text:p>
          </table:table-cell>
          <table:table-cell table:formula="of:=ROUND(([.A2425]-[.A2424])*1000000)/1000" office:value-type="float" office:value="0.094" calcext:value-type="float">
            <text:p>0.094</text:p>
          </table:table-cell>
          <table:table-cell table:formula="of:=IF([.B242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657936" calcext:value-type="float">
            <text:p>26.09657936</text:p>
          </table:table-cell>
          <table:table-cell table:formula="of:=ROUND(([.A2426]-[.A2425])*1000000)/1000" office:value-type="float" office:value="0.094" calcext:value-type="float">
            <text:p>0.094</text:p>
          </table:table-cell>
          <table:table-cell table:formula="of:=IF([.B242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667312" calcext:value-type="float">
            <text:p>26.09667312</text:p>
          </table:table-cell>
          <table:table-cell table:formula="of:=ROUND(([.A2427]-[.A2426])*1000000)/1000" office:value-type="float" office:value="0.094" calcext:value-type="float">
            <text:p>0.094</text:p>
          </table:table-cell>
          <table:table-cell table:formula="of:=IF([.B242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676672" calcext:value-type="float">
            <text:p>26.09676672</text:p>
          </table:table-cell>
          <table:table-cell table:formula="of:=ROUND(([.A2428]-[.A2427])*1000000)/1000" office:value-type="float" office:value="0.094" calcext:value-type="float">
            <text:p>0.094</text:p>
          </table:table-cell>
          <table:table-cell table:formula="of:=IF([.B242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686048" calcext:value-type="float">
            <text:p>26.09686048</text:p>
          </table:table-cell>
          <table:table-cell table:formula="of:=ROUND(([.A2429]-[.A2428])*1000000)/1000" office:value-type="float" office:value="0.094" calcext:value-type="float">
            <text:p>0.094</text:p>
          </table:table-cell>
          <table:table-cell table:formula="of:=IF([.B242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695408" calcext:value-type="float">
            <text:p>26.09695408</text:p>
          </table:table-cell>
          <table:table-cell table:formula="of:=ROUND(([.A2430]-[.A2429])*1000000)/1000" office:value-type="float" office:value="0.094" calcext:value-type="float">
            <text:p>0.094</text:p>
          </table:table-cell>
          <table:table-cell table:formula="of:=IF([.B243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704768" calcext:value-type="float">
            <text:p>26.09704768</text:p>
          </table:table-cell>
          <table:table-cell table:formula="of:=ROUND(([.A2431]-[.A2430])*1000000)/1000" office:value-type="float" office:value="0.094" calcext:value-type="float">
            <text:p>0.094</text:p>
          </table:table-cell>
          <table:table-cell table:formula="of:=IF([.B243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714144" calcext:value-type="float">
            <text:p>26.09714144</text:p>
          </table:table-cell>
          <table:table-cell table:formula="of:=ROUND(([.A2432]-[.A2431])*1000000)/1000" office:value-type="float" office:value="0.094" calcext:value-type="float">
            <text:p>0.094</text:p>
          </table:table-cell>
          <table:table-cell table:formula="of:=IF([.B243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723504" calcext:value-type="float">
            <text:p>26.09723504</text:p>
          </table:table-cell>
          <table:table-cell table:formula="of:=ROUND(([.A2433]-[.A2432])*1000000)/1000" office:value-type="float" office:value="0.094" calcext:value-type="float">
            <text:p>0.094</text:p>
          </table:table-cell>
          <table:table-cell table:formula="of:=IF([.B243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732864" calcext:value-type="float">
            <text:p>26.09732864</text:p>
          </table:table-cell>
          <table:table-cell table:formula="of:=ROUND(([.A2434]-[.A2433])*1000000)/1000" office:value-type="float" office:value="0.094" calcext:value-type="float">
            <text:p>0.094</text:p>
          </table:table-cell>
          <table:table-cell table:formula="of:=IF([.B2434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6.0974224" calcext:value-type="float">
            <text:p>26.0974224</text:p>
          </table:table-cell>
          <table:table-cell table:formula="of:=ROUND(([.A2435]-[.A2434])*1000000)/1000" office:value-type="float" office:value="0.094" calcext:value-type="float">
            <text:p>0.094</text:p>
          </table:table-cell>
          <table:table-cell table:formula="of:=IF([.B243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7516" calcext:value-type="float">
            <text:p>26.097516</text:p>
          </table:table-cell>
          <table:table-cell table:formula="of:=ROUND(([.A2436]-[.A2435])*1000000)/1000" office:value-type="float" office:value="0.094" calcext:value-type="float">
            <text:p>0.094</text:p>
          </table:table-cell>
          <table:table-cell table:formula="of:=IF([.B243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848432" calcext:value-type="float">
            <text:p>26.09848432</text:p>
          </table:table-cell>
          <table:table-cell table:formula="of:=ROUND(([.A2437]-[.A2436])*1000000)/1000" office:value-type="float" office:value="0.968" calcext:value-type="float">
            <text:p>0.968</text:p>
          </table:table-cell>
          <table:table-cell table:formula="of:=IF([.B2437]&gt;1;&quot;SLEEP&quot;;&quot;&quot;)">
            <text:p/>
          </table:table-cell>
          <table:table-cell office:value-type="string" calcext:value-type="string">
            <text:p>0x28</text:p>
          </table:table-cell>
        </table:table-row>
        <table:table-row table:style-name="ro1">
          <table:table-cell office:value-type="float" office:value="26.09857792" calcext:value-type="float">
            <text:p>26.09857792</text:p>
          </table:table-cell>
          <table:table-cell table:formula="of:=ROUND(([.A2438]-[.A2437])*1000000)/1000" office:value-type="float" office:value="0.094" calcext:value-type="float">
            <text:p>0.094</text:p>
          </table:table-cell>
          <table:table-cell table:formula="of:=IF([.B243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867152" calcext:value-type="float">
            <text:p>26.09867152</text:p>
          </table:table-cell>
          <table:table-cell table:formula="of:=ROUND(([.A2439]-[.A2438])*1000000)/1000" office:value-type="float" office:value="0.094" calcext:value-type="float">
            <text:p>0.094</text:p>
          </table:table-cell>
          <table:table-cell table:formula="of:=IF([.B243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876528" calcext:value-type="float">
            <text:p>26.09876528</text:p>
          </table:table-cell>
          <table:table-cell table:formula="of:=ROUND(([.A2440]-[.A2439])*1000000)/1000" office:value-type="float" office:value="0.094" calcext:value-type="float">
            <text:p>0.094</text:p>
          </table:table-cell>
          <table:table-cell table:formula="of:=IF([.B244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885888" calcext:value-type="float">
            <text:p>26.09885888</text:p>
          </table:table-cell>
          <table:table-cell table:formula="of:=ROUND(([.A2441]-[.A2440])*1000000)/1000" office:value-type="float" office:value="0.094" calcext:value-type="float">
            <text:p>0.094</text:p>
          </table:table-cell>
          <table:table-cell table:formula="of:=IF([.B2441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6.09895248" calcext:value-type="float">
            <text:p>26.09895248</text:p>
          </table:table-cell>
          <table:table-cell table:formula="of:=ROUND(([.A2442]-[.A2441])*1000000)/1000" office:value-type="float" office:value="0.094" calcext:value-type="float">
            <text:p>0.094</text:p>
          </table:table-cell>
          <table:table-cell table:formula="of:=IF([.B244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904624" calcext:value-type="float">
            <text:p>26.09904624</text:p>
          </table:table-cell>
          <table:table-cell table:formula="of:=ROUND(([.A2443]-[.A2442])*1000000)/1000" office:value-type="float" office:value="0.094" calcext:value-type="float">
            <text:p>0.094</text:p>
          </table:table-cell>
          <table:table-cell table:formula="of:=IF([.B244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913984" calcext:value-type="float">
            <text:p>26.09913984</text:p>
          </table:table-cell>
          <table:table-cell table:formula="of:=ROUND(([.A2444]-[.A2443])*1000000)/1000" office:value-type="float" office:value="0.094" calcext:value-type="float">
            <text:p>0.094</text:p>
          </table:table-cell>
          <table:table-cell table:formula="of:=IF([.B244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92336" calcext:value-type="float">
            <text:p>26.0992336</text:p>
          </table:table-cell>
          <table:table-cell table:formula="of:=ROUND(([.A2445]-[.A2444])*1000000)/1000" office:value-type="float" office:value="0.094" calcext:value-type="float">
            <text:p>0.094</text:p>
          </table:table-cell>
          <table:table-cell table:formula="of:=IF([.B244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93272" calcext:value-type="float">
            <text:p>26.0993272</text:p>
          </table:table-cell>
          <table:table-cell table:formula="of:=ROUND(([.A2446]-[.A2445])*1000000)/1000" office:value-type="float" office:value="0.094" calcext:value-type="float">
            <text:p>0.094</text:p>
          </table:table-cell>
          <table:table-cell table:formula="of:=IF([.B244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942096" calcext:value-type="float">
            <text:p>26.09942096</text:p>
          </table:table-cell>
          <table:table-cell table:formula="of:=ROUND(([.A2447]-[.A2446])*1000000)/1000" office:value-type="float" office:value="0.094" calcext:value-type="float">
            <text:p>0.094</text:p>
          </table:table-cell>
          <table:table-cell table:formula="of:=IF([.B244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951456" calcext:value-type="float">
            <text:p>26.09951456</text:p>
          </table:table-cell>
          <table:table-cell table:formula="of:=ROUND(([.A2448]-[.A2447])*1000000)/1000" office:value-type="float" office:value="0.094" calcext:value-type="float">
            <text:p>0.094</text:p>
          </table:table-cell>
          <table:table-cell table:formula="of:=IF([.B2448]&gt;1;&quot;SLEEP&quot;;&quot;&quot;)">
            <text:p/>
          </table:table-cell>
          <table:table-cell office:value-type="string" calcext:value-type="string">
            <text:p>0x57</text:p>
          </table:table-cell>
        </table:table-row>
        <table:table-row table:style-name="ro1">
          <table:table-cell office:value-type="float" office:value="26.09960816" calcext:value-type="float">
            <text:p>26.09960816</text:p>
          </table:table-cell>
          <table:table-cell table:formula="of:=ROUND(([.A2449]-[.A2448])*1000000)/1000" office:value-type="float" office:value="0.094" calcext:value-type="float">
            <text:p>0.094</text:p>
          </table:table-cell>
          <table:table-cell table:formula="of:=IF([.B2449]&gt;1;&quot;SLEEP&quot;;&quot;&quot;)">
            <text:p/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float" office:value="26.09970176" calcext:value-type="float">
            <text:p>26.09970176</text:p>
          </table:table-cell>
          <table:table-cell table:formula="of:=ROUND(([.A2450]-[.A2449])*1000000)/1000" office:value-type="float" office:value="0.094" calcext:value-type="float">
            <text:p>0.094</text:p>
          </table:table-cell>
          <table:table-cell table:formula="of:=IF([.B245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979552" calcext:value-type="float">
            <text:p>26.09979552</text:p>
          </table:table-cell>
          <table:table-cell table:formula="of:=ROUND(([.A2451]-[.A2450])*1000000)/1000" office:value-type="float" office:value="0.094" calcext:value-type="float">
            <text:p>0.094</text:p>
          </table:table-cell>
          <table:table-cell table:formula="of:=IF([.B245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988912" calcext:value-type="float">
            <text:p>26.09988912</text:p>
          </table:table-cell>
          <table:table-cell table:formula="of:=ROUND(([.A2452]-[.A2451])*1000000)/1000" office:value-type="float" office:value="0.094" calcext:value-type="float">
            <text:p>0.094</text:p>
          </table:table-cell>
          <table:table-cell table:formula="of:=IF([.B245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09998272" calcext:value-type="float">
            <text:p>26.09998272</text:p>
          </table:table-cell>
          <table:table-cell table:formula="of:=ROUND(([.A2453]-[.A2452])*1000000)/1000" office:value-type="float" office:value="0.094" calcext:value-type="float">
            <text:p>0.094</text:p>
          </table:table-cell>
          <table:table-cell table:formula="of:=IF([.B245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00944" calcext:value-type="float">
            <text:p>26.100944</text:p>
          </table:table-cell>
          <table:table-cell table:formula="of:=ROUND(([.A2454]-[.A2453])*1000000)/1000" office:value-type="float" office:value="0.961" calcext:value-type="float">
            <text:p>0.961</text:p>
          </table:table-cell>
          <table:table-cell table:formula="of:=IF([.B245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010376" calcext:value-type="float">
            <text:p>26.1010376</text:p>
          </table:table-cell>
          <table:table-cell table:formula="of:=ROUND(([.A2455]-[.A2454])*1000000)/1000" office:value-type="float" office:value="0.094" calcext:value-type="float">
            <text:p>0.094</text:p>
          </table:table-cell>
          <table:table-cell table:formula="of:=IF([.B2455]&gt;1;&quot;SLEEP&quot;;&quot;&quot;)">
            <text:p/>
          </table:table-cell>
          <table:table-cell office:value-type="string" calcext:value-type="string">
            <text:p>0x0E</text:p>
          </table:table-cell>
        </table:table-row>
        <table:table-row table:style-name="ro1">
          <table:table-cell office:value-type="float" office:value="26.10127248" calcext:value-type="float">
            <text:p>26.10127248</text:p>
          </table:table-cell>
          <table:table-cell table:formula="of:=ROUND(([.A2456]-[.A2455])*1000000)/1000" office:value-type="float" office:value="0.235" calcext:value-type="float">
            <text:p>0.235</text:p>
          </table:table-cell>
          <table:table-cell table:formula="of:=IF([.B2456]&gt;1;&quot;SLEEP&quot;;&quot;&quot;)">
            <text:p/>
          </table:table-cell>
          <table:table-cell office:value-type="string" calcext:value-type="string">
            <text:p>0x5C</text:p>
          </table:table-cell>
        </table:table-row>
        <table:table-row table:style-name="ro1">
          <table:table-cell office:value-type="float" office:value="26.10136608" calcext:value-type="float">
            <text:p>26.10136608</text:p>
          </table:table-cell>
          <table:table-cell table:formula="of:=ROUND(([.A2457]-[.A2456])*1000000)/1000" office:value-type="float" office:value="0.094" calcext:value-type="float">
            <text:p>0.094</text:p>
          </table:table-cell>
          <table:table-cell table:formula="of:=IF([.B245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0145968" calcext:value-type="float">
            <text:p>26.10145968</text:p>
          </table:table-cell>
          <table:table-cell table:formula="of:=ROUND(([.A2458]-[.A2457])*1000000)/1000" office:value-type="float" office:value="0.094" calcext:value-type="float">
            <text:p>0.094</text:p>
          </table:table-cell>
          <table:table-cell table:formula="of:=IF([.B2458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6.10155344" calcext:value-type="float">
            <text:p>26.10155344</text:p>
          </table:table-cell>
          <table:table-cell table:formula="of:=ROUND(([.A2459]-[.A2458])*1000000)/1000" office:value-type="float" office:value="0.094" calcext:value-type="float">
            <text:p>0.094</text:p>
          </table:table-cell>
          <table:table-cell table:formula="of:=IF([.B2459]&gt;1;&quot;SLEEP&quot;;&quot;&quot;)">
            <text:p/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float" office:value="26.10164704" calcext:value-type="float">
            <text:p>26.10164704</text:p>
          </table:table-cell>
          <table:table-cell table:formula="of:=ROUND(([.A2460]-[.A2459])*1000000)/1000" office:value-type="float" office:value="0.094" calcext:value-type="float">
            <text:p>0.094</text:p>
          </table:table-cell>
          <table:table-cell table:formula="of:=IF([.B2460]&gt;1;&quot;SLEEP&quot;;&quot;&quot;)">
            <text:p/>
          </table:table-cell>
          <table:table-cell office:value-type="string" calcext:value-type="string">
            <text:p>0xC5</text:p>
          </table:table-cell>
        </table:table-row>
        <table:table-row table:style-name="ro1">
          <table:table-cell office:value-type="float" office:value="26.1017408" calcext:value-type="float">
            <text:p>26.1017408</text:p>
          </table:table-cell>
          <table:table-cell table:formula="of:=ROUND(([.A2461]-[.A2460])*1000000)/1000" office:value-type="float" office:value="0.094" calcext:value-type="float">
            <text:p>0.094</text:p>
          </table:table-cell>
          <table:table-cell table:formula="of:=IF([.B246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018344" calcext:value-type="float">
            <text:p>26.1018344</text:p>
          </table:table-cell>
          <table:table-cell table:formula="of:=ROUND(([.A2462]-[.A2461])*1000000)/1000" office:value-type="float" office:value="0.094" calcext:value-type="float">
            <text:p>0.094</text:p>
          </table:table-cell>
          <table:table-cell table:formula="of:=IF([.B2462]&gt;1;&quot;SLEEP&quot;;&quot;&quot;)">
            <text:p/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float" office:value="26.101928" calcext:value-type="float">
            <text:p>26.101928</text:p>
          </table:table-cell>
          <table:table-cell table:formula="of:=ROUND(([.A2463]-[.A2462])*1000000)/1000" office:value-type="float" office:value="0.094" calcext:value-type="float">
            <text:p>0.094</text:p>
          </table:table-cell>
          <table:table-cell table:formula="of:=IF([.B2463]&gt;1;&quot;SLEEP&quot;;&quot;&quot;)">
            <text:p/>
          </table:table-cell>
          <table:table-cell office:value-type="string" calcext:value-type="string">
            <text:p>0x3F</text:p>
          </table:table-cell>
        </table:table-row>
        <table:table-row table:style-name="ro1">
          <table:table-cell office:value-type="float" office:value="26.1020216" calcext:value-type="float">
            <text:p>26.1020216</text:p>
          </table:table-cell>
          <table:table-cell table:formula="of:=ROUND(([.A2464]-[.A2463])*1000000)/1000" office:value-type="float" office:value="0.094" calcext:value-type="float">
            <text:p>0.094</text:p>
          </table:table-cell>
          <table:table-cell table:formula="of:=IF([.B2464]&gt;1;&quot;SLEEP&quot;;&quot;&quot;)">
            <text:p/>
          </table:table-cell>
          <table:table-cell office:value-type="string" calcext:value-type="string">
            <text:p>0x2A</text:p>
          </table:table-cell>
        </table:table-row>
        <table:table-row table:style-name="ro1">
          <table:table-cell office:value-type="float" office:value="26.10211536" calcext:value-type="float">
            <text:p>26.10211536</text:p>
          </table:table-cell>
          <table:table-cell table:formula="of:=ROUND(([.A2465]-[.A2464])*1000000)/1000" office:value-type="float" office:value="0.094" calcext:value-type="float">
            <text:p>0.094</text:p>
          </table:table-cell>
          <table:table-cell table:formula="of:=IF([.B246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0220896" calcext:value-type="float">
            <text:p>26.10220896</text:p>
          </table:table-cell>
          <table:table-cell table:formula="of:=ROUND(([.A2466]-[.A2465])*1000000)/1000" office:value-type="float" office:value="0.094" calcext:value-type="float">
            <text:p>0.094</text:p>
          </table:table-cell>
          <table:table-cell table:formula="of:=IF([.B2466]&gt;1;&quot;SLEEP&quot;;&quot;&quot;)">
            <text:p/>
          </table:table-cell>
          <table:table-cell office:value-type="string" calcext:value-type="string">
            <text:p>0x22</text:p>
          </table:table-cell>
        </table:table-row>
        <table:table-row table:style-name="ro1">
          <table:table-cell office:value-type="float" office:value="26.10230272" calcext:value-type="float">
            <text:p>26.10230272</text:p>
          </table:table-cell>
          <table:table-cell table:formula="of:=ROUND(([.A2467]-[.A2466])*1000000)/1000" office:value-type="float" office:value="0.094" calcext:value-type="float">
            <text:p>0.094</text:p>
          </table:table-cell>
          <table:table-cell table:formula="of:=IF([.B2467]&gt;1;&quot;SLEEP&quot;;&quot;&quot;)">
            <text:p/>
          </table:table-cell>
          <table:table-cell office:value-type="string" calcext:value-type="string">
            <text:p>0x1D</text:p>
          </table:table-cell>
        </table:table-row>
        <table:table-row table:style-name="ro1">
          <table:table-cell office:value-type="float" office:value="26.10239632" calcext:value-type="float">
            <text:p>26.10239632</text:p>
          </table:table-cell>
          <table:table-cell table:formula="of:=ROUND(([.A2468]-[.A2467])*1000000)/1000" office:value-type="float" office:value="0.094" calcext:value-type="float">
            <text:p>0.094</text:p>
          </table:table-cell>
          <table:table-cell table:formula="of:=IF([.B2468]&gt;1;&quot;SLEEP&quot;;&quot;&quot;)">
            <text:p/>
          </table:table-cell>
          <table:table-cell office:value-type="string" calcext:value-type="string">
            <text:p>0x95</text:p>
          </table:table-cell>
        </table:table-row>
        <table:table-row table:style-name="ro1">
          <table:table-cell office:value-type="float" office:value="26.10248992" calcext:value-type="float">
            <text:p>26.10248992</text:p>
          </table:table-cell>
          <table:table-cell table:formula="of:=ROUND(([.A2469]-[.A2468])*1000000)/1000" office:value-type="float" office:value="0.094" calcext:value-type="float">
            <text:p>0.094</text:p>
          </table:table-cell>
          <table:table-cell table:formula="of:=IF([.B246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0258368" calcext:value-type="float">
            <text:p>26.10258368</text:p>
          </table:table-cell>
          <table:table-cell table:formula="of:=ROUND(([.A2470]-[.A2469])*1000000)/1000" office:value-type="float" office:value="0.094" calcext:value-type="float">
            <text:p>0.094</text:p>
          </table:table-cell>
          <table:table-cell table:formula="of:=IF([.B2470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6.10267728" calcext:value-type="float">
            <text:p>26.10267728</text:p>
          </table:table-cell>
          <table:table-cell table:formula="of:=ROUND(([.A2471]-[.A2470])*1000000)/1000" office:value-type="float" office:value="0.094" calcext:value-type="float">
            <text:p>0.094</text:p>
          </table:table-cell>
          <table:table-cell table:formula="of:=IF([.B2471]&gt;1;&quot;SLEEP&quot;;&quot;&quot;)">
            <text:p/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float" office:value="26.10277088" calcext:value-type="float">
            <text:p>26.10277088</text:p>
          </table:table-cell>
          <table:table-cell table:formula="of:=ROUND(([.A2472]-[.A2471])*1000000)/1000" office:value-type="float" office:value="0.094" calcext:value-type="float">
            <text:p>0.094</text:p>
          </table:table-cell>
          <table:table-cell table:formula="of:=IF([.B2472]&gt;1;&quot;SLEEP&quot;;&quot;&quot;)">
            <text:p/>
          </table:table-cell>
          <table:table-cell office:value-type="string" calcext:value-type="string">
            <text:p>0xC5</text:p>
          </table:table-cell>
        </table:table-row>
        <table:table-row table:style-name="ro1">
          <table:table-cell office:value-type="float" office:value="26.10373104" calcext:value-type="float">
            <text:p>26.10373104</text:p>
          </table:table-cell>
          <table:table-cell table:formula="of:=ROUND(([.A2473]-[.A2472])*1000000)/1000" office:value-type="float" office:value="0.96" calcext:value-type="float">
            <text:p>0.96</text:p>
          </table:table-cell>
          <table:table-cell table:formula="of:=IF([.B247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0382464" calcext:value-type="float">
            <text:p>26.10382464</text:p>
          </table:table-cell>
          <table:table-cell table:formula="of:=ROUND(([.A2474]-[.A2473])*1000000)/1000" office:value-type="float" office:value="0.094" calcext:value-type="float">
            <text:p>0.094</text:p>
          </table:table-cell>
          <table:table-cell table:formula="of:=IF([.B2474]&gt;1;&quot;SLEEP&quot;;&quot;&quot;)">
            <text:p/>
          </table:table-cell>
          <table:table-cell office:value-type="string" calcext:value-type="string">
            <text:p>0x0F</text:p>
          </table:table-cell>
        </table:table-row>
        <table:table-row table:style-name="ro1">
          <table:table-cell office:value-type="float" office:value="26.10405872" calcext:value-type="float">
            <text:p>26.10405872</text:p>
          </table:table-cell>
          <table:table-cell table:formula="of:=ROUND(([.A2475]-[.A2474])*1000000)/1000" office:value-type="float" office:value="0.234" calcext:value-type="float">
            <text:p>0.234</text:p>
          </table:table-cell>
          <table:table-cell table:formula="of:=IF([.B2475]&gt;1;&quot;SLEEP&quot;;&quot;&quot;)">
            <text:p/>
          </table:table-cell>
          <table:table-cell office:value-type="string" calcext:value-type="string">
            <text:p>0x5C</text:p>
          </table:table-cell>
        </table:table-row>
        <table:table-row table:style-name="ro1">
          <table:table-cell office:value-type="float" office:value="26.10415232" calcext:value-type="float">
            <text:p>26.10415232</text:p>
          </table:table-cell>
          <table:table-cell table:formula="of:=ROUND(([.A2476]-[.A2475])*1000000)/1000" office:value-type="float" office:value="0.094" calcext:value-type="float">
            <text:p>0.094</text:p>
          </table:table-cell>
          <table:table-cell table:formula="of:=IF([.B2476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6.10424608" calcext:value-type="float">
            <text:p>26.10424608</text:p>
          </table:table-cell>
          <table:table-cell table:formula="of:=ROUND(([.A2477]-[.A2476])*1000000)/1000" office:value-type="float" office:value="0.094" calcext:value-type="float">
            <text:p>0.094</text:p>
          </table:table-cell>
          <table:table-cell table:formula="of:=IF([.B2477]&gt;1;&quot;SLEEP&quot;;&quot;&quot;)">
            <text:p/>
          </table:table-cell>
          <table:table-cell office:value-type="string" calcext:value-type="string">
            <text:p>0xF9</text:p>
          </table:table-cell>
        </table:table-row>
        <table:table-row table:style-name="ro1">
          <table:table-cell office:value-type="float" office:value="26.10433968" calcext:value-type="float">
            <text:p>26.10433968</text:p>
          </table:table-cell>
          <table:table-cell table:formula="of:=ROUND(([.A2478]-[.A2477])*1000000)/1000" office:value-type="float" office:value="0.094" calcext:value-type="float">
            <text:p>0.094</text:p>
          </table:table-cell>
          <table:table-cell table:formula="of:=IF([.B2478]&gt;1;&quot;SLEEP&quot;;&quot;&quot;)">
            <text:p/>
          </table:table-cell>
          <table:table-cell office:value-type="string" calcext:value-type="string">
            <text:p>0x2C</text:p>
          </table:table-cell>
        </table:table-row>
        <table:table-row table:style-name="ro1">
          <table:table-cell office:value-type="float" office:value="26.10443328" calcext:value-type="float">
            <text:p>26.10443328</text:p>
          </table:table-cell>
          <table:table-cell table:formula="of:=ROUND(([.A2479]-[.A2478])*1000000)/1000" office:value-type="float" office:value="0.094" calcext:value-type="float">
            <text:p>0.094</text:p>
          </table:table-cell>
          <table:table-cell table:formula="of:=IF([.B2479]&gt;1;&quot;SLEEP&quot;;&quot;&quot;)">
            <text:p/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float" office:value="26.10452704" calcext:value-type="float">
            <text:p>26.10452704</text:p>
          </table:table-cell>
          <table:table-cell table:formula="of:=ROUND(([.A2480]-[.A2479])*1000000)/1000" office:value-type="float" office:value="0.094" calcext:value-type="float">
            <text:p>0.094</text:p>
          </table:table-cell>
          <table:table-cell table:formula="of:=IF([.B2480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6.10462064" calcext:value-type="float">
            <text:p>26.10462064</text:p>
          </table:table-cell>
          <table:table-cell table:formula="of:=ROUND(([.A2481]-[.A2480])*1000000)/1000" office:value-type="float" office:value="0.094" calcext:value-type="float">
            <text:p>0.094</text:p>
          </table:table-cell>
          <table:table-cell table:formula="of:=IF([.B2481]&gt;1;&quot;SLEEP&quot;;&quot;&quot;)">
            <text:p/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office:value-type="float" office:value="26.10471424" calcext:value-type="float">
            <text:p>26.10471424</text:p>
          </table:table-cell>
          <table:table-cell table:formula="of:=ROUND(([.A2482]-[.A2481])*1000000)/1000" office:value-type="float" office:value="0.094" calcext:value-type="float">
            <text:p>0.094</text:p>
          </table:table-cell>
          <table:table-cell table:formula="of:=IF([.B2482]&gt;1;&quot;SLEEP&quot;;&quot;&quot;)">
            <text:p/>
          </table:table-cell>
          <table:table-cell office:value-type="string" calcext:value-type="string">
            <text:p>0xB4</text:p>
          </table:table-cell>
        </table:table-row>
        <table:table-row table:style-name="ro1">
          <table:table-cell office:value-type="float" office:value="26.104808" calcext:value-type="float">
            <text:p>26.104808</text:p>
          </table:table-cell>
          <table:table-cell table:formula="of:=ROUND(([.A2483]-[.A2482])*1000000)/1000" office:value-type="float" office:value="0.094" calcext:value-type="float">
            <text:p>0.094</text:p>
          </table:table-cell>
          <table:table-cell table:formula="of:=IF([.B2483]&gt;1;&quot;SLEEP&quot;;&quot;&quot;)">
            <text:p/>
          </table:table-cell>
          <table:table-cell office:value-type="string" calcext:value-type="string">
            <text:p>0xF9</text:p>
          </table:table-cell>
        </table:table-row>
        <table:table-row table:style-name="ro1">
          <table:table-cell office:value-type="float" office:value="26.1057696" calcext:value-type="float">
            <text:p>26.1057696</text:p>
          </table:table-cell>
          <table:table-cell table:formula="of:=ROUND(([.A2484]-[.A2483])*1000000)/1000" office:value-type="float" office:value="0.962" calcext:value-type="float">
            <text:p>0.962</text:p>
          </table:table-cell>
          <table:table-cell table:formula="of:=IF([.B248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058632" calcext:value-type="float">
            <text:p>26.1058632</text:p>
          </table:table-cell>
          <table:table-cell table:formula="of:=ROUND(([.A2485]-[.A2484])*1000000)/1000" office:value-type="float" office:value="0.094" calcext:value-type="float">
            <text:p>0.094</text:p>
          </table:table-cell>
          <table:table-cell table:formula="of:=IF([.B2485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6.10609728" calcext:value-type="float">
            <text:p>26.10609728</text:p>
          </table:table-cell>
          <table:table-cell table:formula="of:=ROUND(([.A2486]-[.A2485])*1000000)/1000" office:value-type="float" office:value="0.234" calcext:value-type="float">
            <text:p>0.234</text:p>
          </table:table-cell>
          <table:table-cell table:formula="of:=IF([.B2486]&gt;1;&quot;SLEEP&quot;;&quot;&quot;)">
            <text:p/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float" office:value="26.10619088" calcext:value-type="float">
            <text:p>26.10619088</text:p>
          </table:table-cell>
          <table:table-cell table:formula="of:=ROUND(([.A2487]-[.A2486])*1000000)/1000" office:value-type="float" office:value="0.094" calcext:value-type="float">
            <text:p>0.094</text:p>
          </table:table-cell>
          <table:table-cell table:formula="of:=IF([.B248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0628448" calcext:value-type="float">
            <text:p>26.10628448</text:p>
          </table:table-cell>
          <table:table-cell table:formula="of:=ROUND(([.A2488]-[.A2487])*1000000)/1000" office:value-type="float" office:value="0.094" calcext:value-type="float">
            <text:p>0.094</text:p>
          </table:table-cell>
          <table:table-cell table:formula="of:=IF([.B2488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6.10637824" calcext:value-type="float">
            <text:p>26.10637824</text:p>
          </table:table-cell>
          <table:table-cell table:formula="of:=ROUND(([.A2489]-[.A2488])*1000000)/1000" office:value-type="float" office:value="0.094" calcext:value-type="float">
            <text:p>0.094</text:p>
          </table:table-cell>
          <table:table-cell table:formula="of:=IF([.B248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0647184" calcext:value-type="float">
            <text:p>26.10647184</text:p>
          </table:table-cell>
          <table:table-cell table:formula="of:=ROUND(([.A2490]-[.A2489])*1000000)/1000" office:value-type="float" office:value="0.094" calcext:value-type="float">
            <text:p>0.094</text:p>
          </table:table-cell>
          <table:table-cell table:formula="of:=IF([.B249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0744352" calcext:value-type="float">
            <text:p>26.10744352</text:p>
          </table:table-cell>
          <table:table-cell table:formula="of:=ROUND(([.A2491]-[.A2490])*1000000)/1000" office:value-type="float" office:value="0.972" calcext:value-type="float">
            <text:p>0.972</text:p>
          </table:table-cell>
          <table:table-cell table:formula="of:=IF([.B2491]&gt;1;&quot;SLEEP&quot;;&quot;&quot;)">
            <text:p/>
          </table:table-cell>
          <table:table-cell office:value-type="string" calcext:value-type="string">
            <text:p>0x6C</text:p>
          </table:table-cell>
        </table:table-row>
        <table:table-row table:style-name="ro1">
          <table:table-cell office:value-type="float" office:value="26.10753712" calcext:value-type="float">
            <text:p>26.10753712</text:p>
          </table:table-cell>
          <table:table-cell table:formula="of:=ROUND(([.A2492]-[.A2491])*1000000)/1000" office:value-type="float" office:value="0.094" calcext:value-type="float">
            <text:p>0.094</text:p>
          </table:table-cell>
          <table:table-cell table:formula="of:=IF([.B2492]&gt;1;&quot;SLEEP&quot;;&quot;&quot;)">
            <text:p/>
          </table:table-cell>
          <table:table-cell office:value-type="string" calcext:value-type="string">
            <text:p>0x40</text:p>
          </table:table-cell>
        </table:table-row>
        <table:table-row table:style-name="ro1">
          <table:table-cell office:value-type="float" office:value="26.10763072" calcext:value-type="float">
            <text:p>26.10763072</text:p>
          </table:table-cell>
          <table:table-cell table:formula="of:=ROUND(([.A2493]-[.A2492])*1000000)/1000" office:value-type="float" office:value="0.094" calcext:value-type="float">
            <text:p>0.094</text:p>
          </table:table-cell>
          <table:table-cell table:formula="of:=IF([.B249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0772448" calcext:value-type="float">
            <text:p>26.10772448</text:p>
          </table:table-cell>
          <table:table-cell table:formula="of:=ROUND(([.A2494]-[.A2493])*1000000)/1000" office:value-type="float" office:value="0.094" calcext:value-type="float">
            <text:p>0.094</text:p>
          </table:table-cell>
          <table:table-cell table:formula="of:=IF([.B249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0781808" calcext:value-type="float">
            <text:p>26.10781808</text:p>
          </table:table-cell>
          <table:table-cell table:formula="of:=ROUND(([.A2495]-[.A2494])*1000000)/1000" office:value-type="float" office:value="0.094" calcext:value-type="float">
            <text:p>0.094</text:p>
          </table:table-cell>
          <table:table-cell table:formula="of:=IF([.B249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0791184" calcext:value-type="float">
            <text:p>26.10791184</text:p>
          </table:table-cell>
          <table:table-cell table:formula="of:=ROUND(([.A2496]-[.A2495])*1000000)/1000" office:value-type="float" office:value="0.094" calcext:value-type="float">
            <text:p>0.094</text:p>
          </table:table-cell>
          <table:table-cell table:formula="of:=IF([.B2496]&gt;1;&quot;SLEEP&quot;;&quot;&quot;)">
            <text:p/>
          </table:table-cell>
          <table:table-cell office:value-type="string" calcext:value-type="string">
            <text:p>0x40</text:p>
          </table:table-cell>
        </table:table-row>
        <table:table-row table:style-name="ro1">
          <table:table-cell office:value-type="float" office:value="26.10800544" calcext:value-type="float">
            <text:p>26.10800544</text:p>
          </table:table-cell>
          <table:table-cell table:formula="of:=ROUND(([.A2497]-[.A2496])*1000000)/1000" office:value-type="float" office:value="0.094" calcext:value-type="float">
            <text:p>0.094</text:p>
          </table:table-cell>
          <table:table-cell table:formula="of:=IF([.B249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0809904" calcext:value-type="float">
            <text:p>26.10809904</text:p>
          </table:table-cell>
          <table:table-cell table:formula="of:=ROUND(([.A2498]-[.A2497])*1000000)/1000" office:value-type="float" office:value="0.094" calcext:value-type="float">
            <text:p>0.094</text:p>
          </table:table-cell>
          <table:table-cell table:formula="of:=IF([.B249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0819264" calcext:value-type="float">
            <text:p>26.10819264</text:p>
          </table:table-cell>
          <table:table-cell table:formula="of:=ROUND(([.A2499]-[.A2498])*1000000)/1000" office:value-type="float" office:value="0.094" calcext:value-type="float">
            <text:p>0.094</text:p>
          </table:table-cell>
          <table:table-cell table:formula="of:=IF([.B249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0915552" calcext:value-type="float">
            <text:p>26.10915552</text:p>
          </table:table-cell>
          <table:table-cell table:formula="of:=ROUND(([.A2500]-[.A2499])*1000000)/1000" office:value-type="float" office:value="0.963" calcext:value-type="float">
            <text:p>0.963</text:p>
          </table:table-cell>
          <table:table-cell table:formula="of:=IF([.B250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0924928" calcext:value-type="float">
            <text:p>26.10924928</text:p>
          </table:table-cell>
          <table:table-cell table:formula="of:=ROUND(([.A2501]-[.A2500])*1000000)/1000" office:value-type="float" office:value="0.094" calcext:value-type="float">
            <text:p>0.094</text:p>
          </table:table-cell>
          <table:table-cell table:formula="of:=IF([.B250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094808" calcext:value-type="float">
            <text:p>26.1094808</text:p>
          </table:table-cell>
          <table:table-cell table:formula="of:=ROUND(([.A2502]-[.A2501])*1000000)/1000" office:value-type="float" office:value="0.232" calcext:value-type="float">
            <text:p>0.232</text:p>
          </table:table-cell>
          <table:table-cell table:formula="of:=IF([.B2502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6.1095744" calcext:value-type="float">
            <text:p>26.1095744</text:p>
          </table:table-cell>
          <table:table-cell table:formula="of:=ROUND(([.A2503]-[.A2502])*1000000)/1000" office:value-type="float" office:value="0.094" calcext:value-type="float">
            <text:p>0.094</text:p>
          </table:table-cell>
          <table:table-cell table:formula="of:=IF([.B2503]&gt;1;&quot;SLEEP&quot;;&quot;&quot;)">
            <text:p/>
          </table:table-cell>
          <table:table-cell office:value-type="string" calcext:value-type="string">
            <text:p>0xAA</text:p>
          </table:table-cell>
        </table:table-row>
        <table:table-row table:style-name="ro1">
          <table:table-cell office:value-type="float" office:value="26.10980704" calcext:value-type="float">
            <text:p>26.10980704</text:p>
          </table:table-cell>
          <table:table-cell table:formula="of:=ROUND(([.A2504]-[.A2503])*1000000)/1000" office:value-type="float" office:value="0.233" calcext:value-type="float">
            <text:p>0.233</text:p>
          </table:table-cell>
          <table:table-cell table:formula="of:=IF([.B250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099008" calcext:value-type="float">
            <text:p>26.1099008</text:p>
          </table:table-cell>
          <table:table-cell table:formula="of:=ROUND(([.A2505]-[.A2504])*1000000)/1000" office:value-type="float" office:value="0.094" calcext:value-type="float">
            <text:p>0.094</text:p>
          </table:table-cell>
          <table:table-cell table:formula="of:=IF([.B2505]&gt;1;&quot;SLEEP&quot;;&quot;&quot;)">
            <text:p/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6.1101352" calcext:value-type="float">
            <text:p>26.1101352</text:p>
          </table:table-cell>
          <table:table-cell table:formula="of:=ROUND(([.A2506]-[.A2505])*1000000)/1000" office:value-type="float" office:value="0.234" calcext:value-type="float">
            <text:p>0.234</text:p>
          </table:table-cell>
          <table:table-cell table:formula="of:=IF([.B2506]&gt;1;&quot;SLEEP&quot;;&quot;&quot;)">
            <text:p/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float" office:value="26.1102288" calcext:value-type="float">
            <text:p>26.1102288</text:p>
          </table:table-cell>
          <table:table-cell table:formula="of:=ROUND(([.A2507]-[.A2506])*1000000)/1000" office:value-type="float" office:value="0.094" calcext:value-type="float">
            <text:p>0.094</text:p>
          </table:table-cell>
          <table:table-cell table:formula="of:=IF([.B2507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103224" calcext:value-type="float">
            <text:p>26.1103224</text:p>
          </table:table-cell>
          <table:table-cell table:formula="of:=ROUND(([.A2508]-[.A2507])*1000000)/1000" office:value-type="float" office:value="0.094" calcext:value-type="float">
            <text:p>0.094</text:p>
          </table:table-cell>
          <table:table-cell table:formula="of:=IF([.B2508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6.11041616" calcext:value-type="float">
            <text:p>26.11041616</text:p>
          </table:table-cell>
          <table:table-cell table:formula="of:=ROUND(([.A2509]-[.A2508])*1000000)/1000" office:value-type="float" office:value="0.094" calcext:value-type="float">
            <text:p>0.094</text:p>
          </table:table-cell>
          <table:table-cell table:formula="of:=IF([.B2509]&gt;1;&quot;SLEEP&quot;;&quot;&quot;)">
            <text:p/>
          </table:table-cell>
          <table:table-cell office:value-type="string" calcext:value-type="string">
            <text:p>0x92</text:p>
          </table:table-cell>
        </table:table-row>
        <table:table-row table:style-name="ro1">
          <table:table-cell office:value-type="float" office:value="26.11050976" calcext:value-type="float">
            <text:p>26.11050976</text:p>
          </table:table-cell>
          <table:table-cell table:formula="of:=ROUND(([.A2510]-[.A2509])*1000000)/1000" office:value-type="float" office:value="0.094" calcext:value-type="float">
            <text:p>0.094</text:p>
          </table:table-cell>
          <table:table-cell table:formula="of:=IF([.B2510]&gt;1;&quot;SLEEP&quot;;&quot;&quot;)">
            <text:p/>
          </table:table-cell>
          <table:table-cell office:value-type="string" calcext:value-type="string">
            <text:p>0xFE</text:p>
          </table:table-cell>
        </table:table-row>
        <table:table-row table:style-name="ro1">
          <table:table-cell office:value-type="float" office:value="26.11060352" calcext:value-type="float">
            <text:p>26.11060352</text:p>
          </table:table-cell>
          <table:table-cell table:formula="of:=ROUND(([.A2511]-[.A2510])*1000000)/1000" office:value-type="float" office:value="0.094" calcext:value-type="float">
            <text:p>0.094</text:p>
          </table:table-cell>
          <table:table-cell table:formula="of:=IF([.B2511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6.11069712" calcext:value-type="float">
            <text:p>26.11069712</text:p>
          </table:table-cell>
          <table:table-cell table:formula="of:=ROUND(([.A2512]-[.A2511])*1000000)/1000" office:value-type="float" office:value="0.094" calcext:value-type="float">
            <text:p>0.094</text:p>
          </table:table-cell>
          <table:table-cell table:formula="of:=IF([.B2512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6.11079072" calcext:value-type="float">
            <text:p>26.11079072</text:p>
          </table:table-cell>
          <table:table-cell table:formula="of:=ROUND(([.A2513]-[.A2512])*1000000)/1000" office:value-type="float" office:value="0.094" calcext:value-type="float">
            <text:p>0.094</text:p>
          </table:table-cell>
          <table:table-cell table:formula="of:=IF([.B2513]&gt;1;&quot;SLEEP&quot;;&quot;&quot;)">
            <text:p/>
          </table:table-cell>
          <table:table-cell office:value-type="string" calcext:value-type="string">
            <text:p>0x2F</text:p>
          </table:table-cell>
        </table:table-row>
        <table:table-row table:style-name="ro1">
          <table:table-cell office:value-type="float" office:value="26.11088448" calcext:value-type="float">
            <text:p>26.11088448</text:p>
          </table:table-cell>
          <table:table-cell table:formula="of:=ROUND(([.A2514]-[.A2513])*1000000)/1000" office:value-type="float" office:value="0.094" calcext:value-type="float">
            <text:p>0.094</text:p>
          </table:table-cell>
          <table:table-cell table:formula="of:=IF([.B2514]&gt;1;&quot;SLEEP&quot;;&quot;&quot;)">
            <text:p/>
          </table:table-cell>
          <table:table-cell office:value-type="string" calcext:value-type="string">
            <text:p>0xC0</text:p>
          </table:table-cell>
        </table:table-row>
        <table:table-row table:style-name="ro1">
          <table:table-cell office:value-type="float" office:value="26.11097808" calcext:value-type="float">
            <text:p>26.11097808</text:p>
          </table:table-cell>
          <table:table-cell table:formula="of:=ROUND(([.A2515]-[.A2514])*1000000)/1000" office:value-type="float" office:value="0.094" calcext:value-type="float">
            <text:p>0.094</text:p>
          </table:table-cell>
          <table:table-cell table:formula="of:=IF([.B2515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6.11107168" calcext:value-type="float">
            <text:p>26.11107168</text:p>
          </table:table-cell>
          <table:table-cell table:formula="of:=ROUND(([.A2516]-[.A2515])*1000000)/1000" office:value-type="float" office:value="0.094" calcext:value-type="float">
            <text:p>0.094</text:p>
          </table:table-cell>
          <table:table-cell table:formula="of:=IF([.B2516]&gt;1;&quot;SLEEP&quot;;&quot;&quot;)">
            <text:p/>
          </table:table-cell>
          <table:table-cell office:value-type="string" calcext:value-type="string">
            <text:p>0x6F</text:p>
          </table:table-cell>
        </table:table-row>
        <table:table-row table:style-name="ro1">
          <table:table-cell office:value-type="float" office:value="26.11116528" calcext:value-type="float">
            <text:p>26.11116528</text:p>
          </table:table-cell>
          <table:table-cell table:formula="of:=ROUND(([.A2517]-[.A2516])*1000000)/1000" office:value-type="float" office:value="0.094" calcext:value-type="float">
            <text:p>0.094</text:p>
          </table:table-cell>
          <table:table-cell table:formula="of:=IF([.B2517]&gt;1;&quot;SLEEP&quot;;&quot;&quot;)">
            <text:p/>
          </table:table-cell>
          <table:table-cell office:value-type="string" calcext:value-type="string">
            <text:p>0x67</text:p>
          </table:table-cell>
        </table:table-row>
        <table:table-row table:style-name="ro1">
          <table:table-cell office:value-type="float" office:value="26.11125904" calcext:value-type="float">
            <text:p>26.11125904</text:p>
          </table:table-cell>
          <table:table-cell table:formula="of:=ROUND(([.A2518]-[.A2517])*1000000)/1000" office:value-type="float" office:value="0.094" calcext:value-type="float">
            <text:p>0.094</text:p>
          </table:table-cell>
          <table:table-cell table:formula="of:=IF([.B2518]&gt;1;&quot;SLEEP&quot;;&quot;&quot;)">
            <text:p/>
          </table:table-cell>
          <table:table-cell office:value-type="string" calcext:value-type="string">
            <text:p>0x29</text:p>
          </table:table-cell>
        </table:table-row>
        <table:table-row table:style-name="ro1">
          <table:table-cell office:value-type="float" office:value="26.11135264" calcext:value-type="float">
            <text:p>26.11135264</text:p>
          </table:table-cell>
          <table:table-cell table:formula="of:=ROUND(([.A2519]-[.A2518])*1000000)/1000" office:value-type="float" office:value="0.094" calcext:value-type="float">
            <text:p>0.094</text:p>
          </table:table-cell>
          <table:table-cell table:formula="of:=IF([.B2519]&gt;1;&quot;SLEEP&quot;;&quot;&quot;)">
            <text:p/>
          </table:table-cell>
          <table:table-cell office:value-type="string" calcext:value-type="string">
            <text:p>0x0F</text:p>
          </table:table-cell>
        </table:table-row>
        <table:table-row table:style-name="ro1">
          <table:table-cell office:value-type="float" office:value="26.1114464" calcext:value-type="float">
            <text:p>26.1114464</text:p>
          </table:table-cell>
          <table:table-cell table:formula="of:=ROUND(([.A2520]-[.A2519])*1000000)/1000" office:value-type="float" office:value="0.094" calcext:value-type="float">
            <text:p>0.094</text:p>
          </table:table-cell>
          <table:table-cell table:formula="of:=IF([.B2520]&gt;1;&quot;SLEEP&quot;;&quot;&quot;)">
            <text:p/>
          </table:table-cell>
          <table:table-cell office:value-type="string" calcext:value-type="string">
            <text:p>0x7B</text:p>
          </table:table-cell>
        </table:table-row>
        <table:table-row table:style-name="ro1">
          <table:table-cell office:value-type="float" office:value="26.11154" calcext:value-type="float">
            <text:p>26.11154</text:p>
          </table:table-cell>
          <table:table-cell table:formula="of:=ROUND(([.A2521]-[.A2520])*1000000)/1000" office:value-type="float" office:value="0.094" calcext:value-type="float">
            <text:p>0.094</text:p>
          </table:table-cell>
          <table:table-cell table:formula="of:=IF([.B2521]&gt;1;&quot;SLEEP&quot;;&quot;&quot;)">
            <text:p/>
          </table:table-cell>
          <table:table-cell office:value-type="string" calcext:value-type="string">
            <text:p>0xD0</text:p>
          </table:table-cell>
        </table:table-row>
        <table:table-row table:style-name="ro1">
          <table:table-cell office:value-type="float" office:value="26.11163376" calcext:value-type="float">
            <text:p>26.11163376</text:p>
          </table:table-cell>
          <table:table-cell table:formula="of:=ROUND(([.A2522]-[.A2521])*1000000)/1000" office:value-type="float" office:value="0.094" calcext:value-type="float">
            <text:p>0.094</text:p>
          </table:table-cell>
          <table:table-cell table:formula="of:=IF([.B2522]&gt;1;&quot;SLEEP&quot;;&quot;&quot;)">
            <text:p/>
          </table:table-cell>
          <table:table-cell office:value-type="string" calcext:value-type="string">
            <text:p>0x40</text:p>
          </table:table-cell>
        </table:table-row>
        <table:table-row table:style-name="ro1">
          <table:table-cell office:value-type="float" office:value="26.11172736" calcext:value-type="float">
            <text:p>26.11172736</text:p>
          </table:table-cell>
          <table:table-cell table:formula="of:=ROUND(([.A2523]-[.A2522])*1000000)/1000" office:value-type="float" office:value="0.094" calcext:value-type="float">
            <text:p>0.094</text:p>
          </table:table-cell>
          <table:table-cell table:formula="of:=IF([.B2523]&gt;1;&quot;SLEEP&quot;;&quot;&quot;)">
            <text:p/>
          </table:table-cell>
          <table:table-cell office:value-type="string" calcext:value-type="string">
            <text:p>0xF8</text:p>
          </table:table-cell>
        </table:table-row>
        <table:table-row table:style-name="ro1">
          <table:table-cell office:value-type="float" office:value="26.11182096" calcext:value-type="float">
            <text:p>26.11182096</text:p>
          </table:table-cell>
          <table:table-cell table:formula="of:=ROUND(([.A2524]-[.A2523])*1000000)/1000" office:value-type="float" office:value="0.094" calcext:value-type="float">
            <text:p>0.094</text:p>
          </table:table-cell>
          <table:table-cell table:formula="of:=IF([.B2524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6.11191472" calcext:value-type="float">
            <text:p>26.11191472</text:p>
          </table:table-cell>
          <table:table-cell table:formula="of:=ROUND(([.A2525]-[.A2524])*1000000)/1000" office:value-type="float" office:value="0.094" calcext:value-type="float">
            <text:p>0.094</text:p>
          </table:table-cell>
          <table:table-cell table:formula="of:=IF([.B2525]&gt;1;&quot;SLEEP&quot;;&quot;&quot;)">
            <text:p/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float" office:value="26.11200832" calcext:value-type="float">
            <text:p>26.11200832</text:p>
          </table:table-cell>
          <table:table-cell table:formula="of:=ROUND(([.A2526]-[.A2525])*1000000)/1000" office:value-type="float" office:value="0.094" calcext:value-type="float">
            <text:p>0.094</text:p>
          </table:table-cell>
          <table:table-cell table:formula="of:=IF([.B2526]&gt;1;&quot;SLEEP&quot;;&quot;&quot;)">
            <text:p/>
          </table:table-cell>
          <table:table-cell office:value-type="string" calcext:value-type="string">
            <text:p>0xDA</text:p>
          </table:table-cell>
        </table:table-row>
        <table:table-row table:style-name="ro1">
          <table:table-cell office:value-type="float" office:value="26.11210192" calcext:value-type="float">
            <text:p>26.11210192</text:p>
          </table:table-cell>
          <table:table-cell table:formula="of:=ROUND(([.A2527]-[.A2526])*1000000)/1000" office:value-type="float" office:value="0.094" calcext:value-type="float">
            <text:p>0.094</text:p>
          </table:table-cell>
          <table:table-cell table:formula="of:=IF([.B2527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1219568" calcext:value-type="float">
            <text:p>26.11219568</text:p>
          </table:table-cell>
          <table:table-cell table:formula="of:=ROUND(([.A2528]-[.A2527])*1000000)/1000" office:value-type="float" office:value="0.094" calcext:value-type="float">
            <text:p>0.094</text:p>
          </table:table-cell>
          <table:table-cell table:formula="of:=IF([.B2528]&gt;1;&quot;SLEEP&quot;;&quot;&quot;)">
            <text:p/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office:value-type="float" office:value="26.11228928" calcext:value-type="float">
            <text:p>26.11228928</text:p>
          </table:table-cell>
          <table:table-cell table:formula="of:=ROUND(([.A2529]-[.A2528])*1000000)/1000" office:value-type="float" office:value="0.094" calcext:value-type="float">
            <text:p>0.094</text:p>
          </table:table-cell>
          <table:table-cell table:formula="of:=IF([.B2529]&gt;1;&quot;SLEEP&quot;;&quot;&quot;)">
            <text:p/>
          </table:table-cell>
          <table:table-cell office:value-type="string" calcext:value-type="string">
            <text:p>0xBA</text:p>
          </table:table-cell>
        </table:table-row>
        <table:table-row table:style-name="ro1">
          <table:table-cell office:value-type="float" office:value="26.11238288" calcext:value-type="float">
            <text:p>26.11238288</text:p>
          </table:table-cell>
          <table:table-cell table:formula="of:=ROUND(([.A2530]-[.A2529])*1000000)/1000" office:value-type="float" office:value="0.094" calcext:value-type="float">
            <text:p>0.094</text:p>
          </table:table-cell>
          <table:table-cell table:formula="of:=IF([.B2530]&gt;1;&quot;SLEEP&quot;;&quot;&quot;)">
            <text:p/>
          </table:table-cell>
          <table:table-cell office:value-type="string" calcext:value-type="string">
            <text:p>0xDB</text:p>
          </table:table-cell>
        </table:table-row>
        <table:table-row table:style-name="ro1">
          <table:table-cell office:value-type="float" office:value="26.11247664" calcext:value-type="float">
            <text:p>26.11247664</text:p>
          </table:table-cell>
          <table:table-cell table:formula="of:=ROUND(([.A2531]-[.A2530])*1000000)/1000" office:value-type="float" office:value="0.094" calcext:value-type="float">
            <text:p>0.094</text:p>
          </table:table-cell>
          <table:table-cell table:formula="of:=IF([.B2531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6.11257024" calcext:value-type="float">
            <text:p>26.11257024</text:p>
          </table:table-cell>
          <table:table-cell table:formula="of:=ROUND(([.A2532]-[.A2531])*1000000)/1000" office:value-type="float" office:value="0.094" calcext:value-type="float">
            <text:p>0.094</text:p>
          </table:table-cell>
          <table:table-cell table:formula="of:=IF([.B2532]&gt;1;&quot;SLEEP&quot;;&quot;&quot;)">
            <text:p/>
          </table:table-cell>
          <table:table-cell office:value-type="string" calcext:value-type="string">
            <text:p>0xA9</text:p>
          </table:table-cell>
        </table:table-row>
        <table:table-row table:style-name="ro1">
          <table:table-cell office:value-type="float" office:value="26.11266384" calcext:value-type="float">
            <text:p>26.11266384</text:p>
          </table:table-cell>
          <table:table-cell table:formula="of:=ROUND(([.A2533]-[.A2532])*1000000)/1000" office:value-type="float" office:value="0.094" calcext:value-type="float">
            <text:p>0.094</text:p>
          </table:table-cell>
          <table:table-cell table:formula="of:=IF([.B2533]&gt;1;&quot;SLEEP&quot;;&quot;&quot;)">
            <text:p/>
          </table:table-cell>
          <table:table-cell office:value-type="string" calcext:value-type="string">
            <text:p>0xF7</text:p>
          </table:table-cell>
        </table:table-row>
        <table:table-row table:style-name="ro1">
          <table:table-cell office:value-type="float" office:value="26.1127576" calcext:value-type="float">
            <text:p>26.1127576</text:p>
          </table:table-cell>
          <table:table-cell table:formula="of:=ROUND(([.A2534]-[.A2533])*1000000)/1000" office:value-type="float" office:value="0.094" calcext:value-type="float">
            <text:p>0.094</text:p>
          </table:table-cell>
          <table:table-cell table:formula="of:=IF([.B2534]&gt;1;&quot;SLEEP&quot;;&quot;&quot;)">
            <text:p/>
          </table:table-cell>
          <table:table-cell office:value-type="string" calcext:value-type="string">
            <text:p>0x0B</text:p>
          </table:table-cell>
        </table:table-row>
        <table:table-row table:style-name="ro1">
          <table:table-cell office:value-type="float" office:value="26.1128512" calcext:value-type="float">
            <text:p>26.1128512</text:p>
          </table:table-cell>
          <table:table-cell table:formula="of:=ROUND(([.A2535]-[.A2534])*1000000)/1000" office:value-type="float" office:value="0.094" calcext:value-type="float">
            <text:p>0.094</text:p>
          </table:table-cell>
          <table:table-cell table:formula="of:=IF([.B2535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6.1129448" calcext:value-type="float">
            <text:p>26.1129448</text:p>
          </table:table-cell>
          <table:table-cell table:formula="of:=ROUND(([.A2536]-[.A2535])*1000000)/1000" office:value-type="float" office:value="0.094" calcext:value-type="float">
            <text:p>0.094</text:p>
          </table:table-cell>
          <table:table-cell table:formula="of:=IF([.B2536]&gt;1;&quot;SLEEP&quot;;&quot;&quot;)">
            <text:p/>
          </table:table-cell>
          <table:table-cell office:value-type="string" calcext:value-type="string">
            <text:p>0x44</text:p>
          </table:table-cell>
        </table:table-row>
        <table:table-row table:style-name="ro1">
          <table:table-cell office:value-type="float" office:value="26.1130384" calcext:value-type="float">
            <text:p>26.1130384</text:p>
          </table:table-cell>
          <table:table-cell table:formula="of:=ROUND(([.A2537]-[.A2536])*1000000)/1000" office:value-type="float" office:value="0.094" calcext:value-type="float">
            <text:p>0.094</text:p>
          </table:table-cell>
          <table:table-cell table:formula="of:=IF([.B2537]&gt;1;&quot;SLEEP&quot;;&quot;&quot;)">
            <text:p/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float" office:value="26.11400384" calcext:value-type="float">
            <text:p>26.11400384</text:p>
          </table:table-cell>
          <table:table-cell table:formula="of:=ROUND(([.A2538]-[.A2537])*1000000)/1000" office:value-type="float" office:value="0.965" calcext:value-type="float">
            <text:p>0.965</text:p>
          </table:table-cell>
          <table:table-cell table:formula="of:=IF([.B2538]&gt;1;&quot;SLEEP&quot;;&quot;&quot;)">
            <text:p/>
          </table:table-cell>
          <table:table-cell office:value-type="string" calcext:value-type="string">
            <text:p>0x4F</text:p>
          </table:table-cell>
        </table:table-row>
        <table:table-row table:style-name="ro1">
          <table:table-cell office:value-type="float" office:value="26.11409744" calcext:value-type="float">
            <text:p>26.11409744</text:p>
          </table:table-cell>
          <table:table-cell table:formula="of:=ROUND(([.A2539]-[.A2538])*1000000)/1000" office:value-type="float" office:value="0.094" calcext:value-type="float">
            <text:p>0.094</text:p>
          </table:table-cell>
          <table:table-cell table:formula="of:=IF([.B2539]&gt;1;&quot;SLEEP&quot;;&quot;&quot;)">
            <text:p/>
          </table:table-cell>
          <table:table-cell office:value-type="string" calcext:value-type="string">
            <text:p>0x4E</text:p>
          </table:table-cell>
        </table:table-row>
        <table:table-row table:style-name="ro1">
          <table:table-cell office:value-type="float" office:value="26.1141912" calcext:value-type="float">
            <text:p>26.1141912</text:p>
          </table:table-cell>
          <table:table-cell table:formula="of:=ROUND(([.A2540]-[.A2539])*1000000)/1000" office:value-type="float" office:value="0.094" calcext:value-type="float">
            <text:p>0.094</text:p>
          </table:table-cell>
          <table:table-cell table:formula="of:=IF([.B2540]&gt;1;&quot;SLEEP&quot;;&quot;&quot;)">
            <text:p/>
          </table:table-cell>
          <table:table-cell office:value-type="string" calcext:value-type="string">
            <text:p>0x0F</text:p>
          </table:table-cell>
        </table:table-row>
        <table:table-row table:style-name="ro1">
          <table:table-cell office:value-type="float" office:value="26.1142848" calcext:value-type="float">
            <text:p>26.1142848</text:p>
          </table:table-cell>
          <table:table-cell table:formula="of:=ROUND(([.A2541]-[.A2540])*1000000)/1000" office:value-type="float" office:value="0.094" calcext:value-type="float">
            <text:p>0.094</text:p>
          </table:table-cell>
          <table:table-cell table:formula="of:=IF([.B2541]&gt;1;&quot;SLEEP&quot;;&quot;&quot;)">
            <text:p/>
          </table:table-cell>
          <table:table-cell office:value-type="string" calcext:value-type="string">
            <text:p>0x56</text:p>
          </table:table-cell>
        </table:table-row>
        <table:table-row table:style-name="ro1">
          <table:table-cell office:value-type="float" office:value="26.1143784" calcext:value-type="float">
            <text:p>26.1143784</text:p>
          </table:table-cell>
          <table:table-cell table:formula="of:=ROUND(([.A2542]-[.A2541])*1000000)/1000" office:value-type="float" office:value="0.094" calcext:value-type="float">
            <text:p>0.094</text:p>
          </table:table-cell>
          <table:table-cell table:formula="of:=IF([.B2542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14472" calcext:value-type="float">
            <text:p>26.114472</text:p>
          </table:table-cell>
          <table:table-cell table:formula="of:=ROUND(([.A2543]-[.A2542])*1000000)/1000" office:value-type="float" office:value="0.094" calcext:value-type="float">
            <text:p>0.094</text:p>
          </table:table-cell>
          <table:table-cell table:formula="of:=IF([.B2543]&gt;1;&quot;SLEEP&quot;;&quot;&quot;)">
            <text:p/>
          </table:table-cell>
          <table:table-cell office:value-type="string" calcext:value-type="string">
            <text:p>0xF5</text:p>
          </table:table-cell>
        </table:table-row>
        <table:table-row table:style-name="ro1">
          <table:table-cell office:value-type="float" office:value="26.11456576" calcext:value-type="float">
            <text:p>26.11456576</text:p>
          </table:table-cell>
          <table:table-cell table:formula="of:=ROUND(([.A2544]-[.A2543])*1000000)/1000" office:value-type="float" office:value="0.094" calcext:value-type="float">
            <text:p>0.094</text:p>
          </table:table-cell>
          <table:table-cell table:formula="of:=IF([.B2544]&gt;1;&quot;SLEEP&quot;;&quot;&quot;)">
            <text:p/>
          </table:table-cell>
          <table:table-cell office:value-type="string" calcext:value-type="string">
            <text:p>0xF8</text:p>
          </table:table-cell>
        </table:table-row>
        <table:table-row table:style-name="ro1">
          <table:table-cell office:value-type="float" office:value="26.11465936" calcext:value-type="float">
            <text:p>26.11465936</text:p>
          </table:table-cell>
          <table:table-cell table:formula="of:=ROUND(([.A2545]-[.A2544])*1000000)/1000" office:value-type="float" office:value="0.094" calcext:value-type="float">
            <text:p>0.094</text:p>
          </table:table-cell>
          <table:table-cell table:formula="of:=IF([.B2545]&gt;1;&quot;SLEEP&quot;;&quot;&quot;)">
            <text:p/>
          </table:table-cell>
          <table:table-cell office:value-type="string" calcext:value-type="string">
            <text:p>0xA3</text:p>
          </table:table-cell>
        </table:table-row>
        <table:table-row table:style-name="ro1">
          <table:table-cell office:value-type="float" office:value="26.11475296" calcext:value-type="float">
            <text:p>26.11475296</text:p>
          </table:table-cell>
          <table:table-cell table:formula="of:=ROUND(([.A2546]-[.A2545])*1000000)/1000" office:value-type="float" office:value="0.094" calcext:value-type="float">
            <text:p>0.094</text:p>
          </table:table-cell>
          <table:table-cell table:formula="of:=IF([.B2546]&gt;1;&quot;SLEEP&quot;;&quot;&quot;)">
            <text:p/>
          </table:table-cell>
          <table:table-cell office:value-type="string" calcext:value-type="string">
            <text:p>0x24</text:p>
          </table:table-cell>
        </table:table-row>
        <table:table-row table:style-name="ro1">
          <table:table-cell office:value-type="float" office:value="26.11484672" calcext:value-type="float">
            <text:p>26.11484672</text:p>
          </table:table-cell>
          <table:table-cell table:formula="of:=ROUND(([.A2547]-[.A2546])*1000000)/1000" office:value-type="float" office:value="0.094" calcext:value-type="float">
            <text:p>0.094</text:p>
          </table:table-cell>
          <table:table-cell table:formula="of:=IF([.B2547]&gt;1;&quot;SLEEP&quot;;&quot;&quot;)">
            <text:p/>
          </table:table-cell>
          <table:table-cell office:value-type="string" calcext:value-type="string">
            <text:p>0xD7</text:p>
          </table:table-cell>
        </table:table-row>
        <table:table-row table:style-name="ro1">
          <table:table-cell office:value-type="float" office:value="26.11494032" calcext:value-type="float">
            <text:p>26.11494032</text:p>
          </table:table-cell>
          <table:table-cell table:formula="of:=ROUND(([.A2548]-[.A2547])*1000000)/1000" office:value-type="float" office:value="0.094" calcext:value-type="float">
            <text:p>0.094</text:p>
          </table:table-cell>
          <table:table-cell table:formula="of:=IF([.B2548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1503408" calcext:value-type="float">
            <text:p>26.11503408</text:p>
          </table:table-cell>
          <table:table-cell table:formula="of:=ROUND(([.A2549]-[.A2548])*1000000)/1000" office:value-type="float" office:value="0.094" calcext:value-type="float">
            <text:p>0.094</text:p>
          </table:table-cell>
          <table:table-cell table:formula="of:=IF([.B2549]&gt;1;&quot;SLEEP&quot;;&quot;&quot;)">
            <text:p/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float" office:value="26.11512768" calcext:value-type="float">
            <text:p>26.11512768</text:p>
          </table:table-cell>
          <table:table-cell table:formula="of:=ROUND(([.A2550]-[.A2549])*1000000)/1000" office:value-type="float" office:value="0.094" calcext:value-type="float">
            <text:p>0.094</text:p>
          </table:table-cell>
          <table:table-cell table:formula="of:=IF([.B2550]&gt;1;&quot;SLEEP&quot;;&quot;&quot;)">
            <text:p/>
          </table:table-cell>
          <table:table-cell office:value-type="string" calcext:value-type="string">
            <text:p>0x24</text:p>
          </table:table-cell>
        </table:table-row>
        <table:table-row table:style-name="ro1">
          <table:table-cell office:value-type="float" office:value="26.11522128" calcext:value-type="float">
            <text:p>26.11522128</text:p>
          </table:table-cell>
          <table:table-cell table:formula="of:=ROUND(([.A2551]-[.A2550])*1000000)/1000" office:value-type="float" office:value="0.094" calcext:value-type="float">
            <text:p>0.094</text:p>
          </table:table-cell>
          <table:table-cell table:formula="of:=IF([.B2551]&gt;1;&quot;SLEEP&quot;;&quot;&quot;)">
            <text:p/>
          </table:table-cell>
          <table:table-cell office:value-type="string" calcext:value-type="string">
            <text:p>0xC9</text:p>
          </table:table-cell>
        </table:table-row>
        <table:table-row table:style-name="ro1">
          <table:table-cell office:value-type="float" office:value="26.11531488" calcext:value-type="float">
            <text:p>26.11531488</text:p>
          </table:table-cell>
          <table:table-cell table:formula="of:=ROUND(([.A2552]-[.A2551])*1000000)/1000" office:value-type="float" office:value="0.094" calcext:value-type="float">
            <text:p>0.094</text:p>
          </table:table-cell>
          <table:table-cell table:formula="of:=IF([.B2552]&gt;1;&quot;SLEEP&quot;;&quot;&quot;)">
            <text:p/>
          </table:table-cell>
          <table:table-cell office:value-type="string" calcext:value-type="string">
            <text:p>0xF1</text:p>
          </table:table-cell>
        </table:table-row>
        <table:table-row table:style-name="ro1">
          <table:table-cell office:value-type="float" office:value="26.11540864" calcext:value-type="float">
            <text:p>26.11540864</text:p>
          </table:table-cell>
          <table:table-cell table:formula="of:=ROUND(([.A2553]-[.A2552])*1000000)/1000" office:value-type="float" office:value="0.094" calcext:value-type="float">
            <text:p>0.094</text:p>
          </table:table-cell>
          <table:table-cell table:formula="of:=IF([.B2553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1550224" calcext:value-type="float">
            <text:p>26.11550224</text:p>
          </table:table-cell>
          <table:table-cell table:formula="of:=ROUND(([.A2554]-[.A2553])*1000000)/1000" office:value-type="float" office:value="0.094" calcext:value-type="float">
            <text:p>0.094</text:p>
          </table:table-cell>
          <table:table-cell table:formula="of:=IF([.B2554]&gt;1;&quot;SLEEP&quot;;&quot;&quot;)">
            <text:p/>
          </table:table-cell>
          <table:table-cell office:value-type="string" calcext:value-type="string">
            <text:p>0x6D</text:p>
          </table:table-cell>
        </table:table-row>
        <table:table-row table:style-name="ro1">
          <table:table-cell office:value-type="float" office:value="26.115596" calcext:value-type="float">
            <text:p>26.115596</text:p>
          </table:table-cell>
          <table:table-cell table:formula="of:=ROUND(([.A2555]-[.A2554])*1000000)/1000" office:value-type="float" office:value="0.094" calcext:value-type="float">
            <text:p>0.094</text:p>
          </table:table-cell>
          <table:table-cell table:formula="of:=IF([.B2555]&gt;1;&quot;SLEEP&quot;;&quot;&quot;)">
            <text:p/>
          </table:table-cell>
          <table:table-cell office:value-type="string" calcext:value-type="string">
            <text:p>0x45</text:p>
          </table:table-cell>
        </table:table-row>
        <table:table-row table:style-name="ro1">
          <table:table-cell office:value-type="float" office:value="26.1156896" calcext:value-type="float">
            <text:p>26.1156896</text:p>
          </table:table-cell>
          <table:table-cell table:formula="of:=ROUND(([.A2556]-[.A2555])*1000000)/1000" office:value-type="float" office:value="0.094" calcext:value-type="float">
            <text:p>0.094</text:p>
          </table:table-cell>
          <table:table-cell table:formula="of:=IF([.B2556]&gt;1;&quot;SLEEP&quot;;&quot;&quot;)">
            <text:p/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float" office:value="26.1157832" calcext:value-type="float">
            <text:p>26.1157832</text:p>
          </table:table-cell>
          <table:table-cell table:formula="of:=ROUND(([.A2557]-[.A2556])*1000000)/1000" office:value-type="float" office:value="0.094" calcext:value-type="float">
            <text:p>0.094</text:p>
          </table:table-cell>
          <table:table-cell table:formula="of:=IF([.B2557]&gt;1;&quot;SLEEP&quot;;&quot;&quot;)">
            <text:p/>
          </table:table-cell>
          <table:table-cell office:value-type="string" calcext:value-type="string">
            <text:p>0xE7</text:p>
          </table:table-cell>
        </table:table-row>
        <table:table-row table:style-name="ro1">
          <table:table-cell office:value-type="float" office:value="26.11587696" calcext:value-type="float">
            <text:p>26.11587696</text:p>
          </table:table-cell>
          <table:table-cell table:formula="of:=ROUND(([.A2558]-[.A2557])*1000000)/1000" office:value-type="float" office:value="0.094" calcext:value-type="float">
            <text:p>0.094</text:p>
          </table:table-cell>
          <table:table-cell table:formula="of:=IF([.B2558]&gt;1;&quot;SLEEP&quot;;&quot;&quot;)">
            <text:p/>
          </table:table-cell>
          <table:table-cell office:value-type="string" calcext:value-type="string">
            <text:p>0x92</text:p>
          </table:table-cell>
        </table:table-row>
        <table:table-row table:style-name="ro1">
          <table:table-cell office:value-type="float" office:value="26.11597056" calcext:value-type="float">
            <text:p>26.11597056</text:p>
          </table:table-cell>
          <table:table-cell table:formula="of:=ROUND(([.A2559]-[.A2558])*1000000)/1000" office:value-type="float" office:value="0.094" calcext:value-type="float">
            <text:p>0.094</text:p>
          </table:table-cell>
          <table:table-cell table:formula="of:=IF([.B2559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6.11606416" calcext:value-type="float">
            <text:p>26.11606416</text:p>
          </table:table-cell>
          <table:table-cell table:formula="of:=ROUND(([.A2560]-[.A2559])*1000000)/1000" office:value-type="float" office:value="0.094" calcext:value-type="float">
            <text:p>0.094</text:p>
          </table:table-cell>
          <table:table-cell table:formula="of:=IF([.B2560]&gt;1;&quot;SLEEP&quot;;&quot;&quot;)">
            <text:p/>
          </table:table-cell>
          <table:table-cell office:value-type="string" calcext:value-type="string">
            <text:p>0x0E</text:p>
          </table:table-cell>
        </table:table-row>
        <table:table-row table:style-name="ro1">
          <table:table-cell office:value-type="float" office:value="26.11615792" calcext:value-type="float">
            <text:p>26.11615792</text:p>
          </table:table-cell>
          <table:table-cell table:formula="of:=ROUND(([.A2561]-[.A2560])*1000000)/1000" office:value-type="float" office:value="0.094" calcext:value-type="float">
            <text:p>0.094</text:p>
          </table:table-cell>
          <table:table-cell table:formula="of:=IF([.B2561]&gt;1;&quot;SLEEP&quot;;&quot;&quot;)">
            <text:p/>
          </table:table-cell>
          <table:table-cell office:value-type="string" calcext:value-type="string">
            <text:p>0xF7</text:p>
          </table:table-cell>
        </table:table-row>
        <table:table-row table:style-name="ro1">
          <table:table-cell office:value-type="float" office:value="26.11625152" calcext:value-type="float">
            <text:p>26.11625152</text:p>
          </table:table-cell>
          <table:table-cell table:formula="of:=ROUND(([.A2562]-[.A2561])*1000000)/1000" office:value-type="float" office:value="0.094" calcext:value-type="float">
            <text:p>0.094</text:p>
          </table:table-cell>
          <table:table-cell table:formula="of:=IF([.B2562]&gt;1;&quot;SLEEP&quot;;&quot;&quot;)">
            <text:p/>
          </table:table-cell>
          <table:table-cell office:value-type="string" calcext:value-type="string">
            <text:p>0x92</text:p>
          </table:table-cell>
        </table:table-row>
        <table:table-row table:style-name="ro1">
          <table:table-cell office:value-type="float" office:value="26.11634512" calcext:value-type="float">
            <text:p>26.11634512</text:p>
          </table:table-cell>
          <table:table-cell table:formula="of:=ROUND(([.A2563]-[.A2562])*1000000)/1000" office:value-type="float" office:value="0.094" calcext:value-type="float">
            <text:p>0.094</text:p>
          </table:table-cell>
          <table:table-cell table:formula="of:=IF([.B2563]&gt;1;&quot;SLEEP&quot;;&quot;&quot;)">
            <text:p/>
          </table:table-cell>
          <table:table-cell office:value-type="string" calcext:value-type="string">
            <text:p>0xBB</text:p>
          </table:table-cell>
        </table:table-row>
        <table:table-row table:style-name="ro1">
          <table:table-cell office:value-type="float" office:value="26.11643888" calcext:value-type="float">
            <text:p>26.11643888</text:p>
          </table:table-cell>
          <table:table-cell table:formula="of:=ROUND(([.A2564]-[.A2563])*1000000)/1000" office:value-type="float" office:value="0.094" calcext:value-type="float">
            <text:p>0.094</text:p>
          </table:table-cell>
          <table:table-cell table:formula="of:=IF([.B2564]&gt;1;&quot;SLEEP&quot;;&quot;&quot;)">
            <text:p/>
          </table:table-cell>
          <table:table-cell office:value-type="string" calcext:value-type="string">
            <text:p>0xF8</text:p>
          </table:table-cell>
        </table:table-row>
        <table:table-row table:style-name="ro1">
          <table:table-cell office:value-type="float" office:value="26.11653248" calcext:value-type="float">
            <text:p>26.11653248</text:p>
          </table:table-cell>
          <table:table-cell table:formula="of:=ROUND(([.A2565]-[.A2564])*1000000)/1000" office:value-type="float" office:value="0.094" calcext:value-type="float">
            <text:p>0.094</text:p>
          </table:table-cell>
          <table:table-cell table:formula="of:=IF([.B2565]&gt;1;&quot;SLEEP&quot;;&quot;&quot;)">
            <text:p/>
          </table:table-cell>
          <table:table-cell office:value-type="string" calcext:value-type="string">
            <text:p>0xF8</text:p>
          </table:table-cell>
        </table:table-row>
        <table:table-row table:style-name="ro1">
          <table:table-cell office:value-type="float" office:value="26.11662624" calcext:value-type="float">
            <text:p>26.11662624</text:p>
          </table:table-cell>
          <table:table-cell table:formula="of:=ROUND(([.A2566]-[.A2565])*1000000)/1000" office:value-type="float" office:value="0.094" calcext:value-type="float">
            <text:p>0.094</text:p>
          </table:table-cell>
          <table:table-cell table:formula="of:=IF([.B2566]&gt;1;&quot;SLEEP&quot;;&quot;&quot;)">
            <text:p/>
          </table:table-cell>
          <table:table-cell office:value-type="string" calcext:value-type="string">
            <text:p>0x49</text:p>
          </table:table-cell>
        </table:table-row>
        <table:table-row table:style-name="ro1">
          <table:table-cell office:value-type="float" office:value="26.11671984" calcext:value-type="float">
            <text:p>26.11671984</text:p>
          </table:table-cell>
          <table:table-cell table:formula="of:=ROUND(([.A2567]-[.A2566])*1000000)/1000" office:value-type="float" office:value="0.094" calcext:value-type="float">
            <text:p>0.094</text:p>
          </table:table-cell>
          <table:table-cell table:formula="of:=IF([.B2567]&gt;1;&quot;SLEEP&quot;;&quot;&quot;)">
            <text:p/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26.11681344" calcext:value-type="float">
            <text:p>26.11681344</text:p>
          </table:table-cell>
          <table:table-cell table:formula="of:=ROUND(([.A2568]-[.A2567])*1000000)/1000" office:value-type="float" office:value="0.094" calcext:value-type="float">
            <text:p>0.094</text:p>
          </table:table-cell>
          <table:table-cell table:formula="of:=IF([.B2568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1690704" calcext:value-type="float">
            <text:p>26.11690704</text:p>
          </table:table-cell>
          <table:table-cell table:formula="of:=ROUND(([.A2569]-[.A2568])*1000000)/1000" office:value-type="float" office:value="0.094" calcext:value-type="float">
            <text:p>0.094</text:p>
          </table:table-cell>
          <table:table-cell table:formula="of:=IF([.B2569]&gt;1;&quot;SLEEP&quot;;&quot;&quot;)">
            <text:p/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office:value-type="float" office:value="26.117872" calcext:value-type="float">
            <text:p>26.117872</text:p>
          </table:table-cell>
          <table:table-cell table:formula="of:=ROUND(([.A2570]-[.A2569])*1000000)/1000" office:value-type="float" office:value="0.965" calcext:value-type="float">
            <text:p>0.965</text:p>
          </table:table-cell>
          <table:table-cell table:formula="of:=IF([.B2570]&gt;1;&quot;SLEEP&quot;;&quot;&quot;)">
            <text:p/>
          </table:table-cell>
          <table:table-cell office:value-type="string" calcext:value-type="string">
            <text:p>0x6E</text:p>
          </table:table-cell>
        </table:table-row>
        <table:table-row table:style-name="ro1">
          <table:table-cell office:value-type="float" office:value="26.11796576" calcext:value-type="float">
            <text:p>26.11796576</text:p>
          </table:table-cell>
          <table:table-cell table:formula="of:=ROUND(([.A2571]-[.A2570])*1000000)/1000" office:value-type="float" office:value="0.094" calcext:value-type="float">
            <text:p>0.094</text:p>
          </table:table-cell>
          <table:table-cell table:formula="of:=IF([.B2571]&gt;1;&quot;SLEEP&quot;;&quot;&quot;)">
            <text:p/>
          </table:table-cell>
          <table:table-cell office:value-type="string" calcext:value-type="string">
            <text:p>0xEA</text:p>
          </table:table-cell>
        </table:table-row>
        <table:table-row table:style-name="ro1">
          <table:table-cell office:value-type="float" office:value="26.11805936" calcext:value-type="float">
            <text:p>26.11805936</text:p>
          </table:table-cell>
          <table:table-cell table:formula="of:=ROUND(([.A2572]-[.A2571])*1000000)/1000" office:value-type="float" office:value="0.094" calcext:value-type="float">
            <text:p>0.094</text:p>
          </table:table-cell>
          <table:table-cell table:formula="of:=IF([.B2572]&gt;1;&quot;SLEEP&quot;;&quot;&quot;)">
            <text:p/>
          </table:table-cell>
          <table:table-cell office:value-type="string" calcext:value-type="string">
            <text:p>0xAD</text:p>
          </table:table-cell>
        </table:table-row>
        <table:table-row table:style-name="ro1">
          <table:table-cell office:value-type="float" office:value="26.11815296" calcext:value-type="float">
            <text:p>26.11815296</text:p>
          </table:table-cell>
          <table:table-cell table:formula="of:=ROUND(([.A2573]-[.A2572])*1000000)/1000" office:value-type="float" office:value="0.094" calcext:value-type="float">
            <text:p>0.094</text:p>
          </table:table-cell>
          <table:table-cell table:formula="of:=IF([.B2573]&gt;1;&quot;SLEEP&quot;;&quot;&quot;)">
            <text:p/>
          </table:table-cell>
          <table:table-cell office:value-type="string" calcext:value-type="string">
            <text:p>0xF3</text:p>
          </table:table-cell>
        </table:table-row>
        <table:table-row table:style-name="ro1">
          <table:table-cell office:value-type="float" office:value="26.11824656" calcext:value-type="float">
            <text:p>26.11824656</text:p>
          </table:table-cell>
          <table:table-cell table:formula="of:=ROUND(([.A2574]-[.A2573])*1000000)/1000" office:value-type="float" office:value="0.094" calcext:value-type="float">
            <text:p>0.094</text:p>
          </table:table-cell>
          <table:table-cell table:formula="of:=IF([.B2574]&gt;1;&quot;SLEEP&quot;;&quot;&quot;)">
            <text:p/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office:value-type="float" office:value="26.11834032" calcext:value-type="float">
            <text:p>26.11834032</text:p>
          </table:table-cell>
          <table:table-cell table:formula="of:=ROUND(([.A2575]-[.A2574])*1000000)/1000" office:value-type="float" office:value="0.094" calcext:value-type="float">
            <text:p>0.094</text:p>
          </table:table-cell>
          <table:table-cell table:formula="of:=IF([.B2575]&gt;1;&quot;SLEEP&quot;;&quot;&quot;)">
            <text:p/>
          </table:table-cell>
          <table:table-cell office:value-type="string" calcext:value-type="string">
            <text:p>0xE9</text:p>
          </table:table-cell>
        </table:table-row>
        <table:table-row table:style-name="ro1">
          <table:table-cell office:value-type="float" office:value="26.11843392" calcext:value-type="float">
            <text:p>26.11843392</text:p>
          </table:table-cell>
          <table:table-cell table:formula="of:=ROUND(([.A2576]-[.A2575])*1000000)/1000" office:value-type="float" office:value="0.094" calcext:value-type="float">
            <text:p>0.094</text:p>
          </table:table-cell>
          <table:table-cell table:formula="of:=IF([.B2576]&gt;1;&quot;SLEEP&quot;;&quot;&quot;)">
            <text:p/>
          </table:table-cell>
          <table:table-cell office:value-type="string" calcext:value-type="string">
            <text:p>0xB1</text:p>
          </table:table-cell>
        </table:table-row>
        <table:table-row table:style-name="ro1">
          <table:table-cell office:value-type="float" office:value="26.11852768" calcext:value-type="float">
            <text:p>26.11852768</text:p>
          </table:table-cell>
          <table:table-cell table:formula="of:=ROUND(([.A2577]-[.A2576])*1000000)/1000" office:value-type="float" office:value="0.094" calcext:value-type="float">
            <text:p>0.094</text:p>
          </table:table-cell>
          <table:table-cell table:formula="of:=IF([.B2577]&gt;1;&quot;SLEEP&quot;;&quot;&quot;)">
            <text:p/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float" office:value="26.11862128" calcext:value-type="float">
            <text:p>26.11862128</text:p>
          </table:table-cell>
          <table:table-cell table:formula="of:=ROUND(([.A2578]-[.A2577])*1000000)/1000" office:value-type="float" office:value="0.094" calcext:value-type="float">
            <text:p>0.094</text:p>
          </table:table-cell>
          <table:table-cell table:formula="of:=IF([.B2578]&gt;1;&quot;SLEEP&quot;;&quot;&quot;)">
            <text:p/>
          </table:table-cell>
          <table:table-cell office:value-type="string" calcext:value-type="string">
            <text:p>0x4B</text:p>
          </table:table-cell>
        </table:table-row>
        <table:table-row table:style-name="ro1">
          <table:table-cell office:value-type="float" office:value="26.11871488" calcext:value-type="float">
            <text:p>26.11871488</text:p>
          </table:table-cell>
          <table:table-cell table:formula="of:=ROUND(([.A2579]-[.A2578])*1000000)/1000" office:value-type="float" office:value="0.094" calcext:value-type="float">
            <text:p>0.094</text:p>
          </table:table-cell>
          <table:table-cell table:formula="of:=IF([.B2579]&gt;1;&quot;SLEEP&quot;;&quot;&quot;)">
            <text:p/>
          </table:table-cell>
          <table:table-cell office:value-type="string" calcext:value-type="string">
            <text:p>0xD4</text:p>
          </table:table-cell>
        </table:table-row>
        <table:table-row table:style-name="ro1">
          <table:table-cell office:value-type="float" office:value="26.11880864" calcext:value-type="float">
            <text:p>26.11880864</text:p>
          </table:table-cell>
          <table:table-cell table:formula="of:=ROUND(([.A2580]-[.A2579])*1000000)/1000" office:value-type="float" office:value="0.094" calcext:value-type="float">
            <text:p>0.094</text:p>
          </table:table-cell>
          <table:table-cell table:formula="of:=IF([.B2580]&gt;1;&quot;SLEEP&quot;;&quot;&quot;)">
            <text:p/>
          </table:table-cell>
          <table:table-cell office:value-type="string" calcext:value-type="string">
            <text:p>0xF4</text:p>
          </table:table-cell>
        </table:table-row>
        <table:table-row table:style-name="ro1">
          <table:table-cell office:value-type="float" office:value="26.11890224" calcext:value-type="float">
            <text:p>26.11890224</text:p>
          </table:table-cell>
          <table:table-cell table:formula="of:=ROUND(([.A2581]-[.A2580])*1000000)/1000" office:value-type="float" office:value="0.094" calcext:value-type="float">
            <text:p>0.094</text:p>
          </table:table-cell>
          <table:table-cell table:formula="of:=IF([.B2581]&gt;1;&quot;SLEEP&quot;;&quot;&quot;)">
            <text:p/>
          </table:table-cell>
          <table:table-cell office:value-type="string" calcext:value-type="string">
            <text:p>0x0C</text:p>
          </table:table-cell>
        </table:table-row>
        <table:table-row table:style-name="ro1">
          <table:table-cell office:value-type="float" office:value="26.11899584" calcext:value-type="float">
            <text:p>26.11899584</text:p>
          </table:table-cell>
          <table:table-cell table:formula="of:=ROUND(([.A2582]-[.A2581])*1000000)/1000" office:value-type="float" office:value="0.094" calcext:value-type="float">
            <text:p>0.094</text:p>
          </table:table-cell>
          <table:table-cell table:formula="of:=IF([.B2582]&gt;1;&quot;SLEEP&quot;;&quot;&quot;)">
            <text:p/>
          </table:table-cell>
          <table:table-cell office:value-type="string" calcext:value-type="string">
            <text:p>0xEB</text:p>
          </table:table-cell>
        </table:table-row>
        <table:table-row table:style-name="ro1">
          <table:table-cell office:value-type="float" office:value="26.1190896" calcext:value-type="float">
            <text:p>26.1190896</text:p>
          </table:table-cell>
          <table:table-cell table:formula="of:=ROUND(([.A2583]-[.A2582])*1000000)/1000" office:value-type="float" office:value="0.094" calcext:value-type="float">
            <text:p>0.094</text:p>
          </table:table-cell>
          <table:table-cell table:formula="of:=IF([.B2583]&gt;1;&quot;SLEEP&quot;;&quot;&quot;)">
            <text:p/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office:value-type="float" office:value="26.1191832" calcext:value-type="float">
            <text:p>26.1191832</text:p>
          </table:table-cell>
          <table:table-cell table:formula="of:=ROUND(([.A2584]-[.A2583])*1000000)/1000" office:value-type="float" office:value="0.094" calcext:value-type="float">
            <text:p>0.094</text:p>
          </table:table-cell>
          <table:table-cell table:formula="of:=IF([.B2584]&gt;1;&quot;SLEEP&quot;;&quot;&quot;)">
            <text:p/>
          </table:table-cell>
          <table:table-cell office:value-type="string" calcext:value-type="string">
            <text:p>0x4F</text:p>
          </table:table-cell>
        </table:table-row>
        <table:table-row table:style-name="ro1">
          <table:table-cell office:value-type="float" office:value="26.1192768" calcext:value-type="float">
            <text:p>26.1192768</text:p>
          </table:table-cell>
          <table:table-cell table:formula="of:=ROUND(([.A2585]-[.A2584])*1000000)/1000" office:value-type="float" office:value="0.094" calcext:value-type="float">
            <text:p>0.094</text:p>
          </table:table-cell>
          <table:table-cell table:formula="of:=IF([.B2585]&gt;1;&quot;SLEEP&quot;;&quot;&quot;)">
            <text:p/>
          </table:table-cell>
          <table:table-cell office:value-type="string" calcext:value-type="string">
            <text:p>0xFA</text:p>
          </table:table-cell>
        </table:table-row>
        <table:table-row table:style-name="ro1">
          <table:table-cell office:value-type="float" office:value="26.11937056" calcext:value-type="float">
            <text:p>26.11937056</text:p>
          </table:table-cell>
          <table:table-cell table:formula="of:=ROUND(([.A2586]-[.A2585])*1000000)/1000" office:value-type="float" office:value="0.094" calcext:value-type="float">
            <text:p>0.094</text:p>
          </table:table-cell>
          <table:table-cell table:formula="of:=IF([.B2586]&gt;1;&quot;SLEEP&quot;;&quot;&quot;)">
            <text:p/>
          </table:table-cell>
          <table:table-cell office:value-type="string" calcext:value-type="string">
            <text:p>0xA0</text:p>
          </table:table-cell>
        </table:table-row>
        <table:table-row table:style-name="ro1">
          <table:table-cell office:value-type="float" office:value="26.11946416" calcext:value-type="float">
            <text:p>26.11946416</text:p>
          </table:table-cell>
          <table:table-cell table:formula="of:=ROUND(([.A2587]-[.A2586])*1000000)/1000" office:value-type="float" office:value="0.094" calcext:value-type="float">
            <text:p>0.094</text:p>
          </table:table-cell>
          <table:table-cell table:formula="of:=IF([.B2587]&gt;1;&quot;SLEEP&quot;;&quot;&quot;)">
            <text:p/>
          </table:table-cell>
          <table:table-cell office:value-type="string" calcext:value-type="string">
            <text:p>0x40</text:p>
          </table:table-cell>
        </table:table-row>
        <table:table-row table:style-name="ro1">
          <table:table-cell office:value-type="float" office:value="26.11955792" calcext:value-type="float">
            <text:p>26.11955792</text:p>
          </table:table-cell>
          <table:table-cell table:formula="of:=ROUND(([.A2588]-[.A2587])*1000000)/1000" office:value-type="float" office:value="0.094" calcext:value-type="float">
            <text:p>0.094</text:p>
          </table:table-cell>
          <table:table-cell table:formula="of:=IF([.B2588]&gt;1;&quot;SLEEP&quot;;&quot;&quot;)">
            <text:p/>
          </table:table-cell>
          <table:table-cell office:value-type="string" calcext:value-type="string">
            <text:p>0x5F</text:p>
          </table:table-cell>
        </table:table-row>
        <table:table-row table:style-name="ro1">
          <table:table-cell office:value-type="float" office:value="26.12052096" calcext:value-type="float">
            <text:p>26.12052096</text:p>
          </table:table-cell>
          <table:table-cell table:formula="of:=ROUND(([.A2589]-[.A2588])*1000000)/1000" office:value-type="float" office:value="0.963" calcext:value-type="float">
            <text:p>0.963</text:p>
          </table:table-cell>
          <table:table-cell table:formula="of:=IF([.B258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2061456" calcext:value-type="float">
            <text:p>26.12061456</text:p>
          </table:table-cell>
          <table:table-cell table:formula="of:=ROUND(([.A2590]-[.A2589])*1000000)/1000" office:value-type="float" office:value="0.094" calcext:value-type="float">
            <text:p>0.094</text:p>
          </table:table-cell>
          <table:table-cell table:formula="of:=IF([.B2590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6.12084944" calcext:value-type="float">
            <text:p>26.12084944</text:p>
          </table:table-cell>
          <table:table-cell table:formula="of:=ROUND(([.A2591]-[.A2590])*1000000)/1000" office:value-type="float" office:value="0.235" calcext:value-type="float">
            <text:p>0.235</text:p>
          </table:table-cell>
          <table:table-cell table:formula="of:=IF([.B2591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209432" calcext:value-type="float">
            <text:p>26.1209432</text:p>
          </table:table-cell>
          <table:table-cell table:formula="of:=ROUND(([.A2592]-[.A2591])*1000000)/1000" office:value-type="float" office:value="0.094" calcext:value-type="float">
            <text:p>0.094</text:p>
          </table:table-cell>
          <table:table-cell table:formula="of:=IF([.B2592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210368" calcext:value-type="float">
            <text:p>26.1210368</text:p>
          </table:table-cell>
          <table:table-cell table:formula="of:=ROUND(([.A2593]-[.A2592])*1000000)/1000" office:value-type="float" office:value="0.094" calcext:value-type="float">
            <text:p>0.094</text:p>
          </table:table-cell>
          <table:table-cell table:formula="of:=IF([.B2593]&gt;1;&quot;SLEEP&quot;;&quot;&quot;)">
            <text:p/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office:value-type="float" office:value="26.1211304" calcext:value-type="float">
            <text:p>26.1211304</text:p>
          </table:table-cell>
          <table:table-cell table:formula="of:=ROUND(([.A2594]-[.A2593])*1000000)/1000" office:value-type="float" office:value="0.094" calcext:value-type="float">
            <text:p>0.094</text:p>
          </table:table-cell>
          <table:table-cell table:formula="of:=IF([.B2594]&gt;1;&quot;SLEEP&quot;;&quot;&quot;)">
            <text:p/>
          </table:table-cell>
          <table:table-cell office:value-type="string" calcext:value-type="string">
            <text:p>0x8A</text:p>
          </table:table-cell>
        </table:table-row>
        <table:table-row table:style-name="ro1">
          <table:table-cell office:value-type="float" office:value="26.12122416" calcext:value-type="float">
            <text:p>26.12122416</text:p>
          </table:table-cell>
          <table:table-cell table:formula="of:=ROUND(([.A2595]-[.A2594])*1000000)/1000" office:value-type="float" office:value="0.094" calcext:value-type="float">
            <text:p>0.094</text:p>
          </table:table-cell>
          <table:table-cell table:formula="of:=IF([.B2595]&gt;1;&quot;SLEEP&quot;;&quot;&quot;)">
            <text:p/>
          </table:table-cell>
          <table:table-cell office:value-type="string" calcext:value-type="string">
            <text:p>0xBF</text:p>
          </table:table-cell>
        </table:table-row>
        <table:table-row table:style-name="ro1">
          <table:table-cell office:value-type="float" office:value="26.12131776" calcext:value-type="float">
            <text:p>26.12131776</text:p>
          </table:table-cell>
          <table:table-cell table:formula="of:=ROUND(([.A2596]-[.A2595])*1000000)/1000" office:value-type="float" office:value="0.094" calcext:value-type="float">
            <text:p>0.094</text:p>
          </table:table-cell>
          <table:table-cell table:formula="of:=IF([.B2596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6.12141152" calcext:value-type="float">
            <text:p>26.12141152</text:p>
          </table:table-cell>
          <table:table-cell table:formula="of:=ROUND(([.A2597]-[.A2596])*1000000)/1000" office:value-type="float" office:value="0.094" calcext:value-type="float">
            <text:p>0.094</text:p>
          </table:table-cell>
          <table:table-cell table:formula="of:=IF([.B2597]&gt;1;&quot;SLEEP&quot;;&quot;&quot;)">
            <text:p/>
          </table:table-cell>
          <table:table-cell office:value-type="string" calcext:value-type="string">
            <text:p>0x78</text:p>
          </table:table-cell>
        </table:table-row>
        <table:table-row table:style-name="ro1">
          <table:table-cell office:value-type="float" office:value="26.12150512" calcext:value-type="float">
            <text:p>26.12150512</text:p>
          </table:table-cell>
          <table:table-cell table:formula="of:=ROUND(([.A2598]-[.A2597])*1000000)/1000" office:value-type="float" office:value="0.094" calcext:value-type="float">
            <text:p>0.094</text:p>
          </table:table-cell>
          <table:table-cell table:formula="of:=IF([.B2598]&gt;1;&quot;SLEEP&quot;;&quot;&quot;)">
            <text:p/>
          </table:table-cell>
          <table:table-cell office:value-type="string" calcext:value-type="string">
            <text:p>0x40</text:p>
          </table:table-cell>
        </table:table-row>
        <table:table-row table:style-name="ro1">
          <table:table-cell office:value-type="float" office:value="26.12159888" calcext:value-type="float">
            <text:p>26.12159888</text:p>
          </table:table-cell>
          <table:table-cell table:formula="of:=ROUND(([.A2599]-[.A2598])*1000000)/1000" office:value-type="float" office:value="0.094" calcext:value-type="float">
            <text:p>0.094</text:p>
          </table:table-cell>
          <table:table-cell table:formula="of:=IF([.B2599]&gt;1;&quot;SLEEP&quot;;&quot;&quot;)">
            <text:p/>
          </table:table-cell>
          <table:table-cell office:value-type="string" calcext:value-type="string">
            <text:p>0xD7</text:p>
          </table:table-cell>
        </table:table-row>
        <table:table-row table:style-name="ro1">
          <table:table-cell office:value-type="float" office:value="26.12169248" calcext:value-type="float">
            <text:p>26.12169248</text:p>
          </table:table-cell>
          <table:table-cell table:formula="of:=ROUND(([.A2600]-[.A2599])*1000000)/1000" office:value-type="float" office:value="0.094" calcext:value-type="float">
            <text:p>0.094</text:p>
          </table:table-cell>
          <table:table-cell table:formula="of:=IF([.B2600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6.12178608" calcext:value-type="float">
            <text:p>26.12178608</text:p>
          </table:table-cell>
          <table:table-cell table:formula="of:=ROUND(([.A2601]-[.A2600])*1000000)/1000" office:value-type="float" office:value="0.094" calcext:value-type="float">
            <text:p>0.094</text:p>
          </table:table-cell>
          <table:table-cell table:formula="of:=IF([.B2601]&gt;1;&quot;SLEEP&quot;;&quot;&quot;)">
            <text:p/>
          </table:table-cell>
          <table:table-cell office:value-type="string" calcext:value-type="string">
            <text:p>0x77</text:p>
          </table:table-cell>
        </table:table-row>
        <table:table-row table:style-name="ro1">
          <table:table-cell office:value-type="float" office:value="26.12187984" calcext:value-type="float">
            <text:p>26.12187984</text:p>
          </table:table-cell>
          <table:table-cell table:formula="of:=ROUND(([.A2602]-[.A2601])*1000000)/1000" office:value-type="float" office:value="0.094" calcext:value-type="float">
            <text:p>0.094</text:p>
          </table:table-cell>
          <table:table-cell table:formula="of:=IF([.B2602]&gt;1;&quot;SLEEP&quot;;&quot;&quot;)">
            <text:p/>
          </table:table-cell>
          <table:table-cell office:value-type="string" calcext:value-type="string">
            <text:p>0x45</text:p>
          </table:table-cell>
        </table:table-row>
        <table:table-row table:style-name="ro1">
          <table:table-cell office:value-type="float" office:value="26.12197344" calcext:value-type="float">
            <text:p>26.12197344</text:p>
          </table:table-cell>
          <table:table-cell table:formula="of:=ROUND(([.A2603]-[.A2602])*1000000)/1000" office:value-type="float" office:value="0.094" calcext:value-type="float">
            <text:p>0.094</text:p>
          </table:table-cell>
          <table:table-cell table:formula="of:=IF([.B2603]&gt;1;&quot;SLEEP&quot;;&quot;&quot;)">
            <text:p/>
          </table:table-cell>
          <table:table-cell office:value-type="string" calcext:value-type="string">
            <text:p>0xB3</text:p>
          </table:table-cell>
        </table:table-row>
        <table:table-row table:style-name="ro1">
          <table:table-cell office:value-type="float" office:value="26.1220672" calcext:value-type="float">
            <text:p>26.1220672</text:p>
          </table:table-cell>
          <table:table-cell table:formula="of:=ROUND(([.A2604]-[.A2603])*1000000)/1000" office:value-type="float" office:value="0.094" calcext:value-type="float">
            <text:p>0.094</text:p>
          </table:table-cell>
          <table:table-cell table:formula="of:=IF([.B2604]&gt;1;&quot;SLEEP&quot;;&quot;&quot;)">
            <text:p/>
          </table:table-cell>
          <table:table-cell office:value-type="string" calcext:value-type="string">
            <text:p>0x0F</text:p>
          </table:table-cell>
        </table:table-row>
        <table:table-row table:style-name="ro1">
          <table:table-cell office:value-type="float" office:value="26.1221608" calcext:value-type="float">
            <text:p>26.1221608</text:p>
          </table:table-cell>
          <table:table-cell table:formula="of:=ROUND(([.A2605]-[.A2604])*1000000)/1000" office:value-type="float" office:value="0.094" calcext:value-type="float">
            <text:p>0.094</text:p>
          </table:table-cell>
          <table:table-cell table:formula="of:=IF([.B2605]&gt;1;&quot;SLEEP&quot;;&quot;&quot;)">
            <text:p/>
          </table:table-cell>
          <table:table-cell office:value-type="string" calcext:value-type="string">
            <text:p>0x87</text:p>
          </table:table-cell>
        </table:table-row>
        <table:table-row table:style-name="ro1">
          <table:table-cell office:value-type="float" office:value="26.12225456" calcext:value-type="float">
            <text:p>26.12225456</text:p>
          </table:table-cell>
          <table:table-cell table:formula="of:=ROUND(([.A2606]-[.A2605])*1000000)/1000" office:value-type="float" office:value="0.094" calcext:value-type="float">
            <text:p>0.094</text:p>
          </table:table-cell>
          <table:table-cell table:formula="of:=IF([.B2606]&gt;1;&quot;SLEEP&quot;;&quot;&quot;)">
            <text:p/>
          </table:table-cell>
          <table:table-cell office:value-type="string" calcext:value-type="string">
            <text:p>0xBF</text:p>
          </table:table-cell>
        </table:table-row>
        <table:table-row table:style-name="ro1">
          <table:table-cell office:value-type="float" office:value="26.12234816" calcext:value-type="float">
            <text:p>26.12234816</text:p>
          </table:table-cell>
          <table:table-cell table:formula="of:=ROUND(([.A2607]-[.A2606])*1000000)/1000" office:value-type="float" office:value="0.094" calcext:value-type="float">
            <text:p>0.094</text:p>
          </table:table-cell>
          <table:table-cell table:formula="of:=IF([.B2607]&gt;1;&quot;SLEEP&quot;;&quot;&quot;)">
            <text:p/>
          </table:table-cell>
          <table:table-cell office:value-type="string" calcext:value-type="string">
            <text:p>0x29</text:p>
          </table:table-cell>
        </table:table-row>
        <table:table-row table:style-name="ro1">
          <table:table-cell office:value-type="float" office:value="26.12244192" calcext:value-type="float">
            <text:p>26.12244192</text:p>
          </table:table-cell>
          <table:table-cell table:formula="of:=ROUND(([.A2608]-[.A2607])*1000000)/1000" office:value-type="float" office:value="0.094" calcext:value-type="float">
            <text:p>0.094</text:p>
          </table:table-cell>
          <table:table-cell table:formula="of:=IF([.B2608]&gt;1;&quot;SLEEP&quot;;&quot;&quot;)">
            <text:p/>
          </table:table-cell>
          <table:table-cell office:value-type="string" calcext:value-type="string">
            <text:p>0xF8</text:p>
          </table:table-cell>
        </table:table-row>
        <table:table-row table:style-name="ro1">
          <table:table-cell office:value-type="float" office:value="26.12253552" calcext:value-type="float">
            <text:p>26.12253552</text:p>
          </table:table-cell>
          <table:table-cell table:formula="of:=ROUND(([.A2609]-[.A2608])*1000000)/1000" office:value-type="float" office:value="0.094" calcext:value-type="float">
            <text:p>0.094</text:p>
          </table:table-cell>
          <table:table-cell table:formula="of:=IF([.B2609]&gt;1;&quot;SLEEP&quot;;&quot;&quot;)">
            <text:p/>
          </table:table-cell>
          <table:table-cell office:value-type="string" calcext:value-type="string">
            <text:p>0x75</text:p>
          </table:table-cell>
        </table:table-row>
        <table:table-row table:style-name="ro1">
          <table:table-cell office:value-type="float" office:value="26.12262912" calcext:value-type="float">
            <text:p>26.12262912</text:p>
          </table:table-cell>
          <table:table-cell table:formula="of:=ROUND(([.A2610]-[.A2609])*1000000)/1000" office:value-type="float" office:value="0.094" calcext:value-type="float">
            <text:p>0.094</text:p>
          </table:table-cell>
          <table:table-cell table:formula="of:=IF([.B2610]&gt;1;&quot;SLEEP&quot;;&quot;&quot;)">
            <text:p/>
          </table:table-cell>
          <table:table-cell office:value-type="string" calcext:value-type="string">
            <text:p>0x2F</text:p>
          </table:table-cell>
        </table:table-row>
        <table:table-row table:style-name="ro1">
          <table:table-cell office:value-type="float" office:value="26.12272288" calcext:value-type="float">
            <text:p>26.12272288</text:p>
          </table:table-cell>
          <table:table-cell table:formula="of:=ROUND(([.A2611]-[.A2610])*1000000)/1000" office:value-type="float" office:value="0.094" calcext:value-type="float">
            <text:p>0.094</text:p>
          </table:table-cell>
          <table:table-cell table:formula="of:=IF([.B2611]&gt;1;&quot;SLEEP&quot;;&quot;&quot;)">
            <text:p/>
          </table:table-cell>
          <table:table-cell office:value-type="string" calcext:value-type="string">
            <text:p>0x8E</text:p>
          </table:table-cell>
        </table:table-row>
        <table:table-row table:style-name="ro1">
          <table:table-cell office:value-type="float" office:value="26.12281648" calcext:value-type="float">
            <text:p>26.12281648</text:p>
          </table:table-cell>
          <table:table-cell table:formula="of:=ROUND(([.A2612]-[.A2611])*1000000)/1000" office:value-type="float" office:value="0.094" calcext:value-type="float">
            <text:p>0.094</text:p>
          </table:table-cell>
          <table:table-cell table:formula="of:=IF([.B2612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2291024" calcext:value-type="float">
            <text:p>26.12291024</text:p>
          </table:table-cell>
          <table:table-cell table:formula="of:=ROUND(([.A2613]-[.A2612])*1000000)/1000" office:value-type="float" office:value="0.094" calcext:value-type="float">
            <text:p>0.094</text:p>
          </table:table-cell>
          <table:table-cell table:formula="of:=IF([.B2613]&gt;1;&quot;SLEEP&quot;;&quot;&quot;)">
            <text:p/>
          </table:table-cell>
          <table:table-cell office:value-type="string" calcext:value-type="string">
            <text:p>0x46</text:p>
          </table:table-cell>
        </table:table-row>
        <table:table-row table:style-name="ro1">
          <table:table-cell office:value-type="float" office:value="26.12300384" calcext:value-type="float">
            <text:p>26.12300384</text:p>
          </table:table-cell>
          <table:table-cell table:formula="of:=ROUND(([.A2614]-[.A2613])*1000000)/1000" office:value-type="float" office:value="0.094" calcext:value-type="float">
            <text:p>0.094</text:p>
          </table:table-cell>
          <table:table-cell table:formula="of:=IF([.B2614]&gt;1;&quot;SLEEP&quot;;&quot;&quot;)">
            <text:p/>
          </table:table-cell>
          <table:table-cell office:value-type="string" calcext:value-type="string">
            <text:p>0x76</text:p>
          </table:table-cell>
        </table:table-row>
        <table:table-row table:style-name="ro1">
          <table:table-cell office:value-type="float" office:value="26.1230976" calcext:value-type="float">
            <text:p>26.1230976</text:p>
          </table:table-cell>
          <table:table-cell table:formula="of:=ROUND(([.A2615]-[.A2614])*1000000)/1000" office:value-type="float" office:value="0.094" calcext:value-type="float">
            <text:p>0.094</text:p>
          </table:table-cell>
          <table:table-cell table:formula="of:=IF([.B2615]&gt;1;&quot;SLEEP&quot;;&quot;&quot;)">
            <text:p/>
          </table:table-cell>
          <table:table-cell office:value-type="string" calcext:value-type="string">
            <text:p>0x67</text:p>
          </table:table-cell>
        </table:table-row>
        <table:table-row table:style-name="ro1">
          <table:table-cell office:value-type="float" office:value="26.1231912" calcext:value-type="float">
            <text:p>26.1231912</text:p>
          </table:table-cell>
          <table:table-cell table:formula="of:=ROUND(([.A2616]-[.A2615])*1000000)/1000" office:value-type="float" office:value="0.094" calcext:value-type="float">
            <text:p>0.094</text:p>
          </table:table-cell>
          <table:table-cell table:formula="of:=IF([.B2616]&gt;1;&quot;SLEEP&quot;;&quot;&quot;)">
            <text:p/>
          </table:table-cell>
          <table:table-cell office:value-type="string" calcext:value-type="string">
            <text:p>0xF6</text:p>
          </table:table-cell>
        </table:table-row>
        <table:table-row table:style-name="ro1">
          <table:table-cell office:value-type="float" office:value="26.12328496" calcext:value-type="float">
            <text:p>26.12328496</text:p>
          </table:table-cell>
          <table:table-cell table:formula="of:=ROUND(([.A2617]-[.A2616])*1000000)/1000" office:value-type="float" office:value="0.094" calcext:value-type="float">
            <text:p>0.094</text:p>
          </table:table-cell>
          <table:table-cell table:formula="of:=IF([.B2617]&gt;1;&quot;SLEEP&quot;;&quot;&quot;)">
            <text:p/>
          </table:table-cell>
          <table:table-cell office:value-type="string" calcext:value-type="string">
            <text:p>0x0C</text:p>
          </table:table-cell>
        </table:table-row>
        <table:table-row table:style-name="ro1">
          <table:table-cell office:value-type="float" office:value="26.12337856" calcext:value-type="float">
            <text:p>26.12337856</text:p>
          </table:table-cell>
          <table:table-cell table:formula="of:=ROUND(([.A2618]-[.A2617])*1000000)/1000" office:value-type="float" office:value="0.094" calcext:value-type="float">
            <text:p>0.094</text:p>
          </table:table-cell>
          <table:table-cell table:formula="of:=IF([.B2618]&gt;1;&quot;SLEEP&quot;;&quot;&quot;)">
            <text:p/>
          </table:table-cell>
          <table:table-cell office:value-type="string" calcext:value-type="string">
            <text:p>0xF9</text:p>
          </table:table-cell>
        </table:table-row>
        <table:table-row table:style-name="ro1">
          <table:table-cell office:value-type="float" office:value="26.12347216" calcext:value-type="float">
            <text:p>26.12347216</text:p>
          </table:table-cell>
          <table:table-cell table:formula="of:=ROUND(([.A2619]-[.A2618])*1000000)/1000" office:value-type="float" office:value="0.094" calcext:value-type="float">
            <text:p>0.094</text:p>
          </table:table-cell>
          <table:table-cell table:formula="of:=IF([.B2619]&gt;1;&quot;SLEEP&quot;;&quot;&quot;)">
            <text:p/>
          </table:table-cell>
          <table:table-cell office:value-type="string" calcext:value-type="string">
            <text:p>0x7A</text:p>
          </table:table-cell>
        </table:table-row>
        <table:table-row table:style-name="ro1">
          <table:table-cell office:value-type="float" office:value="26.12356592" calcext:value-type="float">
            <text:p>26.12356592</text:p>
          </table:table-cell>
          <table:table-cell table:formula="of:=ROUND(([.A2620]-[.A2619])*1000000)/1000" office:value-type="float" office:value="0.094" calcext:value-type="float">
            <text:p>0.094</text:p>
          </table:table-cell>
          <table:table-cell table:formula="of:=IF([.B2620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6.12365952" calcext:value-type="float">
            <text:p>26.12365952</text:p>
          </table:table-cell>
          <table:table-cell table:formula="of:=ROUND(([.A2621]-[.A2620])*1000000)/1000" office:value-type="float" office:value="0.094" calcext:value-type="float">
            <text:p>0.094</text:p>
          </table:table-cell>
          <table:table-cell table:formula="of:=IF([.B2621]&gt;1;&quot;SLEEP&quot;;&quot;&quot;)">
            <text:p/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float" office:value="26.12375312" calcext:value-type="float">
            <text:p>26.12375312</text:p>
          </table:table-cell>
          <table:table-cell table:formula="of:=ROUND(([.A2622]-[.A2621])*1000000)/1000" office:value-type="float" office:value="0.094" calcext:value-type="float">
            <text:p>0.094</text:p>
          </table:table-cell>
          <table:table-cell table:formula="of:=IF([.B2622]&gt;1;&quot;SLEEP&quot;;&quot;&quot;)">
            <text:p/>
          </table:table-cell>
          <table:table-cell office:value-type="string" calcext:value-type="string">
            <text:p>0x96</text:p>
          </table:table-cell>
        </table:table-row>
        <table:table-row table:style-name="ro1">
          <table:table-cell office:value-type="float" office:value="26.12471856" calcext:value-type="float">
            <text:p>26.12471856</text:p>
          </table:table-cell>
          <table:table-cell table:formula="of:=ROUND(([.A2623]-[.A2622])*1000000)/1000" office:value-type="float" office:value="0.965" calcext:value-type="float">
            <text:p>0.965</text:p>
          </table:table-cell>
          <table:table-cell table:formula="of:=IF([.B2623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6.12481232" calcext:value-type="float">
            <text:p>26.12481232</text:p>
          </table:table-cell>
          <table:table-cell table:formula="of:=ROUND(([.A2624]-[.A2623])*1000000)/1000" office:value-type="float" office:value="0.094" calcext:value-type="float">
            <text:p>0.094</text:p>
          </table:table-cell>
          <table:table-cell table:formula="of:=IF([.B2624]&gt;1;&quot;SLEEP&quot;;&quot;&quot;)">
            <text:p/>
          </table:table-cell>
          <table:table-cell office:value-type="string" calcext:value-type="string">
            <text:p>0xD5</text:p>
          </table:table-cell>
        </table:table-row>
        <table:table-row table:style-name="ro1">
          <table:table-cell office:value-type="float" office:value="26.12490592" calcext:value-type="float">
            <text:p>26.12490592</text:p>
          </table:table-cell>
          <table:table-cell table:formula="of:=ROUND(([.A2625]-[.A2624])*1000000)/1000" office:value-type="float" office:value="0.094" calcext:value-type="float">
            <text:p>0.094</text:p>
          </table:table-cell>
          <table:table-cell table:formula="of:=IF([.B2625]&gt;1;&quot;SLEEP&quot;;&quot;&quot;)">
            <text:p/>
          </table:table-cell>
          <table:table-cell office:value-type="string" calcext:value-type="string">
            <text:p>0x09</text:p>
          </table:table-cell>
        </table:table-row>
        <table:table-row table:style-name="ro1">
          <table:table-cell office:value-type="float" office:value="26.12499952" calcext:value-type="float">
            <text:p>26.12499952</text:p>
          </table:table-cell>
          <table:table-cell table:formula="of:=ROUND(([.A2626]-[.A2625])*1000000)/1000" office:value-type="float" office:value="0.094" calcext:value-type="float">
            <text:p>0.094</text:p>
          </table:table-cell>
          <table:table-cell table:formula="of:=IF([.B2626]&gt;1;&quot;SLEEP&quot;;&quot;&quot;)">
            <text:p/>
          </table:table-cell>
          <table:table-cell office:value-type="string" calcext:value-type="string">
            <text:p>0xF3</text:p>
          </table:table-cell>
        </table:table-row>
        <table:table-row table:style-name="ro1">
          <table:table-cell office:value-type="float" office:value="26.12509328" calcext:value-type="float">
            <text:p>26.12509328</text:p>
          </table:table-cell>
          <table:table-cell table:formula="of:=ROUND(([.A2627]-[.A2626])*1000000)/1000" office:value-type="float" office:value="0.094" calcext:value-type="float">
            <text:p>0.094</text:p>
          </table:table-cell>
          <table:table-cell table:formula="of:=IF([.B2627]&gt;1;&quot;SLEEP&quot;;&quot;&quot;)">
            <text:p/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float" office:value="26.12518688" calcext:value-type="float">
            <text:p>26.12518688</text:p>
          </table:table-cell>
          <table:table-cell table:formula="of:=ROUND(([.A2628]-[.A2627])*1000000)/1000" office:value-type="float" office:value="0.094" calcext:value-type="float">
            <text:p>0.094</text:p>
          </table:table-cell>
          <table:table-cell table:formula="of:=IF([.B2628]&gt;1;&quot;SLEEP&quot;;&quot;&quot;)">
            <text:p/>
          </table:table-cell>
          <table:table-cell office:value-type="string" calcext:value-type="string">
            <text:p>0x86</text:p>
          </table:table-cell>
        </table:table-row>
        <table:table-row table:style-name="ro1">
          <table:table-cell office:value-type="float" office:value="26.12528064" calcext:value-type="float">
            <text:p>26.12528064</text:p>
          </table:table-cell>
          <table:table-cell table:formula="of:=ROUND(([.A2629]-[.A2628])*1000000)/1000" office:value-type="float" office:value="0.094" calcext:value-type="float">
            <text:p>0.094</text:p>
          </table:table-cell>
          <table:table-cell table:formula="of:=IF([.B2629]&gt;1;&quot;SLEEP&quot;;&quot;&quot;)">
            <text:p/>
          </table:table-cell>
          <table:table-cell office:value-type="string" calcext:value-type="string">
            <text:p>0xFC</text:p>
          </table:table-cell>
        </table:table-row>
        <table:table-row table:style-name="ro1">
          <table:table-cell office:value-type="float" office:value="26.12537424" calcext:value-type="float">
            <text:p>26.12537424</text:p>
          </table:table-cell>
          <table:table-cell table:formula="of:=ROUND(([.A2630]-[.A2629])*1000000)/1000" office:value-type="float" office:value="0.094" calcext:value-type="float">
            <text:p>0.094</text:p>
          </table:table-cell>
          <table:table-cell table:formula="of:=IF([.B2630]&gt;1;&quot;SLEEP&quot;;&quot;&quot;)">
            <text:p/>
          </table:table-cell>
          <table:table-cell office:value-type="string" calcext:value-type="string">
            <text:p>0x82</text:p>
          </table:table-cell>
        </table:table-row>
        <table:table-row table:style-name="ro1">
          <table:table-cell office:value-type="float" office:value="26.12546784" calcext:value-type="float">
            <text:p>26.12546784</text:p>
          </table:table-cell>
          <table:table-cell table:formula="of:=ROUND(([.A2631]-[.A2630])*1000000)/1000" office:value-type="float" office:value="0.094" calcext:value-type="float">
            <text:p>0.094</text:p>
          </table:table-cell>
          <table:table-cell table:formula="of:=IF([.B2631]&gt;1;&quot;SLEEP&quot;;&quot;&quot;)">
            <text:p/>
          </table:table-cell>
          <table:table-cell office:value-type="string" calcext:value-type="string">
            <text:p>0xF2</text:p>
          </table:table-cell>
        </table:table-row>
        <table:table-row table:style-name="ro1">
          <table:table-cell office:value-type="float" office:value="26.1255616" calcext:value-type="float">
            <text:p>26.1255616</text:p>
          </table:table-cell>
          <table:table-cell table:formula="of:=ROUND(([.A2632]-[.A2631])*1000000)/1000" office:value-type="float" office:value="0.094" calcext:value-type="float">
            <text:p>0.094</text:p>
          </table:table-cell>
          <table:table-cell table:formula="of:=IF([.B2632]&gt;1;&quot;SLEEP&quot;;&quot;&quot;)">
            <text:p/>
          </table:table-cell>
          <table:table-cell office:value-type="string" calcext:value-type="string">
            <text:p>0xC4</text:p>
          </table:table-cell>
        </table:table-row>
        <table:table-row table:style-name="ro1">
          <table:table-cell office:value-type="float" office:value="26.1256552" calcext:value-type="float">
            <text:p>26.1256552</text:p>
          </table:table-cell>
          <table:table-cell table:formula="of:=ROUND(([.A2633]-[.A2632])*1000000)/1000" office:value-type="float" office:value="0.094" calcext:value-type="float">
            <text:p>0.094</text:p>
          </table:table-cell>
          <table:table-cell table:formula="of:=IF([.B2633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257488" calcext:value-type="float">
            <text:p>26.1257488</text:p>
          </table:table-cell>
          <table:table-cell table:formula="of:=ROUND(([.A2634]-[.A2633])*1000000)/1000" office:value-type="float" office:value="0.094" calcext:value-type="float">
            <text:p>0.094</text:p>
          </table:table-cell>
          <table:table-cell table:formula="of:=IF([.B2634]&gt;1;&quot;SLEEP&quot;;&quot;&quot;)">
            <text:p/>
          </table:table-cell>
          <table:table-cell office:value-type="string" calcext:value-type="string">
            <text:p>0x0B</text:p>
          </table:table-cell>
        </table:table-row>
        <table:table-row table:style-name="ro1">
          <table:table-cell office:value-type="float" office:value="26.12584256" calcext:value-type="float">
            <text:p>26.12584256</text:p>
          </table:table-cell>
          <table:table-cell table:formula="of:=ROUND(([.A2635]-[.A2634])*1000000)/1000" office:value-type="float" office:value="0.094" calcext:value-type="float">
            <text:p>0.094</text:p>
          </table:table-cell>
          <table:table-cell table:formula="of:=IF([.B2635]&gt;1;&quot;SLEEP&quot;;&quot;&quot;)">
            <text:p/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26.12593616" calcext:value-type="float">
            <text:p>26.12593616</text:p>
          </table:table-cell>
          <table:table-cell table:formula="of:=ROUND(([.A2636]-[.A2635])*1000000)/1000" office:value-type="float" office:value="0.094" calcext:value-type="float">
            <text:p>0.094</text:p>
          </table:table-cell>
          <table:table-cell table:formula="of:=IF([.B2636]&gt;1;&quot;SLEEP&quot;;&quot;&quot;)">
            <text:p/>
          </table:table-cell>
          <table:table-cell office:value-type="string" calcext:value-type="string">
            <text:p>0xAF</text:p>
          </table:table-cell>
        </table:table-row>
        <table:table-row table:style-name="ro1">
          <table:table-cell office:value-type="float" office:value="26.12602992" calcext:value-type="float">
            <text:p>26.12602992</text:p>
          </table:table-cell>
          <table:table-cell table:formula="of:=ROUND(([.A2637]-[.A2636])*1000000)/1000" office:value-type="float" office:value="0.094" calcext:value-type="float">
            <text:p>0.094</text:p>
          </table:table-cell>
          <table:table-cell table:formula="of:=IF([.B2637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6.12612352" calcext:value-type="float">
            <text:p>26.12612352</text:p>
          </table:table-cell>
          <table:table-cell table:formula="of:=ROUND(([.A2638]-[.A2637])*1000000)/1000" office:value-type="float" office:value="0.094" calcext:value-type="float">
            <text:p>0.094</text:p>
          </table:table-cell>
          <table:table-cell table:formula="of:=IF([.B2638]&gt;1;&quot;SLEEP&quot;;&quot;&quot;)">
            <text:p/>
          </table:table-cell>
          <table:table-cell office:value-type="string" calcext:value-type="string">
            <text:p>0xBC</text:p>
          </table:table-cell>
        </table:table-row>
        <table:table-row table:style-name="ro1">
          <table:table-cell office:value-type="float" office:value="26.12621728" calcext:value-type="float">
            <text:p>26.12621728</text:p>
          </table:table-cell>
          <table:table-cell table:formula="of:=ROUND(([.A2639]-[.A2638])*1000000)/1000" office:value-type="float" office:value="0.094" calcext:value-type="float">
            <text:p>0.094</text:p>
          </table:table-cell>
          <table:table-cell table:formula="of:=IF([.B2639]&gt;1;&quot;SLEEP&quot;;&quot;&quot;)">
            <text:p/>
          </table:table-cell>
          <table:table-cell office:value-type="string" calcext:value-type="string">
            <text:p>0xDB</text:p>
          </table:table-cell>
        </table:table-row>
        <table:table-row table:style-name="ro1">
          <table:table-cell office:value-type="float" office:value="26.12631088" calcext:value-type="float">
            <text:p>26.12631088</text:p>
          </table:table-cell>
          <table:table-cell table:formula="of:=ROUND(([.A2640]-[.A2639])*1000000)/1000" office:value-type="float" office:value="0.094" calcext:value-type="float">
            <text:p>0.094</text:p>
          </table:table-cell>
          <table:table-cell table:formula="of:=IF([.B2640]&gt;1;&quot;SLEEP&quot;;&quot;&quot;)">
            <text:p/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office:value-type="float" office:value="26.12640464" calcext:value-type="float">
            <text:p>26.12640464</text:p>
          </table:table-cell>
          <table:table-cell table:formula="of:=ROUND(([.A2641]-[.A2640])*1000000)/1000" office:value-type="float" office:value="0.094" calcext:value-type="float">
            <text:p>0.094</text:p>
          </table:table-cell>
          <table:table-cell table:formula="of:=IF([.B2641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6.12649824" calcext:value-type="float">
            <text:p>26.12649824</text:p>
          </table:table-cell>
          <table:table-cell table:formula="of:=ROUND(([.A2642]-[.A2641])*1000000)/1000" office:value-type="float" office:value="0.094" calcext:value-type="float">
            <text:p>0.094</text:p>
          </table:table-cell>
          <table:table-cell table:formula="of:=IF([.B2642]&gt;1;&quot;SLEEP&quot;;&quot;&quot;)">
            <text:p/>
          </table:table-cell>
          <table:table-cell office:value-type="string" calcext:value-type="string">
            <text:p>0x40</text:p>
          </table:table-cell>
        </table:table-row>
        <table:table-row table:style-name="ro1">
          <table:table-cell office:value-type="float" office:value="26.126592" calcext:value-type="float">
            <text:p>26.126592</text:p>
          </table:table-cell>
          <table:table-cell table:formula="of:=ROUND(([.A2643]-[.A2642])*1000000)/1000" office:value-type="float" office:value="0.094" calcext:value-type="float">
            <text:p>0.094</text:p>
          </table:table-cell>
          <table:table-cell table:formula="of:=IF([.B2643]&gt;1;&quot;SLEEP&quot;;&quot;&quot;)">
            <text:p/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26.1266856" calcext:value-type="float">
            <text:p>26.1266856</text:p>
          </table:table-cell>
          <table:table-cell table:formula="of:=ROUND(([.A2644]-[.A2643])*1000000)/1000" office:value-type="float" office:value="0.094" calcext:value-type="float">
            <text:p>0.094</text:p>
          </table:table-cell>
          <table:table-cell table:formula="of:=IF([.B2644]&gt;1;&quot;SLEEP&quot;;&quot;&quot;)">
            <text:p/>
          </table:table-cell>
          <table:table-cell office:value-type="string" calcext:value-type="string">
            <text:p>0x68</text:p>
          </table:table-cell>
        </table:table-row>
        <table:table-row table:style-name="ro1">
          <table:table-cell office:value-type="float" office:value="26.12677936" calcext:value-type="float">
            <text:p>26.12677936</text:p>
          </table:table-cell>
          <table:table-cell table:formula="of:=ROUND(([.A2645]-[.A2644])*1000000)/1000" office:value-type="float" office:value="0.094" calcext:value-type="float">
            <text:p>0.094</text:p>
          </table:table-cell>
          <table:table-cell table:formula="of:=IF([.B2645]&gt;1;&quot;SLEEP&quot;;&quot;&quot;)">
            <text:p/>
          </table:table-cell>
          <table:table-cell office:value-type="string" calcext:value-type="string">
            <text:p>0x0F</text:p>
          </table:table-cell>
        </table:table-row>
        <table:table-row table:style-name="ro1">
          <table:table-cell office:value-type="float" office:value="26.12687296" calcext:value-type="float">
            <text:p>26.12687296</text:p>
          </table:table-cell>
          <table:table-cell table:formula="of:=ROUND(([.A2646]-[.A2645])*1000000)/1000" office:value-type="float" office:value="0.094" calcext:value-type="float">
            <text:p>0.094</text:p>
          </table:table-cell>
          <table:table-cell table:formula="of:=IF([.B2646]&gt;1;&quot;SLEEP&quot;;&quot;&quot;)">
            <text:p/>
          </table:table-cell>
          <table:table-cell office:value-type="string" calcext:value-type="string">
            <text:p>0x43</text:p>
          </table:table-cell>
        </table:table-row>
        <table:table-row table:style-name="ro1">
          <table:table-cell office:value-type="float" office:value="26.12696656" calcext:value-type="float">
            <text:p>26.12696656</text:p>
          </table:table-cell>
          <table:table-cell table:formula="of:=ROUND(([.A2647]-[.A2646])*1000000)/1000" office:value-type="float" office:value="0.094" calcext:value-type="float">
            <text:p>0.094</text:p>
          </table:table-cell>
          <table:table-cell table:formula="of:=IF([.B2647]&gt;1;&quot;SLEEP&quot;;&quot;&quot;)">
            <text:p/>
          </table:table-cell>
          <table:table-cell office:value-type="string" calcext:value-type="string">
            <text:p>0x24</text:p>
          </table:table-cell>
        </table:table-row>
        <table:table-row table:style-name="ro1">
          <table:table-cell office:value-type="float" office:value="26.12706032" calcext:value-type="float">
            <text:p>26.12706032</text:p>
          </table:table-cell>
          <table:table-cell table:formula="of:=ROUND(([.A2648]-[.A2647])*1000000)/1000" office:value-type="float" office:value="0.094" calcext:value-type="float">
            <text:p>0.094</text:p>
          </table:table-cell>
          <table:table-cell table:formula="of:=IF([.B2648]&gt;1;&quot;SLEEP&quot;;&quot;&quot;)">
            <text:p/>
          </table:table-cell>
          <table:table-cell office:value-type="string" calcext:value-type="string">
            <text:p>0xED</text:p>
          </table:table-cell>
        </table:table-row>
        <table:table-row table:style-name="ro1">
          <table:table-cell office:value-type="float" office:value="26.12715392" calcext:value-type="float">
            <text:p>26.12715392</text:p>
          </table:table-cell>
          <table:table-cell table:formula="of:=ROUND(([.A2649]-[.A2648])*1000000)/1000" office:value-type="float" office:value="0.094" calcext:value-type="float">
            <text:p>0.094</text:p>
          </table:table-cell>
          <table:table-cell table:formula="of:=IF([.B2649]&gt;1;&quot;SLEEP&quot;;&quot;&quot;)">
            <text:p/>
          </table:table-cell>
          <table:table-cell office:value-type="string" calcext:value-type="string">
            <text:p>0xF8</text:p>
          </table:table-cell>
        </table:table-row>
        <table:table-row table:style-name="ro1">
          <table:table-cell office:value-type="float" office:value="26.12724768" calcext:value-type="float">
            <text:p>26.12724768</text:p>
          </table:table-cell>
          <table:table-cell table:formula="of:=ROUND(([.A2650]-[.A2649])*1000000)/1000" office:value-type="float" office:value="0.094" calcext:value-type="float">
            <text:p>0.094</text:p>
          </table:table-cell>
          <table:table-cell table:formula="of:=IF([.B2650]&gt;1;&quot;SLEEP&quot;;&quot;&quot;)">
            <text:p/>
          </table:table-cell>
          <table:table-cell office:value-type="string" calcext:value-type="string">
            <text:p>0xB4</text:p>
          </table:table-cell>
        </table:table-row>
        <table:table-row table:style-name="ro1">
          <table:table-cell office:value-type="float" office:value="26.12734128" calcext:value-type="float">
            <text:p>26.12734128</text:p>
          </table:table-cell>
          <table:table-cell table:formula="of:=ROUND(([.A2651]-[.A2650])*1000000)/1000" office:value-type="float" office:value="0.094" calcext:value-type="float">
            <text:p>0.094</text:p>
          </table:table-cell>
          <table:table-cell table:formula="of:=IF([.B2651]&gt;1;&quot;SLEEP&quot;;&quot;&quot;)">
            <text:p/>
          </table:table-cell>
          <table:table-cell office:value-type="string" calcext:value-type="string">
            <text:p>0x78</text:p>
          </table:table-cell>
        </table:table-row>
        <table:table-row table:style-name="ro1">
          <table:table-cell office:value-type="float" office:value="26.12743504" calcext:value-type="float">
            <text:p>26.12743504</text:p>
          </table:table-cell>
          <table:table-cell table:formula="of:=ROUND(([.A2652]-[.A2651])*1000000)/1000" office:value-type="float" office:value="0.094" calcext:value-type="float">
            <text:p>0.094</text:p>
          </table:table-cell>
          <table:table-cell table:formula="of:=IF([.B2652]&gt;1;&quot;SLEEP&quot;;&quot;&quot;)">
            <text:p/>
          </table:table-cell>
          <table:table-cell office:value-type="string" calcext:value-type="string">
            <text:p>0xEA</text:p>
          </table:table-cell>
        </table:table-row>
        <table:table-row table:style-name="ro1">
          <table:table-cell office:value-type="float" office:value="26.12752864" calcext:value-type="float">
            <text:p>26.12752864</text:p>
          </table:table-cell>
          <table:table-cell table:formula="of:=ROUND(([.A2653]-[.A2652])*1000000)/1000" office:value-type="float" office:value="0.094" calcext:value-type="float">
            <text:p>0.094</text:p>
          </table:table-cell>
          <table:table-cell table:formula="of:=IF([.B2653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276224" calcext:value-type="float">
            <text:p>26.1276224</text:p>
          </table:table-cell>
          <table:table-cell table:formula="of:=ROUND(([.A2654]-[.A2653])*1000000)/1000" office:value-type="float" office:value="0.094" calcext:value-type="float">
            <text:p>0.094</text:p>
          </table:table-cell>
          <table:table-cell table:formula="of:=IF([.B265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2858752" calcext:value-type="float">
            <text:p>26.12858752</text:p>
          </table:table-cell>
          <table:table-cell table:formula="of:=ROUND(([.A2655]-[.A2654])*1000000)/1000" office:value-type="float" office:value="0.965" calcext:value-type="float">
            <text:p>0.965</text:p>
          </table:table-cell>
          <table:table-cell table:formula="of:=IF([.B2655]&gt;1;&quot;SLEEP&quot;;&quot;&quot;)">
            <text:p/>
          </table:table-cell>
          <table:table-cell office:value-type="string" calcext:value-type="string">
            <text:p>0x46</text:p>
          </table:table-cell>
        </table:table-row>
        <table:table-row table:style-name="ro1">
          <table:table-cell office:value-type="float" office:value="26.12868112" calcext:value-type="float">
            <text:p>26.12868112</text:p>
          </table:table-cell>
          <table:table-cell table:formula="of:=ROUND(([.A2656]-[.A2655])*1000000)/1000" office:value-type="float" office:value="0.094" calcext:value-type="float">
            <text:p>0.094</text:p>
          </table:table-cell>
          <table:table-cell table:formula="of:=IF([.B265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2877488" calcext:value-type="float">
            <text:p>26.12877488</text:p>
          </table:table-cell>
          <table:table-cell table:formula="of:=ROUND(([.A2657]-[.A2656])*1000000)/1000" office:value-type="float" office:value="0.094" calcext:value-type="float">
            <text:p>0.094</text:p>
          </table:table-cell>
          <table:table-cell table:formula="of:=IF([.B265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2886848" calcext:value-type="float">
            <text:p>26.12886848</text:p>
          </table:table-cell>
          <table:table-cell table:formula="of:=ROUND(([.A2658]-[.A2657])*1000000)/1000" office:value-type="float" office:value="0.094" calcext:value-type="float">
            <text:p>0.094</text:p>
          </table:table-cell>
          <table:table-cell table:formula="of:=IF([.B265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2896224" calcext:value-type="float">
            <text:p>26.12896224</text:p>
          </table:table-cell>
          <table:table-cell table:formula="of:=ROUND(([.A2659]-[.A2658])*1000000)/1000" office:value-type="float" office:value="0.094" calcext:value-type="float">
            <text:p>0.094</text:p>
          </table:table-cell>
          <table:table-cell table:formula="of:=IF([.B265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2905584" calcext:value-type="float">
            <text:p>26.12905584</text:p>
          </table:table-cell>
          <table:table-cell table:formula="of:=ROUND(([.A2660]-[.A2659])*1000000)/1000" office:value-type="float" office:value="0.094" calcext:value-type="float">
            <text:p>0.094</text:p>
          </table:table-cell>
          <table:table-cell table:formula="of:=IF([.B266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291496" calcext:value-type="float">
            <text:p>26.1291496</text:p>
          </table:table-cell>
          <table:table-cell table:formula="of:=ROUND(([.A2661]-[.A2660])*1000000)/1000" office:value-type="float" office:value="0.094" calcext:value-type="float">
            <text:p>0.094</text:p>
          </table:table-cell>
          <table:table-cell table:formula="of:=IF([.B266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292432" calcext:value-type="float">
            <text:p>26.1292432</text:p>
          </table:table-cell>
          <table:table-cell table:formula="of:=ROUND(([.A2662]-[.A2661])*1000000)/1000" office:value-type="float" office:value="0.094" calcext:value-type="float">
            <text:p>0.094</text:p>
          </table:table-cell>
          <table:table-cell table:formula="of:=IF([.B266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293368" calcext:value-type="float">
            <text:p>26.1293368</text:p>
          </table:table-cell>
          <table:table-cell table:formula="of:=ROUND(([.A2663]-[.A2662])*1000000)/1000" office:value-type="float" office:value="0.094" calcext:value-type="float">
            <text:p>0.094</text:p>
          </table:table-cell>
          <table:table-cell table:formula="of:=IF([.B266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2943056" calcext:value-type="float">
            <text:p>26.12943056</text:p>
          </table:table-cell>
          <table:table-cell table:formula="of:=ROUND(([.A2664]-[.A2663])*1000000)/1000" office:value-type="float" office:value="0.094" calcext:value-type="float">
            <text:p>0.094</text:p>
          </table:table-cell>
          <table:table-cell table:formula="of:=IF([.B266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2952416" calcext:value-type="float">
            <text:p>26.12952416</text:p>
          </table:table-cell>
          <table:table-cell table:formula="of:=ROUND(([.A2665]-[.A2664])*1000000)/1000" office:value-type="float" office:value="0.094" calcext:value-type="float">
            <text:p>0.094</text:p>
          </table:table-cell>
          <table:table-cell table:formula="of:=IF([.B266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2961792" calcext:value-type="float">
            <text:p>26.12961792</text:p>
          </table:table-cell>
          <table:table-cell table:formula="of:=ROUND(([.A2666]-[.A2665])*1000000)/1000" office:value-type="float" office:value="0.094" calcext:value-type="float">
            <text:p>0.094</text:p>
          </table:table-cell>
          <table:table-cell table:formula="of:=IF([.B266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2971152" calcext:value-type="float">
            <text:p>26.12971152</text:p>
          </table:table-cell>
          <table:table-cell table:formula="of:=ROUND(([.A2667]-[.A2666])*1000000)/1000" office:value-type="float" office:value="0.094" calcext:value-type="float">
            <text:p>0.094</text:p>
          </table:table-cell>
          <table:table-cell table:formula="of:=IF([.B266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2980528" calcext:value-type="float">
            <text:p>26.12980528</text:p>
          </table:table-cell>
          <table:table-cell table:formula="of:=ROUND(([.A2668]-[.A2667])*1000000)/1000" office:value-type="float" office:value="0.094" calcext:value-type="float">
            <text:p>0.094</text:p>
          </table:table-cell>
          <table:table-cell table:formula="of:=IF([.B266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2989888" calcext:value-type="float">
            <text:p>26.12989888</text:p>
          </table:table-cell>
          <table:table-cell table:formula="of:=ROUND(([.A2669]-[.A2668])*1000000)/1000" office:value-type="float" office:value="0.094" calcext:value-type="float">
            <text:p>0.094</text:p>
          </table:table-cell>
          <table:table-cell table:formula="of:=IF([.B266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2999264" calcext:value-type="float">
            <text:p>26.12999264</text:p>
          </table:table-cell>
          <table:table-cell table:formula="of:=ROUND(([.A2670]-[.A2669])*1000000)/1000" office:value-type="float" office:value="0.094" calcext:value-type="float">
            <text:p>0.094</text:p>
          </table:table-cell>
          <table:table-cell table:formula="of:=IF([.B267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008624" calcext:value-type="float">
            <text:p>26.13008624</text:p>
          </table:table-cell>
          <table:table-cell table:formula="of:=ROUND(([.A2671]-[.A2670])*1000000)/1000" office:value-type="float" office:value="0.094" calcext:value-type="float">
            <text:p>0.094</text:p>
          </table:table-cell>
          <table:table-cell table:formula="of:=IF([.B267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017984" calcext:value-type="float">
            <text:p>26.13017984</text:p>
          </table:table-cell>
          <table:table-cell table:formula="of:=ROUND(([.A2672]-[.A2671])*1000000)/1000" office:value-type="float" office:value="0.094" calcext:value-type="float">
            <text:p>0.094</text:p>
          </table:table-cell>
          <table:table-cell table:formula="of:=IF([.B267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02736" calcext:value-type="float">
            <text:p>26.1302736</text:p>
          </table:table-cell>
          <table:table-cell table:formula="of:=ROUND(([.A2673]-[.A2672])*1000000)/1000" office:value-type="float" office:value="0.094" calcext:value-type="float">
            <text:p>0.094</text:p>
          </table:table-cell>
          <table:table-cell table:formula="of:=IF([.B267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03672" calcext:value-type="float">
            <text:p>26.1303672</text:p>
          </table:table-cell>
          <table:table-cell table:formula="of:=ROUND(([.A2674]-[.A2673])*1000000)/1000" office:value-type="float" office:value="0.094" calcext:value-type="float">
            <text:p>0.094</text:p>
          </table:table-cell>
          <table:table-cell table:formula="of:=IF([.B2674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3046096" calcext:value-type="float">
            <text:p>26.13046096</text:p>
          </table:table-cell>
          <table:table-cell table:formula="of:=ROUND(([.A2675]-[.A2674])*1000000)/1000" office:value-type="float" office:value="0.094" calcext:value-type="float">
            <text:p>0.094</text:p>
          </table:table-cell>
          <table:table-cell table:formula="of:=IF([.B267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055456" calcext:value-type="float">
            <text:p>26.13055456</text:p>
          </table:table-cell>
          <table:table-cell table:formula="of:=ROUND(([.A2676]-[.A2675])*1000000)/1000" office:value-type="float" office:value="0.094" calcext:value-type="float">
            <text:p>0.094</text:p>
          </table:table-cell>
          <table:table-cell table:formula="of:=IF([.B267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064832" calcext:value-type="float">
            <text:p>26.13064832</text:p>
          </table:table-cell>
          <table:table-cell table:formula="of:=ROUND(([.A2677]-[.A2676])*1000000)/1000" office:value-type="float" office:value="0.094" calcext:value-type="float">
            <text:p>0.094</text:p>
          </table:table-cell>
          <table:table-cell table:formula="of:=IF([.B267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074192" calcext:value-type="float">
            <text:p>26.13074192</text:p>
          </table:table-cell>
          <table:table-cell table:formula="of:=ROUND(([.A2678]-[.A2677])*1000000)/1000" office:value-type="float" office:value="0.094" calcext:value-type="float">
            <text:p>0.094</text:p>
          </table:table-cell>
          <table:table-cell table:formula="of:=IF([.B267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083568" calcext:value-type="float">
            <text:p>26.13083568</text:p>
          </table:table-cell>
          <table:table-cell table:formula="of:=ROUND(([.A2679]-[.A2678])*1000000)/1000" office:value-type="float" office:value="0.094" calcext:value-type="float">
            <text:p>0.094</text:p>
          </table:table-cell>
          <table:table-cell table:formula="of:=IF([.B267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092928" calcext:value-type="float">
            <text:p>26.13092928</text:p>
          </table:table-cell>
          <table:table-cell table:formula="of:=ROUND(([.A2680]-[.A2679])*1000000)/1000" office:value-type="float" office:value="0.094" calcext:value-type="float">
            <text:p>0.094</text:p>
          </table:table-cell>
          <table:table-cell table:formula="of:=IF([.B268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102288" calcext:value-type="float">
            <text:p>26.13102288</text:p>
          </table:table-cell>
          <table:table-cell table:formula="of:=ROUND(([.A2681]-[.A2680])*1000000)/1000" office:value-type="float" office:value="0.094" calcext:value-type="float">
            <text:p>0.094</text:p>
          </table:table-cell>
          <table:table-cell table:formula="of:=IF([.B268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111664" calcext:value-type="float">
            <text:p>26.13111664</text:p>
          </table:table-cell>
          <table:table-cell table:formula="of:=ROUND(([.A2682]-[.A2681])*1000000)/1000" office:value-type="float" office:value="0.094" calcext:value-type="float">
            <text:p>0.094</text:p>
          </table:table-cell>
          <table:table-cell table:formula="of:=IF([.B268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121024" calcext:value-type="float">
            <text:p>26.13121024</text:p>
          </table:table-cell>
          <table:table-cell table:formula="of:=ROUND(([.A2683]-[.A2682])*1000000)/1000" office:value-type="float" office:value="0.094" calcext:value-type="float">
            <text:p>0.094</text:p>
          </table:table-cell>
          <table:table-cell table:formula="of:=IF([.B268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1304" calcext:value-type="float">
            <text:p>26.131304</text:p>
          </table:table-cell>
          <table:table-cell table:formula="of:=ROUND(([.A2684]-[.A2683])*1000000)/1000" office:value-type="float" office:value="0.094" calcext:value-type="float">
            <text:p>0.094</text:p>
          </table:table-cell>
          <table:table-cell table:formula="of:=IF([.B268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13976" calcext:value-type="float">
            <text:p>26.1313976</text:p>
          </table:table-cell>
          <table:table-cell table:formula="of:=ROUND(([.A2685]-[.A2684])*1000000)/1000" office:value-type="float" office:value="0.094" calcext:value-type="float">
            <text:p>0.094</text:p>
          </table:table-cell>
          <table:table-cell table:formula="of:=IF([.B268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14912" calcext:value-type="float">
            <text:p>26.1314912</text:p>
          </table:table-cell>
          <table:table-cell table:formula="of:=ROUND(([.A2686]-[.A2685])*1000000)/1000" office:value-type="float" office:value="0.094" calcext:value-type="float">
            <text:p>0.094</text:p>
          </table:table-cell>
          <table:table-cell table:formula="of:=IF([.B268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245648" calcext:value-type="float">
            <text:p>26.13245648</text:p>
          </table:table-cell>
          <table:table-cell table:formula="of:=ROUND(([.A2687]-[.A2686])*1000000)/1000" office:value-type="float" office:value="0.965" calcext:value-type="float">
            <text:p>0.965</text:p>
          </table:table-cell>
          <table:table-cell table:formula="of:=IF([.B2687]&gt;1;&quot;SLEEP&quot;;&quot;&quot;)">
            <text:p/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float" office:value="26.13255008" calcext:value-type="float">
            <text:p>26.13255008</text:p>
          </table:table-cell>
          <table:table-cell table:formula="of:=ROUND(([.A2688]-[.A2687])*1000000)/1000" office:value-type="float" office:value="0.094" calcext:value-type="float">
            <text:p>0.094</text:p>
          </table:table-cell>
          <table:table-cell table:formula="of:=IF([.B268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264368" calcext:value-type="float">
            <text:p>26.13264368</text:p>
          </table:table-cell>
          <table:table-cell table:formula="of:=ROUND(([.A2689]-[.A2688])*1000000)/1000" office:value-type="float" office:value="0.094" calcext:value-type="float">
            <text:p>0.094</text:p>
          </table:table-cell>
          <table:table-cell table:formula="of:=IF([.B268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273744" calcext:value-type="float">
            <text:p>26.13273744</text:p>
          </table:table-cell>
          <table:table-cell table:formula="of:=ROUND(([.A2690]-[.A2689])*1000000)/1000" office:value-type="float" office:value="0.094" calcext:value-type="float">
            <text:p>0.094</text:p>
          </table:table-cell>
          <table:table-cell table:formula="of:=IF([.B269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283104" calcext:value-type="float">
            <text:p>26.13283104</text:p>
          </table:table-cell>
          <table:table-cell table:formula="of:=ROUND(([.A2691]-[.A2690])*1000000)/1000" office:value-type="float" office:value="0.094" calcext:value-type="float">
            <text:p>0.094</text:p>
          </table:table-cell>
          <table:table-cell table:formula="of:=IF([.B269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29248" calcext:value-type="float">
            <text:p>26.1329248</text:p>
          </table:table-cell>
          <table:table-cell table:formula="of:=ROUND(([.A2692]-[.A2691])*1000000)/1000" office:value-type="float" office:value="0.094" calcext:value-type="float">
            <text:p>0.094</text:p>
          </table:table-cell>
          <table:table-cell table:formula="of:=IF([.B269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30184" calcext:value-type="float">
            <text:p>26.1330184</text:p>
          </table:table-cell>
          <table:table-cell table:formula="of:=ROUND(([.A2693]-[.A2692])*1000000)/1000" office:value-type="float" office:value="0.094" calcext:value-type="float">
            <text:p>0.094</text:p>
          </table:table-cell>
          <table:table-cell table:formula="of:=IF([.B269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311216" calcext:value-type="float">
            <text:p>26.13311216</text:p>
          </table:table-cell>
          <table:table-cell table:formula="of:=ROUND(([.A2694]-[.A2693])*1000000)/1000" office:value-type="float" office:value="0.094" calcext:value-type="float">
            <text:p>0.094</text:p>
          </table:table-cell>
          <table:table-cell table:formula="of:=IF([.B269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320576" calcext:value-type="float">
            <text:p>26.13320576</text:p>
          </table:table-cell>
          <table:table-cell table:formula="of:=ROUND(([.A2695]-[.A2694])*1000000)/1000" office:value-type="float" office:value="0.094" calcext:value-type="float">
            <text:p>0.094</text:p>
          </table:table-cell>
          <table:table-cell table:formula="of:=IF([.B2695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3329936" calcext:value-type="float">
            <text:p>26.13329936</text:p>
          </table:table-cell>
          <table:table-cell table:formula="of:=ROUND(([.A2696]-[.A2695])*1000000)/1000" office:value-type="float" office:value="0.094" calcext:value-type="float">
            <text:p>0.094</text:p>
          </table:table-cell>
          <table:table-cell table:formula="of:=IF([.B269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339312" calcext:value-type="float">
            <text:p>26.13339312</text:p>
          </table:table-cell>
          <table:table-cell table:formula="of:=ROUND(([.A2697]-[.A2696])*1000000)/1000" office:value-type="float" office:value="0.094" calcext:value-type="float">
            <text:p>0.094</text:p>
          </table:table-cell>
          <table:table-cell table:formula="of:=IF([.B269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348672" calcext:value-type="float">
            <text:p>26.13348672</text:p>
          </table:table-cell>
          <table:table-cell table:formula="of:=ROUND(([.A2698]-[.A2697])*1000000)/1000" office:value-type="float" office:value="0.094" calcext:value-type="float">
            <text:p>0.094</text:p>
          </table:table-cell>
          <table:table-cell table:formula="of:=IF([.B269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358048" calcext:value-type="float">
            <text:p>26.13358048</text:p>
          </table:table-cell>
          <table:table-cell table:formula="of:=ROUND(([.A2699]-[.A2698])*1000000)/1000" office:value-type="float" office:value="0.094" calcext:value-type="float">
            <text:p>0.094</text:p>
          </table:table-cell>
          <table:table-cell table:formula="of:=IF([.B269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367408" calcext:value-type="float">
            <text:p>26.13367408</text:p>
          </table:table-cell>
          <table:table-cell table:formula="of:=ROUND(([.A2700]-[.A2699])*1000000)/1000" office:value-type="float" office:value="0.094" calcext:value-type="float">
            <text:p>0.094</text:p>
          </table:table-cell>
          <table:table-cell table:formula="of:=IF([.B270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376768" calcext:value-type="float">
            <text:p>26.13376768</text:p>
          </table:table-cell>
          <table:table-cell table:formula="of:=ROUND(([.A2701]-[.A2700])*1000000)/1000" office:value-type="float" office:value="0.094" calcext:value-type="float">
            <text:p>0.094</text:p>
          </table:table-cell>
          <table:table-cell table:formula="of:=IF([.B270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386144" calcext:value-type="float">
            <text:p>26.13386144</text:p>
          </table:table-cell>
          <table:table-cell table:formula="of:=ROUND(([.A2702]-[.A2701])*1000000)/1000" office:value-type="float" office:value="0.094" calcext:value-type="float">
            <text:p>0.094</text:p>
          </table:table-cell>
          <table:table-cell table:formula="of:=IF([.B270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395504" calcext:value-type="float">
            <text:p>26.13395504</text:p>
          </table:table-cell>
          <table:table-cell table:formula="of:=ROUND(([.A2703]-[.A2702])*1000000)/1000" office:value-type="float" office:value="0.094" calcext:value-type="float">
            <text:p>0.094</text:p>
          </table:table-cell>
          <table:table-cell table:formula="of:=IF([.B270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404864" calcext:value-type="float">
            <text:p>26.13404864</text:p>
          </table:table-cell>
          <table:table-cell table:formula="of:=ROUND(([.A2704]-[.A2703])*1000000)/1000" office:value-type="float" office:value="0.094" calcext:value-type="float">
            <text:p>0.094</text:p>
          </table:table-cell>
          <table:table-cell table:formula="of:=IF([.B270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41424" calcext:value-type="float">
            <text:p>26.1341424</text:p>
          </table:table-cell>
          <table:table-cell table:formula="of:=ROUND(([.A2705]-[.A2704])*1000000)/1000" office:value-type="float" office:value="0.094" calcext:value-type="float">
            <text:p>0.094</text:p>
          </table:table-cell>
          <table:table-cell table:formula="of:=IF([.B270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4236" calcext:value-type="float">
            <text:p>26.134236</text:p>
          </table:table-cell>
          <table:table-cell table:formula="of:=ROUND(([.A2706]-[.A2705])*1000000)/1000" office:value-type="float" office:value="0.094" calcext:value-type="float">
            <text:p>0.094</text:p>
          </table:table-cell>
          <table:table-cell table:formula="of:=IF([.B270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432976" calcext:value-type="float">
            <text:p>26.13432976</text:p>
          </table:table-cell>
          <table:table-cell table:formula="of:=ROUND(([.A2707]-[.A2706])*1000000)/1000" office:value-type="float" office:value="0.094" calcext:value-type="float">
            <text:p>0.094</text:p>
          </table:table-cell>
          <table:table-cell table:formula="of:=IF([.B270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442336" calcext:value-type="float">
            <text:p>26.13442336</text:p>
          </table:table-cell>
          <table:table-cell table:formula="of:=ROUND(([.A2708]-[.A2707])*1000000)/1000" office:value-type="float" office:value="0.094" calcext:value-type="float">
            <text:p>0.094</text:p>
          </table:table-cell>
          <table:table-cell table:formula="of:=IF([.B270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451712" calcext:value-type="float">
            <text:p>26.13451712</text:p>
          </table:table-cell>
          <table:table-cell table:formula="of:=ROUND(([.A2709]-[.A2708])*1000000)/1000" office:value-type="float" office:value="0.094" calcext:value-type="float">
            <text:p>0.094</text:p>
          </table:table-cell>
          <table:table-cell table:formula="of:=IF([.B270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461072" calcext:value-type="float">
            <text:p>26.13461072</text:p>
          </table:table-cell>
          <table:table-cell table:formula="of:=ROUND(([.A2710]-[.A2709])*1000000)/1000" office:value-type="float" office:value="0.094" calcext:value-type="float">
            <text:p>0.094</text:p>
          </table:table-cell>
          <table:table-cell table:formula="of:=IF([.B271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470448" calcext:value-type="float">
            <text:p>26.13470448</text:p>
          </table:table-cell>
          <table:table-cell table:formula="of:=ROUND(([.A2711]-[.A2710])*1000000)/1000" office:value-type="float" office:value="0.094" calcext:value-type="float">
            <text:p>0.094</text:p>
          </table:table-cell>
          <table:table-cell table:formula="of:=IF([.B271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479808" calcext:value-type="float">
            <text:p>26.13479808</text:p>
          </table:table-cell>
          <table:table-cell table:formula="of:=ROUND(([.A2712]-[.A2711])*1000000)/1000" office:value-type="float" office:value="0.094" calcext:value-type="float">
            <text:p>0.094</text:p>
          </table:table-cell>
          <table:table-cell table:formula="of:=IF([.B271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489168" calcext:value-type="float">
            <text:p>26.13489168</text:p>
          </table:table-cell>
          <table:table-cell table:formula="of:=ROUND(([.A2713]-[.A2712])*1000000)/1000" office:value-type="float" office:value="0.094" calcext:value-type="float">
            <text:p>0.094</text:p>
          </table:table-cell>
          <table:table-cell table:formula="of:=IF([.B271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498544" calcext:value-type="float">
            <text:p>26.13498544</text:p>
          </table:table-cell>
          <table:table-cell table:formula="of:=ROUND(([.A2714]-[.A2713])*1000000)/1000" office:value-type="float" office:value="0.094" calcext:value-type="float">
            <text:p>0.094</text:p>
          </table:table-cell>
          <table:table-cell table:formula="of:=IF([.B271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595392" calcext:value-type="float">
            <text:p>26.13595392</text:p>
          </table:table-cell>
          <table:table-cell table:formula="of:=ROUND(([.A2715]-[.A2714])*1000000)/1000" office:value-type="float" office:value="0.968" calcext:value-type="float">
            <text:p>0.968</text:p>
          </table:table-cell>
          <table:table-cell table:formula="of:=IF([.B271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604752" calcext:value-type="float">
            <text:p>26.13604752</text:p>
          </table:table-cell>
          <table:table-cell table:formula="of:=ROUND(([.A2716]-[.A2715])*1000000)/1000" office:value-type="float" office:value="0.094" calcext:value-type="float">
            <text:p>0.094</text:p>
          </table:table-cell>
          <table:table-cell table:formula="of:=IF([.B2716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6.1362816" calcext:value-type="float">
            <text:p>26.1362816</text:p>
          </table:table-cell>
          <table:table-cell table:formula="of:=ROUND(([.A2717]-[.A2716])*1000000)/1000" office:value-type="float" office:value="0.234" calcext:value-type="float">
            <text:p>0.234</text:p>
          </table:table-cell>
          <table:table-cell table:formula="of:=IF([.B2717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363752" calcext:value-type="float">
            <text:p>26.1363752</text:p>
          </table:table-cell>
          <table:table-cell table:formula="of:=ROUND(([.A2718]-[.A2717])*1000000)/1000" office:value-type="float" office:value="0.094" calcext:value-type="float">
            <text:p>0.094</text:p>
          </table:table-cell>
          <table:table-cell table:formula="of:=IF([.B2718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3646896" calcext:value-type="float">
            <text:p>26.13646896</text:p>
          </table:table-cell>
          <table:table-cell table:formula="of:=ROUND(([.A2719]-[.A2718])*1000000)/1000" office:value-type="float" office:value="0.094" calcext:value-type="float">
            <text:p>0.094</text:p>
          </table:table-cell>
          <table:table-cell table:formula="of:=IF([.B271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656256" calcext:value-type="float">
            <text:p>26.13656256</text:p>
          </table:table-cell>
          <table:table-cell table:formula="of:=ROUND(([.A2720]-[.A2719])*1000000)/1000" office:value-type="float" office:value="0.094" calcext:value-type="float">
            <text:p>0.094</text:p>
          </table:table-cell>
          <table:table-cell table:formula="of:=IF([.B272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665616" calcext:value-type="float">
            <text:p>26.13665616</text:p>
          </table:table-cell>
          <table:table-cell table:formula="of:=ROUND(([.A2721]-[.A2720])*1000000)/1000" office:value-type="float" office:value="0.094" calcext:value-type="float">
            <text:p>0.094</text:p>
          </table:table-cell>
          <table:table-cell table:formula="of:=IF([.B272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674992" calcext:value-type="float">
            <text:p>26.13674992</text:p>
          </table:table-cell>
          <table:table-cell table:formula="of:=ROUND(([.A2722]-[.A2721])*1000000)/1000" office:value-type="float" office:value="0.094" calcext:value-type="float">
            <text:p>0.094</text:p>
          </table:table-cell>
          <table:table-cell table:formula="of:=IF([.B272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684352" calcext:value-type="float">
            <text:p>26.13684352</text:p>
          </table:table-cell>
          <table:table-cell table:formula="of:=ROUND(([.A2723]-[.A2722])*1000000)/1000" office:value-type="float" office:value="0.094" calcext:value-type="float">
            <text:p>0.094</text:p>
          </table:table-cell>
          <table:table-cell table:formula="of:=IF([.B272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693712" calcext:value-type="float">
            <text:p>26.13693712</text:p>
          </table:table-cell>
          <table:table-cell table:formula="of:=ROUND(([.A2724]-[.A2723])*1000000)/1000" office:value-type="float" office:value="0.094" calcext:value-type="float">
            <text:p>0.094</text:p>
          </table:table-cell>
          <table:table-cell table:formula="of:=IF([.B272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703088" calcext:value-type="float">
            <text:p>26.13703088</text:p>
          </table:table-cell>
          <table:table-cell table:formula="of:=ROUND(([.A2725]-[.A2724])*1000000)/1000" office:value-type="float" office:value="0.094" calcext:value-type="float">
            <text:p>0.094</text:p>
          </table:table-cell>
          <table:table-cell table:formula="of:=IF([.B272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712448" calcext:value-type="float">
            <text:p>26.13712448</text:p>
          </table:table-cell>
          <table:table-cell table:formula="of:=ROUND(([.A2726]-[.A2725])*1000000)/1000" office:value-type="float" office:value="0.094" calcext:value-type="float">
            <text:p>0.094</text:p>
          </table:table-cell>
          <table:table-cell table:formula="of:=IF([.B272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721824" calcext:value-type="float">
            <text:p>26.13721824</text:p>
          </table:table-cell>
          <table:table-cell table:formula="of:=ROUND(([.A2727]-[.A2726])*1000000)/1000" office:value-type="float" office:value="0.094" calcext:value-type="float">
            <text:p>0.094</text:p>
          </table:table-cell>
          <table:table-cell table:formula="of:=IF([.B272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731184" calcext:value-type="float">
            <text:p>26.13731184</text:p>
          </table:table-cell>
          <table:table-cell table:formula="of:=ROUND(([.A2728]-[.A2727])*1000000)/1000" office:value-type="float" office:value="0.094" calcext:value-type="float">
            <text:p>0.094</text:p>
          </table:table-cell>
          <table:table-cell table:formula="of:=IF([.B272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740544" calcext:value-type="float">
            <text:p>26.13740544</text:p>
          </table:table-cell>
          <table:table-cell table:formula="of:=ROUND(([.A2729]-[.A2728])*1000000)/1000" office:value-type="float" office:value="0.094" calcext:value-type="float">
            <text:p>0.094</text:p>
          </table:table-cell>
          <table:table-cell table:formula="of:=IF([.B272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74992" calcext:value-type="float">
            <text:p>26.1374992</text:p>
          </table:table-cell>
          <table:table-cell table:formula="of:=ROUND(([.A2730]-[.A2729])*1000000)/1000" office:value-type="float" office:value="0.094" calcext:value-type="float">
            <text:p>0.094</text:p>
          </table:table-cell>
          <table:table-cell table:formula="of:=IF([.B273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75928" calcext:value-type="float">
            <text:p>26.1375928</text:p>
          </table:table-cell>
          <table:table-cell table:formula="of:=ROUND(([.A2731]-[.A2730])*1000000)/1000" office:value-type="float" office:value="0.094" calcext:value-type="float">
            <text:p>0.094</text:p>
          </table:table-cell>
          <table:table-cell table:formula="of:=IF([.B273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768656" calcext:value-type="float">
            <text:p>26.13768656</text:p>
          </table:table-cell>
          <table:table-cell table:formula="of:=ROUND(([.A2732]-[.A2731])*1000000)/1000" office:value-type="float" office:value="0.094" calcext:value-type="float">
            <text:p>0.094</text:p>
          </table:table-cell>
          <table:table-cell table:formula="of:=IF([.B273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778016" calcext:value-type="float">
            <text:p>26.13778016</text:p>
          </table:table-cell>
          <table:table-cell table:formula="of:=ROUND(([.A2733]-[.A2732])*1000000)/1000" office:value-type="float" office:value="0.094" calcext:value-type="float">
            <text:p>0.094</text:p>
          </table:table-cell>
          <table:table-cell table:formula="of:=IF([.B273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787376" calcext:value-type="float">
            <text:p>26.13787376</text:p>
          </table:table-cell>
          <table:table-cell table:formula="of:=ROUND(([.A2734]-[.A2733])*1000000)/1000" office:value-type="float" office:value="0.094" calcext:value-type="float">
            <text:p>0.094</text:p>
          </table:table-cell>
          <table:table-cell table:formula="of:=IF([.B273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796736" calcext:value-type="float">
            <text:p>26.13796736</text:p>
          </table:table-cell>
          <table:table-cell table:formula="of:=ROUND(([.A2735]-[.A2734])*1000000)/1000" office:value-type="float" office:value="0.094" calcext:value-type="float">
            <text:p>0.094</text:p>
          </table:table-cell>
          <table:table-cell table:formula="of:=IF([.B273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806112" calcext:value-type="float">
            <text:p>26.13806112</text:p>
          </table:table-cell>
          <table:table-cell table:formula="of:=ROUND(([.A2736]-[.A2735])*1000000)/1000" office:value-type="float" office:value="0.094" calcext:value-type="float">
            <text:p>0.094</text:p>
          </table:table-cell>
          <table:table-cell table:formula="of:=IF([.B273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815472" calcext:value-type="float">
            <text:p>26.13815472</text:p>
          </table:table-cell>
          <table:table-cell table:formula="of:=ROUND(([.A2737]-[.A2736])*1000000)/1000" office:value-type="float" office:value="0.094" calcext:value-type="float">
            <text:p>0.094</text:p>
          </table:table-cell>
          <table:table-cell table:formula="of:=IF([.B273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3824848" calcext:value-type="float">
            <text:p>26.13824848</text:p>
          </table:table-cell>
          <table:table-cell table:formula="of:=ROUND(([.A2738]-[.A2737])*1000000)/1000" office:value-type="float" office:value="0.094" calcext:value-type="float">
            <text:p>0.094</text:p>
          </table:table-cell>
          <table:table-cell table:formula="of:=IF([.B2738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6.13834208" calcext:value-type="float">
            <text:p>26.13834208</text:p>
          </table:table-cell>
          <table:table-cell table:formula="of:=ROUND(([.A2739]-[.A2738])*1000000)/1000" office:value-type="float" office:value="0.094" calcext:value-type="float">
            <text:p>0.094</text:p>
          </table:table-cell>
          <table:table-cell table:formula="of:=IF([.B2739]&gt;1;&quot;SLEEP&quot;;&quot;&quot;)">
            <text:p/>
          </table:table-cell>
          <table:table-cell office:value-type="string" calcext:value-type="string">
            <text:p>0xB7</text:p>
          </table:table-cell>
        </table:table-row>
        <table:table-row table:style-name="ro1">
          <table:table-cell office:value-type="float" office:value="26.13843584" calcext:value-type="float">
            <text:p>26.13843584</text:p>
          </table:table-cell>
          <table:table-cell table:formula="of:=ROUND(([.A2740]-[.A2739])*1000000)/1000" office:value-type="float" office:value="0.094" calcext:value-type="float">
            <text:p>0.094</text:p>
          </table:table-cell>
          <table:table-cell table:formula="of:=IF([.B2740]&gt;1;&quot;SLEEP&quot;;&quot;&quot;)">
            <text:p/>
          </table:table-cell>
          <table:table-cell office:value-type="string" calcext:value-type="string">
            <text:p>0x9B</text:p>
          </table:table-cell>
        </table:table-row>
        <table:table-row table:style-name="ro1">
          <table:table-cell office:value-type="float" office:value="26.13852944" calcext:value-type="float">
            <text:p>26.13852944</text:p>
          </table:table-cell>
          <table:table-cell table:formula="of:=ROUND(([.A2741]-[.A2740])*1000000)/1000" office:value-type="float" office:value="0.094" calcext:value-type="float">
            <text:p>0.094</text:p>
          </table:table-cell>
          <table:table-cell table:formula="of:=IF([.B2741]&gt;1;&quot;SLEEP&quot;;&quot;&quot;)">
            <text:p/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office:value-type="float" office:value="26.1386232" calcext:value-type="float">
            <text:p>26.1386232</text:p>
          </table:table-cell>
          <table:table-cell table:formula="of:=ROUND(([.A2742]-[.A2741])*1000000)/1000" office:value-type="float" office:value="0.094" calcext:value-type="float">
            <text:p>0.094</text:p>
          </table:table-cell>
          <table:table-cell table:formula="of:=IF([.B2742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6.1387168" calcext:value-type="float">
            <text:p>26.1387168</text:p>
          </table:table-cell>
          <table:table-cell table:formula="of:=ROUND(([.A2743]-[.A2742])*1000000)/1000" office:value-type="float" office:value="0.094" calcext:value-type="float">
            <text:p>0.094</text:p>
          </table:table-cell>
          <table:table-cell table:formula="of:=IF([.B2743]&gt;1;&quot;SLEEP&quot;;&quot;&quot;)">
            <text:p/>
          </table:table-cell>
          <table:table-cell office:value-type="string" calcext:value-type="string">
            <text:p>0x90</text:p>
          </table:table-cell>
        </table:table-row>
        <table:table-row table:style-name="ro1">
          <table:table-cell office:value-type="float" office:value="26.1388104" calcext:value-type="float">
            <text:p>26.1388104</text:p>
          </table:table-cell>
          <table:table-cell table:formula="of:=ROUND(([.A2744]-[.A2743])*1000000)/1000" office:value-type="float" office:value="0.094" calcext:value-type="float">
            <text:p>0.094</text:p>
          </table:table-cell>
          <table:table-cell table:formula="of:=IF([.B2744]&gt;1;&quot;SLEEP&quot;;&quot;&quot;)">
            <text:p/>
          </table:table-cell>
          <table:table-cell office:value-type="string" calcext:value-type="string">
            <text:p>0xC9</text:p>
          </table:table-cell>
        </table:table-row>
        <table:table-row table:style-name="ro1">
          <table:table-cell office:value-type="float" office:value="26.13890416" calcext:value-type="float">
            <text:p>26.13890416</text:p>
          </table:table-cell>
          <table:table-cell table:formula="of:=ROUND(([.A2745]-[.A2744])*1000000)/1000" office:value-type="float" office:value="0.094" calcext:value-type="float">
            <text:p>0.094</text:p>
          </table:table-cell>
          <table:table-cell table:formula="of:=IF([.B2745]&gt;1;&quot;SLEEP&quot;;&quot;&quot;)">
            <text:p/>
          </table:table-cell>
          <table:table-cell office:value-type="string" calcext:value-type="string">
            <text:p>0xD5</text:p>
          </table:table-cell>
        </table:table-row>
        <table:table-row table:style-name="ro1">
          <table:table-cell office:value-type="float" office:value="26.13899776" calcext:value-type="float">
            <text:p>26.13899776</text:p>
          </table:table-cell>
          <table:table-cell table:formula="of:=ROUND(([.A2746]-[.A2745])*1000000)/1000" office:value-type="float" office:value="0.094" calcext:value-type="float">
            <text:p>0.094</text:p>
          </table:table-cell>
          <table:table-cell table:formula="of:=IF([.B2746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6.13909152" calcext:value-type="float">
            <text:p>26.13909152</text:p>
          </table:table-cell>
          <table:table-cell table:formula="of:=ROUND(([.A2747]-[.A2746])*1000000)/1000" office:value-type="float" office:value="0.094" calcext:value-type="float">
            <text:p>0.094</text:p>
          </table:table-cell>
          <table:table-cell table:formula="of:=IF([.B2747]&gt;1;&quot;SLEEP&quot;;&quot;&quot;)">
            <text:p/>
          </table:table-cell>
          <table:table-cell office:value-type="string" calcext:value-type="string">
            <text:p>0xB7</text:p>
          </table:table-cell>
        </table:table-row>
        <table:table-row table:style-name="ro1">
          <table:table-cell office:value-type="float" office:value="26.13918512" calcext:value-type="float">
            <text:p>26.13918512</text:p>
          </table:table-cell>
          <table:table-cell table:formula="of:=ROUND(([.A2748]-[.A2747])*1000000)/1000" office:value-type="float" office:value="0.094" calcext:value-type="float">
            <text:p>0.094</text:p>
          </table:table-cell>
          <table:table-cell table:formula="of:=IF([.B2748]&gt;1;&quot;SLEEP&quot;;&quot;&quot;)">
            <text:p/>
          </table:table-cell>
          <table:table-cell office:value-type="string" calcext:value-type="string">
            <text:p>0x9B</text:p>
          </table:table-cell>
        </table:table-row>
        <table:table-row table:style-name="ro1">
          <table:table-cell office:value-type="float" office:value="26.14014976" calcext:value-type="float">
            <text:p>26.14014976</text:p>
          </table:table-cell>
          <table:table-cell table:formula="of:=ROUND(([.A2749]-[.A2748])*1000000)/1000" office:value-type="float" office:value="0.965" calcext:value-type="float">
            <text:p>0.965</text:p>
          </table:table-cell>
          <table:table-cell table:formula="of:=IF([.B2749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6.14024352" calcext:value-type="float">
            <text:p>26.14024352</text:p>
          </table:table-cell>
          <table:table-cell table:formula="of:=ROUND(([.A2750]-[.A2749])*1000000)/1000" office:value-type="float" office:value="0.094" calcext:value-type="float">
            <text:p>0.094</text:p>
          </table:table-cell>
          <table:table-cell table:formula="of:=IF([.B2750]&gt;1;&quot;SLEEP&quot;;&quot;&quot;)">
            <text:p/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office:value-type="float" office:value="26.14033712" calcext:value-type="float">
            <text:p>26.14033712</text:p>
          </table:table-cell>
          <table:table-cell table:formula="of:=ROUND(([.A2751]-[.A2750])*1000000)/1000" office:value-type="float" office:value="0.094" calcext:value-type="float">
            <text:p>0.094</text:p>
          </table:table-cell>
          <table:table-cell table:formula="of:=IF([.B2751]&gt;1;&quot;SLEEP&quot;;&quot;&quot;)">
            <text:p/>
          </table:table-cell>
          <table:table-cell office:value-type="string" calcext:value-type="string">
            <text:p>0x0F</text:p>
          </table:table-cell>
        </table:table-row>
        <table:table-row table:style-name="ro1">
          <table:table-cell office:value-type="float" office:value="26.14043088" calcext:value-type="float">
            <text:p>26.14043088</text:p>
          </table:table-cell>
          <table:table-cell table:formula="of:=ROUND(([.A2752]-[.A2751])*1000000)/1000" office:value-type="float" office:value="0.094" calcext:value-type="float">
            <text:p>0.094</text:p>
          </table:table-cell>
          <table:table-cell table:formula="of:=IF([.B2752]&gt;1;&quot;SLEEP&quot;;&quot;&quot;)">
            <text:p/>
          </table:table-cell>
          <table:table-cell office:value-type="string" calcext:value-type="string">
            <text:p>0x6D</text:p>
          </table:table-cell>
        </table:table-row>
        <table:table-row table:style-name="ro1">
          <table:table-cell office:value-type="float" office:value="26.14052448" calcext:value-type="float">
            <text:p>26.14052448</text:p>
          </table:table-cell>
          <table:table-cell table:formula="of:=ROUND(([.A2753]-[.A2752])*1000000)/1000" office:value-type="float" office:value="0.094" calcext:value-type="float">
            <text:p>0.094</text:p>
          </table:table-cell>
          <table:table-cell table:formula="of:=IF([.B2753]&gt;1;&quot;SLEEP&quot;;&quot;&quot;)">
            <text:p/>
          </table:table-cell>
          <table:table-cell office:value-type="string" calcext:value-type="string">
            <text:p>0xB0</text:p>
          </table:table-cell>
        </table:table-row>
        <table:table-row table:style-name="ro1">
          <table:table-cell office:value-type="float" office:value="26.14061824" calcext:value-type="float">
            <text:p>26.14061824</text:p>
          </table:table-cell>
          <table:table-cell table:formula="of:=ROUND(([.A2754]-[.A2753])*1000000)/1000" office:value-type="float" office:value="0.094" calcext:value-type="float">
            <text:p>0.094</text:p>
          </table:table-cell>
          <table:table-cell table:formula="of:=IF([.B2754]&gt;1;&quot;SLEEP&quot;;&quot;&quot;)">
            <text:p/>
          </table:table-cell>
          <table:table-cell office:value-type="string" calcext:value-type="string">
            <text:p>0xA9</text:p>
          </table:table-cell>
        </table:table-row>
        <table:table-row table:style-name="ro1">
          <table:table-cell office:value-type="float" office:value="26.14071184" calcext:value-type="float">
            <text:p>26.14071184</text:p>
          </table:table-cell>
          <table:table-cell table:formula="of:=ROUND(([.A2755]-[.A2754])*1000000)/1000" office:value-type="float" office:value="0.094" calcext:value-type="float">
            <text:p>0.094</text:p>
          </table:table-cell>
          <table:table-cell table:formula="of:=IF([.B2755]&gt;1;&quot;SLEEP&quot;;&quot;&quot;)">
            <text:p/>
          </table:table-cell>
          <table:table-cell office:value-type="string" calcext:value-type="string">
            <text:p>0xF8</text:p>
          </table:table-cell>
        </table:table-row>
        <table:table-row table:style-name="ro1">
          <table:table-cell office:value-type="float" office:value="26.1408056" calcext:value-type="float">
            <text:p>26.1408056</text:p>
          </table:table-cell>
          <table:table-cell table:formula="of:=ROUND(([.A2756]-[.A2755])*1000000)/1000" office:value-type="float" office:value="0.094" calcext:value-type="float">
            <text:p>0.094</text:p>
          </table:table-cell>
          <table:table-cell table:formula="of:=IF([.B2756]&gt;1;&quot;SLEEP&quot;;&quot;&quot;)">
            <text:p/>
          </table:table-cell>
          <table:table-cell office:value-type="string" calcext:value-type="string">
            <text:p>0x8F</text:p>
          </table:table-cell>
        </table:table-row>
        <table:table-row table:style-name="ro1">
          <table:table-cell office:value-type="float" office:value="26.1408992" calcext:value-type="float">
            <text:p>26.1408992</text:p>
          </table:table-cell>
          <table:table-cell table:formula="of:=ROUND(([.A2757]-[.A2756])*1000000)/1000" office:value-type="float" office:value="0.094" calcext:value-type="float">
            <text:p>0.094</text:p>
          </table:table-cell>
          <table:table-cell table:formula="of:=IF([.B2757]&gt;1;&quot;SLEEP&quot;;&quot;&quot;)">
            <text:p/>
          </table:table-cell>
          <table:table-cell office:value-type="string" calcext:value-type="string">
            <text:p>0x44</text:p>
          </table:table-cell>
        </table:table-row>
        <table:table-row table:style-name="ro1">
          <table:table-cell office:value-type="float" office:value="26.14099296" calcext:value-type="float">
            <text:p>26.14099296</text:p>
          </table:table-cell>
          <table:table-cell table:formula="of:=ROUND(([.A2758]-[.A2757])*1000000)/1000" office:value-type="float" office:value="0.094" calcext:value-type="float">
            <text:p>0.094</text:p>
          </table:table-cell>
          <table:table-cell table:formula="of:=IF([.B2758]&gt;1;&quot;SLEEP&quot;;&quot;&quot;)">
            <text:p/>
          </table:table-cell>
          <table:table-cell office:value-type="string" calcext:value-type="string">
            <text:p>0x52</text:p>
          </table:table-cell>
        </table:table-row>
        <table:table-row table:style-name="ro1">
          <table:table-cell office:value-type="float" office:value="26.14108656" calcext:value-type="float">
            <text:p>26.14108656</text:p>
          </table:table-cell>
          <table:table-cell table:formula="of:=ROUND(([.A2759]-[.A2758])*1000000)/1000" office:value-type="float" office:value="0.094" calcext:value-type="float">
            <text:p>0.094</text:p>
          </table:table-cell>
          <table:table-cell table:formula="of:=IF([.B2759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6.14118016" calcext:value-type="float">
            <text:p>26.14118016</text:p>
          </table:table-cell>
          <table:table-cell table:formula="of:=ROUND(([.A2760]-[.A2759])*1000000)/1000" office:value-type="float" office:value="0.094" calcext:value-type="float">
            <text:p>0.094</text:p>
          </table:table-cell>
          <table:table-cell table:formula="of:=IF([.B2760]&gt;1;&quot;SLEEP&quot;;&quot;&quot;)">
            <text:p/>
          </table:table-cell>
          <table:table-cell office:value-type="string" calcext:value-type="string">
            <text:p>0xBB</text:p>
          </table:table-cell>
        </table:table-row>
        <table:table-row table:style-name="ro1">
          <table:table-cell office:value-type="float" office:value="26.14127392" calcext:value-type="float">
            <text:p>26.14127392</text:p>
          </table:table-cell>
          <table:table-cell table:formula="of:=ROUND(([.A2761]-[.A2760])*1000000)/1000" office:value-type="float" office:value="0.094" calcext:value-type="float">
            <text:p>0.094</text:p>
          </table:table-cell>
          <table:table-cell table:formula="of:=IF([.B2761]&gt;1;&quot;SLEEP&quot;;&quot;&quot;)">
            <text:p/>
          </table:table-cell>
          <table:table-cell office:value-type="string" calcext:value-type="string">
            <text:p>0x6D</text:p>
          </table:table-cell>
        </table:table-row>
        <table:table-row table:style-name="ro1">
          <table:table-cell office:value-type="float" office:value="26.14136752" calcext:value-type="float">
            <text:p>26.14136752</text:p>
          </table:table-cell>
          <table:table-cell table:formula="of:=ROUND(([.A2762]-[.A2761])*1000000)/1000" office:value-type="float" office:value="0.094" calcext:value-type="float">
            <text:p>0.094</text:p>
          </table:table-cell>
          <table:table-cell table:formula="of:=IF([.B2762]&gt;1;&quot;SLEEP&quot;;&quot;&quot;)">
            <text:p/>
          </table:table-cell>
          <table:table-cell office:value-type="string" calcext:value-type="string">
            <text:p>0x71</text:p>
          </table:table-cell>
        </table:table-row>
        <table:table-row table:style-name="ro1">
          <table:table-cell office:value-type="float" office:value="26.14146128" calcext:value-type="float">
            <text:p>26.14146128</text:p>
          </table:table-cell>
          <table:table-cell table:formula="of:=ROUND(([.A2763]-[.A2762])*1000000)/1000" office:value-type="float" office:value="0.094" calcext:value-type="float">
            <text:p>0.094</text:p>
          </table:table-cell>
          <table:table-cell table:formula="of:=IF([.B2763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6.14155488" calcext:value-type="float">
            <text:p>26.14155488</text:p>
          </table:table-cell>
          <table:table-cell table:formula="of:=ROUND(([.A2764]-[.A2763])*1000000)/1000" office:value-type="float" office:value="0.094" calcext:value-type="float">
            <text:p>0.094</text:p>
          </table:table-cell>
          <table:table-cell table:formula="of:=IF([.B2764]&gt;1;&quot;SLEEP&quot;;&quot;&quot;)">
            <text:p/>
          </table:table-cell>
          <table:table-cell office:value-type="string" calcext:value-type="string">
            <text:p>0xCF</text:p>
          </table:table-cell>
        </table:table-row>
        <table:table-row table:style-name="ro1">
          <table:table-cell office:value-type="float" office:value="26.14164864" calcext:value-type="float">
            <text:p>26.14164864</text:p>
          </table:table-cell>
          <table:table-cell table:formula="of:=ROUND(([.A2765]-[.A2764])*1000000)/1000" office:value-type="float" office:value="0.094" calcext:value-type="float">
            <text:p>0.094</text:p>
          </table:table-cell>
          <table:table-cell table:formula="of:=IF([.B2765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6.14174224" calcext:value-type="float">
            <text:p>26.14174224</text:p>
          </table:table-cell>
          <table:table-cell table:formula="of:=ROUND(([.A2766]-[.A2765])*1000000)/1000" office:value-type="float" office:value="0.094" calcext:value-type="float">
            <text:p>0.094</text:p>
          </table:table-cell>
          <table:table-cell table:formula="of:=IF([.B2766]&gt;1;&quot;SLEEP&quot;;&quot;&quot;)">
            <text:p/>
          </table:table-cell>
          <table:table-cell office:value-type="string" calcext:value-type="string">
            <text:p>0xEA</text:p>
          </table:table-cell>
        </table:table-row>
        <table:table-row table:style-name="ro1">
          <table:table-cell office:value-type="float" office:value="26.14183584" calcext:value-type="float">
            <text:p>26.14183584</text:p>
          </table:table-cell>
          <table:table-cell table:formula="of:=ROUND(([.A2767]-[.A2766])*1000000)/1000" office:value-type="float" office:value="0.094" calcext:value-type="float">
            <text:p>0.094</text:p>
          </table:table-cell>
          <table:table-cell table:formula="of:=IF([.B2767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6.1419296" calcext:value-type="float">
            <text:p>26.1419296</text:p>
          </table:table-cell>
          <table:table-cell table:formula="of:=ROUND(([.A2768]-[.A2767])*1000000)/1000" office:value-type="float" office:value="0.094" calcext:value-type="float">
            <text:p>0.094</text:p>
          </table:table-cell>
          <table:table-cell table:formula="of:=IF([.B2768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6.1420232" calcext:value-type="float">
            <text:p>26.1420232</text:p>
          </table:table-cell>
          <table:table-cell table:formula="of:=ROUND(([.A2769]-[.A2768])*1000000)/1000" office:value-type="float" office:value="0.094" calcext:value-type="float">
            <text:p>0.094</text:p>
          </table:table-cell>
          <table:table-cell table:formula="of:=IF([.B2769]&gt;1;&quot;SLEEP&quot;;&quot;&quot;)">
            <text:p/>
          </table:table-cell>
          <table:table-cell office:value-type="string" calcext:value-type="string">
            <text:p>0x86</text:p>
          </table:table-cell>
        </table:table-row>
        <table:table-row table:style-name="ro1">
          <table:table-cell office:value-type="float" office:value="26.14211696" calcext:value-type="float">
            <text:p>26.14211696</text:p>
          </table:table-cell>
          <table:table-cell table:formula="of:=ROUND(([.A2770]-[.A2769])*1000000)/1000" office:value-type="float" office:value="0.094" calcext:value-type="float">
            <text:p>0.094</text:p>
          </table:table-cell>
          <table:table-cell table:formula="of:=IF([.B2770]&gt;1;&quot;SLEEP&quot;;&quot;&quot;)">
            <text:p/>
          </table:table-cell>
          <table:table-cell office:value-type="string" calcext:value-type="string">
            <text:p>0x4C</text:p>
          </table:table-cell>
        </table:table-row>
        <table:table-row table:style-name="ro1">
          <table:table-cell office:value-type="float" office:value="26.14221056" calcext:value-type="float">
            <text:p>26.14221056</text:p>
          </table:table-cell>
          <table:table-cell table:formula="of:=ROUND(([.A2771]-[.A2770])*1000000)/1000" office:value-type="float" office:value="0.094" calcext:value-type="float">
            <text:p>0.094</text:p>
          </table:table-cell>
          <table:table-cell table:formula="of:=IF([.B2771]&gt;1;&quot;SLEEP&quot;;&quot;&quot;)">
            <text:p/>
          </table:table-cell>
          <table:table-cell office:value-type="string" calcext:value-type="string">
            <text:p>0x0F</text:p>
          </table:table-cell>
        </table:table-row>
        <table:table-row table:style-name="ro1">
          <table:table-cell office:value-type="float" office:value="26.14230416" calcext:value-type="float">
            <text:p>26.14230416</text:p>
          </table:table-cell>
          <table:table-cell table:formula="of:=ROUND(([.A2772]-[.A2771])*1000000)/1000" office:value-type="float" office:value="0.094" calcext:value-type="float">
            <text:p>0.094</text:p>
          </table:table-cell>
          <table:table-cell table:formula="of:=IF([.B2772]&gt;1;&quot;SLEEP&quot;;&quot;&quot;)">
            <text:p/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float" office:value="26.14239792" calcext:value-type="float">
            <text:p>26.14239792</text:p>
          </table:table-cell>
          <table:table-cell table:formula="of:=ROUND(([.A2773]-[.A2772])*1000000)/1000" office:value-type="float" office:value="0.094" calcext:value-type="float">
            <text:p>0.094</text:p>
          </table:table-cell>
          <table:table-cell table:formula="of:=IF([.B2773]&gt;1;&quot;SLEEP&quot;;&quot;&quot;)">
            <text:p/>
          </table:table-cell>
          <table:table-cell office:value-type="string" calcext:value-type="string">
            <text:p>0xFB</text:p>
          </table:table-cell>
        </table:table-row>
        <table:table-row table:style-name="ro1">
          <table:table-cell office:value-type="float" office:value="26.14249152" calcext:value-type="float">
            <text:p>26.14249152</text:p>
          </table:table-cell>
          <table:table-cell table:formula="of:=ROUND(([.A2774]-[.A2773])*1000000)/1000" office:value-type="float" office:value="0.094" calcext:value-type="float">
            <text:p>0.094</text:p>
          </table:table-cell>
          <table:table-cell table:formula="of:=IF([.B2774]&gt;1;&quot;SLEEP&quot;;&quot;&quot;)">
            <text:p/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office:value-type="float" office:value="26.14258528" calcext:value-type="float">
            <text:p>26.14258528</text:p>
          </table:table-cell>
          <table:table-cell table:formula="of:=ROUND(([.A2775]-[.A2774])*1000000)/1000" office:value-type="float" office:value="0.094" calcext:value-type="float">
            <text:p>0.094</text:p>
          </table:table-cell>
          <table:table-cell table:formula="of:=IF([.B2775]&gt;1;&quot;SLEEP&quot;;&quot;&quot;)">
            <text:p/>
          </table:table-cell>
          <table:table-cell office:value-type="string" calcext:value-type="string">
            <text:p>0xF8</text:p>
          </table:table-cell>
        </table:table-row>
        <table:table-row table:style-name="ro1">
          <table:table-cell office:value-type="float" office:value="26.14267888" calcext:value-type="float">
            <text:p>26.14267888</text:p>
          </table:table-cell>
          <table:table-cell table:formula="of:=ROUND(([.A2776]-[.A2775])*1000000)/1000" office:value-type="float" office:value="0.094" calcext:value-type="float">
            <text:p>0.094</text:p>
          </table:table-cell>
          <table:table-cell table:formula="of:=IF([.B2776]&gt;1;&quot;SLEEP&quot;;&quot;&quot;)">
            <text:p/>
          </table:table-cell>
          <table:table-cell office:value-type="string" calcext:value-type="string">
            <text:p>0xC5</text:p>
          </table:table-cell>
        </table:table-row>
        <table:table-row table:style-name="ro1">
          <table:table-cell office:value-type="float" office:value="26.14277264" calcext:value-type="float">
            <text:p>26.14277264</text:p>
          </table:table-cell>
          <table:table-cell table:formula="of:=ROUND(([.A2777]-[.A2776])*1000000)/1000" office:value-type="float" office:value="0.094" calcext:value-type="float">
            <text:p>0.094</text:p>
          </table:table-cell>
          <table:table-cell table:formula="of:=IF([.B2777]&gt;1;&quot;SLEEP&quot;;&quot;&quot;)">
            <text:p/>
          </table:table-cell>
          <table:table-cell office:value-type="string" calcext:value-type="string">
            <text:p>0x0C</text:p>
          </table:table-cell>
        </table:table-row>
        <table:table-row table:style-name="ro1">
          <table:table-cell office:value-type="float" office:value="26.14286624" calcext:value-type="float">
            <text:p>26.14286624</text:p>
          </table:table-cell>
          <table:table-cell table:formula="of:=ROUND(([.A2778]-[.A2777])*1000000)/1000" office:value-type="float" office:value="0.094" calcext:value-type="float">
            <text:p>0.094</text:p>
          </table:table-cell>
          <table:table-cell table:formula="of:=IF([.B2778]&gt;1;&quot;SLEEP&quot;;&quot;&quot;)">
            <text:p/>
          </table:table-cell>
          <table:table-cell office:value-type="string" calcext:value-type="string">
            <text:p>0x43</text:p>
          </table:table-cell>
        </table:table-row>
        <table:table-row table:style-name="ro1">
          <table:table-cell office:value-type="float" office:value="26.14295984" calcext:value-type="float">
            <text:p>26.14295984</text:p>
          </table:table-cell>
          <table:table-cell table:formula="of:=ROUND(([.A2779]-[.A2778])*1000000)/1000" office:value-type="float" office:value="0.094" calcext:value-type="float">
            <text:p>0.094</text:p>
          </table:table-cell>
          <table:table-cell table:formula="of:=IF([.B2779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430536" calcext:value-type="float">
            <text:p>26.1430536</text:p>
          </table:table-cell>
          <table:table-cell table:formula="of:=ROUND(([.A2780]-[.A2779])*1000000)/1000" office:value-type="float" office:value="0.094" calcext:value-type="float">
            <text:p>0.094</text:p>
          </table:table-cell>
          <table:table-cell table:formula="of:=IF([.B2780]&gt;1;&quot;SLEEP&quot;;&quot;&quot;)">
            <text:p/>
          </table:table-cell>
          <table:table-cell office:value-type="string" calcext:value-type="string">
            <text:p>0x49</text:p>
          </table:table-cell>
        </table:table-row>
        <table:table-row table:style-name="ro1">
          <table:table-cell office:value-type="float" office:value="26.14402032" calcext:value-type="float">
            <text:p>26.14402032</text:p>
          </table:table-cell>
          <table:table-cell table:formula="of:=ROUND(([.A2781]-[.A2780])*1000000)/1000" office:value-type="float" office:value="0.967" calcext:value-type="float">
            <text:p>0.967</text:p>
          </table:table-cell>
          <table:table-cell table:formula="of:=IF([.B2781]&gt;1;&quot;SLEEP&quot;;&quot;&quot;)">
            <text:p/>
          </table:table-cell>
          <table:table-cell office:value-type="string" calcext:value-type="string">
            <text:p>0x46</text:p>
          </table:table-cell>
        </table:table-row>
        <table:table-row table:style-name="ro1">
          <table:table-cell office:value-type="float" office:value="26.14411392" calcext:value-type="float">
            <text:p>26.14411392</text:p>
          </table:table-cell>
          <table:table-cell table:formula="of:=ROUND(([.A2782]-[.A2781])*1000000)/1000" office:value-type="float" office:value="0.094" calcext:value-type="float">
            <text:p>0.094</text:p>
          </table:table-cell>
          <table:table-cell table:formula="of:=IF([.B2782]&gt;1;&quot;SLEEP&quot;;&quot;&quot;)">
            <text:p/>
          </table:table-cell>
          <table:table-cell office:value-type="string" calcext:value-type="string">
            <text:p>0x93</text:p>
          </table:table-cell>
        </table:table-row>
        <table:table-row table:style-name="ro1">
          <table:table-cell office:value-type="float" office:value="26.14420768" calcext:value-type="float">
            <text:p>26.14420768</text:p>
          </table:table-cell>
          <table:table-cell table:formula="of:=ROUND(([.A2783]-[.A2782])*1000000)/1000" office:value-type="float" office:value="0.094" calcext:value-type="float">
            <text:p>0.094</text:p>
          </table:table-cell>
          <table:table-cell table:formula="of:=IF([.B2783]&gt;1;&quot;SLEEP&quot;;&quot;&quot;)">
            <text:p/>
          </table:table-cell>
          <table:table-cell office:value-type="string" calcext:value-type="string">
            <text:p>0xE5</text:p>
          </table:table-cell>
        </table:table-row>
        <table:table-row table:style-name="ro1">
          <table:table-cell office:value-type="float" office:value="26.14430128" calcext:value-type="float">
            <text:p>26.14430128</text:p>
          </table:table-cell>
          <table:table-cell table:formula="of:=ROUND(([.A2784]-[.A2783])*1000000)/1000" office:value-type="float" office:value="0.094" calcext:value-type="float">
            <text:p>0.094</text:p>
          </table:table-cell>
          <table:table-cell table:formula="of:=IF([.B2784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6.14439504" calcext:value-type="float">
            <text:p>26.14439504</text:p>
          </table:table-cell>
          <table:table-cell table:formula="of:=ROUND(([.A2785]-[.A2784])*1000000)/1000" office:value-type="float" office:value="0.094" calcext:value-type="float">
            <text:p>0.094</text:p>
          </table:table-cell>
          <table:table-cell table:formula="of:=IF([.B2785]&gt;1;&quot;SLEEP&quot;;&quot;&quot;)">
            <text:p/>
          </table:table-cell>
          <table:table-cell office:value-type="string" calcext:value-type="string">
            <text:p>0x43</text:p>
          </table:table-cell>
        </table:table-row>
        <table:table-row table:style-name="ro1">
          <table:table-cell office:value-type="float" office:value="26.14448864" calcext:value-type="float">
            <text:p>26.14448864</text:p>
          </table:table-cell>
          <table:table-cell table:formula="of:=ROUND(([.A2786]-[.A2785])*1000000)/1000" office:value-type="float" office:value="0.094" calcext:value-type="float">
            <text:p>0.094</text:p>
          </table:table-cell>
          <table:table-cell table:formula="of:=IF([.B2786]&gt;1;&quot;SLEEP&quot;;&quot;&quot;)">
            <text:p/>
          </table:table-cell>
          <table:table-cell office:value-type="string" calcext:value-type="string">
            <text:p>0x4D</text:p>
          </table:table-cell>
        </table:table-row>
        <table:table-row table:style-name="ro1">
          <table:table-cell office:value-type="float" office:value="26.1445824" calcext:value-type="float">
            <text:p>26.1445824</text:p>
          </table:table-cell>
          <table:table-cell table:formula="of:=ROUND(([.A2787]-[.A2786])*1000000)/1000" office:value-type="float" office:value="0.094" calcext:value-type="float">
            <text:p>0.094</text:p>
          </table:table-cell>
          <table:table-cell table:formula="of:=IF([.B2787]&gt;1;&quot;SLEEP&quot;;&quot;&quot;)">
            <text:p/>
          </table:table-cell>
          <table:table-cell office:value-type="string" calcext:value-type="string">
            <text:p>0x1F</text:p>
          </table:table-cell>
        </table:table-row>
        <table:table-row table:style-name="ro1">
          <table:table-cell office:value-type="float" office:value="26.144676" calcext:value-type="float">
            <text:p>26.144676</text:p>
          </table:table-cell>
          <table:table-cell table:formula="of:=ROUND(([.A2788]-[.A2787])*1000000)/1000" office:value-type="float" office:value="0.094" calcext:value-type="float">
            <text:p>0.094</text:p>
          </table:table-cell>
          <table:table-cell table:formula="of:=IF([.B2788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6.14476976" calcext:value-type="float">
            <text:p>26.14476976</text:p>
          </table:table-cell>
          <table:table-cell table:formula="of:=ROUND(([.A2789]-[.A2788])*1000000)/1000" office:value-type="float" office:value="0.094" calcext:value-type="float">
            <text:p>0.094</text:p>
          </table:table-cell>
          <table:table-cell table:formula="of:=IF([.B2789]&gt;1;&quot;SLEEP&quot;;&quot;&quot;)">
            <text:p/>
          </table:table-cell>
          <table:table-cell office:value-type="string" calcext:value-type="string">
            <text:p>0x7D</text:p>
          </table:table-cell>
        </table:table-row>
        <table:table-row table:style-name="ro1">
          <table:table-cell office:value-type="float" office:value="26.14486336" calcext:value-type="float">
            <text:p>26.14486336</text:p>
          </table:table-cell>
          <table:table-cell table:formula="of:=ROUND(([.A2790]-[.A2789])*1000000)/1000" office:value-type="float" office:value="0.094" calcext:value-type="float">
            <text:p>0.094</text:p>
          </table:table-cell>
          <table:table-cell table:formula="of:=IF([.B2790]&gt;1;&quot;SLEEP&quot;;&quot;&quot;)">
            <text:p/>
          </table:table-cell>
          <table:table-cell office:value-type="string" calcext:value-type="string">
            <text:p>0x73</text:p>
          </table:table-cell>
        </table:table-row>
        <table:table-row table:style-name="ro1">
          <table:table-cell office:value-type="float" office:value="26.14495696" calcext:value-type="float">
            <text:p>26.14495696</text:p>
          </table:table-cell>
          <table:table-cell table:formula="of:=ROUND(([.A2791]-[.A2790])*1000000)/1000" office:value-type="float" office:value="0.094" calcext:value-type="float">
            <text:p>0.094</text:p>
          </table:table-cell>
          <table:table-cell table:formula="of:=IF([.B2791]&gt;1;&quot;SLEEP&quot;;&quot;&quot;)">
            <text:p/>
          </table:table-cell>
          <table:table-cell office:value-type="string" calcext:value-type="string">
            <text:p>0x57</text:p>
          </table:table-cell>
        </table:table-row>
        <table:table-row table:style-name="ro1">
          <table:table-cell office:value-type="float" office:value="26.14505072" calcext:value-type="float">
            <text:p>26.14505072</text:p>
          </table:table-cell>
          <table:table-cell table:formula="of:=ROUND(([.A2792]-[.A2791])*1000000)/1000" office:value-type="float" office:value="0.094" calcext:value-type="float">
            <text:p>0.094</text:p>
          </table:table-cell>
          <table:table-cell table:formula="of:=IF([.B2792]&gt;1;&quot;SLEEP&quot;;&quot;&quot;)">
            <text:p/>
          </table:table-cell>
          <table:table-cell office:value-type="string" calcext:value-type="string">
            <text:p>0x0F</text:p>
          </table:table-cell>
        </table:table-row>
        <table:table-row table:style-name="ro1">
          <table:table-cell office:value-type="float" office:value="26.14514432" calcext:value-type="float">
            <text:p>26.14514432</text:p>
          </table:table-cell>
          <table:table-cell table:formula="of:=ROUND(([.A2793]-[.A2792])*1000000)/1000" office:value-type="float" office:value="0.094" calcext:value-type="float">
            <text:p>0.094</text:p>
          </table:table-cell>
          <table:table-cell table:formula="of:=IF([.B2793]&gt;1;&quot;SLEEP&quot;;&quot;&quot;)">
            <text:p/>
          </table:table-cell>
          <table:table-cell office:value-type="string" calcext:value-type="string">
            <text:p>0xC0</text:p>
          </table:table-cell>
        </table:table-row>
        <table:table-row table:style-name="ro1">
          <table:table-cell office:value-type="float" office:value="26.14523808" calcext:value-type="float">
            <text:p>26.14523808</text:p>
          </table:table-cell>
          <table:table-cell table:formula="of:=ROUND(([.A2794]-[.A2793])*1000000)/1000" office:value-type="float" office:value="0.094" calcext:value-type="float">
            <text:p>0.094</text:p>
          </table:table-cell>
          <table:table-cell table:formula="of:=IF([.B2794]&gt;1;&quot;SLEEP&quot;;&quot;&quot;)">
            <text:p/>
          </table:table-cell>
          <table:table-cell office:value-type="string" calcext:value-type="string">
            <text:p>0x4F</text:p>
          </table:table-cell>
        </table:table-row>
        <table:table-row table:style-name="ro1">
          <table:table-cell office:value-type="float" office:value="26.14533168" calcext:value-type="float">
            <text:p>26.14533168</text:p>
          </table:table-cell>
          <table:table-cell table:formula="of:=ROUND(([.A2795]-[.A2794])*1000000)/1000" office:value-type="float" office:value="0.094" calcext:value-type="float">
            <text:p>0.094</text:p>
          </table:table-cell>
          <table:table-cell table:formula="of:=IF([.B2795]&gt;1;&quot;SLEEP&quot;;&quot;&quot;)">
            <text:p/>
          </table:table-cell>
          <table:table-cell office:value-type="string" calcext:value-type="string">
            <text:p>0x67</text:p>
          </table:table-cell>
        </table:table-row>
        <table:table-row table:style-name="ro1">
          <table:table-cell office:value-type="float" office:value="26.14542544" calcext:value-type="float">
            <text:p>26.14542544</text:p>
          </table:table-cell>
          <table:table-cell table:formula="of:=ROUND(([.A2796]-[.A2795])*1000000)/1000" office:value-type="float" office:value="0.094" calcext:value-type="float">
            <text:p>0.094</text:p>
          </table:table-cell>
          <table:table-cell table:formula="of:=IF([.B2796]&gt;1;&quot;SLEEP&quot;;&quot;&quot;)">
            <text:p/>
          </table:table-cell>
          <table:table-cell office:value-type="string" calcext:value-type="string">
            <text:p>0xF8</text:p>
          </table:table-cell>
        </table:table-row>
        <table:table-row table:style-name="ro1">
          <table:table-cell office:value-type="float" office:value="26.14551904" calcext:value-type="float">
            <text:p>26.14551904</text:p>
          </table:table-cell>
          <table:table-cell table:formula="of:=ROUND(([.A2797]-[.A2796])*1000000)/1000" office:value-type="float" office:value="0.094" calcext:value-type="float">
            <text:p>0.094</text:p>
          </table:table-cell>
          <table:table-cell table:formula="of:=IF([.B2797]&gt;1;&quot;SLEEP&quot;;&quot;&quot;)">
            <text:p/>
          </table:table-cell>
          <table:table-cell office:value-type="string" calcext:value-type="string">
            <text:p>0x3C</text:p>
          </table:table-cell>
        </table:table-row>
        <table:table-row table:style-name="ro1">
          <table:table-cell office:value-type="float" office:value="26.1456128" calcext:value-type="float">
            <text:p>26.1456128</text:p>
          </table:table-cell>
          <table:table-cell table:formula="of:=ROUND(([.A2798]-[.A2797])*1000000)/1000" office:value-type="float" office:value="0.094" calcext:value-type="float">
            <text:p>0.094</text:p>
          </table:table-cell>
          <table:table-cell table:formula="of:=IF([.B2798]&gt;1;&quot;SLEEP&quot;;&quot;&quot;)">
            <text:p/>
          </table:table-cell>
          <table:table-cell office:value-type="string" calcext:value-type="string">
            <text:p>0x95</text:p>
          </table:table-cell>
        </table:table-row>
        <table:table-row table:style-name="ro1">
          <table:table-cell office:value-type="float" office:value="26.1457064" calcext:value-type="float">
            <text:p>26.1457064</text:p>
          </table:table-cell>
          <table:table-cell table:formula="of:=ROUND(([.A2799]-[.A2798])*1000000)/1000" office:value-type="float" office:value="0.094" calcext:value-type="float">
            <text:p>0.094</text:p>
          </table:table-cell>
          <table:table-cell table:formula="of:=IF([.B2799]&gt;1;&quot;SLEEP&quot;;&quot;&quot;)">
            <text:p/>
          </table:table-cell>
          <table:table-cell office:value-type="string" calcext:value-type="string">
            <text:p>0x49</text:p>
          </table:table-cell>
        </table:table-row>
        <table:table-row table:style-name="ro1">
          <table:table-cell office:value-type="float" office:value="26.14580016" calcext:value-type="float">
            <text:p>26.14580016</text:p>
          </table:table-cell>
          <table:table-cell table:formula="of:=ROUND(([.A2800]-[.A2799])*1000000)/1000" office:value-type="float" office:value="0.094" calcext:value-type="float">
            <text:p>0.094</text:p>
          </table:table-cell>
          <table:table-cell table:formula="of:=IF([.B2800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4589376" calcext:value-type="float">
            <text:p>26.14589376</text:p>
          </table:table-cell>
          <table:table-cell table:formula="of:=ROUND(([.A2801]-[.A2800])*1000000)/1000" office:value-type="float" office:value="0.094" calcext:value-type="float">
            <text:p>0.094</text:p>
          </table:table-cell>
          <table:table-cell table:formula="of:=IF([.B280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4598752" calcext:value-type="float">
            <text:p>26.14598752</text:p>
          </table:table-cell>
          <table:table-cell table:formula="of:=ROUND(([.A2802]-[.A2801])*1000000)/1000" office:value-type="float" office:value="0.094" calcext:value-type="float">
            <text:p>0.094</text:p>
          </table:table-cell>
          <table:table-cell table:formula="of:=IF([.B280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4608112" calcext:value-type="float">
            <text:p>26.14608112</text:p>
          </table:table-cell>
          <table:table-cell table:formula="of:=ROUND(([.A2803]-[.A2802])*1000000)/1000" office:value-type="float" office:value="0.094" calcext:value-type="float">
            <text:p>0.094</text:p>
          </table:table-cell>
          <table:table-cell table:formula="of:=IF([.B280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4617488" calcext:value-type="float">
            <text:p>26.14617488</text:p>
          </table:table-cell>
          <table:table-cell table:formula="of:=ROUND(([.A2804]-[.A2803])*1000000)/1000" office:value-type="float" office:value="0.094" calcext:value-type="float">
            <text:p>0.094</text:p>
          </table:table-cell>
          <table:table-cell table:formula="of:=IF([.B280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4626848" calcext:value-type="float">
            <text:p>26.14626848</text:p>
          </table:table-cell>
          <table:table-cell table:formula="of:=ROUND(([.A2805]-[.A2804])*1000000)/1000" office:value-type="float" office:value="0.094" calcext:value-type="float">
            <text:p>0.094</text:p>
          </table:table-cell>
          <table:table-cell table:formula="of:=IF([.B280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4636224" calcext:value-type="float">
            <text:p>26.14636224</text:p>
          </table:table-cell>
          <table:table-cell table:formula="of:=ROUND(([.A2806]-[.A2805])*1000000)/1000" office:value-type="float" office:value="0.094" calcext:value-type="float">
            <text:p>0.094</text:p>
          </table:table-cell>
          <table:table-cell table:formula="of:=IF([.B280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46456" calcext:value-type="float">
            <text:p>26.146456</text:p>
          </table:table-cell>
          <table:table-cell table:formula="of:=ROUND(([.A2807]-[.A2806])*1000000)/1000" office:value-type="float" office:value="0.094" calcext:value-type="float">
            <text:p>0.094</text:p>
          </table:table-cell>
          <table:table-cell table:formula="of:=IF([.B280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465496" calcext:value-type="float">
            <text:p>26.1465496</text:p>
          </table:table-cell>
          <table:table-cell table:formula="of:=ROUND(([.A2808]-[.A2807])*1000000)/1000" office:value-type="float" office:value="0.094" calcext:value-type="float">
            <text:p>0.094</text:p>
          </table:table-cell>
          <table:table-cell table:formula="of:=IF([.B280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4664336" calcext:value-type="float">
            <text:p>26.14664336</text:p>
          </table:table-cell>
          <table:table-cell table:formula="of:=ROUND(([.A2809]-[.A2808])*1000000)/1000" office:value-type="float" office:value="0.094" calcext:value-type="float">
            <text:p>0.094</text:p>
          </table:table-cell>
          <table:table-cell table:formula="of:=IF([.B280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4673696" calcext:value-type="float">
            <text:p>26.14673696</text:p>
          </table:table-cell>
          <table:table-cell table:formula="of:=ROUND(([.A2810]-[.A2809])*1000000)/1000" office:value-type="float" office:value="0.094" calcext:value-type="float">
            <text:p>0.094</text:p>
          </table:table-cell>
          <table:table-cell table:formula="of:=IF([.B281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4683056" calcext:value-type="float">
            <text:p>26.14683056</text:p>
          </table:table-cell>
          <table:table-cell table:formula="of:=ROUND(([.A2811]-[.A2810])*1000000)/1000" office:value-type="float" office:value="0.094" calcext:value-type="float">
            <text:p>0.094</text:p>
          </table:table-cell>
          <table:table-cell table:formula="of:=IF([.B281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4692432" calcext:value-type="float">
            <text:p>26.14692432</text:p>
          </table:table-cell>
          <table:table-cell table:formula="of:=ROUND(([.A2812]-[.A2811])*1000000)/1000" office:value-type="float" office:value="0.094" calcext:value-type="float">
            <text:p>0.094</text:p>
          </table:table-cell>
          <table:table-cell table:formula="of:=IF([.B281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4789056" calcext:value-type="float">
            <text:p>26.14789056</text:p>
          </table:table-cell>
          <table:table-cell table:formula="of:=ROUND(([.A2813]-[.A2812])*1000000)/1000" office:value-type="float" office:value="0.966" calcext:value-type="float">
            <text:p>0.966</text:p>
          </table:table-cell>
          <table:table-cell table:formula="of:=IF([.B2813]&gt;1;&quot;SLEEP&quot;;&quot;&quot;)">
            <text:p/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float" office:value="26.14798416" calcext:value-type="float">
            <text:p>26.14798416</text:p>
          </table:table-cell>
          <table:table-cell table:formula="of:=ROUND(([.A2814]-[.A2813])*1000000)/1000" office:value-type="float" office:value="0.094" calcext:value-type="float">
            <text:p>0.094</text:p>
          </table:table-cell>
          <table:table-cell table:formula="of:=IF([.B281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4807792" calcext:value-type="float">
            <text:p>26.14807792</text:p>
          </table:table-cell>
          <table:table-cell table:formula="of:=ROUND(([.A2815]-[.A2814])*1000000)/1000" office:value-type="float" office:value="0.094" calcext:value-type="float">
            <text:p>0.094</text:p>
          </table:table-cell>
          <table:table-cell table:formula="of:=IF([.B281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4817152" calcext:value-type="float">
            <text:p>26.14817152</text:p>
          </table:table-cell>
          <table:table-cell table:formula="of:=ROUND(([.A2816]-[.A2815])*1000000)/1000" office:value-type="float" office:value="0.094" calcext:value-type="float">
            <text:p>0.094</text:p>
          </table:table-cell>
          <table:table-cell table:formula="of:=IF([.B281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4826528" calcext:value-type="float">
            <text:p>26.14826528</text:p>
          </table:table-cell>
          <table:table-cell table:formula="of:=ROUND(([.A2817]-[.A2816])*1000000)/1000" office:value-type="float" office:value="0.094" calcext:value-type="float">
            <text:p>0.094</text:p>
          </table:table-cell>
          <table:table-cell table:formula="of:=IF([.B281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4835888" calcext:value-type="float">
            <text:p>26.14835888</text:p>
          </table:table-cell>
          <table:table-cell table:formula="of:=ROUND(([.A2818]-[.A2817])*1000000)/1000" office:value-type="float" office:value="0.094" calcext:value-type="float">
            <text:p>0.094</text:p>
          </table:table-cell>
          <table:table-cell table:formula="of:=IF([.B281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4845248" calcext:value-type="float">
            <text:p>26.14845248</text:p>
          </table:table-cell>
          <table:table-cell table:formula="of:=ROUND(([.A2819]-[.A2818])*1000000)/1000" office:value-type="float" office:value="0.094" calcext:value-type="float">
            <text:p>0.094</text:p>
          </table:table-cell>
          <table:table-cell table:formula="of:=IF([.B281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4854624" calcext:value-type="float">
            <text:p>26.14854624</text:p>
          </table:table-cell>
          <table:table-cell table:formula="of:=ROUND(([.A2820]-[.A2819])*1000000)/1000" office:value-type="float" office:value="0.094" calcext:value-type="float">
            <text:p>0.094</text:p>
          </table:table-cell>
          <table:table-cell table:formula="of:=IF([.B282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4864" calcext:value-type="float">
            <text:p>26.14864</text:p>
          </table:table-cell>
          <table:table-cell table:formula="of:=ROUND(([.A2821]-[.A2820])*1000000)/1000" office:value-type="float" office:value="0.094" calcext:value-type="float">
            <text:p>0.094</text:p>
          </table:table-cell>
          <table:table-cell table:formula="of:=IF([.B2821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487336" calcext:value-type="float">
            <text:p>26.1487336</text:p>
          </table:table-cell>
          <table:table-cell table:formula="of:=ROUND(([.A2822]-[.A2821])*1000000)/1000" office:value-type="float" office:value="0.094" calcext:value-type="float">
            <text:p>0.094</text:p>
          </table:table-cell>
          <table:table-cell table:formula="of:=IF([.B282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4882736" calcext:value-type="float">
            <text:p>26.14882736</text:p>
          </table:table-cell>
          <table:table-cell table:formula="of:=ROUND(([.A2823]-[.A2822])*1000000)/1000" office:value-type="float" office:value="0.094" calcext:value-type="float">
            <text:p>0.094</text:p>
          </table:table-cell>
          <table:table-cell table:formula="of:=IF([.B282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4892096" calcext:value-type="float">
            <text:p>26.14892096</text:p>
          </table:table-cell>
          <table:table-cell table:formula="of:=ROUND(([.A2824]-[.A2823])*1000000)/1000" office:value-type="float" office:value="0.094" calcext:value-type="float">
            <text:p>0.094</text:p>
          </table:table-cell>
          <table:table-cell table:formula="of:=IF([.B282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4901472" calcext:value-type="float">
            <text:p>26.14901472</text:p>
          </table:table-cell>
          <table:table-cell table:formula="of:=ROUND(([.A2825]-[.A2824])*1000000)/1000" office:value-type="float" office:value="0.094" calcext:value-type="float">
            <text:p>0.094</text:p>
          </table:table-cell>
          <table:table-cell table:formula="of:=IF([.B282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4910832" calcext:value-type="float">
            <text:p>26.14910832</text:p>
          </table:table-cell>
          <table:table-cell table:formula="of:=ROUND(([.A2826]-[.A2825])*1000000)/1000" office:value-type="float" office:value="0.094" calcext:value-type="float">
            <text:p>0.094</text:p>
          </table:table-cell>
          <table:table-cell table:formula="of:=IF([.B282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4920208" calcext:value-type="float">
            <text:p>26.14920208</text:p>
          </table:table-cell>
          <table:table-cell table:formula="of:=ROUND(([.A2827]-[.A2826])*1000000)/1000" office:value-type="float" office:value="0.094" calcext:value-type="float">
            <text:p>0.094</text:p>
          </table:table-cell>
          <table:table-cell table:formula="of:=IF([.B282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4929568" calcext:value-type="float">
            <text:p>26.14929568</text:p>
          </table:table-cell>
          <table:table-cell table:formula="of:=ROUND(([.A2828]-[.A2827])*1000000)/1000" office:value-type="float" office:value="0.094" calcext:value-type="float">
            <text:p>0.094</text:p>
          </table:table-cell>
          <table:table-cell table:formula="of:=IF([.B282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4938944" calcext:value-type="float">
            <text:p>26.14938944</text:p>
          </table:table-cell>
          <table:table-cell table:formula="of:=ROUND(([.A2829]-[.A2828])*1000000)/1000" office:value-type="float" office:value="0.094" calcext:value-type="float">
            <text:p>0.094</text:p>
          </table:table-cell>
          <table:table-cell table:formula="of:=IF([.B282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4948304" calcext:value-type="float">
            <text:p>26.14948304</text:p>
          </table:table-cell>
          <table:table-cell table:formula="of:=ROUND(([.A2830]-[.A2829])*1000000)/1000" office:value-type="float" office:value="0.094" calcext:value-type="float">
            <text:p>0.094</text:p>
          </table:table-cell>
          <table:table-cell table:formula="of:=IF([.B283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495768" calcext:value-type="float">
            <text:p>26.1495768</text:p>
          </table:table-cell>
          <table:table-cell table:formula="of:=ROUND(([.A2831]-[.A2830])*1000000)/1000" office:value-type="float" office:value="0.094" calcext:value-type="float">
            <text:p>0.094</text:p>
          </table:table-cell>
          <table:table-cell table:formula="of:=IF([.B283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496704" calcext:value-type="float">
            <text:p>26.1496704</text:p>
          </table:table-cell>
          <table:table-cell table:formula="of:=ROUND(([.A2832]-[.A2831])*1000000)/1000" office:value-type="float" office:value="0.094" calcext:value-type="float">
            <text:p>0.094</text:p>
          </table:table-cell>
          <table:table-cell table:formula="of:=IF([.B283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49764" calcext:value-type="float">
            <text:p>26.149764</text:p>
          </table:table-cell>
          <table:table-cell table:formula="of:=ROUND(([.A2833]-[.A2832])*1000000)/1000" office:value-type="float" office:value="0.094" calcext:value-type="float">
            <text:p>0.094</text:p>
          </table:table-cell>
          <table:table-cell table:formula="of:=IF([.B283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4985776" calcext:value-type="float">
            <text:p>26.14985776</text:p>
          </table:table-cell>
          <table:table-cell table:formula="of:=ROUND(([.A2834]-[.A2833])*1000000)/1000" office:value-type="float" office:value="0.094" calcext:value-type="float">
            <text:p>0.094</text:p>
          </table:table-cell>
          <table:table-cell table:formula="of:=IF([.B283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4995152" calcext:value-type="float">
            <text:p>26.14995152</text:p>
          </table:table-cell>
          <table:table-cell table:formula="of:=ROUND(([.A2835]-[.A2834])*1000000)/1000" office:value-type="float" office:value="0.094" calcext:value-type="float">
            <text:p>0.094</text:p>
          </table:table-cell>
          <table:table-cell table:formula="of:=IF([.B283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004512" calcext:value-type="float">
            <text:p>26.15004512</text:p>
          </table:table-cell>
          <table:table-cell table:formula="of:=ROUND(([.A2836]-[.A2835])*1000000)/1000" office:value-type="float" office:value="0.094" calcext:value-type="float">
            <text:p>0.094</text:p>
          </table:table-cell>
          <table:table-cell table:formula="of:=IF([.B283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013888" calcext:value-type="float">
            <text:p>26.15013888</text:p>
          </table:table-cell>
          <table:table-cell table:formula="of:=ROUND(([.A2837]-[.A2836])*1000000)/1000" office:value-type="float" office:value="0.094" calcext:value-type="float">
            <text:p>0.094</text:p>
          </table:table-cell>
          <table:table-cell table:formula="of:=IF([.B283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023248" calcext:value-type="float">
            <text:p>26.15023248</text:p>
          </table:table-cell>
          <table:table-cell table:formula="of:=ROUND(([.A2838]-[.A2837])*1000000)/1000" office:value-type="float" office:value="0.094" calcext:value-type="float">
            <text:p>0.094</text:p>
          </table:table-cell>
          <table:table-cell table:formula="of:=IF([.B283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032608" calcext:value-type="float">
            <text:p>26.15032608</text:p>
          </table:table-cell>
          <table:table-cell table:formula="of:=ROUND(([.A2839]-[.A2838])*1000000)/1000" office:value-type="float" office:value="0.094" calcext:value-type="float">
            <text:p>0.094</text:p>
          </table:table-cell>
          <table:table-cell table:formula="of:=IF([.B283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041968" calcext:value-type="float">
            <text:p>26.15041968</text:p>
          </table:table-cell>
          <table:table-cell table:formula="of:=ROUND(([.A2840]-[.A2839])*1000000)/1000" office:value-type="float" office:value="0.094" calcext:value-type="float">
            <text:p>0.094</text:p>
          </table:table-cell>
          <table:table-cell table:formula="of:=IF([.B284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138912" calcext:value-type="float">
            <text:p>26.15138912</text:p>
          </table:table-cell>
          <table:table-cell table:formula="of:=ROUND(([.A2841]-[.A2840])*1000000)/1000" office:value-type="float" office:value="0.969" calcext:value-type="float">
            <text:p>0.969</text:p>
          </table:table-cell>
          <table:table-cell table:formula="of:=IF([.B284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148288" calcext:value-type="float">
            <text:p>26.15148288</text:p>
          </table:table-cell>
          <table:table-cell table:formula="of:=ROUND(([.A2842]-[.A2841])*1000000)/1000" office:value-type="float" office:value="0.094" calcext:value-type="float">
            <text:p>0.094</text:p>
          </table:table-cell>
          <table:table-cell table:formula="of:=IF([.B2842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6.1517176" calcext:value-type="float">
            <text:p>26.1517176</text:p>
          </table:table-cell>
          <table:table-cell table:formula="of:=ROUND(([.A2843]-[.A2842])*1000000)/1000" office:value-type="float" office:value="0.235" calcext:value-type="float">
            <text:p>0.235</text:p>
          </table:table-cell>
          <table:table-cell table:formula="of:=IF([.B2843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5181136" calcext:value-type="float">
            <text:p>26.15181136</text:p>
          </table:table-cell>
          <table:table-cell table:formula="of:=ROUND(([.A2844]-[.A2843])*1000000)/1000" office:value-type="float" office:value="0.094" calcext:value-type="float">
            <text:p>0.094</text:p>
          </table:table-cell>
          <table:table-cell table:formula="of:=IF([.B2844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5190496" calcext:value-type="float">
            <text:p>26.15190496</text:p>
          </table:table-cell>
          <table:table-cell table:formula="of:=ROUND(([.A2845]-[.A2844])*1000000)/1000" office:value-type="float" office:value="0.094" calcext:value-type="float">
            <text:p>0.094</text:p>
          </table:table-cell>
          <table:table-cell table:formula="of:=IF([.B284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199872" calcext:value-type="float">
            <text:p>26.15199872</text:p>
          </table:table-cell>
          <table:table-cell table:formula="of:=ROUND(([.A2846]-[.A2845])*1000000)/1000" office:value-type="float" office:value="0.094" calcext:value-type="float">
            <text:p>0.094</text:p>
          </table:table-cell>
          <table:table-cell table:formula="of:=IF([.B284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209232" calcext:value-type="float">
            <text:p>26.15209232</text:p>
          </table:table-cell>
          <table:table-cell table:formula="of:=ROUND(([.A2847]-[.A2846])*1000000)/1000" office:value-type="float" office:value="0.094" calcext:value-type="float">
            <text:p>0.094</text:p>
          </table:table-cell>
          <table:table-cell table:formula="of:=IF([.B284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218592" calcext:value-type="float">
            <text:p>26.15218592</text:p>
          </table:table-cell>
          <table:table-cell table:formula="of:=ROUND(([.A2848]-[.A2847])*1000000)/1000" office:value-type="float" office:value="0.094" calcext:value-type="float">
            <text:p>0.094</text:p>
          </table:table-cell>
          <table:table-cell table:formula="of:=IF([.B284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227968" calcext:value-type="float">
            <text:p>26.15227968</text:p>
          </table:table-cell>
          <table:table-cell table:formula="of:=ROUND(([.A2849]-[.A2848])*1000000)/1000" office:value-type="float" office:value="0.094" calcext:value-type="float">
            <text:p>0.094</text:p>
          </table:table-cell>
          <table:table-cell table:formula="of:=IF([.B284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237328" calcext:value-type="float">
            <text:p>26.15237328</text:p>
          </table:table-cell>
          <table:table-cell table:formula="of:=ROUND(([.A2850]-[.A2849])*1000000)/1000" office:value-type="float" office:value="0.094" calcext:value-type="float">
            <text:p>0.094</text:p>
          </table:table-cell>
          <table:table-cell table:formula="of:=IF([.B285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246704" calcext:value-type="float">
            <text:p>26.15246704</text:p>
          </table:table-cell>
          <table:table-cell table:formula="of:=ROUND(([.A2851]-[.A2850])*1000000)/1000" office:value-type="float" office:value="0.094" calcext:value-type="float">
            <text:p>0.094</text:p>
          </table:table-cell>
          <table:table-cell table:formula="of:=IF([.B285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256064" calcext:value-type="float">
            <text:p>26.15256064</text:p>
          </table:table-cell>
          <table:table-cell table:formula="of:=ROUND(([.A2852]-[.A2851])*1000000)/1000" office:value-type="float" office:value="0.094" calcext:value-type="float">
            <text:p>0.094</text:p>
          </table:table-cell>
          <table:table-cell table:formula="of:=IF([.B285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265424" calcext:value-type="float">
            <text:p>26.15265424</text:p>
          </table:table-cell>
          <table:table-cell table:formula="of:=ROUND(([.A2853]-[.A2852])*1000000)/1000" office:value-type="float" office:value="0.094" calcext:value-type="float">
            <text:p>0.094</text:p>
          </table:table-cell>
          <table:table-cell table:formula="of:=IF([.B285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2748" calcext:value-type="float">
            <text:p>26.152748</text:p>
          </table:table-cell>
          <table:table-cell table:formula="of:=ROUND(([.A2854]-[.A2853])*1000000)/1000" office:value-type="float" office:value="0.094" calcext:value-type="float">
            <text:p>0.094</text:p>
          </table:table-cell>
          <table:table-cell table:formula="of:=IF([.B285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28416" calcext:value-type="float">
            <text:p>26.1528416</text:p>
          </table:table-cell>
          <table:table-cell table:formula="of:=ROUND(([.A2855]-[.A2854])*1000000)/1000" office:value-type="float" office:value="0.094" calcext:value-type="float">
            <text:p>0.094</text:p>
          </table:table-cell>
          <table:table-cell table:formula="of:=IF([.B285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293536" calcext:value-type="float">
            <text:p>26.15293536</text:p>
          </table:table-cell>
          <table:table-cell table:formula="of:=ROUND(([.A2856]-[.A2855])*1000000)/1000" office:value-type="float" office:value="0.094" calcext:value-type="float">
            <text:p>0.094</text:p>
          </table:table-cell>
          <table:table-cell table:formula="of:=IF([.B285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302896" calcext:value-type="float">
            <text:p>26.15302896</text:p>
          </table:table-cell>
          <table:table-cell table:formula="of:=ROUND(([.A2857]-[.A2856])*1000000)/1000" office:value-type="float" office:value="0.094" calcext:value-type="float">
            <text:p>0.094</text:p>
          </table:table-cell>
          <table:table-cell table:formula="of:=IF([.B285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312256" calcext:value-type="float">
            <text:p>26.15312256</text:p>
          </table:table-cell>
          <table:table-cell table:formula="of:=ROUND(([.A2858]-[.A2857])*1000000)/1000" office:value-type="float" office:value="0.094" calcext:value-type="float">
            <text:p>0.094</text:p>
          </table:table-cell>
          <table:table-cell table:formula="of:=IF([.B285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321616" calcext:value-type="float">
            <text:p>26.15321616</text:p>
          </table:table-cell>
          <table:table-cell table:formula="of:=ROUND(([.A2859]-[.A2858])*1000000)/1000" office:value-type="float" office:value="0.094" calcext:value-type="float">
            <text:p>0.094</text:p>
          </table:table-cell>
          <table:table-cell table:formula="of:=IF([.B285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330992" calcext:value-type="float">
            <text:p>26.15330992</text:p>
          </table:table-cell>
          <table:table-cell table:formula="of:=ROUND(([.A2860]-[.A2859])*1000000)/1000" office:value-type="float" office:value="0.094" calcext:value-type="float">
            <text:p>0.094</text:p>
          </table:table-cell>
          <table:table-cell table:formula="of:=IF([.B286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340352" calcext:value-type="float">
            <text:p>26.15340352</text:p>
          </table:table-cell>
          <table:table-cell table:formula="of:=ROUND(([.A2861]-[.A2860])*1000000)/1000" office:value-type="float" office:value="0.094" calcext:value-type="float">
            <text:p>0.094</text:p>
          </table:table-cell>
          <table:table-cell table:formula="of:=IF([.B286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349728" calcext:value-type="float">
            <text:p>26.15349728</text:p>
          </table:table-cell>
          <table:table-cell table:formula="of:=ROUND(([.A2862]-[.A2861])*1000000)/1000" office:value-type="float" office:value="0.094" calcext:value-type="float">
            <text:p>0.094</text:p>
          </table:table-cell>
          <table:table-cell table:formula="of:=IF([.B286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359088" calcext:value-type="float">
            <text:p>26.15359088</text:p>
          </table:table-cell>
          <table:table-cell table:formula="of:=ROUND(([.A2863]-[.A2862])*1000000)/1000" office:value-type="float" office:value="0.094" calcext:value-type="float">
            <text:p>0.094</text:p>
          </table:table-cell>
          <table:table-cell table:formula="of:=IF([.B286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368448" calcext:value-type="float">
            <text:p>26.15368448</text:p>
          </table:table-cell>
          <table:table-cell table:formula="of:=ROUND(([.A2864]-[.A2863])*1000000)/1000" office:value-type="float" office:value="0.094" calcext:value-type="float">
            <text:p>0.094</text:p>
          </table:table-cell>
          <table:table-cell table:formula="of:=IF([.B2864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5377824" calcext:value-type="float">
            <text:p>26.15377824</text:p>
          </table:table-cell>
          <table:table-cell table:formula="of:=ROUND(([.A2865]-[.A2864])*1000000)/1000" office:value-type="float" office:value="0.094" calcext:value-type="float">
            <text:p>0.094</text:p>
          </table:table-cell>
          <table:table-cell table:formula="of:=IF([.B286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387184" calcext:value-type="float">
            <text:p>26.15387184</text:p>
          </table:table-cell>
          <table:table-cell table:formula="of:=ROUND(([.A2866]-[.A2865])*1000000)/1000" office:value-type="float" office:value="0.094" calcext:value-type="float">
            <text:p>0.094</text:p>
          </table:table-cell>
          <table:table-cell table:formula="of:=IF([.B286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396544" calcext:value-type="float">
            <text:p>26.15396544</text:p>
          </table:table-cell>
          <table:table-cell table:formula="of:=ROUND(([.A2867]-[.A2866])*1000000)/1000" office:value-type="float" office:value="0.094" calcext:value-type="float">
            <text:p>0.094</text:p>
          </table:table-cell>
          <table:table-cell table:formula="of:=IF([.B286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40592" calcext:value-type="float">
            <text:p>26.1540592</text:p>
          </table:table-cell>
          <table:table-cell table:formula="of:=ROUND(([.A2868]-[.A2867])*1000000)/1000" office:value-type="float" office:value="0.094" calcext:value-type="float">
            <text:p>0.094</text:p>
          </table:table-cell>
          <table:table-cell table:formula="of:=IF([.B286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41528" calcext:value-type="float">
            <text:p>26.1541528</text:p>
          </table:table-cell>
          <table:table-cell table:formula="of:=ROUND(([.A2869]-[.A2868])*1000000)/1000" office:value-type="float" office:value="0.094" calcext:value-type="float">
            <text:p>0.094</text:p>
          </table:table-cell>
          <table:table-cell table:formula="of:=IF([.B286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424656" calcext:value-type="float">
            <text:p>26.15424656</text:p>
          </table:table-cell>
          <table:table-cell table:formula="of:=ROUND(([.A2870]-[.A2869])*1000000)/1000" office:value-type="float" office:value="0.094" calcext:value-type="float">
            <text:p>0.094</text:p>
          </table:table-cell>
          <table:table-cell table:formula="of:=IF([.B287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434016" calcext:value-type="float">
            <text:p>26.15434016</text:p>
          </table:table-cell>
          <table:table-cell table:formula="of:=ROUND(([.A2871]-[.A2870])*1000000)/1000" office:value-type="float" office:value="0.094" calcext:value-type="float">
            <text:p>0.094</text:p>
          </table:table-cell>
          <table:table-cell table:formula="of:=IF([.B287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443392" calcext:value-type="float">
            <text:p>26.15443392</text:p>
          </table:table-cell>
          <table:table-cell table:formula="of:=ROUND(([.A2872]-[.A2871])*1000000)/1000" office:value-type="float" office:value="0.094" calcext:value-type="float">
            <text:p>0.094</text:p>
          </table:table-cell>
          <table:table-cell table:formula="of:=IF([.B287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452752" calcext:value-type="float">
            <text:p>26.15452752</text:p>
          </table:table-cell>
          <table:table-cell table:formula="of:=ROUND(([.A2873]-[.A2872])*1000000)/1000" office:value-type="float" office:value="0.094" calcext:value-type="float">
            <text:p>0.094</text:p>
          </table:table-cell>
          <table:table-cell table:formula="of:=IF([.B287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462112" calcext:value-type="float">
            <text:p>26.15462112</text:p>
          </table:table-cell>
          <table:table-cell table:formula="of:=ROUND(([.A2874]-[.A2873])*1000000)/1000" office:value-type="float" office:value="0.094" calcext:value-type="float">
            <text:p>0.094</text:p>
          </table:table-cell>
          <table:table-cell table:formula="of:=IF([.B287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558576" calcext:value-type="float">
            <text:p>26.15558576</text:p>
          </table:table-cell>
          <table:table-cell table:formula="of:=ROUND(([.A2875]-[.A2874])*1000000)/1000" office:value-type="float" office:value="0.965" calcext:value-type="float">
            <text:p>0.965</text:p>
          </table:table-cell>
          <table:table-cell table:formula="of:=IF([.B2875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6.15567952" calcext:value-type="float">
            <text:p>26.15567952</text:p>
          </table:table-cell>
          <table:table-cell table:formula="of:=ROUND(([.A2876]-[.A2875])*1000000)/1000" office:value-type="float" office:value="0.094" calcext:value-type="float">
            <text:p>0.094</text:p>
          </table:table-cell>
          <table:table-cell table:formula="of:=IF([.B287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577312" calcext:value-type="float">
            <text:p>26.15577312</text:p>
          </table:table-cell>
          <table:table-cell table:formula="of:=ROUND(([.A2877]-[.A2876])*1000000)/1000" office:value-type="float" office:value="0.094" calcext:value-type="float">
            <text:p>0.094</text:p>
          </table:table-cell>
          <table:table-cell table:formula="of:=IF([.B287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586672" calcext:value-type="float">
            <text:p>26.15586672</text:p>
          </table:table-cell>
          <table:table-cell table:formula="of:=ROUND(([.A2878]-[.A2877])*1000000)/1000" office:value-type="float" office:value="0.094" calcext:value-type="float">
            <text:p>0.094</text:p>
          </table:table-cell>
          <table:table-cell table:formula="of:=IF([.B287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596048" calcext:value-type="float">
            <text:p>26.15596048</text:p>
          </table:table-cell>
          <table:table-cell table:formula="of:=ROUND(([.A2879]-[.A2878])*1000000)/1000" office:value-type="float" office:value="0.094" calcext:value-type="float">
            <text:p>0.094</text:p>
          </table:table-cell>
          <table:table-cell table:formula="of:=IF([.B287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605408" calcext:value-type="float">
            <text:p>26.15605408</text:p>
          </table:table-cell>
          <table:table-cell table:formula="of:=ROUND(([.A2880]-[.A2879])*1000000)/1000" office:value-type="float" office:value="0.094" calcext:value-type="float">
            <text:p>0.094</text:p>
          </table:table-cell>
          <table:table-cell table:formula="of:=IF([.B288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614784" calcext:value-type="float">
            <text:p>26.15614784</text:p>
          </table:table-cell>
          <table:table-cell table:formula="of:=ROUND(([.A2881]-[.A2880])*1000000)/1000" office:value-type="float" office:value="0.094" calcext:value-type="float">
            <text:p>0.094</text:p>
          </table:table-cell>
          <table:table-cell table:formula="of:=IF([.B288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624144" calcext:value-type="float">
            <text:p>26.15624144</text:p>
          </table:table-cell>
          <table:table-cell table:formula="of:=ROUND(([.A2882]-[.A2881])*1000000)/1000" office:value-type="float" office:value="0.094" calcext:value-type="float">
            <text:p>0.094</text:p>
          </table:table-cell>
          <table:table-cell table:formula="of:=IF([.B288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633504" calcext:value-type="float">
            <text:p>26.15633504</text:p>
          </table:table-cell>
          <table:table-cell table:formula="of:=ROUND(([.A2883]-[.A2882])*1000000)/1000" office:value-type="float" office:value="0.094" calcext:value-type="float">
            <text:p>0.094</text:p>
          </table:table-cell>
          <table:table-cell table:formula="of:=IF([.B288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64288" calcext:value-type="float">
            <text:p>26.1564288</text:p>
          </table:table-cell>
          <table:table-cell table:formula="of:=ROUND(([.A2884]-[.A2883])*1000000)/1000" office:value-type="float" office:value="0.094" calcext:value-type="float">
            <text:p>0.094</text:p>
          </table:table-cell>
          <table:table-cell table:formula="of:=IF([.B288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65224" calcext:value-type="float">
            <text:p>26.1565224</text:p>
          </table:table-cell>
          <table:table-cell table:formula="of:=ROUND(([.A2885]-[.A2884])*1000000)/1000" office:value-type="float" office:value="0.094" calcext:value-type="float">
            <text:p>0.094</text:p>
          </table:table-cell>
          <table:table-cell table:formula="of:=IF([.B2885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5661616" calcext:value-type="float">
            <text:p>26.15661616</text:p>
          </table:table-cell>
          <table:table-cell table:formula="of:=ROUND(([.A2886]-[.A2885])*1000000)/1000" office:value-type="float" office:value="0.094" calcext:value-type="float">
            <text:p>0.094</text:p>
          </table:table-cell>
          <table:table-cell table:formula="of:=IF([.B288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670976" calcext:value-type="float">
            <text:p>26.15670976</text:p>
          </table:table-cell>
          <table:table-cell table:formula="of:=ROUND(([.A2887]-[.A2886])*1000000)/1000" office:value-type="float" office:value="0.094" calcext:value-type="float">
            <text:p>0.094</text:p>
          </table:table-cell>
          <table:table-cell table:formula="of:=IF([.B288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680352" calcext:value-type="float">
            <text:p>26.15680352</text:p>
          </table:table-cell>
          <table:table-cell table:formula="of:=ROUND(([.A2888]-[.A2887])*1000000)/1000" office:value-type="float" office:value="0.094" calcext:value-type="float">
            <text:p>0.094</text:p>
          </table:table-cell>
          <table:table-cell table:formula="of:=IF([.B288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689712" calcext:value-type="float">
            <text:p>26.15689712</text:p>
          </table:table-cell>
          <table:table-cell table:formula="of:=ROUND(([.A2889]-[.A2888])*1000000)/1000" office:value-type="float" office:value="0.094" calcext:value-type="float">
            <text:p>0.094</text:p>
          </table:table-cell>
          <table:table-cell table:formula="of:=IF([.B288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699088" calcext:value-type="float">
            <text:p>26.15699088</text:p>
          </table:table-cell>
          <table:table-cell table:formula="of:=ROUND(([.A2890]-[.A2889])*1000000)/1000" office:value-type="float" office:value="0.094" calcext:value-type="float">
            <text:p>0.094</text:p>
          </table:table-cell>
          <table:table-cell table:formula="of:=IF([.B289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708448" calcext:value-type="float">
            <text:p>26.15708448</text:p>
          </table:table-cell>
          <table:table-cell table:formula="of:=ROUND(([.A2891]-[.A2890])*1000000)/1000" office:value-type="float" office:value="0.094" calcext:value-type="float">
            <text:p>0.094</text:p>
          </table:table-cell>
          <table:table-cell table:formula="of:=IF([.B289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717824" calcext:value-type="float">
            <text:p>26.15717824</text:p>
          </table:table-cell>
          <table:table-cell table:formula="of:=ROUND(([.A2892]-[.A2891])*1000000)/1000" office:value-type="float" office:value="0.094" calcext:value-type="float">
            <text:p>0.094</text:p>
          </table:table-cell>
          <table:table-cell table:formula="of:=IF([.B289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727184" calcext:value-type="float">
            <text:p>26.15727184</text:p>
          </table:table-cell>
          <table:table-cell table:formula="of:=ROUND(([.A2893]-[.A2892])*1000000)/1000" office:value-type="float" office:value="0.094" calcext:value-type="float">
            <text:p>0.094</text:p>
          </table:table-cell>
          <table:table-cell table:formula="of:=IF([.B289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73656" calcext:value-type="float">
            <text:p>26.1573656</text:p>
          </table:table-cell>
          <table:table-cell table:formula="of:=ROUND(([.A2894]-[.A2893])*1000000)/1000" office:value-type="float" office:value="0.094" calcext:value-type="float">
            <text:p>0.094</text:p>
          </table:table-cell>
          <table:table-cell table:formula="of:=IF([.B289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74592" calcext:value-type="float">
            <text:p>26.1574592</text:p>
          </table:table-cell>
          <table:table-cell table:formula="of:=ROUND(([.A2895]-[.A2894])*1000000)/1000" office:value-type="float" office:value="0.094" calcext:value-type="float">
            <text:p>0.094</text:p>
          </table:table-cell>
          <table:table-cell table:formula="of:=IF([.B289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755296" calcext:value-type="float">
            <text:p>26.15755296</text:p>
          </table:table-cell>
          <table:table-cell table:formula="of:=ROUND(([.A2896]-[.A2895])*1000000)/1000" office:value-type="float" office:value="0.094" calcext:value-type="float">
            <text:p>0.094</text:p>
          </table:table-cell>
          <table:table-cell table:formula="of:=IF([.B289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764656" calcext:value-type="float">
            <text:p>26.15764656</text:p>
          </table:table-cell>
          <table:table-cell table:formula="of:=ROUND(([.A2897]-[.A2896])*1000000)/1000" office:value-type="float" office:value="0.094" calcext:value-type="float">
            <text:p>0.094</text:p>
          </table:table-cell>
          <table:table-cell table:formula="of:=IF([.B289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774032" calcext:value-type="float">
            <text:p>26.15774032</text:p>
          </table:table-cell>
          <table:table-cell table:formula="of:=ROUND(([.A2898]-[.A2897])*1000000)/1000" office:value-type="float" office:value="0.094" calcext:value-type="float">
            <text:p>0.094</text:p>
          </table:table-cell>
          <table:table-cell table:formula="of:=IF([.B289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783392" calcext:value-type="float">
            <text:p>26.15783392</text:p>
          </table:table-cell>
          <table:table-cell table:formula="of:=ROUND(([.A2899]-[.A2898])*1000000)/1000" office:value-type="float" office:value="0.094" calcext:value-type="float">
            <text:p>0.094</text:p>
          </table:table-cell>
          <table:table-cell table:formula="of:=IF([.B289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792768" calcext:value-type="float">
            <text:p>26.15792768</text:p>
          </table:table-cell>
          <table:table-cell table:formula="of:=ROUND(([.A2900]-[.A2899])*1000000)/1000" office:value-type="float" office:value="0.094" calcext:value-type="float">
            <text:p>0.094</text:p>
          </table:table-cell>
          <table:table-cell table:formula="of:=IF([.B290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802128" calcext:value-type="float">
            <text:p>26.15802128</text:p>
          </table:table-cell>
          <table:table-cell table:formula="of:=ROUND(([.A2901]-[.A2900])*1000000)/1000" office:value-type="float" office:value="0.094" calcext:value-type="float">
            <text:p>0.094</text:p>
          </table:table-cell>
          <table:table-cell table:formula="of:=IF([.B290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811504" calcext:value-type="float">
            <text:p>26.15811504</text:p>
          </table:table-cell>
          <table:table-cell table:formula="of:=ROUND(([.A2902]-[.A2901])*1000000)/1000" office:value-type="float" office:value="0.094" calcext:value-type="float">
            <text:p>0.094</text:p>
          </table:table-cell>
          <table:table-cell table:formula="of:=IF([.B290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820864" calcext:value-type="float">
            <text:p>26.15820864</text:p>
          </table:table-cell>
          <table:table-cell table:formula="of:=ROUND(([.A2903]-[.A2902])*1000000)/1000" office:value-type="float" office:value="0.094" calcext:value-type="float">
            <text:p>0.094</text:p>
          </table:table-cell>
          <table:table-cell table:formula="of:=IF([.B290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83024" calcext:value-type="float">
            <text:p>26.1583024</text:p>
          </table:table-cell>
          <table:table-cell table:formula="of:=ROUND(([.A2904]-[.A2903])*1000000)/1000" office:value-type="float" office:value="0.094" calcext:value-type="float">
            <text:p>0.094</text:p>
          </table:table-cell>
          <table:table-cell table:formula="of:=IF([.B290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8396" calcext:value-type="float">
            <text:p>26.158396</text:p>
          </table:table-cell>
          <table:table-cell table:formula="of:=ROUND(([.A2905]-[.A2904])*1000000)/1000" office:value-type="float" office:value="0.094" calcext:value-type="float">
            <text:p>0.094</text:p>
          </table:table-cell>
          <table:table-cell table:formula="of:=IF([.B2905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584896" calcext:value-type="float">
            <text:p>26.1584896</text:p>
          </table:table-cell>
          <table:table-cell table:formula="of:=ROUND(([.A2906]-[.A2905])*1000000)/1000" office:value-type="float" office:value="0.094" calcext:value-type="float">
            <text:p>0.094</text:p>
          </table:table-cell>
          <table:table-cell table:formula="of:=IF([.B290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945568" calcext:value-type="float">
            <text:p>26.15945568</text:p>
          </table:table-cell>
          <table:table-cell table:formula="of:=ROUND(([.A2907]-[.A2906])*1000000)/1000" office:value-type="float" office:value="0.966" calcext:value-type="float">
            <text:p>0.966</text:p>
          </table:table-cell>
          <table:table-cell table:formula="of:=IF([.B2907]&gt;1;&quot;SLEEP&quot;;&quot;&quot;)">
            <text:p/>
          </table:table-cell>
          <table:table-cell office:value-type="string" calcext:value-type="string">
            <text:p>0x46</text:p>
          </table:table-cell>
        </table:table-row>
        <table:table-row table:style-name="ro1">
          <table:table-cell office:value-type="float" office:value="26.15954944" calcext:value-type="float">
            <text:p>26.15954944</text:p>
          </table:table-cell>
          <table:table-cell table:formula="of:=ROUND(([.A2908]-[.A2907])*1000000)/1000" office:value-type="float" office:value="0.094" calcext:value-type="float">
            <text:p>0.094</text:p>
          </table:table-cell>
          <table:table-cell table:formula="of:=IF([.B290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964304" calcext:value-type="float">
            <text:p>26.15964304</text:p>
          </table:table-cell>
          <table:table-cell table:formula="of:=ROUND(([.A2909]-[.A2908])*1000000)/1000" office:value-type="float" office:value="0.094" calcext:value-type="float">
            <text:p>0.094</text:p>
          </table:table-cell>
          <table:table-cell table:formula="of:=IF([.B290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97368" calcext:value-type="float">
            <text:p>26.1597368</text:p>
          </table:table-cell>
          <table:table-cell table:formula="of:=ROUND(([.A2910]-[.A2909])*1000000)/1000" office:value-type="float" office:value="0.094" calcext:value-type="float">
            <text:p>0.094</text:p>
          </table:table-cell>
          <table:table-cell table:formula="of:=IF([.B291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98304" calcext:value-type="float">
            <text:p>26.1598304</text:p>
          </table:table-cell>
          <table:table-cell table:formula="of:=ROUND(([.A2911]-[.A2910])*1000000)/1000" office:value-type="float" office:value="0.094" calcext:value-type="float">
            <text:p>0.094</text:p>
          </table:table-cell>
          <table:table-cell table:formula="of:=IF([.B291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59924" calcext:value-type="float">
            <text:p>26.159924</text:p>
          </table:table-cell>
          <table:table-cell table:formula="of:=ROUND(([.A2912]-[.A2911])*1000000)/1000" office:value-type="float" office:value="0.094" calcext:value-type="float">
            <text:p>0.094</text:p>
          </table:table-cell>
          <table:table-cell table:formula="of:=IF([.B291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001776" calcext:value-type="float">
            <text:p>26.16001776</text:p>
          </table:table-cell>
          <table:table-cell table:formula="of:=ROUND(([.A2913]-[.A2912])*1000000)/1000" office:value-type="float" office:value="0.094" calcext:value-type="float">
            <text:p>0.094</text:p>
          </table:table-cell>
          <table:table-cell table:formula="of:=IF([.B291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011136" calcext:value-type="float">
            <text:p>26.16011136</text:p>
          </table:table-cell>
          <table:table-cell table:formula="of:=ROUND(([.A2914]-[.A2913])*1000000)/1000" office:value-type="float" office:value="0.094" calcext:value-type="float">
            <text:p>0.094</text:p>
          </table:table-cell>
          <table:table-cell table:formula="of:=IF([.B291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020512" calcext:value-type="float">
            <text:p>26.16020512</text:p>
          </table:table-cell>
          <table:table-cell table:formula="of:=ROUND(([.A2915]-[.A2914])*1000000)/1000" office:value-type="float" office:value="0.094" calcext:value-type="float">
            <text:p>0.094</text:p>
          </table:table-cell>
          <table:table-cell table:formula="of:=IF([.B291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029872" calcext:value-type="float">
            <text:p>26.16029872</text:p>
          </table:table-cell>
          <table:table-cell table:formula="of:=ROUND(([.A2916]-[.A2915])*1000000)/1000" office:value-type="float" office:value="0.094" calcext:value-type="float">
            <text:p>0.094</text:p>
          </table:table-cell>
          <table:table-cell table:formula="of:=IF([.B291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039248" calcext:value-type="float">
            <text:p>26.16039248</text:p>
          </table:table-cell>
          <table:table-cell table:formula="of:=ROUND(([.A2917]-[.A2916])*1000000)/1000" office:value-type="float" office:value="0.094" calcext:value-type="float">
            <text:p>0.094</text:p>
          </table:table-cell>
          <table:table-cell table:formula="of:=IF([.B291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048608" calcext:value-type="float">
            <text:p>26.16048608</text:p>
          </table:table-cell>
          <table:table-cell table:formula="of:=ROUND(([.A2918]-[.A2917])*1000000)/1000" office:value-type="float" office:value="0.094" calcext:value-type="float">
            <text:p>0.094</text:p>
          </table:table-cell>
          <table:table-cell table:formula="of:=IF([.B291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057984" calcext:value-type="float">
            <text:p>26.16057984</text:p>
          </table:table-cell>
          <table:table-cell table:formula="of:=ROUND(([.A2919]-[.A2918])*1000000)/1000" office:value-type="float" office:value="0.094" calcext:value-type="float">
            <text:p>0.094</text:p>
          </table:table-cell>
          <table:table-cell table:formula="of:=IF([.B291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067344" calcext:value-type="float">
            <text:p>26.16067344</text:p>
          </table:table-cell>
          <table:table-cell table:formula="of:=ROUND(([.A2920]-[.A2919])*1000000)/1000" office:value-type="float" office:value="0.094" calcext:value-type="float">
            <text:p>0.094</text:p>
          </table:table-cell>
          <table:table-cell table:formula="of:=IF([.B292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076704" calcext:value-type="float">
            <text:p>26.16076704</text:p>
          </table:table-cell>
          <table:table-cell table:formula="of:=ROUND(([.A2921]-[.A2920])*1000000)/1000" office:value-type="float" office:value="0.094" calcext:value-type="float">
            <text:p>0.094</text:p>
          </table:table-cell>
          <table:table-cell table:formula="of:=IF([.B292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08608" calcext:value-type="float">
            <text:p>26.1608608</text:p>
          </table:table-cell>
          <table:table-cell table:formula="of:=ROUND(([.A2922]-[.A2921])*1000000)/1000" office:value-type="float" office:value="0.094" calcext:value-type="float">
            <text:p>0.094</text:p>
          </table:table-cell>
          <table:table-cell table:formula="of:=IF([.B292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09544" calcext:value-type="float">
            <text:p>26.1609544</text:p>
          </table:table-cell>
          <table:table-cell table:formula="of:=ROUND(([.A2923]-[.A2922])*1000000)/1000" office:value-type="float" office:value="0.094" calcext:value-type="float">
            <text:p>0.094</text:p>
          </table:table-cell>
          <table:table-cell table:formula="of:=IF([.B292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104816" calcext:value-type="float">
            <text:p>26.16104816</text:p>
          </table:table-cell>
          <table:table-cell table:formula="of:=ROUND(([.A2924]-[.A2923])*1000000)/1000" office:value-type="float" office:value="0.094" calcext:value-type="float">
            <text:p>0.094</text:p>
          </table:table-cell>
          <table:table-cell table:formula="of:=IF([.B292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114176" calcext:value-type="float">
            <text:p>26.16114176</text:p>
          </table:table-cell>
          <table:table-cell table:formula="of:=ROUND(([.A2925]-[.A2924])*1000000)/1000" office:value-type="float" office:value="0.094" calcext:value-type="float">
            <text:p>0.094</text:p>
          </table:table-cell>
          <table:table-cell table:formula="of:=IF([.B292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123536" calcext:value-type="float">
            <text:p>26.16123536</text:p>
          </table:table-cell>
          <table:table-cell table:formula="of:=ROUND(([.A2926]-[.A2925])*1000000)/1000" office:value-type="float" office:value="0.094" calcext:value-type="float">
            <text:p>0.094</text:p>
          </table:table-cell>
          <table:table-cell table:formula="of:=IF([.B2926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6132912" calcext:value-type="float">
            <text:p>26.16132912</text:p>
          </table:table-cell>
          <table:table-cell table:formula="of:=ROUND(([.A2927]-[.A2926])*1000000)/1000" office:value-type="float" office:value="0.094" calcext:value-type="float">
            <text:p>0.094</text:p>
          </table:table-cell>
          <table:table-cell table:formula="of:=IF([.B292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142272" calcext:value-type="float">
            <text:p>26.16142272</text:p>
          </table:table-cell>
          <table:table-cell table:formula="of:=ROUND(([.A2928]-[.A2927])*1000000)/1000" office:value-type="float" office:value="0.094" calcext:value-type="float">
            <text:p>0.094</text:p>
          </table:table-cell>
          <table:table-cell table:formula="of:=IF([.B292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151632" calcext:value-type="float">
            <text:p>26.16151632</text:p>
          </table:table-cell>
          <table:table-cell table:formula="of:=ROUND(([.A2929]-[.A2928])*1000000)/1000" office:value-type="float" office:value="0.094" calcext:value-type="float">
            <text:p>0.094</text:p>
          </table:table-cell>
          <table:table-cell table:formula="of:=IF([.B292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161008" calcext:value-type="float">
            <text:p>26.16161008</text:p>
          </table:table-cell>
          <table:table-cell table:formula="of:=ROUND(([.A2930]-[.A2929])*1000000)/1000" office:value-type="float" office:value="0.094" calcext:value-type="float">
            <text:p>0.094</text:p>
          </table:table-cell>
          <table:table-cell table:formula="of:=IF([.B293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170368" calcext:value-type="float">
            <text:p>26.16170368</text:p>
          </table:table-cell>
          <table:table-cell table:formula="of:=ROUND(([.A2931]-[.A2930])*1000000)/1000" office:value-type="float" office:value="0.094" calcext:value-type="float">
            <text:p>0.094</text:p>
          </table:table-cell>
          <table:table-cell table:formula="of:=IF([.B293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179744" calcext:value-type="float">
            <text:p>26.16179744</text:p>
          </table:table-cell>
          <table:table-cell table:formula="of:=ROUND(([.A2932]-[.A2931])*1000000)/1000" office:value-type="float" office:value="0.094" calcext:value-type="float">
            <text:p>0.094</text:p>
          </table:table-cell>
          <table:table-cell table:formula="of:=IF([.B293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189104" calcext:value-type="float">
            <text:p>26.16189104</text:p>
          </table:table-cell>
          <table:table-cell table:formula="of:=ROUND(([.A2933]-[.A2932])*1000000)/1000" office:value-type="float" office:value="0.094" calcext:value-type="float">
            <text:p>0.094</text:p>
          </table:table-cell>
          <table:table-cell table:formula="of:=IF([.B293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19848" calcext:value-type="float">
            <text:p>26.1619848</text:p>
          </table:table-cell>
          <table:table-cell table:formula="of:=ROUND(([.A2934]-[.A2933])*1000000)/1000" office:value-type="float" office:value="0.094" calcext:value-type="float">
            <text:p>0.094</text:p>
          </table:table-cell>
          <table:table-cell table:formula="of:=IF([.B293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20784" calcext:value-type="float">
            <text:p>26.1620784</text:p>
          </table:table-cell>
          <table:table-cell table:formula="of:=ROUND(([.A2935]-[.A2934])*1000000)/1000" office:value-type="float" office:value="0.094" calcext:value-type="float">
            <text:p>0.094</text:p>
          </table:table-cell>
          <table:table-cell table:formula="of:=IF([.B293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2172" calcext:value-type="float">
            <text:p>26.162172</text:p>
          </table:table-cell>
          <table:table-cell table:formula="of:=ROUND(([.A2936]-[.A2935])*1000000)/1000" office:value-type="float" office:value="0.094" calcext:value-type="float">
            <text:p>0.094</text:p>
          </table:table-cell>
          <table:table-cell table:formula="of:=IF([.B293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226576" calcext:value-type="float">
            <text:p>26.16226576</text:p>
          </table:table-cell>
          <table:table-cell table:formula="of:=ROUND(([.A2937]-[.A2936])*1000000)/1000" office:value-type="float" office:value="0.094" calcext:value-type="float">
            <text:p>0.094</text:p>
          </table:table-cell>
          <table:table-cell table:formula="of:=IF([.B293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235936" calcext:value-type="float">
            <text:p>26.16235936</text:p>
          </table:table-cell>
          <table:table-cell table:formula="of:=ROUND(([.A2938]-[.A2937])*1000000)/1000" office:value-type="float" office:value="0.094" calcext:value-type="float">
            <text:p>0.094</text:p>
          </table:table-cell>
          <table:table-cell table:formula="of:=IF([.B293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332448" calcext:value-type="float">
            <text:p>26.16332448</text:p>
          </table:table-cell>
          <table:table-cell table:formula="of:=ROUND(([.A2939]-[.A2938])*1000000)/1000" office:value-type="float" office:value="0.965" calcext:value-type="float">
            <text:p>0.965</text:p>
          </table:table-cell>
          <table:table-cell table:formula="of:=IF([.B2939]&gt;1;&quot;SLEEP&quot;;&quot;&quot;)">
            <text:p/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float" office:value="26.16341808" calcext:value-type="float">
            <text:p>26.16341808</text:p>
          </table:table-cell>
          <table:table-cell table:formula="of:=ROUND(([.A2940]-[.A2939])*1000000)/1000" office:value-type="float" office:value="0.094" calcext:value-type="float">
            <text:p>0.094</text:p>
          </table:table-cell>
          <table:table-cell table:formula="of:=IF([.B294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351184" calcext:value-type="float">
            <text:p>26.16351184</text:p>
          </table:table-cell>
          <table:table-cell table:formula="of:=ROUND(([.A2941]-[.A2940])*1000000)/1000" office:value-type="float" office:value="0.094" calcext:value-type="float">
            <text:p>0.094</text:p>
          </table:table-cell>
          <table:table-cell table:formula="of:=IF([.B294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360544" calcext:value-type="float">
            <text:p>26.16360544</text:p>
          </table:table-cell>
          <table:table-cell table:formula="of:=ROUND(([.A2942]-[.A2941])*1000000)/1000" office:value-type="float" office:value="0.094" calcext:value-type="float">
            <text:p>0.094</text:p>
          </table:table-cell>
          <table:table-cell table:formula="of:=IF([.B294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36992" calcext:value-type="float">
            <text:p>26.1636992</text:p>
          </table:table-cell>
          <table:table-cell table:formula="of:=ROUND(([.A2943]-[.A2942])*1000000)/1000" office:value-type="float" office:value="0.094" calcext:value-type="float">
            <text:p>0.094</text:p>
          </table:table-cell>
          <table:table-cell table:formula="of:=IF([.B294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37928" calcext:value-type="float">
            <text:p>26.1637928</text:p>
          </table:table-cell>
          <table:table-cell table:formula="of:=ROUND(([.A2944]-[.A2943])*1000000)/1000" office:value-type="float" office:value="0.094" calcext:value-type="float">
            <text:p>0.094</text:p>
          </table:table-cell>
          <table:table-cell table:formula="of:=IF([.B294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38864" calcext:value-type="float">
            <text:p>26.1638864</text:p>
          </table:table-cell>
          <table:table-cell table:formula="of:=ROUND(([.A2945]-[.A2944])*1000000)/1000" office:value-type="float" office:value="0.094" calcext:value-type="float">
            <text:p>0.094</text:p>
          </table:table-cell>
          <table:table-cell table:formula="of:=IF([.B294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398016" calcext:value-type="float">
            <text:p>26.16398016</text:p>
          </table:table-cell>
          <table:table-cell table:formula="of:=ROUND(([.A2946]-[.A2945])*1000000)/1000" office:value-type="float" office:value="0.094" calcext:value-type="float">
            <text:p>0.094</text:p>
          </table:table-cell>
          <table:table-cell table:formula="of:=IF([.B294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407376" calcext:value-type="float">
            <text:p>26.16407376</text:p>
          </table:table-cell>
          <table:table-cell table:formula="of:=ROUND(([.A2947]-[.A2946])*1000000)/1000" office:value-type="float" office:value="0.094" calcext:value-type="float">
            <text:p>0.094</text:p>
          </table:table-cell>
          <table:table-cell table:formula="of:=IF([.B2947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6416752" calcext:value-type="float">
            <text:p>26.16416752</text:p>
          </table:table-cell>
          <table:table-cell table:formula="of:=ROUND(([.A2948]-[.A2947])*1000000)/1000" office:value-type="float" office:value="0.094" calcext:value-type="float">
            <text:p>0.094</text:p>
          </table:table-cell>
          <table:table-cell table:formula="of:=IF([.B294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426112" calcext:value-type="float">
            <text:p>26.16426112</text:p>
          </table:table-cell>
          <table:table-cell table:formula="of:=ROUND(([.A2949]-[.A2948])*1000000)/1000" office:value-type="float" office:value="0.094" calcext:value-type="float">
            <text:p>0.094</text:p>
          </table:table-cell>
          <table:table-cell table:formula="of:=IF([.B294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435472" calcext:value-type="float">
            <text:p>26.16435472</text:p>
          </table:table-cell>
          <table:table-cell table:formula="of:=ROUND(([.A2950]-[.A2949])*1000000)/1000" office:value-type="float" office:value="0.094" calcext:value-type="float">
            <text:p>0.094</text:p>
          </table:table-cell>
          <table:table-cell table:formula="of:=IF([.B295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444832" calcext:value-type="float">
            <text:p>26.16444832</text:p>
          </table:table-cell>
          <table:table-cell table:formula="of:=ROUND(([.A2951]-[.A2950])*1000000)/1000" office:value-type="float" office:value="0.094" calcext:value-type="float">
            <text:p>0.094</text:p>
          </table:table-cell>
          <table:table-cell table:formula="of:=IF([.B295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454208" calcext:value-type="float">
            <text:p>26.16454208</text:p>
          </table:table-cell>
          <table:table-cell table:formula="of:=ROUND(([.A2952]-[.A2951])*1000000)/1000" office:value-type="float" office:value="0.094" calcext:value-type="float">
            <text:p>0.094</text:p>
          </table:table-cell>
          <table:table-cell table:formula="of:=IF([.B295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463568" calcext:value-type="float">
            <text:p>26.16463568</text:p>
          </table:table-cell>
          <table:table-cell table:formula="of:=ROUND(([.A2953]-[.A2952])*1000000)/1000" office:value-type="float" office:value="0.094" calcext:value-type="float">
            <text:p>0.094</text:p>
          </table:table-cell>
          <table:table-cell table:formula="of:=IF([.B295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472944" calcext:value-type="float">
            <text:p>26.16472944</text:p>
          </table:table-cell>
          <table:table-cell table:formula="of:=ROUND(([.A2954]-[.A2953])*1000000)/1000" office:value-type="float" office:value="0.094" calcext:value-type="float">
            <text:p>0.094</text:p>
          </table:table-cell>
          <table:table-cell table:formula="of:=IF([.B295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482304" calcext:value-type="float">
            <text:p>26.16482304</text:p>
          </table:table-cell>
          <table:table-cell table:formula="of:=ROUND(([.A2955]-[.A2954])*1000000)/1000" office:value-type="float" office:value="0.094" calcext:value-type="float">
            <text:p>0.094</text:p>
          </table:table-cell>
          <table:table-cell table:formula="of:=IF([.B295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49168" calcext:value-type="float">
            <text:p>26.1649168</text:p>
          </table:table-cell>
          <table:table-cell table:formula="of:=ROUND(([.A2956]-[.A2955])*1000000)/1000" office:value-type="float" office:value="0.094" calcext:value-type="float">
            <text:p>0.094</text:p>
          </table:table-cell>
          <table:table-cell table:formula="of:=IF([.B295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50104" calcext:value-type="float">
            <text:p>26.1650104</text:p>
          </table:table-cell>
          <table:table-cell table:formula="of:=ROUND(([.A2957]-[.A2956])*1000000)/1000" office:value-type="float" office:value="0.094" calcext:value-type="float">
            <text:p>0.094</text:p>
          </table:table-cell>
          <table:table-cell table:formula="of:=IF([.B295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5104" calcext:value-type="float">
            <text:p>26.165104</text:p>
          </table:table-cell>
          <table:table-cell table:formula="of:=ROUND(([.A2958]-[.A2957])*1000000)/1000" office:value-type="float" office:value="0.094" calcext:value-type="float">
            <text:p>0.094</text:p>
          </table:table-cell>
          <table:table-cell table:formula="of:=IF([.B295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519776" calcext:value-type="float">
            <text:p>26.16519776</text:p>
          </table:table-cell>
          <table:table-cell table:formula="of:=ROUND(([.A2959]-[.A2958])*1000000)/1000" office:value-type="float" office:value="0.094" calcext:value-type="float">
            <text:p>0.094</text:p>
          </table:table-cell>
          <table:table-cell table:formula="of:=IF([.B295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529136" calcext:value-type="float">
            <text:p>26.16529136</text:p>
          </table:table-cell>
          <table:table-cell table:formula="of:=ROUND(([.A2960]-[.A2959])*1000000)/1000" office:value-type="float" office:value="0.094" calcext:value-type="float">
            <text:p>0.094</text:p>
          </table:table-cell>
          <table:table-cell table:formula="of:=IF([.B296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538512" calcext:value-type="float">
            <text:p>26.16538512</text:p>
          </table:table-cell>
          <table:table-cell table:formula="of:=ROUND(([.A2961]-[.A2960])*1000000)/1000" office:value-type="float" office:value="0.094" calcext:value-type="float">
            <text:p>0.094</text:p>
          </table:table-cell>
          <table:table-cell table:formula="of:=IF([.B296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547872" calcext:value-type="float">
            <text:p>26.16547872</text:p>
          </table:table-cell>
          <table:table-cell table:formula="of:=ROUND(([.A2962]-[.A2961])*1000000)/1000" office:value-type="float" office:value="0.094" calcext:value-type="float">
            <text:p>0.094</text:p>
          </table:table-cell>
          <table:table-cell table:formula="of:=IF([.B296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557232" calcext:value-type="float">
            <text:p>26.16557232</text:p>
          </table:table-cell>
          <table:table-cell table:formula="of:=ROUND(([.A2963]-[.A2962])*1000000)/1000" office:value-type="float" office:value="0.094" calcext:value-type="float">
            <text:p>0.094</text:p>
          </table:table-cell>
          <table:table-cell table:formula="of:=IF([.B296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566608" calcext:value-type="float">
            <text:p>26.16566608</text:p>
          </table:table-cell>
          <table:table-cell table:formula="of:=ROUND(([.A2964]-[.A2963])*1000000)/1000" office:value-type="float" office:value="0.094" calcext:value-type="float">
            <text:p>0.094</text:p>
          </table:table-cell>
          <table:table-cell table:formula="of:=IF([.B296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575968" calcext:value-type="float">
            <text:p>26.16575968</text:p>
          </table:table-cell>
          <table:table-cell table:formula="of:=ROUND(([.A2965]-[.A2964])*1000000)/1000" office:value-type="float" office:value="0.094" calcext:value-type="float">
            <text:p>0.094</text:p>
          </table:table-cell>
          <table:table-cell table:formula="of:=IF([.B296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585328" calcext:value-type="float">
            <text:p>26.16585328</text:p>
          </table:table-cell>
          <table:table-cell table:formula="of:=ROUND(([.A2966]-[.A2965])*1000000)/1000" office:value-type="float" office:value="0.094" calcext:value-type="float">
            <text:p>0.094</text:p>
          </table:table-cell>
          <table:table-cell table:formula="of:=IF([.B296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682416" calcext:value-type="float">
            <text:p>26.16682416</text:p>
          </table:table-cell>
          <table:table-cell table:formula="of:=ROUND(([.A2967]-[.A2966])*1000000)/1000" office:value-type="float" office:value="0.971" calcext:value-type="float">
            <text:p>0.971</text:p>
          </table:table-cell>
          <table:table-cell table:formula="of:=IF([.B296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691792" calcext:value-type="float">
            <text:p>26.16691792</text:p>
          </table:table-cell>
          <table:table-cell table:formula="of:=ROUND(([.A2968]-[.A2967])*1000000)/1000" office:value-type="float" office:value="0.094" calcext:value-type="float">
            <text:p>0.094</text:p>
          </table:table-cell>
          <table:table-cell table:formula="of:=IF([.B2968]&gt;1;&quot;SLEEP&quot;;&quot;&quot;)">
            <text:p/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float" office:value="26.1671528" calcext:value-type="float">
            <text:p>26.1671528</text:p>
          </table:table-cell>
          <table:table-cell table:formula="of:=ROUND(([.A2969]-[.A2968])*1000000)/1000" office:value-type="float" office:value="0.235" calcext:value-type="float">
            <text:p>0.235</text:p>
          </table:table-cell>
          <table:table-cell table:formula="of:=IF([.B2969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672464" calcext:value-type="float">
            <text:p>26.1672464</text:p>
          </table:table-cell>
          <table:table-cell table:formula="of:=ROUND(([.A2970]-[.A2969])*1000000)/1000" office:value-type="float" office:value="0.094" calcext:value-type="float">
            <text:p>0.094</text:p>
          </table:table-cell>
          <table:table-cell table:formula="of:=IF([.B2970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6734" calcext:value-type="float">
            <text:p>26.16734</text:p>
          </table:table-cell>
          <table:table-cell table:formula="of:=ROUND(([.A2971]-[.A2970])*1000000)/1000" office:value-type="float" office:value="0.094" calcext:value-type="float">
            <text:p>0.094</text:p>
          </table:table-cell>
          <table:table-cell table:formula="of:=IF([.B297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74336" calcext:value-type="float">
            <text:p>26.1674336</text:p>
          </table:table-cell>
          <table:table-cell table:formula="of:=ROUND(([.A2972]-[.A2971])*1000000)/1000" office:value-type="float" office:value="0.094" calcext:value-type="float">
            <text:p>0.094</text:p>
          </table:table-cell>
          <table:table-cell table:formula="of:=IF([.B297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752736" calcext:value-type="float">
            <text:p>26.16752736</text:p>
          </table:table-cell>
          <table:table-cell table:formula="of:=ROUND(([.A2973]-[.A2972])*1000000)/1000" office:value-type="float" office:value="0.094" calcext:value-type="float">
            <text:p>0.094</text:p>
          </table:table-cell>
          <table:table-cell table:formula="of:=IF([.B297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762096" calcext:value-type="float">
            <text:p>26.16762096</text:p>
          </table:table-cell>
          <table:table-cell table:formula="of:=ROUND(([.A2974]-[.A2973])*1000000)/1000" office:value-type="float" office:value="0.094" calcext:value-type="float">
            <text:p>0.094</text:p>
          </table:table-cell>
          <table:table-cell table:formula="of:=IF([.B297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771472" calcext:value-type="float">
            <text:p>26.16771472</text:p>
          </table:table-cell>
          <table:table-cell table:formula="of:=ROUND(([.A2975]-[.A2974])*1000000)/1000" office:value-type="float" office:value="0.094" calcext:value-type="float">
            <text:p>0.094</text:p>
          </table:table-cell>
          <table:table-cell table:formula="of:=IF([.B297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780832" calcext:value-type="float">
            <text:p>26.16780832</text:p>
          </table:table-cell>
          <table:table-cell table:formula="of:=ROUND(([.A2976]-[.A2975])*1000000)/1000" office:value-type="float" office:value="0.094" calcext:value-type="float">
            <text:p>0.094</text:p>
          </table:table-cell>
          <table:table-cell table:formula="of:=IF([.B297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790192" calcext:value-type="float">
            <text:p>26.16790192</text:p>
          </table:table-cell>
          <table:table-cell table:formula="of:=ROUND(([.A2977]-[.A2976])*1000000)/1000" office:value-type="float" office:value="0.094" calcext:value-type="float">
            <text:p>0.094</text:p>
          </table:table-cell>
          <table:table-cell table:formula="of:=IF([.B297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799552" calcext:value-type="float">
            <text:p>26.16799552</text:p>
          </table:table-cell>
          <table:table-cell table:formula="of:=ROUND(([.A2978]-[.A2977])*1000000)/1000" office:value-type="float" office:value="0.094" calcext:value-type="float">
            <text:p>0.094</text:p>
          </table:table-cell>
          <table:table-cell table:formula="of:=IF([.B297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808928" calcext:value-type="float">
            <text:p>26.16808928</text:p>
          </table:table-cell>
          <table:table-cell table:formula="of:=ROUND(([.A2979]-[.A2978])*1000000)/1000" office:value-type="float" office:value="0.094" calcext:value-type="float">
            <text:p>0.094</text:p>
          </table:table-cell>
          <table:table-cell table:formula="of:=IF([.B297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818288" calcext:value-type="float">
            <text:p>26.16818288</text:p>
          </table:table-cell>
          <table:table-cell table:formula="of:=ROUND(([.A2980]-[.A2979])*1000000)/1000" office:value-type="float" office:value="0.094" calcext:value-type="float">
            <text:p>0.094</text:p>
          </table:table-cell>
          <table:table-cell table:formula="of:=IF([.B298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827648" calcext:value-type="float">
            <text:p>26.16827648</text:p>
          </table:table-cell>
          <table:table-cell table:formula="of:=ROUND(([.A2981]-[.A2980])*1000000)/1000" office:value-type="float" office:value="0.094" calcext:value-type="float">
            <text:p>0.094</text:p>
          </table:table-cell>
          <table:table-cell table:formula="of:=IF([.B298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837024" calcext:value-type="float">
            <text:p>26.16837024</text:p>
          </table:table-cell>
          <table:table-cell table:formula="of:=ROUND(([.A2982]-[.A2981])*1000000)/1000" office:value-type="float" office:value="0.094" calcext:value-type="float">
            <text:p>0.094</text:p>
          </table:table-cell>
          <table:table-cell table:formula="of:=IF([.B298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846384" calcext:value-type="float">
            <text:p>26.16846384</text:p>
          </table:table-cell>
          <table:table-cell table:formula="of:=ROUND(([.A2983]-[.A2982])*1000000)/1000" office:value-type="float" office:value="0.094" calcext:value-type="float">
            <text:p>0.094</text:p>
          </table:table-cell>
          <table:table-cell table:formula="of:=IF([.B298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855744" calcext:value-type="float">
            <text:p>26.16855744</text:p>
          </table:table-cell>
          <table:table-cell table:formula="of:=ROUND(([.A2984]-[.A2983])*1000000)/1000" office:value-type="float" office:value="0.094" calcext:value-type="float">
            <text:p>0.094</text:p>
          </table:table-cell>
          <table:table-cell table:formula="of:=IF([.B298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86512" calcext:value-type="float">
            <text:p>26.1686512</text:p>
          </table:table-cell>
          <table:table-cell table:formula="of:=ROUND(([.A2985]-[.A2984])*1000000)/1000" office:value-type="float" office:value="0.094" calcext:value-type="float">
            <text:p>0.094</text:p>
          </table:table-cell>
          <table:table-cell table:formula="of:=IF([.B298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87448" calcext:value-type="float">
            <text:p>26.1687448</text:p>
          </table:table-cell>
          <table:table-cell table:formula="of:=ROUND(([.A2986]-[.A2985])*1000000)/1000" office:value-type="float" office:value="0.094" calcext:value-type="float">
            <text:p>0.094</text:p>
          </table:table-cell>
          <table:table-cell table:formula="of:=IF([.B298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88384" calcext:value-type="float">
            <text:p>26.1688384</text:p>
          </table:table-cell>
          <table:table-cell table:formula="of:=ROUND(([.A2987]-[.A2986])*1000000)/1000" office:value-type="float" office:value="0.094" calcext:value-type="float">
            <text:p>0.094</text:p>
          </table:table-cell>
          <table:table-cell table:formula="of:=IF([.B298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893216" calcext:value-type="float">
            <text:p>26.16893216</text:p>
          </table:table-cell>
          <table:table-cell table:formula="of:=ROUND(([.A2988]-[.A2987])*1000000)/1000" office:value-type="float" office:value="0.094" calcext:value-type="float">
            <text:p>0.094</text:p>
          </table:table-cell>
          <table:table-cell table:formula="of:=IF([.B298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902576" calcext:value-type="float">
            <text:p>26.16902576</text:p>
          </table:table-cell>
          <table:table-cell table:formula="of:=ROUND(([.A2989]-[.A2988])*1000000)/1000" office:value-type="float" office:value="0.094" calcext:value-type="float">
            <text:p>0.094</text:p>
          </table:table-cell>
          <table:table-cell table:formula="of:=IF([.B298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911952" calcext:value-type="float">
            <text:p>26.16911952</text:p>
          </table:table-cell>
          <table:table-cell table:formula="of:=ROUND(([.A2990]-[.A2989])*1000000)/1000" office:value-type="float" office:value="0.094" calcext:value-type="float">
            <text:p>0.094</text:p>
          </table:table-cell>
          <table:table-cell table:formula="of:=IF([.B2990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6921312" calcext:value-type="float">
            <text:p>26.16921312</text:p>
          </table:table-cell>
          <table:table-cell table:formula="of:=ROUND(([.A2991]-[.A2990])*1000000)/1000" office:value-type="float" office:value="0.094" calcext:value-type="float">
            <text:p>0.094</text:p>
          </table:table-cell>
          <table:table-cell table:formula="of:=IF([.B299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930672" calcext:value-type="float">
            <text:p>26.16930672</text:p>
          </table:table-cell>
          <table:table-cell table:formula="of:=ROUND(([.A2992]-[.A2991])*1000000)/1000" office:value-type="float" office:value="0.094" calcext:value-type="float">
            <text:p>0.094</text:p>
          </table:table-cell>
          <table:table-cell table:formula="of:=IF([.B299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940032" calcext:value-type="float">
            <text:p>26.16940032</text:p>
          </table:table-cell>
          <table:table-cell table:formula="of:=ROUND(([.A2993]-[.A2992])*1000000)/1000" office:value-type="float" office:value="0.094" calcext:value-type="float">
            <text:p>0.094</text:p>
          </table:table-cell>
          <table:table-cell table:formula="of:=IF([.B299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949408" calcext:value-type="float">
            <text:p>26.16949408</text:p>
          </table:table-cell>
          <table:table-cell table:formula="of:=ROUND(([.A2994]-[.A2993])*1000000)/1000" office:value-type="float" office:value="0.094" calcext:value-type="float">
            <text:p>0.094</text:p>
          </table:table-cell>
          <table:table-cell table:formula="of:=IF([.B299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958768" calcext:value-type="float">
            <text:p>26.16958768</text:p>
          </table:table-cell>
          <table:table-cell table:formula="of:=ROUND(([.A2995]-[.A2994])*1000000)/1000" office:value-type="float" office:value="0.094" calcext:value-type="float">
            <text:p>0.094</text:p>
          </table:table-cell>
          <table:table-cell table:formula="of:=IF([.B299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968144" calcext:value-type="float">
            <text:p>26.16968144</text:p>
          </table:table-cell>
          <table:table-cell table:formula="of:=ROUND(([.A2996]-[.A2995])*1000000)/1000" office:value-type="float" office:value="0.094" calcext:value-type="float">
            <text:p>0.094</text:p>
          </table:table-cell>
          <table:table-cell table:formula="of:=IF([.B299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977504" calcext:value-type="float">
            <text:p>26.16977504</text:p>
          </table:table-cell>
          <table:table-cell table:formula="of:=ROUND(([.A2997]-[.A2996])*1000000)/1000" office:value-type="float" office:value="0.094" calcext:value-type="float">
            <text:p>0.094</text:p>
          </table:table-cell>
          <table:table-cell table:formula="of:=IF([.B299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986864" calcext:value-type="float">
            <text:p>26.16986864</text:p>
          </table:table-cell>
          <table:table-cell table:formula="of:=ROUND(([.A2998]-[.A2997])*1000000)/1000" office:value-type="float" office:value="0.094" calcext:value-type="float">
            <text:p>0.094</text:p>
          </table:table-cell>
          <table:table-cell table:formula="of:=IF([.B299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699624" calcext:value-type="float">
            <text:p>26.1699624</text:p>
          </table:table-cell>
          <table:table-cell table:formula="of:=ROUND(([.A2999]-[.A2998])*1000000)/1000" office:value-type="float" office:value="0.094" calcext:value-type="float">
            <text:p>0.094</text:p>
          </table:table-cell>
          <table:table-cell table:formula="of:=IF([.B299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0056" calcext:value-type="float">
            <text:p>26.170056</text:p>
          </table:table-cell>
          <table:table-cell table:formula="of:=ROUND(([.A3000]-[.A2999])*1000000)/1000" office:value-type="float" office:value="0.094" calcext:value-type="float">
            <text:p>0.094</text:p>
          </table:table-cell>
          <table:table-cell table:formula="of:=IF([.B300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102144" calcext:value-type="float">
            <text:p>26.17102144</text:p>
          </table:table-cell>
          <table:table-cell table:formula="of:=ROUND(([.A3001]-[.A3000])*1000000)/1000" office:value-type="float" office:value="0.965" calcext:value-type="float">
            <text:p>0.965</text:p>
          </table:table-cell>
          <table:table-cell table:formula="of:=IF([.B3001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6.17111504" calcext:value-type="float">
            <text:p>26.17111504</text:p>
          </table:table-cell>
          <table:table-cell table:formula="of:=ROUND(([.A3002]-[.A3001])*1000000)/1000" office:value-type="float" office:value="0.094" calcext:value-type="float">
            <text:p>0.094</text:p>
          </table:table-cell>
          <table:table-cell table:formula="of:=IF([.B300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12088" calcext:value-type="float">
            <text:p>26.1712088</text:p>
          </table:table-cell>
          <table:table-cell table:formula="of:=ROUND(([.A3003]-[.A3002])*1000000)/1000" office:value-type="float" office:value="0.094" calcext:value-type="float">
            <text:p>0.094</text:p>
          </table:table-cell>
          <table:table-cell table:formula="of:=IF([.B300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13024" calcext:value-type="float">
            <text:p>26.1713024</text:p>
          </table:table-cell>
          <table:table-cell table:formula="of:=ROUND(([.A3004]-[.A3003])*1000000)/1000" office:value-type="float" office:value="0.094" calcext:value-type="float">
            <text:p>0.094</text:p>
          </table:table-cell>
          <table:table-cell table:formula="of:=IF([.B300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139616" calcext:value-type="float">
            <text:p>26.17139616</text:p>
          </table:table-cell>
          <table:table-cell table:formula="of:=ROUND(([.A3005]-[.A3004])*1000000)/1000" office:value-type="float" office:value="0.094" calcext:value-type="float">
            <text:p>0.094</text:p>
          </table:table-cell>
          <table:table-cell table:formula="of:=IF([.B300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148976" calcext:value-type="float">
            <text:p>26.17148976</text:p>
          </table:table-cell>
          <table:table-cell table:formula="of:=ROUND(([.A3006]-[.A3005])*1000000)/1000" office:value-type="float" office:value="0.094" calcext:value-type="float">
            <text:p>0.094</text:p>
          </table:table-cell>
          <table:table-cell table:formula="of:=IF([.B300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158336" calcext:value-type="float">
            <text:p>26.17158336</text:p>
          </table:table-cell>
          <table:table-cell table:formula="of:=ROUND(([.A3007]-[.A3006])*1000000)/1000" office:value-type="float" office:value="0.094" calcext:value-type="float">
            <text:p>0.094</text:p>
          </table:table-cell>
          <table:table-cell table:formula="of:=IF([.B300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167712" calcext:value-type="float">
            <text:p>26.17167712</text:p>
          </table:table-cell>
          <table:table-cell table:formula="of:=ROUND(([.A3008]-[.A3007])*1000000)/1000" office:value-type="float" office:value="0.094" calcext:value-type="float">
            <text:p>0.094</text:p>
          </table:table-cell>
          <table:table-cell table:formula="of:=IF([.B300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177072" calcext:value-type="float">
            <text:p>26.17177072</text:p>
          </table:table-cell>
          <table:table-cell table:formula="of:=ROUND(([.A3009]-[.A3008])*1000000)/1000" office:value-type="float" office:value="0.094" calcext:value-type="float">
            <text:p>0.094</text:p>
          </table:table-cell>
          <table:table-cell table:formula="of:=IF([.B300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186448" calcext:value-type="float">
            <text:p>26.17186448</text:p>
          </table:table-cell>
          <table:table-cell table:formula="of:=ROUND(([.A3010]-[.A3009])*1000000)/1000" office:value-type="float" office:value="0.094" calcext:value-type="float">
            <text:p>0.094</text:p>
          </table:table-cell>
          <table:table-cell table:formula="of:=IF([.B301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195808" calcext:value-type="float">
            <text:p>26.17195808</text:p>
          </table:table-cell>
          <table:table-cell table:formula="of:=ROUND(([.A3011]-[.A3010])*1000000)/1000" office:value-type="float" office:value="0.094" calcext:value-type="float">
            <text:p>0.094</text:p>
          </table:table-cell>
          <table:table-cell table:formula="of:=IF([.B3011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7205168" calcext:value-type="float">
            <text:p>26.17205168</text:p>
          </table:table-cell>
          <table:table-cell table:formula="of:=ROUND(([.A3012]-[.A3011])*1000000)/1000" office:value-type="float" office:value="0.094" calcext:value-type="float">
            <text:p>0.094</text:p>
          </table:table-cell>
          <table:table-cell table:formula="of:=IF([.B301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214544" calcext:value-type="float">
            <text:p>26.17214544</text:p>
          </table:table-cell>
          <table:table-cell table:formula="of:=ROUND(([.A3013]-[.A3012])*1000000)/1000" office:value-type="float" office:value="0.094" calcext:value-type="float">
            <text:p>0.094</text:p>
          </table:table-cell>
          <table:table-cell table:formula="of:=IF([.B301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223904" calcext:value-type="float">
            <text:p>26.17223904</text:p>
          </table:table-cell>
          <table:table-cell table:formula="of:=ROUND(([.A3014]-[.A3013])*1000000)/1000" office:value-type="float" office:value="0.094" calcext:value-type="float">
            <text:p>0.094</text:p>
          </table:table-cell>
          <table:table-cell table:formula="of:=IF([.B301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233264" calcext:value-type="float">
            <text:p>26.17233264</text:p>
          </table:table-cell>
          <table:table-cell table:formula="of:=ROUND(([.A3015]-[.A3014])*1000000)/1000" office:value-type="float" office:value="0.094" calcext:value-type="float">
            <text:p>0.094</text:p>
          </table:table-cell>
          <table:table-cell table:formula="of:=IF([.B301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24264" calcext:value-type="float">
            <text:p>26.1724264</text:p>
          </table:table-cell>
          <table:table-cell table:formula="of:=ROUND(([.A3016]-[.A3015])*1000000)/1000" office:value-type="float" office:value="0.094" calcext:value-type="float">
            <text:p>0.094</text:p>
          </table:table-cell>
          <table:table-cell table:formula="of:=IF([.B301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252" calcext:value-type="float">
            <text:p>26.17252</text:p>
          </table:table-cell>
          <table:table-cell table:formula="of:=ROUND(([.A3017]-[.A3016])*1000000)/1000" office:value-type="float" office:value="0.094" calcext:value-type="float">
            <text:p>0.094</text:p>
          </table:table-cell>
          <table:table-cell table:formula="of:=IF([.B301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261376" calcext:value-type="float">
            <text:p>26.17261376</text:p>
          </table:table-cell>
          <table:table-cell table:formula="of:=ROUND(([.A3018]-[.A3017])*1000000)/1000" office:value-type="float" office:value="0.094" calcext:value-type="float">
            <text:p>0.094</text:p>
          </table:table-cell>
          <table:table-cell table:formula="of:=IF([.B301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270736" calcext:value-type="float">
            <text:p>26.17270736</text:p>
          </table:table-cell>
          <table:table-cell table:formula="of:=ROUND(([.A3019]-[.A3018])*1000000)/1000" office:value-type="float" office:value="0.094" calcext:value-type="float">
            <text:p>0.094</text:p>
          </table:table-cell>
          <table:table-cell table:formula="of:=IF([.B301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280096" calcext:value-type="float">
            <text:p>26.17280096</text:p>
          </table:table-cell>
          <table:table-cell table:formula="of:=ROUND(([.A3020]-[.A3019])*1000000)/1000" office:value-type="float" office:value="0.094" calcext:value-type="float">
            <text:p>0.094</text:p>
          </table:table-cell>
          <table:table-cell table:formula="of:=IF([.B302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289472" calcext:value-type="float">
            <text:p>26.17289472</text:p>
          </table:table-cell>
          <table:table-cell table:formula="of:=ROUND(([.A3021]-[.A3020])*1000000)/1000" office:value-type="float" office:value="0.094" calcext:value-type="float">
            <text:p>0.094</text:p>
          </table:table-cell>
          <table:table-cell table:formula="of:=IF([.B302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298832" calcext:value-type="float">
            <text:p>26.17298832</text:p>
          </table:table-cell>
          <table:table-cell table:formula="of:=ROUND(([.A3022]-[.A3021])*1000000)/1000" office:value-type="float" office:value="0.094" calcext:value-type="float">
            <text:p>0.094</text:p>
          </table:table-cell>
          <table:table-cell table:formula="of:=IF([.B302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308208" calcext:value-type="float">
            <text:p>26.17308208</text:p>
          </table:table-cell>
          <table:table-cell table:formula="of:=ROUND(([.A3023]-[.A3022])*1000000)/1000" office:value-type="float" office:value="0.094" calcext:value-type="float">
            <text:p>0.094</text:p>
          </table:table-cell>
          <table:table-cell table:formula="of:=IF([.B302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317568" calcext:value-type="float">
            <text:p>26.17317568</text:p>
          </table:table-cell>
          <table:table-cell table:formula="of:=ROUND(([.A3024]-[.A3023])*1000000)/1000" office:value-type="float" office:value="0.094" calcext:value-type="float">
            <text:p>0.094</text:p>
          </table:table-cell>
          <table:table-cell table:formula="of:=IF([.B302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326944" calcext:value-type="float">
            <text:p>26.17326944</text:p>
          </table:table-cell>
          <table:table-cell table:formula="of:=ROUND(([.A3025]-[.A3024])*1000000)/1000" office:value-type="float" office:value="0.094" calcext:value-type="float">
            <text:p>0.094</text:p>
          </table:table-cell>
          <table:table-cell table:formula="of:=IF([.B302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336304" calcext:value-type="float">
            <text:p>26.17336304</text:p>
          </table:table-cell>
          <table:table-cell table:formula="of:=ROUND(([.A3026]-[.A3025])*1000000)/1000" office:value-type="float" office:value="0.094" calcext:value-type="float">
            <text:p>0.094</text:p>
          </table:table-cell>
          <table:table-cell table:formula="of:=IF([.B302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345664" calcext:value-type="float">
            <text:p>26.17345664</text:p>
          </table:table-cell>
          <table:table-cell table:formula="of:=ROUND(([.A3027]-[.A3026])*1000000)/1000" office:value-type="float" office:value="0.094" calcext:value-type="float">
            <text:p>0.094</text:p>
          </table:table-cell>
          <table:table-cell table:formula="of:=IF([.B302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35504" calcext:value-type="float">
            <text:p>26.1735504</text:p>
          </table:table-cell>
          <table:table-cell table:formula="of:=ROUND(([.A3028]-[.A3027])*1000000)/1000" office:value-type="float" office:value="0.094" calcext:value-type="float">
            <text:p>0.094</text:p>
          </table:table-cell>
          <table:table-cell table:formula="of:=IF([.B302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3644" calcext:value-type="float">
            <text:p>26.173644</text:p>
          </table:table-cell>
          <table:table-cell table:formula="of:=ROUND(([.A3029]-[.A3028])*1000000)/1000" office:value-type="float" office:value="0.094" calcext:value-type="float">
            <text:p>0.094</text:p>
          </table:table-cell>
          <table:table-cell table:formula="of:=IF([.B302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37376" calcext:value-type="float">
            <text:p>26.1737376</text:p>
          </table:table-cell>
          <table:table-cell table:formula="of:=ROUND(([.A3030]-[.A3029])*1000000)/1000" office:value-type="float" office:value="0.094" calcext:value-type="float">
            <text:p>0.094</text:p>
          </table:table-cell>
          <table:table-cell table:formula="of:=IF([.B303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383136" calcext:value-type="float">
            <text:p>26.17383136</text:p>
          </table:table-cell>
          <table:table-cell table:formula="of:=ROUND(([.A3031]-[.A3030])*1000000)/1000" office:value-type="float" office:value="0.094" calcext:value-type="float">
            <text:p>0.094</text:p>
          </table:table-cell>
          <table:table-cell table:formula="of:=IF([.B3031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7392496" calcext:value-type="float">
            <text:p>26.17392496</text:p>
          </table:table-cell>
          <table:table-cell table:formula="of:=ROUND(([.A3032]-[.A3031])*1000000)/1000" office:value-type="float" office:value="0.094" calcext:value-type="float">
            <text:p>0.094</text:p>
          </table:table-cell>
          <table:table-cell table:formula="of:=IF([.B303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488992" calcext:value-type="float">
            <text:p>26.17488992</text:p>
          </table:table-cell>
          <table:table-cell table:formula="of:=ROUND(([.A3033]-[.A3032])*1000000)/1000" office:value-type="float" office:value="0.965" calcext:value-type="float">
            <text:p>0.965</text:p>
          </table:table-cell>
          <table:table-cell table:formula="of:=IF([.B3033]&gt;1;&quot;SLEEP&quot;;&quot;&quot;)">
            <text:p/>
          </table:table-cell>
          <table:table-cell office:value-type="string" calcext:value-type="string">
            <text:p>0x46</text:p>
          </table:table-cell>
        </table:table-row>
        <table:table-row table:style-name="ro1">
          <table:table-cell office:value-type="float" office:value="26.17498368" calcext:value-type="float">
            <text:p>26.17498368</text:p>
          </table:table-cell>
          <table:table-cell table:formula="of:=ROUND(([.A3034]-[.A3033])*1000000)/1000" office:value-type="float" office:value="0.094" calcext:value-type="float">
            <text:p>0.094</text:p>
          </table:table-cell>
          <table:table-cell table:formula="of:=IF([.B303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507728" calcext:value-type="float">
            <text:p>26.17507728</text:p>
          </table:table-cell>
          <table:table-cell table:formula="of:=ROUND(([.A3035]-[.A3034])*1000000)/1000" office:value-type="float" office:value="0.094" calcext:value-type="float">
            <text:p>0.094</text:p>
          </table:table-cell>
          <table:table-cell table:formula="of:=IF([.B303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517088" calcext:value-type="float">
            <text:p>26.17517088</text:p>
          </table:table-cell>
          <table:table-cell table:formula="of:=ROUND(([.A3036]-[.A3035])*1000000)/1000" office:value-type="float" office:value="0.094" calcext:value-type="float">
            <text:p>0.094</text:p>
          </table:table-cell>
          <table:table-cell table:formula="of:=IF([.B303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526464" calcext:value-type="float">
            <text:p>26.17526464</text:p>
          </table:table-cell>
          <table:table-cell table:formula="of:=ROUND(([.A3037]-[.A3036])*1000000)/1000" office:value-type="float" office:value="0.094" calcext:value-type="float">
            <text:p>0.094</text:p>
          </table:table-cell>
          <table:table-cell table:formula="of:=IF([.B303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535824" calcext:value-type="float">
            <text:p>26.17535824</text:p>
          </table:table-cell>
          <table:table-cell table:formula="of:=ROUND(([.A3038]-[.A3037])*1000000)/1000" office:value-type="float" office:value="0.094" calcext:value-type="float">
            <text:p>0.094</text:p>
          </table:table-cell>
          <table:table-cell table:formula="of:=IF([.B303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545184" calcext:value-type="float">
            <text:p>26.17545184</text:p>
          </table:table-cell>
          <table:table-cell table:formula="of:=ROUND(([.A3039]-[.A3038])*1000000)/1000" office:value-type="float" office:value="0.094" calcext:value-type="float">
            <text:p>0.094</text:p>
          </table:table-cell>
          <table:table-cell table:formula="of:=IF([.B303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55456" calcext:value-type="float">
            <text:p>26.1755456</text:p>
          </table:table-cell>
          <table:table-cell table:formula="of:=ROUND(([.A3040]-[.A3039])*1000000)/1000" office:value-type="float" office:value="0.094" calcext:value-type="float">
            <text:p>0.094</text:p>
          </table:table-cell>
          <table:table-cell table:formula="of:=IF([.B304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56392" calcext:value-type="float">
            <text:p>26.1756392</text:p>
          </table:table-cell>
          <table:table-cell table:formula="of:=ROUND(([.A3041]-[.A3040])*1000000)/1000" office:value-type="float" office:value="0.094" calcext:value-type="float">
            <text:p>0.094</text:p>
          </table:table-cell>
          <table:table-cell table:formula="of:=IF([.B304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57328" calcext:value-type="float">
            <text:p>26.1757328</text:p>
          </table:table-cell>
          <table:table-cell table:formula="of:=ROUND(([.A3042]-[.A3041])*1000000)/1000" office:value-type="float" office:value="0.094" calcext:value-type="float">
            <text:p>0.094</text:p>
          </table:table-cell>
          <table:table-cell table:formula="of:=IF([.B304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582656" calcext:value-type="float">
            <text:p>26.17582656</text:p>
          </table:table-cell>
          <table:table-cell table:formula="of:=ROUND(([.A3043]-[.A3042])*1000000)/1000" office:value-type="float" office:value="0.094" calcext:value-type="float">
            <text:p>0.094</text:p>
          </table:table-cell>
          <table:table-cell table:formula="of:=IF([.B304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592016" calcext:value-type="float">
            <text:p>26.17592016</text:p>
          </table:table-cell>
          <table:table-cell table:formula="of:=ROUND(([.A3044]-[.A3043])*1000000)/1000" office:value-type="float" office:value="0.094" calcext:value-type="float">
            <text:p>0.094</text:p>
          </table:table-cell>
          <table:table-cell table:formula="of:=IF([.B304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601392" calcext:value-type="float">
            <text:p>26.17601392</text:p>
          </table:table-cell>
          <table:table-cell table:formula="of:=ROUND(([.A3045]-[.A3044])*1000000)/1000" office:value-type="float" office:value="0.094" calcext:value-type="float">
            <text:p>0.094</text:p>
          </table:table-cell>
          <table:table-cell table:formula="of:=IF([.B304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610752" calcext:value-type="float">
            <text:p>26.17610752</text:p>
          </table:table-cell>
          <table:table-cell table:formula="of:=ROUND(([.A3046]-[.A3045])*1000000)/1000" office:value-type="float" office:value="0.094" calcext:value-type="float">
            <text:p>0.094</text:p>
          </table:table-cell>
          <table:table-cell table:formula="of:=IF([.B304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620112" calcext:value-type="float">
            <text:p>26.17620112</text:p>
          </table:table-cell>
          <table:table-cell table:formula="of:=ROUND(([.A3047]-[.A3046])*1000000)/1000" office:value-type="float" office:value="0.094" calcext:value-type="float">
            <text:p>0.094</text:p>
          </table:table-cell>
          <table:table-cell table:formula="of:=IF([.B304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629472" calcext:value-type="float">
            <text:p>26.17629472</text:p>
          </table:table-cell>
          <table:table-cell table:formula="of:=ROUND(([.A3048]-[.A3047])*1000000)/1000" office:value-type="float" office:value="0.094" calcext:value-type="float">
            <text:p>0.094</text:p>
          </table:table-cell>
          <table:table-cell table:formula="of:=IF([.B304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638848" calcext:value-type="float">
            <text:p>26.17638848</text:p>
          </table:table-cell>
          <table:table-cell table:formula="of:=ROUND(([.A3049]-[.A3048])*1000000)/1000" office:value-type="float" office:value="0.094" calcext:value-type="float">
            <text:p>0.094</text:p>
          </table:table-cell>
          <table:table-cell table:formula="of:=IF([.B304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648208" calcext:value-type="float">
            <text:p>26.17648208</text:p>
          </table:table-cell>
          <table:table-cell table:formula="of:=ROUND(([.A3050]-[.A3049])*1000000)/1000" office:value-type="float" office:value="0.094" calcext:value-type="float">
            <text:p>0.094</text:p>
          </table:table-cell>
          <table:table-cell table:formula="of:=IF([.B305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657584" calcext:value-type="float">
            <text:p>26.17657584</text:p>
          </table:table-cell>
          <table:table-cell table:formula="of:=ROUND(([.A3051]-[.A3050])*1000000)/1000" office:value-type="float" office:value="0.094" calcext:value-type="float">
            <text:p>0.094</text:p>
          </table:table-cell>
          <table:table-cell table:formula="of:=IF([.B305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7666944" calcext:value-type="float">
            <text:p>26.17666944</text:p>
          </table:table-cell>
          <table:table-cell table:formula="of:=ROUND(([.A3052]-[.A3051])*1000000)/1000" office:value-type="float" office:value="0.094" calcext:value-type="float">
            <text:p>0.094</text:p>
          </table:table-cell>
          <table:table-cell table:formula="of:=IF([.B3052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6.17676304" calcext:value-type="float">
            <text:p>26.17676304</text:p>
          </table:table-cell>
          <table:table-cell table:formula="of:=ROUND(([.A3053]-[.A3052])*1000000)/1000" office:value-type="float" office:value="0.094" calcext:value-type="float">
            <text:p>0.094</text:p>
          </table:table-cell>
          <table:table-cell table:formula="of:=IF([.B3053]&gt;1;&quot;SLEEP&quot;;&quot;&quot;)">
            <text:p/>
          </table:table-cell>
          <table:table-cell office:value-type="string" calcext:value-type="string">
            <text:p>0xB7</text:p>
          </table:table-cell>
        </table:table-row>
        <table:table-row table:style-name="ro1">
          <table:table-cell office:value-type="float" office:value="26.1768568" calcext:value-type="float">
            <text:p>26.1768568</text:p>
          </table:table-cell>
          <table:table-cell table:formula="of:=ROUND(([.A3054]-[.A3053])*1000000)/1000" office:value-type="float" office:value="0.094" calcext:value-type="float">
            <text:p>0.094</text:p>
          </table:table-cell>
          <table:table-cell table:formula="of:=IF([.B3054]&gt;1;&quot;SLEEP&quot;;&quot;&quot;)">
            <text:p/>
          </table:table-cell>
          <table:table-cell office:value-type="string" calcext:value-type="string">
            <text:p>0x9B</text:p>
          </table:table-cell>
        </table:table-row>
        <table:table-row table:style-name="ro1">
          <table:table-cell office:value-type="float" office:value="26.1769504" calcext:value-type="float">
            <text:p>26.1769504</text:p>
          </table:table-cell>
          <table:table-cell table:formula="of:=ROUND(([.A3055]-[.A3054])*1000000)/1000" office:value-type="float" office:value="0.094" calcext:value-type="float">
            <text:p>0.094</text:p>
          </table:table-cell>
          <table:table-cell table:formula="of:=IF([.B3055]&gt;1;&quot;SLEEP&quot;;&quot;&quot;)">
            <text:p/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office:value-type="float" office:value="26.17704416" calcext:value-type="float">
            <text:p>26.17704416</text:p>
          </table:table-cell>
          <table:table-cell table:formula="of:=ROUND(([.A3056]-[.A3055])*1000000)/1000" office:value-type="float" office:value="0.094" calcext:value-type="float">
            <text:p>0.094</text:p>
          </table:table-cell>
          <table:table-cell table:formula="of:=IF([.B3056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6.17713776" calcext:value-type="float">
            <text:p>26.17713776</text:p>
          </table:table-cell>
          <table:table-cell table:formula="of:=ROUND(([.A3057]-[.A3056])*1000000)/1000" office:value-type="float" office:value="0.094" calcext:value-type="float">
            <text:p>0.094</text:p>
          </table:table-cell>
          <table:table-cell table:formula="of:=IF([.B3057]&gt;1;&quot;SLEEP&quot;;&quot;&quot;)">
            <text:p/>
          </table:table-cell>
          <table:table-cell office:value-type="string" calcext:value-type="string">
            <text:p>0x90</text:p>
          </table:table-cell>
        </table:table-row>
        <table:table-row table:style-name="ro1">
          <table:table-cell office:value-type="float" office:value="26.17723136" calcext:value-type="float">
            <text:p>26.17723136</text:p>
          </table:table-cell>
          <table:table-cell table:formula="of:=ROUND(([.A3058]-[.A3057])*1000000)/1000" office:value-type="float" office:value="0.094" calcext:value-type="float">
            <text:p>0.094</text:p>
          </table:table-cell>
          <table:table-cell table:formula="of:=IF([.B3058]&gt;1;&quot;SLEEP&quot;;&quot;&quot;)">
            <text:p/>
          </table:table-cell>
          <table:table-cell office:value-type="string" calcext:value-type="string">
            <text:p>0xC9</text:p>
          </table:table-cell>
        </table:table-row>
        <table:table-row table:style-name="ro1">
          <table:table-cell office:value-type="float" office:value="26.17732496" calcext:value-type="float">
            <text:p>26.17732496</text:p>
          </table:table-cell>
          <table:table-cell table:formula="of:=ROUND(([.A3059]-[.A3058])*1000000)/1000" office:value-type="float" office:value="0.094" calcext:value-type="float">
            <text:p>0.094</text:p>
          </table:table-cell>
          <table:table-cell table:formula="of:=IF([.B3059]&gt;1;&quot;SLEEP&quot;;&quot;&quot;)">
            <text:p/>
          </table:table-cell>
          <table:table-cell office:value-type="string" calcext:value-type="string">
            <text:p>0xD5</text:p>
          </table:table-cell>
        </table:table-row>
        <table:table-row table:style-name="ro1">
          <table:table-cell office:value-type="float" office:value="26.17741872" calcext:value-type="float">
            <text:p>26.17741872</text:p>
          </table:table-cell>
          <table:table-cell table:formula="of:=ROUND(([.A3060]-[.A3059])*1000000)/1000" office:value-type="float" office:value="0.094" calcext:value-type="float">
            <text:p>0.094</text:p>
          </table:table-cell>
          <table:table-cell table:formula="of:=IF([.B3060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6.17751232" calcext:value-type="float">
            <text:p>26.17751232</text:p>
          </table:table-cell>
          <table:table-cell table:formula="of:=ROUND(([.A3061]-[.A3060])*1000000)/1000" office:value-type="float" office:value="0.094" calcext:value-type="float">
            <text:p>0.094</text:p>
          </table:table-cell>
          <table:table-cell table:formula="of:=IF([.B3061]&gt;1;&quot;SLEEP&quot;;&quot;&quot;)">
            <text:p/>
          </table:table-cell>
          <table:table-cell office:value-type="string" calcext:value-type="string">
            <text:p>0xB7</text:p>
          </table:table-cell>
        </table:table-row>
        <table:table-row table:style-name="ro1">
          <table:table-cell office:value-type="float" office:value="26.17760608" calcext:value-type="float">
            <text:p>26.17760608</text:p>
          </table:table-cell>
          <table:table-cell table:formula="of:=ROUND(([.A3062]-[.A3061])*1000000)/1000" office:value-type="float" office:value="0.094" calcext:value-type="float">
            <text:p>0.094</text:p>
          </table:table-cell>
          <table:table-cell table:formula="of:=IF([.B3062]&gt;1;&quot;SLEEP&quot;;&quot;&quot;)">
            <text:p/>
          </table:table-cell>
          <table:table-cell office:value-type="string" calcext:value-type="string">
            <text:p>0x9B</text:p>
          </table:table-cell>
        </table:table-row>
        <table:table-row table:style-name="ro1">
          <table:table-cell office:value-type="float" office:value="26.17769968" calcext:value-type="float">
            <text:p>26.17769968</text:p>
          </table:table-cell>
          <table:table-cell table:formula="of:=ROUND(([.A3063]-[.A3062])*1000000)/1000" office:value-type="float" office:value="0.094" calcext:value-type="float">
            <text:p>0.094</text:p>
          </table:table-cell>
          <table:table-cell table:formula="of:=IF([.B3063]&gt;1;&quot;SLEEP&quot;;&quot;&quot;)">
            <text:p/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office:value-type="float" office:value="26.17779328" calcext:value-type="float">
            <text:p>26.17779328</text:p>
          </table:table-cell>
          <table:table-cell table:formula="of:=ROUND(([.A3064]-[.A3063])*1000000)/1000" office:value-type="float" office:value="0.094" calcext:value-type="float">
            <text:p>0.094</text:p>
          </table:table-cell>
          <table:table-cell table:formula="of:=IF([.B3064]&gt;1;&quot;SLEEP&quot;;&quot;&quot;)">
            <text:p/>
          </table:table-cell>
          <table:table-cell office:value-type="string" calcext:value-type="string">
            <text:p>0x0F</text:p>
          </table:table-cell>
        </table:table-row>
        <table:table-row table:style-name="ro1">
          <table:table-cell office:value-type="float" office:value="26.17875824" calcext:value-type="float">
            <text:p>26.17875824</text:p>
          </table:table-cell>
          <table:table-cell table:formula="of:=ROUND(([.A3065]-[.A3064])*1000000)/1000" office:value-type="float" office:value="0.965" calcext:value-type="float">
            <text:p>0.965</text:p>
          </table:table-cell>
          <table:table-cell table:formula="of:=IF([.B3065]&gt;1;&quot;SLEEP&quot;;&quot;&quot;)">
            <text:p/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float" office:value="26.178852" calcext:value-type="float">
            <text:p>26.178852</text:p>
          </table:table-cell>
          <table:table-cell table:formula="of:=ROUND(([.A3066]-[.A3065])*1000000)/1000" office:value-type="float" office:value="0.094" calcext:value-type="float">
            <text:p>0.094</text:p>
          </table:table-cell>
          <table:table-cell table:formula="of:=IF([.B3066]&gt;1;&quot;SLEEP&quot;;&quot;&quot;)">
            <text:p/>
          </table:table-cell>
          <table:table-cell office:value-type="string" calcext:value-type="string">
            <text:p>0x6D</text:p>
          </table:table-cell>
        </table:table-row>
        <table:table-row table:style-name="ro1">
          <table:table-cell office:value-type="float" office:value="26.1789456" calcext:value-type="float">
            <text:p>26.1789456</text:p>
          </table:table-cell>
          <table:table-cell table:formula="of:=ROUND(([.A3067]-[.A3066])*1000000)/1000" office:value-type="float" office:value="0.094" calcext:value-type="float">
            <text:p>0.094</text:p>
          </table:table-cell>
          <table:table-cell table:formula="of:=IF([.B3067]&gt;1;&quot;SLEEP&quot;;&quot;&quot;)">
            <text:p/>
          </table:table-cell>
          <table:table-cell office:value-type="string" calcext:value-type="string">
            <text:p>0xB0</text:p>
          </table:table-cell>
        </table:table-row>
        <table:table-row table:style-name="ro1">
          <table:table-cell office:value-type="float" office:value="26.1790392" calcext:value-type="float">
            <text:p>26.1790392</text:p>
          </table:table-cell>
          <table:table-cell table:formula="of:=ROUND(([.A3068]-[.A3067])*1000000)/1000" office:value-type="float" office:value="0.094" calcext:value-type="float">
            <text:p>0.094</text:p>
          </table:table-cell>
          <table:table-cell table:formula="of:=IF([.B3068]&gt;1;&quot;SLEEP&quot;;&quot;&quot;)">
            <text:p/>
          </table:table-cell>
          <table:table-cell office:value-type="string" calcext:value-type="string">
            <text:p>0xA9</text:p>
          </table:table-cell>
        </table:table-row>
        <table:table-row table:style-name="ro1">
          <table:table-cell office:value-type="float" office:value="26.17913296" calcext:value-type="float">
            <text:p>26.17913296</text:p>
          </table:table-cell>
          <table:table-cell table:formula="of:=ROUND(([.A3069]-[.A3068])*1000000)/1000" office:value-type="float" office:value="0.094" calcext:value-type="float">
            <text:p>0.094</text:p>
          </table:table-cell>
          <table:table-cell table:formula="of:=IF([.B3069]&gt;1;&quot;SLEEP&quot;;&quot;&quot;)">
            <text:p/>
          </table:table-cell>
          <table:table-cell office:value-type="string" calcext:value-type="string">
            <text:p>0xF8</text:p>
          </table:table-cell>
        </table:table-row>
        <table:table-row table:style-name="ro1">
          <table:table-cell office:value-type="float" office:value="26.17922656" calcext:value-type="float">
            <text:p>26.17922656</text:p>
          </table:table-cell>
          <table:table-cell table:formula="of:=ROUND(([.A3070]-[.A3069])*1000000)/1000" office:value-type="float" office:value="0.094" calcext:value-type="float">
            <text:p>0.094</text:p>
          </table:table-cell>
          <table:table-cell table:formula="of:=IF([.B3070]&gt;1;&quot;SLEEP&quot;;&quot;&quot;)">
            <text:p/>
          </table:table-cell>
          <table:table-cell office:value-type="string" calcext:value-type="string">
            <text:p>0x8F</text:p>
          </table:table-cell>
        </table:table-row>
        <table:table-row table:style-name="ro1">
          <table:table-cell office:value-type="float" office:value="26.17932032" calcext:value-type="float">
            <text:p>26.17932032</text:p>
          </table:table-cell>
          <table:table-cell table:formula="of:=ROUND(([.A3071]-[.A3070])*1000000)/1000" office:value-type="float" office:value="0.094" calcext:value-type="float">
            <text:p>0.094</text:p>
          </table:table-cell>
          <table:table-cell table:formula="of:=IF([.B3071]&gt;1;&quot;SLEEP&quot;;&quot;&quot;)">
            <text:p/>
          </table:table-cell>
          <table:table-cell office:value-type="string" calcext:value-type="string">
            <text:p>0x44</text:p>
          </table:table-cell>
        </table:table-row>
        <table:table-row table:style-name="ro1">
          <table:table-cell office:value-type="float" office:value="26.17941392" calcext:value-type="float">
            <text:p>26.17941392</text:p>
          </table:table-cell>
          <table:table-cell table:formula="of:=ROUND(([.A3072]-[.A3071])*1000000)/1000" office:value-type="float" office:value="0.094" calcext:value-type="float">
            <text:p>0.094</text:p>
          </table:table-cell>
          <table:table-cell table:formula="of:=IF([.B3072]&gt;1;&quot;SLEEP&quot;;&quot;&quot;)">
            <text:p/>
          </table:table-cell>
          <table:table-cell office:value-type="string" calcext:value-type="string">
            <text:p>0x52</text:p>
          </table:table-cell>
        </table:table-row>
        <table:table-row table:style-name="ro1">
          <table:table-cell office:value-type="float" office:value="26.17950752" calcext:value-type="float">
            <text:p>26.17950752</text:p>
          </table:table-cell>
          <table:table-cell table:formula="of:=ROUND(([.A3073]-[.A3072])*1000000)/1000" office:value-type="float" office:value="0.094" calcext:value-type="float">
            <text:p>0.094</text:p>
          </table:table-cell>
          <table:table-cell table:formula="of:=IF([.B3073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6.17960128" calcext:value-type="float">
            <text:p>26.17960128</text:p>
          </table:table-cell>
          <table:table-cell table:formula="of:=ROUND(([.A3074]-[.A3073])*1000000)/1000" office:value-type="float" office:value="0.094" calcext:value-type="float">
            <text:p>0.094</text:p>
          </table:table-cell>
          <table:table-cell table:formula="of:=IF([.B3074]&gt;1;&quot;SLEEP&quot;;&quot;&quot;)">
            <text:p/>
          </table:table-cell>
          <table:table-cell office:value-type="string" calcext:value-type="string">
            <text:p>0xBB</text:p>
          </table:table-cell>
        </table:table-row>
        <table:table-row table:style-name="ro1">
          <table:table-cell office:value-type="float" office:value="26.17969488" calcext:value-type="float">
            <text:p>26.17969488</text:p>
          </table:table-cell>
          <table:table-cell table:formula="of:=ROUND(([.A3075]-[.A3074])*1000000)/1000" office:value-type="float" office:value="0.094" calcext:value-type="float">
            <text:p>0.094</text:p>
          </table:table-cell>
          <table:table-cell table:formula="of:=IF([.B3075]&gt;1;&quot;SLEEP&quot;;&quot;&quot;)">
            <text:p/>
          </table:table-cell>
          <table:table-cell office:value-type="string" calcext:value-type="string">
            <text:p>0x6D</text:p>
          </table:table-cell>
        </table:table-row>
        <table:table-row table:style-name="ro1">
          <table:table-cell office:value-type="float" office:value="26.17978848" calcext:value-type="float">
            <text:p>26.17978848</text:p>
          </table:table-cell>
          <table:table-cell table:formula="of:=ROUND(([.A3076]-[.A3075])*1000000)/1000" office:value-type="float" office:value="0.094" calcext:value-type="float">
            <text:p>0.094</text:p>
          </table:table-cell>
          <table:table-cell table:formula="of:=IF([.B3076]&gt;1;&quot;SLEEP&quot;;&quot;&quot;)">
            <text:p/>
          </table:table-cell>
          <table:table-cell office:value-type="string" calcext:value-type="string">
            <text:p>0x71</text:p>
          </table:table-cell>
        </table:table-row>
        <table:table-row table:style-name="ro1">
          <table:table-cell office:value-type="float" office:value="26.17988224" calcext:value-type="float">
            <text:p>26.17988224</text:p>
          </table:table-cell>
          <table:table-cell table:formula="of:=ROUND(([.A3077]-[.A3076])*1000000)/1000" office:value-type="float" office:value="0.094" calcext:value-type="float">
            <text:p>0.094</text:p>
          </table:table-cell>
          <table:table-cell table:formula="of:=IF([.B3077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6.17997584" calcext:value-type="float">
            <text:p>26.17997584</text:p>
          </table:table-cell>
          <table:table-cell table:formula="of:=ROUND(([.A3078]-[.A3077])*1000000)/1000" office:value-type="float" office:value="0.094" calcext:value-type="float">
            <text:p>0.094</text:p>
          </table:table-cell>
          <table:table-cell table:formula="of:=IF([.B3078]&gt;1;&quot;SLEEP&quot;;&quot;&quot;)">
            <text:p/>
          </table:table-cell>
          <table:table-cell office:value-type="string" calcext:value-type="string">
            <text:p>0xCF</text:p>
          </table:table-cell>
        </table:table-row>
        <table:table-row table:style-name="ro1">
          <table:table-cell office:value-type="float" office:value="26.18006944" calcext:value-type="float">
            <text:p>26.18006944</text:p>
          </table:table-cell>
          <table:table-cell table:formula="of:=ROUND(([.A3079]-[.A3078])*1000000)/1000" office:value-type="float" office:value="0.094" calcext:value-type="float">
            <text:p>0.094</text:p>
          </table:table-cell>
          <table:table-cell table:formula="of:=IF([.B3079]&gt;1;&quot;SLEEP&quot;;&quot;&quot;)">
            <text:p/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26.1801632" calcext:value-type="float">
            <text:p>26.1801632</text:p>
          </table:table-cell>
          <table:table-cell table:formula="of:=ROUND(([.A3080]-[.A3079])*1000000)/1000" office:value-type="float" office:value="0.094" calcext:value-type="float">
            <text:p>0.094</text:p>
          </table:table-cell>
          <table:table-cell table:formula="of:=IF([.B3080]&gt;1;&quot;SLEEP&quot;;&quot;&quot;)">
            <text:p/>
          </table:table-cell>
          <table:table-cell office:value-type="string" calcext:value-type="string">
            <text:p>0xEA</text:p>
          </table:table-cell>
        </table:table-row>
        <table:table-row table:style-name="ro1">
          <table:table-cell office:value-type="float" office:value="26.1802568" calcext:value-type="float">
            <text:p>26.1802568</text:p>
          </table:table-cell>
          <table:table-cell table:formula="of:=ROUND(([.A3081]-[.A3080])*1000000)/1000" office:value-type="float" office:value="0.094" calcext:value-type="float">
            <text:p>0.094</text:p>
          </table:table-cell>
          <table:table-cell table:formula="of:=IF([.B3081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6.18035056" calcext:value-type="float">
            <text:p>26.18035056</text:p>
          </table:table-cell>
          <table:table-cell table:formula="of:=ROUND(([.A3082]-[.A3081])*1000000)/1000" office:value-type="float" office:value="0.094" calcext:value-type="float">
            <text:p>0.094</text:p>
          </table:table-cell>
          <table:table-cell table:formula="of:=IF([.B3082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6.18044416" calcext:value-type="float">
            <text:p>26.18044416</text:p>
          </table:table-cell>
          <table:table-cell table:formula="of:=ROUND(([.A3083]-[.A3082])*1000000)/1000" office:value-type="float" office:value="0.094" calcext:value-type="float">
            <text:p>0.094</text:p>
          </table:table-cell>
          <table:table-cell table:formula="of:=IF([.B3083]&gt;1;&quot;SLEEP&quot;;&quot;&quot;)">
            <text:p/>
          </table:table-cell>
          <table:table-cell office:value-type="string" calcext:value-type="string">
            <text:p>0x86</text:p>
          </table:table-cell>
        </table:table-row>
        <table:table-row table:style-name="ro1">
          <table:table-cell office:value-type="float" office:value="26.18053776" calcext:value-type="float">
            <text:p>26.18053776</text:p>
          </table:table-cell>
          <table:table-cell table:formula="of:=ROUND(([.A3084]-[.A3083])*1000000)/1000" office:value-type="float" office:value="0.094" calcext:value-type="float">
            <text:p>0.094</text:p>
          </table:table-cell>
          <table:table-cell table:formula="of:=IF([.B3084]&gt;1;&quot;SLEEP&quot;;&quot;&quot;)">
            <text:p/>
          </table:table-cell>
          <table:table-cell office:value-type="string" calcext:value-type="string">
            <text:p>0x4C</text:p>
          </table:table-cell>
        </table:table-row>
        <table:table-row table:style-name="ro1">
          <table:table-cell office:value-type="float" office:value="26.18063152" calcext:value-type="float">
            <text:p>26.18063152</text:p>
          </table:table-cell>
          <table:table-cell table:formula="of:=ROUND(([.A3085]-[.A3084])*1000000)/1000" office:value-type="float" office:value="0.094" calcext:value-type="float">
            <text:p>0.094</text:p>
          </table:table-cell>
          <table:table-cell table:formula="of:=IF([.B3085]&gt;1;&quot;SLEEP&quot;;&quot;&quot;)">
            <text:p/>
          </table:table-cell>
          <table:table-cell office:value-type="string" calcext:value-type="string">
            <text:p>0x0F</text:p>
          </table:table-cell>
        </table:table-row>
        <table:table-row table:style-name="ro1">
          <table:table-cell office:value-type="float" office:value="26.18072512" calcext:value-type="float">
            <text:p>26.18072512</text:p>
          </table:table-cell>
          <table:table-cell table:formula="of:=ROUND(([.A3086]-[.A3085])*1000000)/1000" office:value-type="float" office:value="0.094" calcext:value-type="float">
            <text:p>0.094</text:p>
          </table:table-cell>
          <table:table-cell table:formula="of:=IF([.B3086]&gt;1;&quot;SLEEP&quot;;&quot;&quot;)">
            <text:p/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float" office:value="26.18081872" calcext:value-type="float">
            <text:p>26.18081872</text:p>
          </table:table-cell>
          <table:table-cell table:formula="of:=ROUND(([.A3087]-[.A3086])*1000000)/1000" office:value-type="float" office:value="0.094" calcext:value-type="float">
            <text:p>0.094</text:p>
          </table:table-cell>
          <table:table-cell table:formula="of:=IF([.B3087]&gt;1;&quot;SLEEP&quot;;&quot;&quot;)">
            <text:p/>
          </table:table-cell>
          <table:table-cell office:value-type="string" calcext:value-type="string">
            <text:p>0xFB</text:p>
          </table:table-cell>
        </table:table-row>
        <table:table-row table:style-name="ro1">
          <table:table-cell office:value-type="float" office:value="26.18091248" calcext:value-type="float">
            <text:p>26.18091248</text:p>
          </table:table-cell>
          <table:table-cell table:formula="of:=ROUND(([.A3088]-[.A3087])*1000000)/1000" office:value-type="float" office:value="0.094" calcext:value-type="float">
            <text:p>0.094</text:p>
          </table:table-cell>
          <table:table-cell table:formula="of:=IF([.B3088]&gt;1;&quot;SLEEP&quot;;&quot;&quot;)">
            <text:p/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office:value-type="float" office:value="26.18100608" calcext:value-type="float">
            <text:p>26.18100608</text:p>
          </table:table-cell>
          <table:table-cell table:formula="of:=ROUND(([.A3089]-[.A3088])*1000000)/1000" office:value-type="float" office:value="0.094" calcext:value-type="float">
            <text:p>0.094</text:p>
          </table:table-cell>
          <table:table-cell table:formula="of:=IF([.B3089]&gt;1;&quot;SLEEP&quot;;&quot;&quot;)">
            <text:p/>
          </table:table-cell>
          <table:table-cell office:value-type="string" calcext:value-type="string">
            <text:p>0xF8</text:p>
          </table:table-cell>
        </table:table-row>
        <table:table-row table:style-name="ro1">
          <table:table-cell office:value-type="float" office:value="26.18109984" calcext:value-type="float">
            <text:p>26.18109984</text:p>
          </table:table-cell>
          <table:table-cell table:formula="of:=ROUND(([.A3090]-[.A3089])*1000000)/1000" office:value-type="float" office:value="0.094" calcext:value-type="float">
            <text:p>0.094</text:p>
          </table:table-cell>
          <table:table-cell table:formula="of:=IF([.B3090]&gt;1;&quot;SLEEP&quot;;&quot;&quot;)">
            <text:p/>
          </table:table-cell>
          <table:table-cell office:value-type="string" calcext:value-type="string">
            <text:p>0xC5</text:p>
          </table:table-cell>
        </table:table-row>
        <table:table-row table:style-name="ro1">
          <table:table-cell office:value-type="float" office:value="26.18119344" calcext:value-type="float">
            <text:p>26.18119344</text:p>
          </table:table-cell>
          <table:table-cell table:formula="of:=ROUND(([.A3091]-[.A3090])*1000000)/1000" office:value-type="float" office:value="0.094" calcext:value-type="float">
            <text:p>0.094</text:p>
          </table:table-cell>
          <table:table-cell table:formula="of:=IF([.B3091]&gt;1;&quot;SLEEP&quot;;&quot;&quot;)">
            <text:p/>
          </table:table-cell>
          <table:table-cell office:value-type="string" calcext:value-type="string">
            <text:p>0x0C</text:p>
          </table:table-cell>
        </table:table-row>
        <table:table-row table:style-name="ro1">
          <table:table-cell office:value-type="float" office:value="26.18128704" calcext:value-type="float">
            <text:p>26.18128704</text:p>
          </table:table-cell>
          <table:table-cell table:formula="of:=ROUND(([.A3092]-[.A3091])*1000000)/1000" office:value-type="float" office:value="0.094" calcext:value-type="float">
            <text:p>0.094</text:p>
          </table:table-cell>
          <table:table-cell table:formula="of:=IF([.B3092]&gt;1;&quot;SLEEP&quot;;&quot;&quot;)">
            <text:p/>
          </table:table-cell>
          <table:table-cell office:value-type="string" calcext:value-type="string">
            <text:p>0x43</text:p>
          </table:table-cell>
        </table:table-row>
        <table:table-row table:style-name="ro1">
          <table:table-cell office:value-type="float" office:value="26.18225472" calcext:value-type="float">
            <text:p>26.18225472</text:p>
          </table:table-cell>
          <table:table-cell table:formula="of:=ROUND(([.A3093]-[.A3092])*1000000)/1000" office:value-type="float" office:value="0.968" calcext:value-type="float">
            <text:p>0.968</text:p>
          </table:table-cell>
          <table:table-cell table:formula="of:=IF([.B309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8234832" calcext:value-type="float">
            <text:p>26.18234832</text:p>
          </table:table-cell>
          <table:table-cell table:formula="of:=ROUND(([.A3094]-[.A3093])*1000000)/1000" office:value-type="float" office:value="0.094" calcext:value-type="float">
            <text:p>0.094</text:p>
          </table:table-cell>
          <table:table-cell table:formula="of:=IF([.B3094]&gt;1;&quot;SLEEP&quot;;&quot;&quot;)">
            <text:p/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float" office:value="26.1825824" calcext:value-type="float">
            <text:p>26.1825824</text:p>
          </table:table-cell>
          <table:table-cell table:formula="of:=ROUND(([.A3095]-[.A3094])*1000000)/1000" office:value-type="float" office:value="0.234" calcext:value-type="float">
            <text:p>0.234</text:p>
          </table:table-cell>
          <table:table-cell table:formula="of:=IF([.B3095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82676" calcext:value-type="float">
            <text:p>26.182676</text:p>
          </table:table-cell>
          <table:table-cell table:formula="of:=ROUND(([.A3096]-[.A3095])*1000000)/1000" office:value-type="float" office:value="0.094" calcext:value-type="float">
            <text:p>0.094</text:p>
          </table:table-cell>
          <table:table-cell table:formula="of:=IF([.B3096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827696" calcext:value-type="float">
            <text:p>26.1827696</text:p>
          </table:table-cell>
          <table:table-cell table:formula="of:=ROUND(([.A3097]-[.A3096])*1000000)/1000" office:value-type="float" office:value="0.094" calcext:value-type="float">
            <text:p>0.094</text:p>
          </table:table-cell>
          <table:table-cell table:formula="of:=IF([.B3097]&gt;1;&quot;SLEEP&quot;;&quot;&quot;)">
            <text:p/>
          </table:table-cell>
          <table:table-cell office:value-type="string" calcext:value-type="string">
            <text:p>0x49</text:p>
          </table:table-cell>
        </table:table-row>
        <table:table-row table:style-name="ro1">
          <table:table-cell office:value-type="float" office:value="26.18286336" calcext:value-type="float">
            <text:p>26.18286336</text:p>
          </table:table-cell>
          <table:table-cell table:formula="of:=ROUND(([.A3098]-[.A3097])*1000000)/1000" office:value-type="float" office:value="0.094" calcext:value-type="float">
            <text:p>0.094</text:p>
          </table:table-cell>
          <table:table-cell table:formula="of:=IF([.B3098]&gt;1;&quot;SLEEP&quot;;&quot;&quot;)">
            <text:p/>
          </table:table-cell>
          <table:table-cell office:value-type="string" calcext:value-type="string">
            <text:p>0x93</text:p>
          </table:table-cell>
        </table:table-row>
        <table:table-row table:style-name="ro1">
          <table:table-cell office:value-type="float" office:value="26.18295696" calcext:value-type="float">
            <text:p>26.18295696</text:p>
          </table:table-cell>
          <table:table-cell table:formula="of:=ROUND(([.A3099]-[.A3098])*1000000)/1000" office:value-type="float" office:value="0.094" calcext:value-type="float">
            <text:p>0.094</text:p>
          </table:table-cell>
          <table:table-cell table:formula="of:=IF([.B3099]&gt;1;&quot;SLEEP&quot;;&quot;&quot;)">
            <text:p/>
          </table:table-cell>
          <table:table-cell office:value-type="string" calcext:value-type="string">
            <text:p>0xE5</text:p>
          </table:table-cell>
        </table:table-row>
        <table:table-row table:style-name="ro1">
          <table:table-cell office:value-type="float" office:value="26.18305056" calcext:value-type="float">
            <text:p>26.18305056</text:p>
          </table:table-cell>
          <table:table-cell table:formula="of:=ROUND(([.A3100]-[.A3099])*1000000)/1000" office:value-type="float" office:value="0.094" calcext:value-type="float">
            <text:p>0.094</text:p>
          </table:table-cell>
          <table:table-cell table:formula="of:=IF([.B3100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6.18314432" calcext:value-type="float">
            <text:p>26.18314432</text:p>
          </table:table-cell>
          <table:table-cell table:formula="of:=ROUND(([.A3101]-[.A3100])*1000000)/1000" office:value-type="float" office:value="0.094" calcext:value-type="float">
            <text:p>0.094</text:p>
          </table:table-cell>
          <table:table-cell table:formula="of:=IF([.B3101]&gt;1;&quot;SLEEP&quot;;&quot;&quot;)">
            <text:p/>
          </table:table-cell>
          <table:table-cell office:value-type="string" calcext:value-type="string">
            <text:p>0x43</text:p>
          </table:table-cell>
        </table:table-row>
        <table:table-row table:style-name="ro1">
          <table:table-cell office:value-type="float" office:value="26.18323792" calcext:value-type="float">
            <text:p>26.18323792</text:p>
          </table:table-cell>
          <table:table-cell table:formula="of:=ROUND(([.A3102]-[.A3101])*1000000)/1000" office:value-type="float" office:value="0.094" calcext:value-type="float">
            <text:p>0.094</text:p>
          </table:table-cell>
          <table:table-cell table:formula="of:=IF([.B3102]&gt;1;&quot;SLEEP&quot;;&quot;&quot;)">
            <text:p/>
          </table:table-cell>
          <table:table-cell office:value-type="string" calcext:value-type="string">
            <text:p>0x4D</text:p>
          </table:table-cell>
        </table:table-row>
        <table:table-row table:style-name="ro1">
          <table:table-cell office:value-type="float" office:value="26.18333168" calcext:value-type="float">
            <text:p>26.18333168</text:p>
          </table:table-cell>
          <table:table-cell table:formula="of:=ROUND(([.A3103]-[.A3102])*1000000)/1000" office:value-type="float" office:value="0.094" calcext:value-type="float">
            <text:p>0.094</text:p>
          </table:table-cell>
          <table:table-cell table:formula="of:=IF([.B3103]&gt;1;&quot;SLEEP&quot;;&quot;&quot;)">
            <text:p/>
          </table:table-cell>
          <table:table-cell office:value-type="string" calcext:value-type="string">
            <text:p>0x1F</text:p>
          </table:table-cell>
        </table:table-row>
        <table:table-row table:style-name="ro1">
          <table:table-cell office:value-type="float" office:value="26.18342528" calcext:value-type="float">
            <text:p>26.18342528</text:p>
          </table:table-cell>
          <table:table-cell table:formula="of:=ROUND(([.A3104]-[.A3103])*1000000)/1000" office:value-type="float" office:value="0.094" calcext:value-type="float">
            <text:p>0.094</text:p>
          </table:table-cell>
          <table:table-cell table:formula="of:=IF([.B3104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6.18351888" calcext:value-type="float">
            <text:p>26.18351888</text:p>
          </table:table-cell>
          <table:table-cell table:formula="of:=ROUND(([.A3105]-[.A3104])*1000000)/1000" office:value-type="float" office:value="0.094" calcext:value-type="float">
            <text:p>0.094</text:p>
          </table:table-cell>
          <table:table-cell table:formula="of:=IF([.B3105]&gt;1;&quot;SLEEP&quot;;&quot;&quot;)">
            <text:p/>
          </table:table-cell>
          <table:table-cell office:value-type="string" calcext:value-type="string">
            <text:p>0x7D</text:p>
          </table:table-cell>
        </table:table-row>
        <table:table-row table:style-name="ro1">
          <table:table-cell office:value-type="float" office:value="26.18361264" calcext:value-type="float">
            <text:p>26.18361264</text:p>
          </table:table-cell>
          <table:table-cell table:formula="of:=ROUND(([.A3106]-[.A3105])*1000000)/1000" office:value-type="float" office:value="0.094" calcext:value-type="float">
            <text:p>0.094</text:p>
          </table:table-cell>
          <table:table-cell table:formula="of:=IF([.B3106]&gt;1;&quot;SLEEP&quot;;&quot;&quot;)">
            <text:p/>
          </table:table-cell>
          <table:table-cell office:value-type="string" calcext:value-type="string">
            <text:p>0x73</text:p>
          </table:table-cell>
        </table:table-row>
        <table:table-row table:style-name="ro1">
          <table:table-cell office:value-type="float" office:value="26.18370624" calcext:value-type="float">
            <text:p>26.18370624</text:p>
          </table:table-cell>
          <table:table-cell table:formula="of:=ROUND(([.A3107]-[.A3106])*1000000)/1000" office:value-type="float" office:value="0.094" calcext:value-type="float">
            <text:p>0.094</text:p>
          </table:table-cell>
          <table:table-cell table:formula="of:=IF([.B3107]&gt;1;&quot;SLEEP&quot;;&quot;&quot;)">
            <text:p/>
          </table:table-cell>
          <table:table-cell office:value-type="string" calcext:value-type="string">
            <text:p>0x57</text:p>
          </table:table-cell>
        </table:table-row>
        <table:table-row table:style-name="ro1">
          <table:table-cell office:value-type="float" office:value="26.18379984" calcext:value-type="float">
            <text:p>26.18379984</text:p>
          </table:table-cell>
          <table:table-cell table:formula="of:=ROUND(([.A3108]-[.A3107])*1000000)/1000" office:value-type="float" office:value="0.094" calcext:value-type="float">
            <text:p>0.094</text:p>
          </table:table-cell>
          <table:table-cell table:formula="of:=IF([.B3108]&gt;1;&quot;SLEEP&quot;;&quot;&quot;)">
            <text:p/>
          </table:table-cell>
          <table:table-cell office:value-type="string" calcext:value-type="string">
            <text:p>0x0F</text:p>
          </table:table-cell>
        </table:table-row>
        <table:table-row table:style-name="ro1">
          <table:table-cell office:value-type="float" office:value="26.1838936" calcext:value-type="float">
            <text:p>26.1838936</text:p>
          </table:table-cell>
          <table:table-cell table:formula="of:=ROUND(([.A3109]-[.A3108])*1000000)/1000" office:value-type="float" office:value="0.094" calcext:value-type="float">
            <text:p>0.094</text:p>
          </table:table-cell>
          <table:table-cell table:formula="of:=IF([.B3109]&gt;1;&quot;SLEEP&quot;;&quot;&quot;)">
            <text:p/>
          </table:table-cell>
          <table:table-cell office:value-type="string" calcext:value-type="string">
            <text:p>0xC0</text:p>
          </table:table-cell>
        </table:table-row>
        <table:table-row table:style-name="ro1">
          <table:table-cell office:value-type="float" office:value="26.1839872" calcext:value-type="float">
            <text:p>26.1839872</text:p>
          </table:table-cell>
          <table:table-cell table:formula="of:=ROUND(([.A3110]-[.A3109])*1000000)/1000" office:value-type="float" office:value="0.094" calcext:value-type="float">
            <text:p>0.094</text:p>
          </table:table-cell>
          <table:table-cell table:formula="of:=IF([.B3110]&gt;1;&quot;SLEEP&quot;;&quot;&quot;)">
            <text:p/>
          </table:table-cell>
          <table:table-cell office:value-type="string" calcext:value-type="string">
            <text:p>0x4F</text:p>
          </table:table-cell>
        </table:table-row>
        <table:table-row table:style-name="ro1">
          <table:table-cell office:value-type="float" office:value="26.18408096" calcext:value-type="float">
            <text:p>26.18408096</text:p>
          </table:table-cell>
          <table:table-cell table:formula="of:=ROUND(([.A3111]-[.A3110])*1000000)/1000" office:value-type="float" office:value="0.094" calcext:value-type="float">
            <text:p>0.094</text:p>
          </table:table-cell>
          <table:table-cell table:formula="of:=IF([.B3111]&gt;1;&quot;SLEEP&quot;;&quot;&quot;)">
            <text:p/>
          </table:table-cell>
          <table:table-cell office:value-type="string" calcext:value-type="string">
            <text:p>0x67</text:p>
          </table:table-cell>
        </table:table-row>
        <table:table-row table:style-name="ro1">
          <table:table-cell office:value-type="float" office:value="26.18417456" calcext:value-type="float">
            <text:p>26.18417456</text:p>
          </table:table-cell>
          <table:table-cell table:formula="of:=ROUND(([.A3112]-[.A3111])*1000000)/1000" office:value-type="float" office:value="0.094" calcext:value-type="float">
            <text:p>0.094</text:p>
          </table:table-cell>
          <table:table-cell table:formula="of:=IF([.B3112]&gt;1;&quot;SLEEP&quot;;&quot;&quot;)">
            <text:p/>
          </table:table-cell>
          <table:table-cell office:value-type="string" calcext:value-type="string">
            <text:p>0xF8</text:p>
          </table:table-cell>
        </table:table-row>
        <table:table-row table:style-name="ro1">
          <table:table-cell office:value-type="float" office:value="26.18426816" calcext:value-type="float">
            <text:p>26.18426816</text:p>
          </table:table-cell>
          <table:table-cell table:formula="of:=ROUND(([.A3113]-[.A3112])*1000000)/1000" office:value-type="float" office:value="0.094" calcext:value-type="float">
            <text:p>0.094</text:p>
          </table:table-cell>
          <table:table-cell table:formula="of:=IF([.B3113]&gt;1;&quot;SLEEP&quot;;&quot;&quot;)">
            <text:p/>
          </table:table-cell>
          <table:table-cell office:value-type="string" calcext:value-type="string">
            <text:p>0x3C</text:p>
          </table:table-cell>
        </table:table-row>
        <table:table-row table:style-name="ro1">
          <table:table-cell office:value-type="float" office:value="26.18436192" calcext:value-type="float">
            <text:p>26.18436192</text:p>
          </table:table-cell>
          <table:table-cell table:formula="of:=ROUND(([.A3114]-[.A3113])*1000000)/1000" office:value-type="float" office:value="0.094" calcext:value-type="float">
            <text:p>0.094</text:p>
          </table:table-cell>
          <table:table-cell table:formula="of:=IF([.B3114]&gt;1;&quot;SLEEP&quot;;&quot;&quot;)">
            <text:p/>
          </table:table-cell>
          <table:table-cell office:value-type="string" calcext:value-type="string">
            <text:p>0x95</text:p>
          </table:table-cell>
        </table:table-row>
        <table:table-row table:style-name="ro1">
          <table:table-cell office:value-type="float" office:value="26.18445552" calcext:value-type="float">
            <text:p>26.18445552</text:p>
          </table:table-cell>
          <table:table-cell table:formula="of:=ROUND(([.A3115]-[.A3114])*1000000)/1000" office:value-type="float" office:value="0.094" calcext:value-type="float">
            <text:p>0.094</text:p>
          </table:table-cell>
          <table:table-cell table:formula="of:=IF([.B3115]&gt;1;&quot;SLEEP&quot;;&quot;&quot;)">
            <text:p/>
          </table:table-cell>
          <table:table-cell office:value-type="string" calcext:value-type="string">
            <text:p>0x49</text:p>
          </table:table-cell>
        </table:table-row>
        <table:table-row table:style-name="ro1">
          <table:table-cell office:value-type="float" office:value="26.18454912" calcext:value-type="float">
            <text:p>26.18454912</text:p>
          </table:table-cell>
          <table:table-cell table:formula="of:=ROUND(([.A3116]-[.A3115])*1000000)/1000" office:value-type="float" office:value="0.094" calcext:value-type="float">
            <text:p>0.094</text:p>
          </table:table-cell>
          <table:table-cell table:formula="of:=IF([.B3116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8464272" calcext:value-type="float">
            <text:p>26.18464272</text:p>
          </table:table-cell>
          <table:table-cell table:formula="of:=ROUND(([.A3117]-[.A3116])*1000000)/1000" office:value-type="float" office:value="0.094" calcext:value-type="float">
            <text:p>0.094</text:p>
          </table:table-cell>
          <table:table-cell table:formula="of:=IF([.B311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8473648" calcext:value-type="float">
            <text:p>26.18473648</text:p>
          </table:table-cell>
          <table:table-cell table:formula="of:=ROUND(([.A3118]-[.A3117])*1000000)/1000" office:value-type="float" office:value="0.094" calcext:value-type="float">
            <text:p>0.094</text:p>
          </table:table-cell>
          <table:table-cell table:formula="of:=IF([.B311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8483008" calcext:value-type="float">
            <text:p>26.18483008</text:p>
          </table:table-cell>
          <table:table-cell table:formula="of:=ROUND(([.A3119]-[.A3118])*1000000)/1000" office:value-type="float" office:value="0.094" calcext:value-type="float">
            <text:p>0.094</text:p>
          </table:table-cell>
          <table:table-cell table:formula="of:=IF([.B311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8492368" calcext:value-type="float">
            <text:p>26.18492368</text:p>
          </table:table-cell>
          <table:table-cell table:formula="of:=ROUND(([.A3120]-[.A3119])*1000000)/1000" office:value-type="float" office:value="0.094" calcext:value-type="float">
            <text:p>0.094</text:p>
          </table:table-cell>
          <table:table-cell table:formula="of:=IF([.B312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8501744" calcext:value-type="float">
            <text:p>26.18501744</text:p>
          </table:table-cell>
          <table:table-cell table:formula="of:=ROUND(([.A3121]-[.A3120])*1000000)/1000" office:value-type="float" office:value="0.094" calcext:value-type="float">
            <text:p>0.094</text:p>
          </table:table-cell>
          <table:table-cell table:formula="of:=IF([.B312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8511104" calcext:value-type="float">
            <text:p>26.18511104</text:p>
          </table:table-cell>
          <table:table-cell table:formula="of:=ROUND(([.A3122]-[.A3121])*1000000)/1000" office:value-type="float" office:value="0.094" calcext:value-type="float">
            <text:p>0.094</text:p>
          </table:table-cell>
          <table:table-cell table:formula="of:=IF([.B312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8520464" calcext:value-type="float">
            <text:p>26.18520464</text:p>
          </table:table-cell>
          <table:table-cell table:formula="of:=ROUND(([.A3123]-[.A3122])*1000000)/1000" office:value-type="float" office:value="0.094" calcext:value-type="float">
            <text:p>0.094</text:p>
          </table:table-cell>
          <table:table-cell table:formula="of:=IF([.B312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852984" calcext:value-type="float">
            <text:p>26.1852984</text:p>
          </table:table-cell>
          <table:table-cell table:formula="of:=ROUND(([.A3124]-[.A3123])*1000000)/1000" office:value-type="float" office:value="0.094" calcext:value-type="float">
            <text:p>0.094</text:p>
          </table:table-cell>
          <table:table-cell table:formula="of:=IF([.B312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85392" calcext:value-type="float">
            <text:p>26.185392</text:p>
          </table:table-cell>
          <table:table-cell table:formula="of:=ROUND(([.A3125]-[.A3124])*1000000)/1000" office:value-type="float" office:value="0.094" calcext:value-type="float">
            <text:p>0.094</text:p>
          </table:table-cell>
          <table:table-cell table:formula="of:=IF([.B312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854856" calcext:value-type="float">
            <text:p>26.1854856</text:p>
          </table:table-cell>
          <table:table-cell table:formula="of:=ROUND(([.A3126]-[.A3125])*1000000)/1000" office:value-type="float" office:value="0.094" calcext:value-type="float">
            <text:p>0.094</text:p>
          </table:table-cell>
          <table:table-cell table:formula="of:=IF([.B312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8645104" calcext:value-type="float">
            <text:p>26.18645104</text:p>
          </table:table-cell>
          <table:table-cell table:formula="of:=ROUND(([.A3127]-[.A3126])*1000000)/1000" office:value-type="float" office:value="0.965" calcext:value-type="float">
            <text:p>0.965</text:p>
          </table:table-cell>
          <table:table-cell table:formula="of:=IF([.B3127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6.1865448" calcext:value-type="float">
            <text:p>26.1865448</text:p>
          </table:table-cell>
          <table:table-cell table:formula="of:=ROUND(([.A3128]-[.A3127])*1000000)/1000" office:value-type="float" office:value="0.094" calcext:value-type="float">
            <text:p>0.094</text:p>
          </table:table-cell>
          <table:table-cell table:formula="of:=IF([.B312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866384" calcext:value-type="float">
            <text:p>26.1866384</text:p>
          </table:table-cell>
          <table:table-cell table:formula="of:=ROUND(([.A3129]-[.A3128])*1000000)/1000" office:value-type="float" office:value="0.094" calcext:value-type="float">
            <text:p>0.094</text:p>
          </table:table-cell>
          <table:table-cell table:formula="of:=IF([.B312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86732" calcext:value-type="float">
            <text:p>26.186732</text:p>
          </table:table-cell>
          <table:table-cell table:formula="of:=ROUND(([.A3130]-[.A3129])*1000000)/1000" office:value-type="float" office:value="0.094" calcext:value-type="float">
            <text:p>0.094</text:p>
          </table:table-cell>
          <table:table-cell table:formula="of:=IF([.B313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8682576" calcext:value-type="float">
            <text:p>26.18682576</text:p>
          </table:table-cell>
          <table:table-cell table:formula="of:=ROUND(([.A3131]-[.A3130])*1000000)/1000" office:value-type="float" office:value="0.094" calcext:value-type="float">
            <text:p>0.094</text:p>
          </table:table-cell>
          <table:table-cell table:formula="of:=IF([.B313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8691936" calcext:value-type="float">
            <text:p>26.18691936</text:p>
          </table:table-cell>
          <table:table-cell table:formula="of:=ROUND(([.A3132]-[.A3131])*1000000)/1000" office:value-type="float" office:value="0.094" calcext:value-type="float">
            <text:p>0.094</text:p>
          </table:table-cell>
          <table:table-cell table:formula="of:=IF([.B313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8701296" calcext:value-type="float">
            <text:p>26.18701296</text:p>
          </table:table-cell>
          <table:table-cell table:formula="of:=ROUND(([.A3133]-[.A3132])*1000000)/1000" office:value-type="float" office:value="0.094" calcext:value-type="float">
            <text:p>0.094</text:p>
          </table:table-cell>
          <table:table-cell table:formula="of:=IF([.B313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8710672" calcext:value-type="float">
            <text:p>26.18710672</text:p>
          </table:table-cell>
          <table:table-cell table:formula="of:=ROUND(([.A3134]-[.A3133])*1000000)/1000" office:value-type="float" office:value="0.094" calcext:value-type="float">
            <text:p>0.094</text:p>
          </table:table-cell>
          <table:table-cell table:formula="of:=IF([.B313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8720032" calcext:value-type="float">
            <text:p>26.18720032</text:p>
          </table:table-cell>
          <table:table-cell table:formula="of:=ROUND(([.A3135]-[.A3134])*1000000)/1000" office:value-type="float" office:value="0.094" calcext:value-type="float">
            <text:p>0.094</text:p>
          </table:table-cell>
          <table:table-cell table:formula="of:=IF([.B313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8729392" calcext:value-type="float">
            <text:p>26.18729392</text:p>
          </table:table-cell>
          <table:table-cell table:formula="of:=ROUND(([.A3136]-[.A3135])*1000000)/1000" office:value-type="float" office:value="0.094" calcext:value-type="float">
            <text:p>0.094</text:p>
          </table:table-cell>
          <table:table-cell table:formula="of:=IF([.B313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88264" calcext:value-type="float">
            <text:p>26.188264</text:p>
          </table:table-cell>
          <table:table-cell table:formula="of:=ROUND(([.A3137]-[.A3136])*1000000)/1000" office:value-type="float" office:value="0.97" calcext:value-type="float">
            <text:p>0.97</text:p>
          </table:table-cell>
          <table:table-cell table:formula="of:=IF([.B313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8835776" calcext:value-type="float">
            <text:p>26.18835776</text:p>
          </table:table-cell>
          <table:table-cell table:formula="of:=ROUND(([.A3138]-[.A3137])*1000000)/1000" office:value-type="float" office:value="0.094" calcext:value-type="float">
            <text:p>0.094</text:p>
          </table:table-cell>
          <table:table-cell table:formula="of:=IF([.B3138]&gt;1;&quot;SLEEP&quot;;&quot;&quot;)">
            <text:p/>
          </table:table-cell>
          <table:table-cell office:value-type="string" calcext:value-type="string">
            <text:p>0x0E</text:p>
          </table:table-cell>
        </table:table-row>
        <table:table-row table:style-name="ro1">
          <table:table-cell office:value-type="float" office:value="26.18859248" calcext:value-type="float">
            <text:p>26.18859248</text:p>
          </table:table-cell>
          <table:table-cell table:formula="of:=ROUND(([.A3139]-[.A3138])*1000000)/1000" office:value-type="float" office:value="0.235" calcext:value-type="float">
            <text:p>0.235</text:p>
          </table:table-cell>
          <table:table-cell table:formula="of:=IF([.B3139]&gt;1;&quot;SLEEP&quot;;&quot;&quot;)">
            <text:p/>
          </table:table-cell>
          <table:table-cell office:value-type="string" calcext:value-type="string">
            <text:p>0x6C</text:p>
          </table:table-cell>
        </table:table-row>
        <table:table-row table:style-name="ro1">
          <table:table-cell office:value-type="float" office:value="26.18868608" calcext:value-type="float">
            <text:p>26.18868608</text:p>
          </table:table-cell>
          <table:table-cell table:formula="of:=ROUND(([.A3140]-[.A3139])*1000000)/1000" office:value-type="float" office:value="0.094" calcext:value-type="float">
            <text:p>0.094</text:p>
          </table:table-cell>
          <table:table-cell table:formula="of:=IF([.B314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8877984" calcext:value-type="float">
            <text:p>26.18877984</text:p>
          </table:table-cell>
          <table:table-cell table:formula="of:=ROUND(([.A3141]-[.A3140])*1000000)/1000" office:value-type="float" office:value="0.094" calcext:value-type="float">
            <text:p>0.094</text:p>
          </table:table-cell>
          <table:table-cell table:formula="of:=IF([.B3141]&gt;1;&quot;SLEEP&quot;;&quot;&quot;)">
            <text:p/>
          </table:table-cell>
          <table:table-cell office:value-type="string" calcext:value-type="string">
            <text:p>0x99</text:p>
          </table:table-cell>
        </table:table-row>
        <table:table-row table:style-name="ro1">
          <table:table-cell office:value-type="float" office:value="26.18887344" calcext:value-type="float">
            <text:p>26.18887344</text:p>
          </table:table-cell>
          <table:table-cell table:formula="of:=ROUND(([.A3142]-[.A3141])*1000000)/1000" office:value-type="float" office:value="0.094" calcext:value-type="float">
            <text:p>0.094</text:p>
          </table:table-cell>
          <table:table-cell table:formula="of:=IF([.B3142]&gt;1;&quot;SLEEP&quot;;&quot;&quot;)">
            <text:p/>
          </table:table-cell>
          <table:table-cell office:value-type="string" calcext:value-type="string">
            <text:p>0xF7</text:p>
          </table:table-cell>
        </table:table-row>
        <table:table-row table:style-name="ro1">
          <table:table-cell office:value-type="float" office:value="26.1889672" calcext:value-type="float">
            <text:p>26.1889672</text:p>
          </table:table-cell>
          <table:table-cell table:formula="of:=ROUND(([.A3143]-[.A3142])*1000000)/1000" office:value-type="float" office:value="0.094" calcext:value-type="float">
            <text:p>0.094</text:p>
          </table:table-cell>
          <table:table-cell table:formula="of:=IF([.B3143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6.1890608" calcext:value-type="float">
            <text:p>26.1890608</text:p>
          </table:table-cell>
          <table:table-cell table:formula="of:=ROUND(([.A3144]-[.A3143])*1000000)/1000" office:value-type="float" office:value="0.094" calcext:value-type="float">
            <text:p>0.094</text:p>
          </table:table-cell>
          <table:table-cell table:formula="of:=IF([.B3144]&gt;1;&quot;SLEEP&quot;;&quot;&quot;)">
            <text:p/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float" office:value="26.1891544" calcext:value-type="float">
            <text:p>26.1891544</text:p>
          </table:table-cell>
          <table:table-cell table:formula="of:=ROUND(([.A3145]-[.A3144])*1000000)/1000" office:value-type="float" office:value="0.094" calcext:value-type="float">
            <text:p>0.094</text:p>
          </table:table-cell>
          <table:table-cell table:formula="of:=IF([.B3145]&gt;1;&quot;SLEEP&quot;;&quot;&quot;)">
            <text:p/>
          </table:table-cell>
          <table:table-cell office:value-type="string" calcext:value-type="string">
            <text:p>0x09</text:p>
          </table:table-cell>
        </table:table-row>
        <table:table-row table:style-name="ro1">
          <table:table-cell office:value-type="float" office:value="26.18924816" calcext:value-type="float">
            <text:p>26.18924816</text:p>
          </table:table-cell>
          <table:table-cell table:formula="of:=ROUND(([.A3146]-[.A3145])*1000000)/1000" office:value-type="float" office:value="0.094" calcext:value-type="float">
            <text:p>0.094</text:p>
          </table:table-cell>
          <table:table-cell table:formula="of:=IF([.B3146]&gt;1;&quot;SLEEP&quot;;&quot;&quot;)">
            <text:p/>
          </table:table-cell>
          <table:table-cell office:value-type="string" calcext:value-type="string">
            <text:p>0x5A</text:p>
          </table:table-cell>
        </table:table-row>
        <table:table-row table:style-name="ro1">
          <table:table-cell office:value-type="float" office:value="26.18934176" calcext:value-type="float">
            <text:p>26.18934176</text:p>
          </table:table-cell>
          <table:table-cell table:formula="of:=ROUND(([.A3147]-[.A3146])*1000000)/1000" office:value-type="float" office:value="0.094" calcext:value-type="float">
            <text:p>0.094</text:p>
          </table:table-cell>
          <table:table-cell table:formula="of:=IF([.B3147]&gt;1;&quot;SLEEP&quot;;&quot;&quot;)">
            <text:p/>
          </table:table-cell>
          <table:table-cell office:value-type="string" calcext:value-type="string">
            <text:p>0xB9</text:p>
          </table:table-cell>
        </table:table-row>
        <table:table-row table:style-name="ro1">
          <table:table-cell office:value-type="float" office:value="26.18943552" calcext:value-type="float">
            <text:p>26.18943552</text:p>
          </table:table-cell>
          <table:table-cell table:formula="of:=ROUND(([.A3148]-[.A3147])*1000000)/1000" office:value-type="float" office:value="0.094" calcext:value-type="float">
            <text:p>0.094</text:p>
          </table:table-cell>
          <table:table-cell table:formula="of:=IF([.B314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8952912" calcext:value-type="float">
            <text:p>26.18952912</text:p>
          </table:table-cell>
          <table:table-cell table:formula="of:=ROUND(([.A3149]-[.A3148])*1000000)/1000" office:value-type="float" office:value="0.094" calcext:value-type="float">
            <text:p>0.094</text:p>
          </table:table-cell>
          <table:table-cell table:formula="of:=IF([.B3149]&gt;1;&quot;SLEEP&quot;;&quot;&quot;)">
            <text:p/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float" office:value="26.18962272" calcext:value-type="float">
            <text:p>26.18962272</text:p>
          </table:table-cell>
          <table:table-cell table:formula="of:=ROUND(([.A3150]-[.A3149])*1000000)/1000" office:value-type="float" office:value="0.094" calcext:value-type="float">
            <text:p>0.094</text:p>
          </table:table-cell>
          <table:table-cell table:formula="of:=IF([.B3150]&gt;1;&quot;SLEEP&quot;;&quot;&quot;)">
            <text:p/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float" office:value="26.18971648" calcext:value-type="float">
            <text:p>26.18971648</text:p>
          </table:table-cell>
          <table:table-cell table:formula="of:=ROUND(([.A3151]-[.A3150])*1000000)/1000" office:value-type="float" office:value="0.094" calcext:value-type="float">
            <text:p>0.094</text:p>
          </table:table-cell>
          <table:table-cell table:formula="of:=IF([.B3151]&gt;1;&quot;SLEEP&quot;;&quot;&quot;)">
            <text:p/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float" office:value="26.18981008" calcext:value-type="float">
            <text:p>26.18981008</text:p>
          </table:table-cell>
          <table:table-cell table:formula="of:=ROUND(([.A3152]-[.A3151])*1000000)/1000" office:value-type="float" office:value="0.094" calcext:value-type="float">
            <text:p>0.094</text:p>
          </table:table-cell>
          <table:table-cell table:formula="of:=IF([.B3152]&gt;1;&quot;SLEEP&quot;;&quot;&quot;)">
            <text:p/>
          </table:table-cell>
          <table:table-cell office:value-type="string" calcext:value-type="string">
            <text:p>0x0F</text:p>
          </table:table-cell>
        </table:table-row>
        <table:table-row table:style-name="ro1">
          <table:table-cell office:value-type="float" office:value="26.18990368" calcext:value-type="float">
            <text:p>26.18990368</text:p>
          </table:table-cell>
          <table:table-cell table:formula="of:=ROUND(([.A3153]-[.A3152])*1000000)/1000" office:value-type="float" office:value="0.094" calcext:value-type="float">
            <text:p>0.094</text:p>
          </table:table-cell>
          <table:table-cell table:formula="of:=IF([.B3153]&gt;1;&quot;SLEEP&quot;;&quot;&quot;)">
            <text:p/>
          </table:table-cell>
          <table:table-cell office:value-type="string" calcext:value-type="string">
            <text:p>0xB7</text:p>
          </table:table-cell>
        </table:table-row>
        <table:table-row table:style-name="ro1">
          <table:table-cell office:value-type="float" office:value="26.18999744" calcext:value-type="float">
            <text:p>26.18999744</text:p>
          </table:table-cell>
          <table:table-cell table:formula="of:=ROUND(([.A3154]-[.A3153])*1000000)/1000" office:value-type="float" office:value="0.094" calcext:value-type="float">
            <text:p>0.094</text:p>
          </table:table-cell>
          <table:table-cell table:formula="of:=IF([.B3154]&gt;1;&quot;SLEEP&quot;;&quot;&quot;)">
            <text:p/>
          </table:table-cell>
          <table:table-cell office:value-type="string" calcext:value-type="string">
            <text:p>0xB4</text:p>
          </table:table-cell>
        </table:table-row>
        <table:table-row table:style-name="ro1">
          <table:table-cell office:value-type="float" office:value="26.19009104" calcext:value-type="float">
            <text:p>26.19009104</text:p>
          </table:table-cell>
          <table:table-cell table:formula="of:=ROUND(([.A3155]-[.A3154])*1000000)/1000" office:value-type="float" office:value="0.094" calcext:value-type="float">
            <text:p>0.094</text:p>
          </table:table-cell>
          <table:table-cell table:formula="of:=IF([.B3155]&gt;1;&quot;SLEEP&quot;;&quot;&quot;)">
            <text:p/>
          </table:table-cell>
          <table:table-cell office:value-type="string" calcext:value-type="string">
            <text:p>0x87</text:p>
          </table:table-cell>
        </table:table-row>
        <table:table-row table:style-name="ro1">
          <table:table-cell office:value-type="float" office:value="26.1901848" calcext:value-type="float">
            <text:p>26.1901848</text:p>
          </table:table-cell>
          <table:table-cell table:formula="of:=ROUND(([.A3156]-[.A3155])*1000000)/1000" office:value-type="float" office:value="0.094" calcext:value-type="float">
            <text:p>0.094</text:p>
          </table:table-cell>
          <table:table-cell table:formula="of:=IF([.B3156]&gt;1;&quot;SLEEP&quot;;&quot;&quot;)">
            <text:p/>
          </table:table-cell>
          <table:table-cell office:value-type="string" calcext:value-type="string">
            <text:p>0xF8</text:p>
          </table:table-cell>
        </table:table-row>
        <table:table-row table:style-name="ro1">
          <table:table-cell office:value-type="float" office:value="26.1902784" calcext:value-type="float">
            <text:p>26.1902784</text:p>
          </table:table-cell>
          <table:table-cell table:formula="of:=ROUND(([.A3157]-[.A3156])*1000000)/1000" office:value-type="float" office:value="0.094" calcext:value-type="float">
            <text:p>0.094</text:p>
          </table:table-cell>
          <table:table-cell table:formula="of:=IF([.B3157]&gt;1;&quot;SLEEP&quot;;&quot;&quot;)">
            <text:p/>
          </table:table-cell>
          <table:table-cell office:value-type="string" calcext:value-type="string">
            <text:p>0x3D</text:p>
          </table:table-cell>
        </table:table-row>
        <table:table-row table:style-name="ro1">
          <table:table-cell office:value-type="float" office:value="26.190372" calcext:value-type="float">
            <text:p>26.190372</text:p>
          </table:table-cell>
          <table:table-cell table:formula="of:=ROUND(([.A3158]-[.A3157])*1000000)/1000" office:value-type="float" office:value="0.094" calcext:value-type="float">
            <text:p>0.094</text:p>
          </table:table-cell>
          <table:table-cell table:formula="of:=IF([.B3158]&gt;1;&quot;SLEEP&quot;;&quot;&quot;)">
            <text:p/>
          </table:table-cell>
          <table:table-cell office:value-type="string" calcext:value-type="string">
            <text:p>0xFA</text:p>
          </table:table-cell>
        </table:table-row>
        <table:table-row table:style-name="ro1">
          <table:table-cell office:value-type="float" office:value="26.1904656" calcext:value-type="float">
            <text:p>26.1904656</text:p>
          </table:table-cell>
          <table:table-cell table:formula="of:=ROUND(([.A3159]-[.A3158])*1000000)/1000" office:value-type="float" office:value="0.094" calcext:value-type="float">
            <text:p>0.094</text:p>
          </table:table-cell>
          <table:table-cell table:formula="of:=IF([.B3159]&gt;1;&quot;SLEEP&quot;;&quot;&quot;)">
            <text:p/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float" office:value="26.19143152" calcext:value-type="float">
            <text:p>26.19143152</text:p>
          </table:table-cell>
          <table:table-cell table:formula="of:=ROUND(([.A3160]-[.A3159])*1000000)/1000" office:value-type="float" office:value="0.966" calcext:value-type="float">
            <text:p>0.966</text:p>
          </table:table-cell>
          <table:table-cell table:formula="of:=IF([.B316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9152528" calcext:value-type="float">
            <text:p>26.19152528</text:p>
          </table:table-cell>
          <table:table-cell table:formula="of:=ROUND(([.A3161]-[.A3160])*1000000)/1000" office:value-type="float" office:value="0.094" calcext:value-type="float">
            <text:p>0.094</text:p>
          </table:table-cell>
          <table:table-cell table:formula="of:=IF([.B3161]&gt;1;&quot;SLEEP&quot;;&quot;&quot;)">
            <text:p/>
          </table:table-cell>
          <table:table-cell office:value-type="string" calcext:value-type="string">
            <text:p>0x0F</text:p>
          </table:table-cell>
        </table:table-row>
        <table:table-row table:style-name="ro1">
          <table:table-cell office:value-type="float" office:value="26.19176016" calcext:value-type="float">
            <text:p>26.19176016</text:p>
          </table:table-cell>
          <table:table-cell table:formula="of:=ROUND(([.A3162]-[.A3161])*1000000)/1000" office:value-type="float" office:value="0.235" calcext:value-type="float">
            <text:p>0.235</text:p>
          </table:table-cell>
          <table:table-cell table:formula="of:=IF([.B3162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9185376" calcext:value-type="float">
            <text:p>26.19185376</text:p>
          </table:table-cell>
          <table:table-cell table:formula="of:=ROUND(([.A3163]-[.A3162])*1000000)/1000" office:value-type="float" office:value="0.094" calcext:value-type="float">
            <text:p>0.094</text:p>
          </table:table-cell>
          <table:table-cell table:formula="of:=IF([.B3163]&gt;1;&quot;SLEEP&quot;;&quot;&quot;)">
            <text:p/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26.19194736" calcext:value-type="float">
            <text:p>26.19194736</text:p>
          </table:table-cell>
          <table:table-cell table:formula="of:=ROUND(([.A3164]-[.A3163])*1000000)/1000" office:value-type="float" office:value="0.094" calcext:value-type="float">
            <text:p>0.094</text:p>
          </table:table-cell>
          <table:table-cell table:formula="of:=IF([.B316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9204112" calcext:value-type="float">
            <text:p>26.19204112</text:p>
          </table:table-cell>
          <table:table-cell table:formula="of:=ROUND(([.A3165]-[.A3164])*1000000)/1000" office:value-type="float" office:value="0.094" calcext:value-type="float">
            <text:p>0.094</text:p>
          </table:table-cell>
          <table:table-cell table:formula="of:=IF([.B316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9213472" calcext:value-type="float">
            <text:p>26.19213472</text:p>
          </table:table-cell>
          <table:table-cell table:formula="of:=ROUND(([.A3166]-[.A3165])*1000000)/1000" office:value-type="float" office:value="0.094" calcext:value-type="float">
            <text:p>0.094</text:p>
          </table:table-cell>
          <table:table-cell table:formula="of:=IF([.B316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9222832" calcext:value-type="float">
            <text:p>26.19222832</text:p>
          </table:table-cell>
          <table:table-cell table:formula="of:=ROUND(([.A3167]-[.A3166])*1000000)/1000" office:value-type="float" office:value="0.094" calcext:value-type="float">
            <text:p>0.094</text:p>
          </table:table-cell>
          <table:table-cell table:formula="of:=IF([.B316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9232208" calcext:value-type="float">
            <text:p>26.19232208</text:p>
          </table:table-cell>
          <table:table-cell table:formula="of:=ROUND(([.A3168]-[.A3167])*1000000)/1000" office:value-type="float" office:value="0.094" calcext:value-type="float">
            <text:p>0.094</text:p>
          </table:table-cell>
          <table:table-cell table:formula="of:=IF([.B316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9241568" calcext:value-type="float">
            <text:p>26.19241568</text:p>
          </table:table-cell>
          <table:table-cell table:formula="of:=ROUND(([.A3169]-[.A3168])*1000000)/1000" office:value-type="float" office:value="0.094" calcext:value-type="float">
            <text:p>0.094</text:p>
          </table:table-cell>
          <table:table-cell table:formula="of:=IF([.B316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9250928" calcext:value-type="float">
            <text:p>26.19250928</text:p>
          </table:table-cell>
          <table:table-cell table:formula="of:=ROUND(([.A3170]-[.A3169])*1000000)/1000" office:value-type="float" office:value="0.094" calcext:value-type="float">
            <text:p>0.094</text:p>
          </table:table-cell>
          <table:table-cell table:formula="of:=IF([.B317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9260304" calcext:value-type="float">
            <text:p>26.19260304</text:p>
          </table:table-cell>
          <table:table-cell table:formula="of:=ROUND(([.A3171]-[.A3170])*1000000)/1000" office:value-type="float" office:value="0.094" calcext:value-type="float">
            <text:p>0.094</text:p>
          </table:table-cell>
          <table:table-cell table:formula="of:=IF([.B317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9269664" calcext:value-type="float">
            <text:p>26.19269664</text:p>
          </table:table-cell>
          <table:table-cell table:formula="of:=ROUND(([.A3172]-[.A3171])*1000000)/1000" office:value-type="float" office:value="0.094" calcext:value-type="float">
            <text:p>0.094</text:p>
          </table:table-cell>
          <table:table-cell table:formula="of:=IF([.B317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9279024" calcext:value-type="float">
            <text:p>26.19279024</text:p>
          </table:table-cell>
          <table:table-cell table:formula="of:=ROUND(([.A3173]-[.A3172])*1000000)/1000" office:value-type="float" office:value="0.094" calcext:value-type="float">
            <text:p>0.094</text:p>
          </table:table-cell>
          <table:table-cell table:formula="of:=IF([.B317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92884" calcext:value-type="float">
            <text:p>26.192884</text:p>
          </table:table-cell>
          <table:table-cell table:formula="of:=ROUND(([.A3174]-[.A3173])*1000000)/1000" office:value-type="float" office:value="0.094" calcext:value-type="float">
            <text:p>0.094</text:p>
          </table:table-cell>
          <table:table-cell table:formula="of:=IF([.B317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929776" calcext:value-type="float">
            <text:p>26.1929776</text:p>
          </table:table-cell>
          <table:table-cell table:formula="of:=ROUND(([.A3175]-[.A3174])*1000000)/1000" office:value-type="float" office:value="0.094" calcext:value-type="float">
            <text:p>0.094</text:p>
          </table:table-cell>
          <table:table-cell table:formula="of:=IF([.B317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930712" calcext:value-type="float">
            <text:p>26.1930712</text:p>
          </table:table-cell>
          <table:table-cell table:formula="of:=ROUND(([.A3176]-[.A3175])*1000000)/1000" office:value-type="float" office:value="0.094" calcext:value-type="float">
            <text:p>0.094</text:p>
          </table:table-cell>
          <table:table-cell table:formula="of:=IF([.B317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9316496" calcext:value-type="float">
            <text:p>26.19316496</text:p>
          </table:table-cell>
          <table:table-cell table:formula="of:=ROUND(([.A3177]-[.A3176])*1000000)/1000" office:value-type="float" office:value="0.094" calcext:value-type="float">
            <text:p>0.094</text:p>
          </table:table-cell>
          <table:table-cell table:formula="of:=IF([.B3177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9325856" calcext:value-type="float">
            <text:p>26.19325856</text:p>
          </table:table-cell>
          <table:table-cell table:formula="of:=ROUND(([.A3178]-[.A3177])*1000000)/1000" office:value-type="float" office:value="0.094" calcext:value-type="float">
            <text:p>0.094</text:p>
          </table:table-cell>
          <table:table-cell table:formula="of:=IF([.B317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9335232" calcext:value-type="float">
            <text:p>26.19335232</text:p>
          </table:table-cell>
          <table:table-cell table:formula="of:=ROUND(([.A3179]-[.A3178])*1000000)/1000" office:value-type="float" office:value="0.094" calcext:value-type="float">
            <text:p>0.094</text:p>
          </table:table-cell>
          <table:table-cell table:formula="of:=IF([.B317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9344592" calcext:value-type="float">
            <text:p>26.19344592</text:p>
          </table:table-cell>
          <table:table-cell table:formula="of:=ROUND(([.A3180]-[.A3179])*1000000)/1000" office:value-type="float" office:value="0.094" calcext:value-type="float">
            <text:p>0.094</text:p>
          </table:table-cell>
          <table:table-cell table:formula="of:=IF([.B318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9353968" calcext:value-type="float">
            <text:p>26.19353968</text:p>
          </table:table-cell>
          <table:table-cell table:formula="of:=ROUND(([.A3181]-[.A3180])*1000000)/1000" office:value-type="float" office:value="0.094" calcext:value-type="float">
            <text:p>0.094</text:p>
          </table:table-cell>
          <table:table-cell table:formula="of:=IF([.B318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9363328" calcext:value-type="float">
            <text:p>26.19363328</text:p>
          </table:table-cell>
          <table:table-cell table:formula="of:=ROUND(([.A3182]-[.A3181])*1000000)/1000" office:value-type="float" office:value="0.094" calcext:value-type="float">
            <text:p>0.094</text:p>
          </table:table-cell>
          <table:table-cell table:formula="of:=IF([.B318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9372688" calcext:value-type="float">
            <text:p>26.19372688</text:p>
          </table:table-cell>
          <table:table-cell table:formula="of:=ROUND(([.A3183]-[.A3182])*1000000)/1000" office:value-type="float" office:value="0.094" calcext:value-type="float">
            <text:p>0.094</text:p>
          </table:table-cell>
          <table:table-cell table:formula="of:=IF([.B3183]&gt;1;&quot;SLEEP&quot;;&quot;&quot;)">
            <text:p/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float" office:value="26.19382064" calcext:value-type="float">
            <text:p>26.19382064</text:p>
          </table:table-cell>
          <table:table-cell table:formula="of:=ROUND(([.A3184]-[.A3183])*1000000)/1000" office:value-type="float" office:value="0.094" calcext:value-type="float">
            <text:p>0.094</text:p>
          </table:table-cell>
          <table:table-cell table:formula="of:=IF([.B3184]&gt;1;&quot;SLEEP&quot;;&quot;&quot;)">
            <text:p/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float" office:value="26.19391424" calcext:value-type="float">
            <text:p>26.19391424</text:p>
          </table:table-cell>
          <table:table-cell table:formula="of:=ROUND(([.A3185]-[.A3184])*1000000)/1000" office:value-type="float" office:value="0.094" calcext:value-type="float">
            <text:p>0.094</text:p>
          </table:table-cell>
          <table:table-cell table:formula="of:=IF([.B3185]&gt;1;&quot;SLEEP&quot;;&quot;&quot;)">
            <text:p/>
          </table:table-cell>
          <table:table-cell office:value-type="string" calcext:value-type="string">
            <text:p>0x3D</text:p>
          </table:table-cell>
        </table:table-row>
        <table:table-row table:style-name="ro1">
          <table:table-cell office:value-type="float" office:value="26.194008" calcext:value-type="float">
            <text:p>26.194008</text:p>
          </table:table-cell>
          <table:table-cell table:formula="of:=ROUND(([.A3186]-[.A3185])*1000000)/1000" office:value-type="float" office:value="0.094" calcext:value-type="float">
            <text:p>0.094</text:p>
          </table:table-cell>
          <table:table-cell table:formula="of:=IF([.B3186]&gt;1;&quot;SLEEP&quot;;&quot;&quot;)">
            <text:p/>
          </table:table-cell>
          <table:table-cell office:value-type="string" calcext:value-type="string">
            <text:p>0x95</text:p>
          </table:table-cell>
        </table:table-row>
        <table:table-row table:style-name="ro1">
          <table:table-cell office:value-type="float" office:value="26.1941016" calcext:value-type="float">
            <text:p>26.1941016</text:p>
          </table:table-cell>
          <table:table-cell table:formula="of:=ROUND(([.A3187]-[.A3186])*1000000)/1000" office:value-type="float" office:value="0.094" calcext:value-type="float">
            <text:p>0.094</text:p>
          </table:table-cell>
          <table:table-cell table:formula="of:=IF([.B3187]&gt;1;&quot;SLEEP&quot;;&quot;&quot;)">
            <text:p/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float" office:value="26.1941952" calcext:value-type="float">
            <text:p>26.1941952</text:p>
          </table:table-cell>
          <table:table-cell table:formula="of:=ROUND(([.A3188]-[.A3187])*1000000)/1000" office:value-type="float" office:value="0.094" calcext:value-type="float">
            <text:p>0.094</text:p>
          </table:table-cell>
          <table:table-cell table:formula="of:=IF([.B3188]&gt;1;&quot;SLEEP&quot;;&quot;&quot;)">
            <text:p/>
          </table:table-cell>
          <table:table-cell office:value-type="string" calcext:value-type="string">
            <text:p>0xFE</text:p>
          </table:table-cell>
        </table:table-row>
        <table:table-row table:style-name="ro1">
          <table:table-cell office:value-type="float" office:value="26.19428896" calcext:value-type="float">
            <text:p>26.19428896</text:p>
          </table:table-cell>
          <table:table-cell table:formula="of:=ROUND(([.A3189]-[.A3188])*1000000)/1000" office:value-type="float" office:value="0.094" calcext:value-type="float">
            <text:p>0.094</text:p>
          </table:table-cell>
          <table:table-cell table:formula="of:=IF([.B3189]&gt;1;&quot;SLEEP&quot;;&quot;&quot;)">
            <text:p/>
          </table:table-cell>
          <table:table-cell office:value-type="string" calcext:value-type="string">
            <text:p>0x7B</text:p>
          </table:table-cell>
        </table:table-row>
        <table:table-row table:style-name="ro1">
          <table:table-cell office:value-type="float" office:value="26.19438256" calcext:value-type="float">
            <text:p>26.19438256</text:p>
          </table:table-cell>
          <table:table-cell table:formula="of:=ROUND(([.A3190]-[.A3189])*1000000)/1000" office:value-type="float" office:value="0.094" calcext:value-type="float">
            <text:p>0.094</text:p>
          </table:table-cell>
          <table:table-cell table:formula="of:=IF([.B3190]&gt;1;&quot;SLEEP&quot;;&quot;&quot;)">
            <text:p/>
          </table:table-cell>
          <table:table-cell office:value-type="string" calcext:value-type="string">
            <text:p>0x29</text:p>
          </table:table-cell>
        </table:table-row>
        <table:table-row table:style-name="ro1">
          <table:table-cell office:value-type="float" office:value="26.19447616" calcext:value-type="float">
            <text:p>26.19447616</text:p>
          </table:table-cell>
          <table:table-cell table:formula="of:=ROUND(([.A3191]-[.A3190])*1000000)/1000" office:value-type="float" office:value="0.094" calcext:value-type="float">
            <text:p>0.094</text:p>
          </table:table-cell>
          <table:table-cell table:formula="of:=IF([.B3191]&gt;1;&quot;SLEEP&quot;;&quot;&quot;)">
            <text:p/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float" office:value="26.19456992" calcext:value-type="float">
            <text:p>26.19456992</text:p>
          </table:table-cell>
          <table:table-cell table:formula="of:=ROUND(([.A3192]-[.A3191])*1000000)/1000" office:value-type="float" office:value="0.094" calcext:value-type="float">
            <text:p>0.094</text:p>
          </table:table-cell>
          <table:table-cell table:formula="of:=IF([.B3192]&gt;1;&quot;SLEEP&quot;;&quot;&quot;)">
            <text:p/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float" office:value="26.19466352" calcext:value-type="float">
            <text:p>26.19466352</text:p>
          </table:table-cell>
          <table:table-cell table:formula="of:=ROUND(([.A3193]-[.A3192])*1000000)/1000" office:value-type="float" office:value="0.094" calcext:value-type="float">
            <text:p>0.094</text:p>
          </table:table-cell>
          <table:table-cell table:formula="of:=IF([.B3193]&gt;1;&quot;SLEEP&quot;;&quot;&quot;)">
            <text:p/>
          </table:table-cell>
          <table:table-cell office:value-type="string" calcext:value-type="string">
            <text:p>0x3D</text:p>
          </table:table-cell>
        </table:table-row>
        <table:table-row table:style-name="ro1">
          <table:table-cell office:value-type="float" office:value="26.19562896" calcext:value-type="float">
            <text:p>26.19562896</text:p>
          </table:table-cell>
          <table:table-cell table:formula="of:=ROUND(([.A3194]-[.A3193])*1000000)/1000" office:value-type="float" office:value="0.965" calcext:value-type="float">
            <text:p>0.965</text:p>
          </table:table-cell>
          <table:table-cell table:formula="of:=IF([.B3194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6.19572272" calcext:value-type="float">
            <text:p>26.19572272</text:p>
          </table:table-cell>
          <table:table-cell table:formula="of:=ROUND(([.A3195]-[.A3194])*1000000)/1000" office:value-type="float" office:value="0.094" calcext:value-type="float">
            <text:p>0.094</text:p>
          </table:table-cell>
          <table:table-cell table:formula="of:=IF([.B3195]&gt;1;&quot;SLEEP&quot;;&quot;&quot;)">
            <text:p/>
          </table:table-cell>
          <table:table-cell office:value-type="string" calcext:value-type="string">
            <text:p>0x95</text:p>
          </table:table-cell>
        </table:table-row>
        <table:table-row table:style-name="ro1">
          <table:table-cell office:value-type="float" office:value="26.19581632" calcext:value-type="float">
            <text:p>26.19581632</text:p>
          </table:table-cell>
          <table:table-cell table:formula="of:=ROUND(([.A3196]-[.A3195])*1000000)/1000" office:value-type="float" office:value="0.094" calcext:value-type="float">
            <text:p>0.094</text:p>
          </table:table-cell>
          <table:table-cell table:formula="of:=IF([.B3196]&gt;1;&quot;SLEEP&quot;;&quot;&quot;)">
            <text:p/>
          </table:table-cell>
          <table:table-cell office:value-type="string" calcext:value-type="string">
            <text:p>0x0F</text:p>
          </table:table-cell>
        </table:table-row>
        <table:table-row table:style-name="ro1">
          <table:table-cell office:value-type="float" office:value="26.19591008" calcext:value-type="float">
            <text:p>26.19591008</text:p>
          </table:table-cell>
          <table:table-cell table:formula="of:=ROUND(([.A3197]-[.A3196])*1000000)/1000" office:value-type="float" office:value="0.094" calcext:value-type="float">
            <text:p>0.094</text:p>
          </table:table-cell>
          <table:table-cell table:formula="of:=IF([.B3197]&gt;1;&quot;SLEEP&quot;;&quot;&quot;)">
            <text:p/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float" office:value="26.19600368" calcext:value-type="float">
            <text:p>26.19600368</text:p>
          </table:table-cell>
          <table:table-cell table:formula="of:=ROUND(([.A3198]-[.A3197])*1000000)/1000" office:value-type="float" office:value="0.094" calcext:value-type="float">
            <text:p>0.094</text:p>
          </table:table-cell>
          <table:table-cell table:formula="of:=IF([.B3198]&gt;1;&quot;SLEEP&quot;;&quot;&quot;)">
            <text:p/>
          </table:table-cell>
          <table:table-cell office:value-type="string" calcext:value-type="string">
            <text:p>0x3F</text:p>
          </table:table-cell>
        </table:table-row>
        <table:table-row table:style-name="ro1">
          <table:table-cell office:value-type="float" office:value="26.19609744" calcext:value-type="float">
            <text:p>26.19609744</text:p>
          </table:table-cell>
          <table:table-cell table:formula="of:=ROUND(([.A3199]-[.A3198])*1000000)/1000" office:value-type="float" office:value="0.094" calcext:value-type="float">
            <text:p>0.094</text:p>
          </table:table-cell>
          <table:table-cell table:formula="of:=IF([.B3199]&gt;1;&quot;SLEEP&quot;;&quot;&quot;)">
            <text:p/>
          </table:table-cell>
          <table:table-cell office:value-type="string" calcext:value-type="string">
            <text:p>0x77</text:p>
          </table:table-cell>
        </table:table-row>
        <table:table-row table:style-name="ro1">
          <table:table-cell office:value-type="float" office:value="26.19619104" calcext:value-type="float">
            <text:p>26.19619104</text:p>
          </table:table-cell>
          <table:table-cell table:formula="of:=ROUND(([.A3200]-[.A3199])*1000000)/1000" office:value-type="float" office:value="0.094" calcext:value-type="float">
            <text:p>0.094</text:p>
          </table:table-cell>
          <table:table-cell table:formula="of:=IF([.B3200]&gt;1;&quot;SLEEP&quot;;&quot;&quot;)">
            <text:p/>
          </table:table-cell>
          <table:table-cell office:value-type="string" calcext:value-type="string">
            <text:p>0xF8</text:p>
          </table:table-cell>
        </table:table-row>
        <table:table-row table:style-name="ro1">
          <table:table-cell office:value-type="float" office:value="26.19628464" calcext:value-type="float">
            <text:p>26.19628464</text:p>
          </table:table-cell>
          <table:table-cell table:formula="of:=ROUND(([.A3201]-[.A3200])*1000000)/1000" office:value-type="float" office:value="0.094" calcext:value-type="float">
            <text:p>0.094</text:p>
          </table:table-cell>
          <table:table-cell table:formula="of:=IF([.B3201]&gt;1;&quot;SLEEP&quot;;&quot;&quot;)">
            <text:p/>
          </table:table-cell>
          <table:table-cell office:value-type="string" calcext:value-type="string">
            <text:p>0x9A</text:p>
          </table:table-cell>
        </table:table-row>
        <table:table-row table:style-name="ro1">
          <table:table-cell office:value-type="float" office:value="26.19637824" calcext:value-type="float">
            <text:p>26.19637824</text:p>
          </table:table-cell>
          <table:table-cell table:formula="of:=ROUND(([.A3202]-[.A3201])*1000000)/1000" office:value-type="float" office:value="0.094" calcext:value-type="float">
            <text:p>0.094</text:p>
          </table:table-cell>
          <table:table-cell table:formula="of:=IF([.B3202]&gt;1;&quot;SLEEP&quot;;&quot;&quot;)">
            <text:p/>
          </table:table-cell>
          <table:table-cell office:value-type="string" calcext:value-type="string">
            <text:p>0xB6</text:p>
          </table:table-cell>
        </table:table-row>
        <table:table-row table:style-name="ro1">
          <table:table-cell office:value-type="float" office:value="26.196472" calcext:value-type="float">
            <text:p>26.196472</text:p>
          </table:table-cell>
          <table:table-cell table:formula="of:=ROUND(([.A3203]-[.A3202])*1000000)/1000" office:value-type="float" office:value="0.094" calcext:value-type="float">
            <text:p>0.094</text:p>
          </table:table-cell>
          <table:table-cell table:formula="of:=IF([.B3203]&gt;1;&quot;SLEEP&quot;;&quot;&quot;)">
            <text:p/>
          </table:table-cell>
          <table:table-cell office:value-type="string" calcext:value-type="string">
            <text:p>0xDB</text:p>
          </table:table-cell>
        </table:table-row>
        <table:table-row table:style-name="ro1">
          <table:table-cell office:value-type="float" office:value="26.1965656" calcext:value-type="float">
            <text:p>26.1965656</text:p>
          </table:table-cell>
          <table:table-cell table:formula="of:=ROUND(([.A3204]-[.A3203])*1000000)/1000" office:value-type="float" office:value="0.094" calcext:value-type="float">
            <text:p>0.094</text:p>
          </table:table-cell>
          <table:table-cell table:formula="of:=IF([.B3204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6.19665936" calcext:value-type="float">
            <text:p>26.19665936</text:p>
          </table:table-cell>
          <table:table-cell table:formula="of:=ROUND(([.A3205]-[.A3204])*1000000)/1000" office:value-type="float" office:value="0.094" calcext:value-type="float">
            <text:p>0.094</text:p>
          </table:table-cell>
          <table:table-cell table:formula="of:=IF([.B3205]&gt;1;&quot;SLEEP&quot;;&quot;&quot;)">
            <text:p/>
          </table:table-cell>
          <table:table-cell office:value-type="string" calcext:value-type="string">
            <text:p>0xB1</text:p>
          </table:table-cell>
        </table:table-row>
        <table:table-row table:style-name="ro1">
          <table:table-cell office:value-type="float" office:value="26.19675296" calcext:value-type="float">
            <text:p>26.19675296</text:p>
          </table:table-cell>
          <table:table-cell table:formula="of:=ROUND(([.A3206]-[.A3205])*1000000)/1000" office:value-type="float" office:value="0.094" calcext:value-type="float">
            <text:p>0.094</text:p>
          </table:table-cell>
          <table:table-cell table:formula="of:=IF([.B3206]&gt;1;&quot;SLEEP&quot;;&quot;&quot;)">
            <text:p/>
          </table:table-cell>
          <table:table-cell office:value-type="string" calcext:value-type="string">
            <text:p>0xE2</text:p>
          </table:table-cell>
        </table:table-row>
        <table:table-row table:style-name="ro1">
          <table:table-cell office:value-type="float" office:value="26.19684656" calcext:value-type="float">
            <text:p>26.19684656</text:p>
          </table:table-cell>
          <table:table-cell table:formula="of:=ROUND(([.A3207]-[.A3206])*1000000)/1000" office:value-type="float" office:value="0.094" calcext:value-type="float">
            <text:p>0.094</text:p>
          </table:table-cell>
          <table:table-cell table:formula="of:=IF([.B3207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6.19694032" calcext:value-type="float">
            <text:p>26.19694032</text:p>
          </table:table-cell>
          <table:table-cell table:formula="of:=ROUND(([.A3208]-[.A3207])*1000000)/1000" office:value-type="float" office:value="0.094" calcext:value-type="float">
            <text:p>0.094</text:p>
          </table:table-cell>
          <table:table-cell table:formula="of:=IF([.B3208]&gt;1;&quot;SLEEP&quot;;&quot;&quot;)">
            <text:p/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float" office:value="26.19703392" calcext:value-type="float">
            <text:p>26.19703392</text:p>
          </table:table-cell>
          <table:table-cell table:formula="of:=ROUND(([.A3209]-[.A3208])*1000000)/1000" office:value-type="float" office:value="0.094" calcext:value-type="float">
            <text:p>0.094</text:p>
          </table:table-cell>
          <table:table-cell table:formula="of:=IF([.B3209]&gt;1;&quot;SLEEP&quot;;&quot;&quot;)">
            <text:p/>
          </table:table-cell>
          <table:table-cell office:value-type="string" calcext:value-type="string">
            <text:p>0x9C</text:p>
          </table:table-cell>
        </table:table-row>
        <table:table-row table:style-name="ro1">
          <table:table-cell office:value-type="float" office:value="26.19712752" calcext:value-type="float">
            <text:p>26.19712752</text:p>
          </table:table-cell>
          <table:table-cell table:formula="of:=ROUND(([.A3210]-[.A3209])*1000000)/1000" office:value-type="float" office:value="0.094" calcext:value-type="float">
            <text:p>0.094</text:p>
          </table:table-cell>
          <table:table-cell table:formula="of:=IF([.B3210]&gt;1;&quot;SLEEP&quot;;&quot;&quot;)">
            <text:p/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office:value-type="float" office:value="26.19722128" calcext:value-type="float">
            <text:p>26.19722128</text:p>
          </table:table-cell>
          <table:table-cell table:formula="of:=ROUND(([.A3211]-[.A3210])*1000000)/1000" office:value-type="float" office:value="0.094" calcext:value-type="float">
            <text:p>0.094</text:p>
          </table:table-cell>
          <table:table-cell table:formula="of:=IF([.B3211]&gt;1;&quot;SLEEP&quot;;&quot;&quot;)">
            <text:p/>
          </table:table-cell>
          <table:table-cell office:value-type="string" calcext:value-type="string">
            <text:p>0xB2</text:p>
          </table:table-cell>
        </table:table-row>
        <table:table-row table:style-name="ro1">
          <table:table-cell office:value-type="float" office:value="26.19731488" calcext:value-type="float">
            <text:p>26.19731488</text:p>
          </table:table-cell>
          <table:table-cell table:formula="of:=ROUND(([.A3212]-[.A3211])*1000000)/1000" office:value-type="float" office:value="0.094" calcext:value-type="float">
            <text:p>0.094</text:p>
          </table:table-cell>
          <table:table-cell table:formula="of:=IF([.B3212]&gt;1;&quot;SLEEP&quot;;&quot;&quot;)">
            <text:p/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6.19740848" calcext:value-type="float">
            <text:p>26.19740848</text:p>
          </table:table-cell>
          <table:table-cell table:formula="of:=ROUND(([.A3213]-[.A3212])*1000000)/1000" office:value-type="float" office:value="0.094" calcext:value-type="float">
            <text:p>0.094</text:p>
          </table:table-cell>
          <table:table-cell table:formula="of:=IF([.B3213]&gt;1;&quot;SLEEP&quot;;&quot;&quot;)">
            <text:p/>
          </table:table-cell>
          <table:table-cell office:value-type="string" calcext:value-type="string">
            <text:p>0xB1</text:p>
          </table:table-cell>
        </table:table-row>
        <table:table-row table:style-name="ro1">
          <table:table-cell office:value-type="float" office:value="26.19750224" calcext:value-type="float">
            <text:p>26.19750224</text:p>
          </table:table-cell>
          <table:table-cell table:formula="of:=ROUND(([.A3214]-[.A3213])*1000000)/1000" office:value-type="float" office:value="0.094" calcext:value-type="float">
            <text:p>0.094</text:p>
          </table:table-cell>
          <table:table-cell table:formula="of:=IF([.B3214]&gt;1;&quot;SLEEP&quot;;&quot;&quot;)">
            <text:p/>
          </table:table-cell>
          <table:table-cell office:value-type="string" calcext:value-type="string">
            <text:p>0xE2</text:p>
          </table:table-cell>
        </table:table-row>
        <table:table-row table:style-name="ro1">
          <table:table-cell office:value-type="float" office:value="26.19759584" calcext:value-type="float">
            <text:p>26.19759584</text:p>
          </table:table-cell>
          <table:table-cell table:formula="of:=ROUND(([.A3215]-[.A3214])*1000000)/1000" office:value-type="float" office:value="0.094" calcext:value-type="float">
            <text:p>0.094</text:p>
          </table:table-cell>
          <table:table-cell table:formula="of:=IF([.B3215]&gt;1;&quot;SLEEP&quot;;&quot;&quot;)">
            <text:p/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float" office:value="26.1976896" calcext:value-type="float">
            <text:p>26.1976896</text:p>
          </table:table-cell>
          <table:table-cell table:formula="of:=ROUND(([.A3216]-[.A3215])*1000000)/1000" office:value-type="float" office:value="0.094" calcext:value-type="float">
            <text:p>0.094</text:p>
          </table:table-cell>
          <table:table-cell table:formula="of:=IF([.B3216]&gt;1;&quot;SLEEP&quot;;&quot;&quot;)">
            <text:p/>
          </table:table-cell>
          <table:table-cell office:value-type="string" calcext:value-type="string">
            <text:p>0x0F</text:p>
          </table:table-cell>
        </table:table-row>
        <table:table-row table:style-name="ro1">
          <table:table-cell office:value-type="float" office:value="26.1977832" calcext:value-type="float">
            <text:p>26.1977832</text:p>
          </table:table-cell>
          <table:table-cell table:formula="of:=ROUND(([.A3217]-[.A3216])*1000000)/1000" office:value-type="float" office:value="0.094" calcext:value-type="float">
            <text:p>0.094</text:p>
          </table:table-cell>
          <table:table-cell table:formula="of:=IF([.B3217]&gt;1;&quot;SLEEP&quot;;&quot;&quot;)">
            <text:p/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float" office:value="26.19787696" calcext:value-type="float">
            <text:p>26.19787696</text:p>
          </table:table-cell>
          <table:table-cell table:formula="of:=ROUND(([.A3218]-[.A3217])*1000000)/1000" office:value-type="float" office:value="0.094" calcext:value-type="float">
            <text:p>0.094</text:p>
          </table:table-cell>
          <table:table-cell table:formula="of:=IF([.B3218]&gt;1;&quot;SLEEP&quot;;&quot;&quot;)">
            <text:p/>
          </table:table-cell>
          <table:table-cell office:value-type="string" calcext:value-type="string">
            <text:p>0x3F</text:p>
          </table:table-cell>
        </table:table-row>
        <table:table-row table:style-name="ro1">
          <table:table-cell office:value-type="float" office:value="26.19797056" calcext:value-type="float">
            <text:p>26.19797056</text:p>
          </table:table-cell>
          <table:table-cell table:formula="of:=ROUND(([.A3219]-[.A3218])*1000000)/1000" office:value-type="float" office:value="0.094" calcext:value-type="float">
            <text:p>0.094</text:p>
          </table:table-cell>
          <table:table-cell table:formula="of:=IF([.B3219]&gt;1;&quot;SLEEP&quot;;&quot;&quot;)">
            <text:p/>
          </table:table-cell>
          <table:table-cell office:value-type="string" calcext:value-type="string">
            <text:p>0x77</text:p>
          </table:table-cell>
        </table:table-row>
        <table:table-row table:style-name="ro1">
          <table:table-cell office:value-type="float" office:value="26.19806416" calcext:value-type="float">
            <text:p>26.19806416</text:p>
          </table:table-cell>
          <table:table-cell table:formula="of:=ROUND(([.A3220]-[.A3219])*1000000)/1000" office:value-type="float" office:value="0.094" calcext:value-type="float">
            <text:p>0.094</text:p>
          </table:table-cell>
          <table:table-cell table:formula="of:=IF([.B3220]&gt;1;&quot;SLEEP&quot;;&quot;&quot;)">
            <text:p/>
          </table:table-cell>
          <table:table-cell office:value-type="string" calcext:value-type="string">
            <text:p>0xF8</text:p>
          </table:table-cell>
        </table:table-row>
        <table:table-row table:style-name="ro1">
          <table:table-cell office:value-type="float" office:value="26.19815792" calcext:value-type="float">
            <text:p>26.19815792</text:p>
          </table:table-cell>
          <table:table-cell table:formula="of:=ROUND(([.A3221]-[.A3220])*1000000)/1000" office:value-type="float" office:value="0.094" calcext:value-type="float">
            <text:p>0.094</text:p>
          </table:table-cell>
          <table:table-cell table:formula="of:=IF([.B3221]&gt;1;&quot;SLEEP&quot;;&quot;&quot;)">
            <text:p/>
          </table:table-cell>
          <table:table-cell office:value-type="string" calcext:value-type="string">
            <text:p>0x9A</text:p>
          </table:table-cell>
        </table:table-row>
        <table:table-row table:style-name="ro1">
          <table:table-cell office:value-type="float" office:value="26.19825152" calcext:value-type="float">
            <text:p>26.19825152</text:p>
          </table:table-cell>
          <table:table-cell table:formula="of:=ROUND(([.A3222]-[.A3221])*1000000)/1000" office:value-type="float" office:value="0.094" calcext:value-type="float">
            <text:p>0.094</text:p>
          </table:table-cell>
          <table:table-cell table:formula="of:=IF([.B3222]&gt;1;&quot;SLEEP&quot;;&quot;&quot;)">
            <text:p/>
          </table:table-cell>
          <table:table-cell office:value-type="string" calcext:value-type="string">
            <text:p>0xB6</text:p>
          </table:table-cell>
        </table:table-row>
        <table:table-row table:style-name="ro1">
          <table:table-cell office:value-type="float" office:value="26.19834528" calcext:value-type="float">
            <text:p>26.19834528</text:p>
          </table:table-cell>
          <table:table-cell table:formula="of:=ROUND(([.A3223]-[.A3222])*1000000)/1000" office:value-type="float" office:value="0.094" calcext:value-type="float">
            <text:p>0.094</text:p>
          </table:table-cell>
          <table:table-cell table:formula="of:=IF([.B3223]&gt;1;&quot;SLEEP&quot;;&quot;&quot;)">
            <text:p/>
          </table:table-cell>
          <table:table-cell office:value-type="string" calcext:value-type="string">
            <text:p>0xDB</text:p>
          </table:table-cell>
        </table:table-row>
        <table:table-row table:style-name="ro1">
          <table:table-cell office:value-type="float" office:value="26.19843888" calcext:value-type="float">
            <text:p>26.19843888</text:p>
          </table:table-cell>
          <table:table-cell table:formula="of:=ROUND(([.A3224]-[.A3223])*1000000)/1000" office:value-type="float" office:value="0.094" calcext:value-type="float">
            <text:p>0.094</text:p>
          </table:table-cell>
          <table:table-cell table:formula="of:=IF([.B322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9853248" calcext:value-type="float">
            <text:p>26.19853248</text:p>
          </table:table-cell>
          <table:table-cell table:formula="of:=ROUND(([.A3225]-[.A3224])*1000000)/1000" office:value-type="float" office:value="0.094" calcext:value-type="float">
            <text:p>0.094</text:p>
          </table:table-cell>
          <table:table-cell table:formula="of:=IF([.B322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994976" calcext:value-type="float">
            <text:p>26.1994976</text:p>
          </table:table-cell>
          <table:table-cell table:formula="of:=ROUND(([.A3226]-[.A3225])*1000000)/1000" office:value-type="float" office:value="0.965" calcext:value-type="float">
            <text:p>0.965</text:p>
          </table:table-cell>
          <table:table-cell table:formula="of:=IF([.B3226]&gt;1;&quot;SLEEP&quot;;&quot;&quot;)">
            <text:p/>
          </table:table-cell>
          <table:table-cell office:value-type="string" calcext:value-type="string">
            <text:p>0x46</text:p>
          </table:table-cell>
        </table:table-row>
        <table:table-row table:style-name="ro1">
          <table:table-cell office:value-type="float" office:value="26.1995912" calcext:value-type="float">
            <text:p>26.1995912</text:p>
          </table:table-cell>
          <table:table-cell table:formula="of:=ROUND(([.A3227]-[.A3226])*1000000)/1000" office:value-type="float" office:value="0.094" calcext:value-type="float">
            <text:p>0.094</text:p>
          </table:table-cell>
          <table:table-cell table:formula="of:=IF([.B3227]&gt;1;&quot;SLEEP&quot;;&quot;&quot;)">
            <text:p/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float" office:value="26.19968496" calcext:value-type="float">
            <text:p>26.19968496</text:p>
          </table:table-cell>
          <table:table-cell table:formula="of:=ROUND(([.A3228]-[.A3227])*1000000)/1000" office:value-type="float" office:value="0.094" calcext:value-type="float">
            <text:p>0.094</text:p>
          </table:table-cell>
          <table:table-cell table:formula="of:=IF([.B3228]&gt;1;&quot;SLEEP&quot;;&quot;&quot;)">
            <text:p/>
          </table:table-cell>
          <table:table-cell office:value-type="string" calcext:value-type="string">
            <text:p>0xE4</text:p>
          </table:table-cell>
        </table:table-row>
        <table:table-row table:style-name="ro1">
          <table:table-cell office:value-type="float" office:value="26.19977856" calcext:value-type="float">
            <text:p>26.19977856</text:p>
          </table:table-cell>
          <table:table-cell table:formula="of:=ROUND(([.A3229]-[.A3228])*1000000)/1000" office:value-type="float" office:value="0.094" calcext:value-type="float">
            <text:p>0.094</text:p>
          </table:table-cell>
          <table:table-cell table:formula="of:=IF([.B322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9987216" calcext:value-type="float">
            <text:p>26.19987216</text:p>
          </table:table-cell>
          <table:table-cell table:formula="of:=ROUND(([.A3230]-[.A3229])*1000000)/1000" office:value-type="float" office:value="0.094" calcext:value-type="float">
            <text:p>0.094</text:p>
          </table:table-cell>
          <table:table-cell table:formula="of:=IF([.B323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19996592" calcext:value-type="float">
            <text:p>26.19996592</text:p>
          </table:table-cell>
          <table:table-cell table:formula="of:=ROUND(([.A3231]-[.A3230])*1000000)/1000" office:value-type="float" office:value="0.094" calcext:value-type="float">
            <text:p>0.094</text:p>
          </table:table-cell>
          <table:table-cell table:formula="of:=IF([.B3231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20005952" calcext:value-type="float">
            <text:p>26.20005952</text:p>
          </table:table-cell>
          <table:table-cell table:formula="of:=ROUND(([.A3232]-[.A3231])*1000000)/1000" office:value-type="float" office:value="0.094" calcext:value-type="float">
            <text:p>0.094</text:p>
          </table:table-cell>
          <table:table-cell table:formula="of:=IF([.B323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20015312" calcext:value-type="float">
            <text:p>26.20015312</text:p>
          </table:table-cell>
          <table:table-cell table:formula="of:=ROUND(([.A3233]-[.A3232])*1000000)/1000" office:value-type="float" office:value="0.094" calcext:value-type="float">
            <text:p>0.094</text:p>
          </table:table-cell>
          <table:table-cell table:formula="of:=IF([.B3233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20024688" calcext:value-type="float">
            <text:p>26.20024688</text:p>
          </table:table-cell>
          <table:table-cell table:formula="of:=ROUND(([.A3234]-[.A3233])*1000000)/1000" office:value-type="float" office:value="0.094" calcext:value-type="float">
            <text:p>0.094</text:p>
          </table:table-cell>
          <table:table-cell table:formula="of:=IF([.B323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20034048" calcext:value-type="float">
            <text:p>26.20034048</text:p>
          </table:table-cell>
          <table:table-cell table:formula="of:=ROUND(([.A3235]-[.A3234])*1000000)/1000" office:value-type="float" office:value="0.094" calcext:value-type="float">
            <text:p>0.094</text:p>
          </table:table-cell>
          <table:table-cell table:formula="of:=IF([.B323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20043424" calcext:value-type="float">
            <text:p>26.20043424</text:p>
          </table:table-cell>
          <table:table-cell table:formula="of:=ROUND(([.A3236]-[.A3235])*1000000)/1000" office:value-type="float" office:value="0.094" calcext:value-type="float">
            <text:p>0.094</text:p>
          </table:table-cell>
          <table:table-cell table:formula="of:=IF([.B323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20052784" calcext:value-type="float">
            <text:p>26.20052784</text:p>
          </table:table-cell>
          <table:table-cell table:formula="of:=ROUND(([.A3237]-[.A3236])*1000000)/1000" office:value-type="float" office:value="0.094" calcext:value-type="float">
            <text:p>0.094</text:p>
          </table:table-cell>
          <table:table-cell table:formula="of:=IF([.B3237]&gt;1;&quot;SLEEP&quot;;&quot;&quot;)">
            <text:p/>
          </table:table-cell>
          <table:table-cell office:value-type="string" calcext:value-type="string">
            <text:p>0x0F</text:p>
          </table:table-cell>
        </table:table-row>
        <table:table-row table:style-name="ro1">
          <table:table-cell office:value-type="float" office:value="26.2006216" calcext:value-type="float">
            <text:p>26.2006216</text:p>
          </table:table-cell>
          <table:table-cell table:formula="of:=ROUND(([.A3238]-[.A3237])*1000000)/1000" office:value-type="float" office:value="0.094" calcext:value-type="float">
            <text:p>0.094</text:p>
          </table:table-cell>
          <table:table-cell table:formula="of:=IF([.B3238]&gt;1;&quot;SLEEP&quot;;&quot;&quot;)">
            <text:p/>
          </table:table-cell>
          <table:table-cell office:value-type="string" calcext:value-type="string">
            <text:p>0xD5</text:p>
          </table:table-cell>
        </table:table-row>
        <table:table-row table:style-name="ro1">
          <table:table-cell office:value-type="float" office:value="26.2007152" calcext:value-type="float">
            <text:p>26.2007152</text:p>
          </table:table-cell>
          <table:table-cell table:formula="of:=ROUND(([.A3239]-[.A3238])*1000000)/1000" office:value-type="float" office:value="0.094" calcext:value-type="float">
            <text:p>0.094</text:p>
          </table:table-cell>
          <table:table-cell table:formula="of:=IF([.B3239]&gt;1;&quot;SLEEP&quot;;&quot;&quot;)">
            <text:p/>
          </table:table-cell>
          <table:table-cell office:value-type="string" calcext:value-type="string">
            <text:p>0x55</text:p>
          </table:table-cell>
        </table:table-row>
        <table:table-row table:style-name="ro1">
          <table:table-cell office:value-type="float" office:value="26.2008088" calcext:value-type="float">
            <text:p>26.2008088</text:p>
          </table:table-cell>
          <table:table-cell table:formula="of:=ROUND(([.A3240]-[.A3239])*1000000)/1000" office:value-type="float" office:value="0.094" calcext:value-type="float">
            <text:p>0.094</text:p>
          </table:table-cell>
          <table:table-cell table:formula="of:=IF([.B3240]&gt;1;&quot;SLEEP&quot;;&quot;&quot;)">
            <text:p/>
          </table:table-cell>
          <table:table-cell office:value-type="string" calcext:value-type="string">
            <text:p>0x55</text:p>
          </table:table-cell>
        </table:table-row>
        <table:table-row table:style-name="ro1">
          <table:table-cell office:value-type="float" office:value="26.20090256" calcext:value-type="float">
            <text:p>26.20090256</text:p>
          </table:table-cell>
          <table:table-cell table:formula="of:=ROUND(([.A3241]-[.A3240])*1000000)/1000" office:value-type="float" office:value="0.094" calcext:value-type="float">
            <text:p>0.094</text:p>
          </table:table-cell>
          <table:table-cell table:formula="of:=IF([.B3241]&gt;1;&quot;SLEEP&quot;;&quot;&quot;)">
            <text:p/>
          </table:table-cell>
          <table:table-cell office:value-type="string" calcext:value-type="string">
            <text:p>0xF8</text:p>
          </table:table-cell>
        </table:table-row>
        <table:table-row table:style-name="ro1">
          <table:table-cell office:value-type="float" office:value="26.20099616" calcext:value-type="float">
            <text:p>26.20099616</text:p>
          </table:table-cell>
          <table:table-cell table:formula="of:=ROUND(([.A3242]-[.A3241])*1000000)/1000" office:value-type="float" office:value="0.094" calcext:value-type="float">
            <text:p>0.094</text:p>
          </table:table-cell>
          <table:table-cell table:formula="of:=IF([.B3242]&gt;1;&quot;SLEEP&quot;;&quot;&quot;)">
            <text:p/>
          </table:table-cell>
          <table:table-cell office:value-type="string" calcext:value-type="string">
            <text:p>0x2A</text:p>
          </table:table-cell>
        </table:table-row>
        <table:table-row table:style-name="ro1">
          <table:table-cell office:value-type="float" office:value="26.20108976" calcext:value-type="float">
            <text:p>26.20108976</text:p>
          </table:table-cell>
          <table:table-cell table:formula="of:=ROUND(([.A3243]-[.A3242])*1000000)/1000" office:value-type="float" office:value="0.094" calcext:value-type="float">
            <text:p>0.094</text:p>
          </table:table-cell>
          <table:table-cell table:formula="of:=IF([.B3243]&gt;1;&quot;SLEEP&quot;;&quot;&quot;)">
            <text:p/>
          </table:table-cell>
          <table:table-cell office:value-type="string" calcext:value-type="string">
            <text:p>0x71</text:p>
          </table:table-cell>
        </table:table-row>
        <table:table-row table:style-name="ro1">
          <table:table-cell office:value-type="float" office:value="26.20118352" calcext:value-type="float">
            <text:p>26.20118352</text:p>
          </table:table-cell>
          <table:table-cell table:formula="of:=ROUND(([.A3244]-[.A3243])*1000000)/1000" office:value-type="float" office:value="0.094" calcext:value-type="float">
            <text:p>0.094</text:p>
          </table:table-cell>
          <table:table-cell table:formula="of:=IF([.B3244]&gt;1;&quot;SLEEP&quot;;&quot;&quot;)">
            <text:p/>
          </table:table-cell>
          <table:table-cell office:value-type="string" calcext:value-type="string">
            <text:p>0xC7</text:p>
          </table:table-cell>
        </table:table-row>
        <table:table-row table:style-name="ro1">
          <table:table-cell office:value-type="float" office:value="26.20214736" calcext:value-type="float">
            <text:p>26.20214736</text:p>
          </table:table-cell>
          <table:table-cell table:formula="of:=ROUND(([.A3245]-[.A3244])*1000000)/1000" office:value-type="float" office:value="0.964" calcext:value-type="float">
            <text:p>0.964</text:p>
          </table:table-cell>
          <table:table-cell table:formula="of:=IF([.B3245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20224096" calcext:value-type="float">
            <text:p>26.20224096</text:p>
          </table:table-cell>
          <table:table-cell table:formula="of:=ROUND(([.A3246]-[.A3245])*1000000)/1000" office:value-type="float" office:value="0.094" calcext:value-type="float">
            <text:p>0.094</text:p>
          </table:table-cell>
          <table:table-cell table:formula="of:=IF([.B3246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20247248" calcext:value-type="float">
            <text:p>26.20247248</text:p>
          </table:table-cell>
          <table:table-cell table:formula="of:=ROUND(([.A3247]-[.A3246])*1000000)/1000" office:value-type="float" office:value="0.232" calcext:value-type="float">
            <text:p>0.232</text:p>
          </table:table-cell>
          <table:table-cell table:formula="of:=IF([.B3247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6.20256624" calcext:value-type="float">
            <text:p>26.20256624</text:p>
          </table:table-cell>
          <table:table-cell table:formula="of:=ROUND(([.A3248]-[.A3247])*1000000)/1000" office:value-type="float" office:value="0.094" calcext:value-type="float">
            <text:p>0.094</text:p>
          </table:table-cell>
          <table:table-cell table:formula="of:=IF([.B324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20279808" calcext:value-type="float">
            <text:p>26.20279808</text:p>
          </table:table-cell>
          <table:table-cell table:formula="of:=ROUND(([.A3249]-[.A3248])*1000000)/1000" office:value-type="float" office:value="0.232" calcext:value-type="float">
            <text:p>0.232</text:p>
          </table:table-cell>
          <table:table-cell table:formula="of:=IF([.B3249]&gt;1;&quot;SLEEP&quot;;&quot;&quot;)">
            <text:p/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float" office:value="26.20289168" calcext:value-type="float">
            <text:p>26.20289168</text:p>
          </table:table-cell>
          <table:table-cell table:formula="of:=ROUND(([.A3250]-[.A3249])*1000000)/1000" office:value-type="float" office:value="0.094" calcext:value-type="float">
            <text:p>0.094</text:p>
          </table:table-cell>
          <table:table-cell table:formula="of:=IF([.B325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20312448" calcext:value-type="float">
            <text:p>26.20312448</text:p>
          </table:table-cell>
          <table:table-cell table:formula="of:=ROUND(([.A3251]-[.A3250])*1000000)/1000" office:value-type="float" office:value="0.233" calcext:value-type="float">
            <text:p>0.233</text:p>
          </table:table-cell>
          <table:table-cell table:formula="of:=IF([.B3251]&gt;1;&quot;SLEEP&quot;;&quot;&quot;)">
            <text:p/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float" office:value="26.20321808" calcext:value-type="float">
            <text:p>26.20321808</text:p>
          </table:table-cell>
          <table:table-cell table:formula="of:=ROUND(([.A3252]-[.A3251])*1000000)/1000" office:value-type="float" office:value="0.094" calcext:value-type="float">
            <text:p>0.094</text:p>
          </table:table-cell>
          <table:table-cell table:formula="of:=IF([.B3252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6.20344992" calcext:value-type="float">
            <text:p>26.20344992</text:p>
          </table:table-cell>
          <table:table-cell table:formula="of:=ROUND(([.A3253]-[.A3252])*1000000)/1000" office:value-type="float" office:value="0.232" calcext:value-type="float">
            <text:p>0.232</text:p>
          </table:table-cell>
          <table:table-cell table:formula="of:=IF([.B3253]&gt;1;&quot;SLEEP&quot;;&quot;&quot;)">
            <text:p/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float" office:value="26.20354368" calcext:value-type="float">
            <text:p>26.20354368</text:p>
          </table:table-cell>
          <table:table-cell table:formula="of:=ROUND(([.A3254]-[.A3253])*1000000)/1000" office:value-type="float" office:value="0.094" calcext:value-type="float">
            <text:p>0.094</text:p>
          </table:table-cell>
          <table:table-cell table:formula="of:=IF([.B3254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20377632" calcext:value-type="float">
            <text:p>26.20377632</text:p>
          </table:table-cell>
          <table:table-cell table:formula="of:=ROUND(([.A3255]-[.A3254])*1000000)/1000" office:value-type="float" office:value="0.233" calcext:value-type="float">
            <text:p>0.233</text:p>
          </table:table-cell>
          <table:table-cell table:formula="of:=IF([.B3255]&gt;1;&quot;SLEEP&quot;;&quot;&quot;)">
            <text:p/>
          </table:table-cell>
          <table:table-cell office:value-type="string" calcext:value-type="string">
            <text:p>0x4C</text:p>
          </table:table-cell>
        </table:table-row>
        <table:table-row table:style-name="ro1">
          <table:table-cell office:value-type="float" office:value="26.20386992" calcext:value-type="float">
            <text:p>26.20386992</text:p>
          </table:table-cell>
          <table:table-cell table:formula="of:=ROUND(([.A3256]-[.A3255])*1000000)/1000" office:value-type="float" office:value="0.094" calcext:value-type="float">
            <text:p>0.094</text:p>
          </table:table-cell>
          <table:table-cell table:formula="of:=IF([.B3256]&gt;1;&quot;SLEEP&quot;;&quot;&quot;)">
            <text:p/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float" office:value="26.20410176" calcext:value-type="float">
            <text:p>26.20410176</text:p>
          </table:table-cell>
          <table:table-cell table:formula="of:=ROUND(([.A3257]-[.A3256])*1000000)/1000" office:value-type="float" office:value="0.232" calcext:value-type="float">
            <text:p>0.232</text:p>
          </table:table-cell>
          <table:table-cell table:formula="of:=IF([.B3257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6.20419552" calcext:value-type="float">
            <text:p>26.20419552</text:p>
          </table:table-cell>
          <table:table-cell table:formula="of:=ROUND(([.A3258]-[.A3257])*1000000)/1000" office:value-type="float" office:value="0.094" calcext:value-type="float">
            <text:p>0.094</text:p>
          </table:table-cell>
          <table:table-cell table:formula="of:=IF([.B3258]&gt;1;&quot;SLEEP&quot;;&quot;&quot;)">
            <text:p/>
          </table:table-cell>
          <table:table-cell office:value-type="string" calcext:value-type="string">
            <text:p>0x0B</text:p>
          </table:table-cell>
        </table:table-row>
        <table:table-row table:style-name="ro1">
          <table:table-cell office:value-type="float" office:value="26.20442736" calcext:value-type="float">
            <text:p>26.20442736</text:p>
          </table:table-cell>
          <table:table-cell table:formula="of:=ROUND(([.A3259]-[.A3258])*1000000)/1000" office:value-type="float" office:value="0.232" calcext:value-type="float">
            <text:p>0.232</text:p>
          </table:table-cell>
          <table:table-cell table:formula="of:=IF([.B3259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20452096" calcext:value-type="float">
            <text:p>26.20452096</text:p>
          </table:table-cell>
          <table:table-cell table:formula="of:=ROUND(([.A3260]-[.A3259])*1000000)/1000" office:value-type="float" office:value="0.094" calcext:value-type="float">
            <text:p>0.094</text:p>
          </table:table-cell>
          <table:table-cell table:formula="of:=IF([.B326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2047528" calcext:value-type="float">
            <text:p>26.2047528</text:p>
          </table:table-cell>
          <table:table-cell table:formula="of:=ROUND(([.A3261]-[.A3260])*1000000)/1000" office:value-type="float" office:value="0.232" calcext:value-type="float">
            <text:p>0.232</text:p>
          </table:table-cell>
          <table:table-cell table:formula="of:=IF([.B3261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26.2048464" calcext:value-type="float">
            <text:p>26.2048464</text:p>
          </table:table-cell>
          <table:table-cell table:formula="of:=ROUND(([.A3262]-[.A3261])*1000000)/1000" office:value-type="float" office:value="0.094" calcext:value-type="float">
            <text:p>0.094</text:p>
          </table:table-cell>
          <table:table-cell table:formula="of:=IF([.B3262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26.2050784" calcext:value-type="float">
            <text:p>26.2050784</text:p>
          </table:table-cell>
          <table:table-cell table:formula="of:=ROUND(([.A3263]-[.A3262])*1000000)/1000" office:value-type="float" office:value="0.232" calcext:value-type="float">
            <text:p>0.232</text:p>
          </table:table-cell>
          <table:table-cell table:formula="of:=IF([.B3263]&gt;1;&quot;SLEEP&quot;;&quot;&quot;)">
            <text:p/>
          </table:table-cell>
          <table:table-cell office:value-type="string" calcext:value-type="string">
            <text:p>0x78</text:p>
          </table:table-cell>
        </table:table-row>
        <table:table-row table:style-name="ro1">
          <table:table-cell office:value-type="float" office:value="26.205172" calcext:value-type="float">
            <text:p>26.205172</text:p>
          </table:table-cell>
          <table:table-cell table:formula="of:=ROUND(([.A3264]-[.A3263])*1000000)/1000" office:value-type="float" office:value="0.094" calcext:value-type="float">
            <text:p>0.094</text:p>
          </table:table-cell>
          <table:table-cell table:formula="of:=IF([.B3264]&gt;1;&quot;SLEEP&quot;;&quot;&quot;)">
            <text:p/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28.48687824" calcext:value-type="float">
            <text:p>28.48687824</text:p>
          </table:table-cell>
          <table:table-cell table:formula="of:=ROUND(([.A3265]-[.A3264])*1000000)/1000" office:value-type="float" office:value="2281.706" calcext:value-type="float">
            <text:p>2281.706</text:p>
          </table:table-cell>
          <table:table-cell table:formula="of:=IF([.B3265]&gt;1;&quot;SLEEP&quot;;&quot;&quot;)" office:value-type="string" office:string-value="SLEEP" calcext:value-type="string">
            <text:p>SLEEP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28.48697184" calcext:value-type="float">
            <text:p>28.48697184</text:p>
          </table:table-cell>
          <table:table-cell table:formula="of:=ROUND(([.A3266]-[.A3265])*1000000)/1000" office:value-type="float" office:value="0.094" calcext:value-type="float">
            <text:p>0.094</text:p>
          </table:table-cell>
          <table:table-cell table:formula="of:=IF([.B3266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33.16455824" calcext:value-type="float">
            <text:p>33.16455824</text:p>
          </table:table-cell>
          <table:table-cell table:formula="of:=ROUND(([.A3267]-[.A3266])*1000000)/1000" office:value-type="float" office:value="4677.586" calcext:value-type="float">
            <text:p>4677.586</text:p>
          </table:table-cell>
          <table:table-cell table:formula="of:=IF([.B3267]&gt;1;&quot;SLEEP&quot;;&quot;&quot;)" office:value-type="string" office:string-value="SLEEP" calcext:value-type="string">
            <text:p>SLEEP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33.164652" calcext:value-type="float">
            <text:p>33.164652</text:p>
          </table:table-cell>
          <table:table-cell table:formula="of:=ROUND(([.A3268]-[.A3267])*1000000)/1000" office:value-type="float" office:value="0.094" calcext:value-type="float">
            <text:p>0.094</text:p>
          </table:table-cell>
          <table:table-cell table:formula="of:=IF([.B3268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33.16504512" calcext:value-type="float">
            <text:p>33.16504512</text:p>
          </table:table-cell>
          <table:table-cell table:formula="of:=ROUND(([.A3269]-[.A3268])*1000000)/1000" office:value-type="float" office:value="0.393" calcext:value-type="float">
            <text:p>0.393</text:p>
          </table:table-cell>
          <table:table-cell table:formula="of:=IF([.B3269]&gt;1;&quot;SLEEP&quot;;&quot;&quot;)">
            <text:p/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float" office:value="33.16513888" calcext:value-type="float">
            <text:p>33.16513888</text:p>
          </table:table-cell>
          <table:table-cell table:formula="of:=ROUND(([.A3270]-[.A3269])*1000000)/1000" office:value-type="float" office:value="0.094" calcext:value-type="float">
            <text:p>0.094</text:p>
          </table:table-cell>
          <table:table-cell table:formula="of:=IF([.B3270]&gt;1;&quot;SLEEP&quot;;&quot;&quot;)">
            <text:p/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float" office:value="33.16553008" calcext:value-type="float">
            <text:p>33.16553008</text:p>
          </table:table-cell>
          <table:table-cell table:formula="of:=ROUND(([.A3271]-[.A3270])*1000000)/1000" office:value-type="float" office:value="0.391" calcext:value-type="float">
            <text:p>0.391</text:p>
          </table:table-cell>
          <table:table-cell table:formula="of:=IF([.B3271]&gt;1;&quot;SLEEP&quot;;&quot;&quot;)">
            <text:p/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33.165624" calcext:value-type="float">
            <text:p>33.165624</text:p>
          </table:table-cell>
          <table:table-cell table:formula="of:=ROUND(([.A3272]-[.A3271])*1000000)/1000" office:value-type="float" office:value="0.094" calcext:value-type="float">
            <text:p>0.094</text:p>
          </table:table-cell>
          <table:table-cell table:formula="of:=IF([.B3272]&gt;1;&quot;SLEEP&quot;;&quot;&quot;)">
            <text:p/>
          </table:table-cell>
          <table:table-cell office:value-type="string" calcext:value-type="string">
            <text:p>0x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23T10:05:11.286679191</dc:date>
    <meta:editing-duration>PT34M25S</meta:editing-duration>
    <meta:editing-cycles>2</meta:editing-cycles>
    <meta:generator>LibreOffice/6.4.3.2$Linux_X86_64 LibreOffice_project/40$Build-2</meta:generator>
    <meta:document-statistic meta:table-count="1" meta:cell-count="13085" meta:object-count="0"/>
  </office:meta>
</office:document-meta>
</file>